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4516in"/>
    </style:style>
    <style:style style:name="co3" style:family="table-column">
      <style:table-column-properties fo:break-before="auto" style:column-width="3.46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visibility="collapse" table:number-columns-repeated="7" table:default-cell-style-name="Default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82c4a2b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6000000h</text:p>
          </table:table-cell>
          <table:table-cell office:value-type="string">
            <text:p><text:s text:c="8"/>82c4bc50 82 28 49 a8 <text:s text:c="4"/>addr <text:s text:c="6"/>s_D:\dat\version\cmn_version.bin_822849a8 <text:s text:c="12"/></text:p>
          </table:table-cell>
          <table:table-cell office:value-type="string">
            <text:p><text:s/>"D:\\dat\\version\\cmn_version.bin"</text:p>
          </table:table-cell>
        </table:table-row>
        <table:table-row table:style-name="ro1">
          <table:table-cell/>
          <table:table-cell office:value-type="string">
            <text:p>82c4a2b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6000001h</text:p>
          </table:table-cell>
          <table:table-cell office:value-type="string">
            <text:p><text:s text:c="8"/>82c4bc54 82 28 49 94 <text:s text:c="4"/>addr <text:s text:c="6"/>s_D:\bin\comon.mot_82284994 <text:s text:c="26"/></text:p>
          </table:table-cell>
          <table:table-cell office:value-type="string">
            <text:p><text:s/>"D:\\bin\\comon.mot"</text:p>
          </table:table-cell>
        </table:table-row>
        <table:table-row table:style-name="ro1">
          <table:table-cell/>
          <table:table-cell office:value-type="string">
            <text:p>82c4a2b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6000002h</text:p>
          </table:table-cell>
          <table:table-cell office:value-type="string">
            <text:p><text:s text:c="8"/>82c4bc58 82 28 49 78 <text:s text:c="4"/>addr <text:s text:c="6"/>s_D:\dat\efc\efc0\efc0.tpr_82284978 <text:s text:c="18"/></text:p>
          </table:table-cell>
          <table:table-cell office:value-type="string">
            <text:p><text:s/>"D:\\dat\\efc\\efc0\\efc0.tpr"</text:p>
          </table:table-cell>
        </table:table-row>
        <table:table-row table:style-name="ro1">
          <table:table-cell/>
          <table:table-cell office:value-type="string">
            <text:p>82c4a2b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6000003h</text:p>
          </table:table-cell>
          <table:table-cell office:value-type="string">
            <text:p><text:s text:c="8"/>82c4bc5c 82 28 49 5c <text:s text:c="4"/>addr <text:s text:c="6"/>s_D:\dat\light\rtmlight.bin_8228495c <text:s text:c="17"/></text:p>
          </table:table-cell>
          <table:table-cell office:value-type="string">
            <text:p><text:s/>"D:\\dat\\light\\rtmlight.bin"</text:p>
          </table:table-cell>
        </table:table-row>
        <table:table-row table:style-name="ro1">
          <table:table-cell/>
          <table:table-cell office:value-type="string">
            <text:p>82c4a2c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6000004h</text:p>
          </table:table-cell>
          <table:table-cell office:value-type="string">
            <text:p><text:s text:c="8"/>82c4bc60 82 28 49 40 <text:s text:c="4"/>addr <text:s text:c="6"/>s_D:\dat\watch\rtmwatch.bin_82284940 <text:s text:c="17"/></text:p>
          </table:table-cell>
          <table:table-cell office:value-type="string">
            <text:p><text:s/>"D:\\dat\\watch\\rtmwatch.bin"</text:p>
          </table:table-cell>
        </table:table-row>
        <table:table-row table:style-name="ro1">
          <table:table-cell/>
          <table:table-cell office:value-type="string">
            <text:p>82c4a2c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6000005h</text:p>
          </table:table-cell>
          <table:table-cell office:value-type="string">
            <text:p><text:s text:c="8"/>82c4bc64 82 28 49 20 <text:s text:c="4"/>addr <text:s text:c="6"/>s_D:\dat\version\cam_version.bin_82284920 <text:s text:c="12"/></text:p>
          </table:table-cell>
          <table:table-cell office:value-type="string">
            <text:p><text:s/>"D:\\dat\\version\\cam_version.bin"</text:p>
          </table:table-cell>
        </table:table-row>
        <table:table-row table:style-name="ro1">
          <table:table-cell/>
          <table:table-cell office:value-type="string">
            <text:p>82c4a2c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000006h</text:p>
          </table:table-cell>
          <table:table-cell office:value-type="string">
            <text:p><text:s text:c="8"/>82c4bc68 82 28 49 04 <text:s text:c="4"/>addr <text:s text:c="6"/>s_D:\dat\camera\cam_raw.bin_82284904 <text:s text:c="17"/></text:p>
          </table:table-cell>
          <table:table-cell office:value-type="string">
            <text:p><text:s/>"D:\\dat\\camera\\cam_raw.bin"</text:p>
          </table:table-cell>
        </table:table-row>
        <table:table-row table:style-name="ro1">
          <table:table-cell/>
          <table:table-cell office:value-type="string">
            <text:p>82c4a2cc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7000000h</text:p>
          </table:table-cell>
          <table:table-cell office:value-type="string">
            <text:p><text:s text:c="8"/>82c4bc6c 82 28 48 e4 <text:s text:c="4"/>addr <text:s text:c="6"/>s_D:\dat\version\mot_version.bin_822848e4 <text:s text:c="12"/></text:p>
          </table:table-cell>
          <table:table-cell office:value-type="string">
            <text:p><text:s/>"D:\\dat\\version\\mot_version.bin"</text:p>
          </table:table-cell>
        </table:table-row>
        <table:table-row table:style-name="ro1">
          <table:table-cell/>
          <table:table-cell office:value-type="string">
            <text:p>82c4a2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7000001h</text:p>
          </table:table-cell>
          <table:table-cell office:value-type="string">
            <text:p><text:s text:c="8"/>82c4bc70 82 28 48 d4 <text:s text:c="4"/>addr <text:s text:c="6"/>s_D:\bin\zack.mot_822848d4 <text:s text:c="27"/></text:p>
          </table:table-cell>
          <table:table-cell office:value-type="string">
            <text:p><text:s/>"D:\\bin\\zack.mot"</text:p>
          </table:table-cell>
        </table:table-row>
        <table:table-row table:style-name="ro1">
          <table:table-cell/>
          <table:table-cell office:value-type="string">
            <text:p>82c4a2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7000002h</text:p>
          </table:table-cell>
          <table:table-cell office:value-type="string">
            <text:p><text:s text:c="8"/>82c4bc74 82 28 48 c0 <text:s text:c="4"/>addr <text:s text:c="6"/>s_D:\bin\m_zack.mot_822848c0 <text:s text:c="25"/></text:p>
          </table:table-cell>
          <table:table-cell office:value-type="string">
            <text:p><text:s/>"D:\\bin\\m_zack.mot"</text:p>
          </table:table-cell>
        </table:table-row>
        <table:table-row table:style-name="ro1">
          <table:table-cell/>
          <table:table-cell office:value-type="string">
            <text:p>82c4a2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7000003h</text:p>
          </table:table-cell>
          <table:table-cell office:value-type="string">
            <text:p><text:s text:c="8"/>82c4bc78 82 28 48 ac <text:s text:c="4"/>addr <text:s text:c="6"/>s_D:\bin\c_zack.mot_822848ac <text:s text:c="25"/></text:p>
          </table:table-cell>
          <table:table-cell office:value-type="string">
            <text:p><text:s/>"D:\\bin\\c_zack.mot"</text:p>
          </table:table-cell>
        </table:table-row>
        <table:table-row table:style-name="ro1">
          <table:table-cell/>
          <table:table-cell office:value-type="string">
            <text:p>82c4a2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7000004h</text:p>
          </table:table-cell>
          <table:table-cell office:value-type="string">
            <text:p><text:s text:c="8"/>82c4bc7c 82 28 48 9c <text:s text:c="4"/>addr <text:s text:c="6"/>s_D:\bin\tina.mot_8228489c <text:s text:c="27"/></text:p>
          </table:table-cell>
          <table:table-cell office:value-type="string">
            <text:p><text:s/>"D:\\bin\\tina.mot"</text:p>
          </table:table-cell>
        </table:table-row>
        <table:table-row table:style-name="ro1">
          <table:table-cell/>
          <table:table-cell office:value-type="string">
            <text:p>82c4a2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7000005h</text:p>
          </table:table-cell>
          <table:table-cell office:value-type="string">
            <text:p><text:s text:c="8"/>82c4bc80 82 28 48 88 <text:s text:c="4"/>addr <text:s text:c="6"/>s_D:\bin\m_tina.mot_82284888 <text:s text:c="25"/></text:p>
          </table:table-cell>
          <table:table-cell office:value-type="string">
            <text:p><text:s/>"D:\\bin\\m_tina.mot"</text:p>
          </table:table-cell>
        </table:table-row>
        <table:table-row table:style-name="ro1">
          <table:table-cell/>
          <table:table-cell office:value-type="string">
            <text:p>82c4a2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7000006h</text:p>
          </table:table-cell>
          <table:table-cell office:value-type="string">
            <text:p><text:s text:c="8"/>82c4bc84 82 28 48 74 <text:s text:c="4"/>addr <text:s text:c="6"/>s_D:\bin\c_tina.mot_82284874 <text:s text:c="25"/></text:p>
          </table:table-cell>
          <table:table-cell office:value-type="string">
            <text:p><text:s/>"D:\\bin\\c_tina.mot"</text:p>
          </table:table-cell>
        </table:table-row>
        <table:table-row table:style-name="ro1">
          <table:table-cell/>
          <table:table-cell office:value-type="string">
            <text:p>82c4a2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000007h</text:p>
          </table:table-cell>
          <table:table-cell office:value-type="string">
            <text:p><text:s text:c="8"/>82c4bc88 82 28 48 60 <text:s text:c="4"/>addr <text:s text:c="6"/>s_D:\bin\janlee.mot_82284860 <text:s text:c="25"/></text:p>
          </table:table-cell>
          <table:table-cell office:value-type="string">
            <text:p><text:s/>"D:\\bin\\janlee.mot"</text:p>
          </table:table-cell>
        </table:table-row>
        <table:table-row table:style-name="ro1">
          <table:table-cell/>
          <table:table-cell office:value-type="string">
            <text:p>82c4a2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7000008h</text:p>
          </table:table-cell>
          <table:table-cell office:value-type="string">
            <text:p><text:s text:c="8"/>82c4bc8c 82 28 48 4c <text:s text:c="4"/>addr <text:s text:c="6"/>s_D:\bin\m_janlee.mot_8228484c <text:s text:c="23"/></text:p>
          </table:table-cell>
          <table:table-cell office:value-type="string">
            <text:p><text:s/>"D:\\bin\\m_janlee.mot"</text:p>
          </table:table-cell>
        </table:table-row>
        <table:table-row table:style-name="ro1">
          <table:table-cell/>
          <table:table-cell office:value-type="string">
            <text:p>82c4a2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7000009h</text:p>
          </table:table-cell>
          <table:table-cell office:value-type="string">
            <text:p><text:s text:c="8"/>82c4bc90 82 28 48 38 <text:s text:c="4"/>addr <text:s text:c="6"/>s_D:\bin\c_janlee.mot_82284838 <text:s text:c="23"/></text:p>
          </table:table-cell>
          <table:table-cell office:value-type="string">
            <text:p><text:s/>"D:\\bin\\c_janlee.mot"</text:p>
          </table:table-cell>
        </table:table-row>
        <table:table-row table:style-name="ro1">
          <table:table-cell/>
          <table:table-cell office:value-type="string">
            <text:p>82c4a2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700000Ah</text:p>
          </table:table-cell>
          <table:table-cell office:value-type="string">
            <text:p><text:s text:c="8"/>82c4bc94 82 28 48 24 <text:s text:c="4"/>addr <text:s text:c="6"/>s_D:\bin\karate.mot_82284824 <text:s text:c="25"/></text:p>
          </table:table-cell>
          <table:table-cell office:value-type="string">
            <text:p><text:s/>"D:\\bin\\karate.mot"</text:p>
          </table:table-cell>
        </table:table-row>
        <table:table-row table:style-name="ro1">
          <table:table-cell/>
          <table:table-cell office:value-type="string">
            <text:p>82c4a2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700000Bh</text:p>
          </table:table-cell>
          <table:table-cell office:value-type="string">
            <text:p><text:s text:c="8"/>82c4bc98 82 28 48 10 <text:s text:c="4"/>addr <text:s text:c="6"/>s_D:\bin\m_karate.mot_82284810 <text:s text:c="23"/></text:p>
          </table:table-cell>
          <table:table-cell office:value-type="string">
            <text:p><text:s/>"D:\\bin\\m_karate.mot"</text:p>
          </table:table-cell>
        </table:table-row>
        <table:table-row table:style-name="ro1">
          <table:table-cell/>
          <table:table-cell office:value-type="string">
            <text:p>82c4a2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700000Ch</text:p>
          </table:table-cell>
          <table:table-cell office:value-type="string">
            <text:p><text:s text:c="8"/>82c4bc9c 82 28 47 fc <text:s text:c="4"/>addr <text:s text:c="6"/>s_D:\bin\c_karate.mot_822847fc <text:s text:c="23"/></text:p>
          </table:table-cell>
          <table:table-cell office:value-type="string">
            <text:p><text:s/>"D:\\bin\\c_karate.mot"</text:p>
          </table:table-cell>
        </table:table-row>
        <table:table-row table:style-name="ro1">
          <table:table-cell/>
          <table:table-cell office:value-type="string">
            <text:p>82c4a3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700000Dh</text:p>
          </table:table-cell>
          <table:table-cell office:value-type="string">
            <text:p><text:s text:c="8"/>82c4bca0 82 28 47 ec <text:s text:c="4"/>addr <text:s text:c="6"/>s_D:\bin\ryu.mot_822847ec <text:s text:c="28"/></text:p>
          </table:table-cell>
          <table:table-cell office:value-type="string">
            <text:p><text:s/>"D:\\bin\\ryu.mot"</text:p>
          </table:table-cell>
        </table:table-row>
        <table:table-row table:style-name="ro1">
          <table:table-cell/>
          <table:table-cell office:value-type="string">
            <text:p>82c4a3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700000Eh</text:p>
          </table:table-cell>
          <table:table-cell office:value-type="string">
            <text:p><text:s text:c="8"/>82c4bca4 82 28 47 d8 <text:s text:c="4"/>addr <text:s text:c="6"/>s_D:\bin\m_ryu.mot_822847d8 <text:s text:c="26"/></text:p>
          </table:table-cell>
          <table:table-cell office:value-type="string">
            <text:p><text:s/>"D:\\bin\\m_ryu.mot"</text:p>
          </table:table-cell>
        </table:table-row>
        <table:table-row table:style-name="ro1">
          <table:table-cell/>
          <table:table-cell office:value-type="string">
            <text:p>82c4a3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700000Fh</text:p>
          </table:table-cell>
          <table:table-cell office:value-type="string">
            <text:p><text:s text:c="8"/>82c4bca8 82 28 47 c4 <text:s text:c="4"/>addr <text:s text:c="6"/>s_D:\bin\c_ryu.mot_822847c4 <text:s text:c="26"/></text:p>
          </table:table-cell>
          <table:table-cell office:value-type="string">
            <text:p><text:s/>"D:\\bin\\c_ryu.mot"</text:p>
          </table:table-cell>
        </table:table-row>
        <table:table-row table:style-name="ro1">
          <table:table-cell/>
          <table:table-cell office:value-type="string">
            <text:p>82c4a3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7000010h</text:p>
          </table:table-cell>
          <table:table-cell office:value-type="string">
            <text:p><text:s text:c="8"/>82c4bcac 82 28 47 b0 <text:s text:c="4"/>addr <text:s text:c="6"/>s_D:\bin\kasumi.mot_822847b0 <text:s text:c="25"/></text:p>
          </table:table-cell>
          <table:table-cell office:value-type="string">
            <text:p><text:s/>"D:\\bin\\kasumi.mot"</text:p>
          </table:table-cell>
        </table:table-row>
        <table:table-row table:style-name="ro1">
          <table:table-cell/>
          <table:table-cell office:value-type="string">
            <text:p>82c4a3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7000011h</text:p>
          </table:table-cell>
          <table:table-cell office:value-type="string">
            <text:p><text:s text:c="8"/>82c4bcb0 82 28 47 9c <text:s text:c="4"/>addr <text:s text:c="6"/>s_D:\bin\m_kasumi.mot_8228479c <text:s text:c="23"/></text:p>
          </table:table-cell>
          <table:table-cell office:value-type="string">
            <text:p><text:s/>"D:\\bin\\m_kasumi.mot"</text:p>
          </table:table-cell>
        </table:table-row>
        <table:table-row table:style-name="ro1">
          <table:table-cell/>
          <table:table-cell office:value-type="string">
            <text:p>82c4a3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7000012h</text:p>
          </table:table-cell>
          <table:table-cell office:value-type="string">
            <text:p><text:s text:c="8"/>82c4bcb4 82 28 47 88 <text:s text:c="4"/>addr <text:s text:c="6"/>s_D:\bin\c_kasumi.mot_82284788 <text:s text:c="23"/></text:p>
          </table:table-cell>
          <table:table-cell office:value-type="string">
            <text:p><text:s/>"D:\\bin\\c_kasumi.mot"</text:p>
          </table:table-cell>
        </table:table-row>
        <table:table-row table:style-name="ro1">
          <table:table-cell/>
          <table:table-cell office:value-type="string">
            <text:p>82c4a3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7000013h</text:p>
          </table:table-cell>
          <table:table-cell office:value-type="string">
            <text:p><text:s text:c="8"/>82c4bcb8 82 28 47 74 <text:s text:c="4"/>addr <text:s text:c="6"/>s_D:\bin\genfu.mot_82284774 <text:s text:c="26"/></text:p>
          </table:table-cell>
          <table:table-cell office:value-type="string">
            <text:p><text:s/>"D:\\bin\\genfu.mot"</text:p>
          </table:table-cell>
        </table:table-row>
        <table:table-row table:style-name="ro1">
          <table:table-cell/>
          <table:table-cell office:value-type="string">
            <text:p>82c4a3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7000014h</text:p>
          </table:table-cell>
          <table:table-cell office:value-type="string">
            <text:p><text:s text:c="8"/>82c4bcbc 82 28 47 60 <text:s text:c="4"/>addr <text:s text:c="6"/>s_D:\bin\m_genfu.mot_82284760 <text:s text:c="24"/></text:p>
          </table:table-cell>
          <table:table-cell office:value-type="string">
            <text:p><text:s/>"D:\\bin\\m_genfu.mot"</text:p>
          </table:table-cell>
        </table:table-row>
        <table:table-row table:style-name="ro1">
          <table:table-cell/>
          <table:table-cell office:value-type="string">
            <text:p>82c4a3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7000015h</text:p>
          </table:table-cell>
          <table:table-cell office:value-type="string">
            <text:p><text:s text:c="8"/>82c4bcc0 82 28 47 4c <text:s text:c="4"/>addr <text:s text:c="6"/>s_D:\bin\c_genfu.mot_8228474c <text:s text:c="24"/></text:p>
          </table:table-cell>
          <table:table-cell office:value-type="string">
            <text:p><text:s/>"D:\\bin\\c_genfu.mot"</text:p>
          </table:table-cell>
        </table:table-row>
        <table:table-row table:style-name="ro1">
          <table:table-cell/>
          <table:table-cell office:value-type="string">
            <text:p>82c4a3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7000016h</text:p>
          </table:table-cell>
          <table:table-cell office:value-type="string">
            <text:p><text:s text:c="8"/>82c4bcc4 82 28 47 3c <text:s text:c="4"/>addr <text:s text:c="6"/>s_D:\bin\hika.mot_8228473c <text:s text:c="27"/></text:p>
          </table:table-cell>
          <table:table-cell office:value-type="string">
            <text:p><text:s/>"D:\\bin\\hika.mot"</text:p>
          </table:table-cell>
        </table:table-row>
        <table:table-row table:style-name="ro1">
          <table:table-cell/>
          <table:table-cell office:value-type="string">
            <text:p>82c4a3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7000017h</text:p>
          </table:table-cell>
          <table:table-cell office:value-type="string">
            <text:p><text:s text:c="8"/>82c4bcc8 82 28 47 28 <text:s text:c="4"/>addr <text:s text:c="6"/>s_D:\bin\m_hika.mot_82284728 <text:s text:c="25"/></text:p>
          </table:table-cell>
          <table:table-cell office:value-type="string">
            <text:p><text:s/>"D:\\bin\\m_hika.mot"</text:p>
          </table:table-cell>
        </table:table-row>
        <table:table-row table:style-name="ro1">
          <table:table-cell/>
          <table:table-cell office:value-type="string">
            <text:p>82c4a3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7000018h</text:p>
          </table:table-cell>
          <table:table-cell office:value-type="string">
            <text:p><text:s text:c="8"/>82c4bccc 82 28 47 14 <text:s text:c="4"/>addr <text:s text:c="6"/>s_D:\bin\c_hika.mot_82284714 <text:s text:c="25"/></text:p>
          </table:table-cell>
          <table:table-cell office:value-type="string">
            <text:p><text:s/>"D:\\bin\\c_hika.mot"</text:p>
          </table:table-cell>
        </table:table-row>
        <table:table-row table:style-name="ro1">
          <table:table-cell/>
          <table:table-cell office:value-type="string">
            <text:p>82c4a3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7000019h</text:p>
          </table:table-cell>
          <table:table-cell office:value-type="string">
            <text:p><text:s text:c="8"/>82c4bcd0 82 28 47 00 <text:s text:c="4"/>addr <text:s text:c="6"/>s_D:\bin\bayman.mot_82284700 <text:s text:c="25"/></text:p>
          </table:table-cell>
          <table:table-cell office:value-type="string">
            <text:p><text:s/>"D:\\bin\\bayman.mot"</text:p>
          </table:table-cell>
        </table:table-row>
        <table:table-row table:style-name="ro1">
          <table:table-cell/>
          <table:table-cell office:value-type="string">
            <text:p>82c4a3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700001Ah</text:p>
          </table:table-cell>
          <table:table-cell office:value-type="string">
            <text:p><text:s text:c="8"/>82c4bcd4 82 28 46 ec <text:s text:c="4"/>addr <text:s text:c="6"/>s_D:\bin\m_bayman.mot_822846ec <text:s text:c="23"/></text:p>
          </table:table-cell>
          <table:table-cell office:value-type="string">
            <text:p><text:s/>"D:\\bin\\m_bayman.mot"</text:p>
          </table:table-cell>
        </table:table-row>
        <table:table-row table:style-name="ro1">
          <table:table-cell/>
          <table:table-cell office:value-type="string">
            <text:p>82c4a3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700001Bh</text:p>
          </table:table-cell>
          <table:table-cell office:value-type="string">
            <text:p><text:s text:c="8"/>82c4bcd8 82 28 46 d8 <text:s text:c="4"/>addr <text:s text:c="6"/>s_D:\bin\c_bayman.mot_822846d8 <text:s text:c="23"/></text:p>
          </table:table-cell>
          <table:table-cell office:value-type="string">
            <text:p><text:s/>"D:\\bin\\c_bayman.mot"</text:p>
          </table:table-cell>
        </table:table-row>
        <table:table-row table:style-name="ro1">
          <table:table-cell/>
          <table:table-cell office:value-type="string">
            <text:p>82c4a3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700001Ch</text:p>
          </table:table-cell>
          <table:table-cell office:value-type="string">
            <text:p><text:s text:c="8"/>82c4bcdc 82 28 46 c8 <text:s text:c="4"/>addr <text:s text:c="6"/>s_D:\bin\bass.mot_822846c8 <text:s text:c="27"/></text:p>
          </table:table-cell>
          <table:table-cell office:value-type="string">
            <text:p><text:s/>"D:\\bin\\bass.mot"</text:p>
          </table:table-cell>
        </table:table-row>
        <table:table-row table:style-name="ro1">
          <table:table-cell/>
          <table:table-cell office:value-type="string">
            <text:p>82c4a3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700001Dh</text:p>
          </table:table-cell>
          <table:table-cell office:value-type="string">
            <text:p><text:s text:c="8"/>82c4bce0 82 28 46 b4 <text:s text:c="4"/>addr <text:s text:c="6"/>s_D:\bin\m_bass.mot_822846b4 <text:s text:c="25"/></text:p>
          </table:table-cell>
          <table:table-cell office:value-type="string">
            <text:p><text:s/>"D:\\bin\\m_bass.mot"</text:p>
          </table:table-cell>
        </table:table-row>
        <table:table-row table:style-name="ro1">
          <table:table-cell/>
          <table:table-cell office:value-type="string">
            <text:p>82c4a3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700001Eh</text:p>
          </table:table-cell>
          <table:table-cell office:value-type="string">
            <text:p><text:s text:c="8"/>82c4bce4 82 28 46 a0 <text:s text:c="4"/>addr <text:s text:c="6"/>s_D:\bin\c_bass.mot_822846a0 <text:s text:c="25"/></text:p>
          </table:table-cell>
          <table:table-cell office:value-type="string">
            <text:p><text:s/>"D:\\bin\\c_bass.mot"</text:p>
          </table:table-cell>
        </table:table-row>
        <table:table-row table:style-name="ro1">
          <table:table-cell/>
          <table:table-cell office:value-type="string">
            <text:p>82c4a3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700001Fh</text:p>
          </table:table-cell>
          <table:table-cell office:value-type="string">
            <text:p><text:s text:c="8"/>82c4bce8 82 28 46 8c <text:s text:c="4"/>addr <text:s text:c="6"/>s_D:\bin\hakyo.mot_8228468c <text:s text:c="26"/></text:p>
          </table:table-cell>
          <table:table-cell office:value-type="string">
            <text:p><text:s/>"D:\\bin\\hakyo.mot"</text:p>
          </table:table-cell>
        </table:table-row>
        <table:table-row table:style-name="ro1">
          <table:table-cell/>
          <table:table-cell office:value-type="string">
            <text:p>82c4a3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7000020h</text:p>
          </table:table-cell>
          <table:table-cell office:value-type="string">
            <text:p><text:s text:c="8"/>82c4bcec 82 28 46 78 <text:s text:c="4"/>addr <text:s text:c="6"/>s_D:\bin\m_hakyo.mot_82284678 <text:s text:c="24"/></text:p>
          </table:table-cell>
          <table:table-cell office:value-type="string">
            <text:p><text:s/>"D:\\bin\\m_hakyo.mot"</text:p>
          </table:table-cell>
        </table:table-row>
        <table:table-row table:style-name="ro1">
          <table:table-cell/>
          <table:table-cell office:value-type="string">
            <text:p>82c4a3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7000021h</text:p>
          </table:table-cell>
          <table:table-cell office:value-type="string">
            <text:p><text:s text:c="8"/>82c4bcf0 82 28 46 64 <text:s text:c="4"/>addr <text:s text:c="6"/>s_D:\bin\c_hakyo.mot_82284664 <text:s text:c="24"/></text:p>
          </table:table-cell>
          <table:table-cell office:value-type="string">
            <text:p><text:s/>"D:\\bin\\c_hakyo.mot"</text:p>
          </table:table-cell>
        </table:table-row>
        <table:table-row table:style-name="ro1">
          <table:table-cell/>
          <table:table-cell office:value-type="string">
            <text:p>82c4a3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7000022h</text:p>
          </table:table-cell>
          <table:table-cell office:value-type="string">
            <text:p><text:s text:c="8"/>82c4bcf4 82 28 46 50 <text:s text:c="4"/>addr <text:s text:c="6"/>s_D:\bin\ninja.mot_82284650 <text:s text:c="26"/></text:p>
          </table:table-cell>
          <table:table-cell office:value-type="string">
            <text:p><text:s/>"D:\\bin\\ninja.mot"</text:p>
          </table:table-cell>
        </table:table-row>
        <table:table-row table:style-name="ro1">
          <table:table-cell/>
          <table:table-cell office:value-type="string">
            <text:p>82c4a3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7000023h</text:p>
          </table:table-cell>
          <table:table-cell office:value-type="string">
            <text:p><text:s text:c="8"/>82c4bcf8 82 28 46 3c <text:s text:c="4"/>addr <text:s text:c="6"/>s_D:\bin\m_ninja.mot_8228463c <text:s text:c="24"/></text:p>
          </table:table-cell>
          <table:table-cell office:value-type="string">
            <text:p><text:s/>"D:\\bin\\m_ninja.mot"</text:p>
          </table:table-cell>
        </table:table-row>
        <table:table-row table:style-name="ro1">
          <table:table-cell/>
          <table:table-cell office:value-type="string">
            <text:p>82c4a3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7000024h</text:p>
          </table:table-cell>
          <table:table-cell office:value-type="string">
            <text:p><text:s text:c="8"/>82c4bcfc 82 28 46 28 <text:s text:c="4"/>addr <text:s text:c="6"/>s_D:\bin\c_ninja.mot_82284628 <text:s text:c="24"/></text:p>
          </table:table-cell>
          <table:table-cell office:value-type="string">
            <text:p><text:s/>"D:\\bin\\c_ninja.mot"</text:p>
          </table:table-cell>
        </table:table-row>
        <table:table-row table:style-name="ro1">
          <table:table-cell/>
          <table:table-cell office:value-type="string">
            <text:p>82c4a3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7000025h</text:p>
          </table:table-cell>
          <table:table-cell office:value-type="string">
            <text:p><text:s text:c="8"/>82c4bd00 82 28 46 14 <text:s text:c="4"/>addr <text:s text:c="6"/>s_D:\bin\leifan.mot_82284614 <text:s text:c="25"/></text:p>
          </table:table-cell>
          <table:table-cell office:value-type="string">
            <text:p><text:s/>"D:\\bin\\leifan.mot"</text:p>
          </table:table-cell>
        </table:table-row>
        <table:table-row table:style-name="ro1">
          <table:table-cell/>
          <table:table-cell office:value-type="string">
            <text:p>82c4a3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7000026h</text:p>
          </table:table-cell>
          <table:table-cell office:value-type="string">
            <text:p><text:s text:c="8"/>82c4bd04 82 28 46 00 <text:s text:c="4"/>addr <text:s text:c="6"/>s_D:\bin\m_leifan.mot_82284600 <text:s text:c="23"/></text:p>
          </table:table-cell>
          <table:table-cell office:value-type="string">
            <text:p><text:s/>"D:\\bin\\m_leifan.mot"</text:p>
          </table:table-cell>
        </table:table-row>
        <table:table-row table:style-name="ro1">
          <table:table-cell/>
          <table:table-cell office:value-type="string">
            <text:p>82c4a3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7000027h</text:p>
          </table:table-cell>
          <table:table-cell office:value-type="string">
            <text:p><text:s text:c="8"/>82c4bd08 82 28 45 ec <text:s text:c="4"/>addr <text:s text:c="6"/>s_D:\bin\c_leifan.mot_822845ec <text:s text:c="23"/></text:p>
          </table:table-cell>
          <table:table-cell office:value-type="string">
            <text:p><text:s/>"D:\\bin\\c_leifan.mot"</text:p>
          </table:table-cell>
        </table:table-row>
        <table:table-row table:style-name="ro1">
          <table:table-cell/>
          <table:table-cell office:value-type="string">
            <text:p>82c4a3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7000028h</text:p>
          </table:table-cell>
          <table:table-cell office:value-type="string">
            <text:p><text:s text:c="8"/>82c4bd0c 82 28 45 d8 <text:s text:c="4"/>addr <text:s text:c="6"/>s_D:\bin\ayane.mot_822845d8 <text:s text:c="26"/></text:p>
          </table:table-cell>
          <table:table-cell office:value-type="string">
            <text:p><text:s/>"D:\\bin\\ayane.mot"</text:p>
          </table:table-cell>
        </table:table-row>
        <table:table-row table:style-name="ro1">
          <table:table-cell/>
          <table:table-cell office:value-type="string">
            <text:p>82c4a3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7000029h</text:p>
          </table:table-cell>
          <table:table-cell office:value-type="string">
            <text:p><text:s text:c="8"/>82c4bd10 82 28 45 c4 <text:s text:c="4"/>addr <text:s text:c="6"/>s_D:\bin\m_ayane.mot_822845c4 <text:s text:c="24"/></text:p>
          </table:table-cell>
          <table:table-cell office:value-type="string">
            <text:p><text:s/>"D:\\bin\\m_ayane.mot"</text:p>
          </table:table-cell>
        </table:table-row>
        <table:table-row table:style-name="ro1">
          <table:table-cell/>
          <table:table-cell office:value-type="string">
            <text:p>82c4a3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700002Ah</text:p>
          </table:table-cell>
          <table:table-cell office:value-type="string">
            <text:p><text:s text:c="8"/>82c4bd14 82 28 45 b0 <text:s text:c="4"/>addr <text:s text:c="6"/>s_D:\bin\c_ayane.mot_822845b0 <text:s text:c="24"/></text:p>
          </table:table-cell>
          <table:table-cell office:value-type="string">
            <text:p><text:s/>"D:\\bin\\c_ayane.mot"</text:p>
          </table:table-cell>
        </table:table-row>
        <table:table-row table:style-name="ro1">
          <table:table-cell/>
          <table:table-cell office:value-type="string">
            <text:p>82c4a3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700002Bh</text:p>
          </table:table-cell>
          <table:table-cell office:value-type="string">
            <text:p><text:s text:c="8"/>82c4bd18 82 28 45 a0 <text:s text:c="4"/>addr <text:s text:c="6"/>s_D:\bin\boy.mot_822845a0 <text:s text:c="28"/></text:p>
          </table:table-cell>
          <table:table-cell office:value-type="string">
            <text:p><text:s/>"D:\\bin\\boy.mot"</text:p>
          </table:table-cell>
        </table:table-row>
        <table:table-row table:style-name="ro1">
          <table:table-cell/>
          <table:table-cell office:value-type="string">
            <text:p>82c4a3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700002Ch</text:p>
          </table:table-cell>
          <table:table-cell office:value-type="string">
            <text:p><text:s text:c="8"/>82c4bd1c 82 28 45 8c <text:s text:c="4"/>addr <text:s text:c="6"/>s_D:\bin\m_boy.mot_8228458c <text:s text:c="26"/></text:p>
          </table:table-cell>
          <table:table-cell office:value-type="string">
            <text:p><text:s/>"D:\\bin\\m_boy.mot"</text:p>
          </table:table-cell>
        </table:table-row>
        <table:table-row table:style-name="ro1">
          <table:table-cell/>
          <table:table-cell office:value-type="string">
            <text:p>82c4a3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700002Dh</text:p>
          </table:table-cell>
          <table:table-cell office:value-type="string">
            <text:p><text:s text:c="8"/>82c4bd20 82 28 45 78 <text:s text:c="4"/>addr <text:s text:c="6"/>s_D:\bin\c_boy.mot_82284578 <text:s text:c="26"/></text:p>
          </table:table-cell>
          <table:table-cell office:value-type="string">
            <text:p><text:s/>"D:\\bin\\c_boy.mot"</text:p>
          </table:table-cell>
        </table:table-row>
        <table:table-row table:style-name="ro1">
          <table:table-cell/>
          <table:table-cell office:value-type="string">
            <text:p>82c4a3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700002Eh</text:p>
          </table:table-cell>
          <table:table-cell office:value-type="string">
            <text:p><text:s text:c="8"/>82c4bd24 82 28 45 68 <text:s text:c="4"/>addr <text:s text:c="6"/>s_D:\bin\lisa.mot_82284568 <text:s text:c="27"/></text:p>
          </table:table-cell>
          <table:table-cell office:value-type="string">
            <text:p><text:s/>"D:\\bin\\lisa.mot"</text:p>
          </table:table-cell>
        </table:table-row>
        <table:table-row table:style-name="ro1">
          <table:table-cell/>
          <table:table-cell office:value-type="string">
            <text:p>82c4a3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700002Fh</text:p>
          </table:table-cell>
          <table:table-cell office:value-type="string">
            <text:p><text:s text:c="8"/>82c4bd28 82 28 45 54 <text:s text:c="4"/>addr <text:s text:c="6"/>s_D:\bin\m_lisa.mot_82284554 <text:s text:c="25"/></text:p>
          </table:table-cell>
          <table:table-cell office:value-type="string">
            <text:p><text:s/>"D:\\bin\\m_lisa.mot"</text:p>
          </table:table-cell>
        </table:table-row>
        <table:table-row table:style-name="ro1">
          <table:table-cell/>
          <table:table-cell office:value-type="string">
            <text:p>82c4a3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7000030h</text:p>
          </table:table-cell>
          <table:table-cell office:value-type="string">
            <text:p><text:s text:c="8"/>82c4bd2c 82 28 45 40 <text:s text:c="4"/>addr <text:s text:c="6"/>s_D:\bin\c_lisa.mot_82284540 <text:s text:c="25"/></text:p>
          </table:table-cell>
          <table:table-cell office:value-type="string">
            <text:p><text:s/>"D:\\bin\\c_lisa.mot"</text:p>
          </table:table-cell>
        </table:table-row>
        <table:table-row table:style-name="ro1">
          <table:table-cell/>
          <table:table-cell office:value-type="string">
            <text:p>82c4a3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7000031h</text:p>
          </table:table-cell>
          <table:table-cell office:value-type="string">
            <text:p><text:s text:c="8"/>82c4bd30 82 28 45 2c <text:s text:c="4"/>addr <text:s text:c="6"/>s_D:\bin\alpha.mot_8228452c <text:s text:c="26"/></text:p>
          </table:table-cell>
          <table:table-cell office:value-type="string">
            <text:p><text:s/>"D:\\bin\\alpha.mot"</text:p>
          </table:table-cell>
        </table:table-row>
        <table:table-row table:style-name="ro1">
          <table:table-cell/>
          <table:table-cell office:value-type="string">
            <text:p>82c4a3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7000032h</text:p>
          </table:table-cell>
          <table:table-cell office:value-type="string">
            <text:p><text:s text:c="8"/>82c4bd34 82 28 45 18 <text:s text:c="4"/>addr <text:s text:c="6"/>s_D:\bin\m_alpha.mot_82284518 <text:s text:c="24"/></text:p>
          </table:table-cell>
          <table:table-cell office:value-type="string">
            <text:p><text:s/>"D:\\bin\\m_alpha.mot"</text:p>
          </table:table-cell>
        </table:table-row>
        <table:table-row table:style-name="ro1">
          <table:table-cell/>
          <table:table-cell office:value-type="string">
            <text:p>82c4a3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7000033h</text:p>
          </table:table-cell>
          <table:table-cell office:value-type="string">
            <text:p><text:s text:c="8"/>82c4bd38 82 28 45 04 <text:s text:c="4"/>addr <text:s text:c="6"/>s_D:\bin\c_alpha.mot_82284504 <text:s text:c="24"/></text:p>
          </table:table-cell>
          <table:table-cell office:value-type="string">
            <text:p><text:s/>"D:\\bin\\c_alpha.mot"</text:p>
          </table:table-cell>
        </table:table-row>
        <table:table-row table:style-name="ro1">
          <table:table-cell/>
          <table:table-cell office:value-type="string">
            <text:p>82c4a3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7000034h</text:p>
          </table:table-cell>
          <table:table-cell office:value-type="string">
            <text:p><text:s text:c="8"/>82c4bd3c 82 28 44 f0 <text:s text:c="4"/>addr <text:s text:c="6"/>s_D:\bin\tengu.mot_822844f0 <text:s text:c="26"/></text:p>
          </table:table-cell>
          <table:table-cell office:value-type="string">
            <text:p><text:s/>"D:\\bin\\tengu.mot"</text:p>
          </table:table-cell>
        </table:table-row>
        <table:table-row table:style-name="ro1">
          <table:table-cell/>
          <table:table-cell office:value-type="string">
            <text:p>82c4a3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7000035h</text:p>
          </table:table-cell>
          <table:table-cell office:value-type="string">
            <text:p><text:s text:c="8"/>82c4bd40 82 28 44 dc <text:s text:c="4"/>addr <text:s text:c="6"/>s_D:\bin\m_tengu.mot_822844dc <text:s text:c="24"/></text:p>
          </table:table-cell>
          <table:table-cell office:value-type="string">
            <text:p><text:s/>"D:\\bin\\m_tengu.mot"</text:p>
          </table:table-cell>
        </table:table-row>
        <table:table-row table:style-name="ro1">
          <table:table-cell/>
          <table:table-cell office:value-type="string">
            <text:p>82c4a3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7000036h</text:p>
          </table:table-cell>
          <table:table-cell office:value-type="string">
            <text:p><text:s text:c="8"/>82c4bd44 82 28 44 c8 <text:s text:c="4"/>addr <text:s text:c="6"/>s_D:\bin\c_tengu.mot_822844c8 <text:s text:c="24"/></text:p>
          </table:table-cell>
          <table:table-cell office:value-type="string">
            <text:p><text:s/>"D:\\bin\\c_tengu.mot"</text:p>
          </table:table-cell>
        </table:table-row>
        <table:table-row table:style-name="ro1">
          <table:table-cell/>
          <table:table-cell office:value-type="string">
            <text:p>82c4a3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7000037h</text:p>
          </table:table-cell>
          <table:table-cell office:value-type="string">
            <text:p><text:s text:c="8"/>82c4bd48 82 28 44 b4 <text:s text:c="4"/>addr <text:s text:c="6"/>s_D:\bin\spartan.mot_822844b4 <text:s text:c="24"/></text:p>
          </table:table-cell>
          <table:table-cell office:value-type="string">
            <text:p><text:s/>"D:\\bin\\spartan.mot"</text:p>
          </table:table-cell>
        </table:table-row>
        <table:table-row table:style-name="ro1">
          <table:table-cell/>
          <table:table-cell office:value-type="string">
            <text:p>82c4a3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7000038h</text:p>
          </table:table-cell>
          <table:table-cell office:value-type="string">
            <text:p><text:s text:c="8"/>82c4bd4c 82 28 44 9c <text:s text:c="4"/>addr <text:s text:c="6"/>s_D:\bin\m_spartan.mot_8228449c <text:s text:c="22"/></text:p>
          </table:table-cell>
          <table:table-cell office:value-type="string">
            <text:p><text:s/>"D:\\bin\\m_spartan.mot"</text:p>
          </table:table-cell>
        </table:table-row>
        <table:table-row table:style-name="ro1">
          <table:table-cell/>
          <table:table-cell office:value-type="string">
            <text:p>82c4a3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7000039h</text:p>
          </table:table-cell>
          <table:table-cell office:value-type="string">
            <text:p><text:s text:c="8"/>82c4bd50 82 28 44 84 <text:s text:c="4"/>addr <text:s text:c="6"/>s_D:\bin\c_spartan.mot_82284484 <text:s text:c="22"/></text:p>
          </table:table-cell>
          <table:table-cell office:value-type="string">
            <text:p><text:s/>"D:\\bin\\c_spartan.mot"</text:p>
          </table:table-cell>
        </table:table-row>
        <table:table-row table:style-name="ro1">
          <table:table-cell/>
          <table:table-cell office:value-type="string">
            <text:p>82c4a3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700003Ah</text:p>
          </table:table-cell>
          <table:table-cell office:value-type="string">
            <text:p><text:s text:c="8"/>82c4bd54 82 28 44 70 <text:s text:c="4"/>addr <text:s text:c="6"/>s_D:\bin\suiken.mot_82284470 <text:s text:c="25"/></text:p>
          </table:table-cell>
          <table:table-cell office:value-type="string">
            <text:p><text:s/>"D:\\bin\\suiken.mot"</text:p>
          </table:table-cell>
        </table:table-row>
        <table:table-row table:style-name="ro1">
          <table:table-cell/>
          <table:table-cell office:value-type="string">
            <text:p>82c4a3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700003Bh</text:p>
          </table:table-cell>
          <table:table-cell office:value-type="string">
            <text:p><text:s text:c="8"/>82c4bd58 82 28 44 5c <text:s text:c="4"/>addr <text:s text:c="6"/>s_D:\bin\m_suiken.mot_8228445c <text:s text:c="23"/></text:p>
          </table:table-cell>
          <table:table-cell office:value-type="string">
            <text:p><text:s/>"D:\\bin\\m_suiken.mot"</text:p>
          </table:table-cell>
        </table:table-row>
        <table:table-row table:style-name="ro1">
          <table:table-cell/>
          <table:table-cell office:value-type="string">
            <text:p>82c4a3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700003Ch</text:p>
          </table:table-cell>
          <table:table-cell office:value-type="string">
            <text:p><text:s text:c="8"/>82c4bd5c 82 28 44 48 <text:s text:c="4"/>addr <text:s text:c="6"/>s_D:\bin\c_suiken.mot_82284448 <text:s text:c="23"/></text:p>
          </table:table-cell>
          <table:table-cell office:value-type="string">
            <text:p><text:s/>"D:\\bin\\c_suiken.mot"</text:p>
          </table:table-cell>
        </table:table-row>
        <table:table-row table:style-name="ro1">
          <table:table-cell/>
          <table:table-cell office:value-type="string">
            <text:p>82c4a3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700003Dh</text:p>
          </table:table-cell>
          <table:table-cell office:value-type="string">
            <text:p><text:s text:c="8"/>82c4bd60 82 28 44 34 <text:s text:c="4"/>addr <text:s text:c="6"/>s_D:\bin\gokei.mot_82284434 <text:s text:c="26"/></text:p>
          </table:table-cell>
          <table:table-cell office:value-type="string">
            <text:p><text:s/>"D:\\bin\\gokei.mot"</text:p>
          </table:table-cell>
        </table:table-row>
        <table:table-row table:style-name="ro1">
          <table:table-cell/>
          <table:table-cell office:value-type="string">
            <text:p>82c4a3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700003Eh</text:p>
          </table:table-cell>
          <table:table-cell office:value-type="string">
            <text:p><text:s text:c="8"/>82c4bd64 82 28 44 20 <text:s text:c="4"/>addr <text:s text:c="6"/>s_D:\bin\m_gokei.mot_82284420 <text:s text:c="24"/></text:p>
          </table:table-cell>
          <table:table-cell office:value-type="string">
            <text:p><text:s/>"D:\\bin\\m_gokei.mot"</text:p>
          </table:table-cell>
        </table:table-row>
        <table:table-row table:style-name="ro1">
          <table:table-cell/>
          <table:table-cell office:value-type="string">
            <text:p>82c4a3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700003Fh</text:p>
          </table:table-cell>
          <table:table-cell office:value-type="string">
            <text:p><text:s text:c="8"/>82c4bd68 82 28 44 0c <text:s text:c="4"/>addr <text:s text:c="6"/>s_D:\bin\c_gokei.mot_8228440c <text:s text:c="24"/></text:p>
          </table:table-cell>
          <table:table-cell office:value-type="string">
            <text:p><text:s/>"D:\\bin\\c_gokei.mot"</text:p>
          </table:table-cell>
        </table:table-row>
        <table:table-row table:style-name="ro1">
          <table:table-cell/>
          <table:table-cell office:value-type="string">
            <text:p>82c4a3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7000040h</text:p>
          </table:table-cell>
          <table:table-cell office:value-type="string">
            <text:p><text:s text:c="8"/>82c4bd6c 82 28 43 f8 <text:s text:c="4"/>addr <text:s text:c="6"/>s_D:\bin\koryu.mot_822843f8 <text:s text:c="26"/></text:p>
          </table:table-cell>
          <table:table-cell office:value-type="string">
            <text:p><text:s/>"D:\\bin\\koryu.mot"</text:p>
          </table:table-cell>
        </table:table-row>
        <table:table-row table:style-name="ro1">
          <table:table-cell/>
          <table:table-cell office:value-type="string">
            <text:p>82c4a3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7000041h</text:p>
          </table:table-cell>
          <table:table-cell office:value-type="string">
            <text:p><text:s text:c="8"/>82c4bd70 82 28 43 e4 <text:s text:c="4"/>addr <text:s text:c="6"/>s_D:\bin\m_koryu.mot_822843e4 <text:s text:c="24"/></text:p>
          </table:table-cell>
          <table:table-cell office:value-type="string">
            <text:p><text:s/>"D:\\bin\\m_koryu.mot"</text:p>
          </table:table-cell>
        </table:table-row>
        <table:table-row table:style-name="ro1">
          <table:table-cell/>
          <table:table-cell office:value-type="string">
            <text:p>82c4a3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7000042h</text:p>
          </table:table-cell>
          <table:table-cell office:value-type="string">
            <text:p><text:s text:c="8"/>82c4bd74 82 28 43 d0 <text:s text:c="4"/>addr <text:s text:c="6"/>s_D:\bin\c_koryu.mot_822843d0 <text:s text:c="24"/></text:p>
          </table:table-cell>
          <table:table-cell office:value-type="string">
            <text:p><text:s/>"D:\\bin\\c_koryu.mot"</text:p>
          </table:table-cell>
        </table:table-row>
        <table:table-row table:style-name="ro1">
          <table:table-cell/>
          <table:table-cell office:value-type="string">
            <text:p>82c4a3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7000043h</text:p>
          </table:table-cell>
          <table:table-cell office:value-type="string">
            <text:p><text:s text:c="8"/>82c4bd78 82 28 47 b0 <text:s text:c="4"/>addr <text:s text:c="6"/>s_D:\bin\kasumi.mot_822847b0 <text:s text:c="25"/></text:p>
          </table:table-cell>
          <table:table-cell office:value-type="string">
            <text:p><text:s/>"D:\\bin\\kasumi.mot"</text:p>
          </table:table-cell>
        </table:table-row>
        <table:table-row table:style-name="ro1">
          <table:table-cell/>
          <table:table-cell office:value-type="string">
            <text:p>82c4a3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7000044h</text:p>
          </table:table-cell>
          <table:table-cell office:value-type="string">
            <text:p><text:s text:c="8"/>82c4bd7c 82 28 43 bc <text:s text:c="4"/>addr <text:s text:c="6"/>s_D:\bin\m_rtm.mot_822843bc <text:s text:c="26"/></text:p>
          </table:table-cell>
          <table:table-cell office:value-type="string">
            <text:p><text:s/>"D:\\bin\\m_rtm.mot"</text:p>
          </table:table-cell>
        </table:table-row>
        <table:table-row table:style-name="ro1">
          <table:table-cell/>
          <table:table-cell office:value-type="string">
            <text:p>82c4a3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7000045h</text:p>
          </table:table-cell>
          <table:table-cell office:value-type="string">
            <text:p><text:s text:c="8"/>82c4bd80 82 28 47 88 <text:s text:c="4"/>addr <text:s text:c="6"/>s_D:\bin\c_kasumi.mot_82284788 <text:s text:c="23"/></text:p>
          </table:table-cell>
          <table:table-cell office:value-type="string">
            <text:p><text:s/>"D:\\bin\\c_kasumi.mot"</text:p>
          </table:table-cell>
        </table:table-row>
        <table:table-row table:style-name="ro1">
          <table:table-cell/>
          <table:table-cell office:value-type="string">
            <text:p>82c4a3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7000046h</text:p>
          </table:table-cell>
          <table:table-cell office:value-type="string">
            <text:p><text:s text:c="8"/>82c4bd84 82 28 43 a8 <text:s text:c="4"/>addr <text:s text:c="6"/>s_D:\bin\sambo.mot_822843a8 <text:s text:c="26"/></text:p>
          </table:table-cell>
          <table:table-cell office:value-type="string">
            <text:p><text:s/>"D:\\bin\\sambo.mot"</text:p>
          </table:table-cell>
        </table:table-row>
        <table:table-row table:style-name="ro1">
          <table:table-cell/>
          <table:table-cell office:value-type="string">
            <text:p>82c4a3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7000047h</text:p>
          </table:table-cell>
          <table:table-cell office:value-type="string">
            <text:p><text:s text:c="8"/>82c4bd88 82 28 43 94 <text:s text:c="4"/>addr <text:s text:c="6"/>s_D:\bin\m_sambo.mot_82284394 <text:s text:c="24"/></text:p>
          </table:table-cell>
          <table:table-cell office:value-type="string">
            <text:p><text:s/>"D:\\bin\\m_sambo.mot"</text:p>
          </table:table-cell>
        </table:table-row>
        <table:table-row table:style-name="ro1">
          <table:table-cell/>
          <table:table-cell office:value-type="string">
            <text:p>82c4a3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7000048h</text:p>
          </table:table-cell>
          <table:table-cell office:value-type="string">
            <text:p><text:s text:c="8"/>82c4bd8c 82 28 43 80 <text:s text:c="4"/>addr <text:s text:c="6"/>s_D:\bin\c_sambo.mot_82284380 <text:s text:c="24"/></text:p>
          </table:table-cell>
          <table:table-cell office:value-type="string">
            <text:p><text:s/>"D:\\bin\\c_sambo.mot"</text:p>
          </table:table-cell>
        </table:table-row>
        <table:table-row table:style-name="ro1">
          <table:table-cell/>
          <table:table-cell office:value-type="string">
            <text:p>82c4a3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7000049h</text:p>
          </table:table-cell>
          <table:table-cell office:value-type="string">
            <text:p><text:s text:c="8"/>82c4bd90 82 28 43 6c <text:s text:c="4"/>addr <text:s text:c="6"/>s_D:\bin\t_al_ks.mot_8228436c <text:s text:c="24"/></text:p>
          </table:table-cell>
          <table:table-cell office:value-type="string">
            <text:p><text:s/>"D:\\bin\\t_al_ks.mot"</text:p>
          </table:table-cell>
        </table:table-row>
        <table:table-row table:style-name="ro1">
          <table:table-cell/>
          <table:table-cell office:value-type="string">
            <text:p>82c4a3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700004Ah</text:p>
          </table:table-cell>
          <table:table-cell office:value-type="string">
            <text:p><text:s text:c="8"/>82c4bd94 82 28 43 58 <text:s text:c="4"/>addr <text:s text:c="6"/>s_D:\bin\t_ay_km.mot_82284358 <text:s text:c="24"/></text:p>
          </table:table-cell>
          <table:table-cell office:value-type="string">
            <text:p><text:s/>"D:\\bin\\t_ay_km.mot"</text:p>
          </table:table-cell>
        </table:table-row>
        <table:table-row table:style-name="ro1">
          <table:table-cell/>
          <table:table-cell office:value-type="string">
            <text:p>82c4a3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700004Bh</text:p>
          </table:table-cell>
          <table:table-cell office:value-type="string">
            <text:p><text:s text:c="8"/>82c4bd98 82 28 43 44 <text:s text:c="4"/>addr <text:s text:c="6"/>s_D:\bin\t_ay_ks.mot_82284344 <text:s text:c="24"/></text:p>
          </table:table-cell>
          <table:table-cell office:value-type="string">
            <text:p><text:s/>"D:\\bin\\t_ay_ks.mot"</text:p>
          </table:table-cell>
        </table:table-row>
        <table:table-row table:style-name="ro1">
          <table:table-cell/>
          <table:table-cell office:value-type="string">
            <text:p>82c4a3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700004Ch</text:p>
          </table:table-cell>
          <table:table-cell office:value-type="string">
            <text:p><text:s text:c="8"/>82c4bd9c 82 28 43 30 <text:s text:c="4"/>addr <text:s text:c="6"/>s_D:\bin\t_ay_kt.mot_82284330 <text:s text:c="24"/></text:p>
          </table:table-cell>
          <table:table-cell office:value-type="string">
            <text:p><text:s/>"D:\\bin\\t_ay_kt.mot"</text:p>
          </table:table-cell>
        </table:table-row>
        <table:table-row table:style-name="ro1">
          <table:table-cell/>
          <table:table-cell office:value-type="string">
            <text:p>82c4a4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700004Dh</text:p>
          </table:table-cell>
          <table:table-cell office:value-type="string">
            <text:p><text:s text:c="8"/>82c4bda0 82 28 43 1c <text:s text:c="4"/>addr <text:s text:c="6"/>s_D:\bin\t_ay_lu.mot_8228431c <text:s text:c="24"/></text:p>
          </table:table-cell>
          <table:table-cell office:value-type="string">
            <text:p><text:s/>"D:\\bin\\t_ay_lu.mot"</text:p>
          </table:table-cell>
        </table:table-row>
        <table:table-row table:style-name="ro1">
          <table:table-cell/>
          <table:table-cell office:value-type="string">
            <text:p>82c4a4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700004Eh</text:p>
          </table:table-cell>
          <table:table-cell office:value-type="string">
            <text:p><text:s text:c="8"/>82c4bda4 82 28 43 08 <text:s text:c="4"/>addr <text:s text:c="6"/>s_D:\bin\t_ay_ni.mot_82284308 <text:s text:c="24"/></text:p>
          </table:table-cell>
          <table:table-cell office:value-type="string">
            <text:p><text:s/>"D:\\bin\\t_ay_ni.mot"</text:p>
          </table:table-cell>
        </table:table-row>
        <table:table-row table:style-name="ro1">
          <table:table-cell/>
          <table:table-cell office:value-type="string">
            <text:p>82c4a4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700004Fh</text:p>
          </table:table-cell>
          <table:table-cell office:value-type="string">
            <text:p><text:s text:c="8"/>82c4bda8 82 28 42 f4 <text:s text:c="4"/>addr <text:s text:c="6"/>s_D:\bin\t_ba_ay.mot_822842f4 <text:s text:c="24"/></text:p>
          </table:table-cell>
          <table:table-cell office:value-type="string">
            <text:p><text:s/>"D:\\bin\\t_ba_ay.mot"</text:p>
          </table:table-cell>
        </table:table-row>
        <table:table-row table:style-name="ro1">
          <table:table-cell/>
          <table:table-cell office:value-type="string">
            <text:p>82c4a4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7000050h</text:p>
          </table:table-cell>
          <table:table-cell office:value-type="string">
            <text:p><text:s text:c="8"/>82c4bdac 82 28 42 e0 <text:s text:c="4"/>addr <text:s text:c="6"/>s_D:\bin\t_ba_fa.mot_822842e0 <text:s text:c="24"/></text:p>
          </table:table-cell>
          <table:table-cell office:value-type="string">
            <text:p><text:s/>"D:\\bin\\t_ba_fa.mot"</text:p>
          </table:table-cell>
        </table:table-row>
        <table:table-row table:style-name="ro1">
          <table:table-cell/>
          <table:table-cell office:value-type="string">
            <text:p>82c4a4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7000051h</text:p>
          </table:table-cell>
          <table:table-cell office:value-type="string">
            <text:p><text:s text:c="8"/>82c4bdb0 82 28 42 cc <text:s text:c="4"/>addr <text:s text:c="6"/>s_D:\bin\t_ba_gy.mot_822842cc <text:s text:c="24"/></text:p>
          </table:table-cell>
          <table:table-cell office:value-type="string">
            <text:p><text:s/>"D:\\bin\\t_ba_gy.mot"</text:p>
          </table:table-cell>
        </table:table-row>
        <table:table-row table:style-name="ro1">
          <table:table-cell/>
          <table:table-cell office:value-type="string">
            <text:p>82c4a4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7000052h</text:p>
          </table:table-cell>
          <table:table-cell office:value-type="string">
            <text:p><text:s text:c="8"/>82c4bdb4 82 28 42 b8 <text:s text:c="4"/>addr <text:s text:c="6"/>s_D:\bin\t_ba_kl.mot_822842b8 <text:s text:c="24"/></text:p>
          </table:table-cell>
          <table:table-cell office:value-type="string">
            <text:p><text:s/>"D:\\bin\\t_ba_kl.mot"</text:p>
          </table:table-cell>
        </table:table-row>
        <table:table-row table:style-name="ro1">
          <table:table-cell/>
          <table:table-cell office:value-type="string">
            <text:p>82c4a4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7000053h</text:p>
          </table:table-cell>
          <table:table-cell office:value-type="string">
            <text:p><text:s text:c="8"/>82c4bdb8 82 28 42 a4 <text:s text:c="4"/>addr <text:s text:c="6"/>s_D:\bin\t_ba_ks.mot_822842a4 <text:s text:c="24"/></text:p>
          </table:table-cell>
          <table:table-cell office:value-type="string">
            <text:p><text:s/>"D:\\bin\\t_ba_ks.mot"</text:p>
          </table:table-cell>
        </table:table-row>
        <table:table-row table:style-name="ro1">
          <table:table-cell/>
          <table:table-cell office:value-type="string">
            <text:p>82c4a4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7000054h</text:p>
          </table:table-cell>
          <table:table-cell office:value-type="string">
            <text:p><text:s text:c="8"/>82c4bdbc 82 28 42 90 <text:s text:c="4"/>addr <text:s text:c="6"/>s_D:\bin\t_ba_lu.mot_82284290 <text:s text:c="24"/></text:p>
          </table:table-cell>
          <table:table-cell office:value-type="string">
            <text:p><text:s/>"D:\\bin\\t_ba_lu.mot"</text:p>
          </table:table-cell>
        </table:table-row>
        <table:table-row table:style-name="ro1">
          <table:table-cell/>
          <table:table-cell office:value-type="string">
            <text:p>82c4a4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7000055h</text:p>
          </table:table-cell>
          <table:table-cell office:value-type="string">
            <text:p><text:s text:c="8"/>82c4bdc0 82 28 42 7c <text:s text:c="4"/>addr <text:s text:c="6"/>s_D:\bin\t_ba_sa.mot_8228427c <text:s text:c="24"/></text:p>
          </table:table-cell>
          <table:table-cell office:value-type="string">
            <text:p><text:s/>"D:\\bin\\t_ba_sa.mot"</text:p>
          </table:table-cell>
        </table:table-row>
        <table:table-row table:style-name="ro1">
          <table:table-cell/>
          <table:table-cell office:value-type="string">
            <text:p>82c4a4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7000056h</text:p>
          </table:table-cell>
          <table:table-cell office:value-type="string">
            <text:p><text:s text:c="8"/>82c4bdc4 82 28 42 68 <text:s text:c="4"/>addr <text:s text:c="6"/>s_D:\bin\t_ba_tn.mot_82284268 <text:s text:c="24"/></text:p>
          </table:table-cell>
          <table:table-cell office:value-type="string">
            <text:p><text:s/>"D:\\bin\\t_ba_tn.mot"</text:p>
          </table:table-cell>
        </table:table-row>
        <table:table-row table:style-name="ro1">
          <table:table-cell/>
          <table:table-cell office:value-type="string">
            <text:p>82c4a4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7000057h</text:p>
          </table:table-cell>
          <table:table-cell office:value-type="string">
            <text:p><text:s text:c="8"/>82c4bdc8 82 28 42 54 <text:s text:c="4"/>addr <text:s text:c="6"/>s_D:\bin\t_ba_pr.mot_82284254 <text:s text:c="24"/></text:p>
          </table:table-cell>
          <table:table-cell office:value-type="string">
            <text:p><text:s/>"D:\\bin\\t_ba_pr.mot"</text:p>
          </table:table-cell>
        </table:table-row>
        <table:table-row table:style-name="ro1">
          <table:table-cell/>
          <table:table-cell office:value-type="string">
            <text:p>82c4a4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7000058h</text:p>
          </table:table-cell>
          <table:table-cell office:value-type="string">
            <text:p><text:s text:c="8"/>82c4bdcc 82 28 42 40 <text:s text:c="4"/>addr <text:s text:c="6"/>s_D:\bin\t_fa_ay.mot_82284240 <text:s text:c="24"/></text:p>
          </table:table-cell>
          <table:table-cell office:value-type="string">
            <text:p><text:s/>"D:\\bin\\t_fa_ay.mot"</text:p>
          </table:table-cell>
        </table:table-row>
        <table:table-row table:style-name="ro1">
          <table:table-cell/>
          <table:table-cell office:value-type="string">
            <text:p>82c4a4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7000059h</text:p>
          </table:table-cell>
          <table:table-cell office:value-type="string">
            <text:p><text:s text:c="8"/>82c4bdd0 82 28 42 2c <text:s text:c="4"/>addr <text:s text:c="6"/>s_D:\bin\t_fa_gy.mot_8228422c <text:s text:c="24"/></text:p>
          </table:table-cell>
          <table:table-cell office:value-type="string">
            <text:p><text:s/>"D:\\bin\\t_fa_gy.mot"</text:p>
          </table:table-cell>
        </table:table-row>
        <table:table-row table:style-name="ro1">
          <table:table-cell/>
          <table:table-cell office:value-type="string">
            <text:p>82c4a4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700005Ah</text:p>
          </table:table-cell>
          <table:table-cell office:value-type="string">
            <text:p><text:s text:c="8"/>82c4bdd4 82 28 42 18 <text:s text:c="4"/>addr <text:s text:c="6"/>s_D:\bin\t_fa_hi.mot_82284218 <text:s text:c="24"/></text:p>
          </table:table-cell>
          <table:table-cell office:value-type="string">
            <text:p><text:s/>"D:\\bin\\t_fa_hi.mot"</text:p>
          </table:table-cell>
        </table:table-row>
        <table:table-row table:style-name="ro1">
          <table:table-cell/>
          <table:table-cell office:value-type="string">
            <text:p>82c4a4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700005Bh</text:p>
          </table:table-cell>
          <table:table-cell office:value-type="string">
            <text:p><text:s text:c="8"/>82c4bdd8 82 28 42 04 <text:s text:c="4"/>addr <text:s text:c="6"/>s_D:\bin\t_fa_kl.mot_82284204 <text:s text:c="24"/></text:p>
          </table:table-cell>
          <table:table-cell office:value-type="string">
            <text:p><text:s/>"D:\\bin\\t_fa_kl.mot"</text:p>
          </table:table-cell>
        </table:table-row>
        <table:table-row table:style-name="ro1">
          <table:table-cell/>
          <table:table-cell office:value-type="string">
            <text:p>82c4a4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700005Ch</text:p>
          </table:table-cell>
          <table:table-cell office:value-type="string">
            <text:p><text:s text:c="8"/>82c4bddc 82 28 41 f0 <text:s text:c="4"/>addr <text:s text:c="6"/>s_D:\bin\t_fa_km.mot_822841f0 <text:s text:c="24"/></text:p>
          </table:table-cell>
          <table:table-cell office:value-type="string">
            <text:p><text:s/>"D:\\bin\\t_fa_km.mot"</text:p>
          </table:table-cell>
        </table:table-row>
        <table:table-row table:style-name="ro1">
          <table:table-cell/>
          <table:table-cell office:value-type="string">
            <text:p>82c4a4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700005Dh</text:p>
          </table:table-cell>
          <table:table-cell office:value-type="string">
            <text:p><text:s text:c="8"/>82c4bde0 82 28 41 dc <text:s text:c="4"/>addr <text:s text:c="6"/>s_D:\bin\t_fa_ks.mot_822841dc <text:s text:c="24"/></text:p>
          </table:table-cell>
          <table:table-cell office:value-type="string">
            <text:p><text:s/>"D:\\bin\\t_fa_ks.mot"</text:p>
          </table:table-cell>
        </table:table-row>
        <table:table-row table:style-name="ro1">
          <table:table-cell/>
          <table:table-cell office:value-type="string">
            <text:p>82c4a4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700005Eh</text:p>
          </table:table-cell>
          <table:table-cell office:value-type="string">
            <text:p><text:s text:c="8"/>82c4bde4 82 28 41 c8 <text:s text:c="4"/>addr <text:s text:c="6"/>s_D:\bin\t_fa_le.mot_822841c8 <text:s text:c="24"/></text:p>
          </table:table-cell>
          <table:table-cell office:value-type="string">
            <text:p><text:s/>"D:\\bin\\t_fa_le.mot"</text:p>
          </table:table-cell>
        </table:table-row>
        <table:table-row table:style-name="ro1">
          <table:table-cell/>
          <table:table-cell office:value-type="string">
            <text:p>82c4a4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700005Fh</text:p>
          </table:table-cell>
          <table:table-cell office:value-type="string">
            <text:p><text:s text:c="8"/>82c4bde8 82 28 41 b4 <text:s text:c="4"/>addr <text:s text:c="6"/>s_D:\bin\t_fa_sa.mot_822841b4 <text:s text:c="24"/></text:p>
          </table:table-cell>
          <table:table-cell office:value-type="string">
            <text:p><text:s/>"D:\\bin\\t_fa_sa.mot"</text:p>
          </table:table-cell>
        </table:table-row>
        <table:table-row table:style-name="ro1">
          <table:table-cell/>
          <table:table-cell office:value-type="string">
            <text:p>82c4a4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7000060h</text:p>
          </table:table-cell>
          <table:table-cell office:value-type="string">
            <text:p><text:s text:c="8"/>82c4bdec 82 28 41 a0 <text:s text:c="4"/>addr <text:s text:c="6"/>s_D:\bin\t_fa_su.mot_822841a0 <text:s text:c="24"/></text:p>
          </table:table-cell>
          <table:table-cell office:value-type="string">
            <text:p><text:s/>"D:\\bin\\t_fa_su.mot"</text:p>
          </table:table-cell>
        </table:table-row>
        <table:table-row table:style-name="ro1">
          <table:table-cell/>
          <table:table-cell office:value-type="string">
            <text:p>82c4a4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7000061h</text:p>
          </table:table-cell>
          <table:table-cell office:value-type="string">
            <text:p><text:s text:c="8"/>82c4bdf0 82 28 41 8c <text:s text:c="4"/>addr <text:s text:c="6"/>s_D:\bin\t_fa_tn.mot_8228418c <text:s text:c="24"/></text:p>
          </table:table-cell>
          <table:table-cell office:value-type="string">
            <text:p><text:s/>"D:\\bin\\t_fa_tn.mot"</text:p>
          </table:table-cell>
        </table:table-row>
        <table:table-row table:style-name="ro1">
          <table:table-cell/>
          <table:table-cell office:value-type="string">
            <text:p>82c4a4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7000062h</text:p>
          </table:table-cell>
          <table:table-cell office:value-type="string">
            <text:p><text:s text:c="8"/>82c4bdf4 82 28 41 78 <text:s text:c="4"/>addr <text:s text:c="6"/>s_D:\bin\t_fa_bo.mot_82284178 <text:s text:c="24"/></text:p>
          </table:table-cell>
          <table:table-cell office:value-type="string">
            <text:p><text:s/>"D:\\bin\\t_fa_bo.mot"</text:p>
          </table:table-cell>
        </table:table-row>
        <table:table-row table:style-name="ro1">
          <table:table-cell/>
          <table:table-cell office:value-type="string">
            <text:p>82c4a4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7000063h</text:p>
          </table:table-cell>
          <table:table-cell office:value-type="string">
            <text:p><text:s text:c="8"/>82c4bdf8 82 28 41 64 <text:s text:c="4"/>addr <text:s text:c="6"/>s_D:\bin\t_go_hi.mot_82284164 <text:s text:c="24"/></text:p>
          </table:table-cell>
          <table:table-cell office:value-type="string">
            <text:p><text:s/>"D:\\bin\\t_go_hi.mot"</text:p>
          </table:table-cell>
        </table:table-row>
        <table:table-row table:style-name="ro1">
          <table:table-cell/>
          <table:table-cell office:value-type="string">
            <text:p>82c4a4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7000064h</text:p>
          </table:table-cell>
          <table:table-cell office:value-type="string">
            <text:p><text:s text:c="8"/>82c4bdfc 82 28 41 50 <text:s text:c="4"/>addr <text:s text:c="6"/>s_D:\bin\t_go_su.mot_82284150 <text:s text:c="24"/></text:p>
          </table:table-cell>
          <table:table-cell office:value-type="string">
            <text:p><text:s/>"D:\\bin\\t_go_su.mot"</text:p>
          </table:table-cell>
        </table:table-row>
        <table:table-row table:style-name="ro1">
          <table:table-cell/>
          <table:table-cell office:value-type="string">
            <text:p>82c4a4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7000065h</text:p>
          </table:table-cell>
          <table:table-cell office:value-type="string">
            <text:p><text:s text:c="8"/>82c4be00 82 28 41 3c <text:s text:c="4"/>addr <text:s text:c="6"/>s_D:\bin\t_go_ko.mot_8228413c <text:s text:c="24"/></text:p>
          </table:table-cell>
          <table:table-cell office:value-type="string">
            <text:p><text:s/>"D:\\bin\\t_go_ko.mot"</text:p>
          </table:table-cell>
        </table:table-row>
        <table:table-row table:style-name="ro1">
          <table:table-cell/>
          <table:table-cell office:value-type="string">
            <text:p>82c4a4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7000066h</text:p>
          </table:table-cell>
          <table:table-cell office:value-type="string">
            <text:p><text:s text:c="8"/>82c4be04 82 28 41 28 <text:s text:c="4"/>addr <text:s text:c="6"/>s_D:\bin\t_go_sa.mot_82284128 <text:s text:c="24"/></text:p>
          </table:table-cell>
          <table:table-cell office:value-type="string">
            <text:p><text:s/>"D:\\bin\\t_go_sa.mot"</text:p>
          </table:table-cell>
        </table:table-row>
        <table:table-row table:style-name="ro1">
          <table:table-cell/>
          <table:table-cell office:value-type="string">
            <text:p>82c4a4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7000067h</text:p>
          </table:table-cell>
          <table:table-cell office:value-type="string">
            <text:p><text:s text:c="8"/>82c4be08 82 28 41 14 <text:s text:c="4"/>addr <text:s text:c="6"/>s_D:\bin\t_gy_ba.mot_82284114 <text:s text:c="24"/></text:p>
          </table:table-cell>
          <table:table-cell office:value-type="string">
            <text:p><text:s/>"D:\\bin\\t_gy_ba.mot"</text:p>
          </table:table-cell>
        </table:table-row>
        <table:table-row table:style-name="ro1">
          <table:table-cell/>
          <table:table-cell office:value-type="string">
            <text:p>82c4a4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7000068h</text:p>
          </table:table-cell>
          <table:table-cell office:value-type="string">
            <text:p><text:s text:c="8"/>82c4be0c 82 28 41 00 <text:s text:c="4"/>addr <text:s text:c="6"/>s_D:\bin\t_gy_fa.mot_82284100 <text:s text:c="24"/></text:p>
          </table:table-cell>
          <table:table-cell office:value-type="string">
            <text:p><text:s/>"D:\\bin\\t_gy_fa.mot"</text:p>
          </table:table-cell>
        </table:table-row>
        <table:table-row table:style-name="ro1">
          <table:table-cell/>
          <table:table-cell office:value-type="string">
            <text:p>82c4a4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7000069h</text:p>
          </table:table-cell>
          <table:table-cell office:value-type="string">
            <text:p><text:s text:c="8"/>82c4be10 82 28 40 ec <text:s text:c="4"/>addr <text:s text:c="6"/>s_D:\bin\t_gy_kl.mot_822840ec <text:s text:c="24"/></text:p>
          </table:table-cell>
          <table:table-cell office:value-type="string">
            <text:p><text:s/>"D:\\bin\\t_gy_kl.mot"</text:p>
          </table:table-cell>
        </table:table-row>
        <table:table-row table:style-name="ro1">
          <table:table-cell/>
          <table:table-cell office:value-type="string">
            <text:p>82c4a4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700006Ah</text:p>
          </table:table-cell>
          <table:table-cell office:value-type="string">
            <text:p><text:s text:c="8"/>82c4be14 82 28 40 d8 <text:s text:c="4"/>addr <text:s text:c="6"/>s_D:\bin\t_gy_km.mot_822840d8 <text:s text:c="24"/></text:p>
          </table:table-cell>
          <table:table-cell office:value-type="string">
            <text:p><text:s/>"D:\\bin\\t_gy_km.mot"</text:p>
          </table:table-cell>
        </table:table-row>
        <table:table-row table:style-name="ro1">
          <table:table-cell/>
          <table:table-cell office:value-type="string">
            <text:p>82c4a4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700006Bh</text:p>
          </table:table-cell>
          <table:table-cell office:value-type="string">
            <text:p><text:s text:c="8"/>82c4be18 82 28 40 c4 <text:s text:c="4"/>addr <text:s text:c="6"/>s_D:\bin\t_gy_sa.mot_822840c4 <text:s text:c="24"/></text:p>
          </table:table-cell>
          <table:table-cell office:value-type="string">
            <text:p><text:s/>"D:\\bin\\t_gy_sa.mot"</text:p>
          </table:table-cell>
        </table:table-row>
        <table:table-row table:style-name="ro1">
          <table:table-cell/>
          <table:table-cell office:value-type="string">
            <text:p>82c4a4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700006Ch</text:p>
          </table:table-cell>
          <table:table-cell office:value-type="string">
            <text:p><text:s text:c="8"/>82c4be1c 82 28 40 b0 <text:s text:c="4"/>addr <text:s text:c="6"/>s_D:\bin\t_gy_tn.mot_822840b0 <text:s text:c="24"/></text:p>
          </table:table-cell>
          <table:table-cell office:value-type="string">
            <text:p><text:s/>"D:\\bin\\t_gy_tn.mot"</text:p>
          </table:table-cell>
        </table:table-row>
        <table:table-row table:style-name="ro1">
          <table:table-cell/>
          <table:table-cell office:value-type="string">
            <text:p>82c4a4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700006Dh</text:p>
          </table:table-cell>
          <table:table-cell office:value-type="string">
            <text:p><text:s text:c="8"/>82c4be20 82 28 40 9c <text:s text:c="4"/>addr <text:s text:c="6"/>s_D:\bin\t_hi_fa.mot_8228409c <text:s text:c="24"/></text:p>
          </table:table-cell>
          <table:table-cell office:value-type="string">
            <text:p><text:s/>"D:\\bin\\t_hi_fa.mot"</text:p>
          </table:table-cell>
        </table:table-row>
        <table:table-row table:style-name="ro1">
          <table:table-cell/>
          <table:table-cell office:value-type="string">
            <text:p>82c4a4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700006Eh</text:p>
          </table:table-cell>
          <table:table-cell office:value-type="string">
            <text:p><text:s text:c="8"/>82c4be24 82 28 40 88 <text:s text:c="4"/>addr <text:s text:c="6"/>s_D:\bin\t_hi_go.mot_82284088 <text:s text:c="24"/></text:p>
          </table:table-cell>
          <table:table-cell office:value-type="string">
            <text:p><text:s/>"D:\\bin\\t_hi_go.mot"</text:p>
          </table:table-cell>
        </table:table-row>
        <table:table-row table:style-name="ro1">
          <table:table-cell/>
          <table:table-cell office:value-type="string">
            <text:p>82c4a4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700006Fh</text:p>
          </table:table-cell>
          <table:table-cell office:value-type="string">
            <text:p><text:s text:c="8"/>82c4be28 82 28 40 74 <text:s text:c="4"/>addr <text:s text:c="6"/>s_D:\bin\t_hi_km.mot_82284074 <text:s text:c="24"/></text:p>
          </table:table-cell>
          <table:table-cell office:value-type="string">
            <text:p><text:s/>"D:\\bin\\t_hi_km.mot"</text:p>
          </table:table-cell>
        </table:table-row>
        <table:table-row table:style-name="ro1">
          <table:table-cell/>
          <table:table-cell office:value-type="string">
            <text:p>82c4a4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00070h</text:p>
          </table:table-cell>
          <table:table-cell office:value-type="string">
            <text:p><text:s text:c="8"/>82c4be2c 82 28 40 60 <text:s text:c="4"/>addr <text:s text:c="6"/>s_D:\bin\t_hi_ks.mot_82284060 <text:s text:c="24"/></text:p>
          </table:table-cell>
          <table:table-cell office:value-type="string">
            <text:p><text:s/>"D:\\bin\\t_hi_ks.mot"</text:p>
          </table:table-cell>
        </table:table-row>
        <table:table-row table:style-name="ro1">
          <table:table-cell/>
          <table:table-cell office:value-type="string">
            <text:p>82c4a4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000071h</text:p>
          </table:table-cell>
          <table:table-cell office:value-type="string">
            <text:p><text:s text:c="8"/>82c4be30 82 28 40 4c <text:s text:c="4"/>addr <text:s text:c="6"/>s_D:\bin\t_hi_le.mot_8228404c <text:s text:c="24"/></text:p>
          </table:table-cell>
          <table:table-cell office:value-type="string">
            <text:p><text:s/>"D:\\bin\\t_hi_le.mot"</text:p>
          </table:table-cell>
        </table:table-row>
        <table:table-row table:style-name="ro1">
          <table:table-cell/>
          <table:table-cell office:value-type="string">
            <text:p>82c4a4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000072h</text:p>
          </table:table-cell>
          <table:table-cell office:value-type="string">
            <text:p><text:s text:c="8"/>82c4be34 82 28 40 38 <text:s text:c="4"/>addr <text:s text:c="6"/>s_D:\bin\t_kl_ba.mot_82284038 <text:s text:c="24"/></text:p>
          </table:table-cell>
          <table:table-cell office:value-type="string">
            <text:p><text:s/>"D:\\bin\\t_kl_ba.mot"</text:p>
          </table:table-cell>
        </table:table-row>
        <table:table-row table:style-name="ro1">
          <table:table-cell/>
          <table:table-cell office:value-type="string">
            <text:p>82c4a4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000073h</text:p>
          </table:table-cell>
          <table:table-cell office:value-type="string">
            <text:p><text:s text:c="8"/>82c4be38 82 28 40 24 <text:s text:c="4"/>addr <text:s text:c="6"/>s_D:\bin\t_kl_gy.mot_82284024 <text:s text:c="24"/></text:p>
          </table:table-cell>
          <table:table-cell office:value-type="string">
            <text:p><text:s/>"D:\\bin\\t_kl_gy.mot"</text:p>
          </table:table-cell>
        </table:table-row>
        <table:table-row table:style-name="ro1">
          <table:table-cell/>
          <table:table-cell office:value-type="string">
            <text:p>82c4a4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000074h</text:p>
          </table:table-cell>
          <table:table-cell office:value-type="string">
            <text:p><text:s text:c="8"/>82c4be3c 82 28 40 10 <text:s text:c="4"/>addr <text:s text:c="6"/>s_D:\bin\t_kl_km.mot_82284010 <text:s text:c="24"/></text:p>
          </table:table-cell>
          <table:table-cell office:value-type="string">
            <text:p><text:s/>"D:\\bin\\t_kl_km.mot"</text:p>
          </table:table-cell>
        </table:table-row>
        <table:table-row table:style-name="ro1">
          <table:table-cell/>
          <table:table-cell office:value-type="string">
            <text:p>82c4a4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000075h</text:p>
          </table:table-cell>
          <table:table-cell office:value-type="string">
            <text:p><text:s text:c="8"/>82c4be40 82 28 3f fc <text:s text:c="4"/>addr <text:s text:c="6"/>s_D:\bin\t_kl_ko.mot_82283ffc <text:s text:c="24"/></text:p>
          </table:table-cell>
          <table:table-cell office:value-type="string">
            <text:p><text:s/>"D:\\bin\\t_kl_ko.mot"</text:p>
          </table:table-cell>
        </table:table-row>
        <table:table-row table:style-name="ro1">
          <table:table-cell/>
          <table:table-cell office:value-type="string">
            <text:p>82c4a4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000076h</text:p>
          </table:table-cell>
          <table:table-cell office:value-type="string">
            <text:p><text:s text:c="8"/>82c4be44 82 28 3f e8 <text:s text:c="4"/>addr <text:s text:c="6"/>s_D:\bin\t_kl_le.mot_82283fe8 <text:s text:c="24"/></text:p>
          </table:table-cell>
          <table:table-cell office:value-type="string">
            <text:p><text:s/>"D:\\bin\\t_kl_le.mot"</text:p>
          </table:table-cell>
        </table:table-row>
        <table:table-row table:style-name="ro1">
          <table:table-cell/>
          <table:table-cell office:value-type="string">
            <text:p>82c4a4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000077h</text:p>
          </table:table-cell>
          <table:table-cell office:value-type="string">
            <text:p><text:s text:c="8"/>82c4be48 82 28 3f d4 <text:s text:c="4"/>addr <text:s text:c="6"/>s_D:\bin\t_kl_sa.mot_82283fd4 <text:s text:c="24"/></text:p>
          </table:table-cell>
          <table:table-cell office:value-type="string">
            <text:p><text:s/>"D:\\bin\\t_kl_sa.mot"</text:p>
          </table:table-cell>
        </table:table-row>
        <table:table-row table:style-name="ro1">
          <table:table-cell/>
          <table:table-cell office:value-type="string">
            <text:p>82c4a4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000078h</text:p>
          </table:table-cell>
          <table:table-cell office:value-type="string">
            <text:p><text:s text:c="8"/>82c4be4c 82 28 3f c0 <text:s text:c="4"/>addr <text:s text:c="6"/>s_D:\bin\t_kl_tn.mot_82283fc0 <text:s text:c="24"/></text:p>
          </table:table-cell>
          <table:table-cell office:value-type="string">
            <text:p><text:s/>"D:\\bin\\t_kl_tn.mot"</text:p>
          </table:table-cell>
        </table:table-row>
        <table:table-row table:style-name="ro1">
          <table:table-cell/>
          <table:table-cell office:value-type="string">
            <text:p>82c4a4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000079h</text:p>
          </table:table-cell>
          <table:table-cell office:value-type="string">
            <text:p><text:s text:c="8"/>82c4be50 82 28 3f ac <text:s text:c="4"/>addr <text:s text:c="6"/>s_D:\bin\t_km_ay.mot_82283fac <text:s text:c="24"/></text:p>
          </table:table-cell>
          <table:table-cell office:value-type="string">
            <text:p><text:s/>"D:\\bin\\t_km_ay.mot"</text:p>
          </table:table-cell>
        </table:table-row>
        <table:table-row table:style-name="ro1">
          <table:table-cell/>
          <table:table-cell office:value-type="string">
            <text:p>82c4a4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00007Ah</text:p>
          </table:table-cell>
          <table:table-cell office:value-type="string">
            <text:p><text:s text:c="8"/>82c4be54 82 28 3f 98 <text:s text:c="4"/>addr <text:s text:c="6"/>s_D:\bin\t_km_ba.mot_82283f98 <text:s text:c="24"/></text:p>
          </table:table-cell>
          <table:table-cell office:value-type="string">
            <text:p><text:s/>"D:\\bin\\t_km_ba.mot"</text:p>
          </table:table-cell>
        </table:table-row>
        <table:table-row table:style-name="ro1">
          <table:table-cell/>
          <table:table-cell office:value-type="string">
            <text:p>82c4a4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00007Bh</text:p>
          </table:table-cell>
          <table:table-cell office:value-type="string">
            <text:p><text:s text:c="8"/>82c4be58 82 28 3f 84 <text:s text:c="4"/>addr <text:s text:c="6"/>s_D:\bin\t_km_fa.mot_82283f84 <text:s text:c="24"/></text:p>
          </table:table-cell>
          <table:table-cell office:value-type="string">
            <text:p><text:s/>"D:\\bin\\t_km_fa.mot"</text:p>
          </table:table-cell>
        </table:table-row>
        <table:table-row table:style-name="ro1">
          <table:table-cell/>
          <table:table-cell office:value-type="string">
            <text:p>82c4a4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00007Ch</text:p>
          </table:table-cell>
          <table:table-cell office:value-type="string">
            <text:p><text:s text:c="8"/>82c4be5c 82 28 3f 70 <text:s text:c="4"/>addr <text:s text:c="6"/>s_D:\bin\t_km_gy.mot_82283f70 <text:s text:c="24"/></text:p>
          </table:table-cell>
          <table:table-cell office:value-type="string">
            <text:p><text:s/>"D:\\bin\\t_km_gy.mot"</text:p>
          </table:table-cell>
        </table:table-row>
        <table:table-row table:style-name="ro1">
          <table:table-cell/>
          <table:table-cell office:value-type="string">
            <text:p>82c4a4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00007Dh</text:p>
          </table:table-cell>
          <table:table-cell office:value-type="string">
            <text:p><text:s text:c="8"/>82c4be60 82 28 3f 5c <text:s text:c="4"/>addr <text:s text:c="6"/>s_D:\bin\t_km_ks.mot_82283f5c <text:s text:c="24"/></text:p>
          </table:table-cell>
          <table:table-cell office:value-type="string">
            <text:p><text:s/>"D:\\bin\\t_km_ks.mot"</text:p>
          </table:table-cell>
        </table:table-row>
        <table:table-row table:style-name="ro1">
          <table:table-cell/>
          <table:table-cell office:value-type="string">
            <text:p>82c4a4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00007Eh</text:p>
          </table:table-cell>
          <table:table-cell office:value-type="string">
            <text:p><text:s text:c="8"/>82c4be64 82 28 3f 48 <text:s text:c="4"/>addr <text:s text:c="6"/>s_D:\bin\t_km_kt.mot_82283f48 <text:s text:c="24"/></text:p>
          </table:table-cell>
          <table:table-cell office:value-type="string">
            <text:p><text:s/>"D:\\bin\\t_km_kt.mot"</text:p>
          </table:table-cell>
        </table:table-row>
        <table:table-row table:style-name="ro1">
          <table:table-cell/>
          <table:table-cell office:value-type="string">
            <text:p>82c4a4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00007Fh</text:p>
          </table:table-cell>
          <table:table-cell office:value-type="string">
            <text:p><text:s text:c="8"/>82c4be68 82 28 3f 34 <text:s text:c="4"/>addr <text:s text:c="6"/>s_D:\bin\t_km_lu.mot_82283f34 <text:s text:c="24"/></text:p>
          </table:table-cell>
          <table:table-cell office:value-type="string">
            <text:p><text:s/>"D:\\bin\\t_km_lu.mot"</text:p>
          </table:table-cell>
        </table:table-row>
        <table:table-row table:style-name="ro1">
          <table:table-cell/>
          <table:table-cell office:value-type="string">
            <text:p>82c4a4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7000080h</text:p>
          </table:table-cell>
          <table:table-cell office:value-type="string">
            <text:p><text:s text:c="8"/>82c4be6c 82 28 3f 20 <text:s text:c="4"/>addr <text:s text:c="6"/>s_D:\bin\t_km_ni.mot_82283f20 <text:s text:c="24"/></text:p>
          </table:table-cell>
          <table:table-cell office:value-type="string">
            <text:p><text:s/>"D:\\bin\\t_km_ni.mot"</text:p>
          </table:table-cell>
        </table:table-row>
        <table:table-row table:style-name="ro1">
          <table:table-cell/>
          <table:table-cell office:value-type="string">
            <text:p>82c4a4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7000081h</text:p>
          </table:table-cell>
          <table:table-cell office:value-type="string">
            <text:p><text:s text:c="8"/>82c4be70 82 28 3f 0c <text:s text:c="4"/>addr <text:s text:c="6"/>s_D:\bin\t_km_sa.mot_82283f0c <text:s text:c="24"/></text:p>
          </table:table-cell>
          <table:table-cell office:value-type="string">
            <text:p><text:s/>"D:\\bin\\t_km_sa.mot"</text:p>
          </table:table-cell>
        </table:table-row>
        <table:table-row table:style-name="ro1">
          <table:table-cell/>
          <table:table-cell office:value-type="string">
            <text:p>82c4a4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7000082h</text:p>
          </table:table-cell>
          <table:table-cell office:value-type="string">
            <text:p><text:s text:c="8"/>82c4be74 82 28 3e f8 <text:s text:c="4"/>addr <text:s text:c="6"/>s_D:\bin\t_km_tn.mot_82283ef8 <text:s text:c="24"/></text:p>
          </table:table-cell>
          <table:table-cell office:value-type="string">
            <text:p><text:s/>"D:\\bin\\t_km_tn.mot"</text:p>
          </table:table-cell>
        </table:table-row>
        <table:table-row table:style-name="ro1">
          <table:table-cell/>
          <table:table-cell office:value-type="string">
            <text:p>82c4a4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7000083h</text:p>
          </table:table-cell>
          <table:table-cell office:value-type="string">
            <text:p><text:s text:c="8"/>82c4be78 82 28 3e e4 <text:s text:c="4"/>addr <text:s text:c="6"/>s_D:\bin\t_ko_kl.mot_82283ee4 <text:s text:c="24"/></text:p>
          </table:table-cell>
          <table:table-cell office:value-type="string">
            <text:p><text:s/>"D:\\bin\\t_ko_kl.mot"</text:p>
          </table:table-cell>
        </table:table-row>
        <table:table-row table:style-name="ro1">
          <table:table-cell/>
          <table:table-cell office:value-type="string">
            <text:p>82c4a4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7000084h</text:p>
          </table:table-cell>
          <table:table-cell office:value-type="string">
            <text:p><text:s text:c="8"/>82c4be7c 82 28 3e d0 <text:s text:c="4"/>addr <text:s text:c="6"/>s_D:\bin\t_ko_kt.mot_82283ed0 <text:s text:c="24"/></text:p>
          </table:table-cell>
          <table:table-cell office:value-type="string">
            <text:p><text:s/>"D:\\bin\\t_ko_kt.mot"</text:p>
          </table:table-cell>
        </table:table-row>
        <table:table-row table:style-name="ro1">
          <table:table-cell/>
          <table:table-cell office:value-type="string">
            <text:p>82c4a4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7000085h</text:p>
          </table:table-cell>
          <table:table-cell office:value-type="string">
            <text:p><text:s text:c="8"/>82c4be80 82 28 3e bc <text:s text:c="4"/>addr <text:s text:c="6"/>s_D:\bin\t_ko_ni.mot_82283ebc <text:s text:c="24"/></text:p>
          </table:table-cell>
          <table:table-cell office:value-type="string">
            <text:p><text:s/>"D:\\bin\\t_ko_ni.mot"</text:p>
          </table:table-cell>
        </table:table-row>
        <table:table-row table:style-name="ro1">
          <table:table-cell/>
          <table:table-cell office:value-type="string">
            <text:p>82c4a4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7000086h</text:p>
          </table:table-cell>
          <table:table-cell office:value-type="string">
            <text:p><text:s text:c="8"/>82c4be84 82 28 3e a8 <text:s text:c="4"/>addr <text:s text:c="6"/>s_D:\bin\t_ko_ha.mot_82283ea8 <text:s text:c="24"/></text:p>
          </table:table-cell>
          <table:table-cell office:value-type="string">
            <text:p><text:s/>"D:\\bin\\t_ko_ha.mot"</text:p>
          </table:table-cell>
        </table:table-row>
        <table:table-row table:style-name="ro1">
          <table:table-cell/>
          <table:table-cell office:value-type="string">
            <text:p>82c4a4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7000087h</text:p>
          </table:table-cell>
          <table:table-cell office:value-type="string">
            <text:p><text:s text:c="8"/>82c4be88 82 28 3e 94 <text:s text:c="4"/>addr <text:s text:c="6"/>s_D:\bin\t_ks_al.mot_82283e94 <text:s text:c="24"/></text:p>
          </table:table-cell>
          <table:table-cell office:value-type="string">
            <text:p><text:s/>"D:\\bin\\t_ks_al.mot"</text:p>
          </table:table-cell>
        </table:table-row>
        <table:table-row table:style-name="ro1">
          <table:table-cell/>
          <table:table-cell office:value-type="string">
            <text:p>82c4a4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7000088h</text:p>
          </table:table-cell>
          <table:table-cell office:value-type="string">
            <text:p><text:s text:c="8"/>82c4be8c 82 28 3e 80 <text:s text:c="4"/>addr <text:s text:c="6"/>s_D:\bin\t_ks_ay.mot_82283e80 <text:s text:c="24"/></text:p>
          </table:table-cell>
          <table:table-cell office:value-type="string">
            <text:p><text:s/>"D:\\bin\\t_ks_ay.mot"</text:p>
          </table:table-cell>
        </table:table-row>
        <table:table-row table:style-name="ro1">
          <table:table-cell/>
          <table:table-cell office:value-type="string">
            <text:p>82c4a4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7000089h</text:p>
          </table:table-cell>
          <table:table-cell office:value-type="string">
            <text:p><text:s text:c="8"/>82c4be90 82 28 3e 6c <text:s text:c="4"/>addr <text:s text:c="6"/>s_D:\bin\t_ks_ba.mot_82283e6c <text:s text:c="24"/></text:p>
          </table:table-cell>
          <table:table-cell office:value-type="string">
            <text:p><text:s/>"D:\\bin\\t_ks_ba.mot"</text:p>
          </table:table-cell>
        </table:table-row>
        <table:table-row table:style-name="ro1">
          <table:table-cell/>
          <table:table-cell office:value-type="string">
            <text:p>82c4a4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700008Ah</text:p>
          </table:table-cell>
          <table:table-cell office:value-type="string">
            <text:p><text:s text:c="8"/>82c4be94 82 28 3e 58 <text:s text:c="4"/>addr <text:s text:c="6"/>s_D:\bin\t_ks_hi.mot_82283e58 <text:s text:c="24"/></text:p>
          </table:table-cell>
          <table:table-cell office:value-type="string">
            <text:p><text:s/>"D:\\bin\\t_ks_hi.mot"</text:p>
          </table:table-cell>
        </table:table-row>
        <table:table-row table:style-name="ro1">
          <table:table-cell/>
          <table:table-cell office:value-type="string">
            <text:p>82c4a4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700008Bh</text:p>
          </table:table-cell>
          <table:table-cell office:value-type="string">
            <text:p><text:s text:c="8"/>82c4be98 82 28 3e 44 <text:s text:c="4"/>addr <text:s text:c="6"/>s_D:\bin\t_ks_kl.mot_82283e44 <text:s text:c="24"/></text:p>
          </table:table-cell>
          <table:table-cell office:value-type="string">
            <text:p><text:s/>"D:\\bin\\t_ks_kl.mot"</text:p>
          </table:table-cell>
        </table:table-row>
        <table:table-row table:style-name="ro1">
          <table:table-cell/>
          <table:table-cell office:value-type="string">
            <text:p>82c4a4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700008Ch</text:p>
          </table:table-cell>
          <table:table-cell office:value-type="string">
            <text:p><text:s text:c="8"/>82c4be9c 82 28 3e 30 <text:s text:c="4"/>addr <text:s text:c="6"/>s_D:\bin\t_ks_km.mot_82283e30 <text:s text:c="24"/></text:p>
          </table:table-cell>
          <table:table-cell office:value-type="string">
            <text:p><text:s/>"D:\\bin\\t_ks_km.mot"</text:p>
          </table:table-cell>
        </table:table-row>
        <table:table-row table:style-name="ro1">
          <table:table-cell/>
          <table:table-cell office:value-type="string">
            <text:p>82c4a5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700008Dh</text:p>
          </table:table-cell>
          <table:table-cell office:value-type="string">
            <text:p><text:s text:c="8"/>82c4bea0 82 28 3e 1c <text:s text:c="4"/>addr <text:s text:c="6"/>s_D:\bin\t_ks_ko.mot_82283e1c <text:s text:c="24"/></text:p>
          </table:table-cell>
          <table:table-cell office:value-type="string">
            <text:p><text:s/>"D:\\bin\\t_ks_ko.mot"</text:p>
          </table:table-cell>
        </table:table-row>
        <table:table-row table:style-name="ro1">
          <table:table-cell/>
          <table:table-cell office:value-type="string">
            <text:p>82c4a5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700008Eh</text:p>
          </table:table-cell>
          <table:table-cell office:value-type="string">
            <text:p><text:s text:c="8"/>82c4bea4 82 28 3e 08 <text:s text:c="4"/>addr <text:s text:c="6"/>s_D:\bin\t_ks_kt.mot_82283e08 <text:s text:c="24"/></text:p>
          </table:table-cell>
          <table:table-cell office:value-type="string">
            <text:p><text:s/>"D:\\bin\\t_ks_kt.mot"</text:p>
          </table:table-cell>
        </table:table-row>
        <table:table-row table:style-name="ro1">
          <table:table-cell/>
          <table:table-cell office:value-type="string">
            <text:p>82c4a5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700008Fh</text:p>
          </table:table-cell>
          <table:table-cell office:value-type="string">
            <text:p><text:s text:c="8"/>82c4bea8 82 28 3d f4 <text:s text:c="4"/>addr <text:s text:c="6"/>s_D:\bin\t_ks_su.mot_82283df4 <text:s text:c="24"/></text:p>
          </table:table-cell>
          <table:table-cell office:value-type="string">
            <text:p><text:s/>"D:\\bin\\t_ks_su.mot"</text:p>
          </table:table-cell>
        </table:table-row>
        <table:table-row table:style-name="ro1">
          <table:table-cell/>
          <table:table-cell office:value-type="string">
            <text:p>82c4a5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7000090h</text:p>
          </table:table-cell>
          <table:table-cell office:value-type="string">
            <text:p><text:s text:c="8"/>82c4beac 82 28 3d e0 <text:s text:c="4"/>addr <text:s text:c="6"/>s_D:\bin\t_kt_ay.mot_82283de0 <text:s text:c="24"/></text:p>
          </table:table-cell>
          <table:table-cell office:value-type="string">
            <text:p><text:s/>"D:\\bin\\t_kt_ay.mot"</text:p>
          </table:table-cell>
        </table:table-row>
        <table:table-row table:style-name="ro1">
          <table:table-cell/>
          <table:table-cell office:value-type="string">
            <text:p>82c4a5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7000091h</text:p>
          </table:table-cell>
          <table:table-cell office:value-type="string">
            <text:p><text:s text:c="8"/>82c4beb0 82 28 3d cc <text:s text:c="4"/>addr <text:s text:c="6"/>s_D:\bin\t_kt_ba.mot_82283dcc <text:s text:c="24"/></text:p>
          </table:table-cell>
          <table:table-cell office:value-type="string">
            <text:p><text:s/>"D:\\bin\\t_kt_ba.mot"</text:p>
          </table:table-cell>
        </table:table-row>
        <table:table-row table:style-name="ro1">
          <table:table-cell/>
          <table:table-cell office:value-type="string">
            <text:p>82c4a5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7000092h</text:p>
          </table:table-cell>
          <table:table-cell office:value-type="string">
            <text:p><text:s text:c="8"/>82c4beb4 82 28 3d b8 <text:s text:c="4"/>addr <text:s text:c="6"/>s_D:\bin\t_kt_kl.mot_82283db8 <text:s text:c="24"/></text:p>
          </table:table-cell>
          <table:table-cell office:value-type="string">
            <text:p><text:s/>"D:\\bin\\t_kt_kl.mot"</text:p>
          </table:table-cell>
        </table:table-row>
        <table:table-row table:style-name="ro1">
          <table:table-cell/>
          <table:table-cell office:value-type="string">
            <text:p>82c4a5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7000093h</text:p>
          </table:table-cell>
          <table:table-cell office:value-type="string">
            <text:p><text:s text:c="8"/>82c4beb8 82 28 3d a4 <text:s text:c="4"/>addr <text:s text:c="6"/>s_D:\bin\t_kt_km.mot_82283da4 <text:s text:c="24"/></text:p>
          </table:table-cell>
          <table:table-cell office:value-type="string">
            <text:p><text:s/>"D:\\bin\\t_kt_km.mot"</text:p>
          </table:table-cell>
        </table:table-row>
        <table:table-row table:style-name="ro1">
          <table:table-cell/>
          <table:table-cell office:value-type="string">
            <text:p>82c4a5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7000094h</text:p>
          </table:table-cell>
          <table:table-cell office:value-type="string">
            <text:p><text:s text:c="8"/>82c4bebc 82 28 3d 90 <text:s text:c="4"/>addr <text:s text:c="6"/>s_D:\bin\t_kt_ko.mot_82283d90 <text:s text:c="24"/></text:p>
          </table:table-cell>
          <table:table-cell office:value-type="string">
            <text:p><text:s/>"D:\\bin\\t_kt_ko.mot"</text:p>
          </table:table-cell>
        </table:table-row>
        <table:table-row table:style-name="ro1">
          <table:table-cell/>
          <table:table-cell office:value-type="string">
            <text:p>82c4a5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7000095h</text:p>
          </table:table-cell>
          <table:table-cell office:value-type="string">
            <text:p><text:s text:c="8"/>82c4bec0 82 28 3d 7c <text:s text:c="4"/>addr <text:s text:c="6"/>s_D:\bin\t_kt_ks.mot_82283d7c <text:s text:c="24"/></text:p>
          </table:table-cell>
          <table:table-cell office:value-type="string">
            <text:p><text:s/>"D:\\bin\\t_kt_ks.mot"</text:p>
          </table:table-cell>
        </table:table-row>
        <table:table-row table:style-name="ro1">
          <table:table-cell/>
          <table:table-cell office:value-type="string">
            <text:p>82c4a5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7000096h</text:p>
          </table:table-cell>
          <table:table-cell office:value-type="string">
            <text:p><text:s text:c="8"/>82c4bec4 82 28 3d 68 <text:s text:c="4"/>addr <text:s text:c="6"/>s_D:\bin\t_kt_lu.mot_82283d68 <text:s text:c="24"/></text:p>
          </table:table-cell>
          <table:table-cell office:value-type="string">
            <text:p><text:s/>"D:\\bin\\t_kt_lu.mot"</text:p>
          </table:table-cell>
        </table:table-row>
        <table:table-row table:style-name="ro1">
          <table:table-cell/>
          <table:table-cell office:value-type="string">
            <text:p>82c4a5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7000097h</text:p>
          </table:table-cell>
          <table:table-cell office:value-type="string">
            <text:p><text:s text:c="8"/>82c4bec8 82 28 3d 54 <text:s text:c="4"/>addr <text:s text:c="6"/>s_D:\bin\t_le_hi.mot_82283d54 <text:s text:c="24"/></text:p>
          </table:table-cell>
          <table:table-cell office:value-type="string">
            <text:p><text:s/>"D:\\bin\\t_le_hi.mot"</text:p>
          </table:table-cell>
        </table:table-row>
        <table:table-row table:style-name="ro1">
          <table:table-cell/>
          <table:table-cell office:value-type="string">
            <text:p>82c4a5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7000098h</text:p>
          </table:table-cell>
          <table:table-cell office:value-type="string">
            <text:p><text:s text:c="8"/>82c4becc 82 28 3d 40 <text:s text:c="4"/>addr <text:s text:c="6"/>s_D:\bin\t_le_kt.mot_82283d40 <text:s text:c="24"/></text:p>
          </table:table-cell>
          <table:table-cell office:value-type="string">
            <text:p><text:s/>"D:\\bin\\t_le_kt.mot"</text:p>
          </table:table-cell>
        </table:table-row>
        <table:table-row table:style-name="ro1">
          <table:table-cell/>
          <table:table-cell office:value-type="string">
            <text:p>82c4a5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7000099h</text:p>
          </table:table-cell>
          <table:table-cell office:value-type="string">
            <text:p><text:s text:c="8"/>82c4bed0 82 28 3d 2c <text:s text:c="4"/>addr <text:s text:c="6"/>s_D:\bin\t_le_lu.mot_82283d2c <text:s text:c="24"/></text:p>
          </table:table-cell>
          <table:table-cell office:value-type="string">
            <text:p><text:s/>"D:\\bin\\t_le_lu.mot"</text:p>
          </table:table-cell>
        </table:table-row>
        <table:table-row table:style-name="ro1">
          <table:table-cell/>
          <table:table-cell office:value-type="string">
            <text:p>82c4a5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700009Ah</text:p>
          </table:table-cell>
          <table:table-cell office:value-type="string">
            <text:p><text:s text:c="8"/>82c4bed4 82 28 3d 18 <text:s text:c="4"/>addr <text:s text:c="6"/>s_D:\bin\t_le_tn.mot_82283d18 <text:s text:c="24"/></text:p>
          </table:table-cell>
          <table:table-cell office:value-type="string">
            <text:p><text:s/>"D:\\bin\\t_le_tn.mot"</text:p>
          </table:table-cell>
        </table:table-row>
        <table:table-row table:style-name="ro1">
          <table:table-cell/>
          <table:table-cell office:value-type="string">
            <text:p>82c4a5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700009Bh</text:p>
          </table:table-cell>
          <table:table-cell office:value-type="string">
            <text:p><text:s text:c="8"/>82c4bed8 82 28 3d 04 <text:s text:c="4"/>addr <text:s text:c="6"/>s_D:\bin\t_lu_fa.mot_82283d04 <text:s text:c="24"/></text:p>
          </table:table-cell>
          <table:table-cell office:value-type="string">
            <text:p><text:s/>"D:\\bin\\t_lu_fa.mot"</text:p>
          </table:table-cell>
        </table:table-row>
        <table:table-row table:style-name="ro1">
          <table:table-cell/>
          <table:table-cell office:value-type="string">
            <text:p>82c4a5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700009Ch</text:p>
          </table:table-cell>
          <table:table-cell office:value-type="string">
            <text:p><text:s text:c="8"/>82c4bedc 82 28 3c f0 <text:s text:c="4"/>addr <text:s text:c="6"/>s_D:\bin\t_lu_gy.mot_82283cf0 <text:s text:c="24"/></text:p>
          </table:table-cell>
          <table:table-cell office:value-type="string">
            <text:p><text:s/>"D:\\bin\\t_lu_gy.mot"</text:p>
          </table:table-cell>
        </table:table-row>
        <table:table-row table:style-name="ro1">
          <table:table-cell/>
          <table:table-cell office:value-type="string">
            <text:p>82c4a5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700009Dh</text:p>
          </table:table-cell>
          <table:table-cell office:value-type="string">
            <text:p><text:s text:c="8"/>82c4bee0 82 28 3c dc <text:s text:c="4"/>addr <text:s text:c="6"/>s_D:\bin\t_lu_km.mot_82283cdc <text:s text:c="24"/></text:p>
          </table:table-cell>
          <table:table-cell office:value-type="string">
            <text:p><text:s/>"D:\\bin\\t_lu_km.mot"</text:p>
          </table:table-cell>
        </table:table-row>
        <table:table-row table:style-name="ro1">
          <table:table-cell/>
          <table:table-cell office:value-type="string">
            <text:p>82c4a5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700009Eh</text:p>
          </table:table-cell>
          <table:table-cell office:value-type="string">
            <text:p><text:s text:c="8"/>82c4bee4 82 28 3c c8 <text:s text:c="4"/>addr <text:s text:c="6"/>s_D:\bin\t_lu_kt.mot_82283cc8 <text:s text:c="24"/></text:p>
          </table:table-cell>
          <table:table-cell office:value-type="string">
            <text:p><text:s/>"D:\\bin\\t_lu_kt.mot"</text:p>
          </table:table-cell>
        </table:table-row>
        <table:table-row table:style-name="ro1">
          <table:table-cell/>
          <table:table-cell office:value-type="string">
            <text:p>82c4a5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700009Fh</text:p>
          </table:table-cell>
          <table:table-cell office:value-type="string">
            <text:p><text:s text:c="8"/>82c4bee8 82 28 3c b4 <text:s text:c="4"/>addr <text:s text:c="6"/>s_D:\bin\t_lu_le.mot_82283cb4 <text:s text:c="24"/></text:p>
          </table:table-cell>
          <table:table-cell office:value-type="string">
            <text:p><text:s/>"D:\\bin\\t_lu_le.mot"</text:p>
          </table:table-cell>
        </table:table-row>
        <table:table-row table:style-name="ro1">
          <table:table-cell/>
          <table:table-cell office:value-type="string">
            <text:p>82c4a5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70000A0h</text:p>
          </table:table-cell>
          <table:table-cell office:value-type="string">
            <text:p><text:s text:c="8"/>82c4beec 82 28 3c a0 <text:s text:c="4"/>addr <text:s text:c="6"/>s_D:\bin\t_lu_sa.mot_82283ca0 <text:s text:c="24"/></text:p>
          </table:table-cell>
          <table:table-cell office:value-type="string">
            <text:p><text:s/>"D:\\bin\\t_lu_sa.mot"</text:p>
          </table:table-cell>
        </table:table-row>
        <table:table-row table:style-name="ro1">
          <table:table-cell/>
          <table:table-cell office:value-type="string">
            <text:p>82c4a5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70000A1h</text:p>
          </table:table-cell>
          <table:table-cell office:value-type="string">
            <text:p><text:s text:c="8"/>82c4bef0 82 28 3c 8c <text:s text:c="4"/>addr <text:s text:c="6"/>s_D:\bin\t_ni_ay.mot_82283c8c <text:s text:c="24"/></text:p>
          </table:table-cell>
          <table:table-cell office:value-type="string">
            <text:p><text:s/>"D:\\bin\\t_ni_ay.mot"</text:p>
          </table:table-cell>
        </table:table-row>
        <table:table-row table:style-name="ro1">
          <table:table-cell/>
          <table:table-cell office:value-type="string">
            <text:p>82c4a5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70000A2h</text:p>
          </table:table-cell>
          <table:table-cell office:value-type="string">
            <text:p><text:s text:c="8"/>82c4bef4 82 28 3c 78 <text:s text:c="4"/>addr <text:s text:c="6"/>s_D:\bin\t_ni_go.mot_82283c78 <text:s text:c="24"/></text:p>
          </table:table-cell>
          <table:table-cell office:value-type="string">
            <text:p><text:s/>"D:\\bin\\t_ni_go.mot"</text:p>
          </table:table-cell>
        </table:table-row>
        <table:table-row table:style-name="ro1">
          <table:table-cell/>
          <table:table-cell office:value-type="string">
            <text:p>82c4a5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70000A3h</text:p>
          </table:table-cell>
          <table:table-cell office:value-type="string">
            <text:p><text:s text:c="8"/>82c4bef8 82 28 3c 64 <text:s text:c="4"/>addr <text:s text:c="6"/>s_D:\bin\t_ni_km.mot_82283c64 <text:s text:c="24"/></text:p>
          </table:table-cell>
          <table:table-cell office:value-type="string">
            <text:p><text:s/>"D:\\bin\\t_ni_km.mot"</text:p>
          </table:table-cell>
        </table:table-row>
        <table:table-row table:style-name="ro1">
          <table:table-cell/>
          <table:table-cell office:value-type="string">
            <text:p>82c4a5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70000A4h</text:p>
          </table:table-cell>
          <table:table-cell office:value-type="string">
            <text:p><text:s text:c="8"/>82c4befc 82 28 3c 50 <text:s text:c="4"/>addr <text:s text:c="6"/>s_D:\bin\t_ni_su.mot_82283c50 <text:s text:c="24"/></text:p>
          </table:table-cell>
          <table:table-cell office:value-type="string">
            <text:p><text:s/>"D:\\bin\\t_ni_su.mot"</text:p>
          </table:table-cell>
        </table:table-row>
        <table:table-row table:style-name="ro1">
          <table:table-cell/>
          <table:table-cell office:value-type="string">
            <text:p>82c4a5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70000A5h</text:p>
          </table:table-cell>
          <table:table-cell office:value-type="string">
            <text:p><text:s text:c="8"/>82c4bf00 82 28 3c 3c <text:s text:c="4"/>addr <text:s text:c="6"/>s_D:\bin\t_pr_ba.mot_82283c3c <text:s text:c="24"/></text:p>
          </table:table-cell>
          <table:table-cell office:value-type="string">
            <text:p><text:s/>"D:\\bin\\t_pr_ba.mot"</text:p>
          </table:table-cell>
        </table:table-row>
        <table:table-row table:style-name="ro1">
          <table:table-cell/>
          <table:table-cell office:value-type="string">
            <text:p>82c4a5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70000A6h</text:p>
          </table:table-cell>
          <table:table-cell office:value-type="string">
            <text:p><text:s text:c="8"/>82c4bf04 82 28 3c 28 <text:s text:c="4"/>addr <text:s text:c="6"/>s_D:\bin\t_pr_tn.mot_82283c28 <text:s text:c="24"/></text:p>
          </table:table-cell>
          <table:table-cell office:value-type="string">
            <text:p><text:s/>"D:\\bin\\t_pr_tn.mot"</text:p>
          </table:table-cell>
        </table:table-row>
        <table:table-row table:style-name="ro1">
          <table:table-cell/>
          <table:table-cell office:value-type="string">
            <text:p>82c4a5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70000A7h</text:p>
          </table:table-cell>
          <table:table-cell office:value-type="string">
            <text:p><text:s text:c="8"/>82c4bf08 82 28 3c 14 <text:s text:c="4"/>addr <text:s text:c="6"/>s_D:\bin\t_pr_ko.mot_82283c14 <text:s text:c="24"/></text:p>
          </table:table-cell>
          <table:table-cell office:value-type="string">
            <text:p><text:s/>"D:\\bin\\t_pr_ko.mot"</text:p>
          </table:table-cell>
        </table:table-row>
        <table:table-row table:style-name="ro1">
          <table:table-cell/>
          <table:table-cell office:value-type="string">
            <text:p>82c4a5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70000A8h</text:p>
          </table:table-cell>
          <table:table-cell office:value-type="string">
            <text:p><text:s text:c="8"/>82c4bf0c 82 28 3c 00 <text:s text:c="4"/>addr <text:s text:c="6"/>s_D:\bin\t_sa_ba.mot_82283c00 <text:s text:c="24"/></text:p>
          </table:table-cell>
          <table:table-cell office:value-type="string">
            <text:p><text:s/>"D:\\bin\\t_sa_ba.mot"</text:p>
          </table:table-cell>
        </table:table-row>
        <table:table-row table:style-name="ro1">
          <table:table-cell/>
          <table:table-cell office:value-type="string">
            <text:p>82c4a5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70000A9h</text:p>
          </table:table-cell>
          <table:table-cell office:value-type="string">
            <text:p><text:s text:c="8"/>82c4bf10 82 28 3b ec <text:s text:c="4"/>addr <text:s text:c="6"/>s_D:\bin\t_sa_fa.mot_82283bec <text:s text:c="24"/></text:p>
          </table:table-cell>
          <table:table-cell office:value-type="string">
            <text:p><text:s/>"D:\\bin\\t_sa_fa.mot"</text:p>
          </table:table-cell>
        </table:table-row>
        <table:table-row table:style-name="ro1">
          <table:table-cell/>
          <table:table-cell office:value-type="string">
            <text:p>82c4a5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70000AAh</text:p>
          </table:table-cell>
          <table:table-cell office:value-type="string">
            <text:p><text:s text:c="8"/>82c4bf14 82 28 3b d8 <text:s text:c="4"/>addr <text:s text:c="6"/>s_D:\bin\t_sa_gy.mot_82283bd8 <text:s text:c="24"/></text:p>
          </table:table-cell>
          <table:table-cell office:value-type="string">
            <text:p><text:s/>"D:\\bin\\t_sa_gy.mot"</text:p>
          </table:table-cell>
        </table:table-row>
        <table:table-row table:style-name="ro1">
          <table:table-cell/>
          <table:table-cell office:value-type="string">
            <text:p>82c4a5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70000ABh</text:p>
          </table:table-cell>
          <table:table-cell office:value-type="string">
            <text:p><text:s text:c="8"/>82c4bf18 82 28 3b c4 <text:s text:c="4"/>addr <text:s text:c="6"/>s_D:\bin\t_sa_kl.mot_82283bc4 <text:s text:c="24"/></text:p>
          </table:table-cell>
          <table:table-cell office:value-type="string">
            <text:p><text:s/>"D:\\bin\\t_sa_kl.mot"</text:p>
          </table:table-cell>
        </table:table-row>
        <table:table-row table:style-name="ro1">
          <table:table-cell/>
          <table:table-cell office:value-type="string">
            <text:p>82c4a5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70000ACh</text:p>
          </table:table-cell>
          <table:table-cell office:value-type="string">
            <text:p><text:s text:c="8"/>82c4bf1c 82 28 3b b0 <text:s text:c="4"/>addr <text:s text:c="6"/>s_D:\bin\t_sa_km.mot_82283bb0 <text:s text:c="24"/></text:p>
          </table:table-cell>
          <table:table-cell office:value-type="string">
            <text:p><text:s/>"D:\\bin\\t_sa_km.mot"</text:p>
          </table:table-cell>
        </table:table-row>
        <table:table-row table:style-name="ro1">
          <table:table-cell/>
          <table:table-cell office:value-type="string">
            <text:p>82c4a5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70000ADh</text:p>
          </table:table-cell>
          <table:table-cell office:value-type="string">
            <text:p><text:s text:c="8"/>82c4bf20 82 28 3b 9c <text:s text:c="4"/>addr <text:s text:c="6"/>s_D:\bin\t_sa_kt.mot_82283b9c <text:s text:c="24"/></text:p>
          </table:table-cell>
          <table:table-cell office:value-type="string">
            <text:p><text:s/>"D:\\bin\\t_sa_kt.mot"</text:p>
          </table:table-cell>
        </table:table-row>
        <table:table-row table:style-name="ro1">
          <table:table-cell/>
          <table:table-cell office:value-type="string">
            <text:p>82c4a5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70000AEh</text:p>
          </table:table-cell>
          <table:table-cell office:value-type="string">
            <text:p><text:s text:c="8"/>82c4bf24 82 28 3b 88 <text:s text:c="4"/>addr <text:s text:c="6"/>s_D:\bin\t_sa_tn.mot_82283b88 <text:s text:c="24"/></text:p>
          </table:table-cell>
          <table:table-cell office:value-type="string">
            <text:p><text:s/>"D:\\bin\\t_sa_tn.mot"</text:p>
          </table:table-cell>
        </table:table-row>
        <table:table-row table:style-name="ro1">
          <table:table-cell/>
          <table:table-cell office:value-type="string">
            <text:p>82c4a5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70000AFh</text:p>
          </table:table-cell>
          <table:table-cell office:value-type="string">
            <text:p><text:s text:c="8"/>82c4bf28 82 28 3b 74 <text:s text:c="4"/>addr <text:s text:c="6"/>s_D:\bin\t_sa_go.mot_82283b74 <text:s text:c="24"/></text:p>
          </table:table-cell>
          <table:table-cell office:value-type="string">
            <text:p><text:s/>"D:\\bin\\t_sa_go.mot"</text:p>
          </table:table-cell>
        </table:table-row>
        <table:table-row table:style-name="ro1">
          <table:table-cell/>
          <table:table-cell office:value-type="string">
            <text:p>82c4a5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70000B0h</text:p>
          </table:table-cell>
          <table:table-cell office:value-type="string">
            <text:p><text:s text:c="8"/>82c4bf2c 82 28 3b 60 <text:s text:c="4"/>addr <text:s text:c="6"/>s_D:\bin\t_su_fa.mot_82283b60 <text:s text:c="24"/></text:p>
          </table:table-cell>
          <table:table-cell office:value-type="string">
            <text:p><text:s/>"D:\\bin\\t_su_fa.mot"</text:p>
          </table:table-cell>
        </table:table-row>
        <table:table-row table:style-name="ro1">
          <table:table-cell/>
          <table:table-cell office:value-type="string">
            <text:p>82c4a5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70000B1h</text:p>
          </table:table-cell>
          <table:table-cell office:value-type="string">
            <text:p><text:s text:c="8"/>82c4bf30 82 28 3b 4c <text:s text:c="4"/>addr <text:s text:c="6"/>s_D:\bin\t_su_kl.mot_82283b4c <text:s text:c="24"/></text:p>
          </table:table-cell>
          <table:table-cell office:value-type="string">
            <text:p><text:s/>"D:\\bin\\t_su_kl.mot"</text:p>
          </table:table-cell>
        </table:table-row>
        <table:table-row table:style-name="ro1">
          <table:table-cell/>
          <table:table-cell office:value-type="string">
            <text:p>82c4a5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70000B2h</text:p>
          </table:table-cell>
          <table:table-cell office:value-type="string">
            <text:p><text:s text:c="8"/>82c4bf34 82 28 3b 38 <text:s text:c="4"/>addr <text:s text:c="6"/>s_D:\bin\t_su_ha.mot_82283b38 <text:s text:c="24"/></text:p>
          </table:table-cell>
          <table:table-cell office:value-type="string">
            <text:p><text:s/>"D:\\bin\\t_su_ha.mot"</text:p>
          </table:table-cell>
        </table:table-row>
        <table:table-row table:style-name="ro1">
          <table:table-cell/>
          <table:table-cell office:value-type="string">
            <text:p>82c4a5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70000B3h</text:p>
          </table:table-cell>
          <table:table-cell office:value-type="string">
            <text:p><text:s text:c="8"/>82c4bf38 82 28 3b 24 <text:s text:c="4"/>addr <text:s text:c="6"/>s_D:\bin\t_su_bo.mot_82283b24 <text:s text:c="24"/></text:p>
          </table:table-cell>
          <table:table-cell office:value-type="string">
            <text:p><text:s/>"D:\\bin\\t_su_bo.mot"</text:p>
          </table:table-cell>
        </table:table-row>
        <table:table-row table:style-name="ro1">
          <table:table-cell/>
          <table:table-cell office:value-type="string">
            <text:p>82c4a5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70000B4h</text:p>
          </table:table-cell>
          <table:table-cell office:value-type="string">
            <text:p><text:s text:c="8"/>82c4bf3c 82 28 3b 10 <text:s text:c="4"/>addr <text:s text:c="6"/>s_D:\bin\t_tn_ba.mot_82283b10 <text:s text:c="24"/></text:p>
          </table:table-cell>
          <table:table-cell office:value-type="string">
            <text:p><text:s/>"D:\\bin\\t_tn_ba.mot"</text:p>
          </table:table-cell>
        </table:table-row>
        <table:table-row table:style-name="ro1">
          <table:table-cell/>
          <table:table-cell office:value-type="string">
            <text:p>82c4a5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70000B5h</text:p>
          </table:table-cell>
          <table:table-cell office:value-type="string">
            <text:p><text:s text:c="8"/>82c4bf40 82 28 3a fc <text:s text:c="4"/>addr <text:s text:c="6"/>s_D:\bin\t_tn_fa.mot_82283afc <text:s text:c="24"/></text:p>
          </table:table-cell>
          <table:table-cell office:value-type="string">
            <text:p><text:s/>"D:\\bin\\t_tn_fa.mot"</text:p>
          </table:table-cell>
        </table:table-row>
        <table:table-row table:style-name="ro1">
          <table:table-cell/>
          <table:table-cell office:value-type="string">
            <text:p>82c4a5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70000B6h</text:p>
          </table:table-cell>
          <table:table-cell office:value-type="string">
            <text:p><text:s text:c="8"/>82c4bf44 82 28 3a e8 <text:s text:c="4"/>addr <text:s text:c="6"/>s_D:\bin\t_tn_gy.mot_82283ae8 <text:s text:c="24"/></text:p>
          </table:table-cell>
          <table:table-cell office:value-type="string">
            <text:p><text:s/>"D:\\bin\\t_tn_gy.mot"</text:p>
          </table:table-cell>
        </table:table-row>
        <table:table-row table:style-name="ro1">
          <table:table-cell/>
          <table:table-cell office:value-type="string">
            <text:p>82c4a5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70000B7h</text:p>
          </table:table-cell>
          <table:table-cell office:value-type="string">
            <text:p><text:s text:c="8"/>82c4bf48 82 28 3a d4 <text:s text:c="4"/>addr <text:s text:c="6"/>s_D:\bin\t_tn_kl.mot_82283ad4 <text:s text:c="24"/></text:p>
          </table:table-cell>
          <table:table-cell office:value-type="string">
            <text:p><text:s/>"D:\\bin\\t_tn_kl.mot"</text:p>
          </table:table-cell>
        </table:table-row>
        <table:table-row table:style-name="ro1">
          <table:table-cell/>
          <table:table-cell office:value-type="string">
            <text:p>82c4a5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70000B8h</text:p>
          </table:table-cell>
          <table:table-cell office:value-type="string">
            <text:p><text:s text:c="8"/>82c4bf4c 82 28 3a c0 <text:s text:c="4"/>addr <text:s text:c="6"/>s_D:\bin\t_tn_km.mot_82283ac0 <text:s text:c="24"/></text:p>
          </table:table-cell>
          <table:table-cell office:value-type="string">
            <text:p><text:s/>"D:\\bin\\t_tn_km.mot"</text:p>
          </table:table-cell>
        </table:table-row>
        <table:table-row table:style-name="ro1">
          <table:table-cell/>
          <table:table-cell office:value-type="string">
            <text:p>82c4a5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70000B9h</text:p>
          </table:table-cell>
          <table:table-cell office:value-type="string">
            <text:p><text:s text:c="8"/>82c4bf50 82 28 3a ac <text:s text:c="4"/>addr <text:s text:c="6"/>s_D:\bin\t_tn_ks.mot_82283aac <text:s text:c="24"/></text:p>
          </table:table-cell>
          <table:table-cell office:value-type="string">
            <text:p><text:s/>"D:\\bin\\t_tn_ks.mot"</text:p>
          </table:table-cell>
        </table:table-row>
        <table:table-row table:style-name="ro1">
          <table:table-cell/>
          <table:table-cell office:value-type="string">
            <text:p>82c4a5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70000BAh</text:p>
          </table:table-cell>
          <table:table-cell office:value-type="string">
            <text:p><text:s text:c="8"/>82c4bf54 82 28 3a 98 <text:s text:c="4"/>addr <text:s text:c="6"/>s_D:\bin\t_tn_le.mot_82283a98 <text:s text:c="24"/></text:p>
          </table:table-cell>
          <table:table-cell office:value-type="string">
            <text:p><text:s/>"D:\\bin\\t_tn_le.mot"</text:p>
          </table:table-cell>
        </table:table-row>
        <table:table-row table:style-name="ro1">
          <table:table-cell/>
          <table:table-cell office:value-type="string">
            <text:p>82c4a5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70000BBh</text:p>
          </table:table-cell>
          <table:table-cell office:value-type="string">
            <text:p><text:s text:c="8"/>82c4bf58 82 28 3a 84 <text:s text:c="4"/>addr <text:s text:c="6"/>s_D:\bin\t_tn_pr.mot_82283a84 <text:s text:c="24"/></text:p>
          </table:table-cell>
          <table:table-cell office:value-type="string">
            <text:p><text:s/>"D:\\bin\\t_tn_pr.mot"</text:p>
          </table:table-cell>
        </table:table-row>
        <table:table-row table:style-name="ro1">
          <table:table-cell/>
          <table:table-cell office:value-type="string">
            <text:p>82c4a5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70000BCh</text:p>
          </table:table-cell>
          <table:table-cell office:value-type="string">
            <text:p><text:s text:c="8"/>82c4bf5c 82 28 3a 70 <text:s text:c="4"/>addr <text:s text:c="6"/>s_D:\bin\t_tn_sa.mot_82283a70 <text:s text:c="24"/></text:p>
          </table:table-cell>
          <table:table-cell office:value-type="string">
            <text:p><text:s/>"D:\\bin\\t_tn_sa.mot"</text:p>
          </table:table-cell>
        </table:table-row>
        <table:table-row table:style-name="ro1">
          <table:table-cell/>
          <table:table-cell office:value-type="string">
            <text:p>82c4a5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70000BDh</text:p>
          </table:table-cell>
          <table:table-cell office:value-type="string">
            <text:p><text:s text:c="8"/>82c4bf60 82 28 3a 5c <text:s text:c="4"/>addr <text:s text:c="6"/>s_D:\bin\t_ha_bo.mot_82283a5c <text:s text:c="24"/></text:p>
          </table:table-cell>
          <table:table-cell office:value-type="string">
            <text:p><text:s/>"D:\\bin\\t_ha_bo.mot"</text:p>
          </table:table-cell>
        </table:table-row>
        <table:table-row table:style-name="ro1">
          <table:table-cell/>
          <table:table-cell office:value-type="string">
            <text:p>82c4a5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70000BEh</text:p>
          </table:table-cell>
          <table:table-cell office:value-type="string">
            <text:p><text:s text:c="8"/>82c4bf64 82 28 3a 48 <text:s text:c="4"/>addr <text:s text:c="6"/>s_D:\bin\t_ha_ay.mot_82283a48 <text:s text:c="24"/></text:p>
          </table:table-cell>
          <table:table-cell office:value-type="string">
            <text:p><text:s/>"D:\\bin\\t_ha_ay.mot"</text:p>
          </table:table-cell>
        </table:table-row>
        <table:table-row table:style-name="ro1">
          <table:table-cell/>
          <table:table-cell office:value-type="string">
            <text:p>82c4a5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70000BFh</text:p>
          </table:table-cell>
          <table:table-cell office:value-type="string">
            <text:p><text:s text:c="8"/>82c4bf68 82 28 3a 34 <text:s text:c="4"/>addr <text:s text:c="6"/>s_D:\bin\t_ha_pr.mot_82283a34 <text:s text:c="24"/></text:p>
          </table:table-cell>
          <table:table-cell office:value-type="string">
            <text:p><text:s/>"D:\\bin\\t_ha_pr.mot"</text:p>
          </table:table-cell>
        </table:table-row>
        <table:table-row table:style-name="ro1">
          <table:table-cell/>
          <table:table-cell office:value-type="string">
            <text:p>82c4a5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70000C0h</text:p>
          </table:table-cell>
          <table:table-cell office:value-type="string">
            <text:p><text:s text:c="8"/>82c4bf6c 82 28 3a 20 <text:s text:c="4"/>addr <text:s text:c="6"/>s_D:\bin\t_ha_ni.mot_82283a20 <text:s text:c="24"/></text:p>
          </table:table-cell>
          <table:table-cell office:value-type="string">
            <text:p><text:s/>"D:\\bin\\t_ha_ni.mot"</text:p>
          </table:table-cell>
        </table:table-row>
        <table:table-row table:style-name="ro1">
          <table:table-cell/>
          <table:table-cell office:value-type="string">
            <text:p>82c4a5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70000C1h</text:p>
          </table:table-cell>
          <table:table-cell office:value-type="string">
            <text:p><text:s text:c="8"/>82c4bf70 82 28 3a 0c <text:s text:c="4"/>addr <text:s text:c="6"/>s_D:\bin\t_ha_ko.mot_82283a0c <text:s text:c="24"/></text:p>
          </table:table-cell>
          <table:table-cell office:value-type="string">
            <text:p><text:s/>"D:\\bin\\t_ha_ko.mot"</text:p>
          </table:table-cell>
        </table:table-row>
        <table:table-row table:style-name="ro1">
          <table:table-cell/>
          <table:table-cell office:value-type="string">
            <text:p>82c4a5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70000C2h</text:p>
          </table:table-cell>
          <table:table-cell office:value-type="string">
            <text:p><text:s text:c="8"/>82c4bf74 82 28 39 f8 <text:s text:c="4"/>addr <text:s text:c="6"/>s_D:\bin\t_bo_fa.mot_822839f8 <text:s text:c="24"/></text:p>
          </table:table-cell>
          <table:table-cell office:value-type="string">
            <text:p><text:s/>"D:\\bin\\t_bo_fa.mot"</text:p>
          </table:table-cell>
        </table:table-row>
        <table:table-row table:style-name="ro1">
          <table:table-cell/>
          <table:table-cell office:value-type="string">
            <text:p>82c4a5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70000C3h</text:p>
          </table:table-cell>
          <table:table-cell office:value-type="string">
            <text:p><text:s text:c="8"/>82c4bf78 82 28 39 e4 <text:s text:c="4"/>addr <text:s text:c="6"/>s_D:\bin\t_bo_le.mot_822839e4 <text:s text:c="24"/></text:p>
          </table:table-cell>
          <table:table-cell office:value-type="string">
            <text:p><text:s/>"D:\\bin\\t_bo_le.mot"</text:p>
          </table:table-cell>
        </table:table-row>
        <table:table-row table:style-name="ro1">
          <table:table-cell/>
          <table:table-cell office:value-type="string">
            <text:p>82c4a5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70000C4h</text:p>
          </table:table-cell>
          <table:table-cell office:value-type="string">
            <text:p><text:s text:c="8"/>82c4bf7c 82 28 39 d0 <text:s text:c="4"/>addr <text:s text:c="6"/>s_D:\bin\t_bo_su.mot_822839d0 <text:s text:c="24"/></text:p>
          </table:table-cell>
          <table:table-cell office:value-type="string">
            <text:p><text:s/>"D:\\bin\\t_bo_su.mot"</text:p>
          </table:table-cell>
        </table:table-row>
        <table:table-row table:style-name="ro1">
          <table:table-cell/>
          <table:table-cell office:value-type="string">
            <text:p>82c4a5e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3000000h</text:p>
          </table:table-cell>
          <table:table-cell office:value-type="string">
            <text:p><text:s text:c="8"/>82c4bf80 82 28 39 b0 <text:s text:c="4"/>addr <text:s text:c="6"/>s_D:\dat\version\chr_version.bin_822839b0 <text:s text:c="12"/></text:p>
          </table:table-cell>
          <table:table-cell office:value-type="string">
            <text:p><text:s/>"D:\\dat\\version\\chr_version.bin"</text:p>
          </table:table-cell>
        </table:table-row>
        <table:table-row table:style-name="ro1">
          <table:table-cell/>
          <table:table-cell office:value-type="string">
            <text:p>82c4a5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3000001h</text:p>
          </table:table-cell>
          <table:table-cell office:value-type="string">
            <text:p><text:s text:c="8"/>82c4bf84 82 28 39 94 <text:s text:c="4"/>addr <text:s text:c="6"/>s_D:\dat\char\zac00\zac00.tpr_82283994 <text:s text:c="15"/></text:p>
          </table:table-cell>
          <table:table-cell office:value-type="string">
            <text:p><text:s/>"D:\\dat\\char\\zac00\\zac00.tpr"</text:p>
          </table:table-cell>
        </table:table-row>
        <table:table-row table:style-name="ro1">
          <table:table-cell/>
          <table:table-cell office:value-type="string">
            <text:p>82c4a5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3000002h</text:p>
          </table:table-cell>
          <table:table-cell office:value-type="string">
            <text:p><text:s text:c="8"/>82c4bf88 82 28 39 78 <text:s text:c="4"/>addr <text:s text:c="6"/>s_D:\dat\char\zac00\zac00.cat_82283978 <text:s text:c="15"/></text:p>
          </table:table-cell>
          <table:table-cell office:value-type="string">
            <text:p><text:s/>"D:\\dat\\char\\zac00\\zac00.cat"</text:p>
          </table:table-cell>
        </table:table-row>
        <table:table-row table:style-name="ro1">
          <table:table-cell/>
          <table:table-cell office:value-type="string">
            <text:p>82c4a5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000003h</text:p>
          </table:table-cell>
          <table:table-cell office:value-type="string">
            <text:p><text:s text:c="8"/>82c4bf8c 82 28 39 5c <text:s text:c="4"/>addr <text:s text:c="6"/>s_D:\dat\char\zac01\zac01.tpr_8228395c <text:s text:c="15"/></text:p>
          </table:table-cell>
          <table:table-cell office:value-type="string">
            <text:p><text:s/>"D:\\dat\\char\\zac01\\zac01.tpr"</text:p>
          </table:table-cell>
        </table:table-row>
        <table:table-row table:style-name="ro1">
          <table:table-cell/>
          <table:table-cell office:value-type="string">
            <text:p>82c4a5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3000004h</text:p>
          </table:table-cell>
          <table:table-cell office:value-type="string">
            <text:p><text:s text:c="8"/>82c4bf90 82 28 39 40 <text:s text:c="4"/>addr <text:s text:c="6"/>s_D:\dat\char\zac01\zac01.cat_82283940 <text:s text:c="15"/></text:p>
          </table:table-cell>
          <table:table-cell office:value-type="string">
            <text:p><text:s/>"D:\\dat\\char\\zac01\\zac01.cat"</text:p>
          </table:table-cell>
        </table:table-row>
        <table:table-row table:style-name="ro1">
          <table:table-cell/>
          <table:table-cell office:value-type="string">
            <text:p>82c4a5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3000005h</text:p>
          </table:table-cell>
          <table:table-cell office:value-type="string">
            <text:p><text:s text:c="8"/>82c4bf94 82 28 39 24 <text:s text:c="4"/>addr <text:s text:c="6"/>s_D:\dat\char\zac02\zac02.tpr_82283924 <text:s text:c="15"/></text:p>
          </table:table-cell>
          <table:table-cell office:value-type="string">
            <text:p><text:s/>"D:\\dat\\char\\zac02\\zac02.tpr"</text:p>
          </table:table-cell>
        </table:table-row>
        <table:table-row table:style-name="ro1">
          <table:table-cell/>
          <table:table-cell office:value-type="string">
            <text:p>82c4a5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3000006h</text:p>
          </table:table-cell>
          <table:table-cell office:value-type="string">
            <text:p><text:s text:c="8"/>82c4bf98 82 28 39 08 <text:s text:c="4"/>addr <text:s text:c="6"/>s_D:\dat\char\zac02\zac02.cat_82283908 <text:s text:c="15"/></text:p>
          </table:table-cell>
          <table:table-cell office:value-type="string">
            <text:p><text:s/>"D:\\dat\\char\\zac02\\zac02.cat"</text:p>
          </table:table-cell>
        </table:table-row>
        <table:table-row table:style-name="ro1">
          <table:table-cell/>
          <table:table-cell office:value-type="string">
            <text:p>82c4a5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3000007h</text:p>
          </table:table-cell>
          <table:table-cell office:value-type="string">
            <text:p><text:s text:c="8"/>82c4bf9c 82 28 38 ec <text:s text:c="4"/>addr <text:s text:c="6"/>s_D:\dat\char\zac03\zac03.tpr_822838ec <text:s text:c="15"/></text:p>
          </table:table-cell>
          <table:table-cell office:value-type="string">
            <text:p><text:s/>"D:\\dat\\char\\zac03\\zac03.tpr"</text:p>
          </table:table-cell>
        </table:table-row>
        <table:table-row table:style-name="ro1">
          <table:table-cell/>
          <table:table-cell office:value-type="string">
            <text:p>82c4a6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3000008h</text:p>
          </table:table-cell>
          <table:table-cell office:value-type="string">
            <text:p><text:s text:c="8"/>82c4bfa0 82 28 38 d0 <text:s text:c="4"/>addr <text:s text:c="6"/>s_D:\dat\char\zac03\zac03.cat_822838d0 <text:s text:c="15"/></text:p>
          </table:table-cell>
          <table:table-cell office:value-type="string">
            <text:p><text:s/>"D:\\dat\\char\\zac03\\zac03.cat"</text:p>
          </table:table-cell>
        </table:table-row>
        <table:table-row table:style-name="ro1">
          <table:table-cell/>
          <table:table-cell office:value-type="string">
            <text:p>82c4a6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3000009h</text:p>
          </table:table-cell>
          <table:table-cell office:value-type="string">
            <text:p><text:s text:c="8"/>82c4bfa4 82 28 38 b4 <text:s text:c="4"/>addr <text:s text:c="6"/>s_D:\dat\char\zac04\zac04.tpr_822838b4 <text:s text:c="15"/></text:p>
          </table:table-cell>
          <table:table-cell office:value-type="string">
            <text:p><text:s/>"D:\\dat\\char\\zac04\\zac04.tpr"</text:p>
          </table:table-cell>
        </table:table-row>
        <table:table-row table:style-name="ro1">
          <table:table-cell/>
          <table:table-cell office:value-type="string">
            <text:p>82c4a6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300000Ah</text:p>
          </table:table-cell>
          <table:table-cell office:value-type="string">
            <text:p><text:s text:c="8"/>82c4bfa8 82 28 38 98 <text:s text:c="4"/>addr <text:s text:c="6"/>s_D:\dat\char\zac04\zac04.cat_82283898 <text:s text:c="15"/></text:p>
          </table:table-cell>
          <table:table-cell office:value-type="string">
            <text:p><text:s/>"D:\\dat\\char\\zac04\\zac04.cat"</text:p>
          </table:table-cell>
        </table:table-row>
        <table:table-row table:style-name="ro1">
          <table:table-cell/>
          <table:table-cell office:value-type="string">
            <text:p>82c4a60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300000Bh</text:p>
          </table:table-cell>
          <table:table-cell office:value-type="string">
            <text:p><text:s text:c="8"/>82c4bfac 82 28 38 7c <text:s text:c="4"/>addr <text:s text:c="6"/>s_D:\dat\char\tin00\tin00.tpr_8228387c <text:s text:c="15"/></text:p>
          </table:table-cell>
          <table:table-cell office:value-type="string">
            <text:p><text:s/>"D:\\dat\\char\\tin00\\tin00.tpr"</text:p>
          </table:table-cell>
        </table:table-row>
        <table:table-row table:style-name="ro1">
          <table:table-cell/>
          <table:table-cell office:value-type="string">
            <text:p>82c4a6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300000Ch</text:p>
          </table:table-cell>
          <table:table-cell office:value-type="string">
            <text:p><text:s text:c="8"/>82c4bfb0 82 28 38 60 <text:s text:c="4"/>addr <text:s text:c="6"/>s_D:\dat\char\tin00\tin00.cat_82283860 <text:s text:c="15"/></text:p>
          </table:table-cell>
          <table:table-cell office:value-type="string">
            <text:p><text:s/>"D:\\dat\\char\\tin00\\tin00.cat"</text:p>
          </table:table-cell>
        </table:table-row>
        <table:table-row table:style-name="ro1">
          <table:table-cell/>
          <table:table-cell office:value-type="string">
            <text:p>82c4a6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300000Dh</text:p>
          </table:table-cell>
          <table:table-cell office:value-type="string">
            <text:p><text:s text:c="8"/>82c4bfb4 82 28 38 44 <text:s text:c="4"/>addr <text:s text:c="6"/>s_D:\dat\char\tin01\tin01.tpr_82283844 <text:s text:c="15"/></text:p>
          </table:table-cell>
          <table:table-cell office:value-type="string">
            <text:p><text:s/>"D:\\dat\\char\\tin01\\tin01.tpr"</text:p>
          </table:table-cell>
        </table:table-row>
        <table:table-row table:style-name="ro1">
          <table:table-cell/>
          <table:table-cell office:value-type="string">
            <text:p>82c4a6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300000Eh</text:p>
          </table:table-cell>
          <table:table-cell office:value-type="string">
            <text:p><text:s text:c="8"/>82c4bfb8 82 28 38 28 <text:s text:c="4"/>addr <text:s text:c="6"/>s_D:\dat\char\tin01\tin01.cat_82283828 <text:s text:c="15"/></text:p>
          </table:table-cell>
          <table:table-cell office:value-type="string">
            <text:p><text:s/>"D:\\dat\\char\\tin01\\tin01.cat"</text:p>
          </table:table-cell>
        </table:table-row>
        <table:table-row table:style-name="ro1">
          <table:table-cell/>
          <table:table-cell office:value-type="string">
            <text:p>82c4a61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300000Fh</text:p>
          </table:table-cell>
          <table:table-cell office:value-type="string">
            <text:p><text:s text:c="8"/>82c4bfbc 82 28 38 0c <text:s text:c="4"/>addr <text:s text:c="6"/>s_D:\dat\char\tin02\tin02.tpr_8228380c <text:s text:c="15"/></text:p>
          </table:table-cell>
          <table:table-cell office:value-type="string">
            <text:p><text:s/>"D:\\dat\\char\\tin02\\tin02.tpr"</text:p>
          </table:table-cell>
        </table:table-row>
        <table:table-row table:style-name="ro1">
          <table:table-cell/>
          <table:table-cell office:value-type="string">
            <text:p>82c4a6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3000010h</text:p>
          </table:table-cell>
          <table:table-cell office:value-type="string">
            <text:p><text:s text:c="8"/>82c4bfc0 82 28 37 f0 <text:s text:c="4"/>addr <text:s text:c="6"/>s_D:\dat\char\tin02\tin02.cat_822837f0 <text:s text:c="15"/></text:p>
          </table:table-cell>
          <table:table-cell office:value-type="string">
            <text:p><text:s/>"D:\\dat\\char\\tin02\\tin02.cat"</text:p>
          </table:table-cell>
        </table:table-row>
        <table:table-row table:style-name="ro1">
          <table:table-cell/>
          <table:table-cell office:value-type="string">
            <text:p>82c4a6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3000011h</text:p>
          </table:table-cell>
          <table:table-cell office:value-type="string">
            <text:p><text:s text:c="8"/>82c4bfc4 82 28 37 d4 <text:s text:c="4"/>addr <text:s text:c="6"/>s_D:\dat\char\tin03\tin03.tpr_822837d4 <text:s text:c="15"/></text:p>
          </table:table-cell>
          <table:table-cell office:value-type="string">
            <text:p><text:s/>"D:\\dat\\char\\tin03\\tin03.tpr"</text:p>
          </table:table-cell>
        </table:table-row>
        <table:table-row table:style-name="ro1">
          <table:table-cell/>
          <table:table-cell office:value-type="string">
            <text:p>82c4a6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3000012h</text:p>
          </table:table-cell>
          <table:table-cell office:value-type="string">
            <text:p><text:s text:c="8"/>82c4bfc8 82 28 37 b8 <text:s text:c="4"/>addr <text:s text:c="6"/>s_D:\dat\char\tin03\tin03.cat_822837b8 <text:s text:c="15"/></text:p>
          </table:table-cell>
          <table:table-cell office:value-type="string">
            <text:p><text:s/>"D:\\dat\\char\\tin03\\tin03.cat"</text:p>
          </table:table-cell>
        </table:table-row>
        <table:table-row table:style-name="ro1">
          <table:table-cell/>
          <table:table-cell office:value-type="string">
            <text:p>82c4a62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3000013h</text:p>
          </table:table-cell>
          <table:table-cell office:value-type="string">
            <text:p><text:s text:c="8"/>82c4bfcc 82 28 37 9c <text:s text:c="4"/>addr <text:s text:c="6"/>s_D:\dat\char\tin04\tin04.tpr_8228379c <text:s text:c="15"/></text:p>
          </table:table-cell>
          <table:table-cell office:value-type="string">
            <text:p><text:s/>"D:\\dat\\char\\tin04\\tin04.tpr"</text:p>
          </table:table-cell>
        </table:table-row>
        <table:table-row table:style-name="ro1">
          <table:table-cell/>
          <table:table-cell office:value-type="string">
            <text:p>82c4a6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3000014h</text:p>
          </table:table-cell>
          <table:table-cell office:value-type="string">
            <text:p><text:s text:c="8"/>82c4bfd0 82 28 37 80 <text:s text:c="4"/>addr <text:s text:c="6"/>s_D:\dat\char\tin04\tin04.cat_82283780 <text:s text:c="15"/></text:p>
          </table:table-cell>
          <table:table-cell office:value-type="string">
            <text:p><text:s/>"D:\\dat\\char\\tin04\\tin04.cat"</text:p>
          </table:table-cell>
        </table:table-row>
        <table:table-row table:style-name="ro1">
          <table:table-cell/>
          <table:table-cell office:value-type="string">
            <text:p>82c4a6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3000015h</text:p>
          </table:table-cell>
          <table:table-cell office:value-type="string">
            <text:p><text:s text:c="8"/>82c4bfd4 82 28 37 64 <text:s text:c="4"/>addr <text:s text:c="6"/>s_D:\dat\char\tin05\tin05.tpr_82283764 <text:s text:c="15"/></text:p>
          </table:table-cell>
          <table:table-cell office:value-type="string">
            <text:p><text:s/>"D:\\dat\\char\\tin05\\tin05.tpr"</text:p>
          </table:table-cell>
        </table:table-row>
        <table:table-row table:style-name="ro1">
          <table:table-cell/>
          <table:table-cell office:value-type="string">
            <text:p>82c4a6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3000016h</text:p>
          </table:table-cell>
          <table:table-cell office:value-type="string">
            <text:p><text:s text:c="8"/>82c4bfd8 82 28 37 48 <text:s text:c="4"/>addr <text:s text:c="6"/>s_D:\dat\char\tin05\tin05.cat_82283748 <text:s text:c="15"/></text:p>
          </table:table-cell>
          <table:table-cell office:value-type="string">
            <text:p><text:s/>"D:\\dat\\char\\tin05\\tin05.cat"</text:p>
          </table:table-cell>
        </table:table-row>
        <table:table-row table:style-name="ro1">
          <table:table-cell/>
          <table:table-cell office:value-type="string">
            <text:p>82c4a63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3000017h</text:p>
          </table:table-cell>
          <table:table-cell office:value-type="string">
            <text:p><text:s text:c="8"/>82c4bfdc 82 28 37 2c <text:s text:c="4"/>addr <text:s text:c="6"/>s_D:\dat\char\jan00\jan00.tpr_8228372c <text:s text:c="15"/></text:p>
          </table:table-cell>
          <table:table-cell office:value-type="string">
            <text:p><text:s/>"D:\\dat\\char\\jan00\\jan00.tpr"</text:p>
          </table:table-cell>
        </table:table-row>
        <table:table-row table:style-name="ro1">
          <table:table-cell/>
          <table:table-cell office:value-type="string">
            <text:p>82c4a6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3000018h</text:p>
          </table:table-cell>
          <table:table-cell office:value-type="string">
            <text:p><text:s text:c="8"/>82c4bfe0 82 28 37 10 <text:s text:c="4"/>addr <text:s text:c="6"/>s_D:\dat\char\jan00\jan00.cat_82283710 <text:s text:c="15"/></text:p>
          </table:table-cell>
          <table:table-cell office:value-type="string">
            <text:p><text:s/>"D:\\dat\\char\\jan00\\jan00.cat"</text:p>
          </table:table-cell>
        </table:table-row>
        <table:table-row table:style-name="ro1">
          <table:table-cell/>
          <table:table-cell office:value-type="string">
            <text:p>82c4a6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3000019h</text:p>
          </table:table-cell>
          <table:table-cell office:value-type="string">
            <text:p><text:s text:c="8"/>82c4bfe4 82 28 36 f4 <text:s text:c="4"/>addr <text:s text:c="6"/>s_D:\dat\char\jan01\jan01.tpr_822836f4 <text:s text:c="15"/></text:p>
          </table:table-cell>
          <table:table-cell office:value-type="string">
            <text:p><text:s/>"D:\\dat\\char\\jan01\\jan01.tpr"</text:p>
          </table:table-cell>
        </table:table-row>
        <table:table-row table:style-name="ro1">
          <table:table-cell/>
          <table:table-cell office:value-type="string">
            <text:p>82c4a6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300001Ah</text:p>
          </table:table-cell>
          <table:table-cell office:value-type="string">
            <text:p><text:s text:c="8"/>82c4bfe8 82 28 36 d8 <text:s text:c="4"/>addr <text:s text:c="6"/>s_D:\dat\char\jan01\jan01.cat_822836d8 <text:s text:c="15"/></text:p>
          </table:table-cell>
          <table:table-cell office:value-type="string">
            <text:p><text:s/>"D:\\dat\\char\\jan01\\jan01.cat"</text:p>
          </table:table-cell>
        </table:table-row>
        <table:table-row table:style-name="ro1">
          <table:table-cell/>
          <table:table-cell office:value-type="string">
            <text:p>82c4a64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300001Bh</text:p>
          </table:table-cell>
          <table:table-cell office:value-type="string">
            <text:p><text:s text:c="8"/>82c4bfec 82 28 36 bc <text:s text:c="4"/>addr <text:s text:c="6"/>s_D:\dat\char\jan02\jan02.tpr_822836bc <text:s text:c="15"/></text:p>
          </table:table-cell>
          <table:table-cell office:value-type="string">
            <text:p><text:s/>"D:\\dat\\char\\jan02\\jan02.tpr"</text:p>
          </table:table-cell>
        </table:table-row>
        <table:table-row table:style-name="ro1">
          <table:table-cell/>
          <table:table-cell office:value-type="string">
            <text:p>82c4a6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300001Ch</text:p>
          </table:table-cell>
          <table:table-cell office:value-type="string">
            <text:p><text:s text:c="8"/>82c4bff0 82 28 36 a0 <text:s text:c="4"/>addr <text:s text:c="6"/>s_D:\dat\char\jan02\jan02.cat_822836a0 <text:s text:c="15"/></text:p>
          </table:table-cell>
          <table:table-cell office:value-type="string">
            <text:p><text:s/>"D:\\dat\\char\\jan02\\jan02.cat"</text:p>
          </table:table-cell>
        </table:table-row>
        <table:table-row table:style-name="ro1">
          <table:table-cell/>
          <table:table-cell office:value-type="string">
            <text:p>82c4a6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300001Dh</text:p>
          </table:table-cell>
          <table:table-cell office:value-type="string">
            <text:p><text:s text:c="8"/>82c4bff4 82 28 36 84 <text:s text:c="4"/>addr <text:s text:c="6"/>s_D:\dat\char\jan03\jan03.tpr_82283684 <text:s text:c="15"/></text:p>
          </table:table-cell>
          <table:table-cell office:value-type="string">
            <text:p><text:s/>"D:\\dat\\char\\jan03\\jan03.tpr"</text:p>
          </table:table-cell>
        </table:table-row>
        <table:table-row table:style-name="ro1">
          <table:table-cell/>
          <table:table-cell office:value-type="string">
            <text:p>82c4a6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300001Eh</text:p>
          </table:table-cell>
          <table:table-cell office:value-type="string">
            <text:p><text:s text:c="8"/>82c4bff8 82 28 36 68 <text:s text:c="4"/>addr <text:s text:c="6"/>s_D:\dat\char\jan03\jan03.cat_82283668 <text:s text:c="15"/></text:p>
          </table:table-cell>
          <table:table-cell office:value-type="string">
            <text:p><text:s/>"D:\\dat\\char\\jan03\\jan03.cat"</text:p>
          </table:table-cell>
        </table:table-row>
        <table:table-row table:style-name="ro1">
          <table:table-cell/>
          <table:table-cell office:value-type="string">
            <text:p>82c4a65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300001Fh</text:p>
          </table:table-cell>
          <table:table-cell office:value-type="string">
            <text:p><text:s text:c="8"/>82c4bffc 82 28 36 4c <text:s text:c="4"/>addr <text:s text:c="6"/>s_D:\dat\char\jan04\jan04.tpr_8228364c <text:s text:c="15"/></text:p>
          </table:table-cell>
          <table:table-cell office:value-type="string">
            <text:p><text:s/>"D:\\dat\\char\\jan04\\jan04.tpr"</text:p>
          </table:table-cell>
        </table:table-row>
        <table:table-row table:style-name="ro1">
          <table:table-cell/>
          <table:table-cell office:value-type="string">
            <text:p>82c4a66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3000020h</text:p>
          </table:table-cell>
          <table:table-cell office:value-type="string">
            <text:p><text:s text:c="8"/>82c4c000 82 28 36 30 <text:s text:c="4"/>addr <text:s text:c="6"/>s_D:\dat\char\jan04\jan04.cat_82283630 <text:s text:c="15"/></text:p>
          </table:table-cell>
          <table:table-cell office:value-type="string">
            <text:p><text:s/>"D:\\dat\\char\\jan04\\jan04.cat"</text:p>
          </table:table-cell>
        </table:table-row>
        <table:table-row table:style-name="ro1">
          <table:table-cell/>
          <table:table-cell office:value-type="string">
            <text:p>82c4a6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3000021h</text:p>
          </table:table-cell>
          <table:table-cell office:value-type="string">
            <text:p><text:s text:c="8"/>82c4c004 82 28 36 14 <text:s text:c="4"/>addr <text:s text:c="6"/>s_D:\dat\char\ein00\ein00.tpr_82283614 <text:s text:c="15"/></text:p>
          </table:table-cell>
          <table:table-cell office:value-type="string">
            <text:p><text:s/>"D:\\dat\\char\\ein00\\ein00.tpr"</text:p>
          </table:table-cell>
        </table:table-row>
        <table:table-row table:style-name="ro1">
          <table:table-cell/>
          <table:table-cell office:value-type="string">
            <text:p>82c4a6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3000022h</text:p>
          </table:table-cell>
          <table:table-cell office:value-type="string">
            <text:p><text:s text:c="8"/>82c4c008 82 28 35 f8 <text:s text:c="4"/>addr <text:s text:c="6"/>s_D:\dat\char\ein00\ein00.cat_822835f8 <text:s text:c="15"/></text:p>
          </table:table-cell>
          <table:table-cell office:value-type="string">
            <text:p><text:s/>"D:\\dat\\char\\ein00\\ein00.cat"</text:p>
          </table:table-cell>
        </table:table-row>
        <table:table-row table:style-name="ro1">
          <table:table-cell/>
          <table:table-cell office:value-type="string">
            <text:p>82c4a66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3000023h</text:p>
          </table:table-cell>
          <table:table-cell office:value-type="string">
            <text:p><text:s text:c="8"/>82c4c00c 82 28 35 dc <text:s text:c="4"/>addr <text:s text:c="6"/>s_D:\dat\char\ein01\ein01.tpr_822835dc <text:s text:c="15"/></text:p>
          </table:table-cell>
          <table:table-cell office:value-type="string">
            <text:p><text:s/>"D:\\dat\\char\\ein01\\ein01.tpr"</text:p>
          </table:table-cell>
        </table:table-row>
        <table:table-row table:style-name="ro1">
          <table:table-cell/>
          <table:table-cell office:value-type="string">
            <text:p>82c4a6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3000024h</text:p>
          </table:table-cell>
          <table:table-cell office:value-type="string">
            <text:p><text:s text:c="8"/>82c4c010 82 28 35 c0 <text:s text:c="4"/>addr <text:s text:c="6"/>s_D:\dat\char\ein01\ein01.cat_822835c0 <text:s text:c="15"/></text:p>
          </table:table-cell>
          <table:table-cell office:value-type="string">
            <text:p><text:s/>"D:\\dat\\char\\ein01\\ein01.cat"</text:p>
          </table:table-cell>
        </table:table-row>
        <table:table-row table:style-name="ro1">
          <table:table-cell/>
          <table:table-cell office:value-type="string">
            <text:p>82c4a6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3000025h</text:p>
          </table:table-cell>
          <table:table-cell office:value-type="string">
            <text:p><text:s text:c="8"/>82c4c014 82 28 35 a4 <text:s text:c="4"/>addr <text:s text:c="6"/>s_D:\dat\char\ein02\ein02.tpr_822835a4 <text:s text:c="15"/></text:p>
          </table:table-cell>
          <table:table-cell office:value-type="string">
            <text:p><text:s/>"D:\\dat\\char\\ein02\\ein02.tpr"</text:p>
          </table:table-cell>
        </table:table-row>
        <table:table-row table:style-name="ro1">
          <table:table-cell/>
          <table:table-cell office:value-type="string">
            <text:p>82c4a6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3000026h</text:p>
          </table:table-cell>
          <table:table-cell office:value-type="string">
            <text:p><text:s text:c="8"/>82c4c018 82 28 35 88 <text:s text:c="4"/>addr <text:s text:c="6"/>s_D:\dat\char\ein02\ein02.cat_82283588 <text:s text:c="15"/></text:p>
          </table:table-cell>
          <table:table-cell office:value-type="string">
            <text:p><text:s/>"D:\\dat\\char\\ein02\\ein02.cat"</text:p>
          </table:table-cell>
        </table:table-row>
        <table:table-row table:style-name="ro1">
          <table:table-cell/>
          <table:table-cell office:value-type="string">
            <text:p>82c4a67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3000027h</text:p>
          </table:table-cell>
          <table:table-cell office:value-type="string">
            <text:p><text:s text:c="8"/>82c4c01c 82 28 35 6c <text:s text:c="4"/>addr <text:s text:c="6"/>s_D:\dat\char\ein03\ein03.tpr_8228356c <text:s text:c="15"/></text:p>
          </table:table-cell>
          <table:table-cell office:value-type="string">
            <text:p><text:s/>"D:\\dat\\char\\ein03\\ein03.tpr"</text:p>
          </table:table-cell>
        </table:table-row>
        <table:table-row table:style-name="ro1">
          <table:table-cell/>
          <table:table-cell office:value-type="string">
            <text:p>82c4a68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3000028h</text:p>
          </table:table-cell>
          <table:table-cell office:value-type="string">
            <text:p><text:s text:c="8"/>82c4c020 82 28 35 50 <text:s text:c="4"/>addr <text:s text:c="6"/>s_D:\dat\char\ein03\ein03.cat_82283550 <text:s text:c="15"/></text:p>
          </table:table-cell>
          <table:table-cell office:value-type="string">
            <text:p><text:s/>"D:\\dat\\char\\ein03\\ein03.cat"</text:p>
          </table:table-cell>
        </table:table-row>
        <table:table-row table:style-name="ro1">
          <table:table-cell/>
          <table:table-cell office:value-type="string">
            <text:p>82c4a6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3000029h</text:p>
          </table:table-cell>
          <table:table-cell office:value-type="string">
            <text:p><text:s text:c="8"/>82c4c024 82 28 35 34 <text:s text:c="4"/>addr <text:s text:c="6"/>s_D:\dat\char\ein04\ein04.tpr_82283534 <text:s text:c="15"/></text:p>
          </table:table-cell>
          <table:table-cell office:value-type="string">
            <text:p><text:s/>"D:\\dat\\char\\ein04\\ein04.tpr"</text:p>
          </table:table-cell>
        </table:table-row>
        <table:table-row table:style-name="ro1">
          <table:table-cell/>
          <table:table-cell office:value-type="string">
            <text:p>82c4a6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300002Ah</text:p>
          </table:table-cell>
          <table:table-cell office:value-type="string">
            <text:p><text:s text:c="8"/>82c4c028 82 28 35 18 <text:s text:c="4"/>addr <text:s text:c="6"/>s_D:\dat\char\ein04\ein04.cat_82283518 <text:s text:c="15"/></text:p>
          </table:table-cell>
          <table:table-cell office:value-type="string">
            <text:p><text:s/>"D:\\dat\\char\\ein04\\ein04.cat"</text:p>
          </table:table-cell>
        </table:table-row>
        <table:table-row table:style-name="ro1">
          <table:table-cell/>
          <table:table-cell office:value-type="string">
            <text:p>82c4a68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300002Bh</text:p>
          </table:table-cell>
          <table:table-cell office:value-type="string">
            <text:p><text:s text:c="8"/>82c4c02c 82 28 34 fc <text:s text:c="4"/>addr <text:s text:c="6"/>s_D:\dat\char\ryu00\ryu00.tpr_822834fc <text:s text:c="15"/></text:p>
          </table:table-cell>
          <table:table-cell office:value-type="string">
            <text:p><text:s/>"D:\\dat\\char\\ryu00\\ryu00.tpr"</text:p>
          </table:table-cell>
        </table:table-row>
        <table:table-row table:style-name="ro1">
          <table:table-cell/>
          <table:table-cell office:value-type="string">
            <text:p>82c4a6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300002Ch</text:p>
          </table:table-cell>
          <table:table-cell office:value-type="string">
            <text:p><text:s text:c="8"/>82c4c030 82 28 34 e0 <text:s text:c="4"/>addr <text:s text:c="6"/>s_D:\dat\char\ryu00\ryu00.cat_822834e0 <text:s text:c="15"/></text:p>
          </table:table-cell>
          <table:table-cell office:value-type="string">
            <text:p><text:s/>"D:\\dat\\char\\ryu00\\ryu00.cat"</text:p>
          </table:table-cell>
        </table:table-row>
        <table:table-row table:style-name="ro1">
          <table:table-cell/>
          <table:table-cell office:value-type="string">
            <text:p>82c4a6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300002Dh</text:p>
          </table:table-cell>
          <table:table-cell office:value-type="string">
            <text:p><text:s text:c="8"/>82c4c034 82 28 34 c4 <text:s text:c="4"/>addr <text:s text:c="6"/>s_D:\dat\char\ryu01\ryu01.tpr_822834c4 <text:s text:c="15"/></text:p>
          </table:table-cell>
          <table:table-cell office:value-type="string">
            <text:p><text:s/>"D:\\dat\\char\\ryu01\\ryu01.tpr"</text:p>
          </table:table-cell>
        </table:table-row>
        <table:table-row table:style-name="ro1">
          <table:table-cell/>
          <table:table-cell office:value-type="string">
            <text:p>82c4a69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300002Eh</text:p>
          </table:table-cell>
          <table:table-cell office:value-type="string">
            <text:p><text:s text:c="8"/>82c4c038 82 28 34 a8 <text:s text:c="4"/>addr <text:s text:c="6"/>s_D:\dat\char\ryu01\ryu01.cat_822834a8 <text:s text:c="15"/></text:p>
          </table:table-cell>
          <table:table-cell office:value-type="string">
            <text:p><text:s/>"D:\\dat\\char\\ryu01\\ryu01.cat"</text:p>
          </table:table-cell>
        </table:table-row>
        <table:table-row table:style-name="ro1">
          <table:table-cell/>
          <table:table-cell office:value-type="string">
            <text:p>82c4a69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300002Fh</text:p>
          </table:table-cell>
          <table:table-cell office:value-type="string">
            <text:p><text:s text:c="8"/>82c4c03c 82 28 34 8c <text:s text:c="4"/>addr <text:s text:c="6"/>s_D:\dat\char\ryu02\ryu02.tpr_8228348c <text:s text:c="15"/></text:p>
          </table:table-cell>
          <table:table-cell office:value-type="string">
            <text:p><text:s/>"D:\\dat\\char\\ryu02\\ryu02.tpr"</text:p>
          </table:table-cell>
        </table:table-row>
        <table:table-row table:style-name="ro1">
          <table:table-cell/>
          <table:table-cell office:value-type="string">
            <text:p>82c4a6a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00030h</text:p>
          </table:table-cell>
          <table:table-cell office:value-type="string">
            <text:p><text:s text:c="8"/>82c4c040 82 28 34 70 <text:s text:c="4"/>addr <text:s text:c="6"/>s_D:\dat\char\ryu02\ryu02.cat_82283470 <text:s text:c="15"/></text:p>
          </table:table-cell>
          <table:table-cell office:value-type="string">
            <text:p><text:s/>"D:\\dat\\char\\ryu02\\ryu02.cat"</text:p>
          </table:table-cell>
        </table:table-row>
        <table:table-row table:style-name="ro1">
          <table:table-cell/>
          <table:table-cell office:value-type="string">
            <text:p>82c4a6a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000031h</text:p>
          </table:table-cell>
          <table:table-cell office:value-type="string">
            <text:p><text:s text:c="8"/>82c4c044 82 28 34 54 <text:s text:c="4"/>addr <text:s text:c="6"/>s_D:\dat\char\ryu03\ryu03.tpr_82283454 <text:s text:c="15"/></text:p>
          </table:table-cell>
          <table:table-cell office:value-type="string">
            <text:p><text:s/>"D:\\dat\\char\\ryu03\\ryu03.tpr"</text:p>
          </table:table-cell>
        </table:table-row>
        <table:table-row table:style-name="ro1">
          <table:table-cell/>
          <table:table-cell office:value-type="string">
            <text:p>82c4a6a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000032h</text:p>
          </table:table-cell>
          <table:table-cell office:value-type="string">
            <text:p><text:s text:c="8"/>82c4c048 82 28 34 38 <text:s text:c="4"/>addr <text:s text:c="6"/>s_D:\dat\char\ryu03\ryu03.cat_82283438 <text:s text:c="15"/></text:p>
          </table:table-cell>
          <table:table-cell office:value-type="string">
            <text:p><text:s/>"D:\\dat\\char\\ryu03\\ryu03.cat"</text:p>
          </table:table-cell>
        </table:table-row>
        <table:table-row table:style-name="ro1">
          <table:table-cell/>
          <table:table-cell office:value-type="string">
            <text:p>82c4a6a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000033h</text:p>
          </table:table-cell>
          <table:table-cell office:value-type="string">
            <text:p><text:s text:c="8"/>82c4c04c 82 28 34 1c <text:s text:c="4"/>addr <text:s text:c="6"/>s_D:\dat\char\kas00\kas00.tpr_8228341c <text:s text:c="15"/></text:p>
          </table:table-cell>
          <table:table-cell office:value-type="string">
            <text:p><text:s/>"D:\\dat\\char\\kas00\\kas00.tpr"</text:p>
          </table:table-cell>
        </table:table-row>
        <table:table-row table:style-name="ro1">
          <table:table-cell/>
          <table:table-cell office:value-type="string">
            <text:p>82c4a6b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000034h</text:p>
          </table:table-cell>
          <table:table-cell office:value-type="string">
            <text:p><text:s text:c="8"/>82c4c050 82 28 34 00 <text:s text:c="4"/>addr <text:s text:c="6"/>s_D:\dat\char\kas00\kas00.cat_82283400 <text:s text:c="15"/></text:p>
          </table:table-cell>
          <table:table-cell office:value-type="string">
            <text:p><text:s/>"D:\\dat\\char\\kas00\\kas00.cat"</text:p>
          </table:table-cell>
        </table:table-row>
        <table:table-row table:style-name="ro1">
          <table:table-cell/>
          <table:table-cell office:value-type="string">
            <text:p>82c4a6b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000035h</text:p>
          </table:table-cell>
          <table:table-cell office:value-type="string">
            <text:p><text:s text:c="8"/>82c4c054 82 28 33 e4 <text:s text:c="4"/>addr <text:s text:c="6"/>s_D:\dat\char\kas01\kas01.tpr_822833e4 <text:s text:c="15"/></text:p>
          </table:table-cell>
          <table:table-cell office:value-type="string">
            <text:p><text:s/>"D:\\dat\\char\\kas01\\kas01.tpr"</text:p>
          </table:table-cell>
        </table:table-row>
        <table:table-row table:style-name="ro1">
          <table:table-cell/>
          <table:table-cell office:value-type="string">
            <text:p>82c4a6b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000036h</text:p>
          </table:table-cell>
          <table:table-cell office:value-type="string">
            <text:p><text:s text:c="8"/>82c4c058 82 28 33 c8 <text:s text:c="4"/>addr <text:s text:c="6"/>s_D:\dat\char\kas01\kas01.cat_822833c8 <text:s text:c="15"/></text:p>
          </table:table-cell>
          <table:table-cell office:value-type="string">
            <text:p><text:s/>"D:\\dat\\char\\kas01\\kas01.cat"</text:p>
          </table:table-cell>
        </table:table-row>
        <table:table-row table:style-name="ro1">
          <table:table-cell/>
          <table:table-cell office:value-type="string">
            <text:p>82c4a6b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000037h</text:p>
          </table:table-cell>
          <table:table-cell office:value-type="string">
            <text:p><text:s text:c="8"/>82c4c05c 82 28 33 ac <text:s text:c="4"/>addr <text:s text:c="6"/>s_D:\dat\char\kas02\kas02.tpr_822833ac <text:s text:c="15"/></text:p>
          </table:table-cell>
          <table:table-cell office:value-type="string">
            <text:p><text:s/>"D:\\dat\\char\\kas02\\kas02.tpr"</text:p>
          </table:table-cell>
        </table:table-row>
        <table:table-row table:style-name="ro1">
          <table:table-cell/>
          <table:table-cell office:value-type="string">
            <text:p>82c4a6c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000038h</text:p>
          </table:table-cell>
          <table:table-cell office:value-type="string">
            <text:p><text:s text:c="8"/>82c4c060 82 28 33 90 <text:s text:c="4"/>addr <text:s text:c="6"/>s_D:\dat\char\kas02\kas02.cat_82283390 <text:s text:c="15"/></text:p>
          </table:table-cell>
          <table:table-cell office:value-type="string">
            <text:p><text:s/>"D:\\dat\\char\\kas02\\kas02.cat"</text:p>
          </table:table-cell>
        </table:table-row>
        <table:table-row table:style-name="ro1">
          <table:table-cell/>
          <table:table-cell office:value-type="string">
            <text:p>82c4a6c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000039h</text:p>
          </table:table-cell>
          <table:table-cell office:value-type="string">
            <text:p><text:s text:c="8"/>82c4c064 82 28 33 74 <text:s text:c="4"/>addr <text:s text:c="6"/>s_D:\dat\char\kas03\kas03.tpr_82283374 <text:s text:c="15"/></text:p>
          </table:table-cell>
          <table:table-cell office:value-type="string">
            <text:p><text:s/>"D:\\dat\\char\\kas03\\kas03.tpr"</text:p>
          </table:table-cell>
        </table:table-row>
        <table:table-row table:style-name="ro1">
          <table:table-cell/>
          <table:table-cell office:value-type="string">
            <text:p>82c4a6c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00003Ah</text:p>
          </table:table-cell>
          <table:table-cell office:value-type="string">
            <text:p><text:s text:c="8"/>82c4c068 82 28 33 58 <text:s text:c="4"/>addr <text:s text:c="6"/>s_D:\dat\char\kas03\kas03.cat_82283358 <text:s text:c="15"/></text:p>
          </table:table-cell>
          <table:table-cell office:value-type="string">
            <text:p><text:s/>"D:\\dat\\char\\kas03\\kas03.cat"</text:p>
          </table:table-cell>
        </table:table-row>
        <table:table-row table:style-name="ro1">
          <table:table-cell/>
          <table:table-cell office:value-type="string">
            <text:p>82c4a6c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00003Bh</text:p>
          </table:table-cell>
          <table:table-cell office:value-type="string">
            <text:p><text:s text:c="8"/>82c4c06c 82 28 33 3c <text:s text:c="4"/>addr <text:s text:c="6"/>s_D:\dat\char\kas04\kas04.tpr_8228333c <text:s text:c="15"/></text:p>
          </table:table-cell>
          <table:table-cell office:value-type="string">
            <text:p><text:s/>"D:\\dat\\char\\kas04\\kas04.tpr"</text:p>
          </table:table-cell>
        </table:table-row>
        <table:table-row table:style-name="ro1">
          <table:table-cell/>
          <table:table-cell office:value-type="string">
            <text:p>82c4a6d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00003Ch</text:p>
          </table:table-cell>
          <table:table-cell office:value-type="string">
            <text:p><text:s text:c="8"/>82c4c070 82 28 33 20 <text:s text:c="4"/>addr <text:s text:c="6"/>s_D:\dat\char\kas04\kas04.cat_82283320 <text:s text:c="15"/></text:p>
          </table:table-cell>
          <table:table-cell office:value-type="string">
            <text:p><text:s/>"D:\\dat\\char\\kas04\\kas04.cat"</text:p>
          </table:table-cell>
        </table:table-row>
        <table:table-row table:style-name="ro1">
          <table:table-cell/>
          <table:table-cell office:value-type="string">
            <text:p>82c4a6d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00003Dh</text:p>
          </table:table-cell>
          <table:table-cell office:value-type="string">
            <text:p><text:s text:c="8"/>82c4c074 82 28 33 04 <text:s text:c="4"/>addr <text:s text:c="6"/>s_D:\dat\char\kas05\kas05.tpr_82283304 <text:s text:c="15"/></text:p>
          </table:table-cell>
          <table:table-cell office:value-type="string">
            <text:p><text:s/>"D:\\dat\\char\\kas05\\kas05.tpr"</text:p>
          </table:table-cell>
        </table:table-row>
        <table:table-row table:style-name="ro1">
          <table:table-cell/>
          <table:table-cell office:value-type="string">
            <text:p>82c4a6d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00003Eh</text:p>
          </table:table-cell>
          <table:table-cell office:value-type="string">
            <text:p><text:s text:c="8"/>82c4c078 82 28 32 e8 <text:s text:c="4"/>addr <text:s text:c="6"/>s_D:\dat\char\kas05\kas05.cat_822832e8 <text:s text:c="15"/></text:p>
          </table:table-cell>
          <table:table-cell office:value-type="string">
            <text:p><text:s/>"D:\\dat\\char\\kas05\\kas05.cat"</text:p>
          </table:table-cell>
        </table:table-row>
        <table:table-row table:style-name="ro1">
          <table:table-cell/>
          <table:table-cell office:value-type="string">
            <text:p>82c4a6d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00003Fh</text:p>
          </table:table-cell>
          <table:table-cell office:value-type="string">
            <text:p><text:s text:c="8"/>82c4c07c 82 28 32 cc <text:s text:c="4"/>addr <text:s text:c="6"/>s_D:\dat\char\kas06\kas06.tpr_822832cc <text:s text:c="15"/></text:p>
          </table:table-cell>
          <table:table-cell office:value-type="string">
            <text:p><text:s/>"D:\\dat\\char\\kas06\\kas06.tpr"</text:p>
          </table:table-cell>
        </table:table-row>
        <table:table-row table:style-name="ro1">
          <table:table-cell/>
          <table:table-cell office:value-type="string">
            <text:p>82c4a6e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3000040h</text:p>
          </table:table-cell>
          <table:table-cell office:value-type="string">
            <text:p><text:s text:c="8"/>82c4c080 82 28 32 b0 <text:s text:c="4"/>addr <text:s text:c="6"/>s_D:\dat\char\kas06\kas06.cat_822832b0 <text:s text:c="15"/></text:p>
          </table:table-cell>
          <table:table-cell office:value-type="string">
            <text:p><text:s/>"D:\\dat\\char\\kas06\\kas06.cat"</text:p>
          </table:table-cell>
        </table:table-row>
        <table:table-row table:style-name="ro1">
          <table:table-cell/>
          <table:table-cell office:value-type="string">
            <text:p>82c4a6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3000041h</text:p>
          </table:table-cell>
          <table:table-cell office:value-type="string">
            <text:p><text:s text:c="8"/>82c4c084 82 28 32 94 <text:s text:c="4"/>addr <text:s text:c="6"/>s_D:\dat\char\kas07\kas07.tpr_82283294 <text:s text:c="15"/></text:p>
          </table:table-cell>
          <table:table-cell office:value-type="string">
            <text:p><text:s/>"D:\\dat\\char\\kas07\\kas07.tpr"</text:p>
          </table:table-cell>
        </table:table-row>
        <table:table-row table:style-name="ro1">
          <table:table-cell/>
          <table:table-cell office:value-type="string">
            <text:p>82c4a6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3000042h</text:p>
          </table:table-cell>
          <table:table-cell office:value-type="string">
            <text:p><text:s text:c="8"/>82c4c088 82 28 32 78 <text:s text:c="4"/>addr <text:s text:c="6"/>s_D:\dat\char\kas07\kas07.cat_82283278 <text:s text:c="15"/></text:p>
          </table:table-cell>
          <table:table-cell office:value-type="string">
            <text:p><text:s/>"D:\\dat\\char\\kas07\\kas07.cat"</text:p>
          </table:table-cell>
        </table:table-row>
        <table:table-row table:style-name="ro1">
          <table:table-cell/>
          <table:table-cell office:value-type="string">
            <text:p>82c4a6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3000043h</text:p>
          </table:table-cell>
          <table:table-cell office:value-type="string">
            <text:p><text:s text:c="8"/>82c4c08c 82 28 32 5c <text:s text:c="4"/>addr <text:s text:c="6"/>s_D:\dat\char\kas08\kas08.tpr_8228325c <text:s text:c="15"/></text:p>
          </table:table-cell>
          <table:table-cell office:value-type="string">
            <text:p><text:s/>"D:\\dat\\char\\kas08\\kas08.tpr"</text:p>
          </table:table-cell>
        </table:table-row>
        <table:table-row table:style-name="ro1">
          <table:table-cell/>
          <table:table-cell office:value-type="string">
            <text:p>82c4a6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3000044h</text:p>
          </table:table-cell>
          <table:table-cell office:value-type="string">
            <text:p><text:s text:c="8"/>82c4c090 82 28 32 40 <text:s text:c="4"/>addr <text:s text:c="6"/>s_D:\dat\char\kas08\kas08.cat_82283240 <text:s text:c="15"/></text:p>
          </table:table-cell>
          <table:table-cell office:value-type="string">
            <text:p><text:s/>"D:\\dat\\char\\kas08\\kas08.cat"</text:p>
          </table:table-cell>
        </table:table-row>
        <table:table-row table:style-name="ro1">
          <table:table-cell/>
          <table:table-cell office:value-type="string">
            <text:p>82c4a6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3000045h</text:p>
          </table:table-cell>
          <table:table-cell office:value-type="string">
            <text:p><text:s text:c="8"/>82c4c094 82 28 32 24 <text:s text:c="4"/>addr <text:s text:c="6"/>s_D:\dat\char\kas09\kas09.tpr_82283224 <text:s text:c="15"/></text:p>
          </table:table-cell>
          <table:table-cell office:value-type="string">
            <text:p><text:s/>"D:\\dat\\char\\kas09\\kas09.tpr"</text:p>
          </table:table-cell>
        </table:table-row>
        <table:table-row table:style-name="ro1">
          <table:table-cell/>
          <table:table-cell office:value-type="string">
            <text:p>82c4a6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3000046h</text:p>
          </table:table-cell>
          <table:table-cell office:value-type="string">
            <text:p><text:s text:c="8"/>82c4c098 82 28 32 08 <text:s text:c="4"/>addr <text:s text:c="6"/>s_D:\dat\char\kas09\kas09.cat_82283208 <text:s text:c="15"/></text:p>
          </table:table-cell>
          <table:table-cell office:value-type="string">
            <text:p><text:s/>"D:\\dat\\char\\kas09\\kas09.cat"</text:p>
          </table:table-cell>
        </table:table-row>
        <table:table-row table:style-name="ro1">
          <table:table-cell/>
          <table:table-cell office:value-type="string">
            <text:p>82c4a6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3000047h</text:p>
          </table:table-cell>
          <table:table-cell office:value-type="string">
            <text:p><text:s text:c="8"/>82c4c09c 82 28 31 ec <text:s text:c="4"/>addr <text:s text:c="6"/>s_D:\dat\char\kas99\kas99.tpr_822831ec <text:s text:c="15"/></text:p>
          </table:table-cell>
          <table:table-cell office:value-type="string">
            <text:p><text:s/>"D:\\dat\\char\\kas99\\kas99.tpr"</text:p>
          </table:table-cell>
        </table:table-row>
        <table:table-row table:style-name="ro1">
          <table:table-cell/>
          <table:table-cell office:value-type="string">
            <text:p>82c4a7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3000048h</text:p>
          </table:table-cell>
          <table:table-cell office:value-type="string">
            <text:p><text:s text:c="8"/>82c4c0a0 82 28 31 d0 <text:s text:c="4"/>addr <text:s text:c="6"/>s_D:\dat\char\kas99\kas99.cat_822831d0 <text:s text:c="15"/></text:p>
          </table:table-cell>
          <table:table-cell office:value-type="string">
            <text:p><text:s/>"D:\\dat\\char\\kas99\\kas99.cat"</text:p>
          </table:table-cell>
        </table:table-row>
        <table:table-row table:style-name="ro1">
          <table:table-cell/>
          <table:table-cell office:value-type="string">
            <text:p>82c4a7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4000000h</text:p>
          </table:table-cell>
          <table:table-cell office:value-type="string">
            <text:p><text:s text:c="8"/>82c4c0a4 82 28 31 b4 <text:s text:c="4"/>addr <text:s text:c="6"/>s_D:\dat\char\gen00\gen00.tpr_822831b4 <text:s text:c="15"/></text:p>
          </table:table-cell>
          <table:table-cell office:value-type="string">
            <text:p><text:s/>"D:\\dat\\char\\gen00\\gen00.tpr"</text:p>
          </table:table-cell>
        </table:table-row>
        <table:table-row table:style-name="ro1">
          <table:table-cell/>
          <table:table-cell office:value-type="string">
            <text:p>82c4a7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4000001h</text:p>
          </table:table-cell>
          <table:table-cell office:value-type="string">
            <text:p><text:s text:c="8"/>82c4c0a8 82 28 31 98 <text:s text:c="4"/>addr <text:s text:c="6"/>s_D:\dat\char\gen00\gen00.cat_82283198 <text:s text:c="15"/></text:p>
          </table:table-cell>
          <table:table-cell office:value-type="string">
            <text:p><text:s/>"D:\\dat\\char\\gen00\\gen00.cat"</text:p>
          </table:table-cell>
        </table:table-row>
        <table:table-row table:style-name="ro1">
          <table:table-cell/>
          <table:table-cell office:value-type="string">
            <text:p>82c4a7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4000002h</text:p>
          </table:table-cell>
          <table:table-cell office:value-type="string">
            <text:p><text:s text:c="8"/>82c4c0ac 82 28 31 7c <text:s text:c="4"/>addr <text:s text:c="6"/>s_D:\dat\char\gen01\gen01.tpr_8228317c <text:s text:c="15"/></text:p>
          </table:table-cell>
          <table:table-cell office:value-type="string">
            <text:p><text:s/>"D:\\dat\\char\\gen01\\gen01.tpr"</text:p>
          </table:table-cell>
        </table:table-row>
        <table:table-row table:style-name="ro1">
          <table:table-cell/>
          <table:table-cell office:value-type="string">
            <text:p>82c4a7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4000003h</text:p>
          </table:table-cell>
          <table:table-cell office:value-type="string">
            <text:p><text:s text:c="8"/>82c4c0b0 82 28 31 60 <text:s text:c="4"/>addr <text:s text:c="6"/>s_D:\dat\char\gen01\gen01.cat_82283160 <text:s text:c="15"/></text:p>
          </table:table-cell>
          <table:table-cell office:value-type="string">
            <text:p><text:s/>"D:\\dat\\char\\gen01\\gen01.cat"</text:p>
          </table:table-cell>
        </table:table-row>
        <table:table-row table:style-name="ro1">
          <table:table-cell/>
          <table:table-cell office:value-type="string">
            <text:p>82c4a7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000004h</text:p>
          </table:table-cell>
          <table:table-cell office:value-type="string">
            <text:p><text:s text:c="8"/>82c4c0b4 82 28 31 44 <text:s text:c="4"/>addr <text:s text:c="6"/>s_D:\dat\char\gen02\gen02.tpr_82283144 <text:s text:c="15"/></text:p>
          </table:table-cell>
          <table:table-cell office:value-type="string">
            <text:p><text:s/>"D:\\dat\\char\\gen02\\gen02.tpr"</text:p>
          </table:table-cell>
        </table:table-row>
        <table:table-row table:style-name="ro1">
          <table:table-cell/>
          <table:table-cell office:value-type="string">
            <text:p>82c4a7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4000005h</text:p>
          </table:table-cell>
          <table:table-cell office:value-type="string">
            <text:p><text:s text:c="8"/>82c4c0b8 82 28 31 28 <text:s text:c="4"/>addr <text:s text:c="6"/>s_D:\dat\char\gen02\gen02.cat_82283128 <text:s text:c="15"/></text:p>
          </table:table-cell>
          <table:table-cell office:value-type="string">
            <text:p><text:s/>"D:\\dat\\char\\gen02\\gen02.cat"</text:p>
          </table:table-cell>
        </table:table-row>
        <table:table-row table:style-name="ro1">
          <table:table-cell/>
          <table:table-cell office:value-type="string">
            <text:p>82c4a7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4000006h</text:p>
          </table:table-cell>
          <table:table-cell office:value-type="string">
            <text:p><text:s text:c="8"/>82c4c0bc 82 28 31 0c <text:s text:c="4"/>addr <text:s text:c="6"/>s_D:\dat\char\gen03\gen03.tpr_8228310c <text:s text:c="15"/></text:p>
          </table:table-cell>
          <table:table-cell office:value-type="string">
            <text:p><text:s/>"D:\\dat\\char\\gen03\\gen03.tpr"</text:p>
          </table:table-cell>
        </table:table-row>
        <table:table-row table:style-name="ro1">
          <table:table-cell/>
          <table:table-cell office:value-type="string">
            <text:p>82c4a7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4000007h</text:p>
          </table:table-cell>
          <table:table-cell office:value-type="string">
            <text:p><text:s text:c="8"/>82c4c0c0 82 28 30 f0 <text:s text:c="4"/>addr <text:s text:c="6"/>s_D:\dat\char\gen03\gen03.cat_822830f0 <text:s text:c="15"/></text:p>
          </table:table-cell>
          <table:table-cell office:value-type="string">
            <text:p><text:s/>"D:\\dat\\char\\gen03\\gen03.cat"</text:p>
          </table:table-cell>
        </table:table-row>
        <table:table-row table:style-name="ro1">
          <table:table-cell/>
          <table:table-cell office:value-type="string">
            <text:p>82c4a7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4000008h</text:p>
          </table:table-cell>
          <table:table-cell office:value-type="string">
            <text:p><text:s text:c="8"/>82c4c0c4 82 28 30 d4 <text:s text:c="4"/>addr <text:s text:c="6"/>s_D:\dat\char\gen04\gen04.tpr_822830d4 <text:s text:c="15"/></text:p>
          </table:table-cell>
          <table:table-cell office:value-type="string">
            <text:p><text:s/>"D:\\dat\\char\\gen04\\gen04.tpr"</text:p>
          </table:table-cell>
        </table:table-row>
        <table:table-row table:style-name="ro1">
          <table:table-cell/>
          <table:table-cell office:value-type="string">
            <text:p>82c4a7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4000009h</text:p>
          </table:table-cell>
          <table:table-cell office:value-type="string">
            <text:p><text:s text:c="8"/>82c4c0c8 82 28 30 b8 <text:s text:c="4"/>addr <text:s text:c="6"/>s_D:\dat\char\gen04\gen04.cat_822830b8 <text:s text:c="15"/></text:p>
          </table:table-cell>
          <table:table-cell office:value-type="string">
            <text:p><text:s/>"D:\\dat\\char\\gen04\\gen04.cat"</text:p>
          </table:table-cell>
        </table:table-row>
        <table:table-row table:style-name="ro1">
          <table:table-cell/>
          <table:table-cell office:value-type="string">
            <text:p>82c4a7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400000Ah</text:p>
          </table:table-cell>
          <table:table-cell office:value-type="string">
            <text:p><text:s text:c="8"/>82c4c0cc 82 28 30 9c <text:s text:c="4"/>addr <text:s text:c="6"/>s_D:\dat\char\hel00\hel00.tpr_8228309c <text:s text:c="15"/></text:p>
          </table:table-cell>
          <table:table-cell office:value-type="string">
            <text:p><text:s/>"D:\\dat\\char\\hel00\\hel00.tpr"</text:p>
          </table:table-cell>
        </table:table-row>
        <table:table-row table:style-name="ro1">
          <table:table-cell/>
          <table:table-cell office:value-type="string">
            <text:p>82c4a7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400000Bh</text:p>
          </table:table-cell>
          <table:table-cell office:value-type="string">
            <text:p><text:s text:c="8"/>82c4c0d0 82 28 30 80 <text:s text:c="4"/>addr <text:s text:c="6"/>s_D:\dat\char\hel00\hel00.cat_82283080 <text:s text:c="15"/></text:p>
          </table:table-cell>
          <table:table-cell office:value-type="string">
            <text:p><text:s/>"D:\\dat\\char\\hel00\\hel00.cat"</text:p>
          </table:table-cell>
        </table:table-row>
        <table:table-row table:style-name="ro1">
          <table:table-cell/>
          <table:table-cell office:value-type="string">
            <text:p>82c4a7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400000Ch</text:p>
          </table:table-cell>
          <table:table-cell office:value-type="string">
            <text:p><text:s text:c="8"/>82c4c0d4 82 28 30 64 <text:s text:c="4"/>addr <text:s text:c="6"/>s_D:\dat\char\hel01\hel01.tpr_82283064 <text:s text:c="15"/></text:p>
          </table:table-cell>
          <table:table-cell office:value-type="string">
            <text:p><text:s/>"D:\\dat\\char\\hel01\\hel01.tpr"</text:p>
          </table:table-cell>
        </table:table-row>
        <table:table-row table:style-name="ro1">
          <table:table-cell/>
          <table:table-cell office:value-type="string">
            <text:p>82c4a7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400000Dh</text:p>
          </table:table-cell>
          <table:table-cell office:value-type="string">
            <text:p><text:s text:c="8"/>82c4c0d8 82 28 30 48 <text:s text:c="4"/>addr <text:s text:c="6"/>s_D:\dat\char\hel01\hel01.cat_82283048 <text:s text:c="15"/></text:p>
          </table:table-cell>
          <table:table-cell office:value-type="string">
            <text:p><text:s/>"D:\\dat\\char\\hel01\\hel01.cat"</text:p>
          </table:table-cell>
        </table:table-row>
        <table:table-row table:style-name="ro1">
          <table:table-cell/>
          <table:table-cell office:value-type="string">
            <text:p>82c4a7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400000Eh</text:p>
          </table:table-cell>
          <table:table-cell office:value-type="string">
            <text:p><text:s text:c="8"/>82c4c0dc 82 28 30 2c <text:s text:c="4"/>addr <text:s text:c="6"/>s_D:\dat\char\hel02\hel02.tpr_8228302c <text:s text:c="15"/></text:p>
          </table:table-cell>
          <table:table-cell office:value-type="string">
            <text:p><text:s/>"D:\\dat\\char\\hel02\\hel02.tpr"</text:p>
          </table:table-cell>
        </table:table-row>
        <table:table-row table:style-name="ro1">
          <table:table-cell/>
          <table:table-cell office:value-type="string">
            <text:p>82c4a7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400000Fh</text:p>
          </table:table-cell>
          <table:table-cell office:value-type="string">
            <text:p><text:s text:c="8"/>82c4c0e0 82 28 30 10 <text:s text:c="4"/>addr <text:s text:c="6"/>s_D:\dat\char\hel02\hel02.cat_82283010 <text:s text:c="15"/></text:p>
          </table:table-cell>
          <table:table-cell office:value-type="string">
            <text:p><text:s/>"D:\\dat\\char\\hel02\\hel02.cat"</text:p>
          </table:table-cell>
        </table:table-row>
        <table:table-row table:style-name="ro1">
          <table:table-cell/>
          <table:table-cell office:value-type="string">
            <text:p>82c4a7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4000010h</text:p>
          </table:table-cell>
          <table:table-cell office:value-type="string">
            <text:p><text:s text:c="8"/>82c4c0e4 82 28 2f f4 <text:s text:c="4"/>addr <text:s text:c="6"/>s_D:\dat\char\hel03\hel03.tpr_82282ff4 <text:s text:c="15"/></text:p>
          </table:table-cell>
          <table:table-cell office:value-type="string">
            <text:p><text:s/>"D:\\dat\\char\\hel03\\hel03.tpr"</text:p>
          </table:table-cell>
        </table:table-row>
        <table:table-row table:style-name="ro1">
          <table:table-cell/>
          <table:table-cell office:value-type="string">
            <text:p>82c4a7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4000011h</text:p>
          </table:table-cell>
          <table:table-cell office:value-type="string">
            <text:p><text:s text:c="8"/>82c4c0e8 82 28 2f d8 <text:s text:c="4"/>addr <text:s text:c="6"/>s_D:\dat\char\hel03\hel03.cat_82282fd8 <text:s text:c="15"/></text:p>
          </table:table-cell>
          <table:table-cell office:value-type="string">
            <text:p><text:s/>"D:\\dat\\char\\hel03\\hel03.cat"</text:p>
          </table:table-cell>
        </table:table-row>
        <table:table-row table:style-name="ro1">
          <table:table-cell/>
          <table:table-cell office:value-type="string">
            <text:p>82c4a7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4000012h</text:p>
          </table:table-cell>
          <table:table-cell office:value-type="string">
            <text:p><text:s text:c="8"/>82c4c0ec 82 28 2f bc <text:s text:c="4"/>addr <text:s text:c="6"/>s_D:\dat\char\hel04\hel04.tpr_82282fbc <text:s text:c="15"/></text:p>
          </table:table-cell>
          <table:table-cell office:value-type="string">
            <text:p><text:s/>"D:\\dat\\char\\hel04\\hel04.tpr"</text:p>
          </table:table-cell>
        </table:table-row>
        <table:table-row table:style-name="ro1">
          <table:table-cell/>
          <table:table-cell office:value-type="string">
            <text:p>82c4a7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4000013h</text:p>
          </table:table-cell>
          <table:table-cell office:value-type="string">
            <text:p><text:s text:c="8"/>82c4c0f0 82 28 2f a0 <text:s text:c="4"/>addr <text:s text:c="6"/>s_D:\dat\char\hel04\hel04.cat_82282fa0 <text:s text:c="15"/></text:p>
          </table:table-cell>
          <table:table-cell office:value-type="string">
            <text:p><text:s/>"D:\\dat\\char\\hel04\\hel04.cat"</text:p>
          </table:table-cell>
        </table:table-row>
        <table:table-row table:style-name="ro1">
          <table:table-cell/>
          <table:table-cell office:value-type="string">
            <text:p>82c4a7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4000014h</text:p>
          </table:table-cell>
          <table:table-cell office:value-type="string">
            <text:p><text:s text:c="8"/>82c4c0f4 82 28 2f 84 <text:s text:c="4"/>addr <text:s text:c="6"/>s_D:\dat\char\hel05\hel05.tpr_82282f84 <text:s text:c="15"/></text:p>
          </table:table-cell>
          <table:table-cell office:value-type="string">
            <text:p><text:s/>"D:\\dat\\char\\hel05\\hel05.tpr"</text:p>
          </table:table-cell>
        </table:table-row>
        <table:table-row table:style-name="ro1">
          <table:table-cell/>
          <table:table-cell office:value-type="string">
            <text:p>82c4a7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4000015h</text:p>
          </table:table-cell>
          <table:table-cell office:value-type="string">
            <text:p><text:s text:c="8"/>82c4c0f8 82 28 2f 68 <text:s text:c="4"/>addr <text:s text:c="6"/>s_D:\dat\char\hel05\hel05.cat_82282f68 <text:s text:c="15"/></text:p>
          </table:table-cell>
          <table:table-cell office:value-type="string">
            <text:p><text:s/>"D:\\dat\\char\\hel05\\hel05.cat"</text:p>
          </table:table-cell>
        </table:table-row>
        <table:table-row table:style-name="ro1">
          <table:table-cell/>
          <table:table-cell office:value-type="string">
            <text:p>82c4a7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4000016h</text:p>
          </table:table-cell>
          <table:table-cell office:value-type="string">
            <text:p><text:s text:c="8"/>82c4c0fc 82 28 2f 4c <text:s text:c="4"/>addr <text:s text:c="6"/>s_D:\dat\char\hel06\hel06.tpr_82282f4c <text:s text:c="15"/></text:p>
          </table:table-cell>
          <table:table-cell office:value-type="string">
            <text:p><text:s/>"D:\\dat\\char\\hel06\\hel06.tpr"</text:p>
          </table:table-cell>
        </table:table-row>
        <table:table-row table:style-name="ro1">
          <table:table-cell/>
          <table:table-cell office:value-type="string">
            <text:p>82c4a7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4000017h</text:p>
          </table:table-cell>
          <table:table-cell office:value-type="string">
            <text:p><text:s text:c="8"/>82c4c100 82 28 2f 30 <text:s text:c="4"/>addr <text:s text:c="6"/>s_D:\dat\char\hel06\hel06.cat_82282f30 <text:s text:c="15"/></text:p>
          </table:table-cell>
          <table:table-cell office:value-type="string">
            <text:p><text:s/>"D:\\dat\\char\\hel06\\hel06.cat"</text:p>
          </table:table-cell>
        </table:table-row>
        <table:table-row table:style-name="ro1">
          <table:table-cell/>
          <table:table-cell office:value-type="string">
            <text:p>82c4a7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4000018h</text:p>
          </table:table-cell>
          <table:table-cell office:value-type="string">
            <text:p><text:s text:c="8"/>82c4c104 82 28 2f 14 <text:s text:c="4"/>addr <text:s text:c="6"/>s_D:\dat\char\leo00\leo00.tpr_82282f14 <text:s text:c="15"/></text:p>
          </table:table-cell>
          <table:table-cell office:value-type="string">
            <text:p><text:s/>"D:\\dat\\char\\leo00\\leo00.tpr"</text:p>
          </table:table-cell>
        </table:table-row>
        <table:table-row table:style-name="ro1">
          <table:table-cell/>
          <table:table-cell office:value-type="string">
            <text:p>82c4a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4000019h</text:p>
          </table:table-cell>
          <table:table-cell office:value-type="string">
            <text:p><text:s text:c="8"/>82c4c108 82 28 2e f8 <text:s text:c="4"/>addr <text:s text:c="6"/>s_D:\dat\char\leo00\leo00.cat_82282ef8 <text:s text:c="15"/></text:p>
          </table:table-cell>
          <table:table-cell office:value-type="string">
            <text:p><text:s/>"D:\\dat\\char\\leo00\\leo00.cat"</text:p>
          </table:table-cell>
        </table:table-row>
        <table:table-row table:style-name="ro1">
          <table:table-cell/>
          <table:table-cell office:value-type="string">
            <text:p>82c4a7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400001Ah</text:p>
          </table:table-cell>
          <table:table-cell office:value-type="string">
            <text:p><text:s text:c="8"/>82c4c10c 82 28 2e dc <text:s text:c="4"/>addr <text:s text:c="6"/>s_D:\dat\char\leo01\leo01.tpr_82282edc <text:s text:c="15"/></text:p>
          </table:table-cell>
          <table:table-cell office:value-type="string">
            <text:p><text:s/>"D:\\dat\\char\\leo01\\leo01.tpr"</text:p>
          </table:table-cell>
        </table:table-row>
        <table:table-row table:style-name="ro1">
          <table:table-cell/>
          <table:table-cell office:value-type="string">
            <text:p>82c4a7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400001Bh</text:p>
          </table:table-cell>
          <table:table-cell office:value-type="string">
            <text:p><text:s text:c="8"/>82c4c110 82 28 2e c0 <text:s text:c="4"/>addr <text:s text:c="6"/>s_D:\dat\char\leo01\leo01.cat_82282ec0 <text:s text:c="15"/></text:p>
          </table:table-cell>
          <table:table-cell office:value-type="string">
            <text:p><text:s/>"D:\\dat\\char\\leo01\\leo01.cat"</text:p>
          </table:table-cell>
        </table:table-row>
        <table:table-row table:style-name="ro1">
          <table:table-cell/>
          <table:table-cell office:value-type="string">
            <text:p>82c4a7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400001Ch</text:p>
          </table:table-cell>
          <table:table-cell office:value-type="string">
            <text:p><text:s text:c="8"/>82c4c114 82 28 2e a4 <text:s text:c="4"/>addr <text:s text:c="6"/>s_D:\dat\char\leo02\leo02.tpr_82282ea4 <text:s text:c="15"/></text:p>
          </table:table-cell>
          <table:table-cell office:value-type="string">
            <text:p><text:s/>"D:\\dat\\char\\leo02\\leo02.tpr"</text:p>
          </table:table-cell>
        </table:table-row>
        <table:table-row table:style-name="ro1">
          <table:table-cell/>
          <table:table-cell office:value-type="string">
            <text:p>82c4a7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400001Dh</text:p>
          </table:table-cell>
          <table:table-cell office:value-type="string">
            <text:p><text:s text:c="8"/>82c4c118 82 28 2e 88 <text:s text:c="4"/>addr <text:s text:c="6"/>s_D:\dat\char\leo02\leo02.cat_82282e88 <text:s text:c="15"/></text:p>
          </table:table-cell>
          <table:table-cell office:value-type="string">
            <text:p><text:s/>"D:\\dat\\char\\leo02\\leo02.cat"</text:p>
          </table:table-cell>
        </table:table-row>
        <table:table-row table:style-name="ro1">
          <table:table-cell/>
          <table:table-cell office:value-type="string">
            <text:p>82c4a7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400001Eh</text:p>
          </table:table-cell>
          <table:table-cell office:value-type="string">
            <text:p><text:s text:c="8"/>82c4c11c 82 28 2e 6c <text:s text:c="4"/>addr <text:s text:c="6"/>s_D:\dat\char\leo03\leo03.tpr_82282e6c <text:s text:c="15"/></text:p>
          </table:table-cell>
          <table:table-cell office:value-type="string">
            <text:p><text:s/>"D:\\dat\\char\\leo03\\leo03.tpr"</text:p>
          </table:table-cell>
        </table:table-row>
        <table:table-row table:style-name="ro1">
          <table:table-cell/>
          <table:table-cell office:value-type="string">
            <text:p>82c4a7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400001Fh</text:p>
          </table:table-cell>
          <table:table-cell office:value-type="string">
            <text:p><text:s text:c="8"/>82c4c120 82 28 2e 50 <text:s text:c="4"/>addr <text:s text:c="6"/>s_D:\dat\char\leo03\leo03.cat_82282e50 <text:s text:c="15"/></text:p>
          </table:table-cell>
          <table:table-cell office:value-type="string">
            <text:p><text:s/>"D:\\dat\\char\\leo03\\leo03.cat"</text:p>
          </table:table-cell>
        </table:table-row>
        <table:table-row table:style-name="ro1">
          <table:table-cell/>
          <table:table-cell office:value-type="string">
            <text:p>82c4a7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4000020h</text:p>
          </table:table-cell>
          <table:table-cell office:value-type="string">
            <text:p><text:s text:c="8"/>82c4c124 82 28 2e 34 <text:s text:c="4"/>addr <text:s text:c="6"/>s_D:\dat\char\bas00\bas00.tpr_82282e34 <text:s text:c="15"/></text:p>
          </table:table-cell>
          <table:table-cell office:value-type="string">
            <text:p><text:s/>"D:\\dat\\char\\bas00\\bas00.tpr"</text:p>
          </table:table-cell>
        </table:table-row>
        <table:table-row table:style-name="ro1">
          <table:table-cell/>
          <table:table-cell office:value-type="string">
            <text:p>82c4a7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4000021h</text:p>
          </table:table-cell>
          <table:table-cell office:value-type="string">
            <text:p><text:s text:c="8"/>82c4c128 82 28 2e 18 <text:s text:c="4"/>addr <text:s text:c="6"/>s_D:\dat\char\bas00\bas00.cat_82282e18 <text:s text:c="15"/></text:p>
          </table:table-cell>
          <table:table-cell office:value-type="string">
            <text:p><text:s/>"D:\\dat\\char\\bas00\\bas00.cat"</text:p>
          </table:table-cell>
        </table:table-row>
        <table:table-row table:style-name="ro1">
          <table:table-cell/>
          <table:table-cell office:value-type="string">
            <text:p>82c4a7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4000022h</text:p>
          </table:table-cell>
          <table:table-cell office:value-type="string">
            <text:p><text:s text:c="8"/>82c4c12c 82 28 2d fc <text:s text:c="4"/>addr <text:s text:c="6"/>s_D:\dat\char\bas01\bas01.tpr_82282dfc <text:s text:c="15"/></text:p>
          </table:table-cell>
          <table:table-cell office:value-type="string">
            <text:p><text:s/>"D:\\dat\\char\\bas01\\bas01.tpr"</text:p>
          </table:table-cell>
        </table:table-row>
        <table:table-row table:style-name="ro1">
          <table:table-cell/>
          <table:table-cell office:value-type="string">
            <text:p>82c4a7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4000023h</text:p>
          </table:table-cell>
          <table:table-cell office:value-type="string">
            <text:p><text:s text:c="8"/>82c4c130 82 28 2d e0 <text:s text:c="4"/>addr <text:s text:c="6"/>s_D:\dat\char\bas01\bas01.cat_82282de0 <text:s text:c="15"/></text:p>
          </table:table-cell>
          <table:table-cell office:value-type="string">
            <text:p><text:s/>"D:\\dat\\char\\bas01\\bas01.cat"</text:p>
          </table:table-cell>
        </table:table-row>
        <table:table-row table:style-name="ro1">
          <table:table-cell/>
          <table:table-cell office:value-type="string">
            <text:p>82c4a7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4000024h</text:p>
          </table:table-cell>
          <table:table-cell office:value-type="string">
            <text:p><text:s text:c="8"/>82c4c134 82 28 2d c4 <text:s text:c="4"/>addr <text:s text:c="6"/>s_D:\dat\char\bas02\bas02.tpr_82282dc4 <text:s text:c="15"/></text:p>
          </table:table-cell>
          <table:table-cell office:value-type="string">
            <text:p><text:s/>"D:\\dat\\char\\bas02\\bas02.tpr"</text:p>
          </table:table-cell>
        </table:table-row>
        <table:table-row table:style-name="ro1">
          <table:table-cell/>
          <table:table-cell office:value-type="string">
            <text:p>82c4a7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4000025h</text:p>
          </table:table-cell>
          <table:table-cell office:value-type="string">
            <text:p><text:s text:c="8"/>82c4c138 82 28 2d a8 <text:s text:c="4"/>addr <text:s text:c="6"/>s_D:\dat\char\bas02\bas02.cat_82282da8 <text:s text:c="15"/></text:p>
          </table:table-cell>
          <table:table-cell office:value-type="string">
            <text:p><text:s/>"D:\\dat\\char\\bas02\\bas02.cat"</text:p>
          </table:table-cell>
        </table:table-row>
        <table:table-row table:style-name="ro1">
          <table:table-cell/>
          <table:table-cell office:value-type="string">
            <text:p>82c4a7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4000026h</text:p>
          </table:table-cell>
          <table:table-cell office:value-type="string">
            <text:p><text:s text:c="8"/>82c4c13c 82 28 2d 8c <text:s text:c="4"/>addr <text:s text:c="6"/>s_D:\dat\char\bas03\bas03.tpr_82282d8c <text:s text:c="15"/></text:p>
          </table:table-cell>
          <table:table-cell office:value-type="string">
            <text:p><text:s/>"D:\\dat\\char\\bas03\\bas03.tpr"</text:p>
          </table:table-cell>
        </table:table-row>
        <table:table-row table:style-name="ro1">
          <table:table-cell/>
          <table:table-cell office:value-type="string">
            <text:p>82c4a7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4000027h</text:p>
          </table:table-cell>
          <table:table-cell office:value-type="string">
            <text:p><text:s text:c="8"/>82c4c140 82 28 2d 70 <text:s text:c="4"/>addr <text:s text:c="6"/>s_D:\dat\char\bas03\bas03.cat_82282d70 <text:s text:c="15"/></text:p>
          </table:table-cell>
          <table:table-cell office:value-type="string">
            <text:p><text:s/>"D:\\dat\\char\\bas03\\bas03.cat"</text:p>
          </table:table-cell>
        </table:table-row>
        <table:table-row table:style-name="ro1">
          <table:table-cell/>
          <table:table-cell office:value-type="string">
            <text:p>82c4a7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4000028h</text:p>
          </table:table-cell>
          <table:table-cell office:value-type="string">
            <text:p><text:s text:c="8"/>82c4c144 82 28 2d 54 <text:s text:c="4"/>addr <text:s text:c="6"/>s_D:\dat\char\hak00\hak00.tpr_82282d54 <text:s text:c="15"/></text:p>
          </table:table-cell>
          <table:table-cell office:value-type="string">
            <text:p><text:s/>"D:\\dat\\char\\hak00\\hak00.tpr"</text:p>
          </table:table-cell>
        </table:table-row>
        <table:table-row table:style-name="ro1">
          <table:table-cell/>
          <table:table-cell office:value-type="string">
            <text:p>82c4a7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4000029h</text:p>
          </table:table-cell>
          <table:table-cell office:value-type="string">
            <text:p><text:s text:c="8"/>82c4c148 82 28 2d 38 <text:s text:c="4"/>addr <text:s text:c="6"/>s_D:\dat\char\hak00\hak00.cat_82282d38 <text:s text:c="15"/></text:p>
          </table:table-cell>
          <table:table-cell office:value-type="string">
            <text:p><text:s/>"D:\\dat\\char\\hak00\\hak00.cat"</text:p>
          </table:table-cell>
        </table:table-row>
        <table:table-row table:style-name="ro1">
          <table:table-cell/>
          <table:table-cell office:value-type="string">
            <text:p>82c4a7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400002Ah</text:p>
          </table:table-cell>
          <table:table-cell office:value-type="string">
            <text:p><text:s text:c="8"/>82c4c14c 82 28 2d 1c <text:s text:c="4"/>addr <text:s text:c="6"/>s_D:\dat\char\hak01\hak01.tpr_82282d1c <text:s text:c="15"/></text:p>
          </table:table-cell>
          <table:table-cell office:value-type="string">
            <text:p><text:s/>"D:\\dat\\char\\hak01\\hak01.tpr"</text:p>
          </table:table-cell>
        </table:table-row>
        <table:table-row table:style-name="ro1">
          <table:table-cell/>
          <table:table-cell office:value-type="string">
            <text:p>82c4a7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400002Bh</text:p>
          </table:table-cell>
          <table:table-cell office:value-type="string">
            <text:p><text:s text:c="8"/>82c4c150 82 28 2d 00 <text:s text:c="4"/>addr <text:s text:c="6"/>s_D:\dat\char\hak01\hak01.cat_82282d00 <text:s text:c="15"/></text:p>
          </table:table-cell>
          <table:table-cell office:value-type="string">
            <text:p><text:s/>"D:\\dat\\char\\hak01\\hak01.cat"</text:p>
          </table:table-cell>
        </table:table-row>
        <table:table-row table:style-name="ro1">
          <table:table-cell/>
          <table:table-cell office:value-type="string">
            <text:p>82c4a7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400002Ch</text:p>
          </table:table-cell>
          <table:table-cell office:value-type="string">
            <text:p><text:s text:c="8"/>82c4c154 82 28 2c e4 <text:s text:c="4"/>addr <text:s text:c="6"/>s_D:\dat\char\hak02\hak02.tpr_82282ce4 <text:s text:c="15"/></text:p>
          </table:table-cell>
          <table:table-cell office:value-type="string">
            <text:p><text:s/>"D:\\dat\\char\\hak02\\hak02.tpr"</text:p>
          </table:table-cell>
        </table:table-row>
        <table:table-row table:style-name="ro1">
          <table:table-cell/>
          <table:table-cell office:value-type="string">
            <text:p>82c4a7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400002Dh</text:p>
          </table:table-cell>
          <table:table-cell office:value-type="string">
            <text:p><text:s text:c="8"/>82c4c158 82 28 2c c8 <text:s text:c="4"/>addr <text:s text:c="6"/>s_D:\dat\char\hak02\hak02.cat_82282cc8 <text:s text:c="15"/></text:p>
          </table:table-cell>
          <table:table-cell office:value-type="string">
            <text:p><text:s/>"D:\\dat\\char\\hak02\\hak02.cat"</text:p>
          </table:table-cell>
        </table:table-row>
        <table:table-row table:style-name="ro1">
          <table:table-cell/>
          <table:table-cell office:value-type="string">
            <text:p>82c4a7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400002Eh</text:p>
          </table:table-cell>
          <table:table-cell office:value-type="string">
            <text:p><text:s text:c="8"/>82c4c15c 82 28 2c ac <text:s text:c="4"/>addr <text:s text:c="6"/>s_D:\dat\char\hak03\hak03.tpr_82282cac <text:s text:c="15"/></text:p>
          </table:table-cell>
          <table:table-cell office:value-type="string">
            <text:p><text:s/>"D:\\dat\\char\\hak03\\hak03.tpr"</text:p>
          </table:table-cell>
        </table:table-row>
        <table:table-row table:style-name="ro1">
          <table:table-cell/>
          <table:table-cell office:value-type="string">
            <text:p>82c4a7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400002Fh</text:p>
          </table:table-cell>
          <table:table-cell office:value-type="string">
            <text:p><text:s text:c="8"/>82c4c160 82 28 2c 90 <text:s text:c="4"/>addr <text:s text:c="6"/>s_D:\dat\char\hak03\hak03.cat_82282c90 <text:s text:c="15"/></text:p>
          </table:table-cell>
          <table:table-cell office:value-type="string">
            <text:p><text:s/>"D:\\dat\\char\\hak03\\hak03.cat"</text:p>
          </table:table-cell>
        </table:table-row>
        <table:table-row table:style-name="ro1">
          <table:table-cell/>
          <table:table-cell office:value-type="string">
            <text:p>82c4a7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4000030h</text:p>
          </table:table-cell>
          <table:table-cell office:value-type="string">
            <text:p><text:s text:c="8"/>82c4c164 82 28 2c 74 <text:s text:c="4"/>addr <text:s text:c="6"/>s_D:\dat\char\hak04\hak04.tpr_82282c74 <text:s text:c="15"/></text:p>
          </table:table-cell>
          <table:table-cell office:value-type="string">
            <text:p><text:s/>"D:\\dat\\char\\hak04\\hak04.tpr"</text:p>
          </table:table-cell>
        </table:table-row>
        <table:table-row table:style-name="ro1">
          <table:table-cell/>
          <table:table-cell office:value-type="string">
            <text:p>82c4a7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4000031h</text:p>
          </table:table-cell>
          <table:table-cell office:value-type="string">
            <text:p><text:s text:c="8"/>82c4c168 82 28 2c 58 <text:s text:c="4"/>addr <text:s text:c="6"/>s_D:\dat\char\hak04\hak04.cat_82282c58 <text:s text:c="15"/></text:p>
          </table:table-cell>
          <table:table-cell office:value-type="string">
            <text:p><text:s/>"D:\\dat\\char\\hak04\\hak04.cat"</text:p>
          </table:table-cell>
        </table:table-row>
        <table:table-row table:style-name="ro1">
          <table:table-cell/>
          <table:table-cell office:value-type="string">
            <text:p>82c4a7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4000032h</text:p>
          </table:table-cell>
          <table:table-cell office:value-type="string">
            <text:p><text:s text:c="8"/>82c4c16c 82 28 2c 3c <text:s text:c="4"/>addr <text:s text:c="6"/>s_D:\dat\char\hak05\hak05.tpr_82282c3c <text:s text:c="15"/></text:p>
          </table:table-cell>
          <table:table-cell office:value-type="string">
            <text:p><text:s/>"D:\\dat\\char\\hak05\\hak05.tpr"</text:p>
          </table:table-cell>
        </table:table-row>
        <table:table-row table:style-name="ro1">
          <table:table-cell/>
          <table:table-cell office:value-type="string">
            <text:p>82c4a7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4000033h</text:p>
          </table:table-cell>
          <table:table-cell office:value-type="string">
            <text:p><text:s text:c="8"/>82c4c170 82 28 2c 20 <text:s text:c="4"/>addr <text:s text:c="6"/>s_D:\dat\char\hak05\hak05.cat_82282c20 <text:s text:c="15"/></text:p>
          </table:table-cell>
          <table:table-cell office:value-type="string">
            <text:p><text:s/>"D:\\dat\\char\\hak05\\hak05.cat"</text:p>
          </table:table-cell>
        </table:table-row>
        <table:table-row table:style-name="ro1">
          <table:table-cell/>
          <table:table-cell office:value-type="string">
            <text:p>82c4a7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4000034h</text:p>
          </table:table-cell>
          <table:table-cell office:value-type="string">
            <text:p><text:s text:c="8"/>82c4c174 82 28 2c 04 <text:s text:c="4"/>addr <text:s text:c="6"/>s_D:\dat\char\hak06\hak06.tpr_82282c04 <text:s text:c="15"/></text:p>
          </table:table-cell>
          <table:table-cell office:value-type="string">
            <text:p><text:s/>"D:\\dat\\char\\hak06\\hak06.tpr"</text:p>
          </table:table-cell>
        </table:table-row>
        <table:table-row table:style-name="ro1">
          <table:table-cell/>
          <table:table-cell office:value-type="string">
            <text:p>82c4a7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4000035h</text:p>
          </table:table-cell>
          <table:table-cell office:value-type="string">
            <text:p><text:s text:c="8"/>82c4c178 82 28 2b e8 <text:s text:c="4"/>addr <text:s text:c="6"/>s_D:\dat\char\hak06\hak06.cat_82282be8 <text:s text:c="15"/></text:p>
          </table:table-cell>
          <table:table-cell office:value-type="string">
            <text:p><text:s/>"D:\\dat\\char\\hak06\\hak06.cat"</text:p>
          </table:table-cell>
        </table:table-row>
        <table:table-row table:style-name="ro1">
          <table:table-cell/>
          <table:table-cell office:value-type="string">
            <text:p>82c4a7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4000036h</text:p>
          </table:table-cell>
          <table:table-cell office:value-type="string">
            <text:p><text:s text:c="8"/>82c4c17c 82 28 2b cc <text:s text:c="4"/>addr <text:s text:c="6"/>s_D:\dat\char\hak07\hak07.tpr_82282bcc <text:s text:c="15"/></text:p>
          </table:table-cell>
          <table:table-cell office:value-type="string">
            <text:p><text:s/>"D:\\dat\\char\\hak07\\hak07.tpr"</text:p>
          </table:table-cell>
        </table:table-row>
        <table:table-row table:style-name="ro1">
          <table:table-cell/>
          <table:table-cell office:value-type="string">
            <text:p>82c4a7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4000037h</text:p>
          </table:table-cell>
          <table:table-cell office:value-type="string">
            <text:p><text:s text:c="8"/>82c4c180 82 28 2b b0 <text:s text:c="4"/>addr <text:s text:c="6"/>s_D:\dat\char\hak07\hak07.cat_82282bb0 <text:s text:c="15"/></text:p>
          </table:table-cell>
          <table:table-cell office:value-type="string">
            <text:p><text:s/>"D:\\dat\\char\\hak07\\hak07.cat"</text:p>
          </table:table-cell>
        </table:table-row>
        <table:table-row table:style-name="ro1">
          <table:table-cell/>
          <table:table-cell office:value-type="string">
            <text:p>82c4a7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4000038h</text:p>
          </table:table-cell>
          <table:table-cell office:value-type="string">
            <text:p><text:s text:c="8"/>82c4c184 82 28 2b 94 <text:s text:c="4"/>addr <text:s text:c="6"/>s_D:\dat\char\hak08\hak08.tpr_82282b94 <text:s text:c="15"/></text:p>
          </table:table-cell>
          <table:table-cell office:value-type="string">
            <text:p><text:s/>"D:\\dat\\char\\hak08\\hak08.tpr"</text:p>
          </table:table-cell>
        </table:table-row>
        <table:table-row table:style-name="ro1">
          <table:table-cell/>
          <table:table-cell office:value-type="string">
            <text:p>82c4a7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4000039h</text:p>
          </table:table-cell>
          <table:table-cell office:value-type="string">
            <text:p><text:s text:c="8"/>82c4c188 82 28 2b 78 <text:s text:c="4"/>addr <text:s text:c="6"/>s_D:\dat\char\hak08\hak08.cat_82282b78 <text:s text:c="15"/></text:p>
          </table:table-cell>
          <table:table-cell office:value-type="string">
            <text:p><text:s/>"D:\\dat\\char\\hak08\\hak08.cat"</text:p>
          </table:table-cell>
        </table:table-row>
        <table:table-row table:style-name="ro1">
          <table:table-cell/>
          <table:table-cell office:value-type="string">
            <text:p>82c4a7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400003Ah</text:p>
          </table:table-cell>
          <table:table-cell office:value-type="string">
            <text:p><text:s text:c="8"/>82c4c18c 82 28 2b 5c <text:s text:c="4"/>addr <text:s text:c="6"/>s_D:\dat\char\hak09\hak09.tpr_82282b5c <text:s text:c="15"/></text:p>
          </table:table-cell>
          <table:table-cell office:value-type="string">
            <text:p><text:s/>"D:\\dat\\char\\hak09\\hak09.tpr"</text:p>
          </table:table-cell>
        </table:table-row>
        <table:table-row table:style-name="ro1">
          <table:table-cell/>
          <table:table-cell office:value-type="string">
            <text:p>82c4a7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400003Bh</text:p>
          </table:table-cell>
          <table:table-cell office:value-type="string">
            <text:p><text:s text:c="8"/>82c4c190 82 28 2b 40 <text:s text:c="4"/>addr <text:s text:c="6"/>s_D:\dat\char\hak09\hak09.cat_82282b40 <text:s text:c="15"/></text:p>
          </table:table-cell>
          <table:table-cell office:value-type="string">
            <text:p><text:s/>"D:\\dat\\char\\hak09\\hak09.cat"</text:p>
          </table:table-cell>
        </table:table-row>
        <table:table-row table:style-name="ro1">
          <table:table-cell/>
          <table:table-cell office:value-type="string">
            <text:p>82c4a7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400003Ch</text:p>
          </table:table-cell>
          <table:table-cell office:value-type="string">
            <text:p><text:s text:c="8"/>82c4c194 82 28 2b 24 <text:s text:c="4"/>addr <text:s text:c="6"/>s_D:\dat\char\hak10\hak10.tpr_82282b24 <text:s text:c="15"/></text:p>
          </table:table-cell>
          <table:table-cell office:value-type="string">
            <text:p><text:s/>"D:\\dat\\char\\hak10\\hak10.tpr"</text:p>
          </table:table-cell>
        </table:table-row>
        <table:table-row table:style-name="ro1">
          <table:table-cell/>
          <table:table-cell office:value-type="string">
            <text:p>82c4a7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400003Dh</text:p>
          </table:table-cell>
          <table:table-cell office:value-type="string">
            <text:p><text:s text:c="8"/>82c4c198 82 28 2b 08 <text:s text:c="4"/>addr <text:s text:c="6"/>s_D:\dat\char\hak10\hak10.cat_82282b08 <text:s text:c="15"/></text:p>
          </table:table-cell>
          <table:table-cell office:value-type="string">
            <text:p><text:s/>"D:\\dat\\char\\hak10\\hak10.cat"</text:p>
          </table:table-cell>
        </table:table-row>
        <table:table-row table:style-name="ro1">
          <table:table-cell/>
          <table:table-cell office:value-type="string">
            <text:p>82c4a7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400003Eh</text:p>
          </table:table-cell>
          <table:table-cell office:value-type="string">
            <text:p><text:s text:c="8"/>82c4c19c 82 28 2a ec <text:s text:c="4"/>addr <text:s text:c="6"/>s_D:\dat\char\hak11\hak11.tpr_82282aec <text:s text:c="15"/></text:p>
          </table:table-cell>
          <table:table-cell office:value-type="string">
            <text:p><text:s/>"D:\\dat\\char\\hak11\\hak11.tpr"</text:p>
          </table:table-cell>
        </table:table-row>
        <table:table-row table:style-name="ro1">
          <table:table-cell/>
          <table:table-cell office:value-type="string">
            <text:p>82c4a8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400003Fh</text:p>
          </table:table-cell>
          <table:table-cell office:value-type="string">
            <text:p><text:s text:c="8"/>82c4c1a0 82 28 2a d0 <text:s text:c="4"/>addr <text:s text:c="6"/>s_D:\dat\char\hak11\hak11.cat_82282ad0 <text:s text:c="15"/></text:p>
          </table:table-cell>
          <table:table-cell office:value-type="string">
            <text:p><text:s/>"D:\\dat\\char\\hak11\\hak11.cat"</text:p>
          </table:table-cell>
        </table:table-row>
        <table:table-row table:style-name="ro1">
          <table:table-cell/>
          <table:table-cell office:value-type="string">
            <text:p>82c4a80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00040h</text:p>
          </table:table-cell>
          <table:table-cell office:value-type="string">
            <text:p><text:s text:c="8"/>82c4c1a4 82 28 2a b4 <text:s text:c="4"/>addr <text:s text:c="6"/>s_D:\dat\char\hak12\hak12.tpr_82282ab4 <text:s text:c="15"/></text:p>
          </table:table-cell>
          <table:table-cell office:value-type="string">
            <text:p><text:s/>"D:\\dat\\char\\hak12\\hak12.tpr"</text:p>
          </table:table-cell>
        </table:table-row>
        <table:table-row table:style-name="ro1">
          <table:table-cell/>
          <table:table-cell office:value-type="string">
            <text:p>82c4a8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000041h</text:p>
          </table:table-cell>
          <table:table-cell office:value-type="string">
            <text:p><text:s text:c="8"/>82c4c1a8 82 28 2a 98 <text:s text:c="4"/>addr <text:s text:c="6"/>s_D:\dat\char\hak12\hak12.cat_82282a98 <text:s text:c="15"/></text:p>
          </table:table-cell>
          <table:table-cell office:value-type="string">
            <text:p><text:s/>"D:\\dat\\char\\hak12\\hak12.cat"</text:p>
          </table:table-cell>
        </table:table-row>
        <table:table-row table:style-name="ro1">
          <table:table-cell/>
          <table:table-cell office:value-type="string">
            <text:p>82c4a8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000042h</text:p>
          </table:table-cell>
          <table:table-cell office:value-type="string">
            <text:p><text:s text:c="8"/>82c4c1ac 82 28 2a 7c <text:s text:c="4"/>addr <text:s text:c="6"/>s_D:\dat\char\hak13\hak13.tpr_82282a7c <text:s text:c="15"/></text:p>
          </table:table-cell>
          <table:table-cell office:value-type="string">
            <text:p><text:s/>"D:\\dat\\char\\hak13\\hak13.tpr"</text:p>
          </table:table-cell>
        </table:table-row>
        <table:table-row table:style-name="ro1">
          <table:table-cell/>
          <table:table-cell office:value-type="string">
            <text:p>82c4a8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000043h</text:p>
          </table:table-cell>
          <table:table-cell office:value-type="string">
            <text:p><text:s text:c="8"/>82c4c1b0 82 28 2a 60 <text:s text:c="4"/>addr <text:s text:c="6"/>s_D:\dat\char\hak13\hak13.cat_82282a60 <text:s text:c="15"/></text:p>
          </table:table-cell>
          <table:table-cell office:value-type="string">
            <text:p><text:s/>"D:\\dat\\char\\hak13\\hak13.cat"</text:p>
          </table:table-cell>
        </table:table-row>
        <table:table-row table:style-name="ro1">
          <table:table-cell/>
          <table:table-cell office:value-type="string">
            <text:p>82c4a8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000044h</text:p>
          </table:table-cell>
          <table:table-cell office:value-type="string">
            <text:p><text:s text:c="8"/>82c4c1b4 82 28 2a 44 <text:s text:c="4"/>addr <text:s text:c="6"/>s_D:\dat\char\hak14\hak14.tpr_82282a44 <text:s text:c="15"/></text:p>
          </table:table-cell>
          <table:table-cell office:value-type="string">
            <text:p><text:s/>"D:\\dat\\char\\hak14\\hak14.tpr"</text:p>
          </table:table-cell>
        </table:table-row>
        <table:table-row table:style-name="ro1">
          <table:table-cell/>
          <table:table-cell office:value-type="string">
            <text:p>82c4a8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000045h</text:p>
          </table:table-cell>
          <table:table-cell office:value-type="string">
            <text:p><text:s text:c="8"/>82c4c1b8 82 28 2a 28 <text:s text:c="4"/>addr <text:s text:c="6"/>s_D:\dat\char\hak14\hak14.cat_82282a28 <text:s text:c="15"/></text:p>
          </table:table-cell>
          <table:table-cell office:value-type="string">
            <text:p><text:s/>"D:\\dat\\char\\hak14\\hak14.cat"</text:p>
          </table:table-cell>
        </table:table-row>
        <table:table-row table:style-name="ro1">
          <table:table-cell/>
          <table:table-cell office:value-type="string">
            <text:p>82c4a8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000046h</text:p>
          </table:table-cell>
          <table:table-cell office:value-type="string">
            <text:p><text:s text:c="8"/>82c4c1bc 82 28 2a 0c <text:s text:c="4"/>addr <text:s text:c="6"/>s_D:\dat\char\hak15\hak15.tpr_82282a0c <text:s text:c="15"/></text:p>
          </table:table-cell>
          <table:table-cell office:value-type="string">
            <text:p><text:s/>"D:\\dat\\char\\hak15\\hak15.tpr"</text:p>
          </table:table-cell>
        </table:table-row>
        <table:table-row table:style-name="ro1">
          <table:table-cell/>
          <table:table-cell office:value-type="string">
            <text:p>82c4a8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000047h</text:p>
          </table:table-cell>
          <table:table-cell office:value-type="string">
            <text:p><text:s text:c="8"/>82c4c1c0 82 28 29 f0 <text:s text:c="4"/>addr <text:s text:c="6"/>s_D:\dat\char\hak15\hak15.cat_822829f0 <text:s text:c="15"/></text:p>
          </table:table-cell>
          <table:table-cell office:value-type="string">
            <text:p><text:s/>"D:\\dat\\char\\hak15\\hak15.cat"</text:p>
          </table:table-cell>
        </table:table-row>
        <table:table-row table:style-name="ro1">
          <table:table-cell/>
          <table:table-cell office:value-type="string">
            <text:p>82c4a8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000048h</text:p>
          </table:table-cell>
          <table:table-cell office:value-type="string">
            <text:p><text:s text:c="8"/>82c4c1c4 82 28 29 d4 <text:s text:c="4"/>addr <text:s text:c="6"/>s_D:\dat\char\hak16\hak16.tpr_822829d4 <text:s text:c="15"/></text:p>
          </table:table-cell>
          <table:table-cell office:value-type="string">
            <text:p><text:s/>"D:\\dat\\char\\hak16\\hak16.tpr"</text:p>
          </table:table-cell>
        </table:table-row>
        <table:table-row table:style-name="ro1">
          <table:table-cell/>
          <table:table-cell office:value-type="string">
            <text:p>82c4a8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000049h</text:p>
          </table:table-cell>
          <table:table-cell office:value-type="string">
            <text:p><text:s text:c="8"/>82c4c1c8 82 28 29 b8 <text:s text:c="4"/>addr <text:s text:c="6"/>s_D:\dat\char\hak16\hak16.cat_822829b8 <text:s text:c="15"/></text:p>
          </table:table-cell>
          <table:table-cell office:value-type="string">
            <text:p><text:s/>"D:\\dat\\char\\hak16\\hak16.cat"</text:p>
          </table:table-cell>
        </table:table-row>
        <table:table-row table:style-name="ro1">
          <table:table-cell/>
          <table:table-cell office:value-type="string">
            <text:p>82c4a8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00004Ah</text:p>
          </table:table-cell>
          <table:table-cell office:value-type="string">
            <text:p><text:s text:c="8"/>82c4c1cc 82 28 29 9c <text:s text:c="4"/>addr <text:s text:c="6"/>s_D:\dat\char\hak17\hak17.tpr_8228299c <text:s text:c="15"/></text:p>
          </table:table-cell>
          <table:table-cell office:value-type="string">
            <text:p><text:s/>"D:\\dat\\char\\hak17\\hak17.tpr"</text:p>
          </table:table-cell>
        </table:table-row>
        <table:table-row table:style-name="ro1">
          <table:table-cell/>
          <table:table-cell office:value-type="string">
            <text:p>82c4a8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00004Bh</text:p>
          </table:table-cell>
          <table:table-cell office:value-type="string">
            <text:p><text:s text:c="8"/>82c4c1d0 82 28 29 80 <text:s text:c="4"/>addr <text:s text:c="6"/>s_D:\dat\char\hak17\hak17.cat_82282980 <text:s text:c="15"/></text:p>
          </table:table-cell>
          <table:table-cell office:value-type="string">
            <text:p><text:s/>"D:\\dat\\char\\hak17\\hak17.cat"</text:p>
          </table:table-cell>
        </table:table-row>
        <table:table-row table:style-name="ro1">
          <table:table-cell/>
          <table:table-cell office:value-type="string">
            <text:p>82c4a8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00004Ch</text:p>
          </table:table-cell>
          <table:table-cell office:value-type="string">
            <text:p><text:s text:c="8"/>82c4c1d4 82 28 29 64 <text:s text:c="4"/>addr <text:s text:c="6"/>s_D:\dat\char\hak18\hak18.tpr_82282964 <text:s text:c="15"/></text:p>
          </table:table-cell>
          <table:table-cell office:value-type="string">
            <text:p><text:s/>"D:\\dat\\char\\hak18\\hak18.tpr"</text:p>
          </table:table-cell>
        </table:table-row>
        <table:table-row table:style-name="ro1">
          <table:table-cell/>
          <table:table-cell office:value-type="string">
            <text:p>82c4a8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00004Dh</text:p>
          </table:table-cell>
          <table:table-cell office:value-type="string">
            <text:p><text:s text:c="8"/>82c4c1d8 82 28 29 48 <text:s text:c="4"/>addr <text:s text:c="6"/>s_D:\dat\char\hak18\hak18.cat_82282948 <text:s text:c="15"/></text:p>
          </table:table-cell>
          <table:table-cell office:value-type="string">
            <text:p><text:s/>"D:\\dat\\char\\hak18\\hak18.cat"</text:p>
          </table:table-cell>
        </table:table-row>
        <table:table-row table:style-name="ro1">
          <table:table-cell/>
          <table:table-cell office:value-type="string">
            <text:p>82c4a8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00004Eh</text:p>
          </table:table-cell>
          <table:table-cell office:value-type="string">
            <text:p><text:s text:c="8"/>82c4c1dc 82 28 29 2c <text:s text:c="4"/>addr <text:s text:c="6"/>s_D:\dat\char\hak19\hak19.tpr_8228292c <text:s text:c="15"/></text:p>
          </table:table-cell>
          <table:table-cell office:value-type="string">
            <text:p><text:s/>"D:\\dat\\char\\hak19\\hak19.tpr"</text:p>
          </table:table-cell>
        </table:table-row>
        <table:table-row table:style-name="ro1">
          <table:table-cell/>
          <table:table-cell office:value-type="string">
            <text:p>82c4a8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00004Fh</text:p>
          </table:table-cell>
          <table:table-cell office:value-type="string">
            <text:p><text:s text:c="8"/>82c4c1e0 82 28 29 10 <text:s text:c="4"/>addr <text:s text:c="6"/>s_D:\dat\char\hak19\hak19.cat_82282910 <text:s text:c="15"/></text:p>
          </table:table-cell>
          <table:table-cell office:value-type="string">
            <text:p><text:s/>"D:\\dat\\char\\hak19\\hak19.cat"</text:p>
          </table:table-cell>
        </table:table-row>
        <table:table-row table:style-name="ro1">
          <table:table-cell/>
          <table:table-cell office:value-type="string">
            <text:p>82c4a8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4000050h</text:p>
          </table:table-cell>
          <table:table-cell office:value-type="string">
            <text:p><text:s text:c="8"/>82c4c1e4 82 28 28 f4 <text:s text:c="4"/>addr <text:s text:c="6"/>s_D:\dat\char\hyt00\hyt00.tpr_822828f4 <text:s text:c="15"/></text:p>
          </table:table-cell>
          <table:table-cell office:value-type="string">
            <text:p><text:s/>"D:\\dat\\char\\hyt00\\hyt00.tpr"</text:p>
          </table:table-cell>
        </table:table-row>
        <table:table-row table:style-name="ro1">
          <table:table-cell/>
          <table:table-cell office:value-type="string">
            <text:p>82c4a8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4000051h</text:p>
          </table:table-cell>
          <table:table-cell office:value-type="string">
            <text:p><text:s text:c="8"/>82c4c1e8 82 28 28 d8 <text:s text:c="4"/>addr <text:s text:c="6"/>s_D:\dat\char\hyt00\hyt00.cat_822828d8 <text:s text:c="15"/></text:p>
          </table:table-cell>
          <table:table-cell office:value-type="string">
            <text:p><text:s/>"D:\\dat\\char\\hyt00\\hyt00.cat"</text:p>
          </table:table-cell>
        </table:table-row>
        <table:table-row table:style-name="ro1">
          <table:table-cell/>
          <table:table-cell office:value-type="string">
            <text:p>82c4a8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4000052h</text:p>
          </table:table-cell>
          <table:table-cell office:value-type="string">
            <text:p><text:s text:c="8"/>82c4c1ec 82 28 28 bc <text:s text:c="4"/>addr <text:s text:c="6"/>s_D:\dat\char\hyt01\hyt01.tpr_822828bc <text:s text:c="15"/></text:p>
          </table:table-cell>
          <table:table-cell office:value-type="string">
            <text:p><text:s/>"D:\\dat\\char\\hyt01\\hyt01.tpr"</text:p>
          </table:table-cell>
        </table:table-row>
        <table:table-row table:style-name="ro1">
          <table:table-cell/>
          <table:table-cell office:value-type="string">
            <text:p>82c4a8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4000053h</text:p>
          </table:table-cell>
          <table:table-cell office:value-type="string">
            <text:p><text:s text:c="8"/>82c4c1f0 82 28 28 a0 <text:s text:c="4"/>addr <text:s text:c="6"/>s_D:\dat\char\hyt01\hyt01.cat_822828a0 <text:s text:c="15"/></text:p>
          </table:table-cell>
          <table:table-cell office:value-type="string">
            <text:p><text:s/>"D:\\dat\\char\\hyt01\\hyt01.cat"</text:p>
          </table:table-cell>
        </table:table-row>
        <table:table-row table:style-name="ro1">
          <table:table-cell/>
          <table:table-cell office:value-type="string">
            <text:p>82c4a8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4000054h</text:p>
          </table:table-cell>
          <table:table-cell office:value-type="string">
            <text:p><text:s text:c="8"/>82c4c1f4 82 28 28 84 <text:s text:c="4"/>addr <text:s text:c="6"/>s_D:\dat\char\hyt02\hyt02.tpr_82282884 <text:s text:c="15"/></text:p>
          </table:table-cell>
          <table:table-cell office:value-type="string">
            <text:p><text:s/>"D:\\dat\\char\\hyt02\\hyt02.tpr"</text:p>
          </table:table-cell>
        </table:table-row>
        <table:table-row table:style-name="ro1">
          <table:table-cell/>
          <table:table-cell office:value-type="string">
            <text:p>82c4a8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4000055h</text:p>
          </table:table-cell>
          <table:table-cell office:value-type="string">
            <text:p><text:s text:c="8"/>82c4c1f8 82 28 28 68 <text:s text:c="4"/>addr <text:s text:c="6"/>s_D:\dat\char\hyt02\hyt02.cat_82282868 <text:s text:c="15"/></text:p>
          </table:table-cell>
          <table:table-cell office:value-type="string">
            <text:p><text:s/>"D:\\dat\\char\\hyt02\\hyt02.cat"</text:p>
          </table:table-cell>
        </table:table-row>
        <table:table-row table:style-name="ro1">
          <table:table-cell/>
          <table:table-cell office:value-type="string">
            <text:p>82c4a8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4000056h</text:p>
          </table:table-cell>
          <table:table-cell office:value-type="string">
            <text:p><text:s text:c="8"/>82c4c1fc 82 28 28 4c <text:s text:c="4"/>addr <text:s text:c="6"/>s_D:\dat\char\hyt03\hyt03.tpr_8228284c <text:s text:c="15"/></text:p>
          </table:table-cell>
          <table:table-cell office:value-type="string">
            <text:p><text:s/>"D:\\dat\\char\\hyt03\\hyt03.tpr"</text:p>
          </table:table-cell>
        </table:table-row>
        <table:table-row table:style-name="ro1">
          <table:table-cell/>
          <table:table-cell office:value-type="string">
            <text:p>82c4a8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4000057h</text:p>
          </table:table-cell>
          <table:table-cell office:value-type="string">
            <text:p><text:s text:c="8"/>82c4c200 82 28 28 30 <text:s text:c="4"/>addr <text:s text:c="6"/>s_D:\dat\char\hyt03\hyt03.cat_82282830 <text:s text:c="15"/></text:p>
          </table:table-cell>
          <table:table-cell office:value-type="string">
            <text:p><text:s/>"D:\\dat\\char\\hyt03\\hyt03.cat"</text:p>
          </table:table-cell>
        </table:table-row>
        <table:table-row table:style-name="ro1">
          <table:table-cell/>
          <table:table-cell office:value-type="string">
            <text:p>82c4a8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4000058h</text:p>
          </table:table-cell>
          <table:table-cell office:value-type="string">
            <text:p><text:s text:c="8"/>82c4c204 82 28 28 14 <text:s text:c="4"/>addr <text:s text:c="6"/>s_D:\dat\char\hyt04\hyt04.tpr_82282814 <text:s text:c="15"/></text:p>
          </table:table-cell>
          <table:table-cell office:value-type="string">
            <text:p><text:s/>"D:\\dat\\char\\hyt04\\hyt04.tpr"</text:p>
          </table:table-cell>
        </table:table-row>
        <table:table-row table:style-name="ro1">
          <table:table-cell/>
          <table:table-cell office:value-type="string">
            <text:p>82c4a8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4000059h</text:p>
          </table:table-cell>
          <table:table-cell office:value-type="string">
            <text:p><text:s text:c="8"/>82c4c208 82 28 27 f8 <text:s text:c="4"/>addr <text:s text:c="6"/>s_D:\dat\char\hyt04\hyt04.cat_822827f8 <text:s text:c="15"/></text:p>
          </table:table-cell>
          <table:table-cell office:value-type="string">
            <text:p><text:s/>"D:\\dat\\char\\hyt04\\hyt04.cat"</text:p>
          </table:table-cell>
        </table:table-row>
        <table:table-row table:style-name="ro1">
          <table:table-cell/>
          <table:table-cell office:value-type="string">
            <text:p>82c4a8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400005Ah</text:p>
          </table:table-cell>
          <table:table-cell office:value-type="string">
            <text:p><text:s text:c="8"/>82c4c20c 82 28 27 dc <text:s text:c="4"/>addr <text:s text:c="6"/>s_D:\dat\char\lei00\lei00.tpr_822827dc <text:s text:c="15"/></text:p>
          </table:table-cell>
          <table:table-cell office:value-type="string">
            <text:p><text:s/>"D:\\dat\\char\\lei00\\lei00.tpr"</text:p>
          </table:table-cell>
        </table:table-row>
        <table:table-row table:style-name="ro1">
          <table:table-cell/>
          <table:table-cell office:value-type="string">
            <text:p>82c4a8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400005Bh</text:p>
          </table:table-cell>
          <table:table-cell office:value-type="string">
            <text:p><text:s text:c="8"/>82c4c210 82 28 27 c0 <text:s text:c="4"/>addr <text:s text:c="6"/>s_D:\dat\char\lei00\lei00.cat_822827c0 <text:s text:c="15"/></text:p>
          </table:table-cell>
          <table:table-cell office:value-type="string">
            <text:p><text:s/>"D:\\dat\\char\\lei00\\lei00.cat"</text:p>
          </table:table-cell>
        </table:table-row>
        <table:table-row table:style-name="ro1">
          <table:table-cell/>
          <table:table-cell office:value-type="string">
            <text:p>82c4a8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400005Ch</text:p>
          </table:table-cell>
          <table:table-cell office:value-type="string">
            <text:p><text:s text:c="8"/>82c4c214 82 28 27 a4 <text:s text:c="4"/>addr <text:s text:c="6"/>s_D:\dat\char\lei01\lei01.tpr_822827a4 <text:s text:c="15"/></text:p>
          </table:table-cell>
          <table:table-cell office:value-type="string">
            <text:p><text:s/>"D:\\dat\\char\\lei01\\lei01.tpr"</text:p>
          </table:table-cell>
        </table:table-row>
        <table:table-row table:style-name="ro1">
          <table:table-cell/>
          <table:table-cell office:value-type="string">
            <text:p>82c4a8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400005Dh</text:p>
          </table:table-cell>
          <table:table-cell office:value-type="string">
            <text:p><text:s text:c="8"/>82c4c218 82 28 27 88 <text:s text:c="4"/>addr <text:s text:c="6"/>s_D:\dat\char\lei01\lei01.cat_82282788 <text:s text:c="15"/></text:p>
          </table:table-cell>
          <table:table-cell office:value-type="string">
            <text:p><text:s/>"D:\\dat\\char\\lei01\\lei01.cat"</text:p>
          </table:table-cell>
        </table:table-row>
        <table:table-row table:style-name="ro1">
          <table:table-cell/>
          <table:table-cell office:value-type="string">
            <text:p>82c4a8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400005Eh</text:p>
          </table:table-cell>
          <table:table-cell office:value-type="string">
            <text:p><text:s text:c="8"/>82c4c21c 82 28 27 6c <text:s text:c="4"/>addr <text:s text:c="6"/>s_D:\dat\char\lei02\lei02.tpr_8228276c <text:s text:c="15"/></text:p>
          </table:table-cell>
          <table:table-cell office:value-type="string">
            <text:p><text:s/>"D:\\dat\\char\\lei02\\lei02.tpr"</text:p>
          </table:table-cell>
        </table:table-row>
        <table:table-row table:style-name="ro1">
          <table:table-cell/>
          <table:table-cell office:value-type="string">
            <text:p>82c4a8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400005Fh</text:p>
          </table:table-cell>
          <table:table-cell office:value-type="string">
            <text:p><text:s text:c="8"/>82c4c220 82 28 27 50 <text:s text:c="4"/>addr <text:s text:c="6"/>s_D:\dat\char\lei02\lei02.cat_82282750 <text:s text:c="15"/></text:p>
          </table:table-cell>
          <table:table-cell office:value-type="string">
            <text:p><text:s/>"D:\\dat\\char\\lei02\\lei02.cat"</text:p>
          </table:table-cell>
        </table:table-row>
        <table:table-row table:style-name="ro1">
          <table:table-cell/>
          <table:table-cell office:value-type="string">
            <text:p>82c4a8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4000060h</text:p>
          </table:table-cell>
          <table:table-cell office:value-type="string">
            <text:p><text:s text:c="8"/>82c4c224 82 28 27 34 <text:s text:c="4"/>addr <text:s text:c="6"/>s_D:\dat\char\lei03\lei03.tpr_82282734 <text:s text:c="15"/></text:p>
          </table:table-cell>
          <table:table-cell office:value-type="string">
            <text:p><text:s/>"D:\\dat\\char\\lei03\\lei03.tpr"</text:p>
          </table:table-cell>
        </table:table-row>
        <table:table-row table:style-name="ro1">
          <table:table-cell/>
          <table:table-cell office:value-type="string">
            <text:p>82c4a8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4000061h</text:p>
          </table:table-cell>
          <table:table-cell office:value-type="string">
            <text:p><text:s text:c="8"/>82c4c228 82 28 27 18 <text:s text:c="4"/>addr <text:s text:c="6"/>s_D:\dat\char\lei03\lei03.cat_82282718 <text:s text:c="15"/></text:p>
          </table:table-cell>
          <table:table-cell office:value-type="string">
            <text:p><text:s/>"D:\\dat\\char\\lei03\\lei03.cat"</text:p>
          </table:table-cell>
        </table:table-row>
        <table:table-row table:style-name="ro1">
          <table:table-cell/>
          <table:table-cell office:value-type="string">
            <text:p>82c4a8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4000062h</text:p>
          </table:table-cell>
          <table:table-cell office:value-type="string">
            <text:p><text:s text:c="8"/>82c4c22c 82 28 26 fc <text:s text:c="4"/>addr <text:s text:c="6"/>s_D:\dat\char\lei04\lei04.tpr_822826fc <text:s text:c="15"/></text:p>
          </table:table-cell>
          <table:table-cell office:value-type="string">
            <text:p><text:s/>"D:\\dat\\char\\lei04\\lei04.tpr"</text:p>
          </table:table-cell>
        </table:table-row>
        <table:table-row table:style-name="ro1">
          <table:table-cell/>
          <table:table-cell office:value-type="string">
            <text:p>82c4a8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4000063h</text:p>
          </table:table-cell>
          <table:table-cell office:value-type="string">
            <text:p><text:s text:c="8"/>82c4c230 82 28 26 e0 <text:s text:c="4"/>addr <text:s text:c="6"/>s_D:\dat\char\lei04\lei04.cat_822826e0 <text:s text:c="15"/></text:p>
          </table:table-cell>
          <table:table-cell office:value-type="string">
            <text:p><text:s/>"D:\\dat\\char\\lei04\\lei04.cat"</text:p>
          </table:table-cell>
        </table:table-row>
        <table:table-row table:style-name="ro1">
          <table:table-cell/>
          <table:table-cell office:value-type="string">
            <text:p>82c4a8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4000064h</text:p>
          </table:table-cell>
          <table:table-cell office:value-type="string">
            <text:p><text:s text:c="8"/>82c4c234 82 28 26 c4 <text:s text:c="4"/>addr <text:s text:c="6"/>s_D:\dat\char\lei05\lei05.tpr_822826c4 <text:s text:c="15"/></text:p>
          </table:table-cell>
          <table:table-cell office:value-type="string">
            <text:p><text:s/>"D:\\dat\\char\\lei05\\lei05.tpr"</text:p>
          </table:table-cell>
        </table:table-row>
        <table:table-row table:style-name="ro1">
          <table:table-cell/>
          <table:table-cell office:value-type="string">
            <text:p>82c4a8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4000065h</text:p>
          </table:table-cell>
          <table:table-cell office:value-type="string">
            <text:p><text:s text:c="8"/>82c4c238 82 28 26 a8 <text:s text:c="4"/>addr <text:s text:c="6"/>s_D:\dat\char\lei05\lei05.cat_822826a8 <text:s text:c="15"/></text:p>
          </table:table-cell>
          <table:table-cell office:value-type="string">
            <text:p><text:s/>"D:\\dat\\char\\lei05\\lei05.cat"</text:p>
          </table:table-cell>
        </table:table-row>
        <table:table-row table:style-name="ro1">
          <table:table-cell/>
          <table:table-cell office:value-type="string">
            <text:p>82c4a8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4000066h</text:p>
          </table:table-cell>
          <table:table-cell office:value-type="string">
            <text:p><text:s text:c="8"/>82c4c23c 82 28 26 8c <text:s text:c="4"/>addr <text:s text:c="6"/>s_D:\dat\char\lei06\lei06.tpr_8228268c <text:s text:c="15"/></text:p>
          </table:table-cell>
          <table:table-cell office:value-type="string">
            <text:p><text:s/>"D:\\dat\\char\\lei06\\lei06.tpr"</text:p>
          </table:table-cell>
        </table:table-row>
        <table:table-row table:style-name="ro1">
          <table:table-cell/>
          <table:table-cell office:value-type="string">
            <text:p>82c4a8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4000067h</text:p>
          </table:table-cell>
          <table:table-cell office:value-type="string">
            <text:p><text:s text:c="8"/>82c4c240 82 28 26 70 <text:s text:c="4"/>addr <text:s text:c="6"/>s_D:\dat\char\lei06\lei06.cat_82282670 <text:s text:c="15"/></text:p>
          </table:table-cell>
          <table:table-cell office:value-type="string">
            <text:p><text:s/>"D:\\dat\\char\\lei06\\lei06.cat"</text:p>
          </table:table-cell>
        </table:table-row>
        <table:table-row table:style-name="ro1">
          <table:table-cell/>
          <table:table-cell office:value-type="string">
            <text:p>82c4a8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4000068h</text:p>
          </table:table-cell>
          <table:table-cell office:value-type="string">
            <text:p><text:s text:c="8"/>82c4c244 82 28 26 54 <text:s text:c="4"/>addr <text:s text:c="6"/>s_D:\dat\char\lei07\lei07.tpr_82282654 <text:s text:c="15"/></text:p>
          </table:table-cell>
          <table:table-cell office:value-type="string">
            <text:p><text:s/>"D:\\dat\\char\\lei07\\lei07.tpr"</text:p>
          </table:table-cell>
        </table:table-row>
        <table:table-row table:style-name="ro1">
          <table:table-cell/>
          <table:table-cell office:value-type="string">
            <text:p>82c4a8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4000069h</text:p>
          </table:table-cell>
          <table:table-cell office:value-type="string">
            <text:p><text:s text:c="8"/>82c4c248 82 28 26 38 <text:s text:c="4"/>addr <text:s text:c="6"/>s_D:\dat\char\lei07\lei07.cat_82282638 <text:s text:c="15"/></text:p>
          </table:table-cell>
          <table:table-cell office:value-type="string">
            <text:p><text:s/>"D:\\dat\\char\\lei07\\lei07.cat"</text:p>
          </table:table-cell>
        </table:table-row>
        <table:table-row table:style-name="ro1">
          <table:table-cell/>
          <table:table-cell office:value-type="string">
            <text:p>82c4a8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400006Ah</text:p>
          </table:table-cell>
          <table:table-cell office:value-type="string">
            <text:p><text:s text:c="8"/>82c4c24c 82 28 26 1c <text:s text:c="4"/>addr <text:s text:c="6"/>s_D:\dat\char\lei08\lei08.tpr_8228261c <text:s text:c="15"/></text:p>
          </table:table-cell>
          <table:table-cell office:value-type="string">
            <text:p><text:s/>"D:\\dat\\char\\lei08\\lei08.tpr"</text:p>
          </table:table-cell>
        </table:table-row>
        <table:table-row table:style-name="ro1">
          <table:table-cell/>
          <table:table-cell office:value-type="string">
            <text:p>82c4a8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400006Bh</text:p>
          </table:table-cell>
          <table:table-cell office:value-type="string">
            <text:p><text:s text:c="8"/>82c4c250 82 28 26 00 <text:s text:c="4"/>addr <text:s text:c="6"/>s_D:\dat\char\lei08\lei08.cat_82282600 <text:s text:c="15"/></text:p>
          </table:table-cell>
          <table:table-cell office:value-type="string">
            <text:p><text:s/>"D:\\dat\\char\\lei08\\lei08.cat"</text:p>
          </table:table-cell>
        </table:table-row>
        <table:table-row table:style-name="ro1">
          <table:table-cell/>
          <table:table-cell office:value-type="string">
            <text:p>82c4a8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400006Ch</text:p>
          </table:table-cell>
          <table:table-cell office:value-type="string">
            <text:p><text:s text:c="8"/>82c4c254 82 28 25 e4 <text:s text:c="4"/>addr <text:s text:c="6"/>s_D:\dat\char\lei09\lei09.tpr_822825e4 <text:s text:c="15"/></text:p>
          </table:table-cell>
          <table:table-cell office:value-type="string">
            <text:p><text:s/>"D:\\dat\\char\\lei09\\lei09.tpr"</text:p>
          </table:table-cell>
        </table:table-row>
        <table:table-row table:style-name="ro1">
          <table:table-cell/>
          <table:table-cell office:value-type="string">
            <text:p>82c4a8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400006Dh</text:p>
          </table:table-cell>
          <table:table-cell office:value-type="string">
            <text:p><text:s text:c="8"/>82c4c258 82 28 25 c8 <text:s text:c="4"/>addr <text:s text:c="6"/>s_D:\dat\char\lei09\lei09.cat_822825c8 <text:s text:c="15"/></text:p>
          </table:table-cell>
          <table:table-cell office:value-type="string">
            <text:p><text:s/>"D:\\dat\\char\\lei09\\lei09.cat"</text:p>
          </table:table-cell>
        </table:table-row>
        <table:table-row table:style-name="ro1">
          <table:table-cell/>
          <table:table-cell office:value-type="string">
            <text:p>82c4a8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400006Eh</text:p>
          </table:table-cell>
          <table:table-cell office:value-type="string">
            <text:p><text:s text:c="8"/>82c4c25c 82 28 25 ac <text:s text:c="4"/>addr <text:s text:c="6"/>s_D:\dat\char\lei10\lei10.tpr_822825ac <text:s text:c="15"/></text:p>
          </table:table-cell>
          <table:table-cell office:value-type="string">
            <text:p><text:s/>"D:\\dat\\char\\lei10\\lei10.tpr"</text:p>
          </table:table-cell>
        </table:table-row>
        <table:table-row table:style-name="ro1">
          <table:table-cell/>
          <table:table-cell office:value-type="string">
            <text:p>82c4a8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400006Fh</text:p>
          </table:table-cell>
          <table:table-cell office:value-type="string">
            <text:p><text:s text:c="8"/>82c4c260 82 28 25 90 <text:s text:c="4"/>addr <text:s text:c="6"/>s_D:\dat\char\lei10\lei10.cat_82282590 <text:s text:c="15"/></text:p>
          </table:table-cell>
          <table:table-cell office:value-type="string">
            <text:p><text:s/>"D:\\dat\\char\\lei10\\lei10.cat"</text:p>
          </table:table-cell>
        </table:table-row>
        <table:table-row table:style-name="ro1">
          <table:table-cell/>
          <table:table-cell office:value-type="string">
            <text:p>82c4a8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4000070h</text:p>
          </table:table-cell>
          <table:table-cell office:value-type="string">
            <text:p><text:s text:c="8"/>82c4c264 82 28 25 74 <text:s text:c="4"/>addr <text:s text:c="6"/>s_D:\dat\char\lei11\lei11.tpr_82282574 <text:s text:c="15"/></text:p>
          </table:table-cell>
          <table:table-cell office:value-type="string">
            <text:p><text:s/>"D:\\dat\\char\\lei11\\lei11.tpr"</text:p>
          </table:table-cell>
        </table:table-row>
        <table:table-row table:style-name="ro1">
          <table:table-cell/>
          <table:table-cell office:value-type="string">
            <text:p>82c4a8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4000071h</text:p>
          </table:table-cell>
          <table:table-cell office:value-type="string">
            <text:p><text:s text:c="8"/>82c4c268 82 28 25 58 <text:s text:c="4"/>addr <text:s text:c="6"/>s_D:\dat\char\lei11\lei11.cat_82282558 <text:s text:c="15"/></text:p>
          </table:table-cell>
          <table:table-cell office:value-type="string">
            <text:p><text:s/>"D:\\dat\\char\\lei11\\lei11.cat"</text:p>
          </table:table-cell>
        </table:table-row>
        <table:table-row table:style-name="ro1">
          <table:table-cell/>
          <table:table-cell office:value-type="string">
            <text:p>82c4a8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4000072h</text:p>
          </table:table-cell>
          <table:table-cell office:value-type="string">
            <text:p><text:s text:c="8"/>82c4c26c 82 28 25 3c <text:s text:c="4"/>addr <text:s text:c="6"/>s_D:\dat\char\lei12\lei12.tpr_8228253c <text:s text:c="15"/></text:p>
          </table:table-cell>
          <table:table-cell office:value-type="string">
            <text:p><text:s/>"D:\\dat\\char\\lei12\\lei12.tpr"</text:p>
          </table:table-cell>
        </table:table-row>
        <table:table-row table:style-name="ro1">
          <table:table-cell/>
          <table:table-cell office:value-type="string">
            <text:p>82c4a8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4000073h</text:p>
          </table:table-cell>
          <table:table-cell office:value-type="string">
            <text:p><text:s text:c="8"/>82c4c270 82 28 25 20 <text:s text:c="4"/>addr <text:s text:c="6"/>s_D:\dat\char\lei12\lei12.cat_82282520 <text:s text:c="15"/></text:p>
          </table:table-cell>
          <table:table-cell office:value-type="string">
            <text:p><text:s/>"D:\\dat\\char\\lei12\\lei12.cat"</text:p>
          </table:table-cell>
        </table:table-row>
        <table:table-row table:style-name="ro1">
          <table:table-cell/>
          <table:table-cell office:value-type="string">
            <text:p>82c4a8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4000074h</text:p>
          </table:table-cell>
          <table:table-cell office:value-type="string">
            <text:p><text:s text:c="8"/>82c4c274 82 28 25 04 <text:s text:c="4"/>addr <text:s text:c="6"/>s_D:\dat\char\aya00\aya00.tpr_82282504 <text:s text:c="15"/></text:p>
          </table:table-cell>
          <table:table-cell office:value-type="string">
            <text:p><text:s/>"D:\\dat\\char\\aya00\\aya00.tpr"</text:p>
          </table:table-cell>
        </table:table-row>
        <table:table-row table:style-name="ro1">
          <table:table-cell/>
          <table:table-cell office:value-type="string">
            <text:p>82c4a8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4000075h</text:p>
          </table:table-cell>
          <table:table-cell office:value-type="string">
            <text:p><text:s text:c="8"/>82c4c278 82 28 24 e8 <text:s text:c="4"/>addr <text:s text:c="6"/>s_D:\dat\char\aya00\aya00.cat_822824e8 <text:s text:c="15"/></text:p>
          </table:table-cell>
          <table:table-cell office:value-type="string">
            <text:p><text:s/>"D:\\dat\\char\\aya00\\aya00.cat"</text:p>
          </table:table-cell>
        </table:table-row>
        <table:table-row table:style-name="ro1">
          <table:table-cell/>
          <table:table-cell office:value-type="string">
            <text:p>82c4a8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4000076h</text:p>
          </table:table-cell>
          <table:table-cell office:value-type="string">
            <text:p><text:s text:c="8"/>82c4c27c 82 28 24 cc <text:s text:c="4"/>addr <text:s text:c="6"/>s_D:\dat\char\aya01\aya01.tpr_822824cc <text:s text:c="15"/></text:p>
          </table:table-cell>
          <table:table-cell office:value-type="string">
            <text:p><text:s/>"D:\\dat\\char\\aya01\\aya01.tpr"</text:p>
          </table:table-cell>
        </table:table-row>
        <table:table-row table:style-name="ro1">
          <table:table-cell/>
          <table:table-cell office:value-type="string">
            <text:p>82c4a8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4000077h</text:p>
          </table:table-cell>
          <table:table-cell office:value-type="string">
            <text:p><text:s text:c="8"/>82c4c280 82 28 24 b0 <text:s text:c="4"/>addr <text:s text:c="6"/>s_D:\dat\char\aya01\aya01.cat_822824b0 <text:s text:c="15"/></text:p>
          </table:table-cell>
          <table:table-cell office:value-type="string">
            <text:p><text:s/>"D:\\dat\\char\\aya01\\aya01.cat"</text:p>
          </table:table-cell>
        </table:table-row>
        <table:table-row table:style-name="ro1">
          <table:table-cell/>
          <table:table-cell office:value-type="string">
            <text:p>82c4a8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4000078h</text:p>
          </table:table-cell>
          <table:table-cell office:value-type="string">
            <text:p><text:s text:c="8"/>82c4c284 82 28 24 94 <text:s text:c="4"/>addr <text:s text:c="6"/>s_D:\dat\char\aya02\aya02.tpr_82282494 <text:s text:c="15"/></text:p>
          </table:table-cell>
          <table:table-cell office:value-type="string">
            <text:p><text:s/>"D:\\dat\\char\\aya02\\aya02.tpr"</text:p>
          </table:table-cell>
        </table:table-row>
        <table:table-row table:style-name="ro1">
          <table:table-cell/>
          <table:table-cell office:value-type="string">
            <text:p>82c4a8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4000079h</text:p>
          </table:table-cell>
          <table:table-cell office:value-type="string">
            <text:p><text:s text:c="8"/>82c4c288 82 28 24 78 <text:s text:c="4"/>addr <text:s text:c="6"/>s_D:\dat\char\aya02\aya02.cat_82282478 <text:s text:c="15"/></text:p>
          </table:table-cell>
          <table:table-cell office:value-type="string">
            <text:p><text:s/>"D:\\dat\\char\\aya02\\aya02.cat"</text:p>
          </table:table-cell>
        </table:table-row>
        <table:table-row table:style-name="ro1">
          <table:table-cell/>
          <table:table-cell office:value-type="string">
            <text:p>82c4a8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400007Ah</text:p>
          </table:table-cell>
          <table:table-cell office:value-type="string">
            <text:p><text:s text:c="8"/>82c4c28c 82 28 24 5c <text:s text:c="4"/>addr <text:s text:c="6"/>s_D:\dat\char\aya03\aya03.tpr_8228245c <text:s text:c="15"/></text:p>
          </table:table-cell>
          <table:table-cell office:value-type="string">
            <text:p><text:s/>"D:\\dat\\char\\aya03\\aya03.tpr"</text:p>
          </table:table-cell>
        </table:table-row>
        <table:table-row table:style-name="ro1">
          <table:table-cell/>
          <table:table-cell office:value-type="string">
            <text:p>82c4a8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400007Bh</text:p>
          </table:table-cell>
          <table:table-cell office:value-type="string">
            <text:p><text:s text:c="8"/>82c4c290 82 28 24 40 <text:s text:c="4"/>addr <text:s text:c="6"/>s_D:\dat\char\aya03\aya03.cat_82282440 <text:s text:c="15"/></text:p>
          </table:table-cell>
          <table:table-cell office:value-type="string">
            <text:p><text:s/>"D:\\dat\\char\\aya03\\aya03.cat"</text:p>
          </table:table-cell>
        </table:table-row>
        <table:table-row table:style-name="ro1">
          <table:table-cell/>
          <table:table-cell office:value-type="string">
            <text:p>82c4a8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400007Ch</text:p>
          </table:table-cell>
          <table:table-cell office:value-type="string">
            <text:p><text:s text:c="8"/>82c4c294 82 28 24 24 <text:s text:c="4"/>addr <text:s text:c="6"/>s_D:\dat\char\aya04\aya04.tpr_82282424 <text:s text:c="15"/></text:p>
          </table:table-cell>
          <table:table-cell office:value-type="string">
            <text:p><text:s/>"D:\\dat\\char\\aya04\\aya04.tpr"</text:p>
          </table:table-cell>
        </table:table-row>
        <table:table-row table:style-name="ro1">
          <table:table-cell/>
          <table:table-cell office:value-type="string">
            <text:p>82c4a8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400007Dh</text:p>
          </table:table-cell>
          <table:table-cell office:value-type="string">
            <text:p><text:s text:c="8"/>82c4c298 82 28 24 08 <text:s text:c="4"/>addr <text:s text:c="6"/>s_D:\dat\char\aya04\aya04.cat_82282408 <text:s text:c="15"/></text:p>
          </table:table-cell>
          <table:table-cell office:value-type="string">
            <text:p><text:s/>"D:\\dat\\char\\aya04\\aya04.cat"</text:p>
          </table:table-cell>
        </table:table-row>
        <table:table-row table:style-name="ro1">
          <table:table-cell/>
          <table:table-cell office:value-type="string">
            <text:p>82c4a8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400007Eh</text:p>
          </table:table-cell>
          <table:table-cell office:value-type="string">
            <text:p><text:s text:c="8"/>82c4c29c 82 28 23 ec <text:s text:c="4"/>addr <text:s text:c="6"/>s_D:\dat\char\aya05\aya05.tpr_822823ec <text:s text:c="15"/></text:p>
          </table:table-cell>
          <table:table-cell office:value-type="string">
            <text:p><text:s/>"D:\\dat\\char\\aya05\\aya05.tpr"</text:p>
          </table:table-cell>
        </table:table-row>
        <table:table-row table:style-name="ro1">
          <table:table-cell/>
          <table:table-cell office:value-type="string">
            <text:p>82c4a9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400007Fh</text:p>
          </table:table-cell>
          <table:table-cell office:value-type="string">
            <text:p><text:s text:c="8"/>82c4c2a0 82 28 23 d0 <text:s text:c="4"/>addr <text:s text:c="6"/>s_D:\dat\char\aya05\aya05.cat_822823d0 <text:s text:c="15"/></text:p>
          </table:table-cell>
          <table:table-cell office:value-type="string">
            <text:p><text:s/>"D:\\dat\\char\\aya05\\aya05.cat"</text:p>
          </table:table-cell>
        </table:table-row>
        <table:table-row table:style-name="ro1">
          <table:table-cell/>
          <table:table-cell office:value-type="string">
            <text:p>82c4a90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5000000h</text:p>
          </table:table-cell>
          <table:table-cell office:value-type="string">
            <text:p><text:s text:c="8"/>82c4c2a4 82 28 23 b4 <text:s text:c="4"/>addr <text:s text:c="6"/>s_D:\dat\char\boy00\boy00.tpr_822823b4 <text:s text:c="15"/></text:p>
          </table:table-cell>
          <table:table-cell office:value-type="string">
            <text:p><text:s/>"D:\\dat\\char\\boy00\\boy00.tpr"</text:p>
          </table:table-cell>
        </table:table-row>
        <table:table-row table:style-name="ro1">
          <table:table-cell/>
          <table:table-cell office:value-type="string">
            <text:p>82c4a9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5000001h</text:p>
          </table:table-cell>
          <table:table-cell office:value-type="string">
            <text:p><text:s text:c="8"/>82c4c2a8 82 28 23 98 <text:s text:c="4"/>addr <text:s text:c="6"/>s_D:\dat\char\boy00\boy00.cat_82282398 <text:s text:c="15"/></text:p>
          </table:table-cell>
          <table:table-cell office:value-type="string">
            <text:p><text:s/>"D:\\dat\\char\\boy00\\boy00.cat"</text:p>
          </table:table-cell>
        </table:table-row>
        <table:table-row table:style-name="ro1">
          <table:table-cell/>
          <table:table-cell office:value-type="string">
            <text:p>82c4a9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5000002h</text:p>
          </table:table-cell>
          <table:table-cell office:value-type="string">
            <text:p><text:s text:c="8"/>82c4c2ac 82 28 23 7c <text:s text:c="4"/>addr <text:s text:c="6"/>s_D:\dat\char\boy01\boy01.tpr_8228237c <text:s text:c="15"/></text:p>
          </table:table-cell>
          <table:table-cell office:value-type="string">
            <text:p><text:s/>"D:\\dat\\char\\boy01\\boy01.tpr"</text:p>
          </table:table-cell>
        </table:table-row>
        <table:table-row table:style-name="ro1">
          <table:table-cell/>
          <table:table-cell office:value-type="string">
            <text:p>82c4a9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5000003h</text:p>
          </table:table-cell>
          <table:table-cell office:value-type="string">
            <text:p><text:s text:c="8"/>82c4c2b0 82 28 23 60 <text:s text:c="4"/>addr <text:s text:c="6"/>s_D:\dat\char\boy01\boy01.cat_82282360 <text:s text:c="15"/></text:p>
          </table:table-cell>
          <table:table-cell office:value-type="string">
            <text:p><text:s/>"D:\\dat\\char\\boy01\\boy01.cat"</text:p>
          </table:table-cell>
        </table:table-row>
        <table:table-row table:style-name="ro1">
          <table:table-cell/>
          <table:table-cell office:value-type="string">
            <text:p>82c4a9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5000004h</text:p>
          </table:table-cell>
          <table:table-cell office:value-type="string">
            <text:p><text:s text:c="8"/>82c4c2b4 82 28 23 44 <text:s text:c="4"/>addr <text:s text:c="6"/>s_D:\dat\char\boy02\boy02.tpr_82282344 <text:s text:c="15"/></text:p>
          </table:table-cell>
          <table:table-cell office:value-type="string">
            <text:p><text:s/>"D:\\dat\\char\\boy02\\boy02.tpr"</text:p>
          </table:table-cell>
        </table:table-row>
        <table:table-row table:style-name="ro1">
          <table:table-cell/>
          <table:table-cell office:value-type="string">
            <text:p>82c4a9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000005h</text:p>
          </table:table-cell>
          <table:table-cell office:value-type="string">
            <text:p><text:s text:c="8"/>82c4c2b8 82 28 23 28 <text:s text:c="4"/>addr <text:s text:c="6"/>s_D:\dat\char\boy02\boy02.cat_82282328 <text:s text:c="15"/></text:p>
          </table:table-cell>
          <table:table-cell office:value-type="string">
            <text:p><text:s/>"D:\\dat\\char\\boy02\\boy02.cat"</text:p>
          </table:table-cell>
        </table:table-row>
        <table:table-row table:style-name="ro1">
          <table:table-cell/>
          <table:table-cell office:value-type="string">
            <text:p>82c4a9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5000006h</text:p>
          </table:table-cell>
          <table:table-cell office:value-type="string">
            <text:p><text:s text:c="8"/>82c4c2bc 82 28 23 0c <text:s text:c="4"/>addr <text:s text:c="6"/>s_D:\dat\char\boy03\boy03.tpr_8228230c <text:s text:c="15"/></text:p>
          </table:table-cell>
          <table:table-cell office:value-type="string">
            <text:p><text:s/>"D:\\dat\\char\\boy03\\boy03.tpr"</text:p>
          </table:table-cell>
        </table:table-row>
        <table:table-row table:style-name="ro1">
          <table:table-cell/>
          <table:table-cell office:value-type="string">
            <text:p>82c4a9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5000007h</text:p>
          </table:table-cell>
          <table:table-cell office:value-type="string">
            <text:p><text:s text:c="8"/>82c4c2c0 82 28 22 f0 <text:s text:c="4"/>addr <text:s text:c="6"/>s_D:\dat\char\boy03\boy03.cat_822822f0 <text:s text:c="15"/></text:p>
          </table:table-cell>
          <table:table-cell office:value-type="string">
            <text:p><text:s/>"D:\\dat\\char\\boy03\\boy03.cat"</text:p>
          </table:table-cell>
        </table:table-row>
        <table:table-row table:style-name="ro1">
          <table:table-cell/>
          <table:table-cell office:value-type="string">
            <text:p>82c4a9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5000008h</text:p>
          </table:table-cell>
          <table:table-cell office:value-type="string">
            <text:p><text:s text:c="8"/>82c4c2c4 82 28 22 d4 <text:s text:c="4"/>addr <text:s text:c="6"/>s_D:\dat\char\boy04\boy04.tpr_822822d4 <text:s text:c="15"/></text:p>
          </table:table-cell>
          <table:table-cell office:value-type="string">
            <text:p><text:s/>"D:\\dat\\char\\boy04\\boy04.tpr"</text:p>
          </table:table-cell>
        </table:table-row>
        <table:table-row table:style-name="ro1">
          <table:table-cell/>
          <table:table-cell office:value-type="string">
            <text:p>82c4a9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5000009h</text:p>
          </table:table-cell>
          <table:table-cell office:value-type="string">
            <text:p><text:s text:c="8"/>82c4c2c8 82 28 22 b8 <text:s text:c="4"/>addr <text:s text:c="6"/>s_D:\dat\char\boy04\boy04.cat_822822b8 <text:s text:c="15"/></text:p>
          </table:table-cell>
          <table:table-cell office:value-type="string">
            <text:p><text:s/>"D:\\dat\\char\\boy04\\boy04.cat"</text:p>
          </table:table-cell>
        </table:table-row>
        <table:table-row table:style-name="ro1">
          <table:table-cell/>
          <table:table-cell office:value-type="string">
            <text:p>82c4a9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500000Ah</text:p>
          </table:table-cell>
          <table:table-cell office:value-type="string">
            <text:p><text:s text:c="8"/>82c4c2cc 82 28 22 9c <text:s text:c="4"/>addr <text:s text:c="6"/>s_D:\dat\char\lis00\lis00.tpr_8228229c <text:s text:c="15"/></text:p>
          </table:table-cell>
          <table:table-cell office:value-type="string">
            <text:p><text:s/>"D:\\dat\\char\\lis00\\lis00.tpr"</text:p>
          </table:table-cell>
        </table:table-row>
        <table:table-row table:style-name="ro1">
          <table:table-cell/>
          <table:table-cell office:value-type="string">
            <text:p>82c4a9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500000Bh</text:p>
          </table:table-cell>
          <table:table-cell office:value-type="string">
            <text:p><text:s text:c="8"/>82c4c2d0 82 28 22 80 <text:s text:c="4"/>addr <text:s text:c="6"/>s_D:\dat\char\lis00\lis00.cat_82282280 <text:s text:c="15"/></text:p>
          </table:table-cell>
          <table:table-cell office:value-type="string">
            <text:p><text:s/>"D:\\dat\\char\\lis00\\lis00.cat"</text:p>
          </table:table-cell>
        </table:table-row>
        <table:table-row table:style-name="ro1">
          <table:table-cell/>
          <table:table-cell office:value-type="string">
            <text:p>82c4a9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500000Ch</text:p>
          </table:table-cell>
          <table:table-cell office:value-type="string">
            <text:p><text:s text:c="8"/>82c4c2d4 82 28 22 64 <text:s text:c="4"/>addr <text:s text:c="6"/>s_D:\dat\char\lis01\lis01.tpr_82282264 <text:s text:c="15"/></text:p>
          </table:table-cell>
          <table:table-cell office:value-type="string">
            <text:p><text:s/>"D:\\dat\\char\\lis01\\lis01.tpr"</text:p>
          </table:table-cell>
        </table:table-row>
        <table:table-row table:style-name="ro1">
          <table:table-cell/>
          <table:table-cell office:value-type="string">
            <text:p>82c4a9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500000Dh</text:p>
          </table:table-cell>
          <table:table-cell office:value-type="string">
            <text:p><text:s text:c="8"/>82c4c2d8 82 28 22 48 <text:s text:c="4"/>addr <text:s text:c="6"/>s_D:\dat\char\lis01\lis01.cat_82282248 <text:s text:c="15"/></text:p>
          </table:table-cell>
          <table:table-cell office:value-type="string">
            <text:p><text:s/>"D:\\dat\\char\\lis01\\lis01.cat"</text:p>
          </table:table-cell>
        </table:table-row>
        <table:table-row table:style-name="ro1">
          <table:table-cell/>
          <table:table-cell office:value-type="string">
            <text:p>82c4a9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500000Eh</text:p>
          </table:table-cell>
          <table:table-cell office:value-type="string">
            <text:p><text:s text:c="8"/>82c4c2dc 82 28 22 2c <text:s text:c="4"/>addr <text:s text:c="6"/>s_D:\dat\char\lis02\lis02.tpr_8228222c <text:s text:c="15"/></text:p>
          </table:table-cell>
          <table:table-cell office:value-type="string">
            <text:p><text:s/>"D:\\dat\\char\\lis02\\lis02.tpr"</text:p>
          </table:table-cell>
        </table:table-row>
        <table:table-row table:style-name="ro1">
          <table:table-cell/>
          <table:table-cell office:value-type="string">
            <text:p>82c4a9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500000Fh</text:p>
          </table:table-cell>
          <table:table-cell office:value-type="string">
            <text:p><text:s text:c="8"/>82c4c2e0 82 28 22 10 <text:s text:c="4"/>addr <text:s text:c="6"/>s_D:\dat\char\lis02\lis02.cat_82282210 <text:s text:c="15"/></text:p>
          </table:table-cell>
          <table:table-cell office:value-type="string">
            <text:p><text:s/>"D:\\dat\\char\\lis02\\lis02.cat"</text:p>
          </table:table-cell>
        </table:table-row>
        <table:table-row table:style-name="ro1">
          <table:table-cell/>
          <table:table-cell office:value-type="string">
            <text:p>82c4a9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5000010h</text:p>
          </table:table-cell>
          <table:table-cell office:value-type="string">
            <text:p><text:s text:c="8"/>82c4c2e4 82 28 21 f4 <text:s text:c="4"/>addr <text:s text:c="6"/>s_D:\dat\char\lis03\lis03.tpr_822821f4 <text:s text:c="15"/></text:p>
          </table:table-cell>
          <table:table-cell office:value-type="string">
            <text:p><text:s/>"D:\\dat\\char\\lis03\\lis03.tpr"</text:p>
          </table:table-cell>
        </table:table-row>
        <table:table-row table:style-name="ro1">
          <table:table-cell/>
          <table:table-cell office:value-type="string">
            <text:p>82c4a9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5000011h</text:p>
          </table:table-cell>
          <table:table-cell office:value-type="string">
            <text:p><text:s text:c="8"/>82c4c2e8 82 28 21 d8 <text:s text:c="4"/>addr <text:s text:c="6"/>s_D:\dat\char\lis03\lis03.cat_822821d8 <text:s text:c="15"/></text:p>
          </table:table-cell>
          <table:table-cell office:value-type="string">
            <text:p><text:s/>"D:\\dat\\char\\lis03\\lis03.cat"</text:p>
          </table:table-cell>
        </table:table-row>
        <table:table-row table:style-name="ro1">
          <table:table-cell/>
          <table:table-cell office:value-type="string">
            <text:p>82c4a9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5000012h</text:p>
          </table:table-cell>
          <table:table-cell office:value-type="string">
            <text:p><text:s text:c="8"/>82c4c2ec 82 28 21 bc <text:s text:c="4"/>addr <text:s text:c="6"/>s_D:\dat\char\lis04\lis04.tpr_822821bc <text:s text:c="15"/></text:p>
          </table:table-cell>
          <table:table-cell office:value-type="string">
            <text:p><text:s/>"D:\\dat\\char\\lis04\\lis04.tpr"</text:p>
          </table:table-cell>
        </table:table-row>
        <table:table-row table:style-name="ro1">
          <table:table-cell/>
          <table:table-cell office:value-type="string">
            <text:p>82c4a9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5000013h</text:p>
          </table:table-cell>
          <table:table-cell office:value-type="string">
            <text:p><text:s text:c="8"/>82c4c2f0 82 28 21 a0 <text:s text:c="4"/>addr <text:s text:c="6"/>s_D:\dat\char\lis04\lis04.cat_822821a0 <text:s text:c="15"/></text:p>
          </table:table-cell>
          <table:table-cell office:value-type="string">
            <text:p><text:s/>"D:\\dat\\char\\lis04\\lis04.cat"</text:p>
          </table:table-cell>
        </table:table-row>
        <table:table-row table:style-name="ro1">
          <table:table-cell/>
          <table:table-cell office:value-type="string">
            <text:p>82c4a9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5000014h</text:p>
          </table:table-cell>
          <table:table-cell office:value-type="string">
            <text:p><text:s text:c="8"/>82c4c2f4 82 28 21 84 <text:s text:c="4"/>addr <text:s text:c="6"/>s_D:\dat\char\alp01\alp01.tpr_82282184 <text:s text:c="15"/></text:p>
          </table:table-cell>
          <table:table-cell office:value-type="string">
            <text:p><text:s/>"D:\\dat\\char\\alp01\\alp01.tpr"</text:p>
          </table:table-cell>
        </table:table-row>
        <table:table-row table:style-name="ro1">
          <table:table-cell/>
          <table:table-cell office:value-type="string">
            <text:p>82c4a9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5000015h</text:p>
          </table:table-cell>
          <table:table-cell office:value-type="string">
            <text:p><text:s text:c="8"/>82c4c2f8 82 28 21 68 <text:s text:c="4"/>addr <text:s text:c="6"/>s_D:\dat\char\alp01\alp01.cat_82282168 <text:s text:c="15"/></text:p>
          </table:table-cell>
          <table:table-cell office:value-type="string">
            <text:p><text:s/>"D:\\dat\\char\\alp01\\alp01.cat"</text:p>
          </table:table-cell>
        </table:table-row>
        <table:table-row table:style-name="ro1">
          <table:table-cell/>
          <table:table-cell office:value-type="string">
            <text:p>82c4a9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5000016h</text:p>
          </table:table-cell>
          <table:table-cell office:value-type="string">
            <text:p><text:s text:c="8"/>82c4c2fc 82 28 21 84 <text:s text:c="4"/>addr <text:s text:c="6"/>s_D:\dat\char\alp01\alp01.tpr_82282184 <text:s text:c="15"/></text:p>
          </table:table-cell>
          <table:table-cell office:value-type="string">
            <text:p><text:s/>"D:\\dat\\char\\alp01\\alp01.tpr"</text:p>
          </table:table-cell>
        </table:table-row>
        <table:table-row table:style-name="ro1">
          <table:table-cell/>
          <table:table-cell office:value-type="string">
            <text:p>82c4a9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5000017h</text:p>
          </table:table-cell>
          <table:table-cell office:value-type="string">
            <text:p><text:s text:c="8"/>82c4c300 82 28 21 68 <text:s text:c="4"/>addr <text:s text:c="6"/>s_D:\dat\char\alp01\alp01.cat_82282168 <text:s text:c="15"/></text:p>
          </table:table-cell>
          <table:table-cell office:value-type="string">
            <text:p><text:s/>"D:\\dat\\char\\alp01\\alp01.cat"</text:p>
          </table:table-cell>
        </table:table-row>
        <table:table-row table:style-name="ro1">
          <table:table-cell/>
          <table:table-cell office:value-type="string">
            <text:p>82c4a9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5000018h</text:p>
          </table:table-cell>
          <table:table-cell office:value-type="string">
            <text:p><text:s text:c="8"/>82c4c304 82 28 21 4c <text:s text:c="4"/>addr <text:s text:c="6"/>s_D:\dat\char\tng00\tng00.tpr_8228214c <text:s text:c="15"/></text:p>
          </table:table-cell>
          <table:table-cell office:value-type="string">
            <text:p><text:s/>"D:\\dat\\char\\tng00\\tng00.tpr"</text:p>
          </table:table-cell>
        </table:table-row>
        <table:table-row table:style-name="ro1">
          <table:table-cell/>
          <table:table-cell office:value-type="string">
            <text:p>82c4a9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5000019h</text:p>
          </table:table-cell>
          <table:table-cell office:value-type="string">
            <text:p><text:s text:c="8"/>82c4c308 82 28 21 30 <text:s text:c="4"/>addr <text:s text:c="6"/>s_D:\dat\char\tng00\tng00.cat_82282130 <text:s text:c="15"/></text:p>
          </table:table-cell>
          <table:table-cell office:value-type="string">
            <text:p><text:s/>"D:\\dat\\char\\tng00\\tng00.cat"</text:p>
          </table:table-cell>
        </table:table-row>
        <table:table-row table:style-name="ro1">
          <table:table-cell/>
          <table:table-cell office:value-type="string">
            <text:p>82c4a9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500001Ah</text:p>
          </table:table-cell>
          <table:table-cell office:value-type="string">
            <text:p><text:s text:c="8"/>82c4c30c 82 28 21 14 <text:s text:c="4"/>addr <text:s text:c="6"/>s_D:\dat\char\tng01\tng01.tpr_82282114 <text:s text:c="15"/></text:p>
          </table:table-cell>
          <table:table-cell office:value-type="string">
            <text:p><text:s/>"D:\\dat\\char\\tng01\\tng01.tpr"</text:p>
          </table:table-cell>
        </table:table-row>
        <table:table-row table:style-name="ro1">
          <table:table-cell/>
          <table:table-cell office:value-type="string">
            <text:p>82c4a9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500001Bh</text:p>
          </table:table-cell>
          <table:table-cell office:value-type="string">
            <text:p><text:s text:c="8"/>82c4c310 82 28 20 f8 <text:s text:c="4"/>addr <text:s text:c="6"/>s_D:\dat\char\tng01\tng01.cat_822820f8 <text:s text:c="15"/></text:p>
          </table:table-cell>
          <table:table-cell office:value-type="string">
            <text:p><text:s/>"D:\\dat\\char\\tng01\\tng01.cat"</text:p>
          </table:table-cell>
        </table:table-row>
        <table:table-row table:style-name="ro1">
          <table:table-cell/>
          <table:table-cell office:value-type="string">
            <text:p>82c4a9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500001Ch</text:p>
          </table:table-cell>
          <table:table-cell office:value-type="string">
            <text:p><text:s text:c="8"/>82c4c314 82 28 20 dc <text:s text:c="4"/>addr <text:s text:c="6"/>s_D:\dat\char\tng02\tng02.tpr_822820dc <text:s text:c="15"/></text:p>
          </table:table-cell>
          <table:table-cell office:value-type="string">
            <text:p><text:s/>"D:\\dat\\char\\tng02\\tng02.tpr"</text:p>
          </table:table-cell>
        </table:table-row>
        <table:table-row table:style-name="ro1">
          <table:table-cell/>
          <table:table-cell office:value-type="string">
            <text:p>82c4a9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500001Dh</text:p>
          </table:table-cell>
          <table:table-cell office:value-type="string">
            <text:p><text:s text:c="8"/>82c4c318 82 28 20 c0 <text:s text:c="4"/>addr <text:s text:c="6"/>s_D:\dat\char\tng02\tng02.cat_822820c0 <text:s text:c="15"/></text:p>
          </table:table-cell>
          <table:table-cell office:value-type="string">
            <text:p><text:s/>"D:\\dat\\char\\tng02\\tng02.cat"</text:p>
          </table:table-cell>
        </table:table-row>
        <table:table-row table:style-name="ro1">
          <table:table-cell/>
          <table:table-cell office:value-type="string">
            <text:p>82c4a9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500001Eh</text:p>
          </table:table-cell>
          <table:table-cell office:value-type="string">
            <text:p><text:s text:c="8"/>82c4c31c 82 28 20 a4 <text:s text:c="4"/>addr <text:s text:c="6"/>s_D:\dat\char\spa00\spa00.tpr_822820a4 <text:s text:c="15"/></text:p>
          </table:table-cell>
          <table:table-cell office:value-type="string">
            <text:p><text:s/>"D:\\dat\\char\\spa00\\spa00.tpr"</text:p>
          </table:table-cell>
        </table:table-row>
        <table:table-row table:style-name="ro1">
          <table:table-cell/>
          <table:table-cell office:value-type="string">
            <text:p>82c4a9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500001Fh</text:p>
          </table:table-cell>
          <table:table-cell office:value-type="string">
            <text:p><text:s text:c="8"/>82c4c320 82 28 20 88 <text:s text:c="4"/>addr <text:s text:c="6"/>s_D:\dat\char\spa00\spa00.cat_82282088 <text:s text:c="15"/></text:p>
          </table:table-cell>
          <table:table-cell office:value-type="string">
            <text:p><text:s/>"D:\\dat\\char\\spa00\\spa00.cat"</text:p>
          </table:table-cell>
        </table:table-row>
        <table:table-row table:style-name="ro1">
          <table:table-cell/>
          <table:table-cell office:value-type="string">
            <text:p>82c4a9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5000020h</text:p>
          </table:table-cell>
          <table:table-cell office:value-type="string">
            <text:p><text:s text:c="8"/>82c4c324 82 28 20 6c <text:s text:c="4"/>addr <text:s text:c="6"/>s_D:\dat\char\spa01\spa01.tpr_8228206c <text:s text:c="15"/></text:p>
          </table:table-cell>
          <table:table-cell office:value-type="string">
            <text:p><text:s/>"D:\\dat\\char\\spa01\\spa01.tpr"</text:p>
          </table:table-cell>
        </table:table-row>
        <table:table-row table:style-name="ro1">
          <table:table-cell/>
          <table:table-cell office:value-type="string">
            <text:p>82c4a9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5000021h</text:p>
          </table:table-cell>
          <table:table-cell office:value-type="string">
            <text:p><text:s text:c="8"/>82c4c328 82 28 20 50 <text:s text:c="4"/>addr <text:s text:c="6"/>s_D:\dat\char\spa01\spa01.cat_82282050 <text:s text:c="15"/></text:p>
          </table:table-cell>
          <table:table-cell office:value-type="string">
            <text:p><text:s/>"D:\\dat\\char\\spa01\\spa01.cat"</text:p>
          </table:table-cell>
        </table:table-row>
        <table:table-row table:style-name="ro1">
          <table:table-cell/>
          <table:table-cell office:value-type="string">
            <text:p>82c4a9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5000022h</text:p>
          </table:table-cell>
          <table:table-cell office:value-type="string">
            <text:p><text:s text:c="8"/>82c4c32c 82 28 20 34 <text:s text:c="4"/>addr <text:s text:c="6"/>s_D:\dat\char\spa02\spa02.tpr_82282034 <text:s text:c="15"/></text:p>
          </table:table-cell>
          <table:table-cell office:value-type="string">
            <text:p><text:s/>"D:\\dat\\char\\spa02\\spa02.tpr"</text:p>
          </table:table-cell>
        </table:table-row>
        <table:table-row table:style-name="ro1">
          <table:table-cell/>
          <table:table-cell office:value-type="string">
            <text:p>82c4a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5000023h</text:p>
          </table:table-cell>
          <table:table-cell office:value-type="string">
            <text:p><text:s text:c="8"/>82c4c330 82 28 20 18 <text:s text:c="4"/>addr <text:s text:c="6"/>s_D:\dat\char\spa02\spa02.cat_82282018 <text:s text:c="15"/></text:p>
          </table:table-cell>
          <table:table-cell office:value-type="string">
            <text:p><text:s/>"D:\\dat\\char\\spa02\\spa02.cat"</text:p>
          </table:table-cell>
        </table:table-row>
        <table:table-row table:style-name="ro1">
          <table:table-cell/>
          <table:table-cell office:value-type="string">
            <text:p>82c4a9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5000024h</text:p>
          </table:table-cell>
          <table:table-cell office:value-type="string">
            <text:p><text:s text:c="8"/>82c4c334 82 28 1f fc <text:s text:c="4"/>addr <text:s text:c="6"/>s_D:\dat\char\spa03\spa03.tpr_82281ffc <text:s text:c="15"/></text:p>
          </table:table-cell>
          <table:table-cell office:value-type="string">
            <text:p><text:s/>"D:\\dat\\char\\spa03\\spa03.tpr"</text:p>
          </table:table-cell>
        </table:table-row>
        <table:table-row table:style-name="ro1">
          <table:table-cell/>
          <table:table-cell office:value-type="string">
            <text:p>82c4a9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5000025h</text:p>
          </table:table-cell>
          <table:table-cell office:value-type="string">
            <text:p><text:s text:c="8"/>82c4c338 82 28 1f e0 <text:s text:c="4"/>addr <text:s text:c="6"/>s_D:\dat\char\spa03\spa03.cat_82281fe0 <text:s text:c="15"/></text:p>
          </table:table-cell>
          <table:table-cell office:value-type="string">
            <text:p><text:s/>"D:\\dat\\char\\spa03\\spa03.cat"</text:p>
          </table:table-cell>
        </table:table-row>
        <table:table-row table:style-name="ro1">
          <table:table-cell/>
          <table:table-cell office:value-type="string">
            <text:p>82c4a9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5000026h</text:p>
          </table:table-cell>
          <table:table-cell office:value-type="string">
            <text:p><text:s text:c="8"/>82c4c33c 82 28 1f c4 <text:s text:c="4"/>addr <text:s text:c="6"/>s_D:\dat\char\spa04\spa04.tpr_82281fc4 <text:s text:c="15"/></text:p>
          </table:table-cell>
          <table:table-cell office:value-type="string">
            <text:p><text:s/>"D:\\dat\\char\\spa04\\spa04.tpr"</text:p>
          </table:table-cell>
        </table:table-row>
        <table:table-row table:style-name="ro1">
          <table:table-cell/>
          <table:table-cell office:value-type="string">
            <text:p>82c4a9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5000027h</text:p>
          </table:table-cell>
          <table:table-cell office:value-type="string">
            <text:p><text:s text:c="8"/>82c4c340 82 28 1f a8 <text:s text:c="4"/>addr <text:s text:c="6"/>s_D:\dat\char\spa04\spa04.cat_82281fa8 <text:s text:c="15"/></text:p>
          </table:table-cell>
          <table:table-cell office:value-type="string">
            <text:p><text:s/>"D:\\dat\\char\\spa04\\spa04.cat"</text:p>
          </table:table-cell>
        </table:table-row>
        <table:table-row table:style-name="ro1">
          <table:table-cell/>
          <table:table-cell office:value-type="string">
            <text:p>82c4a9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5000028h</text:p>
          </table:table-cell>
          <table:table-cell office:value-type="string">
            <text:p><text:s text:c="8"/>82c4c344 82 28 1f 8c <text:s text:c="4"/>addr <text:s text:c="6"/>s_D:\dat\char\spa05\spa05.tpr_82281f8c <text:s text:c="15"/></text:p>
          </table:table-cell>
          <table:table-cell office:value-type="string">
            <text:p><text:s/>"D:\\dat\\char\\spa05\\spa05.tpr"</text:p>
          </table:table-cell>
        </table:table-row>
        <table:table-row table:style-name="ro1">
          <table:table-cell/>
          <table:table-cell office:value-type="string">
            <text:p>82c4a9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5000029h</text:p>
          </table:table-cell>
          <table:table-cell office:value-type="string">
            <text:p><text:s text:c="8"/>82c4c348 82 28 1f 70 <text:s text:c="4"/>addr <text:s text:c="6"/>s_D:\dat\char\spa05\spa05.cat_82281f70 <text:s text:c="15"/></text:p>
          </table:table-cell>
          <table:table-cell office:value-type="string">
            <text:p><text:s/>"D:\\dat\\char\\spa05\\spa05.cat"</text:p>
          </table:table-cell>
        </table:table-row>
        <table:table-row table:style-name="ro1">
          <table:table-cell/>
          <table:table-cell office:value-type="string">
            <text:p>82c4a9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500002Ah</text:p>
          </table:table-cell>
          <table:table-cell office:value-type="string">
            <text:p><text:s text:c="8"/>82c4c34c 82 28 1f 54 <text:s text:c="4"/>addr <text:s text:c="6"/>s_D:\dat\char\spa06\spa06.tpr_82281f54 <text:s text:c="15"/></text:p>
          </table:table-cell>
          <table:table-cell office:value-type="string">
            <text:p><text:s/>"D:\\dat\\char\\spa06\\spa06.tpr"</text:p>
          </table:table-cell>
        </table:table-row>
        <table:table-row table:style-name="ro1">
          <table:table-cell/>
          <table:table-cell office:value-type="string">
            <text:p>82c4a9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500002Bh</text:p>
          </table:table-cell>
          <table:table-cell office:value-type="string">
            <text:p><text:s text:c="8"/>82c4c350 82 28 1f 38 <text:s text:c="4"/>addr <text:s text:c="6"/>s_D:\dat\char\spa06\spa06.cat_82281f38 <text:s text:c="15"/></text:p>
          </table:table-cell>
          <table:table-cell office:value-type="string">
            <text:p><text:s/>"D:\\dat\\char\\spa06\\spa06.cat"</text:p>
          </table:table-cell>
        </table:table-row>
        <table:table-row table:style-name="ro1">
          <table:table-cell/>
          <table:table-cell office:value-type="string">
            <text:p>82c4a9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500002Ch</text:p>
          </table:table-cell>
          <table:table-cell office:value-type="string">
            <text:p><text:s text:c="8"/>82c4c354 82 28 1f 1c <text:s text:c="4"/>addr <text:s text:c="6"/>s_D:\dat\char\spa07\spa07.tpr_82281f1c <text:s text:c="15"/></text:p>
          </table:table-cell>
          <table:table-cell office:value-type="string">
            <text:p><text:s/>"D:\\dat\\char\\spa07\\spa07.tpr"</text:p>
          </table:table-cell>
        </table:table-row>
        <table:table-row table:style-name="ro1">
          <table:table-cell/>
          <table:table-cell office:value-type="string">
            <text:p>82c4a9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500002Dh</text:p>
          </table:table-cell>
          <table:table-cell office:value-type="string">
            <text:p><text:s text:c="8"/>82c4c358 82 28 1f 00 <text:s text:c="4"/>addr <text:s text:c="6"/>s_D:\dat\char\spa07\spa07.cat_82281f00 <text:s text:c="15"/></text:p>
          </table:table-cell>
          <table:table-cell office:value-type="string">
            <text:p><text:s/>"D:\\dat\\char\\spa07\\spa07.cat"</text:p>
          </table:table-cell>
        </table:table-row>
        <table:table-row table:style-name="ro1">
          <table:table-cell/>
          <table:table-cell office:value-type="string">
            <text:p>82c4a9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500002Eh</text:p>
          </table:table-cell>
          <table:table-cell office:value-type="string">
            <text:p><text:s text:c="8"/>82c4c35c 82 28 1e e4 <text:s text:c="4"/>addr <text:s text:c="6"/>s_D:\dat\char\bra00\bra00.tpr_82281ee4 <text:s text:c="15"/></text:p>
          </table:table-cell>
          <table:table-cell office:value-type="string">
            <text:p><text:s/>"D:\\dat\\char\\bra00\\bra00.tpr"</text:p>
          </table:table-cell>
        </table:table-row>
        <table:table-row table:style-name="ro1">
          <table:table-cell/>
          <table:table-cell office:value-type="string">
            <text:p>82c4a9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500002Fh</text:p>
          </table:table-cell>
          <table:table-cell office:value-type="string">
            <text:p><text:s text:c="8"/>82c4c360 82 28 1e c8 <text:s text:c="4"/>addr <text:s text:c="6"/>s_D:\dat\char\bra00\bra00.cat_82281ec8 <text:s text:c="15"/></text:p>
          </table:table-cell>
          <table:table-cell office:value-type="string">
            <text:p><text:s/>"D:\\dat\\char\\bra00\\bra00.cat"</text:p>
          </table:table-cell>
        </table:table-row>
        <table:table-row table:style-name="ro1">
          <table:table-cell/>
          <table:table-cell office:value-type="string">
            <text:p>82c4a9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5000030h</text:p>
          </table:table-cell>
          <table:table-cell office:value-type="string">
            <text:p><text:s text:c="8"/>82c4c364 82 28 1e ac <text:s text:c="4"/>addr <text:s text:c="6"/>s_D:\dat\char\bra01\bra01.tpr_82281eac <text:s text:c="15"/></text:p>
          </table:table-cell>
          <table:table-cell office:value-type="string">
            <text:p><text:s/>"D:\\dat\\char\\bra01\\bra01.tpr"</text:p>
          </table:table-cell>
        </table:table-row>
        <table:table-row table:style-name="ro1">
          <table:table-cell/>
          <table:table-cell office:value-type="string">
            <text:p>82c4a9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5000031h</text:p>
          </table:table-cell>
          <table:table-cell office:value-type="string">
            <text:p><text:s text:c="8"/>82c4c368 82 28 1e 90 <text:s text:c="4"/>addr <text:s text:c="6"/>s_D:\dat\char\bra01\bra01.cat_82281e90 <text:s text:c="15"/></text:p>
          </table:table-cell>
          <table:table-cell office:value-type="string">
            <text:p><text:s/>"D:\\dat\\char\\bra01\\bra01.cat"</text:p>
          </table:table-cell>
        </table:table-row>
        <table:table-row table:style-name="ro1">
          <table:table-cell/>
          <table:table-cell office:value-type="string">
            <text:p>82c4a9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5000032h</text:p>
          </table:table-cell>
          <table:table-cell office:value-type="string">
            <text:p><text:s text:c="8"/>82c4c36c 82 28 1e 74 <text:s text:c="4"/>addr <text:s text:c="6"/>s_D:\dat\char\bra02\bra02.tpr_82281e74 <text:s text:c="15"/></text:p>
          </table:table-cell>
          <table:table-cell office:value-type="string">
            <text:p><text:s/>"D:\\dat\\char\\bra02\\bra02.tpr"</text:p>
          </table:table-cell>
        </table:table-row>
        <table:table-row table:style-name="ro1">
          <table:table-cell/>
          <table:table-cell office:value-type="string">
            <text:p>82c4a9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5000033h</text:p>
          </table:table-cell>
          <table:table-cell office:value-type="string">
            <text:p><text:s text:c="8"/>82c4c370 82 28 1e 58 <text:s text:c="4"/>addr <text:s text:c="6"/>s_D:\dat\char\bra02\bra02.cat_82281e58 <text:s text:c="15"/></text:p>
          </table:table-cell>
          <table:table-cell office:value-type="string">
            <text:p><text:s/>"D:\\dat\\char\\bra02\\bra02.cat"</text:p>
          </table:table-cell>
        </table:table-row>
        <table:table-row table:style-name="ro1">
          <table:table-cell/>
          <table:table-cell office:value-type="string">
            <text:p>82c4a9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5000034h</text:p>
          </table:table-cell>
          <table:table-cell office:value-type="string">
            <text:p><text:s text:c="8"/>82c4c374 82 28 1e 3c <text:s text:c="4"/>addr <text:s text:c="6"/>s_D:\dat\char\bra03\bra03.tpr_82281e3c <text:s text:c="15"/></text:p>
          </table:table-cell>
          <table:table-cell office:value-type="string">
            <text:p><text:s/>"D:\\dat\\char\\bra03\\bra03.tpr"</text:p>
          </table:table-cell>
        </table:table-row>
        <table:table-row table:style-name="ro1">
          <table:table-cell/>
          <table:table-cell office:value-type="string">
            <text:p>82c4a9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5000035h</text:p>
          </table:table-cell>
          <table:table-cell office:value-type="string">
            <text:p><text:s text:c="8"/>82c4c378 82 28 1e 20 <text:s text:c="4"/>addr <text:s text:c="6"/>s_D:\dat\char\bra03\bra03.cat_82281e20 <text:s text:c="15"/></text:p>
          </table:table-cell>
          <table:table-cell office:value-type="string">
            <text:p><text:s/>"D:\\dat\\char\\bra03\\bra03.cat"</text:p>
          </table:table-cell>
        </table:table-row>
        <table:table-row table:style-name="ro1">
          <table:table-cell/>
          <table:table-cell office:value-type="string">
            <text:p>82c4a9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5000036h</text:p>
          </table:table-cell>
          <table:table-cell office:value-type="string">
            <text:p><text:s text:c="8"/>82c4c37c 82 28 1e 04 <text:s text:c="4"/>addr <text:s text:c="6"/>s_D:\dat\char\cri00\cri00.tpr_82281e04 <text:s text:c="15"/></text:p>
          </table:table-cell>
          <table:table-cell office:value-type="string">
            <text:p><text:s/>"D:\\dat\\char\\cri00\\cri00.tpr"</text:p>
          </table:table-cell>
        </table:table-row>
        <table:table-row table:style-name="ro1">
          <table:table-cell/>
          <table:table-cell office:value-type="string">
            <text:p>82c4a9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5000037h</text:p>
          </table:table-cell>
          <table:table-cell office:value-type="string">
            <text:p><text:s text:c="8"/>82c4c380 82 28 1d e8 <text:s text:c="4"/>addr <text:s text:c="6"/>s_D:\dat\char\cri00\cri00.cat_82281de8 <text:s text:c="15"/></text:p>
          </table:table-cell>
          <table:table-cell office:value-type="string">
            <text:p><text:s/>"D:\\dat\\char\\cri00\\cri00.cat"</text:p>
          </table:table-cell>
        </table:table-row>
        <table:table-row table:style-name="ro1">
          <table:table-cell/>
          <table:table-cell office:value-type="string">
            <text:p>82c4a9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5000038h</text:p>
          </table:table-cell>
          <table:table-cell office:value-type="string">
            <text:p><text:s text:c="8"/>82c4c384 82 28 1d cc <text:s text:c="4"/>addr <text:s text:c="6"/>s_D:\dat\char\cri01\cri01.tpr_82281dcc <text:s text:c="15"/></text:p>
          </table:table-cell>
          <table:table-cell office:value-type="string">
            <text:p><text:s/>"D:\\dat\\char\\cri01\\cri01.tpr"</text:p>
          </table:table-cell>
        </table:table-row>
        <table:table-row table:style-name="ro1">
          <table:table-cell/>
          <table:table-cell office:value-type="string">
            <text:p>82c4a9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5000039h</text:p>
          </table:table-cell>
          <table:table-cell office:value-type="string">
            <text:p><text:s text:c="8"/>82c4c388 82 28 1d b0 <text:s text:c="4"/>addr <text:s text:c="6"/>s_D:\dat\char\cri01\cri01.cat_82281db0 <text:s text:c="15"/></text:p>
          </table:table-cell>
          <table:table-cell office:value-type="string">
            <text:p><text:s/>"D:\\dat\\char\\cri01\\cri01.cat"</text:p>
          </table:table-cell>
        </table:table-row>
        <table:table-row table:style-name="ro1">
          <table:table-cell/>
          <table:table-cell office:value-type="string">
            <text:p>82c4a9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500003Ah</text:p>
          </table:table-cell>
          <table:table-cell office:value-type="string">
            <text:p><text:s text:c="8"/>82c4c38c 82 28 1d 94 <text:s text:c="4"/>addr <text:s text:c="6"/>s_D:\dat\char\cri02\cri02.tpr_82281d94 <text:s text:c="15"/></text:p>
          </table:table-cell>
          <table:table-cell office:value-type="string">
            <text:p><text:s/>"D:\\dat\\char\\cri02\\cri02.tpr"</text:p>
          </table:table-cell>
        </table:table-row>
        <table:table-row table:style-name="ro1">
          <table:table-cell/>
          <table:table-cell office:value-type="string">
            <text:p>82c4a9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500003Bh</text:p>
          </table:table-cell>
          <table:table-cell office:value-type="string">
            <text:p><text:s text:c="8"/>82c4c390 82 28 1d 78 <text:s text:c="4"/>addr <text:s text:c="6"/>s_D:\dat\char\cri02\cri02.cat_82281d78 <text:s text:c="15"/></text:p>
          </table:table-cell>
          <table:table-cell office:value-type="string">
            <text:p><text:s/>"D:\\dat\\char\\cri02\\cri02.cat"</text:p>
          </table:table-cell>
        </table:table-row>
        <table:table-row table:style-name="ro1">
          <table:table-cell/>
          <table:table-cell office:value-type="string">
            <text:p>82c4a9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500003Ch</text:p>
          </table:table-cell>
          <table:table-cell office:value-type="string">
            <text:p><text:s text:c="8"/>82c4c394 82 28 1d 5c <text:s text:c="4"/>addr <text:s text:c="6"/>s_D:\dat\char\cri03\cri03.tpr_82281d5c <text:s text:c="15"/></text:p>
          </table:table-cell>
          <table:table-cell office:value-type="string">
            <text:p><text:s/>"D:\\dat\\char\\cri03\\cri03.tpr"</text:p>
          </table:table-cell>
        </table:table-row>
        <table:table-row table:style-name="ro1">
          <table:table-cell/>
          <table:table-cell office:value-type="string">
            <text:p>82c4a9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500003Dh</text:p>
          </table:table-cell>
          <table:table-cell office:value-type="string">
            <text:p><text:s text:c="8"/>82c4c398 82 28 1d 40 <text:s text:c="4"/>addr <text:s text:c="6"/>s_D:\dat\char\cri03\cri03.cat_82281d40 <text:s text:c="15"/></text:p>
          </table:table-cell>
          <table:table-cell office:value-type="string">
            <text:p><text:s/>"D:\\dat\\char\\cri03\\cri03.cat"</text:p>
          </table:table-cell>
        </table:table-row>
        <table:table-row table:style-name="ro1">
          <table:table-cell/>
          <table:table-cell office:value-type="string">
            <text:p>82c4a9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500003Eh</text:p>
          </table:table-cell>
          <table:table-cell office:value-type="string">
            <text:p><text:s text:c="8"/>82c4c39c 82 28 1d 24 <text:s text:c="4"/>addr <text:s text:c="6"/>s_D:\dat\char\cri04\cri04.tpr_82281d24 <text:s text:c="15"/></text:p>
          </table:table-cell>
          <table:table-cell office:value-type="string">
            <text:p><text:s/>"D:\\dat\\char\\cri04\\cri04.tpr"</text:p>
          </table:table-cell>
        </table:table-row>
        <table:table-row table:style-name="ro1">
          <table:table-cell/>
          <table:table-cell office:value-type="string">
            <text:p>82c4aa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500003Fh</text:p>
          </table:table-cell>
          <table:table-cell office:value-type="string">
            <text:p><text:s text:c="8"/>82c4c3a0 82 28 1d 08 <text:s text:c="4"/>addr <text:s text:c="6"/>s_D:\dat\char\cri04\cri04.cat_82281d08 <text:s text:c="15"/></text:p>
          </table:table-cell>
          <table:table-cell office:value-type="string">
            <text:p><text:s/>"D:\\dat\\char\\cri04\\cri04.cat"</text:p>
          </table:table-cell>
        </table:table-row>
        <table:table-row table:style-name="ro1">
          <table:table-cell/>
          <table:table-cell office:value-type="string">
            <text:p>82c4aa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5000040h</text:p>
          </table:table-cell>
          <table:table-cell office:value-type="string">
            <text:p><text:s text:c="8"/>82c4c3a4 82 28 1c ec <text:s text:c="4"/>addr <text:s text:c="6"/>s_D:\dat\char\cri05\cri05.tpr_82281cec <text:s text:c="15"/></text:p>
          </table:table-cell>
          <table:table-cell office:value-type="string">
            <text:p><text:s/>"D:\\dat\\char\\cri05\\cri05.tpr"</text:p>
          </table:table-cell>
        </table:table-row>
        <table:table-row table:style-name="ro1">
          <table:table-cell/>
          <table:table-cell office:value-type="string">
            <text:p>82c4aa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5000041h</text:p>
          </table:table-cell>
          <table:table-cell office:value-type="string">
            <text:p><text:s text:c="8"/>82c4c3a8 82 28 1c d0 <text:s text:c="4"/>addr <text:s text:c="6"/>s_D:\dat\char\cri05\cri05.cat_82281cd0 <text:s text:c="15"/></text:p>
          </table:table-cell>
          <table:table-cell office:value-type="string">
            <text:p><text:s/>"D:\\dat\\char\\cri05\\cri05.cat"</text:p>
          </table:table-cell>
        </table:table-row>
        <table:table-row table:style-name="ro1">
          <table:table-cell/>
          <table:table-cell office:value-type="string">
            <text:p>82c4aa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5000042h</text:p>
          </table:table-cell>
          <table:table-cell office:value-type="string">
            <text:p><text:s text:c="8"/>82c4c3ac 82 28 1c b4 <text:s text:c="4"/>addr <text:s text:c="6"/>s_D:\dat\char\cri06\cri06.tpr_82281cb4 <text:s text:c="15"/></text:p>
          </table:table-cell>
          <table:table-cell office:value-type="string">
            <text:p><text:s/>"D:\\dat\\char\\cri06\\cri06.tpr"</text:p>
          </table:table-cell>
        </table:table-row>
        <table:table-row table:style-name="ro1">
          <table:table-cell/>
          <table:table-cell office:value-type="string">
            <text:p>82c4aa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5000043h</text:p>
          </table:table-cell>
          <table:table-cell office:value-type="string">
            <text:p><text:s text:c="8"/>82c4c3b0 82 28 1c 98 <text:s text:c="4"/>addr <text:s text:c="6"/>s_D:\dat\char\cri06\cri06.cat_82281c98 <text:s text:c="15"/></text:p>
          </table:table-cell>
          <table:table-cell office:value-type="string">
            <text:p><text:s/>"D:\\dat\\char\\cri06\\cri06.cat"</text:p>
          </table:table-cell>
        </table:table-row>
        <table:table-row table:style-name="ro1">
          <table:table-cell/>
          <table:table-cell office:value-type="string">
            <text:p>82c4aa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5000044h</text:p>
          </table:table-cell>
          <table:table-cell office:value-type="string">
            <text:p><text:s text:c="8"/>82c4c3b4 82 28 1c 7c <text:s text:c="4"/>addr <text:s text:c="6"/>s_D:\dat\char\kor00\kor00.tpr_82281c7c <text:s text:c="15"/></text:p>
          </table:table-cell>
          <table:table-cell office:value-type="string">
            <text:p><text:s/>"D:\\dat\\char\\kor00\\kor00.tpr"</text:p>
          </table:table-cell>
        </table:table-row>
        <table:table-row table:style-name="ro1">
          <table:table-cell/>
          <table:table-cell office:value-type="string">
            <text:p>82c4aa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5000045h</text:p>
          </table:table-cell>
          <table:table-cell office:value-type="string">
            <text:p><text:s text:c="8"/>82c4c3b8 82 28 1c 60 <text:s text:c="4"/>addr <text:s text:c="6"/>s_D:\dat\char\kor00\kor00.cat_82281c60 <text:s text:c="15"/></text:p>
          </table:table-cell>
          <table:table-cell office:value-type="string">
            <text:p><text:s/>"D:\\dat\\char\\kor00\\kor00.cat"</text:p>
          </table:table-cell>
        </table:table-row>
        <table:table-row table:style-name="ro1">
          <table:table-cell/>
          <table:table-cell office:value-type="string">
            <text:p>82c4aa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5000046h</text:p>
          </table:table-cell>
          <table:table-cell office:value-type="string">
            <text:p><text:s text:c="8"/>82c4c3bc 82 28 1c 44 <text:s text:c="4"/>addr <text:s text:c="6"/>s_D:\dat\char\kor01\kor01.tpr_82281c44 <text:s text:c="15"/></text:p>
          </table:table-cell>
          <table:table-cell office:value-type="string">
            <text:p><text:s/>"D:\\dat\\char\\kor01\\kor01.tpr"</text:p>
          </table:table-cell>
        </table:table-row>
        <table:table-row table:style-name="ro1">
          <table:table-cell/>
          <table:table-cell office:value-type="string">
            <text:p>82c4aa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5000047h</text:p>
          </table:table-cell>
          <table:table-cell office:value-type="string">
            <text:p><text:s text:c="8"/>82c4c3c0 82 28 1c 28 <text:s text:c="4"/>addr <text:s text:c="6"/>s_D:\dat\char\kor01\kor01.cat_82281c28 <text:s text:c="15"/></text:p>
          </table:table-cell>
          <table:table-cell office:value-type="string">
            <text:p><text:s/>"D:\\dat\\char\\kor01\\kor01.cat"</text:p>
          </table:table-cell>
        </table:table-row>
        <table:table-row table:style-name="ro1">
          <table:table-cell/>
          <table:table-cell office:value-type="string">
            <text:p>82c4aa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5000048h</text:p>
          </table:table-cell>
          <table:table-cell office:value-type="string">
            <text:p><text:s text:c="8"/>82c4c3c4 82 28 1c 0c <text:s text:c="4"/>addr <text:s text:c="6"/>s_D:\dat\char\kor02\kor02.tpr_82281c0c <text:s text:c="15"/></text:p>
          </table:table-cell>
          <table:table-cell office:value-type="string">
            <text:p><text:s/>"D:\\dat\\char\\kor02\\kor02.tpr"</text:p>
          </table:table-cell>
        </table:table-row>
        <table:table-row table:style-name="ro1">
          <table:table-cell/>
          <table:table-cell office:value-type="string">
            <text:p>82c4aa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5000049h</text:p>
          </table:table-cell>
          <table:table-cell office:value-type="string">
            <text:p><text:s text:c="8"/>82c4c3c8 82 28 1b f0 <text:s text:c="4"/>addr <text:s text:c="6"/>s_D:\dat\char\kor02\kor02.cat_82281bf0 <text:s text:c="15"/></text:p>
          </table:table-cell>
          <table:table-cell office:value-type="string">
            <text:p><text:s/>"D:\\dat\\char\\kor02\\kor02.cat"</text:p>
          </table:table-cell>
        </table:table-row>
        <table:table-row table:style-name="ro1">
          <table:table-cell/>
          <table:table-cell office:value-type="string">
            <text:p>82c4aa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500004Ah</text:p>
          </table:table-cell>
          <table:table-cell office:value-type="string">
            <text:p><text:s text:c="8"/>82c4c3cc 82 28 1b d4 <text:s text:c="4"/>addr <text:s text:c="6"/>s_D:\dat\char\kor03\kor03.tpr_82281bd4 <text:s text:c="15"/></text:p>
          </table:table-cell>
          <table:table-cell office:value-type="string">
            <text:p><text:s/>"D:\\dat\\char\\kor03\\kor03.tpr"</text:p>
          </table:table-cell>
        </table:table-row>
        <table:table-row table:style-name="ro1">
          <table:table-cell/>
          <table:table-cell office:value-type="string">
            <text:p>82c4aa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500004Bh</text:p>
          </table:table-cell>
          <table:table-cell office:value-type="string">
            <text:p><text:s text:c="8"/>82c4c3d0 82 28 1b b8 <text:s text:c="4"/>addr <text:s text:c="6"/>s_D:\dat\char\kor03\kor03.cat_82281bb8 <text:s text:c="15"/></text:p>
          </table:table-cell>
          <table:table-cell office:value-type="string">
            <text:p><text:s/>"D:\\dat\\char\\kor03\\kor03.cat"</text:p>
          </table:table-cell>
        </table:table-row>
        <table:table-row table:style-name="ro1">
          <table:table-cell/>
          <table:table-cell office:value-type="string">
            <text:p>82c4aa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500004Ch</text:p>
          </table:table-cell>
          <table:table-cell office:value-type="string">
            <text:p><text:s text:c="8"/>82c4c3d4 82 28 1b 9c <text:s text:c="4"/>addr <text:s text:c="6"/>s_D:\dat\char\kor04\kor04.tpr_82281b9c <text:s text:c="15"/></text:p>
          </table:table-cell>
          <table:table-cell office:value-type="string">
            <text:p><text:s/>"D:\\dat\\char\\kor04\\kor04.tpr"</text:p>
          </table:table-cell>
        </table:table-row>
        <table:table-row table:style-name="ro1">
          <table:table-cell/>
          <table:table-cell office:value-type="string">
            <text:p>82c4aa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500004Dh</text:p>
          </table:table-cell>
          <table:table-cell office:value-type="string">
            <text:p><text:s text:c="8"/>82c4c3d8 82 28 1b 80 <text:s text:c="4"/>addr <text:s text:c="6"/>s_D:\dat\char\kor04\kor04.cat_82281b80 <text:s text:c="15"/></text:p>
          </table:table-cell>
          <table:table-cell office:value-type="string">
            <text:p><text:s/>"D:\\dat\\char\\kor04\\kor04.cat"</text:p>
          </table:table-cell>
        </table:table-row>
        <table:table-row table:style-name="ro1">
          <table:table-cell/>
          <table:table-cell office:value-type="string">
            <text:p>82c4aa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500004Eh</text:p>
          </table:table-cell>
          <table:table-cell office:value-type="string">
            <text:p><text:s text:c="8"/>82c4c3dc 82 28 1b 64 <text:s text:c="4"/>addr <text:s text:c="6"/>s_D:\dat\char\kor05\kor05.tpr_82281b64 <text:s text:c="15"/></text:p>
          </table:table-cell>
          <table:table-cell office:value-type="string">
            <text:p><text:s/>"D:\\dat\\char\\kor05\\kor05.tpr"</text:p>
          </table:table-cell>
        </table:table-row>
        <table:table-row table:style-name="ro1">
          <table:table-cell/>
          <table:table-cell office:value-type="string">
            <text:p>82c4aa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500004Fh</text:p>
          </table:table-cell>
          <table:table-cell office:value-type="string">
            <text:p><text:s text:c="8"/>82c4c3e0 82 28 1b 48 <text:s text:c="4"/>addr <text:s text:c="6"/>s_D:\dat\char\kor05\kor05.cat_82281b48 <text:s text:c="15"/></text:p>
          </table:table-cell>
          <table:table-cell office:value-type="string">
            <text:p><text:s/>"D:\\dat\\char\\kor05\\kor05.cat"</text:p>
          </table:table-cell>
        </table:table-row>
        <table:table-row table:style-name="ro1">
          <table:table-cell/>
          <table:table-cell office:value-type="string">
            <text:p>82c4aa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00050h</text:p>
          </table:table-cell>
          <table:table-cell office:value-type="string">
            <text:p><text:s text:c="8"/>82c4c3e4 82 28 1b 2c <text:s text:c="4"/>addr <text:s text:c="6"/>s_D:\dat\char\kor06\kor06.tpr_82281b2c <text:s text:c="15"/></text:p>
          </table:table-cell>
          <table:table-cell office:value-type="string">
            <text:p><text:s/>"D:\\dat\\char\\kor06\\kor06.tpr"</text:p>
          </table:table-cell>
        </table:table-row>
        <table:table-row table:style-name="ro1">
          <table:table-cell/>
          <table:table-cell office:value-type="string">
            <text:p>82c4aa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000051h</text:p>
          </table:table-cell>
          <table:table-cell office:value-type="string">
            <text:p><text:s text:c="8"/>82c4c3e8 82 28 1b 10 <text:s text:c="4"/>addr <text:s text:c="6"/>s_D:\dat\char\kor06\kor06.cat_82281b10 <text:s text:c="15"/></text:p>
          </table:table-cell>
          <table:table-cell office:value-type="string">
            <text:p><text:s/>"D:\\dat\\char\\kor06\\kor06.cat"</text:p>
          </table:table-cell>
        </table:table-row>
        <table:table-row table:style-name="ro1">
          <table:table-cell/>
          <table:table-cell office:value-type="string">
            <text:p>82c4aa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000052h</text:p>
          </table:table-cell>
          <table:table-cell office:value-type="string">
            <text:p><text:s text:c="8"/>82c4c3ec 82 28 1a f4 <text:s text:c="4"/>addr <text:s text:c="6"/>s_D:\dat\char\kor07\kor07.tpr_82281af4 <text:s text:c="15"/></text:p>
          </table:table-cell>
          <table:table-cell office:value-type="string">
            <text:p><text:s/>"D:\\dat\\char\\kor07\\kor07.tpr"</text:p>
          </table:table-cell>
        </table:table-row>
        <table:table-row table:style-name="ro1">
          <table:table-cell/>
          <table:table-cell office:value-type="string">
            <text:p>82c4aa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000053h</text:p>
          </table:table-cell>
          <table:table-cell office:value-type="string">
            <text:p><text:s text:c="8"/>82c4c3f0 82 28 1a d8 <text:s text:c="4"/>addr <text:s text:c="6"/>s_D:\dat\char\kor07\kor07.cat_82281ad8 <text:s text:c="15"/></text:p>
          </table:table-cell>
          <table:table-cell office:value-type="string">
            <text:p><text:s/>"D:\\dat\\char\\kor07\\kor07.cat"</text:p>
          </table:table-cell>
        </table:table-row>
        <table:table-row table:style-name="ro1">
          <table:table-cell/>
          <table:table-cell office:value-type="string">
            <text:p>82c4aa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000054h</text:p>
          </table:table-cell>
          <table:table-cell office:value-type="string">
            <text:p><text:s text:c="8"/>82c4c3f4 82 28 1a bc <text:s text:c="4"/>addr <text:s text:c="6"/>s_D:\dat\char\kor08\kor08.tpr_82281abc <text:s text:c="15"/></text:p>
          </table:table-cell>
          <table:table-cell office:value-type="string">
            <text:p><text:s/>"D:\\dat\\char\\kor08\\kor08.tpr"</text:p>
          </table:table-cell>
        </table:table-row>
        <table:table-row table:style-name="ro1">
          <table:table-cell/>
          <table:table-cell office:value-type="string">
            <text:p>82c4aa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000055h</text:p>
          </table:table-cell>
          <table:table-cell office:value-type="string">
            <text:p><text:s text:c="8"/>82c4c3f8 82 28 1a a0 <text:s text:c="4"/>addr <text:s text:c="6"/>s_D:\dat\char\kor08\kor08.cat_82281aa0 <text:s text:c="15"/></text:p>
          </table:table-cell>
          <table:table-cell office:value-type="string">
            <text:p><text:s/>"D:\\dat\\char\\kor08\\kor08.cat"</text:p>
          </table:table-cell>
        </table:table-row>
        <table:table-row table:style-name="ro1">
          <table:table-cell/>
          <table:table-cell office:value-type="string">
            <text:p>82c4aa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000056h</text:p>
          </table:table-cell>
          <table:table-cell office:value-type="string">
            <text:p><text:s text:c="8"/>82c4c3fc 82 28 1a 84 <text:s text:c="4"/>addr <text:s text:c="6"/>s_D:\dat\char\kor09\kor09.tpr_82281a84 <text:s text:c="15"/></text:p>
          </table:table-cell>
          <table:table-cell office:value-type="string">
            <text:p><text:s/>"D:\\dat\\char\\kor09\\kor09.tpr"</text:p>
          </table:table-cell>
        </table:table-row>
        <table:table-row table:style-name="ro1">
          <table:table-cell/>
          <table:table-cell office:value-type="string">
            <text:p>82c4aa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000057h</text:p>
          </table:table-cell>
          <table:table-cell office:value-type="string">
            <text:p><text:s text:c="8"/>82c4c400 82 28 1a 68 <text:s text:c="4"/>addr <text:s text:c="6"/>s_D:\dat\char\kor09\kor09.cat_82281a68 <text:s text:c="15"/></text:p>
          </table:table-cell>
          <table:table-cell office:value-type="string">
            <text:p><text:s/>"D:\\dat\\char\\kor09\\kor09.cat"</text:p>
          </table:table-cell>
        </table:table-row>
        <table:table-row table:style-name="ro1">
          <table:table-cell/>
          <table:table-cell office:value-type="string">
            <text:p>82c4aa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000058h</text:p>
          </table:table-cell>
          <table:table-cell office:value-type="string">
            <text:p><text:s text:c="8"/>82c4c404 82 28 1a 4c <text:s text:c="4"/>addr <text:s text:c="6"/>s_D:\dat\char\rtm00\rtm00.tpr_82281a4c <text:s text:c="15"/></text:p>
          </table:table-cell>
          <table:table-cell office:value-type="string">
            <text:p><text:s/>"D:\\dat\\char\\rtm00\\rtm00.tpr"</text:p>
          </table:table-cell>
        </table:table-row>
        <table:table-row table:style-name="ro1">
          <table:table-cell/>
          <table:table-cell office:value-type="string">
            <text:p>82c4aa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000059h</text:p>
          </table:table-cell>
          <table:table-cell office:value-type="string">
            <text:p><text:s text:c="8"/>82c4c408 82 28 1a 30 <text:s text:c="4"/>addr <text:s text:c="6"/>s_D:\dat\char\rtm00\rtm00.cat_82281a30 <text:s text:c="15"/></text:p>
          </table:table-cell>
          <table:table-cell office:value-type="string">
            <text:p><text:s/>"D:\\dat\\char\\rtm00\\rtm00.cat"</text:p>
          </table:table-cell>
        </table:table-row>
        <table:table-row table:style-name="ro1">
          <table:table-cell/>
          <table:table-cell office:value-type="string">
            <text:p>82c4aa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00005Ah</text:p>
          </table:table-cell>
          <table:table-cell office:value-type="string">
            <text:p><text:s text:c="8"/>82c4c40c 82 28 1a 14 <text:s text:c="4"/>addr <text:s text:c="6"/>s_D:\dat\char\rtm01\rtm01.tpr_82281a14 <text:s text:c="15"/></text:p>
          </table:table-cell>
          <table:table-cell office:value-type="string">
            <text:p><text:s/>"D:\\dat\\char\\rtm01\\rtm01.tpr"</text:p>
          </table:table-cell>
        </table:table-row>
        <table:table-row table:style-name="ro1">
          <table:table-cell/>
          <table:table-cell office:value-type="string">
            <text:p>82c4aa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00005Bh</text:p>
          </table:table-cell>
          <table:table-cell office:value-type="string">
            <text:p><text:s text:c="8"/>82c4c410 82 28 19 f8 <text:s text:c="4"/>addr <text:s text:c="6"/>s_D:\dat\char\rtm01\rtm01.cat_822819f8 <text:s text:c="15"/></text:p>
          </table:table-cell>
          <table:table-cell office:value-type="string">
            <text:p><text:s/>"D:\\dat\\char\\rtm01\\rtm01.cat"</text:p>
          </table:table-cell>
        </table:table-row>
        <table:table-row table:style-name="ro1">
          <table:table-cell/>
          <table:table-cell office:value-type="string">
            <text:p>82c4aa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00005Ch</text:p>
          </table:table-cell>
          <table:table-cell office:value-type="string">
            <text:p><text:s text:c="8"/>82c4c414 82 28 19 dc <text:s text:c="4"/>addr <text:s text:c="6"/>s_D:\dat\char\rtm02\rtm02.tpr_822819dc <text:s text:c="15"/></text:p>
          </table:table-cell>
          <table:table-cell office:value-type="string">
            <text:p><text:s/>"D:\\dat\\char\\rtm02\\rtm02.tpr"</text:p>
          </table:table-cell>
        </table:table-row>
        <table:table-row table:style-name="ro1">
          <table:table-cell/>
          <table:table-cell office:value-type="string">
            <text:p>82c4aa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00005Dh</text:p>
          </table:table-cell>
          <table:table-cell office:value-type="string">
            <text:p><text:s text:c="8"/>82c4c418 82 28 19 c0 <text:s text:c="4"/>addr <text:s text:c="6"/>s_D:\dat\char\rtm02\rtm02.cat_822819c0 <text:s text:c="15"/></text:p>
          </table:table-cell>
          <table:table-cell office:value-type="string">
            <text:p><text:s/>"D:\\dat\\char\\rtm02\\rtm02.cat"</text:p>
          </table:table-cell>
        </table:table-row>
        <table:table-row table:style-name="ro1">
          <table:table-cell/>
          <table:table-cell office:value-type="string">
            <text:p>82c4aa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00005Eh</text:p>
          </table:table-cell>
          <table:table-cell office:value-type="string">
            <text:p><text:s text:c="8"/>82c4c41c 82 28 19 a4 <text:s text:c="4"/>addr <text:s text:c="6"/>s_D:\dat\char\rtm03\rtm03.tpr_822819a4 <text:s text:c="15"/></text:p>
          </table:table-cell>
          <table:table-cell office:value-type="string">
            <text:p><text:s/>"D:\\dat\\char\\rtm03\\rtm03.tpr"</text:p>
          </table:table-cell>
        </table:table-row>
        <table:table-row table:style-name="ro1">
          <table:table-cell/>
          <table:table-cell office:value-type="string">
            <text:p>82c4aa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00005Fh</text:p>
          </table:table-cell>
          <table:table-cell office:value-type="string">
            <text:p><text:s text:c="8"/>82c4c420 82 28 19 88 <text:s text:c="4"/>addr <text:s text:c="6"/>s_D:\dat\char\rtm03\rtm03.cat_82281988 <text:s text:c="15"/></text:p>
          </table:table-cell>
          <table:table-cell office:value-type="string">
            <text:p><text:s/>"D:\\dat\\char\\rtm03\\rtm03.cat"</text:p>
          </table:table-cell>
        </table:table-row>
        <table:table-row table:style-name="ro1">
          <table:table-cell/>
          <table:table-cell office:value-type="string">
            <text:p>82c4aa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5000060h</text:p>
          </table:table-cell>
          <table:table-cell office:value-type="string">
            <text:p><text:s text:c="8"/>82c4c424 82 28 19 6c <text:s text:c="4"/>addr <text:s text:c="6"/>s_D:\dat\char\rtm04\rtm04.tpr_8228196c <text:s text:c="15"/></text:p>
          </table:table-cell>
          <table:table-cell office:value-type="string">
            <text:p><text:s/>"D:\\dat\\char\\rtm04\\rtm04.tpr"</text:p>
          </table:table-cell>
        </table:table-row>
        <table:table-row table:style-name="ro1">
          <table:table-cell/>
          <table:table-cell office:value-type="string">
            <text:p>82c4aa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5000061h</text:p>
          </table:table-cell>
          <table:table-cell office:value-type="string">
            <text:p><text:s text:c="8"/>82c4c428 82 28 19 50 <text:s text:c="4"/>addr <text:s text:c="6"/>s_D:\dat\char\rtm04\rtm04.cat_82281950 <text:s text:c="15"/></text:p>
          </table:table-cell>
          <table:table-cell office:value-type="string">
            <text:p><text:s/>"D:\\dat\\char\\rtm04\\rtm04.cat"</text:p>
          </table:table-cell>
        </table:table-row>
        <table:table-row table:style-name="ro1">
          <table:table-cell/>
          <table:table-cell office:value-type="string">
            <text:p>82c4aa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5000062h</text:p>
          </table:table-cell>
          <table:table-cell office:value-type="string">
            <text:p><text:s text:c="8"/>82c4c42c 82 28 19 34 <text:s text:c="4"/>addr <text:s text:c="6"/>s_D:\dat\char\bay00\bay00.tpr_82281934 <text:s text:c="15"/></text:p>
          </table:table-cell>
          <table:table-cell office:value-type="string">
            <text:p><text:s/>"D:\\dat\\char\\bay00\\bay00.tpr"</text:p>
          </table:table-cell>
        </table:table-row>
        <table:table-row table:style-name="ro1">
          <table:table-cell/>
          <table:table-cell office:value-type="string">
            <text:p>82c4aa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5000063h</text:p>
          </table:table-cell>
          <table:table-cell office:value-type="string">
            <text:p><text:s text:c="8"/>82c4c430 82 28 19 18 <text:s text:c="4"/>addr <text:s text:c="6"/>s_D:\dat\char\bay00\bay00.cat_82281918 <text:s text:c="15"/></text:p>
          </table:table-cell>
          <table:table-cell office:value-type="string">
            <text:p><text:s/>"D:\\dat\\char\\bay00\\bay00.cat"</text:p>
          </table:table-cell>
        </table:table-row>
        <table:table-row table:style-name="ro1">
          <table:table-cell/>
          <table:table-cell office:value-type="string">
            <text:p>82c4aa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5000064h</text:p>
          </table:table-cell>
          <table:table-cell office:value-type="string">
            <text:p><text:s text:c="8"/>82c4c434 82 28 18 fc <text:s text:c="4"/>addr <text:s text:c="6"/>s_D:\dat\char\bay01\bay01.tpr_822818fc <text:s text:c="15"/></text:p>
          </table:table-cell>
          <table:table-cell office:value-type="string">
            <text:p><text:s/>"D:\\dat\\char\\bay01\\bay01.tpr"</text:p>
          </table:table-cell>
        </table:table-row>
        <table:table-row table:style-name="ro1">
          <table:table-cell/>
          <table:table-cell office:value-type="string">
            <text:p>82c4aa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5000065h</text:p>
          </table:table-cell>
          <table:table-cell office:value-type="string">
            <text:p><text:s text:c="8"/>82c4c438 82 28 18 e0 <text:s text:c="4"/>addr <text:s text:c="6"/>s_D:\dat\char\bay01\bay01.cat_822818e0 <text:s text:c="15"/></text:p>
          </table:table-cell>
          <table:table-cell office:value-type="string">
            <text:p><text:s/>"D:\\dat\\char\\bay01\\bay01.cat"</text:p>
          </table:table-cell>
        </table:table-row>
        <table:table-row table:style-name="ro1">
          <table:table-cell/>
          <table:table-cell office:value-type="string">
            <text:p>82c4aa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5000066h</text:p>
          </table:table-cell>
          <table:table-cell office:value-type="string">
            <text:p><text:s text:c="8"/>82c4c43c 82 28 18 c4 <text:s text:c="4"/>addr <text:s text:c="6"/>s_D:\dat\char\bay02\bay02.tpr_822818c4 <text:s text:c="15"/></text:p>
          </table:table-cell>
          <table:table-cell office:value-type="string">
            <text:p><text:s/>"D:\\dat\\char\\bay02\\bay02.tpr"</text:p>
          </table:table-cell>
        </table:table-row>
        <table:table-row table:style-name="ro1">
          <table:table-cell/>
          <table:table-cell office:value-type="string">
            <text:p>82c4aa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5000067h</text:p>
          </table:table-cell>
          <table:table-cell office:value-type="string">
            <text:p><text:s text:c="8"/>82c4c440 82 28 18 a8 <text:s text:c="4"/>addr <text:s text:c="6"/>s_D:\dat\char\bay02\bay02.cat_822818a8 <text:s text:c="15"/></text:p>
          </table:table-cell>
          <table:table-cell office:value-type="string">
            <text:p><text:s/>"D:\\dat\\char\\bay02\\bay02.cat"</text:p>
          </table:table-cell>
        </table:table-row>
        <table:table-row table:style-name="ro1">
          <table:table-cell/>
          <table:table-cell office:value-type="string">
            <text:p>82c4aa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5000068h</text:p>
          </table:table-cell>
          <table:table-cell office:value-type="string">
            <text:p><text:s text:c="8"/>82c4c444 82 28 18 8c <text:s text:c="4"/>addr <text:s text:c="6"/>s_D:\dat\char\kasAA\kasAA.tpr_8228188c <text:s text:c="15"/></text:p>
          </table:table-cell>
          <table:table-cell office:value-type="string">
            <text:p><text:s/>"D:\\dat\\char\\kasAA\\kasAA.tpr"</text:p>
          </table:table-cell>
        </table:table-row>
        <table:table-row table:style-name="ro1">
          <table:table-cell/>
          <table:table-cell office:value-type="string">
            <text:p>82c4aa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5000069h</text:p>
          </table:table-cell>
          <table:table-cell office:value-type="string">
            <text:p><text:s text:c="8"/>82c4c448 82 28 18 70 <text:s text:c="4"/>addr <text:s text:c="6"/>s_D:\dat\char\kasAA\kasAA.cat_82281870 <text:s text:c="15"/></text:p>
          </table:table-cell>
          <table:table-cell office:value-type="string">
            <text:p><text:s/>"D:\\dat\\char\\kasAA\\kasAA.cat"</text:p>
          </table:table-cell>
        </table:table-row>
        <table:table-row table:style-name="ro1">
          <table:table-cell/>
          <table:table-cell office:value-type="string">
            <text:p>82c4aa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500006Ah</text:p>
          </table:table-cell>
          <table:table-cell office:value-type="string">
            <text:p><text:s text:c="8"/>82c4c44c 82 28 18 54 <text:s text:c="4"/>addr <text:s text:c="6"/>s_D:\dat\char\kasBA\kasBA.tpr_82281854 <text:s text:c="15"/></text:p>
          </table:table-cell>
          <table:table-cell office:value-type="string">
            <text:p><text:s/>"D:\\dat\\char\\kasBA\\kasBA.tpr"</text:p>
          </table:table-cell>
        </table:table-row>
        <table:table-row table:style-name="ro1">
          <table:table-cell/>
          <table:table-cell office:value-type="string">
            <text:p>82c4aa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500006Bh</text:p>
          </table:table-cell>
          <table:table-cell office:value-type="string">
            <text:p><text:s text:c="8"/>82c4c450 82 28 18 38 <text:s text:c="4"/>addr <text:s text:c="6"/>s_D:\dat\char\kasBA\kasBA.cat_82281838 <text:s text:c="15"/></text:p>
          </table:table-cell>
          <table:table-cell office:value-type="string">
            <text:p><text:s/>"D:\\dat\\char\\kasBA\\kasBA.cat"</text:p>
          </table:table-cell>
        </table:table-row>
        <table:table-row table:style-name="ro1">
          <table:table-cell/>
          <table:table-cell office:value-type="string">
            <text:p>82c4aa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500006Ch</text:p>
          </table:table-cell>
          <table:table-cell office:value-type="string">
            <text:p><text:s text:c="8"/>82c4c454 82 28 18 1c <text:s text:c="4"/>addr <text:s text:c="6"/>s_D:\dat\char\kasCA\kasCA.tpr_8228181c <text:s text:c="15"/></text:p>
          </table:table-cell>
          <table:table-cell office:value-type="string">
            <text:p><text:s/>"D:\\dat\\char\\kasCA\\kasCA.tpr"</text:p>
          </table:table-cell>
        </table:table-row>
        <table:table-row table:style-name="ro1">
          <table:table-cell/>
          <table:table-cell office:value-type="string">
            <text:p>82c4aa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500006Dh</text:p>
          </table:table-cell>
          <table:table-cell office:value-type="string">
            <text:p><text:s text:c="8"/>82c4c458 82 28 18 00 <text:s text:c="4"/>addr <text:s text:c="6"/>s_D:\dat\char\kasCA\kasCA.cat_82281800 <text:s text:c="15"/></text:p>
          </table:table-cell>
          <table:table-cell office:value-type="string">
            <text:p><text:s/>"D:\\dat\\char\\kasCA\\kasCA.cat"</text:p>
          </table:table-cell>
        </table:table-row>
        <table:table-row table:style-name="ro1">
          <table:table-cell/>
          <table:table-cell office:value-type="string">
            <text:p>82c4aa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500006Eh</text:p>
          </table:table-cell>
          <table:table-cell office:value-type="string">
            <text:p><text:s text:c="8"/>82c4c45c 82 28 17 e4 <text:s text:c="4"/>addr <text:s text:c="6"/>s_D:\dat\char\kasDA\kasDA.tpr_822817e4 <text:s text:c="15"/></text:p>
          </table:table-cell>
          <table:table-cell office:value-type="string">
            <text:p><text:s/>"D:\\dat\\char\\kasDA\\kasDA.tpr"</text:p>
          </table:table-cell>
        </table:table-row>
        <table:table-row table:style-name="ro1">
          <table:table-cell/>
          <table:table-cell office:value-type="string">
            <text:p>82c4aa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500006Fh</text:p>
          </table:table-cell>
          <table:table-cell office:value-type="string">
            <text:p><text:s text:c="8"/>82c4c460 82 28 17 c8 <text:s text:c="4"/>addr <text:s text:c="6"/>s_D:\dat\char\kasDA\kasDA.cat_822817c8 <text:s text:c="15"/></text:p>
          </table:table-cell>
          <table:table-cell office:value-type="string">
            <text:p><text:s/>"D:\\dat\\char\\kasDA\\kasDA.cat"</text:p>
          </table:table-cell>
        </table:table-row>
        <table:table-row table:style-name="ro1">
          <table:table-cell/>
          <table:table-cell office:value-type="string">
            <text:p>82c4aa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5000070h</text:p>
          </table:table-cell>
          <table:table-cell office:value-type="string">
            <text:p><text:s text:c="8"/>82c4c464 82 28 17 ac <text:s text:c="4"/>addr <text:s text:c="6"/>s_D:\dat\char\leiAA\leiAA.tpr_822817ac <text:s text:c="15"/></text:p>
          </table:table-cell>
          <table:table-cell office:value-type="string">
            <text:p><text:s/>"D:\\dat\\char\\leiAA\\leiAA.tpr"</text:p>
          </table:table-cell>
        </table:table-row>
        <table:table-row table:style-name="ro1">
          <table:table-cell/>
          <table:table-cell office:value-type="string">
            <text:p>82c4aa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5000071h</text:p>
          </table:table-cell>
          <table:table-cell office:value-type="string">
            <text:p><text:s text:c="8"/>82c4c468 82 28 17 90 <text:s text:c="4"/>addr <text:s text:c="6"/>s_D:\dat\char\leiAA\leiAA.cat_82281790 <text:s text:c="15"/></text:p>
          </table:table-cell>
          <table:table-cell office:value-type="string">
            <text:p><text:s/>"D:\\dat\\char\\leiAA\\leiAA.cat"</text:p>
          </table:table-cell>
        </table:table-row>
        <table:table-row table:style-name="ro1">
          <table:table-cell/>
          <table:table-cell office:value-type="string">
            <text:p>82c4aa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5000072h</text:p>
          </table:table-cell>
          <table:table-cell office:value-type="string">
            <text:p><text:s text:c="8"/>82c4c46c 82 28 17 74 <text:s text:c="4"/>addr <text:s text:c="6"/>s_D:\dat\char\leiBA\leiBA.tpr_82281774 <text:s text:c="15"/></text:p>
          </table:table-cell>
          <table:table-cell office:value-type="string">
            <text:p><text:s/>"D:\\dat\\char\\leiBA\\leiBA.tpr"</text:p>
          </table:table-cell>
        </table:table-row>
        <table:table-row table:style-name="ro1">
          <table:table-cell/>
          <table:table-cell office:value-type="string">
            <text:p>82c4aa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5000073h</text:p>
          </table:table-cell>
          <table:table-cell office:value-type="string">
            <text:p><text:s text:c="8"/>82c4c470 82 28 17 58 <text:s text:c="4"/>addr <text:s text:c="6"/>s_D:\dat\char\leiBA\leiBA.cat_82281758 <text:s text:c="15"/></text:p>
          </table:table-cell>
          <table:table-cell office:value-type="string">
            <text:p><text:s/>"D:\\dat\\char\\leiBA\\leiBA.cat"</text:p>
          </table:table-cell>
        </table:table-row>
        <table:table-row table:style-name="ro1">
          <table:table-cell/>
          <table:table-cell office:value-type="string">
            <text:p>82c4aa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5000074h</text:p>
          </table:table-cell>
          <table:table-cell office:value-type="string">
            <text:p><text:s text:c="8"/>82c4c474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a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5000075h</text:p>
          </table:table-cell>
          <table:table-cell office:value-type="string">
            <text:p><text:s text:c="8"/>82c4c478 82 28 17 20 <text:s text:c="4"/>addr <text:s text:c="6"/>s_D:\dat\char\leiCA\leiCA.cat_82281720 <text:s text:c="15"/></text:p>
          </table:table-cell>
          <table:table-cell office:value-type="string">
            <text:p><text:s/>"D:\\dat\\char\\leiCA\\leiCA.cat"</text:p>
          </table:table-cell>
        </table:table-row>
        <table:table-row table:style-name="ro1">
          <table:table-cell/>
          <table:table-cell office:value-type="string">
            <text:p>82c4aa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5000076h</text:p>
          </table:table-cell>
          <table:table-cell office:value-type="string">
            <text:p><text:s text:c="8"/>82c4c47c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a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5000077h</text:p>
          </table:table-cell>
          <table:table-cell office:value-type="string">
            <text:p><text:s text:c="8"/>82c4c480 82 28 17 04 <text:s text:c="4"/>addr <text:s text:c="6"/>s_D:\dat\char\leiCB\leiCB.cat_82281704 <text:s text:c="15"/></text:p>
          </table:table-cell>
          <table:table-cell office:value-type="string">
            <text:p><text:s/>"D:\\dat\\char\\leiCB\\leiCB.cat"</text:p>
          </table:table-cell>
        </table:table-row>
        <table:table-row table:style-name="ro1">
          <table:table-cell/>
          <table:table-cell office:value-type="string">
            <text:p>82c4aa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5000078h</text:p>
          </table:table-cell>
          <table:table-cell office:value-type="string">
            <text:p><text:s text:c="8"/>82c4c484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a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5000079h</text:p>
          </table:table-cell>
          <table:table-cell office:value-type="string">
            <text:p><text:s text:c="8"/>82c4c488 82 28 16 e8 <text:s text:c="4"/>addr <text:s text:c="6"/>s_D:\dat\char\leiCC\leiCC.cat_822816e8 <text:s text:c="15"/></text:p>
          </table:table-cell>
          <table:table-cell office:value-type="string">
            <text:p><text:s/>"D:\\dat\\char\\leiCC\\leiCC.cat"</text:p>
          </table:table-cell>
        </table:table-row>
        <table:table-row table:style-name="ro1">
          <table:table-cell/>
          <table:table-cell office:value-type="string">
            <text:p>82c4aa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500007Ah</text:p>
          </table:table-cell>
          <table:table-cell office:value-type="string">
            <text:p><text:s text:c="8"/>82c4c48c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a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500007Bh</text:p>
          </table:table-cell>
          <table:table-cell office:value-type="string">
            <text:p><text:s text:c="8"/>82c4c490 82 28 16 cc <text:s text:c="4"/>addr <text:s text:c="6"/>s_D:\dat\char\leiCD\leiCD.cat_822816cc <text:s text:c="15"/></text:p>
          </table:table-cell>
          <table:table-cell office:value-type="string">
            <text:p><text:s/>"D:\\dat\\char\\leiCD\\leiCD.cat"</text:p>
          </table:table-cell>
        </table:table-row>
        <table:table-row table:style-name="ro1">
          <table:table-cell/>
          <table:table-cell office:value-type="string">
            <text:p>82c4aa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500007Ch</text:p>
          </table:table-cell>
          <table:table-cell office:value-type="string">
            <text:p><text:s text:c="8"/>82c4c494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a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500007Dh</text:p>
          </table:table-cell>
          <table:table-cell office:value-type="string">
            <text:p><text:s text:c="8"/>82c4c498 82 28 16 b0 <text:s text:c="4"/>addr <text:s text:c="6"/>s_D:\dat\char\leiCE\leiCE.cat_822816b0 <text:s text:c="15"/></text:p>
          </table:table-cell>
          <table:table-cell office:value-type="string">
            <text:p><text:s/>"D:\\dat\\char\\leiCE\\leiCE.cat"</text:p>
          </table:table-cell>
        </table:table-row>
        <table:table-row table:style-name="ro1">
          <table:table-cell/>
          <table:table-cell office:value-type="string">
            <text:p>82c4aa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500007Eh</text:p>
          </table:table-cell>
          <table:table-cell office:value-type="string">
            <text:p><text:s text:c="8"/>82c4c49c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b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500007Fh</text:p>
          </table:table-cell>
          <table:table-cell office:value-type="string">
            <text:p><text:s text:c="8"/>82c4c4a0 82 28 16 94 <text:s text:c="4"/>addr <text:s text:c="6"/>s_D:\dat\char\leiCF\leiCF.cat_82281694 <text:s text:c="15"/></text:p>
          </table:table-cell>
          <table:table-cell office:value-type="string">
            <text:p><text:s/>"D:\\dat\\char\\leiCF\\leiCF.cat"</text:p>
          </table:table-cell>
        </table:table-row>
        <table:table-row table:style-name="ro1">
          <table:table-cell/>
          <table:table-cell office:value-type="string">
            <text:p>82c4ab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5000080h</text:p>
          </table:table-cell>
          <table:table-cell office:value-type="string">
            <text:p><text:s text:c="8"/>82c4c4a4 82 28 17 3c <text:s text:c="4"/>addr <text:s text:c="6"/>s_D:\dat\char\leiCA\leiCA.tpr_8228173c <text:s text:c="15"/></text:p>
          </table:table-cell>
          <table:table-cell office:value-type="string">
            <text:p><text:s/>"D:\\dat\\char\\leiCA\\leiCA.tpr"</text:p>
          </table:table-cell>
        </table:table-row>
        <table:table-row table:style-name="ro1">
          <table:table-cell/>
          <table:table-cell office:value-type="string">
            <text:p>82c4ab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5000081h</text:p>
          </table:table-cell>
          <table:table-cell office:value-type="string">
            <text:p><text:s text:c="8"/>82c4c4a8 82 28 16 78 <text:s text:c="4"/>addr <text:s text:c="6"/>s_D:\dat\char\leiCG\leiCG.cat_82281678 <text:s text:c="15"/></text:p>
          </table:table-cell>
          <table:table-cell office:value-type="string">
            <text:p><text:s/>"D:\\dat\\char\\leiCG\\leiCG.cat"</text:p>
          </table:table-cell>
        </table:table-row>
        <table:table-row table:style-name="ro1">
          <table:table-cell/>
          <table:table-cell office:value-type="string">
            <text:p>82c4ab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5000082h</text:p>
          </table:table-cell>
          <table:table-cell office:value-type="string">
            <text:p><text:s text:c="8"/>82c4c4ac 82 28 16 5c <text:s text:c="4"/>addr <text:s text:c="6"/>s_D:\dat\char\leiDA\leiDA.tpr_8228165c <text:s text:c="15"/></text:p>
          </table:table-cell>
          <table:table-cell office:value-type="string">
            <text:p><text:s/>"D:\\dat\\char\\leiDA\\leiDA.tpr"</text:p>
          </table:table-cell>
        </table:table-row>
        <table:table-row table:style-name="ro1">
          <table:table-cell/>
          <table:table-cell office:value-type="string">
            <text:p>82c4ab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5000083h</text:p>
          </table:table-cell>
          <table:table-cell office:value-type="string">
            <text:p><text:s text:c="8"/>82c4c4b0 82 28 16 40 <text:s text:c="4"/>addr <text:s text:c="6"/>s_D:\dat\char\leiDA\leiDA.cat_82281640 <text:s text:c="15"/></text:p>
          </table:table-cell>
          <table:table-cell office:value-type="string">
            <text:p><text:s/>"D:\\dat\\char\\leiDA\\leiDA.cat"</text:p>
          </table:table-cell>
        </table:table-row>
        <table:table-row table:style-name="ro1">
          <table:table-cell/>
          <table:table-cell office:value-type="string">
            <text:p>82c4ab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5000084h</text:p>
          </table:table-cell>
          <table:table-cell office:value-type="string">
            <text:p><text:s text:c="8"/>82c4c4b4 82 28 16 24 <text:s text:c="4"/>addr <text:s text:c="6"/>s_D:\dat\char\leiEA\leiEA.tpr_82281624 <text:s text:c="15"/></text:p>
          </table:table-cell>
          <table:table-cell office:value-type="string">
            <text:p><text:s/>"D:\\dat\\char\\leiEA\\leiEA.tpr"</text:p>
          </table:table-cell>
        </table:table-row>
        <table:table-row table:style-name="ro1">
          <table:table-cell/>
          <table:table-cell office:value-type="string">
            <text:p>82c4ab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5000085h</text:p>
          </table:table-cell>
          <table:table-cell office:value-type="string">
            <text:p><text:s text:c="8"/>82c4c4b8 82 28 16 08 <text:s text:c="4"/>addr <text:s text:c="6"/>s_D:\dat\char\leiEA\leiEA.cat_82281608 <text:s text:c="15"/></text:p>
          </table:table-cell>
          <table:table-cell office:value-type="string">
            <text:p><text:s/>"D:\\dat\\char\\leiEA\\leiEA.cat"</text:p>
          </table:table-cell>
        </table:table-row>
        <table:table-row table:style-name="ro1">
          <table:table-cell/>
          <table:table-cell office:value-type="string">
            <text:p>82c4ab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5000086h</text:p>
          </table:table-cell>
          <table:table-cell office:value-type="string">
            <text:p><text:s text:c="8"/>82c4c4bc 82 28 15 ec <text:s text:c="4"/>addr <text:s text:c="6"/>s_D:\dat\char\leiFA\leiFA.tpr_822815ec <text:s text:c="15"/></text:p>
          </table:table-cell>
          <table:table-cell office:value-type="string">
            <text:p><text:s/>"D:\\dat\\char\\leiFA\\leiFA.tpr"</text:p>
          </table:table-cell>
        </table:table-row>
        <table:table-row table:style-name="ro1">
          <table:table-cell/>
          <table:table-cell office:value-type="string">
            <text:p>82c4ab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5000087h</text:p>
          </table:table-cell>
          <table:table-cell office:value-type="string">
            <text:p><text:s text:c="8"/>82c4c4c0 82 28 15 d0 <text:s text:c="4"/>addr <text:s text:c="6"/>s_D:\dat\char\leiFA\leiFA.cat_822815d0 <text:s text:c="15"/></text:p>
          </table:table-cell>
          <table:table-cell office:value-type="string">
            <text:p><text:s/>"D:\\dat\\char\\leiFA\\leiFA.cat"</text:p>
          </table:table-cell>
        </table:table-row>
        <table:table-row table:style-name="ro1">
          <table:table-cell/>
          <table:table-cell office:value-type="string">
            <text:p>82c4ab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5000088h</text:p>
          </table:table-cell>
          <table:table-cell office:value-type="string">
            <text:p><text:s text:c="8"/>82c4c4c4 82 28 15 b4 <text:s text:c="4"/>addr <text:s text:c="6"/>s_D:\dat\char\leiGA\leiGA.tpr_822815b4 <text:s text:c="15"/></text:p>
          </table:table-cell>
          <table:table-cell office:value-type="string">
            <text:p><text:s/>"D:\\dat\\char\\leiGA\\leiGA.tpr"</text:p>
          </table:table-cell>
        </table:table-row>
        <table:table-row table:style-name="ro1">
          <table:table-cell/>
          <table:table-cell office:value-type="string">
            <text:p>82c4ab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5000089h</text:p>
          </table:table-cell>
          <table:table-cell office:value-type="string">
            <text:p><text:s text:c="8"/>82c4c4c8 82 28 15 98 <text:s text:c="4"/>addr <text:s text:c="6"/>s_D:\dat\char\leiGA\leiGA.cat_82281598 <text:s text:c="15"/></text:p>
          </table:table-cell>
          <table:table-cell office:value-type="string">
            <text:p><text:s/>"D:\\dat\\char\\leiGA\\leiGA.cat"</text:p>
          </table:table-cell>
        </table:table-row>
        <table:table-row table:style-name="ro1">
          <table:table-cell/>
          <table:table-cell office:value-type="string">
            <text:p>82c4ab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500008Ah</text:p>
          </table:table-cell>
          <table:table-cell office:value-type="string">
            <text:p><text:s text:c="8"/>82c4c4cc 82 28 15 7c <text:s text:c="4"/>addr <text:s text:c="6"/>s_D:\dat\char\ayaAA\ayaAA.tpr_8228157c <text:s text:c="15"/></text:p>
          </table:table-cell>
          <table:table-cell office:value-type="string">
            <text:p><text:s/>"D:\\dat\\char\\ayaAA\\ayaAA.tpr"</text:p>
          </table:table-cell>
        </table:table-row>
        <table:table-row table:style-name="ro1">
          <table:table-cell/>
          <table:table-cell office:value-type="string">
            <text:p>82c4ab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500008Bh</text:p>
          </table:table-cell>
          <table:table-cell office:value-type="string">
            <text:p><text:s text:c="8"/>82c4c4d0 82 28 15 60 <text:s text:c="4"/>addr <text:s text:c="6"/>s_D:\dat\char\ayaAA\ayaAA.cat_82281560 <text:s text:c="15"/></text:p>
          </table:table-cell>
          <table:table-cell office:value-type="string">
            <text:p><text:s/>"D:\\dat\\char\\ayaAA\\ayaAA.cat"</text:p>
          </table:table-cell>
        </table:table-row>
        <table:table-row table:style-name="ro1">
          <table:table-cell/>
          <table:table-cell office:value-type="string">
            <text:p>82c4ab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500008Ch</text:p>
          </table:table-cell>
          <table:table-cell office:value-type="string">
            <text:p><text:s text:c="8"/>82c4c4d4 82 28 15 44 <text:s text:c="4"/>addr <text:s text:c="6"/>s_D:\dat\char\lisAA\lisAA.tpr_82281544 <text:s text:c="15"/></text:p>
          </table:table-cell>
          <table:table-cell office:value-type="string">
            <text:p><text:s/>"D:\\dat\\char\\lisAA\\lisAA.tpr"</text:p>
          </table:table-cell>
        </table:table-row>
        <table:table-row table:style-name="ro1">
          <table:table-cell/>
          <table:table-cell office:value-type="string">
            <text:p>82c4ab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500008Dh</text:p>
          </table:table-cell>
          <table:table-cell office:value-type="string">
            <text:p><text:s text:c="8"/>82c4c4d8 82 28 15 28 <text:s text:c="4"/>addr <text:s text:c="6"/>s_D:\dat\char\lisAA\lisAA.cat_82281528 <text:s text:c="15"/></text:p>
          </table:table-cell>
          <table:table-cell office:value-type="string">
            <text:p><text:s/>"D:\\dat\\char\\lisAA\\lisAA.cat"</text:p>
          </table:table-cell>
        </table:table-row>
        <table:table-row table:style-name="ro1">
          <table:table-cell/>
          <table:table-cell office:value-type="string">
            <text:p>82c4ab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500008Eh</text:p>
          </table:table-cell>
          <table:table-cell office:value-type="string">
            <text:p><text:s text:c="8"/>82c4c4dc 82 28 15 0c <text:s text:c="4"/>addr <text:s text:c="6"/>s_D:\dat\char\lisBA\lisBA.tpr_8228150c <text:s text:c="15"/></text:p>
          </table:table-cell>
          <table:table-cell office:value-type="string">
            <text:p><text:s/>"D:\\dat\\char\\lisBA\\lisBA.tpr"</text:p>
          </table:table-cell>
        </table:table-row>
        <table:table-row table:style-name="ro1">
          <table:table-cell/>
          <table:table-cell office:value-type="string">
            <text:p>82c4ab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500008Fh</text:p>
          </table:table-cell>
          <table:table-cell office:value-type="string">
            <text:p><text:s text:c="8"/>82c4c4e0 82 28 14 f0 <text:s text:c="4"/>addr <text:s text:c="6"/>s_D:\dat\char\lisBA\lisBA.cat_822814f0 <text:s text:c="15"/></text:p>
          </table:table-cell>
          <table:table-cell office:value-type="string">
            <text:p><text:s/>"D:\\dat\\char\\lisBA\\lisBA.cat"</text:p>
          </table:table-cell>
        </table:table-row>
        <table:table-row table:style-name="ro1">
          <table:table-cell/>
          <table:table-cell office:value-type="string">
            <text:p>82c4ab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5000090h</text:p>
          </table:table-cell>
          <table:table-cell office:value-type="string">
            <text:p><text:s text:c="8"/>82c4c4e4 82 28 14 d4 <text:s text:c="4"/>addr <text:s text:c="6"/>s_D:\dat\char\lisCA\lisCA.tpr_822814d4 <text:s text:c="15"/></text:p>
          </table:table-cell>
          <table:table-cell office:value-type="string">
            <text:p><text:s/>"D:\\dat\\char\\lisCA\\lisCA.tpr"</text:p>
          </table:table-cell>
        </table:table-row>
        <table:table-row table:style-name="ro1">
          <table:table-cell/>
          <table:table-cell office:value-type="string">
            <text:p>82c4ab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5000091h</text:p>
          </table:table-cell>
          <table:table-cell office:value-type="string">
            <text:p><text:s text:c="8"/>82c4c4e8 82 28 14 b8 <text:s text:c="4"/>addr <text:s text:c="6"/>s_D:\dat\char\lisCA\lisCA.cat_822814b8 <text:s text:c="15"/></text:p>
          </table:table-cell>
          <table:table-cell office:value-type="string">
            <text:p><text:s/>"D:\\dat\\char\\lisCA\\lisCA.cat"</text:p>
          </table:table-cell>
        </table:table-row>
        <table:table-row table:style-name="ro1">
          <table:table-cell/>
          <table:table-cell office:value-type="string">
            <text:p>82c4ab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5000092h</text:p>
          </table:table-cell>
          <table:table-cell office:value-type="string">
            <text:p><text:s text:c="8"/>82c4c4ec 82 28 14 9c <text:s text:c="4"/>addr <text:s text:c="6"/>s_D:\dat\char\lisDA\lisDA.tpr_8228149c <text:s text:c="15"/></text:p>
          </table:table-cell>
          <table:table-cell office:value-type="string">
            <text:p><text:s/>"D:\\dat\\char\\lisDA\\lisDA.tpr"</text:p>
          </table:table-cell>
        </table:table-row>
        <table:table-row table:style-name="ro1">
          <table:table-cell/>
          <table:table-cell office:value-type="string">
            <text:p>82c4ab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5000093h</text:p>
          </table:table-cell>
          <table:table-cell office:value-type="string">
            <text:p><text:s text:c="8"/>82c4c4f0 82 28 14 80 <text:s text:c="4"/>addr <text:s text:c="6"/>s_D:\dat\char\lisDA\lisDA.cat_82281480 <text:s text:c="15"/></text:p>
          </table:table-cell>
          <table:table-cell office:value-type="string">
            <text:p><text:s/>"D:\\dat\\char\\lisDA\\lisDA.cat"</text:p>
          </table:table-cell>
        </table:table-row>
        <table:table-row table:style-name="ro1">
          <table:table-cell/>
          <table:table-cell office:value-type="string">
            <text:p>82c4ab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5000094h</text:p>
          </table:table-cell>
          <table:table-cell office:value-type="string">
            <text:p><text:s text:c="8"/>82c4c4f4 82 28 14 64 <text:s text:c="4"/>addr <text:s text:c="6"/>s_D:\dat\char\lisEA\lisEA.tpr_82281464 <text:s text:c="15"/></text:p>
          </table:table-cell>
          <table:table-cell office:value-type="string">
            <text:p><text:s/>"D:\\dat\\char\\lisEA\\lisEA.tpr"</text:p>
          </table:table-cell>
        </table:table-row>
        <table:table-row table:style-name="ro1">
          <table:table-cell/>
          <table:table-cell office:value-type="string">
            <text:p>82c4ab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5000095h</text:p>
          </table:table-cell>
          <table:table-cell office:value-type="string">
            <text:p><text:s text:c="8"/>82c4c4f8 82 28 14 48 <text:s text:c="4"/>addr <text:s text:c="6"/>s_D:\dat\char\lisEA\lisEA.cat_82281448 <text:s text:c="15"/></text:p>
          </table:table-cell>
          <table:table-cell office:value-type="string">
            <text:p><text:s/>"D:\\dat\\char\\lisEA\\lisEA.cat"</text:p>
          </table:table-cell>
        </table:table-row>
        <table:table-row table:style-name="ro1">
          <table:table-cell/>
          <table:table-cell office:value-type="string">
            <text:p>82c4ab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5000096h</text:p>
          </table:table-cell>
          <table:table-cell office:value-type="string">
            <text:p><text:s text:c="8"/>82c4c4fc 82 28 14 2c <text:s text:c="4"/>addr <text:s text:c="6"/>s_D:\dat\char\lisFA\lisFA.tpr_8228142c <text:s text:c="15"/></text:p>
          </table:table-cell>
          <table:table-cell office:value-type="string">
            <text:p><text:s/>"D:\\dat\\char\\lisFA\\lisFA.tpr"</text:p>
          </table:table-cell>
        </table:table-row>
        <table:table-row table:style-name="ro1">
          <table:table-cell/>
          <table:table-cell office:value-type="string">
            <text:p>82c4ab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5000097h</text:p>
          </table:table-cell>
          <table:table-cell office:value-type="string">
            <text:p><text:s text:c="8"/>82c4c500 82 28 14 10 <text:s text:c="4"/>addr <text:s text:c="6"/>s_D:\dat\char\lisFA\lisFA.cat_82281410 <text:s text:c="15"/></text:p>
          </table:table-cell>
          <table:table-cell office:value-type="string">
            <text:p><text:s/>"D:\\dat\\char\\lisFA\\lisFA.cat"</text:p>
          </table:table-cell>
        </table:table-row>
        <table:table-row table:style-name="ro1">
          <table:table-cell/>
          <table:table-cell office:value-type="string">
            <text:p>82c4ab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5000098h</text:p>
          </table:table-cell>
          <table:table-cell office:value-type="string">
            <text:p><text:s text:c="8"/>82c4c504 82 28 13 f4 <text:s text:c="4"/>addr <text:s text:c="6"/>s_D:\dat\char\criAA\criAA.tpr_822813f4 <text:s text:c="15"/></text:p>
          </table:table-cell>
          <table:table-cell office:value-type="string">
            <text:p><text:s/>"D:\\dat\\char\\criAA\\criAA.tpr"</text:p>
          </table:table-cell>
        </table:table-row>
        <table:table-row table:style-name="ro1">
          <table:table-cell/>
          <table:table-cell office:value-type="string">
            <text:p>82c4ab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5000099h</text:p>
          </table:table-cell>
          <table:table-cell office:value-type="string">
            <text:p><text:s text:c="8"/>82c4c508 82 28 13 d8 <text:s text:c="4"/>addr <text:s text:c="6"/>s_D:\dat\char\criAA\criAA.cat_822813d8 <text:s text:c="15"/></text:p>
          </table:table-cell>
          <table:table-cell office:value-type="string">
            <text:p><text:s/>"D:\\dat\\char\\criAA\\criAA.cat"</text:p>
          </table:table-cell>
        </table:table-row>
        <table:table-row table:style-name="ro1">
          <table:table-cell/>
          <table:table-cell office:value-type="string">
            <text:p>82c4ab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500009Ah</text:p>
          </table:table-cell>
          <table:table-cell office:value-type="string">
            <text:p><text:s text:c="8"/>82c4c50c 82 28 13 bc <text:s text:c="4"/>addr <text:s text:c="6"/>s_D:\dat\char\korAA\korAA.tpr_822813bc <text:s text:c="15"/></text:p>
          </table:table-cell>
          <table:table-cell office:value-type="string">
            <text:p><text:s/>"D:\\dat\\char\\korAA\\korAA.tpr"</text:p>
          </table:table-cell>
        </table:table-row>
        <table:table-row table:style-name="ro1">
          <table:table-cell/>
          <table:table-cell office:value-type="string">
            <text:p>82c4ab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500009Bh</text:p>
          </table:table-cell>
          <table:table-cell office:value-type="string">
            <text:p><text:s text:c="8"/>82c4c510 82 28 13 a0 <text:s text:c="4"/>addr <text:s text:c="6"/>s_D:\dat\char\korAA\korAA.cat_822813a0 <text:s text:c="15"/></text:p>
          </table:table-cell>
          <table:table-cell office:value-type="string">
            <text:p><text:s/>"D:\\dat\\char\\korAA\\korAA.cat"</text:p>
          </table:table-cell>
        </table:table-row>
        <table:table-row table:style-name="ro1">
          <table:table-cell/>
          <table:table-cell office:value-type="string">
            <text:p>82c4ab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500009Ch</text:p>
          </table:table-cell>
          <table:table-cell office:value-type="string">
            <text:p><text:s text:c="8"/>82c4c514 82 28 13 bc <text:s text:c="4"/>addr <text:s text:c="6"/>s_D:\dat\char\korAA\korAA.tpr_822813bc <text:s text:c="15"/></text:p>
          </table:table-cell>
          <table:table-cell office:value-type="string">
            <text:p><text:s/>"D:\\dat\\char\\korAA\\korAA.tpr"</text:p>
          </table:table-cell>
        </table:table-row>
        <table:table-row table:style-name="ro1">
          <table:table-cell/>
          <table:table-cell office:value-type="string">
            <text:p>82c4ab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500009Dh</text:p>
          </table:table-cell>
          <table:table-cell office:value-type="string">
            <text:p><text:s text:c="8"/>82c4c518 82 28 13 84 <text:s text:c="4"/>addr <text:s text:c="6"/>s_D:\dat\char\korAB\korAB.cat_82281384 <text:s text:c="15"/></text:p>
          </table:table-cell>
          <table:table-cell office:value-type="string">
            <text:p><text:s/>"D:\\dat\\char\\korAB\\korAB.cat"</text:p>
          </table:table-cell>
        </table:table-row>
        <table:table-row table:style-name="ro1">
          <table:table-cell/>
          <table:table-cell office:value-type="string">
            <text:p>82c4ab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500009Eh</text:p>
          </table:table-cell>
          <table:table-cell office:value-type="string">
            <text:p><text:s text:c="8"/>82c4c51c 82 28 13 68 <text:s text:c="4"/>addr <text:s text:c="6"/>s_D:\dat\char\einAA\einAA.tpr_82281368 <text:s text:c="15"/></text:p>
          </table:table-cell>
          <table:table-cell office:value-type="string">
            <text:p><text:s/>"D:\\dat\\char\\einAA\\einAA.tpr"</text:p>
          </table:table-cell>
        </table:table-row>
        <table:table-row table:style-name="ro1">
          <table:table-cell/>
          <table:table-cell office:value-type="string">
            <text:p>82c4ab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500009Fh</text:p>
          </table:table-cell>
          <table:table-cell office:value-type="string">
            <text:p><text:s text:c="8"/>82c4c520 82 28 13 4c <text:s text:c="4"/>addr <text:s text:c="6"/>s_D:\dat\char\einAA\einAA.cat_8228134c <text:s text:c="15"/></text:p>
          </table:table-cell>
          <table:table-cell office:value-type="string">
            <text:p><text:s/>"D:\\dat\\char\\einAA\\einAA.cat"</text:p>
          </table:table-cell>
        </table:table-row>
        <table:table-row table:style-name="ro1">
          <table:table-cell/>
          <table:table-cell office:value-type="string">
            <text:p>82c4ab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50000A0h</text:p>
          </table:table-cell>
          <table:table-cell office:value-type="string">
            <text:p><text:s text:c="8"/>82c4c524 82 28 13 30 <text:s text:c="4"/>addr <text:s text:c="6"/>s_D:\dat\char\janAA\janAA.tpr_82281330 <text:s text:c="15"/></text:p>
          </table:table-cell>
          <table:table-cell office:value-type="string">
            <text:p><text:s/>"D:\\dat\\char\\janAA\\janAA.tpr"</text:p>
          </table:table-cell>
        </table:table-row>
        <table:table-row table:style-name="ro1">
          <table:table-cell/>
          <table:table-cell office:value-type="string">
            <text:p>82c4ab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50000A1h</text:p>
          </table:table-cell>
          <table:table-cell office:value-type="string">
            <text:p><text:s text:c="8"/>82c4c528 82 28 13 14 <text:s text:c="4"/>addr <text:s text:c="6"/>s_D:\dat\char\janAA\janAA.cat_82281314 <text:s text:c="15"/></text:p>
          </table:table-cell>
          <table:table-cell office:value-type="string">
            <text:p><text:s/>"D:\\dat\\char\\janAA\\janAA.cat"</text:p>
          </table:table-cell>
        </table:table-row>
        <table:table-row table:style-name="ro1">
          <table:table-cell/>
          <table:table-cell office:value-type="string">
            <text:p>82c4ab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50000A2h</text:p>
          </table:table-cell>
          <table:table-cell office:value-type="string">
            <text:p><text:s text:c="8"/>82c4c52c 82 28 12 f8 <text:s text:c="4"/>addr <text:s text:c="6"/>s_D:\dat\char\boyAA\boyAA.tpr_822812f8 <text:s text:c="15"/></text:p>
          </table:table-cell>
          <table:table-cell office:value-type="string">
            <text:p><text:s/>"D:\\dat\\char\\boyAA\\boyAA.tpr"</text:p>
          </table:table-cell>
        </table:table-row>
        <table:table-row table:style-name="ro1">
          <table:table-cell/>
          <table:table-cell office:value-type="string">
            <text:p>82c4ab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50000A3h</text:p>
          </table:table-cell>
          <table:table-cell office:value-type="string">
            <text:p><text:s text:c="8"/>82c4c530 82 28 12 dc <text:s text:c="4"/>addr <text:s text:c="6"/>s_D:\dat\char\boyAA\boyAA.cat_822812dc <text:s text:c="15"/></text:p>
          </table:table-cell>
          <table:table-cell office:value-type="string">
            <text:p><text:s/>"D:\\dat\\char\\boyAA\\boyAA.cat"</text:p>
          </table:table-cell>
        </table:table-row>
        <table:table-row table:style-name="ro1">
          <table:table-cell/>
          <table:table-cell office:value-type="string">
            <text:p>82c4ab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50000A4h</text:p>
          </table:table-cell>
          <table:table-cell office:value-type="string">
            <text:p><text:s text:c="8"/>82c4c534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50000A5h</text:p>
          </table:table-cell>
          <table:table-cell office:value-type="string">
            <text:p><text:s text:c="8"/>82c4c538 82 28 12 a4 <text:s text:c="4"/>addr <text:s text:c="6"/>s_D:\dat\char\hakAA\hakAA.cat_822812a4 <text:s text:c="15"/></text:p>
          </table:table-cell>
          <table:table-cell office:value-type="string">
            <text:p><text:s/>"D:\\dat\\char\\hakAA\\hakAA.cat"</text:p>
          </table:table-cell>
        </table:table-row>
        <table:table-row table:style-name="ro1">
          <table:table-cell/>
          <table:table-cell office:value-type="string">
            <text:p>82c4ab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50000A6h</text:p>
          </table:table-cell>
          <table:table-cell office:value-type="string">
            <text:p><text:s text:c="8"/>82c4c53c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50000A7h</text:p>
          </table:table-cell>
          <table:table-cell office:value-type="string">
            <text:p><text:s text:c="8"/>82c4c540 82 28 12 88 <text:s text:c="4"/>addr <text:s text:c="6"/>s_D:\dat\char\hakAB\hakAB.cat_82281288 <text:s text:c="15"/></text:p>
          </table:table-cell>
          <table:table-cell office:value-type="string">
            <text:p><text:s/>"D:\\dat\\char\\hakAB\\hakAB.cat"</text:p>
          </table:table-cell>
        </table:table-row>
        <table:table-row table:style-name="ro1">
          <table:table-cell/>
          <table:table-cell office:value-type="string">
            <text:p>82c4ab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50000A8h</text:p>
          </table:table-cell>
          <table:table-cell office:value-type="string">
            <text:p><text:s text:c="8"/>82c4c544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50000A9h</text:p>
          </table:table-cell>
          <table:table-cell office:value-type="string">
            <text:p><text:s text:c="8"/>82c4c548 82 28 12 6c <text:s text:c="4"/>addr <text:s text:c="6"/>s_D:\dat\char\hakAC\hakAC.cat_8228126c <text:s text:c="15"/></text:p>
          </table:table-cell>
          <table:table-cell office:value-type="string">
            <text:p><text:s/>"D:\\dat\\char\\hakAC\\hakAC.cat"</text:p>
          </table:table-cell>
        </table:table-row>
        <table:table-row table:style-name="ro1">
          <table:table-cell/>
          <table:table-cell office:value-type="string">
            <text:p>82c4ab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50000AAh</text:p>
          </table:table-cell>
          <table:table-cell office:value-type="string">
            <text:p><text:s text:c="8"/>82c4c54c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50000ABh</text:p>
          </table:table-cell>
          <table:table-cell office:value-type="string">
            <text:p><text:s text:c="8"/>82c4c550 82 28 12 50 <text:s text:c="4"/>addr <text:s text:c="6"/>s_D:\dat\char\hakAD\hakAD.cat_82281250 <text:s text:c="15"/></text:p>
          </table:table-cell>
          <table:table-cell office:value-type="string">
            <text:p><text:s/>"D:\\dat\\char\\hakAD\\hakAD.cat"</text:p>
          </table:table-cell>
        </table:table-row>
        <table:table-row table:style-name="ro1">
          <table:table-cell/>
          <table:table-cell office:value-type="string">
            <text:p>82c4ab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50000ACh</text:p>
          </table:table-cell>
          <table:table-cell office:value-type="string">
            <text:p><text:s text:c="8"/>82c4c554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50000ADh</text:p>
          </table:table-cell>
          <table:table-cell office:value-type="string">
            <text:p><text:s text:c="8"/>82c4c558 82 28 12 34 <text:s text:c="4"/>addr <text:s text:c="6"/>s_D:\dat\char\hakAE\hakAE.cat_82281234 <text:s text:c="15"/></text:p>
          </table:table-cell>
          <table:table-cell office:value-type="string">
            <text:p><text:s/>"D:\\dat\\char\\hakAE\\hakAE.cat"</text:p>
          </table:table-cell>
        </table:table-row>
        <table:table-row table:style-name="ro1">
          <table:table-cell/>
          <table:table-cell office:value-type="string">
            <text:p>82c4ab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50000AEh</text:p>
          </table:table-cell>
          <table:table-cell office:value-type="string">
            <text:p><text:s text:c="8"/>82c4c55c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50000AFh</text:p>
          </table:table-cell>
          <table:table-cell office:value-type="string">
            <text:p><text:s text:c="8"/>82c4c560 82 28 12 18 <text:s text:c="4"/>addr <text:s text:c="6"/>s_D:\dat\char\hakAF\hakAF.cat_82281218 <text:s text:c="15"/></text:p>
          </table:table-cell>
          <table:table-cell office:value-type="string">
            <text:p><text:s/>"D:\\dat\\char\\hakAF\\hakAF.cat"</text:p>
          </table:table-cell>
        </table:table-row>
        <table:table-row table:style-name="ro1">
          <table:table-cell/>
          <table:table-cell office:value-type="string">
            <text:p>82c4ab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50000B0h</text:p>
          </table:table-cell>
          <table:table-cell office:value-type="string">
            <text:p><text:s text:c="8"/>82c4c564 82 28 12 c0 <text:s text:c="4"/>addr <text:s text:c="6"/>s_D:\dat\char\hakAA\hakAA.tpr_822812c0 <text:s text:c="15"/></text:p>
          </table:table-cell>
          <table:table-cell office:value-type="string">
            <text:p><text:s/>"D:\\dat\\char\\hakAA\\hakAA.tpr"</text:p>
          </table:table-cell>
        </table:table-row>
        <table:table-row table:style-name="ro1">
          <table:table-cell/>
          <table:table-cell office:value-type="string">
            <text:p>82c4ab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50000B1h</text:p>
          </table:table-cell>
          <table:table-cell office:value-type="string">
            <text:p><text:s text:c="8"/>82c4c568 82 28 11 fc <text:s text:c="4"/>addr <text:s text:c="6"/>s_D:\dat\char\hakAG\hakAG.cat_822811fc <text:s text:c="15"/></text:p>
          </table:table-cell>
          <table:table-cell office:value-type="string">
            <text:p><text:s/>"D:\\dat\\char\\hakAG\\hakAG.cat"</text:p>
          </table:table-cell>
        </table:table-row>
        <table:table-row table:style-name="ro1">
          <table:table-cell/>
          <table:table-cell office:value-type="string">
            <text:p>82c4ab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50000B2h</text:p>
          </table:table-cell>
          <table:table-cell office:value-type="string">
            <text:p><text:s text:c="8"/>82c4c56c 82 28 11 e0 <text:s text:c="4"/>addr <text:s text:c="6"/>s_D:\dat\char\helAA\helAA.tpr_822811e0 <text:s text:c="15"/></text:p>
          </table:table-cell>
          <table:table-cell office:value-type="string">
            <text:p><text:s/>"D:\\dat\\char\\helAA\\helAA.tpr"</text:p>
          </table:table-cell>
        </table:table-row>
        <table:table-row table:style-name="ro1">
          <table:table-cell/>
          <table:table-cell office:value-type="string">
            <text:p>82c4ab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50000B3h</text:p>
          </table:table-cell>
          <table:table-cell office:value-type="string">
            <text:p><text:s text:c="8"/>82c4c570 82 28 11 c4 <text:s text:c="4"/>addr <text:s text:c="6"/>s_D:\dat\char\helAA\helAA.cat_822811c4 <text:s text:c="15"/></text:p>
          </table:table-cell>
          <table:table-cell office:value-type="string">
            <text:p><text:s/>"D:\\dat\\char\\helAA\\helAA.cat"</text:p>
          </table:table-cell>
        </table:table-row>
        <table:table-row table:style-name="ro1">
          <table:table-cell/>
          <table:table-cell office:value-type="string">
            <text:p>82c4ab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50000B4h</text:p>
          </table:table-cell>
          <table:table-cell office:value-type="string">
            <text:p><text:s text:c="8"/>82c4c574 82 28 11 e0 <text:s text:c="4"/>addr <text:s text:c="6"/>s_D:\dat\char\helAA\helAA.tpr_822811e0 <text:s text:c="15"/></text:p>
          </table:table-cell>
          <table:table-cell office:value-type="string">
            <text:p><text:s/>"D:\\dat\\char\\helAA\\helAA.tpr"</text:p>
          </table:table-cell>
        </table:table-row>
        <table:table-row table:style-name="ro1">
          <table:table-cell/>
          <table:table-cell office:value-type="string">
            <text:p>82c4ab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50000B5h</text:p>
          </table:table-cell>
          <table:table-cell office:value-type="string">
            <text:p><text:s text:c="8"/>82c4c578 82 28 11 a8 <text:s text:c="4"/>addr <text:s text:c="6"/>s_D:\dat\char\helAB\helAB.cat_822811a8 <text:s text:c="15"/></text:p>
          </table:table-cell>
          <table:table-cell office:value-type="string">
            <text:p><text:s/>"D:\\dat\\char\\helAB\\helAB.cat"</text:p>
          </table:table-cell>
        </table:table-row>
        <table:table-row table:style-name="ro1">
          <table:table-cell/>
          <table:table-cell office:value-type="string">
            <text:p>82c4ab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50000B6h</text:p>
          </table:table-cell>
          <table:table-cell office:value-type="string">
            <text:p><text:s text:c="8"/>82c4c57c 82 28 11 e0 <text:s text:c="4"/>addr <text:s text:c="6"/>s_D:\dat\char\helAA\helAA.tpr_822811e0 <text:s text:c="15"/></text:p>
          </table:table-cell>
          <table:table-cell office:value-type="string">
            <text:p><text:s/>"D:\\dat\\char\\helAA\\helAA.tpr"</text:p>
          </table:table-cell>
        </table:table-row>
        <table:table-row table:style-name="ro1">
          <table:table-cell/>
          <table:table-cell office:value-type="string">
            <text:p>82c4ab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50000B7h</text:p>
          </table:table-cell>
          <table:table-cell office:value-type="string">
            <text:p><text:s text:c="8"/>82c4c580 82 28 11 8c <text:s text:c="4"/>addr <text:s text:c="6"/>s_D:\dat\char\helAC\helAC.cat_8228118c <text:s text:c="15"/></text:p>
          </table:table-cell>
          <table:table-cell office:value-type="string">
            <text:p><text:s/>"D:\\dat\\char\\helAC\\helAC.cat"</text:p>
          </table:table-cell>
        </table:table-row>
        <table:table-row table:style-name="ro1">
          <table:table-cell/>
          <table:table-cell office:value-type="string">
            <text:p>82c4ab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50000B8h</text:p>
          </table:table-cell>
          <table:table-cell office:value-type="string">
            <text:p><text:s text:c="8"/>82c4c584 82 28 11 e0 <text:s text:c="4"/>addr <text:s text:c="6"/>s_D:\dat\char\helAA\helAA.tpr_822811e0 <text:s text:c="15"/></text:p>
          </table:table-cell>
          <table:table-cell office:value-type="string">
            <text:p><text:s/>"D:\\dat\\char\\helAA\\helAA.tpr"</text:p>
          </table:table-cell>
        </table:table-row>
        <table:table-row table:style-name="ro1">
          <table:table-cell/>
          <table:table-cell office:value-type="string">
            <text:p>82c4ab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50000B9h</text:p>
          </table:table-cell>
          <table:table-cell office:value-type="string">
            <text:p><text:s text:c="8"/>82c4c588 82 28 11 70 <text:s text:c="4"/>addr <text:s text:c="6"/>s_D:\dat\char\helAD\helAD.cat_82281170 <text:s text:c="15"/></text:p>
          </table:table-cell>
          <table:table-cell office:value-type="string">
            <text:p><text:s/>"D:\\dat\\char\\helAD\\helAD.cat"</text:p>
          </table:table-cell>
        </table:table-row>
        <table:table-row table:style-name="ro1">
          <table:table-cell/>
          <table:table-cell office:value-type="string">
            <text:p>82c4ab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50000BAh</text:p>
          </table:table-cell>
          <table:table-cell office:value-type="string">
            <text:p><text:s text:c="8"/>82c4c58c 82 28 11 e0 <text:s text:c="4"/>addr <text:s text:c="6"/>s_D:\dat\char\helAA\helAA.tpr_822811e0 <text:s text:c="15"/></text:p>
          </table:table-cell>
          <table:table-cell office:value-type="string">
            <text:p><text:s/>"D:\\dat\\char\\helAA\\helAA.tpr"</text:p>
          </table:table-cell>
        </table:table-row>
        <table:table-row table:style-name="ro1">
          <table:table-cell/>
          <table:table-cell office:value-type="string">
            <text:p>82c4ab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50000BBh</text:p>
          </table:table-cell>
          <table:table-cell office:value-type="string">
            <text:p><text:s text:c="8"/>82c4c590 82 28 11 54 <text:s text:c="4"/>addr <text:s text:c="6"/>s_D:\dat\char\helAE\helAE.cat_82281154 <text:s text:c="15"/></text:p>
          </table:table-cell>
          <table:table-cell office:value-type="string">
            <text:p><text:s/>"D:\\dat\\char\\helAE\\helAE.cat"</text:p>
          </table:table-cell>
        </table:table-row>
        <table:table-row table:style-name="ro1">
          <table:table-cell/>
          <table:table-cell office:value-type="string">
            <text:p>82c4abf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0000h</text:p>
          </table:table-cell>
          <table:table-cell office:value-type="string">
            <text:p><text:s text:c="8"/>82c4c594 82 28 11 34 <text:s text:c="4"/>addr <text:s text:c="6"/>s_D:\dat\version\stg_version.bin_82281134 <text:s text:c="12"/></text:p>
          </table:table-cell>
          <table:table-cell office:value-type="string">
            <text:p><text:s/>"D:\\dat\\version\\stg_version.bin"</text:p>
          </table:table-cell>
        </table:table-row>
        <table:table-row table:style-name="ro1">
          <table:table-cell/>
          <table:table-cell office:value-type="string">
            <text:p>82c4ab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00001h</text:p>
          </table:table-cell>
          <table:table-cell office:value-type="string">
            <text:p><text:s text:c="8"/>82c4c598 82 28 11 10 <text:s text:c="4"/>addr <text:s text:c="6"/>s_D:\dat\stage\stage_MK\stage_MK.t_82281110 <text:s text:c="10"/></text:p>
          </table:table-cell>
          <table:table-cell office:value-type="string">
            <text:p><text:s/>"D:\\dat\\stage\\stage_MK\\stage_MK.tpr"</text:p>
          </table:table-cell>
        </table:table-row>
        <table:table-row table:style-name="ro1">
          <table:table-cell/>
          <table:table-cell office:value-type="string">
            <text:p>82c4ab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00002h</text:p>
          </table:table-cell>
          <table:table-cell office:value-type="string">
            <text:p><text:s text:c="8"/>82c4c59c 82 28 10 ec <text:s text:c="4"/>addr <text:s text:c="6"/>s_D:\dat\stage\stage_MK\sMK_dat.bi_822810ec <text:s text:c="10"/></text:p>
          </table:table-cell>
          <table:table-cell office:value-type="string">
            <text:p><text:s/>"D:\\dat\\stage\\stage_MK\\sMK_dat.bin"</text:p>
          </table:table-cell>
        </table:table-row>
        <table:table-row table:style-name="ro1">
          <table:table-cell/>
          <table:table-cell office:value-type="string">
            <text:p>82c4ac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00003h</text:p>
          </table:table-cell>
          <table:table-cell office:value-type="string">
            <text:p><text:s text:c="8"/>82c4c5a0 82 28 10 c4 <text:s text:c="4"/>addr <text:s text:c="6"/>s_D:\dat\stage\stage_MK2\stage_MK2_822810c4 <text:s text:c="10"/></text:p>
          </table:table-cell>
          <table:table-cell office:value-type="string">
            <text:p><text:s/>"D:\\dat\\stage\\stage_MK2\\stage_MK2.tpr"</text:p>
          </table:table-cell>
        </table:table-row>
        <table:table-row table:style-name="ro1">
          <table:table-cell/>
          <table:table-cell office:value-type="string">
            <text:p>82c4ac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00004h</text:p>
          </table:table-cell>
          <table:table-cell office:value-type="string">
            <text:p><text:s text:c="8"/>82c4c5a4 82 28 10 a0 <text:s text:c="4"/>addr <text:s text:c="6"/>s_D:\dat\stage\stage_MK2\sMK2_dat._822810a0 <text:s text:c="10"/></text:p>
          </table:table-cell>
          <table:table-cell office:value-type="string">
            <text:p><text:s/>"D:\\dat\\stage\\stage_MK2\\sMK2_dat.bin"</text:p>
          </table:table-cell>
        </table:table-row>
        <table:table-row table:style-name="ro1">
          <table:table-cell/>
          <table:table-cell office:value-type="string">
            <text:p>82c4ac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00005h</text:p>
          </table:table-cell>
          <table:table-cell office:value-type="string">
            <text:p><text:s text:c="8"/>82c4c5a8 82 28 10 7c <text:s text:c="4"/>addr <text:s text:c="6"/>s_D:\dat\stage\stage_DS\stage_DS.t_8228107c <text:s text:c="10"/></text:p>
          </table:table-cell>
          <table:table-cell office:value-type="string">
            <text:p><text:s/>"D:\\dat\\stage\\stage_DS\\stage_DS.tpr"</text:p>
          </table:table-cell>
        </table:table-row>
        <table:table-row table:style-name="ro1">
          <table:table-cell/>
          <table:table-cell office:value-type="string">
            <text:p>82c4ac0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00006h</text:p>
          </table:table-cell>
          <table:table-cell office:value-type="string">
            <text:p><text:s text:c="8"/>82c4c5ac 82 28 10 58 <text:s text:c="4"/>addr <text:s text:c="6"/>s_D:\dat\stage\stage_DS\sDS_dat.bi_82281058 <text:s text:c="10"/></text:p>
          </table:table-cell>
          <table:table-cell office:value-type="string">
            <text:p><text:s/>"D:\\dat\\stage\\stage_DS\\sDS_dat.bin"</text:p>
          </table:table-cell>
        </table:table-row>
        <table:table-row table:style-name="ro1">
          <table:table-cell/>
          <table:table-cell office:value-type="string">
            <text:p>82c4ac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00007h</text:p>
          </table:table-cell>
          <table:table-cell office:value-type="string">
            <text:p><text:s text:c="8"/>82c4c5b0 82 28 10 34 <text:s text:c="4"/>addr <text:s text:c="6"/>s_D:\dat\stage\stage_BO\stage_BO.t_82281034 <text:s text:c="10"/></text:p>
          </table:table-cell>
          <table:table-cell office:value-type="string">
            <text:p><text:s/>"D:\\dat\\stage\\stage_BO\\stage_BO.tpr"</text:p>
          </table:table-cell>
        </table:table-row>
        <table:table-row table:style-name="ro1">
          <table:table-cell/>
          <table:table-cell office:value-type="string">
            <text:p>82c4ac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00008h</text:p>
          </table:table-cell>
          <table:table-cell office:value-type="string">
            <text:p><text:s text:c="8"/>82c4c5b4 82 28 10 10 <text:s text:c="4"/>addr <text:s text:c="6"/>s_D:\dat\stage\stage_BO\sBO_dat.bi_82281010 <text:s text:c="10"/></text:p>
          </table:table-cell>
          <table:table-cell office:value-type="string">
            <text:p><text:s/>"D:\\dat\\stage\\stage_BO\\sBO_dat.bin"</text:p>
          </table:table-cell>
        </table:table-row>
        <table:table-row table:style-name="ro1">
          <table:table-cell/>
          <table:table-cell office:value-type="string">
            <text:p>82c4ac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00009h</text:p>
          </table:table-cell>
          <table:table-cell office:value-type="string">
            <text:p><text:s text:c="8"/>82c4c5b8 82 28 0f ec <text:s text:c="4"/>addr <text:s text:c="6"/>s_D:\dat\stage\stage_TC\stage_TC.t_82280fec <text:s text:c="10"/></text:p>
          </table:table-cell>
          <table:table-cell office:value-type="string">
            <text:p><text:s/>"D:\\dat\\stage\\stage_TC\\stage_TC.tpr"</text:p>
          </table:table-cell>
        </table:table-row>
        <table:table-row table:style-name="ro1">
          <table:table-cell/>
          <table:table-cell office:value-type="string">
            <text:p>82c4ac1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0000Ah</text:p>
          </table:table-cell>
          <table:table-cell office:value-type="string">
            <text:p><text:s text:c="8"/>82c4c5bc 82 28 0f c8 <text:s text:c="4"/>addr <text:s text:c="6"/>s_D:\dat\stage\stage_TC\sTC_dat.bi_82280fc8 <text:s text:c="10"/></text:p>
          </table:table-cell>
          <table:table-cell office:value-type="string">
            <text:p><text:s/>"D:\\dat\\stage\\stage_TC\\sTC_dat.bin"</text:p>
          </table:table-cell>
        </table:table-row>
        <table:table-row table:style-name="ro1">
          <table:table-cell/>
          <table:table-cell office:value-type="string">
            <text:p>82c4ac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0000Bh</text:p>
          </table:table-cell>
          <table:table-cell office:value-type="string">
            <text:p><text:s text:c="8"/>82c4c5c0 82 28 0f a4 <text:s text:c="4"/>addr <text:s text:c="6"/>s_D:\dat\stage\stage_NY\stage_NY.t_82280fa4 <text:s text:c="10"/></text:p>
          </table:table-cell>
          <table:table-cell office:value-type="string">
            <text:p><text:s/>"D:\\dat\\stage\\stage_NY\\stage_NY.tpr"</text:p>
          </table:table-cell>
        </table:table-row>
        <table:table-row table:style-name="ro1">
          <table:table-cell/>
          <table:table-cell office:value-type="string">
            <text:p>82c4ac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0000Ch</text:p>
          </table:table-cell>
          <table:table-cell office:value-type="string">
            <text:p><text:s text:c="8"/>82c4c5c4 82 28 0f 80 <text:s text:c="4"/>addr <text:s text:c="6"/>s_D:\dat\stage\stage_NY\sNY_dat.bi_82280f80 <text:s text:c="10"/></text:p>
          </table:table-cell>
          <table:table-cell office:value-type="string">
            <text:p><text:s/>"D:\\dat\\stage\\stage_NY\\sNY_dat.bin"</text:p>
          </table:table-cell>
        </table:table-row>
        <table:table-row table:style-name="ro1">
          <table:table-cell/>
          <table:table-cell office:value-type="string">
            <text:p>82c4ac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0000Dh</text:p>
          </table:table-cell>
          <table:table-cell office:value-type="string">
            <text:p><text:s text:c="8"/>82c4c5c8 82 28 0f 58 <text:s text:c="4"/>addr <text:s text:c="6"/>s_D:\dat\stage\stage_NY2\stage_NY2_82280f58 <text:s text:c="10"/></text:p>
          </table:table-cell>
          <table:table-cell office:value-type="string">
            <text:p><text:s/>"D:\\dat\\stage\\stage_NY2\\stage_NY2.tpr"</text:p>
          </table:table-cell>
        </table:table-row>
        <table:table-row table:style-name="ro1">
          <table:table-cell/>
          <table:table-cell office:value-type="string">
            <text:p>82c4ac2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0000Eh</text:p>
          </table:table-cell>
          <table:table-cell office:value-type="string">
            <text:p><text:s text:c="8"/>82c4c5cc 82 28 0f 34 <text:s text:c="4"/>addr <text:s text:c="6"/>s_D:\dat\stage\stage_NY2\sNY2_dat._82280f34 <text:s text:c="10"/></text:p>
          </table:table-cell>
          <table:table-cell office:value-type="string">
            <text:p><text:s/>"D:\\dat\\stage\\stage_NY2\\sNY2_dat.bin"</text:p>
          </table:table-cell>
        </table:table-row>
        <table:table-row table:style-name="ro1">
          <table:table-cell/>
          <table:table-cell office:value-type="string">
            <text:p>82c4ac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0000Fh</text:p>
          </table:table-cell>
          <table:table-cell office:value-type="string">
            <text:p><text:s text:c="8"/>82c4c5d0 82 28 0f 10 <text:s text:c="4"/>addr <text:s text:c="6"/>s_D:\dat\stage\stage_TS\stage_TS.t_82280f10 <text:s text:c="10"/></text:p>
          </table:table-cell>
          <table:table-cell office:value-type="string">
            <text:p><text:s/>"D:\\dat\\stage\\stage_TS\\stage_TS.tpr"</text:p>
          </table:table-cell>
        </table:table-row>
        <table:table-row table:style-name="ro1">
          <table:table-cell/>
          <table:table-cell office:value-type="string">
            <text:p>82c4ac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00010h</text:p>
          </table:table-cell>
          <table:table-cell office:value-type="string">
            <text:p><text:s text:c="8"/>82c4c5d4 82 28 0e ec <text:s text:c="4"/>addr <text:s text:c="6"/>s_D:\dat\stage\stage_TS\sTS_dat.bi_82280eec <text:s text:c="10"/></text:p>
          </table:table-cell>
          <table:table-cell office:value-type="string">
            <text:p><text:s/>"D:\\dat\\stage\\stage_TS\\sTS_dat.bin"</text:p>
          </table:table-cell>
        </table:table-row>
        <table:table-row table:style-name="ro1">
          <table:table-cell/>
          <table:table-cell office:value-type="string">
            <text:p>82c4ac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000011h</text:p>
          </table:table-cell>
          <table:table-cell office:value-type="string">
            <text:p><text:s text:c="8"/>82c4c5d8 82 28 0e c4 <text:s text:c="4"/>addr <text:s text:c="6"/>s_D:\dat\stage\stage_TS2\stage_TS2_82280ec4 <text:s text:c="10"/></text:p>
          </table:table-cell>
          <table:table-cell office:value-type="string">
            <text:p><text:s/>"D:\\dat\\stage\\stage_TS2\\stage_TS2.tpr"</text:p>
          </table:table-cell>
        </table:table-row>
        <table:table-row table:style-name="ro1">
          <table:table-cell/>
          <table:table-cell office:value-type="string">
            <text:p>82c4ac3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000012h</text:p>
          </table:table-cell>
          <table:table-cell office:value-type="string">
            <text:p><text:s text:c="8"/>82c4c5dc 82 28 0e a0 <text:s text:c="4"/>addr <text:s text:c="6"/>s_D:\dat\stage\stage_TS2\sTS2_dat._82280ea0 <text:s text:c="10"/></text:p>
          </table:table-cell>
          <table:table-cell office:value-type="string">
            <text:p><text:s/>"D:\\dat\\stage\\stage_TS2\\sTS2_dat.bin"</text:p>
          </table:table-cell>
        </table:table-row>
        <table:table-row table:style-name="ro1">
          <table:table-cell/>
          <table:table-cell office:value-type="string">
            <text:p>82c4ac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000013h</text:p>
          </table:table-cell>
          <table:table-cell office:value-type="string">
            <text:p><text:s text:c="8"/>82c4c5e0 82 28 0e 7c <text:s text:c="4"/>addr <text:s text:c="6"/>s_D:\dat\stage\stage_CP\stage_CP.t_82280e7c <text:s text:c="10"/></text:p>
          </table:table-cell>
          <table:table-cell office:value-type="string">
            <text:p><text:s/>"D:\\dat\\stage\\stage_CP\\stage_CP.tpr"</text:p>
          </table:table-cell>
        </table:table-row>
        <table:table-row table:style-name="ro1">
          <table:table-cell/>
          <table:table-cell office:value-type="string">
            <text:p>82c4ac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000014h</text:p>
          </table:table-cell>
          <table:table-cell office:value-type="string">
            <text:p><text:s text:c="8"/>82c4c5e4 82 28 0e 58 <text:s text:c="4"/>addr <text:s text:c="6"/>s_D:\dat\stage\stage_CP\sCP_dat.bi_82280e58 <text:s text:c="10"/></text:p>
          </table:table-cell>
          <table:table-cell office:value-type="string">
            <text:p><text:s/>"D:\\dat\\stage\\stage_CP\\sCP_dat.bin"</text:p>
          </table:table-cell>
        </table:table-row>
        <table:table-row table:style-name="ro1">
          <table:table-cell/>
          <table:table-cell office:value-type="string">
            <text:p>82c4ac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000015h</text:p>
          </table:table-cell>
          <table:table-cell office:value-type="string">
            <text:p><text:s text:c="8"/>82c4c5e8 82 28 0e 34 <text:s text:c="4"/>addr <text:s text:c="6"/>s_D:\dat\stage\stage_RN\stage_RN.t_82280e34 <text:s text:c="10"/></text:p>
          </table:table-cell>
          <table:table-cell office:value-type="string">
            <text:p><text:s/>"D:\\dat\\stage\\stage_RN\\stage_RN.tpr"</text:p>
          </table:table-cell>
        </table:table-row>
        <table:table-row table:style-name="ro1">
          <table:table-cell/>
          <table:table-cell office:value-type="string">
            <text:p>82c4ac4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000016h</text:p>
          </table:table-cell>
          <table:table-cell office:value-type="string">
            <text:p><text:s text:c="8"/>82c4c5ec 82 28 0e 10 <text:s text:c="4"/>addr <text:s text:c="6"/>s_D:\dat\stage\stage_RN\sRN_dat.bi_82280e10 <text:s text:c="10"/></text:p>
          </table:table-cell>
          <table:table-cell office:value-type="string">
            <text:p><text:s/>"D:\\dat\\stage\\stage_RN\\sRN_dat.bin"</text:p>
          </table:table-cell>
        </table:table-row>
        <table:table-row table:style-name="ro1">
          <table:table-cell/>
          <table:table-cell office:value-type="string">
            <text:p>82c4ac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000017h</text:p>
          </table:table-cell>
          <table:table-cell office:value-type="string">
            <text:p><text:s text:c="8"/>82c4c5f0 82 28 0d e8 <text:s text:c="4"/>addr <text:s text:c="6"/>s_D:\dat\stage\stage_PRO\stage_PRO_82280de8 <text:s text:c="10"/></text:p>
          </table:table-cell>
          <table:table-cell office:value-type="string">
            <text:p><text:s/>"D:\\dat\\stage\\stage_PRO\\stage_PRO.tpr"</text:p>
          </table:table-cell>
        </table:table-row>
        <table:table-row table:style-name="ro1">
          <table:table-cell/>
          <table:table-cell office:value-type="string">
            <text:p>82c4ac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000018h</text:p>
          </table:table-cell>
          <table:table-cell office:value-type="string">
            <text:p><text:s text:c="8"/>82c4c5f4 82 28 0d c4 <text:s text:c="4"/>addr <text:s text:c="6"/>s_D:\dat\stage\stage_PRO\sPRO_dat._82280dc4 <text:s text:c="10"/></text:p>
          </table:table-cell>
          <table:table-cell office:value-type="string">
            <text:p><text:s/>"D:\\dat\\stage\\stage_PRO\\sPRO_dat.bin"</text:p>
          </table:table-cell>
        </table:table-row>
        <table:table-row table:style-name="ro1">
          <table:table-cell/>
          <table:table-cell office:value-type="string">
            <text:p>82c4ac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000019h</text:p>
          </table:table-cell>
          <table:table-cell office:value-type="string">
            <text:p><text:s text:c="8"/>82c4c5f8 82 28 0d 9c <text:s text:c="4"/>addr <text:s text:c="6"/>s_D:\dat\stage\stage_KYO\stage_KYO_82280d9c <text:s text:c="10"/></text:p>
          </table:table-cell>
          <table:table-cell office:value-type="string">
            <text:p><text:s/>"D:\\dat\\stage\\stage_KYO\\stage_KYO.tpr"</text:p>
          </table:table-cell>
        </table:table-row>
        <table:table-row table:style-name="ro1">
          <table:table-cell/>
          <table:table-cell office:value-type="string">
            <text:p>82c4ac5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00001Ah</text:p>
          </table:table-cell>
          <table:table-cell office:value-type="string">
            <text:p><text:s text:c="8"/>82c4c5fc 82 28 0d 78 <text:s text:c="4"/>addr <text:s text:c="6"/>s_D:\dat\stage\stage_KYO\sKYO_dat._82280d78 <text:s text:c="10"/></text:p>
          </table:table-cell>
          <table:table-cell office:value-type="string">
            <text:p><text:s/>"D:\\dat\\stage\\stage_KYO\\sKYO_dat.bin"</text:p>
          </table:table-cell>
        </table:table-row>
        <table:table-row table:style-name="ro1">
          <table:table-cell/>
          <table:table-cell office:value-type="string">
            <text:p>82c4ac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00001Bh</text:p>
          </table:table-cell>
          <table:table-cell office:value-type="string">
            <text:p><text:s text:c="8"/>82c4c600 82 28 0d 50 <text:s text:c="4"/>addr <text:s text:c="6"/>s_D:\dat\stage\stage_KYN\stage_KYN_82280d50 <text:s text:c="10"/></text:p>
          </table:table-cell>
          <table:table-cell office:value-type="string">
            <text:p><text:s/>"D:\\dat\\stage\\stage_KYN\\stage_KYN.tpr"</text:p>
          </table:table-cell>
        </table:table-row>
        <table:table-row table:style-name="ro1">
          <table:table-cell/>
          <table:table-cell office:value-type="string">
            <text:p>82c4ac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00001Ch</text:p>
          </table:table-cell>
          <table:table-cell office:value-type="string">
            <text:p><text:s text:c="8"/>82c4c604 82 28 0d 2c <text:s text:c="4"/>addr <text:s text:c="6"/>s_D:\dat\stage\stage_KYN\sKYN_dat._82280d2c <text:s text:c="10"/></text:p>
          </table:table-cell>
          <table:table-cell office:value-type="string">
            <text:p><text:s/>"D:\\dat\\stage\\stage_KYN\\sKYN_dat.bin"</text:p>
          </table:table-cell>
        </table:table-row>
        <table:table-row table:style-name="ro1">
          <table:table-cell/>
          <table:table-cell office:value-type="string">
            <text:p>82c4ac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00001Dh</text:p>
          </table:table-cell>
          <table:table-cell office:value-type="string">
            <text:p><text:s text:c="8"/>82c4c608 82 28 0d 04 <text:s text:c="4"/>addr <text:s text:c="6"/>s_D:\dat\stage\stage_AQU\stage_AQU_82280d04 <text:s text:c="10"/></text:p>
          </table:table-cell>
          <table:table-cell office:value-type="string">
            <text:p><text:s/>"D:\\dat\\stage\\stage_AQU\\stage_AQU.tpr"</text:p>
          </table:table-cell>
        </table:table-row>
        <table:table-row table:style-name="ro1">
          <table:table-cell/>
          <table:table-cell office:value-type="string">
            <text:p>82c4ac6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00001Eh</text:p>
          </table:table-cell>
          <table:table-cell office:value-type="string">
            <text:p><text:s text:c="8"/>82c4c60c 82 28 0c e0 <text:s text:c="4"/>addr <text:s text:c="6"/>s_D:\dat\stage\stage_AQU\sAQU_dat._82280ce0 <text:s text:c="10"/></text:p>
          </table:table-cell>
          <table:table-cell office:value-type="string">
            <text:p><text:s/>"D:\\dat\\stage\\stage_AQU\\sAQU_dat.bin"</text:p>
          </table:table-cell>
        </table:table-row>
        <table:table-row table:style-name="ro1">
          <table:table-cell/>
          <table:table-cell office:value-type="string">
            <text:p>82c4ac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00001Fh</text:p>
          </table:table-cell>
          <table:table-cell office:value-type="string">
            <text:p><text:s text:c="8"/>82c4c610 82 28 0c b8 <text:s text:c="4"/>addr <text:s text:c="6"/>s_D:\dat\stage\stage_SAF\stage_SAF_82280cb8 <text:s text:c="10"/></text:p>
          </table:table-cell>
          <table:table-cell office:value-type="string">
            <text:p><text:s/>"D:\\dat\\stage\\stage_SAF\\stage_SAF.tpr"</text:p>
          </table:table-cell>
        </table:table-row>
        <table:table-row table:style-name="ro1">
          <table:table-cell/>
          <table:table-cell office:value-type="string">
            <text:p>82c4ac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000020h</text:p>
          </table:table-cell>
          <table:table-cell office:value-type="string">
            <text:p><text:s text:c="8"/>82c4c614 82 28 0c 94 <text:s text:c="4"/>addr <text:s text:c="6"/>s_D:\dat\stage\stage_SAF\sSAF_dat._82280c94 <text:s text:c="10"/></text:p>
          </table:table-cell>
          <table:table-cell office:value-type="string">
            <text:p><text:s/>"D:\\dat\\stage\\stage_SAF\\sSAF_dat.bin"</text:p>
          </table:table-cell>
        </table:table-row>
        <table:table-row table:style-name="ro1">
          <table:table-cell/>
          <table:table-cell office:value-type="string">
            <text:p>82c4ac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000021h</text:p>
          </table:table-cell>
          <table:table-cell office:value-type="string">
            <text:p><text:s text:c="8"/>82c4c618 82 28 0c 6c <text:s text:c="4"/>addr <text:s text:c="6"/>s_D:\dat\stage\stage_BRI\stage_BRI_82280c6c <text:s text:c="10"/></text:p>
          </table:table-cell>
          <table:table-cell office:value-type="string">
            <text:p><text:s/>"D:\\dat\\stage\\stage_BRI\\stage_BRI.tpr"</text:p>
          </table:table-cell>
        </table:table-row>
        <table:table-row table:style-name="ro1">
          <table:table-cell/>
          <table:table-cell office:value-type="string">
            <text:p>82c4ac7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000022h</text:p>
          </table:table-cell>
          <table:table-cell office:value-type="string">
            <text:p><text:s text:c="8"/>82c4c61c 82 28 0c 48 <text:s text:c="4"/>addr <text:s text:c="6"/>s_D:\dat\stage\stage_BRI\sBRI_dat._82280c48 <text:s text:c="10"/></text:p>
          </table:table-cell>
          <table:table-cell office:value-type="string">
            <text:p><text:s/>"D:\\dat\\stage\\stage_BRI\\sBRI_dat.bin"</text:p>
          </table:table-cell>
        </table:table-row>
        <table:table-row table:style-name="ro1">
          <table:table-cell/>
          <table:table-cell office:value-type="string">
            <text:p>82c4ac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000023h</text:p>
          </table:table-cell>
          <table:table-cell office:value-type="string">
            <text:p><text:s text:c="8"/>82c4c620 82 28 0c 20 <text:s text:c="4"/>addr <text:s text:c="6"/>s_D:\dat\stage\stage_POL\stage_POL_82280c20 <text:s text:c="10"/></text:p>
          </table:table-cell>
          <table:table-cell office:value-type="string">
            <text:p><text:s/>"D:\\dat\\stage\\stage_POL\\stage_POL.tpr"</text:p>
          </table:table-cell>
        </table:table-row>
        <table:table-row table:style-name="ro1">
          <table:table-cell/>
          <table:table-cell office:value-type="string">
            <text:p>82c4ac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000024h</text:p>
          </table:table-cell>
          <table:table-cell office:value-type="string">
            <text:p><text:s text:c="8"/>82c4c624 82 28 0b fc <text:s text:c="4"/>addr <text:s text:c="6"/>s_D:\dat\stage\stage_POL\sPOL_dat._82280bfc <text:s text:c="10"/></text:p>
          </table:table-cell>
          <table:table-cell office:value-type="string">
            <text:p><text:s/>"D:\\dat\\stage\\stage_POL\\sPOL_dat.bin"</text:p>
          </table:table-cell>
        </table:table-row>
        <table:table-row table:style-name="ro1">
          <table:table-cell/>
          <table:table-cell office:value-type="string">
            <text:p>82c4ac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000025h</text:p>
          </table:table-cell>
          <table:table-cell office:value-type="string">
            <text:p><text:s text:c="8"/>82c4c628 82 28 0b d4 <text:s text:c="4"/>addr <text:s text:c="6"/>s_D:\dat\stage\stage_DAN\stage_DAN_82280bd4 <text:s text:c="10"/></text:p>
          </table:table-cell>
          <table:table-cell office:value-type="string">
            <text:p><text:s/>"D:\\dat\\stage\\stage_DAN\\stage_DAN.tpr"</text:p>
          </table:table-cell>
        </table:table-row>
        <table:table-row table:style-name="ro1">
          <table:table-cell/>
          <table:table-cell office:value-type="string">
            <text:p>82c4ac8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000026h</text:p>
          </table:table-cell>
          <table:table-cell office:value-type="string">
            <text:p><text:s text:c="8"/>82c4c62c 82 28 0b b0 <text:s text:c="4"/>addr <text:s text:c="6"/>s_D:\dat\stage\stage_DAN\sDAN_dat._82280bb0 <text:s text:c="10"/></text:p>
          </table:table-cell>
          <table:table-cell office:value-type="string">
            <text:p><text:s/>"D:\\dat\\stage\\stage_DAN\\sDAN_dat.bin"</text:p>
          </table:table-cell>
        </table:table-row>
        <table:table-row table:style-name="ro1">
          <table:table-cell/>
          <table:table-cell office:value-type="string">
            <text:p>82c4ac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000027h</text:p>
          </table:table-cell>
          <table:table-cell office:value-type="string">
            <text:p><text:s text:c="8"/>82c4c630 82 28 0b 88 <text:s text:c="4"/>addr <text:s text:c="6"/>s_D:\dat\stage\stage_RAY\stage_RAY_82280b88 <text:s text:c="10"/></text:p>
          </table:table-cell>
          <table:table-cell office:value-type="string">
            <text:p><text:s/>"D:\\dat\\stage\\stage_RAY\\stage_RAY.tpr"</text:p>
          </table:table-cell>
        </table:table-row>
        <table:table-row table:style-name="ro1">
          <table:table-cell/>
          <table:table-cell office:value-type="string">
            <text:p>82c4ac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000028h</text:p>
          </table:table-cell>
          <table:table-cell office:value-type="string">
            <text:p><text:s text:c="8"/>82c4c634 82 28 0b 64 <text:s text:c="4"/>addr <text:s text:c="6"/>s_D:\dat\stage\stage_RAY\sRAY_dat._82280b64 <text:s text:c="10"/></text:p>
          </table:table-cell>
          <table:table-cell office:value-type="string">
            <text:p><text:s/>"D:\\dat\\stage\\stage_RAY\\sRAY_dat.bin"</text:p>
          </table:table-cell>
        </table:table-row>
        <table:table-row table:style-name="ro1">
          <table:table-cell/>
          <table:table-cell office:value-type="string">
            <text:p>82c4ac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000029h</text:p>
          </table:table-cell>
          <table:table-cell office:value-type="string">
            <text:p><text:s text:c="8"/>82c4c638 82 28 0b 3c <text:s text:c="4"/>addr <text:s text:c="6"/>s_D:\dat\stage\stage_HEL\stage_HEL_82280b3c <text:s text:c="10"/></text:p>
          </table:table-cell>
          <table:table-cell office:value-type="string">
            <text:p><text:s/>"D:\\dat\\stage\\stage_HEL\\stage_HEL.tpr"</text:p>
          </table:table-cell>
        </table:table-row>
        <table:table-row table:style-name="ro1">
          <table:table-cell/>
          <table:table-cell office:value-type="string">
            <text:p>82c4ac9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00002Ah</text:p>
          </table:table-cell>
          <table:table-cell office:value-type="string">
            <text:p><text:s text:c="8"/>82c4c63c 82 28 0b 18 <text:s text:c="4"/>addr <text:s text:c="6"/>s_D:\dat\stage\stage_HEL\sHEL_dat._82280b18 <text:s text:c="10"/></text:p>
          </table:table-cell>
          <table:table-cell office:value-type="string">
            <text:p><text:s/>"D:\\dat\\stage\\stage_HEL\\sHEL_dat.bin"</text:p>
          </table:table-cell>
        </table:table-row>
        <table:table-row table:style-name="ro1">
          <table:table-cell/>
          <table:table-cell office:value-type="string">
            <text:p>82c4aca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00002Bh</text:p>
          </table:table-cell>
          <table:table-cell office:value-type="string">
            <text:p><text:s text:c="8"/>82c4c640 82 28 0a f0 <text:s text:c="4"/>addr <text:s text:c="6"/>s_D:\dat\stage\stage_BAB\stage_BAB_82280af0 <text:s text:c="10"/></text:p>
          </table:table-cell>
          <table:table-cell office:value-type="string">
            <text:p><text:s/>"D:\\dat\\stage\\stage_BAB\\stage_BAB.tpr"</text:p>
          </table:table-cell>
        </table:table-row>
        <table:table-row table:style-name="ro1">
          <table:table-cell/>
          <table:table-cell office:value-type="string">
            <text:p>82c4aca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00002Ch</text:p>
          </table:table-cell>
          <table:table-cell office:value-type="string">
            <text:p><text:s text:c="8"/>82c4c644 82 28 0a cc <text:s text:c="4"/>addr <text:s text:c="6"/>s_D:\dat\stage\stage_BAB\sBAB_dat._82280acc <text:s text:c="10"/></text:p>
          </table:table-cell>
          <table:table-cell office:value-type="string">
            <text:p><text:s/>"D:\\dat\\stage\\stage_BAB\\sBAB_dat.bin"</text:p>
          </table:table-cell>
        </table:table-row>
        <table:table-row table:style-name="ro1">
          <table:table-cell/>
          <table:table-cell office:value-type="string">
            <text:p>82c4aca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00002Dh</text:p>
          </table:table-cell>
          <table:table-cell office:value-type="string">
            <text:p><text:s text:c="8"/>82c4c648 82 28 0a a4 <text:s text:c="4"/>addr <text:s text:c="6"/>s_D:\dat\stage\stage_TCR\stage_TCR_82280aa4 <text:s text:c="10"/></text:p>
          </table:table-cell>
          <table:table-cell office:value-type="string">
            <text:p><text:s/>"D:\\dat\\stage\\stage_TCR\\stage_TCR.tpr"</text:p>
          </table:table-cell>
        </table:table-row>
        <table:table-row table:style-name="ro1">
          <table:table-cell/>
          <table:table-cell office:value-type="string">
            <text:p>82c4aca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00002Eh</text:p>
          </table:table-cell>
          <table:table-cell office:value-type="string">
            <text:p><text:s text:c="8"/>82c4c64c 82 28 0a 80 <text:s text:c="4"/>addr <text:s text:c="6"/>s_D:\dat\stage\stage_TCR\sTCR_dat._82280a80 <text:s text:c="10"/></text:p>
          </table:table-cell>
          <table:table-cell office:value-type="string">
            <text:p><text:s/>"D:\\dat\\stage\\stage_TCR\\sTCR_dat.bin"</text:p>
          </table:table-cell>
        </table:table-row>
        <table:table-row table:style-name="ro1">
          <table:table-cell/>
          <table:table-cell office:value-type="string">
            <text:p>82c4acb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00002Fh</text:p>
          </table:table-cell>
          <table:table-cell office:value-type="string">
            <text:p><text:s text:c="8"/>82c4c650 82 28 0a 58 <text:s text:c="4"/>addr <text:s text:c="6"/>s_D:\dat\stage\stage_KYR\stage_KYR_82280a58 <text:s text:c="10"/></text:p>
          </table:table-cell>
          <table:table-cell office:value-type="string">
            <text:p><text:s/>"D:\\dat\\stage\\stage_KYR\\stage_KYR.tpr"</text:p>
          </table:table-cell>
        </table:table-row>
        <table:table-row table:style-name="ro1">
          <table:table-cell/>
          <table:table-cell office:value-type="string">
            <text:p>82c4acb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000030h</text:p>
          </table:table-cell>
          <table:table-cell office:value-type="string">
            <text:p><text:s text:c="8"/>82c4c654 82 28 0a 34 <text:s text:c="4"/>addr <text:s text:c="6"/>s_D:\dat\stage\stage_KYR\sKYR_dat._82280a34 <text:s text:c="10"/></text:p>
          </table:table-cell>
          <table:table-cell office:value-type="string">
            <text:p><text:s/>"D:\\dat\\stage\\stage_KYR\\sKYR_dat.bin"</text:p>
          </table:table-cell>
        </table:table-row>
        <table:table-row table:style-name="ro1">
          <table:table-cell/>
          <table:table-cell office:value-type="string">
            <text:p>82c4acb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000031h</text:p>
          </table:table-cell>
          <table:table-cell office:value-type="string">
            <text:p><text:s text:c="8"/>82c4c658 82 28 0a 0c <text:s text:c="4"/>addr <text:s text:c="6"/>s_D:\dat\stage\stage_MDL\stage_MDL_82280a0c <text:s text:c="10"/></text:p>
          </table:table-cell>
          <table:table-cell office:value-type="string">
            <text:p><text:s/>"D:\\dat\\stage\\stage_MDL\\stage_MDL.tpr"</text:p>
          </table:table-cell>
        </table:table-row>
        <table:table-row table:style-name="ro1">
          <table:table-cell/>
          <table:table-cell office:value-type="string">
            <text:p>82c4acb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000032h</text:p>
          </table:table-cell>
          <table:table-cell office:value-type="string">
            <text:p><text:s text:c="8"/>82c4c65c 82 28 09 e8 <text:s text:c="4"/>addr <text:s text:c="6"/>s_D:\dat\stage\stage_MDL\sMDL_dat._822809e8 <text:s text:c="10"/></text:p>
          </table:table-cell>
          <table:table-cell office:value-type="string">
            <text:p><text:s/>"D:\\dat\\stage\\stage_MDL\\sMDL_dat.bin"</text:p>
          </table:table-cell>
        </table:table-row>
        <table:table-row table:style-name="ro1">
          <table:table-cell/>
          <table:table-cell office:value-type="string">
            <text:p>82c4acc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000033h</text:p>
          </table:table-cell>
          <table:table-cell office:value-type="string">
            <text:p><text:s text:c="8"/>82c4c660 82 28 09 c0 <text:s text:c="4"/>addr <text:s text:c="6"/>s_D:\dat\stage\stage_GL1\stage_GL1_822809c0 <text:s text:c="10"/></text:p>
          </table:table-cell>
          <table:table-cell office:value-type="string">
            <text:p><text:s/>"D:\\dat\\stage\\stage_GL1\\stage_GL1.tpr"</text:p>
          </table:table-cell>
        </table:table-row>
        <table:table-row table:style-name="ro1">
          <table:table-cell/>
          <table:table-cell office:value-type="string">
            <text:p>82c4acc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000034h</text:p>
          </table:table-cell>
          <table:table-cell office:value-type="string">
            <text:p><text:s text:c="8"/>82c4c664 82 28 09 9c <text:s text:c="4"/>addr <text:s text:c="6"/>s_D:\dat\stage\stage_GL1\sGL1_dat._8228099c <text:s text:c="10"/></text:p>
          </table:table-cell>
          <table:table-cell office:value-type="string">
            <text:p><text:s/>"D:\\dat\\stage\\stage_GL1\\sGL1_dat.bin"</text:p>
          </table:table-cell>
        </table:table-row>
        <table:table-row table:style-name="ro1">
          <table:table-cell/>
          <table:table-cell office:value-type="string">
            <text:p>82c4acc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000035h</text:p>
          </table:table-cell>
          <table:table-cell office:value-type="string">
            <text:p><text:s text:c="8"/>82c4c668 82 28 09 74 <text:s text:c="4"/>addr <text:s text:c="6"/>s_D:\dat\stage\stage_WAL\stage_WAL_82280974 <text:s text:c="10"/></text:p>
          </table:table-cell>
          <table:table-cell office:value-type="string">
            <text:p><text:s/>"D:\\dat\\stage\\stage_WAL\\stage_WAL.tpr"</text:p>
          </table:table-cell>
        </table:table-row>
        <table:table-row table:style-name="ro1">
          <table:table-cell/>
          <table:table-cell office:value-type="string">
            <text:p>82c4acc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000036h</text:p>
          </table:table-cell>
          <table:table-cell office:value-type="string">
            <text:p><text:s text:c="8"/>82c4c66c 82 28 09 50 <text:s text:c="4"/>addr <text:s text:c="6"/>s_D:\dat\stage\stage_WAL\sWAL_dat._82280950 <text:s text:c="10"/></text:p>
          </table:table-cell>
          <table:table-cell office:value-type="string">
            <text:p><text:s/>"D:\\dat\\stage\\stage_WAL\\sWAL_dat.bin"</text:p>
          </table:table-cell>
        </table:table-row>
        <table:table-row table:style-name="ro1">
          <table:table-cell/>
          <table:table-cell office:value-type="string">
            <text:p>82c4acd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000037h</text:p>
          </table:table-cell>
          <table:table-cell office:value-type="string">
            <text:p><text:s text:c="8"/>82c4c670 82 28 09 28 <text:s text:c="4"/>addr <text:s text:c="6"/>s_D:\dat\stage\stage_WL2\stage_WL2_82280928 <text:s text:c="10"/></text:p>
          </table:table-cell>
          <table:table-cell office:value-type="string">
            <text:p><text:s/>"D:\\dat\\stage\\stage_WL2\\stage_WL2.tpr"</text:p>
          </table:table-cell>
        </table:table-row>
        <table:table-row table:style-name="ro1">
          <table:table-cell/>
          <table:table-cell office:value-type="string">
            <text:p>82c4acd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000038h</text:p>
          </table:table-cell>
          <table:table-cell office:value-type="string">
            <text:p><text:s text:c="8"/>82c4c674 82 28 09 04 <text:s text:c="4"/>addr <text:s text:c="6"/>s_D:\dat\stage\stage_WL2\sWL2_dat._82280904 <text:s text:c="10"/></text:p>
          </table:table-cell>
          <table:table-cell office:value-type="string">
            <text:p><text:s/>"D:\\dat\\stage\\stage_WL2\\sWL2_dat.bin"</text:p>
          </table:table-cell>
        </table:table-row>
        <table:table-row table:style-name="ro1">
          <table:table-cell/>
          <table:table-cell office:value-type="string">
            <text:p>82c4acd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000039h</text:p>
          </table:table-cell>
          <table:table-cell office:value-type="string">
            <text:p><text:s text:c="8"/>82c4c678 82 28 08 e0 <text:s text:c="4"/>addr <text:s text:c="6"/>s_D:\dat\stage\stage_ST\stage_ST.t_822808e0 <text:s text:c="10"/></text:p>
          </table:table-cell>
          <table:table-cell office:value-type="string">
            <text:p><text:s/>"D:\\dat\\stage\\stage_ST\\stage_ST.tpr"</text:p>
          </table:table-cell>
        </table:table-row>
        <table:table-row table:style-name="ro1">
          <table:table-cell/>
          <table:table-cell office:value-type="string">
            <text:p>82c4acd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00003Ah</text:p>
          </table:table-cell>
          <table:table-cell office:value-type="string">
            <text:p><text:s text:c="8"/>82c4c67c 82 28 08 bc <text:s text:c="4"/>addr <text:s text:c="6"/>s_D:\dat\stage\stage_ST\sST_dat.bi_822808bc <text:s text:c="10"/></text:p>
          </table:table-cell>
          <table:table-cell office:value-type="string">
            <text:p><text:s/>"D:\\dat\\stage\\stage_ST\\sST_dat.bin"</text:p>
          </table:table-cell>
        </table:table-row>
        <table:table-row table:style-name="ro1">
          <table:table-cell/>
          <table:table-cell office:value-type="string">
            <text:p>82c4ace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00003Bh</text:p>
          </table:table-cell>
          <table:table-cell office:value-type="string">
            <text:p><text:s text:c="8"/>82c4c680 82 28 08 94 <text:s text:c="4"/>addr <text:s text:c="6"/>s_D:\dat\stage\stage_LOB\stage_LOB_82280894 <text:s text:c="10"/></text:p>
          </table:table-cell>
          <table:table-cell office:value-type="string">
            <text:p><text:s/>"D:\\dat\\stage\\stage_LOB\\stage_LOB.tpr"</text:p>
          </table:table-cell>
        </table:table-row>
        <table:table-row table:style-name="ro1">
          <table:table-cell/>
          <table:table-cell office:value-type="string">
            <text:p>82c4ace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00003Ch</text:p>
          </table:table-cell>
          <table:table-cell office:value-type="string">
            <text:p><text:s text:c="8"/>82c4c684 82 28 08 70 <text:s text:c="4"/>addr <text:s text:c="6"/>s_D:\dat\stage\stage_LOB\sLOB_dat._82280870 <text:s text:c="10"/></text:p>
          </table:table-cell>
          <table:table-cell office:value-type="string">
            <text:p><text:s/>"D:\\dat\\stage\\stage_LOB\\sLOB_dat.bin"</text:p>
          </table:table-cell>
        </table:table-row>
        <table:table-row table:style-name="ro1">
          <table:table-cell/>
          <table:table-cell office:value-type="string">
            <text:p>82c4ace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00003Dh</text:p>
          </table:table-cell>
          <table:table-cell office:value-type="string">
            <text:p><text:s text:c="8"/>82c4c688 82 28 08 4c <text:s text:c="4"/>addr <text:s text:c="6"/>s_D:\dat\stage\stage_MT\stage_MT.t_8228084c <text:s text:c="10"/></text:p>
          </table:table-cell>
          <table:table-cell office:value-type="string">
            <text:p><text:s/>"D:\\dat\\stage\\stage_MT\\stage_MT.tpr"</text:p>
          </table:table-cell>
        </table:table-row>
        <table:table-row table:style-name="ro1">
          <table:table-cell/>
          <table:table-cell office:value-type="string">
            <text:p>82c4ace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00003Eh</text:p>
          </table:table-cell>
          <table:table-cell office:value-type="string">
            <text:p><text:s text:c="8"/>82c4c68c 82 28 08 28 <text:s text:c="4"/>addr <text:s text:c="6"/>s_D:\dat\stage\stage_MT\sMT_dat.bi_82280828 <text:s text:c="10"/></text:p>
          </table:table-cell>
          <table:table-cell office:value-type="string">
            <text:p><text:s/>"D:\\dat\\stage\\stage_MT\\sMT_dat.bin"</text:p>
          </table:table-cell>
        </table:table-row>
        <table:table-row table:style-name="ro1">
          <table:table-cell/>
          <table:table-cell office:value-type="string">
            <text:p>82c4acf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00003Fh</text:p>
          </table:table-cell>
          <table:table-cell office:value-type="string">
            <text:p><text:s text:c="8"/>82c4c690 82 28 08 00 <text:s text:c="4"/>addr <text:s text:c="6"/>s_D:\dat\stage\stage_SNW\stage_SNW_82280800 <text:s text:c="10"/></text:p>
          </table:table-cell>
          <table:table-cell office:value-type="string">
            <text:p><text:s/>"D:\\dat\\stage\\stage_SNW\\stage_SNW.tpr"</text:p>
          </table:table-cell>
        </table:table-row>
        <table:table-row table:style-name="ro1">
          <table:table-cell/>
          <table:table-cell office:value-type="string">
            <text:p>82c4acf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000040h</text:p>
          </table:table-cell>
          <table:table-cell office:value-type="string">
            <text:p><text:s text:c="8"/>82c4c694 82 28 07 dc <text:s text:c="4"/>addr <text:s text:c="6"/>s_D:\dat\stage\stage_SNW\sSNW_dat._822807dc <text:s text:c="10"/></text:p>
          </table:table-cell>
          <table:table-cell office:value-type="string">
            <text:p><text:s/>"D:\\dat\\stage\\stage_SNW\\sSNW_dat.bin"</text:p>
          </table:table-cell>
        </table:table-row>
        <table:table-row table:style-name="ro1">
          <table:table-cell/>
          <table:table-cell office:value-type="string">
            <text:p>82c4ac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000041h</text:p>
          </table:table-cell>
          <table:table-cell office:value-type="string">
            <text:p><text:s text:c="8"/>82c4c698 82 28 07 b4 <text:s text:c="4"/>addr <text:s text:c="6"/>s_D:\dat\stage\stage_SBE\stage_SBE_822807b4 <text:s text:c="10"/></text:p>
          </table:table-cell>
          <table:table-cell office:value-type="string">
            <text:p><text:s/>"D:\\dat\\stage\\stage_SBE\\stage_SBE.tpr"</text:p>
          </table:table-cell>
        </table:table-row>
        <table:table-row table:style-name="ro1">
          <table:table-cell/>
          <table:table-cell office:value-type="string">
            <text:p>82c4ac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000042h</text:p>
          </table:table-cell>
          <table:table-cell office:value-type="string">
            <text:p><text:s text:c="8"/>82c4c69c 82 28 07 90 <text:s text:c="4"/>addr <text:s text:c="6"/>s_D:\dat\stage\stage_SBE\sSBE_dat._82280790 <text:s text:c="10"/></text:p>
          </table:table-cell>
          <table:table-cell office:value-type="string">
            <text:p><text:s/>"D:\\dat\\stage\\stage_SBE\\sSBE_dat.bin"</text:p>
          </table:table-cell>
        </table:table-row>
        <table:table-row table:style-name="ro1">
          <table:table-cell/>
          <table:table-cell office:value-type="string">
            <text:p>82c4ad0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9000000h</text:p>
          </table:table-cell>
          <table:table-cell office:value-type="string">
            <text:p><text:s text:c="8"/>82c4c6a0 82 28 07 70 <text:s text:c="4"/>addr <text:s text:c="6"/>s_D:\dat\version\spr_version.bin_82280770 <text:s text:c="12"/></text:p>
          </table:table-cell>
          <table:table-cell office:value-type="string">
            <text:p><text:s/>"D:\\dat\\version\\spr_version.bin"</text:p>
          </table:table-cell>
        </table:table-row>
        <table:table-row table:style-name="ro1">
          <table:table-cell/>
          <table:table-cell office:value-type="string">
            <text:p>82c4ad0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9000001h</text:p>
          </table:table-cell>
          <table:table-cell office:value-type="string">
            <text:p><text:s text:c="8"/>82c4c6a4 82 28 07 50 <text:s text:c="4"/>addr <text:s text:c="6"/>s_D:\dat\sprite\base\spBase.xpr_82280750 <text:s text:c="13"/></text:p>
          </table:table-cell>
          <table:table-cell office:value-type="string">
            <text:p><text:s/>"D:\\dat\\sprite\\base\\spBase.xpr"</text:p>
          </table:table-cell>
        </table:table-row>
        <table:table-row table:style-name="ro1">
          <table:table-cell/>
          <table:table-cell office:value-type="string">
            <text:p>82c4ad0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9000002h</text:p>
          </table:table-cell>
          <table:table-cell office:value-type="string">
            <text:p><text:s text:c="8"/>82c4c6a8 82 28 07 30 <text:s text:c="4"/>addr <text:s text:c="6"/>s_D:\dat\sprite\load\spLoad.xpr_82280730 <text:s text:c="13"/></text:p>
          </table:table-cell>
          <table:table-cell office:value-type="string">
            <text:p><text:s/>"D:\\dat\\sprite\\load\\spLoad.xpr"</text:p>
          </table:table-cell>
        </table:table-row>
        <table:table-row table:style-name="ro1">
          <table:table-cell/>
          <table:table-cell office:value-type="string">
            <text:p>82c4ad0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9000003h</text:p>
          </table:table-cell>
          <table:table-cell office:value-type="string">
            <text:p><text:s text:c="8"/>82c4c6ac 82 28 07 10 <text:s text:c="4"/>addr <text:s text:c="6"/>s_D:\dat\sprite\game\spGameN.xpr_82280710 <text:s text:c="12"/></text:p>
          </table:table-cell>
          <table:table-cell office:value-type="string">
            <text:p><text:s/>"D:\\dat\\sprite\\game\\spGameN.xpr"</text:p>
          </table:table-cell>
        </table:table-row>
        <table:table-row table:style-name="ro1">
          <table:table-cell/>
          <table:table-cell office:value-type="string">
            <text:p>82c4ad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9000004h</text:p>
          </table:table-cell>
          <table:table-cell office:value-type="string">
            <text:p><text:s text:c="8"/>82c4c6b0 82 28 06 f0 <text:s text:c="4"/>addr <text:s text:c="6"/>s_D:\dat\sprite\game\spGameW.xpr_822806f0 <text:s text:c="12"/></text:p>
          </table:table-cell>
          <table:table-cell office:value-type="string">
            <text:p><text:s/>"D:\\dat\\sprite\\game\\spGameW.xpr"</text:p>
          </table:table-cell>
        </table:table-row>
        <table:table-row table:style-name="ro1">
          <table:table-cell/>
          <table:table-cell office:value-type="string">
            <text:p>82c4ad1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9000005h</text:p>
          </table:table-cell>
          <table:table-cell office:value-type="string">
            <text:p><text:s text:c="8"/>82c4c6b4 82 28 06 cc <text:s text:c="4"/>addr <text:s text:c="6"/>s_D:\dat\sprite\selcmn\spSelcmn.xp_822806cc <text:s text:c="10"/></text:p>
          </table:table-cell>
          <table:table-cell office:value-type="string">
            <text:p><text:s/>"D:\\dat\\sprite\\selcmn\\spSelcmn.xpr"</text:p>
          </table:table-cell>
        </table:table-row>
        <table:table-row table:style-name="ro1">
          <table:table-cell/>
          <table:table-cell office:value-type="string">
            <text:p>82c4ad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9000006h</text:p>
          </table:table-cell>
          <table:table-cell office:value-type="string">
            <text:p><text:s text:c="8"/>82c4c6b8 82 28 06 a8 <text:s text:c="4"/>addr <text:s text:c="6"/>s_D:\dat\sprite\modsel\spModsel.xp_822806a8 <text:s text:c="10"/></text:p>
          </table:table-cell>
          <table:table-cell office:value-type="string">
            <text:p><text:s/>"D:\\dat\\sprite\\modsel\\spModsel.xpr"</text:p>
          </table:table-cell>
        </table:table-row>
        <table:table-row table:style-name="ro1">
          <table:table-cell/>
          <table:table-cell office:value-type="string">
            <text:p>82c4ad1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9000007h</text:p>
          </table:table-cell>
          <table:table-cell office:value-type="string">
            <text:p><text:s text:c="8"/>82c4c6bc 82 28 06 84 <text:s text:c="4"/>addr <text:s text:c="6"/>s_D:\dat\sprite\modsel\spModeW.xpr_82280684 <text:s text:c="10"/></text:p>
          </table:table-cell>
          <table:table-cell office:value-type="string">
            <text:p><text:s/>"D:\\dat\\sprite\\modsel\\spModeW.xpr"</text:p>
          </table:table-cell>
        </table:table-row>
        <table:table-row table:style-name="ro1">
          <table:table-cell/>
          <table:table-cell office:value-type="string">
            <text:p>82c4ad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9000008h</text:p>
          </table:table-cell>
          <table:table-cell office:value-type="string">
            <text:p><text:s text:c="8"/>82c4c6c0 82 28 06 64 <text:s text:c="4"/>addr <text:s text:c="6"/>s_D:\dat\sprite\chrsel\spChrN.xpr_82280664 <text:s text:c="11"/></text:p>
          </table:table-cell>
          <table:table-cell office:value-type="string">
            <text:p><text:s/>"D:\\dat\\sprite\\chrsel\\spChrN.xpr"</text:p>
          </table:table-cell>
        </table:table-row>
        <table:table-row table:style-name="ro1">
          <table:table-cell/>
          <table:table-cell office:value-type="string">
            <text:p>82c4ad2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000009h</text:p>
          </table:table-cell>
          <table:table-cell office:value-type="string">
            <text:p><text:s text:c="8"/>82c4c6c4 82 28 06 44 <text:s text:c="4"/>addr <text:s text:c="6"/>s_D:\dat\sprite\chrsel\spChrW.xpr_82280644 <text:s text:c="11"/></text:p>
          </table:table-cell>
          <table:table-cell office:value-type="string">
            <text:p><text:s/>"D:\\dat\\sprite\\chrsel\\spChrW.xpr"</text:p>
          </table:table-cell>
        </table:table-row>
        <table:table-row table:style-name="ro1">
          <table:table-cell/>
          <table:table-cell office:value-type="string">
            <text:p>82c4ad2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900000Ah</text:p>
          </table:table-cell>
          <table:table-cell office:value-type="string">
            <text:p><text:s text:c="8"/>82c4c6c8 82 28 06 20 <text:s text:c="4"/>addr <text:s text:c="6"/>s_D:\dat\sprite\chrselBG\spChrBG1._82280620 <text:s text:c="10"/></text:p>
          </table:table-cell>
          <table:table-cell office:value-type="string">
            <text:p><text:s/>"D:\\dat\\sprite\\chrselBG\\spChrBG1.xpr"</text:p>
          </table:table-cell>
        </table:table-row>
        <table:table-row table:style-name="ro1">
          <table:table-cell/>
          <table:table-cell office:value-type="string">
            <text:p>82c4ad2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900000Bh</text:p>
          </table:table-cell>
          <table:table-cell office:value-type="string">
            <text:p><text:s text:c="8"/>82c4c6cc 82 28 05 fc <text:s text:c="4"/>addr <text:s text:c="6"/>s_D:\dat\sprite\chrselBG\spChrBG2._822805fc <text:s text:c="10"/></text:p>
          </table:table-cell>
          <table:table-cell office:value-type="string">
            <text:p><text:s/>"D:\\dat\\sprite\\chrselBG\\spChrBG2.xpr"</text:p>
          </table:table-cell>
        </table:table-row>
        <table:table-row table:style-name="ro1">
          <table:table-cell/>
          <table:table-cell office:value-type="string">
            <text:p>82c4ad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900000Ch</text:p>
          </table:table-cell>
          <table:table-cell office:value-type="string">
            <text:p><text:s text:c="8"/>82c4c6d0 82 28 05 d8 <text:s text:c="4"/>addr <text:s text:c="6"/>s_D:\dat\sprite\chrselBG\spChrBG4._822805d8 <text:s text:c="10"/></text:p>
          </table:table-cell>
          <table:table-cell office:value-type="string">
            <text:p><text:s/>"D:\\dat\\sprite\\chrselBG\\spChrBG4.xpr"</text:p>
          </table:table-cell>
        </table:table-row>
        <table:table-row table:style-name="ro1">
          <table:table-cell/>
          <table:table-cell office:value-type="string">
            <text:p>82c4ad3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900000Dh</text:p>
          </table:table-cell>
          <table:table-cell office:value-type="string">
            <text:p><text:s text:c="8"/>82c4c6d4 82 28 05 b4 <text:s text:c="4"/>addr <text:s text:c="6"/>s_D:\dat\sprite\chrselBG\spChrBG5._822805b4 <text:s text:c="10"/></text:p>
          </table:table-cell>
          <table:table-cell office:value-type="string">
            <text:p><text:s/>"D:\\dat\\sprite\\chrselBG\\spChrBG5.xpr"</text:p>
          </table:table-cell>
        </table:table-row>
        <table:table-row table:style-name="ro1">
          <table:table-cell/>
          <table:table-cell office:value-type="string">
            <text:p>82c4ad3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900000Eh</text:p>
          </table:table-cell>
          <table:table-cell office:value-type="string">
            <text:p><text:s text:c="8"/>82c4c6d8 82 28 05 90 <text:s text:c="4"/>addr <text:s text:c="6"/>s_D:\dat\sprite\chrselBG\spChrBG6._82280590 <text:s text:c="10"/></text:p>
          </table:table-cell>
          <table:table-cell office:value-type="string">
            <text:p><text:s/>"D:\\dat\\sprite\\chrselBG\\spChrBG6.xpr"</text:p>
          </table:table-cell>
        </table:table-row>
        <table:table-row table:style-name="ro1">
          <table:table-cell/>
          <table:table-cell office:value-type="string">
            <text:p>82c4ad3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900000Fh</text:p>
          </table:table-cell>
          <table:table-cell office:value-type="string">
            <text:p><text:s text:c="8"/>82c4c6dc 82 28 05 6c <text:s text:c="4"/>addr <text:s text:c="6"/>s_D:\dat\sprite\chrselBG\spChrBG7._8228056c <text:s text:c="10"/></text:p>
          </table:table-cell>
          <table:table-cell office:value-type="string">
            <text:p><text:s/>"D:\\dat\\sprite\\chrselBG\\spChrBG7.xpr"</text:p>
          </table:table-cell>
        </table:table-row>
        <table:table-row table:style-name="ro1">
          <table:table-cell/>
          <table:table-cell office:value-type="string">
            <text:p>82c4ad4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9000010h</text:p>
          </table:table-cell>
          <table:table-cell office:value-type="string">
            <text:p><text:s text:c="8"/>82c4c6e0 82 28 05 4c <text:s text:c="4"/>addr <text:s text:c="6"/>s_D:\dat\sprite\stgsel\spStgN.xpr_8228054c <text:s text:c="11"/></text:p>
          </table:table-cell>
          <table:table-cell office:value-type="string">
            <text:p><text:s/>"D:\\dat\\sprite\\stgsel\\spStgN.xpr"</text:p>
          </table:table-cell>
        </table:table-row>
        <table:table-row table:style-name="ro1">
          <table:table-cell/>
          <table:table-cell office:value-type="string">
            <text:p>82c4ad4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9000011h</text:p>
          </table:table-cell>
          <table:table-cell office:value-type="string">
            <text:p><text:s text:c="8"/>82c4c6e4 82 28 05 2c <text:s text:c="4"/>addr <text:s text:c="6"/>s_D:\dat\sprite\stgsel\spStgW.xpr_8228052c <text:s text:c="11"/></text:p>
          </table:table-cell>
          <table:table-cell office:value-type="string">
            <text:p><text:s/>"D:\\dat\\sprite\\stgsel\\spStgW.xpr"</text:p>
          </table:table-cell>
        </table:table-row>
        <table:table-row table:style-name="ro1">
          <table:table-cell/>
          <table:table-cell office:value-type="string">
            <text:p>82c4ad4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9000012h</text:p>
          </table:table-cell>
          <table:table-cell office:value-type="string">
            <text:p><text:s text:c="8"/>82c4c6e8 82 28 05 0c <text:s text:c="4"/>addr <text:s text:c="6"/>s_D:\dat\sprite\logo\spLogoN.xpr_8228050c <text:s text:c="12"/></text:p>
          </table:table-cell>
          <table:table-cell office:value-type="string">
            <text:p><text:s/>"D:\\dat\\sprite\\logo\\spLogoN.xpr"</text:p>
          </table:table-cell>
        </table:table-row>
        <table:table-row table:style-name="ro1">
          <table:table-cell/>
          <table:table-cell office:value-type="string">
            <text:p>82c4ad4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9000013h</text:p>
          </table:table-cell>
          <table:table-cell office:value-type="string">
            <text:p><text:s text:c="8"/>82c4c6ec 82 28 04 ec <text:s text:c="4"/>addr <text:s text:c="6"/>s_D:\dat\sprite\logo\spLogoW.xpr_822804ec <text:s text:c="12"/></text:p>
          </table:table-cell>
          <table:table-cell office:value-type="string">
            <text:p><text:s/>"D:\\dat\\sprite\\logo\\spLogoW.xpr"</text:p>
          </table:table-cell>
        </table:table-row>
        <table:table-row table:style-name="ro1">
          <table:table-cell/>
          <table:table-cell office:value-type="string">
            <text:p>82c4ad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9000014h</text:p>
          </table:table-cell>
          <table:table-cell office:value-type="string">
            <text:p><text:s text:c="8"/>82c4c6f0 82 28 04 c8 <text:s text:c="4"/>addr <text:s text:c="6"/>s_D:\dat\sprite\pfile\spPfileJ.xpr_822804c8 <text:s text:c="10"/></text:p>
          </table:table-cell>
          <table:table-cell office:value-type="string">
            <text:p><text:s/>"D:\\dat\\sprite\\pfile\\spPfileJ.xpr"</text:p>
          </table:table-cell>
        </table:table-row>
        <table:table-row table:style-name="ro1">
          <table:table-cell/>
          <table:table-cell office:value-type="string">
            <text:p>82c4ad5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9000015h</text:p>
          </table:table-cell>
          <table:table-cell office:value-type="string">
            <text:p><text:s text:c="8"/>82c4c6f4 82 28 04 a4 <text:s text:c="4"/>addr <text:s text:c="6"/>s_D:\dat\sprite\pfile\spPfileU.xpr_822804a4 <text:s text:c="10"/></text:p>
          </table:table-cell>
          <table:table-cell office:value-type="string">
            <text:p><text:s/>"D:\\dat\\sprite\\pfile\\spPfileU.xpr"</text:p>
          </table:table-cell>
        </table:table-row>
        <table:table-row table:style-name="ro1">
          <table:table-cell/>
          <table:table-cell office:value-type="string">
            <text:p>82c4ad5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9000016h</text:p>
          </table:table-cell>
          <table:table-cell office:value-type="string">
            <text:p><text:s text:c="8"/>82c4c6f8 82 28 04 80 <text:s text:c="4"/>addr <text:s text:c="6"/>s_D:\dat\sprite\pfile\spPfileF.xpr_82280480 <text:s text:c="10"/></text:p>
          </table:table-cell>
          <table:table-cell office:value-type="string">
            <text:p><text:s/>"D:\\dat\\sprite\\pfile\\spPfileF.xpr"</text:p>
          </table:table-cell>
        </table:table-row>
        <table:table-row table:style-name="ro1">
          <table:table-cell/>
          <table:table-cell office:value-type="string">
            <text:p>82c4ad5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9000017h</text:p>
          </table:table-cell>
          <table:table-cell office:value-type="string">
            <text:p><text:s text:c="8"/>82c4c6fc 82 28 04 5c <text:s text:c="4"/>addr <text:s text:c="6"/>s_D:\dat\sprite\pfile\spPfileG.xpr_8228045c <text:s text:c="10"/></text:p>
          </table:table-cell>
          <table:table-cell office:value-type="string">
            <text:p><text:s/>"D:\\dat\\sprite\\pfile\\spPfileG.xpr"</text:p>
          </table:table-cell>
        </table:table-row>
        <table:table-row table:style-name="ro1">
          <table:table-cell/>
          <table:table-cell office:value-type="string">
            <text:p>82c4ad6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9000018h</text:p>
          </table:table-cell>
          <table:table-cell office:value-type="string">
            <text:p><text:s text:c="8"/>82c4c700 82 28 04 38 <text:s text:c="4"/>addr <text:s text:c="6"/>s_D:\dat\sprite\pfile\spPfileI.xpr_82280438 <text:s text:c="10"/></text:p>
          </table:table-cell>
          <table:table-cell office:value-type="string">
            <text:p><text:s/>"D:\\dat\\sprite\\pfile\\spPfileI.xpr"</text:p>
          </table:table-cell>
        </table:table-row>
        <table:table-row table:style-name="ro1">
          <table:table-cell/>
          <table:table-cell office:value-type="string">
            <text:p>82c4ad6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9000019h</text:p>
          </table:table-cell>
          <table:table-cell office:value-type="string">
            <text:p><text:s text:c="8"/>82c4c704 82 28 04 14 <text:s text:c="4"/>addr <text:s text:c="6"/>s_D:\dat\sprite\pfile\spPfileE.xpr_82280414 <text:s text:c="10"/></text:p>
          </table:table-cell>
          <table:table-cell office:value-type="string">
            <text:p><text:s/>"D:\\dat\\sprite\\pfile\\spPfileE.xpr"</text:p>
          </table:table-cell>
        </table:table-row>
        <table:table-row table:style-name="ro1">
          <table:table-cell/>
          <table:table-cell office:value-type="string">
            <text:p>82c4ad6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900001Ah</text:p>
          </table:table-cell>
          <table:table-cell office:value-type="string">
            <text:p><text:s text:c="8"/>82c4c708 82 28 03 f0 <text:s text:c="4"/>addr <text:s text:c="6"/>s_D:\dat\sprite\pfile\spPfileC.xpr_822803f0 <text:s text:c="10"/></text:p>
          </table:table-cell>
          <table:table-cell office:value-type="string">
            <text:p><text:s/>"D:\\dat\\sprite\\pfile\\spPfileC.xpr"</text:p>
          </table:table-cell>
        </table:table-row>
        <table:table-row table:style-name="ro1">
          <table:table-cell/>
          <table:table-cell office:value-type="string">
            <text:p>82c4ad6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900001Bh</text:p>
          </table:table-cell>
          <table:table-cell office:value-type="string">
            <text:p><text:s text:c="8"/>82c4c70c 82 28 03 cc <text:s text:c="4"/>addr <text:s text:c="6"/>s_D:\dat\sprite\pfile\spPfileK.xpr_822803cc <text:s text:c="10"/></text:p>
          </table:table-cell>
          <table:table-cell office:value-type="string">
            <text:p><text:s/>"D:\\dat\\sprite\\pfile\\spPfileK.xpr"</text:p>
          </table:table-cell>
        </table:table-row>
        <table:table-row table:style-name="ro1">
          <table:table-cell/>
          <table:table-cell office:value-type="string">
            <text:p>82c4ad7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900001Ch</text:p>
          </table:table-cell>
          <table:table-cell office:value-type="string">
            <text:p><text:s text:c="8"/>82c4c710 82 28 03 ac <text:s text:c="4"/>addr <text:s text:c="6"/>s_D:\dat\sprite\ups\spUpsN.xpr_822803ac <text:s text:c="14"/></text:p>
          </table:table-cell>
          <table:table-cell office:value-type="string">
            <text:p><text:s/>"D:\\dat\\sprite\\ups\\spUpsN.xpr"</text:p>
          </table:table-cell>
        </table:table-row>
        <table:table-row table:style-name="ro1">
          <table:table-cell/>
          <table:table-cell office:value-type="string">
            <text:p>82c4ad7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900001Dh</text:p>
          </table:table-cell>
          <table:table-cell office:value-type="string">
            <text:p><text:s text:c="8"/>82c4c714 82 28 03 8c <text:s text:c="4"/>addr <text:s text:c="6"/>s_D:\dat\sprite\ups\spUpsW.xpr_8228038c <text:s text:c="14"/></text:p>
          </table:table-cell>
          <table:table-cell office:value-type="string">
            <text:p><text:s/>"D:\\dat\\sprite\\ups\\spUpsW.xpr"</text:p>
          </table:table-cell>
        </table:table-row>
        <table:table-row table:style-name="ro1">
          <table:table-cell/>
          <table:table-cell office:value-type="string">
            <text:p>82c4ad7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900001Eh</text:p>
          </table:table-cell>
          <table:table-cell office:value-type="string">
            <text:p><text:s text:c="8"/>82c4c718 82 28 03 6c <text:s text:c="4"/>addr <text:s text:c="6"/>s_D:\dat\sprite\live\spLiveN.xpr_8228036c <text:s text:c="12"/></text:p>
          </table:table-cell>
          <table:table-cell office:value-type="string">
            <text:p><text:s/>"D:\\dat\\sprite\\live\\spLiveN.xpr"</text:p>
          </table:table-cell>
        </table:table-row>
        <table:table-row table:style-name="ro1">
          <table:table-cell/>
          <table:table-cell office:value-type="string">
            <text:p>82c4ad7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900001Fh</text:p>
          </table:table-cell>
          <table:table-cell office:value-type="string">
            <text:p><text:s text:c="8"/>82c4c71c 82 28 03 4c <text:s text:c="4"/>addr <text:s text:c="6"/>s_D:\dat\sprite\live\spLiveW.xpr_8228034c <text:s text:c="12"/></text:p>
          </table:table-cell>
          <table:table-cell office:value-type="string">
            <text:p><text:s/>"D:\\dat\\sprite\\live\\spLiveW.xpr"</text:p>
          </table:table-cell>
        </table:table-row>
        <table:table-row table:style-name="ro1">
          <table:table-cell/>
          <table:table-cell office:value-type="string">
            <text:p>82c4ad8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9000020h</text:p>
          </table:table-cell>
          <table:table-cell office:value-type="string">
            <text:p><text:s text:c="8"/>82c4c720 82 28 03 28 <text:s text:c="4"/>addr <text:s text:c="6"/>s_D:\dat\sprite\livemode\spLvmodN._82280328 <text:s text:c="10"/></text:p>
          </table:table-cell>
          <table:table-cell office:value-type="string">
            <text:p><text:s/>"D:\\dat\\sprite\\livemode\\spLvmodN.xpr"</text:p>
          </table:table-cell>
        </table:table-row>
        <table:table-row table:style-name="ro1">
          <table:table-cell/>
          <table:table-cell office:value-type="string">
            <text:p>82c4ad8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9000021h</text:p>
          </table:table-cell>
          <table:table-cell office:value-type="string">
            <text:p><text:s text:c="8"/>82c4c724 82 28 03 04 <text:s text:c="4"/>addr <text:s text:c="6"/>s_D:\dat\sprite\livemode\spLvmodW._82280304 <text:s text:c="10"/></text:p>
          </table:table-cell>
          <table:table-cell office:value-type="string">
            <text:p><text:s/>"D:\\dat\\sprite\\livemode\\spLvmodW.xpr"</text:p>
          </table:table-cell>
        </table:table-row>
        <table:table-row table:style-name="ro1">
          <table:table-cell/>
          <table:table-cell office:value-type="string">
            <text:p>82c4ad8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9000022h</text:p>
          </table:table-cell>
          <table:table-cell office:value-type="string">
            <text:p><text:s text:c="8"/>82c4c728 82 28 02 e0 <text:s text:c="4"/>addr <text:s text:c="6"/>s_D:\dat\sprite\option\spOption.xp_822802e0 <text:s text:c="10"/></text:p>
          </table:table-cell>
          <table:table-cell office:value-type="string">
            <text:p><text:s/>"D:\\dat\\sprite\\option\\spOption.xpr"</text:p>
          </table:table-cell>
        </table:table-row>
        <table:table-row table:style-name="ro1">
          <table:table-cell/>
          <table:table-cell office:value-type="string">
            <text:p>82c4ad8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9000023h</text:p>
          </table:table-cell>
          <table:table-cell office:value-type="string">
            <text:p><text:s text:c="8"/>82c4c72c 82 28 02 bc <text:s text:c="4"/>addr <text:s text:c="6"/>s_D:\dat\sprite\optrnk\spOptrnk.xp_822802bc <text:s text:c="10"/></text:p>
          </table:table-cell>
          <table:table-cell office:value-type="string">
            <text:p><text:s/>"D:\\dat\\sprite\\optrnk\\spOptrnk.xpr"</text:p>
          </table:table-cell>
        </table:table-row>
        <table:table-row table:style-name="ro1">
          <table:table-cell/>
          <table:table-cell office:value-type="string">
            <text:p>82c4ad9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9000024h</text:p>
          </table:table-cell>
          <table:table-cell office:value-type="string">
            <text:p><text:s text:c="8"/>82c4c730 82 28 02 98 <text:s text:c="4"/>addr <text:s text:c="6"/>s_D:\dat\sprite\optkey\spOptkey.xp_82280298 <text:s text:c="10"/></text:p>
          </table:table-cell>
          <table:table-cell office:value-type="string">
            <text:p><text:s/>"D:\\dat\\sprite\\optkey\\spOptkey.xpr"</text:p>
          </table:table-cell>
        </table:table-row>
        <table:table-row table:style-name="ro1">
          <table:table-cell/>
          <table:table-cell office:value-type="string">
            <text:p>82c4ad9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9000025h</text:p>
          </table:table-cell>
          <table:table-cell office:value-type="string">
            <text:p><text:s text:c="8"/>82c4c734 82 28 02 74 <text:s text:c="4"/>addr <text:s text:c="6"/>s_D:\dat\sprite\warning\spWarn.xpr_82280274 <text:s text:c="10"/></text:p>
          </table:table-cell>
          <table:table-cell office:value-type="string">
            <text:p><text:s/>"D:\\dat\\sprite\\warning\\spWarn.xpr"</text:p>
          </table:table-cell>
        </table:table-row>
        <table:table-row table:style-name="ro1">
          <table:table-cell/>
          <table:table-cell office:value-type="string">
            <text:p>82c4ad9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9000026h</text:p>
          </table:table-cell>
          <table:table-cell office:value-type="string">
            <text:p><text:s text:c="8"/>82c4c738 82 28 02 58 <text:s text:c="4"/>addr <text:s text:c="6"/>s_D:\dat\sprite\vs\spVsN.xpr_82280258 <text:s text:c="16"/></text:p>
          </table:table-cell>
          <table:table-cell office:value-type="string">
            <text:p><text:s/>"D:\\dat\\sprite\\vs\\spVsN.xpr"</text:p>
          </table:table-cell>
        </table:table-row>
        <table:table-row table:style-name="ro1">
          <table:table-cell/>
          <table:table-cell office:value-type="string">
            <text:p>82c4ad9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9000027h</text:p>
          </table:table-cell>
          <table:table-cell office:value-type="string">
            <text:p><text:s text:c="8"/>82c4c73c 82 28 02 3c <text:s text:c="4"/>addr <text:s text:c="6"/>s_D:\dat\sprite\vs\spVsW.xpr_8228023c <text:s text:c="16"/></text:p>
          </table:table-cell>
          <table:table-cell office:value-type="string">
            <text:p><text:s/>"D:\\dat\\sprite\\vs\\spVsW.xpr"</text:p>
          </table:table-cell>
        </table:table-row>
        <table:table-row table:style-name="ro1">
          <table:table-cell/>
          <table:table-cell office:value-type="string">
            <text:p>82c4ada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9000028h</text:p>
          </table:table-cell>
          <table:table-cell office:value-type="string">
            <text:p><text:s text:c="8"/>82c4c740 82 28 02 18 <text:s text:c="4"/>addr <text:s text:c="6"/>s_D:\dat\sprite\avatar\spAvatar.xp_82280218 <text:s text:c="10"/></text:p>
          </table:table-cell>
          <table:table-cell office:value-type="string">
            <text:p><text:s/>"D:\\dat\\sprite\\avatar\\spAvatar.xpr"</text:p>
          </table:table-cell>
        </table:table-row>
        <table:table-row table:style-name="ro1">
          <table:table-cell/>
          <table:table-cell office:value-type="string">
            <text:p>82c4ada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9000029h</text:p>
          </table:table-cell>
          <table:table-cell office:value-type="string">
            <text:p><text:s text:c="8"/>82c4c744 82 28 01 f8 <text:s text:c="4"/>addr <text:s text:c="6"/>s_D:\dat\sprite\movie\spmovie.xpr_822801f8 <text:s text:c="11"/></text:p>
          </table:table-cell>
          <table:table-cell office:value-type="string">
            <text:p><text:s/>"D:\\dat\\sprite\\movie\\spmovie.xpr"</text:p>
          </table:table-cell>
        </table:table-row>
        <table:table-row table:style-name="ro1">
          <table:table-cell/>
          <table:table-cell office:value-type="string">
            <text:p>82c4ada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900002Ah</text:p>
          </table:table-cell>
          <table:table-cell office:value-type="string">
            <text:p><text:s text:c="8"/>82c4c748 82 28 01 d4 <text:s text:c="4"/>addr <text:s text:c="6"/>s_D:\dat\sprite\cmdlst\spCmdlst.xp_822801d4 <text:s text:c="10"/></text:p>
          </table:table-cell>
          <table:table-cell office:value-type="string">
            <text:p><text:s/>"D:\\dat\\sprite\\cmdlst\\spCmdlst.xpr"</text:p>
          </table:table-cell>
        </table:table-row>
        <table:table-row table:style-name="ro1">
          <table:table-cell/>
          <table:table-cell office:value-type="string">
            <text:p>82c4ada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900002Bh</text:p>
          </table:table-cell>
          <table:table-cell office:value-type="string">
            <text:p><text:s text:c="8"/>82c4c74c 82 28 01 b4 <text:s text:c="4"/>addr <text:s text:c="6"/>s_D:\dat\sprite\zshop\spZshop.xpr_822801b4 <text:s text:c="11"/></text:p>
          </table:table-cell>
          <table:table-cell office:value-type="string">
            <text:p><text:s/>"D:\\dat\\sprite\\zshop\\spZshop.xpr"</text:p>
          </table:table-cell>
        </table:table-row>
        <table:table-row table:style-name="ro1">
          <table:table-cell/>
          <table:table-cell office:value-type="string">
            <text:p>82c4adb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900002Ch</text:p>
          </table:table-cell>
          <table:table-cell office:value-type="string">
            <text:p><text:s text:c="8"/>82c4c750 82 28 01 94 <text:s text:c="4"/>addr <text:s text:c="6"/>s_D:\dat\sprite\avtcm\spAvtcm.xpr_82280194 <text:s text:c="11"/></text:p>
          </table:table-cell>
          <table:table-cell office:value-type="string">
            <text:p><text:s/>"D:\\dat\\sprite\\avtcm\\spAvtcm.xpr"</text:p>
          </table:table-cell>
        </table:table-row>
        <table:table-row table:style-name="ro1">
          <table:table-cell/>
          <table:table-cell office:value-type="string">
            <text:p>82c4adb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900002Dh</text:p>
          </table:table-cell>
          <table:table-cell office:value-type="string">
            <text:p><text:s text:c="8"/>82c4c754 82 28 01 70 <text:s text:c="4"/>addr <text:s text:c="6"/>s_D:\dat\sprite\zsicon\spZsicon.xp_82280170 <text:s text:c="10"/></text:p>
          </table:table-cell>
          <table:table-cell office:value-type="string">
            <text:p><text:s/>"D:\\dat\\sprite\\zsicon\\spZsicon.xpr"</text:p>
          </table:table-cell>
        </table:table-row>
        <table:table-row table:style-name="ro1">
          <table:table-cell/>
          <table:table-cell office:value-type="string">
            <text:p>82c4adb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900002Eh</text:p>
          </table:table-cell>
          <table:table-cell office:value-type="string">
            <text:p><text:s text:c="8"/>82c4c758 82 28 01 4c <text:s text:c="4"/>addr <text:s text:c="6"/>s_D:\dat\sprite\livesurv\spLvsrvN._8228014c <text:s text:c="10"/></text:p>
          </table:table-cell>
          <table:table-cell office:value-type="string">
            <text:p><text:s/>"D:\\dat\\sprite\\livesurv\\spLvsrvN.xpr"</text:p>
          </table:table-cell>
        </table:table-row>
        <table:table-row table:style-name="ro1">
          <table:table-cell/>
          <table:table-cell office:value-type="string">
            <text:p>82c4adb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900002Fh</text:p>
          </table:table-cell>
          <table:table-cell office:value-type="string">
            <text:p><text:s text:c="8"/>82c4c75c 82 28 01 28 <text:s text:c="4"/>addr <text:s text:c="6"/>s_D:\dat\sprite\livesurv\spLvsrvW._82280128 <text:s text:c="10"/></text:p>
          </table:table-cell>
          <table:table-cell office:value-type="string">
            <text:p><text:s/>"D:\\dat\\sprite\\livesurv\\spLvsrvW.xpr"</text:p>
          </table:table-cell>
        </table:table-row>
        <table:table-row table:style-name="ro1">
          <table:table-cell/>
          <table:table-cell office:value-type="string">
            <text:p>82c4adc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9000030h</text:p>
          </table:table-cell>
          <table:table-cell office:value-type="string">
            <text:p><text:s text:c="8"/>82c4c760 82 28 01 08 <text:s text:c="4"/>addr <text:s text:c="6"/>s_D:\dat\sprite\photo\spPhoto.xpr_82280108 <text:s text:c="11"/></text:p>
          </table:table-cell>
          <table:table-cell office:value-type="string">
            <text:p><text:s/>"D:\\dat\\sprite\\photo\\spPhoto.xpr"</text:p>
          </table:table-cell>
        </table:table-row>
        <table:table-row table:style-name="ro1">
          <table:table-cell/>
          <table:table-cell office:value-type="string">
            <text:p>82c4adc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9000031h</text:p>
          </table:table-cell>
          <table:table-cell office:value-type="string">
            <text:p><text:s text:c="8"/>82c4c764 82 28 00 e4 <text:s text:c="4"/>addr <text:s text:c="6"/>s_D:\dat\sprite\btlrec\spBtRecN.xp_822800e4 <text:s text:c="10"/></text:p>
          </table:table-cell>
          <table:table-cell office:value-type="string">
            <text:p><text:s/>"D:\\dat\\sprite\\btlrec\\spBtRecN.xpr"</text:p>
          </table:table-cell>
        </table:table-row>
        <table:table-row table:style-name="ro1">
          <table:table-cell/>
          <table:table-cell office:value-type="string">
            <text:p>82c4adc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9000032h</text:p>
          </table:table-cell>
          <table:table-cell office:value-type="string">
            <text:p><text:s text:c="8"/>82c4c768 82 28 00 c0 <text:s text:c="4"/>addr <text:s text:c="6"/>s_D:\dat\sprite\btlrec\spBtRecW.xp_822800c0 <text:s text:c="10"/></text:p>
          </table:table-cell>
          <table:table-cell office:value-type="string">
            <text:p><text:s/>"D:\\dat\\sprite\\btlrec\\spBtRecW.xpr"</text:p>
          </table:table-cell>
        </table:table-row>
        <table:table-row table:style-name="ro1">
          <table:table-cell/>
          <table:table-cell office:value-type="string">
            <text:p>82c4adc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9000033h</text:p>
          </table:table-cell>
          <table:table-cell office:value-type="string">
            <text:p><text:s text:c="8"/>82c4c76c 82 28 00 9c <text:s text:c="4"/>addr <text:s text:c="6"/>s_D:\dat\sprite\plypnl\spPlypnl.xp_8228009c <text:s text:c="10"/></text:p>
          </table:table-cell>
          <table:table-cell office:value-type="string">
            <text:p><text:s/>"D:\\dat\\sprite\\plypnl\\spPlypnl.xpr"</text:p>
          </table:table-cell>
        </table:table-row>
        <table:table-row table:style-name="ro1">
          <table:table-cell/>
          <table:table-cell office:value-type="string">
            <text:p>82c4add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9000034h</text:p>
          </table:table-cell>
          <table:table-cell office:value-type="string">
            <text:p><text:s text:c="8"/>82c4c770 82 28 00 7c <text:s text:c="4"/>addr <text:s text:c="6"/>s_D:\dat\sprite\test\spTest.xpr_8228007c <text:s text:c="13"/></text:p>
          </table:table-cell>
          <table:table-cell office:value-type="string">
            <text:p><text:s/>"D:\\dat\\sprite\\test\\spTest.xpr"</text:p>
          </table:table-cell>
        </table:table-row>
        <table:table-row table:style-name="ro1">
          <table:table-cell/>
          <table:table-cell office:value-type="string">
            <text:p>82c4add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8000000h</text:p>
          </table:table-cell>
          <table:table-cell office:value-type="string">
            <text:p><text:s text:c="8"/>82c4c774 82 28 00 5c <text:s text:c="4"/>addr <text:s text:c="6"/>s_D:\dat\version\snd_version.bin_8228005c <text:s text:c="12"/></text:p>
          </table:table-cell>
          <table:table-cell office:value-type="string">
            <text:p><text:s/>"D:\\dat\\version\\snd_version.bin"</text:p>
          </table:table-cell>
        </table:table-row>
        <table:table-row table:style-name="ro1">
          <table:table-cell/>
          <table:table-cell office:value-type="string">
            <text:p>82c4ad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8000001h</text:p>
          </table:table-cell>
          <table:table-cell office:value-type="string">
            <text:p><text:s text:c="8"/>82c4c778 82 28 00 44 <text:s text:c="4"/>addr <text:s text:c="6"/>s_D:\Sound\system_se.xwb_82280044 <text:s text:c="20"/></text:p>
          </table:table-cell>
          <table:table-cell office:value-type="string">
            <text:p><text:s/>"D:\\Sound\\system_se.xwb"</text:p>
          </table:table-cell>
        </table:table-row>
        <table:table-row table:style-name="ro1">
          <table:table-cell/>
          <table:table-cell office:value-type="string">
            <text:p>82c4ad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8000002h</text:p>
          </table:table-cell>
          <table:table-cell office:value-type="string">
            <text:p><text:s text:c="8"/>82c4c77c 82 28 00 2c <text:s text:c="4"/>addr <text:s text:c="6"/>s_D:\Sound\system_se.xsb_8228002c <text:s text:c="20"/></text:p>
          </table:table-cell>
          <table:table-cell office:value-type="string">
            <text:p><text:s/>"D:\\Sound\\system_se.xsb"</text:p>
          </table:table-cell>
        </table:table-row>
        <table:table-row table:style-name="ro1">
          <table:table-cell/>
          <table:table-cell office:value-type="string">
            <text:p>82c4ad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8000003h</text:p>
          </table:table-cell>
          <table:table-cell office:value-type="string">
            <text:p><text:s text:c="8"/>82c4c780 82 28 00 14 <text:s text:c="4"/>addr <text:s text:c="6"/>s_D:\Sound\bgm_stream.xsb_82280014 <text:s text:c="19"/></text:p>
          </table:table-cell>
          <table:table-cell office:value-type="string">
            <text:p><text:s/>"D:\\Sound\\bgm_stream.xsb"</text:p>
          </table:table-cell>
        </table:table-row>
        <table:table-row table:style-name="ro1">
          <table:table-cell/>
          <table:table-cell office:value-type="string">
            <text:p>82c4ad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8000004h</text:p>
          </table:table-cell>
          <table:table-cell office:value-type="string">
            <text:p><text:s text:c="8"/>82c4c784 82 27 ff fc <text:s text:c="4"/>addr <text:s text:c="6"/>s_D:\Sound\voice_sys.xsb_8227fffc <text:s text:c="20"/></text:p>
          </table:table-cell>
          <table:table-cell office:value-type="string">
            <text:p><text:s/>"D:\\Sound\\voice_sys.xsb"</text:p>
          </table:table-cell>
        </table:table-row>
        <table:table-row table:style-name="ro1">
          <table:table-cell/>
          <table:table-cell office:value-type="string">
            <text:p>82c4ad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8000005h</text:p>
          </table:table-cell>
          <table:table-cell office:value-type="string">
            <text:p><text:s text:c="8"/>82c4c788 82 27 ff dc <text:s text:c="4"/>addr <text:s text:c="6"/>s_D:\Sound\voice_stream_male.xsb_8227ffdc <text:s text:c="12"/></text:p>
          </table:table-cell>
          <table:table-cell office:value-type="string">
            <text:p><text:s/>"D:\\Sound\\voice_stream_male.xsb"</text:p>
          </table:table-cell>
        </table:table-row>
        <table:table-row table:style-name="ro1">
          <table:table-cell/>
          <table:table-cell office:value-type="string">
            <text:p>82c4ad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8000006h</text:p>
          </table:table-cell>
          <table:table-cell office:value-type="string">
            <text:p><text:s text:c="8"/>82c4c78c 82 27 ff b8 <text:s text:c="4"/>addr <text:s text:c="6"/>s_D:\Sound\voice_stream_female.xsb_8227ffb8 <text:s text:c="10"/></text:p>
          </table:table-cell>
          <table:table-cell office:value-type="string">
            <text:p><text:s/>"D:\\Sound\\voice_stream_female.xsb"</text:p>
          </table:table-cell>
        </table:table-row>
        <table:table-row table:style-name="ro1">
          <table:table-cell/>
          <table:table-cell office:value-type="string">
            <text:p>82c4ad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8000007h</text:p>
          </table:table-cell>
          <table:table-cell office:value-type="string">
            <text:p><text:s text:c="8"/>82c4c790 82 27 ff a0 <text:s text:c="4"/>addr <text:s text:c="6"/>s_D:\Sound\voice_zac.xwb_8227ffa0 <text:s text:c="20"/></text:p>
          </table:table-cell>
          <table:table-cell office:value-type="string">
            <text:p><text:s/>"D:\\Sound\\voice_zac.xwb"</text:p>
          </table:table-cell>
        </table:table-row>
        <table:table-row table:style-name="ro1">
          <table:table-cell/>
          <table:table-cell office:value-type="string">
            <text:p>82c4ad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000008h</text:p>
          </table:table-cell>
          <table:table-cell office:value-type="string">
            <text:p><text:s text:c="8"/>82c4c794 82 27 ff 88 <text:s text:c="4"/>addr <text:s text:c="6"/>s_D:\Sound\voice_zac.xsb_8227ff88 <text:s text:c="20"/></text:p>
          </table:table-cell>
          <table:table-cell office:value-type="string">
            <text:p><text:s/>"D:\\Sound\\voice_zac.xsb"</text:p>
          </table:table-cell>
        </table:table-row>
        <table:table-row table:style-name="ro1">
          <table:table-cell/>
          <table:table-cell office:value-type="string">
            <text:p>82c4ad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8000009h</text:p>
          </table:table-cell>
          <table:table-cell office:value-type="string">
            <text:p><text:s text:c="8"/>82c4c798 82 27 ff 70 <text:s text:c="4"/>addr <text:s text:c="6"/>s_D:\Sound\voice_tin.xwb_8227ff70 <text:s text:c="20"/></text:p>
          </table:table-cell>
          <table:table-cell office:value-type="string">
            <text:p><text:s/>"D:\\Sound\\voice_tin.xwb"</text:p>
          </table:table-cell>
        </table:table-row>
        <table:table-row table:style-name="ro1">
          <table:table-cell/>
          <table:table-cell office:value-type="string">
            <text:p>82c4ad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800000Ah</text:p>
          </table:table-cell>
          <table:table-cell office:value-type="string">
            <text:p><text:s text:c="8"/>82c4c79c 82 27 ff 58 <text:s text:c="4"/>addr <text:s text:c="6"/>s_D:\Sound\voice_tin.xsb_8227ff58 <text:s text:c="20"/></text:p>
          </table:table-cell>
          <table:table-cell office:value-type="string">
            <text:p><text:s/>"D:\\Sound\\voice_tin.xsb"</text:p>
          </table:table-cell>
        </table:table-row>
        <table:table-row table:style-name="ro1">
          <table:table-cell/>
          <table:table-cell office:value-type="string">
            <text:p>82c4ae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800000Bh</text:p>
          </table:table-cell>
          <table:table-cell office:value-type="string">
            <text:p><text:s text:c="8"/>82c4c7a0 82 27 ff 40 <text:s text:c="4"/>addr <text:s text:c="6"/>s_D:\Sound\voice_jan.xwb_8227ff40 <text:s text:c="20"/></text:p>
          </table:table-cell>
          <table:table-cell office:value-type="string">
            <text:p><text:s/>"D:\\Sound\\voice_jan.xwb"</text:p>
          </table:table-cell>
        </table:table-row>
        <table:table-row table:style-name="ro1">
          <table:table-cell/>
          <table:table-cell office:value-type="string">
            <text:p>82c4ae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800000Ch</text:p>
          </table:table-cell>
          <table:table-cell office:value-type="string">
            <text:p><text:s text:c="8"/>82c4c7a4 82 27 ff 28 <text:s text:c="4"/>addr <text:s text:c="6"/>s_D:\Sound\voice_jan.xsb_8227ff28 <text:s text:c="20"/></text:p>
          </table:table-cell>
          <table:table-cell office:value-type="string">
            <text:p><text:s/>"D:\\Sound\\voice_jan.xsb"</text:p>
          </table:table-cell>
        </table:table-row>
        <table:table-row table:style-name="ro1">
          <table:table-cell/>
          <table:table-cell office:value-type="string">
            <text:p>82c4ae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800000Dh</text:p>
          </table:table-cell>
          <table:table-cell office:value-type="string">
            <text:p><text:s text:c="8"/>82c4c7a8 82 27 ff 10 <text:s text:c="4"/>addr <text:s text:c="6"/>s_D:\Sound\voice_ein.xwb_8227ff10 <text:s text:c="20"/></text:p>
          </table:table-cell>
          <table:table-cell office:value-type="string">
            <text:p><text:s/>"D:\\Sound\\voice_ein.xwb"</text:p>
          </table:table-cell>
        </table:table-row>
        <table:table-row table:style-name="ro1">
          <table:table-cell/>
          <table:table-cell office:value-type="string">
            <text:p>82c4ae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800000Eh</text:p>
          </table:table-cell>
          <table:table-cell office:value-type="string">
            <text:p><text:s text:c="8"/>82c4c7ac 82 27 fe f8 <text:s text:c="4"/>addr <text:s text:c="6"/>s_D:\Sound\voice_ein.xsb_8227fef8 <text:s text:c="20"/></text:p>
          </table:table-cell>
          <table:table-cell office:value-type="string">
            <text:p><text:s/>"D:\\Sound\\voice_ein.xsb"</text:p>
          </table:table-cell>
        </table:table-row>
        <table:table-row table:style-name="ro1">
          <table:table-cell/>
          <table:table-cell office:value-type="string">
            <text:p>82c4ae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800000Fh</text:p>
          </table:table-cell>
          <table:table-cell office:value-type="string">
            <text:p><text:s text:c="8"/>82c4c7b0 82 27 fe e0 <text:s text:c="4"/>addr <text:s text:c="6"/>s_D:\Sound\voice_ryu.xwb_8227fee0 <text:s text:c="20"/></text:p>
          </table:table-cell>
          <table:table-cell office:value-type="string">
            <text:p><text:s/>"D:\\Sound\\voice_ryu.xwb"</text:p>
          </table:table-cell>
        </table:table-row>
        <table:table-row table:style-name="ro1">
          <table:table-cell/>
          <table:table-cell office:value-type="string">
            <text:p>82c4ae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8000010h</text:p>
          </table:table-cell>
          <table:table-cell office:value-type="string">
            <text:p><text:s text:c="8"/>82c4c7b4 82 27 fe c8 <text:s text:c="4"/>addr <text:s text:c="6"/>s_D:\Sound\voice_ryu.xsb_8227fec8 <text:s text:c="20"/></text:p>
          </table:table-cell>
          <table:table-cell office:value-type="string">
            <text:p><text:s/>"D:\\Sound\\voice_ryu.xsb"</text:p>
          </table:table-cell>
        </table:table-row>
        <table:table-row table:style-name="ro1">
          <table:table-cell/>
          <table:table-cell office:value-type="string">
            <text:p>82c4ae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8000011h</text:p>
          </table:table-cell>
          <table:table-cell office:value-type="string">
            <text:p><text:s text:c="8"/>82c4c7b8 82 27 fe b0 <text:s text:c="4"/>addr <text:s text:c="6"/>s_D:\Sound\voice_kas.xwb_8227feb0 <text:s text:c="20"/></text:p>
          </table:table-cell>
          <table:table-cell office:value-type="string">
            <text:p><text:s/>"D:\\Sound\\voice_kas.xwb"</text:p>
          </table:table-cell>
        </table:table-row>
        <table:table-row table:style-name="ro1">
          <table:table-cell/>
          <table:table-cell office:value-type="string">
            <text:p>82c4ae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8000012h</text:p>
          </table:table-cell>
          <table:table-cell office:value-type="string">
            <text:p><text:s text:c="8"/>82c4c7bc 82 27 fe 98 <text:s text:c="4"/>addr <text:s text:c="6"/>s_D:\Sound\voice_kas.xsb_8227fe98 <text:s text:c="20"/></text:p>
          </table:table-cell>
          <table:table-cell office:value-type="string">
            <text:p><text:s/>"D:\\Sound\\voice_kas.xsb"</text:p>
          </table:table-cell>
        </table:table-row>
        <table:table-row table:style-name="ro1">
          <table:table-cell/>
          <table:table-cell office:value-type="string">
            <text:p>82c4ae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8000013h</text:p>
          </table:table-cell>
          <table:table-cell office:value-type="string">
            <text:p><text:s text:c="8"/>82c4c7c0 82 27 fe 80 <text:s text:c="4"/>addr <text:s text:c="6"/>s_D:\Sound\voice_gen.xwb_8227fe80 <text:s text:c="20"/></text:p>
          </table:table-cell>
          <table:table-cell office:value-type="string">
            <text:p><text:s/>"D:\\Sound\\voice_gen.xwb"</text:p>
          </table:table-cell>
        </table:table-row>
        <table:table-row table:style-name="ro1">
          <table:table-cell/>
          <table:table-cell office:value-type="string">
            <text:p>82c4ae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8000014h</text:p>
          </table:table-cell>
          <table:table-cell office:value-type="string">
            <text:p><text:s text:c="8"/>82c4c7c4 82 27 fe 68 <text:s text:c="4"/>addr <text:s text:c="6"/>s_D:\Sound\voice_gen.xsb_8227fe68 <text:s text:c="20"/></text:p>
          </table:table-cell>
          <table:table-cell office:value-type="string">
            <text:p><text:s/>"D:\\Sound\\voice_gen.xsb"</text:p>
          </table:table-cell>
        </table:table-row>
        <table:table-row table:style-name="ro1">
          <table:table-cell/>
          <table:table-cell office:value-type="string">
            <text:p>82c4ae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8000015h</text:p>
          </table:table-cell>
          <table:table-cell office:value-type="string">
            <text:p><text:s text:c="8"/>82c4c7c8 82 27 fe 50 <text:s text:c="4"/>addr <text:s text:c="6"/>s_D:\Sound\voice_hel.xwb_8227fe50 <text:s text:c="20"/></text:p>
          </table:table-cell>
          <table:table-cell office:value-type="string">
            <text:p><text:s/>"D:\\Sound\\voice_hel.xwb"</text:p>
          </table:table-cell>
        </table:table-row>
        <table:table-row table:style-name="ro1">
          <table:table-cell/>
          <table:table-cell office:value-type="string">
            <text:p>82c4ae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8000016h</text:p>
          </table:table-cell>
          <table:table-cell office:value-type="string">
            <text:p><text:s text:c="8"/>82c4c7cc 82 27 fe 38 <text:s text:c="4"/>addr <text:s text:c="6"/>s_D:\Sound\voice_hel.xsb_8227fe38 <text:s text:c="20"/></text:p>
          </table:table-cell>
          <table:table-cell office:value-type="string">
            <text:p><text:s/>"D:\\Sound\\voice_hel.xsb"</text:p>
          </table:table-cell>
        </table:table-row>
        <table:table-row table:style-name="ro1">
          <table:table-cell/>
          <table:table-cell office:value-type="string">
            <text:p>82c4ae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8000017h</text:p>
          </table:table-cell>
          <table:table-cell office:value-type="string">
            <text:p><text:s text:c="8"/>82c4c7d0 82 27 fe 20 <text:s text:c="4"/>addr <text:s text:c="6"/>s_D:\Sound\voice_leo.xwb_8227fe20 <text:s text:c="20"/></text:p>
          </table:table-cell>
          <table:table-cell office:value-type="string">
            <text:p><text:s/>"D:\\Sound\\voice_leo.xwb"</text:p>
          </table:table-cell>
        </table:table-row>
        <table:table-row table:style-name="ro1">
          <table:table-cell/>
          <table:table-cell office:value-type="string">
            <text:p>82c4ae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8000018h</text:p>
          </table:table-cell>
          <table:table-cell office:value-type="string">
            <text:p><text:s text:c="8"/>82c4c7d4 82 27 fe 08 <text:s text:c="4"/>addr <text:s text:c="6"/>s_D:\Sound\voice_leo.xsb_8227fe08 <text:s text:c="20"/></text:p>
          </table:table-cell>
          <table:table-cell office:value-type="string">
            <text:p><text:s/>"D:\\Sound\\voice_leo.xsb"</text:p>
          </table:table-cell>
        </table:table-row>
        <table:table-row table:style-name="ro1">
          <table:table-cell/>
          <table:table-cell office:value-type="string">
            <text:p>82c4ae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8000019h</text:p>
          </table:table-cell>
          <table:table-cell office:value-type="string">
            <text:p><text:s text:c="8"/>82c4c7d8 82 27 fd f0 <text:s text:c="4"/>addr <text:s text:c="6"/>s_D:\Sound\voice_bas.xwb_8227fdf0 <text:s text:c="20"/></text:p>
          </table:table-cell>
          <table:table-cell office:value-type="string">
            <text:p><text:s/>"D:\\Sound\\voice_bas.xwb"</text:p>
          </table:table-cell>
        </table:table-row>
        <table:table-row table:style-name="ro1">
          <table:table-cell/>
          <table:table-cell office:value-type="string">
            <text:p>82c4ae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800001Ah</text:p>
          </table:table-cell>
          <table:table-cell office:value-type="string">
            <text:p><text:s text:c="8"/>82c4c7dc 82 27 fd d8 <text:s text:c="4"/>addr <text:s text:c="6"/>s_D:\Sound\voice_bas.xsb_8227fdd8 <text:s text:c="20"/></text:p>
          </table:table-cell>
          <table:table-cell office:value-type="string">
            <text:p><text:s/>"D:\\Sound\\voice_bas.xsb"</text:p>
          </table:table-cell>
        </table:table-row>
        <table:table-row table:style-name="ro1">
          <table:table-cell/>
          <table:table-cell office:value-type="string">
            <text:p>82c4ae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800001Bh</text:p>
          </table:table-cell>
          <table:table-cell office:value-type="string">
            <text:p><text:s text:c="8"/>82c4c7e0 82 27 fd c0 <text:s text:c="4"/>addr <text:s text:c="6"/>s_D:\Sound\voice_lei.xwb_8227fdc0 <text:s text:c="20"/></text:p>
          </table:table-cell>
          <table:table-cell office:value-type="string">
            <text:p><text:s/>"D:\\Sound\\voice_lei.xwb"</text:p>
          </table:table-cell>
        </table:table-row>
        <table:table-row table:style-name="ro1">
          <table:table-cell/>
          <table:table-cell office:value-type="string">
            <text:p>82c4ae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800001Ch</text:p>
          </table:table-cell>
          <table:table-cell office:value-type="string">
            <text:p><text:s text:c="8"/>82c4c7e4 82 27 fd a8 <text:s text:c="4"/>addr <text:s text:c="6"/>s_D:\Sound\voice_lei.xsb_8227fda8 <text:s text:c="20"/></text:p>
          </table:table-cell>
          <table:table-cell office:value-type="string">
            <text:p><text:s/>"D:\\Sound\\voice_lei.xsb"</text:p>
          </table:table-cell>
        </table:table-row>
        <table:table-row table:style-name="ro1">
          <table:table-cell/>
          <table:table-cell office:value-type="string">
            <text:p>82c4ae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800001Dh</text:p>
          </table:table-cell>
          <table:table-cell office:value-type="string">
            <text:p><text:s text:c="8"/>82c4c7e8 82 27 fd 90 <text:s text:c="4"/>addr <text:s text:c="6"/>s_D:\Sound\voice_aya.xwb_8227fd90 <text:s text:c="20"/></text:p>
          </table:table-cell>
          <table:table-cell office:value-type="string">
            <text:p><text:s/>"D:\\Sound\\voice_aya.xwb"</text:p>
          </table:table-cell>
        </table:table-row>
        <table:table-row table:style-name="ro1">
          <table:table-cell/>
          <table:table-cell office:value-type="string">
            <text:p>82c4ae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800001Eh</text:p>
          </table:table-cell>
          <table:table-cell office:value-type="string">
            <text:p><text:s text:c="8"/>82c4c7ec 82 27 fd 78 <text:s text:c="4"/>addr <text:s text:c="6"/>s_D:\Sound\voice_aya.xsb_8227fd78 <text:s text:c="20"/></text:p>
          </table:table-cell>
          <table:table-cell office:value-type="string">
            <text:p><text:s/>"D:\\Sound\\voice_aya.xsb"</text:p>
          </table:table-cell>
        </table:table-row>
        <table:table-row table:style-name="ro1">
          <table:table-cell/>
          <table:table-cell office:value-type="string">
            <text:p>82c4ae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800001Fh</text:p>
          </table:table-cell>
          <table:table-cell office:value-type="string">
            <text:p><text:s text:c="8"/>82c4c7f0 82 27 fd 60 <text:s text:c="4"/>addr <text:s text:c="6"/>s_D:\Sound\voice_tng.xwb_8227fd60 <text:s text:c="20"/></text:p>
          </table:table-cell>
          <table:table-cell office:value-type="string">
            <text:p><text:s/>"D:\\Sound\\voice_tng.xwb"</text:p>
          </table:table-cell>
        </table:table-row>
        <table:table-row table:style-name="ro1">
          <table:table-cell/>
          <table:table-cell office:value-type="string">
            <text:p>82c4ae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8000020h</text:p>
          </table:table-cell>
          <table:table-cell office:value-type="string">
            <text:p><text:s text:c="8"/>82c4c7f4 82 27 fd 48 <text:s text:c="4"/>addr <text:s text:c="6"/>s_D:\Sound\voice_tng.xsb_8227fd48 <text:s text:c="20"/></text:p>
          </table:table-cell>
          <table:table-cell office:value-type="string">
            <text:p><text:s/>"D:\\Sound\\voice_tng.xsb"</text:p>
          </table:table-cell>
        </table:table-row>
        <table:table-row table:style-name="ro1">
          <table:table-cell/>
          <table:table-cell office:value-type="string">
            <text:p>82c4ae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8000021h</text:p>
          </table:table-cell>
          <table:table-cell office:value-type="string">
            <text:p><text:s text:c="8"/>82c4c7f8 82 27 fd 30 <text:s text:c="4"/>addr <text:s text:c="6"/>s_D:\Sound\voice_bay.xwb_8227fd30 <text:s text:c="20"/></text:p>
          </table:table-cell>
          <table:table-cell office:value-type="string">
            <text:p><text:s/>"D:\\Sound\\voice_bay.xwb"</text:p>
          </table:table-cell>
        </table:table-row>
        <table:table-row table:style-name="ro1">
          <table:table-cell/>
          <table:table-cell office:value-type="string">
            <text:p>82c4ae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8000022h</text:p>
          </table:table-cell>
          <table:table-cell office:value-type="string">
            <text:p><text:s text:c="8"/>82c4c7fc 82 27 fd 18 <text:s text:c="4"/>addr <text:s text:c="6"/>s_D:\Sound\voice_bay.xsb_8227fd18 <text:s text:c="20"/></text:p>
          </table:table-cell>
          <table:table-cell office:value-type="string">
            <text:p><text:s/>"D:\\Sound\\voice_bay.xsb"</text:p>
          </table:table-cell>
        </table:table-row>
        <table:table-row table:style-name="ro1">
          <table:table-cell/>
          <table:table-cell office:value-type="string">
            <text:p>82c4ae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8000023h</text:p>
          </table:table-cell>
          <table:table-cell office:value-type="string">
            <text:p><text:s text:c="8"/>82c4c800 82 27 fd 00 <text:s text:c="4"/>addr <text:s text:c="6"/>s_D:\Sound\voice_kor.xwb_8227fd00 <text:s text:c="20"/></text:p>
          </table:table-cell>
          <table:table-cell office:value-type="string">
            <text:p><text:s/>"D:\\Sound\\voice_kor.xwb"</text:p>
          </table:table-cell>
        </table:table-row>
        <table:table-row table:style-name="ro1">
          <table:table-cell/>
          <table:table-cell office:value-type="string">
            <text:p>82c4ae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8000024h</text:p>
          </table:table-cell>
          <table:table-cell office:value-type="string">
            <text:p><text:s text:c="8"/>82c4c804 82 27 fc e8 <text:s text:c="4"/>addr <text:s text:c="6"/>s_D:\Sound\voice_kor.xsb_8227fce8 <text:s text:c="20"/></text:p>
          </table:table-cell>
          <table:table-cell office:value-type="string">
            <text:p><text:s/>"D:\\Sound\\voice_kor.xsb"</text:p>
          </table:table-cell>
        </table:table-row>
        <table:table-row table:style-name="ro1">
          <table:table-cell/>
          <table:table-cell office:value-type="string">
            <text:p>82c4ae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8000025h</text:p>
          </table:table-cell>
          <table:table-cell office:value-type="string">
            <text:p><text:s text:c="8"/>82c4c808 82 27 fc d0 <text:s text:c="4"/>addr <text:s text:c="6"/>s_D:\Sound\voice_hyt.xwb_8227fcd0 <text:s text:c="20"/></text:p>
          </table:table-cell>
          <table:table-cell office:value-type="string">
            <text:p><text:s/>"D:\\Sound\\voice_hyt.xwb"</text:p>
          </table:table-cell>
        </table:table-row>
        <table:table-row table:style-name="ro1">
          <table:table-cell/>
          <table:table-cell office:value-type="string">
            <text:p>82c4ae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8000026h</text:p>
          </table:table-cell>
          <table:table-cell office:value-type="string">
            <text:p><text:s text:c="8"/>82c4c80c 82 27 fc b8 <text:s text:c="4"/>addr <text:s text:c="6"/>s_D:\Sound\voice_hyt.xsb_8227fcb8 <text:s text:c="20"/></text:p>
          </table:table-cell>
          <table:table-cell office:value-type="string">
            <text:p><text:s/>"D:\\Sound\\voice_hyt.xsb"</text:p>
          </table:table-cell>
        </table:table-row>
        <table:table-row table:style-name="ro1">
          <table:table-cell/>
          <table:table-cell office:value-type="string">
            <text:p>82c4ae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8000027h</text:p>
          </table:table-cell>
          <table:table-cell office:value-type="string">
            <text:p><text:s text:c="8"/>82c4c810 82 27 fc a0 <text:s text:c="4"/>addr <text:s text:c="6"/>s_D:\Sound\voice_bra.xwb_8227fca0 <text:s text:c="20"/></text:p>
          </table:table-cell>
          <table:table-cell office:value-type="string">
            <text:p><text:s/>"D:\\Sound\\voice_bra.xwb"</text:p>
          </table:table-cell>
        </table:table-row>
        <table:table-row table:style-name="ro1">
          <table:table-cell/>
          <table:table-cell office:value-type="string">
            <text:p>82c4ae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8000028h</text:p>
          </table:table-cell>
          <table:table-cell office:value-type="string">
            <text:p><text:s text:c="8"/>82c4c814 82 27 fc 88 <text:s text:c="4"/>addr <text:s text:c="6"/>s_D:\Sound\voice_bra.xsb_8227fc88 <text:s text:c="20"/></text:p>
          </table:table-cell>
          <table:table-cell office:value-type="string">
            <text:p><text:s/>"D:\\Sound\\voice_bra.xsb"</text:p>
          </table:table-cell>
        </table:table-row>
        <table:table-row table:style-name="ro1">
          <table:table-cell/>
          <table:table-cell office:value-type="string">
            <text:p>82c4ae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8000029h</text:p>
          </table:table-cell>
          <table:table-cell office:value-type="string">
            <text:p><text:s text:c="8"/>82c4c818 82 27 fc 70 <text:s text:c="4"/>addr <text:s text:c="6"/>s_D:\Sound\voice_cri.xwb_8227fc70 <text:s text:c="20"/></text:p>
          </table:table-cell>
          <table:table-cell office:value-type="string">
            <text:p><text:s/>"D:\\Sound\\voice_cri.xwb"</text:p>
          </table:table-cell>
        </table:table-row>
        <table:table-row table:style-name="ro1">
          <table:table-cell/>
          <table:table-cell office:value-type="string">
            <text:p>82c4ae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800002Ah</text:p>
          </table:table-cell>
          <table:table-cell office:value-type="string">
            <text:p><text:s text:c="8"/>82c4c81c 82 27 fc 58 <text:s text:c="4"/>addr <text:s text:c="6"/>s_D:\Sound\voice_cri.xsb_8227fc58 <text:s text:c="20"/></text:p>
          </table:table-cell>
          <table:table-cell office:value-type="string">
            <text:p><text:s/>"D:\\Sound\\voice_cri.xsb"</text:p>
          </table:table-cell>
        </table:table-row>
        <table:table-row table:style-name="ro1">
          <table:table-cell/>
          <table:table-cell office:value-type="string">
            <text:p>82c4ae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800002Bh</text:p>
          </table:table-cell>
          <table:table-cell office:value-type="string">
            <text:p><text:s text:c="8"/>82c4c820 82 27 fc 40 <text:s text:c="4"/>addr <text:s text:c="6"/>s_D:\Sound\voice_hak.xwb_8227fc40 <text:s text:c="20"/></text:p>
          </table:table-cell>
          <table:table-cell office:value-type="string">
            <text:p><text:s/>"D:\\Sound\\voice_hak.xwb"</text:p>
          </table:table-cell>
        </table:table-row>
        <table:table-row table:style-name="ro1">
          <table:table-cell/>
          <table:table-cell office:value-type="string">
            <text:p>82c4ae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800002Ch</text:p>
          </table:table-cell>
          <table:table-cell office:value-type="string">
            <text:p><text:s text:c="8"/>82c4c824 82 27 fc 28 <text:s text:c="4"/>addr <text:s text:c="6"/>s_D:\Sound\voice_hak.xsb_8227fc28 <text:s text:c="20"/></text:p>
          </table:table-cell>
          <table:table-cell office:value-type="string">
            <text:p><text:s/>"D:\\Sound\\voice_hak.xsb"</text:p>
          </table:table-cell>
        </table:table-row>
        <table:table-row table:style-name="ro1">
          <table:table-cell/>
          <table:table-cell office:value-type="string">
            <text:p>82c4ae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800002Dh</text:p>
          </table:table-cell>
          <table:table-cell office:value-type="string">
            <text:p><text:s text:c="8"/>82c4c828 82 27 fc 10 <text:s text:c="4"/>addr <text:s text:c="6"/>s_D:\Sound\voice_boy.xwb_8227fc10 <text:s text:c="20"/></text:p>
          </table:table-cell>
          <table:table-cell office:value-type="string">
            <text:p><text:s/>"D:\\Sound\\voice_boy.xwb"</text:p>
          </table:table-cell>
        </table:table-row>
        <table:table-row table:style-name="ro1">
          <table:table-cell/>
          <table:table-cell office:value-type="string">
            <text:p>82c4ae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800002Eh</text:p>
          </table:table-cell>
          <table:table-cell office:value-type="string">
            <text:p><text:s text:c="8"/>82c4c82c 82 27 fb f8 <text:s text:c="4"/>addr <text:s text:c="6"/>s_D:\Sound\voice_boy.xsb_8227fbf8 <text:s text:c="20"/></text:p>
          </table:table-cell>
          <table:table-cell office:value-type="string">
            <text:p><text:s/>"D:\\Sound\\voice_boy.xsb"</text:p>
          </table:table-cell>
        </table:table-row>
        <table:table-row table:style-name="ro1">
          <table:table-cell/>
          <table:table-cell office:value-type="string">
            <text:p>82c4ae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800002Fh</text:p>
          </table:table-cell>
          <table:table-cell office:value-type="string">
            <text:p><text:s text:c="8"/>82c4c830 82 27 fb e0 <text:s text:c="4"/>addr <text:s text:c="6"/>s_D:\Sound\voice_lis.xwb_8227fbe0 <text:s text:c="20"/></text:p>
          </table:table-cell>
          <table:table-cell office:value-type="string">
            <text:p><text:s/>"D:\\Sound\\voice_lis.xwb"</text:p>
          </table:table-cell>
        </table:table-row>
        <table:table-row table:style-name="ro1">
          <table:table-cell/>
          <table:table-cell office:value-type="string">
            <text:p>82c4ae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8000030h</text:p>
          </table:table-cell>
          <table:table-cell office:value-type="string">
            <text:p><text:s text:c="8"/>82c4c834 82 27 fb c8 <text:s text:c="4"/>addr <text:s text:c="6"/>s_D:\Sound\voice_lis.xsb_8227fbc8 <text:s text:c="20"/></text:p>
          </table:table-cell>
          <table:table-cell office:value-type="string">
            <text:p><text:s/>"D:\\Sound\\voice_lis.xsb"</text:p>
          </table:table-cell>
        </table:table-row>
        <table:table-row table:style-name="ro1">
          <table:table-cell/>
          <table:table-cell office:value-type="string">
            <text:p>82c4ae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8000031h</text:p>
          </table:table-cell>
          <table:table-cell office:value-type="string">
            <text:p><text:s text:c="8"/>82c4c838 82 27 fb b0 <text:s text:c="4"/>addr <text:s text:c="6"/>s_D:\Sound\voice_alp.xwb_8227fbb0 <text:s text:c="20"/></text:p>
          </table:table-cell>
          <table:table-cell office:value-type="string">
            <text:p><text:s/>"D:\\Sound\\voice_alp.xwb"</text:p>
          </table:table-cell>
        </table:table-row>
        <table:table-row table:style-name="ro1">
          <table:table-cell/>
          <table:table-cell office:value-type="string">
            <text:p>82c4ae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8000032h</text:p>
          </table:table-cell>
          <table:table-cell office:value-type="string">
            <text:p><text:s text:c="8"/>82c4c83c 82 27 fb 98 <text:s text:c="4"/>addr <text:s text:c="6"/>s_D:\Sound\voice_alp.xsb_8227fb98 <text:s text:c="20"/></text:p>
          </table:table-cell>
          <table:table-cell office:value-type="string">
            <text:p><text:s/>"D:\\Sound\\voice_alp.xsb"</text:p>
          </table:table-cell>
        </table:table-row>
        <table:table-row table:style-name="ro1">
          <table:table-cell/>
          <table:table-cell office:value-type="string">
            <text:p>82c4ae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8000033h</text:p>
          </table:table-cell>
          <table:table-cell office:value-type="string">
            <text:p><text:s text:c="8"/>82c4c840 82 27 fb 80 <text:s text:c="4"/>addr <text:s text:c="6"/>s_D:\Sound\voice_spa.xwb_8227fb80 <text:s text:c="20"/></text:p>
          </table:table-cell>
          <table:table-cell office:value-type="string">
            <text:p><text:s/>"D:\\Sound\\voice_spa.xwb"</text:p>
          </table:table-cell>
        </table:table-row>
        <table:table-row table:style-name="ro1">
          <table:table-cell/>
          <table:table-cell office:value-type="string">
            <text:p>82c4ae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8000034h</text:p>
          </table:table-cell>
          <table:table-cell office:value-type="string">
            <text:p><text:s text:c="8"/>82c4c844 82 27 fb 68 <text:s text:c="4"/>addr <text:s text:c="6"/>s_D:\Sound\voice_spa.xsb_8227fb68 <text:s text:c="20"/></text:p>
          </table:table-cell>
          <table:table-cell office:value-type="string">
            <text:p><text:s/>"D:\\Sound\\voice_spa.xsb"</text:p>
          </table:table-cell>
        </table:table-row>
        <table:table-row table:style-name="ro1">
          <table:table-cell/>
          <table:table-cell office:value-type="string">
            <text:p>82c4ae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8000035h</text:p>
          </table:table-cell>
          <table:table-cell office:value-type="string">
            <text:p><text:s text:c="8"/>82c4c848 82 27 fb 50 <text:s text:c="4"/>addr <text:s text:c="6"/>s_D:\Sound\stage_test.xwb_8227fb50 <text:s text:c="19"/></text:p>
          </table:table-cell>
          <table:table-cell office:value-type="string">
            <text:p><text:s/>"D:\\Sound\\stage_test.xwb"</text:p>
          </table:table-cell>
        </table:table-row>
        <table:table-row table:style-name="ro1">
          <table:table-cell/>
          <table:table-cell office:value-type="string">
            <text:p>82c4ae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8000036h</text:p>
          </table:table-cell>
          <table:table-cell office:value-type="string">
            <text:p><text:s text:c="8"/>82c4c84c 82 27 fb 38 <text:s text:c="4"/>addr <text:s text:c="6"/>s_D:\Sound\stage_test.xsb_8227fb38 <text:s text:c="19"/></text:p>
          </table:table-cell>
          <table:table-cell office:value-type="string">
            <text:p><text:s/>"D:\\Sound\\stage_test.xsb"</text:p>
          </table:table-cell>
        </table:table-row>
        <table:table-row table:style-name="ro1">
          <table:table-cell/>
          <table:table-cell office:value-type="string">
            <text:p>82c4ae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8000037h</text:p>
          </table:table-cell>
          <table:table-cell office:value-type="string">
            <text:p><text:s text:c="8"/>82c4c850 82 27 fb 20 <text:s text:c="4"/>addr <text:s text:c="6"/>s_D:\Sound\stage_ds.xwb_8227fb20 <text:s text:c="21"/></text:p>
          </table:table-cell>
          <table:table-cell office:value-type="string">
            <text:p><text:s/>"D:\\Sound\\stage_ds.xwb"</text:p>
          </table:table-cell>
        </table:table-row>
        <table:table-row table:style-name="ro1">
          <table:table-cell/>
          <table:table-cell office:value-type="string">
            <text:p>82c4ae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8000038h</text:p>
          </table:table-cell>
          <table:table-cell office:value-type="string">
            <text:p><text:s text:c="8"/>82c4c854 82 27 fb 08 <text:s text:c="4"/>addr <text:s text:c="6"/>s_D:\Sound\stage_ds.xsb_8227fb08 <text:s text:c="21"/></text:p>
          </table:table-cell>
          <table:table-cell office:value-type="string">
            <text:p><text:s/>"D:\\Sound\\stage_ds.xsb"</text:p>
          </table:table-cell>
        </table:table-row>
        <table:table-row table:style-name="ro1">
          <table:table-cell/>
          <table:table-cell office:value-type="string">
            <text:p>82c4ae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8000039h</text:p>
          </table:table-cell>
          <table:table-cell office:value-type="string">
            <text:p><text:s text:c="8"/>82c4c858 82 27 fa f0 <text:s text:c="4"/>addr <text:s text:c="6"/>s_D:\Sound\stage_bo.xwb_8227faf0 <text:s text:c="21"/></text:p>
          </table:table-cell>
          <table:table-cell office:value-type="string">
            <text:p><text:s/>"D:\\Sound\\stage_bo.xwb"</text:p>
          </table:table-cell>
        </table:table-row>
        <table:table-row table:style-name="ro1">
          <table:table-cell/>
          <table:table-cell office:value-type="string">
            <text:p>82c4ae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800003Ah</text:p>
          </table:table-cell>
          <table:table-cell office:value-type="string">
            <text:p><text:s text:c="8"/>82c4c85c 82 27 fa d8 <text:s text:c="4"/>addr <text:s text:c="6"/>s_D:\Sound\stage_bo.xsb_8227fad8 <text:s text:c="21"/></text:p>
          </table:table-cell>
          <table:table-cell office:value-type="string">
            <text:p><text:s/>"D:\\Sound\\stage_bo.xsb"</text:p>
          </table:table-cell>
        </table:table-row>
        <table:table-row table:style-name="ro1">
          <table:table-cell/>
          <table:table-cell office:value-type="string">
            <text:p>82c4ae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800003Bh</text:p>
          </table:table-cell>
          <table:table-cell office:value-type="string">
            <text:p><text:s text:c="8"/>82c4c860 82 27 fa c0 <text:s text:c="4"/>addr <text:s text:c="6"/>s_D:\Sound\stage_tc.xwb_8227fac0 <text:s text:c="21"/></text:p>
          </table:table-cell>
          <table:table-cell office:value-type="string">
            <text:p><text:s/>"D:\\Sound\\stage_tc.xwb"</text:p>
          </table:table-cell>
        </table:table-row>
        <table:table-row table:style-name="ro1">
          <table:table-cell/>
          <table:table-cell office:value-type="string">
            <text:p>82c4ae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800003Ch</text:p>
          </table:table-cell>
          <table:table-cell office:value-type="string">
            <text:p><text:s text:c="8"/>82c4c864 82 27 fa a8 <text:s text:c="4"/>addr <text:s text:c="6"/>s_D:\Sound\stage_tc.xsb_8227faa8 <text:s text:c="21"/></text:p>
          </table:table-cell>
          <table:table-cell office:value-type="string">
            <text:p><text:s/>"D:\\Sound\\stage_tc.xsb"</text:p>
          </table:table-cell>
        </table:table-row>
        <table:table-row table:style-name="ro1">
          <table:table-cell/>
          <table:table-cell office:value-type="string">
            <text:p>82c4ae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800003Dh</text:p>
          </table:table-cell>
          <table:table-cell office:value-type="string">
            <text:p><text:s text:c="8"/>82c4c868 82 27 fa 90 <text:s text:c="4"/>addr <text:s text:c="6"/>s_D:\Sound\stage_mk.xwb_8227fa90 <text:s text:c="21"/></text:p>
          </table:table-cell>
          <table:table-cell office:value-type="string">
            <text:p><text:s/>"D:\\Sound\\stage_mk.xwb"</text:p>
          </table:table-cell>
        </table:table-row>
        <table:table-row table:style-name="ro1">
          <table:table-cell/>
          <table:table-cell office:value-type="string">
            <text:p>82c4ae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800003Eh</text:p>
          </table:table-cell>
          <table:table-cell office:value-type="string">
            <text:p><text:s text:c="8"/>82c4c86c 82 27 fa 78 <text:s text:c="4"/>addr <text:s text:c="6"/>s_D:\Sound\stage_mk.xsb_8227fa78 <text:s text:c="21"/></text:p>
          </table:table-cell>
          <table:table-cell office:value-type="string">
            <text:p><text:s/>"D:\\Sound\\stage_mk.xsb"</text:p>
          </table:table-cell>
        </table:table-row>
        <table:table-row table:style-name="ro1">
          <table:table-cell/>
          <table:table-cell office:value-type="string">
            <text:p>82c4ae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800003Fh</text:p>
          </table:table-cell>
          <table:table-cell office:value-type="string">
            <text:p><text:s text:c="8"/>82c4c870 82 27 fa 60 <text:s text:c="4"/>addr <text:s text:c="6"/>s_D:\Sound\stage_ny.xwb_8227fa60 <text:s text:c="21"/></text:p>
          </table:table-cell>
          <table:table-cell office:value-type="string">
            <text:p><text:s/>"D:\\Sound\\stage_ny.xwb"</text:p>
          </table:table-cell>
        </table:table-row>
        <table:table-row table:style-name="ro1">
          <table:table-cell/>
          <table:table-cell office:value-type="string">
            <text:p>82c4ae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8000040h</text:p>
          </table:table-cell>
          <table:table-cell office:value-type="string">
            <text:p><text:s text:c="8"/>82c4c874 82 27 fa 48 <text:s text:c="4"/>addr <text:s text:c="6"/>s_D:\Sound\stage_ny.xsb_8227fa48 <text:s text:c="21"/></text:p>
          </table:table-cell>
          <table:table-cell office:value-type="string">
            <text:p><text:s/>"D:\\Sound\\stage_ny.xsb"</text:p>
          </table:table-cell>
        </table:table-row>
        <table:table-row table:style-name="ro1">
          <table:table-cell/>
          <table:table-cell office:value-type="string">
            <text:p>82c4ae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8000041h</text:p>
          </table:table-cell>
          <table:table-cell office:value-type="string">
            <text:p><text:s text:c="8"/>82c4c878 82 27 fa 30 <text:s text:c="4"/>addr <text:s text:c="6"/>s_D:\Sound\stage_ts.xwb_8227fa30 <text:s text:c="21"/></text:p>
          </table:table-cell>
          <table:table-cell office:value-type="string">
            <text:p><text:s/>"D:\\Sound\\stage_ts.xwb"</text:p>
          </table:table-cell>
        </table:table-row>
        <table:table-row table:style-name="ro1">
          <table:table-cell/>
          <table:table-cell office:value-type="string">
            <text:p>82c4ae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8000042h</text:p>
          </table:table-cell>
          <table:table-cell office:value-type="string">
            <text:p><text:s text:c="8"/>82c4c87c 82 27 fa 18 <text:s text:c="4"/>addr <text:s text:c="6"/>s_D:\Sound\stage_ts.xsb_8227fa18 <text:s text:c="21"/></text:p>
          </table:table-cell>
          <table:table-cell office:value-type="string">
            <text:p><text:s/>"D:\\Sound\\stage_ts.xsb"</text:p>
          </table:table-cell>
        </table:table-row>
        <table:table-row table:style-name="ro1">
          <table:table-cell/>
          <table:table-cell office:value-type="string">
            <text:p>82c4ae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8000043h</text:p>
          </table:table-cell>
          <table:table-cell office:value-type="string">
            <text:p><text:s text:c="8"/>82c4c880 82 27 fa 00 <text:s text:c="4"/>addr <text:s text:c="6"/>s_D:\Sound\stage_cp.xwb_8227fa00 <text:s text:c="21"/></text:p>
          </table:table-cell>
          <table:table-cell office:value-type="string">
            <text:p><text:s/>"D:\\Sound\\stage_cp.xwb"</text:p>
          </table:table-cell>
        </table:table-row>
        <table:table-row table:style-name="ro1">
          <table:table-cell/>
          <table:table-cell office:value-type="string">
            <text:p>82c4ae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8000044h</text:p>
          </table:table-cell>
          <table:table-cell office:value-type="string">
            <text:p><text:s text:c="8"/>82c4c884 82 27 f9 e8 <text:s text:c="4"/>addr <text:s text:c="6"/>s_D:\Sound\stage_cp.xsb_8227f9e8 <text:s text:c="21"/></text:p>
          </table:table-cell>
          <table:table-cell office:value-type="string">
            <text:p><text:s/>"D:\\Sound\\stage_cp.xsb"</text:p>
          </table:table-cell>
        </table:table-row>
        <table:table-row table:style-name="ro1">
          <table:table-cell/>
          <table:table-cell office:value-type="string">
            <text:p>82c4ae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8000045h</text:p>
          </table:table-cell>
          <table:table-cell office:value-type="string">
            <text:p><text:s text:c="8"/>82c4c888 82 27 f9 d0 <text:s text:c="4"/>addr <text:s text:c="6"/>s_D:\Sound\stage_rn.xwb_8227f9d0 <text:s text:c="21"/></text:p>
          </table:table-cell>
          <table:table-cell office:value-type="string">
            <text:p><text:s/>"D:\\Sound\\stage_rn.xwb"</text:p>
          </table:table-cell>
        </table:table-row>
        <table:table-row table:style-name="ro1">
          <table:table-cell/>
          <table:table-cell office:value-type="string">
            <text:p>82c4ae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8000046h</text:p>
          </table:table-cell>
          <table:table-cell office:value-type="string">
            <text:p><text:s text:c="8"/>82c4c88c 82 27 f9 b8 <text:s text:c="4"/>addr <text:s text:c="6"/>s_D:\Sound\stage_rn.xsb_8227f9b8 <text:s text:c="21"/></text:p>
          </table:table-cell>
          <table:table-cell office:value-type="string">
            <text:p><text:s/>"D:\\Sound\\stage_rn.xsb"</text:p>
          </table:table-cell>
        </table:table-row>
        <table:table-row table:style-name="ro1">
          <table:table-cell/>
          <table:table-cell office:value-type="string">
            <text:p>82c4ae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8000047h</text:p>
          </table:table-cell>
          <table:table-cell office:value-type="string">
            <text:p><text:s text:c="8"/>82c4c890 82 27 f9 a0 <text:s text:c="4"/>addr <text:s text:c="6"/>s_D:\Sound\stage_pro.xwb_8227f9a0 <text:s text:c="20"/></text:p>
          </table:table-cell>
          <table:table-cell office:value-type="string">
            <text:p><text:s/>"D:\\Sound\\stage_pro.xwb"</text:p>
          </table:table-cell>
        </table:table-row>
        <table:table-row table:style-name="ro1">
          <table:table-cell/>
          <table:table-cell office:value-type="string">
            <text:p>82c4ae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8000048h</text:p>
          </table:table-cell>
          <table:table-cell office:value-type="string">
            <text:p><text:s text:c="8"/>82c4c894 82 27 f9 88 <text:s text:c="4"/>addr <text:s text:c="6"/>s_D:\Sound\stage_pro.xsb_8227f988 <text:s text:c="20"/></text:p>
          </table:table-cell>
          <table:table-cell office:value-type="string">
            <text:p><text:s/>"D:\\Sound\\stage_pro.xsb"</text:p>
          </table:table-cell>
        </table:table-row>
        <table:table-row table:style-name="ro1">
          <table:table-cell/>
          <table:table-cell office:value-type="string">
            <text:p>82c4ae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8000049h</text:p>
          </table:table-cell>
          <table:table-cell office:value-type="string">
            <text:p><text:s text:c="8"/>82c4c898 82 27 f9 70 <text:s text:c="4"/>addr <text:s text:c="6"/>s_D:\Sound\stage_kyo.xwb_8227f970 <text:s text:c="20"/></text:p>
          </table:table-cell>
          <table:table-cell office:value-type="string">
            <text:p><text:s/>"D:\\Sound\\stage_kyo.xwb"</text:p>
          </table:table-cell>
        </table:table-row>
        <table:table-row table:style-name="ro1">
          <table:table-cell/>
          <table:table-cell office:value-type="string">
            <text:p>82c4ae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800004Ah</text:p>
          </table:table-cell>
          <table:table-cell office:value-type="string">
            <text:p><text:s text:c="8"/>82c4c89c 82 27 f9 58 <text:s text:c="4"/>addr <text:s text:c="6"/>s_D:\Sound\stage_kyo.xsb_8227f958 <text:s text:c="20"/></text:p>
          </table:table-cell>
          <table:table-cell office:value-type="string">
            <text:p><text:s/>"D:\\Sound\\stage_kyo.xsb"</text:p>
          </table:table-cell>
        </table:table-row>
        <table:table-row table:style-name="ro1">
          <table:table-cell/>
          <table:table-cell office:value-type="string">
            <text:p>82c4af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800004Bh</text:p>
          </table:table-cell>
          <table:table-cell office:value-type="string">
            <text:p><text:s text:c="8"/>82c4c8a0 82 27 f9 40 <text:s text:c="4"/>addr <text:s text:c="6"/>s_D:\Sound\stage_saf.xwb_8227f940 <text:s text:c="20"/></text:p>
          </table:table-cell>
          <table:table-cell office:value-type="string">
            <text:p><text:s/>"D:\\Sound\\stage_saf.xwb"</text:p>
          </table:table-cell>
        </table:table-row>
        <table:table-row table:style-name="ro1">
          <table:table-cell/>
          <table:table-cell office:value-type="string">
            <text:p>82c4af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800004Ch</text:p>
          </table:table-cell>
          <table:table-cell office:value-type="string">
            <text:p><text:s text:c="8"/>82c4c8a4 82 27 f9 28 <text:s text:c="4"/>addr <text:s text:c="6"/>s_D:\Sound\stage_saf.xsb_8227f928 <text:s text:c="20"/></text:p>
          </table:table-cell>
          <table:table-cell office:value-type="string">
            <text:p><text:s/>"D:\\Sound\\stage_saf.xsb"</text:p>
          </table:table-cell>
        </table:table-row>
        <table:table-row table:style-name="ro1">
          <table:table-cell/>
          <table:table-cell office:value-type="string">
            <text:p>82c4af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800004Dh</text:p>
          </table:table-cell>
          <table:table-cell office:value-type="string">
            <text:p><text:s text:c="8"/>82c4c8a8 82 27 f9 10 <text:s text:c="4"/>addr <text:s text:c="6"/>s_D:\Sound\stage_bri.xwb_8227f910 <text:s text:c="20"/></text:p>
          </table:table-cell>
          <table:table-cell office:value-type="string">
            <text:p><text:s/>"D:\\Sound\\stage_bri.xwb"</text:p>
          </table:table-cell>
        </table:table-row>
        <table:table-row table:style-name="ro1">
          <table:table-cell/>
          <table:table-cell office:value-type="string">
            <text:p>82c4af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800004Eh</text:p>
          </table:table-cell>
          <table:table-cell office:value-type="string">
            <text:p><text:s text:c="8"/>82c4c8ac 82 27 f8 f8 <text:s text:c="4"/>addr <text:s text:c="6"/>s_D:\Sound\stage_bri.xsb_8227f8f8 <text:s text:c="20"/></text:p>
          </table:table-cell>
          <table:table-cell office:value-type="string">
            <text:p><text:s/>"D:\\Sound\\stage_bri.xsb"</text:p>
          </table:table-cell>
        </table:table-row>
        <table:table-row table:style-name="ro1">
          <table:table-cell/>
          <table:table-cell office:value-type="string">
            <text:p>82c4af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800004Fh</text:p>
          </table:table-cell>
          <table:table-cell office:value-type="string">
            <text:p><text:s text:c="8"/>82c4c8b0 82 27 f8 e0 <text:s text:c="4"/>addr <text:s text:c="6"/>s_D:\Sound\stage_kyn.xwb_8227f8e0 <text:s text:c="20"/></text:p>
          </table:table-cell>
          <table:table-cell office:value-type="string">
            <text:p><text:s/>"D:\\Sound\\stage_kyn.xwb"</text:p>
          </table:table-cell>
        </table:table-row>
        <table:table-row table:style-name="ro1">
          <table:table-cell/>
          <table:table-cell office:value-type="string">
            <text:p>82c4af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8000050h</text:p>
          </table:table-cell>
          <table:table-cell office:value-type="string">
            <text:p><text:s text:c="8"/>82c4c8b4 82 27 f8 c8 <text:s text:c="4"/>addr <text:s text:c="6"/>s_D:\Sound\stage_kyn.xsb_8227f8c8 <text:s text:c="20"/></text:p>
          </table:table-cell>
          <table:table-cell office:value-type="string">
            <text:p><text:s/>"D:\\Sound\\stage_kyn.xsb"</text:p>
          </table:table-cell>
        </table:table-row>
        <table:table-row table:style-name="ro1">
          <table:table-cell/>
          <table:table-cell office:value-type="string">
            <text:p>82c4af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8000051h</text:p>
          </table:table-cell>
          <table:table-cell office:value-type="string">
            <text:p><text:s text:c="8"/>82c4c8b8 82 27 f8 b0 <text:s text:c="4"/>addr <text:s text:c="6"/>s_D:\Sound\stage_ray.xwb_8227f8b0 <text:s text:c="20"/></text:p>
          </table:table-cell>
          <table:table-cell office:value-type="string">
            <text:p><text:s/>"D:\\Sound\\stage_ray.xwb"</text:p>
          </table:table-cell>
        </table:table-row>
        <table:table-row table:style-name="ro1">
          <table:table-cell/>
          <table:table-cell office:value-type="string">
            <text:p>82c4af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8000052h</text:p>
          </table:table-cell>
          <table:table-cell office:value-type="string">
            <text:p><text:s text:c="8"/>82c4c8bc 82 27 f8 98 <text:s text:c="4"/>addr <text:s text:c="6"/>s_D:\Sound\stage_ray.xsb_8227f898 <text:s text:c="20"/></text:p>
          </table:table-cell>
          <table:table-cell office:value-type="string">
            <text:p><text:s/>"D:\\Sound\\stage_ray.xsb"</text:p>
          </table:table-cell>
        </table:table-row>
        <table:table-row table:style-name="ro1">
          <table:table-cell/>
          <table:table-cell office:value-type="string">
            <text:p>82c4af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8000053h</text:p>
          </table:table-cell>
          <table:table-cell office:value-type="string">
            <text:p><text:s text:c="8"/>82c4c8c0 82 27 f8 80 <text:s text:c="4"/>addr <text:s text:c="6"/>s_D:\Sound\stage_hel.xwb_8227f880 <text:s text:c="20"/></text:p>
          </table:table-cell>
          <table:table-cell office:value-type="string">
            <text:p><text:s/>"D:\\Sound\\stage_hel.xwb"</text:p>
          </table:table-cell>
        </table:table-row>
        <table:table-row table:style-name="ro1">
          <table:table-cell/>
          <table:table-cell office:value-type="string">
            <text:p>82c4af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8000054h</text:p>
          </table:table-cell>
          <table:table-cell office:value-type="string">
            <text:p><text:s text:c="8"/>82c4c8c4 82 27 f8 68 <text:s text:c="4"/>addr <text:s text:c="6"/>s_D:\Sound\stage_hel.xsb_8227f868 <text:s text:c="20"/></text:p>
          </table:table-cell>
          <table:table-cell office:value-type="string">
            <text:p><text:s/>"D:\\Sound\\stage_hel.xsb"</text:p>
          </table:table-cell>
        </table:table-row>
        <table:table-row table:style-name="ro1">
          <table:table-cell/>
          <table:table-cell office:value-type="string">
            <text:p>82c4af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8000055h</text:p>
          </table:table-cell>
          <table:table-cell office:value-type="string">
            <text:p><text:s text:c="8"/>82c4c8c8 82 27 f8 50 <text:s text:c="4"/>addr <text:s text:c="6"/>s_D:\Sound\stage_tcr.xwb_8227f850 <text:s text:c="20"/></text:p>
          </table:table-cell>
          <table:table-cell office:value-type="string">
            <text:p><text:s/>"D:\\Sound\\stage_tcr.xwb"</text:p>
          </table:table-cell>
        </table:table-row>
        <table:table-row table:style-name="ro1">
          <table:table-cell/>
          <table:table-cell office:value-type="string">
            <text:p>82c4af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8000056h</text:p>
          </table:table-cell>
          <table:table-cell office:value-type="string">
            <text:p><text:s text:c="8"/>82c4c8cc 82 27 f8 38 <text:s text:c="4"/>addr <text:s text:c="6"/>s_D:\Sound\stage_tcr.xsb_8227f838 <text:s text:c="20"/></text:p>
          </table:table-cell>
          <table:table-cell office:value-type="string">
            <text:p><text:s/>"D:\\Sound\\stage_tcr.xsb"</text:p>
          </table:table-cell>
        </table:table-row>
        <table:table-row table:style-name="ro1">
          <table:table-cell/>
          <table:table-cell office:value-type="string">
            <text:p>82c4af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8000057h</text:p>
          </table:table-cell>
          <table:table-cell office:value-type="string">
            <text:p><text:s text:c="8"/>82c4c8d0 82 27 f8 20 <text:s text:c="4"/>addr <text:s text:c="6"/>s_D:\Sound\stage_kyr.xwb_8227f820 <text:s text:c="20"/></text:p>
          </table:table-cell>
          <table:table-cell office:value-type="string">
            <text:p><text:s/>"D:\\Sound\\stage_kyr.xwb"</text:p>
          </table:table-cell>
        </table:table-row>
        <table:table-row table:style-name="ro1">
          <table:table-cell/>
          <table:table-cell office:value-type="string">
            <text:p>82c4af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8000058h</text:p>
          </table:table-cell>
          <table:table-cell office:value-type="string">
            <text:p><text:s text:c="8"/>82c4c8d4 82 27 f8 08 <text:s text:c="4"/>addr <text:s text:c="6"/>s_D:\Sound\stage_kyr.xsb_8227f808 <text:s text:c="20"/></text:p>
          </table:table-cell>
          <table:table-cell office:value-type="string">
            <text:p><text:s/>"D:\\Sound\\stage_kyr.xsb"</text:p>
          </table:table-cell>
        </table:table-row>
        <table:table-row table:style-name="ro1">
          <table:table-cell/>
          <table:table-cell office:value-type="string">
            <text:p>82c4af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8000059h</text:p>
          </table:table-cell>
          <table:table-cell office:value-type="string">
            <text:p><text:s text:c="8"/>82c4c8d8 82 27 f7 f0 <text:s text:c="4"/>addr <text:s text:c="6"/>s_D:\Sound\con_ks1.xwb_8227f7f0 <text:s text:c="22"/></text:p>
          </table:table-cell>
          <table:table-cell office:value-type="string">
            <text:p><text:s/>"D:\\Sound\\con_ks1.xwb"</text:p>
          </table:table-cell>
        </table:table-row>
        <table:table-row table:style-name="ro1">
          <table:table-cell/>
          <table:table-cell office:value-type="string">
            <text:p>82c4af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800005Ah</text:p>
          </table:table-cell>
          <table:table-cell office:value-type="string">
            <text:p><text:s text:c="8"/>82c4c8dc 82 27 f7 f0 <text:s text:c="4"/>addr <text:s text:c="6"/>s_D:\Sound\con_ks1.xwb_8227f7f0 <text:s text:c="22"/></text:p>
          </table:table-cell>
          <table:table-cell office:value-type="string">
            <text:p><text:s/>"D:\\Sound\\con_ks1.xwb"</text:p>
          </table:table-cell>
        </table:table-row>
        <table:table-row table:style-name="ro1">
          <table:table-cell/>
          <table:table-cell office:value-type="string">
            <text:p>82c4af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800005Bh</text:p>
          </table:table-cell>
          <table:table-cell office:value-type="string">
            <text:p><text:s text:c="8"/>82c4c8e0 82 27 f7 d8 <text:s text:c="4"/>addr <text:s text:c="6"/>s_D:\Sound\con_ks2.xwb_8227f7d8 <text:s text:c="22"/></text:p>
          </table:table-cell>
          <table:table-cell office:value-type="string">
            <text:p><text:s/>"D:\\Sound\\con_ks2.xwb"</text:p>
          </table:table-cell>
        </table:table-row>
        <table:table-row table:style-name="ro1">
          <table:table-cell/>
          <table:table-cell office:value-type="string">
            <text:p>82c4af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800005Ch</text:p>
          </table:table-cell>
          <table:table-cell office:value-type="string">
            <text:p><text:s text:c="8"/>82c4c8e4 82 27 f7 c0 <text:s text:c="4"/>addr <text:s text:c="6"/>s_D:\Sound\con_ks3.xwb_8227f7c0 <text:s text:c="22"/></text:p>
          </table:table-cell>
          <table:table-cell office:value-type="string">
            <text:p><text:s/>"D:\\Sound\\con_ks3.xwb"</text:p>
          </table:table-cell>
        </table:table-row>
        <table:table-row table:style-name="ro1">
          <table:table-cell/>
          <table:table-cell office:value-type="string">
            <text:p>82c4af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800005Dh</text:p>
          </table:table-cell>
          <table:table-cell office:value-type="string">
            <text:p><text:s text:c="8"/>82c4c8e8 82 27 f7 a8 <text:s text:c="4"/>addr <text:s text:c="6"/>s_D:\Sound\con_ay2.xwb_8227f7a8 <text:s text:c="22"/></text:p>
          </table:table-cell>
          <table:table-cell office:value-type="string">
            <text:p><text:s/>"D:\\Sound\\con_ay2.xwb"</text:p>
          </table:table-cell>
        </table:table-row>
        <table:table-row table:style-name="ro1">
          <table:table-cell/>
          <table:table-cell office:value-type="string">
            <text:p>82c4af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800005Eh</text:p>
          </table:table-cell>
          <table:table-cell office:value-type="string">
            <text:p><text:s text:c="8"/>82c4c8ec 82 27 f7 90 <text:s text:c="4"/>addr <text:s text:c="6"/>s_D:\Sound\con_ay3.xwb_8227f790 <text:s text:c="22"/></text:p>
          </table:table-cell>
          <table:table-cell office:value-type="string">
            <text:p><text:s/>"D:\\Sound\\con_ay3.xwb"</text:p>
          </table:table-cell>
        </table:table-row>
        <table:table-row table:style-name="ro1">
          <table:table-cell/>
          <table:table-cell office:value-type="string">
            <text:p>82c4af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800005Fh</text:p>
          </table:table-cell>
          <table:table-cell office:value-type="string">
            <text:p><text:s text:c="8"/>82c4c8f0 82 27 f7 78 <text:s text:c="4"/>addr <text:s text:c="6"/>s_D:\Sound\con_ry1.xwb_8227f778 <text:s text:c="22"/></text:p>
          </table:table-cell>
          <table:table-cell office:value-type="string">
            <text:p><text:s/>"D:\\Sound\\con_ry1.xwb"</text:p>
          </table:table-cell>
        </table:table-row>
        <table:table-row table:style-name="ro1">
          <table:table-cell/>
          <table:table-cell office:value-type="string">
            <text:p>82c4af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8000060h</text:p>
          </table:table-cell>
          <table:table-cell office:value-type="string">
            <text:p><text:s text:c="8"/>82c4c8f4 82 27 f7 60 <text:s text:c="4"/>addr <text:s text:c="6"/>s_D:\Sound\con_ry2.xwb_8227f760 <text:s text:c="22"/></text:p>
          </table:table-cell>
          <table:table-cell office:value-type="string">
            <text:p><text:s/>"D:\\Sound\\con_ry2.xwb"</text:p>
          </table:table-cell>
        </table:table-row>
        <table:table-row table:style-name="ro1">
          <table:table-cell/>
          <table:table-cell office:value-type="string">
            <text:p>82c4af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8000061h</text:p>
          </table:table-cell>
          <table:table-cell office:value-type="string">
            <text:p><text:s text:c="8"/>82c4c8f8 82 27 f7 48 <text:s text:c="4"/>addr <text:s text:c="6"/>s_D:\Sound\con_ry3.xwb_8227f748 <text:s text:c="22"/></text:p>
          </table:table-cell>
          <table:table-cell office:value-type="string">
            <text:p><text:s/>"D:\\Sound\\con_ry3.xwb"</text:p>
          </table:table-cell>
        </table:table-row>
        <table:table-row table:style-name="ro1">
          <table:table-cell/>
          <table:table-cell office:value-type="string">
            <text:p>82c4af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8000062h</text:p>
          </table:table-cell>
          <table:table-cell office:value-type="string">
            <text:p><text:s text:c="8"/>82c4c8fc 82 27 f7 30 <text:s text:c="4"/>addr <text:s text:c="6"/>s_D:\Sound\con_hy1.xwb_8227f730 <text:s text:c="22"/></text:p>
          </table:table-cell>
          <table:table-cell office:value-type="string">
            <text:p><text:s/>"D:\\Sound\\con_hy1.xwb"</text:p>
          </table:table-cell>
        </table:table-row>
        <table:table-row table:style-name="ro1">
          <table:table-cell/>
          <table:table-cell office:value-type="string">
            <text:p>82c4af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8000063h</text:p>
          </table:table-cell>
          <table:table-cell office:value-type="string">
            <text:p><text:s text:c="8"/>82c4c900 82 27 f7 18 <text:s text:c="4"/>addr <text:s text:c="6"/>s_D:\Sound\con_hy2.xwb_8227f718 <text:s text:c="22"/></text:p>
          </table:table-cell>
          <table:table-cell office:value-type="string">
            <text:p><text:s/>"D:\\Sound\\con_hy2.xwb"</text:p>
          </table:table-cell>
        </table:table-row>
        <table:table-row table:style-name="ro1">
          <table:table-cell/>
          <table:table-cell office:value-type="string">
            <text:p>82c4af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8000064h</text:p>
          </table:table-cell>
          <table:table-cell office:value-type="string">
            <text:p><text:s text:c="8"/>82c4c904 82 27 f7 00 <text:s text:c="4"/>addr <text:s text:c="6"/>s_D:\Sound\con_hy3.xwb_8227f700 <text:s text:c="22"/></text:p>
          </table:table-cell>
          <table:table-cell office:value-type="string">
            <text:p><text:s/>"D:\\Sound\\con_hy3.xwb"</text:p>
          </table:table-cell>
        </table:table-row>
        <table:table-row table:style-name="ro1">
          <table:table-cell/>
          <table:table-cell office:value-type="string">
            <text:p>82c4af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8000065h</text:p>
          </table:table-cell>
          <table:table-cell office:value-type="string">
            <text:p><text:s text:c="8"/>82c4c908 82 27 f6 e8 <text:s text:c="4"/>addr <text:s text:c="6"/>s_D:\Sound\con_tn2.xwb_8227f6e8 <text:s text:c="22"/></text:p>
          </table:table-cell>
          <table:table-cell office:value-type="string">
            <text:p><text:s/>"D:\\Sound\\con_tn2.xwb"</text:p>
          </table:table-cell>
        </table:table-row>
        <table:table-row table:style-name="ro1">
          <table:table-cell/>
          <table:table-cell office:value-type="string">
            <text:p>82c4af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8000066h</text:p>
          </table:table-cell>
          <table:table-cell office:value-type="string">
            <text:p><text:s text:c="8"/>82c4c90c 82 27 f6 d0 <text:s text:c="4"/>addr <text:s text:c="6"/>s_D:\Sound\con_le2.xwb_8227f6d0 <text:s text:c="22"/></text:p>
          </table:table-cell>
          <table:table-cell office:value-type="string">
            <text:p><text:s/>"D:\\Sound\\con_le2.xwb"</text:p>
          </table:table-cell>
        </table:table-row>
        <table:table-row table:style-name="ro1">
          <table:table-cell/>
          <table:table-cell office:value-type="string">
            <text:p>82c4af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8000067h</text:p>
          </table:table-cell>
          <table:table-cell office:value-type="string">
            <text:p><text:s text:c="8"/>82c4c910 82 27 f6 b8 <text:s text:c="4"/>addr <text:s text:c="6"/>s_D:\Sound\con_le3.xwb_8227f6b8 <text:s text:c="22"/></text:p>
          </table:table-cell>
          <table:table-cell office:value-type="string">
            <text:p><text:s/>"D:\\Sound\\con_le3.xwb"</text:p>
          </table:table-cell>
        </table:table-row>
        <table:table-row table:style-name="ro1">
          <table:table-cell/>
          <table:table-cell office:value-type="string">
            <text:p>82c4af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8000068h</text:p>
          </table:table-cell>
          <table:table-cell office:value-type="string">
            <text:p><text:s text:c="8"/>82c4c914 82 27 f6 a0 <text:s text:c="4"/>addr <text:s text:c="6"/>s_D:\Sound\con_ba1.xwb_8227f6a0 <text:s text:c="22"/></text:p>
          </table:table-cell>
          <table:table-cell office:value-type="string">
            <text:p><text:s/>"D:\\Sound\\con_ba1.xwb"</text:p>
          </table:table-cell>
        </table:table-row>
        <table:table-row table:style-name="ro1">
          <table:table-cell/>
          <table:table-cell office:value-type="string">
            <text:p>82c4af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8000069h</text:p>
          </table:table-cell>
          <table:table-cell office:value-type="string">
            <text:p><text:s text:c="8"/>82c4c918 82 27 f6 88 <text:s text:c="4"/>addr <text:s text:c="6"/>s_D:\Sound\con_ba1_tn.xwb_8227f688 <text:s text:c="19"/></text:p>
          </table:table-cell>
          <table:table-cell office:value-type="string">
            <text:p><text:s/>"D:\\Sound\\con_ba1_tn.xwb"</text:p>
          </table:table-cell>
        </table:table-row>
        <table:table-row table:style-name="ro1">
          <table:table-cell/>
          <table:table-cell office:value-type="string">
            <text:p>82c4af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800006Ah</text:p>
          </table:table-cell>
          <table:table-cell office:value-type="string">
            <text:p><text:s text:c="8"/>82c4c91c 82 27 f6 70 <text:s text:c="4"/>addr <text:s text:c="6"/>s_D:\Sound\con_ba1_ba.xwb_8227f670 <text:s text:c="19"/></text:p>
          </table:table-cell>
          <table:table-cell office:value-type="string">
            <text:p><text:s/>"D:\\Sound\\con_ba1_ba.xwb"</text:p>
          </table:table-cell>
        </table:table-row>
        <table:table-row table:style-name="ro1">
          <table:table-cell/>
          <table:table-cell office:value-type="string">
            <text:p>82c4af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800006Bh</text:p>
          </table:table-cell>
          <table:table-cell office:value-type="string">
            <text:p><text:s text:c="8"/>82c4c920 82 27 f6 58 <text:s text:c="4"/>addr <text:s text:c="6"/>s_D:\Sound\con_ba1_br.xwb_8227f658 <text:s text:c="19"/></text:p>
          </table:table-cell>
          <table:table-cell office:value-type="string">
            <text:p><text:s/>"D:\\Sound\\con_ba1_br.xwb"</text:p>
          </table:table-cell>
        </table:table-row>
        <table:table-row table:style-name="ro1">
          <table:table-cell/>
          <table:table-cell office:value-type="string">
            <text:p>82c4af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800006Ch</text:p>
          </table:table-cell>
          <table:table-cell office:value-type="string">
            <text:p><text:s text:c="8"/>82c4c924 82 27 f6 40 <text:s text:c="4"/>addr <text:s text:c="6"/>s_D:\Sound\con_ba2.xwb_8227f640 <text:s text:c="22"/></text:p>
          </table:table-cell>
          <table:table-cell office:value-type="string">
            <text:p><text:s/>"D:\\Sound\\con_ba2.xwb"</text:p>
          </table:table-cell>
        </table:table-row>
        <table:table-row table:style-name="ro1">
          <table:table-cell/>
          <table:table-cell office:value-type="string">
            <text:p>82c4af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800006Dh</text:p>
          </table:table-cell>
          <table:table-cell office:value-type="string">
            <text:p><text:s text:c="8"/>82c4c928 82 27 f6 28 <text:s text:c="4"/>addr <text:s text:c="6"/>s_D:\Sound\con_jn3.xwb_8227f628 <text:s text:c="22"/></text:p>
          </table:table-cell>
          <table:table-cell office:value-type="string">
            <text:p><text:s/>"D:\\Sound\\con_jn3.xwb"</text:p>
          </table:table-cell>
        </table:table-row>
        <table:table-row table:style-name="ro1">
          <table:table-cell/>
          <table:table-cell office:value-type="string">
            <text:p>82c4af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800006Eh</text:p>
          </table:table-cell>
          <table:table-cell office:value-type="string">
            <text:p><text:s text:c="8"/>82c4c92c 82 27 f6 10 <text:s text:c="4"/>addr <text:s text:c="6"/>s_D:\Sound\con_by2.xwb_8227f610 <text:s text:c="22"/></text:p>
          </table:table-cell>
          <table:table-cell office:value-type="string">
            <text:p><text:s/>"D:\\Sound\\con_by2.xwb"</text:p>
          </table:table-cell>
        </table:table-row>
        <table:table-row table:style-name="ro1">
          <table:table-cell/>
          <table:table-cell office:value-type="string">
            <text:p>82c4af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800006Fh</text:p>
          </table:table-cell>
          <table:table-cell office:value-type="string">
            <text:p><text:s text:c="8"/>82c4c930 82 27 f5 f8 <text:s text:c="4"/>addr <text:s text:c="6"/>s_D:\Sound\con_by3.xwb_8227f5f8 <text:s text:c="22"/></text:p>
          </table:table-cell>
          <table:table-cell office:value-type="string">
            <text:p><text:s/>"D:\\Sound\\con_by3.xwb"</text:p>
          </table:table-cell>
        </table:table-row>
        <table:table-row table:style-name="ro1">
          <table:table-cell/>
          <table:table-cell office:value-type="string">
            <text:p>82c4af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8000070h</text:p>
          </table:table-cell>
          <table:table-cell office:value-type="string">
            <text:p><text:s text:c="8"/>82c4c934 82 27 f5 e0 <text:s text:c="4"/>addr <text:s text:c="6"/>s_D:\Sound\con_zk1.xwb_8227f5e0 <text:s text:c="22"/></text:p>
          </table:table-cell>
          <table:table-cell office:value-type="string">
            <text:p><text:s/>"D:\\Sound\\con_zk1.xwb"</text:p>
          </table:table-cell>
        </table:table-row>
        <table:table-row table:style-name="ro1">
          <table:table-cell/>
          <table:table-cell office:value-type="string">
            <text:p>82c4af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8000071h</text:p>
          </table:table-cell>
          <table:table-cell office:value-type="string">
            <text:p><text:s text:c="8"/>82c4c938 82 27 f5 c8 <text:s text:c="4"/>addr <text:s text:c="6"/>s_D:\Sound\con_zk2.xwb_8227f5c8 <text:s text:c="22"/></text:p>
          </table:table-cell>
          <table:table-cell office:value-type="string">
            <text:p><text:s/>"D:\\Sound\\con_zk2.xwb"</text:p>
          </table:table-cell>
        </table:table-row>
        <table:table-row table:style-name="ro1">
          <table:table-cell/>
          <table:table-cell office:value-type="string">
            <text:p>82c4af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8000072h</text:p>
          </table:table-cell>
          <table:table-cell office:value-type="string">
            <text:p><text:s text:c="8"/>82c4c93c 82 27 f5 b0 <text:s text:c="4"/>addr <text:s text:c="6"/>s_D:\Sound\con_zk3.xwb_8227f5b0 <text:s text:c="22"/></text:p>
          </table:table-cell>
          <table:table-cell office:value-type="string">
            <text:p><text:s/>"D:\\Sound\\con_zk3.xwb"</text:p>
          </table:table-cell>
        </table:table-row>
        <table:table-row table:style-name="ro1">
          <table:table-cell/>
          <table:table-cell office:value-type="string">
            <text:p>82c4af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8000073h</text:p>
          </table:table-cell>
          <table:table-cell office:value-type="string">
            <text:p><text:s text:c="8"/>82c4c940 82 27 f5 98 <text:s text:c="4"/>addr <text:s text:c="6"/>s_D:\Sound\con_zk4.xwb_8227f598 <text:s text:c="22"/></text:p>
          </table:table-cell>
          <table:table-cell office:value-type="string">
            <text:p><text:s/>"D:\\Sound\\con_zk4.xwb"</text:p>
          </table:table-cell>
        </table:table-row>
        <table:table-row table:style-name="ro1">
          <table:table-cell/>
          <table:table-cell office:value-type="string">
            <text:p>82c4af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8000074h</text:p>
          </table:table-cell>
          <table:table-cell office:value-type="string">
            <text:p><text:s text:c="8"/>82c4c944 82 27 f5 80 <text:s text:c="4"/>addr <text:s text:c="6"/>s_D:\Sound\con_ko1.xwb_8227f580 <text:s text:c="22"/></text:p>
          </table:table-cell>
          <table:table-cell office:value-type="string">
            <text:p><text:s/>"D:\\Sound\\con_ko1.xwb"</text:p>
          </table:table-cell>
        </table:table-row>
        <table:table-row table:style-name="ro1">
          <table:table-cell/>
          <table:table-cell office:value-type="string">
            <text:p>82c4af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8000075h</text:p>
          </table:table-cell>
          <table:table-cell office:value-type="string">
            <text:p><text:s text:c="8"/>82c4c948 82 27 f5 68 <text:s text:c="4"/>addr <text:s text:c="6"/>s_D:\Sound\con_ko2.xwb_8227f568 <text:s text:c="22"/></text:p>
          </table:table-cell>
          <table:table-cell office:value-type="string">
            <text:p><text:s/>"D:\\Sound\\con_ko2.xwb"</text:p>
          </table:table-cell>
        </table:table-row>
        <table:table-row table:style-name="ro1">
          <table:table-cell/>
          <table:table-cell office:value-type="string">
            <text:p>82c4af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8000076h</text:p>
          </table:table-cell>
          <table:table-cell office:value-type="string">
            <text:p><text:s text:c="8"/>82c4c94c 82 27 f5 50 <text:s text:c="4"/>addr <text:s text:c="6"/>s_D:\Sound\con_ko3.xwb_8227f550 <text:s text:c="22"/></text:p>
          </table:table-cell>
          <table:table-cell office:value-type="string">
            <text:p><text:s/>"D:\\Sound\\con_ko3.xwb"</text:p>
          </table:table-cell>
        </table:table-row>
        <table:table-row table:style-name="ro1">
          <table:table-cell/>
          <table:table-cell office:value-type="string">
            <text:p>82c4af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8000077h</text:p>
          </table:table-cell>
          <table:table-cell office:value-type="string">
            <text:p><text:s text:c="8"/>82c4c950 82 27 f5 38 <text:s text:c="4"/>addr <text:s text:c="6"/>s_D:\Sound\con_bo1.xwb_8227f538 <text:s text:c="22"/></text:p>
          </table:table-cell>
          <table:table-cell office:value-type="string">
            <text:p><text:s/>"D:\\Sound\\con_bo1.xwb"</text:p>
          </table:table-cell>
        </table:table-row>
        <table:table-row table:style-name="ro1">
          <table:table-cell/>
          <table:table-cell office:value-type="string">
            <text:p>82c4af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8000078h</text:p>
          </table:table-cell>
          <table:table-cell office:value-type="string">
            <text:p><text:s text:c="8"/>82c4c954 82 27 f5 20 <text:s text:c="4"/>addr <text:s text:c="6"/>s_D:\Sound\con_bo2.xwb_8227f520 <text:s text:c="22"/></text:p>
          </table:table-cell>
          <table:table-cell office:value-type="string">
            <text:p><text:s/>"D:\\Sound\\con_bo2.xwb"</text:p>
          </table:table-cell>
        </table:table-row>
        <table:table-row table:style-name="ro1">
          <table:table-cell/>
          <table:table-cell office:value-type="string">
            <text:p>82c4af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8000079h</text:p>
          </table:table-cell>
          <table:table-cell office:value-type="string">
            <text:p><text:s text:c="8"/>82c4c958 82 27 f5 08 <text:s text:c="4"/>addr <text:s text:c="6"/>s_D:\Sound\con_bo3.xwb_8227f508 <text:s text:c="22"/></text:p>
          </table:table-cell>
          <table:table-cell office:value-type="string">
            <text:p><text:s/>"D:\\Sound\\con_bo3.xwb"</text:p>
          </table:table-cell>
        </table:table-row>
        <table:table-row table:style-name="ro1">
          <table:table-cell/>
          <table:table-cell office:value-type="string">
            <text:p>82c4af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800007Ah</text:p>
          </table:table-cell>
          <table:table-cell office:value-type="string">
            <text:p><text:s text:c="8"/>82c4c95c 82 27 f4 f0 <text:s text:c="4"/>addr <text:s text:c="6"/>s_D:\Sound\con_ha1.xwb_8227f4f0 <text:s text:c="22"/></text:p>
          </table:table-cell>
          <table:table-cell office:value-type="string">
            <text:p><text:s/>"D:\\Sound\\con_ha1.xwb"</text:p>
          </table:table-cell>
        </table:table-row>
        <table:table-row table:style-name="ro1">
          <table:table-cell/>
          <table:table-cell office:value-type="string">
            <text:p>82c4af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800007Bh</text:p>
          </table:table-cell>
          <table:table-cell office:value-type="string">
            <text:p><text:s text:c="8"/>82c4c960 82 27 f4 d8 <text:s text:c="4"/>addr <text:s text:c="6"/>s_D:\Sound\con_ha2.xwb_8227f4d8 <text:s text:c="22"/></text:p>
          </table:table-cell>
          <table:table-cell office:value-type="string">
            <text:p><text:s/>"D:\\Sound\\con_ha2.xwb"</text:p>
          </table:table-cell>
        </table:table-row>
        <table:table-row table:style-name="ro1">
          <table:table-cell/>
          <table:table-cell office:value-type="string">
            <text:p>82c4af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800007Ch</text:p>
          </table:table-cell>
          <table:table-cell office:value-type="string">
            <text:p><text:s text:c="8"/>82c4c964 82 27 f4 c0 <text:s text:c="4"/>addr <text:s text:c="6"/>s_D:\Sound\con_ha3.xwb_8227f4c0 <text:s text:c="22"/></text:p>
          </table:table-cell>
          <table:table-cell office:value-type="string">
            <text:p><text:s/>"D:\\Sound\\con_ha3.xwb"</text:p>
          </table:table-cell>
        </table:table-row>
        <table:table-row table:style-name="ro1">
          <table:table-cell/>
          <table:table-cell office:value-type="string">
            <text:p>82c4af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800007Dh</text:p>
          </table:table-cell>
          <table:table-cell office:value-type="string">
            <text:p><text:s text:c="8"/>82c4c968 82 27 f4 a8 <text:s text:c="4"/>addr <text:s text:c="6"/>s_D:\Sound\con_li3.xwb_8227f4a8 <text:s text:c="22"/></text:p>
          </table:table-cell>
          <table:table-cell office:value-type="string">
            <text:p><text:s/>"D:\\Sound\\con_li3.xwb"</text:p>
          </table:table-cell>
        </table:table-row>
        <table:table-row table:style-name="ro1">
          <table:table-cell/>
          <table:table-cell office:value-type="string">
            <text:p>82c4af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800007Eh</text:p>
          </table:table-cell>
          <table:table-cell office:value-type="string">
            <text:p><text:s text:c="8"/>82c4c96c 82 27 f4 90 <text:s text:c="4"/>addr <text:s text:c="6"/>s_D:\Sound\con_br3.xwb_8227f490 <text:s text:c="22"/></text:p>
          </table:table-cell>
          <table:table-cell office:value-type="string">
            <text:p><text:s/>"D:\\Sound\\con_br3.xwb"</text:p>
          </table:table-cell>
        </table:table-row>
        <table:table-row table:style-name="ro1">
          <table:table-cell/>
          <table:table-cell office:value-type="string">
            <text:p>82c4af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800007Fh</text:p>
          </table:table-cell>
          <table:table-cell office:value-type="string">
            <text:p><text:s text:c="8"/>82c4c970 82 27 f4 78 <text:s text:c="4"/>addr <text:s text:c="6"/>s_D:\Sound\con_he1.xwb_8227f478 <text:s text:c="22"/></text:p>
          </table:table-cell>
          <table:table-cell office:value-type="string">
            <text:p><text:s/>"D:\\Sound\\con_he1.xwb"</text:p>
          </table:table-cell>
        </table:table-row>
        <table:table-row table:style-name="ro1">
          <table:table-cell/>
          <table:table-cell office:value-type="string">
            <text:p>82c4af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00080h</text:p>
          </table:table-cell>
          <table:table-cell office:value-type="string">
            <text:p><text:s text:c="8"/>82c4c974 82 27 f4 60 <text:s text:c="4"/>addr <text:s text:c="6"/>s_D:\Sound\con_he2.xwb_8227f460 <text:s text:c="22"/></text:p>
          </table:table-cell>
          <table:table-cell office:value-type="string">
            <text:p><text:s/>"D:\\Sound\\con_he2.xwb"</text:p>
          </table:table-cell>
        </table:table-row>
        <table:table-row table:style-name="ro1">
          <table:table-cell/>
          <table:table-cell office:value-type="string">
            <text:p>82c4af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000081h</text:p>
          </table:table-cell>
          <table:table-cell office:value-type="string">
            <text:p><text:s text:c="8"/>82c4c978 82 27 f4 48 <text:s text:c="4"/>addr <text:s text:c="6"/>s_D:\Sound\con_he3.xwb_8227f448 <text:s text:c="22"/></text:p>
          </table:table-cell>
          <table:table-cell office:value-type="string">
            <text:p><text:s/>"D:\\Sound\\con_he3.xwb"</text:p>
          </table:table-cell>
        </table:table-row>
        <table:table-row table:style-name="ro1">
          <table:table-cell/>
          <table:table-cell office:value-type="string">
            <text:p>82c4af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000082h</text:p>
          </table:table-cell>
          <table:table-cell office:value-type="string">
            <text:p><text:s text:c="8"/>82c4c97c 82 27 f4 30 <text:s text:c="4"/>addr <text:s text:c="6"/>s_D:\Sound\con_etc1.xwb_8227f430 <text:s text:c="21"/></text:p>
          </table:table-cell>
          <table:table-cell office:value-type="string">
            <text:p><text:s/>"D:\\Sound\\con_etc1.xwb"</text:p>
          </table:table-cell>
        </table:table-row>
        <table:table-row table:style-name="ro1">
          <table:table-cell/>
          <table:table-cell office:value-type="string">
            <text:p>82c4af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000083h</text:p>
          </table:table-cell>
          <table:table-cell office:value-type="string">
            <text:p><text:s text:c="8"/>82c4c980 82 27 f4 14 <text:s text:c="4"/>addr <text:s text:c="6"/>s_D:\Sound\con_etc1_adv.xwb_8227f414 <text:s text:c="17"/></text:p>
          </table:table-cell>
          <table:table-cell office:value-type="string">
            <text:p><text:s/>"D:\\Sound\\con_etc1_adv.xwb"</text:p>
          </table:table-cell>
        </table:table-row>
        <table:table-row table:style-name="ro1">
          <table:table-cell/>
          <table:table-cell office:value-type="string">
            <text:p>82c4af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000084h</text:p>
          </table:table-cell>
          <table:table-cell office:value-type="string">
            <text:p><text:s text:c="8"/>82c4c984 82 27 f3 fc <text:s text:c="4"/>addr <text:s text:c="6"/>s_D:\Sound\con_sp1.xwb_8227f3fc <text:s text:c="22"/></text:p>
          </table:table-cell>
          <table:table-cell office:value-type="string">
            <text:p><text:s/>"D:\\Sound\\con_sp1.xwb"</text:p>
          </table:table-cell>
        </table:table-row>
        <table:table-row table:style-name="ro1">
          <table:table-cell/>
          <table:table-cell office:value-type="string">
            <text:p>82c4af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000085h</text:p>
          </table:table-cell>
          <table:table-cell office:value-type="string">
            <text:p><text:s text:c="8"/>82c4c988 82 27 f3 e0 <text:s text:c="4"/>addr <text:s text:c="6"/>s_D:\Sound\con_e3_152biod.xwb_8227f3e0 <text:s text:c="15"/></text:p>
          </table:table-cell>
          <table:table-cell office:value-type="string">
            <text:p><text:s/>"D:\\Sound\\con_e3_152biod.xwb"</text:p>
          </table:table-cell>
        </table:table-row>
        <table:table-row table:style-name="ro1">
          <table:table-cell/>
          <table:table-cell office:value-type="string">
            <text:p>82c4af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000086h</text:p>
          </table:table-cell>
          <table:table-cell office:value-type="string">
            <text:p><text:s text:c="8"/>82c4c98c 82 27 f3 c8 <text:s text:c="4"/>addr <text:s text:c="6"/>s_D:\Sound\con_ks1.xsb_8227f3c8 <text:s text:c="22"/></text:p>
          </table:table-cell>
          <table:table-cell office:value-type="string">
            <text:p><text:s/>"D:\\Sound\\con_ks1.xsb"</text:p>
          </table:table-cell>
        </table:table-row>
        <table:table-row table:style-name="ro1">
          <table:table-cell/>
          <table:table-cell office:value-type="string">
            <text:p>82c4af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000087h</text:p>
          </table:table-cell>
          <table:table-cell office:value-type="string">
            <text:p><text:s text:c="8"/>82c4c990 82 27 f3 c8 <text:s text:c="4"/>addr <text:s text:c="6"/>s_D:\Sound\con_ks1.xsb_8227f3c8 <text:s text:c="22"/></text:p>
          </table:table-cell>
          <table:table-cell office:value-type="string">
            <text:p><text:s/>"D:\\Sound\\con_ks1.xsb"</text:p>
          </table:table-cell>
        </table:table-row>
        <table:table-row table:style-name="ro1">
          <table:table-cell/>
          <table:table-cell office:value-type="string">
            <text:p>82c4af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000088h</text:p>
          </table:table-cell>
          <table:table-cell office:value-type="string">
            <text:p><text:s text:c="8"/>82c4c994 82 27 f3 b0 <text:s text:c="4"/>addr <text:s text:c="6"/>s_D:\Sound\con_ks2.xsb_8227f3b0 <text:s text:c="22"/></text:p>
          </table:table-cell>
          <table:table-cell office:value-type="string">
            <text:p><text:s/>"D:\\Sound\\con_ks2.xsb"</text:p>
          </table:table-cell>
        </table:table-row>
        <table:table-row table:style-name="ro1">
          <table:table-cell/>
          <table:table-cell office:value-type="string">
            <text:p>82c4af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000089h</text:p>
          </table:table-cell>
          <table:table-cell office:value-type="string">
            <text:p><text:s text:c="8"/>82c4c998 82 27 f3 98 <text:s text:c="4"/>addr <text:s text:c="6"/>s_D:\Sound\con_ks3.xsb_8227f398 <text:s text:c="22"/></text:p>
          </table:table-cell>
          <table:table-cell office:value-type="string">
            <text:p><text:s/>"D:\\Sound\\con_ks3.xsb"</text:p>
          </table:table-cell>
        </table:table-row>
        <table:table-row table:style-name="ro1">
          <table:table-cell/>
          <table:table-cell office:value-type="string">
            <text:p>82c4af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00008Ah</text:p>
          </table:table-cell>
          <table:table-cell office:value-type="string">
            <text:p><text:s text:c="8"/>82c4c99c 82 27 f3 80 <text:s text:c="4"/>addr <text:s text:c="6"/>s_D:\Sound\con_ay2.xsb_8227f380 <text:s text:c="22"/></text:p>
          </table:table-cell>
          <table:table-cell office:value-type="string">
            <text:p><text:s/>"D:\\Sound\\con_ay2.xsb"</text:p>
          </table:table-cell>
        </table:table-row>
        <table:table-row table:style-name="ro1">
          <table:table-cell/>
          <table:table-cell office:value-type="string">
            <text:p>82c4b0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00008Bh</text:p>
          </table:table-cell>
          <table:table-cell office:value-type="string">
            <text:p><text:s text:c="8"/>82c4c9a0 82 27 f3 68 <text:s text:c="4"/>addr <text:s text:c="6"/>s_D:\Sound\con_ay3.xsb_8227f368 <text:s text:c="22"/></text:p>
          </table:table-cell>
          <table:table-cell office:value-type="string">
            <text:p><text:s/>"D:\\Sound\\con_ay3.xsb"</text:p>
          </table:table-cell>
        </table:table-row>
        <table:table-row table:style-name="ro1">
          <table:table-cell/>
          <table:table-cell office:value-type="string">
            <text:p>82c4b0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00008Ch</text:p>
          </table:table-cell>
          <table:table-cell office:value-type="string">
            <text:p><text:s text:c="8"/>82c4c9a4 82 27 f3 50 <text:s text:c="4"/>addr <text:s text:c="6"/>s_D:\Sound\con_ry1.xsb_8227f350 <text:s text:c="22"/></text:p>
          </table:table-cell>
          <table:table-cell office:value-type="string">
            <text:p><text:s/>"D:\\Sound\\con_ry1.xsb"</text:p>
          </table:table-cell>
        </table:table-row>
        <table:table-row table:style-name="ro1">
          <table:table-cell/>
          <table:table-cell office:value-type="string">
            <text:p>82c4b0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00008Dh</text:p>
          </table:table-cell>
          <table:table-cell office:value-type="string">
            <text:p><text:s text:c="8"/>82c4c9a8 82 27 f3 38 <text:s text:c="4"/>addr <text:s text:c="6"/>s_D:\Sound\con_ry2.xsb_8227f338 <text:s text:c="22"/></text:p>
          </table:table-cell>
          <table:table-cell office:value-type="string">
            <text:p><text:s/>"D:\\Sound\\con_ry2.xsb"</text:p>
          </table:table-cell>
        </table:table-row>
        <table:table-row table:style-name="ro1">
          <table:table-cell/>
          <table:table-cell office:value-type="string">
            <text:p>82c4b0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00008Eh</text:p>
          </table:table-cell>
          <table:table-cell office:value-type="string">
            <text:p><text:s text:c="8"/>82c4c9ac 82 27 f3 20 <text:s text:c="4"/>addr <text:s text:c="6"/>s_D:\Sound\con_ry3.xsb_8227f320 <text:s text:c="22"/></text:p>
          </table:table-cell>
          <table:table-cell office:value-type="string">
            <text:p><text:s/>"D:\\Sound\\con_ry3.xsb"</text:p>
          </table:table-cell>
        </table:table-row>
        <table:table-row table:style-name="ro1">
          <table:table-cell/>
          <table:table-cell office:value-type="string">
            <text:p>82c4b0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00008Fh</text:p>
          </table:table-cell>
          <table:table-cell office:value-type="string">
            <text:p><text:s text:c="8"/>82c4c9b0 82 27 f3 08 <text:s text:c="4"/>addr <text:s text:c="6"/>s_D:\Sound\con_hy1.xsb_8227f308 <text:s text:c="22"/></text:p>
          </table:table-cell>
          <table:table-cell office:value-type="string">
            <text:p><text:s/>"D:\\Sound\\con_hy1.xsb"</text:p>
          </table:table-cell>
        </table:table-row>
        <table:table-row table:style-name="ro1">
          <table:table-cell/>
          <table:table-cell office:value-type="string">
            <text:p>82c4b0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8000090h</text:p>
          </table:table-cell>
          <table:table-cell office:value-type="string">
            <text:p><text:s text:c="8"/>82c4c9b4 82 27 f2 f0 <text:s text:c="4"/>addr <text:s text:c="6"/>s_D:\Sound\con_hy2.xsb_8227f2f0 <text:s text:c="22"/></text:p>
          </table:table-cell>
          <table:table-cell office:value-type="string">
            <text:p><text:s/>"D:\\Sound\\con_hy2.xsb"</text:p>
          </table:table-cell>
        </table:table-row>
        <table:table-row table:style-name="ro1">
          <table:table-cell/>
          <table:table-cell office:value-type="string">
            <text:p>82c4b0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8000091h</text:p>
          </table:table-cell>
          <table:table-cell office:value-type="string">
            <text:p><text:s text:c="8"/>82c4c9b8 82 27 f2 d8 <text:s text:c="4"/>addr <text:s text:c="6"/>s_D:\Sound\con_hy3.xsb_8227f2d8 <text:s text:c="22"/></text:p>
          </table:table-cell>
          <table:table-cell office:value-type="string">
            <text:p><text:s/>"D:\\Sound\\con_hy3.xsb"</text:p>
          </table:table-cell>
        </table:table-row>
        <table:table-row table:style-name="ro1">
          <table:table-cell/>
          <table:table-cell office:value-type="string">
            <text:p>82c4b0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8000092h</text:p>
          </table:table-cell>
          <table:table-cell office:value-type="string">
            <text:p><text:s text:c="8"/>82c4c9bc 82 27 f2 c0 <text:s text:c="4"/>addr <text:s text:c="6"/>s_D:\Sound\con_tn2.xsb_8227f2c0 <text:s text:c="22"/></text:p>
          </table:table-cell>
          <table:table-cell office:value-type="string">
            <text:p><text:s/>"D:\\Sound\\con_tn2.xsb"</text:p>
          </table:table-cell>
        </table:table-row>
        <table:table-row table:style-name="ro1">
          <table:table-cell/>
          <table:table-cell office:value-type="string">
            <text:p>82c4b0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8000093h</text:p>
          </table:table-cell>
          <table:table-cell office:value-type="string">
            <text:p><text:s text:c="8"/>82c4c9c0 82 27 f2 a8 <text:s text:c="4"/>addr <text:s text:c="6"/>s_D:\Sound\con_le2.xsb_8227f2a8 <text:s text:c="22"/></text:p>
          </table:table-cell>
          <table:table-cell office:value-type="string">
            <text:p><text:s/>"D:\\Sound\\con_le2.xsb"</text:p>
          </table:table-cell>
        </table:table-row>
        <table:table-row table:style-name="ro1">
          <table:table-cell/>
          <table:table-cell office:value-type="string">
            <text:p>82c4b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8000094h</text:p>
          </table:table-cell>
          <table:table-cell office:value-type="string">
            <text:p><text:s text:c="8"/>82c4c9c4 82 27 f2 90 <text:s text:c="4"/>addr <text:s text:c="6"/>s_D:\Sound\con_le3.xsb_8227f290 <text:s text:c="22"/></text:p>
          </table:table-cell>
          <table:table-cell office:value-type="string">
            <text:p><text:s/>"D:\\Sound\\con_le3.xsb"</text:p>
          </table:table-cell>
        </table:table-row>
        <table:table-row table:style-name="ro1">
          <table:table-cell/>
          <table:table-cell office:value-type="string">
            <text:p>82c4b0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8000095h</text:p>
          </table:table-cell>
          <table:table-cell office:value-type="string">
            <text:p><text:s text:c="8"/>82c4c9c8 82 27 f2 78 <text:s text:c="4"/>addr <text:s text:c="6"/>s_D:\Sound\con_ba1.xsb_8227f278 <text:s text:c="22"/></text:p>
          </table:table-cell>
          <table:table-cell office:value-type="string">
            <text:p><text:s/>"D:\\Sound\\con_ba1.xsb"</text:p>
          </table:table-cell>
        </table:table-row>
        <table:table-row table:style-name="ro1">
          <table:table-cell/>
          <table:table-cell office:value-type="string">
            <text:p>82c4b0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8000096h</text:p>
          </table:table-cell>
          <table:table-cell office:value-type="string">
            <text:p><text:s text:c="8"/>82c4c9cc 82 27 f2 60 <text:s text:c="4"/>addr <text:s text:c="6"/>s_D:\Sound\con_ba1_tn.xsb_8227f260 <text:s text:c="19"/></text:p>
          </table:table-cell>
          <table:table-cell office:value-type="string">
            <text:p><text:s/>"D:\\Sound\\con_ba1_tn.xsb"</text:p>
          </table:table-cell>
        </table:table-row>
        <table:table-row table:style-name="ro1">
          <table:table-cell/>
          <table:table-cell office:value-type="string">
            <text:p>82c4b0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8000097h</text:p>
          </table:table-cell>
          <table:table-cell office:value-type="string">
            <text:p><text:s text:c="8"/>82c4c9d0 82 27 f2 48 <text:s text:c="4"/>addr <text:s text:c="6"/>s_D:\Sound\con_ba1_ba.xsb_8227f248 <text:s text:c="19"/></text:p>
          </table:table-cell>
          <table:table-cell office:value-type="string">
            <text:p><text:s/>"D:\\Sound\\con_ba1_ba.xsb"</text:p>
          </table:table-cell>
        </table:table-row>
        <table:table-row table:style-name="ro1">
          <table:table-cell/>
          <table:table-cell office:value-type="string">
            <text:p>82c4b0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8000098h</text:p>
          </table:table-cell>
          <table:table-cell office:value-type="string">
            <text:p><text:s text:c="8"/>82c4c9d4 82 27 f2 30 <text:s text:c="4"/>addr <text:s text:c="6"/>s_D:\Sound\con_ba1_br.xsb_8227f230 <text:s text:c="19"/></text:p>
          </table:table-cell>
          <table:table-cell office:value-type="string">
            <text:p><text:s/>"D:\\Sound\\con_ba1_br.xsb"</text:p>
          </table:table-cell>
        </table:table-row>
        <table:table-row table:style-name="ro1">
          <table:table-cell/>
          <table:table-cell office:value-type="string">
            <text:p>82c4b0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8000099h</text:p>
          </table:table-cell>
          <table:table-cell office:value-type="string">
            <text:p><text:s text:c="8"/>82c4c9d8 82 27 f2 18 <text:s text:c="4"/>addr <text:s text:c="6"/>s_D:\Sound\con_ba2.xsb_8227f218 <text:s text:c="22"/></text:p>
          </table:table-cell>
          <table:table-cell office:value-type="string">
            <text:p><text:s/>"D:\\Sound\\con_ba2.xsb"</text:p>
          </table:table-cell>
        </table:table-row>
        <table:table-row table:style-name="ro1">
          <table:table-cell/>
          <table:table-cell office:value-type="string">
            <text:p>82c4b0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800009Ah</text:p>
          </table:table-cell>
          <table:table-cell office:value-type="string">
            <text:p><text:s text:c="8"/>82c4c9dc 82 27 f2 00 <text:s text:c="4"/>addr <text:s text:c="6"/>s_D:\Sound\con_jn3.xsb_8227f200 <text:s text:c="22"/></text:p>
          </table:table-cell>
          <table:table-cell office:value-type="string">
            <text:p><text:s/>"D:\\Sound\\con_jn3.xsb"</text:p>
          </table:table-cell>
        </table:table-row>
        <table:table-row table:style-name="ro1">
          <table:table-cell/>
          <table:table-cell office:value-type="string">
            <text:p>82c4b0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800009Bh</text:p>
          </table:table-cell>
          <table:table-cell office:value-type="string">
            <text:p><text:s text:c="8"/>82c4c9e0 82 27 f1 e8 <text:s text:c="4"/>addr <text:s text:c="6"/>s_D:\Sound\con_by2.xsb_8227f1e8 <text:s text:c="22"/></text:p>
          </table:table-cell>
          <table:table-cell office:value-type="string">
            <text:p><text:s/>"D:\\Sound\\con_by2.xsb"</text:p>
          </table:table-cell>
        </table:table-row>
        <table:table-row table:style-name="ro1">
          <table:table-cell/>
          <table:table-cell office:value-type="string">
            <text:p>82c4b0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800009Ch</text:p>
          </table:table-cell>
          <table:table-cell office:value-type="string">
            <text:p><text:s text:c="8"/>82c4c9e4 82 27 f1 d0 <text:s text:c="4"/>addr <text:s text:c="6"/>s_D:\Sound\con_by3.xsb_8227f1d0 <text:s text:c="22"/></text:p>
          </table:table-cell>
          <table:table-cell office:value-type="string">
            <text:p><text:s/>"D:\\Sound\\con_by3.xsb"</text:p>
          </table:table-cell>
        </table:table-row>
        <table:table-row table:style-name="ro1">
          <table:table-cell/>
          <table:table-cell office:value-type="string">
            <text:p>82c4b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800009Dh</text:p>
          </table:table-cell>
          <table:table-cell office:value-type="string">
            <text:p><text:s text:c="8"/>82c4c9e8 82 27 f1 b8 <text:s text:c="4"/>addr <text:s text:c="6"/>s_D:\Sound\con_zk1.xsb_8227f1b8 <text:s text:c="22"/></text:p>
          </table:table-cell>
          <table:table-cell office:value-type="string">
            <text:p><text:s/>"D:\\Sound\\con_zk1.xsb"</text:p>
          </table:table-cell>
        </table:table-row>
        <table:table-row table:style-name="ro1">
          <table:table-cell/>
          <table:table-cell office:value-type="string">
            <text:p>82c4b0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800009Eh</text:p>
          </table:table-cell>
          <table:table-cell office:value-type="string">
            <text:p><text:s text:c="8"/>82c4c9ec 82 27 f1 a0 <text:s text:c="4"/>addr <text:s text:c="6"/>s_D:\Sound\con_zk2.xsb_8227f1a0 <text:s text:c="22"/></text:p>
          </table:table-cell>
          <table:table-cell office:value-type="string">
            <text:p><text:s/>"D:\\Sound\\con_zk2.xsb"</text:p>
          </table:table-cell>
        </table:table-row>
        <table:table-row table:style-name="ro1">
          <table:table-cell/>
          <table:table-cell office:value-type="string">
            <text:p>82c4b0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800009Fh</text:p>
          </table:table-cell>
          <table:table-cell office:value-type="string">
            <text:p><text:s text:c="8"/>82c4c9f0 82 27 f1 88 <text:s text:c="4"/>addr <text:s text:c="6"/>s_D:\Sound\con_zk3.xsb_8227f188 <text:s text:c="22"/></text:p>
          </table:table-cell>
          <table:table-cell office:value-type="string">
            <text:p><text:s/>"D:\\Sound\\con_zk3.xsb"</text:p>
          </table:table-cell>
        </table:table-row>
        <table:table-row table:style-name="ro1">
          <table:table-cell/>
          <table:table-cell office:value-type="string">
            <text:p>82c4b0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80000A0h</text:p>
          </table:table-cell>
          <table:table-cell office:value-type="string">
            <text:p><text:s text:c="8"/>82c4c9f4 82 27 f1 70 <text:s text:c="4"/>addr <text:s text:c="6"/>s_D:\Sound\con_zk4.xsb_8227f170 <text:s text:c="22"/></text:p>
          </table:table-cell>
          <table:table-cell office:value-type="string">
            <text:p><text:s/>"D:\\Sound\\con_zk4.xsb"</text:p>
          </table:table-cell>
        </table:table-row>
        <table:table-row table:style-name="ro1">
          <table:table-cell/>
          <table:table-cell office:value-type="string">
            <text:p>82c4b0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80000A1h</text:p>
          </table:table-cell>
          <table:table-cell office:value-type="string">
            <text:p><text:s text:c="8"/>82c4c9f8 82 27 f1 58 <text:s text:c="4"/>addr <text:s text:c="6"/>s_D:\Sound\con_ko1.xsb_8227f158 <text:s text:c="22"/></text:p>
          </table:table-cell>
          <table:table-cell office:value-type="string">
            <text:p><text:s/>"D:\\Sound\\con_ko1.xsb"</text:p>
          </table:table-cell>
        </table:table-row>
        <table:table-row table:style-name="ro1">
          <table:table-cell/>
          <table:table-cell office:value-type="string">
            <text:p>82c4b0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80000A2h</text:p>
          </table:table-cell>
          <table:table-cell office:value-type="string">
            <text:p><text:s text:c="8"/>82c4c9fc 82 27 f1 40 <text:s text:c="4"/>addr <text:s text:c="6"/>s_D:\Sound\con_ko2.xsb_8227f140 <text:s text:c="22"/></text:p>
          </table:table-cell>
          <table:table-cell office:value-type="string">
            <text:p><text:s/>"D:\\Sound\\con_ko2.xsb"</text:p>
          </table:table-cell>
        </table:table-row>
        <table:table-row table:style-name="ro1">
          <table:table-cell/>
          <table:table-cell office:value-type="string">
            <text:p>82c4b0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80000A3h</text:p>
          </table:table-cell>
          <table:table-cell office:value-type="string">
            <text:p><text:s text:c="8"/>82c4ca00 82 27 f1 28 <text:s text:c="4"/>addr <text:s text:c="6"/>s_D:\Sound\con_ko3.xsb_8227f128 <text:s text:c="22"/></text:p>
          </table:table-cell>
          <table:table-cell office:value-type="string">
            <text:p><text:s/>"D:\\Sound\\con_ko3.xsb"</text:p>
          </table:table-cell>
        </table:table-row>
        <table:table-row table:style-name="ro1">
          <table:table-cell/>
          <table:table-cell office:value-type="string">
            <text:p>82c4b0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80000A4h</text:p>
          </table:table-cell>
          <table:table-cell office:value-type="string">
            <text:p><text:s text:c="8"/>82c4ca04 82 27 f1 10 <text:s text:c="4"/>addr <text:s text:c="6"/>s_D:\Sound\con_bo1.xsb_8227f110 <text:s text:c="22"/></text:p>
          </table:table-cell>
          <table:table-cell office:value-type="string">
            <text:p><text:s/>"D:\\Sound\\con_bo1.xsb"</text:p>
          </table:table-cell>
        </table:table-row>
        <table:table-row table:style-name="ro1">
          <table:table-cell/>
          <table:table-cell office:value-type="string">
            <text:p>82c4b0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80000A5h</text:p>
          </table:table-cell>
          <table:table-cell office:value-type="string">
            <text:p><text:s text:c="8"/>82c4ca08 82 27 f0 f8 <text:s text:c="4"/>addr <text:s text:c="6"/>s_D:\Sound\con_bo2.xsb_8227f0f8 <text:s text:c="22"/></text:p>
          </table:table-cell>
          <table:table-cell office:value-type="string">
            <text:p><text:s/>"D:\\Sound\\con_bo2.xsb"</text:p>
          </table:table-cell>
        </table:table-row>
        <table:table-row table:style-name="ro1">
          <table:table-cell/>
          <table:table-cell office:value-type="string">
            <text:p>82c4b0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80000A6h</text:p>
          </table:table-cell>
          <table:table-cell office:value-type="string">
            <text:p><text:s text:c="8"/>82c4ca0c 82 27 f0 e0 <text:s text:c="4"/>addr <text:s text:c="6"/>s_D:\Sound\con_bo3.xsb_8227f0e0 <text:s text:c="22"/></text:p>
          </table:table-cell>
          <table:table-cell office:value-type="string">
            <text:p><text:s/>"D:\\Sound\\con_bo3.xsb"</text:p>
          </table:table-cell>
        </table:table-row>
        <table:table-row table:style-name="ro1">
          <table:table-cell/>
          <table:table-cell office:value-type="string">
            <text:p>82c4b0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80000A7h</text:p>
          </table:table-cell>
          <table:table-cell office:value-type="string">
            <text:p><text:s text:c="8"/>82c4ca10 82 27 f0 c8 <text:s text:c="4"/>addr <text:s text:c="6"/>s_D:\Sound\con_ha1.xsb_8227f0c8 <text:s text:c="22"/></text:p>
          </table:table-cell>
          <table:table-cell office:value-type="string">
            <text:p><text:s/>"D:\\Sound\\con_ha1.xsb"</text:p>
          </table:table-cell>
        </table:table-row>
        <table:table-row table:style-name="ro1">
          <table:table-cell/>
          <table:table-cell office:value-type="string">
            <text:p>82c4b0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80000A8h</text:p>
          </table:table-cell>
          <table:table-cell office:value-type="string">
            <text:p><text:s text:c="8"/>82c4ca14 82 27 f0 b0 <text:s text:c="4"/>addr <text:s text:c="6"/>s_D:\Sound\con_ha2.xsb_8227f0b0 <text:s text:c="22"/></text:p>
          </table:table-cell>
          <table:table-cell office:value-type="string">
            <text:p><text:s/>"D:\\Sound\\con_ha2.xsb"</text:p>
          </table:table-cell>
        </table:table-row>
        <table:table-row table:style-name="ro1">
          <table:table-cell/>
          <table:table-cell office:value-type="string">
            <text:p>82c4b0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80000A9h</text:p>
          </table:table-cell>
          <table:table-cell office:value-type="string">
            <text:p><text:s text:c="8"/>82c4ca18 82 27 f0 98 <text:s text:c="4"/>addr <text:s text:c="6"/>s_D:\Sound\con_ha3.xsb_8227f098 <text:s text:c="22"/></text:p>
          </table:table-cell>
          <table:table-cell office:value-type="string">
            <text:p><text:s/>"D:\\Sound\\con_ha3.xsb"</text:p>
          </table:table-cell>
        </table:table-row>
        <table:table-row table:style-name="ro1">
          <table:table-cell/>
          <table:table-cell office:value-type="string">
            <text:p>82c4b0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80000AAh</text:p>
          </table:table-cell>
          <table:table-cell office:value-type="string">
            <text:p><text:s text:c="8"/>82c4ca1c 82 27 f0 80 <text:s text:c="4"/>addr <text:s text:c="6"/>s_D:\Sound\con_li3.xsb_8227f080 <text:s text:c="22"/></text:p>
          </table:table-cell>
          <table:table-cell office:value-type="string">
            <text:p><text:s/>"D:\\Sound\\con_li3.xsb"</text:p>
          </table:table-cell>
        </table:table-row>
        <table:table-row table:style-name="ro1">
          <table:table-cell/>
          <table:table-cell office:value-type="string">
            <text:p>82c4b0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80000ABh</text:p>
          </table:table-cell>
          <table:table-cell office:value-type="string">
            <text:p><text:s text:c="8"/>82c4ca20 82 27 f0 68 <text:s text:c="4"/>addr <text:s text:c="6"/>s_D:\Sound\con_br3.xsb_8227f068 <text:s text:c="22"/></text:p>
          </table:table-cell>
          <table:table-cell office:value-type="string">
            <text:p><text:s/>"D:\\Sound\\con_br3.xsb"</text:p>
          </table:table-cell>
        </table:table-row>
        <table:table-row table:style-name="ro1">
          <table:table-cell/>
          <table:table-cell office:value-type="string">
            <text:p>82c4b0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80000ACh</text:p>
          </table:table-cell>
          <table:table-cell office:value-type="string">
            <text:p><text:s text:c="8"/>82c4ca24 82 27 f0 50 <text:s text:c="4"/>addr <text:s text:c="6"/>s_D:\Sound\con_he1.xsb_8227f050 <text:s text:c="22"/></text:p>
          </table:table-cell>
          <table:table-cell office:value-type="string">
            <text:p><text:s/>"D:\\Sound\\con_he1.xsb"</text:p>
          </table:table-cell>
        </table:table-row>
        <table:table-row table:style-name="ro1">
          <table:table-cell/>
          <table:table-cell office:value-type="string">
            <text:p>82c4b0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80000ADh</text:p>
          </table:table-cell>
          <table:table-cell office:value-type="string">
            <text:p><text:s text:c="8"/>82c4ca28 82 27 f0 38 <text:s text:c="4"/>addr <text:s text:c="6"/>s_D:\Sound\con_he2.xsb_8227f038 <text:s text:c="22"/></text:p>
          </table:table-cell>
          <table:table-cell office:value-type="string">
            <text:p><text:s/>"D:\\Sound\\con_he2.xsb"</text:p>
          </table:table-cell>
        </table:table-row>
        <table:table-row table:style-name="ro1">
          <table:table-cell/>
          <table:table-cell office:value-type="string">
            <text:p>82c4b0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80000AEh</text:p>
          </table:table-cell>
          <table:table-cell office:value-type="string">
            <text:p><text:s text:c="8"/>82c4ca2c 82 27 f0 20 <text:s text:c="4"/>addr <text:s text:c="6"/>s_D:\Sound\con_he3.xsb_8227f020 <text:s text:c="22"/></text:p>
          </table:table-cell>
          <table:table-cell office:value-type="string">
            <text:p><text:s/>"D:\\Sound\\con_he3.xsb"</text:p>
          </table:table-cell>
        </table:table-row>
        <table:table-row table:style-name="ro1">
          <table:table-cell/>
          <table:table-cell office:value-type="string">
            <text:p>82c4b0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80000AFh</text:p>
          </table:table-cell>
          <table:table-cell office:value-type="string">
            <text:p><text:s text:c="8"/>82c4ca30 82 27 f0 08 <text:s text:c="4"/>addr <text:s text:c="6"/>s_D:\Sound\con_etc1.xsb_8227f008 <text:s text:c="21"/></text:p>
          </table:table-cell>
          <table:table-cell office:value-type="string">
            <text:p><text:s/>"D:\\Sound\\con_etc1.xsb"</text:p>
          </table:table-cell>
        </table:table-row>
        <table:table-row table:style-name="ro1">
          <table:table-cell/>
          <table:table-cell office:value-type="string">
            <text:p>82c4b0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80000B0h</text:p>
          </table:table-cell>
          <table:table-cell office:value-type="string">
            <text:p><text:s text:c="8"/>82c4ca34 82 27 ef ec <text:s text:c="4"/>addr <text:s text:c="6"/>s_D:\Sound\con_etc1_adv.xsb_8227efec <text:s text:c="17"/></text:p>
          </table:table-cell>
          <table:table-cell office:value-type="string">
            <text:p><text:s/>"D:\\Sound\\con_etc1_adv.xsb"</text:p>
          </table:table-cell>
        </table:table-row>
        <table:table-row table:style-name="ro1">
          <table:table-cell/>
          <table:table-cell office:value-type="string">
            <text:p>82c4b0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80000B1h</text:p>
          </table:table-cell>
          <table:table-cell office:value-type="string">
            <text:p><text:s text:c="8"/>82c4ca38 82 27 ef d4 <text:s text:c="4"/>addr <text:s text:c="6"/>s_D:\Sound\con_sp1.xsb_8227efd4 <text:s text:c="22"/></text:p>
          </table:table-cell>
          <table:table-cell office:value-type="string">
            <text:p><text:s/>"D:\\Sound\\con_sp1.xsb"</text:p>
          </table:table-cell>
        </table:table-row>
        <table:table-row table:style-name="ro1">
          <table:table-cell/>
          <table:table-cell office:value-type="string">
            <text:p>82c4b0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80000B2h</text:p>
          </table:table-cell>
          <table:table-cell office:value-type="string">
            <text:p><text:s text:c="8"/>82c4ca3c 82 27 ef b8 <text:s text:c="4"/>addr <text:s text:c="6"/>s_D:\Sound\con_e3_152biod.xsb_8227efb8 <text:s text:c="15"/></text:p>
          </table:table-cell>
          <table:table-cell office:value-type="string">
            <text:p><text:s/>"D:\\Sound\\con_e3_152biod.xsb"</text:p>
          </table:table-cell>
        </table:table-row>
        <table:table-row table:style-name="ro1">
          <table:table-cell/>
          <table:table-cell office:value-type="string">
            <text:p>82c4b0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80000B3h</text:p>
          </table:table-cell>
          <table:table-cell office:value-type="string">
            <text:p><text:s text:c="8"/>82c4ca40 82 27 ef 9c <text:s text:c="4"/>addr <text:s text:c="6"/>s_D:\Sound\hos_000_zak.xwb_8227ef9c <text:s text:c="18"/></text:p>
          </table:table-cell>
          <table:table-cell office:value-type="string">
            <text:p><text:s/>"D:\\Sound\\hos_000_zak.xwb"</text:p>
          </table:table-cell>
        </table:table-row>
        <table:table-row table:style-name="ro1">
          <table:table-cell/>
          <table:table-cell office:value-type="string">
            <text:p>82c4b0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80000B4h</text:p>
          </table:table-cell>
          <table:table-cell office:value-type="string">
            <text:p><text:s text:c="8"/>82c4ca44 82 27 ef 80 <text:s text:c="4"/>addr <text:s text:c="6"/>s_D:\Sound\hos_000_zak.xsb_8227ef80 <text:s text:c="18"/></text:p>
          </table:table-cell>
          <table:table-cell office:value-type="string">
            <text:p><text:s/>"D:\\Sound\\hos_000_zak.xsb"</text:p>
          </table:table-cell>
        </table:table-row>
        <table:table-row table:style-name="ro1">
          <table:table-cell/>
          <table:table-cell office:value-type="string">
            <text:p>82c4b0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80000B5h</text:p>
          </table:table-cell>
          <table:table-cell office:value-type="string">
            <text:p><text:s text:c="8"/>82c4ca48 82 27 ef 64 <text:s text:c="4"/>addr <text:s text:c="6"/>s_D:\Sound\hos_001_flo.xwb_8227ef64 <text:s text:c="18"/></text:p>
          </table:table-cell>
          <table:table-cell office:value-type="string">
            <text:p><text:s/>"D:\\Sound\\hos_001_flo.xwb"</text:p>
          </table:table-cell>
        </table:table-row>
        <table:table-row table:style-name="ro1">
          <table:table-cell/>
          <table:table-cell office:value-type="string">
            <text:p>82c4b0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80000B6h</text:p>
          </table:table-cell>
          <table:table-cell office:value-type="string">
            <text:p><text:s text:c="8"/>82c4ca4c 82 27 ef 48 <text:s text:c="4"/>addr <text:s text:c="6"/>s_D:\Sound\hos_001_flo.xsb_8227ef48 <text:s text:c="18"/></text:p>
          </table:table-cell>
          <table:table-cell office:value-type="string">
            <text:p><text:s/>"D:\\Sound\\hos_001_flo.xsb"</text:p>
          </table:table-cell>
        </table:table-row>
        <table:table-row table:style-name="ro1">
          <table:table-cell/>
          <table:table-cell office:value-type="string">
            <text:p>82c4b0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80000B7h</text:p>
          </table:table-cell>
          <table:table-cell office:value-type="string">
            <text:p><text:s text:c="8"/>82c4ca50 82 27 ef 2c <text:s text:c="4"/>addr <text:s text:c="6"/>s_D:\Sound\hos_002_wat.xwb_8227ef2c <text:s text:c="18"/></text:p>
          </table:table-cell>
          <table:table-cell office:value-type="string">
            <text:p><text:s/>"D:\\Sound\\hos_002_wat.xwb"</text:p>
          </table:table-cell>
        </table:table-row>
        <table:table-row table:style-name="ro1">
          <table:table-cell/>
          <table:table-cell office:value-type="string">
            <text:p>82c4b0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80000B8h</text:p>
          </table:table-cell>
          <table:table-cell office:value-type="string">
            <text:p><text:s text:c="8"/>82c4ca54 82 27 ef 10 <text:s text:c="4"/>addr <text:s text:c="6"/>s_D:\Sound\hos_002_wat.xsb_8227ef10 <text:s text:c="18"/></text:p>
          </table:table-cell>
          <table:table-cell office:value-type="string">
            <text:p><text:s/>"D:\\Sound\\hos_002_wat.xsb"</text:p>
          </table:table-cell>
        </table:table-row>
        <table:table-row table:style-name="ro1">
          <table:table-cell/>
          <table:table-cell office:value-type="string">
            <text:p>82c4b0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80000B9h</text:p>
          </table:table-cell>
          <table:table-cell office:value-type="string">
            <text:p><text:s text:c="8"/>82c4ca58 82 27 ee f4 <text:s text:c="4"/>addr <text:s text:c="6"/>s_D:\Sound\hos_003_oka.xwb_8227eef4 <text:s text:c="18"/></text:p>
          </table:table-cell>
          <table:table-cell office:value-type="string">
            <text:p><text:s/>"D:\\Sound\\hos_003_oka.xwb"</text:p>
          </table:table-cell>
        </table:table-row>
        <table:table-row table:style-name="ro1">
          <table:table-cell/>
          <table:table-cell office:value-type="string">
            <text:p>82c4b0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80000BAh</text:p>
          </table:table-cell>
          <table:table-cell office:value-type="string">
            <text:p><text:s text:c="8"/>82c4ca5c 82 27 ee d8 <text:s text:c="4"/>addr <text:s text:c="6"/>s_D:\Sound\hos_003_oka.xsb_8227eed8 <text:s text:c="18"/></text:p>
          </table:table-cell>
          <table:table-cell office:value-type="string">
            <text:p><text:s/>"D:\\Sound\\hos_003_oka.xsb"</text:p>
          </table:table-cell>
        </table:table-row>
        <table:table-row table:style-name="ro1">
          <table:table-cell/>
          <table:table-cell office:value-type="string">
            <text:p>82c4b0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80000BBh</text:p>
          </table:table-cell>
          <table:table-cell office:value-type="string">
            <text:p><text:s text:c="8"/>82c4ca60 82 27 ee bc <text:s text:c="4"/>addr <text:s text:c="6"/>s_D:\Sound\hos_004_jun.xwb_8227eebc <text:s text:c="18"/></text:p>
          </table:table-cell>
          <table:table-cell office:value-type="string">
            <text:p><text:s/>"D:\\Sound\\hos_004_jun.xwb"</text:p>
          </table:table-cell>
        </table:table-row>
        <table:table-row table:style-name="ro1">
          <table:table-cell/>
          <table:table-cell office:value-type="string">
            <text:p>82c4b0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80000BCh</text:p>
          </table:table-cell>
          <table:table-cell office:value-type="string">
            <text:p><text:s text:c="8"/>82c4ca64 82 27 ee a0 <text:s text:c="4"/>addr <text:s text:c="6"/>s_D:\Sound\hos_004_jun.xsb_8227eea0 <text:s text:c="18"/></text:p>
          </table:table-cell>
          <table:table-cell office:value-type="string">
            <text:p><text:s/>"D:\\Sound\\hos_004_jun.xsb"</text:p>
          </table:table-cell>
        </table:table-row>
        <table:table-row table:style-name="ro1">
          <table:table-cell/>
          <table:table-cell office:value-type="string">
            <text:p>82c4b0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80000BDh</text:p>
          </table:table-cell>
          <table:table-cell office:value-type="string">
            <text:p><text:s text:c="8"/>82c4ca68 82 27 ee 84 <text:s text:c="4"/>addr <text:s text:c="6"/>s_D:\Sound\hos_005_bok.xwb_8227ee84 <text:s text:c="18"/></text:p>
          </table:table-cell>
          <table:table-cell office:value-type="string">
            <text:p><text:s/>"D:\\Sound\\hos_005_bok.xwb"</text:p>
          </table:table-cell>
        </table:table-row>
        <table:table-row table:style-name="ro1">
          <table:table-cell/>
          <table:table-cell office:value-type="string">
            <text:p>82c4b0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80000BEh</text:p>
          </table:table-cell>
          <table:table-cell office:value-type="string">
            <text:p><text:s text:c="8"/>82c4ca6c 82 27 ee 68 <text:s text:c="4"/>addr <text:s text:c="6"/>s_D:\Sound\hos_005_bok.xsb_8227ee68 <text:s text:c="18"/></text:p>
          </table:table-cell>
          <table:table-cell office:value-type="string">
            <text:p><text:s/>"D:\\Sound\\hos_005_bok.xsb"</text:p>
          </table:table-cell>
        </table:table-row>
        <table:table-row table:style-name="ro1">
          <table:table-cell/>
          <table:table-cell office:value-type="string">
            <text:p>82c4b0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80000BFh</text:p>
          </table:table-cell>
          <table:table-cell office:value-type="string">
            <text:p><text:s text:c="8"/>82c4ca70 82 27 ee 4c <text:s text:c="4"/>addr <text:s text:c="6"/>s_D:\Sound\hos_006_gor.xwb_8227ee4c <text:s text:c="18"/></text:p>
          </table:table-cell>
          <table:table-cell office:value-type="string">
            <text:p><text:s/>"D:\\Sound\\hos_006_gor.xwb"</text:p>
          </table:table-cell>
        </table:table-row>
        <table:table-row table:style-name="ro1">
          <table:table-cell/>
          <table:table-cell office:value-type="string">
            <text:p>82c4b0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80000C0h</text:p>
          </table:table-cell>
          <table:table-cell office:value-type="string">
            <text:p><text:s text:c="8"/>82c4ca74 82 27 ee 30 <text:s text:c="4"/>addr <text:s text:c="6"/>s_D:\Sound\hos_006_gor.xsb_8227ee30 <text:s text:c="18"/></text:p>
          </table:table-cell>
          <table:table-cell office:value-type="string">
            <text:p><text:s/>"D:\\Sound\\hos_006_gor.xsb"</text:p>
          </table:table-cell>
        </table:table-row>
        <table:table-row table:style-name="ro1">
          <table:table-cell/>
          <table:table-cell office:value-type="string">
            <text:p>82c4b0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80000C1h</text:p>
          </table:table-cell>
          <table:table-cell office:value-type="string">
            <text:p><text:s text:c="8"/>82c4ca78 82 27 ee 14 <text:s text:c="4"/>addr <text:s text:c="6"/>s_D:\Sound\hos_007_unv.xwb_8227ee14 <text:s text:c="18"/></text:p>
          </table:table-cell>
          <table:table-cell office:value-type="string">
            <text:p><text:s/>"D:\\Sound\\hos_007_unv.xwb"</text:p>
          </table:table-cell>
        </table:table-row>
        <table:table-row table:style-name="ro1">
          <table:table-cell/>
          <table:table-cell office:value-type="string">
            <text:p>82c4b0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80000C2h</text:p>
          </table:table-cell>
          <table:table-cell office:value-type="string">
            <text:p><text:s text:c="8"/>82c4ca7c 82 27 ed f8 <text:s text:c="4"/>addr <text:s text:c="6"/>s_D:\Sound\hos_007_unv.xsb_8227edf8 <text:s text:c="18"/></text:p>
          </table:table-cell>
          <table:table-cell office:value-type="string">
            <text:p><text:s/>"D:\\Sound\\hos_007_unv.xsb"</text:p>
          </table:table-cell>
        </table:table-row>
        <table:table-row table:style-name="ro1">
          <table:table-cell/>
          <table:table-cell office:value-type="string">
            <text:p>82c4b0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80000C3h</text:p>
          </table:table-cell>
          <table:table-cell office:value-type="string">
            <text:p><text:s text:c="8"/>82c4ca80 82 27 ed dc <text:s text:c="4"/>addr <text:s text:c="6"/>s_D:\Sound\hos_008_ice.xwb_8227eddc <text:s text:c="18"/></text:p>
          </table:table-cell>
          <table:table-cell office:value-type="string">
            <text:p><text:s/>"D:\\Sound\\hos_008_ice.xwb"</text:p>
          </table:table-cell>
        </table:table-row>
        <table:table-row table:style-name="ro1">
          <table:table-cell/>
          <table:table-cell office:value-type="string">
            <text:p>82c4b0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80000C4h</text:p>
          </table:table-cell>
          <table:table-cell office:value-type="string">
            <text:p><text:s text:c="8"/>82c4ca84 82 27 ed c0 <text:s text:c="4"/>addr <text:s text:c="6"/>s_D:\Sound\hos_008_ice.xsb_8227edc0 <text:s text:c="18"/></text:p>
          </table:table-cell>
          <table:table-cell office:value-type="string">
            <text:p><text:s/>"D:\\Sound\\hos_008_ice.xsb"</text:p>
          </table:table-cell>
        </table:table-row>
        <table:table-row table:style-name="ro1">
          <table:table-cell/>
          <table:table-cell office:value-type="string">
            <text:p>82c4b0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80000C5h</text:p>
          </table:table-cell>
          <table:table-cell office:value-type="string">
            <text:p><text:s text:c="8"/>82c4ca88 82 27 ed a4 <text:s text:c="4"/>addr <text:s text:c="6"/>s_D:\Sound\hos_009_hol.xwb_8227eda4 <text:s text:c="18"/></text:p>
          </table:table-cell>
          <table:table-cell office:value-type="string">
            <text:p><text:s/>"D:\\Sound\\hos_009_hol.xwb"</text:p>
          </table:table-cell>
        </table:table-row>
        <table:table-row table:style-name="ro2">
          <table:table-cell/>
          <table:table-cell office:value-type="string">
            <text:p>82c4b0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80000C6h</text:p>
          </table:table-cell>
          <table:table-cell office:value-type="string">
            <text:p><text:s text:c="8"/>82c4ca8c 82 27 ed 88 <text:s text:c="4"/>addr <text:s text:c="6"/>s_D:\Sound\hos_009_hol.xsb_8227ed88 <text:s text:c="18"/></text:p>
          </table:table-cell>
          <table:table-cell office:value-type="string">
            <text:p><text:s/>"D:\\Sound\\hos_009_hol.xsb"</text:p>
          </table:table-cell>
        </table:table-row>
        <table:table-row table:style-name="ro2">
          <table:table-cell/>
          <table:table-cell office:value-type="string">
            <text:p>82c4b0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80000C7h</text:p>
          </table:table-cell>
          <table:table-cell office:value-type="string">
            <text:p><text:s text:c="8"/>82c4ca90 82 27 ed 6c <text:s text:c="4"/>addr <text:s text:c="6"/>s_D:\Sound\hos_010_clo.xwb_8227ed6c <text:s text:c="18"/></text:p>
          </table:table-cell>
          <table:table-cell office:value-type="string">
            <text:p><text:s/>"D:\\Sound\\hos_010_clo.xwb"</text:p>
          </table:table-cell>
        </table:table-row>
        <table:table-row table:style-name="ro2">
          <table:table-cell/>
          <table:table-cell office:value-type="string">
            <text:p>82c4b0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80000C8h</text:p>
          </table:table-cell>
          <table:table-cell office:value-type="string">
            <text:p><text:s text:c="8"/>82c4ca94 82 27 ed 50 <text:s text:c="4"/>addr <text:s text:c="6"/>s_D:\Sound\hos_010_clo.xsb_8227ed50 <text:s text:c="18"/></text:p>
          </table:table-cell>
          <table:table-cell office:value-type="string">
            <text:p><text:s/>"D:\\Sound\\hos_010_clo.xsb"</text:p>
          </table:table-cell>
        </table:table-row>
        <table:table-row table:style-name="ro2">
          <table:table-cell/>
          <table:table-cell office:value-type="string">
            <text:p>82c4b0f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0h</text:p>
          </table:table-cell>
          <table:table-cell office:value-type="string">
            <text:p><text:s text:c="8"/>82c4ca98 82 27 ed 30 <text:s text:c="4"/>addr <text:s text:c="6"/>s_D:\dat\version\avt_version.bin_8227ed30 <text:s text:c="12"/></text:p>
          </table:table-cell>
          <table:table-cell office:value-type="string">
            <text:p><text:s/>"D:\\dat\\version\\avt_version.bin"</text:p>
          </table:table-cell>
        </table:table-row>
        <table:table-row table:style-name="ro2">
          <table:table-cell/>
          <table:table-cell office:value-type="string">
            <text:p>82c4b0f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h</text:p>
          </table:table-cell>
          <table:table-cell office:value-type="string">
            <text:p><text:s text:c="8"/>82c4ca9c 82 27 ed 0c <text:s text:c="4"/>addr <text:s text:c="6"/>s_D:\dat\avtforfinal\goodsdata.bin_8227ed0c <text:s text:c="10"/></text:p>
          </table:table-cell>
          <table:table-cell office:value-type="string">
            <text:p><text:s/>"D:\\dat\\avtforfinal\\goodsdata.bin"</text:p>
          </table:table-cell>
        </table:table-row>
        <table:table-row table:style-name="ro2">
          <table:table-cell/>
          <table:table-cell office:value-type="string">
            <text:p>82c4b1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h</text:p>
          </table:table-cell>
          <table:table-cell office:value-type="string">
            <text:p><text:s text:c="8"/>82c4caa0 82 27 ec e4 <text:s text:c="4"/>addr <text:s text:c="6"/>s_D:\dat\avtforfinal\goodsdata_chi_8227ece4 <text:s text:c="10"/></text:p>
          </table:table-cell>
          <table:table-cell office:value-type="string">
            <text:p><text:s/>"D:\\dat\\avtforfinal\\goodsdata_chi.bin"</text:p>
          </table:table-cell>
        </table:table-row>
        <table:table-row table:style-name="ro2">
          <table:table-cell/>
          <table:table-cell office:value-type="string">
            <text:p>82c4b10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h</text:p>
          </table:table-cell>
          <table:table-cell office:value-type="string">
            <text:p><text:s text:c="8"/>82c4caa4 82 27 ec bc <text:s text:c="4"/>addr <text:s text:c="6"/>s_D:\dat\avtforfinal\goodsdata_esp_8227ecbc <text:s text:c="10"/></text:p>
          </table:table-cell>
          <table:table-cell office:value-type="string">
            <text:p><text:s/>"D:\\dat\\avtforfinal\\goodsdata_esp.bin"</text:p>
          </table:table-cell>
        </table:table-row>
        <table:table-row table:style-name="ro2">
          <table:table-cell/>
          <table:table-cell office:value-type="string">
            <text:p>82c4b1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h</text:p>
          </table:table-cell>
          <table:table-cell office:value-type="string">
            <text:p><text:s text:c="8"/>82c4caa8 82 27 ec 94 <text:s text:c="4"/>addr <text:s text:c="6"/>s_D:\dat\avtforfinal\goodsdata_fra_8227ec94 <text:s text:c="10"/></text:p>
          </table:table-cell>
          <table:table-cell office:value-type="string">
            <text:p><text:s/>"D:\\dat\\avtforfinal\\goodsdata_fra.bin"</text:p>
          </table:table-cell>
        </table:table-row>
        <table:table-row table:style-name="ro2">
          <table:table-cell/>
          <table:table-cell office:value-type="string">
            <text:p>82c4b10c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h</text:p>
          </table:table-cell>
          <table:table-cell office:value-type="string">
            <text:p><text:s text:c="8"/>82c4caac 82 27 ec 6c <text:s text:c="4"/>addr <text:s text:c="6"/>s_D:\dat\avtforfinal\goodsdata_ger_8227ec6c <text:s text:c="10"/></text:p>
          </table:table-cell>
          <table:table-cell office:value-type="string">
            <text:p><text:s/>"D:\\dat\\avtforfinal\\goodsdata_ger.bin"</text:p>
          </table:table-cell>
        </table:table-row>
        <table:table-row table:style-name="ro2">
          <table:table-cell/>
          <table:table-cell office:value-type="string">
            <text:p>82c4b1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h</text:p>
          </table:table-cell>
          <table:table-cell office:value-type="string">
            <text:p><text:s text:c="8"/>82c4cab0 82 27 ec 44 <text:s text:c="4"/>addr <text:s text:c="6"/>s_D:\dat\avtforfinal\goodsdata_ita_8227ec44 <text:s text:c="10"/></text:p>
          </table:table-cell>
          <table:table-cell office:value-type="string">
            <text:p><text:s/>"D:\\dat\\avtforfinal\\goodsdata_ita.bin"</text:p>
          </table:table-cell>
        </table:table-row>
        <table:table-row table:style-name="ro2">
          <table:table-cell/>
          <table:table-cell office:value-type="string">
            <text:p>82c4b1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h</text:p>
          </table:table-cell>
          <table:table-cell office:value-type="string">
            <text:p><text:s text:c="8"/>82c4cab4 82 27 ec 1c <text:s text:c="4"/>addr <text:s text:c="6"/>s_D:\dat\avtforfinal\goodsdata_jpn_8227ec1c <text:s text:c="10"/></text:p>
          </table:table-cell>
          <table:table-cell office:value-type="string">
            <text:p><text:s/>"D:\\dat\\avtforfinal\\goodsdata_jpn.bin"</text:p>
          </table:table-cell>
        </table:table-row>
        <table:table-row table:style-name="ro2">
          <table:table-cell/>
          <table:table-cell office:value-type="string">
            <text:p>82c4b11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h</text:p>
          </table:table-cell>
          <table:table-cell office:value-type="string">
            <text:p><text:s text:c="8"/>82c4cab8 82 27 eb f4 <text:s text:c="4"/>addr <text:s text:c="6"/>s_D:\dat\avtforfinal\goodsdata_kor_8227ebf4 <text:s text:c="10"/></text:p>
          </table:table-cell>
          <table:table-cell office:value-type="string">
            <text:p><text:s/>"D:\\dat\\avtforfinal\\goodsdata_kor.bin"</text:p>
          </table:table-cell>
        </table:table-row>
        <table:table-row table:style-name="ro2">
          <table:table-cell/>
          <table:table-cell office:value-type="string">
            <text:p>82c4b11c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h</text:p>
          </table:table-cell>
          <table:table-cell office:value-type="string">
            <text:p><text:s text:c="8"/>82c4cabc 82 27 eb cc <text:s text:c="4"/>addr <text:s text:c="6"/>s_D:\dat\avtforfinal\goodsdata_usa_8227ebcc <text:s text:c="10"/></text:p>
          </table:table-cell>
          <table:table-cell office:value-type="string">
            <text:p><text:s/>"D:\\dat\\avtforfinal\\goodsdata_usa.bin"</text:p>
          </table:table-cell>
        </table:table-row>
        <table:table-row table:style-name="ro2">
          <table:table-cell/>
          <table:table-cell office:value-type="string">
            <text:p>82c4b1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Ah</text:p>
          </table:table-cell>
          <table:table-cell office:value-type="string">
            <text:p><text:s text:c="8"/>82c4cac0 82 27 eb b4 <text:s text:c="4"/>addr <text:s text:c="6"/>s_D:\dat\house\xtra.tpr_8227ebb4 <text:s text:c="21"/></text:p>
          </table:table-cell>
          <table:table-cell office:value-type="string">
            <text:p><text:s/>"D:\\dat\\house\\xtra.tpr"</text:p>
          </table:table-cell>
        </table:table-row>
        <table:table-row table:style-name="ro2">
          <table:table-cell/>
          <table:table-cell office:value-type="string">
            <text:p>82c4b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Bh</text:p>
          </table:table-cell>
          <table:table-cell office:value-type="string">
            <text:p><text:s text:c="8"/>82c4cac4 82 27 eb 94 <text:s text:c="4"/>addr <text:s text:c="6"/>s_D:\dat\avtforfinal\avt_hny.tdp_8227eb94 <text:s text:c="12"/></text:p>
          </table:table-cell>
          <table:table-cell office:value-type="string">
            <text:p><text:s/>"D:\\dat\\avtforfinal\\avt_hny.tdp"</text:p>
          </table:table-cell>
        </table:table-row>
        <table:table-row table:style-name="ro2">
          <table:table-cell/>
          <table:table-cell office:value-type="string">
            <text:p>82c4b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Ch</text:p>
          </table:table-cell>
          <table:table-cell office:value-type="string">
            <text:p><text:s text:c="8"/>82c4cac8 82 27 eb 74 <text:s text:c="4"/>addr <text:s text:c="6"/>s_D:\dat\avtforfinal\avt_nik.tdp_8227eb74 <text:s text:c="12"/></text:p>
          </table:table-cell>
          <table:table-cell office:value-type="string">
            <text:p><text:s/>"D:\\dat\\avtforfinal\\avt_nik.tdp"</text:p>
          </table:table-cell>
        </table:table-row>
        <table:table-row table:style-name="ro2">
          <table:table-cell/>
          <table:table-cell office:value-type="string">
            <text:p>82c4b1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Dh</text:p>
          </table:table-cell>
          <table:table-cell office:value-type="string">
            <text:p><text:s text:c="8"/>82c4cacc 82 27 eb 54 <text:s text:c="4"/>addr <text:s text:c="6"/>s_D:\dat\avtforfinal\avt_man.tdp_8227eb54 <text:s text:c="12"/></text:p>
          </table:table-cell>
          <table:table-cell office:value-type="string">
            <text:p><text:s/>"D:\\dat\\avtforfinal\\avt_man.tdp"</text:p>
          </table:table-cell>
        </table:table-row>
        <table:table-row table:style-name="ro2">
          <table:table-cell/>
          <table:table-cell office:value-type="string">
            <text:p>82c4b1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Eh</text:p>
          </table:table-cell>
          <table:table-cell office:value-type="string">
            <text:p><text:s text:c="8"/>82c4cad0 82 27 eb 34 <text:s text:c="4"/>addr <text:s text:c="6"/>s_D:\dat\avtforfinal\avt_wom.tdp_8227eb34 <text:s text:c="12"/></text:p>
          </table:table-cell>
          <table:table-cell office:value-type="string">
            <text:p><text:s/>"D:\\dat\\avtforfinal\\avt_wom.tdp"</text:p>
          </table:table-cell>
        </table:table-row>
        <table:table-row table:style-name="ro2">
          <table:table-cell/>
          <table:table-cell office:value-type="string">
            <text:p>82c4b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Fh</text:p>
          </table:table-cell>
          <table:table-cell office:value-type="string">
            <text:p><text:s text:c="8"/>82c4cad4 82 27 eb 14 <text:s text:c="4"/>addr <text:s text:c="6"/>s_D:\dat\avtforfinal\avt_boy.tdp_8227eb14 <text:s text:c="12"/></text:p>
          </table:table-cell>
          <table:table-cell office:value-type="string">
            <text:p><text:s/>"D:\\dat\\avtforfinal\\avt_boy.tdp"</text:p>
          </table:table-cell>
        </table:table-row>
        <table:table-row table:style-name="ro2">
          <table:table-cell/>
          <table:table-cell office:value-type="string">
            <text:p>82c4b13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h</text:p>
          </table:table-cell>
          <table:table-cell office:value-type="string">
            <text:p><text:s text:c="8"/>82c4cad8 82 27 ea f4 <text:s text:c="4"/>addr <text:s text:c="6"/>s_D:\dat\avtforfinal\avt_grl.tdp_8227eaf4 <text:s text:c="12"/></text:p>
          </table:table-cell>
          <table:table-cell office:value-type="string">
            <text:p><text:s/>"D:\\dat\\avtforfinal\\avt_grl.tdp"</text:p>
          </table:table-cell>
        </table:table-row>
        <table:table-row table:style-name="ro2">
          <table:table-cell/>
          <table:table-cell office:value-type="string">
            <text:p>82c4b13c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h</text:p>
          </table:table-cell>
          <table:table-cell office:value-type="string">
            <text:p><text:s text:c="8"/>82c4cadc 82 27 ea d4 <text:s text:c="4"/>addr <text:s text:c="6"/>s_D:\dat\avtforfinal\avt_wan.tdp_8227ead4 <text:s text:c="12"/></text:p>
          </table:table-cell>
          <table:table-cell office:value-type="string">
            <text:p><text:s/>"D:\\dat\\avtforfinal\\avt_wan.tdp"</text:p>
          </table:table-cell>
        </table:table-row>
        <table:table-row table:style-name="ro2">
          <table:table-cell/>
          <table:table-cell office:value-type="string">
            <text:p>82c4b14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2h</text:p>
          </table:table-cell>
          <table:table-cell office:value-type="string">
            <text:p><text:s text:c="8"/>82c4cae0 82 27 ea b4 <text:s text:c="4"/>addr <text:s text:c="6"/>s_D:\dat\avtforfinal\avt_dog.tdp_8227eab4 <text:s text:c="12"/></text:p>
          </table:table-cell>
          <table:table-cell office:value-type="string">
            <text:p><text:s/>"D:\\dat\\avtforfinal\\avt_dog.tdp"</text:p>
          </table:table-cell>
        </table:table-row>
        <table:table-row table:style-name="ro2">
          <table:table-cell/>
          <table:table-cell office:value-type="string">
            <text:p>82c4b144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3h</text:p>
          </table:table-cell>
          <table:table-cell office:value-type="string">
            <text:p><text:s text:c="8"/>82c4cae4 82 27 ea 94 <text:s text:c="4"/>addr <text:s text:c="6"/>s_D:\dat\avtforfinal\avt_cat.tdp_8227ea94 <text:s text:c="12"/></text:p>
          </table:table-cell>
          <table:table-cell office:value-type="string">
            <text:p><text:s/>"D:\\dat\\avtforfinal\\avt_cat.tdp"</text:p>
          </table:table-cell>
        </table:table-row>
        <table:table-row table:style-name="ro2">
          <table:table-cell/>
          <table:table-cell office:value-type="string">
            <text:p>82c4b14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4h</text:p>
          </table:table-cell>
          <table:table-cell office:value-type="string">
            <text:p><text:s text:c="8"/>82c4cae8 82 27 ea 74 <text:s text:c="4"/>addr <text:s text:c="6"/>s_D:\dat\avtforfinal\avt_pig.tdp_8227ea74 <text:s text:c="12"/></text:p>
          </table:table-cell>
          <table:table-cell office:value-type="string">
            <text:p><text:s/>"D:\\dat\\avtforfinal\\avt_pig.tdp"</text:p>
          </table:table-cell>
        </table:table-row>
        <table:table-row table:style-name="ro2">
          <table:table-cell/>
          <table:table-cell office:value-type="string">
            <text:p>82c4b14c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5h</text:p>
          </table:table-cell>
          <table:table-cell office:value-type="string">
            <text:p><text:s text:c="8"/>82c4caec 82 27 ea 54 <text:s text:c="4"/>addr <text:s text:c="6"/>s_D:\dat\avtforfinal\avt_hyk.tdp_8227ea54 <text:s text:c="12"/></text:p>
          </table:table-cell>
          <table:table-cell office:value-type="string">
            <text:p><text:s/>"D:\\dat\\avtforfinal\\avt_hyk.tdp"</text:p>
          </table:table-cell>
        </table:table-row>
        <table:table-row table:style-name="ro2">
          <table:table-cell/>
          <table:table-cell office:value-type="string">
            <text:p>82c4b15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6h</text:p>
          </table:table-cell>
          <table:table-cell office:value-type="string">
            <text:p><text:s text:c="8"/>82c4caf0 82 27 ea 34 <text:s text:c="4"/>addr <text:s text:c="6"/>s_D:\dat\avtforfinal\avt_png.tdp_8227ea34 <text:s text:c="12"/></text:p>
          </table:table-cell>
          <table:table-cell office:value-type="string">
            <text:p><text:s/>"D:\\dat\\avtforfinal\\avt_png.tdp"</text:p>
          </table:table-cell>
        </table:table-row>
        <table:table-row table:style-name="ro2">
          <table:table-cell/>
          <table:table-cell office:value-type="string">
            <text:p>82c4b15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7h</text:p>
          </table:table-cell>
          <table:table-cell office:value-type="string">
            <text:p><text:s text:c="8"/>82c4caf4 82 27 ea 14 <text:s text:c="4"/>addr <text:s text:c="6"/>s_D:\dat\avtforfinal\avt_pnd.tdp_8227ea14 <text:s text:c="12"/></text:p>
          </table:table-cell>
          <table:table-cell office:value-type="string">
            <text:p><text:s/>"D:\\dat\\avtforfinal\\avt_pnd.tdp"</text:p>
          </table:table-cell>
        </table:table-row>
        <table:table-row table:style-name="ro2">
          <table:table-cell/>
          <table:table-cell office:value-type="string">
            <text:p>82c4b15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8h</text:p>
          </table:table-cell>
          <table:table-cell office:value-type="string">
            <text:p><text:s text:c="8"/>82c4caf8 82 27 e9 f4 <text:s text:c="4"/>addr <text:s text:c="6"/>s_D:\dat\avtforfinal\avt_ckn.tdp_8227e9f4 <text:s text:c="12"/></text:p>
          </table:table-cell>
          <table:table-cell office:value-type="string">
            <text:p><text:s/>"D:\\dat\\avtforfinal\\avt_ckn.tdp"</text:p>
          </table:table-cell>
        </table:table-row>
        <table:table-row table:style-name="ro2">
          <table:table-cell/>
          <table:table-cell office:value-type="string">
            <text:p>82c4b15c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9h</text:p>
          </table:table-cell>
          <table:table-cell office:value-type="string">
            <text:p><text:s text:c="8"/>82c4cafc 82 27 e9 d4 <text:s text:c="4"/>addr <text:s text:c="6"/>s_D:\dat\avtforfinal\avt_bon.tdp_8227e9d4 <text:s text:c="12"/></text:p>
          </table:table-cell>
          <table:table-cell office:value-type="string">
            <text:p><text:s/>"D:\\dat\\avtforfinal\\avt_bon.tdp"</text:p>
          </table:table-cell>
        </table:table-row>
        <table:table-row table:style-name="ro2">
          <table:table-cell/>
          <table:table-cell office:value-type="string">
            <text:p>82c4b1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Ah</text:p>
          </table:table-cell>
          <table:table-cell office:value-type="string">
            <text:p><text:s text:c="8"/>82c4cb00 82 27 e9 b4 <text:s text:c="4"/>addr <text:s text:c="6"/>s_D:\dat\avtforfinal\avt_uch.tdp_8227e9b4 <text:s text:c="12"/></text:p>
          </table:table-cell>
          <table:table-cell office:value-type="string">
            <text:p><text:s/>"D:\\dat\\avtforfinal\\avt_uch.tdp"</text:p>
          </table:table-cell>
        </table:table-row>
        <table:table-row table:style-name="ro2">
          <table:table-cell/>
          <table:table-cell office:value-type="string">
            <text:p>82c4b1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Bh</text:p>
          </table:table-cell>
          <table:table-cell office:value-type="string">
            <text:p><text:s text:c="8"/>82c4cb04 82 27 e9 94 <text:s text:c="4"/>addr <text:s text:c="6"/>s_D:\dat\avtforfinal\avt_gst.tdp_8227e994 <text:s text:c="12"/></text:p>
          </table:table-cell>
          <table:table-cell office:value-type="string">
            <text:p><text:s/>"D:\\dat\\avtforfinal\\avt_gst.tdp"</text:p>
          </table:table-cell>
        </table:table-row>
        <table:table-row table:style-name="ro2">
          <table:table-cell/>
          <table:table-cell office:value-type="string">
            <text:p>82c4b1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Ch</text:p>
          </table:table-cell>
          <table:table-cell office:value-type="string">
            <text:p><text:s text:c="8"/>82c4cb08 82 27 e9 74 <text:s text:c="4"/>addr <text:s text:c="6"/>s_D:\dat\avtforfinal\avt_pgs.tdp_8227e974 <text:s text:c="12"/></text:p>
          </table:table-cell>
          <table:table-cell office:value-type="string">
            <text:p><text:s/>"D:\\dat\\avtforfinal\\avt_pgs.tdp"</text:p>
          </table:table-cell>
        </table:table-row>
        <table:table-row table:style-name="ro2">
          <table:table-cell/>
          <table:table-cell office:value-type="string">
            <text:p>82c4b1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Dh</text:p>
          </table:table-cell>
          <table:table-cell office:value-type="string">
            <text:p><text:s text:c="8"/>82c4cb0c 82 27 e9 54 <text:s text:c="4"/>addr <text:s text:c="6"/>s_D:\dat\avtforfinal\avt_tre.tdp_8227e954 <text:s text:c="12"/></text:p>
          </table:table-cell>
          <table:table-cell office:value-type="string">
            <text:p><text:s/>"D:\\dat\\avtforfinal\\avt_tre.tdp"</text:p>
          </table:table-cell>
        </table:table-row>
        <table:table-row table:style-name="ro2">
          <table:table-cell/>
          <table:table-cell office:value-type="string">
            <text:p>82c4b1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Eh</text:p>
          </table:table-cell>
          <table:table-cell office:value-type="string">
            <text:p><text:s text:c="8"/>82c4cb10 82 27 e9 34 <text:s text:c="4"/>addr <text:s text:c="6"/>s_D:\dat\avtforfinal\avt_fai.tdp_8227e934 <text:s text:c="12"/></text:p>
          </table:table-cell>
          <table:table-cell office:value-type="string">
            <text:p><text:s/>"D:\\dat\\avtforfinal\\avt_fai.tdp"</text:p>
          </table:table-cell>
        </table:table-row>
        <table:table-row table:style-name="ro2">
          <table:table-cell/>
          <table:table-cell office:value-type="string">
            <text:p>82c4b1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Fh</text:p>
          </table:table-cell>
          <table:table-cell office:value-type="string">
            <text:p><text:s text:c="8"/>82c4cb14 82 27 e9 14 <text:s text:c="4"/>addr <text:s text:c="6"/>s_D:\dat\avtforfinal\avt_fis.tdp_8227e914 <text:s text:c="12"/></text:p>
          </table:table-cell>
          <table:table-cell office:value-type="string">
            <text:p><text:s/>"D:\\dat\\avtforfinal\\avt_fis.tdp"</text:p>
          </table:table-cell>
        </table:table-row>
        <table:table-row table:style-name="ro2">
          <table:table-cell/>
          <table:table-cell office:value-type="string">
            <text:p>82c4b17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0h</text:p>
          </table:table-cell>
          <table:table-cell office:value-type="string">
            <text:p><text:s text:c="8"/>82c4cb18 82 27 e8 f4 <text:s text:c="4"/>addr <text:s text:c="6"/>s_D:\dat\avtforfinal\avt_kan.tdp_8227e8f4 <text:s text:c="12"/></text:p>
          </table:table-cell>
          <table:table-cell office:value-type="string">
            <text:p><text:s/>"D:\\dat\\avtforfinal\\avt_kan.tdp"</text:p>
          </table:table-cell>
        </table:table-row>
        <table:table-row table:style-name="ro2">
          <table:table-cell/>
          <table:table-cell office:value-type="string">
            <text:p>82c4b17c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1h</text:p>
          </table:table-cell>
          <table:table-cell office:value-type="string">
            <text:p><text:s text:c="8"/>82c4cb1c 82 27 e8 d4 <text:s text:c="4"/>addr <text:s text:c="6"/>s_D:\dat\avtforfinal\avt_tak.tdp_8227e8d4 <text:s text:c="12"/></text:p>
          </table:table-cell>
          <table:table-cell office:value-type="string">
            <text:p><text:s/>"D:\\dat\\avtforfinal\\avt_tak.tdp"</text:p>
          </table:table-cell>
        </table:table-row>
        <table:table-row table:style-name="ro2">
          <table:table-cell/>
          <table:table-cell office:value-type="string">
            <text:p>82c4b180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h</text:p>
          </table:table-cell>
          <table:table-cell office:value-type="string">
            <text:p><text:s text:c="8"/>82c4cb20 82 27 e8 b4 <text:s text:c="4"/>addr <text:s text:c="6"/>s_D:\dat\avtforfinal\avt_ton.tdp_8227e8b4 <text:s text:c="12"/></text:p>
          </table:table-cell>
          <table:table-cell office:value-type="string">
            <text:p><text:s/>"D:\\dat\\avtforfinal\\avt_ton.tdp"</text:p>
          </table:table-cell>
        </table:table-row>
        <table:table-row table:style-name="ro2">
          <table:table-cell/>
          <table:table-cell office:value-type="string">
            <text:p>82c4b18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3h</text:p>
          </table:table-cell>
          <table:table-cell office:value-type="string">
            <text:p><text:s text:c="8"/>82c4cb24 82 27 e8 94 <text:s text:c="4"/>addr <text:s text:c="6"/>s_D:\dat\avtforfinal\avt_cho.tdp_8227e894 <text:s text:c="12"/></text:p>
          </table:table-cell>
          <table:table-cell office:value-type="string">
            <text:p><text:s/>"D:\\dat\\avtforfinal\\avt_cho.tdp"</text:p>
          </table:table-cell>
        </table:table-row>
        <table:table-row table:style-name="ro2">
          <table:table-cell/>
          <table:table-cell office:value-type="string">
            <text:p>82c4b18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4h</text:p>
          </table:table-cell>
          <table:table-cell office:value-type="string">
            <text:p><text:s text:c="8"/>82c4cb28 82 27 e8 74 <text:s text:c="4"/>addr <text:s text:c="6"/>s_D:\dat\avtforfinal\avt_rob.tdp_8227e874 <text:s text:c="12"/></text:p>
          </table:table-cell>
          <table:table-cell office:value-type="string">
            <text:p><text:s/>"D:\\dat\\avtforfinal\\avt_rob.tdp"</text:p>
          </table:table-cell>
        </table:table-row>
        <table:table-row table:style-name="ro2">
          <table:table-cell/>
          <table:table-cell office:value-type="string">
            <text:p>82c4b18c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5h</text:p>
          </table:table-cell>
          <table:table-cell office:value-type="string">
            <text:p><text:s text:c="8"/>82c4cb2c 82 27 e8 54 <text:s text:c="4"/>addr <text:s text:c="6"/>s_D:\dat\avtforfinal\avt_nim.tdp_8227e854 <text:s text:c="12"/></text:p>
          </table:table-cell>
          <table:table-cell office:value-type="string">
            <text:p><text:s/>"D:\\dat\\avtforfinal\\avt_nim.tdp"</text:p>
          </table:table-cell>
        </table:table-row>
        <table:table-row table:style-name="ro2">
          <table:table-cell/>
          <table:table-cell office:value-type="string">
            <text:p>82c4b190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6h</text:p>
          </table:table-cell>
          <table:table-cell office:value-type="string">
            <text:p><text:s text:c="8"/>82c4cb30 82 27 e8 34 <text:s text:c="4"/>addr <text:s text:c="6"/>s_D:\dat\avtforfinal\avt_niw.tdp_8227e834 <text:s text:c="12"/></text:p>
          </table:table-cell>
          <table:table-cell office:value-type="string">
            <text:p><text:s/>"D:\\dat\\avtforfinal\\avt_niw.tdp"</text:p>
          </table:table-cell>
        </table:table-row>
        <table:table-row table:style-name="ro2">
          <table:table-cell/>
          <table:table-cell office:value-type="string">
            <text:p>82c4b194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7h</text:p>
          </table:table-cell>
          <table:table-cell office:value-type="string">
            <text:p><text:s text:c="8"/>82c4cb34 82 27 e8 14 <text:s text:c="4"/>addr <text:s text:c="6"/>s_D:\dat\avtforfinal\avt_nib.tdp_8227e814 <text:s text:c="12"/></text:p>
          </table:table-cell>
          <table:table-cell office:value-type="string">
            <text:p><text:s/>"D:\\dat\\avtforfinal\\avt_nib.tdp"</text:p>
          </table:table-cell>
        </table:table-row>
        <table:table-row table:style-name="ro2">
          <table:table-cell/>
          <table:table-cell office:value-type="string">
            <text:p>82c4b19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8h</text:p>
          </table:table-cell>
          <table:table-cell office:value-type="string">
            <text:p><text:s text:c="8"/>82c4cb38 82 27 e7 f4 <text:s text:c="4"/>addr <text:s text:c="6"/>s_D:\dat\avtforfinal\avt_nig.tdp_8227e7f4 <text:s text:c="12"/></text:p>
          </table:table-cell>
          <table:table-cell office:value-type="string">
            <text:p><text:s/>"D:\\dat\\avtforfinal\\avt_nig.tdp"</text:p>
          </table:table-cell>
        </table:table-row>
        <table:table-row table:style-name="ro2">
          <table:table-cell/>
          <table:table-cell office:value-type="string">
            <text:p>82c4b19c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9h</text:p>
          </table:table-cell>
          <table:table-cell office:value-type="string">
            <text:p><text:s text:c="8"/>82c4cb3c 82 27 e7 d0 <text:s text:c="4"/>addr <text:s text:c="6"/>s_D:\dat\avatar\partsobj\hai000.tp_8227e7d0 <text:s text:c="10"/></text:p>
          </table:table-cell>
          <table:table-cell office:value-type="string">
            <text:p><text:s/>"D:\\dat\\avatar\\partsobj\\hai000.tpr"</text:p>
          </table:table-cell>
        </table:table-row>
        <table:table-row table:style-name="ro2">
          <table:table-cell/>
          <table:table-cell office:value-type="string">
            <text:p>82c4b1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Ah</text:p>
          </table:table-cell>
          <table:table-cell office:value-type="string">
            <text:p><text:s text:c="8"/>82c4cb40 82 27 e7 ac <text:s text:c="4"/>addr <text:s text:c="6"/>s_D:\dat\avatar\partsobj\hai001.tp_8227e7ac <text:s text:c="10"/></text:p>
          </table:table-cell>
          <table:table-cell office:value-type="string">
            <text:p><text:s/>"D:\\dat\\avatar\\partsobj\\hai001.tpr"</text:p>
          </table:table-cell>
        </table:table-row>
        <table:table-row table:style-name="ro2">
          <table:table-cell/>
          <table:table-cell office:value-type="string">
            <text:p>82c4b1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Bh</text:p>
          </table:table-cell>
          <table:table-cell office:value-type="string">
            <text:p><text:s text:c="8"/>82c4cb44 82 27 e7 88 <text:s text:c="4"/>addr <text:s text:c="6"/>s_D:\dat\avatar\partsobj\hai002.tp_8227e788 <text:s text:c="10"/></text:p>
          </table:table-cell>
          <table:table-cell office:value-type="string">
            <text:p><text:s/>"D:\\dat\\avatar\\partsobj\\hai002.tpr"</text:p>
          </table:table-cell>
        </table:table-row>
        <table:table-row table:style-name="ro2">
          <table:table-cell/>
          <table:table-cell office:value-type="string">
            <text:p>82c4b1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Ch</text:p>
          </table:table-cell>
          <table:table-cell office:value-type="string">
            <text:p><text:s text:c="8"/>82c4cb48 82 27 e7 64 <text:s text:c="4"/>addr <text:s text:c="6"/>s_D:\dat\avatar\partsobj\hai003.tp_8227e764 <text:s text:c="10"/></text:p>
          </table:table-cell>
          <table:table-cell office:value-type="string">
            <text:p><text:s/>"D:\\dat\\avatar\\partsobj\\hai003.tpr"</text:p>
          </table:table-cell>
        </table:table-row>
        <table:table-row table:style-name="ro2">
          <table:table-cell/>
          <table:table-cell office:value-type="string">
            <text:p>82c4b1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Dh</text:p>
          </table:table-cell>
          <table:table-cell office:value-type="string">
            <text:p><text:s text:c="8"/>82c4cb4c 82 27 e7 40 <text:s text:c="4"/>addr <text:s text:c="6"/>s_D:\dat\avatar\partsobj\hai004.tp_8227e740 <text:s text:c="10"/></text:p>
          </table:table-cell>
          <table:table-cell office:value-type="string">
            <text:p><text:s/>"D:\\dat\\avatar\\partsobj\\hai004.tpr"</text:p>
          </table:table-cell>
        </table:table-row>
        <table:table-row table:style-name="ro2">
          <table:table-cell/>
          <table:table-cell office:value-type="string">
            <text:p>82c4b1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Eh</text:p>
          </table:table-cell>
          <table:table-cell office:value-type="string">
            <text:p><text:s text:c="8"/>82c4cb50 82 27 e7 1c <text:s text:c="4"/>addr <text:s text:c="6"/>s_D:\dat\avatar\partsobj\hai005.tp_8227e71c <text:s text:c="10"/></text:p>
          </table:table-cell>
          <table:table-cell office:value-type="string">
            <text:p><text:s/>"D:\\dat\\avatar\\partsobj\\hai005.tpr"</text:p>
          </table:table-cell>
        </table:table-row>
        <table:table-row table:style-name="ro2">
          <table:table-cell/>
          <table:table-cell office:value-type="string">
            <text:p>82c4b1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Fh</text:p>
          </table:table-cell>
          <table:table-cell office:value-type="string">
            <text:p><text:s text:c="8"/>82c4cb54 82 27 e6 f8 <text:s text:c="4"/>addr <text:s text:c="6"/>s_D:\dat\avatar\partsobj\hai006.tp_8227e6f8 <text:s text:c="10"/></text:p>
          </table:table-cell>
          <table:table-cell office:value-type="string">
            <text:p><text:s/>"D:\\dat\\avatar\\partsobj\\hai006.tpr"</text:p>
          </table:table-cell>
        </table:table-row>
        <table:table-row table:style-name="ro2">
          <table:table-cell/>
          <table:table-cell office:value-type="string">
            <text:p>82c4b1b8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h</text:p>
          </table:table-cell>
          <table:table-cell office:value-type="string">
            <text:p><text:s text:c="8"/>82c4cb58 82 27 e6 d4 <text:s text:c="4"/>addr <text:s text:c="6"/>s_D:\dat\avatar\partsobj\hai007.tp_8227e6d4 <text:s text:c="10"/></text:p>
          </table:table-cell>
          <table:table-cell office:value-type="string">
            <text:p><text:s/>"D:\\dat\\avatar\\partsobj\\hai007.tpr"</text:p>
          </table:table-cell>
        </table:table-row>
        <table:table-row table:style-name="ro2">
          <table:table-cell/>
          <table:table-cell office:value-type="string">
            <text:p>82c4b1bc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1h</text:p>
          </table:table-cell>
          <table:table-cell office:value-type="string">
            <text:p><text:s text:c="8"/>82c4cb5c 82 27 e6 b0 <text:s text:c="4"/>addr <text:s text:c="6"/>s_D:\dat\avatar\partsobj\hai008.tp_8227e6b0 <text:s text:c="10"/></text:p>
          </table:table-cell>
          <table:table-cell office:value-type="string">
            <text:p><text:s/>"D:\\dat\\avatar\\partsobj\\hai008.tpr"</text:p>
          </table:table-cell>
        </table:table-row>
        <table:table-row table:style-name="ro2">
          <table:table-cell/>
          <table:table-cell office:value-type="string">
            <text:p>82c4b1c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2h</text:p>
          </table:table-cell>
          <table:table-cell office:value-type="string">
            <text:p><text:s text:c="8"/>82c4cb60 82 27 e6 8c <text:s text:c="4"/>addr <text:s text:c="6"/>s_D:\dat\avatar\partsobj\hai009.tp_8227e68c <text:s text:c="10"/></text:p>
          </table:table-cell>
          <table:table-cell office:value-type="string">
            <text:p><text:s/>"D:\\dat\\avatar\\partsobj\\hai009.tpr"</text:p>
          </table:table-cell>
        </table:table-row>
        <table:table-row table:style-name="ro2">
          <table:table-cell/>
          <table:table-cell office:value-type="string">
            <text:p>82c4b1c4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3h</text:p>
          </table:table-cell>
          <table:table-cell office:value-type="string">
            <text:p><text:s text:c="8"/>82c4cb64 82 27 e6 68 <text:s text:c="4"/>addr <text:s text:c="6"/>s_D:\dat\avatar\partsobj\hai010.tp_8227e668 <text:s text:c="10"/></text:p>
          </table:table-cell>
          <table:table-cell office:value-type="string">
            <text:p><text:s/>"D:\\dat\\avatar\\partsobj\\hai010.tpr"</text:p>
          </table:table-cell>
        </table:table-row>
        <table:table-row table:style-name="ro2">
          <table:table-cell/>
          <table:table-cell office:value-type="string">
            <text:p>82c4b1c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4h</text:p>
          </table:table-cell>
          <table:table-cell office:value-type="string">
            <text:p><text:s text:c="8"/>82c4cb68 82 27 e6 44 <text:s text:c="4"/>addr <text:s text:c="6"/>s_D:\dat\avatar\partsobj\hai011.tp_8227e644 <text:s text:c="10"/></text:p>
          </table:table-cell>
          <table:table-cell office:value-type="string">
            <text:p><text:s/>"D:\\dat\\avatar\\partsobj\\hai011.tpr"</text:p>
          </table:table-cell>
        </table:table-row>
        <table:table-row table:style-name="ro2">
          <table:table-cell/>
          <table:table-cell office:value-type="string">
            <text:p>82c4b1cc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5h</text:p>
          </table:table-cell>
          <table:table-cell office:value-type="string">
            <text:p><text:s text:c="8"/>82c4cb6c 82 27 e6 20 <text:s text:c="4"/>addr <text:s text:c="6"/>s_D:\dat\avatar\partsobj\hai012.tp_8227e620 <text:s text:c="10"/></text:p>
          </table:table-cell>
          <table:table-cell office:value-type="string">
            <text:p><text:s/>"D:\\dat\\avatar\\partsobj\\hai012.tpr"</text:p>
          </table:table-cell>
        </table:table-row>
        <table:table-row table:style-name="ro2">
          <table:table-cell/>
          <table:table-cell office:value-type="string">
            <text:p>82c4b1d0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6h</text:p>
          </table:table-cell>
          <table:table-cell office:value-type="string">
            <text:p><text:s text:c="8"/>82c4cb70 82 27 e5 fc <text:s text:c="4"/>addr <text:s text:c="6"/>s_D:\dat\avatar\partsobj\hai013.tp_8227e5fc <text:s text:c="10"/></text:p>
          </table:table-cell>
          <table:table-cell office:value-type="string">
            <text:p><text:s/>"D:\\dat\\avatar\\partsobj\\hai013.tpr"</text:p>
          </table:table-cell>
        </table:table-row>
        <table:table-row table:style-name="ro2">
          <table:table-cell/>
          <table:table-cell office:value-type="string">
            <text:p>82c4b1d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7h</text:p>
          </table:table-cell>
          <table:table-cell office:value-type="string">
            <text:p><text:s text:c="8"/>82c4cb74 82 27 e5 d8 <text:s text:c="4"/>addr <text:s text:c="6"/>s_D:\dat\avatar\partsobj\hai014.tp_8227e5d8 <text:s text:c="10"/></text:p>
          </table:table-cell>
          <table:table-cell office:value-type="string">
            <text:p><text:s/>"D:\\dat\\avatar\\partsobj\\hai014.tpr"</text:p>
          </table:table-cell>
        </table:table-row>
        <table:table-row table:style-name="ro2">
          <table:table-cell/>
          <table:table-cell office:value-type="string">
            <text:p>82c4b1d8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8h</text:p>
          </table:table-cell>
          <table:table-cell office:value-type="string">
            <text:p><text:s text:c="8"/>82c4cb78 82 27 e5 b4 <text:s text:c="4"/>addr <text:s text:c="6"/>s_D:\dat\avatar\partsobj\hai015.tp_8227e5b4 <text:s text:c="10"/></text:p>
          </table:table-cell>
          <table:table-cell office:value-type="string">
            <text:p><text:s/>"D:\\dat\\avatar\\partsobj\\hai015.tpr"</text:p>
          </table:table-cell>
        </table:table-row>
        <table:table-row table:style-name="ro2">
          <table:table-cell/>
          <table:table-cell office:value-type="string">
            <text:p>82c4b1dc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9h</text:p>
          </table:table-cell>
          <table:table-cell office:value-type="string">
            <text:p><text:s text:c="8"/>82c4cb7c 82 27 e5 90 <text:s text:c="4"/>addr <text:s text:c="6"/>s_D:\dat\avatar\partsobj\hai016.tp_8227e590 <text:s text:c="10"/></text:p>
          </table:table-cell>
          <table:table-cell office:value-type="string">
            <text:p><text:s/>"D:\\dat\\avatar\\partsobj\\hai016.tpr"</text:p>
          </table:table-cell>
        </table:table-row>
        <table:table-row table:style-name="ro2">
          <table:table-cell/>
          <table:table-cell office:value-type="string">
            <text:p>82c4b1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Ah</text:p>
          </table:table-cell>
          <table:table-cell office:value-type="string">
            <text:p><text:s text:c="8"/>82c4cb80 82 27 e5 6c <text:s text:c="4"/>addr <text:s text:c="6"/>s_D:\dat\avatar\partsobj\hai017.tp_8227e56c <text:s text:c="10"/></text:p>
          </table:table-cell>
          <table:table-cell office:value-type="string">
            <text:p><text:s/>"D:\\dat\\avatar\\partsobj\\hai017.tpr"</text:p>
          </table:table-cell>
        </table:table-row>
        <table:table-row table:style-name="ro2">
          <table:table-cell/>
          <table:table-cell office:value-type="string">
            <text:p>82c4b1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Bh</text:p>
          </table:table-cell>
          <table:table-cell office:value-type="string">
            <text:p><text:s text:c="8"/>82c4cb84 82 27 e5 48 <text:s text:c="4"/>addr <text:s text:c="6"/>s_D:\dat\avatar\partsobj\hai018.tp_8227e548 <text:s text:c="10"/></text:p>
          </table:table-cell>
          <table:table-cell office:value-type="string">
            <text:p><text:s/>"D:\\dat\\avatar\\partsobj\\hai018.tpr"</text:p>
          </table:table-cell>
        </table:table-row>
        <table:table-row table:style-name="ro2">
          <table:table-cell/>
          <table:table-cell office:value-type="string">
            <text:p>82c4b1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Ch</text:p>
          </table:table-cell>
          <table:table-cell office:value-type="string">
            <text:p><text:s text:c="8"/>82c4cb88 82 27 e5 24 <text:s text:c="4"/>addr <text:s text:c="6"/>s_D:\dat\avatar\partsobj\hai019.tp_8227e524 <text:s text:c="10"/></text:p>
          </table:table-cell>
          <table:table-cell office:value-type="string">
            <text:p><text:s/>"D:\\dat\\avatar\\partsobj\\hai019.tpr"</text:p>
          </table:table-cell>
        </table:table-row>
        <table:table-row table:style-name="ro2">
          <table:table-cell/>
          <table:table-cell office:value-type="string">
            <text:p>82c4b1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Dh</text:p>
          </table:table-cell>
          <table:table-cell office:value-type="string">
            <text:p><text:s text:c="8"/>82c4cb8c 82 27 e5 00 <text:s text:c="4"/>addr <text:s text:c="6"/>s_D:\dat\avatar\partsobj\hai020.tp_8227e500 <text:s text:c="10"/></text:p>
          </table:table-cell>
          <table:table-cell office:value-type="string">
            <text:p><text:s/>"D:\\dat\\avatar\\partsobj\\hai020.tpr"</text:p>
          </table:table-cell>
        </table:table-row>
        <table:table-row table:style-name="ro2">
          <table:table-cell/>
          <table:table-cell office:value-type="string">
            <text:p>82c4b1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Eh</text:p>
          </table:table-cell>
          <table:table-cell office:value-type="string">
            <text:p><text:s text:c="8"/>82c4cb90 82 27 e4 dc <text:s text:c="4"/>addr <text:s text:c="6"/>s_D:\dat\avatar\partsobj\hai021.tp_8227e4dc <text:s text:c="10"/></text:p>
          </table:table-cell>
          <table:table-cell office:value-type="string">
            <text:p><text:s/>"D:\\dat\\avatar\\partsobj\\hai021.tpr"</text:p>
          </table:table-cell>
        </table:table-row>
        <table:table-row table:style-name="ro2">
          <table:table-cell/>
          <table:table-cell office:value-type="string">
            <text:p>82c4b1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Fh</text:p>
          </table:table-cell>
          <table:table-cell office:value-type="string">
            <text:p><text:s text:c="8"/>82c4cb94 82 27 e4 b8 <text:s text:c="4"/>addr <text:s text:c="6"/>s_D:\dat\avatar\partsobj\hai022.tp_8227e4b8 <text:s text:c="10"/></text:p>
          </table:table-cell>
          <table:table-cell office:value-type="string">
            <text:p><text:s/>"D:\\dat\\avatar\\partsobj\\hai022.tpr"</text:p>
          </table:table-cell>
        </table:table-row>
        <table:table-row table:style-name="ro2">
          <table:table-cell/>
          <table:table-cell office:value-type="string">
            <text:p>82c4b1f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h</text:p>
          </table:table-cell>
          <table:table-cell office:value-type="string">
            <text:p><text:s text:c="8"/>82c4cb98 82 27 e4 94 <text:s text:c="4"/>addr <text:s text:c="6"/>s_D:\dat\avatar\partsobj\hai023.tp_8227e494 <text:s text:c="10"/></text:p>
          </table:table-cell>
          <table:table-cell office:value-type="string">
            <text:p><text:s/>"D:\\dat\\avatar\\partsobj\\hai023.tpr"</text:p>
          </table:table-cell>
        </table:table-row>
        <table:table-row table:style-name="ro2">
          <table:table-cell/>
          <table:table-cell office:value-type="string">
            <text:p>82c4b1fc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1h</text:p>
          </table:table-cell>
          <table:table-cell office:value-type="string">
            <text:p><text:s text:c="8"/>82c4cb9c 82 27 e4 70 <text:s text:c="4"/>addr <text:s text:c="6"/>s_D:\dat\avatar\partsobj\hai024.tp_8227e470 <text:s text:c="10"/></text:p>
          </table:table-cell>
          <table:table-cell office:value-type="string">
            <text:p><text:s/>"D:\\dat\\avatar\\partsobj\\hai024.tpr"</text:p>
          </table:table-cell>
        </table:table-row>
        <table:table-row table:style-name="ro2">
          <table:table-cell/>
          <table:table-cell office:value-type="string">
            <text:p>82c4b200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2h</text:p>
          </table:table-cell>
          <table:table-cell office:value-type="string">
            <text:p><text:s text:c="8"/>82c4cba0 82 27 e4 4c <text:s text:c="4"/>addr <text:s text:c="6"/>s_D:\dat\avatar\partsobj\hai025.tp_8227e44c <text:s text:c="10"/></text:p>
          </table:table-cell>
          <table:table-cell office:value-type="string">
            <text:p><text:s/>"D:\\dat\\avatar\\partsobj\\hai025.tpr"</text:p>
          </table:table-cell>
        </table:table-row>
        <table:table-row table:style-name="ro2">
          <table:table-cell/>
          <table:table-cell office:value-type="string">
            <text:p>82c4b20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3h</text:p>
          </table:table-cell>
          <table:table-cell office:value-type="string">
            <text:p><text:s text:c="8"/>82c4cba4 82 27 e4 28 <text:s text:c="4"/>addr <text:s text:c="6"/>s_D:\dat\avatar\partsobj\hai026.tp_8227e428 <text:s text:c="10"/></text:p>
          </table:table-cell>
          <table:table-cell office:value-type="string">
            <text:p><text:s/>"D:\\dat\\avatar\\partsobj\\hai026.tpr"</text:p>
          </table:table-cell>
        </table:table-row>
        <table:table-row table:style-name="ro2">
          <table:table-cell/>
          <table:table-cell office:value-type="string">
            <text:p>82c4b208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4h</text:p>
          </table:table-cell>
          <table:table-cell office:value-type="string">
            <text:p><text:s text:c="8"/>82c4cba8 82 27 e4 04 <text:s text:c="4"/>addr <text:s text:c="6"/>s_D:\dat\avatar\partsobj\hai027.tp_8227e404 <text:s text:c="10"/></text:p>
          </table:table-cell>
          <table:table-cell office:value-type="string">
            <text:p><text:s/>"D:\\dat\\avatar\\partsobj\\hai027.tpr"</text:p>
          </table:table-cell>
        </table:table-row>
        <table:table-row table:style-name="ro2">
          <table:table-cell/>
          <table:table-cell office:value-type="string">
            <text:p>82c4b20c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5h</text:p>
          </table:table-cell>
          <table:table-cell office:value-type="string">
            <text:p><text:s text:c="8"/>82c4cbac 82 27 e3 e0 <text:s text:c="4"/>addr <text:s text:c="6"/>s_D:\dat\avatar\partsobj\hai028.tp_8227e3e0 <text:s text:c="10"/></text:p>
          </table:table-cell>
          <table:table-cell office:value-type="string">
            <text:p><text:s/>"D:\\dat\\avatar\\partsobj\\hai028.tpr"</text:p>
          </table:table-cell>
        </table:table-row>
        <table:table-row table:style-name="ro2">
          <table:table-cell/>
          <table:table-cell office:value-type="string">
            <text:p>82c4b210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6h</text:p>
          </table:table-cell>
          <table:table-cell office:value-type="string">
            <text:p><text:s text:c="8"/>82c4cbb0 82 27 e3 bc <text:s text:c="4"/>addr <text:s text:c="6"/>s_D:\dat\avatar\partsobj\hai029.tp_8227e3bc <text:s text:c="10"/></text:p>
          </table:table-cell>
          <table:table-cell office:value-type="string">
            <text:p><text:s/>"D:\\dat\\avatar\\partsobj\\hai029.tpr"</text:p>
          </table:table-cell>
        </table:table-row>
        <table:table-row table:style-name="ro2">
          <table:table-cell/>
          <table:table-cell office:value-type="string">
            <text:p>82c4b21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7h</text:p>
          </table:table-cell>
          <table:table-cell office:value-type="string">
            <text:p><text:s text:c="8"/>82c4cbb4 82 27 e3 98 <text:s text:c="4"/>addr <text:s text:c="6"/>s_D:\dat\avatar\partsobj\hai030.tp_8227e398 <text:s text:c="10"/></text:p>
          </table:table-cell>
          <table:table-cell office:value-type="string">
            <text:p><text:s/>"D:\\dat\\avatar\\partsobj\\hai030.tpr"</text:p>
          </table:table-cell>
        </table:table-row>
        <table:table-row table:style-name="ro2">
          <table:table-cell/>
          <table:table-cell office:value-type="string">
            <text:p>82c4b21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8h</text:p>
          </table:table-cell>
          <table:table-cell office:value-type="string">
            <text:p><text:s text:c="8"/>82c4cbb8 82 27 e3 74 <text:s text:c="4"/>addr <text:s text:c="6"/>s_D:\dat\avatar\partsobj\hai031.tp_8227e374 <text:s text:c="10"/></text:p>
          </table:table-cell>
          <table:table-cell office:value-type="string">
            <text:p><text:s/>"D:\\dat\\avatar\\partsobj\\hai031.tpr"</text:p>
          </table:table-cell>
        </table:table-row>
        <table:table-row table:style-name="ro2">
          <table:table-cell/>
          <table:table-cell office:value-type="string">
            <text:p>82c4b21c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9h</text:p>
          </table:table-cell>
          <table:table-cell office:value-type="string">
            <text:p><text:s text:c="8"/>82c4cbbc 82 27 e3 50 <text:s text:c="4"/>addr <text:s text:c="6"/>s_D:\dat\avatar\partsobj\hai032.tp_8227e350 <text:s text:c="10"/></text:p>
          </table:table-cell>
          <table:table-cell office:value-type="string">
            <text:p><text:s/>"D:\\dat\\avatar\\partsobj\\hai032.tpr"</text:p>
          </table:table-cell>
        </table:table-row>
        <table:table-row table:style-name="ro2">
          <table:table-cell/>
          <table:table-cell office:value-type="string">
            <text:p>82c4b2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Ah</text:p>
          </table:table-cell>
          <table:table-cell office:value-type="string">
            <text:p><text:s text:c="8"/>82c4cbc0 82 27 e3 2c <text:s text:c="4"/>addr <text:s text:c="6"/>s_D:\dat\avatar\partsobj\hai033.tp_8227e32c <text:s text:c="10"/></text:p>
          </table:table-cell>
          <table:table-cell office:value-type="string">
            <text:p><text:s/>"D:\\dat\\avatar\\partsobj\\hai033.tpr"</text:p>
          </table:table-cell>
        </table:table-row>
        <table:table-row table:style-name="ro2">
          <table:table-cell/>
          <table:table-cell office:value-type="string">
            <text:p>82c4b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Bh</text:p>
          </table:table-cell>
          <table:table-cell office:value-type="string">
            <text:p><text:s text:c="8"/>82c4cbc4 82 27 e3 08 <text:s text:c="4"/>addr <text:s text:c="6"/>s_D:\dat\avatar\partsobj\hai034.tp_8227e308 <text:s text:c="10"/></text:p>
          </table:table-cell>
          <table:table-cell office:value-type="string">
            <text:p><text:s/>"D:\\dat\\avatar\\partsobj\\hai034.tpr"</text:p>
          </table:table-cell>
        </table:table-row>
        <table:table-row table:style-name="ro2">
          <table:table-cell/>
          <table:table-cell office:value-type="string">
            <text:p>82c4b2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Ch</text:p>
          </table:table-cell>
          <table:table-cell office:value-type="string">
            <text:p><text:s text:c="8"/>82c4cbc8 82 27 e2 e4 <text:s text:c="4"/>addr <text:s text:c="6"/>s_D:\dat\avatar\partsobj\hai035.tp_8227e2e4 <text:s text:c="10"/></text:p>
          </table:table-cell>
          <table:table-cell office:value-type="string">
            <text:p><text:s/>"D:\\dat\\avatar\\partsobj\\hai035.tpr"</text:p>
          </table:table-cell>
        </table:table-row>
        <table:table-row table:style-name="ro2">
          <table:table-cell/>
          <table:table-cell office:value-type="string">
            <text:p>82c4b2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Dh</text:p>
          </table:table-cell>
          <table:table-cell office:value-type="string">
            <text:p><text:s text:c="8"/>82c4cbcc 82 27 e2 c0 <text:s text:c="4"/>addr <text:s text:c="6"/>s_D:\dat\avatar\partsobj\hai036.tp_8227e2c0 <text:s text:c="10"/></text:p>
          </table:table-cell>
          <table:table-cell office:value-type="string">
            <text:p><text:s/>"D:\\dat\\avatar\\partsobj\\hai036.tpr"</text:p>
          </table:table-cell>
        </table:table-row>
        <table:table-row table:style-name="ro2">
          <table:table-cell/>
          <table:table-cell office:value-type="string">
            <text:p>82c4b2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Eh</text:p>
          </table:table-cell>
          <table:table-cell office:value-type="string">
            <text:p><text:s text:c="8"/>82c4cbd0 82 27 e2 9c <text:s text:c="4"/>addr <text:s text:c="6"/>s_D:\dat\avatar\partsobj\hai037.tp_8227e29c <text:s text:c="10"/></text:p>
          </table:table-cell>
          <table:table-cell office:value-type="string">
            <text:p><text:s/>"D:\\dat\\avatar\\partsobj\\hai037.tpr"</text:p>
          </table:table-cell>
        </table:table-row>
        <table:table-row table:style-name="ro2">
          <table:table-cell/>
          <table:table-cell office:value-type="string">
            <text:p>82c4b2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Fh</text:p>
          </table:table-cell>
          <table:table-cell office:value-type="string">
            <text:p><text:s text:c="8"/>82c4cbd4 82 27 e2 78 <text:s text:c="4"/>addr <text:s text:c="6"/>s_D:\dat\avatar\partsobj\hai038.tp_8227e278 <text:s text:c="10"/></text:p>
          </table:table-cell>
          <table:table-cell office:value-type="string">
            <text:p><text:s/>"D:\\dat\\avatar\\partsobj\\hai038.tpr"</text:p>
          </table:table-cell>
        </table:table-row>
        <table:table-row table:style-name="ro2">
          <table:table-cell/>
          <table:table-cell office:value-type="string">
            <text:p>82c4b23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h</text:p>
          </table:table-cell>
          <table:table-cell office:value-type="string">
            <text:p><text:s text:c="8"/>82c4cbd8 82 27 e2 54 <text:s text:c="4"/>addr <text:s text:c="6"/>s_D:\dat\avatar\partsobj\hai039.tp_8227e254 <text:s text:c="10"/></text:p>
          </table:table-cell>
          <table:table-cell office:value-type="string">
            <text:p><text:s/>"D:\\dat\\avatar\\partsobj\\hai039.tpr"</text:p>
          </table:table-cell>
        </table:table-row>
        <table:table-row table:style-name="ro2">
          <table:table-cell/>
          <table:table-cell office:value-type="string">
            <text:p>82c4b23c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1h</text:p>
          </table:table-cell>
          <table:table-cell office:value-type="string">
            <text:p><text:s text:c="8"/>82c4cbdc 82 27 e2 30 <text:s text:c="4"/>addr <text:s text:c="6"/>s_D:\dat\avatar\partsobj\hai040.tp_8227e230 <text:s text:c="10"/></text:p>
          </table:table-cell>
          <table:table-cell office:value-type="string">
            <text:p><text:s/>"D:\\dat\\avatar\\partsobj\\hai040.tpr"</text:p>
          </table:table-cell>
        </table:table-row>
        <table:table-row table:style-name="ro2">
          <table:table-cell/>
          <table:table-cell office:value-type="string">
            <text:p>82c4b240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2h</text:p>
          </table:table-cell>
          <table:table-cell office:value-type="string">
            <text:p><text:s text:c="8"/>82c4cbe0 82 27 e2 0c <text:s text:c="4"/>addr <text:s text:c="6"/>s_D:\dat\avatar\partsobj\hai041.tp_8227e20c <text:s text:c="10"/></text:p>
          </table:table-cell>
          <table:table-cell office:value-type="string">
            <text:p><text:s/>"D:\\dat\\avatar\\partsobj\\hai041.tpr"</text:p>
          </table:table-cell>
        </table:table-row>
        <table:table-row table:style-name="ro2">
          <table:table-cell/>
          <table:table-cell office:value-type="string">
            <text:p>82c4b244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3h</text:p>
          </table:table-cell>
          <table:table-cell office:value-type="string">
            <text:p><text:s text:c="8"/>82c4cbe4 82 27 e1 e8 <text:s text:c="4"/>addr <text:s text:c="6"/>s_D:\dat\avatar\partsobj\hai042.tp_8227e1e8 <text:s text:c="10"/></text:p>
          </table:table-cell>
          <table:table-cell office:value-type="string">
            <text:p><text:s/>"D:\\dat\\avatar\\partsobj\\hai042.tpr"</text:p>
          </table:table-cell>
        </table:table-row>
        <table:table-row table:style-name="ro2">
          <table:table-cell/>
          <table:table-cell office:value-type="string">
            <text:p>82c4b248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4h</text:p>
          </table:table-cell>
          <table:table-cell office:value-type="string">
            <text:p><text:s text:c="8"/>82c4cbe8 82 27 e1 c4 <text:s text:c="4"/>addr <text:s text:c="6"/>s_D:\dat\avatar\partsobj\hai043.tp_8227e1c4 <text:s text:c="10"/></text:p>
          </table:table-cell>
          <table:table-cell office:value-type="string">
            <text:p><text:s/>"D:\\dat\\avatar\\partsobj\\hai043.tpr"</text:p>
          </table:table-cell>
        </table:table-row>
        <table:table-row table:style-name="ro2">
          <table:table-cell/>
          <table:table-cell office:value-type="string">
            <text:p>82c4b24c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5h</text:p>
          </table:table-cell>
          <table:table-cell office:value-type="string">
            <text:p><text:s text:c="8"/>82c4cbec 82 27 e1 a0 <text:s text:c="4"/>addr <text:s text:c="6"/>s_D:\dat\avatar\partsobj\hai044.tp_8227e1a0 <text:s text:c="10"/></text:p>
          </table:table-cell>
          <table:table-cell office:value-type="string">
            <text:p><text:s/>"D:\\dat\\avatar\\partsobj\\hai044.tpr"</text:p>
          </table:table-cell>
        </table:table-row>
        <table:table-row table:style-name="ro2">
          <table:table-cell/>
          <table:table-cell office:value-type="string">
            <text:p>82c4b25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6h</text:p>
          </table:table-cell>
          <table:table-cell office:value-type="string">
            <text:p><text:s text:c="8"/>82c4cbf0 82 27 e1 7c <text:s text:c="4"/>addr <text:s text:c="6"/>s_D:\dat\avatar\partsobj\hai045.tp_8227e17c <text:s text:c="10"/></text:p>
          </table:table-cell>
          <table:table-cell office:value-type="string">
            <text:p><text:s/>"D:\\dat\\avatar\\partsobj\\hai045.tpr"</text:p>
          </table:table-cell>
        </table:table-row>
        <table:table-row table:style-name="ro2">
          <table:table-cell/>
          <table:table-cell office:value-type="string">
            <text:p>82c4b254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7h</text:p>
          </table:table-cell>
          <table:table-cell office:value-type="string">
            <text:p><text:s text:c="8"/>82c4cbf4 82 27 e1 58 <text:s text:c="4"/>addr <text:s text:c="6"/>s_D:\dat\avatar\partsobj\hai046.tp_8227e158 <text:s text:c="10"/></text:p>
          </table:table-cell>
          <table:table-cell office:value-type="string">
            <text:p><text:s/>"D:\\dat\\avatar\\partsobj\\hai046.tpr"</text:p>
          </table:table-cell>
        </table:table-row>
        <table:table-row table:style-name="ro2">
          <table:table-cell/>
          <table:table-cell office:value-type="string">
            <text:p>82c4b258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8h</text:p>
          </table:table-cell>
          <table:table-cell office:value-type="string">
            <text:p><text:s text:c="8"/>82c4cbf8 82 27 e1 34 <text:s text:c="4"/>addr <text:s text:c="6"/>s_D:\dat\avatar\partsobj\hai047.tp_8227e134 <text:s text:c="10"/></text:p>
          </table:table-cell>
          <table:table-cell office:value-type="string">
            <text:p><text:s/>"D:\\dat\\avatar\\partsobj\\hai047.tpr"</text:p>
          </table:table-cell>
        </table:table-row>
        <table:table-row table:style-name="ro2">
          <table:table-cell/>
          <table:table-cell office:value-type="string">
            <text:p>82c4b25c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9h</text:p>
          </table:table-cell>
          <table:table-cell office:value-type="string">
            <text:p><text:s text:c="8"/>82c4cbfc 82 27 e1 10 <text:s text:c="4"/>addr <text:s text:c="6"/>s_D:\dat\avatar\partsobj\hai048.tp_8227e110 <text:s text:c="10"/></text:p>
          </table:table-cell>
          <table:table-cell office:value-type="string">
            <text:p><text:s/>"D:\\dat\\avatar\\partsobj\\hai048.tpr"</text:p>
          </table:table-cell>
        </table:table-row>
        <table:table-row table:style-name="ro2">
          <table:table-cell/>
          <table:table-cell office:value-type="string">
            <text:p>82c4b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Ah</text:p>
          </table:table-cell>
          <table:table-cell office:value-type="string">
            <text:p><text:s text:c="8"/>82c4cc00 82 27 e0 ec <text:s text:c="4"/>addr <text:s text:c="6"/>s_D:\dat\avatar\partsobj\hai049.tp_8227e0ec <text:s text:c="10"/></text:p>
          </table:table-cell>
          <table:table-cell office:value-type="string">
            <text:p><text:s/>"D:\\dat\\avatar\\partsobj\\hai049.tpr"</text:p>
          </table:table-cell>
        </table:table-row>
        <table:table-row table:style-name="ro2">
          <table:table-cell/>
          <table:table-cell office:value-type="string">
            <text:p>82c4b2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Bh</text:p>
          </table:table-cell>
          <table:table-cell office:value-type="string">
            <text:p><text:s text:c="8"/>82c4cc04 82 27 e0 c8 <text:s text:c="4"/>addr <text:s text:c="6"/>s_D:\dat\avatar\partsobj\hai050.tp_8227e0c8 <text:s text:c="10"/></text:p>
          </table:table-cell>
          <table:table-cell office:value-type="string">
            <text:p><text:s/>"D:\\dat\\avatar\\partsobj\\hai050.tpr"</text:p>
          </table:table-cell>
        </table:table-row>
        <table:table-row table:style-name="ro2">
          <table:table-cell/>
          <table:table-cell office:value-type="string">
            <text:p>82c4b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Ch</text:p>
          </table:table-cell>
          <table:table-cell office:value-type="string">
            <text:p><text:s text:c="8"/>82c4cc08 82 27 e0 a4 <text:s text:c="4"/>addr <text:s text:c="6"/>s_D:\dat\avatar\partsobj\hai051.tp_8227e0a4 <text:s text:c="10"/></text:p>
          </table:table-cell>
          <table:table-cell office:value-type="string">
            <text:p><text:s/>"D:\\dat\\avatar\\partsobj\\hai051.tpr"</text:p>
          </table:table-cell>
        </table:table-row>
        <table:table-row table:style-name="ro2">
          <table:table-cell/>
          <table:table-cell office:value-type="string">
            <text:p>82c4b2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Dh</text:p>
          </table:table-cell>
          <table:table-cell office:value-type="string">
            <text:p><text:s text:c="8"/>82c4cc0c 82 27 e0 80 <text:s text:c="4"/>addr <text:s text:c="6"/>s_D:\dat\avatar\partsobj\hai052.tp_8227e080 <text:s text:c="10"/></text:p>
          </table:table-cell>
          <table:table-cell office:value-type="string">
            <text:p><text:s/>"D:\\dat\\avatar\\partsobj\\hai052.tpr"</text:p>
          </table:table-cell>
        </table:table-row>
        <table:table-row table:style-name="ro2">
          <table:table-cell/>
          <table:table-cell office:value-type="string">
            <text:p>82c4b2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Eh</text:p>
          </table:table-cell>
          <table:table-cell office:value-type="string">
            <text:p><text:s text:c="8"/>82c4cc10 82 27 e0 5c <text:s text:c="4"/>addr <text:s text:c="6"/>s_D:\dat\avatar\partsobj\hai053.tp_8227e05c <text:s text:c="10"/></text:p>
          </table:table-cell>
          <table:table-cell office:value-type="string">
            <text:p><text:s/>"D:\\dat\\avatar\\partsobj\\hai053.tpr"</text:p>
          </table:table-cell>
        </table:table-row>
        <table:table-row table:style-name="ro2">
          <table:table-cell/>
          <table:table-cell office:value-type="string">
            <text:p>82c4b2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Fh</text:p>
          </table:table-cell>
          <table:table-cell office:value-type="string">
            <text:p><text:s text:c="8"/>82c4cc14 82 27 e0 38 <text:s text:c="4"/>addr <text:s text:c="6"/>s_D:\dat\avatar\partsobj\hai054.tp_8227e038 <text:s text:c="10"/></text:p>
          </table:table-cell>
          <table:table-cell office:value-type="string">
            <text:p><text:s/>"D:\\dat\\avatar\\partsobj\\hai054.tpr"</text:p>
          </table:table-cell>
        </table:table-row>
        <table:table-row table:style-name="ro2">
          <table:table-cell/>
          <table:table-cell office:value-type="string">
            <text:p>82c4b278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60h</text:p>
          </table:table-cell>
          <table:table-cell office:value-type="string">
            <text:p><text:s text:c="8"/>82c4cc18 82 27 e0 14 <text:s text:c="4"/>addr <text:s text:c="6"/>s_D:\dat\avatar\partsobj\hai055.tp_8227e014 <text:s text:c="10"/></text:p>
          </table:table-cell>
          <table:table-cell office:value-type="string">
            <text:p><text:s/>"D:\\dat\\avatar\\partsobj\\hai055.tpr"</text:p>
          </table:table-cell>
        </table:table-row>
        <table:table-row table:style-name="ro2">
          <table:table-cell/>
          <table:table-cell office:value-type="string">
            <text:p>82c4b27c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61h</text:p>
          </table:table-cell>
          <table:table-cell office:value-type="string">
            <text:p><text:s text:c="8"/>82c4cc1c 82 27 df f0 <text:s text:c="4"/>addr <text:s text:c="6"/>s_D:\dat\avatar\partsobj\hai056.tp_8227dff0 <text:s text:c="10"/></text:p>
          </table:table-cell>
          <table:table-cell office:value-type="string">
            <text:p><text:s/>"D:\\dat\\avatar\\partsobj\\hai056.tpr"</text:p>
          </table:table-cell>
        </table:table-row>
        <table:table-row table:style-name="ro2">
          <table:table-cell/>
          <table:table-cell office:value-type="string">
            <text:p>82c4b280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62h</text:p>
          </table:table-cell>
          <table:table-cell office:value-type="string">
            <text:p><text:s text:c="8"/>82c4cc20 82 27 df cc <text:s text:c="4"/>addr <text:s text:c="6"/>s_D:\dat\avatar\partsobj\hai057.tp_8227dfcc <text:s text:c="10"/></text:p>
          </table:table-cell>
          <table:table-cell office:value-type="string">
            <text:p><text:s/>"D:\\dat\\avatar\\partsobj\\hai057.tpr"</text:p>
          </table:table-cell>
        </table:table-row>
        <table:table-row table:style-name="ro2">
          <table:table-cell/>
          <table:table-cell office:value-type="string">
            <text:p>82c4b284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63h</text:p>
          </table:table-cell>
          <table:table-cell office:value-type="string">
            <text:p><text:s text:c="8"/>82c4cc24 82 27 df a8 <text:s text:c="4"/>addr <text:s text:c="6"/>s_D:\dat\avatar\partsobj\hai058.tp_8227dfa8 <text:s text:c="10"/></text:p>
          </table:table-cell>
          <table:table-cell office:value-type="string">
            <text:p><text:s/>"D:\\dat\\avatar\\partsobj\\hai058.tpr"</text:p>
          </table:table-cell>
        </table:table-row>
        <table:table-row table:style-name="ro2">
          <table:table-cell/>
          <table:table-cell office:value-type="string">
            <text:p>82c4b288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64h</text:p>
          </table:table-cell>
          <table:table-cell office:value-type="string">
            <text:p><text:s text:c="8"/>82c4cc28 82 27 df 84 <text:s text:c="4"/>addr <text:s text:c="6"/>s_D:\dat\avatar\partsobj\hai059.tp_8227df84 <text:s text:c="10"/></text:p>
          </table:table-cell>
          <table:table-cell office:value-type="string">
            <text:p><text:s/>"D:\\dat\\avatar\\partsobj\\hai059.tpr"</text:p>
          </table:table-cell>
        </table:table-row>
        <table:table-row table:style-name="ro2">
          <table:table-cell/>
          <table:table-cell office:value-type="string">
            <text:p>82c4b28c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65h</text:p>
          </table:table-cell>
          <table:table-cell office:value-type="string">
            <text:p><text:s text:c="8"/>82c4cc2c 82 27 df 60 <text:s text:c="4"/>addr <text:s text:c="6"/>s_D:\dat\avatar\partsobj\hai060.tp_8227df60 <text:s text:c="10"/></text:p>
          </table:table-cell>
          <table:table-cell office:value-type="string">
            <text:p><text:s/>"D:\\dat\\avatar\\partsobj\\hai060.tpr"</text:p>
          </table:table-cell>
        </table:table-row>
        <table:table-row table:style-name="ro2">
          <table:table-cell/>
          <table:table-cell office:value-type="string">
            <text:p>82c4b290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66h</text:p>
          </table:table-cell>
          <table:table-cell office:value-type="string">
            <text:p><text:s text:c="8"/>82c4cc30 82 27 df 3c <text:s text:c="4"/>addr <text:s text:c="6"/>s_D:\dat\avatar\partsobj\hai061.tp_8227df3c <text:s text:c="10"/></text:p>
          </table:table-cell>
          <table:table-cell office:value-type="string">
            <text:p><text:s/>"D:\\dat\\avatar\\partsobj\\hai061.tpr"</text:p>
          </table:table-cell>
        </table:table-row>
        <table:table-row table:style-name="ro2">
          <table:table-cell/>
          <table:table-cell office:value-type="string">
            <text:p>82c4b294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67h</text:p>
          </table:table-cell>
          <table:table-cell office:value-type="string">
            <text:p><text:s text:c="8"/>82c4cc34 82 27 df 18 <text:s text:c="4"/>addr <text:s text:c="6"/>s_D:\dat\avatar\partsobj\hai062.tp_8227df18 <text:s text:c="10"/></text:p>
          </table:table-cell>
          <table:table-cell office:value-type="string">
            <text:p><text:s/>"D:\\dat\\avatar\\partsobj\\hai062.tpr"</text:p>
          </table:table-cell>
        </table:table-row>
        <table:table-row table:style-name="ro2">
          <table:table-cell/>
          <table:table-cell office:value-type="string">
            <text:p>82c4b298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68h</text:p>
          </table:table-cell>
          <table:table-cell office:value-type="string">
            <text:p><text:s text:c="8"/>82c4cc38 82 27 de f4 <text:s text:c="4"/>addr <text:s text:c="6"/>s_D:\dat\avatar\partsobj\hai063.tp_8227def4 <text:s text:c="10"/></text:p>
          </table:table-cell>
          <table:table-cell office:value-type="string">
            <text:p><text:s/>"D:\\dat\\avatar\\partsobj\\hai063.tpr"</text:p>
          </table:table-cell>
        </table:table-row>
        <table:table-row table:style-name="ro2">
          <table:table-cell/>
          <table:table-cell office:value-type="string">
            <text:p>82c4b29c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69h</text:p>
          </table:table-cell>
          <table:table-cell office:value-type="string">
            <text:p><text:s text:c="8"/>82c4cc3c 82 27 de d0 <text:s text:c="4"/>addr <text:s text:c="6"/>s_D:\dat\avatar\partsobj\hai064.tp_8227ded0 <text:s text:c="10"/></text:p>
          </table:table-cell>
          <table:table-cell office:value-type="string">
            <text:p><text:s/>"D:\\dat\\avatar\\partsobj\\hai064.tpr"</text:p>
          </table:table-cell>
        </table:table-row>
        <table:table-row table:style-name="ro2">
          <table:table-cell/>
          <table:table-cell office:value-type="string">
            <text:p>82c4b2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6Ah</text:p>
          </table:table-cell>
          <table:table-cell office:value-type="string">
            <text:p><text:s text:c="8"/>82c4cc40 82 27 de ac <text:s text:c="4"/>addr <text:s text:c="6"/>s_D:\dat\avatar\partsobj\hai065.tp_8227deac <text:s text:c="10"/></text:p>
          </table:table-cell>
          <table:table-cell office:value-type="string">
            <text:p><text:s/>"D:\\dat\\avatar\\partsobj\\hai065.tpr"</text:p>
          </table:table-cell>
        </table:table-row>
        <table:table-row table:style-name="ro2">
          <table:table-cell/>
          <table:table-cell office:value-type="string">
            <text:p>82c4b2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6Bh</text:p>
          </table:table-cell>
          <table:table-cell office:value-type="string">
            <text:p><text:s text:c="8"/>82c4cc44 82 27 de 88 <text:s text:c="4"/>addr <text:s text:c="6"/>s_D:\dat\avatar\partsobj\hai066.tp_8227de88 <text:s text:c="10"/></text:p>
          </table:table-cell>
          <table:table-cell office:value-type="string">
            <text:p><text:s/>"D:\\dat\\avatar\\partsobj\\hai066.tpr"</text:p>
          </table:table-cell>
        </table:table-row>
        <table:table-row table:style-name="ro2">
          <table:table-cell/>
          <table:table-cell office:value-type="string">
            <text:p>82c4b2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6Ch</text:p>
          </table:table-cell>
          <table:table-cell office:value-type="string">
            <text:p><text:s text:c="8"/>82c4cc48 82 27 de 64 <text:s text:c="4"/>addr <text:s text:c="6"/>s_D:\dat\avatar\partsobj\hai067.tp_8227de64 <text:s text:c="10"/></text:p>
          </table:table-cell>
          <table:table-cell office:value-type="string">
            <text:p><text:s/>"D:\\dat\\avatar\\partsobj\\hai067.tpr"</text:p>
          </table:table-cell>
        </table:table-row>
        <table:table-row table:style-name="ro2">
          <table:table-cell/>
          <table:table-cell office:value-type="string">
            <text:p>82c4b2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6Dh</text:p>
          </table:table-cell>
          <table:table-cell office:value-type="string">
            <text:p><text:s text:c="8"/>82c4cc4c 82 27 de 40 <text:s text:c="4"/>addr <text:s text:c="6"/>s_D:\dat\avatar\partsobj\hai068.tp_8227de40 <text:s text:c="10"/></text:p>
          </table:table-cell>
          <table:table-cell office:value-type="string">
            <text:p><text:s/>"D:\\dat\\avatar\\partsobj\\hai068.tpr"</text:p>
          </table:table-cell>
        </table:table-row>
        <table:table-row table:style-name="ro2">
          <table:table-cell/>
          <table:table-cell office:value-type="string">
            <text:p>82c4b2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6Eh</text:p>
          </table:table-cell>
          <table:table-cell office:value-type="string">
            <text:p><text:s text:c="8"/>82c4cc50 82 27 de 1c <text:s text:c="4"/>addr <text:s text:c="6"/>s_D:\dat\avatar\partsobj\hai069.tp_8227de1c <text:s text:c="10"/></text:p>
          </table:table-cell>
          <table:table-cell office:value-type="string">
            <text:p><text:s/>"D:\\dat\\avatar\\partsobj\\hai069.tpr"</text:p>
          </table:table-cell>
        </table:table-row>
        <table:table-row table:style-name="ro2">
          <table:table-cell/>
          <table:table-cell office:value-type="string">
            <text:p>82c4b2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6Fh</text:p>
          </table:table-cell>
          <table:table-cell office:value-type="string">
            <text:p><text:s text:c="8"/>82c4cc54 82 27 dd f8 <text:s text:c="4"/>addr <text:s text:c="6"/>s_D:\dat\avatar\partsobj\hai070.tp_8227ddf8 <text:s text:c="10"/></text:p>
          </table:table-cell>
          <table:table-cell office:value-type="string">
            <text:p><text:s/>"D:\\dat\\avatar\\partsobj\\hai070.tpr"</text:p>
          </table:table-cell>
        </table:table-row>
        <table:table-row table:style-name="ro2">
          <table:table-cell/>
          <table:table-cell office:value-type="string">
            <text:p>82c4b2b8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h</text:p>
          </table:table-cell>
          <table:table-cell office:value-type="string">
            <text:p><text:s text:c="8"/>82c4cc58 82 27 dd d4 <text:s text:c="4"/>addr <text:s text:c="6"/>s_D:\dat\avatar\partsobj\hai071.tp_8227ddd4 <text:s text:c="10"/></text:p>
          </table:table-cell>
          <table:table-cell office:value-type="string">
            <text:p><text:s/>"D:\\dat\\avatar\\partsobj\\hai071.tpr"</text:p>
          </table:table-cell>
        </table:table-row>
        <table:table-row table:style-name="ro2">
          <table:table-cell/>
          <table:table-cell office:value-type="string">
            <text:p>82c4b2bc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1h</text:p>
          </table:table-cell>
          <table:table-cell office:value-type="string">
            <text:p><text:s text:c="8"/>82c4cc5c 82 27 dd b0 <text:s text:c="4"/>addr <text:s text:c="6"/>s_D:\dat\avatar\partsobj\hai072.tp_8227ddb0 <text:s text:c="10"/></text:p>
          </table:table-cell>
          <table:table-cell office:value-type="string">
            <text:p><text:s/>"D:\\dat\\avatar\\partsobj\\hai072.tpr"</text:p>
          </table:table-cell>
        </table:table-row>
        <table:table-row table:style-name="ro2">
          <table:table-cell/>
          <table:table-cell office:value-type="string">
            <text:p>82c4b2c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2h</text:p>
          </table:table-cell>
          <table:table-cell office:value-type="string">
            <text:p><text:s text:c="8"/>82c4cc60 82 27 dd 8c <text:s text:c="4"/>addr <text:s text:c="6"/>s_D:\dat\avatar\partsobj\hai073.tp_8227dd8c <text:s text:c="10"/></text:p>
          </table:table-cell>
          <table:table-cell office:value-type="string">
            <text:p><text:s/>"D:\\dat\\avatar\\partsobj\\hai073.tpr"</text:p>
          </table:table-cell>
        </table:table-row>
        <table:table-row table:style-name="ro2">
          <table:table-cell/>
          <table:table-cell office:value-type="string">
            <text:p>82c4b2c4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3h</text:p>
          </table:table-cell>
          <table:table-cell office:value-type="string">
            <text:p><text:s text:c="8"/>82c4cc64 82 27 dd 68 <text:s text:c="4"/>addr <text:s text:c="6"/>s_D:\dat\avatar\partsobj\hai074.tp_8227dd68 <text:s text:c="10"/></text:p>
          </table:table-cell>
          <table:table-cell office:value-type="string">
            <text:p><text:s/>"D:\\dat\\avatar\\partsobj\\hai074.tpr"</text:p>
          </table:table-cell>
        </table:table-row>
        <table:table-row table:style-name="ro2">
          <table:table-cell/>
          <table:table-cell office:value-type="string">
            <text:p>82c4b2c8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4h</text:p>
          </table:table-cell>
          <table:table-cell office:value-type="string">
            <text:p><text:s text:c="8"/>82c4cc68 82 27 dd 44 <text:s text:c="4"/>addr <text:s text:c="6"/>s_D:\dat\avatar\partsobj\hai075.tp_8227dd44 <text:s text:c="10"/></text:p>
          </table:table-cell>
          <table:table-cell office:value-type="string">
            <text:p><text:s/>"D:\\dat\\avatar\\partsobj\\hai075.tpr"</text:p>
          </table:table-cell>
        </table:table-row>
        <table:table-row table:style-name="ro2">
          <table:table-cell/>
          <table:table-cell office:value-type="string">
            <text:p>82c4b2cc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5h</text:p>
          </table:table-cell>
          <table:table-cell office:value-type="string">
            <text:p><text:s text:c="8"/>82c4cc6c 82 27 dd 20 <text:s text:c="4"/>addr <text:s text:c="6"/>s_D:\dat\avatar\partsobj\hai076.tp_8227dd20 <text:s text:c="10"/></text:p>
          </table:table-cell>
          <table:table-cell office:value-type="string">
            <text:p><text:s/>"D:\\dat\\avatar\\partsobj\\hai076.tpr"</text:p>
          </table:table-cell>
        </table:table-row>
        <table:table-row table:style-name="ro2">
          <table:table-cell/>
          <table:table-cell office:value-type="string">
            <text:p>82c4b2d0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6h</text:p>
          </table:table-cell>
          <table:table-cell office:value-type="string">
            <text:p><text:s text:c="8"/>82c4cc70 82 27 dc fc <text:s text:c="4"/>addr <text:s text:c="6"/>s_D:\dat\avatar\partsobj\hai077.tp_8227dcfc <text:s text:c="10"/></text:p>
          </table:table-cell>
          <table:table-cell office:value-type="string">
            <text:p><text:s/>"D:\\dat\\avatar\\partsobj\\hai077.tpr"</text:p>
          </table:table-cell>
        </table:table-row>
        <table:table-row table:style-name="ro2">
          <table:table-cell/>
          <table:table-cell office:value-type="string">
            <text:p>82c4b2d4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7h</text:p>
          </table:table-cell>
          <table:table-cell office:value-type="string">
            <text:p><text:s text:c="8"/>82c4cc74 82 27 dc d8 <text:s text:c="4"/>addr <text:s text:c="6"/>s_D:\dat\avatar\partsobj\hai078.tp_8227dcd8 <text:s text:c="10"/></text:p>
          </table:table-cell>
          <table:table-cell office:value-type="string">
            <text:p><text:s/>"D:\\dat\\avatar\\partsobj\\hai078.tpr"</text:p>
          </table:table-cell>
        </table:table-row>
        <table:table-row table:style-name="ro2">
          <table:table-cell/>
          <table:table-cell office:value-type="string">
            <text:p>82c4b2d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8h</text:p>
          </table:table-cell>
          <table:table-cell office:value-type="string">
            <text:p><text:s text:c="8"/>82c4cc78 82 27 dc b4 <text:s text:c="4"/>addr <text:s text:c="6"/>s_D:\dat\avatar\partsobj\hai079.tp_8227dcb4 <text:s text:c="10"/></text:p>
          </table:table-cell>
          <table:table-cell office:value-type="string">
            <text:p><text:s/>"D:\\dat\\avatar\\partsobj\\hai079.tpr"</text:p>
          </table:table-cell>
        </table:table-row>
        <table:table-row table:style-name="ro2">
          <table:table-cell/>
          <table:table-cell office:value-type="string">
            <text:p>82c4b2dc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9h</text:p>
          </table:table-cell>
          <table:table-cell office:value-type="string">
            <text:p><text:s text:c="8"/>82c4cc7c 82 27 dc 90 <text:s text:c="4"/>addr <text:s text:c="6"/>s_D:\dat\avatar\partsobj\hai080.tp_8227dc90 <text:s text:c="10"/></text:p>
          </table:table-cell>
          <table:table-cell office:value-type="string">
            <text:p><text:s/>"D:\\dat\\avatar\\partsobj\\hai080.tpr"</text:p>
          </table:table-cell>
        </table:table-row>
        <table:table-row table:style-name="ro2">
          <table:table-cell/>
          <table:table-cell office:value-type="string">
            <text:p>82c4b2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Ah</text:p>
          </table:table-cell>
          <table:table-cell office:value-type="string">
            <text:p><text:s text:c="8"/>82c4cc80 82 27 dc 6c <text:s text:c="4"/>addr <text:s text:c="6"/>s_D:\dat\avatar\partsobj\hai081.tp_8227dc6c <text:s text:c="10"/></text:p>
          </table:table-cell>
          <table:table-cell office:value-type="string">
            <text:p><text:s/>"D:\\dat\\avatar\\partsobj\\hai081.tpr"</text:p>
          </table:table-cell>
        </table:table-row>
        <table:table-row table:style-name="ro2">
          <table:table-cell/>
          <table:table-cell office:value-type="string">
            <text:p>82c4b2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Bh</text:p>
          </table:table-cell>
          <table:table-cell office:value-type="string">
            <text:p><text:s text:c="8"/>82c4cc84 82 27 dc 48 <text:s text:c="4"/>addr <text:s text:c="6"/>s_D:\dat\avatar\partsobj\hai082.tp_8227dc48 <text:s text:c="10"/></text:p>
          </table:table-cell>
          <table:table-cell office:value-type="string">
            <text:p><text:s/>"D:\\dat\\avatar\\partsobj\\hai082.tpr"</text:p>
          </table:table-cell>
        </table:table-row>
        <table:table-row table:style-name="ro2">
          <table:table-cell/>
          <table:table-cell office:value-type="string">
            <text:p>82c4b2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Ch</text:p>
          </table:table-cell>
          <table:table-cell office:value-type="string">
            <text:p><text:s text:c="8"/>82c4cc88 82 27 dc 24 <text:s text:c="4"/>addr <text:s text:c="6"/>s_D:\dat\avatar\partsobj\hai083.tp_8227dc24 <text:s text:c="10"/></text:p>
          </table:table-cell>
          <table:table-cell office:value-type="string">
            <text:p><text:s/>"D:\\dat\\avatar\\partsobj\\hai083.tpr"</text:p>
          </table:table-cell>
        </table:table-row>
        <table:table-row table:style-name="ro2">
          <table:table-cell/>
          <table:table-cell office:value-type="string">
            <text:p>82c4b2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Dh</text:p>
          </table:table-cell>
          <table:table-cell office:value-type="string">
            <text:p><text:s text:c="8"/>82c4cc8c 82 27 dc 00 <text:s text:c="4"/>addr <text:s text:c="6"/>s_D:\dat\avatar\partsobj\hai084.tp_8227dc00 <text:s text:c="10"/></text:p>
          </table:table-cell>
          <table:table-cell office:value-type="string">
            <text:p><text:s/>"D:\\dat\\avatar\\partsobj\\hai084.tpr"</text:p>
          </table:table-cell>
        </table:table-row>
        <table:table-row table:style-name="ro2">
          <table:table-cell/>
          <table:table-cell office:value-type="string">
            <text:p>82c4b2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Eh</text:p>
          </table:table-cell>
          <table:table-cell office:value-type="string">
            <text:p><text:s text:c="8"/>82c4cc90 82 27 db dc <text:s text:c="4"/>addr <text:s text:c="6"/>s_D:\dat\avatar\partsobj\hai085.tp_8227dbdc <text:s text:c="10"/></text:p>
          </table:table-cell>
          <table:table-cell office:value-type="string">
            <text:p><text:s/>"D:\\dat\\avatar\\partsobj\\hai085.tpr"</text:p>
          </table:table-cell>
        </table:table-row>
        <table:table-row table:style-name="ro2">
          <table:table-cell/>
          <table:table-cell office:value-type="string">
            <text:p>82c4b2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Fh</text:p>
          </table:table-cell>
          <table:table-cell office:value-type="string">
            <text:p><text:s text:c="8"/>82c4cc94 82 27 db b8 <text:s text:c="4"/>addr <text:s text:c="6"/>s_D:\dat\avatar\partsobj\hai086.tp_8227dbb8 <text:s text:c="10"/></text:p>
          </table:table-cell>
          <table:table-cell office:value-type="string">
            <text:p><text:s/>"D:\\dat\\avatar\\partsobj\\hai086.tpr"</text:p>
          </table:table-cell>
        </table:table-row>
        <table:table-row table:style-name="ro2">
          <table:table-cell/>
          <table:table-cell office:value-type="string">
            <text:p>82c4b2f8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h</text:p>
          </table:table-cell>
          <table:table-cell office:value-type="string">
            <text:p><text:s text:c="8"/>82c4cc98 82 27 db 94 <text:s text:c="4"/>addr <text:s text:c="6"/>s_D:\dat\avatar\partsobj\hai087.tp_8227db94 <text:s text:c="10"/></text:p>
          </table:table-cell>
          <table:table-cell office:value-type="string">
            <text:p><text:s/>"D:\\dat\\avatar\\partsobj\\hai087.tpr"</text:p>
          </table:table-cell>
        </table:table-row>
        <table:table-row table:style-name="ro2">
          <table:table-cell/>
          <table:table-cell office:value-type="string">
            <text:p>82c4b2fc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1h</text:p>
          </table:table-cell>
          <table:table-cell office:value-type="string">
            <text:p><text:s text:c="8"/>82c4cc9c 82 27 db 70 <text:s text:c="4"/>addr <text:s text:c="6"/>s_D:\dat\avatar\partsobj\hai088.tp_8227db70 <text:s text:c="10"/></text:p>
          </table:table-cell>
          <table:table-cell office:value-type="string">
            <text:p><text:s/>"D:\\dat\\avatar\\partsobj\\hai088.tpr"</text:p>
          </table:table-cell>
        </table:table-row>
        <table:table-row table:style-name="ro2">
          <table:table-cell/>
          <table:table-cell office:value-type="string">
            <text:p>82c4b300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2h</text:p>
          </table:table-cell>
          <table:table-cell office:value-type="string">
            <text:p><text:s text:c="8"/>82c4cca0 82 27 db 4c <text:s text:c="4"/>addr <text:s text:c="6"/>s_D:\dat\avatar\partsobj\hai089.tp_8227db4c <text:s text:c="10"/></text:p>
          </table:table-cell>
          <table:table-cell office:value-type="string">
            <text:p><text:s/>"D:\\dat\\avatar\\partsobj\\hai089.tpr"</text:p>
          </table:table-cell>
        </table:table-row>
        <table:table-row table:style-name="ro2">
          <table:table-cell/>
          <table:table-cell office:value-type="string">
            <text:p>82c4b304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3h</text:p>
          </table:table-cell>
          <table:table-cell office:value-type="string">
            <text:p><text:s text:c="8"/>82c4cca4 82 27 db 28 <text:s text:c="4"/>addr <text:s text:c="6"/>s_D:\dat\avatar\partsobj\hai090.tp_8227db28 <text:s text:c="10"/></text:p>
          </table:table-cell>
          <table:table-cell office:value-type="string">
            <text:p><text:s/>"D:\\dat\\avatar\\partsobj\\hai090.tpr"</text:p>
          </table:table-cell>
        </table:table-row>
        <table:table-row table:style-name="ro2">
          <table:table-cell/>
          <table:table-cell office:value-type="string">
            <text:p>82c4b308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4h</text:p>
          </table:table-cell>
          <table:table-cell office:value-type="string">
            <text:p><text:s text:c="8"/>82c4cca8 82 27 db 04 <text:s text:c="4"/>addr <text:s text:c="6"/>s_D:\dat\avatar\partsobj\hai091.tp_8227db04 <text:s text:c="10"/></text:p>
          </table:table-cell>
          <table:table-cell office:value-type="string">
            <text:p><text:s/>"D:\\dat\\avatar\\partsobj\\hai091.tpr"</text:p>
          </table:table-cell>
        </table:table-row>
        <table:table-row table:style-name="ro2">
          <table:table-cell/>
          <table:table-cell office:value-type="string">
            <text:p>82c4b30c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5h</text:p>
          </table:table-cell>
          <table:table-cell office:value-type="string">
            <text:p><text:s text:c="8"/>82c4ccac 82 27 da e0 <text:s text:c="4"/>addr <text:s text:c="6"/>s_D:\dat\avatar\partsobj\hai092.tp_8227dae0 <text:s text:c="10"/></text:p>
          </table:table-cell>
          <table:table-cell office:value-type="string">
            <text:p><text:s/>"D:\\dat\\avatar\\partsobj\\hai092.tpr"</text:p>
          </table:table-cell>
        </table:table-row>
        <table:table-row table:style-name="ro2">
          <table:table-cell/>
          <table:table-cell office:value-type="string">
            <text:p>82c4b310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6h</text:p>
          </table:table-cell>
          <table:table-cell office:value-type="string">
            <text:p><text:s text:c="8"/>82c4ccb0 82 27 da bc <text:s text:c="4"/>addr <text:s text:c="6"/>s_D:\dat\avatar\partsobj\hai093.tp_8227dabc <text:s text:c="10"/></text:p>
          </table:table-cell>
          <table:table-cell office:value-type="string">
            <text:p><text:s/>"D:\\dat\\avatar\\partsobj\\hai093.tpr"</text:p>
          </table:table-cell>
        </table:table-row>
        <table:table-row table:style-name="ro2">
          <table:table-cell/>
          <table:table-cell office:value-type="string">
            <text:p>82c4b314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7h</text:p>
          </table:table-cell>
          <table:table-cell office:value-type="string">
            <text:p><text:s text:c="8"/>82c4ccb4 82 27 da 98 <text:s text:c="4"/>addr <text:s text:c="6"/>s_D:\dat\avatar\partsobj\hai094.tp_8227da98 <text:s text:c="10"/></text:p>
          </table:table-cell>
          <table:table-cell office:value-type="string">
            <text:p><text:s/>"D:\\dat\\avatar\\partsobj\\hai094.tpr"</text:p>
          </table:table-cell>
        </table:table-row>
        <table:table-row table:style-name="ro2">
          <table:table-cell/>
          <table:table-cell office:value-type="string">
            <text:p>82c4b31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8h</text:p>
          </table:table-cell>
          <table:table-cell office:value-type="string">
            <text:p><text:s text:c="8"/>82c4ccb8 82 27 da 74 <text:s text:c="4"/>addr <text:s text:c="6"/>s_D:\dat\avatar\partsobj\hai095.tp_8227da74 <text:s text:c="10"/></text:p>
          </table:table-cell>
          <table:table-cell office:value-type="string">
            <text:p><text:s/>"D:\\dat\\avatar\\partsobj\\hai095.tpr"</text:p>
          </table:table-cell>
        </table:table-row>
        <table:table-row table:style-name="ro2">
          <table:table-cell/>
          <table:table-cell office:value-type="string">
            <text:p>82c4b31c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9h</text:p>
          </table:table-cell>
          <table:table-cell office:value-type="string">
            <text:p><text:s text:c="8"/>82c4ccbc 82 27 da 50 <text:s text:c="4"/>addr <text:s text:c="6"/>s_D:\dat\avatar\partsobj\hai096.tp_8227da50 <text:s text:c="10"/></text:p>
          </table:table-cell>
          <table:table-cell office:value-type="string">
            <text:p><text:s/>"D:\\dat\\avatar\\partsobj\\hai096.tpr"</text:p>
          </table:table-cell>
        </table:table-row>
        <table:table-row table:style-name="ro2">
          <table:table-cell/>
          <table:table-cell office:value-type="string">
            <text:p>82c4b3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Ah</text:p>
          </table:table-cell>
          <table:table-cell office:value-type="string">
            <text:p><text:s text:c="8"/>82c4ccc0 82 27 da 2c <text:s text:c="4"/>addr <text:s text:c="6"/>s_D:\dat\avatar\partsobj\hai097.tp_8227da2c <text:s text:c="10"/></text:p>
          </table:table-cell>
          <table:table-cell office:value-type="string">
            <text:p><text:s/>"D:\\dat\\avatar\\partsobj\\hai097.tpr"</text:p>
          </table:table-cell>
        </table:table-row>
        <table:table-row table:style-name="ro2">
          <table:table-cell/>
          <table:table-cell office:value-type="string">
            <text:p>82c4b3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Bh</text:p>
          </table:table-cell>
          <table:table-cell office:value-type="string">
            <text:p><text:s text:c="8"/>82c4ccc4 82 27 da 08 <text:s text:c="4"/>addr <text:s text:c="6"/>s_D:\dat\avatar\partsobj\hai098.tp_8227da08 <text:s text:c="10"/></text:p>
          </table:table-cell>
          <table:table-cell office:value-type="string">
            <text:p><text:s/>"D:\\dat\\avatar\\partsobj\\hai098.tpr"</text:p>
          </table:table-cell>
        </table:table-row>
        <table:table-row table:style-name="ro2">
          <table:table-cell/>
          <table:table-cell office:value-type="string">
            <text:p>82c4b3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Ch</text:p>
          </table:table-cell>
          <table:table-cell office:value-type="string">
            <text:p><text:s text:c="8"/>82c4ccc8 82 27 d9 e4 <text:s text:c="4"/>addr <text:s text:c="6"/>s_D:\dat\avatar\partsobj\hai099.tp_8227d9e4 <text:s text:c="10"/></text:p>
          </table:table-cell>
          <table:table-cell office:value-type="string">
            <text:p><text:s/>"D:\\dat\\avatar\\partsobj\\hai099.tpr"</text:p>
          </table:table-cell>
        </table:table-row>
        <table:table-row table:style-name="ro2">
          <table:table-cell/>
          <table:table-cell office:value-type="string">
            <text:p>82c4b3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Dh</text:p>
          </table:table-cell>
          <table:table-cell office:value-type="string">
            <text:p><text:s text:c="8"/>82c4cccc 82 27 d9 c0 <text:s text:c="4"/>addr <text:s text:c="6"/>s_D:\dat\avatar\partsobj\hai100.tp_8227d9c0 <text:s text:c="10"/></text:p>
          </table:table-cell>
          <table:table-cell office:value-type="string">
            <text:p><text:s/>"D:\\dat\\avatar\\partsobj\\hai100.tpr"</text:p>
          </table:table-cell>
        </table:table-row>
        <table:table-row table:style-name="ro2">
          <table:table-cell/>
          <table:table-cell office:value-type="string">
            <text:p>82c4b3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Eh</text:p>
          </table:table-cell>
          <table:table-cell office:value-type="string">
            <text:p><text:s text:c="8"/>82c4ccd0 82 27 d9 9c <text:s text:c="4"/>addr <text:s text:c="6"/>s_D:\dat\avatar\partsobj\hai101.tp_8227d99c <text:s text:c="10"/></text:p>
          </table:table-cell>
          <table:table-cell office:value-type="string">
            <text:p><text:s/>"D:\\dat\\avatar\\partsobj\\hai101.tpr"</text:p>
          </table:table-cell>
        </table:table-row>
        <table:table-row table:style-name="ro2">
          <table:table-cell/>
          <table:table-cell office:value-type="string">
            <text:p>82c4b3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Fh</text:p>
          </table:table-cell>
          <table:table-cell office:value-type="string">
            <text:p><text:s text:c="8"/>82c4ccd4 82 27 d9 78 <text:s text:c="4"/>addr <text:s text:c="6"/>s_D:\dat\avatar\partsobj\hai102.tp_8227d978 <text:s text:c="10"/></text:p>
          </table:table-cell>
          <table:table-cell office:value-type="string">
            <text:p><text:s/>"D:\\dat\\avatar\\partsobj\\hai102.tpr"</text:p>
          </table:table-cell>
        </table:table-row>
        <table:table-row table:style-name="ro2">
          <table:table-cell/>
          <table:table-cell office:value-type="string">
            <text:p>82c4b338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90h</text:p>
          </table:table-cell>
          <table:table-cell office:value-type="string">
            <text:p><text:s text:c="8"/>82c4ccd8 82 27 d9 54 <text:s text:c="4"/>addr <text:s text:c="6"/>s_D:\dat\avatar\partsobj\hai103.tp_8227d954 <text:s text:c="10"/></text:p>
          </table:table-cell>
          <table:table-cell office:value-type="string">
            <text:p><text:s/>"D:\\dat\\avatar\\partsobj\\hai103.tpr"</text:p>
          </table:table-cell>
        </table:table-row>
        <table:table-row table:style-name="ro2">
          <table:table-cell/>
          <table:table-cell office:value-type="string">
            <text:p>82c4b33c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91h</text:p>
          </table:table-cell>
          <table:table-cell office:value-type="string">
            <text:p><text:s text:c="8"/>82c4ccdc 82 27 d9 30 <text:s text:c="4"/>addr <text:s text:c="6"/>s_D:\dat\avatar\partsobj\hai104.tp_8227d930 <text:s text:c="10"/></text:p>
          </table:table-cell>
          <table:table-cell office:value-type="string">
            <text:p><text:s/>"D:\\dat\\avatar\\partsobj\\hai104.tpr"</text:p>
          </table:table-cell>
        </table:table-row>
        <table:table-row table:style-name="ro2">
          <table:table-cell/>
          <table:table-cell office:value-type="string">
            <text:p>82c4b340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92h</text:p>
          </table:table-cell>
          <table:table-cell office:value-type="string">
            <text:p><text:s text:c="8"/>82c4cce0 82 27 d9 0c <text:s text:c="4"/>addr <text:s text:c="6"/>s_D:\dat\avatar\partsobj\hai105.tp_8227d90c <text:s text:c="10"/></text:p>
          </table:table-cell>
          <table:table-cell office:value-type="string">
            <text:p><text:s/>"D:\\dat\\avatar\\partsobj\\hai105.tpr"</text:p>
          </table:table-cell>
        </table:table-row>
        <table:table-row table:style-name="ro2">
          <table:table-cell/>
          <table:table-cell office:value-type="string">
            <text:p>82c4b344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93h</text:p>
          </table:table-cell>
          <table:table-cell office:value-type="string">
            <text:p><text:s text:c="8"/>82c4cce4 82 27 d8 e8 <text:s text:c="4"/>addr <text:s text:c="6"/>s_D:\dat\avatar\partsobj\hai106.tp_8227d8e8 <text:s text:c="10"/></text:p>
          </table:table-cell>
          <table:table-cell office:value-type="string">
            <text:p><text:s/>"D:\\dat\\avatar\\partsobj\\hai106.tpr"</text:p>
          </table:table-cell>
        </table:table-row>
        <table:table-row table:style-name="ro2">
          <table:table-cell/>
          <table:table-cell office:value-type="string">
            <text:p>82c4b348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94h</text:p>
          </table:table-cell>
          <table:table-cell office:value-type="string">
            <text:p><text:s text:c="8"/>82c4cce8 82 27 d8 c4 <text:s text:c="4"/>addr <text:s text:c="6"/>s_D:\dat\avatar\partsobj\hai107.tp_8227d8c4 <text:s text:c="10"/></text:p>
          </table:table-cell>
          <table:table-cell office:value-type="string">
            <text:p><text:s/>"D:\\dat\\avatar\\partsobj\\hai107.tpr"</text:p>
          </table:table-cell>
        </table:table-row>
        <table:table-row table:style-name="ro2">
          <table:table-cell/>
          <table:table-cell office:value-type="string">
            <text:p>82c4b34c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95h</text:p>
          </table:table-cell>
          <table:table-cell office:value-type="string">
            <text:p><text:s text:c="8"/>82c4ccec 82 27 d8 a0 <text:s text:c="4"/>addr <text:s text:c="6"/>s_D:\dat\avatar\partsobj\hai108.tp_8227d8a0 <text:s text:c="10"/></text:p>
          </table:table-cell>
          <table:table-cell office:value-type="string">
            <text:p><text:s/>"D:\\dat\\avatar\\partsobj\\hai108.tpr"</text:p>
          </table:table-cell>
        </table:table-row>
        <table:table-row table:style-name="ro2">
          <table:table-cell/>
          <table:table-cell office:value-type="string">
            <text:p>82c4b35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96h</text:p>
          </table:table-cell>
          <table:table-cell office:value-type="string">
            <text:p><text:s text:c="8"/>82c4ccf0 82 27 d8 7c <text:s text:c="4"/>addr <text:s text:c="6"/>s_D:\dat\avatar\partsobj\hai109.tp_8227d87c <text:s text:c="10"/></text:p>
          </table:table-cell>
          <table:table-cell office:value-type="string">
            <text:p><text:s/>"D:\\dat\\avatar\\partsobj\\hai109.tpr"</text:p>
          </table:table-cell>
        </table:table-row>
        <table:table-row table:style-name="ro2">
          <table:table-cell/>
          <table:table-cell office:value-type="string">
            <text:p>82c4b354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97h</text:p>
          </table:table-cell>
          <table:table-cell office:value-type="string">
            <text:p><text:s text:c="8"/>82c4ccf4 82 27 d8 58 <text:s text:c="4"/>addr <text:s text:c="6"/>s_D:\dat\avatar\partsobj\hai110.tp_8227d858 <text:s text:c="10"/></text:p>
          </table:table-cell>
          <table:table-cell office:value-type="string">
            <text:p><text:s/>"D:\\dat\\avatar\\partsobj\\hai110.tpr"</text:p>
          </table:table-cell>
        </table:table-row>
        <table:table-row table:style-name="ro2">
          <table:table-cell/>
          <table:table-cell office:value-type="string">
            <text:p>82c4b35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98h</text:p>
          </table:table-cell>
          <table:table-cell office:value-type="string">
            <text:p><text:s text:c="8"/>82c4ccf8 82 27 d8 34 <text:s text:c="4"/>addr <text:s text:c="6"/>s_D:\dat\avatar\partsobj\hai111.tp_8227d834 <text:s text:c="10"/></text:p>
          </table:table-cell>
          <table:table-cell office:value-type="string">
            <text:p><text:s/>"D:\\dat\\avatar\\partsobj\\hai111.tpr"</text:p>
          </table:table-cell>
        </table:table-row>
        <table:table-row table:style-name="ro2">
          <table:table-cell/>
          <table:table-cell office:value-type="string">
            <text:p>82c4b35c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99h</text:p>
          </table:table-cell>
          <table:table-cell office:value-type="string">
            <text:p><text:s text:c="8"/>82c4ccfc 82 27 d8 10 <text:s text:c="4"/>addr <text:s text:c="6"/>s_D:\dat\avatar\partsobj\hai112.tp_8227d810 <text:s text:c="10"/></text:p>
          </table:table-cell>
          <table:table-cell office:value-type="string">
            <text:p><text:s/>"D:\\dat\\avatar\\partsobj\\hai112.tpr"</text:p>
          </table:table-cell>
        </table:table-row>
        <table:table-row table:style-name="ro2">
          <table:table-cell/>
          <table:table-cell office:value-type="string">
            <text:p>82c4b3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9Ah</text:p>
          </table:table-cell>
          <table:table-cell office:value-type="string">
            <text:p><text:s text:c="8"/>82c4cd00 82 27 d7 ec <text:s text:c="4"/>addr <text:s text:c="6"/>s_D:\dat\avatar\partsobj\hai113.tp_8227d7ec <text:s text:c="10"/></text:p>
          </table:table-cell>
          <table:table-cell office:value-type="string">
            <text:p><text:s/>"D:\\dat\\avatar\\partsobj\\hai113.tpr"</text:p>
          </table:table-cell>
        </table:table-row>
        <table:table-row table:style-name="ro2">
          <table:table-cell/>
          <table:table-cell office:value-type="string">
            <text:p>82c4b3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9Bh</text:p>
          </table:table-cell>
          <table:table-cell office:value-type="string">
            <text:p><text:s text:c="8"/>82c4cd04 82 27 d7 c8 <text:s text:c="4"/>addr <text:s text:c="6"/>s_D:\dat\avatar\partsobj\hai114.tp_8227d7c8 <text:s text:c="10"/></text:p>
          </table:table-cell>
          <table:table-cell office:value-type="string">
            <text:p><text:s/>"D:\\dat\\avatar\\partsobj\\hai114.tpr"</text:p>
          </table:table-cell>
        </table:table-row>
        <table:table-row table:style-name="ro2">
          <table:table-cell/>
          <table:table-cell office:value-type="string">
            <text:p>82c4b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9Ch</text:p>
          </table:table-cell>
          <table:table-cell office:value-type="string">
            <text:p><text:s text:c="8"/>82c4cd08 82 27 d7 a4 <text:s text:c="4"/>addr <text:s text:c="6"/>s_D:\dat\avatar\partsobj\hai115.tp_8227d7a4 <text:s text:c="10"/></text:p>
          </table:table-cell>
          <table:table-cell office:value-type="string">
            <text:p><text:s/>"D:\\dat\\avatar\\partsobj\\hai115.tpr"</text:p>
          </table:table-cell>
        </table:table-row>
        <table:table-row table:style-name="ro2">
          <table:table-cell/>
          <table:table-cell office:value-type="string">
            <text:p>82c4b3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9Dh</text:p>
          </table:table-cell>
          <table:table-cell office:value-type="string">
            <text:p><text:s text:c="8"/>82c4cd0c 82 27 d7 80 <text:s text:c="4"/>addr <text:s text:c="6"/>s_D:\dat\avatar\partsobj\hai116.tp_8227d780 <text:s text:c="10"/></text:p>
          </table:table-cell>
          <table:table-cell office:value-type="string">
            <text:p><text:s/>"D:\\dat\\avatar\\partsobj\\hai116.tpr"</text:p>
          </table:table-cell>
        </table:table-row>
        <table:table-row table:style-name="ro2">
          <table:table-cell/>
          <table:table-cell office:value-type="string">
            <text:p>82c4b3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9Eh</text:p>
          </table:table-cell>
          <table:table-cell office:value-type="string">
            <text:p><text:s text:c="8"/>82c4cd10 82 27 d7 5c <text:s text:c="4"/>addr <text:s text:c="6"/>s_D:\dat\avatar\partsobj\hai117.tp_8227d75c <text:s text:c="10"/></text:p>
          </table:table-cell>
          <table:table-cell office:value-type="string">
            <text:p><text:s/>"D:\\dat\\avatar\\partsobj\\hai117.tpr"</text:p>
          </table:table-cell>
        </table:table-row>
        <table:table-row table:style-name="ro2">
          <table:table-cell/>
          <table:table-cell office:value-type="string">
            <text:p>82c4b3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9Fh</text:p>
          </table:table-cell>
          <table:table-cell office:value-type="string">
            <text:p><text:s text:c="8"/>82c4cd14 82 27 d7 38 <text:s text:c="4"/>addr <text:s text:c="6"/>s_D:\dat\avatar\partsobj\hai118.tp_8227d738 <text:s text:c="10"/></text:p>
          </table:table-cell>
          <table:table-cell office:value-type="string">
            <text:p><text:s/>"D:\\dat\\avatar\\partsobj\\hai118.tpr"</text:p>
          </table:table-cell>
        </table:table-row>
        <table:table-row table:style-name="ro2">
          <table:table-cell/>
          <table:table-cell office:value-type="string">
            <text:p>82c4b3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A0h</text:p>
          </table:table-cell>
          <table:table-cell office:value-type="string">
            <text:p><text:s text:c="8"/>82c4cd18 82 27 d7 14 <text:s text:c="4"/>addr <text:s text:c="6"/>s_D:\dat\avatar\partsobj\hai119.tp_8227d714 <text:s text:c="10"/></text:p>
          </table:table-cell>
          <table:table-cell office:value-type="string">
            <text:p><text:s/>"D:\\dat\\avatar\\partsobj\\hai119.tpr"</text:p>
          </table:table-cell>
        </table:table-row>
        <table:table-row table:style-name="ro2">
          <table:table-cell/>
          <table:table-cell office:value-type="string">
            <text:p>82c4b3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A1h</text:p>
          </table:table-cell>
          <table:table-cell office:value-type="string">
            <text:p><text:s text:c="8"/>82c4cd1c 82 27 d6 f0 <text:s text:c="4"/>addr <text:s text:c="6"/>s_D:\dat\avatar\partsobj\hai120.tp_8227d6f0 <text:s text:c="10"/></text:p>
          </table:table-cell>
          <table:table-cell office:value-type="string">
            <text:p><text:s/>"D:\\dat\\avatar\\partsobj\\hai120.tpr"</text:p>
          </table:table-cell>
        </table:table-row>
        <table:table-row table:style-name="ro2">
          <table:table-cell/>
          <table:table-cell office:value-type="string">
            <text:p>82c4b3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A2h</text:p>
          </table:table-cell>
          <table:table-cell office:value-type="string">
            <text:p><text:s text:c="8"/>82c4cd20 82 27 d6 cc <text:s text:c="4"/>addr <text:s text:c="6"/>s_D:\dat\avatar\partsobj\hai121.tp_8227d6cc <text:s text:c="10"/></text:p>
          </table:table-cell>
          <table:table-cell office:value-type="string">
            <text:p><text:s/>"D:\\dat\\avatar\\partsobj\\hai121.tpr"</text:p>
          </table:table-cell>
        </table:table-row>
        <table:table-row table:style-name="ro2">
          <table:table-cell/>
          <table:table-cell office:value-type="string">
            <text:p>82c4b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A3h</text:p>
          </table:table-cell>
          <table:table-cell office:value-type="string">
            <text:p><text:s text:c="8"/>82c4cd24 82 27 d6 a8 <text:s text:c="4"/>addr <text:s text:c="6"/>s_D:\dat\avatar\partsobj\hai122.tp_8227d6a8 <text:s text:c="10"/></text:p>
          </table:table-cell>
          <table:table-cell office:value-type="string">
            <text:p><text:s/>"D:\\dat\\avatar\\partsobj\\hai122.tpr"</text:p>
          </table:table-cell>
        </table:table-row>
        <table:table-row table:style-name="ro2">
          <table:table-cell/>
          <table:table-cell office:value-type="string">
            <text:p>82c4b3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A4h</text:p>
          </table:table-cell>
          <table:table-cell office:value-type="string">
            <text:p><text:s text:c="8"/>82c4cd28 82 27 d6 84 <text:s text:c="4"/>addr <text:s text:c="6"/>s_D:\dat\avatar\partsobj\hai123.tp_8227d684 <text:s text:c="10"/></text:p>
          </table:table-cell>
          <table:table-cell office:value-type="string">
            <text:p><text:s/>"D:\\dat\\avatar\\partsobj\\hai123.tpr"</text:p>
          </table:table-cell>
        </table:table-row>
        <table:table-row table:style-name="ro2">
          <table:table-cell/>
          <table:table-cell office:value-type="string">
            <text:p>82c4b3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A5h</text:p>
          </table:table-cell>
          <table:table-cell office:value-type="string">
            <text:p><text:s text:c="8"/>82c4cd2c 82 27 d6 60 <text:s text:c="4"/>addr <text:s text:c="6"/>s_D:\dat\avatar\partsobj\hai124.tp_8227d660 <text:s text:c="10"/></text:p>
          </table:table-cell>
          <table:table-cell office:value-type="string">
            <text:p><text:s/>"D:\\dat\\avatar\\partsobj\\hai124.tpr"</text:p>
          </table:table-cell>
        </table:table-row>
        <table:table-row table:style-name="ro2">
          <table:table-cell/>
          <table:table-cell office:value-type="string">
            <text:p>82c4b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A6h</text:p>
          </table:table-cell>
          <table:table-cell office:value-type="string">
            <text:p><text:s text:c="8"/>82c4cd30 82 27 d6 3c <text:s text:c="4"/>addr <text:s text:c="6"/>s_D:\dat\avatar\partsobj\hai125.tp_8227d63c <text:s text:c="10"/></text:p>
          </table:table-cell>
          <table:table-cell office:value-type="string">
            <text:p><text:s/>"D:\\dat\\avatar\\partsobj\\hai125.tpr"</text:p>
          </table:table-cell>
        </table:table-row>
        <table:table-row table:style-name="ro2">
          <table:table-cell/>
          <table:table-cell office:value-type="string">
            <text:p>82c4b3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A7h</text:p>
          </table:table-cell>
          <table:table-cell office:value-type="string">
            <text:p><text:s text:c="8"/>82c4cd34 82 27 d6 18 <text:s text:c="4"/>addr <text:s text:c="6"/>s_D:\dat\avatar\partsobj\hai126.tp_8227d618 <text:s text:c="10"/></text:p>
          </table:table-cell>
          <table:table-cell office:value-type="string">
            <text:p><text:s/>"D:\\dat\\avatar\\partsobj\\hai126.tpr"</text:p>
          </table:table-cell>
        </table:table-row>
        <table:table-row table:style-name="ro2">
          <table:table-cell/>
          <table:table-cell office:value-type="string">
            <text:p>82c4b3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A8h</text:p>
          </table:table-cell>
          <table:table-cell office:value-type="string">
            <text:p><text:s text:c="8"/>82c4cd38 82 27 d5 f4 <text:s text:c="4"/>addr <text:s text:c="6"/>s_D:\dat\avatar\partsobj\hai127.tp_8227d5f4 <text:s text:c="10"/></text:p>
          </table:table-cell>
          <table:table-cell office:value-type="string">
            <text:p><text:s/>"D:\\dat\\avatar\\partsobj\\hai127.tpr"</text:p>
          </table:table-cell>
        </table:table-row>
        <table:table-row table:style-name="ro2">
          <table:table-cell/>
          <table:table-cell office:value-type="string">
            <text:p>82c4b3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A9h</text:p>
          </table:table-cell>
          <table:table-cell office:value-type="string">
            <text:p><text:s text:c="8"/>82c4cd3c 82 27 d5 d0 <text:s text:c="4"/>addr <text:s text:c="6"/>s_D:\dat\avatar\partsobj\hai128.tp_8227d5d0 <text:s text:c="10"/></text:p>
          </table:table-cell>
          <table:table-cell office:value-type="string">
            <text:p><text:s/>"D:\\dat\\avatar\\partsobj\\hai128.tpr"</text:p>
          </table:table-cell>
        </table:table-row>
        <table:table-row table:style-name="ro2">
          <table:table-cell/>
          <table:table-cell office:value-type="string">
            <text:p>82c4b3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AAh</text:p>
          </table:table-cell>
          <table:table-cell office:value-type="string">
            <text:p><text:s text:c="8"/>82c4cd40 82 27 d5 ac <text:s text:c="4"/>addr <text:s text:c="6"/>s_D:\dat\avatar\partsobj\hai129.tp_8227d5ac <text:s text:c="10"/></text:p>
          </table:table-cell>
          <table:table-cell office:value-type="string">
            <text:p><text:s/>"D:\\dat\\avatar\\partsobj\\hai129.tpr"</text:p>
          </table:table-cell>
        </table:table-row>
        <table:table-row table:style-name="ro2">
          <table:table-cell/>
          <table:table-cell office:value-type="string">
            <text:p>82c4b3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ABh</text:p>
          </table:table-cell>
          <table:table-cell office:value-type="string">
            <text:p><text:s text:c="8"/>82c4cd44 82 27 d5 88 <text:s text:c="4"/>addr <text:s text:c="6"/>s_D:\dat\avatar\partsobj\hai130.tp_8227d588 <text:s text:c="10"/></text:p>
          </table:table-cell>
          <table:table-cell office:value-type="string">
            <text:p><text:s/>"D:\\dat\\avatar\\partsobj\\hai130.tpr"</text:p>
          </table:table-cell>
        </table:table-row>
        <table:table-row table:style-name="ro2">
          <table:table-cell/>
          <table:table-cell office:value-type="string">
            <text:p>82c4b3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ACh</text:p>
          </table:table-cell>
          <table:table-cell office:value-type="string">
            <text:p><text:s text:c="8"/>82c4cd48 82 27 d5 64 <text:s text:c="4"/>addr <text:s text:c="6"/>s_D:\dat\avatar\partsobj\hai131.tp_8227d564 <text:s text:c="10"/></text:p>
          </table:table-cell>
          <table:table-cell office:value-type="string">
            <text:p><text:s/>"D:\\dat\\avatar\\partsobj\\hai131.tpr"</text:p>
          </table:table-cell>
        </table:table-row>
        <table:table-row table:style-name="ro2">
          <table:table-cell/>
          <table:table-cell office:value-type="string">
            <text:p>82c4b3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ADh</text:p>
          </table:table-cell>
          <table:table-cell office:value-type="string">
            <text:p><text:s text:c="8"/>82c4cd4c 82 27 d5 40 <text:s text:c="4"/>addr <text:s text:c="6"/>s_D:\dat\avatar\partsobj\hai132.tp_8227d540 <text:s text:c="10"/></text:p>
          </table:table-cell>
          <table:table-cell office:value-type="string">
            <text:p><text:s/>"D:\\dat\\avatar\\partsobj\\hai132.tpr"</text:p>
          </table:table-cell>
        </table:table-row>
        <table:table-row table:style-name="ro2">
          <table:table-cell/>
          <table:table-cell office:value-type="string">
            <text:p>82c4b3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AEh</text:p>
          </table:table-cell>
          <table:table-cell office:value-type="string">
            <text:p><text:s text:c="8"/>82c4cd50 82 27 d5 1c <text:s text:c="4"/>addr <text:s text:c="6"/>s_D:\dat\avatar\partsobj\hai133.tp_8227d51c <text:s text:c="10"/></text:p>
          </table:table-cell>
          <table:table-cell office:value-type="string">
            <text:p><text:s/>"D:\\dat\\avatar\\partsobj\\hai133.tpr"</text:p>
          </table:table-cell>
        </table:table-row>
        <table:table-row table:style-name="ro2">
          <table:table-cell/>
          <table:table-cell office:value-type="string">
            <text:p>82c4b3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AFh</text:p>
          </table:table-cell>
          <table:table-cell office:value-type="string">
            <text:p><text:s text:c="8"/>82c4cd54 82 27 d4 f8 <text:s text:c="4"/>addr <text:s text:c="6"/>s_D:\dat\avatar\partsobj\hai134.tp_8227d4f8 <text:s text:c="10"/></text:p>
          </table:table-cell>
          <table:table-cell office:value-type="string">
            <text:p><text:s/>"D:\\dat\\avatar\\partsobj\\hai134.tpr"</text:p>
          </table:table-cell>
        </table:table-row>
        <table:table-row table:style-name="ro2">
          <table:table-cell/>
          <table:table-cell office:value-type="string">
            <text:p>82c4b3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B0h</text:p>
          </table:table-cell>
          <table:table-cell office:value-type="string">
            <text:p><text:s text:c="8"/>82c4cd58 82 27 d4 d4 <text:s text:c="4"/>addr <text:s text:c="6"/>s_D:\dat\avatar\partsobj\hai135.tp_8227d4d4 <text:s text:c="10"/></text:p>
          </table:table-cell>
          <table:table-cell office:value-type="string">
            <text:p><text:s/>"D:\\dat\\avatar\\partsobj\\hai135.tpr"</text:p>
          </table:table-cell>
        </table:table-row>
        <table:table-row table:style-name="ro2">
          <table:table-cell/>
          <table:table-cell office:value-type="string">
            <text:p>82c4b3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B1h</text:p>
          </table:table-cell>
          <table:table-cell office:value-type="string">
            <text:p><text:s text:c="8"/>82c4cd5c 82 27 d4 b0 <text:s text:c="4"/>addr <text:s text:c="6"/>s_D:\dat\avatar\partsobj\hai136.tp_8227d4b0 <text:s text:c="10"/></text:p>
          </table:table-cell>
          <table:table-cell office:value-type="string">
            <text:p><text:s/>"D:\\dat\\avatar\\partsobj\\hai136.tpr"</text:p>
          </table:table-cell>
        </table:table-row>
        <table:table-row table:style-name="ro2">
          <table:table-cell/>
          <table:table-cell office:value-type="string">
            <text:p>82c4b3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B2h</text:p>
          </table:table-cell>
          <table:table-cell office:value-type="string">
            <text:p><text:s text:c="8"/>82c4cd60 82 27 d4 8c <text:s text:c="4"/>addr <text:s text:c="6"/>s_D:\dat\avatar\partsobj\hai137.tp_8227d48c <text:s text:c="10"/></text:p>
          </table:table-cell>
          <table:table-cell office:value-type="string">
            <text:p><text:s/>"D:\\dat\\avatar\\partsobj\\hai137.tpr"</text:p>
          </table:table-cell>
        </table:table-row>
        <table:table-row table:style-name="ro2">
          <table:table-cell/>
          <table:table-cell office:value-type="string">
            <text:p>82c4b3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B3h</text:p>
          </table:table-cell>
          <table:table-cell office:value-type="string">
            <text:p><text:s text:c="8"/>82c4cd64 82 27 d4 68 <text:s text:c="4"/>addr <text:s text:c="6"/>s_D:\dat\avatar\partsobj\hai138.tp_8227d468 <text:s text:c="10"/></text:p>
          </table:table-cell>
          <table:table-cell office:value-type="string">
            <text:p><text:s/>"D:\\dat\\avatar\\partsobj\\hai138.tpr"</text:p>
          </table:table-cell>
        </table:table-row>
        <table:table-row table:style-name="ro2">
          <table:table-cell/>
          <table:table-cell office:value-type="string">
            <text:p>82c4b3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B4h</text:p>
          </table:table-cell>
          <table:table-cell office:value-type="string">
            <text:p><text:s text:c="8"/>82c4cd68 82 27 d4 44 <text:s text:c="4"/>addr <text:s text:c="6"/>s_D:\dat\avatar\partsobj\hai139.tp_8227d444 <text:s text:c="10"/></text:p>
          </table:table-cell>
          <table:table-cell office:value-type="string">
            <text:p><text:s/>"D:\\dat\\avatar\\partsobj\\hai139.tpr"</text:p>
          </table:table-cell>
        </table:table-row>
        <table:table-row table:style-name="ro2">
          <table:table-cell/>
          <table:table-cell office:value-type="string">
            <text:p>82c4b3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B5h</text:p>
          </table:table-cell>
          <table:table-cell office:value-type="string">
            <text:p><text:s text:c="8"/>82c4cd6c 82 27 d4 20 <text:s text:c="4"/>addr <text:s text:c="6"/>s_D:\dat\avatar\partsobj\hai140.tp_8227d420 <text:s text:c="10"/></text:p>
          </table:table-cell>
          <table:table-cell office:value-type="string">
            <text:p><text:s/>"D:\\dat\\avatar\\partsobj\\hai140.tpr"</text:p>
          </table:table-cell>
        </table:table-row>
        <table:table-row table:style-name="ro2">
          <table:table-cell/>
          <table:table-cell office:value-type="string">
            <text:p>82c4b3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B6h</text:p>
          </table:table-cell>
          <table:table-cell office:value-type="string">
            <text:p><text:s text:c="8"/>82c4cd70 82 27 d3 fc <text:s text:c="4"/>addr <text:s text:c="6"/>s_D:\dat\avatar\partsobj\hai141.tp_8227d3fc <text:s text:c="10"/></text:p>
          </table:table-cell>
          <table:table-cell office:value-type="string">
            <text:p><text:s/>"D:\\dat\\avatar\\partsobj\\hai141.tpr"</text:p>
          </table:table-cell>
        </table:table-row>
        <table:table-row table:style-name="ro2">
          <table:table-cell/>
          <table:table-cell office:value-type="string">
            <text:p>82c4b3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B7h</text:p>
          </table:table-cell>
          <table:table-cell office:value-type="string">
            <text:p><text:s text:c="8"/>82c4cd74 82 27 d3 d8 <text:s text:c="4"/>addr <text:s text:c="6"/>s_D:\dat\avatar\partsobj\hai142.tp_8227d3d8 <text:s text:c="10"/></text:p>
          </table:table-cell>
          <table:table-cell office:value-type="string">
            <text:p><text:s/>"D:\\dat\\avatar\\partsobj\\hai142.tpr"</text:p>
          </table:table-cell>
        </table:table-row>
        <table:table-row table:style-name="ro2">
          <table:table-cell/>
          <table:table-cell office:value-type="string">
            <text:p>82c4b3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B8h</text:p>
          </table:table-cell>
          <table:table-cell office:value-type="string">
            <text:p><text:s text:c="8"/>82c4cd78 82 27 d3 b4 <text:s text:c="4"/>addr <text:s text:c="6"/>s_D:\dat\avatar\partsobj\hai143.tp_8227d3b4 <text:s text:c="10"/></text:p>
          </table:table-cell>
          <table:table-cell office:value-type="string">
            <text:p><text:s/>"D:\\dat\\avatar\\partsobj\\hai143.tpr"</text:p>
          </table:table-cell>
        </table:table-row>
        <table:table-row table:style-name="ro2">
          <table:table-cell/>
          <table:table-cell office:value-type="string">
            <text:p>82c4b3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B9h</text:p>
          </table:table-cell>
          <table:table-cell office:value-type="string">
            <text:p><text:s text:c="8"/>82c4cd7c 82 27 d3 90 <text:s text:c="4"/>addr <text:s text:c="6"/>s_D:\dat\avatar\partsobj\hai144.tp_8227d390 <text:s text:c="10"/></text:p>
          </table:table-cell>
          <table:table-cell office:value-type="string">
            <text:p><text:s/>"D:\\dat\\avatar\\partsobj\\hai144.tpr"</text:p>
          </table:table-cell>
        </table:table-row>
        <table:table-row table:style-name="ro2">
          <table:table-cell/>
          <table:table-cell office:value-type="string">
            <text:p>82c4b3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BAh</text:p>
          </table:table-cell>
          <table:table-cell office:value-type="string">
            <text:p><text:s text:c="8"/>82c4cd80 82 27 d3 6c <text:s text:c="4"/>addr <text:s text:c="6"/>s_D:\dat\avatar\partsobj\hai145.tp_8227d36c <text:s text:c="10"/></text:p>
          </table:table-cell>
          <table:table-cell office:value-type="string">
            <text:p><text:s/>"D:\\dat\\avatar\\partsobj\\hai145.tpr"</text:p>
          </table:table-cell>
        </table:table-row>
        <table:table-row table:style-name="ro2">
          <table:table-cell/>
          <table:table-cell office:value-type="string">
            <text:p>82c4b3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BBh</text:p>
          </table:table-cell>
          <table:table-cell office:value-type="string">
            <text:p><text:s text:c="8"/>82c4cd84 82 27 d3 48 <text:s text:c="4"/>addr <text:s text:c="6"/>s_D:\dat\avatar\partsobj\hai146.tp_8227d348 <text:s text:c="10"/></text:p>
          </table:table-cell>
          <table:table-cell office:value-type="string">
            <text:p><text:s/>"D:\\dat\\avatar\\partsobj\\hai146.tpr"</text:p>
          </table:table-cell>
        </table:table-row>
        <table:table-row table:style-name="ro2">
          <table:table-cell/>
          <table:table-cell office:value-type="string">
            <text:p>82c4b3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BCh</text:p>
          </table:table-cell>
          <table:table-cell office:value-type="string">
            <text:p><text:s text:c="8"/>82c4cd88 82 27 d3 24 <text:s text:c="4"/>addr <text:s text:c="6"/>s_D:\dat\avatar\partsobj\hai147.tp_8227d324 <text:s text:c="10"/></text:p>
          </table:table-cell>
          <table:table-cell office:value-type="string">
            <text:p><text:s/>"D:\\dat\\avatar\\partsobj\\hai147.tpr"</text:p>
          </table:table-cell>
        </table:table-row>
        <table:table-row table:style-name="ro2">
          <table:table-cell/>
          <table:table-cell office:value-type="string">
            <text:p>82c4b3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BDh</text:p>
          </table:table-cell>
          <table:table-cell office:value-type="string">
            <text:p><text:s text:c="8"/>82c4cd8c 82 27 d3 00 <text:s text:c="4"/>addr <text:s text:c="6"/>s_D:\dat\avatar\partsobj\hai148.tp_8227d300 <text:s text:c="10"/></text:p>
          </table:table-cell>
          <table:table-cell office:value-type="string">
            <text:p><text:s/>"D:\\dat\\avatar\\partsobj\\hai148.tpr"</text:p>
          </table:table-cell>
        </table:table-row>
        <table:table-row table:style-name="ro2">
          <table:table-cell/>
          <table:table-cell office:value-type="string">
            <text:p>82c4b3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BEh</text:p>
          </table:table-cell>
          <table:table-cell office:value-type="string">
            <text:p><text:s text:c="8"/>82c4cd90 82 27 d2 dc <text:s text:c="4"/>addr <text:s text:c="6"/>s_D:\dat\avatar\partsobj\hai149.tp_8227d2dc <text:s text:c="10"/></text:p>
          </table:table-cell>
          <table:table-cell office:value-type="string">
            <text:p><text:s/>"D:\\dat\\avatar\\partsobj\\hai149.tpr"</text:p>
          </table:table-cell>
        </table:table-row>
        <table:table-row table:style-name="ro2">
          <table:table-cell/>
          <table:table-cell office:value-type="string">
            <text:p>82c4b3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BFh</text:p>
          </table:table-cell>
          <table:table-cell office:value-type="string">
            <text:p><text:s text:c="8"/>82c4cd94 82 27 d2 b8 <text:s text:c="4"/>addr <text:s text:c="6"/>s_D:\dat\avatar\partsobj\hai150.tp_8227d2b8 <text:s text:c="10"/></text:p>
          </table:table-cell>
          <table:table-cell office:value-type="string">
            <text:p><text:s/>"D:\\dat\\avatar\\partsobj\\hai150.tpr"</text:p>
          </table:table-cell>
        </table:table-row>
        <table:table-row table:style-name="ro2">
          <table:table-cell/>
          <table:table-cell office:value-type="string">
            <text:p>82c4b3f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C0h</text:p>
          </table:table-cell>
          <table:table-cell office:value-type="string">
            <text:p><text:s text:c="8"/>82c4cd98 82 27 d2 94 <text:s text:c="4"/>addr <text:s text:c="6"/>s_D:\dat\avatar\partsobj\hai151.tp_8227d294 <text:s text:c="10"/></text:p>
          </table:table-cell>
          <table:table-cell office:value-type="string">
            <text:p><text:s/>"D:\\dat\\avatar\\partsobj\\hai151.tpr"</text:p>
          </table:table-cell>
        </table:table-row>
        <table:table-row table:style-name="ro2">
          <table:table-cell/>
          <table:table-cell office:value-type="string">
            <text:p>82c4b3f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C1h</text:p>
          </table:table-cell>
          <table:table-cell office:value-type="string">
            <text:p><text:s text:c="8"/>82c4cd9c 82 27 d2 70 <text:s text:c="4"/>addr <text:s text:c="6"/>s_D:\dat\avatar\partsobj\hai152.tp_8227d270 <text:s text:c="10"/></text:p>
          </table:table-cell>
          <table:table-cell office:value-type="string">
            <text:p><text:s/>"D:\\dat\\avatar\\partsobj\\hai152.tpr"</text:p>
          </table:table-cell>
        </table:table-row>
        <table:table-row table:style-name="ro2">
          <table:table-cell/>
          <table:table-cell office:value-type="string">
            <text:p>82c4b4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C2h</text:p>
          </table:table-cell>
          <table:table-cell office:value-type="string">
            <text:p><text:s text:c="8"/>82c4cda0 82 27 d2 4c <text:s text:c="4"/>addr <text:s text:c="6"/>s_D:\dat\avatar\partsobj\hai153.tp_8227d24c <text:s text:c="10"/></text:p>
          </table:table-cell>
          <table:table-cell office:value-type="string">
            <text:p><text:s/>"D:\\dat\\avatar\\partsobj\\hai153.tpr"</text:p>
          </table:table-cell>
        </table:table-row>
        <table:table-row table:style-name="ro2">
          <table:table-cell/>
          <table:table-cell office:value-type="string">
            <text:p>82c4b4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C3h</text:p>
          </table:table-cell>
          <table:table-cell office:value-type="string">
            <text:p><text:s text:c="8"/>82c4cda4 82 27 d2 28 <text:s text:c="4"/>addr <text:s text:c="6"/>s_D:\dat\avatar\partsobj\hai154.tp_8227d228 <text:s text:c="10"/></text:p>
          </table:table-cell>
          <table:table-cell office:value-type="string">
            <text:p><text:s/>"D:\\dat\\avatar\\partsobj\\hai154.tpr"</text:p>
          </table:table-cell>
        </table:table-row>
        <table:table-row table:style-name="ro2">
          <table:table-cell/>
          <table:table-cell office:value-type="string">
            <text:p>82c4b4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C4h</text:p>
          </table:table-cell>
          <table:table-cell office:value-type="string">
            <text:p><text:s text:c="8"/>82c4cda8 82 27 d2 04 <text:s text:c="4"/>addr <text:s text:c="6"/>s_D:\dat\avatar\partsobj\hai155.tp_8227d204 <text:s text:c="10"/></text:p>
          </table:table-cell>
          <table:table-cell office:value-type="string">
            <text:p><text:s/>"D:\\dat\\avatar\\partsobj\\hai155.tpr"</text:p>
          </table:table-cell>
        </table:table-row>
        <table:table-row table:style-name="ro2">
          <table:table-cell/>
          <table:table-cell office:value-type="string">
            <text:p>82c4b40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C5h</text:p>
          </table:table-cell>
          <table:table-cell office:value-type="string">
            <text:p><text:s text:c="8"/>82c4cdac 82 27 d1 e0 <text:s text:c="4"/>addr <text:s text:c="6"/>s_D:\dat\avatar\partsobj\hai156.tp_8227d1e0 <text:s text:c="10"/></text:p>
          </table:table-cell>
          <table:table-cell office:value-type="string">
            <text:p><text:s/>"D:\\dat\\avatar\\partsobj\\hai156.tpr"</text:p>
          </table:table-cell>
        </table:table-row>
        <table:table-row table:style-name="ro2">
          <table:table-cell/>
          <table:table-cell office:value-type="string">
            <text:p>82c4b4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C6h</text:p>
          </table:table-cell>
          <table:table-cell office:value-type="string">
            <text:p><text:s text:c="8"/>82c4cdb0 82 27 d1 bc <text:s text:c="4"/>addr <text:s text:c="6"/>s_D:\dat\avatar\partsobj\hai157.tp_8227d1bc <text:s text:c="10"/></text:p>
          </table:table-cell>
          <table:table-cell office:value-type="string">
            <text:p><text:s/>"D:\\dat\\avatar\\partsobj\\hai157.tpr"</text:p>
          </table:table-cell>
        </table:table-row>
        <table:table-row table:style-name="ro2">
          <table:table-cell/>
          <table:table-cell office:value-type="string">
            <text:p>82c4b4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C7h</text:p>
          </table:table-cell>
          <table:table-cell office:value-type="string">
            <text:p><text:s text:c="8"/>82c4cdb4 82 27 d1 98 <text:s text:c="4"/>addr <text:s text:c="6"/>s_D:\dat\avatar\partsobj\hai158.tp_8227d198 <text:s text:c="10"/></text:p>
          </table:table-cell>
          <table:table-cell office:value-type="string">
            <text:p><text:s/>"D:\\dat\\avatar\\partsobj\\hai158.tpr"</text:p>
          </table:table-cell>
        </table:table-row>
        <table:table-row table:style-name="ro2">
          <table:table-cell/>
          <table:table-cell office:value-type="string">
            <text:p>82c4b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C8h</text:p>
          </table:table-cell>
          <table:table-cell office:value-type="string">
            <text:p><text:s text:c="8"/>82c4cdb8 82 27 d1 74 <text:s text:c="4"/>addr <text:s text:c="6"/>s_D:\dat\avatar\partsobj\hai159.tp_8227d174 <text:s text:c="10"/></text:p>
          </table:table-cell>
          <table:table-cell office:value-type="string">
            <text:p><text:s/>"D:\\dat\\avatar\\partsobj\\hai159.tpr"</text:p>
          </table:table-cell>
        </table:table-row>
        <table:table-row table:style-name="ro2">
          <table:table-cell/>
          <table:table-cell office:value-type="string">
            <text:p>82c4b41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C9h</text:p>
          </table:table-cell>
          <table:table-cell office:value-type="string">
            <text:p><text:s text:c="8"/>82c4cdbc 82 27 d1 50 <text:s text:c="4"/>addr <text:s text:c="6"/>s_D:\dat\avatar\partsobj\cos000.tp_8227d150 <text:s text:c="10"/></text:p>
          </table:table-cell>
          <table:table-cell office:value-type="string">
            <text:p><text:s/>"D:\\dat\\avatar\\partsobj\\cos000.tpr"</text:p>
          </table:table-cell>
        </table:table-row>
        <table:table-row table:style-name="ro2">
          <table:table-cell/>
          <table:table-cell office:value-type="string">
            <text:p>82c4b4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CAh</text:p>
          </table:table-cell>
          <table:table-cell office:value-type="string">
            <text:p><text:s text:c="8"/>82c4cdc0 82 27 d1 2c <text:s text:c="4"/>addr <text:s text:c="6"/>s_D:\dat\avatar\partsobj\cos001.tp_8227d12c <text:s text:c="10"/></text:p>
          </table:table-cell>
          <table:table-cell office:value-type="string">
            <text:p><text:s/>"D:\\dat\\avatar\\partsobj\\cos001.tpr"</text:p>
          </table:table-cell>
        </table:table-row>
        <table:table-row table:style-name="ro2">
          <table:table-cell/>
          <table:table-cell office:value-type="string">
            <text:p>82c4b4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CBh</text:p>
          </table:table-cell>
          <table:table-cell office:value-type="string">
            <text:p><text:s text:c="8"/>82c4cdc4 82 27 d1 08 <text:s text:c="4"/>addr <text:s text:c="6"/>s_D:\dat\avatar\partsobj\cos002.tp_8227d108 <text:s text:c="10"/></text:p>
          </table:table-cell>
          <table:table-cell office:value-type="string">
            <text:p><text:s/>"D:\\dat\\avatar\\partsobj\\cos002.tpr"</text:p>
          </table:table-cell>
        </table:table-row>
        <table:table-row table:style-name="ro2">
          <table:table-cell/>
          <table:table-cell office:value-type="string">
            <text:p>82c4b4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CCh</text:p>
          </table:table-cell>
          <table:table-cell office:value-type="string">
            <text:p><text:s text:c="8"/>82c4cdc8 82 27 d0 e4 <text:s text:c="4"/>addr <text:s text:c="6"/>s_D:\dat\avatar\partsobj\cos003.tp_8227d0e4 <text:s text:c="10"/></text:p>
          </table:table-cell>
          <table:table-cell office:value-type="string">
            <text:p><text:s/>"D:\\dat\\avatar\\partsobj\\cos003.tpr"</text:p>
          </table:table-cell>
        </table:table-row>
        <table:table-row table:style-name="ro2">
          <table:table-cell/>
          <table:table-cell office:value-type="string">
            <text:p>82c4b4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CDh</text:p>
          </table:table-cell>
          <table:table-cell office:value-type="string">
            <text:p><text:s text:c="8"/>82c4cdcc 82 27 d0 c0 <text:s text:c="4"/>addr <text:s text:c="6"/>s_D:\dat\avatar\partsobj\cos004.tp_8227d0c0 <text:s text:c="10"/></text:p>
          </table:table-cell>
          <table:table-cell office:value-type="string">
            <text:p><text:s/>"D:\\dat\\avatar\\partsobj\\cos004.tpr"</text:p>
          </table:table-cell>
        </table:table-row>
        <table:table-row table:style-name="ro2">
          <table:table-cell/>
          <table:table-cell office:value-type="string">
            <text:p>82c4b4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CEh</text:p>
          </table:table-cell>
          <table:table-cell office:value-type="string">
            <text:p><text:s text:c="8"/>82c4cdd0 82 27 d0 9c <text:s text:c="4"/>addr <text:s text:c="6"/>s_D:\dat\avatar\partsobj\cos005.tp_8227d09c <text:s text:c="10"/></text:p>
          </table:table-cell>
          <table:table-cell office:value-type="string">
            <text:p><text:s/>"D:\\dat\\avatar\\partsobj\\cos005.tpr"</text:p>
          </table:table-cell>
        </table:table-row>
        <table:table-row table:style-name="ro2">
          <table:table-cell/>
          <table:table-cell office:value-type="string">
            <text:p>82c4b4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CFh</text:p>
          </table:table-cell>
          <table:table-cell office:value-type="string">
            <text:p><text:s text:c="8"/>82c4cdd4 82 27 d0 78 <text:s text:c="4"/>addr <text:s text:c="6"/>s_D:\dat\avatar\partsobj\cos006.tp_8227d078 <text:s text:c="10"/></text:p>
          </table:table-cell>
          <table:table-cell office:value-type="string">
            <text:p><text:s/>"D:\\dat\\avatar\\partsobj\\cos006.tpr"</text:p>
          </table:table-cell>
        </table:table-row>
        <table:table-row table:style-name="ro2">
          <table:table-cell/>
          <table:table-cell office:value-type="string">
            <text:p>82c4b4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D0h</text:p>
          </table:table-cell>
          <table:table-cell office:value-type="string">
            <text:p><text:s text:c="8"/>82c4cdd8 82 27 d0 54 <text:s text:c="4"/>addr <text:s text:c="6"/>s_D:\dat\avatar\partsobj\cos007.tp_8227d054 <text:s text:c="10"/></text:p>
          </table:table-cell>
          <table:table-cell office:value-type="string">
            <text:p><text:s/>"D:\\dat\\avatar\\partsobj\\cos007.tpr"</text:p>
          </table:table-cell>
        </table:table-row>
        <table:table-row table:style-name="ro2">
          <table:table-cell/>
          <table:table-cell office:value-type="string">
            <text:p>82c4b43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D1h</text:p>
          </table:table-cell>
          <table:table-cell office:value-type="string">
            <text:p><text:s text:c="8"/>82c4cddc 82 27 d0 30 <text:s text:c="4"/>addr <text:s text:c="6"/>s_D:\dat\avatar\partsobj\cos008.tp_8227d030 <text:s text:c="10"/></text:p>
          </table:table-cell>
          <table:table-cell office:value-type="string">
            <text:p><text:s/>"D:\\dat\\avatar\\partsobj\\cos008.tpr"</text:p>
          </table:table-cell>
        </table:table-row>
        <table:table-row table:style-name="ro2">
          <table:table-cell/>
          <table:table-cell office:value-type="string">
            <text:p>82c4b4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D2h</text:p>
          </table:table-cell>
          <table:table-cell office:value-type="string">
            <text:p><text:s text:c="8"/>82c4cde0 82 27 d0 0c <text:s text:c="4"/>addr <text:s text:c="6"/>s_D:\dat\avatar\partsobj\cos009.tp_8227d00c <text:s text:c="10"/></text:p>
          </table:table-cell>
          <table:table-cell office:value-type="string">
            <text:p><text:s/>"D:\\dat\\avatar\\partsobj\\cos009.tpr"</text:p>
          </table:table-cell>
        </table:table-row>
        <table:table-row table:style-name="ro2">
          <table:table-cell/>
          <table:table-cell office:value-type="string">
            <text:p>82c4b4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D3h</text:p>
          </table:table-cell>
          <table:table-cell office:value-type="string">
            <text:p><text:s text:c="8"/>82c4cde4 82 27 cf e8 <text:s text:c="4"/>addr <text:s text:c="6"/>s_D:\dat\avatar\partsobj\cos010.tp_8227cfe8 <text:s text:c="10"/></text:p>
          </table:table-cell>
          <table:table-cell office:value-type="string">
            <text:p><text:s/>"D:\\dat\\avatar\\partsobj\\cos010.tpr"</text:p>
          </table:table-cell>
        </table:table-row>
        <table:table-row table:style-name="ro2">
          <table:table-cell/>
          <table:table-cell office:value-type="string">
            <text:p>82c4b4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D4h</text:p>
          </table:table-cell>
          <table:table-cell office:value-type="string">
            <text:p><text:s text:c="8"/>82c4cde8 82 27 cf c4 <text:s text:c="4"/>addr <text:s text:c="6"/>s_D:\dat\avatar\partsobj\cos011.tp_8227cfc4 <text:s text:c="10"/></text:p>
          </table:table-cell>
          <table:table-cell office:value-type="string">
            <text:p><text:s/>"D:\\dat\\avatar\\partsobj\\cos011.tpr"</text:p>
          </table:table-cell>
        </table:table-row>
        <table:table-row table:style-name="ro2">
          <table:table-cell/>
          <table:table-cell office:value-type="string">
            <text:p>82c4b44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D5h</text:p>
          </table:table-cell>
          <table:table-cell office:value-type="string">
            <text:p><text:s text:c="8"/>82c4cdec 82 27 cf a0 <text:s text:c="4"/>addr <text:s text:c="6"/>s_D:\dat\avatar\partsobj\cos012.tp_8227cfa0 <text:s text:c="10"/></text:p>
          </table:table-cell>
          <table:table-cell office:value-type="string">
            <text:p><text:s/>"D:\\dat\\avatar\\partsobj\\cos012.tpr"</text:p>
          </table:table-cell>
        </table:table-row>
        <table:table-row table:style-name="ro2">
          <table:table-cell/>
          <table:table-cell office:value-type="string">
            <text:p>82c4b4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D6h</text:p>
          </table:table-cell>
          <table:table-cell office:value-type="string">
            <text:p><text:s text:c="8"/>82c4cdf0 82 27 cf 7c <text:s text:c="4"/>addr <text:s text:c="6"/>s_D:\dat\avatar\partsobj\cos013.tp_8227cf7c <text:s text:c="10"/></text:p>
          </table:table-cell>
          <table:table-cell office:value-type="string">
            <text:p><text:s/>"D:\\dat\\avatar\\partsobj\\cos013.tpr"</text:p>
          </table:table-cell>
        </table:table-row>
        <table:table-row table:style-name="ro2">
          <table:table-cell/>
          <table:table-cell office:value-type="string">
            <text:p>82c4b4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D7h</text:p>
          </table:table-cell>
          <table:table-cell office:value-type="string">
            <text:p><text:s text:c="8"/>82c4cdf4 82 27 cf 58 <text:s text:c="4"/>addr <text:s text:c="6"/>s_D:\dat\avatar\partsobj\cos014.tp_8227cf58 <text:s text:c="10"/></text:p>
          </table:table-cell>
          <table:table-cell office:value-type="string">
            <text:p><text:s/>"D:\\dat\\avatar\\partsobj\\cos014.tpr"</text:p>
          </table:table-cell>
        </table:table-row>
        <table:table-row table:style-name="ro2">
          <table:table-cell/>
          <table:table-cell office:value-type="string">
            <text:p>82c4b4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D8h</text:p>
          </table:table-cell>
          <table:table-cell office:value-type="string">
            <text:p><text:s text:c="8"/>82c4cdf8 82 27 cf 34 <text:s text:c="4"/>addr <text:s text:c="6"/>s_D:\dat\avatar\partsobj\cos015.tp_8227cf34 <text:s text:c="10"/></text:p>
          </table:table-cell>
          <table:table-cell office:value-type="string">
            <text:p><text:s/>"D:\\dat\\avatar\\partsobj\\cos015.tpr"</text:p>
          </table:table-cell>
        </table:table-row>
        <table:table-row table:style-name="ro2">
          <table:table-cell/>
          <table:table-cell office:value-type="string">
            <text:p>82c4b45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D9h</text:p>
          </table:table-cell>
          <table:table-cell office:value-type="string">
            <text:p><text:s text:c="8"/>82c4cdfc 82 27 cf 10 <text:s text:c="4"/>addr <text:s text:c="6"/>s_D:\dat\avatar\partsobj\cos016.tp_8227cf10 <text:s text:c="10"/></text:p>
          </table:table-cell>
          <table:table-cell office:value-type="string">
            <text:p><text:s/>"D:\\dat\\avatar\\partsobj\\cos016.tpr"</text:p>
          </table:table-cell>
        </table:table-row>
        <table:table-row table:style-name="ro2">
          <table:table-cell/>
          <table:table-cell office:value-type="string">
            <text:p>82c4b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DAh</text:p>
          </table:table-cell>
          <table:table-cell office:value-type="string">
            <text:p><text:s text:c="8"/>82c4ce00 82 27 ce ec <text:s text:c="4"/>addr <text:s text:c="6"/>s_D:\dat\avatar\partsobj\cos017.tp_8227ceec <text:s text:c="10"/></text:p>
          </table:table-cell>
          <table:table-cell office:value-type="string">
            <text:p><text:s/>"D:\\dat\\avatar\\partsobj\\cos017.tpr"</text:p>
          </table:table-cell>
        </table:table-row>
        <table:table-row table:style-name="ro2">
          <table:table-cell/>
          <table:table-cell office:value-type="string">
            <text:p>82c4b4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DBh</text:p>
          </table:table-cell>
          <table:table-cell office:value-type="string">
            <text:p><text:s text:c="8"/>82c4ce04 82 27 ce c8 <text:s text:c="4"/>addr <text:s text:c="6"/>s_D:\dat\avatar\partsobj\cos018.tp_8227cec8 <text:s text:c="10"/></text:p>
          </table:table-cell>
          <table:table-cell office:value-type="string">
            <text:p><text:s/>"D:\\dat\\avatar\\partsobj\\cos018.tpr"</text:p>
          </table:table-cell>
        </table:table-row>
        <table:table-row table:style-name="ro2">
          <table:table-cell/>
          <table:table-cell office:value-type="string">
            <text:p>82c4b4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DCh</text:p>
          </table:table-cell>
          <table:table-cell office:value-type="string">
            <text:p><text:s text:c="8"/>82c4ce08 82 27 ce a4 <text:s text:c="4"/>addr <text:s text:c="6"/>s_D:\dat\avatar\partsobj\cos019.tp_8227cea4 <text:s text:c="10"/></text:p>
          </table:table-cell>
          <table:table-cell office:value-type="string">
            <text:p><text:s/>"D:\\dat\\avatar\\partsobj\\cos019.tpr"</text:p>
          </table:table-cell>
        </table:table-row>
        <table:table-row table:style-name="ro2">
          <table:table-cell/>
          <table:table-cell office:value-type="string">
            <text:p>82c4b4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DDh</text:p>
          </table:table-cell>
          <table:table-cell office:value-type="string">
            <text:p><text:s text:c="8"/>82c4ce0c 82 27 ce 80 <text:s text:c="4"/>addr <text:s text:c="6"/>s_D:\dat\avatar\partsobj\cos020.tp_8227ce80 <text:s text:c="10"/></text:p>
          </table:table-cell>
          <table:table-cell office:value-type="string">
            <text:p><text:s/>"D:\\dat\\avatar\\partsobj\\cos020.tpr"</text:p>
          </table:table-cell>
        </table:table-row>
        <table:table-row table:style-name="ro2">
          <table:table-cell/>
          <table:table-cell office:value-type="string">
            <text:p>82c4b4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DEh</text:p>
          </table:table-cell>
          <table:table-cell office:value-type="string">
            <text:p><text:s text:c="8"/>82c4ce10 82 27 ce 5c <text:s text:c="4"/>addr <text:s text:c="6"/>s_D:\dat\avatar\partsobj\cos021.tp_8227ce5c <text:s text:c="10"/></text:p>
          </table:table-cell>
          <table:table-cell office:value-type="string">
            <text:p><text:s/>"D:\\dat\\avatar\\partsobj\\cos021.tpr"</text:p>
          </table:table-cell>
        </table:table-row>
        <table:table-row table:style-name="ro2">
          <table:table-cell/>
          <table:table-cell office:value-type="string">
            <text:p>82c4b4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DFh</text:p>
          </table:table-cell>
          <table:table-cell office:value-type="string">
            <text:p><text:s text:c="8"/>82c4ce14 82 27 ce 38 <text:s text:c="4"/>addr <text:s text:c="6"/>s_D:\dat\avatar\partsobj\cos022.tp_8227ce38 <text:s text:c="10"/></text:p>
          </table:table-cell>
          <table:table-cell office:value-type="string">
            <text:p><text:s/>"D:\\dat\\avatar\\partsobj\\cos022.tpr"</text:p>
          </table:table-cell>
        </table:table-row>
        <table:table-row table:style-name="ro2">
          <table:table-cell/>
          <table:table-cell office:value-type="string">
            <text:p>82c4b4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E0h</text:p>
          </table:table-cell>
          <table:table-cell office:value-type="string">
            <text:p><text:s text:c="8"/>82c4ce18 82 27 ce 14 <text:s text:c="4"/>addr <text:s text:c="6"/>s_D:\dat\avatar\partsobj\cos023.tp_8227ce14 <text:s text:c="10"/></text:p>
          </table:table-cell>
          <table:table-cell office:value-type="string">
            <text:p><text:s/>"D:\\dat\\avatar\\partsobj\\cos023.tpr"</text:p>
          </table:table-cell>
        </table:table-row>
        <table:table-row table:style-name="ro2">
          <table:table-cell/>
          <table:table-cell office:value-type="string">
            <text:p>82c4b4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E1h</text:p>
          </table:table-cell>
          <table:table-cell office:value-type="string">
            <text:p><text:s text:c="8"/>82c4ce1c 82 27 cd f0 <text:s text:c="4"/>addr <text:s text:c="6"/>s_D:\dat\avatar\partsobj\cos024.tp_8227cdf0 <text:s text:c="10"/></text:p>
          </table:table-cell>
          <table:table-cell office:value-type="string">
            <text:p><text:s/>"D:\\dat\\avatar\\partsobj\\cos024.tpr"</text:p>
          </table:table-cell>
        </table:table-row>
        <table:table-row table:style-name="ro2">
          <table:table-cell/>
          <table:table-cell office:value-type="string">
            <text:p>82c4b4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E2h</text:p>
          </table:table-cell>
          <table:table-cell office:value-type="string">
            <text:p><text:s text:c="8"/>82c4ce20 82 27 cd cc <text:s text:c="4"/>addr <text:s text:c="6"/>s_D:\dat\avatar\partsobj\cos025.tp_8227cdcc <text:s text:c="10"/></text:p>
          </table:table-cell>
          <table:table-cell office:value-type="string">
            <text:p><text:s/>"D:\\dat\\avatar\\partsobj\\cos025.tpr"</text:p>
          </table:table-cell>
        </table:table-row>
        <table:table-row table:style-name="ro2">
          <table:table-cell/>
          <table:table-cell office:value-type="string">
            <text:p>82c4b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E3h</text:p>
          </table:table-cell>
          <table:table-cell office:value-type="string">
            <text:p><text:s text:c="8"/>82c4ce24 82 27 cd a8 <text:s text:c="4"/>addr <text:s text:c="6"/>s_D:\dat\avatar\partsobj\cos026.tp_8227cda8 <text:s text:c="10"/></text:p>
          </table:table-cell>
          <table:table-cell office:value-type="string">
            <text:p><text:s/>"D:\\dat\\avatar\\partsobj\\cos026.tpr"</text:p>
          </table:table-cell>
        </table:table-row>
        <table:table-row table:style-name="ro2">
          <table:table-cell/>
          <table:table-cell office:value-type="string">
            <text:p>82c4b4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E4h</text:p>
          </table:table-cell>
          <table:table-cell office:value-type="string">
            <text:p><text:s text:c="8"/>82c4ce28 82 27 cd 84 <text:s text:c="4"/>addr <text:s text:c="6"/>s_D:\dat\avatar\partsobj\cos027.tp_8227cd84 <text:s text:c="10"/></text:p>
          </table:table-cell>
          <table:table-cell office:value-type="string">
            <text:p><text:s/>"D:\\dat\\avatar\\partsobj\\cos027.tpr"</text:p>
          </table:table-cell>
        </table:table-row>
        <table:table-row table:style-name="ro2">
          <table:table-cell/>
          <table:table-cell office:value-type="string">
            <text:p>82c4b4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E5h</text:p>
          </table:table-cell>
          <table:table-cell office:value-type="string">
            <text:p><text:s text:c="8"/>82c4ce2c 82 27 cd 60 <text:s text:c="4"/>addr <text:s text:c="6"/>s_D:\dat\avatar\partsobj\cos028.tp_8227cd60 <text:s text:c="10"/></text:p>
          </table:table-cell>
          <table:table-cell office:value-type="string">
            <text:p><text:s/>"D:\\dat\\avatar\\partsobj\\cos028.tpr"</text:p>
          </table:table-cell>
        </table:table-row>
        <table:table-row table:style-name="ro2">
          <table:table-cell/>
          <table:table-cell office:value-type="string">
            <text:p>82c4b4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E6h</text:p>
          </table:table-cell>
          <table:table-cell office:value-type="string">
            <text:p><text:s text:c="8"/>82c4ce30 82 27 cd 3c <text:s text:c="4"/>addr <text:s text:c="6"/>s_D:\dat\avatar\partsobj\cos029.tp_8227cd3c <text:s text:c="10"/></text:p>
          </table:table-cell>
          <table:table-cell office:value-type="string">
            <text:p><text:s/>"D:\\dat\\avatar\\partsobj\\cos029.tpr"</text:p>
          </table:table-cell>
        </table:table-row>
        <table:table-row table:style-name="ro2">
          <table:table-cell/>
          <table:table-cell office:value-type="string">
            <text:p>82c4b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E7h</text:p>
          </table:table-cell>
          <table:table-cell office:value-type="string">
            <text:p><text:s text:c="8"/>82c4ce34 82 27 cd 18 <text:s text:c="4"/>addr <text:s text:c="6"/>s_D:\dat\avatar\partsobj\cos030.tp_8227cd18 <text:s text:c="10"/></text:p>
          </table:table-cell>
          <table:table-cell office:value-type="string">
            <text:p><text:s/>"D:\\dat\\avatar\\partsobj\\cos030.tpr"</text:p>
          </table:table-cell>
        </table:table-row>
        <table:table-row table:style-name="ro2">
          <table:table-cell/>
          <table:table-cell office:value-type="string">
            <text:p>82c4b4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E8h</text:p>
          </table:table-cell>
          <table:table-cell office:value-type="string">
            <text:p><text:s text:c="8"/>82c4ce38 82 27 cc f4 <text:s text:c="4"/>addr <text:s text:c="6"/>s_D:\dat\avatar\partsobj\cos031.tp_8227ccf4 <text:s text:c="10"/></text:p>
          </table:table-cell>
          <table:table-cell office:value-type="string">
            <text:p><text:s/>"D:\\dat\\avatar\\partsobj\\cos031.tpr"</text:p>
          </table:table-cell>
        </table:table-row>
        <table:table-row table:style-name="ro2">
          <table:table-cell/>
          <table:table-cell office:value-type="string">
            <text:p>82c4b4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E9h</text:p>
          </table:table-cell>
          <table:table-cell office:value-type="string">
            <text:p><text:s text:c="8"/>82c4ce3c 82 27 cc d0 <text:s text:c="4"/>addr <text:s text:c="6"/>s_D:\dat\avatar\partsobj\cos032.tp_8227ccd0 <text:s text:c="10"/></text:p>
          </table:table-cell>
          <table:table-cell office:value-type="string">
            <text:p><text:s/>"D:\\dat\\avatar\\partsobj\\cos032.tpr"</text:p>
          </table:table-cell>
        </table:table-row>
        <table:table-row table:style-name="ro2">
          <table:table-cell/>
          <table:table-cell office:value-type="string">
            <text:p>82c4b4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EAh</text:p>
          </table:table-cell>
          <table:table-cell office:value-type="string">
            <text:p><text:s text:c="8"/>82c4ce40 82 27 cc ac <text:s text:c="4"/>addr <text:s text:c="6"/>s_D:\dat\avatar\partsobj\cos033.tp_8227ccac <text:s text:c="10"/></text:p>
          </table:table-cell>
          <table:table-cell office:value-type="string">
            <text:p><text:s/>"D:\\dat\\avatar\\partsobj\\cos033.tpr"</text:p>
          </table:table-cell>
        </table:table-row>
        <table:table-row table:style-name="ro2">
          <table:table-cell/>
          <table:table-cell office:value-type="string">
            <text:p>82c4b4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EBh</text:p>
          </table:table-cell>
          <table:table-cell office:value-type="string">
            <text:p><text:s text:c="8"/>82c4ce44 82 27 cc 88 <text:s text:c="4"/>addr <text:s text:c="6"/>s_D:\dat\avatar\partsobj\cos034.tp_8227cc88 <text:s text:c="10"/></text:p>
          </table:table-cell>
          <table:table-cell office:value-type="string">
            <text:p><text:s/>"D:\\dat\\avatar\\partsobj\\cos034.tpr"</text:p>
          </table:table-cell>
        </table:table-row>
        <table:table-row table:style-name="ro2">
          <table:table-cell/>
          <table:table-cell office:value-type="string">
            <text:p>82c4b4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ECh</text:p>
          </table:table-cell>
          <table:table-cell office:value-type="string">
            <text:p><text:s text:c="8"/>82c4ce48 82 27 cc 64 <text:s text:c="4"/>addr <text:s text:c="6"/>s_D:\dat\avatar\partsobj\cos035.tp_8227cc64 <text:s text:c="10"/></text:p>
          </table:table-cell>
          <table:table-cell office:value-type="string">
            <text:p><text:s/>"D:\\dat\\avatar\\partsobj\\cos035.tpr"</text:p>
          </table:table-cell>
        </table:table-row>
        <table:table-row table:style-name="ro2">
          <table:table-cell/>
          <table:table-cell office:value-type="string">
            <text:p>82c4b4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EDh</text:p>
          </table:table-cell>
          <table:table-cell office:value-type="string">
            <text:p><text:s text:c="8"/>82c4ce4c 82 27 cc 40 <text:s text:c="4"/>addr <text:s text:c="6"/>s_D:\dat\avatar\partsobj\cos036.tp_8227cc40 <text:s text:c="10"/></text:p>
          </table:table-cell>
          <table:table-cell office:value-type="string">
            <text:p><text:s/>"D:\\dat\\avatar\\partsobj\\cos036.tpr"</text:p>
          </table:table-cell>
        </table:table-row>
        <table:table-row table:style-name="ro2">
          <table:table-cell/>
          <table:table-cell office:value-type="string">
            <text:p>82c4b4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EEh</text:p>
          </table:table-cell>
          <table:table-cell office:value-type="string">
            <text:p><text:s text:c="8"/>82c4ce50 82 27 cc 1c <text:s text:c="4"/>addr <text:s text:c="6"/>s_D:\dat\avatar\partsobj\cos037.tp_8227cc1c <text:s text:c="10"/></text:p>
          </table:table-cell>
          <table:table-cell office:value-type="string">
            <text:p><text:s/>"D:\\dat\\avatar\\partsobj\\cos037.tpr"</text:p>
          </table:table-cell>
        </table:table-row>
        <table:table-row table:style-name="ro2">
          <table:table-cell/>
          <table:table-cell office:value-type="string">
            <text:p>82c4b4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EFh</text:p>
          </table:table-cell>
          <table:table-cell office:value-type="string">
            <text:p><text:s text:c="8"/>82c4ce54 82 27 cb f8 <text:s text:c="4"/>addr <text:s text:c="6"/>s_D:\dat\avatar\partsobj\cos038.tp_8227cbf8 <text:s text:c="10"/></text:p>
          </table:table-cell>
          <table:table-cell office:value-type="string">
            <text:p><text:s/>"D:\\dat\\avatar\\partsobj\\cos038.tpr"</text:p>
          </table:table-cell>
        </table:table-row>
        <table:table-row table:style-name="ro2">
          <table:table-cell/>
          <table:table-cell office:value-type="string">
            <text:p>82c4b4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F0h</text:p>
          </table:table-cell>
          <table:table-cell office:value-type="string">
            <text:p><text:s text:c="8"/>82c4ce58 82 27 cb d4 <text:s text:c="4"/>addr <text:s text:c="6"/>s_D:\dat\avatar\partsobj\cos039.tp_8227cbd4 <text:s text:c="10"/></text:p>
          </table:table-cell>
          <table:table-cell office:value-type="string">
            <text:p><text:s/>"D:\\dat\\avatar\\partsobj\\cos039.tpr"</text:p>
          </table:table-cell>
        </table:table-row>
        <table:table-row table:style-name="ro2">
          <table:table-cell/>
          <table:table-cell office:value-type="string">
            <text:p>82c4b4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F1h</text:p>
          </table:table-cell>
          <table:table-cell office:value-type="string">
            <text:p><text:s text:c="8"/>82c4ce5c 82 27 cb b0 <text:s text:c="4"/>addr <text:s text:c="6"/>s_D:\dat\avatar\partsobj\cos040.tp_8227cbb0 <text:s text:c="10"/></text:p>
          </table:table-cell>
          <table:table-cell office:value-type="string">
            <text:p><text:s/>"D:\\dat\\avatar\\partsobj\\cos040.tpr"</text:p>
          </table:table-cell>
        </table:table-row>
        <table:table-row table:style-name="ro2">
          <table:table-cell/>
          <table:table-cell office:value-type="string">
            <text:p>82c4b4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F2h</text:p>
          </table:table-cell>
          <table:table-cell office:value-type="string">
            <text:p><text:s text:c="8"/>82c4ce60 82 27 cb 8c <text:s text:c="4"/>addr <text:s text:c="6"/>s_D:\dat\avatar\partsobj\cos041.tp_8227cb8c <text:s text:c="10"/></text:p>
          </table:table-cell>
          <table:table-cell office:value-type="string">
            <text:p><text:s/>"D:\\dat\\avatar\\partsobj\\cos041.tpr"</text:p>
          </table:table-cell>
        </table:table-row>
        <table:table-row table:style-name="ro2">
          <table:table-cell/>
          <table:table-cell office:value-type="string">
            <text:p>82c4b4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F3h</text:p>
          </table:table-cell>
          <table:table-cell office:value-type="string">
            <text:p><text:s text:c="8"/>82c4ce64 82 27 cb 68 <text:s text:c="4"/>addr <text:s text:c="6"/>s_D:\dat\avatar\partsobj\cos042.tp_8227cb68 <text:s text:c="10"/></text:p>
          </table:table-cell>
          <table:table-cell office:value-type="string">
            <text:p><text:s/>"D:\\dat\\avatar\\partsobj\\cos042.tpr"</text:p>
          </table:table-cell>
        </table:table-row>
        <table:table-row table:style-name="ro2">
          <table:table-cell/>
          <table:table-cell office:value-type="string">
            <text:p>82c4b4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F4h</text:p>
          </table:table-cell>
          <table:table-cell office:value-type="string">
            <text:p><text:s text:c="8"/>82c4ce68 82 27 cb 44 <text:s text:c="4"/>addr <text:s text:c="6"/>s_D:\dat\avatar\partsobj\cos043.tp_8227cb44 <text:s text:c="10"/></text:p>
          </table:table-cell>
          <table:table-cell office:value-type="string">
            <text:p><text:s/>"D:\\dat\\avatar\\partsobj\\cos043.tpr"</text:p>
          </table:table-cell>
        </table:table-row>
        <table:table-row table:style-name="ro2">
          <table:table-cell/>
          <table:table-cell office:value-type="string">
            <text:p>82c4b4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F5h</text:p>
          </table:table-cell>
          <table:table-cell office:value-type="string">
            <text:p><text:s text:c="8"/>82c4ce6c 82 27 cb 20 <text:s text:c="4"/>addr <text:s text:c="6"/>s_D:\dat\avatar\partsobj\cos044.tp_8227cb20 <text:s text:c="10"/></text:p>
          </table:table-cell>
          <table:table-cell office:value-type="string">
            <text:p><text:s/>"D:\\dat\\avatar\\partsobj\\cos044.tpr"</text:p>
          </table:table-cell>
        </table:table-row>
        <table:table-row table:style-name="ro2">
          <table:table-cell/>
          <table:table-cell office:value-type="string">
            <text:p>82c4b4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F6h</text:p>
          </table:table-cell>
          <table:table-cell office:value-type="string">
            <text:p><text:s text:c="8"/>82c4ce70 82 27 ca fc <text:s text:c="4"/>addr <text:s text:c="6"/>s_D:\dat\avatar\partsobj\cos045.tp_8227cafc <text:s text:c="10"/></text:p>
          </table:table-cell>
          <table:table-cell office:value-type="string">
            <text:p><text:s/>"D:\\dat\\avatar\\partsobj\\cos045.tpr"</text:p>
          </table:table-cell>
        </table:table-row>
        <table:table-row table:style-name="ro2">
          <table:table-cell/>
          <table:table-cell office:value-type="string">
            <text:p>82c4b4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F7h</text:p>
          </table:table-cell>
          <table:table-cell office:value-type="string">
            <text:p><text:s text:c="8"/>82c4ce74 82 27 ca d8 <text:s text:c="4"/>addr <text:s text:c="6"/>s_D:\dat\avatar\partsobj\cos046.tp_8227cad8 <text:s text:c="10"/></text:p>
          </table:table-cell>
          <table:table-cell office:value-type="string">
            <text:p><text:s/>"D:\\dat\\avatar\\partsobj\\cos046.tpr"</text:p>
          </table:table-cell>
        </table:table-row>
        <table:table-row table:style-name="ro2">
          <table:table-cell/>
          <table:table-cell office:value-type="string">
            <text:p>82c4b4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F8h</text:p>
          </table:table-cell>
          <table:table-cell office:value-type="string">
            <text:p><text:s text:c="8"/>82c4ce78 82 27 ca b4 <text:s text:c="4"/>addr <text:s text:c="6"/>s_D:\dat\avatar\partsobj\cos047.tp_8227cab4 <text:s text:c="10"/></text:p>
          </table:table-cell>
          <table:table-cell office:value-type="string">
            <text:p><text:s/>"D:\\dat\\avatar\\partsobj\\cos047.tpr"</text:p>
          </table:table-cell>
        </table:table-row>
        <table:table-row table:style-name="ro2">
          <table:table-cell/>
          <table:table-cell office:value-type="string">
            <text:p>82c4b4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F9h</text:p>
          </table:table-cell>
          <table:table-cell office:value-type="string">
            <text:p><text:s text:c="8"/>82c4ce7c 82 27 ca 90 <text:s text:c="4"/>addr <text:s text:c="6"/>s_D:\dat\avatar\partsobj\cos048.tp_8227ca90 <text:s text:c="10"/></text:p>
          </table:table-cell>
          <table:table-cell office:value-type="string">
            <text:p><text:s/>"D:\\dat\\avatar\\partsobj\\cos048.tpr"</text:p>
          </table:table-cell>
        </table:table-row>
        <table:table-row table:style-name="ro2">
          <table:table-cell/>
          <table:table-cell office:value-type="string">
            <text:p>82c4b4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FAh</text:p>
          </table:table-cell>
          <table:table-cell office:value-type="string">
            <text:p><text:s text:c="8"/>82c4ce80 82 27 ca 6c <text:s text:c="4"/>addr <text:s text:c="6"/>s_D:\dat\avatar\partsobj\cos049.tp_8227ca6c <text:s text:c="10"/></text:p>
          </table:table-cell>
          <table:table-cell office:value-type="string">
            <text:p><text:s/>"D:\\dat\\avatar\\partsobj\\cos049.tpr"</text:p>
          </table:table-cell>
        </table:table-row>
        <table:table-row table:style-name="ro2">
          <table:table-cell/>
          <table:table-cell office:value-type="string">
            <text:p>82c4b4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FBh</text:p>
          </table:table-cell>
          <table:table-cell office:value-type="string">
            <text:p><text:s text:c="8"/>82c4ce84 82 27 ca 48 <text:s text:c="4"/>addr <text:s text:c="6"/>s_D:\dat\avatar\partsobj\cos050.tp_8227ca48 <text:s text:c="10"/></text:p>
          </table:table-cell>
          <table:table-cell office:value-type="string">
            <text:p><text:s/>"D:\\dat\\avatar\\partsobj\\cos050.tpr"</text:p>
          </table:table-cell>
        </table:table-row>
        <table:table-row table:style-name="ro2">
          <table:table-cell/>
          <table:table-cell office:value-type="string">
            <text:p>82c4b4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FCh</text:p>
          </table:table-cell>
          <table:table-cell office:value-type="string">
            <text:p><text:s text:c="8"/>82c4ce88 82 27 ca 24 <text:s text:c="4"/>addr <text:s text:c="6"/>s_D:\dat\avatar\partsobj\cos051.tp_8227ca24 <text:s text:c="10"/></text:p>
          </table:table-cell>
          <table:table-cell office:value-type="string">
            <text:p><text:s/>"D:\\dat\\avatar\\partsobj\\cos051.tpr"</text:p>
          </table:table-cell>
        </table:table-row>
        <table:table-row table:style-name="ro2">
          <table:table-cell/>
          <table:table-cell office:value-type="string">
            <text:p>82c4b4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FDh</text:p>
          </table:table-cell>
          <table:table-cell office:value-type="string">
            <text:p><text:s text:c="8"/>82c4ce8c 82 27 ca 00 <text:s text:c="4"/>addr <text:s text:c="6"/>s_D:\dat\avatar\partsobj\cos052.tp_8227ca00 <text:s text:c="10"/></text:p>
          </table:table-cell>
          <table:table-cell office:value-type="string">
            <text:p><text:s/>"D:\\dat\\avatar\\partsobj\\cos052.tpr"</text:p>
          </table:table-cell>
        </table:table-row>
        <table:table-row table:style-name="ro2">
          <table:table-cell/>
          <table:table-cell office:value-type="string">
            <text:p>82c4b4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FEh</text:p>
          </table:table-cell>
          <table:table-cell office:value-type="string">
            <text:p><text:s text:c="8"/>82c4ce90 82 27 c9 dc <text:s text:c="4"/>addr <text:s text:c="6"/>s_D:\dat\avatar\partsobj\cos053.tp_8227c9dc <text:s text:c="10"/></text:p>
          </table:table-cell>
          <table:table-cell office:value-type="string">
            <text:p><text:s/>"D:\\dat\\avatar\\partsobj\\cos053.tpr"</text:p>
          </table:table-cell>
        </table:table-row>
        <table:table-row table:style-name="ro2">
          <table:table-cell/>
          <table:table-cell office:value-type="string">
            <text:p>82c4b4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FFh</text:p>
          </table:table-cell>
          <table:table-cell office:value-type="string">
            <text:p><text:s text:c="8"/>82c4ce94 82 27 c9 b8 <text:s text:c="4"/>addr <text:s text:c="6"/>s_D:\dat\avatar\partsobj\cos054.tp_8227c9b8 <text:s text:c="10"/></text:p>
          </table:table-cell>
          <table:table-cell office:value-type="string">
            <text:p><text:s/>"D:\\dat\\avatar\\partsobj\\cos054.tpr"</text:p>
          </table:table-cell>
        </table:table-row>
        <table:table-row table:style-name="ro2">
          <table:table-cell/>
          <table:table-cell office:value-type="string">
            <text:p>82c4b4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h</text:p>
          </table:table-cell>
          <table:table-cell office:value-type="string">
            <text:p><text:s text:c="8"/>82c4ce98 82 27 c9 94 <text:s text:c="4"/>addr <text:s text:c="6"/>s_D:\dat\avatar\partsobj\cos055.tp_8227c994 <text:s text:c="10"/></text:p>
          </table:table-cell>
          <table:table-cell office:value-type="string">
            <text:p><text:s/>"D:\\dat\\avatar\\partsobj\\cos055.tpr"</text:p>
          </table:table-cell>
        </table:table-row>
        <table:table-row table:style-name="ro2">
          <table:table-cell/>
          <table:table-cell office:value-type="string">
            <text:p>82c4b4f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1h</text:p>
          </table:table-cell>
          <table:table-cell office:value-type="string">
            <text:p><text:s text:c="8"/>82c4ce9c 82 27 c9 70 <text:s text:c="4"/>addr <text:s text:c="6"/>s_D:\dat\avatar\partsobj\cos056.tp_8227c970 <text:s text:c="10"/></text:p>
          </table:table-cell>
          <table:table-cell office:value-type="string">
            <text:p><text:s/>"D:\\dat\\avatar\\partsobj\\cos056.tpr"</text:p>
          </table:table-cell>
        </table:table-row>
        <table:table-row table:style-name="ro2">
          <table:table-cell/>
          <table:table-cell office:value-type="string">
            <text:p>82c4b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2h</text:p>
          </table:table-cell>
          <table:table-cell office:value-type="string">
            <text:p><text:s text:c="8"/>82c4cea0 82 27 c9 4c <text:s text:c="4"/>addr <text:s text:c="6"/>s_D:\dat\avatar\partsobj\cos057.tp_8227c94c <text:s text:c="10"/></text:p>
          </table:table-cell>
          <table:table-cell office:value-type="string">
            <text:p><text:s/>"D:\\dat\\avatar\\partsobj\\cos057.tpr"</text:p>
          </table:table-cell>
        </table:table-row>
        <table:table-row table:style-name="ro2">
          <table:table-cell/>
          <table:table-cell office:value-type="string">
            <text:p>82c4b5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3h</text:p>
          </table:table-cell>
          <table:table-cell office:value-type="string">
            <text:p><text:s text:c="8"/>82c4cea4 82 27 c9 28 <text:s text:c="4"/>addr <text:s text:c="6"/>s_D:\dat\avatar\partsobj\cos058.tp_8227c928 <text:s text:c="10"/></text:p>
          </table:table-cell>
          <table:table-cell office:value-type="string">
            <text:p><text:s/>"D:\\dat\\avatar\\partsobj\\cos058.tpr"</text:p>
          </table:table-cell>
        </table:table-row>
        <table:table-row table:style-name="ro2">
          <table:table-cell/>
          <table:table-cell office:value-type="string">
            <text:p>82c4b5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4h</text:p>
          </table:table-cell>
          <table:table-cell office:value-type="string">
            <text:p><text:s text:c="8"/>82c4cea8 82 27 c9 04 <text:s text:c="4"/>addr <text:s text:c="6"/>s_D:\dat\avatar\partsobj\cos059.tp_8227c904 <text:s text:c="10"/></text:p>
          </table:table-cell>
          <table:table-cell office:value-type="string">
            <text:p><text:s/>"D:\\dat\\avatar\\partsobj\\cos059.tpr"</text:p>
          </table:table-cell>
        </table:table-row>
        <table:table-row table:style-name="ro2">
          <table:table-cell/>
          <table:table-cell office:value-type="string">
            <text:p>82c4b5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5h</text:p>
          </table:table-cell>
          <table:table-cell office:value-type="string">
            <text:p><text:s text:c="8"/>82c4ceac 82 27 c8 e0 <text:s text:c="4"/>addr <text:s text:c="6"/>s_D:\dat\avatar\partsobj\cos060.tp_8227c8e0 <text:s text:c="10"/></text:p>
          </table:table-cell>
          <table:table-cell office:value-type="string">
            <text:p><text:s/>"D:\\dat\\avatar\\partsobj\\cos060.tpr"</text:p>
          </table:table-cell>
        </table:table-row>
        <table:table-row table:style-name="ro2">
          <table:table-cell/>
          <table:table-cell office:value-type="string">
            <text:p>82c4b5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6h</text:p>
          </table:table-cell>
          <table:table-cell office:value-type="string">
            <text:p><text:s text:c="8"/>82c4ceb0 82 27 c8 bc <text:s text:c="4"/>addr <text:s text:c="6"/>s_D:\dat\avatar\partsobj\cos061.tp_8227c8bc <text:s text:c="10"/></text:p>
          </table:table-cell>
          <table:table-cell office:value-type="string">
            <text:p><text:s/>"D:\\dat\\avatar\\partsobj\\cos061.tpr"</text:p>
          </table:table-cell>
        </table:table-row>
        <table:table-row table:style-name="ro2">
          <table:table-cell/>
          <table:table-cell office:value-type="string">
            <text:p>82c4b5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7h</text:p>
          </table:table-cell>
          <table:table-cell office:value-type="string">
            <text:p><text:s text:c="8"/>82c4ceb4 82 27 c8 98 <text:s text:c="4"/>addr <text:s text:c="6"/>s_D:\dat\avatar\partsobj\cos062.tp_8227c898 <text:s text:c="10"/></text:p>
          </table:table-cell>
          <table:table-cell office:value-type="string">
            <text:p><text:s/>"D:\\dat\\avatar\\partsobj\\cos062.tpr"</text:p>
          </table:table-cell>
        </table:table-row>
        <table:table-row table:style-name="ro2">
          <table:table-cell/>
          <table:table-cell office:value-type="string">
            <text:p>82c4b5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8h</text:p>
          </table:table-cell>
          <table:table-cell office:value-type="string">
            <text:p><text:s text:c="8"/>82c4ceb8 82 27 c8 74 <text:s text:c="4"/>addr <text:s text:c="6"/>s_D:\dat\avatar\partsobj\cos063.tp_8227c874 <text:s text:c="10"/></text:p>
          </table:table-cell>
          <table:table-cell office:value-type="string">
            <text:p><text:s/>"D:\\dat\\avatar\\partsobj\\cos063.tpr"</text:p>
          </table:table-cell>
        </table:table-row>
        <table:table-row table:style-name="ro2">
          <table:table-cell/>
          <table:table-cell office:value-type="string">
            <text:p>82c4b5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9h</text:p>
          </table:table-cell>
          <table:table-cell office:value-type="string">
            <text:p><text:s text:c="8"/>82c4cebc 82 27 c8 50 <text:s text:c="4"/>addr <text:s text:c="6"/>s_D:\dat\avatar\partsobj\cos064.tp_8227c850 <text:s text:c="10"/></text:p>
          </table:table-cell>
          <table:table-cell office:value-type="string">
            <text:p><text:s/>"D:\\dat\\avatar\\partsobj\\cos064.tpr"</text:p>
          </table:table-cell>
        </table:table-row>
        <table:table-row table:style-name="ro2">
          <table:table-cell/>
          <table:table-cell office:value-type="string">
            <text:p>82c4b5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Ah</text:p>
          </table:table-cell>
          <table:table-cell office:value-type="string">
            <text:p><text:s text:c="8"/>82c4cec0 82 27 c8 2c <text:s text:c="4"/>addr <text:s text:c="6"/>s_D:\dat\avatar\partsobj\cos065.tp_8227c82c <text:s text:c="10"/></text:p>
          </table:table-cell>
          <table:table-cell office:value-type="string">
            <text:p><text:s/>"D:\\dat\\avatar\\partsobj\\cos065.tpr"</text:p>
          </table:table-cell>
        </table:table-row>
        <table:table-row table:style-name="ro2">
          <table:table-cell/>
          <table:table-cell office:value-type="string">
            <text:p>82c4b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Bh</text:p>
          </table:table-cell>
          <table:table-cell office:value-type="string">
            <text:p><text:s text:c="8"/>82c4cec4 82 27 c8 08 <text:s text:c="4"/>addr <text:s text:c="6"/>s_D:\dat\avatar\partsobj\cos066.tp_8227c808 <text:s text:c="10"/></text:p>
          </table:table-cell>
          <table:table-cell office:value-type="string">
            <text:p><text:s/>"D:\\dat\\avatar\\partsobj\\cos066.tpr"</text:p>
          </table:table-cell>
        </table:table-row>
        <table:table-row table:style-name="ro2">
          <table:table-cell/>
          <table:table-cell office:value-type="string">
            <text:p>82c4b5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Ch</text:p>
          </table:table-cell>
          <table:table-cell office:value-type="string">
            <text:p><text:s text:c="8"/>82c4cec8 82 27 c7 e4 <text:s text:c="4"/>addr <text:s text:c="6"/>s_D:\dat\avatar\partsobj\cos067.tp_8227c7e4 <text:s text:c="10"/></text:p>
          </table:table-cell>
          <table:table-cell office:value-type="string">
            <text:p><text:s/>"D:\\dat\\avatar\\partsobj\\cos067.tpr"</text:p>
          </table:table-cell>
        </table:table-row>
        <table:table-row table:style-name="ro2">
          <table:table-cell/>
          <table:table-cell office:value-type="string">
            <text:p>82c4b5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Dh</text:p>
          </table:table-cell>
          <table:table-cell office:value-type="string">
            <text:p><text:s text:c="8"/>82c4cecc 82 27 c7 c0 <text:s text:c="4"/>addr <text:s text:c="6"/>s_D:\dat\avatar\partsobj\cos068.tp_8227c7c0 <text:s text:c="10"/></text:p>
          </table:table-cell>
          <table:table-cell office:value-type="string">
            <text:p><text:s/>"D:\\dat\\avatar\\partsobj\\cos068.tpr"</text:p>
          </table:table-cell>
        </table:table-row>
        <table:table-row table:style-name="ro2">
          <table:table-cell/>
          <table:table-cell office:value-type="string">
            <text:p>82c4b5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Eh</text:p>
          </table:table-cell>
          <table:table-cell office:value-type="string">
            <text:p><text:s text:c="8"/>82c4ced0 82 27 c7 9c <text:s text:c="4"/>addr <text:s text:c="6"/>s_D:\dat\avatar\partsobj\cos069.tp_8227c79c <text:s text:c="10"/></text:p>
          </table:table-cell>
          <table:table-cell office:value-type="string">
            <text:p><text:s/>"D:\\dat\\avatar\\partsobj\\cos069.tpr"</text:p>
          </table:table-cell>
        </table:table-row>
        <table:table-row table:style-name="ro2">
          <table:table-cell/>
          <table:table-cell office:value-type="string">
            <text:p>82c4b5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Fh</text:p>
          </table:table-cell>
          <table:table-cell office:value-type="string">
            <text:p><text:s text:c="8"/>82c4ced4 82 27 c7 78 <text:s text:c="4"/>addr <text:s text:c="6"/>s_D:\dat\avatar\partsobj\cos070.tp_8227c778 <text:s text:c="10"/></text:p>
          </table:table-cell>
          <table:table-cell office:value-type="string">
            <text:p><text:s/>"D:\\dat\\avatar\\partsobj\\cos070.tpr"</text:p>
          </table:table-cell>
        </table:table-row>
        <table:table-row table:style-name="ro2">
          <table:table-cell/>
          <table:table-cell office:value-type="string">
            <text:p>82c4b5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10h</text:p>
          </table:table-cell>
          <table:table-cell office:value-type="string">
            <text:p><text:s text:c="8"/>82c4ced8 82 27 c7 54 <text:s text:c="4"/>addr <text:s text:c="6"/>s_D:\dat\avatar\partsobj\cos071.tp_8227c754 <text:s text:c="10"/></text:p>
          </table:table-cell>
          <table:table-cell office:value-type="string">
            <text:p><text:s/>"D:\\dat\\avatar\\partsobj\\cos071.tpr"</text:p>
          </table:table-cell>
        </table:table-row>
        <table:table-row table:style-name="ro2">
          <table:table-cell/>
          <table:table-cell office:value-type="string">
            <text:p>82c4b5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1h</text:p>
          </table:table-cell>
          <table:table-cell office:value-type="string">
            <text:p><text:s text:c="8"/>82c4cedc 82 27 c7 30 <text:s text:c="4"/>addr <text:s text:c="6"/>s_D:\dat\avatar\partsobj\cos072.tp_8227c730 <text:s text:c="10"/></text:p>
          </table:table-cell>
          <table:table-cell office:value-type="string">
            <text:p><text:s/>"D:\\dat\\avatar\\partsobj\\cos072.tpr"</text:p>
          </table:table-cell>
        </table:table-row>
        <table:table-row table:style-name="ro2">
          <table:table-cell/>
          <table:table-cell office:value-type="string">
            <text:p>82c4b5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12h</text:p>
          </table:table-cell>
          <table:table-cell office:value-type="string">
            <text:p><text:s text:c="8"/>82c4cee0 82 27 c7 0c <text:s text:c="4"/>addr <text:s text:c="6"/>s_D:\dat\avatar\partsobj\cos073.tp_8227c70c <text:s text:c="10"/></text:p>
          </table:table-cell>
          <table:table-cell office:value-type="string">
            <text:p><text:s/>"D:\\dat\\avatar\\partsobj\\cos073.tpr"</text:p>
          </table:table-cell>
        </table:table-row>
        <table:table-row table:style-name="ro2">
          <table:table-cell/>
          <table:table-cell office:value-type="string">
            <text:p>82c4b5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13h</text:p>
          </table:table-cell>
          <table:table-cell office:value-type="string">
            <text:p><text:s text:c="8"/>82c4cee4 82 27 c6 e8 <text:s text:c="4"/>addr <text:s text:c="6"/>s_D:\dat\avatar\partsobj\cos074.tp_8227c6e8 <text:s text:c="10"/></text:p>
          </table:table-cell>
          <table:table-cell office:value-type="string">
            <text:p><text:s/>"D:\\dat\\avatar\\partsobj\\cos074.tpr"</text:p>
          </table:table-cell>
        </table:table-row>
        <table:table-row table:style-name="ro2">
          <table:table-cell/>
          <table:table-cell office:value-type="string">
            <text:p>82c4b5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14h</text:p>
          </table:table-cell>
          <table:table-cell office:value-type="string">
            <text:p><text:s text:c="8"/>82c4cee8 82 27 c6 c4 <text:s text:c="4"/>addr <text:s text:c="6"/>s_D:\dat\avatar\partsobj\cos075.tp_8227c6c4 <text:s text:c="10"/></text:p>
          </table:table-cell>
          <table:table-cell office:value-type="string">
            <text:p><text:s/>"D:\\dat\\avatar\\partsobj\\cos075.tpr"</text:p>
          </table:table-cell>
        </table:table-row>
        <table:table-row table:style-name="ro2">
          <table:table-cell/>
          <table:table-cell office:value-type="string">
            <text:p>82c4b5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15h</text:p>
          </table:table-cell>
          <table:table-cell office:value-type="string">
            <text:p><text:s text:c="8"/>82c4ceec 82 27 c6 a0 <text:s text:c="4"/>addr <text:s text:c="6"/>s_D:\dat\avatar\partsobj\cos076.tp_8227c6a0 <text:s text:c="10"/></text:p>
          </table:table-cell>
          <table:table-cell office:value-type="string">
            <text:p><text:s/>"D:\\dat\\avatar\\partsobj\\cos076.tpr"</text:p>
          </table:table-cell>
        </table:table-row>
        <table:table-row table:style-name="ro2">
          <table:table-cell/>
          <table:table-cell office:value-type="string">
            <text:p>82c4b5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16h</text:p>
          </table:table-cell>
          <table:table-cell office:value-type="string">
            <text:p><text:s text:c="8"/>82c4cef0 82 27 c6 7c <text:s text:c="4"/>addr <text:s text:c="6"/>s_D:\dat\avatar\partsobj\cos077.tp_8227c67c <text:s text:c="10"/></text:p>
          </table:table-cell>
          <table:table-cell office:value-type="string">
            <text:p><text:s/>"D:\\dat\\avatar\\partsobj\\cos077.tpr"</text:p>
          </table:table-cell>
        </table:table-row>
        <table:table-row table:style-name="ro2">
          <table:table-cell/>
          <table:table-cell office:value-type="string">
            <text:p>82c4b5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17h</text:p>
          </table:table-cell>
          <table:table-cell office:value-type="string">
            <text:p><text:s text:c="8"/>82c4cef4 82 27 c6 58 <text:s text:c="4"/>addr <text:s text:c="6"/>s_D:\dat\avatar\partsobj\cos078.tp_8227c658 <text:s text:c="10"/></text:p>
          </table:table-cell>
          <table:table-cell office:value-type="string">
            <text:p><text:s/>"D:\\dat\\avatar\\partsobj\\cos078.tpr"</text:p>
          </table:table-cell>
        </table:table-row>
        <table:table-row table:style-name="ro2">
          <table:table-cell/>
          <table:table-cell office:value-type="string">
            <text:p>82c4b5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18h</text:p>
          </table:table-cell>
          <table:table-cell office:value-type="string">
            <text:p><text:s text:c="8"/>82c4cef8 82 27 c6 34 <text:s text:c="4"/>addr <text:s text:c="6"/>s_D:\dat\avatar\partsobj\cos079.tp_8227c634 <text:s text:c="10"/></text:p>
          </table:table-cell>
          <table:table-cell office:value-type="string">
            <text:p><text:s/>"D:\\dat\\avatar\\partsobj\\cos079.tpr"</text:p>
          </table:table-cell>
        </table:table-row>
        <table:table-row table:style-name="ro2">
          <table:table-cell/>
          <table:table-cell office:value-type="string">
            <text:p>82c4b5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19h</text:p>
          </table:table-cell>
          <table:table-cell office:value-type="string">
            <text:p><text:s text:c="8"/>82c4cefc 82 27 c6 10 <text:s text:c="4"/>addr <text:s text:c="6"/>s_D:\dat\avatar\partsobj\cos080.tp_8227c610 <text:s text:c="10"/></text:p>
          </table:table-cell>
          <table:table-cell office:value-type="string">
            <text:p><text:s/>"D:\\dat\\avatar\\partsobj\\cos080.tpr"</text:p>
          </table:table-cell>
        </table:table-row>
        <table:table-row table:style-name="ro2">
          <table:table-cell/>
          <table:table-cell office:value-type="string">
            <text:p>82c4b5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1Ah</text:p>
          </table:table-cell>
          <table:table-cell office:value-type="string">
            <text:p><text:s text:c="8"/>82c4cf00 82 27 c5 ec <text:s text:c="4"/>addr <text:s text:c="6"/>s_D:\dat\avatar\partsobj\cos081.tp_8227c5ec <text:s text:c="10"/></text:p>
          </table:table-cell>
          <table:table-cell office:value-type="string">
            <text:p><text:s/>"D:\\dat\\avatar\\partsobj\\cos081.tpr"</text:p>
          </table:table-cell>
        </table:table-row>
        <table:table-row table:style-name="ro2">
          <table:table-cell/>
          <table:table-cell office:value-type="string">
            <text:p>82c4b5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1Bh</text:p>
          </table:table-cell>
          <table:table-cell office:value-type="string">
            <text:p><text:s text:c="8"/>82c4cf04 82 27 c5 c8 <text:s text:c="4"/>addr <text:s text:c="6"/>s_D:\dat\avatar\partsobj\cos082.tp_8227c5c8 <text:s text:c="10"/></text:p>
          </table:table-cell>
          <table:table-cell office:value-type="string">
            <text:p><text:s/>"D:\\dat\\avatar\\partsobj\\cos082.tpr"</text:p>
          </table:table-cell>
        </table:table-row>
        <table:table-row table:style-name="ro2">
          <table:table-cell/>
          <table:table-cell office:value-type="string">
            <text:p>82c4b5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1Ch</text:p>
          </table:table-cell>
          <table:table-cell office:value-type="string">
            <text:p><text:s text:c="8"/>82c4cf08 82 27 c5 a4 <text:s text:c="4"/>addr <text:s text:c="6"/>s_D:\dat\avatar\partsobj\cos083.tp_8227c5a4 <text:s text:c="10"/></text:p>
          </table:table-cell>
          <table:table-cell office:value-type="string">
            <text:p><text:s/>"D:\\dat\\avatar\\partsobj\\cos083.tpr"</text:p>
          </table:table-cell>
        </table:table-row>
        <table:table-row table:style-name="ro2">
          <table:table-cell/>
          <table:table-cell office:value-type="string">
            <text:p>82c4b5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1Dh</text:p>
          </table:table-cell>
          <table:table-cell office:value-type="string">
            <text:p><text:s text:c="8"/>82c4cf0c 82 27 c5 80 <text:s text:c="4"/>addr <text:s text:c="6"/>s_D:\dat\avatar\partsobj\cos084.tp_8227c580 <text:s text:c="10"/></text:p>
          </table:table-cell>
          <table:table-cell office:value-type="string">
            <text:p><text:s/>"D:\\dat\\avatar\\partsobj\\cos084.tpr"</text:p>
          </table:table-cell>
        </table:table-row>
        <table:table-row table:style-name="ro2">
          <table:table-cell/>
          <table:table-cell office:value-type="string">
            <text:p>82c4b5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1Eh</text:p>
          </table:table-cell>
          <table:table-cell office:value-type="string">
            <text:p><text:s text:c="8"/>82c4cf10 82 27 c5 5c <text:s text:c="4"/>addr <text:s text:c="6"/>s_D:\dat\avatar\partsobj\cos085.tp_8227c55c <text:s text:c="10"/></text:p>
          </table:table-cell>
          <table:table-cell office:value-type="string">
            <text:p><text:s/>"D:\\dat\\avatar\\partsobj\\cos085.tpr"</text:p>
          </table:table-cell>
        </table:table-row>
        <table:table-row table:style-name="ro2">
          <table:table-cell/>
          <table:table-cell office:value-type="string">
            <text:p>82c4b5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1Fh</text:p>
          </table:table-cell>
          <table:table-cell office:value-type="string">
            <text:p><text:s text:c="8"/>82c4cf14 82 27 c5 38 <text:s text:c="4"/>addr <text:s text:c="6"/>s_D:\dat\avatar\partsobj\cos086.tp_8227c538 <text:s text:c="10"/></text:p>
          </table:table-cell>
          <table:table-cell office:value-type="string">
            <text:p><text:s/>"D:\\dat\\avatar\\partsobj\\cos086.tpr"</text:p>
          </table:table-cell>
        </table:table-row>
        <table:table-row table:style-name="ro2">
          <table:table-cell/>
          <table:table-cell office:value-type="string">
            <text:p>82c4b5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20h</text:p>
          </table:table-cell>
          <table:table-cell office:value-type="string">
            <text:p><text:s text:c="8"/>82c4cf18 82 27 c5 14 <text:s text:c="4"/>addr <text:s text:c="6"/>s_D:\dat\avatar\partsobj\cos087.tp_8227c514 <text:s text:c="10"/></text:p>
          </table:table-cell>
          <table:table-cell office:value-type="string">
            <text:p><text:s/>"D:\\dat\\avatar\\partsobj\\cos087.tpr"</text:p>
          </table:table-cell>
        </table:table-row>
        <table:table-row table:style-name="ro2">
          <table:table-cell/>
          <table:table-cell office:value-type="string">
            <text:p>82c4b5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21h</text:p>
          </table:table-cell>
          <table:table-cell office:value-type="string">
            <text:p><text:s text:c="8"/>82c4cf1c 82 27 c4 f0 <text:s text:c="4"/>addr <text:s text:c="6"/>s_D:\dat\avatar\partsobj\cos088.tp_8227c4f0 <text:s text:c="10"/></text:p>
          </table:table-cell>
          <table:table-cell office:value-type="string">
            <text:p><text:s/>"D:\\dat\\avatar\\partsobj\\cos088.tpr"</text:p>
          </table:table-cell>
        </table:table-row>
        <table:table-row table:style-name="ro2">
          <table:table-cell/>
          <table:table-cell office:value-type="string">
            <text:p>82c4b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22h</text:p>
          </table:table-cell>
          <table:table-cell office:value-type="string">
            <text:p><text:s text:c="8"/>82c4cf20 82 27 c4 cc <text:s text:c="4"/>addr <text:s text:c="6"/>s_D:\dat\avatar\partsobj\cos089.tp_8227c4cc <text:s text:c="10"/></text:p>
          </table:table-cell>
          <table:table-cell office:value-type="string">
            <text:p><text:s/>"D:\\dat\\avatar\\partsobj\\cos089.tpr"</text:p>
          </table:table-cell>
        </table:table-row>
        <table:table-row table:style-name="ro2">
          <table:table-cell/>
          <table:table-cell office:value-type="string">
            <text:p>82c4b5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23h</text:p>
          </table:table-cell>
          <table:table-cell office:value-type="string">
            <text:p><text:s text:c="8"/>82c4cf24 82 27 c4 a8 <text:s text:c="4"/>addr <text:s text:c="6"/>s_D:\dat\avatar\partsobj\cos090.tp_8227c4a8 <text:s text:c="10"/></text:p>
          </table:table-cell>
          <table:table-cell office:value-type="string">
            <text:p><text:s/>"D:\\dat\\avatar\\partsobj\\cos090.tpr"</text:p>
          </table:table-cell>
        </table:table-row>
        <table:table-row table:style-name="ro2">
          <table:table-cell/>
          <table:table-cell office:value-type="string">
            <text:p>82c4b5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24h</text:p>
          </table:table-cell>
          <table:table-cell office:value-type="string">
            <text:p><text:s text:c="8"/>82c4cf28 82 27 c4 84 <text:s text:c="4"/>addr <text:s text:c="6"/>s_D:\dat\avatar\partsobj\cos091.tp_8227c484 <text:s text:c="10"/></text:p>
          </table:table-cell>
          <table:table-cell office:value-type="string">
            <text:p><text:s/>"D:\\dat\\avatar\\partsobj\\cos091.tpr"</text:p>
          </table:table-cell>
        </table:table-row>
        <table:table-row table:style-name="ro2">
          <table:table-cell/>
          <table:table-cell office:value-type="string">
            <text:p>82c4b5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25h</text:p>
          </table:table-cell>
          <table:table-cell office:value-type="string">
            <text:p><text:s text:c="8"/>82c4cf2c 82 27 c4 60 <text:s text:c="4"/>addr <text:s text:c="6"/>s_D:\dat\avatar\partsobj\cos092.tp_8227c460 <text:s text:c="10"/></text:p>
          </table:table-cell>
          <table:table-cell office:value-type="string">
            <text:p><text:s/>"D:\\dat\\avatar\\partsobj\\cos092.tpr"</text:p>
          </table:table-cell>
        </table:table-row>
        <table:table-row table:style-name="ro2">
          <table:table-cell/>
          <table:table-cell office:value-type="string">
            <text:p>82c4b5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26h</text:p>
          </table:table-cell>
          <table:table-cell office:value-type="string">
            <text:p><text:s text:c="8"/>82c4cf30 82 27 c4 3c <text:s text:c="4"/>addr <text:s text:c="6"/>s_D:\dat\avatar\partsobj\cos093.tp_8227c43c <text:s text:c="10"/></text:p>
          </table:table-cell>
          <table:table-cell office:value-type="string">
            <text:p><text:s/>"D:\\dat\\avatar\\partsobj\\cos093.tpr"</text:p>
          </table:table-cell>
        </table:table-row>
        <table:table-row table:style-name="ro2">
          <table:table-cell/>
          <table:table-cell office:value-type="string">
            <text:p>82c4b5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27h</text:p>
          </table:table-cell>
          <table:table-cell office:value-type="string">
            <text:p><text:s text:c="8"/>82c4cf34 82 27 c4 18 <text:s text:c="4"/>addr <text:s text:c="6"/>s_D:\dat\avatar\partsobj\cos094.tp_8227c418 <text:s text:c="10"/></text:p>
          </table:table-cell>
          <table:table-cell office:value-type="string">
            <text:p><text:s/>"D:\\dat\\avatar\\partsobj\\cos094.tpr"</text:p>
          </table:table-cell>
        </table:table-row>
        <table:table-row table:style-name="ro2">
          <table:table-cell/>
          <table:table-cell office:value-type="string">
            <text:p>82c4b5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28h</text:p>
          </table:table-cell>
          <table:table-cell office:value-type="string">
            <text:p><text:s text:c="8"/>82c4cf38 82 27 c3 f4 <text:s text:c="4"/>addr <text:s text:c="6"/>s_D:\dat\avatar\partsobj\cos095.tp_8227c3f4 <text:s text:c="10"/></text:p>
          </table:table-cell>
          <table:table-cell office:value-type="string">
            <text:p><text:s/>"D:\\dat\\avatar\\partsobj\\cos095.tpr"</text:p>
          </table:table-cell>
        </table:table-row>
        <table:table-row table:style-name="ro2">
          <table:table-cell/>
          <table:table-cell office:value-type="string">
            <text:p>82c4b5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29h</text:p>
          </table:table-cell>
          <table:table-cell office:value-type="string">
            <text:p><text:s text:c="8"/>82c4cf3c 82 27 c3 d0 <text:s text:c="4"/>addr <text:s text:c="6"/>s_D:\dat\avatar\partsobj\cos096.tp_8227c3d0 <text:s text:c="10"/></text:p>
          </table:table-cell>
          <table:table-cell office:value-type="string">
            <text:p><text:s/>"D:\\dat\\avatar\\partsobj\\cos096.tpr"</text:p>
          </table:table-cell>
        </table:table-row>
        <table:table-row table:style-name="ro2">
          <table:table-cell/>
          <table:table-cell office:value-type="string">
            <text:p>82c4b5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2Ah</text:p>
          </table:table-cell>
          <table:table-cell office:value-type="string">
            <text:p><text:s text:c="8"/>82c4cf40 82 27 c3 ac <text:s text:c="4"/>addr <text:s text:c="6"/>s_D:\dat\avatar\partsobj\cos097.tp_8227c3ac <text:s text:c="10"/></text:p>
          </table:table-cell>
          <table:table-cell office:value-type="string">
            <text:p><text:s/>"D:\\dat\\avatar\\partsobj\\cos097.tpr"</text:p>
          </table:table-cell>
        </table:table-row>
        <table:table-row table:style-name="ro2">
          <table:table-cell/>
          <table:table-cell office:value-type="string">
            <text:p>82c4b5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2Bh</text:p>
          </table:table-cell>
          <table:table-cell office:value-type="string">
            <text:p><text:s text:c="8"/>82c4cf44 82 27 c3 88 <text:s text:c="4"/>addr <text:s text:c="6"/>s_D:\dat\avatar\partsobj\cos098.tp_8227c388 <text:s text:c="10"/></text:p>
          </table:table-cell>
          <table:table-cell office:value-type="string">
            <text:p><text:s/>"D:\\dat\\avatar\\partsobj\\cos098.tpr"</text:p>
          </table:table-cell>
        </table:table-row>
        <table:table-row table:style-name="ro2">
          <table:table-cell/>
          <table:table-cell office:value-type="string">
            <text:p>82c4b5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2Ch</text:p>
          </table:table-cell>
          <table:table-cell office:value-type="string">
            <text:p><text:s text:c="8"/>82c4cf48 82 27 c3 64 <text:s text:c="4"/>addr <text:s text:c="6"/>s_D:\dat\avatar\partsobj\cos099.tp_8227c364 <text:s text:c="10"/></text:p>
          </table:table-cell>
          <table:table-cell office:value-type="string">
            <text:p><text:s/>"D:\\dat\\avatar\\partsobj\\cos099.tpr"</text:p>
          </table:table-cell>
        </table:table-row>
        <table:table-row table:style-name="ro2">
          <table:table-cell/>
          <table:table-cell office:value-type="string">
            <text:p>82c4b5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2Dh</text:p>
          </table:table-cell>
          <table:table-cell office:value-type="string">
            <text:p><text:s text:c="8"/>82c4cf4c 82 27 c3 40 <text:s text:c="4"/>addr <text:s text:c="6"/>s_D:\dat\avatar\partsobj\cos100.tp_8227c340 <text:s text:c="10"/></text:p>
          </table:table-cell>
          <table:table-cell office:value-type="string">
            <text:p><text:s/>"D:\\dat\\avatar\\partsobj\\cos100.tpr"</text:p>
          </table:table-cell>
        </table:table-row>
        <table:table-row table:style-name="ro2">
          <table:table-cell/>
          <table:table-cell office:value-type="string">
            <text:p>82c4b5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2Eh</text:p>
          </table:table-cell>
          <table:table-cell office:value-type="string">
            <text:p><text:s text:c="8"/>82c4cf50 82 27 c3 1c <text:s text:c="4"/>addr <text:s text:c="6"/>s_D:\dat\avatar\partsobj\cos101.tp_8227c31c <text:s text:c="10"/></text:p>
          </table:table-cell>
          <table:table-cell office:value-type="string">
            <text:p><text:s/>"D:\\dat\\avatar\\partsobj\\cos101.tpr"</text:p>
          </table:table-cell>
        </table:table-row>
        <table:table-row table:style-name="ro2">
          <table:table-cell/>
          <table:table-cell office:value-type="string">
            <text:p>82c4b5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2Fh</text:p>
          </table:table-cell>
          <table:table-cell office:value-type="string">
            <text:p><text:s text:c="8"/>82c4cf54 82 27 c2 f8 <text:s text:c="4"/>addr <text:s text:c="6"/>s_D:\dat\avatar\partsobj\cos102.tp_8227c2f8 <text:s text:c="10"/></text:p>
          </table:table-cell>
          <table:table-cell office:value-type="string">
            <text:p><text:s/>"D:\\dat\\avatar\\partsobj\\cos102.tpr"</text:p>
          </table:table-cell>
        </table:table-row>
        <table:table-row table:style-name="ro2">
          <table:table-cell/>
          <table:table-cell office:value-type="string">
            <text:p>82c4b5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30h</text:p>
          </table:table-cell>
          <table:table-cell office:value-type="string">
            <text:p><text:s text:c="8"/>82c4cf58 82 27 c2 d4 <text:s text:c="4"/>addr <text:s text:c="6"/>s_D:\dat\avatar\partsobj\cos103.tp_8227c2d4 <text:s text:c="10"/></text:p>
          </table:table-cell>
          <table:table-cell office:value-type="string">
            <text:p><text:s/>"D:\\dat\\avatar\\partsobj\\cos103.tpr"</text:p>
          </table:table-cell>
        </table:table-row>
        <table:table-row table:style-name="ro2">
          <table:table-cell/>
          <table:table-cell office:value-type="string">
            <text:p>82c4b5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31h</text:p>
          </table:table-cell>
          <table:table-cell office:value-type="string">
            <text:p><text:s text:c="8"/>82c4cf5c 82 27 c2 b0 <text:s text:c="4"/>addr <text:s text:c="6"/>s_D:\dat\avatar\partsobj\cos104.tp_8227c2b0 <text:s text:c="10"/></text:p>
          </table:table-cell>
          <table:table-cell office:value-type="string">
            <text:p><text:s/>"D:\\dat\\avatar\\partsobj\\cos104.tpr"</text:p>
          </table:table-cell>
        </table:table-row>
        <table:table-row table:style-name="ro2">
          <table:table-cell/>
          <table:table-cell office:value-type="string">
            <text:p>82c4b5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32h</text:p>
          </table:table-cell>
          <table:table-cell office:value-type="string">
            <text:p><text:s text:c="8"/>82c4cf60 82 27 c2 8c <text:s text:c="4"/>addr <text:s text:c="6"/>s_D:\dat\avatar\partsobj\cos105.tp_8227c28c <text:s text:c="10"/></text:p>
          </table:table-cell>
          <table:table-cell office:value-type="string">
            <text:p><text:s/>"D:\\dat\\avatar\\partsobj\\cos105.tpr"</text:p>
          </table:table-cell>
        </table:table-row>
        <table:table-row table:style-name="ro2">
          <table:table-cell/>
          <table:table-cell office:value-type="string">
            <text:p>82c4b5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33h</text:p>
          </table:table-cell>
          <table:table-cell office:value-type="string">
            <text:p><text:s text:c="8"/>82c4cf64 82 27 c2 68 <text:s text:c="4"/>addr <text:s text:c="6"/>s_D:\dat\avatar\partsobj\cos106.tp_8227c268 <text:s text:c="10"/></text:p>
          </table:table-cell>
          <table:table-cell office:value-type="string">
            <text:p><text:s/>"D:\\dat\\avatar\\partsobj\\cos106.tpr"</text:p>
          </table:table-cell>
        </table:table-row>
        <table:table-row table:style-name="ro2">
          <table:table-cell/>
          <table:table-cell office:value-type="string">
            <text:p>82c4b5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34h</text:p>
          </table:table-cell>
          <table:table-cell office:value-type="string">
            <text:p><text:s text:c="8"/>82c4cf68 82 27 c2 44 <text:s text:c="4"/>addr <text:s text:c="6"/>s_D:\dat\avatar\partsobj\cos107.tp_8227c244 <text:s text:c="10"/></text:p>
          </table:table-cell>
          <table:table-cell office:value-type="string">
            <text:p><text:s/>"D:\\dat\\avatar\\partsobj\\cos107.tpr"</text:p>
          </table:table-cell>
        </table:table-row>
        <table:table-row table:style-name="ro2">
          <table:table-cell/>
          <table:table-cell office:value-type="string">
            <text:p>82c4b5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35h</text:p>
          </table:table-cell>
          <table:table-cell office:value-type="string">
            <text:p><text:s text:c="8"/>82c4cf6c 82 27 c2 20 <text:s text:c="4"/>addr <text:s text:c="6"/>s_D:\dat\avatar\partsobj\cos108.tp_8227c220 <text:s text:c="10"/></text:p>
          </table:table-cell>
          <table:table-cell office:value-type="string">
            <text:p><text:s/>"D:\\dat\\avatar\\partsobj\\cos108.tpr"</text:p>
          </table:table-cell>
        </table:table-row>
        <table:table-row table:style-name="ro2">
          <table:table-cell/>
          <table:table-cell office:value-type="string">
            <text:p>82c4b5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36h</text:p>
          </table:table-cell>
          <table:table-cell office:value-type="string">
            <text:p><text:s text:c="8"/>82c4cf70 82 27 c1 fc <text:s text:c="4"/>addr <text:s text:c="6"/>s_D:\dat\avatar\partsobj\cos109.tp_8227c1fc <text:s text:c="10"/></text:p>
          </table:table-cell>
          <table:table-cell office:value-type="string">
            <text:p><text:s/>"D:\\dat\\avatar\\partsobj\\cos109.tpr"</text:p>
          </table:table-cell>
        </table:table-row>
        <table:table-row table:style-name="ro2">
          <table:table-cell/>
          <table:table-cell office:value-type="string">
            <text:p>82c4b5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37h</text:p>
          </table:table-cell>
          <table:table-cell office:value-type="string">
            <text:p><text:s text:c="8"/>82c4cf74 82 27 c1 d8 <text:s text:c="4"/>addr <text:s text:c="6"/>s_D:\dat\avatar\partsobj\cos110.tp_8227c1d8 <text:s text:c="10"/></text:p>
          </table:table-cell>
          <table:table-cell office:value-type="string">
            <text:p><text:s/>"D:\\dat\\avatar\\partsobj\\cos110.tpr"</text:p>
          </table:table-cell>
        </table:table-row>
        <table:table-row table:style-name="ro2">
          <table:table-cell/>
          <table:table-cell office:value-type="string">
            <text:p>82c4b5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38h</text:p>
          </table:table-cell>
          <table:table-cell office:value-type="string">
            <text:p><text:s text:c="8"/>82c4cf78 82 27 c1 b4 <text:s text:c="4"/>addr <text:s text:c="6"/>s_D:\dat\avatar\partsobj\acs000.tp_8227c1b4 <text:s text:c="10"/></text:p>
          </table:table-cell>
          <table:table-cell office:value-type="string">
            <text:p><text:s/>"D:\\dat\\avatar\\partsobj\\acs000.tpr"</text:p>
          </table:table-cell>
        </table:table-row>
        <table:table-row table:style-name="ro2">
          <table:table-cell/>
          <table:table-cell office:value-type="string">
            <text:p>82c4b5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39h</text:p>
          </table:table-cell>
          <table:table-cell office:value-type="string">
            <text:p><text:s text:c="8"/>82c4cf7c 82 27 c1 90 <text:s text:c="4"/>addr <text:s text:c="6"/>s_D:\dat\avatar\partsobj\acs001.tp_8227c190 <text:s text:c="10"/></text:p>
          </table:table-cell>
          <table:table-cell office:value-type="string">
            <text:p><text:s/>"D:\\dat\\avatar\\partsobj\\acs001.tpr"</text:p>
          </table:table-cell>
        </table:table-row>
        <table:table-row table:style-name="ro2">
          <table:table-cell/>
          <table:table-cell office:value-type="string">
            <text:p>82c4b5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3Ah</text:p>
          </table:table-cell>
          <table:table-cell office:value-type="string">
            <text:p><text:s text:c="8"/>82c4cf80 82 27 c1 6c <text:s text:c="4"/>addr <text:s text:c="6"/>s_D:\dat\avatar\partsobj\acs002.tp_8227c16c <text:s text:c="10"/></text:p>
          </table:table-cell>
          <table:table-cell office:value-type="string">
            <text:p><text:s/>"D:\\dat\\avatar\\partsobj\\acs002.tpr"</text:p>
          </table:table-cell>
        </table:table-row>
        <table:table-row table:style-name="ro2">
          <table:table-cell/>
          <table:table-cell office:value-type="string">
            <text:p>82c4b5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3Bh</text:p>
          </table:table-cell>
          <table:table-cell office:value-type="string">
            <text:p><text:s text:c="8"/>82c4cf84 82 27 c1 48 <text:s text:c="4"/>addr <text:s text:c="6"/>s_D:\dat\avatar\partsobj\acs003.tp_8227c148 <text:s text:c="10"/></text:p>
          </table:table-cell>
          <table:table-cell office:value-type="string">
            <text:p><text:s/>"D:\\dat\\avatar\\partsobj\\acs003.tpr"</text:p>
          </table:table-cell>
        </table:table-row>
        <table:table-row table:style-name="ro2">
          <table:table-cell/>
          <table:table-cell office:value-type="string">
            <text:p>82c4b5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3Ch</text:p>
          </table:table-cell>
          <table:table-cell office:value-type="string">
            <text:p><text:s text:c="8"/>82c4cf88 82 27 c1 24 <text:s text:c="4"/>addr <text:s text:c="6"/>s_D:\dat\avatar\partsobj\acs004.tp_8227c124 <text:s text:c="10"/></text:p>
          </table:table-cell>
          <table:table-cell office:value-type="string">
            <text:p><text:s/>"D:\\dat\\avatar\\partsobj\\acs004.tpr"</text:p>
          </table:table-cell>
        </table:table-row>
        <table:table-row table:style-name="ro2">
          <table:table-cell/>
          <table:table-cell office:value-type="string">
            <text:p>82c4b5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3Dh</text:p>
          </table:table-cell>
          <table:table-cell office:value-type="string">
            <text:p><text:s text:c="8"/>82c4cf8c 82 27 c1 00 <text:s text:c="4"/>addr <text:s text:c="6"/>s_D:\dat\avatar\partsobj\acs005.tp_8227c100 <text:s text:c="10"/></text:p>
          </table:table-cell>
          <table:table-cell office:value-type="string">
            <text:p><text:s/>"D:\\dat\\avatar\\partsobj\\acs005.tpr"</text:p>
          </table:table-cell>
        </table:table-row>
        <table:table-row table:style-name="ro2">
          <table:table-cell/>
          <table:table-cell office:value-type="string">
            <text:p>82c4b5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3Eh</text:p>
          </table:table-cell>
          <table:table-cell office:value-type="string">
            <text:p><text:s text:c="8"/>82c4cf90 82 27 c0 dc <text:s text:c="4"/>addr <text:s text:c="6"/>s_D:\dat\avatar\partsobj\acs006.tp_8227c0dc <text:s text:c="10"/></text:p>
          </table:table-cell>
          <table:table-cell office:value-type="string">
            <text:p><text:s/>"D:\\dat\\avatar\\partsobj\\acs006.tpr"</text:p>
          </table:table-cell>
        </table:table-row>
        <table:table-row table:style-name="ro2">
          <table:table-cell/>
          <table:table-cell office:value-type="string">
            <text:p>82c4b5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3Fh</text:p>
          </table:table-cell>
          <table:table-cell office:value-type="string">
            <text:p><text:s text:c="8"/>82c4cf94 82 27 c0 b8 <text:s text:c="4"/>addr <text:s text:c="6"/>s_D:\dat\avatar\partsobj\acs007.tp_8227c0b8 <text:s text:c="10"/></text:p>
          </table:table-cell>
          <table:table-cell office:value-type="string">
            <text:p><text:s/>"D:\\dat\\avatar\\partsobj\\acs007.tpr"</text:p>
          </table:table-cell>
        </table:table-row>
        <table:table-row table:style-name="ro2">
          <table:table-cell/>
          <table:table-cell office:value-type="string">
            <text:p>82c4b5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40h</text:p>
          </table:table-cell>
          <table:table-cell office:value-type="string">
            <text:p><text:s text:c="8"/>82c4cf98 82 27 c0 94 <text:s text:c="4"/>addr <text:s text:c="6"/>s_D:\dat\avatar\partsobj\acs008.tp_8227c094 <text:s text:c="10"/></text:p>
          </table:table-cell>
          <table:table-cell office:value-type="string">
            <text:p><text:s/>"D:\\dat\\avatar\\partsobj\\acs008.tpr"</text:p>
          </table:table-cell>
        </table:table-row>
        <table:table-row table:style-name="ro2">
          <table:table-cell/>
          <table:table-cell office:value-type="string">
            <text:p>82c4b5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41h</text:p>
          </table:table-cell>
          <table:table-cell office:value-type="string">
            <text:p><text:s text:c="8"/>82c4cf9c 82 27 c0 70 <text:s text:c="4"/>addr <text:s text:c="6"/>s_D:\dat\avatar\partsobj\acs009.tp_8227c070 <text:s text:c="10"/></text:p>
          </table:table-cell>
          <table:table-cell office:value-type="string">
            <text:p><text:s/>"D:\\dat\\avatar\\partsobj\\acs009.tpr"</text:p>
          </table:table-cell>
        </table:table-row>
        <table:table-row table:style-name="ro2">
          <table:table-cell/>
          <table:table-cell office:value-type="string">
            <text:p>82c4b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42h</text:p>
          </table:table-cell>
          <table:table-cell office:value-type="string">
            <text:p><text:s text:c="8"/>82c4cfa0 82 27 c0 4c <text:s text:c="4"/>addr <text:s text:c="6"/>s_D:\dat\avatar\partsobj\acs010.tp_8227c04c <text:s text:c="10"/></text:p>
          </table:table-cell>
          <table:table-cell office:value-type="string">
            <text:p><text:s/>"D:\\dat\\avatar\\partsobj\\acs010.tpr"</text:p>
          </table:table-cell>
        </table:table-row>
        <table:table-row table:style-name="ro2">
          <table:table-cell/>
          <table:table-cell office:value-type="string">
            <text:p>82c4b6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143h</text:p>
          </table:table-cell>
          <table:table-cell office:value-type="string">
            <text:p><text:s text:c="8"/>82c4cfa4 82 27 c0 28 <text:s text:c="4"/>addr <text:s text:c="6"/>s_D:\dat\avatar\partsobj\acs011.tp_8227c028 <text:s text:c="10"/></text:p>
          </table:table-cell>
          <table:table-cell office:value-type="string">
            <text:p><text:s/>"D:\\dat\\avatar\\partsobj\\acs011.tpr"</text:p>
          </table:table-cell>
        </table:table-row>
        <table:table-row table:style-name="ro2">
          <table:table-cell/>
          <table:table-cell office:value-type="string">
            <text:p>82c4b6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144h</text:p>
          </table:table-cell>
          <table:table-cell office:value-type="string">
            <text:p><text:s text:c="8"/>82c4cfa8 82 27 c0 04 <text:s text:c="4"/>addr <text:s text:c="6"/>s_D:\dat\avatar\partsobj\acs012.tp_8227c004 <text:s text:c="10"/></text:p>
          </table:table-cell>
          <table:table-cell office:value-type="string">
            <text:p><text:s/>"D:\\dat\\avatar\\partsobj\\acs012.tpr"</text:p>
          </table:table-cell>
        </table:table-row>
        <table:table-row table:style-name="ro2">
          <table:table-cell/>
          <table:table-cell office:value-type="string">
            <text:p>82c4b6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145h</text:p>
          </table:table-cell>
          <table:table-cell office:value-type="string">
            <text:p><text:s text:c="8"/>82c4cfac 82 27 bf e0 <text:s text:c="4"/>addr <text:s text:c="6"/>s_D:\dat\avatar\partsobj\acs013.tp_8227bfe0 <text:s text:c="10"/></text:p>
          </table:table-cell>
          <table:table-cell office:value-type="string">
            <text:p><text:s/>"D:\\dat\\avatar\\partsobj\\acs013.tpr"</text:p>
          </table:table-cell>
        </table:table-row>
        <table:table-row table:style-name="ro2">
          <table:table-cell/>
          <table:table-cell office:value-type="string">
            <text:p>82c4b6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146h</text:p>
          </table:table-cell>
          <table:table-cell office:value-type="string">
            <text:p><text:s text:c="8"/>82c4cfb0 82 27 bf bc <text:s text:c="4"/>addr <text:s text:c="6"/>s_D:\dat\avatar\partsobj\acs014.tp_8227bfbc <text:s text:c="10"/></text:p>
          </table:table-cell>
          <table:table-cell office:value-type="string">
            <text:p><text:s/>"D:\\dat\\avatar\\partsobj\\acs014.tpr"</text:p>
          </table:table-cell>
        </table:table-row>
        <table:table-row table:style-name="ro2">
          <table:table-cell/>
          <table:table-cell office:value-type="string">
            <text:p>82c4b6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147h</text:p>
          </table:table-cell>
          <table:table-cell office:value-type="string">
            <text:p><text:s text:c="8"/>82c4cfb4 82 27 bf 98 <text:s text:c="4"/>addr <text:s text:c="6"/>s_D:\dat\avatar\partsobj\acs015.tp_8227bf98 <text:s text:c="10"/></text:p>
          </table:table-cell>
          <table:table-cell office:value-type="string">
            <text:p><text:s/>"D:\\dat\\avatar\\partsobj\\acs015.tpr"</text:p>
          </table:table-cell>
        </table:table-row>
        <table:table-row table:style-name="ro2">
          <table:table-cell/>
          <table:table-cell office:value-type="string">
            <text:p>82c4b6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148h</text:p>
          </table:table-cell>
          <table:table-cell office:value-type="string">
            <text:p><text:s text:c="8"/>82c4cfb8 82 27 bf 74 <text:s text:c="4"/>addr <text:s text:c="6"/>s_D:\dat\avatar\partsobj\acs016.tp_8227bf74 <text:s text:c="10"/></text:p>
          </table:table-cell>
          <table:table-cell office:value-type="string">
            <text:p><text:s/>"D:\\dat\\avatar\\partsobj\\acs016.tpr"</text:p>
          </table:table-cell>
        </table:table-row>
        <table:table-row table:style-name="ro2">
          <table:table-cell/>
          <table:table-cell office:value-type="string">
            <text:p>82c4b6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149h</text:p>
          </table:table-cell>
          <table:table-cell office:value-type="string">
            <text:p><text:s text:c="8"/>82c4cfbc 82 27 bf 50 <text:s text:c="4"/>addr <text:s text:c="6"/>s_D:\dat\avatar\partsobj\acs017.tp_8227bf50 <text:s text:c="10"/></text:p>
          </table:table-cell>
          <table:table-cell office:value-type="string">
            <text:p><text:s/>"D:\\dat\\avatar\\partsobj\\acs017.tpr"</text:p>
          </table:table-cell>
        </table:table-row>
        <table:table-row table:style-name="ro2">
          <table:table-cell/>
          <table:table-cell office:value-type="string">
            <text:p>82c4b6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14Ah</text:p>
          </table:table-cell>
          <table:table-cell office:value-type="string">
            <text:p><text:s text:c="8"/>82c4cfc0 82 27 bf 2c <text:s text:c="4"/>addr <text:s text:c="6"/>s_D:\dat\avatar\partsobj\acs018.tp_8227bf2c <text:s text:c="10"/></text:p>
          </table:table-cell>
          <table:table-cell office:value-type="string">
            <text:p><text:s/>"D:\\dat\\avatar\\partsobj\\acs018.tpr"</text:p>
          </table:table-cell>
        </table:table-row>
        <table:table-row table:style-name="ro2">
          <table:table-cell/>
          <table:table-cell office:value-type="string">
            <text:p>82c4b6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14Bh</text:p>
          </table:table-cell>
          <table:table-cell office:value-type="string">
            <text:p><text:s text:c="8"/>82c4cfc4 82 27 bf 08 <text:s text:c="4"/>addr <text:s text:c="6"/>s_D:\dat\avatar\partsobj\acs019.tp_8227bf08 <text:s text:c="10"/></text:p>
          </table:table-cell>
          <table:table-cell office:value-type="string">
            <text:p><text:s/>"D:\\dat\\avatar\\partsobj\\acs019.tpr"</text:p>
          </table:table-cell>
        </table:table-row>
        <table:table-row table:style-name="ro2">
          <table:table-cell/>
          <table:table-cell office:value-type="string">
            <text:p>82c4b6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14Ch</text:p>
          </table:table-cell>
          <table:table-cell office:value-type="string">
            <text:p><text:s text:c="8"/>82c4cfc8 82 27 be e4 <text:s text:c="4"/>addr <text:s text:c="6"/>s_D:\dat\avatar\partsobj\acs020.tp_8227bee4 <text:s text:c="10"/></text:p>
          </table:table-cell>
          <table:table-cell office:value-type="string">
            <text:p><text:s/>"D:\\dat\\avatar\\partsobj\\acs020.tpr"</text:p>
          </table:table-cell>
        </table:table-row>
        <table:table-row table:style-name="ro2">
          <table:table-cell/>
          <table:table-cell office:value-type="string">
            <text:p>82c4b6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14Dh</text:p>
          </table:table-cell>
          <table:table-cell office:value-type="string">
            <text:p><text:s text:c="8"/>82c4cfcc 82 27 be c0 <text:s text:c="4"/>addr <text:s text:c="6"/>s_D:\dat\avatar\partsobj\acs021.tp_8227bec0 <text:s text:c="10"/></text:p>
          </table:table-cell>
          <table:table-cell office:value-type="string">
            <text:p><text:s/>"D:\\dat\\avatar\\partsobj\\acs021.tpr"</text:p>
          </table:table-cell>
        </table:table-row>
        <table:table-row table:style-name="ro2">
          <table:table-cell/>
          <table:table-cell office:value-type="string">
            <text:p>82c4b6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14Eh</text:p>
          </table:table-cell>
          <table:table-cell office:value-type="string">
            <text:p><text:s text:c="8"/>82c4cfd0 82 27 be 9c <text:s text:c="4"/>addr <text:s text:c="6"/>s_D:\dat\avatar\partsobj\acs022.tp_8227be9c <text:s text:c="10"/></text:p>
          </table:table-cell>
          <table:table-cell office:value-type="string">
            <text:p><text:s/>"D:\\dat\\avatar\\partsobj\\acs022.tpr"</text:p>
          </table:table-cell>
        </table:table-row>
        <table:table-row table:style-name="ro2">
          <table:table-cell/>
          <table:table-cell office:value-type="string">
            <text:p>82c4b6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14Fh</text:p>
          </table:table-cell>
          <table:table-cell office:value-type="string">
            <text:p><text:s text:c="8"/>82c4cfd4 82 27 be 78 <text:s text:c="4"/>addr <text:s text:c="6"/>s_D:\dat\avatar\partsobj\acs023.tp_8227be78 <text:s text:c="10"/></text:p>
          </table:table-cell>
          <table:table-cell office:value-type="string">
            <text:p><text:s/>"D:\\dat\\avatar\\partsobj\\acs023.tpr"</text:p>
          </table:table-cell>
        </table:table-row>
        <table:table-row table:style-name="ro2">
          <table:table-cell/>
          <table:table-cell office:value-type="string">
            <text:p>82c4b6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150h</text:p>
          </table:table-cell>
          <table:table-cell office:value-type="string">
            <text:p><text:s text:c="8"/>82c4cfd8 82 27 be 54 <text:s text:c="4"/>addr <text:s text:c="6"/>s_D:\dat\avatar\partsobj\acs024.tp_8227be54 <text:s text:c="10"/></text:p>
          </table:table-cell>
          <table:table-cell office:value-type="string">
            <text:p><text:s/>"D:\\dat\\avatar\\partsobj\\acs024.tpr"</text:p>
          </table:table-cell>
        </table:table-row>
        <table:table-row table:style-name="ro2">
          <table:table-cell/>
          <table:table-cell office:value-type="string">
            <text:p>82c4b6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151h</text:p>
          </table:table-cell>
          <table:table-cell office:value-type="string">
            <text:p><text:s text:c="8"/>82c4cfdc 82 27 be 30 <text:s text:c="4"/>addr <text:s text:c="6"/>s_D:\dat\avatar\partsobj\acs025.tp_8227be30 <text:s text:c="10"/></text:p>
          </table:table-cell>
          <table:table-cell office:value-type="string">
            <text:p><text:s/>"D:\\dat\\avatar\\partsobj\\acs025.tpr"</text:p>
          </table:table-cell>
        </table:table-row>
        <table:table-row table:style-name="ro2">
          <table:table-cell/>
          <table:table-cell office:value-type="string">
            <text:p>82c4b6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152h</text:p>
          </table:table-cell>
          <table:table-cell office:value-type="string">
            <text:p><text:s text:c="8"/>82c4cfe0 82 27 be 0c <text:s text:c="4"/>addr <text:s text:c="6"/>s_D:\dat\avatar\partsobj\acs026.tp_8227be0c <text:s text:c="10"/></text:p>
          </table:table-cell>
          <table:table-cell office:value-type="string">
            <text:p><text:s/>"D:\\dat\\avatar\\partsobj\\acs026.tpr"</text:p>
          </table:table-cell>
        </table:table-row>
        <table:table-row table:style-name="ro2">
          <table:table-cell/>
          <table:table-cell office:value-type="string">
            <text:p>82c4b6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153h</text:p>
          </table:table-cell>
          <table:table-cell office:value-type="string">
            <text:p><text:s text:c="8"/>82c4cfe4 82 27 bd e8 <text:s text:c="4"/>addr <text:s text:c="6"/>s_D:\dat\avatar\partsobj\acs027.tp_8227bde8 <text:s text:c="10"/></text:p>
          </table:table-cell>
          <table:table-cell office:value-type="string">
            <text:p><text:s/>"D:\\dat\\avatar\\partsobj\\acs027.tpr"</text:p>
          </table:table-cell>
        </table:table-row>
        <table:table-row table:style-name="ro2">
          <table:table-cell/>
          <table:table-cell office:value-type="string">
            <text:p>82c4b6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154h</text:p>
          </table:table-cell>
          <table:table-cell office:value-type="string">
            <text:p><text:s text:c="8"/>82c4cfe8 82 27 bd c4 <text:s text:c="4"/>addr <text:s text:c="6"/>s_D:\dat\avatar\partsobj\acs028.tp_8227bdc4 <text:s text:c="10"/></text:p>
          </table:table-cell>
          <table:table-cell office:value-type="string">
            <text:p><text:s/>"D:\\dat\\avatar\\partsobj\\acs028.tpr"</text:p>
          </table:table-cell>
        </table:table-row>
        <table:table-row table:style-name="ro2">
          <table:table-cell/>
          <table:table-cell office:value-type="string">
            <text:p>82c4b6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155h</text:p>
          </table:table-cell>
          <table:table-cell office:value-type="string">
            <text:p><text:s text:c="8"/>82c4cfec 82 27 bd a0 <text:s text:c="4"/>addr <text:s text:c="6"/>s_D:\dat\avatar\partsobj\acs029.tp_8227bda0 <text:s text:c="10"/></text:p>
          </table:table-cell>
          <table:table-cell office:value-type="string">
            <text:p><text:s/>"D:\\dat\\avatar\\partsobj\\acs029.tpr"</text:p>
          </table:table-cell>
        </table:table-row>
        <table:table-row table:style-name="ro2">
          <table:table-cell/>
          <table:table-cell office:value-type="string">
            <text:p>82c4b6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156h</text:p>
          </table:table-cell>
          <table:table-cell office:value-type="string">
            <text:p><text:s text:c="8"/>82c4cff0 82 27 bd 7c <text:s text:c="4"/>addr <text:s text:c="6"/>s_D:\dat\avatar\partsobj\acs030.tp_8227bd7c <text:s text:c="10"/></text:p>
          </table:table-cell>
          <table:table-cell office:value-type="string">
            <text:p><text:s/>"D:\\dat\\avatar\\partsobj\\acs030.tpr"</text:p>
          </table:table-cell>
        </table:table-row>
        <table:table-row table:style-name="ro2">
          <table:table-cell/>
          <table:table-cell office:value-type="string">
            <text:p>82c4b6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157h</text:p>
          </table:table-cell>
          <table:table-cell office:value-type="string">
            <text:p><text:s text:c="8"/>82c4cff4 82 27 bd 58 <text:s text:c="4"/>addr <text:s text:c="6"/>s_D:\dat\avatar\partsobj\acs031.tp_8227bd58 <text:s text:c="10"/></text:p>
          </table:table-cell>
          <table:table-cell office:value-type="string">
            <text:p><text:s/>"D:\\dat\\avatar\\partsobj\\acs031.tpr"</text:p>
          </table:table-cell>
        </table:table-row>
        <table:table-row table:style-name="ro2">
          <table:table-cell/>
          <table:table-cell office:value-type="string">
            <text:p>82c4b6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158h</text:p>
          </table:table-cell>
          <table:table-cell office:value-type="string">
            <text:p><text:s text:c="8"/>82c4cff8 82 27 bd 34 <text:s text:c="4"/>addr <text:s text:c="6"/>s_D:\dat\avatar\partsobj\acs032.tp_8227bd34 <text:s text:c="10"/></text:p>
          </table:table-cell>
          <table:table-cell office:value-type="string">
            <text:p><text:s/>"D:\\dat\\avatar\\partsobj\\acs032.tpr"</text:p>
          </table:table-cell>
        </table:table-row>
        <table:table-row table:style-name="ro2">
          <table:table-cell/>
          <table:table-cell office:value-type="string">
            <text:p>82c4b6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159h</text:p>
          </table:table-cell>
          <table:table-cell office:value-type="string">
            <text:p><text:s text:c="8"/>82c4cffc 82 27 bd 10 <text:s text:c="4"/>addr <text:s text:c="6"/>s_D:\dat\avatar\partsobj\acs033.tp_8227bd10 <text:s text:c="10"/></text:p>
          </table:table-cell>
          <table:table-cell office:value-type="string">
            <text:p><text:s/>"D:\\dat\\avatar\\partsobj\\acs033.tpr"</text:p>
          </table:table-cell>
        </table:table-row>
        <table:table-row table:style-name="ro2">
          <table:table-cell/>
          <table:table-cell office:value-type="string">
            <text:p>82c4b6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15Ah</text:p>
          </table:table-cell>
          <table:table-cell office:value-type="string">
            <text:p><text:s text:c="8"/>82c4d000 82 27 bc ec <text:s text:c="4"/>addr <text:s text:c="6"/>s_D:\dat\avatar\partsobj\acs034.tp_8227bcec <text:s text:c="10"/></text:p>
          </table:table-cell>
          <table:table-cell office:value-type="string">
            <text:p><text:s/>"D:\\dat\\avatar\\partsobj\\acs034.tpr"</text:p>
          </table:table-cell>
        </table:table-row>
        <table:table-row table:style-name="ro2">
          <table:table-cell/>
          <table:table-cell office:value-type="string">
            <text:p>82c4b6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15Bh</text:p>
          </table:table-cell>
          <table:table-cell office:value-type="string">
            <text:p><text:s text:c="8"/>82c4d004 82 27 bc c8 <text:s text:c="4"/>addr <text:s text:c="6"/>s_D:\dat\avatar\partsobj\acs035.tp_8227bcc8 <text:s text:c="10"/></text:p>
          </table:table-cell>
          <table:table-cell office:value-type="string">
            <text:p><text:s/>"D:\\dat\\avatar\\partsobj\\acs035.tpr"</text:p>
          </table:table-cell>
        </table:table-row>
        <table:table-row table:style-name="ro2">
          <table:table-cell/>
          <table:table-cell office:value-type="string">
            <text:p>82c4b6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15Ch</text:p>
          </table:table-cell>
          <table:table-cell office:value-type="string">
            <text:p><text:s text:c="8"/>82c4d008 82 27 bc a4 <text:s text:c="4"/>addr <text:s text:c="6"/>s_D:\dat\avatar\partsobj\acs036.tp_8227bca4 <text:s text:c="10"/></text:p>
          </table:table-cell>
          <table:table-cell office:value-type="string">
            <text:p><text:s/>"D:\\dat\\avatar\\partsobj\\acs036.tpr"</text:p>
          </table:table-cell>
        </table:table-row>
        <table:table-row table:style-name="ro2">
          <table:table-cell/>
          <table:table-cell office:value-type="string">
            <text:p>82c4b6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15Dh</text:p>
          </table:table-cell>
          <table:table-cell office:value-type="string">
            <text:p><text:s text:c="8"/>82c4d00c 82 27 bc 80 <text:s text:c="4"/>addr <text:s text:c="6"/>s_D:\dat\avatar\partsobj\acs037.tp_8227bc80 <text:s text:c="10"/></text:p>
          </table:table-cell>
          <table:table-cell office:value-type="string">
            <text:p><text:s/>"D:\\dat\\avatar\\partsobj\\acs037.tpr"</text:p>
          </table:table-cell>
        </table:table-row>
        <table:table-row table:style-name="ro2">
          <table:table-cell/>
          <table:table-cell office:value-type="string">
            <text:p>82c4b6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15Eh</text:p>
          </table:table-cell>
          <table:table-cell office:value-type="string">
            <text:p><text:s text:c="8"/>82c4d010 82 27 bc 5c <text:s text:c="4"/>addr <text:s text:c="6"/>s_D:\dat\avatar\partsobj\acs038.tp_8227bc5c <text:s text:c="10"/></text:p>
          </table:table-cell>
          <table:table-cell office:value-type="string">
            <text:p><text:s/>"D:\\dat\\avatar\\partsobj\\acs038.tpr"</text:p>
          </table:table-cell>
        </table:table-row>
        <table:table-row table:style-name="ro2">
          <table:table-cell/>
          <table:table-cell office:value-type="string">
            <text:p>82c4b6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15Fh</text:p>
          </table:table-cell>
          <table:table-cell office:value-type="string">
            <text:p><text:s text:c="8"/>82c4d014 82 27 bc 38 <text:s text:c="4"/>addr <text:s text:c="6"/>s_D:\dat\avatar\partsobj\acs039.tp_8227bc38 <text:s text:c="10"/></text:p>
          </table:table-cell>
          <table:table-cell office:value-type="string">
            <text:p><text:s/>"D:\\dat\\avatar\\partsobj\\acs039.tpr"</text:p>
          </table:table-cell>
        </table:table-row>
        <table:table-row table:style-name="ro2">
          <table:table-cell/>
          <table:table-cell office:value-type="string">
            <text:p>82c4b6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160h</text:p>
          </table:table-cell>
          <table:table-cell office:value-type="string">
            <text:p><text:s text:c="8"/>82c4d018 82 27 bc 14 <text:s text:c="4"/>addr <text:s text:c="6"/>s_D:\dat\avatar\partsobj\acs040.tp_8227bc14 <text:s text:c="10"/></text:p>
          </table:table-cell>
          <table:table-cell office:value-type="string">
            <text:p><text:s/>"D:\\dat\\avatar\\partsobj\\acs040.tpr"</text:p>
          </table:table-cell>
        </table:table-row>
        <table:table-row table:style-name="ro2">
          <table:table-cell/>
          <table:table-cell office:value-type="string">
            <text:p>82c4b6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161h</text:p>
          </table:table-cell>
          <table:table-cell office:value-type="string">
            <text:p><text:s text:c="8"/>82c4d01c 82 27 bb f0 <text:s text:c="4"/>addr <text:s text:c="6"/>s_D:\dat\avatar\partsobj\acs041.tp_8227bbf0 <text:s text:c="10"/></text:p>
          </table:table-cell>
          <table:table-cell office:value-type="string">
            <text:p><text:s/>"D:\\dat\\avatar\\partsobj\\acs041.tpr"</text:p>
          </table:table-cell>
        </table:table-row>
        <table:table-row table:style-name="ro2">
          <table:table-cell/>
          <table:table-cell office:value-type="string">
            <text:p>82c4b6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162h</text:p>
          </table:table-cell>
          <table:table-cell office:value-type="string">
            <text:p><text:s text:c="8"/>82c4d020 82 27 bb cc <text:s text:c="4"/>addr <text:s text:c="6"/>s_D:\dat\avatar\partsobj\acs042.tp_8227bbcc <text:s text:c="10"/></text:p>
          </table:table-cell>
          <table:table-cell office:value-type="string">
            <text:p><text:s/>"D:\\dat\\avatar\\partsobj\\acs042.tpr"</text:p>
          </table:table-cell>
        </table:table-row>
        <table:table-row table:style-name="ro2">
          <table:table-cell/>
          <table:table-cell office:value-type="string">
            <text:p>82c4b6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163h</text:p>
          </table:table-cell>
          <table:table-cell office:value-type="string">
            <text:p><text:s text:c="8"/>82c4d024 82 27 bb a8 <text:s text:c="4"/>addr <text:s text:c="6"/>s_D:\dat\avatar\partsobj\acs043.tp_8227bba8 <text:s text:c="10"/></text:p>
          </table:table-cell>
          <table:table-cell office:value-type="string">
            <text:p><text:s/>"D:\\dat\\avatar\\partsobj\\acs043.tpr"</text:p>
          </table:table-cell>
        </table:table-row>
        <table:table-row table:style-name="ro2">
          <table:table-cell/>
          <table:table-cell office:value-type="string">
            <text:p>82c4b6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164h</text:p>
          </table:table-cell>
          <table:table-cell office:value-type="string">
            <text:p><text:s text:c="8"/>82c4d028 82 27 bb 84 <text:s text:c="4"/>addr <text:s text:c="6"/>s_D:\dat\avatar\partsobj\acs044.tp_8227bb84 <text:s text:c="10"/></text:p>
          </table:table-cell>
          <table:table-cell office:value-type="string">
            <text:p><text:s/>"D:\\dat\\avatar\\partsobj\\acs044.tpr"</text:p>
          </table:table-cell>
        </table:table-row>
        <table:table-row table:style-name="ro2">
          <table:table-cell/>
          <table:table-cell office:value-type="string">
            <text:p>82c4b6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165h</text:p>
          </table:table-cell>
          <table:table-cell office:value-type="string">
            <text:p><text:s text:c="8"/>82c4d02c 82 27 bb 60 <text:s text:c="4"/>addr <text:s text:c="6"/>s_D:\dat\avatar\partsobj\acs045.tp_8227bb60 <text:s text:c="10"/></text:p>
          </table:table-cell>
          <table:table-cell office:value-type="string">
            <text:p><text:s/>"D:\\dat\\avatar\\partsobj\\acs045.tpr"</text:p>
          </table:table-cell>
        </table:table-row>
        <table:table-row table:style-name="ro2">
          <table:table-cell/>
          <table:table-cell office:value-type="string">
            <text:p>82c4b6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166h</text:p>
          </table:table-cell>
          <table:table-cell office:value-type="string">
            <text:p><text:s text:c="8"/>82c4d030 82 27 bb 3c <text:s text:c="4"/>addr <text:s text:c="6"/>s_D:\dat\avatar\partsobj\acs046.tp_8227bb3c <text:s text:c="10"/></text:p>
          </table:table-cell>
          <table:table-cell office:value-type="string">
            <text:p><text:s/>"D:\\dat\\avatar\\partsobj\\acs046.tpr"</text:p>
          </table:table-cell>
        </table:table-row>
        <table:table-row table:style-name="ro2">
          <table:table-cell/>
          <table:table-cell office:value-type="string">
            <text:p>82c4b6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167h</text:p>
          </table:table-cell>
          <table:table-cell office:value-type="string">
            <text:p><text:s text:c="8"/>82c4d034 82 27 bb 18 <text:s text:c="4"/>addr <text:s text:c="6"/>s_D:\dat\avatar\partsobj\acs047.tp_8227bb18 <text:s text:c="10"/></text:p>
          </table:table-cell>
          <table:table-cell office:value-type="string">
            <text:p><text:s/>"D:\\dat\\avatar\\partsobj\\acs047.tpr"</text:p>
          </table:table-cell>
        </table:table-row>
        <table:table-row table:style-name="ro2">
          <table:table-cell/>
          <table:table-cell office:value-type="string">
            <text:p>82c4b6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168h</text:p>
          </table:table-cell>
          <table:table-cell office:value-type="string">
            <text:p><text:s text:c="8"/>82c4d038 82 27 ba f4 <text:s text:c="4"/>addr <text:s text:c="6"/>s_D:\dat\avatar\partsobj\acs048.tp_8227baf4 <text:s text:c="10"/></text:p>
          </table:table-cell>
          <table:table-cell office:value-type="string">
            <text:p><text:s/>"D:\\dat\\avatar\\partsobj\\acs048.tpr"</text:p>
          </table:table-cell>
        </table:table-row>
        <table:table-row table:style-name="ro2">
          <table:table-cell/>
          <table:table-cell office:value-type="string">
            <text:p>82c4b6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169h</text:p>
          </table:table-cell>
          <table:table-cell office:value-type="string">
            <text:p><text:s text:c="8"/>82c4d03c 82 27 ba d0 <text:s text:c="4"/>addr <text:s text:c="6"/>s_D:\dat\avatar\partsobj\acs049.tp_8227bad0 <text:s text:c="10"/></text:p>
          </table:table-cell>
          <table:table-cell office:value-type="string">
            <text:p><text:s/>"D:\\dat\\avatar\\partsobj\\acs049.tpr"</text:p>
          </table:table-cell>
        </table:table-row>
        <table:table-row table:style-name="ro2">
          <table:table-cell/>
          <table:table-cell office:value-type="string">
            <text:p>82c4b6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16Ah</text:p>
          </table:table-cell>
          <table:table-cell office:value-type="string">
            <text:p><text:s text:c="8"/>82c4d040 82 27 ba ac <text:s text:c="4"/>addr <text:s text:c="6"/>s_D:\dat\avatar\partsobj\acs050.tp_8227baac <text:s text:c="10"/></text:p>
          </table:table-cell>
          <table:table-cell office:value-type="string">
            <text:p><text:s/>"D:\\dat\\avatar\\partsobj\\acs050.tpr"</text:p>
          </table:table-cell>
        </table:table-row>
        <table:table-row table:style-name="ro2">
          <table:table-cell/>
          <table:table-cell office:value-type="string">
            <text:p>82c4b6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16Bh</text:p>
          </table:table-cell>
          <table:table-cell office:value-type="string">
            <text:p><text:s text:c="8"/>82c4d044 82 27 ba 88 <text:s text:c="4"/>addr <text:s text:c="6"/>s_D:\dat\avatar\partsobj\acs051.tp_8227ba88 <text:s text:c="10"/></text:p>
          </table:table-cell>
          <table:table-cell office:value-type="string">
            <text:p><text:s/>"D:\\dat\\avatar\\partsobj\\acs051.tpr"</text:p>
          </table:table-cell>
        </table:table-row>
        <table:table-row table:style-name="ro2">
          <table:table-cell/>
          <table:table-cell office:value-type="string">
            <text:p>82c4b6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16Ch</text:p>
          </table:table-cell>
          <table:table-cell office:value-type="string">
            <text:p><text:s text:c="8"/>82c4d048 82 27 ba 64 <text:s text:c="4"/>addr <text:s text:c="6"/>s_D:\dat\avatar\partsobj\acs052.tp_8227ba64 <text:s text:c="10"/></text:p>
          </table:table-cell>
          <table:table-cell office:value-type="string">
            <text:p><text:s/>"D:\\dat\\avatar\\partsobj\\acs052.tpr"</text:p>
          </table:table-cell>
        </table:table-row>
        <table:table-row table:style-name="ro2">
          <table:table-cell/>
          <table:table-cell office:value-type="string">
            <text:p>82c4b6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16Dh</text:p>
          </table:table-cell>
          <table:table-cell office:value-type="string">
            <text:p><text:s text:c="8"/>82c4d04c 82 27 ba 40 <text:s text:c="4"/>addr <text:s text:c="6"/>s_D:\dat\avatar\partsobj\acs053.tp_8227ba40 <text:s text:c="10"/></text:p>
          </table:table-cell>
          <table:table-cell office:value-type="string">
            <text:p><text:s/>"D:\\dat\\avatar\\partsobj\\acs053.tpr"</text:p>
          </table:table-cell>
        </table:table-row>
        <table:table-row table:style-name="ro2">
          <table:table-cell/>
          <table:table-cell office:value-type="string">
            <text:p>82c4b6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16Eh</text:p>
          </table:table-cell>
          <table:table-cell office:value-type="string">
            <text:p><text:s text:c="8"/>82c4d050 82 27 ba 1c <text:s text:c="4"/>addr <text:s text:c="6"/>s_D:\dat\avatar\partsobj\acs054.tp_8227ba1c <text:s text:c="10"/></text:p>
          </table:table-cell>
          <table:table-cell office:value-type="string">
            <text:p><text:s/>"D:\\dat\\avatar\\partsobj\\acs054.tpr"</text:p>
          </table:table-cell>
        </table:table-row>
        <table:table-row table:style-name="ro2">
          <table:table-cell/>
          <table:table-cell office:value-type="string">
            <text:p>82c4b6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16Fh</text:p>
          </table:table-cell>
          <table:table-cell office:value-type="string">
            <text:p><text:s text:c="8"/>82c4d054 82 27 b9 f8 <text:s text:c="4"/>addr <text:s text:c="6"/>s_D:\dat\avatar\partsobj\acs055.tp_8227b9f8 <text:s text:c="10"/></text:p>
          </table:table-cell>
          <table:table-cell office:value-type="string">
            <text:p><text:s/>"D:\\dat\\avatar\\partsobj\\acs055.tpr"</text:p>
          </table:table-cell>
        </table:table-row>
        <table:table-row table:style-name="ro2">
          <table:table-cell/>
          <table:table-cell office:value-type="string">
            <text:p>82c4b6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170h</text:p>
          </table:table-cell>
          <table:table-cell office:value-type="string">
            <text:p><text:s text:c="8"/>82c4d058 82 27 b9 d4 <text:s text:c="4"/>addr <text:s text:c="6"/>s_D:\dat\avatar\partsobj\acs056.tp_8227b9d4 <text:s text:c="10"/></text:p>
          </table:table-cell>
          <table:table-cell office:value-type="string">
            <text:p><text:s/>"D:\\dat\\avatar\\partsobj\\acs056.tpr"</text:p>
          </table:table-cell>
        </table:table-row>
        <table:table-row table:style-name="ro2">
          <table:table-cell/>
          <table:table-cell office:value-type="string">
            <text:p>82c4b6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171h</text:p>
          </table:table-cell>
          <table:table-cell office:value-type="string">
            <text:p><text:s text:c="8"/>82c4d05c 82 27 b9 b0 <text:s text:c="4"/>addr <text:s text:c="6"/>s_D:\dat\avatar\partsobj\acs057.tp_8227b9b0 <text:s text:c="10"/></text:p>
          </table:table-cell>
          <table:table-cell office:value-type="string">
            <text:p><text:s/>"D:\\dat\\avatar\\partsobj\\acs057.tpr"</text:p>
          </table:table-cell>
        </table:table-row>
        <table:table-row table:style-name="ro2">
          <table:table-cell/>
          <table:table-cell office:value-type="string">
            <text:p>82c4b6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172h</text:p>
          </table:table-cell>
          <table:table-cell office:value-type="string">
            <text:p><text:s text:c="8"/>82c4d060 82 27 b9 8c <text:s text:c="4"/>addr <text:s text:c="6"/>s_D:\dat\avatar\partsobj\acs058.tp_8227b98c <text:s text:c="10"/></text:p>
          </table:table-cell>
          <table:table-cell office:value-type="string">
            <text:p><text:s/>"D:\\dat\\avatar\\partsobj\\acs058.tpr"</text:p>
          </table:table-cell>
        </table:table-row>
        <table:table-row table:style-name="ro2">
          <table:table-cell/>
          <table:table-cell office:value-type="string">
            <text:p>82c4b6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173h</text:p>
          </table:table-cell>
          <table:table-cell office:value-type="string">
            <text:p><text:s text:c="8"/>82c4d064 82 27 b9 68 <text:s text:c="4"/>addr <text:s text:c="6"/>s_D:\dat\avatar\partsobj\acs059.tp_8227b968 <text:s text:c="10"/></text:p>
          </table:table-cell>
          <table:table-cell office:value-type="string">
            <text:p><text:s/>"D:\\dat\\avatar\\partsobj\\acs059.tpr"</text:p>
          </table:table-cell>
        </table:table-row>
        <table:table-row table:style-name="ro2">
          <table:table-cell/>
          <table:table-cell office:value-type="string">
            <text:p>82c4b6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174h</text:p>
          </table:table-cell>
          <table:table-cell office:value-type="string">
            <text:p><text:s text:c="8"/>82c4d068 82 27 b9 44 <text:s text:c="4"/>addr <text:s text:c="6"/>s_D:\dat\avatar\partsobj\acs060.tp_8227b944 <text:s text:c="10"/></text:p>
          </table:table-cell>
          <table:table-cell office:value-type="string">
            <text:p><text:s/>"D:\\dat\\avatar\\partsobj\\acs060.tpr"</text:p>
          </table:table-cell>
        </table:table-row>
        <table:table-row table:style-name="ro2">
          <table:table-cell/>
          <table:table-cell office:value-type="string">
            <text:p>82c4b6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175h</text:p>
          </table:table-cell>
          <table:table-cell office:value-type="string">
            <text:p><text:s text:c="8"/>82c4d06c 82 27 b9 20 <text:s text:c="4"/>addr <text:s text:c="6"/>s_D:\dat\avatar\partsobj\acs061.tp_8227b920 <text:s text:c="10"/></text:p>
          </table:table-cell>
          <table:table-cell office:value-type="string">
            <text:p><text:s/>"D:\\dat\\avatar\\partsobj\\acs061.tpr"</text:p>
          </table:table-cell>
        </table:table-row>
        <table:table-row table:style-name="ro2">
          <table:table-cell/>
          <table:table-cell office:value-type="string">
            <text:p>82c4b6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176h</text:p>
          </table:table-cell>
          <table:table-cell office:value-type="string">
            <text:p><text:s text:c="8"/>82c4d070 82 27 b8 fc <text:s text:c="4"/>addr <text:s text:c="6"/>s_D:\dat\avatar\partsobj\acs062.tp_8227b8fc <text:s text:c="10"/></text:p>
          </table:table-cell>
          <table:table-cell office:value-type="string">
            <text:p><text:s/>"D:\\dat\\avatar\\partsobj\\acs062.tpr"</text:p>
          </table:table-cell>
        </table:table-row>
        <table:table-row table:style-name="ro2">
          <table:table-cell/>
          <table:table-cell office:value-type="string">
            <text:p>82c4b6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177h</text:p>
          </table:table-cell>
          <table:table-cell office:value-type="string">
            <text:p><text:s text:c="8"/>82c4d074 82 27 b8 d8 <text:s text:c="4"/>addr <text:s text:c="6"/>s_D:\dat\avatar\partsobj\acs063.tp_8227b8d8 <text:s text:c="10"/></text:p>
          </table:table-cell>
          <table:table-cell office:value-type="string">
            <text:p><text:s/>"D:\\dat\\avatar\\partsobj\\acs063.tpr"</text:p>
          </table:table-cell>
        </table:table-row>
        <table:table-row table:style-name="ro2">
          <table:table-cell/>
          <table:table-cell office:value-type="string">
            <text:p>82c4b6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178h</text:p>
          </table:table-cell>
          <table:table-cell office:value-type="string">
            <text:p><text:s text:c="8"/>82c4d078 82 27 b8 b4 <text:s text:c="4"/>addr <text:s text:c="6"/>s_D:\dat\avatar\partsobj\acs064.tp_8227b8b4 <text:s text:c="10"/></text:p>
          </table:table-cell>
          <table:table-cell office:value-type="string">
            <text:p><text:s/>"D:\\dat\\avatar\\partsobj\\acs064.tpr"</text:p>
          </table:table-cell>
        </table:table-row>
        <table:table-row table:style-name="ro2">
          <table:table-cell/>
          <table:table-cell office:value-type="string">
            <text:p>82c4b6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179h</text:p>
          </table:table-cell>
          <table:table-cell office:value-type="string">
            <text:p><text:s text:c="8"/>82c4d07c 82 27 b8 90 <text:s text:c="4"/>addr <text:s text:c="6"/>s_D:\dat\avatar\partsobj\acs065.tp_8227b890 <text:s text:c="10"/></text:p>
          </table:table-cell>
          <table:table-cell office:value-type="string">
            <text:p><text:s/>"D:\\dat\\avatar\\partsobj\\acs065.tpr"</text:p>
          </table:table-cell>
        </table:table-row>
        <table:table-row table:style-name="ro2">
          <table:table-cell/>
          <table:table-cell office:value-type="string">
            <text:p>82c4b6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17Ah</text:p>
          </table:table-cell>
          <table:table-cell office:value-type="string">
            <text:p><text:s text:c="8"/>82c4d080 82 27 b8 6c <text:s text:c="4"/>addr <text:s text:c="6"/>s_D:\dat\avatar\partsobj\acs066.tp_8227b86c <text:s text:c="10"/></text:p>
          </table:table-cell>
          <table:table-cell office:value-type="string">
            <text:p><text:s/>"D:\\dat\\avatar\\partsobj\\acs066.tpr"</text:p>
          </table:table-cell>
        </table:table-row>
        <table:table-row table:style-name="ro2">
          <table:table-cell/>
          <table:table-cell office:value-type="string">
            <text:p>82c4b6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17Bh</text:p>
          </table:table-cell>
          <table:table-cell office:value-type="string">
            <text:p><text:s text:c="8"/>82c4d084 82 27 b8 48 <text:s text:c="4"/>addr <text:s text:c="6"/>s_D:\dat\avatar\partsobj\acs067.tp_8227b848 <text:s text:c="10"/></text:p>
          </table:table-cell>
          <table:table-cell office:value-type="string">
            <text:p><text:s/>"D:\\dat\\avatar\\partsobj\\acs067.tpr"</text:p>
          </table:table-cell>
        </table:table-row>
        <table:table-row table:style-name="ro2">
          <table:table-cell/>
          <table:table-cell office:value-type="string">
            <text:p>82c4b6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17Ch</text:p>
          </table:table-cell>
          <table:table-cell office:value-type="string">
            <text:p><text:s text:c="8"/>82c4d088 82 27 b8 24 <text:s text:c="4"/>addr <text:s text:c="6"/>s_D:\dat\avatar\partsobj\acs068.tp_8227b824 <text:s text:c="10"/></text:p>
          </table:table-cell>
          <table:table-cell office:value-type="string">
            <text:p><text:s/>"D:\\dat\\avatar\\partsobj\\acs068.tpr"</text:p>
          </table:table-cell>
        </table:table-row>
        <table:table-row table:style-name="ro2">
          <table:table-cell/>
          <table:table-cell office:value-type="string">
            <text:p>82c4b6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17Dh</text:p>
          </table:table-cell>
          <table:table-cell office:value-type="string">
            <text:p><text:s text:c="8"/>82c4d08c 82 27 b8 00 <text:s text:c="4"/>addr <text:s text:c="6"/>s_D:\dat\avatar\partsobj\acs069.tp_8227b800 <text:s text:c="10"/></text:p>
          </table:table-cell>
          <table:table-cell office:value-type="string">
            <text:p><text:s/>"D:\\dat\\avatar\\partsobj\\acs069.tpr"</text:p>
          </table:table-cell>
        </table:table-row>
        <table:table-row table:style-name="ro2">
          <table:table-cell/>
          <table:table-cell office:value-type="string">
            <text:p>82c4b6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17Eh</text:p>
          </table:table-cell>
          <table:table-cell office:value-type="string">
            <text:p><text:s text:c="8"/>82c4d090 82 27 b7 dc <text:s text:c="4"/>addr <text:s text:c="6"/>s_D:\dat\avatar\partsobj\acs070.tp_8227b7dc <text:s text:c="10"/></text:p>
          </table:table-cell>
          <table:table-cell office:value-type="string">
            <text:p><text:s/>"D:\\dat\\avatar\\partsobj\\acs070.tpr"</text:p>
          </table:table-cell>
        </table:table-row>
        <table:table-row table:style-name="ro2">
          <table:table-cell/>
          <table:table-cell office:value-type="string">
            <text:p>82c4b6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17Fh</text:p>
          </table:table-cell>
          <table:table-cell office:value-type="string">
            <text:p><text:s text:c="8"/>82c4d094 82 27 b7 b8 <text:s text:c="4"/>addr <text:s text:c="6"/>s_D:\dat\avatar\partsobj\acs071.tp_8227b7b8 <text:s text:c="10"/></text:p>
          </table:table-cell>
          <table:table-cell office:value-type="string">
            <text:p><text:s/>"D:\\dat\\avatar\\partsobj\\acs071.tpr"</text:p>
          </table:table-cell>
        </table:table-row>
        <table:table-row table:style-name="ro2">
          <table:table-cell/>
          <table:table-cell office:value-type="string">
            <text:p>82c4b6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180h</text:p>
          </table:table-cell>
          <table:table-cell office:value-type="string">
            <text:p><text:s text:c="8"/>82c4d098 82 27 b7 94 <text:s text:c="4"/>addr <text:s text:c="6"/>s_D:\dat\avatar\partsobj\acs072.tp_8227b794 <text:s text:c="10"/></text:p>
          </table:table-cell>
          <table:table-cell office:value-type="string">
            <text:p><text:s/>"D:\\dat\\avatar\\partsobj\\acs072.tpr"</text:p>
          </table:table-cell>
        </table:table-row>
        <table:table-row table:style-name="ro2">
          <table:table-cell/>
          <table:table-cell office:value-type="string">
            <text:p>82c4b6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181h</text:p>
          </table:table-cell>
          <table:table-cell office:value-type="string">
            <text:p><text:s text:c="8"/>82c4d09c 82 27 b7 70 <text:s text:c="4"/>addr <text:s text:c="6"/>s_D:\dat\avatar\partsobj\acs073.tp_8227b770 <text:s text:c="10"/></text:p>
          </table:table-cell>
          <table:table-cell office:value-type="string">
            <text:p><text:s/>"D:\\dat\\avatar\\partsobj\\acs073.tpr"</text:p>
          </table:table-cell>
        </table:table-row>
        <table:table-row table:style-name="ro2">
          <table:table-cell/>
          <table:table-cell office:value-type="string">
            <text:p>82c4b7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182h</text:p>
          </table:table-cell>
          <table:table-cell office:value-type="string">
            <text:p><text:s text:c="8"/>82c4d0a0 82 27 b7 4c <text:s text:c="4"/>addr <text:s text:c="6"/>s_D:\dat\avatar\partsobj\acs074.tp_8227b74c <text:s text:c="10"/></text:p>
          </table:table-cell>
          <table:table-cell office:value-type="string">
            <text:p><text:s/>"D:\\dat\\avatar\\partsobj\\acs074.tpr"</text:p>
          </table:table-cell>
        </table:table-row>
        <table:table-row table:style-name="ro2">
          <table:table-cell/>
          <table:table-cell office:value-type="string">
            <text:p>82c4b7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183h</text:p>
          </table:table-cell>
          <table:table-cell office:value-type="string">
            <text:p><text:s text:c="8"/>82c4d0a4 82 27 b7 28 <text:s text:c="4"/>addr <text:s text:c="6"/>s_D:\dat\avatar\partsobj\acs075.tp_8227b728 <text:s text:c="10"/></text:p>
          </table:table-cell>
          <table:table-cell office:value-type="string">
            <text:p><text:s/>"D:\\dat\\avatar\\partsobj\\acs075.tpr"</text:p>
          </table:table-cell>
        </table:table-row>
        <table:table-row table:style-name="ro2">
          <table:table-cell/>
          <table:table-cell office:value-type="string">
            <text:p>82c4b7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184h</text:p>
          </table:table-cell>
          <table:table-cell office:value-type="string">
            <text:p><text:s text:c="8"/>82c4d0a8 82 27 b7 04 <text:s text:c="4"/>addr <text:s text:c="6"/>s_D:\dat\avatar\partsobj\acs076.tp_8227b704 <text:s text:c="10"/></text:p>
          </table:table-cell>
          <table:table-cell office:value-type="string">
            <text:p><text:s/>"D:\\dat\\avatar\\partsobj\\acs076.tpr"</text:p>
          </table:table-cell>
        </table:table-row>
        <table:table-row table:style-name="ro2">
          <table:table-cell/>
          <table:table-cell office:value-type="string">
            <text:p>82c4b7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185h</text:p>
          </table:table-cell>
          <table:table-cell office:value-type="string">
            <text:p><text:s text:c="8"/>82c4d0ac 82 27 b6 e0 <text:s text:c="4"/>addr <text:s text:c="6"/>s_D:\dat\avatar\partsobj\acs077.tp_8227b6e0 <text:s text:c="10"/></text:p>
          </table:table-cell>
          <table:table-cell office:value-type="string">
            <text:p><text:s/>"D:\\dat\\avatar\\partsobj\\acs077.tpr"</text:p>
          </table:table-cell>
        </table:table-row>
        <table:table-row table:style-name="ro2">
          <table:table-cell/>
          <table:table-cell office:value-type="string">
            <text:p>82c4b7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186h</text:p>
          </table:table-cell>
          <table:table-cell office:value-type="string">
            <text:p><text:s text:c="8"/>82c4d0b0 82 27 b6 bc <text:s text:c="4"/>addr <text:s text:c="6"/>s_D:\dat\avatar\partsobj\acs078.tp_8227b6bc <text:s text:c="10"/></text:p>
          </table:table-cell>
          <table:table-cell office:value-type="string">
            <text:p><text:s/>"D:\\dat\\avatar\\partsobj\\acs078.tpr"</text:p>
          </table:table-cell>
        </table:table-row>
        <table:table-row table:style-name="ro2">
          <table:table-cell/>
          <table:table-cell office:value-type="string">
            <text:p>82c4b7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187h</text:p>
          </table:table-cell>
          <table:table-cell office:value-type="string">
            <text:p><text:s text:c="8"/>82c4d0b4 82 27 b6 98 <text:s text:c="4"/>addr <text:s text:c="6"/>s_D:\dat\avatar\partsobj\acs079.tp_8227b698 <text:s text:c="10"/></text:p>
          </table:table-cell>
          <table:table-cell office:value-type="string">
            <text:p><text:s/>"D:\\dat\\avatar\\partsobj\\acs079.tpr"</text:p>
          </table:table-cell>
        </table:table-row>
        <table:table-row table:style-name="ro2">
          <table:table-cell/>
          <table:table-cell office:value-type="string">
            <text:p>82c4b7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188h</text:p>
          </table:table-cell>
          <table:table-cell office:value-type="string">
            <text:p><text:s text:c="8"/>82c4d0b8 82 27 b6 74 <text:s text:c="4"/>addr <text:s text:c="6"/>s_D:\dat\avatar\partsobj\acs080.tp_8227b674 <text:s text:c="10"/></text:p>
          </table:table-cell>
          <table:table-cell office:value-type="string">
            <text:p><text:s/>"D:\\dat\\avatar\\partsobj\\acs080.tpr"</text:p>
          </table:table-cell>
        </table:table-row>
        <table:table-row table:style-name="ro2">
          <table:table-cell/>
          <table:table-cell office:value-type="string">
            <text:p>82c4b7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189h</text:p>
          </table:table-cell>
          <table:table-cell office:value-type="string">
            <text:p><text:s text:c="8"/>82c4d0bc 82 27 b6 50 <text:s text:c="4"/>addr <text:s text:c="6"/>s_D:\dat\avatar\partsobj\acs081.tp_8227b650 <text:s text:c="10"/></text:p>
          </table:table-cell>
          <table:table-cell office:value-type="string">
            <text:p><text:s/>"D:\\dat\\avatar\\partsobj\\acs081.tpr"</text:p>
          </table:table-cell>
        </table:table-row>
        <table:table-row table:style-name="ro2">
          <table:table-cell/>
          <table:table-cell office:value-type="string">
            <text:p>82c4b7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18Ah</text:p>
          </table:table-cell>
          <table:table-cell office:value-type="string">
            <text:p><text:s text:c="8"/>82c4d0c0 82 27 b6 2c <text:s text:c="4"/>addr <text:s text:c="6"/>s_D:\dat\avatar\partsobj\acs082.tp_8227b62c <text:s text:c="10"/></text:p>
          </table:table-cell>
          <table:table-cell office:value-type="string">
            <text:p><text:s/>"D:\\dat\\avatar\\partsobj\\acs082.tpr"</text:p>
          </table:table-cell>
        </table:table-row>
        <table:table-row table:style-name="ro2">
          <table:table-cell/>
          <table:table-cell office:value-type="string">
            <text:p>82c4b7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18Bh</text:p>
          </table:table-cell>
          <table:table-cell office:value-type="string">
            <text:p><text:s text:c="8"/>82c4d0c4 82 27 b6 08 <text:s text:c="4"/>addr <text:s text:c="6"/>s_D:\dat\avatar\partsobj\acs083.tp_8227b608 <text:s text:c="10"/></text:p>
          </table:table-cell>
          <table:table-cell office:value-type="string">
            <text:p><text:s/>"D:\\dat\\avatar\\partsobj\\acs083.tpr"</text:p>
          </table:table-cell>
        </table:table-row>
        <table:table-row table:style-name="ro2">
          <table:table-cell/>
          <table:table-cell office:value-type="string">
            <text:p>82c4b7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18Ch</text:p>
          </table:table-cell>
          <table:table-cell office:value-type="string">
            <text:p><text:s text:c="8"/>82c4d0c8 82 27 b5 e0 <text:s text:c="4"/>addr <text:s text:c="6"/>s_D:\dat\avatar\partstex\bon00_bod_8227b5e0 <text:s text:c="10"/></text:p>
          </table:table-cell>
          <table:table-cell office:value-type="string">
            <text:p><text:s/>"D:\\dat\\avatar\\partstex\\bon00_body.ctb"</text:p>
          </table:table-cell>
        </table:table-row>
        <table:table-row table:style-name="ro2">
          <table:table-cell/>
          <table:table-cell office:value-type="string">
            <text:p>82c4b7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18Dh</text:p>
          </table:table-cell>
          <table:table-cell office:value-type="string">
            <text:p><text:s text:c="8"/>82c4d0cc 82 27 b5 b8 <text:s text:c="4"/>addr <text:s text:c="6"/>s_D:\dat\avatar\partstex\bon00_fac_8227b5b8 <text:s text:c="10"/></text:p>
          </table:table-cell>
          <table:table-cell office:value-type="string">
            <text:p><text:s/>"D:\\dat\\avatar\\partstex\\bon00_fac.ctb"</text:p>
          </table:table-cell>
        </table:table-row>
        <table:table-row table:style-name="ro2">
          <table:table-cell/>
          <table:table-cell office:value-type="string">
            <text:p>82c4b7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18Eh</text:p>
          </table:table-cell>
          <table:table-cell office:value-type="string">
            <text:p><text:s text:c="8"/>82c4d0d0 82 27 b5 90 <text:s text:c="4"/>addr <text:s text:c="6"/>s_D:\dat\avatar\partstex\bon01_bod_8227b590 <text:s text:c="10"/></text:p>
          </table:table-cell>
          <table:table-cell office:value-type="string">
            <text:p><text:s/>"D:\\dat\\avatar\\partstex\\bon01_body.ctb"</text:p>
          </table:table-cell>
        </table:table-row>
        <table:table-row table:style-name="ro2">
          <table:table-cell/>
          <table:table-cell office:value-type="string">
            <text:p>82c4b7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18Fh</text:p>
          </table:table-cell>
          <table:table-cell office:value-type="string">
            <text:p><text:s text:c="8"/>82c4d0d4 82 27 b5 68 <text:s text:c="4"/>addr <text:s text:c="6"/>s_D:\dat\avatar\partstex\bon01_fac_8227b568 <text:s text:c="10"/></text:p>
          </table:table-cell>
          <table:table-cell office:value-type="string">
            <text:p><text:s/>"D:\\dat\\avatar\\partstex\\bon01_fac.ctb"</text:p>
          </table:table-cell>
        </table:table-row>
        <table:table-row table:style-name="ro2">
          <table:table-cell/>
          <table:table-cell office:value-type="string">
            <text:p>82c4b7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190h</text:p>
          </table:table-cell>
          <table:table-cell office:value-type="string">
            <text:p><text:s text:c="8"/>82c4d0d8 82 27 b5 40 <text:s text:c="4"/>addr <text:s text:c="6"/>s_D:\dat\avatar\partstex\bon02_bod_8227b540 <text:s text:c="10"/></text:p>
          </table:table-cell>
          <table:table-cell office:value-type="string">
            <text:p><text:s/>"D:\\dat\\avatar\\partstex\\bon02_body.ctb"</text:p>
          </table:table-cell>
        </table:table-row>
        <table:table-row table:style-name="ro2">
          <table:table-cell/>
          <table:table-cell office:value-type="string">
            <text:p>82c4b7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191h</text:p>
          </table:table-cell>
          <table:table-cell office:value-type="string">
            <text:p><text:s text:c="8"/>82c4d0dc 82 27 b5 18 <text:s text:c="4"/>addr <text:s text:c="6"/>s_D:\dat\avatar\partstex\bon02_fac_8227b518 <text:s text:c="10"/></text:p>
          </table:table-cell>
          <table:table-cell office:value-type="string">
            <text:p><text:s/>"D:\\dat\\avatar\\partstex\\bon02_fac.ctb"</text:p>
          </table:table-cell>
        </table:table-row>
        <table:table-row table:style-name="ro2">
          <table:table-cell/>
          <table:table-cell office:value-type="string">
            <text:p>82c4b7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192h</text:p>
          </table:table-cell>
          <table:table-cell office:value-type="string">
            <text:p><text:s text:c="8"/>82c4d0e0 82 27 b4 f0 <text:s text:c="4"/>addr <text:s text:c="6"/>s_D:\dat\avatar\partstex\bon03_bod_8227b4f0 <text:s text:c="10"/></text:p>
          </table:table-cell>
          <table:table-cell office:value-type="string">
            <text:p><text:s/>"D:\\dat\\avatar\\partstex\\bon03_body.ctb"</text:p>
          </table:table-cell>
        </table:table-row>
        <table:table-row table:style-name="ro2">
          <table:table-cell/>
          <table:table-cell office:value-type="string">
            <text:p>82c4b7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193h</text:p>
          </table:table-cell>
          <table:table-cell office:value-type="string">
            <text:p><text:s text:c="8"/>82c4d0e4 82 27 b4 c8 <text:s text:c="4"/>addr <text:s text:c="6"/>s_D:\dat\avatar\partstex\bon03_fac_8227b4c8 <text:s text:c="10"/></text:p>
          </table:table-cell>
          <table:table-cell office:value-type="string">
            <text:p><text:s/>"D:\\dat\\avatar\\partstex\\bon03_fac.ctb"</text:p>
          </table:table-cell>
        </table:table-row>
        <table:table-row table:style-name="ro2">
          <table:table-cell/>
          <table:table-cell office:value-type="string">
            <text:p>82c4b7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194h</text:p>
          </table:table-cell>
          <table:table-cell office:value-type="string">
            <text:p><text:s text:c="8"/>82c4d0e8 82 27 b4 a0 <text:s text:c="4"/>addr <text:s text:c="6"/>s_D:\dat\avatar\partstex\bon04_bod_8227b4a0 <text:s text:c="10"/></text:p>
          </table:table-cell>
          <table:table-cell office:value-type="string">
            <text:p><text:s/>"D:\\dat\\avatar\\partstex\\bon04_body.ctb"</text:p>
          </table:table-cell>
        </table:table-row>
        <table:table-row table:style-name="ro2">
          <table:table-cell/>
          <table:table-cell office:value-type="string">
            <text:p>82c4b7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195h</text:p>
          </table:table-cell>
          <table:table-cell office:value-type="string">
            <text:p><text:s text:c="8"/>82c4d0ec 82 27 b4 78 <text:s text:c="4"/>addr <text:s text:c="6"/>s_D:\dat\avatar\partstex\bon04_fac_8227b478 <text:s text:c="10"/></text:p>
          </table:table-cell>
          <table:table-cell office:value-type="string">
            <text:p><text:s/>"D:\\dat\\avatar\\partstex\\bon04_fac.ctb"</text:p>
          </table:table-cell>
        </table:table-row>
        <table:table-row table:style-name="ro2">
          <table:table-cell/>
          <table:table-cell office:value-type="string">
            <text:p>82c4b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196h</text:p>
          </table:table-cell>
          <table:table-cell office:value-type="string">
            <text:p><text:s text:c="8"/>82c4d0f0 82 27 b4 50 <text:s text:c="4"/>addr <text:s text:c="6"/>s_D:\dat\avatar\partstex\bon05_bod_8227b450 <text:s text:c="10"/></text:p>
          </table:table-cell>
          <table:table-cell office:value-type="string">
            <text:p><text:s/>"D:\\dat\\avatar\\partstex\\bon05_body.ctb"</text:p>
          </table:table-cell>
        </table:table-row>
        <table:table-row table:style-name="ro2">
          <table:table-cell/>
          <table:table-cell office:value-type="string">
            <text:p>82c4b7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197h</text:p>
          </table:table-cell>
          <table:table-cell office:value-type="string">
            <text:p><text:s text:c="8"/>82c4d0f4 82 27 b4 28 <text:s text:c="4"/>addr <text:s text:c="6"/>s_D:\dat\avatar\partstex\bon05_fac_8227b428 <text:s text:c="10"/></text:p>
          </table:table-cell>
          <table:table-cell office:value-type="string">
            <text:p><text:s/>"D:\\dat\\avatar\\partstex\\bon05_fac.ctb"</text:p>
          </table:table-cell>
        </table:table-row>
        <table:table-row table:style-name="ro2">
          <table:table-cell/>
          <table:table-cell office:value-type="string">
            <text:p>82c4b7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198h</text:p>
          </table:table-cell>
          <table:table-cell office:value-type="string">
            <text:p><text:s text:c="8"/>82c4d0f8 82 27 b4 00 <text:s text:c="4"/>addr <text:s text:c="6"/>s_D:\dat\avatar\partstex\bon06_bod_8227b400 <text:s text:c="10"/></text:p>
          </table:table-cell>
          <table:table-cell office:value-type="string">
            <text:p><text:s/>"D:\\dat\\avatar\\partstex\\bon06_body.ctb"</text:p>
          </table:table-cell>
        </table:table-row>
        <table:table-row table:style-name="ro2">
          <table:table-cell/>
          <table:table-cell office:value-type="string">
            <text:p>82c4b7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199h</text:p>
          </table:table-cell>
          <table:table-cell office:value-type="string">
            <text:p><text:s text:c="8"/>82c4d0fc 82 27 b3 d8 <text:s text:c="4"/>addr <text:s text:c="6"/>s_D:\dat\avatar\partstex\bon06_fac_8227b3d8 <text:s text:c="10"/></text:p>
          </table:table-cell>
          <table:table-cell office:value-type="string">
            <text:p><text:s/>"D:\\dat\\avatar\\partstex\\bon06_fac.ctb"</text:p>
          </table:table-cell>
        </table:table-row>
        <table:table-row table:style-name="ro2">
          <table:table-cell/>
          <table:table-cell office:value-type="string">
            <text:p>82c4b7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19Ah</text:p>
          </table:table-cell>
          <table:table-cell office:value-type="string">
            <text:p><text:s text:c="8"/>82c4d100 82 27 b3 b0 <text:s text:c="4"/>addr <text:s text:c="6"/>s_D:\dat\avatar\partstex\bon07_bod_8227b3b0 <text:s text:c="10"/></text:p>
          </table:table-cell>
          <table:table-cell office:value-type="string">
            <text:p><text:s/>"D:\\dat\\avatar\\partstex\\bon07_body.ctb"</text:p>
          </table:table-cell>
        </table:table-row>
        <table:table-row table:style-name="ro2">
          <table:table-cell/>
          <table:table-cell office:value-type="string">
            <text:p>82c4b7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19Bh</text:p>
          </table:table-cell>
          <table:table-cell office:value-type="string">
            <text:p><text:s text:c="8"/>82c4d104 82 27 b3 88 <text:s text:c="4"/>addr <text:s text:c="6"/>s_D:\dat\avatar\partstex\bon07_fac_8227b388 <text:s text:c="10"/></text:p>
          </table:table-cell>
          <table:table-cell office:value-type="string">
            <text:p><text:s/>"D:\\dat\\avatar\\partstex\\bon07_fac.ctb"</text:p>
          </table:table-cell>
        </table:table-row>
        <table:table-row table:style-name="ro2">
          <table:table-cell/>
          <table:table-cell office:value-type="string">
            <text:p>82c4b7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19Ch</text:p>
          </table:table-cell>
          <table:table-cell office:value-type="string">
            <text:p><text:s text:c="8"/>82c4d108 82 27 b3 60 <text:s text:c="4"/>addr <text:s text:c="6"/>s_D:\dat\avatar\partstex\cat00_bod_8227b360 <text:s text:c="10"/></text:p>
          </table:table-cell>
          <table:table-cell office:value-type="string">
            <text:p><text:s/>"D:\\dat\\avatar\\partstex\\cat00_body.ctb"</text:p>
          </table:table-cell>
        </table:table-row>
        <table:table-row table:style-name="ro2">
          <table:table-cell/>
          <table:table-cell office:value-type="string">
            <text:p>82c4b7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19Dh</text:p>
          </table:table-cell>
          <table:table-cell office:value-type="string">
            <text:p><text:s text:c="8"/>82c4d10c 82 27 b3 38 <text:s text:c="4"/>addr <text:s text:c="6"/>s_D:\dat\avatar\partstex\cat01_bod_8227b338 <text:s text:c="10"/></text:p>
          </table:table-cell>
          <table:table-cell office:value-type="string">
            <text:p><text:s/>"D:\\dat\\avatar\\partstex\\cat01_body.ctb"</text:p>
          </table:table-cell>
        </table:table-row>
        <table:table-row table:style-name="ro2">
          <table:table-cell/>
          <table:table-cell office:value-type="string">
            <text:p>82c4b7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19Eh</text:p>
          </table:table-cell>
          <table:table-cell office:value-type="string">
            <text:p><text:s text:c="8"/>82c4d110 82 27 b3 10 <text:s text:c="4"/>addr <text:s text:c="6"/>s_D:\dat\avatar\partstex\cat02_bod_8227b310 <text:s text:c="10"/></text:p>
          </table:table-cell>
          <table:table-cell office:value-type="string">
            <text:p><text:s/>"D:\\dat\\avatar\\partstex\\cat02_body.ctb"</text:p>
          </table:table-cell>
        </table:table-row>
        <table:table-row table:style-name="ro2">
          <table:table-cell/>
          <table:table-cell office:value-type="string">
            <text:p>82c4b7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19Fh</text:p>
          </table:table-cell>
          <table:table-cell office:value-type="string">
            <text:p><text:s text:c="8"/>82c4d114 82 27 b2 e8 <text:s text:c="4"/>addr <text:s text:c="6"/>s_D:\dat\avatar\partstex\cat03_bod_8227b2e8 <text:s text:c="10"/></text:p>
          </table:table-cell>
          <table:table-cell office:value-type="string">
            <text:p><text:s/>"D:\\dat\\avatar\\partstex\\cat03_body.ctb"</text:p>
          </table:table-cell>
        </table:table-row>
        <table:table-row table:style-name="ro2">
          <table:table-cell/>
          <table:table-cell office:value-type="string">
            <text:p>82c4b7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1A0h</text:p>
          </table:table-cell>
          <table:table-cell office:value-type="string">
            <text:p><text:s text:c="8"/>82c4d118 82 27 b2 c0 <text:s text:c="4"/>addr <text:s text:c="6"/>s_D:\dat\avatar\partstex\cat04_bod_8227b2c0 <text:s text:c="10"/></text:p>
          </table:table-cell>
          <table:table-cell office:value-type="string">
            <text:p><text:s/>"D:\\dat\\avatar\\partstex\\cat04_body.ctb"</text:p>
          </table:table-cell>
        </table:table-row>
        <table:table-row table:style-name="ro2">
          <table:table-cell/>
          <table:table-cell office:value-type="string">
            <text:p>82c4b7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1A1h</text:p>
          </table:table-cell>
          <table:table-cell office:value-type="string">
            <text:p><text:s text:c="8"/>82c4d11c 82 27 b2 98 <text:s text:c="4"/>addr <text:s text:c="6"/>s_D:\dat\avatar\partstex\cat05_bod_8227b298 <text:s text:c="10"/></text:p>
          </table:table-cell>
          <table:table-cell office:value-type="string">
            <text:p><text:s/>"D:\\dat\\avatar\\partstex\\cat05_body.ctb"</text:p>
          </table:table-cell>
        </table:table-row>
        <table:table-row table:style-name="ro2">
          <table:table-cell/>
          <table:table-cell office:value-type="string">
            <text:p>82c4b7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1A2h</text:p>
          </table:table-cell>
          <table:table-cell office:value-type="string">
            <text:p><text:s text:c="8"/>82c4d120 82 27 b2 70 <text:s text:c="4"/>addr <text:s text:c="6"/>s_D:\dat\avatar\partstex\cat06_bod_8227b270 <text:s text:c="10"/></text:p>
          </table:table-cell>
          <table:table-cell office:value-type="string">
            <text:p><text:s/>"D:\\dat\\avatar\\partstex\\cat06_body.ctb"</text:p>
          </table:table-cell>
        </table:table-row>
        <table:table-row table:style-name="ro2">
          <table:table-cell/>
          <table:table-cell office:value-type="string">
            <text:p>82c4b7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1A3h</text:p>
          </table:table-cell>
          <table:table-cell office:value-type="string">
            <text:p><text:s text:c="8"/>82c4d124 82 27 b2 48 <text:s text:c="4"/>addr <text:s text:c="6"/>s_D:\dat\avatar\partstex\cat07_bod_8227b248 <text:s text:c="10"/></text:p>
          </table:table-cell>
          <table:table-cell office:value-type="string">
            <text:p><text:s/>"D:\\dat\\avatar\\partstex\\cat07_body.ctb"</text:p>
          </table:table-cell>
        </table:table-row>
        <table:table-row table:style-name="ro2">
          <table:table-cell/>
          <table:table-cell office:value-type="string">
            <text:p>82c4b7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1A4h</text:p>
          </table:table-cell>
          <table:table-cell office:value-type="string">
            <text:p><text:s text:c="8"/>82c4d128 82 27 b2 20 <text:s text:c="4"/>addr <text:s text:c="6"/>s_D:\dat\avatar\partstex\cho00_bod_8227b220 <text:s text:c="10"/></text:p>
          </table:table-cell>
          <table:table-cell office:value-type="string">
            <text:p><text:s/>"D:\\dat\\avatar\\partstex\\cho00_body.ctb"</text:p>
          </table:table-cell>
        </table:table-row>
        <table:table-row table:style-name="ro2">
          <table:table-cell/>
          <table:table-cell office:value-type="string">
            <text:p>82c4b7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1A5h</text:p>
          </table:table-cell>
          <table:table-cell office:value-type="string">
            <text:p><text:s text:c="8"/>82c4d12c 82 27 b1 f8 <text:s text:c="4"/>addr <text:s text:c="6"/>s_D:\dat\avatar\partstex\cho01_bod_8227b1f8 <text:s text:c="10"/></text:p>
          </table:table-cell>
          <table:table-cell office:value-type="string">
            <text:p><text:s/>"D:\\dat\\avatar\\partstex\\cho01_body.ctb"</text:p>
          </table:table-cell>
        </table:table-row>
        <table:table-row table:style-name="ro2">
          <table:table-cell/>
          <table:table-cell office:value-type="string">
            <text:p>82c4b7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1A6h</text:p>
          </table:table-cell>
          <table:table-cell office:value-type="string">
            <text:p><text:s text:c="8"/>82c4d130 82 27 b1 d0 <text:s text:c="4"/>addr <text:s text:c="6"/>s_D:\dat\avatar\partstex\cho02_bod_8227b1d0 <text:s text:c="10"/></text:p>
          </table:table-cell>
          <table:table-cell office:value-type="string">
            <text:p><text:s/>"D:\\dat\\avatar\\partstex\\cho02_body.ctb"</text:p>
          </table:table-cell>
        </table:table-row>
        <table:table-row table:style-name="ro2">
          <table:table-cell/>
          <table:table-cell office:value-type="string">
            <text:p>82c4b7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1A7h</text:p>
          </table:table-cell>
          <table:table-cell office:value-type="string">
            <text:p><text:s text:c="8"/>82c4d134 82 27 b1 a8 <text:s text:c="4"/>addr <text:s text:c="6"/>s_D:\dat\avatar\partstex\cho03_bod_8227b1a8 <text:s text:c="10"/></text:p>
          </table:table-cell>
          <table:table-cell office:value-type="string">
            <text:p><text:s/>"D:\\dat\\avatar\\partstex\\cho03_body.ctb"</text:p>
          </table:table-cell>
        </table:table-row>
        <table:table-row table:style-name="ro2">
          <table:table-cell/>
          <table:table-cell office:value-type="string">
            <text:p>82c4b7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1A8h</text:p>
          </table:table-cell>
          <table:table-cell office:value-type="string">
            <text:p><text:s text:c="8"/>82c4d138 82 27 b1 80 <text:s text:c="4"/>addr <text:s text:c="6"/>s_D:\dat\avatar\partstex\cho04_bod_8227b180 <text:s text:c="10"/></text:p>
          </table:table-cell>
          <table:table-cell office:value-type="string">
            <text:p><text:s/>"D:\\dat\\avatar\\partstex\\cho04_body.ctb"</text:p>
          </table:table-cell>
        </table:table-row>
        <table:table-row table:style-name="ro2">
          <table:table-cell/>
          <table:table-cell office:value-type="string">
            <text:p>82c4b7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1A9h</text:p>
          </table:table-cell>
          <table:table-cell office:value-type="string">
            <text:p><text:s text:c="8"/>82c4d13c 82 27 b1 58 <text:s text:c="4"/>addr <text:s text:c="6"/>s_D:\dat\avatar\partstex\cho05_bod_8227b158 <text:s text:c="10"/></text:p>
          </table:table-cell>
          <table:table-cell office:value-type="string">
            <text:p><text:s/>"D:\\dat\\avatar\\partstex\\cho05_body.ctb"</text:p>
          </table:table-cell>
        </table:table-row>
        <table:table-row table:style-name="ro2">
          <table:table-cell/>
          <table:table-cell office:value-type="string">
            <text:p>82c4b7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1AAh</text:p>
          </table:table-cell>
          <table:table-cell office:value-type="string">
            <text:p><text:s text:c="8"/>82c4d140 82 27 b1 30 <text:s text:c="4"/>addr <text:s text:c="6"/>s_D:\dat\avatar\partstex\cho06_bod_8227b130 <text:s text:c="10"/></text:p>
          </table:table-cell>
          <table:table-cell office:value-type="string">
            <text:p><text:s/>"D:\\dat\\avatar\\partstex\\cho06_body.ctb"</text:p>
          </table:table-cell>
        </table:table-row>
        <table:table-row table:style-name="ro2">
          <table:table-cell/>
          <table:table-cell office:value-type="string">
            <text:p>82c4b7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1ABh</text:p>
          </table:table-cell>
          <table:table-cell office:value-type="string">
            <text:p><text:s text:c="8"/>82c4d144 82 27 b1 08 <text:s text:c="4"/>addr <text:s text:c="6"/>s_D:\dat\avatar\partstex\cho07_bod_8227b108 <text:s text:c="10"/></text:p>
          </table:table-cell>
          <table:table-cell office:value-type="string">
            <text:p><text:s/>"D:\\dat\\avatar\\partstex\\cho07_body.ctb"</text:p>
          </table:table-cell>
        </table:table-row>
        <table:table-row table:style-name="ro2">
          <table:table-cell/>
          <table:table-cell office:value-type="string">
            <text:p>82c4b7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1ACh</text:p>
          </table:table-cell>
          <table:table-cell office:value-type="string">
            <text:p><text:s text:c="8"/>82c4d148 82 27 b0 e0 <text:s text:c="4"/>addr <text:s text:c="6"/>s_D:\dat\avatar\partstex\ckn00_bod_8227b0e0 <text:s text:c="10"/></text:p>
          </table:table-cell>
          <table:table-cell office:value-type="string">
            <text:p><text:s/>"D:\\dat\\avatar\\partstex\\ckn00_body.ctb"</text:p>
          </table:table-cell>
        </table:table-row>
        <table:table-row table:style-name="ro2">
          <table:table-cell/>
          <table:table-cell office:value-type="string">
            <text:p>82c4b7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1ADh</text:p>
          </table:table-cell>
          <table:table-cell office:value-type="string">
            <text:p><text:s text:c="8"/>82c4d14c 82 27 b0 b8 <text:s text:c="4"/>addr <text:s text:c="6"/>s_D:\dat\avatar\partstex\ckn01_bod_8227b0b8 <text:s text:c="10"/></text:p>
          </table:table-cell>
          <table:table-cell office:value-type="string">
            <text:p><text:s/>"D:\\dat\\avatar\\partstex\\ckn01_body.ctb"</text:p>
          </table:table-cell>
        </table:table-row>
        <table:table-row table:style-name="ro2">
          <table:table-cell/>
          <table:table-cell office:value-type="string">
            <text:p>82c4b7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1AEh</text:p>
          </table:table-cell>
          <table:table-cell office:value-type="string">
            <text:p><text:s text:c="8"/>82c4d150 82 27 b0 90 <text:s text:c="4"/>addr <text:s text:c="6"/>s_D:\dat\avatar\partstex\ckn02_bod_8227b090 <text:s text:c="10"/></text:p>
          </table:table-cell>
          <table:table-cell office:value-type="string">
            <text:p><text:s/>"D:\\dat\\avatar\\partstex\\ckn02_body.ctb"</text:p>
          </table:table-cell>
        </table:table-row>
        <table:table-row table:style-name="ro2">
          <table:table-cell/>
          <table:table-cell office:value-type="string">
            <text:p>82c4b7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1AFh</text:p>
          </table:table-cell>
          <table:table-cell office:value-type="string">
            <text:p><text:s text:c="8"/>82c4d154 82 27 b0 68 <text:s text:c="4"/>addr <text:s text:c="6"/>s_D:\dat\avatar\partstex\ckn03_bod_8227b068 <text:s text:c="10"/></text:p>
          </table:table-cell>
          <table:table-cell office:value-type="string">
            <text:p><text:s/>"D:\\dat\\avatar\\partstex\\ckn03_body.ctb"</text:p>
          </table:table-cell>
        </table:table-row>
        <table:table-row table:style-name="ro2">
          <table:table-cell/>
          <table:table-cell office:value-type="string">
            <text:p>82c4b7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1B0h</text:p>
          </table:table-cell>
          <table:table-cell office:value-type="string">
            <text:p><text:s text:c="8"/>82c4d158 82 27 b0 40 <text:s text:c="4"/>addr <text:s text:c="6"/>s_D:\dat\avatar\partstex\ckn04_bod_8227b040 <text:s text:c="10"/></text:p>
          </table:table-cell>
          <table:table-cell office:value-type="string">
            <text:p><text:s/>"D:\\dat\\avatar\\partstex\\ckn04_body.ctb"</text:p>
          </table:table-cell>
        </table:table-row>
        <table:table-row table:style-name="ro2">
          <table:table-cell/>
          <table:table-cell office:value-type="string">
            <text:p>82c4b7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1B1h</text:p>
          </table:table-cell>
          <table:table-cell office:value-type="string">
            <text:p><text:s text:c="8"/>82c4d15c 82 27 b0 18 <text:s text:c="4"/>addr <text:s text:c="6"/>s_D:\dat\avatar\partstex\ckn05_bod_8227b018 <text:s text:c="10"/></text:p>
          </table:table-cell>
          <table:table-cell office:value-type="string">
            <text:p><text:s/>"D:\\dat\\avatar\\partstex\\ckn05_body.ctb"</text:p>
          </table:table-cell>
        </table:table-row>
        <table:table-row table:style-name="ro2">
          <table:table-cell/>
          <table:table-cell office:value-type="string">
            <text:p>82c4b7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1B2h</text:p>
          </table:table-cell>
          <table:table-cell office:value-type="string">
            <text:p><text:s text:c="8"/>82c4d160 82 27 af f0 <text:s text:c="4"/>addr <text:s text:c="6"/>s_D:\dat\avatar\partstex\ckn06_bod_8227aff0 <text:s text:c="10"/></text:p>
          </table:table-cell>
          <table:table-cell office:value-type="string">
            <text:p><text:s/>"D:\\dat\\avatar\\partstex\\ckn06_body.ctb"</text:p>
          </table:table-cell>
        </table:table-row>
        <table:table-row table:style-name="ro2">
          <table:table-cell/>
          <table:table-cell office:value-type="string">
            <text:p>82c4b7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1B3h</text:p>
          </table:table-cell>
          <table:table-cell office:value-type="string">
            <text:p><text:s text:c="8"/>82c4d164 82 27 af c8 <text:s text:c="4"/>addr <text:s text:c="6"/>s_D:\dat\avatar\partstex\ckn07_bod_8227afc8 <text:s text:c="10"/></text:p>
          </table:table-cell>
          <table:table-cell office:value-type="string">
            <text:p><text:s/>"D:\\dat\\avatar\\partstex\\ckn07_body.ctb"</text:p>
          </table:table-cell>
        </table:table-row>
        <table:table-row table:style-name="ro2">
          <table:table-cell/>
          <table:table-cell office:value-type="string">
            <text:p>82c4b7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1B4h</text:p>
          </table:table-cell>
          <table:table-cell office:value-type="string">
            <text:p><text:s text:c="8"/>82c4d168 82 27 af a0 <text:s text:c="4"/>addr <text:s text:c="6"/>s_D:\dat\avatar\partstex\dog00_bod_8227afa0 <text:s text:c="10"/></text:p>
          </table:table-cell>
          <table:table-cell office:value-type="string">
            <text:p><text:s/>"D:\\dat\\avatar\\partstex\\dog00_body.ctb"</text:p>
          </table:table-cell>
        </table:table-row>
        <table:table-row table:style-name="ro2">
          <table:table-cell/>
          <table:table-cell office:value-type="string">
            <text:p>82c4b7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1B5h</text:p>
          </table:table-cell>
          <table:table-cell office:value-type="string">
            <text:p><text:s text:c="8"/>82c4d16c 82 27 af 78 <text:s text:c="4"/>addr <text:s text:c="6"/>s_D:\dat\avatar\partstex\dog01_bod_8227af78 <text:s text:c="10"/></text:p>
          </table:table-cell>
          <table:table-cell office:value-type="string">
            <text:p><text:s/>"D:\\dat\\avatar\\partstex\\dog01_body.ctb"</text:p>
          </table:table-cell>
        </table:table-row>
        <table:table-row table:style-name="ro2">
          <table:table-cell/>
          <table:table-cell office:value-type="string">
            <text:p>82c4b7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1B6h</text:p>
          </table:table-cell>
          <table:table-cell office:value-type="string">
            <text:p><text:s text:c="8"/>82c4d170 82 27 af 50 <text:s text:c="4"/>addr <text:s text:c="6"/>s_D:\dat\avatar\partstex\dog02_bod_8227af50 <text:s text:c="10"/></text:p>
          </table:table-cell>
          <table:table-cell office:value-type="string">
            <text:p><text:s/>"D:\\dat\\avatar\\partstex\\dog02_body.ctb"</text:p>
          </table:table-cell>
        </table:table-row>
        <table:table-row table:style-name="ro2">
          <table:table-cell/>
          <table:table-cell office:value-type="string">
            <text:p>82c4b7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1B7h</text:p>
          </table:table-cell>
          <table:table-cell office:value-type="string">
            <text:p><text:s text:c="8"/>82c4d174 82 27 af 28 <text:s text:c="4"/>addr <text:s text:c="6"/>s_D:\dat\avatar\partstex\dog03_bod_8227af28 <text:s text:c="10"/></text:p>
          </table:table-cell>
          <table:table-cell office:value-type="string">
            <text:p><text:s/>"D:\\dat\\avatar\\partstex\\dog03_body.ctb"</text:p>
          </table:table-cell>
        </table:table-row>
        <table:table-row table:style-name="ro2">
          <table:table-cell/>
          <table:table-cell office:value-type="string">
            <text:p>82c4b7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1B8h</text:p>
          </table:table-cell>
          <table:table-cell office:value-type="string">
            <text:p><text:s text:c="8"/>82c4d178 82 27 af 00 <text:s text:c="4"/>addr <text:s text:c="6"/>s_D:\dat\avatar\partstex\dog04_bod_8227af00 <text:s text:c="10"/></text:p>
          </table:table-cell>
          <table:table-cell office:value-type="string">
            <text:p><text:s/>"D:\\dat\\avatar\\partstex\\dog04_body.ctb"</text:p>
          </table:table-cell>
        </table:table-row>
        <table:table-row table:style-name="ro2">
          <table:table-cell/>
          <table:table-cell office:value-type="string">
            <text:p>82c4b7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1B9h</text:p>
          </table:table-cell>
          <table:table-cell office:value-type="string">
            <text:p><text:s text:c="8"/>82c4d17c 82 27 ae d8 <text:s text:c="4"/>addr <text:s text:c="6"/>s_D:\dat\avatar\partstex\dog05_bod_8227aed8 <text:s text:c="10"/></text:p>
          </table:table-cell>
          <table:table-cell office:value-type="string">
            <text:p><text:s/>"D:\\dat\\avatar\\partstex\\dog05_body.ctb"</text:p>
          </table:table-cell>
        </table:table-row>
        <table:table-row table:style-name="ro2">
          <table:table-cell/>
          <table:table-cell office:value-type="string">
            <text:p>82c4b7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1BAh</text:p>
          </table:table-cell>
          <table:table-cell office:value-type="string">
            <text:p><text:s text:c="8"/>82c4d180 82 27 ae b0 <text:s text:c="4"/>addr <text:s text:c="6"/>s_D:\dat\avatar\partstex\dog06_bod_8227aeb0 <text:s text:c="10"/></text:p>
          </table:table-cell>
          <table:table-cell office:value-type="string">
            <text:p><text:s/>"D:\\dat\\avatar\\partstex\\dog06_body.ctb"</text:p>
          </table:table-cell>
        </table:table-row>
        <table:table-row table:style-name="ro2">
          <table:table-cell/>
          <table:table-cell office:value-type="string">
            <text:p>82c4b7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1BBh</text:p>
          </table:table-cell>
          <table:table-cell office:value-type="string">
            <text:p><text:s text:c="8"/>82c4d184 82 27 ae 88 <text:s text:c="4"/>addr <text:s text:c="6"/>s_D:\dat\avatar\partstex\dog07_bod_8227ae88 <text:s text:c="10"/></text:p>
          </table:table-cell>
          <table:table-cell office:value-type="string">
            <text:p><text:s/>"D:\\dat\\avatar\\partstex\\dog07_body.ctb"</text:p>
          </table:table-cell>
        </table:table-row>
        <table:table-row table:style-name="ro2">
          <table:table-cell/>
          <table:table-cell office:value-type="string">
            <text:p>82c4b7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1BCh</text:p>
          </table:table-cell>
          <table:table-cell office:value-type="string">
            <text:p><text:s text:c="8"/>82c4d188 82 27 ae 60 <text:s text:c="4"/>addr <text:s text:c="6"/>s_D:\dat\avatar\partstex\fai00_bod_8227ae60 <text:s text:c="10"/></text:p>
          </table:table-cell>
          <table:table-cell office:value-type="string">
            <text:p><text:s/>"D:\\dat\\avatar\\partstex\\fai00_body.ctb"</text:p>
          </table:table-cell>
        </table:table-row>
        <table:table-row table:style-name="ro2">
          <table:table-cell/>
          <table:table-cell office:value-type="string">
            <text:p>82c4b7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1BDh</text:p>
          </table:table-cell>
          <table:table-cell office:value-type="string">
            <text:p><text:s text:c="8"/>82c4d18c 82 27 ae 38 <text:s text:c="4"/>addr <text:s text:c="6"/>s_D:\dat\avatar\partstex\fai00_fac_8227ae38 <text:s text:c="10"/></text:p>
          </table:table-cell>
          <table:table-cell office:value-type="string">
            <text:p><text:s/>"D:\\dat\\avatar\\partstex\\fai00_face.ctb"</text:p>
          </table:table-cell>
        </table:table-row>
        <table:table-row table:style-name="ro2">
          <table:table-cell/>
          <table:table-cell office:value-type="string">
            <text:p>82c4b7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1BEh</text:p>
          </table:table-cell>
          <table:table-cell office:value-type="string">
            <text:p><text:s text:c="8"/>82c4d190 82 27 ae 10 <text:s text:c="4"/>addr <text:s text:c="6"/>s_D:\dat\avatar\partstex\fai01_bod_8227ae10 <text:s text:c="10"/></text:p>
          </table:table-cell>
          <table:table-cell office:value-type="string">
            <text:p><text:s/>"D:\\dat\\avatar\\partstex\\fai01_body.ctb"</text:p>
          </table:table-cell>
        </table:table-row>
        <table:table-row table:style-name="ro2">
          <table:table-cell/>
          <table:table-cell office:value-type="string">
            <text:p>82c4b7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1BFh</text:p>
          </table:table-cell>
          <table:table-cell office:value-type="string">
            <text:p><text:s text:c="8"/>82c4d194 82 27 ad e8 <text:s text:c="4"/>addr <text:s text:c="6"/>s_D:\dat\avatar\partstex\fai01_fac_8227ade8 <text:s text:c="10"/></text:p>
          </table:table-cell>
          <table:table-cell office:value-type="string">
            <text:p><text:s/>"D:\\dat\\avatar\\partstex\\fai01_face.ctb"</text:p>
          </table:table-cell>
        </table:table-row>
        <table:table-row table:style-name="ro2">
          <table:table-cell/>
          <table:table-cell office:value-type="string">
            <text:p>82c4b7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1C0h</text:p>
          </table:table-cell>
          <table:table-cell office:value-type="string">
            <text:p><text:s text:c="8"/>82c4d198 82 27 ad c0 <text:s text:c="4"/>addr <text:s text:c="6"/>s_D:\dat\avatar\partstex\fai02_bod_8227adc0 <text:s text:c="10"/></text:p>
          </table:table-cell>
          <table:table-cell office:value-type="string">
            <text:p><text:s/>"D:\\dat\\avatar\\partstex\\fai02_body.ctb"</text:p>
          </table:table-cell>
        </table:table-row>
        <table:table-row table:style-name="ro2">
          <table:table-cell/>
          <table:table-cell office:value-type="string">
            <text:p>82c4b7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1C1h</text:p>
          </table:table-cell>
          <table:table-cell office:value-type="string">
            <text:p><text:s text:c="8"/>82c4d19c 82 27 ad 98 <text:s text:c="4"/>addr <text:s text:c="6"/>s_D:\dat\avatar\partstex\fai02_fac_8227ad98 <text:s text:c="10"/></text:p>
          </table:table-cell>
          <table:table-cell office:value-type="string">
            <text:p><text:s/>"D:\\dat\\avatar\\partstex\\fai02_face.ctb"</text:p>
          </table:table-cell>
        </table:table-row>
        <table:table-row table:style-name="ro2">
          <table:table-cell/>
          <table:table-cell office:value-type="string">
            <text:p>82c4b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1C2h</text:p>
          </table:table-cell>
          <table:table-cell office:value-type="string">
            <text:p><text:s text:c="8"/>82c4d1a0 82 27 ad 70 <text:s text:c="4"/>addr <text:s text:c="6"/>s_D:\dat\avatar\partstex\fai03_bod_8227ad70 <text:s text:c="10"/></text:p>
          </table:table-cell>
          <table:table-cell office:value-type="string">
            <text:p><text:s/>"D:\\dat\\avatar\\partstex\\fai03_body.ctb"</text:p>
          </table:table-cell>
        </table:table-row>
        <table:table-row table:style-name="ro2">
          <table:table-cell/>
          <table:table-cell office:value-type="string">
            <text:p>82c4b8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1C3h</text:p>
          </table:table-cell>
          <table:table-cell office:value-type="string">
            <text:p><text:s text:c="8"/>82c4d1a4 82 27 ad 48 <text:s text:c="4"/>addr <text:s text:c="6"/>s_D:\dat\avatar\partstex\fai03_fac_8227ad48 <text:s text:c="10"/></text:p>
          </table:table-cell>
          <table:table-cell office:value-type="string">
            <text:p><text:s/>"D:\\dat\\avatar\\partstex\\fai03_face.ctb"</text:p>
          </table:table-cell>
        </table:table-row>
        <table:table-row table:style-name="ro2">
          <table:table-cell/>
          <table:table-cell office:value-type="string">
            <text:p>82c4b8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1C4h</text:p>
          </table:table-cell>
          <table:table-cell office:value-type="string">
            <text:p><text:s text:c="8"/>82c4d1a8 82 27 ad 20 <text:s text:c="4"/>addr <text:s text:c="6"/>s_D:\dat\avatar\partstex\fai04_bod_8227ad20 <text:s text:c="10"/></text:p>
          </table:table-cell>
          <table:table-cell office:value-type="string">
            <text:p><text:s/>"D:\\dat\\avatar\\partstex\\fai04_body.ctb"</text:p>
          </table:table-cell>
        </table:table-row>
        <table:table-row table:style-name="ro2">
          <table:table-cell/>
          <table:table-cell office:value-type="string">
            <text:p>82c4b8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1C5h</text:p>
          </table:table-cell>
          <table:table-cell office:value-type="string">
            <text:p><text:s text:c="8"/>82c4d1ac 82 27 ac f8 <text:s text:c="4"/>addr <text:s text:c="6"/>s_D:\dat\avatar\partstex\fai04_fac_8227acf8 <text:s text:c="10"/></text:p>
          </table:table-cell>
          <table:table-cell office:value-type="string">
            <text:p><text:s/>"D:\\dat\\avatar\\partstex\\fai04_face.ctb"</text:p>
          </table:table-cell>
        </table:table-row>
        <table:table-row table:style-name="ro2">
          <table:table-cell/>
          <table:table-cell office:value-type="string">
            <text:p>82c4b8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1C6h</text:p>
          </table:table-cell>
          <table:table-cell office:value-type="string">
            <text:p><text:s text:c="8"/>82c4d1b0 82 27 ac d0 <text:s text:c="4"/>addr <text:s text:c="6"/>s_D:\dat\avatar\partstex\fai05_bod_8227acd0 <text:s text:c="10"/></text:p>
          </table:table-cell>
          <table:table-cell office:value-type="string">
            <text:p><text:s/>"D:\\dat\\avatar\\partstex\\fai05_body.ctb"</text:p>
          </table:table-cell>
        </table:table-row>
        <table:table-row table:style-name="ro2">
          <table:table-cell/>
          <table:table-cell office:value-type="string">
            <text:p>82c4b8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1C7h</text:p>
          </table:table-cell>
          <table:table-cell office:value-type="string">
            <text:p><text:s text:c="8"/>82c4d1b4 82 27 ac a8 <text:s text:c="4"/>addr <text:s text:c="6"/>s_D:\dat\avatar\partstex\fai05_fac_8227aca8 <text:s text:c="10"/></text:p>
          </table:table-cell>
          <table:table-cell office:value-type="string">
            <text:p><text:s/>"D:\\dat\\avatar\\partstex\\fai05_face.ctb"</text:p>
          </table:table-cell>
        </table:table-row>
        <table:table-row table:style-name="ro2">
          <table:table-cell/>
          <table:table-cell office:value-type="string">
            <text:p>82c4b8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1C8h</text:p>
          </table:table-cell>
          <table:table-cell office:value-type="string">
            <text:p><text:s text:c="8"/>82c4d1b8 82 27 ac 80 <text:s text:c="4"/>addr <text:s text:c="6"/>s_D:\dat\avatar\partstex\fai06_bod_8227ac80 <text:s text:c="10"/></text:p>
          </table:table-cell>
          <table:table-cell office:value-type="string">
            <text:p><text:s/>"D:\\dat\\avatar\\partstex\\fai06_body.ctb"</text:p>
          </table:table-cell>
        </table:table-row>
        <table:table-row table:style-name="ro2">
          <table:table-cell/>
          <table:table-cell office:value-type="string">
            <text:p>82c4b8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1C9h</text:p>
          </table:table-cell>
          <table:table-cell office:value-type="string">
            <text:p><text:s text:c="8"/>82c4d1bc 82 27 ac 58 <text:s text:c="4"/>addr <text:s text:c="6"/>s_D:\dat\avatar\partstex\fai06_fac_8227ac58 <text:s text:c="10"/></text:p>
          </table:table-cell>
          <table:table-cell office:value-type="string">
            <text:p><text:s/>"D:\\dat\\avatar\\partstex\\fai06_face.ctb"</text:p>
          </table:table-cell>
        </table:table-row>
        <table:table-row table:style-name="ro2">
          <table:table-cell/>
          <table:table-cell office:value-type="string">
            <text:p>82c4b8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1CAh</text:p>
          </table:table-cell>
          <table:table-cell office:value-type="string">
            <text:p><text:s text:c="8"/>82c4d1c0 82 27 ac 30 <text:s text:c="4"/>addr <text:s text:c="6"/>s_D:\dat\avatar\partstex\fai07_bod_8227ac30 <text:s text:c="10"/></text:p>
          </table:table-cell>
          <table:table-cell office:value-type="string">
            <text:p><text:s/>"D:\\dat\\avatar\\partstex\\fai07_body.ctb"</text:p>
          </table:table-cell>
        </table:table-row>
        <table:table-row table:style-name="ro2">
          <table:table-cell/>
          <table:table-cell office:value-type="string">
            <text:p>82c4b8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1CBh</text:p>
          </table:table-cell>
          <table:table-cell office:value-type="string">
            <text:p><text:s text:c="8"/>82c4d1c4 82 27 ac 08 <text:s text:c="4"/>addr <text:s text:c="6"/>s_D:\dat\avatar\partstex\fai07_fac_8227ac08 <text:s text:c="10"/></text:p>
          </table:table-cell>
          <table:table-cell office:value-type="string">
            <text:p><text:s/>"D:\\dat\\avatar\\partstex\\fai07_face.ctb"</text:p>
          </table:table-cell>
        </table:table-row>
        <table:table-row table:style-name="ro2">
          <table:table-cell/>
          <table:table-cell office:value-type="string">
            <text:p>82c4b8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1CCh</text:p>
          </table:table-cell>
          <table:table-cell office:value-type="string">
            <text:p><text:s text:c="8"/>82c4d1c8 82 27 ab e0 <text:s text:c="4"/>addr <text:s text:c="6"/>s_D:\dat\avatar\partstex\fis00_bod_8227abe0 <text:s text:c="10"/></text:p>
          </table:table-cell>
          <table:table-cell office:value-type="string">
            <text:p><text:s/>"D:\\dat\\avatar\\partstex\\fis00_body.ctb"</text:p>
          </table:table-cell>
        </table:table-row>
        <table:table-row table:style-name="ro2">
          <table:table-cell/>
          <table:table-cell office:value-type="string">
            <text:p>82c4b8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1CDh</text:p>
          </table:table-cell>
          <table:table-cell office:value-type="string">
            <text:p><text:s text:c="8"/>82c4d1cc 82 27 ab b8 <text:s text:c="4"/>addr <text:s text:c="6"/>s_D:\dat\avatar\partstex\fis01_bod_8227abb8 <text:s text:c="10"/></text:p>
          </table:table-cell>
          <table:table-cell office:value-type="string">
            <text:p><text:s/>"D:\\dat\\avatar\\partstex\\fis01_body.ctb"</text:p>
          </table:table-cell>
        </table:table-row>
        <table:table-row table:style-name="ro2">
          <table:table-cell/>
          <table:table-cell office:value-type="string">
            <text:p>82c4b8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1CEh</text:p>
          </table:table-cell>
          <table:table-cell office:value-type="string">
            <text:p><text:s text:c="8"/>82c4d1d0 82 27 ab 90 <text:s text:c="4"/>addr <text:s text:c="6"/>s_D:\dat\avatar\partstex\fis02_bod_8227ab90 <text:s text:c="10"/></text:p>
          </table:table-cell>
          <table:table-cell office:value-type="string">
            <text:p><text:s/>"D:\\dat\\avatar\\partstex\\fis02_body.ctb"</text:p>
          </table:table-cell>
        </table:table-row>
        <table:table-row table:style-name="ro2">
          <table:table-cell/>
          <table:table-cell office:value-type="string">
            <text:p>82c4b8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1CFh</text:p>
          </table:table-cell>
          <table:table-cell office:value-type="string">
            <text:p><text:s text:c="8"/>82c4d1d4 82 27 ab 68 <text:s text:c="4"/>addr <text:s text:c="6"/>s_D:\dat\avatar\partstex\fis03_bod_8227ab68 <text:s text:c="10"/></text:p>
          </table:table-cell>
          <table:table-cell office:value-type="string">
            <text:p><text:s/>"D:\\dat\\avatar\\partstex\\fis03_body.ctb"</text:p>
          </table:table-cell>
        </table:table-row>
        <table:table-row table:style-name="ro2">
          <table:table-cell/>
          <table:table-cell office:value-type="string">
            <text:p>82c4b8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1D0h</text:p>
          </table:table-cell>
          <table:table-cell office:value-type="string">
            <text:p><text:s text:c="8"/>82c4d1d8 82 27 ab 40 <text:s text:c="4"/>addr <text:s text:c="6"/>s_D:\dat\avatar\partstex\fis04_bod_8227ab40 <text:s text:c="10"/></text:p>
          </table:table-cell>
          <table:table-cell office:value-type="string">
            <text:p><text:s/>"D:\\dat\\avatar\\partstex\\fis04_body.ctb"</text:p>
          </table:table-cell>
        </table:table-row>
        <table:table-row table:style-name="ro2">
          <table:table-cell/>
          <table:table-cell office:value-type="string">
            <text:p>82c4b8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1D1h</text:p>
          </table:table-cell>
          <table:table-cell office:value-type="string">
            <text:p><text:s text:c="8"/>82c4d1dc 82 27 ab 18 <text:s text:c="4"/>addr <text:s text:c="6"/>s_D:\dat\avatar\partstex\fis05_bod_8227ab18 <text:s text:c="10"/></text:p>
          </table:table-cell>
          <table:table-cell office:value-type="string">
            <text:p><text:s/>"D:\\dat\\avatar\\partstex\\fis05_body.ctb"</text:p>
          </table:table-cell>
        </table:table-row>
        <table:table-row table:style-name="ro2">
          <table:table-cell/>
          <table:table-cell office:value-type="string">
            <text:p>82c4b8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1D2h</text:p>
          </table:table-cell>
          <table:table-cell office:value-type="string">
            <text:p><text:s text:c="8"/>82c4d1e0 82 27 aa f0 <text:s text:c="4"/>addr <text:s text:c="6"/>s_D:\dat\avatar\partstex\fis06_bod_8227aaf0 <text:s text:c="10"/></text:p>
          </table:table-cell>
          <table:table-cell office:value-type="string">
            <text:p><text:s/>"D:\\dat\\avatar\\partstex\\fis06_body.ctb"</text:p>
          </table:table-cell>
        </table:table-row>
        <table:table-row table:style-name="ro2">
          <table:table-cell/>
          <table:table-cell office:value-type="string">
            <text:p>82c4b8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1D3h</text:p>
          </table:table-cell>
          <table:table-cell office:value-type="string">
            <text:p><text:s text:c="8"/>82c4d1e4 82 27 aa c8 <text:s text:c="4"/>addr <text:s text:c="6"/>s_D:\dat\avatar\partstex\fis07_bod_8227aac8 <text:s text:c="10"/></text:p>
          </table:table-cell>
          <table:table-cell office:value-type="string">
            <text:p><text:s/>"D:\\dat\\avatar\\partstex\\fis07_body.ctb"</text:p>
          </table:table-cell>
        </table:table-row>
        <table:table-row table:style-name="ro2">
          <table:table-cell/>
          <table:table-cell office:value-type="string">
            <text:p>82c4b8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1D4h</text:p>
          </table:table-cell>
          <table:table-cell office:value-type="string">
            <text:p><text:s text:c="8"/>82c4d1e8 82 27 aa a0 <text:s text:c="4"/>addr <text:s text:c="6"/>s_D:\dat\avatar\partstex\gst00_bod_8227aaa0 <text:s text:c="10"/></text:p>
          </table:table-cell>
          <table:table-cell office:value-type="string">
            <text:p><text:s/>"D:\\dat\\avatar\\partstex\\gst00_body.ctb"</text:p>
          </table:table-cell>
        </table:table-row>
        <table:table-row table:style-name="ro2">
          <table:table-cell/>
          <table:table-cell office:value-type="string">
            <text:p>82c4b8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1D5h</text:p>
          </table:table-cell>
          <table:table-cell office:value-type="string">
            <text:p><text:s text:c="8"/>82c4d1ec 82 27 aa 78 <text:s text:c="4"/>addr <text:s text:c="6"/>s_D:\dat\avatar\partstex\gst01_bod_8227aa78 <text:s text:c="10"/></text:p>
          </table:table-cell>
          <table:table-cell office:value-type="string">
            <text:p><text:s/>"D:\\dat\\avatar\\partstex\\gst01_body.ctb"</text:p>
          </table:table-cell>
        </table:table-row>
        <table:table-row table:style-name="ro2">
          <table:table-cell/>
          <table:table-cell office:value-type="string">
            <text:p>82c4b8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1D6h</text:p>
          </table:table-cell>
          <table:table-cell office:value-type="string">
            <text:p><text:s text:c="8"/>82c4d1f0 82 27 aa 50 <text:s text:c="4"/>addr <text:s text:c="6"/>s_D:\dat\avatar\partstex\gst02_bod_8227aa50 <text:s text:c="10"/></text:p>
          </table:table-cell>
          <table:table-cell office:value-type="string">
            <text:p><text:s/>"D:\\dat\\avatar\\partstex\\gst02_body.ctb"</text:p>
          </table:table-cell>
        </table:table-row>
        <table:table-row table:style-name="ro2">
          <table:table-cell/>
          <table:table-cell office:value-type="string">
            <text:p>82c4b8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1D7h</text:p>
          </table:table-cell>
          <table:table-cell office:value-type="string">
            <text:p><text:s text:c="8"/>82c4d1f4 82 27 aa 28 <text:s text:c="4"/>addr <text:s text:c="6"/>s_D:\dat\avatar\partstex\gst03_bod_8227aa28 <text:s text:c="10"/></text:p>
          </table:table-cell>
          <table:table-cell office:value-type="string">
            <text:p><text:s/>"D:\\dat\\avatar\\partstex\\gst03_body.ctb"</text:p>
          </table:table-cell>
        </table:table-row>
        <table:table-row table:style-name="ro2">
          <table:table-cell/>
          <table:table-cell office:value-type="string">
            <text:p>82c4b8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1D8h</text:p>
          </table:table-cell>
          <table:table-cell office:value-type="string">
            <text:p><text:s text:c="8"/>82c4d1f8 82 27 aa 00 <text:s text:c="4"/>addr <text:s text:c="6"/>s_D:\dat\avatar\partstex\gst04_bod_8227aa00 <text:s text:c="10"/></text:p>
          </table:table-cell>
          <table:table-cell office:value-type="string">
            <text:p><text:s/>"D:\\dat\\avatar\\partstex\\gst04_body.ctb"</text:p>
          </table:table-cell>
        </table:table-row>
        <table:table-row table:style-name="ro2">
          <table:table-cell/>
          <table:table-cell office:value-type="string">
            <text:p>82c4b8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1D9h</text:p>
          </table:table-cell>
          <table:table-cell office:value-type="string">
            <text:p><text:s text:c="8"/>82c4d1fc 82 27 a9 d8 <text:s text:c="4"/>addr <text:s text:c="6"/>s_D:\dat\avatar\partstex\gst05_bod_8227a9d8 <text:s text:c="10"/></text:p>
          </table:table-cell>
          <table:table-cell office:value-type="string">
            <text:p><text:s/>"D:\\dat\\avatar\\partstex\\gst05_body.ctb"</text:p>
          </table:table-cell>
        </table:table-row>
        <table:table-row table:style-name="ro2">
          <table:table-cell/>
          <table:table-cell office:value-type="string">
            <text:p>82c4b8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1DAh</text:p>
          </table:table-cell>
          <table:table-cell office:value-type="string">
            <text:p><text:s text:c="8"/>82c4d200 82 27 a9 b0 <text:s text:c="4"/>addr <text:s text:c="6"/>s_D:\dat\avatar\partstex\gst06_bod_8227a9b0 <text:s text:c="10"/></text:p>
          </table:table-cell>
          <table:table-cell office:value-type="string">
            <text:p><text:s/>"D:\\dat\\avatar\\partstex\\gst06_body.ctb"</text:p>
          </table:table-cell>
        </table:table-row>
        <table:table-row table:style-name="ro2">
          <table:table-cell/>
          <table:table-cell office:value-type="string">
            <text:p>82c4b8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1DBh</text:p>
          </table:table-cell>
          <table:table-cell office:value-type="string">
            <text:p><text:s text:c="8"/>82c4d204 82 27 a9 88 <text:s text:c="4"/>addr <text:s text:c="6"/>s_D:\dat\avatar\partstex\gst07_bod_8227a988 <text:s text:c="10"/></text:p>
          </table:table-cell>
          <table:table-cell office:value-type="string">
            <text:p><text:s/>"D:\\dat\\avatar\\partstex\\gst07_body.ctb"</text:p>
          </table:table-cell>
        </table:table-row>
        <table:table-row table:style-name="ro2">
          <table:table-cell/>
          <table:table-cell office:value-type="string">
            <text:p>82c4b8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1DCh</text:p>
          </table:table-cell>
          <table:table-cell office:value-type="string">
            <text:p><text:s text:c="8"/>82c4d208 82 27 a9 5c <text:s text:c="4"/>addr <text:s text:c="6"/>s_D:\dat\avatar\partstex\hum00_eye_8227a95c <text:s text:c="10"/></text:p>
          </table:table-cell>
          <table:table-cell office:value-type="string">
            <text:p><text:s/>"D:\\dat\\avatar\\partstex\\hum00_eyebig_bla.ctb"</text:p>
          </table:table-cell>
        </table:table-row>
        <table:table-row table:style-name="ro2">
          <table:table-cell/>
          <table:table-cell office:value-type="string">
            <text:p>82c4b8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1DDh</text:p>
          </table:table-cell>
          <table:table-cell office:value-type="string">
            <text:p><text:s text:c="8"/>82c4d20c 82 27 a9 30 <text:s text:c="4"/>addr <text:s text:c="6"/>s_D:\dat\avatar\partstex\hum01_eye_8227a930 <text:s text:c="10"/></text:p>
          </table:table-cell>
          <table:table-cell office:value-type="string">
            <text:p><text:s/>"D:\\dat\\avatar\\partstex\\hum01_eyebig_bro.ctb"</text:p>
          </table:table-cell>
        </table:table-row>
        <table:table-row table:style-name="ro2">
          <table:table-cell/>
          <table:table-cell office:value-type="string">
            <text:p>82c4b8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1DEh</text:p>
          </table:table-cell>
          <table:table-cell office:value-type="string">
            <text:p><text:s text:c="8"/>82c4d210 82 27 a9 04 <text:s text:c="4"/>addr <text:s text:c="6"/>s_D:\dat\avatar\partstex\hum02_eye_8227a904 <text:s text:c="10"/></text:p>
          </table:table-cell>
          <table:table-cell office:value-type="string">
            <text:p><text:s/>"D:\\dat\\avatar\\partstex\\hum02_eyebig_blu.ctb"</text:p>
          </table:table-cell>
        </table:table-row>
        <table:table-row table:style-name="ro2">
          <table:table-cell/>
          <table:table-cell office:value-type="string">
            <text:p>82c4b8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1DFh</text:p>
          </table:table-cell>
          <table:table-cell office:value-type="string">
            <text:p><text:s text:c="8"/>82c4d214 82 27 a8 d8 <text:s text:c="4"/>addr <text:s text:c="6"/>s_D:\dat\avatar\partstex\hum03_eye_8227a8d8 <text:s text:c="10"/></text:p>
          </table:table-cell>
          <table:table-cell office:value-type="string">
            <text:p><text:s/>"D:\\dat\\avatar\\partstex\\hum03_eyebig_gre.ctb"</text:p>
          </table:table-cell>
        </table:table-row>
        <table:table-row table:style-name="ro2">
          <table:table-cell/>
          <table:table-cell office:value-type="string">
            <text:p>82c4b8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1E0h</text:p>
          </table:table-cell>
          <table:table-cell office:value-type="string">
            <text:p><text:s text:c="8"/>82c4d218 82 27 a8 ac <text:s text:c="4"/>addr <text:s text:c="6"/>s_D:\dat\avatar\partstex\hum04_eye_8227a8ac <text:s text:c="10"/></text:p>
          </table:table-cell>
          <table:table-cell office:value-type="string">
            <text:p><text:s/>"D:\\dat\\avatar\\partstex\\hum04_eyebig_gol.ctb"</text:p>
          </table:table-cell>
        </table:table-row>
        <table:table-row table:style-name="ro2">
          <table:table-cell/>
          <table:table-cell office:value-type="string">
            <text:p>82c4b8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1E1h</text:p>
          </table:table-cell>
          <table:table-cell office:value-type="string">
            <text:p><text:s text:c="8"/>82c4d21c 82 27 a8 80 <text:s text:c="4"/>addr <text:s text:c="6"/>s_D:\dat\avatar\partstex\hum05_eye_8227a880 <text:s text:c="10"/></text:p>
          </table:table-cell>
          <table:table-cell office:value-type="string">
            <text:p><text:s/>"D:\\dat\\avatar\\partstex\\hum05_eyebig_whi.ctb"</text:p>
          </table:table-cell>
        </table:table-row>
        <table:table-row table:style-name="ro2">
          <table:table-cell/>
          <table:table-cell office:value-type="string">
            <text:p>82c4b8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1E2h</text:p>
          </table:table-cell>
          <table:table-cell office:value-type="string">
            <text:p><text:s text:c="8"/>82c4d220 82 27 a8 54 <text:s text:c="4"/>addr <text:s text:c="6"/>s_D:\dat\avatar\partstex\hum00_eye_8227a854 <text:s text:c="10"/></text:p>
          </table:table-cell>
          <table:table-cell office:value-type="string">
            <text:p><text:s/>"D:\\dat\\avatar\\partstex\\hum00_eyehup_bla.ctb"</text:p>
          </table:table-cell>
        </table:table-row>
        <table:table-row table:style-name="ro2">
          <table:table-cell/>
          <table:table-cell office:value-type="string">
            <text:p>82c4b8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1E3h</text:p>
          </table:table-cell>
          <table:table-cell office:value-type="string">
            <text:p><text:s text:c="8"/>82c4d224 82 27 a8 28 <text:s text:c="4"/>addr <text:s text:c="6"/>s_D:\dat\avatar\partstex\hum01_eye_8227a828 <text:s text:c="10"/></text:p>
          </table:table-cell>
          <table:table-cell office:value-type="string">
            <text:p><text:s/>"D:\\dat\\avatar\\partstex\\hum01_eyehup_bro.ctb"</text:p>
          </table:table-cell>
        </table:table-row>
        <table:table-row table:style-name="ro2">
          <table:table-cell/>
          <table:table-cell office:value-type="string">
            <text:p>82c4b8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1E4h</text:p>
          </table:table-cell>
          <table:table-cell office:value-type="string">
            <text:p><text:s text:c="8"/>82c4d228 82 27 a7 fc <text:s text:c="4"/>addr <text:s text:c="6"/>s_D:\dat\avatar\partstex\hum02_eye_8227a7fc <text:s text:c="10"/></text:p>
          </table:table-cell>
          <table:table-cell office:value-type="string">
            <text:p><text:s/>"D:\\dat\\avatar\\partstex\\hum02_eyehup_blu.ctb"</text:p>
          </table:table-cell>
        </table:table-row>
        <table:table-row table:style-name="ro2">
          <table:table-cell/>
          <table:table-cell office:value-type="string">
            <text:p>82c4b8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1E5h</text:p>
          </table:table-cell>
          <table:table-cell office:value-type="string">
            <text:p><text:s text:c="8"/>82c4d22c 82 27 a7 d0 <text:s text:c="4"/>addr <text:s text:c="6"/>s_D:\dat\avatar\partstex\hum03_eye_8227a7d0 <text:s text:c="10"/></text:p>
          </table:table-cell>
          <table:table-cell office:value-type="string">
            <text:p><text:s/>"D:\\dat\\avatar\\partstex\\hum03_eyehup_gre.ctb"</text:p>
          </table:table-cell>
        </table:table-row>
        <table:table-row table:style-name="ro2">
          <table:table-cell/>
          <table:table-cell office:value-type="string">
            <text:p>82c4b8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1E6h</text:p>
          </table:table-cell>
          <table:table-cell office:value-type="string">
            <text:p><text:s text:c="8"/>82c4d230 82 27 a7 a4 <text:s text:c="4"/>addr <text:s text:c="6"/>s_D:\dat\avatar\partstex\hum04_eye_8227a7a4 <text:s text:c="10"/></text:p>
          </table:table-cell>
          <table:table-cell office:value-type="string">
            <text:p><text:s/>"D:\\dat\\avatar\\partstex\\hum04_eyehup_gol.ctb"</text:p>
          </table:table-cell>
        </table:table-row>
        <table:table-row table:style-name="ro2">
          <table:table-cell/>
          <table:table-cell office:value-type="string">
            <text:p>82c4b8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1E7h</text:p>
          </table:table-cell>
          <table:table-cell office:value-type="string">
            <text:p><text:s text:c="8"/>82c4d234 82 27 a7 78 <text:s text:c="4"/>addr <text:s text:c="6"/>s_D:\dat\avatar\partstex\hum05_eye_8227a778 <text:s text:c="10"/></text:p>
          </table:table-cell>
          <table:table-cell office:value-type="string">
            <text:p><text:s/>"D:\\dat\\avatar\\partstex\\hum05_eyehup_whi.ctb"</text:p>
          </table:table-cell>
        </table:table-row>
        <table:table-row table:style-name="ro2">
          <table:table-cell/>
          <table:table-cell office:value-type="string">
            <text:p>82c4b8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1E8h</text:p>
          </table:table-cell>
          <table:table-cell office:value-type="string">
            <text:p><text:s text:c="8"/>82c4d238 82 27 a7 4c <text:s text:c="4"/>addr <text:s text:c="6"/>s_D:\dat\avatar\partstex\hum00_eye_8227a74c <text:s text:c="10"/></text:p>
          </table:table-cell>
          <table:table-cell office:value-type="string">
            <text:p><text:s/>"D:\\dat\\avatar\\partstex\\hum00_eyehdw_bla.ctb"</text:p>
          </table:table-cell>
        </table:table-row>
        <table:table-row table:style-name="ro2">
          <table:table-cell/>
          <table:table-cell office:value-type="string">
            <text:p>82c4b8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1E9h</text:p>
          </table:table-cell>
          <table:table-cell office:value-type="string">
            <text:p><text:s text:c="8"/>82c4d23c 82 27 a7 20 <text:s text:c="4"/>addr <text:s text:c="6"/>s_D:\dat\avatar\partstex\hum01_eye_8227a720 <text:s text:c="10"/></text:p>
          </table:table-cell>
          <table:table-cell office:value-type="string">
            <text:p><text:s/>"D:\\dat\\avatar\\partstex\\hum01_eyehdw_bro.ctb"</text:p>
          </table:table-cell>
        </table:table-row>
        <table:table-row table:style-name="ro2">
          <table:table-cell/>
          <table:table-cell office:value-type="string">
            <text:p>82c4b8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1EAh</text:p>
          </table:table-cell>
          <table:table-cell office:value-type="string">
            <text:p><text:s text:c="8"/>82c4d240 82 27 a6 f4 <text:s text:c="4"/>addr <text:s text:c="6"/>s_D:\dat\avatar\partstex\hum02_eye_8227a6f4 <text:s text:c="10"/></text:p>
          </table:table-cell>
          <table:table-cell office:value-type="string">
            <text:p><text:s/>"D:\\dat\\avatar\\partstex\\hum02_eyehdw_blu.ctb"</text:p>
          </table:table-cell>
        </table:table-row>
        <table:table-row table:style-name="ro2">
          <table:table-cell/>
          <table:table-cell office:value-type="string">
            <text:p>82c4b8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1EBh</text:p>
          </table:table-cell>
          <table:table-cell office:value-type="string">
            <text:p><text:s text:c="8"/>82c4d244 82 27 a6 c8 <text:s text:c="4"/>addr <text:s text:c="6"/>s_D:\dat\avatar\partstex\hum03_eye_8227a6c8 <text:s text:c="10"/></text:p>
          </table:table-cell>
          <table:table-cell office:value-type="string">
            <text:p><text:s/>"D:\\dat\\avatar\\partstex\\hum03_eyehdw_gre.ctb"</text:p>
          </table:table-cell>
        </table:table-row>
        <table:table-row table:style-name="ro2">
          <table:table-cell/>
          <table:table-cell office:value-type="string">
            <text:p>82c4b8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1ECh</text:p>
          </table:table-cell>
          <table:table-cell office:value-type="string">
            <text:p><text:s text:c="8"/>82c4d248 82 27 a6 9c <text:s text:c="4"/>addr <text:s text:c="6"/>s_D:\dat\avatar\partstex\hum04_eye_8227a69c <text:s text:c="10"/></text:p>
          </table:table-cell>
          <table:table-cell office:value-type="string">
            <text:p><text:s/>"D:\\dat\\avatar\\partstex\\hum04_eyehdw_gol.ctb"</text:p>
          </table:table-cell>
        </table:table-row>
        <table:table-row table:style-name="ro2">
          <table:table-cell/>
          <table:table-cell office:value-type="string">
            <text:p>82c4b8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1EDh</text:p>
          </table:table-cell>
          <table:table-cell office:value-type="string">
            <text:p><text:s text:c="8"/>82c4d24c 82 27 a6 70 <text:s text:c="4"/>addr <text:s text:c="6"/>s_D:\dat\avatar\partstex\hum05_eye_8227a670 <text:s text:c="10"/></text:p>
          </table:table-cell>
          <table:table-cell office:value-type="string">
            <text:p><text:s/>"D:\\dat\\avatar\\partstex\\hum05_eyehdw_whi.ctb"</text:p>
          </table:table-cell>
        </table:table-row>
        <table:table-row table:style-name="ro2">
          <table:table-cell/>
          <table:table-cell office:value-type="string">
            <text:p>82c4b8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1EEh</text:p>
          </table:table-cell>
          <table:table-cell office:value-type="string">
            <text:p><text:s text:c="8"/>82c4d250 82 27 a6 44 <text:s text:c="4"/>addr <text:s text:c="6"/>s_D:\dat\avatar\partstex\hum00_eye_8227a644 <text:s text:c="10"/></text:p>
          </table:table-cell>
          <table:table-cell office:value-type="string">
            <text:p><text:s/>"D:\\dat\\avatar\\partstex\\hum00_eyesml_bla.ctb"</text:p>
          </table:table-cell>
        </table:table-row>
        <table:table-row table:style-name="ro2">
          <table:table-cell/>
          <table:table-cell office:value-type="string">
            <text:p>82c4b8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1EFh</text:p>
          </table:table-cell>
          <table:table-cell office:value-type="string">
            <text:p><text:s text:c="8"/>82c4d254 82 27 a6 18 <text:s text:c="4"/>addr <text:s text:c="6"/>s_D:\dat\avatar\partstex\hum01_eye_8227a618 <text:s text:c="10"/></text:p>
          </table:table-cell>
          <table:table-cell office:value-type="string">
            <text:p><text:s/>"D:\\dat\\avatar\\partstex\\hum01_eyesml_bro.ctb"</text:p>
          </table:table-cell>
        </table:table-row>
        <table:table-row table:style-name="ro2">
          <table:table-cell/>
          <table:table-cell office:value-type="string">
            <text:p>82c4b8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1F0h</text:p>
          </table:table-cell>
          <table:table-cell office:value-type="string">
            <text:p><text:s text:c="8"/>82c4d258 82 27 a5 ec <text:s text:c="4"/>addr <text:s text:c="6"/>s_D:\dat\avatar\partstex\hum02_eye_8227a5ec <text:s text:c="10"/></text:p>
          </table:table-cell>
          <table:table-cell office:value-type="string">
            <text:p><text:s/>"D:\\dat\\avatar\\partstex\\hum02_eyesml_blu.ctb"</text:p>
          </table:table-cell>
        </table:table-row>
        <table:table-row table:style-name="ro2">
          <table:table-cell/>
          <table:table-cell office:value-type="string">
            <text:p>82c4b8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1F1h</text:p>
          </table:table-cell>
          <table:table-cell office:value-type="string">
            <text:p><text:s text:c="8"/>82c4d25c 82 27 a5 c0 <text:s text:c="4"/>addr <text:s text:c="6"/>s_D:\dat\avatar\partstex\hum03_eye_8227a5c0 <text:s text:c="10"/></text:p>
          </table:table-cell>
          <table:table-cell office:value-type="string">
            <text:p><text:s/>"D:\\dat\\avatar\\partstex\\hum03_eyesml_gre.ctb"</text:p>
          </table:table-cell>
        </table:table-row>
        <table:table-row table:style-name="ro2">
          <table:table-cell/>
          <table:table-cell office:value-type="string">
            <text:p>82c4b8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1F2h</text:p>
          </table:table-cell>
          <table:table-cell office:value-type="string">
            <text:p><text:s text:c="8"/>82c4d260 82 27 a5 94 <text:s text:c="4"/>addr <text:s text:c="6"/>s_D:\dat\avatar\partstex\hum04_eye_8227a594 <text:s text:c="10"/></text:p>
          </table:table-cell>
          <table:table-cell office:value-type="string">
            <text:p><text:s/>"D:\\dat\\avatar\\partstex\\hum04_eyesml_gol.ctb"</text:p>
          </table:table-cell>
        </table:table-row>
        <table:table-row table:style-name="ro2">
          <table:table-cell/>
          <table:table-cell office:value-type="string">
            <text:p>82c4b8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1F3h</text:p>
          </table:table-cell>
          <table:table-cell office:value-type="string">
            <text:p><text:s text:c="8"/>82c4d264 82 27 a5 68 <text:s text:c="4"/>addr <text:s text:c="6"/>s_D:\dat\avatar\partstex\hum05_eye_8227a568 <text:s text:c="10"/></text:p>
          </table:table-cell>
          <table:table-cell office:value-type="string">
            <text:p><text:s/>"D:\\dat\\avatar\\partstex\\hum05_eyesml_whi.ctb"</text:p>
          </table:table-cell>
        </table:table-row>
        <table:table-row table:style-name="ro2">
          <table:table-cell/>
          <table:table-cell office:value-type="string">
            <text:p>82c4b8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1F4h</text:p>
          </table:table-cell>
          <table:table-cell office:value-type="string">
            <text:p><text:s text:c="8"/>82c4d268 82 27 a5 3c <text:s text:c="4"/>addr <text:s text:c="6"/>s_D:\dat\avatar\partstex\hum00_brw_8227a53c <text:s text:c="10"/></text:p>
          </table:table-cell>
          <table:table-cell office:value-type="string">
            <text:p><text:s/>"D:\\dat\\avatar\\partstex\\hum00_brwfat_bla.ctb"</text:p>
          </table:table-cell>
        </table:table-row>
        <table:table-row table:style-name="ro2">
          <table:table-cell/>
          <table:table-cell office:value-type="string">
            <text:p>82c4b8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1F5h</text:p>
          </table:table-cell>
          <table:table-cell office:value-type="string">
            <text:p><text:s text:c="8"/>82c4d26c 82 27 a5 10 <text:s text:c="4"/>addr <text:s text:c="6"/>s_D:\dat\avatar\partstex\hum01_brw_8227a510 <text:s text:c="10"/></text:p>
          </table:table-cell>
          <table:table-cell office:value-type="string">
            <text:p><text:s/>"D:\\dat\\avatar\\partstex\\hum01_brwfat_bro.ctb"</text:p>
          </table:table-cell>
        </table:table-row>
        <table:table-row table:style-name="ro2">
          <table:table-cell/>
          <table:table-cell office:value-type="string">
            <text:p>82c4b8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1F6h</text:p>
          </table:table-cell>
          <table:table-cell office:value-type="string">
            <text:p><text:s text:c="8"/>82c4d270 82 27 a4 e4 <text:s text:c="4"/>addr <text:s text:c="6"/>s_D:\dat\avatar\partstex\hum02_brw_8227a4e4 <text:s text:c="10"/></text:p>
          </table:table-cell>
          <table:table-cell office:value-type="string">
            <text:p><text:s/>"D:\\dat\\avatar\\partstex\\hum02_brwfat_blu.ctb"</text:p>
          </table:table-cell>
        </table:table-row>
        <table:table-row table:style-name="ro2">
          <table:table-cell/>
          <table:table-cell office:value-type="string">
            <text:p>82c4b8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1F7h</text:p>
          </table:table-cell>
          <table:table-cell office:value-type="string">
            <text:p><text:s text:c="8"/>82c4d274 82 27 a4 b8 <text:s text:c="4"/>addr <text:s text:c="6"/>s_D:\dat\avatar\partstex\hum03_brw_8227a4b8 <text:s text:c="10"/></text:p>
          </table:table-cell>
          <table:table-cell office:value-type="string">
            <text:p><text:s/>"D:\\dat\\avatar\\partstex\\hum03_brwfat_gre.ctb"</text:p>
          </table:table-cell>
        </table:table-row>
        <table:table-row table:style-name="ro2">
          <table:table-cell/>
          <table:table-cell office:value-type="string">
            <text:p>82c4b8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1F8h</text:p>
          </table:table-cell>
          <table:table-cell office:value-type="string">
            <text:p><text:s text:c="8"/>82c4d278 82 27 a4 8c <text:s text:c="4"/>addr <text:s text:c="6"/>s_D:\dat\avatar\partstex\hum04_brw_8227a48c <text:s text:c="10"/></text:p>
          </table:table-cell>
          <table:table-cell office:value-type="string">
            <text:p><text:s/>"D:\\dat\\avatar\\partstex\\hum04_brwfat_gol.ctb"</text:p>
          </table:table-cell>
        </table:table-row>
        <table:table-row table:style-name="ro2">
          <table:table-cell/>
          <table:table-cell office:value-type="string">
            <text:p>82c4b8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1F9h</text:p>
          </table:table-cell>
          <table:table-cell office:value-type="string">
            <text:p><text:s text:c="8"/>82c4d27c 82 27 a4 60 <text:s text:c="4"/>addr <text:s text:c="6"/>s_D:\dat\avatar\partstex\hum05_brw_8227a460 <text:s text:c="10"/></text:p>
          </table:table-cell>
          <table:table-cell office:value-type="string">
            <text:p><text:s/>"D:\\dat\\avatar\\partstex\\hum05_brwfat_whi.ctb"</text:p>
          </table:table-cell>
        </table:table-row>
        <table:table-row table:style-name="ro2">
          <table:table-cell/>
          <table:table-cell office:value-type="string">
            <text:p>82c4b8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1FAh</text:p>
          </table:table-cell>
          <table:table-cell office:value-type="string">
            <text:p><text:s text:c="8"/>82c4d280 82 27 a4 34 <text:s text:c="4"/>addr <text:s text:c="6"/>s_D:\dat\avatar\partstex\hum00_brw_8227a434 <text:s text:c="10"/></text:p>
          </table:table-cell>
          <table:table-cell office:value-type="string">
            <text:p><text:s/>"D:\\dat\\avatar\\partstex\\hum00_brwthn_bla.ctb"</text:p>
          </table:table-cell>
        </table:table-row>
        <table:table-row table:style-name="ro2">
          <table:table-cell/>
          <table:table-cell office:value-type="string">
            <text:p>82c4b8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1FBh</text:p>
          </table:table-cell>
          <table:table-cell office:value-type="string">
            <text:p><text:s text:c="8"/>82c4d284 82 27 a4 08 <text:s text:c="4"/>addr <text:s text:c="6"/>s_D:\dat\avatar\partstex\hum01_brw_8227a408 <text:s text:c="10"/></text:p>
          </table:table-cell>
          <table:table-cell office:value-type="string">
            <text:p><text:s/>"D:\\dat\\avatar\\partstex\\hum01_brwthn_bro.ctb"</text:p>
          </table:table-cell>
        </table:table-row>
        <table:table-row table:style-name="ro2">
          <table:table-cell/>
          <table:table-cell office:value-type="string">
            <text:p>82c4b8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1FCh</text:p>
          </table:table-cell>
          <table:table-cell office:value-type="string">
            <text:p><text:s text:c="8"/>82c4d288 82 27 a3 dc <text:s text:c="4"/>addr <text:s text:c="6"/>s_D:\dat\avatar\partstex\hum02_brw_8227a3dc <text:s text:c="10"/></text:p>
          </table:table-cell>
          <table:table-cell office:value-type="string">
            <text:p><text:s/>"D:\\dat\\avatar\\partstex\\hum02_brwthn_blu.ctb"</text:p>
          </table:table-cell>
        </table:table-row>
        <table:table-row table:style-name="ro2">
          <table:table-cell/>
          <table:table-cell office:value-type="string">
            <text:p>82c4b8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1FDh</text:p>
          </table:table-cell>
          <table:table-cell office:value-type="string">
            <text:p><text:s text:c="8"/>82c4d28c 82 27 a3 b0 <text:s text:c="4"/>addr <text:s text:c="6"/>s_D:\dat\avatar\partstex\hum03_brw_8227a3b0 <text:s text:c="10"/></text:p>
          </table:table-cell>
          <table:table-cell office:value-type="string">
            <text:p><text:s/>"D:\\dat\\avatar\\partstex\\hum03_brwthn_gre.ctb"</text:p>
          </table:table-cell>
        </table:table-row>
        <table:table-row table:style-name="ro2">
          <table:table-cell/>
          <table:table-cell office:value-type="string">
            <text:p>82c4b8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1FEh</text:p>
          </table:table-cell>
          <table:table-cell office:value-type="string">
            <text:p><text:s text:c="8"/>82c4d290 82 27 a3 84 <text:s text:c="4"/>addr <text:s text:c="6"/>s_D:\dat\avatar\partstex\hum04_brw_8227a384 <text:s text:c="10"/></text:p>
          </table:table-cell>
          <table:table-cell office:value-type="string">
            <text:p><text:s/>"D:\\dat\\avatar\\partstex\\hum04_brwthn_gol.ctb"</text:p>
          </table:table-cell>
        </table:table-row>
        <table:table-row table:style-name="ro2">
          <table:table-cell/>
          <table:table-cell office:value-type="string">
            <text:p>82c4b8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1FFh</text:p>
          </table:table-cell>
          <table:table-cell office:value-type="string">
            <text:p><text:s text:c="8"/>82c4d294 82 27 a3 58 <text:s text:c="4"/>addr <text:s text:c="6"/>s_D:\dat\avatar\partstex\hum05_brw_8227a358 <text:s text:c="10"/></text:p>
          </table:table-cell>
          <table:table-cell office:value-type="string">
            <text:p><text:s/>"D:\\dat\\avatar\\partstex\\hum05_brwthn_whi.ctb"</text:p>
          </table:table-cell>
        </table:table-row>
        <table:table-row table:style-name="ro2">
          <table:table-cell/>
          <table:table-cell office:value-type="string">
            <text:p>82c4b8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h</text:p>
          </table:table-cell>
          <table:table-cell office:value-type="string">
            <text:p><text:s text:c="8"/>82c4d298 82 27 a3 30 <text:s text:c="4"/>addr <text:s text:c="6"/>s_D:\dat\avatar\partstex\hyk00_bod_8227a330 <text:s text:c="10"/></text:p>
          </table:table-cell>
          <table:table-cell office:value-type="string">
            <text:p><text:s/>"D:\\dat\\avatar\\partstex\\hyk00_body.ctb"</text:p>
          </table:table-cell>
        </table:table-row>
        <table:table-row table:style-name="ro2">
          <table:table-cell/>
          <table:table-cell office:value-type="string">
            <text:p>82c4b8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1h</text:p>
          </table:table-cell>
          <table:table-cell office:value-type="string">
            <text:p><text:s text:c="8"/>82c4d29c 82 27 a3 08 <text:s text:c="4"/>addr <text:s text:c="6"/>s_D:\dat\avatar\partstex\hyk01_bod_8227a308 <text:s text:c="10"/></text:p>
          </table:table-cell>
          <table:table-cell office:value-type="string">
            <text:p><text:s/>"D:\\dat\\avatar\\partstex\\hyk01_body.ctb"</text:p>
          </table:table-cell>
        </table:table-row>
        <table:table-row table:style-name="ro2">
          <table:table-cell/>
          <table:table-cell office:value-type="string">
            <text:p>82c4b9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2h</text:p>
          </table:table-cell>
          <table:table-cell office:value-type="string">
            <text:p><text:s text:c="8"/>82c4d2a0 82 27 a2 e0 <text:s text:c="4"/>addr <text:s text:c="6"/>s_D:\dat\avatar\partstex\hyk02_bod_8227a2e0 <text:s text:c="10"/></text:p>
          </table:table-cell>
          <table:table-cell office:value-type="string">
            <text:p><text:s/>"D:\\dat\\avatar\\partstex\\hyk02_body.ctb"</text:p>
          </table:table-cell>
        </table:table-row>
        <table:table-row table:style-name="ro2">
          <table:table-cell/>
          <table:table-cell office:value-type="string">
            <text:p>82c4b9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3h</text:p>
          </table:table-cell>
          <table:table-cell office:value-type="string">
            <text:p><text:s text:c="8"/>82c4d2a4 82 27 a2 b8 <text:s text:c="4"/>addr <text:s text:c="6"/>s_D:\dat\avatar\partstex\hyk03_bod_8227a2b8 <text:s text:c="10"/></text:p>
          </table:table-cell>
          <table:table-cell office:value-type="string">
            <text:p><text:s/>"D:\\dat\\avatar\\partstex\\hyk03_body.ctb"</text:p>
          </table:table-cell>
        </table:table-row>
        <table:table-row table:style-name="ro2">
          <table:table-cell/>
          <table:table-cell office:value-type="string">
            <text:p>82c4b9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4h</text:p>
          </table:table-cell>
          <table:table-cell office:value-type="string">
            <text:p><text:s text:c="8"/>82c4d2a8 82 27 a2 90 <text:s text:c="4"/>addr <text:s text:c="6"/>s_D:\dat\avatar\partstex\hyk04_bod_8227a290 <text:s text:c="10"/></text:p>
          </table:table-cell>
          <table:table-cell office:value-type="string">
            <text:p><text:s/>"D:\\dat\\avatar\\partstex\\hyk04_body.ctb"</text:p>
          </table:table-cell>
        </table:table-row>
        <table:table-row table:style-name="ro2">
          <table:table-cell/>
          <table:table-cell office:value-type="string">
            <text:p>82c4b9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5h</text:p>
          </table:table-cell>
          <table:table-cell office:value-type="string">
            <text:p><text:s text:c="8"/>82c4d2ac 82 27 a2 68 <text:s text:c="4"/>addr <text:s text:c="6"/>s_D:\dat\avatar\partstex\hyk05_bod_8227a268 <text:s text:c="10"/></text:p>
          </table:table-cell>
          <table:table-cell office:value-type="string">
            <text:p><text:s/>"D:\\dat\\avatar\\partstex\\hyk05_body.ctb"</text:p>
          </table:table-cell>
        </table:table-row>
        <table:table-row table:style-name="ro2">
          <table:table-cell/>
          <table:table-cell office:value-type="string">
            <text:p>82c4b9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6h</text:p>
          </table:table-cell>
          <table:table-cell office:value-type="string">
            <text:p><text:s text:c="8"/>82c4d2b0 82 27 a2 40 <text:s text:c="4"/>addr <text:s text:c="6"/>s_D:\dat\avatar\partstex\hyk06_bod_8227a240 <text:s text:c="10"/></text:p>
          </table:table-cell>
          <table:table-cell office:value-type="string">
            <text:p><text:s/>"D:\\dat\\avatar\\partstex\\hyk06_body.ctb"</text:p>
          </table:table-cell>
        </table:table-row>
        <table:table-row table:style-name="ro2">
          <table:table-cell/>
          <table:table-cell office:value-type="string">
            <text:p>82c4b9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7h</text:p>
          </table:table-cell>
          <table:table-cell office:value-type="string">
            <text:p><text:s text:c="8"/>82c4d2b4 82 27 a2 18 <text:s text:c="4"/>addr <text:s text:c="6"/>s_D:\dat\avatar\partstex\hyk07_bod_8227a218 <text:s text:c="10"/></text:p>
          </table:table-cell>
          <table:table-cell office:value-type="string">
            <text:p><text:s/>"D:\\dat\\avatar\\partstex\\hyk07_body.ctb"</text:p>
          </table:table-cell>
        </table:table-row>
        <table:table-row table:style-name="ro2">
          <table:table-cell/>
          <table:table-cell office:value-type="string">
            <text:p>82c4b9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8h</text:p>
          </table:table-cell>
          <table:table-cell office:value-type="string">
            <text:p><text:s text:c="8"/>82c4d2b8 82 27 a1 f0 <text:s text:c="4"/>addr <text:s text:c="6"/>s_D:\dat\avatar\partstex\kan00_bod_8227a1f0 <text:s text:c="10"/></text:p>
          </table:table-cell>
          <table:table-cell office:value-type="string">
            <text:p><text:s/>"D:\\dat\\avatar\\partstex\\kan00_body.ctb"</text:p>
          </table:table-cell>
        </table:table-row>
        <table:table-row table:style-name="ro2">
          <table:table-cell/>
          <table:table-cell office:value-type="string">
            <text:p>82c4b9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9h</text:p>
          </table:table-cell>
          <table:table-cell office:value-type="string">
            <text:p><text:s text:c="8"/>82c4d2bc 82 27 a1 c8 <text:s text:c="4"/>addr <text:s text:c="6"/>s_D:\dat\avatar\partstex\kan01_bod_8227a1c8 <text:s text:c="10"/></text:p>
          </table:table-cell>
          <table:table-cell office:value-type="string">
            <text:p><text:s/>"D:\\dat\\avatar\\partstex\\kan01_body.ctb"</text:p>
          </table:table-cell>
        </table:table-row>
        <table:table-row table:style-name="ro2">
          <table:table-cell/>
          <table:table-cell office:value-type="string">
            <text:p>82c4b9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Ah</text:p>
          </table:table-cell>
          <table:table-cell office:value-type="string">
            <text:p><text:s text:c="8"/>82c4d2c0 82 27 a1 a0 <text:s text:c="4"/>addr <text:s text:c="6"/>s_D:\dat\avatar\partstex\kan02_bod_8227a1a0 <text:s text:c="10"/></text:p>
          </table:table-cell>
          <table:table-cell office:value-type="string">
            <text:p><text:s/>"D:\\dat\\avatar\\partstex\\kan02_body.ctb"</text:p>
          </table:table-cell>
        </table:table-row>
        <table:table-row table:style-name="ro2">
          <table:table-cell/>
          <table:table-cell office:value-type="string">
            <text:p>82c4b9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Bh</text:p>
          </table:table-cell>
          <table:table-cell office:value-type="string">
            <text:p><text:s text:c="8"/>82c4d2c4 82 27 a1 78 <text:s text:c="4"/>addr <text:s text:c="6"/>s_D:\dat\avatar\partstex\kan03_bod_8227a178 <text:s text:c="10"/></text:p>
          </table:table-cell>
          <table:table-cell office:value-type="string">
            <text:p><text:s/>"D:\\dat\\avatar\\partstex\\kan03_body.ctb"</text:p>
          </table:table-cell>
        </table:table-row>
        <table:table-row table:style-name="ro2">
          <table:table-cell/>
          <table:table-cell office:value-type="string">
            <text:p>82c4b9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Ch</text:p>
          </table:table-cell>
          <table:table-cell office:value-type="string">
            <text:p><text:s text:c="8"/>82c4d2c8 82 27 a1 50 <text:s text:c="4"/>addr <text:s text:c="6"/>s_D:\dat\avatar\partstex\kan04_bod_8227a150 <text:s text:c="10"/></text:p>
          </table:table-cell>
          <table:table-cell office:value-type="string">
            <text:p><text:s/>"D:\\dat\\avatar\\partstex\\kan04_body.ctb"</text:p>
          </table:table-cell>
        </table:table-row>
        <table:table-row table:style-name="ro2">
          <table:table-cell/>
          <table:table-cell office:value-type="string">
            <text:p>82c4b9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Dh</text:p>
          </table:table-cell>
          <table:table-cell office:value-type="string">
            <text:p><text:s text:c="8"/>82c4d2cc 82 27 a1 28 <text:s text:c="4"/>addr <text:s text:c="6"/>s_D:\dat\avatar\partstex\kan05_bod_8227a128 <text:s text:c="10"/></text:p>
          </table:table-cell>
          <table:table-cell office:value-type="string">
            <text:p><text:s/>"D:\\dat\\avatar\\partstex\\kan05_body.ctb"</text:p>
          </table:table-cell>
        </table:table-row>
        <table:table-row table:style-name="ro2">
          <table:table-cell/>
          <table:table-cell office:value-type="string">
            <text:p>82c4b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Eh</text:p>
          </table:table-cell>
          <table:table-cell office:value-type="string">
            <text:p><text:s text:c="8"/>82c4d2d0 82 27 a1 00 <text:s text:c="4"/>addr <text:s text:c="6"/>s_D:\dat\avatar\partstex\kan06_bod_8227a100 <text:s text:c="10"/></text:p>
          </table:table-cell>
          <table:table-cell office:value-type="string">
            <text:p><text:s/>"D:\\dat\\avatar\\partstex\\kan06_body.ctb"</text:p>
          </table:table-cell>
        </table:table-row>
        <table:table-row table:style-name="ro2">
          <table:table-cell/>
          <table:table-cell office:value-type="string">
            <text:p>82c4b9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Fh</text:p>
          </table:table-cell>
          <table:table-cell office:value-type="string">
            <text:p><text:s text:c="8"/>82c4d2d4 82 27 a0 d8 <text:s text:c="4"/>addr <text:s text:c="6"/>s_D:\dat\avatar\partstex\kan07_bod_8227a0d8 <text:s text:c="10"/></text:p>
          </table:table-cell>
          <table:table-cell office:value-type="string">
            <text:p><text:s/>"D:\\dat\\avatar\\partstex\\kan07_body.ctb"</text:p>
          </table:table-cell>
        </table:table-row>
        <table:table-row table:style-name="ro2">
          <table:table-cell/>
          <table:table-cell office:value-type="string">
            <text:p>82c4b9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10h</text:p>
          </table:table-cell>
          <table:table-cell office:value-type="string">
            <text:p><text:s text:c="8"/>82c4d2d8 82 27 a0 ac <text:s text:c="4"/>addr <text:s text:c="6"/>s_D:\dat\avatar\partstex\man00_fac_8227a0ac <text:s text:c="10"/></text:p>
          </table:table-cell>
          <table:table-cell office:value-type="string">
            <text:p><text:s/>"D:\\dat\\avatar\\partstex\\man00_fac_wht.ctb"</text:p>
          </table:table-cell>
        </table:table-row>
        <table:table-row table:style-name="ro2">
          <table:table-cell/>
          <table:table-cell office:value-type="string">
            <text:p>82c4b9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11h</text:p>
          </table:table-cell>
          <table:table-cell office:value-type="string">
            <text:p><text:s text:c="8"/>82c4d2dc 82 27 a0 80 <text:s text:c="4"/>addr <text:s text:c="6"/>s_D:\dat\avatar\partstex\man00_ski_8227a080 <text:s text:c="10"/></text:p>
          </table:table-cell>
          <table:table-cell office:value-type="string">
            <text:p><text:s/>"D:\\dat\\avatar\\partstex\\man00_skin_wht.ctb"</text:p>
          </table:table-cell>
        </table:table-row>
        <table:table-row table:style-name="ro2">
          <table:table-cell/>
          <table:table-cell office:value-type="string">
            <text:p>82c4b9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12h</text:p>
          </table:table-cell>
          <table:table-cell office:value-type="string">
            <text:p><text:s text:c="8"/>82c4d2e0 82 27 a0 54 <text:s text:c="4"/>addr <text:s text:c="6"/>s_D:\dat\avatar\partstex\man01_fac_8227a054 <text:s text:c="10"/></text:p>
          </table:table-cell>
          <table:table-cell office:value-type="string">
            <text:p><text:s/>"D:\\dat\\avatar\\partstex\\man01_fac_ylo.ctb"</text:p>
          </table:table-cell>
        </table:table-row>
        <table:table-row table:style-name="ro2">
          <table:table-cell/>
          <table:table-cell office:value-type="string">
            <text:p>82c4b9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13h</text:p>
          </table:table-cell>
          <table:table-cell office:value-type="string">
            <text:p><text:s text:c="8"/>82c4d2e4 82 27 a0 28 <text:s text:c="4"/>addr <text:s text:c="6"/>s_D:\dat\avatar\partstex\man01_ski_8227a028 <text:s text:c="10"/></text:p>
          </table:table-cell>
          <table:table-cell office:value-type="string">
            <text:p><text:s/>"D:\\dat\\avatar\\partstex\\man01_skin_ylo.ctb"</text:p>
          </table:table-cell>
        </table:table-row>
        <table:table-row table:style-name="ro2">
          <table:table-cell/>
          <table:table-cell office:value-type="string">
            <text:p>82c4b9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14h</text:p>
          </table:table-cell>
          <table:table-cell office:value-type="string">
            <text:p><text:s text:c="8"/>82c4d2e8 82 27 9f fc <text:s text:c="4"/>addr <text:s text:c="6"/>s_D:\dat\avatar\partstex\man02_fac_82279ffc <text:s text:c="10"/></text:p>
          </table:table-cell>
          <table:table-cell office:value-type="string">
            <text:p><text:s/>"D:\\dat\\avatar\\partstex\\man02_fac_bro.ctb"</text:p>
          </table:table-cell>
        </table:table-row>
        <table:table-row table:style-name="ro2">
          <table:table-cell/>
          <table:table-cell office:value-type="string">
            <text:p>82c4b9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15h</text:p>
          </table:table-cell>
          <table:table-cell office:value-type="string">
            <text:p><text:s text:c="8"/>82c4d2ec 82 27 9f d0 <text:s text:c="4"/>addr <text:s text:c="6"/>s_D:\dat\avatar\partstex\man02_ski_82279fd0 <text:s text:c="10"/></text:p>
          </table:table-cell>
          <table:table-cell office:value-type="string">
            <text:p><text:s/>"D:\\dat\\avatar\\partstex\\man02_skin_bro.ctb"</text:p>
          </table:table-cell>
        </table:table-row>
        <table:table-row table:style-name="ro2">
          <table:table-cell/>
          <table:table-cell office:value-type="string">
            <text:p>82c4b9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16h</text:p>
          </table:table-cell>
          <table:table-cell office:value-type="string">
            <text:p><text:s text:c="8"/>82c4d2f0 82 27 9f a4 <text:s text:c="4"/>addr <text:s text:c="6"/>s_D:\dat\avatar\partstex\man03_fac_82279fa4 <text:s text:c="10"/></text:p>
          </table:table-cell>
          <table:table-cell office:value-type="string">
            <text:p><text:s/>"D:\\dat\\avatar\\partstex\\man03_fac_gun.ctb"</text:p>
          </table:table-cell>
        </table:table-row>
        <table:table-row table:style-name="ro2">
          <table:table-cell/>
          <table:table-cell office:value-type="string">
            <text:p>82c4b9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17h</text:p>
          </table:table-cell>
          <table:table-cell office:value-type="string">
            <text:p><text:s text:c="8"/>82c4d2f4 82 27 9f 78 <text:s text:c="4"/>addr <text:s text:c="6"/>s_D:\dat\avatar\partstex\man03_ski_82279f78 <text:s text:c="10"/></text:p>
          </table:table-cell>
          <table:table-cell office:value-type="string">
            <text:p><text:s/>"D:\\dat\\avatar\\partstex\\man03_skin_gun.ctb"</text:p>
          </table:table-cell>
        </table:table-row>
        <table:table-row table:style-name="ro2">
          <table:table-cell/>
          <table:table-cell office:value-type="string">
            <text:p>82c4b9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18h</text:p>
          </table:table-cell>
          <table:table-cell office:value-type="string">
            <text:p><text:s text:c="8"/>82c4d2f8 82 27 9f 4c <text:s text:c="4"/>addr <text:s text:c="6"/>s_D:\dat\avatar\partstex\man04_fac_82279f4c <text:s text:c="10"/></text:p>
          </table:table-cell>
          <table:table-cell office:value-type="string">
            <text:p><text:s/>"D:\\dat\\avatar\\partstex\\man04_fac_bla.ctb"</text:p>
          </table:table-cell>
        </table:table-row>
        <table:table-row table:style-name="ro2">
          <table:table-cell/>
          <table:table-cell office:value-type="string">
            <text:p>82c4b9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19h</text:p>
          </table:table-cell>
          <table:table-cell office:value-type="string">
            <text:p><text:s text:c="8"/>82c4d2fc 82 27 9f 20 <text:s text:c="4"/>addr <text:s text:c="6"/>s_D:\dat\avatar\partstex\man04_ski_82279f20 <text:s text:c="10"/></text:p>
          </table:table-cell>
          <table:table-cell office:value-type="string">
            <text:p><text:s/>"D:\\dat\\avatar\\partstex\\man04_skin_bla.ctb"</text:p>
          </table:table-cell>
        </table:table-row>
        <table:table-row table:style-name="ro2">
          <table:table-cell/>
          <table:table-cell office:value-type="string">
            <text:p>82c4b9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21Ah</text:p>
          </table:table-cell>
          <table:table-cell office:value-type="string">
            <text:p><text:s text:c="8"/>82c4d300 82 27 9e f4 <text:s text:c="4"/>addr <text:s text:c="6"/>s_D:\dat\avatar\partstex\man05_fac_82279ef4 <text:s text:c="10"/></text:p>
          </table:table-cell>
          <table:table-cell office:value-type="string">
            <text:p><text:s/>"D:\\dat\\avatar\\partstex\\man05_fac_kmo.ctb"</text:p>
          </table:table-cell>
        </table:table-row>
        <table:table-row table:style-name="ro2">
          <table:table-cell/>
          <table:table-cell office:value-type="string">
            <text:p>82c4b9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21Bh</text:p>
          </table:table-cell>
          <table:table-cell office:value-type="string">
            <text:p><text:s text:c="8"/>82c4d304 82 27 9e c8 <text:s text:c="4"/>addr <text:s text:c="6"/>s_D:\dat\avatar\partstex\man05_ski_82279ec8 <text:s text:c="10"/></text:p>
          </table:table-cell>
          <table:table-cell office:value-type="string">
            <text:p><text:s/>"D:\\dat\\avatar\\partstex\\man05_skin_kmo.ctb"</text:p>
          </table:table-cell>
        </table:table-row>
        <table:table-row table:style-name="ro2">
          <table:table-cell/>
          <table:table-cell office:value-type="string">
            <text:p>82c4b9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21Ch</text:p>
          </table:table-cell>
          <table:table-cell office:value-type="string">
            <text:p><text:s text:c="8"/>82c4d308 82 27 9e 9c <text:s text:c="4"/>addr <text:s text:c="6"/>s_D:\dat\avatar\partstex\man06_fac_82279e9c <text:s text:c="10"/></text:p>
          </table:table-cell>
          <table:table-cell office:value-type="string">
            <text:p><text:s/>"D:\\dat\\avatar\\partstex\\man06_fac_hyu.ctb"</text:p>
          </table:table-cell>
        </table:table-row>
        <table:table-row table:style-name="ro2">
          <table:table-cell/>
          <table:table-cell office:value-type="string">
            <text:p>82c4b9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21Dh</text:p>
          </table:table-cell>
          <table:table-cell office:value-type="string">
            <text:p><text:s text:c="8"/>82c4d30c 82 27 9e 70 <text:s text:c="4"/>addr <text:s text:c="6"/>s_D:\dat\avatar\partstex\man06_ski_82279e70 <text:s text:c="10"/></text:p>
          </table:table-cell>
          <table:table-cell office:value-type="string">
            <text:p><text:s/>"D:\\dat\\avatar\\partstex\\man06_skin_hyu.ctb"</text:p>
          </table:table-cell>
        </table:table-row>
        <table:table-row table:style-name="ro2">
          <table:table-cell/>
          <table:table-cell office:value-type="string">
            <text:p>82c4b9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21Eh</text:p>
          </table:table-cell>
          <table:table-cell office:value-type="string">
            <text:p><text:s text:c="8"/>82c4d310 82 27 9e 44 <text:s text:c="4"/>addr <text:s text:c="6"/>s_D:\dat\avatar\partstex\man07_fac_82279e44 <text:s text:c="10"/></text:p>
          </table:table-cell>
          <table:table-cell office:value-type="string">
            <text:p><text:s/>"D:\\dat\\avatar\\partstex\\man07_fac_cow.ctb"</text:p>
          </table:table-cell>
        </table:table-row>
        <table:table-row table:style-name="ro2">
          <table:table-cell/>
          <table:table-cell office:value-type="string">
            <text:p>82c4b9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21Fh</text:p>
          </table:table-cell>
          <table:table-cell office:value-type="string">
            <text:p><text:s text:c="8"/>82c4d314 82 27 9e 18 <text:s text:c="4"/>addr <text:s text:c="6"/>s_D:\dat\avatar\partstex\man07_ski_82279e18 <text:s text:c="10"/></text:p>
          </table:table-cell>
          <table:table-cell office:value-type="string">
            <text:p><text:s/>"D:\\dat\\avatar\\partstex\\man07_skin_cow.ctb"</text:p>
          </table:table-cell>
        </table:table-row>
        <table:table-row table:style-name="ro2">
          <table:table-cell/>
          <table:table-cell office:value-type="string">
            <text:p>82c4b9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20h</text:p>
          </table:table-cell>
          <table:table-cell office:value-type="string">
            <text:p><text:s text:c="8"/>82c4d318 82 27 9d ec <text:s text:c="4"/>addr <text:s text:c="6"/>s_D:\dat\avatar\partstex\man00_bea_82279dec <text:s text:c="10"/></text:p>
          </table:table-cell>
          <table:table-cell office:value-type="string">
            <text:p><text:s/>"D:\\dat\\avatar\\partstex\\man00_beanbe_non.ctb"</text:p>
          </table:table-cell>
        </table:table-row>
        <table:table-row table:style-name="ro2">
          <table:table-cell/>
          <table:table-cell office:value-type="string">
            <text:p>82c4b9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21h</text:p>
          </table:table-cell>
          <table:table-cell office:value-type="string">
            <text:p><text:s text:c="8"/>82c4d31c 82 27 9d c0 <text:s text:c="4"/>addr <text:s text:c="6"/>s_D:\dat\avatar\partstex\man00_bea_82279dc0 <text:s text:c="10"/></text:p>
          </table:table-cell>
          <table:table-cell office:value-type="string">
            <text:p><text:s/>"D:\\dat\\avatar\\partstex\\man00_beaago_bla.ctb"</text:p>
          </table:table-cell>
        </table:table-row>
        <table:table-row table:style-name="ro2">
          <table:table-cell/>
          <table:table-cell office:value-type="string">
            <text:p>82c4b9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2h</text:p>
          </table:table-cell>
          <table:table-cell office:value-type="string">
            <text:p><text:s text:c="8"/>82c4d320 82 27 9d 94 <text:s text:c="4"/>addr <text:s text:c="6"/>s_D:\dat\avatar\partstex\man00_bea_82279d94 <text:s text:c="10"/></text:p>
          </table:table-cell>
          <table:table-cell office:value-type="string">
            <text:p><text:s/>"D:\\dat\\avatar\\partstex\\man00_beaber_bla.ctb"</text:p>
          </table:table-cell>
        </table:table-row>
        <table:table-row table:style-name="ro2">
          <table:table-cell/>
          <table:table-cell office:value-type="string">
            <text:p>82c4b9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23h</text:p>
          </table:table-cell>
          <table:table-cell office:value-type="string">
            <text:p><text:s text:c="8"/>82c4d324 82 27 9d 68 <text:s text:c="4"/>addr <text:s text:c="6"/>s_D:\dat\avatar\partstex\man00_bea_82279d68 <text:s text:c="10"/></text:p>
          </table:table-cell>
          <table:table-cell office:value-type="string">
            <text:p><text:s/>"D:\\dat\\avatar\\partstex\\man00_beachb_bla.ctb"</text:p>
          </table:table-cell>
        </table:table-row>
        <table:table-row table:style-name="ro2">
          <table:table-cell/>
          <table:table-cell office:value-type="string">
            <text:p>82c4b9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24h</text:p>
          </table:table-cell>
          <table:table-cell office:value-type="string">
            <text:p><text:s text:c="8"/>82c4d328 82 27 9d 3c <text:s text:c="4"/>addr <text:s text:c="6"/>s_D:\dat\avatar\partstex\man01_bea_82279d3c <text:s text:c="10"/></text:p>
          </table:table-cell>
          <table:table-cell office:value-type="string">
            <text:p><text:s/>"D:\\dat\\avatar\\partstex\\man01_beaago_bro.ctb"</text:p>
          </table:table-cell>
        </table:table-row>
        <table:table-row table:style-name="ro2">
          <table:table-cell/>
          <table:table-cell office:value-type="string">
            <text:p>82c4b9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25h</text:p>
          </table:table-cell>
          <table:table-cell office:value-type="string">
            <text:p><text:s text:c="8"/>82c4d32c 82 27 9d 10 <text:s text:c="4"/>addr <text:s text:c="6"/>s_D:\dat\avatar\partstex\man01_bea_82279d10 <text:s text:c="10"/></text:p>
          </table:table-cell>
          <table:table-cell office:value-type="string">
            <text:p><text:s/>"D:\\dat\\avatar\\partstex\\man01_beaber_bro.ctb"</text:p>
          </table:table-cell>
        </table:table-row>
        <table:table-row table:style-name="ro2">
          <table:table-cell/>
          <table:table-cell office:value-type="string">
            <text:p>82c4b9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26h</text:p>
          </table:table-cell>
          <table:table-cell office:value-type="string">
            <text:p><text:s text:c="8"/>82c4d330 82 27 9c e4 <text:s text:c="4"/>addr <text:s text:c="6"/>s_D:\dat\avatar\partstex\man01_bea_82279ce4 <text:s text:c="10"/></text:p>
          </table:table-cell>
          <table:table-cell office:value-type="string">
            <text:p><text:s/>"D:\\dat\\avatar\\partstex\\man01_beachb_bro.ctb"</text:p>
          </table:table-cell>
        </table:table-row>
        <table:table-row table:style-name="ro2">
          <table:table-cell/>
          <table:table-cell office:value-type="string">
            <text:p>82c4b9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27h</text:p>
          </table:table-cell>
          <table:table-cell office:value-type="string">
            <text:p><text:s text:c="8"/>82c4d334 82 27 9c b8 <text:s text:c="4"/>addr <text:s text:c="6"/>s_D:\dat\avatar\partstex\man02_bea_82279cb8 <text:s text:c="10"/></text:p>
          </table:table-cell>
          <table:table-cell office:value-type="string">
            <text:p><text:s/>"D:\\dat\\avatar\\partstex\\man02_beaago_blu.ctb"</text:p>
          </table:table-cell>
        </table:table-row>
        <table:table-row table:style-name="ro2">
          <table:table-cell/>
          <table:table-cell office:value-type="string">
            <text:p>82c4b9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28h</text:p>
          </table:table-cell>
          <table:table-cell office:value-type="string">
            <text:p><text:s text:c="8"/>82c4d338 82 27 9c 8c <text:s text:c="4"/>addr <text:s text:c="6"/>s_D:\dat\avatar\partstex\man02_bea_82279c8c <text:s text:c="10"/></text:p>
          </table:table-cell>
          <table:table-cell office:value-type="string">
            <text:p><text:s/>"D:\\dat\\avatar\\partstex\\man02_beaber_blu.ctb"</text:p>
          </table:table-cell>
        </table:table-row>
        <table:table-row table:style-name="ro2">
          <table:table-cell/>
          <table:table-cell office:value-type="string">
            <text:p>82c4b9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29h</text:p>
          </table:table-cell>
          <table:table-cell office:value-type="string">
            <text:p><text:s text:c="8"/>82c4d33c 82 27 9c 60 <text:s text:c="4"/>addr <text:s text:c="6"/>s_D:\dat\avatar\partstex\man02_bea_82279c60 <text:s text:c="10"/></text:p>
          </table:table-cell>
          <table:table-cell office:value-type="string">
            <text:p><text:s/>"D:\\dat\\avatar\\partstex\\man02_beachb_blu.ctb"</text:p>
          </table:table-cell>
        </table:table-row>
        <table:table-row table:style-name="ro2">
          <table:table-cell/>
          <table:table-cell office:value-type="string">
            <text:p>82c4b9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2Ah</text:p>
          </table:table-cell>
          <table:table-cell office:value-type="string">
            <text:p><text:s text:c="8"/>82c4d340 82 27 9c 34 <text:s text:c="4"/>addr <text:s text:c="6"/>s_D:\dat\avatar\partstex\man03_bea_82279c34 <text:s text:c="10"/></text:p>
          </table:table-cell>
          <table:table-cell office:value-type="string">
            <text:p><text:s/>"D:\\dat\\avatar\\partstex\\man03_beaago_gre.ctb"</text:p>
          </table:table-cell>
        </table:table-row>
        <table:table-row table:style-name="ro2">
          <table:table-cell/>
          <table:table-cell office:value-type="string">
            <text:p>82c4b9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2Bh</text:p>
          </table:table-cell>
          <table:table-cell office:value-type="string">
            <text:p><text:s text:c="8"/>82c4d344 82 27 9c 08 <text:s text:c="4"/>addr <text:s text:c="6"/>s_D:\dat\avatar\partstex\man03_bea_82279c08 <text:s text:c="10"/></text:p>
          </table:table-cell>
          <table:table-cell office:value-type="string">
            <text:p><text:s/>"D:\\dat\\avatar\\partstex\\man03_beaber_gre.ctb"</text:p>
          </table:table-cell>
        </table:table-row>
        <table:table-row table:style-name="ro2">
          <table:table-cell/>
          <table:table-cell office:value-type="string">
            <text:p>82c4b9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2Ch</text:p>
          </table:table-cell>
          <table:table-cell office:value-type="string">
            <text:p><text:s text:c="8"/>82c4d348 82 27 9b dc <text:s text:c="4"/>addr <text:s text:c="6"/>s_D:\dat\avatar\partstex\man03_bea_82279bdc <text:s text:c="10"/></text:p>
          </table:table-cell>
          <table:table-cell office:value-type="string">
            <text:p><text:s/>"D:\\dat\\avatar\\partstex\\man03_beachb_gre.ctb"</text:p>
          </table:table-cell>
        </table:table-row>
        <table:table-row table:style-name="ro2">
          <table:table-cell/>
          <table:table-cell office:value-type="string">
            <text:p>82c4b9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2Dh</text:p>
          </table:table-cell>
          <table:table-cell office:value-type="string">
            <text:p><text:s text:c="8"/>82c4d34c 82 27 9b b0 <text:s text:c="4"/>addr <text:s text:c="6"/>s_D:\dat\avatar\partstex\man04_bea_82279bb0 <text:s text:c="10"/></text:p>
          </table:table-cell>
          <table:table-cell office:value-type="string">
            <text:p><text:s/>"D:\\dat\\avatar\\partstex\\man04_beaago_gol.ctb"</text:p>
          </table:table-cell>
        </table:table-row>
        <table:table-row table:style-name="ro2">
          <table:table-cell/>
          <table:table-cell office:value-type="string">
            <text:p>82c4b9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2Eh</text:p>
          </table:table-cell>
          <table:table-cell office:value-type="string">
            <text:p><text:s text:c="8"/>82c4d350 82 27 9b 84 <text:s text:c="4"/>addr <text:s text:c="6"/>s_D:\dat\avatar\partstex\man04_bea_82279b84 <text:s text:c="10"/></text:p>
          </table:table-cell>
          <table:table-cell office:value-type="string">
            <text:p><text:s/>"D:\\dat\\avatar\\partstex\\man04_beaber_gol.ctb"</text:p>
          </table:table-cell>
        </table:table-row>
        <table:table-row table:style-name="ro2">
          <table:table-cell/>
          <table:table-cell office:value-type="string">
            <text:p>82c4b9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2Fh</text:p>
          </table:table-cell>
          <table:table-cell office:value-type="string">
            <text:p><text:s text:c="8"/>82c4d354 82 27 9b 58 <text:s text:c="4"/>addr <text:s text:c="6"/>s_D:\dat\avatar\partstex\man04_bea_82279b58 <text:s text:c="10"/></text:p>
          </table:table-cell>
          <table:table-cell office:value-type="string">
            <text:p><text:s/>"D:\\dat\\avatar\\partstex\\man04_beachb_gol.ctb"</text:p>
          </table:table-cell>
        </table:table-row>
        <table:table-row table:style-name="ro2">
          <table:table-cell/>
          <table:table-cell office:value-type="string">
            <text:p>82c4b9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230h</text:p>
          </table:table-cell>
          <table:table-cell office:value-type="string">
            <text:p><text:s text:c="8"/>82c4d358 82 27 9b 2c <text:s text:c="4"/>addr <text:s text:c="6"/>s_D:\dat\avatar\partstex\man05_bea_82279b2c <text:s text:c="10"/></text:p>
          </table:table-cell>
          <table:table-cell office:value-type="string">
            <text:p><text:s/>"D:\\dat\\avatar\\partstex\\man05_beaago_whi.ctb"</text:p>
          </table:table-cell>
        </table:table-row>
        <table:table-row table:style-name="ro2">
          <table:table-cell/>
          <table:table-cell office:value-type="string">
            <text:p>82c4b9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231h</text:p>
          </table:table-cell>
          <table:table-cell office:value-type="string">
            <text:p><text:s text:c="8"/>82c4d35c 82 27 9b 00 <text:s text:c="4"/>addr <text:s text:c="6"/>s_D:\dat\avatar\partstex\man05_bea_82279b00 <text:s text:c="10"/></text:p>
          </table:table-cell>
          <table:table-cell office:value-type="string">
            <text:p><text:s/>"D:\\dat\\avatar\\partstex\\man05_beaber_whi.ctb"</text:p>
          </table:table-cell>
        </table:table-row>
        <table:table-row table:style-name="ro2">
          <table:table-cell/>
          <table:table-cell office:value-type="string">
            <text:p>82c4b9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232h</text:p>
          </table:table-cell>
          <table:table-cell office:value-type="string">
            <text:p><text:s text:c="8"/>82c4d360 82 27 9a d4 <text:s text:c="4"/>addr <text:s text:c="6"/>s_D:\dat\avatar\partstex\man05_bea_82279ad4 <text:s text:c="10"/></text:p>
          </table:table-cell>
          <table:table-cell office:value-type="string">
            <text:p><text:s/>"D:\\dat\\avatar\\partstex\\man05_beachb_whi.ctb"</text:p>
          </table:table-cell>
        </table:table-row>
        <table:table-row table:style-name="ro2">
          <table:table-cell/>
          <table:table-cell office:value-type="string">
            <text:p>82c4b9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233h</text:p>
          </table:table-cell>
          <table:table-cell office:value-type="string">
            <text:p><text:s text:c="8"/>82c4d364 82 27 9a ac <text:s text:c="4"/>addr <text:s text:c="6"/>s_D:\dat\avatar\partstex\pgs00_bod_82279aac <text:s text:c="10"/></text:p>
          </table:table-cell>
          <table:table-cell office:value-type="string">
            <text:p><text:s/>"D:\\dat\\avatar\\partstex\\pgs00_body.ctb"</text:p>
          </table:table-cell>
        </table:table-row>
        <table:table-row table:style-name="ro2">
          <table:table-cell/>
          <table:table-cell office:value-type="string">
            <text:p>82c4b9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234h</text:p>
          </table:table-cell>
          <table:table-cell office:value-type="string">
            <text:p><text:s text:c="8"/>82c4d368 82 27 9a 84 <text:s text:c="4"/>addr <text:s text:c="6"/>s_D:\dat\avatar\partstex\pgs01_bod_82279a84 <text:s text:c="10"/></text:p>
          </table:table-cell>
          <table:table-cell office:value-type="string">
            <text:p><text:s/>"D:\\dat\\avatar\\partstex\\pgs01_body.ctb"</text:p>
          </table:table-cell>
        </table:table-row>
        <table:table-row table:style-name="ro2">
          <table:table-cell/>
          <table:table-cell office:value-type="string">
            <text:p>82c4b9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235h</text:p>
          </table:table-cell>
          <table:table-cell office:value-type="string">
            <text:p><text:s text:c="8"/>82c4d36c 82 27 9a 5c <text:s text:c="4"/>addr <text:s text:c="6"/>s_D:\dat\avatar\partstex\pgs02_bod_82279a5c <text:s text:c="10"/></text:p>
          </table:table-cell>
          <table:table-cell office:value-type="string">
            <text:p><text:s/>"D:\\dat\\avatar\\partstex\\pgs02_body.ctb"</text:p>
          </table:table-cell>
        </table:table-row>
        <table:table-row table:style-name="ro2">
          <table:table-cell/>
          <table:table-cell office:value-type="string">
            <text:p>82c4b9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236h</text:p>
          </table:table-cell>
          <table:table-cell office:value-type="string">
            <text:p><text:s text:c="8"/>82c4d370 82 27 9a 34 <text:s text:c="4"/>addr <text:s text:c="6"/>s_D:\dat\avatar\partstex\pgs03_bod_82279a34 <text:s text:c="10"/></text:p>
          </table:table-cell>
          <table:table-cell office:value-type="string">
            <text:p><text:s/>"D:\\dat\\avatar\\partstex\\pgs03_body.ctb"</text:p>
          </table:table-cell>
        </table:table-row>
        <table:table-row table:style-name="ro2">
          <table:table-cell/>
          <table:table-cell office:value-type="string">
            <text:p>82c4b9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237h</text:p>
          </table:table-cell>
          <table:table-cell office:value-type="string">
            <text:p><text:s text:c="8"/>82c4d374 82 27 9a 0c <text:s text:c="4"/>addr <text:s text:c="6"/>s_D:\dat\avatar\partstex\pgs04_bod_82279a0c <text:s text:c="10"/></text:p>
          </table:table-cell>
          <table:table-cell office:value-type="string">
            <text:p><text:s/>"D:\\dat\\avatar\\partstex\\pgs04_body.ctb"</text:p>
          </table:table-cell>
        </table:table-row>
        <table:table-row table:style-name="ro2">
          <table:table-cell/>
          <table:table-cell office:value-type="string">
            <text:p>82c4b9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238h</text:p>
          </table:table-cell>
          <table:table-cell office:value-type="string">
            <text:p><text:s text:c="8"/>82c4d378 82 27 99 e4 <text:s text:c="4"/>addr <text:s text:c="6"/>s_D:\dat\avatar\partstex\pgs05_bod_822799e4 <text:s text:c="10"/></text:p>
          </table:table-cell>
          <table:table-cell office:value-type="string">
            <text:p><text:s/>"D:\\dat\\avatar\\partstex\\pgs05_body.ctb"</text:p>
          </table:table-cell>
        </table:table-row>
        <table:table-row table:style-name="ro2">
          <table:table-cell/>
          <table:table-cell office:value-type="string">
            <text:p>82c4b9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239h</text:p>
          </table:table-cell>
          <table:table-cell office:value-type="string">
            <text:p><text:s text:c="8"/>82c4d37c 82 27 99 bc <text:s text:c="4"/>addr <text:s text:c="6"/>s_D:\dat\avatar\partstex\pgs06_bod_822799bc <text:s text:c="10"/></text:p>
          </table:table-cell>
          <table:table-cell office:value-type="string">
            <text:p><text:s/>"D:\\dat\\avatar\\partstex\\pgs06_body.ctb"</text:p>
          </table:table-cell>
        </table:table-row>
        <table:table-row table:style-name="ro2">
          <table:table-cell/>
          <table:table-cell office:value-type="string">
            <text:p>82c4b9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23Ah</text:p>
          </table:table-cell>
          <table:table-cell office:value-type="string">
            <text:p><text:s text:c="8"/>82c4d380 82 27 99 94 <text:s text:c="4"/>addr <text:s text:c="6"/>s_D:\dat\avatar\partstex\pgs07_bod_82279994 <text:s text:c="10"/></text:p>
          </table:table-cell>
          <table:table-cell office:value-type="string">
            <text:p><text:s/>"D:\\dat\\avatar\\partstex\\pgs07_body.ctb"</text:p>
          </table:table-cell>
        </table:table-row>
        <table:table-row table:style-name="ro2">
          <table:table-cell/>
          <table:table-cell office:value-type="string">
            <text:p>82c4b9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23Bh</text:p>
          </table:table-cell>
          <table:table-cell office:value-type="string">
            <text:p><text:s text:c="8"/>82c4d384 82 27 99 6c <text:s text:c="4"/>addr <text:s text:c="6"/>s_D:\dat\avatar\partstex\pig00_bod_8227996c <text:s text:c="10"/></text:p>
          </table:table-cell>
          <table:table-cell office:value-type="string">
            <text:p><text:s/>"D:\\dat\\avatar\\partstex\\pig00_body.ctb"</text:p>
          </table:table-cell>
        </table:table-row>
        <table:table-row table:style-name="ro2">
          <table:table-cell/>
          <table:table-cell office:value-type="string">
            <text:p>82c4b9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23Ch</text:p>
          </table:table-cell>
          <table:table-cell office:value-type="string">
            <text:p><text:s text:c="8"/>82c4d388 82 27 99 44 <text:s text:c="4"/>addr <text:s text:c="6"/>s_D:\dat\avatar\partstex\pig01_bod_82279944 <text:s text:c="10"/></text:p>
          </table:table-cell>
          <table:table-cell office:value-type="string">
            <text:p><text:s/>"D:\\dat\\avatar\\partstex\\pig01_body.ctb"</text:p>
          </table:table-cell>
        </table:table-row>
        <table:table-row table:style-name="ro2">
          <table:table-cell/>
          <table:table-cell office:value-type="string">
            <text:p>82c4b9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23Dh</text:p>
          </table:table-cell>
          <table:table-cell office:value-type="string">
            <text:p><text:s text:c="8"/>82c4d38c 82 27 99 1c <text:s text:c="4"/>addr <text:s text:c="6"/>s_D:\dat\avatar\partstex\pig02_bod_8227991c <text:s text:c="10"/></text:p>
          </table:table-cell>
          <table:table-cell office:value-type="string">
            <text:p><text:s/>"D:\\dat\\avatar\\partstex\\pig02_body.ctb"</text:p>
          </table:table-cell>
        </table:table-row>
        <table:table-row table:style-name="ro2">
          <table:table-cell/>
          <table:table-cell office:value-type="string">
            <text:p>82c4b9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23Eh</text:p>
          </table:table-cell>
          <table:table-cell office:value-type="string">
            <text:p><text:s text:c="8"/>82c4d390 82 27 98 f4 <text:s text:c="4"/>addr <text:s text:c="6"/>s_D:\dat\avatar\partstex\pig03_bod_822798f4 <text:s text:c="10"/></text:p>
          </table:table-cell>
          <table:table-cell office:value-type="string">
            <text:p><text:s/>"D:\\dat\\avatar\\partstex\\pig03_body.ctb"</text:p>
          </table:table-cell>
        </table:table-row>
        <table:table-row table:style-name="ro2">
          <table:table-cell/>
          <table:table-cell office:value-type="string">
            <text:p>82c4b9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23Fh</text:p>
          </table:table-cell>
          <table:table-cell office:value-type="string">
            <text:p><text:s text:c="8"/>82c4d394 82 27 98 cc <text:s text:c="4"/>addr <text:s text:c="6"/>s_D:\dat\avatar\partstex\pig04_bod_822798cc <text:s text:c="10"/></text:p>
          </table:table-cell>
          <table:table-cell office:value-type="string">
            <text:p><text:s/>"D:\\dat\\avatar\\partstex\\pig04_body.ctb"</text:p>
          </table:table-cell>
        </table:table-row>
        <table:table-row table:style-name="ro2">
          <table:table-cell/>
          <table:table-cell office:value-type="string">
            <text:p>82c4b9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240h</text:p>
          </table:table-cell>
          <table:table-cell office:value-type="string">
            <text:p><text:s text:c="8"/>82c4d398 82 27 98 a4 <text:s text:c="4"/>addr <text:s text:c="6"/>s_D:\dat\avatar\partstex\pig05_bod_822798a4 <text:s text:c="10"/></text:p>
          </table:table-cell>
          <table:table-cell office:value-type="string">
            <text:p><text:s/>"D:\\dat\\avatar\\partstex\\pig05_body.ctb"</text:p>
          </table:table-cell>
        </table:table-row>
        <table:table-row table:style-name="ro2">
          <table:table-cell/>
          <table:table-cell office:value-type="string">
            <text:p>82c4b9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241h</text:p>
          </table:table-cell>
          <table:table-cell office:value-type="string">
            <text:p><text:s text:c="8"/>82c4d39c 82 27 98 7c <text:s text:c="4"/>addr <text:s text:c="6"/>s_D:\dat\avatar\partstex\pig06_bod_8227987c <text:s text:c="10"/></text:p>
          </table:table-cell>
          <table:table-cell office:value-type="string">
            <text:p><text:s/>"D:\\dat\\avatar\\partstex\\pig06_body.ctb"</text:p>
          </table:table-cell>
        </table:table-row>
        <table:table-row table:style-name="ro2">
          <table:table-cell/>
          <table:table-cell office:value-type="string">
            <text:p>82c4ba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242h</text:p>
          </table:table-cell>
          <table:table-cell office:value-type="string">
            <text:p><text:s text:c="8"/>82c4d3a0 82 27 98 54 <text:s text:c="4"/>addr <text:s text:c="6"/>s_D:\dat\avatar\partstex\pig07_bod_82279854 <text:s text:c="10"/></text:p>
          </table:table-cell>
          <table:table-cell office:value-type="string">
            <text:p><text:s/>"D:\\dat\\avatar\\partstex\\pig07_body.ctb"</text:p>
          </table:table-cell>
        </table:table-row>
        <table:table-row table:style-name="ro2">
          <table:table-cell/>
          <table:table-cell office:value-type="string">
            <text:p>82c4ba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243h</text:p>
          </table:table-cell>
          <table:table-cell office:value-type="string">
            <text:p><text:s text:c="8"/>82c4d3a4 82 27 98 2c <text:s text:c="4"/>addr <text:s text:c="6"/>s_D:\dat\avatar\partstex\pnd00_bod_8227982c <text:s text:c="10"/></text:p>
          </table:table-cell>
          <table:table-cell office:value-type="string">
            <text:p><text:s/>"D:\\dat\\avatar\\partstex\\pnd00_body.ctb"</text:p>
          </table:table-cell>
        </table:table-row>
        <table:table-row table:style-name="ro2">
          <table:table-cell/>
          <table:table-cell office:value-type="string">
            <text:p>82c4ba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244h</text:p>
          </table:table-cell>
          <table:table-cell office:value-type="string">
            <text:p><text:s text:c="8"/>82c4d3a8 82 27 98 04 <text:s text:c="4"/>addr <text:s text:c="6"/>s_D:\dat\avatar\partstex\pnd01_bod_82279804 <text:s text:c="10"/></text:p>
          </table:table-cell>
          <table:table-cell office:value-type="string">
            <text:p><text:s/>"D:\\dat\\avatar\\partstex\\pnd01_body.ctb"</text:p>
          </table:table-cell>
        </table:table-row>
        <table:table-row table:style-name="ro2">
          <table:table-cell/>
          <table:table-cell office:value-type="string">
            <text:p>82c4ba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245h</text:p>
          </table:table-cell>
          <table:table-cell office:value-type="string">
            <text:p><text:s text:c="8"/>82c4d3ac 82 27 97 dc <text:s text:c="4"/>addr <text:s text:c="6"/>s_D:\dat\avatar\partstex\pnd02_bod_822797dc <text:s text:c="10"/></text:p>
          </table:table-cell>
          <table:table-cell office:value-type="string">
            <text:p><text:s/>"D:\\dat\\avatar\\partstex\\pnd02_body.ctb"</text:p>
          </table:table-cell>
        </table:table-row>
        <table:table-row table:style-name="ro2">
          <table:table-cell/>
          <table:table-cell office:value-type="string">
            <text:p>82c4ba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246h</text:p>
          </table:table-cell>
          <table:table-cell office:value-type="string">
            <text:p><text:s text:c="8"/>82c4d3b0 82 27 97 b4 <text:s text:c="4"/>addr <text:s text:c="6"/>s_D:\dat\avatar\partstex\pnd03_bod_822797b4 <text:s text:c="10"/></text:p>
          </table:table-cell>
          <table:table-cell office:value-type="string">
            <text:p><text:s/>"D:\\dat\\avatar\\partstex\\pnd03_body.ctb"</text:p>
          </table:table-cell>
        </table:table-row>
        <table:table-row table:style-name="ro2">
          <table:table-cell/>
          <table:table-cell office:value-type="string">
            <text:p>82c4ba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247h</text:p>
          </table:table-cell>
          <table:table-cell office:value-type="string">
            <text:p><text:s text:c="8"/>82c4d3b4 82 27 97 8c <text:s text:c="4"/>addr <text:s text:c="6"/>s_D:\dat\avatar\partstex\pnd04_bod_8227978c <text:s text:c="10"/></text:p>
          </table:table-cell>
          <table:table-cell office:value-type="string">
            <text:p><text:s/>"D:\\dat\\avatar\\partstex\\pnd04_body.ctb"</text:p>
          </table:table-cell>
        </table:table-row>
        <table:table-row table:style-name="ro2">
          <table:table-cell/>
          <table:table-cell office:value-type="string">
            <text:p>82c4ba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248h</text:p>
          </table:table-cell>
          <table:table-cell office:value-type="string">
            <text:p><text:s text:c="8"/>82c4d3b8 82 27 97 64 <text:s text:c="4"/>addr <text:s text:c="6"/>s_D:\dat\avatar\partstex\pnd05_bod_82279764 <text:s text:c="10"/></text:p>
          </table:table-cell>
          <table:table-cell office:value-type="string">
            <text:p><text:s/>"D:\\dat\\avatar\\partstex\\pnd05_body.ctb"</text:p>
          </table:table-cell>
        </table:table-row>
        <table:table-row table:style-name="ro2">
          <table:table-cell/>
          <table:table-cell office:value-type="string">
            <text:p>82c4ba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249h</text:p>
          </table:table-cell>
          <table:table-cell office:value-type="string">
            <text:p><text:s text:c="8"/>82c4d3bc 82 27 97 3c <text:s text:c="4"/>addr <text:s text:c="6"/>s_D:\dat\avatar\partstex\pnd06_bod_8227973c <text:s text:c="10"/></text:p>
          </table:table-cell>
          <table:table-cell office:value-type="string">
            <text:p><text:s/>"D:\\dat\\avatar\\partstex\\pnd06_body.ctb"</text:p>
          </table:table-cell>
        </table:table-row>
        <table:table-row table:style-name="ro2">
          <table:table-cell/>
          <table:table-cell office:value-type="string">
            <text:p>82c4ba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24Ah</text:p>
          </table:table-cell>
          <table:table-cell office:value-type="string">
            <text:p><text:s text:c="8"/>82c4d3c0 82 27 97 14 <text:s text:c="4"/>addr <text:s text:c="6"/>s_D:\dat\avatar\partstex\pnd07_bod_82279714 <text:s text:c="10"/></text:p>
          </table:table-cell>
          <table:table-cell office:value-type="string">
            <text:p><text:s/>"D:\\dat\\avatar\\partstex\\pnd07_body.ctb"</text:p>
          </table:table-cell>
        </table:table-row>
        <table:table-row table:style-name="ro2">
          <table:table-cell/>
          <table:table-cell office:value-type="string">
            <text:p>82c4ba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24Bh</text:p>
          </table:table-cell>
          <table:table-cell office:value-type="string">
            <text:p><text:s text:c="8"/>82c4d3c4 82 27 96 ec <text:s text:c="4"/>addr <text:s text:c="6"/>s_D:\dat\avatar\partstex\png00_bod_822796ec <text:s text:c="10"/></text:p>
          </table:table-cell>
          <table:table-cell office:value-type="string">
            <text:p><text:s/>"D:\\dat\\avatar\\partstex\\png00_body.ctb"</text:p>
          </table:table-cell>
        </table:table-row>
        <table:table-row table:style-name="ro2">
          <table:table-cell/>
          <table:table-cell office:value-type="string">
            <text:p>82c4ba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24Ch</text:p>
          </table:table-cell>
          <table:table-cell office:value-type="string">
            <text:p><text:s text:c="8"/>82c4d3c8 82 27 96 c4 <text:s text:c="4"/>addr <text:s text:c="6"/>s_D:\dat\avatar\partstex\png01_bod_822796c4 <text:s text:c="10"/></text:p>
          </table:table-cell>
          <table:table-cell office:value-type="string">
            <text:p><text:s/>"D:\\dat\\avatar\\partstex\\png01_body.ctb"</text:p>
          </table:table-cell>
        </table:table-row>
        <table:table-row table:style-name="ro2">
          <table:table-cell/>
          <table:table-cell office:value-type="string">
            <text:p>82c4ba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24Dh</text:p>
          </table:table-cell>
          <table:table-cell office:value-type="string">
            <text:p><text:s text:c="8"/>82c4d3cc 82 27 96 9c <text:s text:c="4"/>addr <text:s text:c="6"/>s_D:\dat\avatar\partstex\png02_bod_8227969c <text:s text:c="10"/></text:p>
          </table:table-cell>
          <table:table-cell office:value-type="string">
            <text:p><text:s/>"D:\\dat\\avatar\\partstex\\png02_body.ctb"</text:p>
          </table:table-cell>
        </table:table-row>
        <table:table-row table:style-name="ro2">
          <table:table-cell/>
          <table:table-cell office:value-type="string">
            <text:p>82c4ba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24Eh</text:p>
          </table:table-cell>
          <table:table-cell office:value-type="string">
            <text:p><text:s text:c="8"/>82c4d3d0 82 27 96 74 <text:s text:c="4"/>addr <text:s text:c="6"/>s_D:\dat\avatar\partstex\png03_bod_82279674 <text:s text:c="10"/></text:p>
          </table:table-cell>
          <table:table-cell office:value-type="string">
            <text:p><text:s/>"D:\\dat\\avatar\\partstex\\png03_body.ctb"</text:p>
          </table:table-cell>
        </table:table-row>
        <table:table-row table:style-name="ro2">
          <table:table-cell/>
          <table:table-cell office:value-type="string">
            <text:p>82c4ba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24Fh</text:p>
          </table:table-cell>
          <table:table-cell office:value-type="string">
            <text:p><text:s text:c="8"/>82c4d3d4 82 27 96 4c <text:s text:c="4"/>addr <text:s text:c="6"/>s_D:\dat\avatar\partstex\png04_bod_8227964c <text:s text:c="10"/></text:p>
          </table:table-cell>
          <table:table-cell office:value-type="string">
            <text:p><text:s/>"D:\\dat\\avatar\\partstex\\png04_body.ctb"</text:p>
          </table:table-cell>
        </table:table-row>
        <table:table-row table:style-name="ro2">
          <table:table-cell/>
          <table:table-cell office:value-type="string">
            <text:p>82c4ba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250h</text:p>
          </table:table-cell>
          <table:table-cell office:value-type="string">
            <text:p><text:s text:c="8"/>82c4d3d8 82 27 96 24 <text:s text:c="4"/>addr <text:s text:c="6"/>s_D:\dat\avatar\partstex\png05_bod_82279624 <text:s text:c="10"/></text:p>
          </table:table-cell>
          <table:table-cell office:value-type="string">
            <text:p><text:s/>"D:\\dat\\avatar\\partstex\\png05_body.ctb"</text:p>
          </table:table-cell>
        </table:table-row>
        <table:table-row table:style-name="ro2">
          <table:table-cell/>
          <table:table-cell office:value-type="string">
            <text:p>82c4ba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251h</text:p>
          </table:table-cell>
          <table:table-cell office:value-type="string">
            <text:p><text:s text:c="8"/>82c4d3dc 82 27 95 fc <text:s text:c="4"/>addr <text:s text:c="6"/>s_D:\dat\avatar\partstex\png06_bod_822795fc <text:s text:c="10"/></text:p>
          </table:table-cell>
          <table:table-cell office:value-type="string">
            <text:p><text:s/>"D:\\dat\\avatar\\partstex\\png06_body.ctb"</text:p>
          </table:table-cell>
        </table:table-row>
        <table:table-row table:style-name="ro2">
          <table:table-cell/>
          <table:table-cell office:value-type="string">
            <text:p>82c4ba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252h</text:p>
          </table:table-cell>
          <table:table-cell office:value-type="string">
            <text:p><text:s text:c="8"/>82c4d3e0 82 27 95 d4 <text:s text:c="4"/>addr <text:s text:c="6"/>s_D:\dat\avatar\partstex\png07_bod_822795d4 <text:s text:c="10"/></text:p>
          </table:table-cell>
          <table:table-cell office:value-type="string">
            <text:p><text:s/>"D:\\dat\\avatar\\partstex\\png07_body.ctb"</text:p>
          </table:table-cell>
        </table:table-row>
        <table:table-row table:style-name="ro2">
          <table:table-cell/>
          <table:table-cell office:value-type="string">
            <text:p>82c4ba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253h</text:p>
          </table:table-cell>
          <table:table-cell office:value-type="string">
            <text:p><text:s text:c="8"/>82c4d3e4 82 27 95 ac <text:s text:c="4"/>addr <text:s text:c="6"/>s_D:\dat\avatar\partstex\rob00_bod_822795ac <text:s text:c="10"/></text:p>
          </table:table-cell>
          <table:table-cell office:value-type="string">
            <text:p><text:s/>"D:\\dat\\avatar\\partstex\\rob00_body.ctb"</text:p>
          </table:table-cell>
        </table:table-row>
        <table:table-row table:style-name="ro2">
          <table:table-cell/>
          <table:table-cell office:value-type="string">
            <text:p>82c4ba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254h</text:p>
          </table:table-cell>
          <table:table-cell office:value-type="string">
            <text:p><text:s text:c="8"/>82c4d3e8 82 27 95 84 <text:s text:c="4"/>addr <text:s text:c="6"/>s_D:\dat\avatar\partstex\rob01_bod_82279584 <text:s text:c="10"/></text:p>
          </table:table-cell>
          <table:table-cell office:value-type="string">
            <text:p><text:s/>"D:\\dat\\avatar\\partstex\\rob01_body.ctb"</text:p>
          </table:table-cell>
        </table:table-row>
        <table:table-row table:style-name="ro2">
          <table:table-cell/>
          <table:table-cell office:value-type="string">
            <text:p>82c4ba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255h</text:p>
          </table:table-cell>
          <table:table-cell office:value-type="string">
            <text:p><text:s text:c="8"/>82c4d3ec 82 27 95 5c <text:s text:c="4"/>addr <text:s text:c="6"/>s_D:\dat\avatar\partstex\rob02_bod_8227955c <text:s text:c="10"/></text:p>
          </table:table-cell>
          <table:table-cell office:value-type="string">
            <text:p><text:s/>"D:\\dat\\avatar\\partstex\\rob02_body.ctb"</text:p>
          </table:table-cell>
        </table:table-row>
        <table:table-row table:style-name="ro2">
          <table:table-cell/>
          <table:table-cell office:value-type="string">
            <text:p>82c4ba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256h</text:p>
          </table:table-cell>
          <table:table-cell office:value-type="string">
            <text:p><text:s text:c="8"/>82c4d3f0 82 27 95 34 <text:s text:c="4"/>addr <text:s text:c="6"/>s_D:\dat\avatar\partstex\rob03_bod_82279534 <text:s text:c="10"/></text:p>
          </table:table-cell>
          <table:table-cell office:value-type="string">
            <text:p><text:s/>"D:\\dat\\avatar\\partstex\\rob03_body.ctb"</text:p>
          </table:table-cell>
        </table:table-row>
        <table:table-row table:style-name="ro2">
          <table:table-cell/>
          <table:table-cell office:value-type="string">
            <text:p>82c4ba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257h</text:p>
          </table:table-cell>
          <table:table-cell office:value-type="string">
            <text:p><text:s text:c="8"/>82c4d3f4 82 27 95 0c <text:s text:c="4"/>addr <text:s text:c="6"/>s_D:\dat\avatar\partstex\rob04_bod_8227950c <text:s text:c="10"/></text:p>
          </table:table-cell>
          <table:table-cell office:value-type="string">
            <text:p><text:s/>"D:\\dat\\avatar\\partstex\\rob04_body.ctb"</text:p>
          </table:table-cell>
        </table:table-row>
        <table:table-row table:style-name="ro2">
          <table:table-cell/>
          <table:table-cell office:value-type="string">
            <text:p>82c4ba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258h</text:p>
          </table:table-cell>
          <table:table-cell office:value-type="string">
            <text:p><text:s text:c="8"/>82c4d3f8 82 27 94 e4 <text:s text:c="4"/>addr <text:s text:c="6"/>s_D:\dat\avatar\partstex\rob05_bod_822794e4 <text:s text:c="10"/></text:p>
          </table:table-cell>
          <table:table-cell office:value-type="string">
            <text:p><text:s/>"D:\\dat\\avatar\\partstex\\rob05_body.ctb"</text:p>
          </table:table-cell>
        </table:table-row>
        <table:table-row table:style-name="ro2">
          <table:table-cell/>
          <table:table-cell office:value-type="string">
            <text:p>82c4ba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259h</text:p>
          </table:table-cell>
          <table:table-cell office:value-type="string">
            <text:p><text:s text:c="8"/>82c4d3fc 82 27 94 bc <text:s text:c="4"/>addr <text:s text:c="6"/>s_D:\dat\avatar\partstex\rob06_bod_822794bc <text:s text:c="10"/></text:p>
          </table:table-cell>
          <table:table-cell office:value-type="string">
            <text:p><text:s/>"D:\\dat\\avatar\\partstex\\rob06_body.ctb"</text:p>
          </table:table-cell>
        </table:table-row>
        <table:table-row table:style-name="ro2">
          <table:table-cell/>
          <table:table-cell office:value-type="string">
            <text:p>82c4ba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25Ah</text:p>
          </table:table-cell>
          <table:table-cell office:value-type="string">
            <text:p><text:s text:c="8"/>82c4d400 82 27 94 94 <text:s text:c="4"/>addr <text:s text:c="6"/>s_D:\dat\avatar\partstex\rob07_bod_82279494 <text:s text:c="10"/></text:p>
          </table:table-cell>
          <table:table-cell office:value-type="string">
            <text:p><text:s/>"D:\\dat\\avatar\\partstex\\rob07_body.ctb"</text:p>
          </table:table-cell>
        </table:table-row>
        <table:table-row table:style-name="ro2">
          <table:table-cell/>
          <table:table-cell office:value-type="string">
            <text:p>82c4ba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25Bh</text:p>
          </table:table-cell>
          <table:table-cell office:value-type="string">
            <text:p><text:s text:c="8"/>82c4d404 82 27 94 6c <text:s text:c="4"/>addr <text:s text:c="6"/>s_D:\dat\avatar\partstex\tak00_bod_8227946c <text:s text:c="10"/></text:p>
          </table:table-cell>
          <table:table-cell office:value-type="string">
            <text:p><text:s/>"D:\\dat\\avatar\\partstex\\tak00_body.ctb"</text:p>
          </table:table-cell>
        </table:table-row>
        <table:table-row table:style-name="ro2">
          <table:table-cell/>
          <table:table-cell office:value-type="string">
            <text:p>82c4ba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25Ch</text:p>
          </table:table-cell>
          <table:table-cell office:value-type="string">
            <text:p><text:s text:c="8"/>82c4d408 82 27 94 44 <text:s text:c="4"/>addr <text:s text:c="6"/>s_D:\dat\avatar\partstex\tak01_bod_82279444 <text:s text:c="10"/></text:p>
          </table:table-cell>
          <table:table-cell office:value-type="string">
            <text:p><text:s/>"D:\\dat\\avatar\\partstex\\tak01_body.ctb"</text:p>
          </table:table-cell>
        </table:table-row>
        <table:table-row table:style-name="ro2">
          <table:table-cell/>
          <table:table-cell office:value-type="string">
            <text:p>82c4ba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25Dh</text:p>
          </table:table-cell>
          <table:table-cell office:value-type="string">
            <text:p><text:s text:c="8"/>82c4d40c 82 27 94 1c <text:s text:c="4"/>addr <text:s text:c="6"/>s_D:\dat\avatar\partstex\tak02_bod_8227941c <text:s text:c="10"/></text:p>
          </table:table-cell>
          <table:table-cell office:value-type="string">
            <text:p><text:s/>"D:\\dat\\avatar\\partstex\\tak02_body.ctb"</text:p>
          </table:table-cell>
        </table:table-row>
        <table:table-row table:style-name="ro2">
          <table:table-cell/>
          <table:table-cell office:value-type="string">
            <text:p>82c4ba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25Eh</text:p>
          </table:table-cell>
          <table:table-cell office:value-type="string">
            <text:p><text:s text:c="8"/>82c4d410 82 27 93 f4 <text:s text:c="4"/>addr <text:s text:c="6"/>s_D:\dat\avatar\partstex\tak03_bod_822793f4 <text:s text:c="10"/></text:p>
          </table:table-cell>
          <table:table-cell office:value-type="string">
            <text:p><text:s/>"D:\\dat\\avatar\\partstex\\tak03_body.ctb"</text:p>
          </table:table-cell>
        </table:table-row>
        <table:table-row table:style-name="ro2">
          <table:table-cell/>
          <table:table-cell office:value-type="string">
            <text:p>82c4ba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25Fh</text:p>
          </table:table-cell>
          <table:table-cell office:value-type="string">
            <text:p><text:s text:c="8"/>82c4d414 82 27 93 cc <text:s text:c="4"/>addr <text:s text:c="6"/>s_D:\dat\avatar\partstex\tak04_bod_822793cc <text:s text:c="10"/></text:p>
          </table:table-cell>
          <table:table-cell office:value-type="string">
            <text:p><text:s/>"D:\\dat\\avatar\\partstex\\tak04_body.ctb"</text:p>
          </table:table-cell>
        </table:table-row>
        <table:table-row table:style-name="ro2">
          <table:table-cell/>
          <table:table-cell office:value-type="string">
            <text:p>82c4ba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260h</text:p>
          </table:table-cell>
          <table:table-cell office:value-type="string">
            <text:p><text:s text:c="8"/>82c4d418 82 27 93 a4 <text:s text:c="4"/>addr <text:s text:c="6"/>s_D:\dat\avatar\partstex\tak05_bod_822793a4 <text:s text:c="10"/></text:p>
          </table:table-cell>
          <table:table-cell office:value-type="string">
            <text:p><text:s/>"D:\\dat\\avatar\\partstex\\tak05_body.ctb"</text:p>
          </table:table-cell>
        </table:table-row>
        <table:table-row table:style-name="ro2">
          <table:table-cell/>
          <table:table-cell office:value-type="string">
            <text:p>82c4ba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261h</text:p>
          </table:table-cell>
          <table:table-cell office:value-type="string">
            <text:p><text:s text:c="8"/>82c4d41c 82 27 93 7c <text:s text:c="4"/>addr <text:s text:c="6"/>s_D:\dat\avatar\partstex\tak06_bod_8227937c <text:s text:c="10"/></text:p>
          </table:table-cell>
          <table:table-cell office:value-type="string">
            <text:p><text:s/>"D:\\dat\\avatar\\partstex\\tak06_body.ctb"</text:p>
          </table:table-cell>
        </table:table-row>
        <table:table-row table:style-name="ro2">
          <table:table-cell/>
          <table:table-cell office:value-type="string">
            <text:p>82c4ba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262h</text:p>
          </table:table-cell>
          <table:table-cell office:value-type="string">
            <text:p><text:s text:c="8"/>82c4d420 82 27 93 54 <text:s text:c="4"/>addr <text:s text:c="6"/>s_D:\dat\avatar\partstex\tak07_bod_82279354 <text:s text:c="10"/></text:p>
          </table:table-cell>
          <table:table-cell office:value-type="string">
            <text:p><text:s/>"D:\\dat\\avatar\\partstex\\tak07_body.ctb"</text:p>
          </table:table-cell>
        </table:table-row>
        <table:table-row table:style-name="ro2">
          <table:table-cell/>
          <table:table-cell office:value-type="string">
            <text:p>82c4ba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263h</text:p>
          </table:table-cell>
          <table:table-cell office:value-type="string">
            <text:p><text:s text:c="8"/>82c4d424 82 27 93 2c <text:s text:c="4"/>addr <text:s text:c="6"/>s_D:\dat\avatar\partstex\ton00_bod_8227932c <text:s text:c="10"/></text:p>
          </table:table-cell>
          <table:table-cell office:value-type="string">
            <text:p><text:s/>"D:\\dat\\avatar\\partstex\\ton00_body.ctb"</text:p>
          </table:table-cell>
        </table:table-row>
        <table:table-row table:style-name="ro2">
          <table:table-cell/>
          <table:table-cell office:value-type="string">
            <text:p>82c4ba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264h</text:p>
          </table:table-cell>
          <table:table-cell office:value-type="string">
            <text:p><text:s text:c="8"/>82c4d428 82 27 93 04 <text:s text:c="4"/>addr <text:s text:c="6"/>s_D:\dat\avatar\partstex\ton01_bod_82279304 <text:s text:c="10"/></text:p>
          </table:table-cell>
          <table:table-cell office:value-type="string">
            <text:p><text:s/>"D:\\dat\\avatar\\partstex\\ton01_body.ctb"</text:p>
          </table:table-cell>
        </table:table-row>
        <table:table-row table:style-name="ro2">
          <table:table-cell/>
          <table:table-cell office:value-type="string">
            <text:p>82c4ba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265h</text:p>
          </table:table-cell>
          <table:table-cell office:value-type="string">
            <text:p><text:s text:c="8"/>82c4d42c 82 27 92 dc <text:s text:c="4"/>addr <text:s text:c="6"/>s_D:\dat\avatar\partstex\ton02_bod_822792dc <text:s text:c="10"/></text:p>
          </table:table-cell>
          <table:table-cell office:value-type="string">
            <text:p><text:s/>"D:\\dat\\avatar\\partstex\\ton02_body.ctb"</text:p>
          </table:table-cell>
        </table:table-row>
        <table:table-row table:style-name="ro2">
          <table:table-cell/>
          <table:table-cell office:value-type="string">
            <text:p>82c4ba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266h</text:p>
          </table:table-cell>
          <table:table-cell office:value-type="string">
            <text:p><text:s text:c="8"/>82c4d430 82 27 92 b4 <text:s text:c="4"/>addr <text:s text:c="6"/>s_D:\dat\avatar\partstex\ton03_bod_822792b4 <text:s text:c="10"/></text:p>
          </table:table-cell>
          <table:table-cell office:value-type="string">
            <text:p><text:s/>"D:\\dat\\avatar\\partstex\\ton03_body.ctb"</text:p>
          </table:table-cell>
        </table:table-row>
        <table:table-row table:style-name="ro2">
          <table:table-cell/>
          <table:table-cell office:value-type="string">
            <text:p>82c4ba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267h</text:p>
          </table:table-cell>
          <table:table-cell office:value-type="string">
            <text:p><text:s text:c="8"/>82c4d434 82 27 92 8c <text:s text:c="4"/>addr <text:s text:c="6"/>s_D:\dat\avatar\partstex\ton04_bod_8227928c <text:s text:c="10"/></text:p>
          </table:table-cell>
          <table:table-cell office:value-type="string">
            <text:p><text:s/>"D:\\dat\\avatar\\partstex\\ton04_body.ctb"</text:p>
          </table:table-cell>
        </table:table-row>
        <table:table-row table:style-name="ro2">
          <table:table-cell/>
          <table:table-cell office:value-type="string">
            <text:p>82c4ba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268h</text:p>
          </table:table-cell>
          <table:table-cell office:value-type="string">
            <text:p><text:s text:c="8"/>82c4d438 82 27 92 64 <text:s text:c="4"/>addr <text:s text:c="6"/>s_D:\dat\avatar\partstex\ton05_bod_82279264 <text:s text:c="10"/></text:p>
          </table:table-cell>
          <table:table-cell office:value-type="string">
            <text:p><text:s/>"D:\\dat\\avatar\\partstex\\ton05_body.ctb"</text:p>
          </table:table-cell>
        </table:table-row>
        <table:table-row table:style-name="ro2">
          <table:table-cell/>
          <table:table-cell office:value-type="string">
            <text:p>82c4ba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269h</text:p>
          </table:table-cell>
          <table:table-cell office:value-type="string">
            <text:p><text:s text:c="8"/>82c4d43c 82 27 92 3c <text:s text:c="4"/>addr <text:s text:c="6"/>s_D:\dat\avatar\partstex\ton06_bod_8227923c <text:s text:c="10"/></text:p>
          </table:table-cell>
          <table:table-cell office:value-type="string">
            <text:p><text:s/>"D:\\dat\\avatar\\partstex\\ton06_body.ctb"</text:p>
          </table:table-cell>
        </table:table-row>
        <table:table-row table:style-name="ro2">
          <table:table-cell/>
          <table:table-cell office:value-type="string">
            <text:p>82c4ba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26Ah</text:p>
          </table:table-cell>
          <table:table-cell office:value-type="string">
            <text:p><text:s text:c="8"/>82c4d440 82 27 92 14 <text:s text:c="4"/>addr <text:s text:c="6"/>s_D:\dat\avatar\partstex\ton07_bod_82279214 <text:s text:c="10"/></text:p>
          </table:table-cell>
          <table:table-cell office:value-type="string">
            <text:p><text:s/>"D:\\dat\\avatar\\partstex\\ton07_body.ctb"</text:p>
          </table:table-cell>
        </table:table-row>
        <table:table-row table:style-name="ro2">
          <table:table-cell/>
          <table:table-cell office:value-type="string">
            <text:p>82c4ba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26Bh</text:p>
          </table:table-cell>
          <table:table-cell office:value-type="string">
            <text:p><text:s text:c="8"/>82c4d444 82 27 91 ec <text:s text:c="4"/>addr <text:s text:c="6"/>s_D:\dat\avatar\partstex\tre00_bod_822791ec <text:s text:c="10"/></text:p>
          </table:table-cell>
          <table:table-cell office:value-type="string">
            <text:p><text:s/>"D:\\dat\\avatar\\partstex\\tre00_body.ctb"</text:p>
          </table:table-cell>
        </table:table-row>
        <table:table-row table:style-name="ro2">
          <table:table-cell/>
          <table:table-cell office:value-type="string">
            <text:p>82c4ba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26Ch</text:p>
          </table:table-cell>
          <table:table-cell office:value-type="string">
            <text:p><text:s text:c="8"/>82c4d448 82 27 91 c4 <text:s text:c="4"/>addr <text:s text:c="6"/>s_D:\dat\avatar\partstex\tre01_bod_822791c4 <text:s text:c="10"/></text:p>
          </table:table-cell>
          <table:table-cell office:value-type="string">
            <text:p><text:s/>"D:\\dat\\avatar\\partstex\\tre01_body.ctb"</text:p>
          </table:table-cell>
        </table:table-row>
        <table:table-row table:style-name="ro2">
          <table:table-cell/>
          <table:table-cell office:value-type="string">
            <text:p>82c4ba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26Dh</text:p>
          </table:table-cell>
          <table:table-cell office:value-type="string">
            <text:p><text:s text:c="8"/>82c4d44c 82 27 91 9c <text:s text:c="4"/>addr <text:s text:c="6"/>s_D:\dat\avatar\partstex\tre02_bod_8227919c <text:s text:c="10"/></text:p>
          </table:table-cell>
          <table:table-cell office:value-type="string">
            <text:p><text:s/>"D:\\dat\\avatar\\partstex\\tre02_body.ctb"</text:p>
          </table:table-cell>
        </table:table-row>
        <table:table-row table:style-name="ro2">
          <table:table-cell/>
          <table:table-cell office:value-type="string">
            <text:p>82c4ba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26Eh</text:p>
          </table:table-cell>
          <table:table-cell office:value-type="string">
            <text:p><text:s text:c="8"/>82c4d450 82 27 91 74 <text:s text:c="4"/>addr <text:s text:c="6"/>s_D:\dat\avatar\partstex\tre03_bod_82279174 <text:s text:c="10"/></text:p>
          </table:table-cell>
          <table:table-cell office:value-type="string">
            <text:p><text:s/>"D:\\dat\\avatar\\partstex\\tre03_body.ctb"</text:p>
          </table:table-cell>
        </table:table-row>
        <table:table-row table:style-name="ro2">
          <table:table-cell/>
          <table:table-cell office:value-type="string">
            <text:p>82c4ba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26Fh</text:p>
          </table:table-cell>
          <table:table-cell office:value-type="string">
            <text:p><text:s text:c="8"/>82c4d454 82 27 91 4c <text:s text:c="4"/>addr <text:s text:c="6"/>s_D:\dat\avatar\partstex\tre04_bod_8227914c <text:s text:c="10"/></text:p>
          </table:table-cell>
          <table:table-cell office:value-type="string">
            <text:p><text:s/>"D:\\dat\\avatar\\partstex\\tre04_body.ctb"</text:p>
          </table:table-cell>
        </table:table-row>
        <table:table-row table:style-name="ro2">
          <table:table-cell/>
          <table:table-cell office:value-type="string">
            <text:p>82c4ba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270h</text:p>
          </table:table-cell>
          <table:table-cell office:value-type="string">
            <text:p><text:s text:c="8"/>82c4d458 82 27 91 24 <text:s text:c="4"/>addr <text:s text:c="6"/>s_D:\dat\avatar\partstex\tre05_bod_82279124 <text:s text:c="10"/></text:p>
          </table:table-cell>
          <table:table-cell office:value-type="string">
            <text:p><text:s/>"D:\\dat\\avatar\\partstex\\tre05_body.ctb"</text:p>
          </table:table-cell>
        </table:table-row>
        <table:table-row table:style-name="ro2">
          <table:table-cell/>
          <table:table-cell office:value-type="string">
            <text:p>82c4ba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271h</text:p>
          </table:table-cell>
          <table:table-cell office:value-type="string">
            <text:p><text:s text:c="8"/>82c4d45c 82 27 90 fc <text:s text:c="4"/>addr <text:s text:c="6"/>s_D:\dat\avatar\partstex\tre06_bod_822790fc <text:s text:c="10"/></text:p>
          </table:table-cell>
          <table:table-cell office:value-type="string">
            <text:p><text:s/>"D:\\dat\\avatar\\partstex\\tre06_body.ctb"</text:p>
          </table:table-cell>
        </table:table-row>
        <table:table-row table:style-name="ro2">
          <table:table-cell/>
          <table:table-cell office:value-type="string">
            <text:p>82c4ba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272h</text:p>
          </table:table-cell>
          <table:table-cell office:value-type="string">
            <text:p><text:s text:c="8"/>82c4d460 82 27 90 d4 <text:s text:c="4"/>addr <text:s text:c="6"/>s_D:\dat\avatar\partstex\tre07_bod_822790d4 <text:s text:c="10"/></text:p>
          </table:table-cell>
          <table:table-cell office:value-type="string">
            <text:p><text:s/>"D:\\dat\\avatar\\partstex\\tre07_body.ctb"</text:p>
          </table:table-cell>
        </table:table-row>
        <table:table-row table:style-name="ro2">
          <table:table-cell/>
          <table:table-cell office:value-type="string">
            <text:p>82c4ba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273h</text:p>
          </table:table-cell>
          <table:table-cell office:value-type="string">
            <text:p><text:s text:c="8"/>82c4d464 82 27 90 ac <text:s text:c="4"/>addr <text:s text:c="6"/>s_D:\dat\avatar\partstex\uch00_bod_822790ac <text:s text:c="10"/></text:p>
          </table:table-cell>
          <table:table-cell office:value-type="string">
            <text:p><text:s/>"D:\\dat\\avatar\\partstex\\uch00_body.ctb"</text:p>
          </table:table-cell>
        </table:table-row>
        <table:table-row table:style-name="ro2">
          <table:table-cell/>
          <table:table-cell office:value-type="string">
            <text:p>82c4ba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274h</text:p>
          </table:table-cell>
          <table:table-cell office:value-type="string">
            <text:p><text:s text:c="8"/>82c4d468 82 27 90 84 <text:s text:c="4"/>addr <text:s text:c="6"/>s_D:\dat\avatar\partstex\uch01_bod_82279084 <text:s text:c="10"/></text:p>
          </table:table-cell>
          <table:table-cell office:value-type="string">
            <text:p><text:s/>"D:\\dat\\avatar\\partstex\\uch01_body.ctb"</text:p>
          </table:table-cell>
        </table:table-row>
        <table:table-row table:style-name="ro2">
          <table:table-cell/>
          <table:table-cell office:value-type="string">
            <text:p>82c4ba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275h</text:p>
          </table:table-cell>
          <table:table-cell office:value-type="string">
            <text:p><text:s text:c="8"/>82c4d46c 82 27 90 5c <text:s text:c="4"/>addr <text:s text:c="6"/>s_D:\dat\avatar\partstex\uch02_bod_8227905c <text:s text:c="10"/></text:p>
          </table:table-cell>
          <table:table-cell office:value-type="string">
            <text:p><text:s/>"D:\\dat\\avatar\\partstex\\uch02_body.ctb"</text:p>
          </table:table-cell>
        </table:table-row>
        <table:table-row table:style-name="ro2">
          <table:table-cell/>
          <table:table-cell office:value-type="string">
            <text:p>82c4ba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276h</text:p>
          </table:table-cell>
          <table:table-cell office:value-type="string">
            <text:p><text:s text:c="8"/>82c4d470 82 27 90 34 <text:s text:c="4"/>addr <text:s text:c="6"/>s_D:\dat\avatar\partstex\uch03_bod_82279034 <text:s text:c="10"/></text:p>
          </table:table-cell>
          <table:table-cell office:value-type="string">
            <text:p><text:s/>"D:\\dat\\avatar\\partstex\\uch03_body.ctb"</text:p>
          </table:table-cell>
        </table:table-row>
        <table:table-row table:style-name="ro2">
          <table:table-cell/>
          <table:table-cell office:value-type="string">
            <text:p>82c4ba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277h</text:p>
          </table:table-cell>
          <table:table-cell office:value-type="string">
            <text:p><text:s text:c="8"/>82c4d474 82 27 90 0c <text:s text:c="4"/>addr <text:s text:c="6"/>s_D:\dat\avatar\partstex\uch04_bod_8227900c <text:s text:c="10"/></text:p>
          </table:table-cell>
          <table:table-cell office:value-type="string">
            <text:p><text:s/>"D:\\dat\\avatar\\partstex\\uch04_body.ctb"</text:p>
          </table:table-cell>
        </table:table-row>
        <table:table-row table:style-name="ro2">
          <table:table-cell/>
          <table:table-cell office:value-type="string">
            <text:p>82c4ba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278h</text:p>
          </table:table-cell>
          <table:table-cell office:value-type="string">
            <text:p><text:s text:c="8"/>82c4d478 82 27 8f e4 <text:s text:c="4"/>addr <text:s text:c="6"/>s_D:\dat\avatar\partstex\uch05_bod_82278fe4 <text:s text:c="10"/></text:p>
          </table:table-cell>
          <table:table-cell office:value-type="string">
            <text:p><text:s/>"D:\\dat\\avatar\\partstex\\uch05_body.ctb"</text:p>
          </table:table-cell>
        </table:table-row>
        <table:table-row table:style-name="ro2">
          <table:table-cell/>
          <table:table-cell office:value-type="string">
            <text:p>82c4ba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279h</text:p>
          </table:table-cell>
          <table:table-cell office:value-type="string">
            <text:p><text:s text:c="8"/>82c4d47c 82 27 8f bc <text:s text:c="4"/>addr <text:s text:c="6"/>s_D:\dat\avatar\partstex\uch06_bod_82278fbc <text:s text:c="10"/></text:p>
          </table:table-cell>
          <table:table-cell office:value-type="string">
            <text:p><text:s/>"D:\\dat\\avatar\\partstex\\uch06_body.ctb"</text:p>
          </table:table-cell>
        </table:table-row>
        <table:table-row table:style-name="ro2">
          <table:table-cell/>
          <table:table-cell office:value-type="string">
            <text:p>82c4ba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27Ah</text:p>
          </table:table-cell>
          <table:table-cell office:value-type="string">
            <text:p><text:s text:c="8"/>82c4d480 82 27 8f 94 <text:s text:c="4"/>addr <text:s text:c="6"/>s_D:\dat\avatar\partstex\uch07_bod_82278f94 <text:s text:c="10"/></text:p>
          </table:table-cell>
          <table:table-cell office:value-type="string">
            <text:p><text:s/>"D:\\dat\\avatar\\partstex\\uch07_body.ctb"</text:p>
          </table:table-cell>
        </table:table-row>
        <table:table-row table:style-name="ro2">
          <table:table-cell/>
          <table:table-cell office:value-type="string">
            <text:p>82c4ba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27Bh</text:p>
          </table:table-cell>
          <table:table-cell office:value-type="string">
            <text:p><text:s text:c="8"/>82c4d484 82 27 8f 6c <text:s text:c="4"/>addr <text:s text:c="6"/>s_D:\dat\avatar\partstex\wan00_bod_82278f6c <text:s text:c="10"/></text:p>
          </table:table-cell>
          <table:table-cell office:value-type="string">
            <text:p><text:s/>"D:\\dat\\avatar\\partstex\\wan00_body.ctb"</text:p>
          </table:table-cell>
        </table:table-row>
        <table:table-row table:style-name="ro2">
          <table:table-cell/>
          <table:table-cell office:value-type="string">
            <text:p>82c4ba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27Ch</text:p>
          </table:table-cell>
          <table:table-cell office:value-type="string">
            <text:p><text:s text:c="8"/>82c4d488 82 27 8f 44 <text:s text:c="4"/>addr <text:s text:c="6"/>s_D:\dat\avatar\partstex\wan01_bod_82278f44 <text:s text:c="10"/></text:p>
          </table:table-cell>
          <table:table-cell office:value-type="string">
            <text:p><text:s/>"D:\\dat\\avatar\\partstex\\wan01_body.ctb"</text:p>
          </table:table-cell>
        </table:table-row>
        <table:table-row table:style-name="ro2">
          <table:table-cell/>
          <table:table-cell office:value-type="string">
            <text:p>82c4ba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27Dh</text:p>
          </table:table-cell>
          <table:table-cell office:value-type="string">
            <text:p><text:s text:c="8"/>82c4d48c 82 27 8f 1c <text:s text:c="4"/>addr <text:s text:c="6"/>s_D:\dat\avatar\partstex\wan02_bod_82278f1c <text:s text:c="10"/></text:p>
          </table:table-cell>
          <table:table-cell office:value-type="string">
            <text:p><text:s/>"D:\\dat\\avatar\\partstex\\wan02_body.ctb"</text:p>
          </table:table-cell>
        </table:table-row>
        <table:table-row table:style-name="ro2">
          <table:table-cell/>
          <table:table-cell office:value-type="string">
            <text:p>82c4ba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27Eh</text:p>
          </table:table-cell>
          <table:table-cell office:value-type="string">
            <text:p><text:s text:c="8"/>82c4d490 82 27 8e f4 <text:s text:c="4"/>addr <text:s text:c="6"/>s_D:\dat\avatar\partstex\wan03_bod_82278ef4 <text:s text:c="10"/></text:p>
          </table:table-cell>
          <table:table-cell office:value-type="string">
            <text:p><text:s/>"D:\\dat\\avatar\\partstex\\wan03_body.ctb"</text:p>
          </table:table-cell>
        </table:table-row>
        <table:table-row table:style-name="ro2">
          <table:table-cell/>
          <table:table-cell office:value-type="string">
            <text:p>82c4ba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27Fh</text:p>
          </table:table-cell>
          <table:table-cell office:value-type="string">
            <text:p><text:s text:c="8"/>82c4d494 82 27 8e cc <text:s text:c="4"/>addr <text:s text:c="6"/>s_D:\dat\avatar\partstex\wan04_bod_82278ecc <text:s text:c="10"/></text:p>
          </table:table-cell>
          <table:table-cell office:value-type="string">
            <text:p><text:s/>"D:\\dat\\avatar\\partstex\\wan04_body.ctb"</text:p>
          </table:table-cell>
        </table:table-row>
        <table:table-row table:style-name="ro2">
          <table:table-cell/>
          <table:table-cell office:value-type="string">
            <text:p>82c4ba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280h</text:p>
          </table:table-cell>
          <table:table-cell office:value-type="string">
            <text:p><text:s text:c="8"/>82c4d498 82 27 8e a4 <text:s text:c="4"/>addr <text:s text:c="6"/>s_D:\dat\avatar\partstex\wan05_bod_82278ea4 <text:s text:c="10"/></text:p>
          </table:table-cell>
          <table:table-cell office:value-type="string">
            <text:p><text:s/>"D:\\dat\\avatar\\partstex\\wan05_body.ctb"</text:p>
          </table:table-cell>
        </table:table-row>
        <table:table-row table:style-name="ro2">
          <table:table-cell/>
          <table:table-cell office:value-type="string">
            <text:p>82c4ba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281h</text:p>
          </table:table-cell>
          <table:table-cell office:value-type="string">
            <text:p><text:s text:c="8"/>82c4d49c 82 27 8e 7c <text:s text:c="4"/>addr <text:s text:c="6"/>s_D:\dat\avatar\partstex\wan06_bod_82278e7c <text:s text:c="10"/></text:p>
          </table:table-cell>
          <table:table-cell office:value-type="string">
            <text:p><text:s/>"D:\\dat\\avatar\\partstex\\wan06_body.ctb"</text:p>
          </table:table-cell>
        </table:table-row>
        <table:table-row table:style-name="ro2">
          <table:table-cell/>
          <table:table-cell office:value-type="string">
            <text:p>82c4bb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282h</text:p>
          </table:table-cell>
          <table:table-cell office:value-type="string">
            <text:p><text:s text:c="8"/>82c4d4a0 82 27 8e 54 <text:s text:c="4"/>addr <text:s text:c="6"/>s_D:\dat\avatar\partstex\wan07_bod_82278e54 <text:s text:c="10"/></text:p>
          </table:table-cell>
          <table:table-cell office:value-type="string">
            <text:p><text:s/>"D:\\dat\\avatar\\partstex\\wan07_body.ctb"</text:p>
          </table:table-cell>
        </table:table-row>
        <table:table-row table:style-name="ro2">
          <table:table-cell/>
          <table:table-cell office:value-type="string">
            <text:p>82c4bb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283h</text:p>
          </table:table-cell>
          <table:table-cell office:value-type="string">
            <text:p><text:s text:c="8"/>82c4d4a4 82 27 8e 28 <text:s text:c="4"/>addr <text:s text:c="6"/>s_D:\dat\avatar\partstex\wom00_fac_82278e28 <text:s text:c="10"/></text:p>
          </table:table-cell>
          <table:table-cell office:value-type="string">
            <text:p><text:s/>"D:\\dat\\avatar\\partstex\\wom00_fac_wht.ctb"</text:p>
          </table:table-cell>
        </table:table-row>
        <table:table-row table:style-name="ro2">
          <table:table-cell/>
          <table:table-cell office:value-type="string">
            <text:p>82c4bb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284h</text:p>
          </table:table-cell>
          <table:table-cell office:value-type="string">
            <text:p><text:s text:c="8"/>82c4d4a8 82 27 8d fc <text:s text:c="4"/>addr <text:s text:c="6"/>s_D:\dat\avatar\partstex\wom00_ski_82278dfc <text:s text:c="10"/></text:p>
          </table:table-cell>
          <table:table-cell office:value-type="string">
            <text:p><text:s/>"D:\\dat\\avatar\\partstex\\wom00_skin_wht.ctb"</text:p>
          </table:table-cell>
        </table:table-row>
        <table:table-row table:style-name="ro2">
          <table:table-cell/>
          <table:table-cell office:value-type="string">
            <text:p>82c4bb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285h</text:p>
          </table:table-cell>
          <table:table-cell office:value-type="string">
            <text:p><text:s text:c="8"/>82c4d4ac 82 27 8d d0 <text:s text:c="4"/>addr <text:s text:c="6"/>s_D:\dat\avatar\partstex\wom01_fac_82278dd0 <text:s text:c="10"/></text:p>
          </table:table-cell>
          <table:table-cell office:value-type="string">
            <text:p><text:s/>"D:\\dat\\avatar\\partstex\\wom01_fac_ylo.ctb"</text:p>
          </table:table-cell>
        </table:table-row>
        <table:table-row table:style-name="ro2">
          <table:table-cell/>
          <table:table-cell office:value-type="string">
            <text:p>82c4bb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286h</text:p>
          </table:table-cell>
          <table:table-cell office:value-type="string">
            <text:p><text:s text:c="8"/>82c4d4b0 82 27 8d a4 <text:s text:c="4"/>addr <text:s text:c="6"/>s_D:\dat\avatar\partstex\wom01_ski_82278da4 <text:s text:c="10"/></text:p>
          </table:table-cell>
          <table:table-cell office:value-type="string">
            <text:p><text:s/>"D:\\dat\\avatar\\partstex\\wom01_skin_ylo.ctb"</text:p>
          </table:table-cell>
        </table:table-row>
        <table:table-row table:style-name="ro2">
          <table:table-cell/>
          <table:table-cell office:value-type="string">
            <text:p>82c4bb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287h</text:p>
          </table:table-cell>
          <table:table-cell office:value-type="string">
            <text:p><text:s text:c="8"/>82c4d4b4 82 27 8d 78 <text:s text:c="4"/>addr <text:s text:c="6"/>s_D:\dat\avatar\partstex\wom02_fac_82278d78 <text:s text:c="10"/></text:p>
          </table:table-cell>
          <table:table-cell office:value-type="string">
            <text:p><text:s/>"D:\\dat\\avatar\\partstex\\wom02_fac_bro.ctb"</text:p>
          </table:table-cell>
        </table:table-row>
        <table:table-row table:style-name="ro2">
          <table:table-cell/>
          <table:table-cell office:value-type="string">
            <text:p>82c4bb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288h</text:p>
          </table:table-cell>
          <table:table-cell office:value-type="string">
            <text:p><text:s text:c="8"/>82c4d4b8 82 27 8d 4c <text:s text:c="4"/>addr <text:s text:c="6"/>s_D:\dat\avatar\partstex\wom02_ski_82278d4c <text:s text:c="10"/></text:p>
          </table:table-cell>
          <table:table-cell office:value-type="string">
            <text:p><text:s/>"D:\\dat\\avatar\\partstex\\wom02_skin_bro.ctb"</text:p>
          </table:table-cell>
        </table:table-row>
        <table:table-row table:style-name="ro2">
          <table:table-cell/>
          <table:table-cell office:value-type="string">
            <text:p>82c4bb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289h</text:p>
          </table:table-cell>
          <table:table-cell office:value-type="string">
            <text:p><text:s text:c="8"/>82c4d4bc 82 27 8d 20 <text:s text:c="4"/>addr <text:s text:c="6"/>s_D:\dat\avatar\partstex\wom03_fac_82278d20 <text:s text:c="10"/></text:p>
          </table:table-cell>
          <table:table-cell office:value-type="string">
            <text:p><text:s/>"D:\\dat\\avatar\\partstex\\wom03_fac_gun.ctb"</text:p>
          </table:table-cell>
        </table:table-row>
        <table:table-row table:style-name="ro2">
          <table:table-cell/>
          <table:table-cell office:value-type="string">
            <text:p>82c4bb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28Ah</text:p>
          </table:table-cell>
          <table:table-cell office:value-type="string">
            <text:p><text:s text:c="8"/>82c4d4c0 82 27 8c f4 <text:s text:c="4"/>addr <text:s text:c="6"/>s_D:\dat\avatar\partstex\wom03_ski_82278cf4 <text:s text:c="10"/></text:p>
          </table:table-cell>
          <table:table-cell office:value-type="string">
            <text:p><text:s/>"D:\\dat\\avatar\\partstex\\wom03_skin_gun.ctb"</text:p>
          </table:table-cell>
        </table:table-row>
        <table:table-row table:style-name="ro2">
          <table:table-cell/>
          <table:table-cell office:value-type="string">
            <text:p>82c4bb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28Bh</text:p>
          </table:table-cell>
          <table:table-cell office:value-type="string">
            <text:p><text:s text:c="8"/>82c4d4c4 82 27 8c c8 <text:s text:c="4"/>addr <text:s text:c="6"/>s_D:\dat\avatar\partstex\wom04_fac_82278cc8 <text:s text:c="10"/></text:p>
          </table:table-cell>
          <table:table-cell office:value-type="string">
            <text:p><text:s/>"D:\\dat\\avatar\\partstex\\wom04_fac_bla.ctb"</text:p>
          </table:table-cell>
        </table:table-row>
        <table:table-row table:style-name="ro2">
          <table:table-cell/>
          <table:table-cell office:value-type="string">
            <text:p>82c4bb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28Ch</text:p>
          </table:table-cell>
          <table:table-cell office:value-type="string">
            <text:p><text:s text:c="8"/>82c4d4c8 82 27 8c 9c <text:s text:c="4"/>addr <text:s text:c="6"/>s_D:\dat\avatar\partstex\wom04_ski_82278c9c <text:s text:c="10"/></text:p>
          </table:table-cell>
          <table:table-cell office:value-type="string">
            <text:p><text:s/>"D:\\dat\\avatar\\partstex\\wom04_skin_bla.ctb"</text:p>
          </table:table-cell>
        </table:table-row>
        <table:table-row table:style-name="ro2">
          <table:table-cell/>
          <table:table-cell office:value-type="string">
            <text:p>82c4bb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28Dh</text:p>
          </table:table-cell>
          <table:table-cell office:value-type="string">
            <text:p><text:s text:c="8"/>82c4d4cc 82 27 8c 70 <text:s text:c="4"/>addr <text:s text:c="6"/>s_D:\dat\avatar\partstex\wom05_fac_82278c70 <text:s text:c="10"/></text:p>
          </table:table-cell>
          <table:table-cell office:value-type="string">
            <text:p><text:s/>"D:\\dat\\avatar\\partstex\\wom05_fac_kmo.ctb"</text:p>
          </table:table-cell>
        </table:table-row>
        <table:table-row table:style-name="ro2">
          <table:table-cell/>
          <table:table-cell office:value-type="string">
            <text:p>82c4bb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28Eh</text:p>
          </table:table-cell>
          <table:table-cell office:value-type="string">
            <text:p><text:s text:c="8"/>82c4d4d0 82 27 8c 44 <text:s text:c="4"/>addr <text:s text:c="6"/>s_D:\dat\avatar\partstex\wom05_ski_82278c44 <text:s text:c="10"/></text:p>
          </table:table-cell>
          <table:table-cell office:value-type="string">
            <text:p><text:s/>"D:\\dat\\avatar\\partstex\\wom05_skin_kmo.ctb"</text:p>
          </table:table-cell>
        </table:table-row>
        <table:table-row table:style-name="ro2">
          <table:table-cell/>
          <table:table-cell office:value-type="string">
            <text:p>82c4bb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28Fh</text:p>
          </table:table-cell>
          <table:table-cell office:value-type="string">
            <text:p><text:s text:c="8"/>82c4d4d4 82 27 8c 18 <text:s text:c="4"/>addr <text:s text:c="6"/>s_D:\dat\avatar\partstex\wom06_fac_82278c18 <text:s text:c="10"/></text:p>
          </table:table-cell>
          <table:table-cell office:value-type="string">
            <text:p><text:s/>"D:\\dat\\avatar\\partstex\\wom06_fac_hyu.ctb"</text:p>
          </table:table-cell>
        </table:table-row>
        <table:table-row table:style-name="ro2">
          <table:table-cell/>
          <table:table-cell office:value-type="string">
            <text:p>82c4bb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290h</text:p>
          </table:table-cell>
          <table:table-cell office:value-type="string">
            <text:p><text:s text:c="8"/>82c4d4d8 82 27 8b ec <text:s text:c="4"/>addr <text:s text:c="6"/>s_D:\dat\avatar\partstex\wom06_ski_82278bec <text:s text:c="10"/></text:p>
          </table:table-cell>
          <table:table-cell office:value-type="string">
            <text:p><text:s/>"D:\\dat\\avatar\\partstex\\wom06_skin_hyu.ctb"</text:p>
          </table:table-cell>
        </table:table-row>
        <table:table-row table:style-name="ro2">
          <table:table-cell/>
          <table:table-cell office:value-type="string">
            <text:p>82c4bb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291h</text:p>
          </table:table-cell>
          <table:table-cell office:value-type="string">
            <text:p><text:s text:c="8"/>82c4d4dc 82 27 8b c0 <text:s text:c="4"/>addr <text:s text:c="6"/>s_D:\dat\avatar\partstex\wom07_fac_82278bc0 <text:s text:c="10"/></text:p>
          </table:table-cell>
          <table:table-cell office:value-type="string">
            <text:p><text:s/>"D:\\dat\\avatar\\partstex\\wom07_fac_cow.ctb"</text:p>
          </table:table-cell>
        </table:table-row>
        <table:table-row table:style-name="ro2">
          <table:table-cell/>
          <table:table-cell office:value-type="string">
            <text:p>82c4bb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292h</text:p>
          </table:table-cell>
          <table:table-cell office:value-type="string">
            <text:p><text:s text:c="8"/>82c4d4e0 82 27 8b 94 <text:s text:c="4"/>addr <text:s text:c="6"/>s_D:\dat\avatar\partstex\wom07_ski_82278b94 <text:s text:c="10"/></text:p>
          </table:table-cell>
          <table:table-cell office:value-type="string">
            <text:p><text:s/>"D:\\dat\\avatar\\partstex\\wom07_skin_cow.ctb"</text:p>
          </table:table-cell>
        </table:table-row>
        <table:table-row table:style-name="ro2">
          <table:table-cell/>
          <table:table-cell office:value-type="string">
            <text:p>82c4bb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293h</text:p>
          </table:table-cell>
          <table:table-cell office:value-type="string">
            <text:p><text:s text:c="8"/>82c4d4e4 82 27 8b 6c <text:s text:c="4"/>addr <text:s text:c="6"/>s_D:\dat\avatar\partstex\nim00_bod_82278b6c <text:s text:c="10"/></text:p>
          </table:table-cell>
          <table:table-cell office:value-type="string">
            <text:p><text:s/>"D:\\dat\\avatar\\partstex\\nim00_body.ctb"</text:p>
          </table:table-cell>
        </table:table-row>
        <table:table-row table:style-name="ro2">
          <table:table-cell/>
          <table:table-cell office:value-type="string">
            <text:p>82c4bb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294h</text:p>
          </table:table-cell>
          <table:table-cell office:value-type="string">
            <text:p><text:s text:c="8"/>82c4d4e8 82 27 8b 44 <text:s text:c="4"/>addr <text:s text:c="6"/>s_D:\dat\avatar\partstex\nim01_bod_82278b44 <text:s text:c="10"/></text:p>
          </table:table-cell>
          <table:table-cell office:value-type="string">
            <text:p><text:s/>"D:\\dat\\avatar\\partstex\\nim01_body.ctb"</text:p>
          </table:table-cell>
        </table:table-row>
        <table:table-row table:style-name="ro2">
          <table:table-cell/>
          <table:table-cell office:value-type="string">
            <text:p>82c4bb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295h</text:p>
          </table:table-cell>
          <table:table-cell office:value-type="string">
            <text:p><text:s text:c="8"/>82c4d4ec 82 27 8b 1c <text:s text:c="4"/>addr <text:s text:c="6"/>s_D:\dat\avatar\partstex\nim02_bod_82278b1c <text:s text:c="10"/></text:p>
          </table:table-cell>
          <table:table-cell office:value-type="string">
            <text:p><text:s/>"D:\\dat\\avatar\\partstex\\nim02_body.ctb"</text:p>
          </table:table-cell>
        </table:table-row>
        <table:table-row table:style-name="ro2">
          <table:table-cell/>
          <table:table-cell office:value-type="string">
            <text:p>82c4bb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296h</text:p>
          </table:table-cell>
          <table:table-cell office:value-type="string">
            <text:p><text:s text:c="8"/>82c4d4f0 82 27 8a f4 <text:s text:c="4"/>addr <text:s text:c="6"/>s_D:\dat\avatar\partstex\nim03_bod_82278af4 <text:s text:c="10"/></text:p>
          </table:table-cell>
          <table:table-cell office:value-type="string">
            <text:p><text:s/>"D:\\dat\\avatar\\partstex\\nim03_body.ctb"</text:p>
          </table:table-cell>
        </table:table-row>
        <table:table-row table:style-name="ro2">
          <table:table-cell/>
          <table:table-cell office:value-type="string">
            <text:p>82c4bb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297h</text:p>
          </table:table-cell>
          <table:table-cell office:value-type="string">
            <text:p><text:s text:c="8"/>82c4d4f4 82 27 8a cc <text:s text:c="4"/>addr <text:s text:c="6"/>s_D:\dat\avatar\partstex\nim04_bod_82278acc <text:s text:c="10"/></text:p>
          </table:table-cell>
          <table:table-cell office:value-type="string">
            <text:p><text:s/>"D:\\dat\\avatar\\partstex\\nim04_body.ctb"</text:p>
          </table:table-cell>
        </table:table-row>
        <table:table-row table:style-name="ro2">
          <table:table-cell/>
          <table:table-cell office:value-type="string">
            <text:p>82c4bb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298h</text:p>
          </table:table-cell>
          <table:table-cell office:value-type="string">
            <text:p><text:s text:c="8"/>82c4d4f8 82 27 8a a4 <text:s text:c="4"/>addr <text:s text:c="6"/>s_D:\dat\avatar\partstex\nim05_bod_82278aa4 <text:s text:c="10"/></text:p>
          </table:table-cell>
          <table:table-cell office:value-type="string">
            <text:p><text:s/>"D:\\dat\\avatar\\partstex\\nim05_body.ctb"</text:p>
          </table:table-cell>
        </table:table-row>
        <table:table-row table:style-name="ro2">
          <table:table-cell/>
          <table:table-cell office:value-type="string">
            <text:p>82c4bb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299h</text:p>
          </table:table-cell>
          <table:table-cell office:value-type="string">
            <text:p><text:s text:c="8"/>82c4d4fc 82 27 8a 7c <text:s text:c="4"/>addr <text:s text:c="6"/>s_D:\dat\avatar\partstex\nim06_bod_82278a7c <text:s text:c="10"/></text:p>
          </table:table-cell>
          <table:table-cell office:value-type="string">
            <text:p><text:s/>"D:\\dat\\avatar\\partstex\\nim06_body.ctb"</text:p>
          </table:table-cell>
        </table:table-row>
        <table:table-row table:style-name="ro2">
          <table:table-cell/>
          <table:table-cell office:value-type="string">
            <text:p>82c4bb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29Ah</text:p>
          </table:table-cell>
          <table:table-cell office:value-type="string">
            <text:p><text:s text:c="8"/>82c4d500 82 27 8a 54 <text:s text:c="4"/>addr <text:s text:c="6"/>s_D:\dat\avatar\partstex\nim07_bod_82278a54 <text:s text:c="10"/></text:p>
          </table:table-cell>
          <table:table-cell office:value-type="string">
            <text:p><text:s/>"D:\\dat\\avatar\\partstex\\nim07_body.ctb"</text:p>
          </table:table-cell>
        </table:table-row>
        <table:table-row table:style-name="ro2">
          <table:table-cell/>
          <table:table-cell office:value-type="string">
            <text:p>82c4bb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29Bh</text:p>
          </table:table-cell>
          <table:table-cell office:value-type="string">
            <text:p><text:s text:c="8"/>82c4d504 82 27 8a 2c <text:s text:c="4"/>addr <text:s text:c="6"/>s_D:\dat\avatar\partstex\fis00_bod_82278a2c <text:s text:c="10"/></text:p>
          </table:table-cell>
          <table:table-cell office:value-type="string">
            <text:p><text:s/>"D:\\dat\\avatar\\partstex\\fis00_body2.ctb"</text:p>
          </table:table-cell>
        </table:table-row>
        <table:table-row table:style-name="ro2">
          <table:table-cell/>
          <table:table-cell office:value-type="string">
            <text:p>82c4bb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29Ch</text:p>
          </table:table-cell>
          <table:table-cell office:value-type="string">
            <text:p><text:s text:c="8"/>82c4d508 82 27 8a 04 <text:s text:c="4"/>addr <text:s text:c="6"/>s_D:\dat\avatar\partstex\fis01_bod_82278a04 <text:s text:c="10"/></text:p>
          </table:table-cell>
          <table:table-cell office:value-type="string">
            <text:p><text:s/>"D:\\dat\\avatar\\partstex\\fis01_body2.ctb"</text:p>
          </table:table-cell>
        </table:table-row>
        <table:table-row table:style-name="ro2">
          <table:table-cell/>
          <table:table-cell office:value-type="string">
            <text:p>82c4bb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29Dh</text:p>
          </table:table-cell>
          <table:table-cell office:value-type="string">
            <text:p><text:s text:c="8"/>82c4d50c 82 27 89 dc <text:s text:c="4"/>addr <text:s text:c="6"/>s_D:\dat\avatar\partstex\fis02_bod_822789dc <text:s text:c="10"/></text:p>
          </table:table-cell>
          <table:table-cell office:value-type="string">
            <text:p><text:s/>"D:\\dat\\avatar\\partstex\\fis02_body2.ctb"</text:p>
          </table:table-cell>
        </table:table-row>
        <table:table-row table:style-name="ro2">
          <table:table-cell/>
          <table:table-cell office:value-type="string">
            <text:p>82c4bb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29Eh</text:p>
          </table:table-cell>
          <table:table-cell office:value-type="string">
            <text:p><text:s text:c="8"/>82c4d510 82 27 89 b4 <text:s text:c="4"/>addr <text:s text:c="6"/>s_D:\dat\avatar\partstex\fis03_bod_822789b4 <text:s text:c="10"/></text:p>
          </table:table-cell>
          <table:table-cell office:value-type="string">
            <text:p><text:s/>"D:\\dat\\avatar\\partstex\\fis03_body2.ctb"</text:p>
          </table:table-cell>
        </table:table-row>
        <table:table-row table:style-name="ro2">
          <table:table-cell/>
          <table:table-cell office:value-type="string">
            <text:p>82c4bb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29Fh</text:p>
          </table:table-cell>
          <table:table-cell office:value-type="string">
            <text:p><text:s text:c="8"/>82c4d514 82 27 89 8c <text:s text:c="4"/>addr <text:s text:c="6"/>s_D:\dat\avatar\partstex\fis04_bod_8227898c <text:s text:c="10"/></text:p>
          </table:table-cell>
          <table:table-cell office:value-type="string">
            <text:p><text:s/>"D:\\dat\\avatar\\partstex\\fis04_body2.ctb"</text:p>
          </table:table-cell>
        </table:table-row>
        <table:table-row table:style-name="ro2">
          <table:table-cell/>
          <table:table-cell office:value-type="string">
            <text:p>82c4bb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2A0h</text:p>
          </table:table-cell>
          <table:table-cell office:value-type="string">
            <text:p><text:s text:c="8"/>82c4d518 82 27 89 64 <text:s text:c="4"/>addr <text:s text:c="6"/>s_D:\dat\avatar\partstex\fis05_bod_82278964 <text:s text:c="10"/></text:p>
          </table:table-cell>
          <table:table-cell office:value-type="string">
            <text:p><text:s/>"D:\\dat\\avatar\\partstex\\fis05_body2.ctb"</text:p>
          </table:table-cell>
        </table:table-row>
        <table:table-row table:style-name="ro2">
          <table:table-cell/>
          <table:table-cell office:value-type="string">
            <text:p>82c4bb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2A1h</text:p>
          </table:table-cell>
          <table:table-cell office:value-type="string">
            <text:p><text:s text:c="8"/>82c4d51c 82 27 89 3c <text:s text:c="4"/>addr <text:s text:c="6"/>s_D:\dat\avatar\partstex\fis06_bod_8227893c <text:s text:c="10"/></text:p>
          </table:table-cell>
          <table:table-cell office:value-type="string">
            <text:p><text:s/>"D:\\dat\\avatar\\partstex\\fis06_body2.ctb"</text:p>
          </table:table-cell>
        </table:table-row>
        <table:table-row table:style-name="ro2">
          <table:table-cell/>
          <table:table-cell office:value-type="string">
            <text:p>82c4bb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2A2h</text:p>
          </table:table-cell>
          <table:table-cell office:value-type="string">
            <text:p><text:s text:c="8"/>82c4d520 82 27 89 14 <text:s text:c="4"/>addr <text:s text:c="6"/>s_D:\dat\avatar\partstex\fis07_bod_82278914 <text:s text:c="10"/></text:p>
          </table:table-cell>
          <table:table-cell office:value-type="string">
            <text:p><text:s/>"D:\\dat\\avatar\\partstex\\fis07_body2.ctb"</text:p>
          </table:table-cell>
        </table:table-row>
        <table:table-row table:style-name="ro2">
          <table:table-cell/>
          <table:table-cell office:value-type="string">
            <text:p>82c4bb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2A3h</text:p>
          </table:table-cell>
          <table:table-cell office:value-type="string">
            <text:p><text:s text:c="8"/>82c4d524 82 27 88 fc <text:s text:c="4"/>addr <text:s text:c="6"/>s_D:\dat\frn\fn000tvc.tpr_822788fc <text:s text:c="19"/></text:p>
          </table:table-cell>
          <table:table-cell office:value-type="string">
            <text:p><text:s/>"D:\\dat\\frn\\fn000tvc.tpr"</text:p>
          </table:table-cell>
        </table:table-row>
        <table:table-row table:style-name="ro2">
          <table:table-cell/>
          <table:table-cell office:value-type="string">
            <text:p>82c4bb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2A4h</text:p>
          </table:table-cell>
          <table:table-cell office:value-type="string">
            <text:p><text:s text:c="8"/>82c4d528 82 27 88 e4 <text:s text:c="4"/>addr <text:s text:c="6"/>s_D:\dat\frn\fn001tvo.tpr_822788e4 <text:s text:c="19"/></text:p>
          </table:table-cell>
          <table:table-cell office:value-type="string">
            <text:p><text:s/>"D:\\dat\\frn\\fn001tvo.tpr"</text:p>
          </table:table-cell>
        </table:table-row>
        <table:table-row table:style-name="ro2">
          <table:table-cell/>
          <table:table-cell office:value-type="string">
            <text:p>82c4bb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2A5h</text:p>
          </table:table-cell>
          <table:table-cell office:value-type="string">
            <text:p><text:s text:c="8"/>82c4d52c 82 27 88 cc <text:s text:c="4"/>addr <text:s text:c="6"/>s_D:\dat\frn\fn002tvm.tpr_822788cc <text:s text:c="19"/></text:p>
          </table:table-cell>
          <table:table-cell office:value-type="string">
            <text:p><text:s/>"D:\\dat\\frn\\fn002tvm.tpr"</text:p>
          </table:table-cell>
        </table:table-row>
        <table:table-row table:style-name="ro2">
          <table:table-cell/>
          <table:table-cell office:value-type="string">
            <text:p>82c4bb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2A6h</text:p>
          </table:table-cell>
          <table:table-cell office:value-type="string">
            <text:p><text:s text:c="8"/>82c4d530 82 27 88 b4 <text:s text:c="4"/>addr <text:s text:c="6"/>s_D:\dat\frn\fn003csw.tpr_822788b4 <text:s text:c="19"/></text:p>
          </table:table-cell>
          <table:table-cell office:value-type="string">
            <text:p><text:s/>"D:\\dat\\frn\\fn003csw.tpr"</text:p>
          </table:table-cell>
        </table:table-row>
        <table:table-row table:style-name="ro2">
          <table:table-cell/>
          <table:table-cell office:value-type="string">
            <text:p>82c4bb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2A7h</text:p>
          </table:table-cell>
          <table:table-cell office:value-type="string">
            <text:p><text:s text:c="8"/>82c4d534 82 27 88 9c <text:s text:c="4"/>addr <text:s text:c="6"/>s_D:\dat\frn\fn004tva.tpr_8227889c <text:s text:c="19"/></text:p>
          </table:table-cell>
          <table:table-cell office:value-type="string">
            <text:p><text:s/>"D:\\dat\\frn\\fn004tva.tpr"</text:p>
          </table:table-cell>
        </table:table-row>
        <table:table-row table:style-name="ro2">
          <table:table-cell/>
          <table:table-cell office:value-type="string">
            <text:p>82c4bb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2A8h</text:p>
          </table:table-cell>
          <table:table-cell office:value-type="string">
            <text:p><text:s text:c="8"/>82c4d538 82 27 88 84 <text:s text:c="4"/>addr <text:s text:c="6"/>s_D:\dat\frn\fn005mbo.tpr_82278884 <text:s text:c="19"/></text:p>
          </table:table-cell>
          <table:table-cell office:value-type="string">
            <text:p><text:s/>"D:\\dat\\frn\\fn005mbo.tpr"</text:p>
          </table:table-cell>
        </table:table-row>
        <table:table-row table:style-name="ro2">
          <table:table-cell/>
          <table:table-cell office:value-type="string">
            <text:p>82c4bb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2A9h</text:p>
          </table:table-cell>
          <table:table-cell office:value-type="string">
            <text:p><text:s text:c="8"/>82c4d53c 82 27 88 6c <text:s text:c="4"/>addr <text:s text:c="6"/>s_D:\dat\frn\fn006rdw.tpr_8227886c <text:s text:c="19"/></text:p>
          </table:table-cell>
          <table:table-cell office:value-type="string">
            <text:p><text:s/>"D:\\dat\\frn\\fn006rdw.tpr"</text:p>
          </table:table-cell>
        </table:table-row>
        <table:table-row table:style-name="ro2">
          <table:table-cell/>
          <table:table-cell office:value-type="string">
            <text:p>82c4bb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2AAh</text:p>
          </table:table-cell>
          <table:table-cell office:value-type="string">
            <text:p><text:s text:c="8"/>82c4d540 82 27 88 54 <text:s text:c="4"/>addr <text:s text:c="6"/>s_D:\dat\frn\fn007sft.tpr_82278854 <text:s text:c="19"/></text:p>
          </table:table-cell>
          <table:table-cell office:value-type="string">
            <text:p><text:s/>"D:\\dat\\frn\\fn007sft.tpr"</text:p>
          </table:table-cell>
        </table:table-row>
        <table:table-row table:style-name="ro2">
          <table:table-cell/>
          <table:table-cell office:value-type="string">
            <text:p>82c4bb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2ABh</text:p>
          </table:table-cell>
          <table:table-cell office:value-type="string">
            <text:p><text:s text:c="8"/>82c4d544 82 27 88 3c <text:s text:c="4"/>addr <text:s text:c="6"/>s_D:\dat\frn\fn008bbk.tpr_8227883c <text:s text:c="19"/></text:p>
          </table:table-cell>
          <table:table-cell office:value-type="string">
            <text:p><text:s/>"D:\\dat\\frn\\fn008bbk.tpr"</text:p>
          </table:table-cell>
        </table:table-row>
        <table:table-row table:style-name="ro2">
          <table:table-cell/>
          <table:table-cell office:value-type="string">
            <text:p>82c4bb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2ACh</text:p>
          </table:table-cell>
          <table:table-cell office:value-type="string">
            <text:p><text:s text:c="8"/>82c4d548 82 27 88 24 <text:s text:c="4"/>addr <text:s text:c="6"/>s_D:\dat\frn\fn009chc.tpr_82278824 <text:s text:c="19"/></text:p>
          </table:table-cell>
          <table:table-cell office:value-type="string">
            <text:p><text:s/>"D:\\dat\\frn\\fn009chc.tpr"</text:p>
          </table:table-cell>
        </table:table-row>
        <table:table-row table:style-name="ro2">
          <table:table-cell/>
          <table:table-cell office:value-type="string">
            <text:p>82c4bb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2ADh</text:p>
          </table:table-cell>
          <table:table-cell office:value-type="string">
            <text:p><text:s text:c="8"/>82c4d54c 82 27 88 0c <text:s text:c="4"/>addr <text:s text:c="6"/>s_D:\dat\frn\fn010rds.tpr_8227880c <text:s text:c="19"/></text:p>
          </table:table-cell>
          <table:table-cell office:value-type="string">
            <text:p><text:s/>"D:\\dat\\frn\\fn010rds.tpr"</text:p>
          </table:table-cell>
        </table:table-row>
        <table:table-row table:style-name="ro2">
          <table:table-cell/>
          <table:table-cell office:value-type="string">
            <text:p>82c4bb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2AEh</text:p>
          </table:table-cell>
          <table:table-cell office:value-type="string">
            <text:p><text:s text:c="8"/>82c4d550 82 27 87 f4 <text:s text:c="4"/>addr <text:s text:c="6"/>s_D:\dat\frn\fn011rdp.tpr_822787f4 <text:s text:c="19"/></text:p>
          </table:table-cell>
          <table:table-cell office:value-type="string">
            <text:p><text:s/>"D:\\dat\\frn\\fn011rdp.tpr"</text:p>
          </table:table-cell>
        </table:table-row>
        <table:table-row table:style-name="ro2">
          <table:table-cell/>
          <table:table-cell office:value-type="string">
            <text:p>82c4bb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2AFh</text:p>
          </table:table-cell>
          <table:table-cell office:value-type="string">
            <text:p><text:s text:c="8"/>82c4d554 82 27 87 dc <text:s text:c="4"/>addr <text:s text:c="6"/>s_D:\dat\frn\fn012clm.tpr_822787dc <text:s text:c="19"/></text:p>
          </table:table-cell>
          <table:table-cell office:value-type="string">
            <text:p><text:s/>"D:\\dat\\frn\\fn012clm.tpr"</text:p>
          </table:table-cell>
        </table:table-row>
        <table:table-row table:style-name="ro2">
          <table:table-cell/>
          <table:table-cell office:value-type="string">
            <text:p>82c4bb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2B0h</text:p>
          </table:table-cell>
          <table:table-cell office:value-type="string">
            <text:p><text:s text:c="8"/>82c4d558 82 27 87 c4 <text:s text:c="4"/>addr <text:s text:c="6"/>s_D:\dat\frn\fn013vsk.tpr_822787c4 <text:s text:c="19"/></text:p>
          </table:table-cell>
          <table:table-cell office:value-type="string">
            <text:p><text:s/>"D:\\dat\\frn\\fn013vsk.tpr"</text:p>
          </table:table-cell>
        </table:table-row>
        <table:table-row table:style-name="ro2">
          <table:table-cell/>
          <table:table-cell office:value-type="string">
            <text:p>82c4bb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2B1h</text:p>
          </table:table-cell>
          <table:table-cell office:value-type="string">
            <text:p><text:s text:c="8"/>82c4d55c 82 27 87 a8 <text:s text:c="4"/>addr <text:s text:c="6"/>s_D:\dat\house\hos_zak.tdp_822787a8 <text:s text:c="18"/></text:p>
          </table:table-cell>
          <table:table-cell office:value-type="string">
            <text:p><text:s/>"D:\\dat\\house\\hos_zak.tdp"</text:p>
          </table:table-cell>
        </table:table-row>
        <table:table-row table:style-name="ro2">
          <table:table-cell/>
          <table:table-cell office:value-type="string">
            <text:p>82c4bb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2B2h</text:p>
          </table:table-cell>
          <table:table-cell office:value-type="string">
            <text:p><text:s text:c="8"/>82c4d560 82 27 87 8c <text:s text:c="4"/>addr <text:s text:c="6"/>s_D:\dat\house\hos_flo.tdp_8227878c <text:s text:c="18"/></text:p>
          </table:table-cell>
          <table:table-cell office:value-type="string">
            <text:p><text:s/>"D:\\dat\\house\\hos_flo.tdp"</text:p>
          </table:table-cell>
        </table:table-row>
        <table:table-row table:style-name="ro2">
          <table:table-cell/>
          <table:table-cell office:value-type="string">
            <text:p>82c4bb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2B3h</text:p>
          </table:table-cell>
          <table:table-cell office:value-type="string">
            <text:p><text:s text:c="8"/>82c4d564 82 27 87 70 <text:s text:c="4"/>addr <text:s text:c="6"/>s_D:\dat\house\hos_wat.tdp_82278770 <text:s text:c="18"/></text:p>
          </table:table-cell>
          <table:table-cell office:value-type="string">
            <text:p><text:s/>"D:\\dat\\house\\hos_wat.tdp"</text:p>
          </table:table-cell>
        </table:table-row>
        <table:table-row table:style-name="ro2">
          <table:table-cell/>
          <table:table-cell office:value-type="string">
            <text:p>82c4bb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2B4h</text:p>
          </table:table-cell>
          <table:table-cell office:value-type="string">
            <text:p><text:s text:c="8"/>82c4d568 82 27 87 54 <text:s text:c="4"/>addr <text:s text:c="6"/>s_D:\dat\house\hos_oka.tdp_82278754 <text:s text:c="18"/></text:p>
          </table:table-cell>
          <table:table-cell office:value-type="string">
            <text:p><text:s/>"D:\\dat\\house\\hos_oka.tdp"</text:p>
          </table:table-cell>
        </table:table-row>
        <table:table-row table:style-name="ro2">
          <table:table-cell/>
          <table:table-cell office:value-type="string">
            <text:p>82c4bb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2B5h</text:p>
          </table:table-cell>
          <table:table-cell office:value-type="string">
            <text:p><text:s text:c="8"/>82c4d56c 82 27 87 38 <text:s text:c="4"/>addr <text:s text:c="6"/>s_D:\dat\house\hos_jun.tdp_82278738 <text:s text:c="18"/></text:p>
          </table:table-cell>
          <table:table-cell office:value-type="string">
            <text:p><text:s/>"D:\\dat\\house\\hos_jun.tdp"</text:p>
          </table:table-cell>
        </table:table-row>
        <table:table-row table:style-name="ro2">
          <table:table-cell/>
          <table:table-cell office:value-type="string">
            <text:p>82c4bb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2B6h</text:p>
          </table:table-cell>
          <table:table-cell office:value-type="string">
            <text:p><text:s text:c="8"/>82c4d570 82 27 87 1c <text:s text:c="4"/>addr <text:s text:c="6"/>s_D:\dat\house\hos_bok.tdp_8227871c <text:s text:c="18"/></text:p>
          </table:table-cell>
          <table:table-cell office:value-type="string">
            <text:p><text:s/>"D:\\dat\\house\\hos_bok.tdp"</text:p>
          </table:table-cell>
        </table:table-row>
        <table:table-row table:style-name="ro2">
          <table:table-cell/>
          <table:table-cell office:value-type="string">
            <text:p>82c4bb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2B7h</text:p>
          </table:table-cell>
          <table:table-cell office:value-type="string">
            <text:p><text:s text:c="8"/>82c4d574 82 27 87 00 <text:s text:c="4"/>addr <text:s text:c="6"/>s_D:\dat\house\hos_gor.tdp_82278700 <text:s text:c="18"/></text:p>
          </table:table-cell>
          <table:table-cell office:value-type="string">
            <text:p><text:s/>"D:\\dat\\house\\hos_gor.tdp"</text:p>
          </table:table-cell>
        </table:table-row>
        <table:table-row table:style-name="ro2">
          <table:table-cell/>
          <table:table-cell office:value-type="string">
            <text:p>82c4bb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2B8h</text:p>
          </table:table-cell>
          <table:table-cell office:value-type="string">
            <text:p><text:s text:c="8"/>82c4d578 82 27 86 e4 <text:s text:c="4"/>addr <text:s text:c="6"/>s_D:\dat\house\hos_unv.tdp_822786e4 <text:s text:c="18"/></text:p>
          </table:table-cell>
          <table:table-cell office:value-type="string">
            <text:p><text:s/>"D:\\dat\\house\\hos_unv.tdp"</text:p>
          </table:table-cell>
        </table:table-row>
        <table:table-row table:style-name="ro2">
          <table:table-cell/>
          <table:table-cell office:value-type="string">
            <text:p>82c4bb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2B9h</text:p>
          </table:table-cell>
          <table:table-cell office:value-type="string">
            <text:p><text:s text:c="8"/>82c4d57c 82 27 86 c8 <text:s text:c="4"/>addr <text:s text:c="6"/>s_D:\dat\house\hos_ice.tdp_822786c8 <text:s text:c="18"/></text:p>
          </table:table-cell>
          <table:table-cell office:value-type="string">
            <text:p><text:s/>"D:\\dat\\house\\hos_ice.tdp"</text:p>
          </table:table-cell>
        </table:table-row>
        <table:table-row table:style-name="ro2">
          <table:table-cell/>
          <table:table-cell office:value-type="string">
            <text:p>82c4bb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2BAh</text:p>
          </table:table-cell>
          <table:table-cell office:value-type="string">
            <text:p><text:s text:c="8"/>82c4d580 82 27 86 ac <text:s text:c="4"/>addr <text:s text:c="6"/>s_D:\dat\house\hos_hol.tdp_822786ac <text:s text:c="18"/></text:p>
          </table:table-cell>
          <table:table-cell office:value-type="string">
            <text:p><text:s/>"D:\\dat\\house\\hos_hol.tdp"</text:p>
          </table:table-cell>
        </table:table-row>
        <table:table-row table:style-name="ro2">
          <table:table-cell/>
          <table:table-cell office:value-type="string">
            <text:p>82c4bb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2BBh</text:p>
          </table:table-cell>
          <table:table-cell office:value-type="string">
            <text:p><text:s text:c="8"/>82c4d584 82 27 86 90 <text:s text:c="4"/>addr <text:s text:c="6"/>s_D:\dat\house\hos_clo.tdp_82278690 <text:s text:c="18"/></text:p>
          </table:table-cell>
          <table:table-cell office:value-type="string">
            <text:p><text:s/>"D:\\dat\\house\\hos_clo.tdp"</text:p>
          </table:table-cell>
        </table:table-row>
        <table:table-row table:style-name="ro2">
          <table:table-cell/>
          <table:table-cell office:value-type="string">
            <text:p>82c4bbe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0000h</text:p>
          </table:table-cell>
          <table:table-cell office:value-type="string">
            <text:p><text:s text:c="8"/>82c4d588 82 27 86 70 <text:s text:c="4"/>addr <text:s text:c="6"/>s_D:\dat\version\anm_version.bin_82278670 <text:s text:c="12"/></text:p>
          </table:table-cell>
          <table:table-cell office:value-type="string">
            <text:p><text:s/>"D:\\dat\\version\\anm_version.bin"</text:p>
          </table:table-cell>
        </table:table-row>
        <table:table-row table:style-name="ro2">
          <table:table-cell/>
          <table:table-cell office:value-type="string">
            <text:p>82c4bbe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00001h</text:p>
          </table:table-cell>
          <table:table-cell office:value-type="string">
            <text:p><text:s text:c="8"/>82c4d58c 82 27 86 60 <text:s text:c="4"/>addr <text:s text:c="6"/>s_D:\bin\zack.bin_82278660 <text:s text:c="27"/></text:p>
          </table:table-cell>
          <table:table-cell office:value-type="string">
            <text:p><text:s/>"D:\\bin\\zack.bin"</text:p>
          </table:table-cell>
        </table:table-row>
        <table:table-row table:style-name="ro2">
          <table:table-cell/>
          <table:table-cell office:value-type="string">
            <text:p>82c4bbf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00002h</text:p>
          </table:table-cell>
          <table:table-cell office:value-type="string">
            <text:p><text:s text:c="8"/>82c4d590 82 27 86 50 <text:s text:c="4"/>addr <text:s text:c="6"/>s_D:\bin\tina.bin_82278650 <text:s text:c="27"/></text:p>
          </table:table-cell>
          <table:table-cell office:value-type="string">
            <text:p><text:s/>"D:\\bin\\tina.bin"</text:p>
          </table:table-cell>
        </table:table-row>
        <table:table-row table:style-name="ro2">
          <table:table-cell/>
          <table:table-cell office:value-type="string">
            <text:p>82c4bbf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00003h</text:p>
          </table:table-cell>
          <table:table-cell office:value-type="string">
            <text:p><text:s text:c="8"/>82c4d594 82 27 86 3c <text:s text:c="4"/>addr <text:s text:c="6"/>s_D:\bin\janlee.bin_8227863c <text:s text:c="25"/></text:p>
          </table:table-cell>
          <table:table-cell office:value-type="string">
            <text:p><text:s/>"D:\\bin\\janlee.bin"</text:p>
          </table:table-cell>
        </table:table-row>
        <table:table-row table:style-name="ro2">
          <table:table-cell/>
          <table:table-cell office:value-type="string">
            <text:p>82c4bbf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00004h</text:p>
          </table:table-cell>
          <table:table-cell office:value-type="string">
            <text:p><text:s text:c="8"/>82c4d598 82 27 86 28 <text:s text:c="4"/>addr <text:s text:c="6"/>s_D:\bin\karate.bin_82278628 <text:s text:c="25"/></text:p>
          </table:table-cell>
          <table:table-cell office:value-type="string">
            <text:p><text:s/>"D:\\bin\\karate.bin"</text:p>
          </table:table-cell>
        </table:table-row>
        <table:table-row table:style-name="ro2">
          <table:table-cell/>
          <table:table-cell office:value-type="string">
            <text:p>82c4bbf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00005h</text:p>
          </table:table-cell>
          <table:table-cell office:value-type="string">
            <text:p><text:s text:c="8"/>82c4d59c 82 27 86 18 <text:s text:c="4"/>addr <text:s text:c="6"/>s_D:\bin\ryu.bin_82278618 <text:s text:c="28"/></text:p>
          </table:table-cell>
          <table:table-cell office:value-type="string">
            <text:p><text:s/>"D:\\bin\\ryu.bin"</text:p>
          </table:table-cell>
        </table:table-row>
        <table:table-row table:style-name="ro2">
          <table:table-cell/>
          <table:table-cell office:value-type="string">
            <text:p>82c4bc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00006h</text:p>
          </table:table-cell>
          <table:table-cell office:value-type="string">
            <text:p><text:s text:c="8"/>82c4d5a0 82 27 86 04 <text:s text:c="4"/>addr <text:s text:c="6"/>s_D:\bin\kasumi.bin_82278604 <text:s text:c="25"/></text:p>
          </table:table-cell>
          <table:table-cell office:value-type="string">
            <text:p><text:s/>"D:\\bin\\kasumi.bin"</text:p>
          </table:table-cell>
        </table:table-row>
        <table:table-row table:style-name="ro2">
          <table:table-cell/>
          <table:table-cell office:value-type="string">
            <text:p>82c4bc0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00007h</text:p>
          </table:table-cell>
          <table:table-cell office:value-type="string">
            <text:p><text:s text:c="8"/>82c4d5a4 82 27 85 f0 <text:s text:c="4"/>addr <text:s text:c="6"/>s_D:\bin\genfu.bin_822785f0 <text:s text:c="26"/></text:p>
          </table:table-cell>
          <table:table-cell office:value-type="string">
            <text:p><text:s/>"D:\\bin\\genfu.bin"</text:p>
          </table:table-cell>
        </table:table-row>
        <table:table-row table:style-name="ro2">
          <table:table-cell/>
          <table:table-cell office:value-type="string">
            <text:p>82c4bc0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00008h</text:p>
          </table:table-cell>
          <table:table-cell office:value-type="string">
            <text:p><text:s text:c="8"/>82c4d5a8 82 27 85 e0 <text:s text:c="4"/>addr <text:s text:c="6"/>s_D:\bin\hika.bin_822785e0 <text:s text:c="27"/></text:p>
          </table:table-cell>
          <table:table-cell office:value-type="string">
            <text:p><text:s/>"D:\\bin\\hika.bin"</text:p>
          </table:table-cell>
        </table:table-row>
        <table:table-row table:style-name="ro2">
          <table:table-cell/>
          <table:table-cell office:value-type="string">
            <text:p>82c4bc0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00009h</text:p>
          </table:table-cell>
          <table:table-cell office:value-type="string">
            <text:p><text:s text:c="8"/>82c4d5ac 82 27 85 cc <text:s text:c="4"/>addr <text:s text:c="6"/>s_D:\bin\bayman.bin_822785cc <text:s text:c="25"/></text:p>
          </table:table-cell>
          <table:table-cell office:value-type="string">
            <text:p><text:s/>"D:\\bin\\bayman.bin"</text:p>
          </table:table-cell>
        </table:table-row>
        <table:table-row table:style-name="ro2">
          <table:table-cell/>
          <table:table-cell office:value-type="string">
            <text:p>82c4bc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0000Ah</text:p>
          </table:table-cell>
          <table:table-cell office:value-type="string">
            <text:p><text:s text:c="8"/>82c4d5b0 82 27 85 bc <text:s text:c="4"/>addr <text:s text:c="6"/>s_D:\bin\bass.bin_822785bc <text:s text:c="27"/></text:p>
          </table:table-cell>
          <table:table-cell office:value-type="string">
            <text:p><text:s/>"D:\\bin\\bass.bin"</text:p>
          </table:table-cell>
        </table:table-row>
        <table:table-row table:style-name="ro2">
          <table:table-cell/>
          <table:table-cell office:value-type="string">
            <text:p>82c4bc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0000Bh</text:p>
          </table:table-cell>
          <table:table-cell office:value-type="string">
            <text:p><text:s text:c="8"/>82c4d5b4 82 27 85 a8 <text:s text:c="4"/>addr <text:s text:c="6"/>s_D:\bin\hakyo.bin_822785a8 <text:s text:c="26"/></text:p>
          </table:table-cell>
          <table:table-cell office:value-type="string">
            <text:p><text:s/>"D:\\bin\\hakyo.bin"</text:p>
          </table:table-cell>
        </table:table-row>
        <table:table-row table:style-name="ro2">
          <table:table-cell/>
          <table:table-cell office:value-type="string">
            <text:p>82c4bc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0000Ch</text:p>
          </table:table-cell>
          <table:table-cell office:value-type="string">
            <text:p><text:s text:c="8"/>82c4d5b8 82 27 85 94 <text:s text:c="4"/>addr <text:s text:c="6"/>s_D:\bin\ninja.bin_82278594 <text:s text:c="26"/></text:p>
          </table:table-cell>
          <table:table-cell office:value-type="string">
            <text:p><text:s/>"D:\\bin\\ninja.bin"</text:p>
          </table:table-cell>
        </table:table-row>
        <table:table-row table:style-name="ro2">
          <table:table-cell/>
          <table:table-cell office:value-type="string">
            <text:p>82c4bc1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0000Dh</text:p>
          </table:table-cell>
          <table:table-cell office:value-type="string">
            <text:p><text:s text:c="8"/>82c4d5bc 82 27 85 80 <text:s text:c="4"/>addr <text:s text:c="6"/>s_D:\bin\leifang.bin_82278580 <text:s text:c="24"/></text:p>
          </table:table-cell>
          <table:table-cell office:value-type="string">
            <text:p><text:s/>"D:\\bin\\leifang.bin"</text:p>
          </table:table-cell>
        </table:table-row>
        <table:table-row table:style-name="ro2">
          <table:table-cell/>
          <table:table-cell office:value-type="string">
            <text:p>82c4bc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0000Eh</text:p>
          </table:table-cell>
          <table:table-cell office:value-type="string">
            <text:p><text:s text:c="8"/>82c4d5c0 82 27 85 6c <text:s text:c="4"/>addr <text:s text:c="6"/>s_D:\bin\ayane.bin_8227856c <text:s text:c="26"/></text:p>
          </table:table-cell>
          <table:table-cell office:value-type="string">
            <text:p><text:s/>"D:\\bin\\ayane.bin"</text:p>
          </table:table-cell>
        </table:table-row>
        <table:table-row table:style-name="ro2">
          <table:table-cell/>
          <table:table-cell office:value-type="string">
            <text:p>82c4bc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0000Fh</text:p>
          </table:table-cell>
          <table:table-cell office:value-type="string">
            <text:p><text:s text:c="8"/>82c4d5c4 82 27 85 5c <text:s text:c="4"/>addr <text:s text:c="6"/>s_D:\bin\boy.bin_8227855c <text:s text:c="28"/></text:p>
          </table:table-cell>
          <table:table-cell office:value-type="string">
            <text:p><text:s/>"D:\\bin\\boy.bin"</text:p>
          </table:table-cell>
        </table:table-row>
        <table:table-row table:style-name="ro2">
          <table:table-cell/>
          <table:table-cell office:value-type="string">
            <text:p>82c4bc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000010h</text:p>
          </table:table-cell>
          <table:table-cell office:value-type="string">
            <text:p><text:s text:c="8"/>82c4d5c8 82 27 85 4c <text:s text:c="4"/>addr <text:s text:c="6"/>s_D:\bin\lisa.bin_8227854c <text:s text:c="27"/></text:p>
          </table:table-cell>
          <table:table-cell office:value-type="string">
            <text:p><text:s/>"D:\\bin\\lisa.bin"</text:p>
          </table:table-cell>
        </table:table-row>
        <table:table-row table:style-name="ro2">
          <table:table-cell/>
          <table:table-cell office:value-type="string">
            <text:p>82c4bc2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000011h</text:p>
          </table:table-cell>
          <table:table-cell office:value-type="string">
            <text:p><text:s text:c="8"/>82c4d5cc 82 27 85 38 <text:s text:c="4"/>addr <text:s text:c="6"/>s_D:\bin\alpha.bin_82278538 <text:s text:c="26"/></text:p>
          </table:table-cell>
          <table:table-cell office:value-type="string">
            <text:p><text:s/>"D:\\bin\\alpha.bin"</text:p>
          </table:table-cell>
        </table:table-row>
        <table:table-row table:style-name="ro2">
          <table:table-cell/>
          <table:table-cell office:value-type="string">
            <text:p>82c4bc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000012h</text:p>
          </table:table-cell>
          <table:table-cell office:value-type="string">
            <text:p><text:s text:c="8"/>82c4d5d0 82 27 85 24 <text:s text:c="4"/>addr <text:s text:c="6"/>s_D:\bin\tengu.bin_82278524 <text:s text:c="26"/></text:p>
          </table:table-cell>
          <table:table-cell office:value-type="string">
            <text:p><text:s/>"D:\\bin\\tengu.bin"</text:p>
          </table:table-cell>
        </table:table-row>
        <table:table-row table:style-name="ro2">
          <table:table-cell/>
          <table:table-cell office:value-type="string">
            <text:p>82c4bc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000013h</text:p>
          </table:table-cell>
          <table:table-cell office:value-type="string">
            <text:p><text:s text:c="8"/>82c4d5d4 82 27 85 10 <text:s text:c="4"/>addr <text:s text:c="6"/>s_D:\bin\spartan.bin_82278510 <text:s text:c="24"/></text:p>
          </table:table-cell>
          <table:table-cell office:value-type="string">
            <text:p><text:s/>"D:\\bin\\spartan.bin"</text:p>
          </table:table-cell>
        </table:table-row>
        <table:table-row table:style-name="ro2">
          <table:table-cell/>
          <table:table-cell office:value-type="string">
            <text:p>82c4bc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000014h</text:p>
          </table:table-cell>
          <table:table-cell office:value-type="string">
            <text:p><text:s text:c="8"/>82c4d5d8 82 27 84 fc <text:s text:c="4"/>addr <text:s text:c="6"/>s_D:\bin\suiken.bin_822784fc <text:s text:c="25"/></text:p>
          </table:table-cell>
          <table:table-cell office:value-type="string">
            <text:p><text:s/>"D:\\bin\\suiken.bin"</text:p>
          </table:table-cell>
        </table:table-row>
        <table:table-row table:style-name="ro2">
          <table:table-cell/>
          <table:table-cell office:value-type="string">
            <text:p>82c4bc3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000015h</text:p>
          </table:table-cell>
          <table:table-cell office:value-type="string">
            <text:p><text:s text:c="8"/>82c4d5dc 82 27 84 e8 <text:s text:c="4"/>addr <text:s text:c="6"/>s_D:\bin\gokei.bin_822784e8 <text:s text:c="26"/></text:p>
          </table:table-cell>
          <table:table-cell office:value-type="string">
            <text:p><text:s/>"D:\\bin\\gokei.bin"</text:p>
          </table:table-cell>
        </table:table-row>
        <table:table-row table:style-name="ro2">
          <table:table-cell/>
          <table:table-cell office:value-type="string">
            <text:p>82c4bc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000016h</text:p>
          </table:table-cell>
          <table:table-cell office:value-type="string">
            <text:p><text:s text:c="8"/>82c4d5e0 82 27 84 d4 <text:s text:c="4"/>addr <text:s text:c="6"/>s_D:\bin\koryu.bin_822784d4 <text:s text:c="26"/></text:p>
          </table:table-cell>
          <table:table-cell office:value-type="string">
            <text:p><text:s/>"D:\\bin\\koryu.bin"</text:p>
          </table:table-cell>
        </table:table-row>
        <table:table-row table:style-name="ro2">
          <table:table-cell/>
          <table:table-cell office:value-type="string">
            <text:p>82c4bc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000017h</text:p>
          </table:table-cell>
          <table:table-cell office:value-type="string">
            <text:p><text:s text:c="8"/>82c4d5e4 82 27 84 c4 <text:s text:c="4"/>addr <text:s text:c="6"/>s_D:\bin\rtm.bin_822784c4 <text:s text:c="28"/></text:p>
          </table:table-cell>
          <table:table-cell office:value-type="string">
            <text:p><text:s/>"D:\\bin\\rtm.bin"</text:p>
          </table:table-cell>
        </table:table-row>
        <table:table-row table:style-name="ro2">
          <table:table-cell/>
          <table:table-cell office:value-type="string">
            <text:p>82c4bc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000018h</text:p>
          </table:table-cell>
          <table:table-cell office:value-type="string">
            <text:p><text:s text:c="8"/>82c4d5e8 82 27 84 b0 <text:s text:c="4"/>addr <text:s text:c="6"/>s_D:\bin\sambo.bin_822784b0 <text:s text:c="26"/></text:p>
          </table:table-cell>
          <table:table-cell office:value-type="string">
            <text:p><text:s/>"D:\\bin\\sambo.bin"</text:p>
          </table:table-cell>
        </table:table-row>
        <table:table-row table:style-name="ro2">
          <table:table-cell/>
          <table:table-cell office:value-type="string">
            <text:p>82c4bc4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000019h</text:p>
          </table:table-cell>
          <table:table-cell office:value-type="string">
            <text:p><text:s text:c="8"/>82c4d5ec 82 27 84 9c <text:s text:c="4"/>addr <text:s text:c="6"/>s_D:\bin\anime_cm.bin_8227849c <text:s text:c="23"/></text:p>
          </table:table-cell>
          <table:table-cell office:value-type="string">
            <text:p><text:s/>"D:\\bin\\anime_cm.bin"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6000000h</text:p>
          </table:table-cell>
          <table:table-cell office:value-type="string">
            <text:p><text:s/>"D:\\dat\\version\\cmn_version.bin"</text:p>
          </table:table-cell>
          <table:table-cell table:number-columns-repeated="3" office:value-type="string">
            <text:p>6000000h</text:p>
          </table:table-cell>
        </table:table-row>
        <table:table-row table:style-name="ro1">
          <table:table-cell office:value-type="string">
            <text:p>6000001h</text:p>
          </table:table-cell>
          <table:table-cell office:value-type="string">
            <text:p><text:s/>"D:\\bin\\comon.mot"</text:p>
          </table:table-cell>
          <table:table-cell table:number-columns-repeated="3" office:value-type="string">
            <text:p>6000001h</text:p>
          </table:table-cell>
        </table:table-row>
        <table:table-row table:style-name="ro1">
          <table:table-cell office:value-type="string">
            <text:p>6000002h</text:p>
          </table:table-cell>
          <table:table-cell office:value-type="string">
            <text:p><text:s/>"D:\\dat\\efc\\efc0\\efc0.tpr"</text:p>
          </table:table-cell>
          <table:table-cell table:number-columns-repeated="3" office:value-type="string">
            <text:p>6000002h</text:p>
          </table:table-cell>
        </table:table-row>
        <table:table-row table:style-name="ro1">
          <table:table-cell office:value-type="string">
            <text:p>6000003h</text:p>
          </table:table-cell>
          <table:table-cell office:value-type="string">
            <text:p><text:s/>"D:\\dat\\light\\rtmlight.bin"</text:p>
          </table:table-cell>
          <table:table-cell table:number-columns-repeated="3" office:value-type="string">
            <text:p>6000003h</text:p>
          </table:table-cell>
        </table:table-row>
        <table:table-row table:style-name="ro1">
          <table:table-cell office:value-type="string">
            <text:p>6000004h</text:p>
          </table:table-cell>
          <table:table-cell office:value-type="string">
            <text:p><text:s/>"D:\\dat\\watch\\rtmwatch.bin"</text:p>
          </table:table-cell>
          <table:table-cell table:number-columns-repeated="3" office:value-type="string">
            <text:p>6000004h</text:p>
          </table:table-cell>
        </table:table-row>
        <table:table-row table:style-name="ro1">
          <table:table-cell office:value-type="string">
            <text:p>6000005h</text:p>
          </table:table-cell>
          <table:table-cell office:value-type="string">
            <text:p><text:s/>"D:\\dat\\version\\cam_version.bin"</text:p>
          </table:table-cell>
          <table:table-cell table:number-columns-repeated="3" office:value-type="string">
            <text:p>6000005h</text:p>
          </table:table-cell>
        </table:table-row>
        <table:table-row table:style-name="ro1">
          <table:table-cell office:value-type="string">
            <text:p>6000006h</text:p>
          </table:table-cell>
          <table:table-cell office:value-type="string">
            <text:p><text:s/>"D:\\dat\\camera\\cam_raw.bin"</text:p>
          </table:table-cell>
          <table:table-cell table:number-columns-repeated="3" office:value-type="string">
            <text:p>6000006h</text:p>
          </table:table-cell>
        </table:table-row>
        <table:table-row table:style-name="ro1">
          <table:table-cell office:value-type="string">
            <text:p>7000000h</text:p>
          </table:table-cell>
          <table:table-cell office:value-type="string">
            <text:p><text:s/>"D:\\dat\\version\\mot_version.bin"</text:p>
          </table:table-cell>
          <table:table-cell table:number-columns-repeated="3" office:value-type="string">
            <text:p>7000000h</text:p>
          </table:table-cell>
        </table:table-row>
        <table:table-row table:style-name="ro1">
          <table:table-cell office:value-type="string">
            <text:p>7000001h</text:p>
          </table:table-cell>
          <table:table-cell office:value-type="string">
            <text:p><text:s/>"D:\\bin\\zack.mot"</text:p>
          </table:table-cell>
          <table:table-cell table:number-columns-repeated="3" office:value-type="string">
            <text:p>7000001h</text:p>
          </table:table-cell>
        </table:table-row>
        <table:table-row table:style-name="ro1">
          <table:table-cell office:value-type="string">
            <text:p>7000002h</text:p>
          </table:table-cell>
          <table:table-cell office:value-type="string">
            <text:p><text:s/>"D:\\bin\\m_zack.mot"</text:p>
          </table:table-cell>
          <table:table-cell table:number-columns-repeated="3" office:value-type="string">
            <text:p>7000002h</text:p>
          </table:table-cell>
        </table:table-row>
        <table:table-row table:style-name="ro1">
          <table:table-cell office:value-type="string">
            <text:p>7000003h</text:p>
          </table:table-cell>
          <table:table-cell office:value-type="string">
            <text:p><text:s/>"D:\\bin\\c_zack.mot"</text:p>
          </table:table-cell>
          <table:table-cell table:number-columns-repeated="3" office:value-type="string">
            <text:p>7000003h</text:p>
          </table:table-cell>
        </table:table-row>
        <table:table-row table:style-name="ro1">
          <table:table-cell office:value-type="string">
            <text:p>7000004h</text:p>
          </table:table-cell>
          <table:table-cell office:value-type="string">
            <text:p><text:s/>"D:\\bin\\tina.mot"</text:p>
          </table:table-cell>
          <table:table-cell table:number-columns-repeated="3" office:value-type="string">
            <text:p>7000004h</text:p>
          </table:table-cell>
        </table:table-row>
        <table:table-row table:style-name="ro1">
          <table:table-cell office:value-type="string">
            <text:p>7000005h</text:p>
          </table:table-cell>
          <table:table-cell office:value-type="string">
            <text:p><text:s/>"D:\\bin\\m_tina.mot"</text:p>
          </table:table-cell>
          <table:table-cell table:number-columns-repeated="3" office:value-type="string">
            <text:p>7000005h</text:p>
          </table:table-cell>
        </table:table-row>
        <table:table-row table:style-name="ro1">
          <table:table-cell office:value-type="string">
            <text:p>7000006h</text:p>
          </table:table-cell>
          <table:table-cell office:value-type="string">
            <text:p><text:s/>"D:\\bin\\c_tina.mot"</text:p>
          </table:table-cell>
          <table:table-cell table:number-columns-repeated="3" office:value-type="string">
            <text:p>7000006h</text:p>
          </table:table-cell>
        </table:table-row>
        <table:table-row table:style-name="ro1">
          <table:table-cell office:value-type="string">
            <text:p>7000007h</text:p>
          </table:table-cell>
          <table:table-cell office:value-type="string">
            <text:p><text:s/>"D:\\bin\\janlee.mot"</text:p>
          </table:table-cell>
          <table:table-cell table:number-columns-repeated="3" office:value-type="string">
            <text:p>7000007h</text:p>
          </table:table-cell>
        </table:table-row>
        <table:table-row table:style-name="ro1">
          <table:table-cell office:value-type="string">
            <text:p>7000008h</text:p>
          </table:table-cell>
          <table:table-cell office:value-type="string">
            <text:p><text:s/>"D:\\bin\\m_janlee.mot"</text:p>
          </table:table-cell>
          <table:table-cell table:number-columns-repeated="3" office:value-type="string">
            <text:p>7000008h</text:p>
          </table:table-cell>
        </table:table-row>
        <table:table-row table:style-name="ro1">
          <table:table-cell office:value-type="string">
            <text:p>7000009h</text:p>
          </table:table-cell>
          <table:table-cell office:value-type="string">
            <text:p><text:s/>"D:\\bin\\c_janlee.mot"</text:p>
          </table:table-cell>
          <table:table-cell table:number-columns-repeated="3" office:value-type="string">
            <text:p>7000009h</text:p>
          </table:table-cell>
        </table:table-row>
        <table:table-row table:style-name="ro1">
          <table:table-cell office:value-type="string">
            <text:p>700000Ah</text:p>
          </table:table-cell>
          <table:table-cell office:value-type="string">
            <text:p><text:s/>"D:\\bin\\karate.mot"</text:p>
          </table:table-cell>
          <table:table-cell table:number-columns-repeated="3" office:value-type="string">
            <text:p>700000Ah</text:p>
          </table:table-cell>
        </table:table-row>
        <table:table-row table:style-name="ro1">
          <table:table-cell office:value-type="string">
            <text:p>700000Bh</text:p>
          </table:table-cell>
          <table:table-cell office:value-type="string">
            <text:p><text:s/>"D:\\bin\\m_karate.mot"</text:p>
          </table:table-cell>
          <table:table-cell table:number-columns-repeated="3" office:value-type="string">
            <text:p>700000Bh</text:p>
          </table:table-cell>
        </table:table-row>
        <table:table-row table:style-name="ro1">
          <table:table-cell office:value-type="string">
            <text:p>700000Ch</text:p>
          </table:table-cell>
          <table:table-cell office:value-type="string">
            <text:p><text:s/>"D:\\bin\\c_karate.mot"</text:p>
          </table:table-cell>
          <table:table-cell table:number-columns-repeated="3" office:value-type="string">
            <text:p>700000Ch</text:p>
          </table:table-cell>
        </table:table-row>
        <table:table-row table:style-name="ro1">
          <table:table-cell office:value-type="string">
            <text:p>700000Dh</text:p>
          </table:table-cell>
          <table:table-cell office:value-type="string">
            <text:p><text:s/>"D:\\bin\\ryu.mot"</text:p>
          </table:table-cell>
          <table:table-cell table:number-columns-repeated="3" office:value-type="string">
            <text:p>700000Dh</text:p>
          </table:table-cell>
        </table:table-row>
        <table:table-row table:style-name="ro1">
          <table:table-cell office:value-type="string">
            <text:p>700000Eh</text:p>
          </table:table-cell>
          <table:table-cell office:value-type="string">
            <text:p><text:s/>"D:\\bin\\m_ryu.mot"</text:p>
          </table:table-cell>
          <table:table-cell table:number-columns-repeated="3" office:value-type="string">
            <text:p>700000Eh</text:p>
          </table:table-cell>
        </table:table-row>
        <table:table-row table:style-name="ro1">
          <table:table-cell office:value-type="string">
            <text:p>700000Fh</text:p>
          </table:table-cell>
          <table:table-cell office:value-type="string">
            <text:p><text:s/>"D:\\bin\\c_ryu.mot"</text:p>
          </table:table-cell>
          <table:table-cell table:number-columns-repeated="3" office:value-type="string">
            <text:p>700000Fh</text:p>
          </table:table-cell>
        </table:table-row>
        <table:table-row table:style-name="ro1">
          <table:table-cell office:value-type="string">
            <text:p>7000010h</text:p>
          </table:table-cell>
          <table:table-cell office:value-type="string">
            <text:p><text:s/>"D:\\bin\\kasumi.mot"</text:p>
          </table:table-cell>
          <table:table-cell table:number-columns-repeated="3" office:value-type="string">
            <text:p>7000010h</text:p>
          </table:table-cell>
        </table:table-row>
        <table:table-row table:style-name="ro1">
          <table:table-cell office:value-type="string">
            <text:p>7000011h</text:p>
          </table:table-cell>
          <table:table-cell office:value-type="string">
            <text:p><text:s/>"D:\\bin\\m_kasumi.mot"</text:p>
          </table:table-cell>
          <table:table-cell table:number-columns-repeated="3" office:value-type="string">
            <text:p>7000011h</text:p>
          </table:table-cell>
        </table:table-row>
        <table:table-row table:style-name="ro1">
          <table:table-cell office:value-type="string">
            <text:p>7000012h</text:p>
          </table:table-cell>
          <table:table-cell office:value-type="string">
            <text:p><text:s/>"D:\\bin\\c_kasumi.mot"</text:p>
          </table:table-cell>
          <table:table-cell table:number-columns-repeated="3" office:value-type="string">
            <text:p>7000012h</text:p>
          </table:table-cell>
        </table:table-row>
        <table:table-row table:style-name="ro1">
          <table:table-cell office:value-type="string">
            <text:p>7000013h</text:p>
          </table:table-cell>
          <table:table-cell office:value-type="string">
            <text:p><text:s/>"D:\\bin\\genfu.mot"</text:p>
          </table:table-cell>
          <table:table-cell table:number-columns-repeated="3" office:value-type="string">
            <text:p>7000013h</text:p>
          </table:table-cell>
        </table:table-row>
        <table:table-row table:style-name="ro1">
          <table:table-cell office:value-type="string">
            <text:p>7000014h</text:p>
          </table:table-cell>
          <table:table-cell office:value-type="string">
            <text:p><text:s/>"D:\\bin\\m_genfu.mot"</text:p>
          </table:table-cell>
          <table:table-cell table:number-columns-repeated="3" office:value-type="string">
            <text:p>7000014h</text:p>
          </table:table-cell>
        </table:table-row>
        <table:table-row table:style-name="ro1">
          <table:table-cell office:value-type="string">
            <text:p>7000015h</text:p>
          </table:table-cell>
          <table:table-cell office:value-type="string">
            <text:p><text:s/>"D:\\bin\\c_genfu.mot"</text:p>
          </table:table-cell>
          <table:table-cell table:number-columns-repeated="3" office:value-type="string">
            <text:p>7000015h</text:p>
          </table:table-cell>
        </table:table-row>
        <table:table-row table:style-name="ro1">
          <table:table-cell office:value-type="string">
            <text:p>7000016h</text:p>
          </table:table-cell>
          <table:table-cell office:value-type="string">
            <text:p><text:s/>"D:\\bin\\hika.mot"</text:p>
          </table:table-cell>
          <table:table-cell table:number-columns-repeated="3" office:value-type="string">
            <text:p>7000016h</text:p>
          </table:table-cell>
        </table:table-row>
        <table:table-row table:style-name="ro1">
          <table:table-cell office:value-type="string">
            <text:p>7000017h</text:p>
          </table:table-cell>
          <table:table-cell office:value-type="string">
            <text:p><text:s/>"D:\\bin\\m_hika.mot"</text:p>
          </table:table-cell>
          <table:table-cell table:number-columns-repeated="3" office:value-type="string">
            <text:p>7000017h</text:p>
          </table:table-cell>
        </table:table-row>
        <table:table-row table:style-name="ro1">
          <table:table-cell office:value-type="string">
            <text:p>7000018h</text:p>
          </table:table-cell>
          <table:table-cell office:value-type="string">
            <text:p><text:s/>"D:\\bin\\c_hika.mot"</text:p>
          </table:table-cell>
          <table:table-cell table:number-columns-repeated="3" office:value-type="string">
            <text:p>7000018h</text:p>
          </table:table-cell>
        </table:table-row>
        <table:table-row table:style-name="ro1">
          <table:table-cell office:value-type="string">
            <text:p>7000019h</text:p>
          </table:table-cell>
          <table:table-cell office:value-type="string">
            <text:p><text:s/>"D:\\bin\\bayman.mot"</text:p>
          </table:table-cell>
          <table:table-cell table:number-columns-repeated="3" office:value-type="string">
            <text:p>7000019h</text:p>
          </table:table-cell>
        </table:table-row>
        <table:table-row table:style-name="ro1">
          <table:table-cell office:value-type="string">
            <text:p>700001Ah</text:p>
          </table:table-cell>
          <table:table-cell office:value-type="string">
            <text:p><text:s/>"D:\\bin\\m_bayman.mot"</text:p>
          </table:table-cell>
          <table:table-cell table:number-columns-repeated="3" office:value-type="string">
            <text:p>700001Ah</text:p>
          </table:table-cell>
        </table:table-row>
        <table:table-row table:style-name="ro1">
          <table:table-cell office:value-type="string">
            <text:p>700001Bh</text:p>
          </table:table-cell>
          <table:table-cell office:value-type="string">
            <text:p><text:s/>"D:\\bin\\c_bayman.mot"</text:p>
          </table:table-cell>
          <table:table-cell table:number-columns-repeated="3" office:value-type="string">
            <text:p>700001Bh</text:p>
          </table:table-cell>
        </table:table-row>
        <table:table-row table:style-name="ro1">
          <table:table-cell office:value-type="string">
            <text:p>700001Ch</text:p>
          </table:table-cell>
          <table:table-cell office:value-type="string">
            <text:p><text:s/>"D:\\bin\\bass.mot"</text:p>
          </table:table-cell>
          <table:table-cell table:number-columns-repeated="3" office:value-type="string">
            <text:p>700001Ch</text:p>
          </table:table-cell>
        </table:table-row>
        <table:table-row table:style-name="ro1">
          <table:table-cell office:value-type="string">
            <text:p>700001Dh</text:p>
          </table:table-cell>
          <table:table-cell office:value-type="string">
            <text:p><text:s/>"D:\\bin\\m_bass.mot"</text:p>
          </table:table-cell>
          <table:table-cell table:number-columns-repeated="3" office:value-type="string">
            <text:p>700001Dh</text:p>
          </table:table-cell>
        </table:table-row>
        <table:table-row table:style-name="ro1">
          <table:table-cell office:value-type="string">
            <text:p>700001Eh</text:p>
          </table:table-cell>
          <table:table-cell office:value-type="string">
            <text:p><text:s/>"D:\\bin\\c_bass.mot"</text:p>
          </table:table-cell>
          <table:table-cell table:number-columns-repeated="3" office:value-type="string">
            <text:p>700001Eh</text:p>
          </table:table-cell>
        </table:table-row>
        <table:table-row table:style-name="ro1">
          <table:table-cell office:value-type="string">
            <text:p>700001Fh</text:p>
          </table:table-cell>
          <table:table-cell office:value-type="string">
            <text:p><text:s/>"D:\\bin\\hakyo.mot"</text:p>
          </table:table-cell>
          <table:table-cell table:number-columns-repeated="3" office:value-type="string">
            <text:p>700001Fh</text:p>
          </table:table-cell>
        </table:table-row>
        <table:table-row table:style-name="ro1">
          <table:table-cell office:value-type="string">
            <text:p>7000020h</text:p>
          </table:table-cell>
          <table:table-cell office:value-type="string">
            <text:p><text:s/>"D:\\bin\\m_hakyo.mot"</text:p>
          </table:table-cell>
          <table:table-cell table:number-columns-repeated="3" office:value-type="string">
            <text:p>7000020h</text:p>
          </table:table-cell>
        </table:table-row>
        <table:table-row table:style-name="ro1">
          <table:table-cell office:value-type="string">
            <text:p>7000021h</text:p>
          </table:table-cell>
          <table:table-cell office:value-type="string">
            <text:p><text:s/>"D:\\bin\\c_hakyo.mot"</text:p>
          </table:table-cell>
          <table:table-cell table:number-columns-repeated="3" office:value-type="string">
            <text:p>7000021h</text:p>
          </table:table-cell>
        </table:table-row>
        <table:table-row table:style-name="ro1">
          <table:table-cell office:value-type="string">
            <text:p>7000022h</text:p>
          </table:table-cell>
          <table:table-cell office:value-type="string">
            <text:p><text:s/>"D:\\bin\\ninja.mot"</text:p>
          </table:table-cell>
          <table:table-cell table:number-columns-repeated="3" office:value-type="string">
            <text:p>7000022h</text:p>
          </table:table-cell>
        </table:table-row>
        <table:table-row table:style-name="ro1">
          <table:table-cell office:value-type="string">
            <text:p>7000023h</text:p>
          </table:table-cell>
          <table:table-cell office:value-type="string">
            <text:p><text:s/>"D:\\bin\\m_ninja.mot"</text:p>
          </table:table-cell>
          <table:table-cell table:number-columns-repeated="3" office:value-type="string">
            <text:p>7000023h</text:p>
          </table:table-cell>
        </table:table-row>
        <table:table-row table:style-name="ro1">
          <table:table-cell office:value-type="string">
            <text:p>7000024h</text:p>
          </table:table-cell>
          <table:table-cell office:value-type="string">
            <text:p><text:s/>"D:\\bin\\c_ninja.mot"</text:p>
          </table:table-cell>
          <table:table-cell table:number-columns-repeated="3" office:value-type="string">
            <text:p>7000024h</text:p>
          </table:table-cell>
        </table:table-row>
        <table:table-row table:style-name="ro1">
          <table:table-cell office:value-type="string">
            <text:p>7000025h</text:p>
          </table:table-cell>
          <table:table-cell office:value-type="string">
            <text:p><text:s/>"D:\\bin\\leifan.mot"</text:p>
          </table:table-cell>
          <table:table-cell table:number-columns-repeated="3" office:value-type="string">
            <text:p>7000025h</text:p>
          </table:table-cell>
        </table:table-row>
        <table:table-row table:style-name="ro1">
          <table:table-cell office:value-type="string">
            <text:p>7000026h</text:p>
          </table:table-cell>
          <table:table-cell office:value-type="string">
            <text:p><text:s/>"D:\\bin\\m_leifan.mot"</text:p>
          </table:table-cell>
          <table:table-cell table:number-columns-repeated="3" office:value-type="string">
            <text:p>7000026h</text:p>
          </table:table-cell>
        </table:table-row>
        <table:table-row table:style-name="ro1">
          <table:table-cell office:value-type="string">
            <text:p>7000027h</text:p>
          </table:table-cell>
          <table:table-cell office:value-type="string">
            <text:p><text:s/>"D:\\bin\\c_leifan.mot"</text:p>
          </table:table-cell>
          <table:table-cell table:number-columns-repeated="3" office:value-type="string">
            <text:p>7000027h</text:p>
          </table:table-cell>
        </table:table-row>
        <table:table-row table:style-name="ro1">
          <table:table-cell office:value-type="string">
            <text:p>7000028h</text:p>
          </table:table-cell>
          <table:table-cell office:value-type="string">
            <text:p><text:s/>"D:\\bin\\ayane.mot"</text:p>
          </table:table-cell>
          <table:table-cell table:number-columns-repeated="3" office:value-type="string">
            <text:p>7000028h</text:p>
          </table:table-cell>
        </table:table-row>
        <table:table-row table:style-name="ro1">
          <table:table-cell office:value-type="string">
            <text:p>7000029h</text:p>
          </table:table-cell>
          <table:table-cell office:value-type="string">
            <text:p><text:s/>"D:\\bin\\m_ayane.mot"</text:p>
          </table:table-cell>
          <table:table-cell table:number-columns-repeated="3" office:value-type="string">
            <text:p>7000029h</text:p>
          </table:table-cell>
        </table:table-row>
        <table:table-row table:style-name="ro1">
          <table:table-cell office:value-type="string">
            <text:p>700002Ah</text:p>
          </table:table-cell>
          <table:table-cell office:value-type="string">
            <text:p><text:s/>"D:\\bin\\c_ayane.mot"</text:p>
          </table:table-cell>
          <table:table-cell table:number-columns-repeated="3" office:value-type="string">
            <text:p>700002Ah</text:p>
          </table:table-cell>
        </table:table-row>
        <table:table-row table:style-name="ro1">
          <table:table-cell office:value-type="string">
            <text:p>700002Bh</text:p>
          </table:table-cell>
          <table:table-cell office:value-type="string">
            <text:p><text:s/>"D:\\bin\\boy.mot"</text:p>
          </table:table-cell>
          <table:table-cell table:number-columns-repeated="3" office:value-type="string">
            <text:p>700002Bh</text:p>
          </table:table-cell>
        </table:table-row>
        <table:table-row table:style-name="ro1">
          <table:table-cell office:value-type="string">
            <text:p>700002Ch</text:p>
          </table:table-cell>
          <table:table-cell office:value-type="string">
            <text:p><text:s/>"D:\\bin\\m_boy.mot"</text:p>
          </table:table-cell>
          <table:table-cell table:number-columns-repeated="3" office:value-type="string">
            <text:p>700002Ch</text:p>
          </table:table-cell>
        </table:table-row>
        <table:table-row table:style-name="ro1">
          <table:table-cell office:value-type="string">
            <text:p>700002Dh</text:p>
          </table:table-cell>
          <table:table-cell office:value-type="string">
            <text:p><text:s/>"D:\\bin\\c_boy.mot"</text:p>
          </table:table-cell>
          <table:table-cell table:number-columns-repeated="3" office:value-type="string">
            <text:p>700002Dh</text:p>
          </table:table-cell>
        </table:table-row>
        <table:table-row table:style-name="ro1">
          <table:table-cell office:value-type="string">
            <text:p>700002Eh</text:p>
          </table:table-cell>
          <table:table-cell office:value-type="string">
            <text:p><text:s/>"D:\\bin\\lisa.mot"</text:p>
          </table:table-cell>
          <table:table-cell table:number-columns-repeated="3" office:value-type="string">
            <text:p>700002Eh</text:p>
          </table:table-cell>
        </table:table-row>
        <table:table-row table:style-name="ro1">
          <table:table-cell office:value-type="string">
            <text:p>700002Fh</text:p>
          </table:table-cell>
          <table:table-cell office:value-type="string">
            <text:p><text:s/>"D:\\bin\\m_lisa.mot"</text:p>
          </table:table-cell>
          <table:table-cell table:number-columns-repeated="3" office:value-type="string">
            <text:p>700002Fh</text:p>
          </table:table-cell>
        </table:table-row>
        <table:table-row table:style-name="ro1">
          <table:table-cell office:value-type="string">
            <text:p>7000030h</text:p>
          </table:table-cell>
          <table:table-cell office:value-type="string">
            <text:p><text:s/>"D:\\bin\\c_lisa.mot"</text:p>
          </table:table-cell>
          <table:table-cell table:number-columns-repeated="3" office:value-type="string">
            <text:p>7000030h</text:p>
          </table:table-cell>
        </table:table-row>
        <table:table-row table:style-name="ro1">
          <table:table-cell office:value-type="string">
            <text:p>7000031h</text:p>
          </table:table-cell>
          <table:table-cell office:value-type="string">
            <text:p><text:s/>"D:\\bin\\alpha.mot"</text:p>
          </table:table-cell>
          <table:table-cell table:number-columns-repeated="3" office:value-type="string">
            <text:p>7000031h</text:p>
          </table:table-cell>
        </table:table-row>
        <table:table-row table:style-name="ro1">
          <table:table-cell office:value-type="string">
            <text:p>7000032h</text:p>
          </table:table-cell>
          <table:table-cell office:value-type="string">
            <text:p><text:s/>"D:\\bin\\m_alpha.mot"</text:p>
          </table:table-cell>
          <table:table-cell table:number-columns-repeated="3" office:value-type="string">
            <text:p>7000032h</text:p>
          </table:table-cell>
        </table:table-row>
        <table:table-row table:style-name="ro1">
          <table:table-cell office:value-type="string">
            <text:p>7000033h</text:p>
          </table:table-cell>
          <table:table-cell office:value-type="string">
            <text:p><text:s/>"D:\\bin\\c_alpha.mot"</text:p>
          </table:table-cell>
          <table:table-cell table:number-columns-repeated="3" office:value-type="string">
            <text:p>7000033h</text:p>
          </table:table-cell>
        </table:table-row>
        <table:table-row table:style-name="ro1">
          <table:table-cell office:value-type="string">
            <text:p>7000034h</text:p>
          </table:table-cell>
          <table:table-cell office:value-type="string">
            <text:p><text:s/>"D:\\bin\\tengu.mot"</text:p>
          </table:table-cell>
          <table:table-cell table:number-columns-repeated="3" office:value-type="string">
            <text:p>7000034h</text:p>
          </table:table-cell>
        </table:table-row>
        <table:table-row table:style-name="ro1">
          <table:table-cell office:value-type="string">
            <text:p>7000035h</text:p>
          </table:table-cell>
          <table:table-cell office:value-type="string">
            <text:p><text:s/>"D:\\bin\\m_tengu.mot"</text:p>
          </table:table-cell>
          <table:table-cell table:number-columns-repeated="3" office:value-type="string">
            <text:p>7000035h</text:p>
          </table:table-cell>
        </table:table-row>
        <table:table-row table:style-name="ro1">
          <table:table-cell office:value-type="string">
            <text:p>7000036h</text:p>
          </table:table-cell>
          <table:table-cell office:value-type="string">
            <text:p><text:s/>"D:\\bin\\c_tengu.mot"</text:p>
          </table:table-cell>
          <table:table-cell table:number-columns-repeated="3" office:value-type="string">
            <text:p>7000036h</text:p>
          </table:table-cell>
        </table:table-row>
        <table:table-row table:style-name="ro1">
          <table:table-cell office:value-type="string">
            <text:p>7000037h</text:p>
          </table:table-cell>
          <table:table-cell office:value-type="string">
            <text:p><text:s/>"D:\\bin\\spartan.mot"</text:p>
          </table:table-cell>
          <table:table-cell table:number-columns-repeated="3" office:value-type="string">
            <text:p>7000037h</text:p>
          </table:table-cell>
        </table:table-row>
        <table:table-row table:style-name="ro1">
          <table:table-cell office:value-type="string">
            <text:p>7000038h</text:p>
          </table:table-cell>
          <table:table-cell office:value-type="string">
            <text:p><text:s/>"D:\\bin\\m_spartan.mot"</text:p>
          </table:table-cell>
          <table:table-cell table:number-columns-repeated="3" office:value-type="string">
            <text:p>7000038h</text:p>
          </table:table-cell>
        </table:table-row>
        <table:table-row table:style-name="ro1">
          <table:table-cell office:value-type="string">
            <text:p>7000039h</text:p>
          </table:table-cell>
          <table:table-cell office:value-type="string">
            <text:p><text:s/>"D:\\bin\\c_spartan.mot"</text:p>
          </table:table-cell>
          <table:table-cell table:number-columns-repeated="3" office:value-type="string">
            <text:p>7000039h</text:p>
          </table:table-cell>
        </table:table-row>
        <table:table-row table:style-name="ro1">
          <table:table-cell office:value-type="string">
            <text:p>700003Ah</text:p>
          </table:table-cell>
          <table:table-cell office:value-type="string">
            <text:p><text:s/>"D:\\bin\\suiken.mot"</text:p>
          </table:table-cell>
          <table:table-cell table:number-columns-repeated="3" office:value-type="string">
            <text:p>700003Ah</text:p>
          </table:table-cell>
        </table:table-row>
        <table:table-row table:style-name="ro1">
          <table:table-cell office:value-type="string">
            <text:p>700003Bh</text:p>
          </table:table-cell>
          <table:table-cell office:value-type="string">
            <text:p><text:s/>"D:\\bin\\m_suiken.mot"</text:p>
          </table:table-cell>
          <table:table-cell table:number-columns-repeated="3" office:value-type="string">
            <text:p>700003Bh</text:p>
          </table:table-cell>
        </table:table-row>
        <table:table-row table:style-name="ro1">
          <table:table-cell office:value-type="string">
            <text:p>700003Ch</text:p>
          </table:table-cell>
          <table:table-cell office:value-type="string">
            <text:p><text:s/>"D:\\bin\\c_suiken.mot"</text:p>
          </table:table-cell>
          <table:table-cell table:number-columns-repeated="3" office:value-type="string">
            <text:p>700003Ch</text:p>
          </table:table-cell>
        </table:table-row>
        <table:table-row table:style-name="ro1">
          <table:table-cell office:value-type="string">
            <text:p>700003Dh</text:p>
          </table:table-cell>
          <table:table-cell office:value-type="string">
            <text:p><text:s/>"D:\\bin\\gokei.mot"</text:p>
          </table:table-cell>
          <table:table-cell table:number-columns-repeated="3" office:value-type="string">
            <text:p>700003Dh</text:p>
          </table:table-cell>
        </table:table-row>
        <table:table-row table:style-name="ro1">
          <table:table-cell office:value-type="string">
            <text:p>700003Eh</text:p>
          </table:table-cell>
          <table:table-cell office:value-type="string">
            <text:p><text:s/>"D:\\bin\\m_gokei.mot"</text:p>
          </table:table-cell>
          <table:table-cell table:number-columns-repeated="3" office:value-type="string">
            <text:p>700003Eh</text:p>
          </table:table-cell>
        </table:table-row>
        <table:table-row table:style-name="ro1">
          <table:table-cell office:value-type="string">
            <text:p>700003Fh</text:p>
          </table:table-cell>
          <table:table-cell office:value-type="string">
            <text:p><text:s/>"D:\\bin\\c_gokei.mot"</text:p>
          </table:table-cell>
          <table:table-cell table:number-columns-repeated="3" office:value-type="string">
            <text:p>700003Fh</text:p>
          </table:table-cell>
        </table:table-row>
        <table:table-row table:style-name="ro1">
          <table:table-cell office:value-type="string">
            <text:p>7000040h</text:p>
          </table:table-cell>
          <table:table-cell office:value-type="string">
            <text:p><text:s/>"D:\\bin\\koryu.mot"</text:p>
          </table:table-cell>
          <table:table-cell table:number-columns-repeated="3" office:value-type="string">
            <text:p>7000040h</text:p>
          </table:table-cell>
        </table:table-row>
        <table:table-row table:style-name="ro1">
          <table:table-cell office:value-type="string">
            <text:p>7000041h</text:p>
          </table:table-cell>
          <table:table-cell office:value-type="string">
            <text:p><text:s/>"D:\\bin\\m_koryu.mot"</text:p>
          </table:table-cell>
          <table:table-cell table:number-columns-repeated="3" office:value-type="string">
            <text:p>7000041h</text:p>
          </table:table-cell>
        </table:table-row>
        <table:table-row table:style-name="ro1">
          <table:table-cell office:value-type="string">
            <text:p>7000042h</text:p>
          </table:table-cell>
          <table:table-cell office:value-type="string">
            <text:p><text:s/>"D:\\bin\\c_koryu.mot"</text:p>
          </table:table-cell>
          <table:table-cell table:number-columns-repeated="3" office:value-type="string">
            <text:p>7000042h</text:p>
          </table:table-cell>
        </table:table-row>
        <table:table-row table:style-name="ro1">
          <table:table-cell office:value-type="string">
            <text:p>7000043h</text:p>
          </table:table-cell>
          <table:table-cell office:value-type="string">
            <text:p><text:s/>"D:\\bin\\kasumi.mot"</text:p>
          </table:table-cell>
          <table:table-cell table:number-columns-repeated="3" office:value-type="string">
            <text:p>7000043h</text:p>
          </table:table-cell>
        </table:table-row>
        <table:table-row table:style-name="ro1">
          <table:table-cell office:value-type="string">
            <text:p>7000044h</text:p>
          </table:table-cell>
          <table:table-cell office:value-type="string">
            <text:p><text:s/>"D:\\bin\\m_rtm.mot"</text:p>
          </table:table-cell>
          <table:table-cell table:number-columns-repeated="3" office:value-type="string">
            <text:p>7000044h</text:p>
          </table:table-cell>
        </table:table-row>
        <table:table-row table:style-name="ro1">
          <table:table-cell office:value-type="string">
            <text:p>7000045h</text:p>
          </table:table-cell>
          <table:table-cell office:value-type="string">
            <text:p><text:s/>"D:\\bin\\c_kasumi.mot"</text:p>
          </table:table-cell>
          <table:table-cell table:number-columns-repeated="3" office:value-type="string">
            <text:p>7000045h</text:p>
          </table:table-cell>
        </table:table-row>
        <table:table-row table:style-name="ro1">
          <table:table-cell office:value-type="string">
            <text:p>7000046h</text:p>
          </table:table-cell>
          <table:table-cell office:value-type="string">
            <text:p><text:s/>"D:\\bin\\sambo.mot"</text:p>
          </table:table-cell>
          <table:table-cell table:number-columns-repeated="3" office:value-type="string">
            <text:p>7000046h</text:p>
          </table:table-cell>
        </table:table-row>
        <table:table-row table:style-name="ro1">
          <table:table-cell office:value-type="string">
            <text:p>7000047h</text:p>
          </table:table-cell>
          <table:table-cell office:value-type="string">
            <text:p><text:s/>"D:\\bin\\m_sambo.mot"</text:p>
          </table:table-cell>
          <table:table-cell table:number-columns-repeated="3" office:value-type="string">
            <text:p>7000047h</text:p>
          </table:table-cell>
        </table:table-row>
        <table:table-row table:style-name="ro1">
          <table:table-cell office:value-type="string">
            <text:p>7000048h</text:p>
          </table:table-cell>
          <table:table-cell office:value-type="string">
            <text:p><text:s/>"D:\\bin\\c_sambo.mot"</text:p>
          </table:table-cell>
          <table:table-cell table:number-columns-repeated="3" office:value-type="string">
            <text:p>7000048h</text:p>
          </table:table-cell>
        </table:table-row>
        <table:table-row table:style-name="ro1">
          <table:table-cell office:value-type="string">
            <text:p>7000049h</text:p>
          </table:table-cell>
          <table:table-cell office:value-type="string">
            <text:p><text:s/>"D:\\bin\\t_al_ks.mot"</text:p>
          </table:table-cell>
          <table:table-cell table:number-columns-repeated="3" office:value-type="string">
            <text:p>7000049h</text:p>
          </table:table-cell>
        </table:table-row>
        <table:table-row table:style-name="ro1">
          <table:table-cell office:value-type="string">
            <text:p>700004Ah</text:p>
          </table:table-cell>
          <table:table-cell office:value-type="string">
            <text:p><text:s/>"D:\\bin\\t_ay_km.mot"</text:p>
          </table:table-cell>
          <table:table-cell table:number-columns-repeated="3" office:value-type="string">
            <text:p>700004Ah</text:p>
          </table:table-cell>
        </table:table-row>
        <table:table-row table:style-name="ro1">
          <table:table-cell office:value-type="string">
            <text:p>700004Bh</text:p>
          </table:table-cell>
          <table:table-cell office:value-type="string">
            <text:p><text:s/>"D:\\bin\\t_ay_ks.mot"</text:p>
          </table:table-cell>
          <table:table-cell table:number-columns-repeated="3" office:value-type="string">
            <text:p>700004Bh</text:p>
          </table:table-cell>
        </table:table-row>
        <table:table-row table:style-name="ro1">
          <table:table-cell office:value-type="string">
            <text:p>700004Ch</text:p>
          </table:table-cell>
          <table:table-cell office:value-type="string">
            <text:p><text:s/>"D:\\bin\\t_ay_kt.mot"</text:p>
          </table:table-cell>
          <table:table-cell table:number-columns-repeated="3" office:value-type="string">
            <text:p>700004Ch</text:p>
          </table:table-cell>
        </table:table-row>
        <table:table-row table:style-name="ro1">
          <table:table-cell office:value-type="string">
            <text:p>700004Dh</text:p>
          </table:table-cell>
          <table:table-cell office:value-type="string">
            <text:p><text:s/>"D:\\bin\\t_ay_lu.mot"</text:p>
          </table:table-cell>
          <table:table-cell table:number-columns-repeated="3" office:value-type="string">
            <text:p>700004Dh</text:p>
          </table:table-cell>
        </table:table-row>
        <table:table-row table:style-name="ro1">
          <table:table-cell office:value-type="string">
            <text:p>700004Eh</text:p>
          </table:table-cell>
          <table:table-cell office:value-type="string">
            <text:p><text:s/>"D:\\bin\\t_ay_ni.mot"</text:p>
          </table:table-cell>
          <table:table-cell table:number-columns-repeated="3" office:value-type="string">
            <text:p>700004Eh</text:p>
          </table:table-cell>
        </table:table-row>
        <table:table-row table:style-name="ro1">
          <table:table-cell office:value-type="string">
            <text:p>700004Fh</text:p>
          </table:table-cell>
          <table:table-cell office:value-type="string">
            <text:p><text:s/>"D:\\bin\\t_ba_ay.mot"</text:p>
          </table:table-cell>
          <table:table-cell table:number-columns-repeated="3" office:value-type="string">
            <text:p>700004Fh</text:p>
          </table:table-cell>
        </table:table-row>
        <table:table-row table:style-name="ro1">
          <table:table-cell office:value-type="string">
            <text:p>7000050h</text:p>
          </table:table-cell>
          <table:table-cell office:value-type="string">
            <text:p><text:s/>"D:\\bin\\t_ba_fa.mot"</text:p>
          </table:table-cell>
          <table:table-cell table:number-columns-repeated="3" office:value-type="string">
            <text:p>7000050h</text:p>
          </table:table-cell>
        </table:table-row>
        <table:table-row table:style-name="ro1">
          <table:table-cell office:value-type="string">
            <text:p>7000051h</text:p>
          </table:table-cell>
          <table:table-cell office:value-type="string">
            <text:p><text:s/>"D:\\bin\\t_ba_gy.mot"</text:p>
          </table:table-cell>
          <table:table-cell table:number-columns-repeated="3" office:value-type="string">
            <text:p>7000051h</text:p>
          </table:table-cell>
        </table:table-row>
        <table:table-row table:style-name="ro1">
          <table:table-cell office:value-type="string">
            <text:p>7000052h</text:p>
          </table:table-cell>
          <table:table-cell office:value-type="string">
            <text:p><text:s/>"D:\\bin\\t_ba_kl.mot"</text:p>
          </table:table-cell>
          <table:table-cell table:number-columns-repeated="3" office:value-type="string">
            <text:p>7000052h</text:p>
          </table:table-cell>
        </table:table-row>
        <table:table-row table:style-name="ro1">
          <table:table-cell office:value-type="string">
            <text:p>7000053h</text:p>
          </table:table-cell>
          <table:table-cell office:value-type="string">
            <text:p><text:s/>"D:\\bin\\t_ba_ks.mot"</text:p>
          </table:table-cell>
          <table:table-cell table:number-columns-repeated="3" office:value-type="string">
            <text:p>7000053h</text:p>
          </table:table-cell>
        </table:table-row>
        <table:table-row table:style-name="ro1">
          <table:table-cell office:value-type="string">
            <text:p>7000054h</text:p>
          </table:table-cell>
          <table:table-cell office:value-type="string">
            <text:p><text:s/>"D:\\bin\\t_ba_lu.mot"</text:p>
          </table:table-cell>
          <table:table-cell table:number-columns-repeated="3" office:value-type="string">
            <text:p>7000054h</text:p>
          </table:table-cell>
        </table:table-row>
        <table:table-row table:style-name="ro1">
          <table:table-cell office:value-type="string">
            <text:p>7000055h</text:p>
          </table:table-cell>
          <table:table-cell office:value-type="string">
            <text:p><text:s/>"D:\\bin\\t_ba_sa.mot"</text:p>
          </table:table-cell>
          <table:table-cell table:number-columns-repeated="3" office:value-type="string">
            <text:p>7000055h</text:p>
          </table:table-cell>
        </table:table-row>
        <table:table-row table:style-name="ro1">
          <table:table-cell office:value-type="string">
            <text:p>7000056h</text:p>
          </table:table-cell>
          <table:table-cell office:value-type="string">
            <text:p><text:s/>"D:\\bin\\t_ba_tn.mot"</text:p>
          </table:table-cell>
          <table:table-cell table:number-columns-repeated="3" office:value-type="string">
            <text:p>7000056h</text:p>
          </table:table-cell>
        </table:table-row>
        <table:table-row table:style-name="ro1">
          <table:table-cell office:value-type="string">
            <text:p>7000057h</text:p>
          </table:table-cell>
          <table:table-cell office:value-type="string">
            <text:p><text:s/>"D:\\bin\\t_ba_pr.mot"</text:p>
          </table:table-cell>
          <table:table-cell table:number-columns-repeated="3" office:value-type="string">
            <text:p>7000057h</text:p>
          </table:table-cell>
        </table:table-row>
        <table:table-row table:style-name="ro1">
          <table:table-cell office:value-type="string">
            <text:p>7000058h</text:p>
          </table:table-cell>
          <table:table-cell office:value-type="string">
            <text:p><text:s/>"D:\\bin\\t_fa_ay.mot"</text:p>
          </table:table-cell>
          <table:table-cell table:number-columns-repeated="3" office:value-type="string">
            <text:p>7000058h</text:p>
          </table:table-cell>
        </table:table-row>
        <table:table-row table:style-name="ro1">
          <table:table-cell office:value-type="string">
            <text:p>7000059h</text:p>
          </table:table-cell>
          <table:table-cell office:value-type="string">
            <text:p><text:s/>"D:\\bin\\t_fa_gy.mot"</text:p>
          </table:table-cell>
          <table:table-cell table:number-columns-repeated="3" office:value-type="string">
            <text:p>7000059h</text:p>
          </table:table-cell>
        </table:table-row>
        <table:table-row table:style-name="ro1">
          <table:table-cell office:value-type="string">
            <text:p>700005Ah</text:p>
          </table:table-cell>
          <table:table-cell office:value-type="string">
            <text:p><text:s/>"D:\\bin\\t_fa_hi.mot"</text:p>
          </table:table-cell>
          <table:table-cell table:number-columns-repeated="3" office:value-type="string">
            <text:p>700005Ah</text:p>
          </table:table-cell>
        </table:table-row>
        <table:table-row table:style-name="ro1">
          <table:table-cell office:value-type="string">
            <text:p>700005Bh</text:p>
          </table:table-cell>
          <table:table-cell office:value-type="string">
            <text:p><text:s/>"D:\\bin\\t_fa_kl.mot"</text:p>
          </table:table-cell>
          <table:table-cell table:number-columns-repeated="3" office:value-type="string">
            <text:p>700005Bh</text:p>
          </table:table-cell>
        </table:table-row>
        <table:table-row table:style-name="ro1">
          <table:table-cell office:value-type="string">
            <text:p>700005Ch</text:p>
          </table:table-cell>
          <table:table-cell office:value-type="string">
            <text:p><text:s/>"D:\\bin\\t_fa_km.mot"</text:p>
          </table:table-cell>
          <table:table-cell table:number-columns-repeated="3" office:value-type="string">
            <text:p>700005Ch</text:p>
          </table:table-cell>
        </table:table-row>
        <table:table-row table:style-name="ro1">
          <table:table-cell office:value-type="string">
            <text:p>700005Dh</text:p>
          </table:table-cell>
          <table:table-cell office:value-type="string">
            <text:p><text:s/>"D:\\bin\\t_fa_ks.mot"</text:p>
          </table:table-cell>
          <table:table-cell table:number-columns-repeated="3" office:value-type="string">
            <text:p>700005Dh</text:p>
          </table:table-cell>
        </table:table-row>
        <table:table-row table:style-name="ro1">
          <table:table-cell office:value-type="string">
            <text:p>700005Eh</text:p>
          </table:table-cell>
          <table:table-cell office:value-type="string">
            <text:p><text:s/>"D:\\bin\\t_fa_le.mot"</text:p>
          </table:table-cell>
          <table:table-cell table:number-columns-repeated="3" office:value-type="string">
            <text:p>700005Eh</text:p>
          </table:table-cell>
        </table:table-row>
        <table:table-row table:style-name="ro1">
          <table:table-cell office:value-type="string">
            <text:p>700005Fh</text:p>
          </table:table-cell>
          <table:table-cell office:value-type="string">
            <text:p><text:s/>"D:\\bin\\t_fa_sa.mot"</text:p>
          </table:table-cell>
          <table:table-cell table:number-columns-repeated="3" office:value-type="string">
            <text:p>700005Fh</text:p>
          </table:table-cell>
        </table:table-row>
        <table:table-row table:style-name="ro1">
          <table:table-cell office:value-type="string">
            <text:p>7000060h</text:p>
          </table:table-cell>
          <table:table-cell office:value-type="string">
            <text:p><text:s/>"D:\\bin\\t_fa_su.mot"</text:p>
          </table:table-cell>
          <table:table-cell table:number-columns-repeated="3" office:value-type="string">
            <text:p>7000060h</text:p>
          </table:table-cell>
        </table:table-row>
        <table:table-row table:style-name="ro1">
          <table:table-cell office:value-type="string">
            <text:p>7000061h</text:p>
          </table:table-cell>
          <table:table-cell office:value-type="string">
            <text:p><text:s/>"D:\\bin\\t_fa_tn.mot"</text:p>
          </table:table-cell>
          <table:table-cell table:number-columns-repeated="3" office:value-type="string">
            <text:p>7000061h</text:p>
          </table:table-cell>
        </table:table-row>
        <table:table-row table:style-name="ro1">
          <table:table-cell office:value-type="string">
            <text:p>7000062h</text:p>
          </table:table-cell>
          <table:table-cell office:value-type="string">
            <text:p><text:s/>"D:\\bin\\t_fa_bo.mot"</text:p>
          </table:table-cell>
          <table:table-cell table:number-columns-repeated="3" office:value-type="string">
            <text:p>7000062h</text:p>
          </table:table-cell>
        </table:table-row>
        <table:table-row table:style-name="ro1">
          <table:table-cell office:value-type="string">
            <text:p>7000063h</text:p>
          </table:table-cell>
          <table:table-cell office:value-type="string">
            <text:p><text:s/>"D:\\bin\\t_go_hi.mot"</text:p>
          </table:table-cell>
          <table:table-cell table:number-columns-repeated="3" office:value-type="string">
            <text:p>7000063h</text:p>
          </table:table-cell>
        </table:table-row>
        <table:table-row table:style-name="ro1">
          <table:table-cell office:value-type="string">
            <text:p>7000064h</text:p>
          </table:table-cell>
          <table:table-cell office:value-type="string">
            <text:p><text:s/>"D:\\bin\\t_go_su.mot"</text:p>
          </table:table-cell>
          <table:table-cell table:number-columns-repeated="3" office:value-type="string">
            <text:p>7000064h</text:p>
          </table:table-cell>
        </table:table-row>
        <table:table-row table:style-name="ro1">
          <table:table-cell office:value-type="string">
            <text:p>7000065h</text:p>
          </table:table-cell>
          <table:table-cell office:value-type="string">
            <text:p><text:s/>"D:\\bin\\t_go_ko.mot"</text:p>
          </table:table-cell>
          <table:table-cell table:number-columns-repeated="3" office:value-type="string">
            <text:p>7000065h</text:p>
          </table:table-cell>
        </table:table-row>
        <table:table-row table:style-name="ro1">
          <table:table-cell office:value-type="string">
            <text:p>7000066h</text:p>
          </table:table-cell>
          <table:table-cell office:value-type="string">
            <text:p><text:s/>"D:\\bin\\t_go_sa.mot"</text:p>
          </table:table-cell>
          <table:table-cell table:number-columns-repeated="3" office:value-type="string">
            <text:p>7000066h</text:p>
          </table:table-cell>
        </table:table-row>
        <table:table-row table:style-name="ro1">
          <table:table-cell office:value-type="string">
            <text:p>7000067h</text:p>
          </table:table-cell>
          <table:table-cell office:value-type="string">
            <text:p><text:s/>"D:\\bin\\t_gy_ba.mot"</text:p>
          </table:table-cell>
          <table:table-cell table:number-columns-repeated="3" office:value-type="string">
            <text:p>7000067h</text:p>
          </table:table-cell>
        </table:table-row>
        <table:table-row table:style-name="ro1">
          <table:table-cell office:value-type="string">
            <text:p>7000068h</text:p>
          </table:table-cell>
          <table:table-cell office:value-type="string">
            <text:p><text:s/>"D:\\bin\\t_gy_fa.mot"</text:p>
          </table:table-cell>
          <table:table-cell table:number-columns-repeated="3" office:value-type="string">
            <text:p>7000068h</text:p>
          </table:table-cell>
        </table:table-row>
        <table:table-row table:style-name="ro1">
          <table:table-cell office:value-type="string">
            <text:p>7000069h</text:p>
          </table:table-cell>
          <table:table-cell office:value-type="string">
            <text:p><text:s/>"D:\\bin\\t_gy_kl.mot"</text:p>
          </table:table-cell>
          <table:table-cell table:number-columns-repeated="3" office:value-type="string">
            <text:p>7000069h</text:p>
          </table:table-cell>
        </table:table-row>
        <table:table-row table:style-name="ro1">
          <table:table-cell office:value-type="string">
            <text:p>700006Ah</text:p>
          </table:table-cell>
          <table:table-cell office:value-type="string">
            <text:p><text:s/>"D:\\bin\\t_gy_km.mot"</text:p>
          </table:table-cell>
          <table:table-cell table:number-columns-repeated="3" office:value-type="string">
            <text:p>700006Ah</text:p>
          </table:table-cell>
        </table:table-row>
        <table:table-row table:style-name="ro1">
          <table:table-cell office:value-type="string">
            <text:p>700006Bh</text:p>
          </table:table-cell>
          <table:table-cell office:value-type="string">
            <text:p><text:s/>"D:\\bin\\t_gy_sa.mot"</text:p>
          </table:table-cell>
          <table:table-cell table:number-columns-repeated="3" office:value-type="string">
            <text:p>700006Bh</text:p>
          </table:table-cell>
        </table:table-row>
        <table:table-row table:style-name="ro1">
          <table:table-cell office:value-type="string">
            <text:p>700006Ch</text:p>
          </table:table-cell>
          <table:table-cell office:value-type="string">
            <text:p><text:s/>"D:\\bin\\t_gy_tn.mot"</text:p>
          </table:table-cell>
          <table:table-cell table:number-columns-repeated="3" office:value-type="string">
            <text:p>700006Ch</text:p>
          </table:table-cell>
        </table:table-row>
        <table:table-row table:style-name="ro1">
          <table:table-cell office:value-type="string">
            <text:p>700006Dh</text:p>
          </table:table-cell>
          <table:table-cell office:value-type="string">
            <text:p><text:s/>"D:\\bin\\t_hi_fa.mot"</text:p>
          </table:table-cell>
          <table:table-cell table:number-columns-repeated="3" office:value-type="string">
            <text:p>700006Dh</text:p>
          </table:table-cell>
        </table:table-row>
        <table:table-row table:style-name="ro1">
          <table:table-cell office:value-type="string">
            <text:p>700006Eh</text:p>
          </table:table-cell>
          <table:table-cell office:value-type="string">
            <text:p><text:s/>"D:\\bin\\t_hi_go.mot"</text:p>
          </table:table-cell>
          <table:table-cell table:number-columns-repeated="3" office:value-type="string">
            <text:p>700006Eh</text:p>
          </table:table-cell>
        </table:table-row>
        <table:table-row table:style-name="ro1">
          <table:table-cell office:value-type="string">
            <text:p>700006Fh</text:p>
          </table:table-cell>
          <table:table-cell office:value-type="string">
            <text:p><text:s/>"D:\\bin\\t_hi_km.mot"</text:p>
          </table:table-cell>
          <table:table-cell table:number-columns-repeated="3" office:value-type="string">
            <text:p>700006Fh</text:p>
          </table:table-cell>
        </table:table-row>
        <table:table-row table:style-name="ro1">
          <table:table-cell office:value-type="string">
            <text:p>7000070h</text:p>
          </table:table-cell>
          <table:table-cell office:value-type="string">
            <text:p><text:s/>"D:\\bin\\t_hi_ks.mot"</text:p>
          </table:table-cell>
          <table:table-cell table:number-columns-repeated="3" office:value-type="string">
            <text:p>7000070h</text:p>
          </table:table-cell>
        </table:table-row>
        <table:table-row table:style-name="ro1">
          <table:table-cell office:value-type="string">
            <text:p>7000071h</text:p>
          </table:table-cell>
          <table:table-cell office:value-type="string">
            <text:p><text:s/>"D:\\bin\\t_hi_le.mot"</text:p>
          </table:table-cell>
          <table:table-cell table:number-columns-repeated="3" office:value-type="string">
            <text:p>7000071h</text:p>
          </table:table-cell>
        </table:table-row>
        <table:table-row table:style-name="ro1">
          <table:table-cell office:value-type="string">
            <text:p>7000072h</text:p>
          </table:table-cell>
          <table:table-cell office:value-type="string">
            <text:p><text:s/>"D:\\bin\\t_kl_ba.mot"</text:p>
          </table:table-cell>
          <table:table-cell table:number-columns-repeated="3" office:value-type="string">
            <text:p>7000072h</text:p>
          </table:table-cell>
        </table:table-row>
        <table:table-row table:style-name="ro1">
          <table:table-cell office:value-type="string">
            <text:p>7000073h</text:p>
          </table:table-cell>
          <table:table-cell office:value-type="string">
            <text:p><text:s/>"D:\\bin\\t_kl_gy.mot"</text:p>
          </table:table-cell>
          <table:table-cell table:number-columns-repeated="3" office:value-type="string">
            <text:p>7000073h</text:p>
          </table:table-cell>
        </table:table-row>
        <table:table-row table:style-name="ro1">
          <table:table-cell office:value-type="string">
            <text:p>7000074h</text:p>
          </table:table-cell>
          <table:table-cell office:value-type="string">
            <text:p><text:s/>"D:\\bin\\t_kl_km.mot"</text:p>
          </table:table-cell>
          <table:table-cell table:number-columns-repeated="3" office:value-type="string">
            <text:p>7000074h</text:p>
          </table:table-cell>
        </table:table-row>
        <table:table-row table:style-name="ro1">
          <table:table-cell office:value-type="string">
            <text:p>7000075h</text:p>
          </table:table-cell>
          <table:table-cell office:value-type="string">
            <text:p><text:s/>"D:\\bin\\t_kl_ko.mot"</text:p>
          </table:table-cell>
          <table:table-cell table:number-columns-repeated="3" office:value-type="string">
            <text:p>7000075h</text:p>
          </table:table-cell>
        </table:table-row>
        <table:table-row table:style-name="ro1">
          <table:table-cell office:value-type="string">
            <text:p>7000076h</text:p>
          </table:table-cell>
          <table:table-cell office:value-type="string">
            <text:p><text:s/>"D:\\bin\\t_kl_le.mot"</text:p>
          </table:table-cell>
          <table:table-cell table:number-columns-repeated="3" office:value-type="string">
            <text:p>7000076h</text:p>
          </table:table-cell>
        </table:table-row>
        <table:table-row table:style-name="ro1">
          <table:table-cell office:value-type="string">
            <text:p>7000077h</text:p>
          </table:table-cell>
          <table:table-cell office:value-type="string">
            <text:p><text:s/>"D:\\bin\\t_kl_sa.mot"</text:p>
          </table:table-cell>
          <table:table-cell table:number-columns-repeated="3" office:value-type="string">
            <text:p>7000077h</text:p>
          </table:table-cell>
        </table:table-row>
        <table:table-row table:style-name="ro1">
          <table:table-cell office:value-type="string">
            <text:p>7000078h</text:p>
          </table:table-cell>
          <table:table-cell office:value-type="string">
            <text:p><text:s/>"D:\\bin\\t_kl_tn.mot"</text:p>
          </table:table-cell>
          <table:table-cell table:number-columns-repeated="3" office:value-type="string">
            <text:p>7000078h</text:p>
          </table:table-cell>
        </table:table-row>
        <table:table-row table:style-name="ro1">
          <table:table-cell office:value-type="string">
            <text:p>7000079h</text:p>
          </table:table-cell>
          <table:table-cell office:value-type="string">
            <text:p><text:s/>"D:\\bin\\t_km_ay.mot"</text:p>
          </table:table-cell>
          <table:table-cell table:number-columns-repeated="3" office:value-type="string">
            <text:p>7000079h</text:p>
          </table:table-cell>
        </table:table-row>
        <table:table-row table:style-name="ro1">
          <table:table-cell office:value-type="string">
            <text:p>700007Ah</text:p>
          </table:table-cell>
          <table:table-cell office:value-type="string">
            <text:p><text:s/>"D:\\bin\\t_km_ba.mot"</text:p>
          </table:table-cell>
          <table:table-cell table:number-columns-repeated="3" office:value-type="string">
            <text:p>700007Ah</text:p>
          </table:table-cell>
        </table:table-row>
        <table:table-row table:style-name="ro1">
          <table:table-cell office:value-type="string">
            <text:p>700007Bh</text:p>
          </table:table-cell>
          <table:table-cell office:value-type="string">
            <text:p><text:s/>"D:\\bin\\t_km_fa.mot"</text:p>
          </table:table-cell>
          <table:table-cell table:number-columns-repeated="3" office:value-type="string">
            <text:p>700007Bh</text:p>
          </table:table-cell>
        </table:table-row>
        <table:table-row table:style-name="ro1">
          <table:table-cell office:value-type="string">
            <text:p>700007Ch</text:p>
          </table:table-cell>
          <table:table-cell office:value-type="string">
            <text:p><text:s/>"D:\\bin\\t_km_gy.mot"</text:p>
          </table:table-cell>
          <table:table-cell table:number-columns-repeated="3" office:value-type="string">
            <text:p>700007Ch</text:p>
          </table:table-cell>
        </table:table-row>
        <table:table-row table:style-name="ro1">
          <table:table-cell office:value-type="string">
            <text:p>700007Dh</text:p>
          </table:table-cell>
          <table:table-cell office:value-type="string">
            <text:p><text:s/>"D:\\bin\\t_km_ks.mot"</text:p>
          </table:table-cell>
          <table:table-cell table:number-columns-repeated="3" office:value-type="string">
            <text:p>700007Dh</text:p>
          </table:table-cell>
        </table:table-row>
        <table:table-row table:style-name="ro1">
          <table:table-cell office:value-type="string">
            <text:p>700007Eh</text:p>
          </table:table-cell>
          <table:table-cell office:value-type="string">
            <text:p><text:s/>"D:\\bin\\t_km_kt.mot"</text:p>
          </table:table-cell>
          <table:table-cell table:number-columns-repeated="3" office:value-type="string">
            <text:p>700007Eh</text:p>
          </table:table-cell>
        </table:table-row>
        <table:table-row table:style-name="ro1">
          <table:table-cell office:value-type="string">
            <text:p>700007Fh</text:p>
          </table:table-cell>
          <table:table-cell office:value-type="string">
            <text:p><text:s/>"D:\\bin\\t_km_lu.mot"</text:p>
          </table:table-cell>
          <table:table-cell table:number-columns-repeated="3" office:value-type="string">
            <text:p>700007Fh</text:p>
          </table:table-cell>
        </table:table-row>
        <table:table-row table:style-name="ro1">
          <table:table-cell office:value-type="string">
            <text:p>7000080h</text:p>
          </table:table-cell>
          <table:table-cell office:value-type="string">
            <text:p><text:s/>"D:\\bin\\t_km_ni.mot"</text:p>
          </table:table-cell>
          <table:table-cell table:number-columns-repeated="3" office:value-type="string">
            <text:p>7000080h</text:p>
          </table:table-cell>
        </table:table-row>
        <table:table-row table:style-name="ro1">
          <table:table-cell office:value-type="string">
            <text:p>7000081h</text:p>
          </table:table-cell>
          <table:table-cell office:value-type="string">
            <text:p><text:s/>"D:\\bin\\t_km_sa.mot"</text:p>
          </table:table-cell>
          <table:table-cell table:number-columns-repeated="3" office:value-type="string">
            <text:p>7000081h</text:p>
          </table:table-cell>
        </table:table-row>
        <table:table-row table:style-name="ro1">
          <table:table-cell office:value-type="string">
            <text:p>7000082h</text:p>
          </table:table-cell>
          <table:table-cell office:value-type="string">
            <text:p><text:s/>"D:\\bin\\t_km_tn.mot"</text:p>
          </table:table-cell>
          <table:table-cell table:number-columns-repeated="3" office:value-type="string">
            <text:p>7000082h</text:p>
          </table:table-cell>
        </table:table-row>
        <table:table-row table:style-name="ro1">
          <table:table-cell office:value-type="string">
            <text:p>7000083h</text:p>
          </table:table-cell>
          <table:table-cell office:value-type="string">
            <text:p><text:s/>"D:\\bin\\t_ko_kl.mot"</text:p>
          </table:table-cell>
          <table:table-cell table:number-columns-repeated="3" office:value-type="string">
            <text:p>7000083h</text:p>
          </table:table-cell>
        </table:table-row>
        <table:table-row table:style-name="ro1">
          <table:table-cell office:value-type="string">
            <text:p>7000084h</text:p>
          </table:table-cell>
          <table:table-cell office:value-type="string">
            <text:p><text:s/>"D:\\bin\\t_ko_kt.mot"</text:p>
          </table:table-cell>
          <table:table-cell table:number-columns-repeated="3" office:value-type="string">
            <text:p>7000084h</text:p>
          </table:table-cell>
        </table:table-row>
        <table:table-row table:style-name="ro1">
          <table:table-cell office:value-type="string">
            <text:p>7000085h</text:p>
          </table:table-cell>
          <table:table-cell office:value-type="string">
            <text:p><text:s/>"D:\\bin\\t_ko_ni.mot"</text:p>
          </table:table-cell>
          <table:table-cell table:number-columns-repeated="3" office:value-type="string">
            <text:p>7000085h</text:p>
          </table:table-cell>
        </table:table-row>
        <table:table-row table:style-name="ro1">
          <table:table-cell office:value-type="string">
            <text:p>7000086h</text:p>
          </table:table-cell>
          <table:table-cell office:value-type="string">
            <text:p><text:s/>"D:\\bin\\t_ko_ha.mot"</text:p>
          </table:table-cell>
          <table:table-cell table:number-columns-repeated="3" office:value-type="string">
            <text:p>7000086h</text:p>
          </table:table-cell>
        </table:table-row>
        <table:table-row table:style-name="ro1">
          <table:table-cell office:value-type="string">
            <text:p>7000087h</text:p>
          </table:table-cell>
          <table:table-cell office:value-type="string">
            <text:p><text:s/>"D:\\bin\\t_ks_al.mot"</text:p>
          </table:table-cell>
          <table:table-cell table:number-columns-repeated="3" office:value-type="string">
            <text:p>7000087h</text:p>
          </table:table-cell>
        </table:table-row>
        <table:table-row table:style-name="ro1">
          <table:table-cell office:value-type="string">
            <text:p>7000088h</text:p>
          </table:table-cell>
          <table:table-cell office:value-type="string">
            <text:p><text:s/>"D:\\bin\\t_ks_ay.mot"</text:p>
          </table:table-cell>
          <table:table-cell table:number-columns-repeated="3" office:value-type="string">
            <text:p>7000088h</text:p>
          </table:table-cell>
        </table:table-row>
        <table:table-row table:style-name="ro1">
          <table:table-cell office:value-type="string">
            <text:p>7000089h</text:p>
          </table:table-cell>
          <table:table-cell office:value-type="string">
            <text:p><text:s/>"D:\\bin\\t_ks_ba.mot"</text:p>
          </table:table-cell>
          <table:table-cell table:number-columns-repeated="3" office:value-type="string">
            <text:p>7000089h</text:p>
          </table:table-cell>
        </table:table-row>
        <table:table-row table:style-name="ro1">
          <table:table-cell office:value-type="string">
            <text:p>700008Ah</text:p>
          </table:table-cell>
          <table:table-cell office:value-type="string">
            <text:p><text:s/>"D:\\bin\\t_ks_hi.mot"</text:p>
          </table:table-cell>
          <table:table-cell table:number-columns-repeated="3" office:value-type="string">
            <text:p>700008Ah</text:p>
          </table:table-cell>
        </table:table-row>
        <table:table-row table:style-name="ro1">
          <table:table-cell office:value-type="string">
            <text:p>700008Bh</text:p>
          </table:table-cell>
          <table:table-cell office:value-type="string">
            <text:p><text:s/>"D:\\bin\\t_ks_kl.mot"</text:p>
          </table:table-cell>
          <table:table-cell table:number-columns-repeated="3" office:value-type="string">
            <text:p>700008Bh</text:p>
          </table:table-cell>
        </table:table-row>
        <table:table-row table:style-name="ro1">
          <table:table-cell office:value-type="string">
            <text:p>700008Ch</text:p>
          </table:table-cell>
          <table:table-cell office:value-type="string">
            <text:p><text:s/>"D:\\bin\\t_ks_km.mot"</text:p>
          </table:table-cell>
          <table:table-cell table:number-columns-repeated="3" office:value-type="string">
            <text:p>700008Ch</text:p>
          </table:table-cell>
        </table:table-row>
        <table:table-row table:style-name="ro1">
          <table:table-cell office:value-type="string">
            <text:p>700008Dh</text:p>
          </table:table-cell>
          <table:table-cell office:value-type="string">
            <text:p><text:s/>"D:\\bin\\t_ks_ko.mot"</text:p>
          </table:table-cell>
          <table:table-cell table:number-columns-repeated="3" office:value-type="string">
            <text:p>700008Dh</text:p>
          </table:table-cell>
        </table:table-row>
        <table:table-row table:style-name="ro1">
          <table:table-cell office:value-type="string">
            <text:p>700008Eh</text:p>
          </table:table-cell>
          <table:table-cell office:value-type="string">
            <text:p><text:s/>"D:\\bin\\t_ks_kt.mot"</text:p>
          </table:table-cell>
          <table:table-cell table:number-columns-repeated="3" office:value-type="string">
            <text:p>700008Eh</text:p>
          </table:table-cell>
        </table:table-row>
        <table:table-row table:style-name="ro1">
          <table:table-cell office:value-type="string">
            <text:p>700008Fh</text:p>
          </table:table-cell>
          <table:table-cell office:value-type="string">
            <text:p><text:s/>"D:\\bin\\t_ks_su.mot"</text:p>
          </table:table-cell>
          <table:table-cell table:number-columns-repeated="3" office:value-type="string">
            <text:p>700008Fh</text:p>
          </table:table-cell>
        </table:table-row>
        <table:table-row table:style-name="ro1">
          <table:table-cell office:value-type="string">
            <text:p>7000090h</text:p>
          </table:table-cell>
          <table:table-cell office:value-type="string">
            <text:p><text:s/>"D:\\bin\\t_kt_ay.mot"</text:p>
          </table:table-cell>
          <table:table-cell table:number-columns-repeated="3" office:value-type="string">
            <text:p>7000090h</text:p>
          </table:table-cell>
        </table:table-row>
        <table:table-row table:style-name="ro1">
          <table:table-cell office:value-type="string">
            <text:p>7000091h</text:p>
          </table:table-cell>
          <table:table-cell office:value-type="string">
            <text:p><text:s/>"D:\\bin\\t_kt_ba.mot"</text:p>
          </table:table-cell>
          <table:table-cell table:number-columns-repeated="3" office:value-type="string">
            <text:p>7000091h</text:p>
          </table:table-cell>
        </table:table-row>
        <table:table-row table:style-name="ro1">
          <table:table-cell office:value-type="string">
            <text:p>7000092h</text:p>
          </table:table-cell>
          <table:table-cell office:value-type="string">
            <text:p><text:s/>"D:\\bin\\t_kt_kl.mot"</text:p>
          </table:table-cell>
          <table:table-cell table:number-columns-repeated="3" office:value-type="string">
            <text:p>7000092h</text:p>
          </table:table-cell>
        </table:table-row>
        <table:table-row table:style-name="ro1">
          <table:table-cell office:value-type="string">
            <text:p>7000093h</text:p>
          </table:table-cell>
          <table:table-cell office:value-type="string">
            <text:p><text:s/>"D:\\bin\\t_kt_km.mot"</text:p>
          </table:table-cell>
          <table:table-cell table:number-columns-repeated="3" office:value-type="string">
            <text:p>7000093h</text:p>
          </table:table-cell>
        </table:table-row>
        <table:table-row table:style-name="ro1">
          <table:table-cell office:value-type="string">
            <text:p>7000094h</text:p>
          </table:table-cell>
          <table:table-cell office:value-type="string">
            <text:p><text:s/>"D:\\bin\\t_kt_ko.mot"</text:p>
          </table:table-cell>
          <table:table-cell table:number-columns-repeated="3" office:value-type="string">
            <text:p>7000094h</text:p>
          </table:table-cell>
        </table:table-row>
        <table:table-row table:style-name="ro1">
          <table:table-cell office:value-type="string">
            <text:p>7000095h</text:p>
          </table:table-cell>
          <table:table-cell office:value-type="string">
            <text:p><text:s/>"D:\\bin\\t_kt_ks.mot"</text:p>
          </table:table-cell>
          <table:table-cell table:number-columns-repeated="3" office:value-type="string">
            <text:p>7000095h</text:p>
          </table:table-cell>
        </table:table-row>
        <table:table-row table:style-name="ro1">
          <table:table-cell office:value-type="string">
            <text:p>7000096h</text:p>
          </table:table-cell>
          <table:table-cell office:value-type="string">
            <text:p><text:s/>"D:\\bin\\t_kt_lu.mot"</text:p>
          </table:table-cell>
          <table:table-cell table:number-columns-repeated="3" office:value-type="string">
            <text:p>7000096h</text:p>
          </table:table-cell>
        </table:table-row>
        <table:table-row table:style-name="ro1">
          <table:table-cell office:value-type="string">
            <text:p>7000097h</text:p>
          </table:table-cell>
          <table:table-cell office:value-type="string">
            <text:p><text:s/>"D:\\bin\\t_le_hi.mot"</text:p>
          </table:table-cell>
          <table:table-cell table:number-columns-repeated="3" office:value-type="string">
            <text:p>7000097h</text:p>
          </table:table-cell>
        </table:table-row>
        <table:table-row table:style-name="ro1">
          <table:table-cell office:value-type="string">
            <text:p>7000098h</text:p>
          </table:table-cell>
          <table:table-cell office:value-type="string">
            <text:p><text:s/>"D:\\bin\\t_le_kt.mot"</text:p>
          </table:table-cell>
          <table:table-cell table:number-columns-repeated="3" office:value-type="string">
            <text:p>7000098h</text:p>
          </table:table-cell>
        </table:table-row>
        <table:table-row table:style-name="ro1">
          <table:table-cell office:value-type="string">
            <text:p>7000099h</text:p>
          </table:table-cell>
          <table:table-cell office:value-type="string">
            <text:p><text:s/>"D:\\bin\\t_le_lu.mot"</text:p>
          </table:table-cell>
          <table:table-cell table:number-columns-repeated="3" office:value-type="string">
            <text:p>7000099h</text:p>
          </table:table-cell>
        </table:table-row>
        <table:table-row table:style-name="ro1">
          <table:table-cell office:value-type="string">
            <text:p>700009Ah</text:p>
          </table:table-cell>
          <table:table-cell office:value-type="string">
            <text:p><text:s/>"D:\\bin\\t_le_tn.mot"</text:p>
          </table:table-cell>
          <table:table-cell table:number-columns-repeated="3" office:value-type="string">
            <text:p>700009Ah</text:p>
          </table:table-cell>
        </table:table-row>
        <table:table-row table:style-name="ro1">
          <table:table-cell office:value-type="string">
            <text:p>700009Bh</text:p>
          </table:table-cell>
          <table:table-cell office:value-type="string">
            <text:p><text:s/>"D:\\bin\\t_lu_fa.mot"</text:p>
          </table:table-cell>
          <table:table-cell table:number-columns-repeated="3" office:value-type="string">
            <text:p>700009Bh</text:p>
          </table:table-cell>
        </table:table-row>
        <table:table-row table:style-name="ro1">
          <table:table-cell office:value-type="string">
            <text:p>700009Ch</text:p>
          </table:table-cell>
          <table:table-cell office:value-type="string">
            <text:p><text:s/>"D:\\bin\\t_lu_gy.mot"</text:p>
          </table:table-cell>
          <table:table-cell table:number-columns-repeated="3" office:value-type="string">
            <text:p>700009Ch</text:p>
          </table:table-cell>
        </table:table-row>
        <table:table-row table:style-name="ro1">
          <table:table-cell office:value-type="string">
            <text:p>700009Dh</text:p>
          </table:table-cell>
          <table:table-cell office:value-type="string">
            <text:p><text:s/>"D:\\bin\\t_lu_km.mot"</text:p>
          </table:table-cell>
          <table:table-cell table:number-columns-repeated="3" office:value-type="string">
            <text:p>700009Dh</text:p>
          </table:table-cell>
        </table:table-row>
        <table:table-row table:style-name="ro1">
          <table:table-cell office:value-type="string">
            <text:p>700009Eh</text:p>
          </table:table-cell>
          <table:table-cell office:value-type="string">
            <text:p><text:s/>"D:\\bin\\t_lu_kt.mot"</text:p>
          </table:table-cell>
          <table:table-cell table:number-columns-repeated="3" office:value-type="string">
            <text:p>700009Eh</text:p>
          </table:table-cell>
        </table:table-row>
        <table:table-row table:style-name="ro1">
          <table:table-cell office:value-type="string">
            <text:p>700009Fh</text:p>
          </table:table-cell>
          <table:table-cell office:value-type="string">
            <text:p><text:s/>"D:\\bin\\t_lu_le.mot"</text:p>
          </table:table-cell>
          <table:table-cell table:number-columns-repeated="3" office:value-type="string">
            <text:p>700009Fh</text:p>
          </table:table-cell>
        </table:table-row>
        <table:table-row table:style-name="ro1">
          <table:table-cell office:value-type="string">
            <text:p>70000A0h</text:p>
          </table:table-cell>
          <table:table-cell office:value-type="string">
            <text:p><text:s/>"D:\\bin\\t_lu_sa.mot"</text:p>
          </table:table-cell>
          <table:table-cell table:number-columns-repeated="3" office:value-type="string">
            <text:p>70000A0h</text:p>
          </table:table-cell>
        </table:table-row>
        <table:table-row table:style-name="ro1">
          <table:table-cell office:value-type="string">
            <text:p>70000A1h</text:p>
          </table:table-cell>
          <table:table-cell office:value-type="string">
            <text:p><text:s/>"D:\\bin\\t_ni_ay.mot"</text:p>
          </table:table-cell>
          <table:table-cell table:number-columns-repeated="3" office:value-type="string">
            <text:p>70000A1h</text:p>
          </table:table-cell>
        </table:table-row>
        <table:table-row table:style-name="ro1">
          <table:table-cell office:value-type="string">
            <text:p>70000A2h</text:p>
          </table:table-cell>
          <table:table-cell office:value-type="string">
            <text:p><text:s/>"D:\\bin\\t_ni_go.mot"</text:p>
          </table:table-cell>
          <table:table-cell table:number-columns-repeated="3" office:value-type="string">
            <text:p>70000A2h</text:p>
          </table:table-cell>
        </table:table-row>
        <table:table-row table:style-name="ro1">
          <table:table-cell office:value-type="string">
            <text:p>70000A3h</text:p>
          </table:table-cell>
          <table:table-cell office:value-type="string">
            <text:p><text:s/>"D:\\bin\\t_ni_km.mot"</text:p>
          </table:table-cell>
          <table:table-cell table:number-columns-repeated="3" office:value-type="string">
            <text:p>70000A3h</text:p>
          </table:table-cell>
        </table:table-row>
        <table:table-row table:style-name="ro1">
          <table:table-cell office:value-type="string">
            <text:p>70000A4h</text:p>
          </table:table-cell>
          <table:table-cell office:value-type="string">
            <text:p><text:s/>"D:\\bin\\t_ni_su.mot"</text:p>
          </table:table-cell>
          <table:table-cell table:number-columns-repeated="3" office:value-type="string">
            <text:p>70000A4h</text:p>
          </table:table-cell>
        </table:table-row>
        <table:table-row table:style-name="ro1">
          <table:table-cell office:value-type="string">
            <text:p>70000A5h</text:p>
          </table:table-cell>
          <table:table-cell office:value-type="string">
            <text:p><text:s/>"D:\\bin\\t_pr_ba.mot"</text:p>
          </table:table-cell>
          <table:table-cell table:number-columns-repeated="3" office:value-type="string">
            <text:p>70000A5h</text:p>
          </table:table-cell>
        </table:table-row>
        <table:table-row table:style-name="ro1">
          <table:table-cell office:value-type="string">
            <text:p>70000A6h</text:p>
          </table:table-cell>
          <table:table-cell office:value-type="string">
            <text:p><text:s/>"D:\\bin\\t_pr_tn.mot"</text:p>
          </table:table-cell>
          <table:table-cell table:number-columns-repeated="3" office:value-type="string">
            <text:p>70000A6h</text:p>
          </table:table-cell>
        </table:table-row>
        <table:table-row table:style-name="ro1">
          <table:table-cell office:value-type="string">
            <text:p>70000A7h</text:p>
          </table:table-cell>
          <table:table-cell office:value-type="string">
            <text:p><text:s/>"D:\\bin\\t_pr_ko.mot"</text:p>
          </table:table-cell>
          <table:table-cell table:number-columns-repeated="3" office:value-type="string">
            <text:p>70000A7h</text:p>
          </table:table-cell>
        </table:table-row>
        <table:table-row table:style-name="ro1">
          <table:table-cell office:value-type="string">
            <text:p>70000A8h</text:p>
          </table:table-cell>
          <table:table-cell office:value-type="string">
            <text:p><text:s/>"D:\\bin\\t_sa_ba.mot"</text:p>
          </table:table-cell>
          <table:table-cell table:number-columns-repeated="3" office:value-type="string">
            <text:p>70000A8h</text:p>
          </table:table-cell>
        </table:table-row>
        <table:table-row table:style-name="ro1">
          <table:table-cell office:value-type="string">
            <text:p>70000A9h</text:p>
          </table:table-cell>
          <table:table-cell office:value-type="string">
            <text:p><text:s/>"D:\\bin\\t_sa_fa.mot"</text:p>
          </table:table-cell>
          <table:table-cell table:number-columns-repeated="3" office:value-type="string">
            <text:p>70000A9h</text:p>
          </table:table-cell>
        </table:table-row>
        <table:table-row table:style-name="ro1">
          <table:table-cell office:value-type="string">
            <text:p>70000AAh</text:p>
          </table:table-cell>
          <table:table-cell office:value-type="string">
            <text:p><text:s/>"D:\\bin\\t_sa_gy.mot"</text:p>
          </table:table-cell>
          <table:table-cell table:number-columns-repeated="3" office:value-type="string">
            <text:p>70000AAh</text:p>
          </table:table-cell>
        </table:table-row>
        <table:table-row table:style-name="ro1">
          <table:table-cell office:value-type="string">
            <text:p>70000ABh</text:p>
          </table:table-cell>
          <table:table-cell office:value-type="string">
            <text:p><text:s/>"D:\\bin\\t_sa_kl.mot"</text:p>
          </table:table-cell>
          <table:table-cell table:number-columns-repeated="3" office:value-type="string">
            <text:p>70000ABh</text:p>
          </table:table-cell>
        </table:table-row>
        <table:table-row table:style-name="ro1">
          <table:table-cell office:value-type="string">
            <text:p>70000ACh</text:p>
          </table:table-cell>
          <table:table-cell office:value-type="string">
            <text:p><text:s/>"D:\\bin\\t_sa_km.mot"</text:p>
          </table:table-cell>
          <table:table-cell table:number-columns-repeated="3" office:value-type="string">
            <text:p>70000ACh</text:p>
          </table:table-cell>
        </table:table-row>
        <table:table-row table:style-name="ro1">
          <table:table-cell office:value-type="string">
            <text:p>70000ADh</text:p>
          </table:table-cell>
          <table:table-cell office:value-type="string">
            <text:p><text:s/>"D:\\bin\\t_sa_kt.mot"</text:p>
          </table:table-cell>
          <table:table-cell table:number-columns-repeated="3" office:value-type="string">
            <text:p>70000ADh</text:p>
          </table:table-cell>
        </table:table-row>
        <table:table-row table:style-name="ro1">
          <table:table-cell office:value-type="string">
            <text:p>70000AEh</text:p>
          </table:table-cell>
          <table:table-cell office:value-type="string">
            <text:p><text:s/>"D:\\bin\\t_sa_tn.mot"</text:p>
          </table:table-cell>
          <table:table-cell table:number-columns-repeated="3" office:value-type="string">
            <text:p>70000AEh</text:p>
          </table:table-cell>
        </table:table-row>
        <table:table-row table:style-name="ro1">
          <table:table-cell office:value-type="string">
            <text:p>70000AFh</text:p>
          </table:table-cell>
          <table:table-cell office:value-type="string">
            <text:p><text:s/>"D:\\bin\\t_sa_go.mot"</text:p>
          </table:table-cell>
          <table:table-cell table:number-columns-repeated="3" office:value-type="string">
            <text:p>70000AFh</text:p>
          </table:table-cell>
        </table:table-row>
        <table:table-row table:style-name="ro1">
          <table:table-cell office:value-type="string">
            <text:p>70000B0h</text:p>
          </table:table-cell>
          <table:table-cell office:value-type="string">
            <text:p><text:s/>"D:\\bin\\t_su_fa.mot"</text:p>
          </table:table-cell>
          <table:table-cell table:number-columns-repeated="3" office:value-type="string">
            <text:p>70000B0h</text:p>
          </table:table-cell>
        </table:table-row>
        <table:table-row table:style-name="ro1">
          <table:table-cell office:value-type="string">
            <text:p>70000B1h</text:p>
          </table:table-cell>
          <table:table-cell office:value-type="string">
            <text:p><text:s/>"D:\\bin\\t_su_kl.mot"</text:p>
          </table:table-cell>
          <table:table-cell table:number-columns-repeated="3" office:value-type="string">
            <text:p>70000B1h</text:p>
          </table:table-cell>
        </table:table-row>
        <table:table-row table:style-name="ro1">
          <table:table-cell office:value-type="string">
            <text:p>70000B2h</text:p>
          </table:table-cell>
          <table:table-cell office:value-type="string">
            <text:p><text:s/>"D:\\bin\\t_su_ha.mot"</text:p>
          </table:table-cell>
          <table:table-cell table:number-columns-repeated="3" office:value-type="string">
            <text:p>70000B2h</text:p>
          </table:table-cell>
        </table:table-row>
        <table:table-row table:style-name="ro1">
          <table:table-cell office:value-type="string">
            <text:p>70000B3h</text:p>
          </table:table-cell>
          <table:table-cell office:value-type="string">
            <text:p><text:s/>"D:\\bin\\t_su_bo.mot"</text:p>
          </table:table-cell>
          <table:table-cell table:number-columns-repeated="3" office:value-type="string">
            <text:p>70000B3h</text:p>
          </table:table-cell>
        </table:table-row>
        <table:table-row table:style-name="ro1">
          <table:table-cell office:value-type="string">
            <text:p>70000B4h</text:p>
          </table:table-cell>
          <table:table-cell office:value-type="string">
            <text:p><text:s/>"D:\\bin\\t_tn_ba.mot"</text:p>
          </table:table-cell>
          <table:table-cell table:number-columns-repeated="3" office:value-type="string">
            <text:p>70000B4h</text:p>
          </table:table-cell>
        </table:table-row>
        <table:table-row table:style-name="ro1">
          <table:table-cell office:value-type="string">
            <text:p>70000B5h</text:p>
          </table:table-cell>
          <table:table-cell office:value-type="string">
            <text:p><text:s/>"D:\\bin\\t_tn_fa.mot"</text:p>
          </table:table-cell>
          <table:table-cell table:number-columns-repeated="3" office:value-type="string">
            <text:p>70000B5h</text:p>
          </table:table-cell>
        </table:table-row>
        <table:table-row table:style-name="ro1">
          <table:table-cell office:value-type="string">
            <text:p>70000B6h</text:p>
          </table:table-cell>
          <table:table-cell office:value-type="string">
            <text:p><text:s/>"D:\\bin\\t_tn_gy.mot"</text:p>
          </table:table-cell>
          <table:table-cell table:number-columns-repeated="3" office:value-type="string">
            <text:p>70000B6h</text:p>
          </table:table-cell>
        </table:table-row>
        <table:table-row table:style-name="ro1">
          <table:table-cell office:value-type="string">
            <text:p>70000B7h</text:p>
          </table:table-cell>
          <table:table-cell office:value-type="string">
            <text:p><text:s/>"D:\\bin\\t_tn_kl.mot"</text:p>
          </table:table-cell>
          <table:table-cell table:number-columns-repeated="3" office:value-type="string">
            <text:p>70000B7h</text:p>
          </table:table-cell>
        </table:table-row>
        <table:table-row table:style-name="ro1">
          <table:table-cell office:value-type="string">
            <text:p>70000B8h</text:p>
          </table:table-cell>
          <table:table-cell office:value-type="string">
            <text:p><text:s/>"D:\\bin\\t_tn_km.mot"</text:p>
          </table:table-cell>
          <table:table-cell table:number-columns-repeated="3" office:value-type="string">
            <text:p>70000B8h</text:p>
          </table:table-cell>
        </table:table-row>
        <table:table-row table:style-name="ro1">
          <table:table-cell office:value-type="string">
            <text:p>70000B9h</text:p>
          </table:table-cell>
          <table:table-cell office:value-type="string">
            <text:p><text:s/>"D:\\bin\\t_tn_ks.mot"</text:p>
          </table:table-cell>
          <table:table-cell table:number-columns-repeated="3" office:value-type="string">
            <text:p>70000B9h</text:p>
          </table:table-cell>
        </table:table-row>
        <table:table-row table:style-name="ro1">
          <table:table-cell office:value-type="string">
            <text:p>70000BAh</text:p>
          </table:table-cell>
          <table:table-cell office:value-type="string">
            <text:p><text:s/>"D:\\bin\\t_tn_le.mot"</text:p>
          </table:table-cell>
          <table:table-cell table:number-columns-repeated="3" office:value-type="string">
            <text:p>70000BAh</text:p>
          </table:table-cell>
        </table:table-row>
        <table:table-row table:style-name="ro1">
          <table:table-cell office:value-type="string">
            <text:p>70000BBh</text:p>
          </table:table-cell>
          <table:table-cell office:value-type="string">
            <text:p><text:s/>"D:\\bin\\t_tn_pr.mot"</text:p>
          </table:table-cell>
          <table:table-cell table:number-columns-repeated="3" office:value-type="string">
            <text:p>70000BBh</text:p>
          </table:table-cell>
        </table:table-row>
        <table:table-row table:style-name="ro1">
          <table:table-cell office:value-type="string">
            <text:p>70000BCh</text:p>
          </table:table-cell>
          <table:table-cell office:value-type="string">
            <text:p><text:s/>"D:\\bin\\t_tn_sa.mot"</text:p>
          </table:table-cell>
          <table:table-cell table:number-columns-repeated="3" office:value-type="string">
            <text:p>70000BCh</text:p>
          </table:table-cell>
        </table:table-row>
        <table:table-row table:style-name="ro1">
          <table:table-cell office:value-type="string">
            <text:p>70000BDh</text:p>
          </table:table-cell>
          <table:table-cell office:value-type="string">
            <text:p><text:s/>"D:\\bin\\t_ha_bo.mot"</text:p>
          </table:table-cell>
          <table:table-cell table:number-columns-repeated="3" office:value-type="string">
            <text:p>70000BDh</text:p>
          </table:table-cell>
        </table:table-row>
        <table:table-row table:style-name="ro1">
          <table:table-cell office:value-type="string">
            <text:p>70000BEh</text:p>
          </table:table-cell>
          <table:table-cell office:value-type="string">
            <text:p><text:s/>"D:\\bin\\t_ha_ay.mot"</text:p>
          </table:table-cell>
          <table:table-cell table:number-columns-repeated="3" office:value-type="string">
            <text:p>70000BEh</text:p>
          </table:table-cell>
        </table:table-row>
        <table:table-row table:style-name="ro1">
          <table:table-cell office:value-type="string">
            <text:p>70000BFh</text:p>
          </table:table-cell>
          <table:table-cell office:value-type="string">
            <text:p><text:s/>"D:\\bin\\t_ha_pr.mot"</text:p>
          </table:table-cell>
          <table:table-cell table:number-columns-repeated="3" office:value-type="string">
            <text:p>70000BFh</text:p>
          </table:table-cell>
        </table:table-row>
        <table:table-row table:style-name="ro1">
          <table:table-cell office:value-type="string">
            <text:p>70000C0h</text:p>
          </table:table-cell>
          <table:table-cell office:value-type="string">
            <text:p><text:s/>"D:\\bin\\t_ha_ni.mot"</text:p>
          </table:table-cell>
          <table:table-cell table:number-columns-repeated="3" office:value-type="string">
            <text:p>70000C0h</text:p>
          </table:table-cell>
        </table:table-row>
        <table:table-row table:style-name="ro1">
          <table:table-cell office:value-type="string">
            <text:p>70000C1h</text:p>
          </table:table-cell>
          <table:table-cell office:value-type="string">
            <text:p><text:s/>"D:\\bin\\t_ha_ko.mot"</text:p>
          </table:table-cell>
          <table:table-cell table:number-columns-repeated="3" office:value-type="string">
            <text:p>70000C1h</text:p>
          </table:table-cell>
        </table:table-row>
        <table:table-row table:style-name="ro1">
          <table:table-cell office:value-type="string">
            <text:p>70000C2h</text:p>
          </table:table-cell>
          <table:table-cell office:value-type="string">
            <text:p><text:s/>"D:\\bin\\t_bo_fa.mot"</text:p>
          </table:table-cell>
          <table:table-cell table:number-columns-repeated="3" office:value-type="string">
            <text:p>70000C2h</text:p>
          </table:table-cell>
        </table:table-row>
        <table:table-row table:style-name="ro1">
          <table:table-cell office:value-type="string">
            <text:p>70000C3h</text:p>
          </table:table-cell>
          <table:table-cell office:value-type="string">
            <text:p><text:s/>"D:\\bin\\t_bo_le.mot"</text:p>
          </table:table-cell>
          <table:table-cell table:number-columns-repeated="3" office:value-type="string">
            <text:p>70000C3h</text:p>
          </table:table-cell>
        </table:table-row>
        <table:table-row table:style-name="ro1">
          <table:table-cell office:value-type="string">
            <text:p>70000C4h</text:p>
          </table:table-cell>
          <table:table-cell office:value-type="string">
            <text:p><text:s/>"D:\\bin\\t_bo_su.mot"</text:p>
          </table:table-cell>
          <table:table-cell table:number-columns-repeated="3" office:value-type="string">
            <text:p>70000C4h</text:p>
          </table:table-cell>
        </table:table-row>
        <table:table-row table:style-name="ro1">
          <table:table-cell office:value-type="string">
            <text:p>3000000h</text:p>
          </table:table-cell>
          <table:table-cell office:value-type="string">
            <text:p><text:s/>"D:\\dat\\version\\chr_version.bin"</text:p>
          </table:table-cell>
          <table:table-cell table:number-columns-repeated="3" office:value-type="string">
            <text:p>3000000h</text:p>
          </table:table-cell>
        </table:table-row>
        <table:table-row table:style-name="ro1">
          <table:table-cell office:value-type="string">
            <text:p>3000001h</text:p>
          </table:table-cell>
          <table:table-cell office:value-type="string">
            <text:p><text:s/>"D:\\dat\\char\\zac00\\zac00.tpr"</text:p>
          </table:table-cell>
          <table:table-cell table:number-columns-repeated="3" office:value-type="string">
            <text:p>3000001h</text:p>
          </table:table-cell>
        </table:table-row>
        <table:table-row table:style-name="ro1">
          <table:table-cell office:value-type="string">
            <text:p>3000002h</text:p>
          </table:table-cell>
          <table:table-cell office:value-type="string">
            <text:p><text:s/>"D:\\dat\\char\\zac00\\zac00.cat"</text:p>
          </table:table-cell>
          <table:table-cell table:number-columns-repeated="3" office:value-type="string">
            <text:p>3000002h</text:p>
          </table:table-cell>
        </table:table-row>
        <table:table-row table:style-name="ro1">
          <table:table-cell office:value-type="string">
            <text:p>3000003h</text:p>
          </table:table-cell>
          <table:table-cell office:value-type="string">
            <text:p><text:s/>"D:\\dat\\char\\zac01\\zac01.tpr"</text:p>
          </table:table-cell>
          <table:table-cell table:number-columns-repeated="3" office:value-type="string">
            <text:p>3000003h</text:p>
          </table:table-cell>
        </table:table-row>
        <table:table-row table:style-name="ro1">
          <table:table-cell office:value-type="string">
            <text:p>3000004h</text:p>
          </table:table-cell>
          <table:table-cell office:value-type="string">
            <text:p><text:s/>"D:\\dat\\char\\zac01\\zac01.cat"</text:p>
          </table:table-cell>
          <table:table-cell table:number-columns-repeated="3" office:value-type="string">
            <text:p>3000004h</text:p>
          </table:table-cell>
        </table:table-row>
        <table:table-row table:style-name="ro1">
          <table:table-cell office:value-type="string">
            <text:p>3000005h</text:p>
          </table:table-cell>
          <table:table-cell office:value-type="string">
            <text:p><text:s/>"D:\\dat\\char\\zac02\\zac02.tpr"</text:p>
          </table:table-cell>
          <table:table-cell table:number-columns-repeated="3" office:value-type="string">
            <text:p>3000005h</text:p>
          </table:table-cell>
        </table:table-row>
        <table:table-row table:style-name="ro1">
          <table:table-cell office:value-type="string">
            <text:p>3000006h</text:p>
          </table:table-cell>
          <table:table-cell office:value-type="string">
            <text:p><text:s/>"D:\\dat\\char\\zac02\\zac02.cat"</text:p>
          </table:table-cell>
          <table:table-cell table:number-columns-repeated="3" office:value-type="string">
            <text:p>3000006h</text:p>
          </table:table-cell>
        </table:table-row>
        <table:table-row table:style-name="ro1">
          <table:table-cell office:value-type="string">
            <text:p>3000007h</text:p>
          </table:table-cell>
          <table:table-cell office:value-type="string">
            <text:p><text:s/>"D:\\dat\\char\\zac03\\zac03.tpr"</text:p>
          </table:table-cell>
          <table:table-cell table:number-columns-repeated="3" office:value-type="string">
            <text:p>3000007h</text:p>
          </table:table-cell>
        </table:table-row>
        <table:table-row table:style-name="ro1">
          <table:table-cell office:value-type="string">
            <text:p>3000008h</text:p>
          </table:table-cell>
          <table:table-cell office:value-type="string">
            <text:p><text:s/>"D:\\dat\\char\\zac03\\zac03.cat"</text:p>
          </table:table-cell>
          <table:table-cell table:number-columns-repeated="3" office:value-type="string">
            <text:p>3000008h</text:p>
          </table:table-cell>
        </table:table-row>
        <table:table-row table:style-name="ro1">
          <table:table-cell office:value-type="string">
            <text:p>3000009h</text:p>
          </table:table-cell>
          <table:table-cell office:value-type="string">
            <text:p><text:s/>"D:\\dat\\char\\zac04\\zac04.tpr"</text:p>
          </table:table-cell>
          <table:table-cell table:number-columns-repeated="3" office:value-type="string">
            <text:p>3000009h</text:p>
          </table:table-cell>
        </table:table-row>
        <table:table-row table:style-name="ro1">
          <table:table-cell office:value-type="string">
            <text:p>300000Ah</text:p>
          </table:table-cell>
          <table:table-cell office:value-type="string">
            <text:p><text:s/>"D:\\dat\\char\\zac04\\zac04.cat"</text:p>
          </table:table-cell>
          <table:table-cell table:number-columns-repeated="3" office:value-type="string">
            <text:p>300000Ah</text:p>
          </table:table-cell>
        </table:table-row>
        <table:table-row table:style-name="ro1">
          <table:table-cell office:value-type="string">
            <text:p>300000Bh</text:p>
          </table:table-cell>
          <table:table-cell office:value-type="string">
            <text:p><text:s/>"D:\\dat\\char\\tin00\\tin00.tpr"</text:p>
          </table:table-cell>
          <table:table-cell table:number-columns-repeated="3" office:value-type="string">
            <text:p>300000Bh</text:p>
          </table:table-cell>
        </table:table-row>
        <table:table-row table:style-name="ro1">
          <table:table-cell office:value-type="string">
            <text:p>300000Ch</text:p>
          </table:table-cell>
          <table:table-cell office:value-type="string">
            <text:p><text:s/>"D:\\dat\\char\\tin00\\tin00.cat"</text:p>
          </table:table-cell>
          <table:table-cell table:number-columns-repeated="3" office:value-type="string">
            <text:p>300000Ch</text:p>
          </table:table-cell>
        </table:table-row>
        <table:table-row table:style-name="ro1">
          <table:table-cell office:value-type="string">
            <text:p>300000Dh</text:p>
          </table:table-cell>
          <table:table-cell office:value-type="string">
            <text:p><text:s/>"D:\\dat\\char\\tin01\\tin01.tpr"</text:p>
          </table:table-cell>
          <table:table-cell table:number-columns-repeated="3" office:value-type="string">
            <text:p>300000Dh</text:p>
          </table:table-cell>
        </table:table-row>
        <table:table-row table:style-name="ro1">
          <table:table-cell office:value-type="string">
            <text:p>300000Eh</text:p>
          </table:table-cell>
          <table:table-cell office:value-type="string">
            <text:p><text:s/>"D:\\dat\\char\\tin01\\tin01.cat"</text:p>
          </table:table-cell>
          <table:table-cell table:number-columns-repeated="3" office:value-type="string">
            <text:p>300000Eh</text:p>
          </table:table-cell>
        </table:table-row>
        <table:table-row table:style-name="ro1">
          <table:table-cell office:value-type="string">
            <text:p>300000Fh</text:p>
          </table:table-cell>
          <table:table-cell office:value-type="string">
            <text:p><text:s/>"D:\\dat\\char\\tin02\\tin02.tpr"</text:p>
          </table:table-cell>
          <table:table-cell table:number-columns-repeated="3" office:value-type="string">
            <text:p>300000Fh</text:p>
          </table:table-cell>
        </table:table-row>
        <table:table-row table:style-name="ro1">
          <table:table-cell office:value-type="string">
            <text:p>3000010h</text:p>
          </table:table-cell>
          <table:table-cell office:value-type="string">
            <text:p><text:s/>"D:\\dat\\char\\tin02\\tin02.cat"</text:p>
          </table:table-cell>
          <table:table-cell table:number-columns-repeated="3" office:value-type="string">
            <text:p>3000010h</text:p>
          </table:table-cell>
        </table:table-row>
        <table:table-row table:style-name="ro1">
          <table:table-cell office:value-type="string">
            <text:p>3000011h</text:p>
          </table:table-cell>
          <table:table-cell office:value-type="string">
            <text:p><text:s/>"D:\\dat\\char\\tin03\\tin03.tpr"</text:p>
          </table:table-cell>
          <table:table-cell table:number-columns-repeated="3" office:value-type="string">
            <text:p>3000011h</text:p>
          </table:table-cell>
        </table:table-row>
        <table:table-row table:style-name="ro1">
          <table:table-cell office:value-type="string">
            <text:p>3000012h</text:p>
          </table:table-cell>
          <table:table-cell office:value-type="string">
            <text:p><text:s/>"D:\\dat\\char\\tin03\\tin03.cat"</text:p>
          </table:table-cell>
          <table:table-cell table:number-columns-repeated="3" office:value-type="string">
            <text:p>3000012h</text:p>
          </table:table-cell>
        </table:table-row>
        <table:table-row table:style-name="ro1">
          <table:table-cell office:value-type="string">
            <text:p>3000013h</text:p>
          </table:table-cell>
          <table:table-cell office:value-type="string">
            <text:p><text:s/>"D:\\dat\\char\\tin04\\tin04.tpr"</text:p>
          </table:table-cell>
          <table:table-cell table:number-columns-repeated="3" office:value-type="string">
            <text:p>3000013h</text:p>
          </table:table-cell>
        </table:table-row>
        <table:table-row table:style-name="ro1">
          <table:table-cell office:value-type="string">
            <text:p>3000014h</text:p>
          </table:table-cell>
          <table:table-cell office:value-type="string">
            <text:p><text:s/>"D:\\dat\\char\\tin04\\tin04.cat"</text:p>
          </table:table-cell>
          <table:table-cell table:number-columns-repeated="3" office:value-type="string">
            <text:p>3000014h</text:p>
          </table:table-cell>
        </table:table-row>
        <table:table-row table:style-name="ro1">
          <table:table-cell office:value-type="string">
            <text:p>3000015h</text:p>
          </table:table-cell>
          <table:table-cell office:value-type="string">
            <text:p><text:s/>"D:\\dat\\char\\tin05\\tin05.tpr"</text:p>
          </table:table-cell>
          <table:table-cell table:number-columns-repeated="3" office:value-type="string">
            <text:p>3000015h</text:p>
          </table:table-cell>
        </table:table-row>
        <table:table-row table:style-name="ro1">
          <table:table-cell office:value-type="string">
            <text:p>3000016h</text:p>
          </table:table-cell>
          <table:table-cell office:value-type="string">
            <text:p><text:s/>"D:\\dat\\char\\tin05\\tin05.cat"</text:p>
          </table:table-cell>
          <table:table-cell table:number-columns-repeated="3" office:value-type="string">
            <text:p>3000016h</text:p>
          </table:table-cell>
        </table:table-row>
        <table:table-row table:style-name="ro1">
          <table:table-cell office:value-type="string">
            <text:p>3000017h</text:p>
          </table:table-cell>
          <table:table-cell office:value-type="string">
            <text:p><text:s/>"D:\\dat\\char\\jan00\\jan00.tpr"</text:p>
          </table:table-cell>
          <table:table-cell table:number-columns-repeated="3" office:value-type="string">
            <text:p>3000017h</text:p>
          </table:table-cell>
        </table:table-row>
        <table:table-row table:style-name="ro1">
          <table:table-cell office:value-type="string">
            <text:p>3000018h</text:p>
          </table:table-cell>
          <table:table-cell office:value-type="string">
            <text:p><text:s/>"D:\\dat\\char\\jan00\\jan00.cat"</text:p>
          </table:table-cell>
          <table:table-cell table:number-columns-repeated="3" office:value-type="string">
            <text:p>3000018h</text:p>
          </table:table-cell>
        </table:table-row>
        <table:table-row table:style-name="ro1">
          <table:table-cell office:value-type="string">
            <text:p>3000019h</text:p>
          </table:table-cell>
          <table:table-cell office:value-type="string">
            <text:p><text:s/>"D:\\dat\\char\\jan01\\jan01.tpr"</text:p>
          </table:table-cell>
          <table:table-cell table:number-columns-repeated="3" office:value-type="string">
            <text:p>3000019h</text:p>
          </table:table-cell>
        </table:table-row>
        <table:table-row table:style-name="ro1">
          <table:table-cell office:value-type="string">
            <text:p>300001Ah</text:p>
          </table:table-cell>
          <table:table-cell office:value-type="string">
            <text:p><text:s/>"D:\\dat\\char\\jan01\\jan01.cat"</text:p>
          </table:table-cell>
          <table:table-cell table:number-columns-repeated="3" office:value-type="string">
            <text:p>300001Ah</text:p>
          </table:table-cell>
        </table:table-row>
        <table:table-row table:style-name="ro1">
          <table:table-cell office:value-type="string">
            <text:p>300001Bh</text:p>
          </table:table-cell>
          <table:table-cell office:value-type="string">
            <text:p><text:s/>"D:\\dat\\char\\jan02\\jan02.tpr"</text:p>
          </table:table-cell>
          <table:table-cell table:number-columns-repeated="3" office:value-type="string">
            <text:p>300001Bh</text:p>
          </table:table-cell>
        </table:table-row>
        <table:table-row table:style-name="ro1">
          <table:table-cell office:value-type="string">
            <text:p>300001Ch</text:p>
          </table:table-cell>
          <table:table-cell office:value-type="string">
            <text:p><text:s/>"D:\\dat\\char\\jan02\\jan02.cat"</text:p>
          </table:table-cell>
          <table:table-cell table:number-columns-repeated="3" office:value-type="string">
            <text:p>300001Ch</text:p>
          </table:table-cell>
        </table:table-row>
        <table:table-row table:style-name="ro1">
          <table:table-cell office:value-type="string">
            <text:p>300001Dh</text:p>
          </table:table-cell>
          <table:table-cell office:value-type="string">
            <text:p><text:s/>"D:\\dat\\char\\jan03\\jan03.tpr"</text:p>
          </table:table-cell>
          <table:table-cell table:number-columns-repeated="3" office:value-type="string">
            <text:p>300001Dh</text:p>
          </table:table-cell>
        </table:table-row>
        <table:table-row table:style-name="ro1">
          <table:table-cell office:value-type="string">
            <text:p>300001Eh</text:p>
          </table:table-cell>
          <table:table-cell office:value-type="string">
            <text:p><text:s/>"D:\\dat\\char\\jan03\\jan03.cat"</text:p>
          </table:table-cell>
          <table:table-cell table:number-columns-repeated="3" office:value-type="string">
            <text:p>300001Eh</text:p>
          </table:table-cell>
        </table:table-row>
        <table:table-row table:style-name="ro1">
          <table:table-cell office:value-type="string">
            <text:p>300001Fh</text:p>
          </table:table-cell>
          <table:table-cell office:value-type="string">
            <text:p><text:s/>"D:\\dat\\char\\jan04\\jan04.tpr"</text:p>
          </table:table-cell>
          <table:table-cell table:number-columns-repeated="3" office:value-type="string">
            <text:p>300001Fh</text:p>
          </table:table-cell>
        </table:table-row>
        <table:table-row table:style-name="ro1">
          <table:table-cell office:value-type="string">
            <text:p>3000020h</text:p>
          </table:table-cell>
          <table:table-cell office:value-type="string">
            <text:p><text:s/>"D:\\dat\\char\\jan04\\jan04.cat"</text:p>
          </table:table-cell>
          <table:table-cell table:number-columns-repeated="3" office:value-type="string">
            <text:p>3000020h</text:p>
          </table:table-cell>
        </table:table-row>
        <table:table-row table:style-name="ro1">
          <table:table-cell office:value-type="string">
            <text:p>3000021h</text:p>
          </table:table-cell>
          <table:table-cell office:value-type="string">
            <text:p><text:s/>"D:\\dat\\char\\ein00\\ein00.tpr"</text:p>
          </table:table-cell>
          <table:table-cell table:number-columns-repeated="3" office:value-type="string">
            <text:p>3000021h</text:p>
          </table:table-cell>
        </table:table-row>
        <table:table-row table:style-name="ro1">
          <table:table-cell office:value-type="string">
            <text:p>3000022h</text:p>
          </table:table-cell>
          <table:table-cell office:value-type="string">
            <text:p><text:s/>"D:\\dat\\char\\ein00\\ein00.cat"</text:p>
          </table:table-cell>
          <table:table-cell table:number-columns-repeated="3" office:value-type="string">
            <text:p>3000022h</text:p>
          </table:table-cell>
        </table:table-row>
        <table:table-row table:style-name="ro1">
          <table:table-cell office:value-type="string">
            <text:p>3000023h</text:p>
          </table:table-cell>
          <table:table-cell office:value-type="string">
            <text:p><text:s/>"D:\\dat\\char\\ein01\\ein01.tpr"</text:p>
          </table:table-cell>
          <table:table-cell table:number-columns-repeated="3" office:value-type="string">
            <text:p>3000023h</text:p>
          </table:table-cell>
        </table:table-row>
        <table:table-row table:style-name="ro1">
          <table:table-cell office:value-type="string">
            <text:p>3000024h</text:p>
          </table:table-cell>
          <table:table-cell office:value-type="string">
            <text:p><text:s/>"D:\\dat\\char\\ein01\\ein01.cat"</text:p>
          </table:table-cell>
          <table:table-cell table:number-columns-repeated="3" office:value-type="string">
            <text:p>3000024h</text:p>
          </table:table-cell>
        </table:table-row>
        <table:table-row table:style-name="ro1">
          <table:table-cell office:value-type="string">
            <text:p>3000025h</text:p>
          </table:table-cell>
          <table:table-cell office:value-type="string">
            <text:p><text:s/>"D:\\dat\\char\\ein02\\ein02.tpr"</text:p>
          </table:table-cell>
          <table:table-cell table:number-columns-repeated="3" office:value-type="string">
            <text:p>3000025h</text:p>
          </table:table-cell>
        </table:table-row>
        <table:table-row table:style-name="ro1">
          <table:table-cell office:value-type="string">
            <text:p>3000026h</text:p>
          </table:table-cell>
          <table:table-cell office:value-type="string">
            <text:p><text:s/>"D:\\dat\\char\\ein02\\ein02.cat"</text:p>
          </table:table-cell>
          <table:table-cell table:number-columns-repeated="3" office:value-type="string">
            <text:p>3000026h</text:p>
          </table:table-cell>
        </table:table-row>
        <table:table-row table:style-name="ro1">
          <table:table-cell office:value-type="string">
            <text:p>3000027h</text:p>
          </table:table-cell>
          <table:table-cell office:value-type="string">
            <text:p><text:s/>"D:\\dat\\char\\ein03\\ein03.tpr"</text:p>
          </table:table-cell>
          <table:table-cell table:number-columns-repeated="3" office:value-type="string">
            <text:p>3000027h</text:p>
          </table:table-cell>
        </table:table-row>
        <table:table-row table:style-name="ro1">
          <table:table-cell office:value-type="string">
            <text:p>3000028h</text:p>
          </table:table-cell>
          <table:table-cell office:value-type="string">
            <text:p><text:s/>"D:\\dat\\char\\ein03\\ein03.cat"</text:p>
          </table:table-cell>
          <table:table-cell table:number-columns-repeated="3" office:value-type="string">
            <text:p>3000028h</text:p>
          </table:table-cell>
        </table:table-row>
        <table:table-row table:style-name="ro1">
          <table:table-cell office:value-type="string">
            <text:p>3000029h</text:p>
          </table:table-cell>
          <table:table-cell office:value-type="string">
            <text:p><text:s/>"D:\\dat\\char\\ein04\\ein04.tpr"</text:p>
          </table:table-cell>
          <table:table-cell table:number-columns-repeated="3" office:value-type="string">
            <text:p>3000029h</text:p>
          </table:table-cell>
        </table:table-row>
        <table:table-row table:style-name="ro1">
          <table:table-cell office:value-type="string">
            <text:p>300002Ah</text:p>
          </table:table-cell>
          <table:table-cell office:value-type="string">
            <text:p><text:s/>"D:\\dat\\char\\ein04\\ein04.cat"</text:p>
          </table:table-cell>
          <table:table-cell table:number-columns-repeated="3" office:value-type="string">
            <text:p>300002Ah</text:p>
          </table:table-cell>
        </table:table-row>
        <table:table-row table:style-name="ro1">
          <table:table-cell office:value-type="string">
            <text:p>300002Bh</text:p>
          </table:table-cell>
          <table:table-cell office:value-type="string">
            <text:p><text:s/>"D:\\dat\\char\\ryu00\\ryu00.tpr"</text:p>
          </table:table-cell>
          <table:table-cell table:number-columns-repeated="3" office:value-type="string">
            <text:p>300002Bh</text:p>
          </table:table-cell>
        </table:table-row>
        <table:table-row table:style-name="ro1">
          <table:table-cell office:value-type="string">
            <text:p>300002Ch</text:p>
          </table:table-cell>
          <table:table-cell office:value-type="string">
            <text:p><text:s/>"D:\\dat\\char\\ryu00\\ryu00.cat"</text:p>
          </table:table-cell>
          <table:table-cell table:number-columns-repeated="3" office:value-type="string">
            <text:p>300002Ch</text:p>
          </table:table-cell>
        </table:table-row>
        <table:table-row table:style-name="ro1">
          <table:table-cell office:value-type="string">
            <text:p>300002Dh</text:p>
          </table:table-cell>
          <table:table-cell office:value-type="string">
            <text:p><text:s/>"D:\\dat\\char\\ryu01\\ryu01.tpr"</text:p>
          </table:table-cell>
          <table:table-cell table:number-columns-repeated="3" office:value-type="string">
            <text:p>300002Dh</text:p>
          </table:table-cell>
        </table:table-row>
        <table:table-row table:style-name="ro1">
          <table:table-cell office:value-type="string">
            <text:p>300002Eh</text:p>
          </table:table-cell>
          <table:table-cell office:value-type="string">
            <text:p><text:s/>"D:\\dat\\char\\ryu01\\ryu01.cat"</text:p>
          </table:table-cell>
          <table:table-cell table:number-columns-repeated="3" office:value-type="string">
            <text:p>300002Eh</text:p>
          </table:table-cell>
        </table:table-row>
        <table:table-row table:style-name="ro1">
          <table:table-cell office:value-type="string">
            <text:p>300002Fh</text:p>
          </table:table-cell>
          <table:table-cell office:value-type="string">
            <text:p><text:s/>"D:\\dat\\char\\ryu02\\ryu02.tpr"</text:p>
          </table:table-cell>
          <table:table-cell table:number-columns-repeated="3" office:value-type="string">
            <text:p>300002Fh</text:p>
          </table:table-cell>
        </table:table-row>
        <table:table-row table:style-name="ro1">
          <table:table-cell office:value-type="string">
            <text:p>3000030h</text:p>
          </table:table-cell>
          <table:table-cell office:value-type="string">
            <text:p><text:s/>"D:\\dat\\char\\ryu02\\ryu02.cat"</text:p>
          </table:table-cell>
          <table:table-cell table:number-columns-repeated="3" office:value-type="string">
            <text:p>3000030h</text:p>
          </table:table-cell>
        </table:table-row>
        <table:table-row table:style-name="ro1">
          <table:table-cell office:value-type="string">
            <text:p>3000031h</text:p>
          </table:table-cell>
          <table:table-cell office:value-type="string">
            <text:p><text:s/>"D:\\dat\\char\\ryu03\\ryu03.tpr"</text:p>
          </table:table-cell>
          <table:table-cell table:number-columns-repeated="3" office:value-type="string">
            <text:p>3000031h</text:p>
          </table:table-cell>
        </table:table-row>
        <table:table-row table:style-name="ro1">
          <table:table-cell office:value-type="string">
            <text:p>3000032h</text:p>
          </table:table-cell>
          <table:table-cell office:value-type="string">
            <text:p><text:s/>"D:\\dat\\char\\ryu03\\ryu03.cat"</text:p>
          </table:table-cell>
          <table:table-cell table:number-columns-repeated="3" office:value-type="string">
            <text:p>3000032h</text:p>
          </table:table-cell>
        </table:table-row>
        <table:table-row table:style-name="ro1">
          <table:table-cell office:value-type="string">
            <text:p>3000033h</text:p>
          </table:table-cell>
          <table:table-cell office:value-type="string">
            <text:p><text:s/>"D:\\dat\\char\\kas00\\kas00.tpr"</text:p>
          </table:table-cell>
          <table:table-cell table:number-columns-repeated="3" office:value-type="string">
            <text:p>3000033h</text:p>
          </table:table-cell>
        </table:table-row>
        <table:table-row table:style-name="ro1">
          <table:table-cell office:value-type="string">
            <text:p>3000034h</text:p>
          </table:table-cell>
          <table:table-cell office:value-type="string">
            <text:p><text:s/>"D:\\dat\\char\\kas00\\kas00.cat"</text:p>
          </table:table-cell>
          <table:table-cell table:number-columns-repeated="3" office:value-type="string">
            <text:p>3000034h</text:p>
          </table:table-cell>
        </table:table-row>
        <table:table-row table:style-name="ro1">
          <table:table-cell office:value-type="string">
            <text:p>3000035h</text:p>
          </table:table-cell>
          <table:table-cell office:value-type="string">
            <text:p><text:s/>"D:\\dat\\char\\kas01\\kas01.tpr"</text:p>
          </table:table-cell>
          <table:table-cell table:number-columns-repeated="3" office:value-type="string">
            <text:p>3000035h</text:p>
          </table:table-cell>
        </table:table-row>
        <table:table-row table:style-name="ro1">
          <table:table-cell office:value-type="string">
            <text:p>3000036h</text:p>
          </table:table-cell>
          <table:table-cell office:value-type="string">
            <text:p><text:s/>"D:\\dat\\char\\kas01\\kas01.cat"</text:p>
          </table:table-cell>
          <table:table-cell table:number-columns-repeated="3" office:value-type="string">
            <text:p>3000036h</text:p>
          </table:table-cell>
        </table:table-row>
        <table:table-row table:style-name="ro1">
          <table:table-cell office:value-type="string">
            <text:p>3000037h</text:p>
          </table:table-cell>
          <table:table-cell office:value-type="string">
            <text:p><text:s/>"D:\\dat\\char\\kas02\\kas02.tpr"</text:p>
          </table:table-cell>
          <table:table-cell table:number-columns-repeated="3" office:value-type="string">
            <text:p>3000037h</text:p>
          </table:table-cell>
        </table:table-row>
        <table:table-row table:style-name="ro1">
          <table:table-cell office:value-type="string">
            <text:p>3000038h</text:p>
          </table:table-cell>
          <table:table-cell office:value-type="string">
            <text:p><text:s/>"D:\\dat\\char\\kas02\\kas02.cat"</text:p>
          </table:table-cell>
          <table:table-cell table:number-columns-repeated="3" office:value-type="string">
            <text:p>3000038h</text:p>
          </table:table-cell>
        </table:table-row>
        <table:table-row table:style-name="ro1">
          <table:table-cell office:value-type="string">
            <text:p>3000039h</text:p>
          </table:table-cell>
          <table:table-cell office:value-type="string">
            <text:p><text:s/>"D:\\dat\\char\\kas03\\kas03.tpr"</text:p>
          </table:table-cell>
          <table:table-cell table:number-columns-repeated="3" office:value-type="string">
            <text:p>3000039h</text:p>
          </table:table-cell>
        </table:table-row>
        <table:table-row table:style-name="ro1">
          <table:table-cell office:value-type="string">
            <text:p>300003Ah</text:p>
          </table:table-cell>
          <table:table-cell office:value-type="string">
            <text:p><text:s/>"D:\\dat\\char\\kas03\\kas03.cat"</text:p>
          </table:table-cell>
          <table:table-cell table:number-columns-repeated="3" office:value-type="string">
            <text:p>300003Ah</text:p>
          </table:table-cell>
        </table:table-row>
        <table:table-row table:style-name="ro1">
          <table:table-cell office:value-type="string">
            <text:p>300003Bh</text:p>
          </table:table-cell>
          <table:table-cell office:value-type="string">
            <text:p><text:s/>"D:\\dat\\char\\kas04\\kas04.tpr"</text:p>
          </table:table-cell>
          <table:table-cell table:number-columns-repeated="3" office:value-type="string">
            <text:p>300003Bh</text:p>
          </table:table-cell>
        </table:table-row>
        <table:table-row table:style-name="ro1">
          <table:table-cell office:value-type="string">
            <text:p>300003Ch</text:p>
          </table:table-cell>
          <table:table-cell office:value-type="string">
            <text:p><text:s/>"D:\\dat\\char\\kas04\\kas04.cat"</text:p>
          </table:table-cell>
          <table:table-cell table:number-columns-repeated="3" office:value-type="string">
            <text:p>300003Ch</text:p>
          </table:table-cell>
        </table:table-row>
        <table:table-row table:style-name="ro1">
          <table:table-cell office:value-type="string">
            <text:p>300003Dh</text:p>
          </table:table-cell>
          <table:table-cell office:value-type="string">
            <text:p><text:s/>"D:\\dat\\char\\kas05\\kas05.tpr"</text:p>
          </table:table-cell>
          <table:table-cell table:number-columns-repeated="3" office:value-type="string">
            <text:p>300003Dh</text:p>
          </table:table-cell>
        </table:table-row>
        <table:table-row table:style-name="ro1">
          <table:table-cell office:value-type="string">
            <text:p>300003Eh</text:p>
          </table:table-cell>
          <table:table-cell office:value-type="string">
            <text:p><text:s/>"D:\\dat\\char\\kas05\\kas05.cat"</text:p>
          </table:table-cell>
          <table:table-cell table:number-columns-repeated="3" office:value-type="string">
            <text:p>300003Eh</text:p>
          </table:table-cell>
        </table:table-row>
        <table:table-row table:style-name="ro1">
          <table:table-cell office:value-type="string">
            <text:p>300003Fh</text:p>
          </table:table-cell>
          <table:table-cell office:value-type="string">
            <text:p><text:s/>"D:\\dat\\char\\kas06\\kas06.tpr"</text:p>
          </table:table-cell>
          <table:table-cell table:number-columns-repeated="3" office:value-type="string">
            <text:p>300003Fh</text:p>
          </table:table-cell>
        </table:table-row>
        <table:table-row table:style-name="ro1">
          <table:table-cell office:value-type="string">
            <text:p>3000040h</text:p>
          </table:table-cell>
          <table:table-cell office:value-type="string">
            <text:p><text:s/>"D:\\dat\\char\\kas06\\kas06.cat"</text:p>
          </table:table-cell>
          <table:table-cell table:number-columns-repeated="3" office:value-type="string">
            <text:p>3000040h</text:p>
          </table:table-cell>
        </table:table-row>
        <table:table-row table:style-name="ro1">
          <table:table-cell office:value-type="string">
            <text:p>3000041h</text:p>
          </table:table-cell>
          <table:table-cell office:value-type="string">
            <text:p><text:s/>"D:\\dat\\char\\kas07\\kas07.tpr"</text:p>
          </table:table-cell>
          <table:table-cell table:number-columns-repeated="3" office:value-type="string">
            <text:p>3000041h</text:p>
          </table:table-cell>
        </table:table-row>
        <table:table-row table:style-name="ro1">
          <table:table-cell office:value-type="string">
            <text:p>3000042h</text:p>
          </table:table-cell>
          <table:table-cell office:value-type="string">
            <text:p><text:s/>"D:\\dat\\char\\kas07\\kas07.cat"</text:p>
          </table:table-cell>
          <table:table-cell table:number-columns-repeated="3" office:value-type="string">
            <text:p>3000042h</text:p>
          </table:table-cell>
        </table:table-row>
        <table:table-row table:style-name="ro1">
          <table:table-cell office:value-type="string">
            <text:p>3000043h</text:p>
          </table:table-cell>
          <table:table-cell office:value-type="string">
            <text:p><text:s/>"D:\\dat\\char\\kas08\\kas08.tpr"</text:p>
          </table:table-cell>
          <table:table-cell table:number-columns-repeated="3" office:value-type="string">
            <text:p>3000043h</text:p>
          </table:table-cell>
        </table:table-row>
        <table:table-row table:style-name="ro1">
          <table:table-cell office:value-type="string">
            <text:p>3000044h</text:p>
          </table:table-cell>
          <table:table-cell office:value-type="string">
            <text:p><text:s/>"D:\\dat\\char\\kas08\\kas08.cat"</text:p>
          </table:table-cell>
          <table:table-cell table:number-columns-repeated="3" office:value-type="string">
            <text:p>3000044h</text:p>
          </table:table-cell>
        </table:table-row>
        <table:table-row table:style-name="ro1">
          <table:table-cell office:value-type="string">
            <text:p>3000045h</text:p>
          </table:table-cell>
          <table:table-cell office:value-type="string">
            <text:p><text:s/>"D:\\dat\\char\\kas09\\kas09.tpr"</text:p>
          </table:table-cell>
          <table:table-cell table:number-columns-repeated="3" office:value-type="string">
            <text:p>3000045h</text:p>
          </table:table-cell>
        </table:table-row>
        <table:table-row table:style-name="ro1">
          <table:table-cell office:value-type="string">
            <text:p>3000046h</text:p>
          </table:table-cell>
          <table:table-cell office:value-type="string">
            <text:p><text:s/>"D:\\dat\\char\\kas09\\kas09.cat"</text:p>
          </table:table-cell>
          <table:table-cell table:number-columns-repeated="3" office:value-type="string">
            <text:p>3000046h</text:p>
          </table:table-cell>
        </table:table-row>
        <table:table-row table:style-name="ro1">
          <table:table-cell office:value-type="string">
            <text:p>3000047h</text:p>
          </table:table-cell>
          <table:table-cell office:value-type="string">
            <text:p><text:s/>"D:\\dat\\char\\kas99\\kas99.tpr"</text:p>
          </table:table-cell>
          <table:table-cell table:number-columns-repeated="3" office:value-type="string">
            <text:p>3000047h</text:p>
          </table:table-cell>
        </table:table-row>
        <table:table-row table:style-name="ro1">
          <table:table-cell office:value-type="string">
            <text:p>3000048h</text:p>
          </table:table-cell>
          <table:table-cell office:value-type="string">
            <text:p><text:s/>"D:\\dat\\char\\kas99\\kas99.cat"</text:p>
          </table:table-cell>
          <table:table-cell table:number-columns-repeated="3" office:value-type="string">
            <text:p>3000048h</text:p>
          </table:table-cell>
        </table:table-row>
        <table:table-row table:style-name="ro1">
          <table:table-cell office:value-type="string">
            <text:p>4000000h</text:p>
          </table:table-cell>
          <table:table-cell office:value-type="string">
            <text:p><text:s/>"D:\\dat\\char\\gen00\\gen00.tpr"</text:p>
          </table:table-cell>
          <table:table-cell table:number-columns-repeated="3" office:value-type="string">
            <text:p>4000000h</text:p>
          </table:table-cell>
        </table:table-row>
        <table:table-row table:style-name="ro1">
          <table:table-cell office:value-type="string">
            <text:p>4000001h</text:p>
          </table:table-cell>
          <table:table-cell office:value-type="string">
            <text:p><text:s/>"D:\\dat\\char\\gen00\\gen00.cat"</text:p>
          </table:table-cell>
          <table:table-cell table:number-columns-repeated="3" office:value-type="string">
            <text:p>4000001h</text:p>
          </table:table-cell>
        </table:table-row>
        <table:table-row table:style-name="ro1">
          <table:table-cell office:value-type="string">
            <text:p>4000002h</text:p>
          </table:table-cell>
          <table:table-cell office:value-type="string">
            <text:p><text:s/>"D:\\dat\\char\\gen01\\gen01.tpr"</text:p>
          </table:table-cell>
          <table:table-cell table:number-columns-repeated="3" office:value-type="string">
            <text:p>4000002h</text:p>
          </table:table-cell>
        </table:table-row>
        <table:table-row table:style-name="ro1">
          <table:table-cell office:value-type="string">
            <text:p>4000003h</text:p>
          </table:table-cell>
          <table:table-cell office:value-type="string">
            <text:p><text:s/>"D:\\dat\\char\\gen01\\gen01.cat"</text:p>
          </table:table-cell>
          <table:table-cell table:number-columns-repeated="3" office:value-type="string">
            <text:p>4000003h</text:p>
          </table:table-cell>
        </table:table-row>
        <table:table-row table:style-name="ro1">
          <table:table-cell office:value-type="string">
            <text:p>4000004h</text:p>
          </table:table-cell>
          <table:table-cell office:value-type="string">
            <text:p><text:s/>"D:\\dat\\char\\gen02\\gen02.tpr"</text:p>
          </table:table-cell>
          <table:table-cell table:number-columns-repeated="3" office:value-type="string">
            <text:p>4000004h</text:p>
          </table:table-cell>
        </table:table-row>
        <table:table-row table:style-name="ro1">
          <table:table-cell office:value-type="string">
            <text:p>4000005h</text:p>
          </table:table-cell>
          <table:table-cell office:value-type="string">
            <text:p><text:s/>"D:\\dat\\char\\gen02\\gen02.cat"</text:p>
          </table:table-cell>
          <table:table-cell table:number-columns-repeated="3" office:value-type="string">
            <text:p>4000005h</text:p>
          </table:table-cell>
        </table:table-row>
        <table:table-row table:style-name="ro1">
          <table:table-cell office:value-type="string">
            <text:p>4000006h</text:p>
          </table:table-cell>
          <table:table-cell office:value-type="string">
            <text:p><text:s/>"D:\\dat\\char\\gen03\\gen03.tpr"</text:p>
          </table:table-cell>
          <table:table-cell table:number-columns-repeated="3" office:value-type="string">
            <text:p>4000006h</text:p>
          </table:table-cell>
        </table:table-row>
        <table:table-row table:style-name="ro1">
          <table:table-cell office:value-type="string">
            <text:p>4000007h</text:p>
          </table:table-cell>
          <table:table-cell office:value-type="string">
            <text:p><text:s/>"D:\\dat\\char\\gen03\\gen03.cat"</text:p>
          </table:table-cell>
          <table:table-cell table:number-columns-repeated="3" office:value-type="string">
            <text:p>4000007h</text:p>
          </table:table-cell>
        </table:table-row>
        <table:table-row table:style-name="ro1">
          <table:table-cell office:value-type="string">
            <text:p>4000008h</text:p>
          </table:table-cell>
          <table:table-cell office:value-type="string">
            <text:p><text:s/>"D:\\dat\\char\\gen04\\gen04.tpr"</text:p>
          </table:table-cell>
          <table:table-cell table:number-columns-repeated="3" office:value-type="string">
            <text:p>4000008h</text:p>
          </table:table-cell>
        </table:table-row>
        <table:table-row table:style-name="ro1">
          <table:table-cell office:value-type="string">
            <text:p>4000009h</text:p>
          </table:table-cell>
          <table:table-cell office:value-type="string">
            <text:p><text:s/>"D:\\dat\\char\\gen04\\gen04.cat"</text:p>
          </table:table-cell>
          <table:table-cell table:number-columns-repeated="3" office:value-type="string">
            <text:p>4000009h</text:p>
          </table:table-cell>
        </table:table-row>
        <table:table-row table:style-name="ro1">
          <table:table-cell office:value-type="string">
            <text:p>400000Ah</text:p>
          </table:table-cell>
          <table:table-cell office:value-type="string">
            <text:p><text:s/>"D:\\dat\\char\\hel00\\hel00.tpr"</text:p>
          </table:table-cell>
          <table:table-cell table:number-columns-repeated="3" office:value-type="string">
            <text:p>400000Ah</text:p>
          </table:table-cell>
        </table:table-row>
        <table:table-row table:style-name="ro1">
          <table:table-cell office:value-type="string">
            <text:p>400000Bh</text:p>
          </table:table-cell>
          <table:table-cell office:value-type="string">
            <text:p><text:s/>"D:\\dat\\char\\hel00\\hel00.cat"</text:p>
          </table:table-cell>
          <table:table-cell table:number-columns-repeated="3" office:value-type="string">
            <text:p>400000Bh</text:p>
          </table:table-cell>
        </table:table-row>
        <table:table-row table:style-name="ro1">
          <table:table-cell office:value-type="string">
            <text:p>400000Ch</text:p>
          </table:table-cell>
          <table:table-cell office:value-type="string">
            <text:p><text:s/>"D:\\dat\\char\\hel01\\hel01.tpr"</text:p>
          </table:table-cell>
          <table:table-cell table:number-columns-repeated="3" office:value-type="string">
            <text:p>400000Ch</text:p>
          </table:table-cell>
        </table:table-row>
        <table:table-row table:style-name="ro1">
          <table:table-cell office:value-type="string">
            <text:p>400000Dh</text:p>
          </table:table-cell>
          <table:table-cell office:value-type="string">
            <text:p><text:s/>"D:\\dat\\char\\hel01\\hel01.cat"</text:p>
          </table:table-cell>
          <table:table-cell table:number-columns-repeated="3" office:value-type="string">
            <text:p>400000Dh</text:p>
          </table:table-cell>
        </table:table-row>
        <table:table-row table:style-name="ro1">
          <table:table-cell office:value-type="string">
            <text:p>400000Eh</text:p>
          </table:table-cell>
          <table:table-cell office:value-type="string">
            <text:p><text:s/>"D:\\dat\\char\\hel02\\hel02.tpr"</text:p>
          </table:table-cell>
          <table:table-cell table:number-columns-repeated="3" office:value-type="string">
            <text:p>400000Eh</text:p>
          </table:table-cell>
        </table:table-row>
        <table:table-row table:style-name="ro1">
          <table:table-cell office:value-type="string">
            <text:p>400000Fh</text:p>
          </table:table-cell>
          <table:table-cell office:value-type="string">
            <text:p><text:s/>"D:\\dat\\char\\hel02\\hel02.cat"</text:p>
          </table:table-cell>
          <table:table-cell table:number-columns-repeated="3" office:value-type="string">
            <text:p>400000Fh</text:p>
          </table:table-cell>
        </table:table-row>
        <table:table-row table:style-name="ro1">
          <table:table-cell office:value-type="string">
            <text:p>4000010h</text:p>
          </table:table-cell>
          <table:table-cell office:value-type="string">
            <text:p><text:s/>"D:\\dat\\char\\hel03\\hel03.tpr"</text:p>
          </table:table-cell>
          <table:table-cell table:number-columns-repeated="3" office:value-type="string">
            <text:p>4000010h</text:p>
          </table:table-cell>
        </table:table-row>
        <table:table-row table:style-name="ro1">
          <table:table-cell office:value-type="string">
            <text:p>4000011h</text:p>
          </table:table-cell>
          <table:table-cell office:value-type="string">
            <text:p><text:s/>"D:\\dat\\char\\hel03\\hel03.cat"</text:p>
          </table:table-cell>
          <table:table-cell table:number-columns-repeated="3" office:value-type="string">
            <text:p>4000011h</text:p>
          </table:table-cell>
        </table:table-row>
        <table:table-row table:style-name="ro1">
          <table:table-cell office:value-type="string">
            <text:p>4000012h</text:p>
          </table:table-cell>
          <table:table-cell office:value-type="string">
            <text:p><text:s/>"D:\\dat\\char\\hel04\\hel04.tpr"</text:p>
          </table:table-cell>
          <table:table-cell table:number-columns-repeated="3" office:value-type="string">
            <text:p>4000012h</text:p>
          </table:table-cell>
        </table:table-row>
        <table:table-row table:style-name="ro1">
          <table:table-cell office:value-type="string">
            <text:p>4000013h</text:p>
          </table:table-cell>
          <table:table-cell office:value-type="string">
            <text:p><text:s/>"D:\\dat\\char\\hel04\\hel04.cat"</text:p>
          </table:table-cell>
          <table:table-cell table:number-columns-repeated="3" office:value-type="string">
            <text:p>4000013h</text:p>
          </table:table-cell>
        </table:table-row>
        <table:table-row table:style-name="ro1">
          <table:table-cell office:value-type="string">
            <text:p>4000014h</text:p>
          </table:table-cell>
          <table:table-cell office:value-type="string">
            <text:p><text:s/>"D:\\dat\\char\\hel05\\hel05.tpr"</text:p>
          </table:table-cell>
          <table:table-cell table:number-columns-repeated="3" office:value-type="string">
            <text:p>4000014h</text:p>
          </table:table-cell>
        </table:table-row>
        <table:table-row table:style-name="ro1">
          <table:table-cell office:value-type="string">
            <text:p>4000015h</text:p>
          </table:table-cell>
          <table:table-cell office:value-type="string">
            <text:p><text:s/>"D:\\dat\\char\\hel05\\hel05.cat"</text:p>
          </table:table-cell>
          <table:table-cell table:number-columns-repeated="3" office:value-type="string">
            <text:p>4000015h</text:p>
          </table:table-cell>
        </table:table-row>
        <table:table-row table:style-name="ro1">
          <table:table-cell office:value-type="string">
            <text:p>4000016h</text:p>
          </table:table-cell>
          <table:table-cell office:value-type="string">
            <text:p><text:s/>"D:\\dat\\char\\hel06\\hel06.tpr"</text:p>
          </table:table-cell>
          <table:table-cell table:number-columns-repeated="3" office:value-type="string">
            <text:p>4000016h</text:p>
          </table:table-cell>
        </table:table-row>
        <table:table-row table:style-name="ro1">
          <table:table-cell office:value-type="string">
            <text:p>4000017h</text:p>
          </table:table-cell>
          <table:table-cell office:value-type="string">
            <text:p><text:s/>"D:\\dat\\char\\hel06\\hel06.cat"</text:p>
          </table:table-cell>
          <table:table-cell table:number-columns-repeated="3" office:value-type="string">
            <text:p>4000017h</text:p>
          </table:table-cell>
        </table:table-row>
        <table:table-row table:style-name="ro1">
          <table:table-cell office:value-type="string">
            <text:p>4000018h</text:p>
          </table:table-cell>
          <table:table-cell office:value-type="string">
            <text:p><text:s/>"D:\\dat\\char\\leo00\\leo00.tpr"</text:p>
          </table:table-cell>
          <table:table-cell table:number-columns-repeated="3" office:value-type="string">
            <text:p>4000018h</text:p>
          </table:table-cell>
        </table:table-row>
        <table:table-row table:style-name="ro1">
          <table:table-cell office:value-type="string">
            <text:p>4000019h</text:p>
          </table:table-cell>
          <table:table-cell office:value-type="string">
            <text:p><text:s/>"D:\\dat\\char\\leo00\\leo00.cat"</text:p>
          </table:table-cell>
          <table:table-cell table:number-columns-repeated="3" office:value-type="string">
            <text:p>4000019h</text:p>
          </table:table-cell>
        </table:table-row>
        <table:table-row table:style-name="ro1">
          <table:table-cell office:value-type="string">
            <text:p>400001Ah</text:p>
          </table:table-cell>
          <table:table-cell office:value-type="string">
            <text:p><text:s/>"D:\\dat\\char\\leo01\\leo01.tpr"</text:p>
          </table:table-cell>
          <table:table-cell table:number-columns-repeated="3" office:value-type="string">
            <text:p>400001Ah</text:p>
          </table:table-cell>
        </table:table-row>
        <table:table-row table:style-name="ro1">
          <table:table-cell office:value-type="string">
            <text:p>400001Bh</text:p>
          </table:table-cell>
          <table:table-cell office:value-type="string">
            <text:p><text:s/>"D:\\dat\\char\\leo01\\leo01.cat"</text:p>
          </table:table-cell>
          <table:table-cell table:number-columns-repeated="3" office:value-type="string">
            <text:p>400001Bh</text:p>
          </table:table-cell>
        </table:table-row>
        <table:table-row table:style-name="ro1">
          <table:table-cell office:value-type="string">
            <text:p>400001Ch</text:p>
          </table:table-cell>
          <table:table-cell office:value-type="string">
            <text:p><text:s/>"D:\\dat\\char\\leo02\\leo02.tpr"</text:p>
          </table:table-cell>
          <table:table-cell table:number-columns-repeated="3" office:value-type="string">
            <text:p>400001Ch</text:p>
          </table:table-cell>
        </table:table-row>
        <table:table-row table:style-name="ro1">
          <table:table-cell office:value-type="string">
            <text:p>400001Dh</text:p>
          </table:table-cell>
          <table:table-cell office:value-type="string">
            <text:p><text:s/>"D:\\dat\\char\\leo02\\leo02.cat"</text:p>
          </table:table-cell>
          <table:table-cell table:number-columns-repeated="3" office:value-type="string">
            <text:p>400001Dh</text:p>
          </table:table-cell>
        </table:table-row>
        <table:table-row table:style-name="ro1">
          <table:table-cell office:value-type="string">
            <text:p>400001Eh</text:p>
          </table:table-cell>
          <table:table-cell office:value-type="string">
            <text:p><text:s/>"D:\\dat\\char\\leo03\\leo03.tpr"</text:p>
          </table:table-cell>
          <table:table-cell table:number-columns-repeated="3" office:value-type="string">
            <text:p>400001Eh</text:p>
          </table:table-cell>
        </table:table-row>
        <table:table-row table:style-name="ro1">
          <table:table-cell office:value-type="string">
            <text:p>400001Fh</text:p>
          </table:table-cell>
          <table:table-cell office:value-type="string">
            <text:p><text:s/>"D:\\dat\\char\\leo03\\leo03.cat"</text:p>
          </table:table-cell>
          <table:table-cell table:number-columns-repeated="3" office:value-type="string">
            <text:p>400001Fh</text:p>
          </table:table-cell>
        </table:table-row>
        <table:table-row table:style-name="ro1">
          <table:table-cell office:value-type="string">
            <text:p>4000020h</text:p>
          </table:table-cell>
          <table:table-cell office:value-type="string">
            <text:p><text:s/>"D:\\dat\\char\\bas00\\bas00.tpr"</text:p>
          </table:table-cell>
          <table:table-cell table:number-columns-repeated="3" office:value-type="string">
            <text:p>4000020h</text:p>
          </table:table-cell>
        </table:table-row>
        <table:table-row table:style-name="ro1">
          <table:table-cell office:value-type="string">
            <text:p>4000021h</text:p>
          </table:table-cell>
          <table:table-cell office:value-type="string">
            <text:p><text:s/>"D:\\dat\\char\\bas00\\bas00.cat"</text:p>
          </table:table-cell>
          <table:table-cell table:number-columns-repeated="3" office:value-type="string">
            <text:p>4000021h</text:p>
          </table:table-cell>
        </table:table-row>
        <table:table-row table:style-name="ro1">
          <table:table-cell office:value-type="string">
            <text:p>4000022h</text:p>
          </table:table-cell>
          <table:table-cell office:value-type="string">
            <text:p><text:s/>"D:\\dat\\char\\bas01\\bas01.tpr"</text:p>
          </table:table-cell>
          <table:table-cell table:number-columns-repeated="3" office:value-type="string">
            <text:p>4000022h</text:p>
          </table:table-cell>
        </table:table-row>
        <table:table-row table:style-name="ro1">
          <table:table-cell office:value-type="string">
            <text:p>4000023h</text:p>
          </table:table-cell>
          <table:table-cell office:value-type="string">
            <text:p><text:s/>"D:\\dat\\char\\bas01\\bas01.cat"</text:p>
          </table:table-cell>
          <table:table-cell table:number-columns-repeated="3" office:value-type="string">
            <text:p>4000023h</text:p>
          </table:table-cell>
        </table:table-row>
        <table:table-row table:style-name="ro1">
          <table:table-cell office:value-type="string">
            <text:p>4000024h</text:p>
          </table:table-cell>
          <table:table-cell office:value-type="string">
            <text:p><text:s/>"D:\\dat\\char\\bas02\\bas02.tpr"</text:p>
          </table:table-cell>
          <table:table-cell table:number-columns-repeated="3" office:value-type="string">
            <text:p>4000024h</text:p>
          </table:table-cell>
        </table:table-row>
        <table:table-row table:style-name="ro1">
          <table:table-cell office:value-type="string">
            <text:p>4000025h</text:p>
          </table:table-cell>
          <table:table-cell office:value-type="string">
            <text:p><text:s/>"D:\\dat\\char\\bas02\\bas02.cat"</text:p>
          </table:table-cell>
          <table:table-cell table:number-columns-repeated="3" office:value-type="string">
            <text:p>4000025h</text:p>
          </table:table-cell>
        </table:table-row>
        <table:table-row table:style-name="ro1">
          <table:table-cell office:value-type="string">
            <text:p>4000026h</text:p>
          </table:table-cell>
          <table:table-cell office:value-type="string">
            <text:p><text:s/>"D:\\dat\\char\\bas03\\bas03.tpr"</text:p>
          </table:table-cell>
          <table:table-cell table:number-columns-repeated="3" office:value-type="string">
            <text:p>4000026h</text:p>
          </table:table-cell>
        </table:table-row>
        <table:table-row table:style-name="ro1">
          <table:table-cell office:value-type="string">
            <text:p>4000027h</text:p>
          </table:table-cell>
          <table:table-cell office:value-type="string">
            <text:p><text:s/>"D:\\dat\\char\\bas03\\bas03.cat"</text:p>
          </table:table-cell>
          <table:table-cell table:number-columns-repeated="3" office:value-type="string">
            <text:p>4000027h</text:p>
          </table:table-cell>
        </table:table-row>
        <table:table-row table:style-name="ro1">
          <table:table-cell office:value-type="string">
            <text:p>4000028h</text:p>
          </table:table-cell>
          <table:table-cell office:value-type="string">
            <text:p><text:s/>"D:\\dat\\char\\hak00\\hak00.tpr"</text:p>
          </table:table-cell>
          <table:table-cell table:number-columns-repeated="3" office:value-type="string">
            <text:p>4000028h</text:p>
          </table:table-cell>
        </table:table-row>
        <table:table-row table:style-name="ro1">
          <table:table-cell office:value-type="string">
            <text:p>4000029h</text:p>
          </table:table-cell>
          <table:table-cell office:value-type="string">
            <text:p><text:s/>"D:\\dat\\char\\hak00\\hak00.cat"</text:p>
          </table:table-cell>
          <table:table-cell table:number-columns-repeated="3" office:value-type="string">
            <text:p>4000029h</text:p>
          </table:table-cell>
        </table:table-row>
        <table:table-row table:style-name="ro1">
          <table:table-cell office:value-type="string">
            <text:p>400002Ah</text:p>
          </table:table-cell>
          <table:table-cell office:value-type="string">
            <text:p><text:s/>"D:\\dat\\char\\hak01\\hak01.tpr"</text:p>
          </table:table-cell>
          <table:table-cell table:number-columns-repeated="3" office:value-type="string">
            <text:p>400002Ah</text:p>
          </table:table-cell>
        </table:table-row>
        <table:table-row table:style-name="ro1">
          <table:table-cell office:value-type="string">
            <text:p>400002Bh</text:p>
          </table:table-cell>
          <table:table-cell office:value-type="string">
            <text:p><text:s/>"D:\\dat\\char\\hak01\\hak01.cat"</text:p>
          </table:table-cell>
          <table:table-cell table:number-columns-repeated="3" office:value-type="string">
            <text:p>400002Bh</text:p>
          </table:table-cell>
        </table:table-row>
        <table:table-row table:style-name="ro1">
          <table:table-cell office:value-type="string">
            <text:p>400002Ch</text:p>
          </table:table-cell>
          <table:table-cell office:value-type="string">
            <text:p><text:s/>"D:\\dat\\char\\hak02\\hak02.tpr"</text:p>
          </table:table-cell>
          <table:table-cell table:number-columns-repeated="3" office:value-type="string">
            <text:p>400002Ch</text:p>
          </table:table-cell>
        </table:table-row>
        <table:table-row table:style-name="ro1">
          <table:table-cell office:value-type="string">
            <text:p>400002Dh</text:p>
          </table:table-cell>
          <table:table-cell office:value-type="string">
            <text:p><text:s/>"D:\\dat\\char\\hak02\\hak02.cat"</text:p>
          </table:table-cell>
          <table:table-cell table:number-columns-repeated="3" office:value-type="string">
            <text:p>400002Dh</text:p>
          </table:table-cell>
        </table:table-row>
        <table:table-row table:style-name="ro1">
          <table:table-cell office:value-type="string">
            <text:p>400002Eh</text:p>
          </table:table-cell>
          <table:table-cell office:value-type="string">
            <text:p><text:s/>"D:\\dat\\char\\hak03\\hak03.tpr"</text:p>
          </table:table-cell>
          <table:table-cell table:number-columns-repeated="3" office:value-type="string">
            <text:p>400002Eh</text:p>
          </table:table-cell>
        </table:table-row>
        <table:table-row table:style-name="ro1">
          <table:table-cell office:value-type="string">
            <text:p>400002Fh</text:p>
          </table:table-cell>
          <table:table-cell office:value-type="string">
            <text:p><text:s/>"D:\\dat\\char\\hak03\\hak03.cat"</text:p>
          </table:table-cell>
          <table:table-cell table:number-columns-repeated="3" office:value-type="string">
            <text:p>400002Fh</text:p>
          </table:table-cell>
        </table:table-row>
        <table:table-row table:style-name="ro1">
          <table:table-cell office:value-type="string">
            <text:p>4000030h</text:p>
          </table:table-cell>
          <table:table-cell office:value-type="string">
            <text:p><text:s/>"D:\\dat\\char\\hak04\\hak04.tpr"</text:p>
          </table:table-cell>
          <table:table-cell table:number-columns-repeated="3" office:value-type="string">
            <text:p>4000030h</text:p>
          </table:table-cell>
        </table:table-row>
        <table:table-row table:style-name="ro1">
          <table:table-cell office:value-type="string">
            <text:p>4000031h</text:p>
          </table:table-cell>
          <table:table-cell office:value-type="string">
            <text:p><text:s/>"D:\\dat\\char\\hak04\\hak04.cat"</text:p>
          </table:table-cell>
          <table:table-cell table:number-columns-repeated="3" office:value-type="string">
            <text:p>4000031h</text:p>
          </table:table-cell>
        </table:table-row>
        <table:table-row table:style-name="ro1">
          <table:table-cell office:value-type="string">
            <text:p>4000032h</text:p>
          </table:table-cell>
          <table:table-cell office:value-type="string">
            <text:p><text:s/>"D:\\dat\\char\\hak05\\hak05.tpr"</text:p>
          </table:table-cell>
          <table:table-cell table:number-columns-repeated="3" office:value-type="string">
            <text:p>4000032h</text:p>
          </table:table-cell>
        </table:table-row>
        <table:table-row table:style-name="ro1">
          <table:table-cell office:value-type="string">
            <text:p>4000033h</text:p>
          </table:table-cell>
          <table:table-cell office:value-type="string">
            <text:p><text:s/>"D:\\dat\\char\\hak05\\hak05.cat"</text:p>
          </table:table-cell>
          <table:table-cell table:number-columns-repeated="3" office:value-type="string">
            <text:p>4000033h</text:p>
          </table:table-cell>
        </table:table-row>
        <table:table-row table:style-name="ro1">
          <table:table-cell office:value-type="string">
            <text:p>4000034h</text:p>
          </table:table-cell>
          <table:table-cell office:value-type="string">
            <text:p><text:s/>"D:\\dat\\char\\hak06\\hak06.tpr"</text:p>
          </table:table-cell>
          <table:table-cell table:number-columns-repeated="3" office:value-type="string">
            <text:p>4000034h</text:p>
          </table:table-cell>
        </table:table-row>
        <table:table-row table:style-name="ro1">
          <table:table-cell office:value-type="string">
            <text:p>4000035h</text:p>
          </table:table-cell>
          <table:table-cell office:value-type="string">
            <text:p><text:s/>"D:\\dat\\char\\hak06\\hak06.cat"</text:p>
          </table:table-cell>
          <table:table-cell table:number-columns-repeated="3" office:value-type="string">
            <text:p>4000035h</text:p>
          </table:table-cell>
        </table:table-row>
        <table:table-row table:style-name="ro1">
          <table:table-cell office:value-type="string">
            <text:p>4000036h</text:p>
          </table:table-cell>
          <table:table-cell office:value-type="string">
            <text:p><text:s/>"D:\\dat\\char\\hak07\\hak07.tpr"</text:p>
          </table:table-cell>
          <table:table-cell table:number-columns-repeated="3" office:value-type="string">
            <text:p>4000036h</text:p>
          </table:table-cell>
        </table:table-row>
        <table:table-row table:style-name="ro1">
          <table:table-cell office:value-type="string">
            <text:p>4000037h</text:p>
          </table:table-cell>
          <table:table-cell office:value-type="string">
            <text:p><text:s/>"D:\\dat\\char\\hak07\\hak07.cat"</text:p>
          </table:table-cell>
          <table:table-cell table:number-columns-repeated="3" office:value-type="string">
            <text:p>4000037h</text:p>
          </table:table-cell>
        </table:table-row>
        <table:table-row table:style-name="ro1">
          <table:table-cell office:value-type="string">
            <text:p>4000038h</text:p>
          </table:table-cell>
          <table:table-cell office:value-type="string">
            <text:p><text:s/>"D:\\dat\\char\\hak08\\hak08.tpr"</text:p>
          </table:table-cell>
          <table:table-cell table:number-columns-repeated="3" office:value-type="string">
            <text:p>4000038h</text:p>
          </table:table-cell>
        </table:table-row>
        <table:table-row table:style-name="ro1">
          <table:table-cell office:value-type="string">
            <text:p>4000039h</text:p>
          </table:table-cell>
          <table:table-cell office:value-type="string">
            <text:p><text:s/>"D:\\dat\\char\\hak08\\hak08.cat"</text:p>
          </table:table-cell>
          <table:table-cell table:number-columns-repeated="3" office:value-type="string">
            <text:p>4000039h</text:p>
          </table:table-cell>
        </table:table-row>
        <table:table-row table:style-name="ro1">
          <table:table-cell office:value-type="string">
            <text:p>400003Ah</text:p>
          </table:table-cell>
          <table:table-cell office:value-type="string">
            <text:p><text:s/>"D:\\dat\\char\\hak09\\hak09.tpr"</text:p>
          </table:table-cell>
          <table:table-cell table:number-columns-repeated="3" office:value-type="string">
            <text:p>400003Ah</text:p>
          </table:table-cell>
        </table:table-row>
        <table:table-row table:style-name="ro1">
          <table:table-cell office:value-type="string">
            <text:p>400003Bh</text:p>
          </table:table-cell>
          <table:table-cell office:value-type="string">
            <text:p><text:s/>"D:\\dat\\char\\hak09\\hak09.cat"</text:p>
          </table:table-cell>
          <table:table-cell table:number-columns-repeated="3" office:value-type="string">
            <text:p>400003Bh</text:p>
          </table:table-cell>
        </table:table-row>
        <table:table-row table:style-name="ro1">
          <table:table-cell office:value-type="string">
            <text:p>400003Ch</text:p>
          </table:table-cell>
          <table:table-cell office:value-type="string">
            <text:p><text:s/>"D:\\dat\\char\\hak10\\hak10.tpr"</text:p>
          </table:table-cell>
          <table:table-cell table:number-columns-repeated="3" office:value-type="string">
            <text:p>400003Ch</text:p>
          </table:table-cell>
        </table:table-row>
        <table:table-row table:style-name="ro1">
          <table:table-cell office:value-type="string">
            <text:p>400003Dh</text:p>
          </table:table-cell>
          <table:table-cell office:value-type="string">
            <text:p><text:s/>"D:\\dat\\char\\hak10\\hak10.cat"</text:p>
          </table:table-cell>
          <table:table-cell table:number-columns-repeated="3" office:value-type="string">
            <text:p>400003Dh</text:p>
          </table:table-cell>
        </table:table-row>
        <table:table-row table:style-name="ro1">
          <table:table-cell office:value-type="string">
            <text:p>400003Eh</text:p>
          </table:table-cell>
          <table:table-cell office:value-type="string">
            <text:p><text:s/>"D:\\dat\\char\\hak11\\hak11.tpr"</text:p>
          </table:table-cell>
          <table:table-cell table:number-columns-repeated="3" office:value-type="string">
            <text:p>400003Eh</text:p>
          </table:table-cell>
        </table:table-row>
        <table:table-row table:style-name="ro1">
          <table:table-cell office:value-type="string">
            <text:p>400003Fh</text:p>
          </table:table-cell>
          <table:table-cell office:value-type="string">
            <text:p><text:s/>"D:\\dat\\char\\hak11\\hak11.cat"</text:p>
          </table:table-cell>
          <table:table-cell table:number-columns-repeated="3" office:value-type="string">
            <text:p>400003Fh</text:p>
          </table:table-cell>
        </table:table-row>
        <table:table-row table:style-name="ro1">
          <table:table-cell office:value-type="string">
            <text:p>4000040h</text:p>
          </table:table-cell>
          <table:table-cell office:value-type="string">
            <text:p><text:s/>"D:\\dat\\char\\hak12\\hak12.tpr"</text:p>
          </table:table-cell>
          <table:table-cell table:number-columns-repeated="3" office:value-type="string">
            <text:p>4000040h</text:p>
          </table:table-cell>
        </table:table-row>
        <table:table-row table:style-name="ro1">
          <table:table-cell office:value-type="string">
            <text:p>4000041h</text:p>
          </table:table-cell>
          <table:table-cell office:value-type="string">
            <text:p><text:s/>"D:\\dat\\char\\hak12\\hak12.cat"</text:p>
          </table:table-cell>
          <table:table-cell table:number-columns-repeated="3" office:value-type="string">
            <text:p>4000041h</text:p>
          </table:table-cell>
        </table:table-row>
        <table:table-row table:style-name="ro1">
          <table:table-cell office:value-type="string">
            <text:p>4000042h</text:p>
          </table:table-cell>
          <table:table-cell office:value-type="string">
            <text:p><text:s/>"D:\\dat\\char\\hak13\\hak13.tpr"</text:p>
          </table:table-cell>
          <table:table-cell table:number-columns-repeated="3" office:value-type="string">
            <text:p>4000042h</text:p>
          </table:table-cell>
        </table:table-row>
        <table:table-row table:style-name="ro1">
          <table:table-cell office:value-type="string">
            <text:p>4000043h</text:p>
          </table:table-cell>
          <table:table-cell office:value-type="string">
            <text:p><text:s/>"D:\\dat\\char\\hak13\\hak13.cat"</text:p>
          </table:table-cell>
          <table:table-cell table:number-columns-repeated="3" office:value-type="string">
            <text:p>4000043h</text:p>
          </table:table-cell>
        </table:table-row>
        <table:table-row table:style-name="ro1">
          <table:table-cell office:value-type="string">
            <text:p>4000044h</text:p>
          </table:table-cell>
          <table:table-cell office:value-type="string">
            <text:p><text:s/>"D:\\dat\\char\\hak14\\hak14.tpr"</text:p>
          </table:table-cell>
          <table:table-cell table:number-columns-repeated="3" office:value-type="string">
            <text:p>4000044h</text:p>
          </table:table-cell>
        </table:table-row>
        <table:table-row table:style-name="ro1">
          <table:table-cell office:value-type="string">
            <text:p>4000045h</text:p>
          </table:table-cell>
          <table:table-cell office:value-type="string">
            <text:p><text:s/>"D:\\dat\\char\\hak14\\hak14.cat"</text:p>
          </table:table-cell>
          <table:table-cell table:number-columns-repeated="3" office:value-type="string">
            <text:p>4000045h</text:p>
          </table:table-cell>
        </table:table-row>
        <table:table-row table:style-name="ro1">
          <table:table-cell office:value-type="string">
            <text:p>4000046h</text:p>
          </table:table-cell>
          <table:table-cell office:value-type="string">
            <text:p><text:s/>"D:\\dat\\char\\hak15\\hak15.tpr"</text:p>
          </table:table-cell>
          <table:table-cell table:number-columns-repeated="3" office:value-type="string">
            <text:p>4000046h</text:p>
          </table:table-cell>
        </table:table-row>
        <table:table-row table:style-name="ro1">
          <table:table-cell office:value-type="string">
            <text:p>4000047h</text:p>
          </table:table-cell>
          <table:table-cell office:value-type="string">
            <text:p><text:s/>"D:\\dat\\char\\hak15\\hak15.cat"</text:p>
          </table:table-cell>
          <table:table-cell table:number-columns-repeated="3" office:value-type="string">
            <text:p>4000047h</text:p>
          </table:table-cell>
        </table:table-row>
        <table:table-row table:style-name="ro1">
          <table:table-cell office:value-type="string">
            <text:p>4000048h</text:p>
          </table:table-cell>
          <table:table-cell office:value-type="string">
            <text:p><text:s/>"D:\\dat\\char\\hak16\\hak16.tpr"</text:p>
          </table:table-cell>
          <table:table-cell table:number-columns-repeated="3" office:value-type="string">
            <text:p>4000048h</text:p>
          </table:table-cell>
        </table:table-row>
        <table:table-row table:style-name="ro1">
          <table:table-cell office:value-type="string">
            <text:p>4000049h</text:p>
          </table:table-cell>
          <table:table-cell office:value-type="string">
            <text:p><text:s/>"D:\\dat\\char\\hak16\\hak16.cat"</text:p>
          </table:table-cell>
          <table:table-cell table:number-columns-repeated="3" office:value-type="string">
            <text:p>4000049h</text:p>
          </table:table-cell>
        </table:table-row>
        <table:table-row table:style-name="ro1">
          <table:table-cell office:value-type="string">
            <text:p>400004Ah</text:p>
          </table:table-cell>
          <table:table-cell office:value-type="string">
            <text:p><text:s/>"D:\\dat\\char\\hak17\\hak17.tpr"</text:p>
          </table:table-cell>
          <table:table-cell table:number-columns-repeated="3" office:value-type="string">
            <text:p>400004Ah</text:p>
          </table:table-cell>
        </table:table-row>
        <table:table-row table:style-name="ro1">
          <table:table-cell office:value-type="string">
            <text:p>400004Bh</text:p>
          </table:table-cell>
          <table:table-cell office:value-type="string">
            <text:p><text:s/>"D:\\dat\\char\\hak17\\hak17.cat"</text:p>
          </table:table-cell>
          <table:table-cell table:number-columns-repeated="3" office:value-type="string">
            <text:p>400004Bh</text:p>
          </table:table-cell>
        </table:table-row>
        <table:table-row table:style-name="ro1">
          <table:table-cell office:value-type="string">
            <text:p>400004Ch</text:p>
          </table:table-cell>
          <table:table-cell office:value-type="string">
            <text:p><text:s/>"D:\\dat\\char\\hak18\\hak18.tpr"</text:p>
          </table:table-cell>
          <table:table-cell table:number-columns-repeated="3" office:value-type="string">
            <text:p>400004Ch</text:p>
          </table:table-cell>
        </table:table-row>
        <table:table-row table:style-name="ro1">
          <table:table-cell office:value-type="string">
            <text:p>400004Dh</text:p>
          </table:table-cell>
          <table:table-cell office:value-type="string">
            <text:p><text:s/>"D:\\dat\\char\\hak18\\hak18.cat"</text:p>
          </table:table-cell>
          <table:table-cell table:number-columns-repeated="3" office:value-type="string">
            <text:p>400004Dh</text:p>
          </table:table-cell>
        </table:table-row>
        <table:table-row table:style-name="ro1">
          <table:table-cell office:value-type="string">
            <text:p>400004Eh</text:p>
          </table:table-cell>
          <table:table-cell office:value-type="string">
            <text:p><text:s/>"D:\\dat\\char\\hak19\\hak19.tpr"</text:p>
          </table:table-cell>
          <table:table-cell table:number-columns-repeated="3" office:value-type="string">
            <text:p>400004Eh</text:p>
          </table:table-cell>
        </table:table-row>
        <table:table-row table:style-name="ro1">
          <table:table-cell office:value-type="string">
            <text:p>400004Fh</text:p>
          </table:table-cell>
          <table:table-cell office:value-type="string">
            <text:p><text:s/>"D:\\dat\\char\\hak19\\hak19.cat"</text:p>
          </table:table-cell>
          <table:table-cell table:number-columns-repeated="3" office:value-type="string">
            <text:p>400004Fh</text:p>
          </table:table-cell>
        </table:table-row>
        <table:table-row table:style-name="ro1">
          <table:table-cell office:value-type="string">
            <text:p>4000050h</text:p>
          </table:table-cell>
          <table:table-cell office:value-type="string">
            <text:p><text:s/>"D:\\dat\\char\\hyt00\\hyt00.tpr"</text:p>
          </table:table-cell>
          <table:table-cell table:number-columns-repeated="3" office:value-type="string">
            <text:p>4000050h</text:p>
          </table:table-cell>
        </table:table-row>
        <table:table-row table:style-name="ro1">
          <table:table-cell office:value-type="string">
            <text:p>4000051h</text:p>
          </table:table-cell>
          <table:table-cell office:value-type="string">
            <text:p><text:s/>"D:\\dat\\char\\hyt00\\hyt00.cat"</text:p>
          </table:table-cell>
          <table:table-cell table:number-columns-repeated="3" office:value-type="string">
            <text:p>4000051h</text:p>
          </table:table-cell>
        </table:table-row>
        <table:table-row table:style-name="ro1">
          <table:table-cell office:value-type="string">
            <text:p>4000052h</text:p>
          </table:table-cell>
          <table:table-cell office:value-type="string">
            <text:p><text:s/>"D:\\dat\\char\\hyt01\\hyt01.tpr"</text:p>
          </table:table-cell>
          <table:table-cell table:number-columns-repeated="3" office:value-type="string">
            <text:p>4000052h</text:p>
          </table:table-cell>
        </table:table-row>
        <table:table-row table:style-name="ro1">
          <table:table-cell office:value-type="string">
            <text:p>4000053h</text:p>
          </table:table-cell>
          <table:table-cell office:value-type="string">
            <text:p><text:s/>"D:\\dat\\char\\hyt01\\hyt01.cat"</text:p>
          </table:table-cell>
          <table:table-cell table:number-columns-repeated="3" office:value-type="string">
            <text:p>4000053h</text:p>
          </table:table-cell>
        </table:table-row>
        <table:table-row table:style-name="ro1">
          <table:table-cell office:value-type="string">
            <text:p>4000054h</text:p>
          </table:table-cell>
          <table:table-cell office:value-type="string">
            <text:p><text:s/>"D:\\dat\\char\\hyt02\\hyt02.tpr"</text:p>
          </table:table-cell>
          <table:table-cell table:number-columns-repeated="3" office:value-type="string">
            <text:p>4000054h</text:p>
          </table:table-cell>
        </table:table-row>
        <table:table-row table:style-name="ro1">
          <table:table-cell office:value-type="string">
            <text:p>4000055h</text:p>
          </table:table-cell>
          <table:table-cell office:value-type="string">
            <text:p><text:s/>"D:\\dat\\char\\hyt02\\hyt02.cat"</text:p>
          </table:table-cell>
          <table:table-cell table:number-columns-repeated="3" office:value-type="string">
            <text:p>4000055h</text:p>
          </table:table-cell>
        </table:table-row>
        <table:table-row table:style-name="ro1">
          <table:table-cell office:value-type="string">
            <text:p>4000056h</text:p>
          </table:table-cell>
          <table:table-cell office:value-type="string">
            <text:p><text:s/>"D:\\dat\\char\\hyt03\\hyt03.tpr"</text:p>
          </table:table-cell>
          <table:table-cell table:number-columns-repeated="3" office:value-type="string">
            <text:p>4000056h</text:p>
          </table:table-cell>
        </table:table-row>
        <table:table-row table:style-name="ro1">
          <table:table-cell office:value-type="string">
            <text:p>4000057h</text:p>
          </table:table-cell>
          <table:table-cell office:value-type="string">
            <text:p><text:s/>"D:\\dat\\char\\hyt03\\hyt03.cat"</text:p>
          </table:table-cell>
          <table:table-cell table:number-columns-repeated="3" office:value-type="string">
            <text:p>4000057h</text:p>
          </table:table-cell>
        </table:table-row>
        <table:table-row table:style-name="ro1">
          <table:table-cell office:value-type="string">
            <text:p>4000058h</text:p>
          </table:table-cell>
          <table:table-cell office:value-type="string">
            <text:p><text:s/>"D:\\dat\\char\\hyt04\\hyt04.tpr"</text:p>
          </table:table-cell>
          <table:table-cell table:number-columns-repeated="3" office:value-type="string">
            <text:p>4000058h</text:p>
          </table:table-cell>
        </table:table-row>
        <table:table-row table:style-name="ro1">
          <table:table-cell office:value-type="string">
            <text:p>4000059h</text:p>
          </table:table-cell>
          <table:table-cell office:value-type="string">
            <text:p><text:s/>"D:\\dat\\char\\hyt04\\hyt04.cat"</text:p>
          </table:table-cell>
          <table:table-cell table:number-columns-repeated="3" office:value-type="string">
            <text:p>4000059h</text:p>
          </table:table-cell>
        </table:table-row>
        <table:table-row table:style-name="ro1">
          <table:table-cell office:value-type="string">
            <text:p>400005Ah</text:p>
          </table:table-cell>
          <table:table-cell office:value-type="string">
            <text:p><text:s/>"D:\\dat\\char\\lei00\\lei00.tpr"</text:p>
          </table:table-cell>
          <table:table-cell table:number-columns-repeated="3" office:value-type="string">
            <text:p>400005Ah</text:p>
          </table:table-cell>
        </table:table-row>
        <table:table-row table:style-name="ro1">
          <table:table-cell office:value-type="string">
            <text:p>400005Bh</text:p>
          </table:table-cell>
          <table:table-cell office:value-type="string">
            <text:p><text:s/>"D:\\dat\\char\\lei00\\lei00.cat"</text:p>
          </table:table-cell>
          <table:table-cell table:number-columns-repeated="3" office:value-type="string">
            <text:p>400005Bh</text:p>
          </table:table-cell>
        </table:table-row>
        <table:table-row table:style-name="ro1">
          <table:table-cell office:value-type="string">
            <text:p>400005Ch</text:p>
          </table:table-cell>
          <table:table-cell office:value-type="string">
            <text:p><text:s/>"D:\\dat\\char\\lei01\\lei01.tpr"</text:p>
          </table:table-cell>
          <table:table-cell table:number-columns-repeated="3" office:value-type="string">
            <text:p>400005Ch</text:p>
          </table:table-cell>
        </table:table-row>
        <table:table-row table:style-name="ro1">
          <table:table-cell office:value-type="string">
            <text:p>400005Dh</text:p>
          </table:table-cell>
          <table:table-cell office:value-type="string">
            <text:p><text:s/>"D:\\dat\\char\\lei01\\lei01.cat"</text:p>
          </table:table-cell>
          <table:table-cell table:number-columns-repeated="3" office:value-type="string">
            <text:p>400005Dh</text:p>
          </table:table-cell>
        </table:table-row>
        <table:table-row table:style-name="ro1">
          <table:table-cell office:value-type="string">
            <text:p>400005Eh</text:p>
          </table:table-cell>
          <table:table-cell office:value-type="string">
            <text:p><text:s/>"D:\\dat\\char\\lei02\\lei02.tpr"</text:p>
          </table:table-cell>
          <table:table-cell table:number-columns-repeated="3" office:value-type="string">
            <text:p>400005Eh</text:p>
          </table:table-cell>
        </table:table-row>
        <table:table-row table:style-name="ro1">
          <table:table-cell office:value-type="string">
            <text:p>400005Fh</text:p>
          </table:table-cell>
          <table:table-cell office:value-type="string">
            <text:p><text:s/>"D:\\dat\\char\\lei02\\lei02.cat"</text:p>
          </table:table-cell>
          <table:table-cell table:number-columns-repeated="3" office:value-type="string">
            <text:p>400005Fh</text:p>
          </table:table-cell>
        </table:table-row>
        <table:table-row table:style-name="ro1">
          <table:table-cell office:value-type="string">
            <text:p>4000060h</text:p>
          </table:table-cell>
          <table:table-cell office:value-type="string">
            <text:p><text:s/>"D:\\dat\\char\\lei03\\lei03.tpr"</text:p>
          </table:table-cell>
          <table:table-cell table:number-columns-repeated="3" office:value-type="string">
            <text:p>4000060h</text:p>
          </table:table-cell>
        </table:table-row>
        <table:table-row table:style-name="ro1">
          <table:table-cell office:value-type="string">
            <text:p>4000061h</text:p>
          </table:table-cell>
          <table:table-cell office:value-type="string">
            <text:p><text:s/>"D:\\dat\\char\\lei03\\lei03.cat"</text:p>
          </table:table-cell>
          <table:table-cell table:number-columns-repeated="3" office:value-type="string">
            <text:p>4000061h</text:p>
          </table:table-cell>
        </table:table-row>
        <table:table-row table:style-name="ro1">
          <table:table-cell office:value-type="string">
            <text:p>4000062h</text:p>
          </table:table-cell>
          <table:table-cell office:value-type="string">
            <text:p><text:s/>"D:\\dat\\char\\lei04\\lei04.tpr"</text:p>
          </table:table-cell>
          <table:table-cell table:number-columns-repeated="3" office:value-type="string">
            <text:p>4000062h</text:p>
          </table:table-cell>
        </table:table-row>
        <table:table-row table:style-name="ro1">
          <table:table-cell office:value-type="string">
            <text:p>4000063h</text:p>
          </table:table-cell>
          <table:table-cell office:value-type="string">
            <text:p><text:s/>"D:\\dat\\char\\lei04\\lei04.cat"</text:p>
          </table:table-cell>
          <table:table-cell table:number-columns-repeated="3" office:value-type="string">
            <text:p>4000063h</text:p>
          </table:table-cell>
        </table:table-row>
        <table:table-row table:style-name="ro1">
          <table:table-cell office:value-type="string">
            <text:p>4000064h</text:p>
          </table:table-cell>
          <table:table-cell office:value-type="string">
            <text:p><text:s/>"D:\\dat\\char\\lei05\\lei05.tpr"</text:p>
          </table:table-cell>
          <table:table-cell table:number-columns-repeated="3" office:value-type="string">
            <text:p>4000064h</text:p>
          </table:table-cell>
        </table:table-row>
        <table:table-row table:style-name="ro1">
          <table:table-cell office:value-type="string">
            <text:p>4000065h</text:p>
          </table:table-cell>
          <table:table-cell office:value-type="string">
            <text:p><text:s/>"D:\\dat\\char\\lei05\\lei05.cat"</text:p>
          </table:table-cell>
          <table:table-cell table:number-columns-repeated="3" office:value-type="string">
            <text:p>4000065h</text:p>
          </table:table-cell>
        </table:table-row>
        <table:table-row table:style-name="ro1">
          <table:table-cell office:value-type="string">
            <text:p>4000066h</text:p>
          </table:table-cell>
          <table:table-cell office:value-type="string">
            <text:p><text:s/>"D:\\dat\\char\\lei06\\lei06.tpr"</text:p>
          </table:table-cell>
          <table:table-cell table:number-columns-repeated="3" office:value-type="string">
            <text:p>4000066h</text:p>
          </table:table-cell>
        </table:table-row>
        <table:table-row table:style-name="ro1">
          <table:table-cell office:value-type="string">
            <text:p>4000067h</text:p>
          </table:table-cell>
          <table:table-cell office:value-type="string">
            <text:p><text:s/>"D:\\dat\\char\\lei06\\lei06.cat"</text:p>
          </table:table-cell>
          <table:table-cell table:number-columns-repeated="3" office:value-type="string">
            <text:p>4000067h</text:p>
          </table:table-cell>
        </table:table-row>
        <table:table-row table:style-name="ro1">
          <table:table-cell office:value-type="string">
            <text:p>4000068h</text:p>
          </table:table-cell>
          <table:table-cell office:value-type="string">
            <text:p><text:s/>"D:\\dat\\char\\lei07\\lei07.tpr"</text:p>
          </table:table-cell>
          <table:table-cell table:number-columns-repeated="3" office:value-type="string">
            <text:p>4000068h</text:p>
          </table:table-cell>
        </table:table-row>
        <table:table-row table:style-name="ro1">
          <table:table-cell office:value-type="string">
            <text:p>4000069h</text:p>
          </table:table-cell>
          <table:table-cell office:value-type="string">
            <text:p><text:s/>"D:\\dat\\char\\lei07\\lei07.cat"</text:p>
          </table:table-cell>
          <table:table-cell table:number-columns-repeated="3" office:value-type="string">
            <text:p>4000069h</text:p>
          </table:table-cell>
        </table:table-row>
        <table:table-row table:style-name="ro1">
          <table:table-cell office:value-type="string">
            <text:p>400006Ah</text:p>
          </table:table-cell>
          <table:table-cell office:value-type="string">
            <text:p><text:s/>"D:\\dat\\char\\lei08\\lei08.tpr"</text:p>
          </table:table-cell>
          <table:table-cell table:number-columns-repeated="3" office:value-type="string">
            <text:p>400006Ah</text:p>
          </table:table-cell>
        </table:table-row>
        <table:table-row table:style-name="ro1">
          <table:table-cell office:value-type="string">
            <text:p>400006Bh</text:p>
          </table:table-cell>
          <table:table-cell office:value-type="string">
            <text:p><text:s/>"D:\\dat\\char\\lei08\\lei08.cat"</text:p>
          </table:table-cell>
          <table:table-cell table:number-columns-repeated="3" office:value-type="string">
            <text:p>400006Bh</text:p>
          </table:table-cell>
        </table:table-row>
        <table:table-row table:style-name="ro1">
          <table:table-cell office:value-type="string">
            <text:p>400006Ch</text:p>
          </table:table-cell>
          <table:table-cell office:value-type="string">
            <text:p><text:s/>"D:\\dat\\char\\lei09\\lei09.tpr"</text:p>
          </table:table-cell>
          <table:table-cell table:number-columns-repeated="3" office:value-type="string">
            <text:p>400006Ch</text:p>
          </table:table-cell>
        </table:table-row>
        <table:table-row table:style-name="ro1">
          <table:table-cell office:value-type="string">
            <text:p>400006Dh</text:p>
          </table:table-cell>
          <table:table-cell office:value-type="string">
            <text:p><text:s/>"D:\\dat\\char\\lei09\\lei09.cat"</text:p>
          </table:table-cell>
          <table:table-cell table:number-columns-repeated="3" office:value-type="string">
            <text:p>400006Dh</text:p>
          </table:table-cell>
        </table:table-row>
        <table:table-row table:style-name="ro1">
          <table:table-cell office:value-type="string">
            <text:p>400006Eh</text:p>
          </table:table-cell>
          <table:table-cell office:value-type="string">
            <text:p><text:s/>"D:\\dat\\char\\lei10\\lei10.tpr"</text:p>
          </table:table-cell>
          <table:table-cell table:number-columns-repeated="3" office:value-type="string">
            <text:p>400006Eh</text:p>
          </table:table-cell>
        </table:table-row>
        <table:table-row table:style-name="ro1">
          <table:table-cell office:value-type="string">
            <text:p>400006Fh</text:p>
          </table:table-cell>
          <table:table-cell office:value-type="string">
            <text:p><text:s/>"D:\\dat\\char\\lei10\\lei10.cat"</text:p>
          </table:table-cell>
          <table:table-cell table:number-columns-repeated="3" office:value-type="string">
            <text:p>400006Fh</text:p>
          </table:table-cell>
        </table:table-row>
        <table:table-row table:style-name="ro1">
          <table:table-cell office:value-type="string">
            <text:p>4000070h</text:p>
          </table:table-cell>
          <table:table-cell office:value-type="string">
            <text:p><text:s/>"D:\\dat\\char\\lei11\\lei11.tpr"</text:p>
          </table:table-cell>
          <table:table-cell table:number-columns-repeated="3" office:value-type="string">
            <text:p>4000070h</text:p>
          </table:table-cell>
        </table:table-row>
        <table:table-row table:style-name="ro1">
          <table:table-cell office:value-type="string">
            <text:p>4000071h</text:p>
          </table:table-cell>
          <table:table-cell office:value-type="string">
            <text:p><text:s/>"D:\\dat\\char\\lei11\\lei11.cat"</text:p>
          </table:table-cell>
          <table:table-cell table:number-columns-repeated="3" office:value-type="string">
            <text:p>4000071h</text:p>
          </table:table-cell>
        </table:table-row>
        <table:table-row table:style-name="ro1">
          <table:table-cell office:value-type="string">
            <text:p>4000072h</text:p>
          </table:table-cell>
          <table:table-cell office:value-type="string">
            <text:p><text:s/>"D:\\dat\\char\\lei12\\lei12.tpr"</text:p>
          </table:table-cell>
          <table:table-cell table:number-columns-repeated="3" office:value-type="string">
            <text:p>4000072h</text:p>
          </table:table-cell>
        </table:table-row>
        <table:table-row table:style-name="ro1">
          <table:table-cell office:value-type="string">
            <text:p>4000073h</text:p>
          </table:table-cell>
          <table:table-cell office:value-type="string">
            <text:p><text:s/>"D:\\dat\\char\\lei12\\lei12.cat"</text:p>
          </table:table-cell>
          <table:table-cell table:number-columns-repeated="3" office:value-type="string">
            <text:p>4000073h</text:p>
          </table:table-cell>
        </table:table-row>
        <table:table-row table:style-name="ro1">
          <table:table-cell office:value-type="string">
            <text:p>4000074h</text:p>
          </table:table-cell>
          <table:table-cell office:value-type="string">
            <text:p><text:s/>"D:\\dat\\char\\aya00\\aya00.tpr"</text:p>
          </table:table-cell>
          <table:table-cell table:number-columns-repeated="3" office:value-type="string">
            <text:p>4000074h</text:p>
          </table:table-cell>
        </table:table-row>
        <table:table-row table:style-name="ro1">
          <table:table-cell office:value-type="string">
            <text:p>4000075h</text:p>
          </table:table-cell>
          <table:table-cell office:value-type="string">
            <text:p><text:s/>"D:\\dat\\char\\aya00\\aya00.cat"</text:p>
          </table:table-cell>
          <table:table-cell table:number-columns-repeated="3" office:value-type="string">
            <text:p>4000075h</text:p>
          </table:table-cell>
        </table:table-row>
        <table:table-row table:style-name="ro1">
          <table:table-cell office:value-type="string">
            <text:p>4000076h</text:p>
          </table:table-cell>
          <table:table-cell office:value-type="string">
            <text:p><text:s/>"D:\\dat\\char\\aya01\\aya01.tpr"</text:p>
          </table:table-cell>
          <table:table-cell table:number-columns-repeated="3" office:value-type="string">
            <text:p>4000076h</text:p>
          </table:table-cell>
        </table:table-row>
        <table:table-row table:style-name="ro1">
          <table:table-cell office:value-type="string">
            <text:p>4000077h</text:p>
          </table:table-cell>
          <table:table-cell office:value-type="string">
            <text:p><text:s/>"D:\\dat\\char\\aya01\\aya01.cat"</text:p>
          </table:table-cell>
          <table:table-cell table:number-columns-repeated="3" office:value-type="string">
            <text:p>4000077h</text:p>
          </table:table-cell>
        </table:table-row>
        <table:table-row table:style-name="ro1">
          <table:table-cell office:value-type="string">
            <text:p>4000078h</text:p>
          </table:table-cell>
          <table:table-cell office:value-type="string">
            <text:p><text:s/>"D:\\dat\\char\\aya02\\aya02.tpr"</text:p>
          </table:table-cell>
          <table:table-cell table:number-columns-repeated="3" office:value-type="string">
            <text:p>4000078h</text:p>
          </table:table-cell>
        </table:table-row>
        <table:table-row table:style-name="ro1">
          <table:table-cell office:value-type="string">
            <text:p>4000079h</text:p>
          </table:table-cell>
          <table:table-cell office:value-type="string">
            <text:p><text:s/>"D:\\dat\\char\\aya02\\aya02.cat"</text:p>
          </table:table-cell>
          <table:table-cell table:number-columns-repeated="3" office:value-type="string">
            <text:p>4000079h</text:p>
          </table:table-cell>
        </table:table-row>
        <table:table-row table:style-name="ro1">
          <table:table-cell office:value-type="string">
            <text:p>400007Ah</text:p>
          </table:table-cell>
          <table:table-cell office:value-type="string">
            <text:p><text:s/>"D:\\dat\\char\\aya03\\aya03.tpr"</text:p>
          </table:table-cell>
          <table:table-cell table:number-columns-repeated="3" office:value-type="string">
            <text:p>400007Ah</text:p>
          </table:table-cell>
        </table:table-row>
        <table:table-row table:style-name="ro1">
          <table:table-cell office:value-type="string">
            <text:p>400007Bh</text:p>
          </table:table-cell>
          <table:table-cell office:value-type="string">
            <text:p><text:s/>"D:\\dat\\char\\aya03\\aya03.cat"</text:p>
          </table:table-cell>
          <table:table-cell table:number-columns-repeated="3" office:value-type="string">
            <text:p>400007Bh</text:p>
          </table:table-cell>
        </table:table-row>
        <table:table-row table:style-name="ro1">
          <table:table-cell office:value-type="string">
            <text:p>400007Ch</text:p>
          </table:table-cell>
          <table:table-cell office:value-type="string">
            <text:p><text:s/>"D:\\dat\\char\\aya04\\aya04.tpr"</text:p>
          </table:table-cell>
          <table:table-cell table:number-columns-repeated="3" office:value-type="string">
            <text:p>400007Ch</text:p>
          </table:table-cell>
        </table:table-row>
        <table:table-row table:style-name="ro1">
          <table:table-cell office:value-type="string">
            <text:p>400007Dh</text:p>
          </table:table-cell>
          <table:table-cell office:value-type="string">
            <text:p><text:s/>"D:\\dat\\char\\aya04\\aya04.cat"</text:p>
          </table:table-cell>
          <table:table-cell table:number-columns-repeated="3" office:value-type="string">
            <text:p>400007Dh</text:p>
          </table:table-cell>
        </table:table-row>
        <table:table-row table:style-name="ro1">
          <table:table-cell office:value-type="string">
            <text:p>400007Eh</text:p>
          </table:table-cell>
          <table:table-cell office:value-type="string">
            <text:p><text:s/>"D:\\dat\\char\\aya05\\aya05.tpr"</text:p>
          </table:table-cell>
          <table:table-cell table:number-columns-repeated="3" office:value-type="string">
            <text:p>400007Eh</text:p>
          </table:table-cell>
        </table:table-row>
        <table:table-row table:style-name="ro1">
          <table:table-cell office:value-type="string">
            <text:p>400007Fh</text:p>
          </table:table-cell>
          <table:table-cell office:value-type="string">
            <text:p><text:s/>"D:\\dat\\char\\aya05\\aya05.cat"</text:p>
          </table:table-cell>
          <table:table-cell table:number-columns-repeated="3" office:value-type="string">
            <text:p>400007Fh</text:p>
          </table:table-cell>
        </table:table-row>
        <table:table-row table:style-name="ro1">
          <table:table-cell office:value-type="string">
            <text:p>5000000h</text:p>
          </table:table-cell>
          <table:table-cell office:value-type="string">
            <text:p><text:s/>"D:\\dat\\char\\boy00\\boy00.tpr"</text:p>
          </table:table-cell>
          <table:table-cell table:number-columns-repeated="3" office:value-type="string">
            <text:p>5000000h</text:p>
          </table:table-cell>
        </table:table-row>
        <table:table-row table:style-name="ro1">
          <table:table-cell office:value-type="string">
            <text:p>5000001h</text:p>
          </table:table-cell>
          <table:table-cell office:value-type="string">
            <text:p><text:s/>"D:\\dat\\char\\boy00\\boy00.cat"</text:p>
          </table:table-cell>
          <table:table-cell table:number-columns-repeated="3" office:value-type="string">
            <text:p>5000001h</text:p>
          </table:table-cell>
        </table:table-row>
        <table:table-row table:style-name="ro1">
          <table:table-cell office:value-type="string">
            <text:p>5000002h</text:p>
          </table:table-cell>
          <table:table-cell office:value-type="string">
            <text:p><text:s/>"D:\\dat\\char\\boy01\\boy01.tpr"</text:p>
          </table:table-cell>
          <table:table-cell table:number-columns-repeated="3" office:value-type="string">
            <text:p>5000002h</text:p>
          </table:table-cell>
        </table:table-row>
        <table:table-row table:style-name="ro1">
          <table:table-cell office:value-type="string">
            <text:p>5000003h</text:p>
          </table:table-cell>
          <table:table-cell office:value-type="string">
            <text:p><text:s/>"D:\\dat\\char\\boy01\\boy01.cat"</text:p>
          </table:table-cell>
          <table:table-cell table:number-columns-repeated="3" office:value-type="string">
            <text:p>5000003h</text:p>
          </table:table-cell>
        </table:table-row>
        <table:table-row table:style-name="ro1">
          <table:table-cell office:value-type="string">
            <text:p>5000004h</text:p>
          </table:table-cell>
          <table:table-cell office:value-type="string">
            <text:p><text:s/>"D:\\dat\\char\\boy02\\boy02.tpr"</text:p>
          </table:table-cell>
          <table:table-cell table:number-columns-repeated="3" office:value-type="string">
            <text:p>5000004h</text:p>
          </table:table-cell>
        </table:table-row>
        <table:table-row table:style-name="ro1">
          <table:table-cell office:value-type="string">
            <text:p>5000005h</text:p>
          </table:table-cell>
          <table:table-cell office:value-type="string">
            <text:p><text:s/>"D:\\dat\\char\\boy02\\boy02.cat"</text:p>
          </table:table-cell>
          <table:table-cell table:number-columns-repeated="3" office:value-type="string">
            <text:p>5000005h</text:p>
          </table:table-cell>
        </table:table-row>
        <table:table-row table:style-name="ro1">
          <table:table-cell office:value-type="string">
            <text:p>5000006h</text:p>
          </table:table-cell>
          <table:table-cell office:value-type="string">
            <text:p><text:s/>"D:\\dat\\char\\boy03\\boy03.tpr"</text:p>
          </table:table-cell>
          <table:table-cell table:number-columns-repeated="3" office:value-type="string">
            <text:p>5000006h</text:p>
          </table:table-cell>
        </table:table-row>
        <table:table-row table:style-name="ro1">
          <table:table-cell office:value-type="string">
            <text:p>5000007h</text:p>
          </table:table-cell>
          <table:table-cell office:value-type="string">
            <text:p><text:s/>"D:\\dat\\char\\boy03\\boy03.cat"</text:p>
          </table:table-cell>
          <table:table-cell table:number-columns-repeated="3" office:value-type="string">
            <text:p>5000007h</text:p>
          </table:table-cell>
        </table:table-row>
        <table:table-row table:style-name="ro1">
          <table:table-cell office:value-type="string">
            <text:p>5000008h</text:p>
          </table:table-cell>
          <table:table-cell office:value-type="string">
            <text:p><text:s/>"D:\\dat\\char\\boy04\\boy04.tpr"</text:p>
          </table:table-cell>
          <table:table-cell table:number-columns-repeated="3" office:value-type="string">
            <text:p>5000008h</text:p>
          </table:table-cell>
        </table:table-row>
        <table:table-row table:style-name="ro1">
          <table:table-cell office:value-type="string">
            <text:p>5000009h</text:p>
          </table:table-cell>
          <table:table-cell office:value-type="string">
            <text:p><text:s/>"D:\\dat\\char\\boy04\\boy04.cat"</text:p>
          </table:table-cell>
          <table:table-cell table:number-columns-repeated="3" office:value-type="string">
            <text:p>5000009h</text:p>
          </table:table-cell>
        </table:table-row>
        <table:table-row table:style-name="ro1">
          <table:table-cell office:value-type="string">
            <text:p>500000Ah</text:p>
          </table:table-cell>
          <table:table-cell office:value-type="string">
            <text:p><text:s/>"D:\\dat\\char\\lis00\\lis00.tpr"</text:p>
          </table:table-cell>
          <table:table-cell table:number-columns-repeated="3" office:value-type="string">
            <text:p>500000Ah</text:p>
          </table:table-cell>
        </table:table-row>
        <table:table-row table:style-name="ro1">
          <table:table-cell office:value-type="string">
            <text:p>500000Bh</text:p>
          </table:table-cell>
          <table:table-cell office:value-type="string">
            <text:p><text:s/>"D:\\dat\\char\\lis00\\lis00.cat"</text:p>
          </table:table-cell>
          <table:table-cell table:number-columns-repeated="3" office:value-type="string">
            <text:p>500000Bh</text:p>
          </table:table-cell>
        </table:table-row>
        <table:table-row table:style-name="ro1">
          <table:table-cell office:value-type="string">
            <text:p>500000Ch</text:p>
          </table:table-cell>
          <table:table-cell office:value-type="string">
            <text:p><text:s/>"D:\\dat\\char\\lis01\\lis01.tpr"</text:p>
          </table:table-cell>
          <table:table-cell table:number-columns-repeated="3" office:value-type="string">
            <text:p>500000Ch</text:p>
          </table:table-cell>
        </table:table-row>
        <table:table-row table:style-name="ro1">
          <table:table-cell office:value-type="string">
            <text:p>500000Dh</text:p>
          </table:table-cell>
          <table:table-cell office:value-type="string">
            <text:p><text:s/>"D:\\dat\\char\\lis01\\lis01.cat"</text:p>
          </table:table-cell>
          <table:table-cell table:number-columns-repeated="3" office:value-type="string">
            <text:p>500000Dh</text:p>
          </table:table-cell>
        </table:table-row>
        <table:table-row table:style-name="ro1">
          <table:table-cell office:value-type="string">
            <text:p>500000Eh</text:p>
          </table:table-cell>
          <table:table-cell office:value-type="string">
            <text:p><text:s/>"D:\\dat\\char\\lis02\\lis02.tpr"</text:p>
          </table:table-cell>
          <table:table-cell table:number-columns-repeated="3" office:value-type="string">
            <text:p>500000Eh</text:p>
          </table:table-cell>
        </table:table-row>
        <table:table-row table:style-name="ro1">
          <table:table-cell office:value-type="string">
            <text:p>500000Fh</text:p>
          </table:table-cell>
          <table:table-cell office:value-type="string">
            <text:p><text:s/>"D:\\dat\\char\\lis02\\lis02.cat"</text:p>
          </table:table-cell>
          <table:table-cell table:number-columns-repeated="3" office:value-type="string">
            <text:p>500000Fh</text:p>
          </table:table-cell>
        </table:table-row>
        <table:table-row table:style-name="ro1">
          <table:table-cell office:value-type="string">
            <text:p>5000010h</text:p>
          </table:table-cell>
          <table:table-cell office:value-type="string">
            <text:p><text:s/>"D:\\dat\\char\\lis03\\lis03.tpr"</text:p>
          </table:table-cell>
          <table:table-cell table:number-columns-repeated="3" office:value-type="string">
            <text:p>5000010h</text:p>
          </table:table-cell>
        </table:table-row>
        <table:table-row table:style-name="ro1">
          <table:table-cell office:value-type="string">
            <text:p>5000011h</text:p>
          </table:table-cell>
          <table:table-cell office:value-type="string">
            <text:p><text:s/>"D:\\dat\\char\\lis03\\lis03.cat"</text:p>
          </table:table-cell>
          <table:table-cell table:number-columns-repeated="3" office:value-type="string">
            <text:p>5000011h</text:p>
          </table:table-cell>
        </table:table-row>
        <table:table-row table:style-name="ro1">
          <table:table-cell office:value-type="string">
            <text:p>5000012h</text:p>
          </table:table-cell>
          <table:table-cell office:value-type="string">
            <text:p><text:s/>"D:\\dat\\char\\lis04\\lis04.tpr"</text:p>
          </table:table-cell>
          <table:table-cell table:number-columns-repeated="3" office:value-type="string">
            <text:p>5000012h</text:p>
          </table:table-cell>
        </table:table-row>
        <table:table-row table:style-name="ro1">
          <table:table-cell office:value-type="string">
            <text:p>5000013h</text:p>
          </table:table-cell>
          <table:table-cell office:value-type="string">
            <text:p><text:s/>"D:\\dat\\char\\lis04\\lis04.cat"</text:p>
          </table:table-cell>
          <table:table-cell table:number-columns-repeated="3" office:value-type="string">
            <text:p>5000013h</text:p>
          </table:table-cell>
        </table:table-row>
        <table:table-row table:style-name="ro1">
          <table:table-cell office:value-type="string">
            <text:p>5000014h</text:p>
          </table:table-cell>
          <table:table-cell office:value-type="string">
            <text:p><text:s/>"D:\\dat\\char\\alp01\\alp01.tpr"</text:p>
          </table:table-cell>
          <table:table-cell table:number-columns-repeated="3" office:value-type="string">
            <text:p>5000014h</text:p>
          </table:table-cell>
        </table:table-row>
        <table:table-row table:style-name="ro1">
          <table:table-cell office:value-type="string">
            <text:p>5000015h</text:p>
          </table:table-cell>
          <table:table-cell office:value-type="string">
            <text:p><text:s/>"D:\\dat\\char\\alp01\\alp01.cat"</text:p>
          </table:table-cell>
          <table:table-cell table:number-columns-repeated="3" office:value-type="string">
            <text:p>5000015h</text:p>
          </table:table-cell>
        </table:table-row>
        <table:table-row table:style-name="ro1">
          <table:table-cell office:value-type="string">
            <text:p>5000016h</text:p>
          </table:table-cell>
          <table:table-cell office:value-type="string">
            <text:p><text:s/>"D:\\dat\\char\\alp01\\alp01.tpr"</text:p>
          </table:table-cell>
          <table:table-cell table:number-columns-repeated="3" office:value-type="string">
            <text:p>5000016h</text:p>
          </table:table-cell>
        </table:table-row>
        <table:table-row table:style-name="ro1">
          <table:table-cell office:value-type="string">
            <text:p>5000017h</text:p>
          </table:table-cell>
          <table:table-cell office:value-type="string">
            <text:p><text:s/>"D:\\dat\\char\\alp01\\alp01.cat"</text:p>
          </table:table-cell>
          <table:table-cell table:number-columns-repeated="3" office:value-type="string">
            <text:p>5000017h</text:p>
          </table:table-cell>
        </table:table-row>
        <table:table-row table:style-name="ro1">
          <table:table-cell office:value-type="string">
            <text:p>5000018h</text:p>
          </table:table-cell>
          <table:table-cell office:value-type="string">
            <text:p><text:s/>"D:\\dat\\char\\tng00\\tng00.tpr"</text:p>
          </table:table-cell>
          <table:table-cell table:number-columns-repeated="3" office:value-type="string">
            <text:p>5000018h</text:p>
          </table:table-cell>
        </table:table-row>
        <table:table-row table:style-name="ro1">
          <table:table-cell office:value-type="string">
            <text:p>5000019h</text:p>
          </table:table-cell>
          <table:table-cell office:value-type="string">
            <text:p><text:s/>"D:\\dat\\char\\tng00\\tng00.cat"</text:p>
          </table:table-cell>
          <table:table-cell table:number-columns-repeated="3" office:value-type="string">
            <text:p>5000019h</text:p>
          </table:table-cell>
        </table:table-row>
        <table:table-row table:style-name="ro1">
          <table:table-cell office:value-type="string">
            <text:p>500001Ah</text:p>
          </table:table-cell>
          <table:table-cell office:value-type="string">
            <text:p><text:s/>"D:\\dat\\char\\tng01\\tng01.tpr"</text:p>
          </table:table-cell>
          <table:table-cell table:number-columns-repeated="3" office:value-type="string">
            <text:p>500001Ah</text:p>
          </table:table-cell>
        </table:table-row>
        <table:table-row table:style-name="ro1">
          <table:table-cell office:value-type="string">
            <text:p>500001Bh</text:p>
          </table:table-cell>
          <table:table-cell office:value-type="string">
            <text:p><text:s/>"D:\\dat\\char\\tng01\\tng01.cat"</text:p>
          </table:table-cell>
          <table:table-cell table:number-columns-repeated="3" office:value-type="string">
            <text:p>500001Bh</text:p>
          </table:table-cell>
        </table:table-row>
        <table:table-row table:style-name="ro1">
          <table:table-cell office:value-type="string">
            <text:p>500001Ch</text:p>
          </table:table-cell>
          <table:table-cell office:value-type="string">
            <text:p><text:s/>"D:\\dat\\char\\tng02\\tng02.tpr"</text:p>
          </table:table-cell>
          <table:table-cell table:number-columns-repeated="3" office:value-type="string">
            <text:p>500001Ch</text:p>
          </table:table-cell>
        </table:table-row>
        <table:table-row table:style-name="ro1">
          <table:table-cell office:value-type="string">
            <text:p>500001Dh</text:p>
          </table:table-cell>
          <table:table-cell office:value-type="string">
            <text:p><text:s/>"D:\\dat\\char\\tng02\\tng02.cat"</text:p>
          </table:table-cell>
          <table:table-cell table:number-columns-repeated="3" office:value-type="string">
            <text:p>500001Dh</text:p>
          </table:table-cell>
        </table:table-row>
        <table:table-row table:style-name="ro1">
          <table:table-cell office:value-type="string">
            <text:p>500001Eh</text:p>
          </table:table-cell>
          <table:table-cell office:value-type="string">
            <text:p><text:s/>"D:\\dat\\char\\spa00\\spa00.tpr"</text:p>
          </table:table-cell>
          <table:table-cell table:number-columns-repeated="3" office:value-type="string">
            <text:p>500001Eh</text:p>
          </table:table-cell>
        </table:table-row>
        <table:table-row table:style-name="ro1">
          <table:table-cell office:value-type="string">
            <text:p>500001Fh</text:p>
          </table:table-cell>
          <table:table-cell office:value-type="string">
            <text:p><text:s/>"D:\\dat\\char\\spa00\\spa00.cat"</text:p>
          </table:table-cell>
          <table:table-cell table:number-columns-repeated="3" office:value-type="string">
            <text:p>500001Fh</text:p>
          </table:table-cell>
        </table:table-row>
        <table:table-row table:style-name="ro1">
          <table:table-cell office:value-type="string">
            <text:p>5000020h</text:p>
          </table:table-cell>
          <table:table-cell office:value-type="string">
            <text:p><text:s/>"D:\\dat\\char\\spa01\\spa01.tpr"</text:p>
          </table:table-cell>
          <table:table-cell table:number-columns-repeated="3" office:value-type="string">
            <text:p>5000020h</text:p>
          </table:table-cell>
        </table:table-row>
        <table:table-row table:style-name="ro1">
          <table:table-cell office:value-type="string">
            <text:p>5000021h</text:p>
          </table:table-cell>
          <table:table-cell office:value-type="string">
            <text:p><text:s/>"D:\\dat\\char\\spa01\\spa01.cat"</text:p>
          </table:table-cell>
          <table:table-cell table:number-columns-repeated="3" office:value-type="string">
            <text:p>5000021h</text:p>
          </table:table-cell>
        </table:table-row>
        <table:table-row table:style-name="ro1">
          <table:table-cell office:value-type="string">
            <text:p>5000022h</text:p>
          </table:table-cell>
          <table:table-cell office:value-type="string">
            <text:p><text:s/>"D:\\dat\\char\\spa02\\spa02.tpr"</text:p>
          </table:table-cell>
          <table:table-cell table:number-columns-repeated="3" office:value-type="string">
            <text:p>5000022h</text:p>
          </table:table-cell>
        </table:table-row>
        <table:table-row table:style-name="ro1">
          <table:table-cell office:value-type="string">
            <text:p>5000023h</text:p>
          </table:table-cell>
          <table:table-cell office:value-type="string">
            <text:p><text:s/>"D:\\dat\\char\\spa02\\spa02.cat"</text:p>
          </table:table-cell>
          <table:table-cell table:number-columns-repeated="3" office:value-type="string">
            <text:p>5000023h</text:p>
          </table:table-cell>
        </table:table-row>
        <table:table-row table:style-name="ro1">
          <table:table-cell office:value-type="string">
            <text:p>5000024h</text:p>
          </table:table-cell>
          <table:table-cell office:value-type="string">
            <text:p><text:s/>"D:\\dat\\char\\spa03\\spa03.tpr"</text:p>
          </table:table-cell>
          <table:table-cell table:number-columns-repeated="3" office:value-type="string">
            <text:p>5000024h</text:p>
          </table:table-cell>
        </table:table-row>
        <table:table-row table:style-name="ro1">
          <table:table-cell office:value-type="string">
            <text:p>5000025h</text:p>
          </table:table-cell>
          <table:table-cell office:value-type="string">
            <text:p><text:s/>"D:\\dat\\char\\spa03\\spa03.cat"</text:p>
          </table:table-cell>
          <table:table-cell table:number-columns-repeated="3" office:value-type="string">
            <text:p>5000025h</text:p>
          </table:table-cell>
        </table:table-row>
        <table:table-row table:style-name="ro1">
          <table:table-cell office:value-type="string">
            <text:p>5000026h</text:p>
          </table:table-cell>
          <table:table-cell office:value-type="string">
            <text:p><text:s/>"D:\\dat\\char\\spa04\\spa04.tpr"</text:p>
          </table:table-cell>
          <table:table-cell table:number-columns-repeated="3" office:value-type="string">
            <text:p>5000026h</text:p>
          </table:table-cell>
        </table:table-row>
        <table:table-row table:style-name="ro1">
          <table:table-cell office:value-type="string">
            <text:p>5000027h</text:p>
          </table:table-cell>
          <table:table-cell office:value-type="string">
            <text:p><text:s/>"D:\\dat\\char\\spa04\\spa04.cat"</text:p>
          </table:table-cell>
          <table:table-cell table:number-columns-repeated="3" office:value-type="string">
            <text:p>5000027h</text:p>
          </table:table-cell>
        </table:table-row>
        <table:table-row table:style-name="ro1">
          <table:table-cell office:value-type="string">
            <text:p>5000028h</text:p>
          </table:table-cell>
          <table:table-cell office:value-type="string">
            <text:p><text:s/>"D:\\dat\\char\\spa05\\spa05.tpr"</text:p>
          </table:table-cell>
          <table:table-cell table:number-columns-repeated="3" office:value-type="string">
            <text:p>5000028h</text:p>
          </table:table-cell>
        </table:table-row>
        <table:table-row table:style-name="ro1">
          <table:table-cell office:value-type="string">
            <text:p>5000029h</text:p>
          </table:table-cell>
          <table:table-cell office:value-type="string">
            <text:p><text:s/>"D:\\dat\\char\\spa05\\spa05.cat"</text:p>
          </table:table-cell>
          <table:table-cell table:number-columns-repeated="3" office:value-type="string">
            <text:p>5000029h</text:p>
          </table:table-cell>
        </table:table-row>
        <table:table-row table:style-name="ro1">
          <table:table-cell office:value-type="string">
            <text:p>500002Ah</text:p>
          </table:table-cell>
          <table:table-cell office:value-type="string">
            <text:p><text:s/>"D:\\dat\\char\\spa06\\spa06.tpr"</text:p>
          </table:table-cell>
          <table:table-cell table:number-columns-repeated="3" office:value-type="string">
            <text:p>500002Ah</text:p>
          </table:table-cell>
        </table:table-row>
        <table:table-row table:style-name="ro1">
          <table:table-cell office:value-type="string">
            <text:p>500002Bh</text:p>
          </table:table-cell>
          <table:table-cell office:value-type="string">
            <text:p><text:s/>"D:\\dat\\char\\spa06\\spa06.cat"</text:p>
          </table:table-cell>
          <table:table-cell table:number-columns-repeated="3" office:value-type="string">
            <text:p>500002Bh</text:p>
          </table:table-cell>
        </table:table-row>
        <table:table-row table:style-name="ro1">
          <table:table-cell office:value-type="string">
            <text:p>500002Ch</text:p>
          </table:table-cell>
          <table:table-cell office:value-type="string">
            <text:p><text:s/>"D:\\dat\\char\\spa07\\spa07.tpr"</text:p>
          </table:table-cell>
          <table:table-cell table:number-columns-repeated="3" office:value-type="string">
            <text:p>500002Ch</text:p>
          </table:table-cell>
        </table:table-row>
        <table:table-row table:style-name="ro1">
          <table:table-cell office:value-type="string">
            <text:p>500002Dh</text:p>
          </table:table-cell>
          <table:table-cell office:value-type="string">
            <text:p><text:s/>"D:\\dat\\char\\spa07\\spa07.cat"</text:p>
          </table:table-cell>
          <table:table-cell table:number-columns-repeated="3" office:value-type="string">
            <text:p>500002Dh</text:p>
          </table:table-cell>
        </table:table-row>
        <table:table-row table:style-name="ro1">
          <table:table-cell office:value-type="string">
            <text:p>500002Eh</text:p>
          </table:table-cell>
          <table:table-cell office:value-type="string">
            <text:p><text:s/>"D:\\dat\\char\\bra00\\bra00.tpr"</text:p>
          </table:table-cell>
          <table:table-cell table:number-columns-repeated="3" office:value-type="string">
            <text:p>500002Eh</text:p>
          </table:table-cell>
        </table:table-row>
        <table:table-row table:style-name="ro1">
          <table:table-cell office:value-type="string">
            <text:p>500002Fh</text:p>
          </table:table-cell>
          <table:table-cell office:value-type="string">
            <text:p><text:s/>"D:\\dat\\char\\bra00\\bra00.cat"</text:p>
          </table:table-cell>
          <table:table-cell table:number-columns-repeated="3" office:value-type="string">
            <text:p>500002Fh</text:p>
          </table:table-cell>
        </table:table-row>
        <table:table-row table:style-name="ro1">
          <table:table-cell office:value-type="string">
            <text:p>5000030h</text:p>
          </table:table-cell>
          <table:table-cell office:value-type="string">
            <text:p><text:s/>"D:\\dat\\char\\bra01\\bra01.tpr"</text:p>
          </table:table-cell>
          <table:table-cell table:number-columns-repeated="3" office:value-type="string">
            <text:p>5000030h</text:p>
          </table:table-cell>
        </table:table-row>
        <table:table-row table:style-name="ro1">
          <table:table-cell office:value-type="string">
            <text:p>5000031h</text:p>
          </table:table-cell>
          <table:table-cell office:value-type="string">
            <text:p><text:s/>"D:\\dat\\char\\bra01\\bra01.cat"</text:p>
          </table:table-cell>
          <table:table-cell table:number-columns-repeated="3" office:value-type="string">
            <text:p>5000031h</text:p>
          </table:table-cell>
        </table:table-row>
        <table:table-row table:style-name="ro1">
          <table:table-cell office:value-type="string">
            <text:p>5000032h</text:p>
          </table:table-cell>
          <table:table-cell office:value-type="string">
            <text:p><text:s/>"D:\\dat\\char\\bra02\\bra02.tpr"</text:p>
          </table:table-cell>
          <table:table-cell table:number-columns-repeated="3" office:value-type="string">
            <text:p>5000032h</text:p>
          </table:table-cell>
        </table:table-row>
        <table:table-row table:style-name="ro1">
          <table:table-cell office:value-type="string">
            <text:p>5000033h</text:p>
          </table:table-cell>
          <table:table-cell office:value-type="string">
            <text:p><text:s/>"D:\\dat\\char\\bra02\\bra02.cat"</text:p>
          </table:table-cell>
          <table:table-cell table:number-columns-repeated="3" office:value-type="string">
            <text:p>5000033h</text:p>
          </table:table-cell>
        </table:table-row>
        <table:table-row table:style-name="ro1">
          <table:table-cell office:value-type="string">
            <text:p>5000034h</text:p>
          </table:table-cell>
          <table:table-cell office:value-type="string">
            <text:p><text:s/>"D:\\dat\\char\\bra03\\bra03.tpr"</text:p>
          </table:table-cell>
          <table:table-cell table:number-columns-repeated="3" office:value-type="string">
            <text:p>5000034h</text:p>
          </table:table-cell>
        </table:table-row>
        <table:table-row table:style-name="ro1">
          <table:table-cell office:value-type="string">
            <text:p>5000035h</text:p>
          </table:table-cell>
          <table:table-cell office:value-type="string">
            <text:p><text:s/>"D:\\dat\\char\\bra03\\bra03.cat"</text:p>
          </table:table-cell>
          <table:table-cell table:number-columns-repeated="3" office:value-type="string">
            <text:p>5000035h</text:p>
          </table:table-cell>
        </table:table-row>
        <table:table-row table:style-name="ro1">
          <table:table-cell office:value-type="string">
            <text:p>5000036h</text:p>
          </table:table-cell>
          <table:table-cell office:value-type="string">
            <text:p><text:s/>"D:\\dat\\char\\cri00\\cri00.tpr"</text:p>
          </table:table-cell>
          <table:table-cell table:number-columns-repeated="3" office:value-type="string">
            <text:p>5000036h</text:p>
          </table:table-cell>
        </table:table-row>
        <table:table-row table:style-name="ro1">
          <table:table-cell office:value-type="string">
            <text:p>5000037h</text:p>
          </table:table-cell>
          <table:table-cell office:value-type="string">
            <text:p><text:s/>"D:\\dat\\char\\cri00\\cri00.cat"</text:p>
          </table:table-cell>
          <table:table-cell table:number-columns-repeated="3" office:value-type="string">
            <text:p>5000037h</text:p>
          </table:table-cell>
        </table:table-row>
        <table:table-row table:style-name="ro1">
          <table:table-cell office:value-type="string">
            <text:p>5000038h</text:p>
          </table:table-cell>
          <table:table-cell office:value-type="string">
            <text:p><text:s/>"D:\\dat\\char\\cri01\\cri01.tpr"</text:p>
          </table:table-cell>
          <table:table-cell table:number-columns-repeated="3" office:value-type="string">
            <text:p>5000038h</text:p>
          </table:table-cell>
        </table:table-row>
        <table:table-row table:style-name="ro1">
          <table:table-cell office:value-type="string">
            <text:p>5000039h</text:p>
          </table:table-cell>
          <table:table-cell office:value-type="string">
            <text:p><text:s/>"D:\\dat\\char\\cri01\\cri01.cat"</text:p>
          </table:table-cell>
          <table:table-cell table:number-columns-repeated="3" office:value-type="string">
            <text:p>5000039h</text:p>
          </table:table-cell>
        </table:table-row>
        <table:table-row table:style-name="ro1">
          <table:table-cell office:value-type="string">
            <text:p>500003Ah</text:p>
          </table:table-cell>
          <table:table-cell office:value-type="string">
            <text:p><text:s/>"D:\\dat\\char\\cri02\\cri02.tpr"</text:p>
          </table:table-cell>
          <table:table-cell table:number-columns-repeated="3" office:value-type="string">
            <text:p>500003Ah</text:p>
          </table:table-cell>
        </table:table-row>
        <table:table-row table:style-name="ro1">
          <table:table-cell office:value-type="string">
            <text:p>500003Bh</text:p>
          </table:table-cell>
          <table:table-cell office:value-type="string">
            <text:p><text:s/>"D:\\dat\\char\\cri02\\cri02.cat"</text:p>
          </table:table-cell>
          <table:table-cell table:number-columns-repeated="3" office:value-type="string">
            <text:p>500003Bh</text:p>
          </table:table-cell>
        </table:table-row>
        <table:table-row table:style-name="ro1">
          <table:table-cell office:value-type="string">
            <text:p>500003Ch</text:p>
          </table:table-cell>
          <table:table-cell office:value-type="string">
            <text:p><text:s/>"D:\\dat\\char\\cri03\\cri03.tpr"</text:p>
          </table:table-cell>
          <table:table-cell table:number-columns-repeated="3" office:value-type="string">
            <text:p>500003Ch</text:p>
          </table:table-cell>
        </table:table-row>
        <table:table-row table:style-name="ro1">
          <table:table-cell office:value-type="string">
            <text:p>500003Dh</text:p>
          </table:table-cell>
          <table:table-cell office:value-type="string">
            <text:p><text:s/>"D:\\dat\\char\\cri03\\cri03.cat"</text:p>
          </table:table-cell>
          <table:table-cell table:number-columns-repeated="3" office:value-type="string">
            <text:p>500003Dh</text:p>
          </table:table-cell>
        </table:table-row>
        <table:table-row table:style-name="ro1">
          <table:table-cell office:value-type="string">
            <text:p>500003Eh</text:p>
          </table:table-cell>
          <table:table-cell office:value-type="string">
            <text:p><text:s/>"D:\\dat\\char\\cri04\\cri04.tpr"</text:p>
          </table:table-cell>
          <table:table-cell table:number-columns-repeated="3" office:value-type="string">
            <text:p>500003Eh</text:p>
          </table:table-cell>
        </table:table-row>
        <table:table-row table:style-name="ro1">
          <table:table-cell office:value-type="string">
            <text:p>500003Fh</text:p>
          </table:table-cell>
          <table:table-cell office:value-type="string">
            <text:p><text:s/>"D:\\dat\\char\\cri04\\cri04.cat"</text:p>
          </table:table-cell>
          <table:table-cell table:number-columns-repeated="3" office:value-type="string">
            <text:p>500003Fh</text:p>
          </table:table-cell>
        </table:table-row>
        <table:table-row table:style-name="ro1">
          <table:table-cell office:value-type="string">
            <text:p>5000040h</text:p>
          </table:table-cell>
          <table:table-cell office:value-type="string">
            <text:p><text:s/>"D:\\dat\\char\\cri05\\cri05.tpr"</text:p>
          </table:table-cell>
          <table:table-cell table:number-columns-repeated="3" office:value-type="string">
            <text:p>5000040h</text:p>
          </table:table-cell>
        </table:table-row>
        <table:table-row table:style-name="ro1">
          <table:table-cell office:value-type="string">
            <text:p>5000041h</text:p>
          </table:table-cell>
          <table:table-cell office:value-type="string">
            <text:p><text:s/>"D:\\dat\\char\\cri05\\cri05.cat"</text:p>
          </table:table-cell>
          <table:table-cell table:number-columns-repeated="3" office:value-type="string">
            <text:p>5000041h</text:p>
          </table:table-cell>
        </table:table-row>
        <table:table-row table:style-name="ro1">
          <table:table-cell office:value-type="string">
            <text:p>5000042h</text:p>
          </table:table-cell>
          <table:table-cell office:value-type="string">
            <text:p><text:s/>"D:\\dat\\char\\cri06\\cri06.tpr"</text:p>
          </table:table-cell>
          <table:table-cell table:number-columns-repeated="3" office:value-type="string">
            <text:p>5000042h</text:p>
          </table:table-cell>
        </table:table-row>
        <table:table-row table:style-name="ro1">
          <table:table-cell office:value-type="string">
            <text:p>5000043h</text:p>
          </table:table-cell>
          <table:table-cell office:value-type="string">
            <text:p><text:s/>"D:\\dat\\char\\cri06\\cri06.cat"</text:p>
          </table:table-cell>
          <table:table-cell table:number-columns-repeated="3" office:value-type="string">
            <text:p>5000043h</text:p>
          </table:table-cell>
        </table:table-row>
        <table:table-row table:style-name="ro1">
          <table:table-cell office:value-type="string">
            <text:p>5000044h</text:p>
          </table:table-cell>
          <table:table-cell office:value-type="string">
            <text:p><text:s/>"D:\\dat\\char\\kor00\\kor00.tpr"</text:p>
          </table:table-cell>
          <table:table-cell table:number-columns-repeated="3" office:value-type="string">
            <text:p>5000044h</text:p>
          </table:table-cell>
        </table:table-row>
        <table:table-row table:style-name="ro1">
          <table:table-cell office:value-type="string">
            <text:p>5000045h</text:p>
          </table:table-cell>
          <table:table-cell office:value-type="string">
            <text:p><text:s/>"D:\\dat\\char\\kor00\\kor00.cat"</text:p>
          </table:table-cell>
          <table:table-cell table:number-columns-repeated="3" office:value-type="string">
            <text:p>5000045h</text:p>
          </table:table-cell>
        </table:table-row>
        <table:table-row table:style-name="ro1">
          <table:table-cell office:value-type="string">
            <text:p>5000046h</text:p>
          </table:table-cell>
          <table:table-cell office:value-type="string">
            <text:p><text:s/>"D:\\dat\\char\\kor01\\kor01.tpr"</text:p>
          </table:table-cell>
          <table:table-cell table:number-columns-repeated="3" office:value-type="string">
            <text:p>5000046h</text:p>
          </table:table-cell>
        </table:table-row>
        <table:table-row table:style-name="ro1">
          <table:table-cell office:value-type="string">
            <text:p>5000047h</text:p>
          </table:table-cell>
          <table:table-cell office:value-type="string">
            <text:p><text:s/>"D:\\dat\\char\\kor01\\kor01.cat"</text:p>
          </table:table-cell>
          <table:table-cell table:number-columns-repeated="3" office:value-type="string">
            <text:p>5000047h</text:p>
          </table:table-cell>
        </table:table-row>
        <table:table-row table:style-name="ro1">
          <table:table-cell office:value-type="string">
            <text:p>5000048h</text:p>
          </table:table-cell>
          <table:table-cell office:value-type="string">
            <text:p><text:s/>"D:\\dat\\char\\kor02\\kor02.tpr"</text:p>
          </table:table-cell>
          <table:table-cell table:number-columns-repeated="3" office:value-type="string">
            <text:p>5000048h</text:p>
          </table:table-cell>
        </table:table-row>
        <table:table-row table:style-name="ro1">
          <table:table-cell office:value-type="string">
            <text:p>5000049h</text:p>
          </table:table-cell>
          <table:table-cell office:value-type="string">
            <text:p><text:s/>"D:\\dat\\char\\kor02\\kor02.cat"</text:p>
          </table:table-cell>
          <table:table-cell table:number-columns-repeated="3" office:value-type="string">
            <text:p>5000049h</text:p>
          </table:table-cell>
        </table:table-row>
        <table:table-row table:style-name="ro1">
          <table:table-cell office:value-type="string">
            <text:p>500004Ah</text:p>
          </table:table-cell>
          <table:table-cell office:value-type="string">
            <text:p><text:s/>"D:\\dat\\char\\kor03\\kor03.tpr"</text:p>
          </table:table-cell>
          <table:table-cell table:number-columns-repeated="3" office:value-type="string">
            <text:p>500004Ah</text:p>
          </table:table-cell>
        </table:table-row>
        <table:table-row table:style-name="ro1">
          <table:table-cell office:value-type="string">
            <text:p>500004Bh</text:p>
          </table:table-cell>
          <table:table-cell office:value-type="string">
            <text:p><text:s/>"D:\\dat\\char\\kor03\\kor03.cat"</text:p>
          </table:table-cell>
          <table:table-cell table:number-columns-repeated="3" office:value-type="string">
            <text:p>500004Bh</text:p>
          </table:table-cell>
        </table:table-row>
        <table:table-row table:style-name="ro1">
          <table:table-cell office:value-type="string">
            <text:p>500004Ch</text:p>
          </table:table-cell>
          <table:table-cell office:value-type="string">
            <text:p><text:s/>"D:\\dat\\char\\kor04\\kor04.tpr"</text:p>
          </table:table-cell>
          <table:table-cell table:number-columns-repeated="3" office:value-type="string">
            <text:p>500004Ch</text:p>
          </table:table-cell>
        </table:table-row>
        <table:table-row table:style-name="ro1">
          <table:table-cell office:value-type="string">
            <text:p>500004Dh</text:p>
          </table:table-cell>
          <table:table-cell office:value-type="string">
            <text:p><text:s/>"D:\\dat\\char\\kor04\\kor04.cat"</text:p>
          </table:table-cell>
          <table:table-cell table:number-columns-repeated="3" office:value-type="string">
            <text:p>500004Dh</text:p>
          </table:table-cell>
        </table:table-row>
        <table:table-row table:style-name="ro1">
          <table:table-cell office:value-type="string">
            <text:p>500004Eh</text:p>
          </table:table-cell>
          <table:table-cell office:value-type="string">
            <text:p><text:s/>"D:\\dat\\char\\kor05\\kor05.tpr"</text:p>
          </table:table-cell>
          <table:table-cell table:number-columns-repeated="3" office:value-type="string">
            <text:p>500004Eh</text:p>
          </table:table-cell>
        </table:table-row>
        <table:table-row table:style-name="ro1">
          <table:table-cell office:value-type="string">
            <text:p>500004Fh</text:p>
          </table:table-cell>
          <table:table-cell office:value-type="string">
            <text:p><text:s/>"D:\\dat\\char\\kor05\\kor05.cat"</text:p>
          </table:table-cell>
          <table:table-cell table:number-columns-repeated="3" office:value-type="string">
            <text:p>500004Fh</text:p>
          </table:table-cell>
        </table:table-row>
        <table:table-row table:style-name="ro1">
          <table:table-cell office:value-type="string">
            <text:p>5000050h</text:p>
          </table:table-cell>
          <table:table-cell office:value-type="string">
            <text:p><text:s/>"D:\\dat\\char\\kor06\\kor06.tpr"</text:p>
          </table:table-cell>
          <table:table-cell table:number-columns-repeated="3" office:value-type="string">
            <text:p>5000050h</text:p>
          </table:table-cell>
        </table:table-row>
        <table:table-row table:style-name="ro1">
          <table:table-cell office:value-type="string">
            <text:p>5000051h</text:p>
          </table:table-cell>
          <table:table-cell office:value-type="string">
            <text:p><text:s/>"D:\\dat\\char\\kor06\\kor06.cat"</text:p>
          </table:table-cell>
          <table:table-cell table:number-columns-repeated="3" office:value-type="string">
            <text:p>5000051h</text:p>
          </table:table-cell>
        </table:table-row>
        <table:table-row table:style-name="ro1">
          <table:table-cell office:value-type="string">
            <text:p>5000052h</text:p>
          </table:table-cell>
          <table:table-cell office:value-type="string">
            <text:p><text:s/>"D:\\dat\\char\\kor07\\kor07.tpr"</text:p>
          </table:table-cell>
          <table:table-cell table:number-columns-repeated="3" office:value-type="string">
            <text:p>5000052h</text:p>
          </table:table-cell>
        </table:table-row>
        <table:table-row table:style-name="ro1">
          <table:table-cell office:value-type="string">
            <text:p>5000053h</text:p>
          </table:table-cell>
          <table:table-cell office:value-type="string">
            <text:p><text:s/>"D:\\dat\\char\\kor07\\kor07.cat"</text:p>
          </table:table-cell>
          <table:table-cell table:number-columns-repeated="3" office:value-type="string">
            <text:p>5000053h</text:p>
          </table:table-cell>
        </table:table-row>
        <table:table-row table:style-name="ro1">
          <table:table-cell office:value-type="string">
            <text:p>5000054h</text:p>
          </table:table-cell>
          <table:table-cell office:value-type="string">
            <text:p><text:s/>"D:\\dat\\char\\kor08\\kor08.tpr"</text:p>
          </table:table-cell>
          <table:table-cell table:number-columns-repeated="3" office:value-type="string">
            <text:p>5000054h</text:p>
          </table:table-cell>
        </table:table-row>
        <table:table-row table:style-name="ro1">
          <table:table-cell office:value-type="string">
            <text:p>5000055h</text:p>
          </table:table-cell>
          <table:table-cell office:value-type="string">
            <text:p><text:s/>"D:\\dat\\char\\kor08\\kor08.cat"</text:p>
          </table:table-cell>
          <table:table-cell table:number-columns-repeated="3" office:value-type="string">
            <text:p>5000055h</text:p>
          </table:table-cell>
        </table:table-row>
        <table:table-row table:style-name="ro1">
          <table:table-cell office:value-type="string">
            <text:p>5000056h</text:p>
          </table:table-cell>
          <table:table-cell office:value-type="string">
            <text:p><text:s/>"D:\\dat\\char\\kor09\\kor09.tpr"</text:p>
          </table:table-cell>
          <table:table-cell table:number-columns-repeated="3" office:value-type="string">
            <text:p>5000056h</text:p>
          </table:table-cell>
        </table:table-row>
        <table:table-row table:style-name="ro1">
          <table:table-cell office:value-type="string">
            <text:p>5000057h</text:p>
          </table:table-cell>
          <table:table-cell office:value-type="string">
            <text:p><text:s/>"D:\\dat\\char\\kor09\\kor09.cat"</text:p>
          </table:table-cell>
          <table:table-cell table:number-columns-repeated="3" office:value-type="string">
            <text:p>5000057h</text:p>
          </table:table-cell>
        </table:table-row>
        <table:table-row table:style-name="ro1">
          <table:table-cell office:value-type="string">
            <text:p>5000058h</text:p>
          </table:table-cell>
          <table:table-cell office:value-type="string">
            <text:p><text:s/>"D:\\dat\\char\\rtm00\\rtm00.tpr"</text:p>
          </table:table-cell>
          <table:table-cell table:number-columns-repeated="3" office:value-type="string">
            <text:p>5000058h</text:p>
          </table:table-cell>
        </table:table-row>
        <table:table-row table:style-name="ro1">
          <table:table-cell office:value-type="string">
            <text:p>5000059h</text:p>
          </table:table-cell>
          <table:table-cell office:value-type="string">
            <text:p><text:s/>"D:\\dat\\char\\rtm00\\rtm00.cat"</text:p>
          </table:table-cell>
          <table:table-cell table:number-columns-repeated="3" office:value-type="string">
            <text:p>5000059h</text:p>
          </table:table-cell>
        </table:table-row>
        <table:table-row table:style-name="ro1">
          <table:table-cell office:value-type="string">
            <text:p>500005Ah</text:p>
          </table:table-cell>
          <table:table-cell office:value-type="string">
            <text:p><text:s/>"D:\\dat\\char\\rtm01\\rtm01.tpr"</text:p>
          </table:table-cell>
          <table:table-cell table:number-columns-repeated="3" office:value-type="string">
            <text:p>500005Ah</text:p>
          </table:table-cell>
        </table:table-row>
        <table:table-row table:style-name="ro1">
          <table:table-cell office:value-type="string">
            <text:p>500005Bh</text:p>
          </table:table-cell>
          <table:table-cell office:value-type="string">
            <text:p><text:s/>"D:\\dat\\char\\rtm01\\rtm01.cat"</text:p>
          </table:table-cell>
          <table:table-cell table:number-columns-repeated="3" office:value-type="string">
            <text:p>500005Bh</text:p>
          </table:table-cell>
        </table:table-row>
        <table:table-row table:style-name="ro1">
          <table:table-cell office:value-type="string">
            <text:p>500005Ch</text:p>
          </table:table-cell>
          <table:table-cell office:value-type="string">
            <text:p><text:s/>"D:\\dat\\char\\rtm02\\rtm02.tpr"</text:p>
          </table:table-cell>
          <table:table-cell table:number-columns-repeated="3" office:value-type="string">
            <text:p>500005Ch</text:p>
          </table:table-cell>
        </table:table-row>
        <table:table-row table:style-name="ro1">
          <table:table-cell office:value-type="string">
            <text:p>500005Dh</text:p>
          </table:table-cell>
          <table:table-cell office:value-type="string">
            <text:p><text:s/>"D:\\dat\\char\\rtm02\\rtm02.cat"</text:p>
          </table:table-cell>
          <table:table-cell table:number-columns-repeated="3" office:value-type="string">
            <text:p>500005Dh</text:p>
          </table:table-cell>
        </table:table-row>
        <table:table-row table:style-name="ro1">
          <table:table-cell office:value-type="string">
            <text:p>500005Eh</text:p>
          </table:table-cell>
          <table:table-cell office:value-type="string">
            <text:p><text:s/>"D:\\dat\\char\\rtm03\\rtm03.tpr"</text:p>
          </table:table-cell>
          <table:table-cell table:number-columns-repeated="3" office:value-type="string">
            <text:p>500005Eh</text:p>
          </table:table-cell>
        </table:table-row>
        <table:table-row table:style-name="ro1">
          <table:table-cell office:value-type="string">
            <text:p>500005Fh</text:p>
          </table:table-cell>
          <table:table-cell office:value-type="string">
            <text:p><text:s/>"D:\\dat\\char\\rtm03\\rtm03.cat"</text:p>
          </table:table-cell>
          <table:table-cell table:number-columns-repeated="3" office:value-type="string">
            <text:p>500005Fh</text:p>
          </table:table-cell>
        </table:table-row>
        <table:table-row table:style-name="ro1">
          <table:table-cell office:value-type="string">
            <text:p>5000060h</text:p>
          </table:table-cell>
          <table:table-cell office:value-type="string">
            <text:p><text:s/>"D:\\dat\\char\\rtm04\\rtm04.tpr"</text:p>
          </table:table-cell>
          <table:table-cell table:number-columns-repeated="3" office:value-type="string">
            <text:p>5000060h</text:p>
          </table:table-cell>
        </table:table-row>
        <table:table-row table:style-name="ro1">
          <table:table-cell office:value-type="string">
            <text:p>5000061h</text:p>
          </table:table-cell>
          <table:table-cell office:value-type="string">
            <text:p><text:s/>"D:\\dat\\char\\rtm04\\rtm04.cat"</text:p>
          </table:table-cell>
          <table:table-cell table:number-columns-repeated="3" office:value-type="string">
            <text:p>5000061h</text:p>
          </table:table-cell>
        </table:table-row>
        <table:table-row table:style-name="ro1">
          <table:table-cell office:value-type="string">
            <text:p>5000062h</text:p>
          </table:table-cell>
          <table:table-cell office:value-type="string">
            <text:p><text:s/>"D:\\dat\\char\\bay00\\bay00.tpr"</text:p>
          </table:table-cell>
          <table:table-cell table:number-columns-repeated="3" office:value-type="string">
            <text:p>5000062h</text:p>
          </table:table-cell>
        </table:table-row>
        <table:table-row table:style-name="ro1">
          <table:table-cell office:value-type="string">
            <text:p>5000063h</text:p>
          </table:table-cell>
          <table:table-cell office:value-type="string">
            <text:p><text:s/>"D:\\dat\\char\\bay00\\bay00.cat"</text:p>
          </table:table-cell>
          <table:table-cell table:number-columns-repeated="3" office:value-type="string">
            <text:p>5000063h</text:p>
          </table:table-cell>
        </table:table-row>
        <table:table-row table:style-name="ro1">
          <table:table-cell office:value-type="string">
            <text:p>5000064h</text:p>
          </table:table-cell>
          <table:table-cell office:value-type="string">
            <text:p><text:s/>"D:\\dat\\char\\bay01\\bay01.tpr"</text:p>
          </table:table-cell>
          <table:table-cell table:number-columns-repeated="3" office:value-type="string">
            <text:p>5000064h</text:p>
          </table:table-cell>
        </table:table-row>
        <table:table-row table:style-name="ro1">
          <table:table-cell office:value-type="string">
            <text:p>5000065h</text:p>
          </table:table-cell>
          <table:table-cell office:value-type="string">
            <text:p><text:s/>"D:\\dat\\char\\bay01\\bay01.cat"</text:p>
          </table:table-cell>
          <table:table-cell table:number-columns-repeated="3" office:value-type="string">
            <text:p>5000065h</text:p>
          </table:table-cell>
        </table:table-row>
        <table:table-row table:style-name="ro1">
          <table:table-cell office:value-type="string">
            <text:p>5000066h</text:p>
          </table:table-cell>
          <table:table-cell office:value-type="string">
            <text:p><text:s/>"D:\\dat\\char\\bay02\\bay02.tpr"</text:p>
          </table:table-cell>
          <table:table-cell table:number-columns-repeated="3" office:value-type="string">
            <text:p>5000066h</text:p>
          </table:table-cell>
        </table:table-row>
        <table:table-row table:style-name="ro1">
          <table:table-cell office:value-type="string">
            <text:p>5000067h</text:p>
          </table:table-cell>
          <table:table-cell office:value-type="string">
            <text:p><text:s/>"D:\\dat\\char\\bay02\\bay02.cat"</text:p>
          </table:table-cell>
          <table:table-cell table:number-columns-repeated="3" office:value-type="string">
            <text:p>5000067h</text:p>
          </table:table-cell>
        </table:table-row>
        <table:table-row table:style-name="ro1">
          <table:table-cell office:value-type="string">
            <text:p>5000068h</text:p>
          </table:table-cell>
          <table:table-cell office:value-type="string">
            <text:p><text:s/>"D:\\dat\\char\\kasAA\\kasAA.tpr"</text:p>
          </table:table-cell>
          <table:table-cell table:number-columns-repeated="3" office:value-type="string">
            <text:p>5000068h</text:p>
          </table:table-cell>
        </table:table-row>
        <table:table-row table:style-name="ro1">
          <table:table-cell office:value-type="string">
            <text:p>5000069h</text:p>
          </table:table-cell>
          <table:table-cell office:value-type="string">
            <text:p><text:s/>"D:\\dat\\char\\kasAA\\kasAA.cat"</text:p>
          </table:table-cell>
          <table:table-cell table:number-columns-repeated="3" office:value-type="string">
            <text:p>5000069h</text:p>
          </table:table-cell>
        </table:table-row>
        <table:table-row table:style-name="ro1">
          <table:table-cell office:value-type="string">
            <text:p>500006Ah</text:p>
          </table:table-cell>
          <table:table-cell office:value-type="string">
            <text:p><text:s/>"D:\\dat\\char\\kasBA\\kasBA.tpr"</text:p>
          </table:table-cell>
          <table:table-cell table:number-columns-repeated="3" office:value-type="string">
            <text:p>500006Ah</text:p>
          </table:table-cell>
        </table:table-row>
        <table:table-row table:style-name="ro1">
          <table:table-cell office:value-type="string">
            <text:p>500006Bh</text:p>
          </table:table-cell>
          <table:table-cell office:value-type="string">
            <text:p><text:s/>"D:\\dat\\char\\kasBA\\kasBA.cat"</text:p>
          </table:table-cell>
          <table:table-cell table:number-columns-repeated="3" office:value-type="string">
            <text:p>500006Bh</text:p>
          </table:table-cell>
        </table:table-row>
        <table:table-row table:style-name="ro1">
          <table:table-cell office:value-type="string">
            <text:p>500006Ch</text:p>
          </table:table-cell>
          <table:table-cell office:value-type="string">
            <text:p><text:s/>"D:\\dat\\char\\kasCA\\kasCA.tpr"</text:p>
          </table:table-cell>
          <table:table-cell table:number-columns-repeated="3" office:value-type="string">
            <text:p>500006Ch</text:p>
          </table:table-cell>
        </table:table-row>
        <table:table-row table:style-name="ro1">
          <table:table-cell office:value-type="string">
            <text:p>500006Dh</text:p>
          </table:table-cell>
          <table:table-cell office:value-type="string">
            <text:p><text:s/>"D:\\dat\\char\\kasCA\\kasCA.cat"</text:p>
          </table:table-cell>
          <table:table-cell table:number-columns-repeated="3" office:value-type="string">
            <text:p>500006Dh</text:p>
          </table:table-cell>
        </table:table-row>
        <table:table-row table:style-name="ro1">
          <table:table-cell office:value-type="string">
            <text:p>500006Eh</text:p>
          </table:table-cell>
          <table:table-cell office:value-type="string">
            <text:p><text:s/>"D:\\dat\\char\\kasDA\\kasDA.tpr"</text:p>
          </table:table-cell>
          <table:table-cell table:number-columns-repeated="3" office:value-type="string">
            <text:p>500006Eh</text:p>
          </table:table-cell>
        </table:table-row>
        <table:table-row table:style-name="ro1">
          <table:table-cell office:value-type="string">
            <text:p>500006Fh</text:p>
          </table:table-cell>
          <table:table-cell office:value-type="string">
            <text:p><text:s/>"D:\\dat\\char\\kasDA\\kasDA.cat"</text:p>
          </table:table-cell>
          <table:table-cell table:number-columns-repeated="3" office:value-type="string">
            <text:p>500006Fh</text:p>
          </table:table-cell>
        </table:table-row>
        <table:table-row table:style-name="ro1">
          <table:table-cell office:value-type="string">
            <text:p>5000070h</text:p>
          </table:table-cell>
          <table:table-cell office:value-type="string">
            <text:p><text:s/>"D:\\dat\\char\\leiAA\\leiAA.tpr"</text:p>
          </table:table-cell>
          <table:table-cell table:number-columns-repeated="3" office:value-type="string">
            <text:p>5000070h</text:p>
          </table:table-cell>
        </table:table-row>
        <table:table-row table:style-name="ro1">
          <table:table-cell office:value-type="string">
            <text:p>5000071h</text:p>
          </table:table-cell>
          <table:table-cell office:value-type="string">
            <text:p><text:s/>"D:\\dat\\char\\leiAA\\leiAA.cat"</text:p>
          </table:table-cell>
          <table:table-cell table:number-columns-repeated="3" office:value-type="string">
            <text:p>5000071h</text:p>
          </table:table-cell>
        </table:table-row>
        <table:table-row table:style-name="ro1">
          <table:table-cell office:value-type="string">
            <text:p>5000072h</text:p>
          </table:table-cell>
          <table:table-cell office:value-type="string">
            <text:p><text:s/>"D:\\dat\\char\\leiBA\\leiBA.tpr"</text:p>
          </table:table-cell>
          <table:table-cell table:number-columns-repeated="3" office:value-type="string">
            <text:p>5000072h</text:p>
          </table:table-cell>
        </table:table-row>
        <table:table-row table:style-name="ro1">
          <table:table-cell office:value-type="string">
            <text:p>5000073h</text:p>
          </table:table-cell>
          <table:table-cell office:value-type="string">
            <text:p><text:s/>"D:\\dat\\char\\leiBA\\leiBA.cat"</text:p>
          </table:table-cell>
          <table:table-cell table:number-columns-repeated="3" office:value-type="string">
            <text:p>5000073h</text:p>
          </table:table-cell>
        </table:table-row>
        <table:table-row table:style-name="ro1">
          <table:table-cell office:value-type="string">
            <text:p>5000074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4h</text:p>
          </table:table-cell>
        </table:table-row>
        <table:table-row table:style-name="ro1">
          <table:table-cell office:value-type="string">
            <text:p>5000075h</text:p>
          </table:table-cell>
          <table:table-cell office:value-type="string">
            <text:p><text:s/>"D:\\dat\\char\\leiCA\\leiCA.cat"</text:p>
          </table:table-cell>
          <table:table-cell table:number-columns-repeated="3" office:value-type="string">
            <text:p>5000075h</text:p>
          </table:table-cell>
        </table:table-row>
        <table:table-row table:style-name="ro1">
          <table:table-cell office:value-type="string">
            <text:p>5000076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6h</text:p>
          </table:table-cell>
        </table:table-row>
        <table:table-row table:style-name="ro1">
          <table:table-cell office:value-type="string">
            <text:p>5000077h</text:p>
          </table:table-cell>
          <table:table-cell office:value-type="string">
            <text:p><text:s/>"D:\\dat\\char\\leiCB\\leiCB.cat"</text:p>
          </table:table-cell>
          <table:table-cell table:number-columns-repeated="3" office:value-type="string">
            <text:p>5000077h</text:p>
          </table:table-cell>
        </table:table-row>
        <table:table-row table:style-name="ro1">
          <table:table-cell office:value-type="string">
            <text:p>5000078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8h</text:p>
          </table:table-cell>
        </table:table-row>
        <table:table-row table:style-name="ro1">
          <table:table-cell office:value-type="string">
            <text:p>5000079h</text:p>
          </table:table-cell>
          <table:table-cell office:value-type="string">
            <text:p><text:s/>"D:\\dat\\char\\leiCC\\leiCC.cat"</text:p>
          </table:table-cell>
          <table:table-cell table:number-columns-repeated="3" office:value-type="string">
            <text:p>5000079h</text:p>
          </table:table-cell>
        </table:table-row>
        <table:table-row table:style-name="ro1">
          <table:table-cell office:value-type="string">
            <text:p>500007A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Ah</text:p>
          </table:table-cell>
        </table:table-row>
        <table:table-row table:style-name="ro1">
          <table:table-cell office:value-type="string">
            <text:p>500007Bh</text:p>
          </table:table-cell>
          <table:table-cell office:value-type="string">
            <text:p><text:s/>"D:\\dat\\char\\leiCD\\leiCD.cat"</text:p>
          </table:table-cell>
          <table:table-cell table:number-columns-repeated="3" office:value-type="string">
            <text:p>500007Bh</text:p>
          </table:table-cell>
        </table:table-row>
        <table:table-row table:style-name="ro1">
          <table:table-cell office:value-type="string">
            <text:p>500007C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Ch</text:p>
          </table:table-cell>
        </table:table-row>
        <table:table-row table:style-name="ro1">
          <table:table-cell office:value-type="string">
            <text:p>500007Dh</text:p>
          </table:table-cell>
          <table:table-cell office:value-type="string">
            <text:p><text:s/>"D:\\dat\\char\\leiCE\\leiCE.cat"</text:p>
          </table:table-cell>
          <table:table-cell table:number-columns-repeated="3" office:value-type="string">
            <text:p>500007Dh</text:p>
          </table:table-cell>
        </table:table-row>
        <table:table-row table:style-name="ro1">
          <table:table-cell office:value-type="string">
            <text:p>500007E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7Eh</text:p>
          </table:table-cell>
        </table:table-row>
        <table:table-row table:style-name="ro1">
          <table:table-cell office:value-type="string">
            <text:p>500007Fh</text:p>
          </table:table-cell>
          <table:table-cell office:value-type="string">
            <text:p><text:s/>"D:\\dat\\char\\leiCF\\leiCF.cat"</text:p>
          </table:table-cell>
          <table:table-cell table:number-columns-repeated="3" office:value-type="string">
            <text:p>500007Fh</text:p>
          </table:table-cell>
        </table:table-row>
        <table:table-row table:style-name="ro1">
          <table:table-cell office:value-type="string">
            <text:p>5000080h</text:p>
          </table:table-cell>
          <table:table-cell office:value-type="string">
            <text:p><text:s/>"D:\\dat\\char\\leiCA\\leiCA.tpr"</text:p>
          </table:table-cell>
          <table:table-cell table:number-columns-repeated="3" office:value-type="string">
            <text:p>5000080h</text:p>
          </table:table-cell>
        </table:table-row>
        <table:table-row table:style-name="ro1">
          <table:table-cell office:value-type="string">
            <text:p>5000081h</text:p>
          </table:table-cell>
          <table:table-cell office:value-type="string">
            <text:p><text:s/>"D:\\dat\\char\\leiCG\\leiCG.cat"</text:p>
          </table:table-cell>
          <table:table-cell table:number-columns-repeated="3" office:value-type="string">
            <text:p>5000081h</text:p>
          </table:table-cell>
        </table:table-row>
        <table:table-row table:style-name="ro1">
          <table:table-cell office:value-type="string">
            <text:p>5000082h</text:p>
          </table:table-cell>
          <table:table-cell office:value-type="string">
            <text:p><text:s/>"D:\\dat\\char\\leiDA\\leiDA.tpr"</text:p>
          </table:table-cell>
          <table:table-cell table:number-columns-repeated="3" office:value-type="string">
            <text:p>5000082h</text:p>
          </table:table-cell>
        </table:table-row>
        <table:table-row table:style-name="ro1">
          <table:table-cell office:value-type="string">
            <text:p>5000083h</text:p>
          </table:table-cell>
          <table:table-cell office:value-type="string">
            <text:p><text:s/>"D:\\dat\\char\\leiDA\\leiDA.cat"</text:p>
          </table:table-cell>
          <table:table-cell table:number-columns-repeated="3" office:value-type="string">
            <text:p>5000083h</text:p>
          </table:table-cell>
        </table:table-row>
        <table:table-row table:style-name="ro1">
          <table:table-cell office:value-type="string">
            <text:p>5000084h</text:p>
          </table:table-cell>
          <table:table-cell office:value-type="string">
            <text:p><text:s/>"D:\\dat\\char\\leiEA\\leiEA.tpr"</text:p>
          </table:table-cell>
          <table:table-cell table:number-columns-repeated="3" office:value-type="string">
            <text:p>5000084h</text:p>
          </table:table-cell>
        </table:table-row>
        <table:table-row table:style-name="ro1">
          <table:table-cell office:value-type="string">
            <text:p>5000085h</text:p>
          </table:table-cell>
          <table:table-cell office:value-type="string">
            <text:p><text:s/>"D:\\dat\\char\\leiEA\\leiEA.cat"</text:p>
          </table:table-cell>
          <table:table-cell table:number-columns-repeated="3" office:value-type="string">
            <text:p>5000085h</text:p>
          </table:table-cell>
        </table:table-row>
        <table:table-row table:style-name="ro1">
          <table:table-cell office:value-type="string">
            <text:p>5000086h</text:p>
          </table:table-cell>
          <table:table-cell office:value-type="string">
            <text:p><text:s/>"D:\\dat\\char\\leiFA\\leiFA.tpr"</text:p>
          </table:table-cell>
          <table:table-cell table:number-columns-repeated="3" office:value-type="string">
            <text:p>5000086h</text:p>
          </table:table-cell>
        </table:table-row>
        <table:table-row table:style-name="ro1">
          <table:table-cell office:value-type="string">
            <text:p>5000087h</text:p>
          </table:table-cell>
          <table:table-cell office:value-type="string">
            <text:p><text:s/>"D:\\dat\\char\\leiFA\\leiFA.cat"</text:p>
          </table:table-cell>
          <table:table-cell table:number-columns-repeated="3" office:value-type="string">
            <text:p>5000087h</text:p>
          </table:table-cell>
        </table:table-row>
        <table:table-row table:style-name="ro1">
          <table:table-cell office:value-type="string">
            <text:p>5000088h</text:p>
          </table:table-cell>
          <table:table-cell office:value-type="string">
            <text:p><text:s/>"D:\\dat\\char\\leiGA\\leiGA.tpr"</text:p>
          </table:table-cell>
          <table:table-cell table:number-columns-repeated="3" office:value-type="string">
            <text:p>5000088h</text:p>
          </table:table-cell>
        </table:table-row>
        <table:table-row table:style-name="ro1">
          <table:table-cell office:value-type="string">
            <text:p>5000089h</text:p>
          </table:table-cell>
          <table:table-cell office:value-type="string">
            <text:p><text:s/>"D:\\dat\\char\\leiGA\\leiGA.cat"</text:p>
          </table:table-cell>
          <table:table-cell table:number-columns-repeated="3" office:value-type="string">
            <text:p>5000089h</text:p>
          </table:table-cell>
        </table:table-row>
        <table:table-row table:style-name="ro1">
          <table:table-cell office:value-type="string">
            <text:p>500008Ah</text:p>
          </table:table-cell>
          <table:table-cell office:value-type="string">
            <text:p><text:s/>"D:\\dat\\char\\ayaAA\\ayaAA.tpr"</text:p>
          </table:table-cell>
          <table:table-cell table:number-columns-repeated="3" office:value-type="string">
            <text:p>500008Ah</text:p>
          </table:table-cell>
        </table:table-row>
        <table:table-row table:style-name="ro1">
          <table:table-cell office:value-type="string">
            <text:p>500008Bh</text:p>
          </table:table-cell>
          <table:table-cell office:value-type="string">
            <text:p><text:s/>"D:\\dat\\char\\ayaAA\\ayaAA.cat"</text:p>
          </table:table-cell>
          <table:table-cell table:number-columns-repeated="3" office:value-type="string">
            <text:p>500008Bh</text:p>
          </table:table-cell>
        </table:table-row>
        <table:table-row table:style-name="ro1">
          <table:table-cell office:value-type="string">
            <text:p>500008Ch</text:p>
          </table:table-cell>
          <table:table-cell office:value-type="string">
            <text:p><text:s/>"D:\\dat\\char\\lisAA\\lisAA.tpr"</text:p>
          </table:table-cell>
          <table:table-cell table:number-columns-repeated="3" office:value-type="string">
            <text:p>500008Ch</text:p>
          </table:table-cell>
        </table:table-row>
        <table:table-row table:style-name="ro1">
          <table:table-cell office:value-type="string">
            <text:p>500008Dh</text:p>
          </table:table-cell>
          <table:table-cell office:value-type="string">
            <text:p><text:s/>"D:\\dat\\char\\lisAA\\lisAA.cat"</text:p>
          </table:table-cell>
          <table:table-cell table:number-columns-repeated="3" office:value-type="string">
            <text:p>500008Dh</text:p>
          </table:table-cell>
        </table:table-row>
        <table:table-row table:style-name="ro1">
          <table:table-cell office:value-type="string">
            <text:p>500008Eh</text:p>
          </table:table-cell>
          <table:table-cell office:value-type="string">
            <text:p><text:s/>"D:\\dat\\char\\lisBA\\lisBA.tpr"</text:p>
          </table:table-cell>
          <table:table-cell table:number-columns-repeated="3" office:value-type="string">
            <text:p>500008Eh</text:p>
          </table:table-cell>
        </table:table-row>
        <table:table-row table:style-name="ro1">
          <table:table-cell office:value-type="string">
            <text:p>500008Fh</text:p>
          </table:table-cell>
          <table:table-cell office:value-type="string">
            <text:p><text:s/>"D:\\dat\\char\\lisBA\\lisBA.cat"</text:p>
          </table:table-cell>
          <table:table-cell table:number-columns-repeated="3" office:value-type="string">
            <text:p>500008Fh</text:p>
          </table:table-cell>
        </table:table-row>
        <table:table-row table:style-name="ro1">
          <table:table-cell office:value-type="string">
            <text:p>5000090h</text:p>
          </table:table-cell>
          <table:table-cell office:value-type="string">
            <text:p><text:s/>"D:\\dat\\char\\lisCA\\lisCA.tpr"</text:p>
          </table:table-cell>
          <table:table-cell table:number-columns-repeated="3" office:value-type="string">
            <text:p>5000090h</text:p>
          </table:table-cell>
        </table:table-row>
        <table:table-row table:style-name="ro1">
          <table:table-cell office:value-type="string">
            <text:p>5000091h</text:p>
          </table:table-cell>
          <table:table-cell office:value-type="string">
            <text:p><text:s/>"D:\\dat\\char\\lisCA\\lisCA.cat"</text:p>
          </table:table-cell>
          <table:table-cell table:number-columns-repeated="3" office:value-type="string">
            <text:p>5000091h</text:p>
          </table:table-cell>
        </table:table-row>
        <table:table-row table:style-name="ro1">
          <table:table-cell office:value-type="string">
            <text:p>5000092h</text:p>
          </table:table-cell>
          <table:table-cell office:value-type="string">
            <text:p><text:s/>"D:\\dat\\char\\lisDA\\lisDA.tpr"</text:p>
          </table:table-cell>
          <table:table-cell table:number-columns-repeated="3" office:value-type="string">
            <text:p>5000092h</text:p>
          </table:table-cell>
        </table:table-row>
        <table:table-row table:style-name="ro1">
          <table:table-cell office:value-type="string">
            <text:p>5000093h</text:p>
          </table:table-cell>
          <table:table-cell office:value-type="string">
            <text:p><text:s/>"D:\\dat\\char\\lisDA\\lisDA.cat"</text:p>
          </table:table-cell>
          <table:table-cell table:number-columns-repeated="3" office:value-type="string">
            <text:p>5000093h</text:p>
          </table:table-cell>
        </table:table-row>
        <table:table-row table:style-name="ro1">
          <table:table-cell office:value-type="string">
            <text:p>5000094h</text:p>
          </table:table-cell>
          <table:table-cell office:value-type="string">
            <text:p><text:s/>"D:\\dat\\char\\lisEA\\lisEA.tpr"</text:p>
          </table:table-cell>
          <table:table-cell table:number-columns-repeated="3" office:value-type="string">
            <text:p>5000094h</text:p>
          </table:table-cell>
        </table:table-row>
        <table:table-row table:style-name="ro1">
          <table:table-cell office:value-type="string">
            <text:p>5000095h</text:p>
          </table:table-cell>
          <table:table-cell office:value-type="string">
            <text:p><text:s/>"D:\\dat\\char\\lisEA\\lisEA.cat"</text:p>
          </table:table-cell>
          <table:table-cell table:number-columns-repeated="3" office:value-type="string">
            <text:p>5000095h</text:p>
          </table:table-cell>
        </table:table-row>
        <table:table-row table:style-name="ro1">
          <table:table-cell office:value-type="string">
            <text:p>5000096h</text:p>
          </table:table-cell>
          <table:table-cell office:value-type="string">
            <text:p><text:s/>"D:\\dat\\char\\lisFA\\lisFA.tpr"</text:p>
          </table:table-cell>
          <table:table-cell table:number-columns-repeated="3" office:value-type="string">
            <text:p>5000096h</text:p>
          </table:table-cell>
        </table:table-row>
        <table:table-row table:style-name="ro1">
          <table:table-cell office:value-type="string">
            <text:p>5000097h</text:p>
          </table:table-cell>
          <table:table-cell office:value-type="string">
            <text:p><text:s/>"D:\\dat\\char\\lisFA\\lisFA.cat"</text:p>
          </table:table-cell>
          <table:table-cell table:number-columns-repeated="3" office:value-type="string">
            <text:p>5000097h</text:p>
          </table:table-cell>
        </table:table-row>
        <table:table-row table:style-name="ro1">
          <table:table-cell office:value-type="string">
            <text:p>5000098h</text:p>
          </table:table-cell>
          <table:table-cell office:value-type="string">
            <text:p><text:s/>"D:\\dat\\char\\criAA\\criAA.tpr"</text:p>
          </table:table-cell>
          <table:table-cell table:number-columns-repeated="3" office:value-type="string">
            <text:p>5000098h</text:p>
          </table:table-cell>
        </table:table-row>
        <table:table-row table:style-name="ro1">
          <table:table-cell office:value-type="string">
            <text:p>5000099h</text:p>
          </table:table-cell>
          <table:table-cell office:value-type="string">
            <text:p><text:s/>"D:\\dat\\char\\criAA\\criAA.cat"</text:p>
          </table:table-cell>
          <table:table-cell table:number-columns-repeated="3" office:value-type="string">
            <text:p>5000099h</text:p>
          </table:table-cell>
        </table:table-row>
        <table:table-row table:style-name="ro1">
          <table:table-cell office:value-type="string">
            <text:p>500009Ah</text:p>
          </table:table-cell>
          <table:table-cell office:value-type="string">
            <text:p><text:s/>"D:\\dat\\char\\korAA\\korAA.tpr"</text:p>
          </table:table-cell>
          <table:table-cell table:number-columns-repeated="3" office:value-type="string">
            <text:p>500009Ah</text:p>
          </table:table-cell>
        </table:table-row>
        <table:table-row table:style-name="ro1">
          <table:table-cell office:value-type="string">
            <text:p>500009Bh</text:p>
          </table:table-cell>
          <table:table-cell office:value-type="string">
            <text:p><text:s/>"D:\\dat\\char\\korAA\\korAA.cat"</text:p>
          </table:table-cell>
          <table:table-cell table:number-columns-repeated="3" office:value-type="string">
            <text:p>500009Bh</text:p>
          </table:table-cell>
        </table:table-row>
        <table:table-row table:style-name="ro1">
          <table:table-cell office:value-type="string">
            <text:p>500009Ch</text:p>
          </table:table-cell>
          <table:table-cell office:value-type="string">
            <text:p><text:s/>"D:\\dat\\char\\korAA\\korAA.tpr"</text:p>
          </table:table-cell>
          <table:table-cell table:number-columns-repeated="3" office:value-type="string">
            <text:p>500009Ch</text:p>
          </table:table-cell>
        </table:table-row>
        <table:table-row table:style-name="ro1">
          <table:table-cell office:value-type="string">
            <text:p>500009Dh</text:p>
          </table:table-cell>
          <table:table-cell office:value-type="string">
            <text:p><text:s/>"D:\\dat\\char\\korAB\\korAB.cat"</text:p>
          </table:table-cell>
          <table:table-cell table:number-columns-repeated="3" office:value-type="string">
            <text:p>500009Dh</text:p>
          </table:table-cell>
        </table:table-row>
        <table:table-row table:style-name="ro1">
          <table:table-cell office:value-type="string">
            <text:p>500009Eh</text:p>
          </table:table-cell>
          <table:table-cell office:value-type="string">
            <text:p><text:s/>"D:\\dat\\char\\einAA\\einAA.tpr"</text:p>
          </table:table-cell>
          <table:table-cell table:number-columns-repeated="3" office:value-type="string">
            <text:p>500009Eh</text:p>
          </table:table-cell>
        </table:table-row>
        <table:table-row table:style-name="ro1">
          <table:table-cell office:value-type="string">
            <text:p>500009Fh</text:p>
          </table:table-cell>
          <table:table-cell office:value-type="string">
            <text:p><text:s/>"D:\\dat\\char\\einAA\\einAA.cat"</text:p>
          </table:table-cell>
          <table:table-cell table:number-columns-repeated="3" office:value-type="string">
            <text:p>500009Fh</text:p>
          </table:table-cell>
        </table:table-row>
        <table:table-row table:style-name="ro1">
          <table:table-cell office:value-type="string">
            <text:p>50000A0h</text:p>
          </table:table-cell>
          <table:table-cell office:value-type="string">
            <text:p><text:s/>"D:\\dat\\char\\janAA\\janAA.tpr"</text:p>
          </table:table-cell>
          <table:table-cell table:number-columns-repeated="3" office:value-type="string">
            <text:p>50000A0h</text:p>
          </table:table-cell>
        </table:table-row>
        <table:table-row table:style-name="ro1">
          <table:table-cell office:value-type="string">
            <text:p>50000A1h</text:p>
          </table:table-cell>
          <table:table-cell office:value-type="string">
            <text:p><text:s/>"D:\\dat\\char\\janAA\\janAA.cat"</text:p>
          </table:table-cell>
          <table:table-cell table:number-columns-repeated="3" office:value-type="string">
            <text:p>50000A1h</text:p>
          </table:table-cell>
        </table:table-row>
        <table:table-row table:style-name="ro1">
          <table:table-cell office:value-type="string">
            <text:p>50000A2h</text:p>
          </table:table-cell>
          <table:table-cell office:value-type="string">
            <text:p><text:s/>"D:\\dat\\char\\boyAA\\boyAA.tpr"</text:p>
          </table:table-cell>
          <table:table-cell table:number-columns-repeated="3" office:value-type="string">
            <text:p>50000A2h</text:p>
          </table:table-cell>
        </table:table-row>
        <table:table-row table:style-name="ro1">
          <table:table-cell office:value-type="string">
            <text:p>50000A3h</text:p>
          </table:table-cell>
          <table:table-cell office:value-type="string">
            <text:p><text:s/>"D:\\dat\\char\\boyAA\\boyAA.cat"</text:p>
          </table:table-cell>
          <table:table-cell table:number-columns-repeated="3" office:value-type="string">
            <text:p>50000A3h</text:p>
          </table:table-cell>
        </table:table-row>
        <table:table-row table:style-name="ro1">
          <table:table-cell office:value-type="string">
            <text:p>50000A4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4h</text:p>
          </table:table-cell>
        </table:table-row>
        <table:table-row table:style-name="ro1">
          <table:table-cell office:value-type="string">
            <text:p>50000A5h</text:p>
          </table:table-cell>
          <table:table-cell office:value-type="string">
            <text:p><text:s/>"D:\\dat\\char\\hakAA\\hakAA.cat"</text:p>
          </table:table-cell>
          <table:table-cell table:number-columns-repeated="3" office:value-type="string">
            <text:p>50000A5h</text:p>
          </table:table-cell>
        </table:table-row>
        <table:table-row table:style-name="ro1">
          <table:table-cell office:value-type="string">
            <text:p>50000A6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6h</text:p>
          </table:table-cell>
        </table:table-row>
        <table:table-row table:style-name="ro1">
          <table:table-cell office:value-type="string">
            <text:p>50000A7h</text:p>
          </table:table-cell>
          <table:table-cell office:value-type="string">
            <text:p><text:s/>"D:\\dat\\char\\hakAB\\hakAB.cat"</text:p>
          </table:table-cell>
          <table:table-cell table:number-columns-repeated="3" office:value-type="string">
            <text:p>50000A7h</text:p>
          </table:table-cell>
        </table:table-row>
        <table:table-row table:style-name="ro1">
          <table:table-cell office:value-type="string">
            <text:p>50000A8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8h</text:p>
          </table:table-cell>
        </table:table-row>
        <table:table-row table:style-name="ro1">
          <table:table-cell office:value-type="string">
            <text:p>50000A9h</text:p>
          </table:table-cell>
          <table:table-cell office:value-type="string">
            <text:p><text:s/>"D:\\dat\\char\\hakAC\\hakAC.cat"</text:p>
          </table:table-cell>
          <table:table-cell table:number-columns-repeated="3" office:value-type="string">
            <text:p>50000A9h</text:p>
          </table:table-cell>
        </table:table-row>
        <table:table-row table:style-name="ro1">
          <table:table-cell office:value-type="string">
            <text:p>50000AA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Ah</text:p>
          </table:table-cell>
        </table:table-row>
        <table:table-row table:style-name="ro1">
          <table:table-cell office:value-type="string">
            <text:p>50000ABh</text:p>
          </table:table-cell>
          <table:table-cell office:value-type="string">
            <text:p><text:s/>"D:\\dat\\char\\hakAD\\hakAD.cat"</text:p>
          </table:table-cell>
          <table:table-cell table:number-columns-repeated="3" office:value-type="string">
            <text:p>50000ABh</text:p>
          </table:table-cell>
        </table:table-row>
        <table:table-row table:style-name="ro1">
          <table:table-cell office:value-type="string">
            <text:p>50000AC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Ch</text:p>
          </table:table-cell>
        </table:table-row>
        <table:table-row table:style-name="ro1">
          <table:table-cell office:value-type="string">
            <text:p>50000ADh</text:p>
          </table:table-cell>
          <table:table-cell office:value-type="string">
            <text:p><text:s/>"D:\\dat\\char\\hakAE\\hakAE.cat"</text:p>
          </table:table-cell>
          <table:table-cell table:number-columns-repeated="3" office:value-type="string">
            <text:p>50000ADh</text:p>
          </table:table-cell>
        </table:table-row>
        <table:table-row table:style-name="ro1">
          <table:table-cell office:value-type="string">
            <text:p>50000AE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AEh</text:p>
          </table:table-cell>
        </table:table-row>
        <table:table-row table:style-name="ro1">
          <table:table-cell office:value-type="string">
            <text:p>50000AFh</text:p>
          </table:table-cell>
          <table:table-cell office:value-type="string">
            <text:p><text:s/>"D:\\dat\\char\\hakAF\\hakAF.cat"</text:p>
          </table:table-cell>
          <table:table-cell table:number-columns-repeated="3" office:value-type="string">
            <text:p>50000AFh</text:p>
          </table:table-cell>
        </table:table-row>
        <table:table-row table:style-name="ro1">
          <table:table-cell office:value-type="string">
            <text:p>50000B0h</text:p>
          </table:table-cell>
          <table:table-cell office:value-type="string">
            <text:p><text:s/>"D:\\dat\\char\\hakAA\\hakAA.tpr"</text:p>
          </table:table-cell>
          <table:table-cell table:number-columns-repeated="3" office:value-type="string">
            <text:p>50000B0h</text:p>
          </table:table-cell>
        </table:table-row>
        <table:table-row table:style-name="ro1">
          <table:table-cell office:value-type="string">
            <text:p>50000B1h</text:p>
          </table:table-cell>
          <table:table-cell office:value-type="string">
            <text:p><text:s/>"D:\\dat\\char\\hakAG\\hakAG.cat"</text:p>
          </table:table-cell>
          <table:table-cell table:number-columns-repeated="3" office:value-type="string">
            <text:p>50000B1h</text:p>
          </table:table-cell>
        </table:table-row>
        <table:table-row table:style-name="ro1">
          <table:table-cell office:value-type="string">
            <text:p>50000B2h</text:p>
          </table:table-cell>
          <table:table-cell office:value-type="string">
            <text:p><text:s/>"D:\\dat\\char\\helAA\\helAA.tpr"</text:p>
          </table:table-cell>
          <table:table-cell table:number-columns-repeated="3" office:value-type="string">
            <text:p>50000B2h</text:p>
          </table:table-cell>
        </table:table-row>
        <table:table-row table:style-name="ro1">
          <table:table-cell office:value-type="string">
            <text:p>50000B3h</text:p>
          </table:table-cell>
          <table:table-cell office:value-type="string">
            <text:p><text:s/>"D:\\dat\\char\\helAA\\helAA.cat"</text:p>
          </table:table-cell>
          <table:table-cell table:number-columns-repeated="3" office:value-type="string">
            <text:p>50000B3h</text:p>
          </table:table-cell>
        </table:table-row>
        <table:table-row table:style-name="ro1">
          <table:table-cell office:value-type="string">
            <text:p>50000B4h</text:p>
          </table:table-cell>
          <table:table-cell office:value-type="string">
            <text:p><text:s/>"D:\\dat\\char\\helAA\\helAA.tpr"</text:p>
          </table:table-cell>
          <table:table-cell table:number-columns-repeated="3" office:value-type="string">
            <text:p>50000B4h</text:p>
          </table:table-cell>
        </table:table-row>
        <table:table-row table:style-name="ro1">
          <table:table-cell office:value-type="string">
            <text:p>50000B5h</text:p>
          </table:table-cell>
          <table:table-cell office:value-type="string">
            <text:p><text:s/>"D:\\dat\\char\\helAB\\helAB.cat"</text:p>
          </table:table-cell>
          <table:table-cell table:number-columns-repeated="3" office:value-type="string">
            <text:p>50000B5h</text:p>
          </table:table-cell>
        </table:table-row>
        <table:table-row table:style-name="ro1">
          <table:table-cell office:value-type="string">
            <text:p>50000B6h</text:p>
          </table:table-cell>
          <table:table-cell office:value-type="string">
            <text:p><text:s/>"D:\\dat\\char\\helAA\\helAA.tpr"</text:p>
          </table:table-cell>
          <table:table-cell table:number-columns-repeated="3" office:value-type="string">
            <text:p>50000B6h</text:p>
          </table:table-cell>
        </table:table-row>
        <table:table-row table:style-name="ro1">
          <table:table-cell office:value-type="string">
            <text:p>50000B7h</text:p>
          </table:table-cell>
          <table:table-cell office:value-type="string">
            <text:p><text:s/>"D:\\dat\\char\\helAC\\helAC.cat"</text:p>
          </table:table-cell>
          <table:table-cell table:number-columns-repeated="3" office:value-type="string">
            <text:p>50000B7h</text:p>
          </table:table-cell>
        </table:table-row>
        <table:table-row table:style-name="ro1">
          <table:table-cell office:value-type="string">
            <text:p>50000B8h</text:p>
          </table:table-cell>
          <table:table-cell office:value-type="string">
            <text:p><text:s/>"D:\\dat\\char\\helAA\\helAA.tpr"</text:p>
          </table:table-cell>
          <table:table-cell table:number-columns-repeated="3" office:value-type="string">
            <text:p>50000B8h</text:p>
          </table:table-cell>
        </table:table-row>
        <table:table-row table:style-name="ro1">
          <table:table-cell office:value-type="string">
            <text:p>50000B9h</text:p>
          </table:table-cell>
          <table:table-cell office:value-type="string">
            <text:p><text:s/>"D:\\dat\\char\\helAD\\helAD.cat"</text:p>
          </table:table-cell>
          <table:table-cell table:number-columns-repeated="3" office:value-type="string">
            <text:p>50000B9h</text:p>
          </table:table-cell>
        </table:table-row>
        <table:table-row table:style-name="ro1">
          <table:table-cell office:value-type="string">
            <text:p>50000BAh</text:p>
          </table:table-cell>
          <table:table-cell office:value-type="string">
            <text:p><text:s/>"D:\\dat\\char\\helAA\\helAA.tpr"</text:p>
          </table:table-cell>
          <table:table-cell table:number-columns-repeated="3" office:value-type="string">
            <text:p>50000BAh</text:p>
          </table:table-cell>
        </table:table-row>
        <table:table-row table:style-name="ro1">
          <table:table-cell office:value-type="string">
            <text:p>50000BBh</text:p>
          </table:table-cell>
          <table:table-cell office:value-type="string">
            <text:p><text:s/>"D:\\dat\\char\\helAE\\helAE.cat"</text:p>
          </table:table-cell>
          <table:table-cell table:number-columns-repeated="3" office:value-type="string">
            <text:p>50000BBh</text:p>
          </table:table-cell>
        </table:table-row>
        <table:table-row table:style-name="ro1">
          <table:table-cell office:value-type="string">
            <text:p>1000000h</text:p>
          </table:table-cell>
          <table:table-cell office:value-type="string">
            <text:p><text:s/>"D:\\dat\\version\\stg_version.bin"</text:p>
          </table:table-cell>
          <table:table-cell table:number-columns-repeated="3" office:value-type="string">
            <text:p>1000000h</text:p>
          </table:table-cell>
        </table:table-row>
        <table:table-row table:style-name="ro1">
          <table:table-cell office:value-type="string">
            <text:p>1000001h</text:p>
          </table:table-cell>
          <table:table-cell office:value-type="string">
            <text:p><text:s/>"D:\\dat\\stage\\stage_MK\\stage_MK.tpr"</text:p>
          </table:table-cell>
          <table:table-cell table:number-columns-repeated="3" office:value-type="string">
            <text:p>1000001h</text:p>
          </table:table-cell>
        </table:table-row>
        <table:table-row table:style-name="ro1">
          <table:table-cell office:value-type="string">
            <text:p>1000002h</text:p>
          </table:table-cell>
          <table:table-cell office:value-type="string">
            <text:p><text:s/>"D:\\dat\\stage\\stage_MK\\sMK_dat.bin"</text:p>
          </table:table-cell>
          <table:table-cell table:number-columns-repeated="3" office:value-type="string">
            <text:p>1000002h</text:p>
          </table:table-cell>
        </table:table-row>
        <table:table-row table:style-name="ro1">
          <table:table-cell office:value-type="string">
            <text:p>1000003h</text:p>
          </table:table-cell>
          <table:table-cell office:value-type="string">
            <text:p><text:s/>"D:\\dat\\stage\\stage_MK2\\stage_MK2.tpr"</text:p>
          </table:table-cell>
          <table:table-cell table:number-columns-repeated="3" office:value-type="string">
            <text:p>1000003h</text:p>
          </table:table-cell>
        </table:table-row>
        <table:table-row table:style-name="ro1">
          <table:table-cell office:value-type="string">
            <text:p>1000004h</text:p>
          </table:table-cell>
          <table:table-cell office:value-type="string">
            <text:p><text:s/>"D:\\dat\\stage\\stage_MK2\\sMK2_dat.bin"</text:p>
          </table:table-cell>
          <table:table-cell table:number-columns-repeated="3" office:value-type="string">
            <text:p>1000004h</text:p>
          </table:table-cell>
        </table:table-row>
        <table:table-row table:style-name="ro1">
          <table:table-cell office:value-type="string">
            <text:p>1000005h</text:p>
          </table:table-cell>
          <table:table-cell office:value-type="string">
            <text:p><text:s/>"D:\\dat\\stage\\stage_DS\\stage_DS.tpr"</text:p>
          </table:table-cell>
          <table:table-cell table:number-columns-repeated="3" office:value-type="string">
            <text:p>1000005h</text:p>
          </table:table-cell>
        </table:table-row>
        <table:table-row table:style-name="ro1">
          <table:table-cell office:value-type="string">
            <text:p>1000006h</text:p>
          </table:table-cell>
          <table:table-cell office:value-type="string">
            <text:p><text:s/>"D:\\dat\\stage\\stage_DS\\sDS_dat.bin"</text:p>
          </table:table-cell>
          <table:table-cell table:number-columns-repeated="3" office:value-type="string">
            <text:p>1000006h</text:p>
          </table:table-cell>
        </table:table-row>
        <table:table-row table:style-name="ro1">
          <table:table-cell office:value-type="string">
            <text:p>1000007h</text:p>
          </table:table-cell>
          <table:table-cell office:value-type="string">
            <text:p><text:s/>"D:\\dat\\stage\\stage_BO\\stage_BO.tpr"</text:p>
          </table:table-cell>
          <table:table-cell table:number-columns-repeated="3" office:value-type="string">
            <text:p>1000007h</text:p>
          </table:table-cell>
        </table:table-row>
        <table:table-row table:style-name="ro1">
          <table:table-cell office:value-type="string">
            <text:p>1000008h</text:p>
          </table:table-cell>
          <table:table-cell office:value-type="string">
            <text:p><text:s/>"D:\\dat\\stage\\stage_BO\\sBO_dat.bin"</text:p>
          </table:table-cell>
          <table:table-cell table:number-columns-repeated="3" office:value-type="string">
            <text:p>1000008h</text:p>
          </table:table-cell>
        </table:table-row>
        <table:table-row table:style-name="ro1">
          <table:table-cell office:value-type="string">
            <text:p>1000009h</text:p>
          </table:table-cell>
          <table:table-cell office:value-type="string">
            <text:p><text:s/>"D:\\dat\\stage\\stage_TC\\stage_TC.tpr"</text:p>
          </table:table-cell>
          <table:table-cell table:number-columns-repeated="3" office:value-type="string">
            <text:p>1000009h</text:p>
          </table:table-cell>
        </table:table-row>
        <table:table-row table:style-name="ro1">
          <table:table-cell office:value-type="string">
            <text:p>100000Ah</text:p>
          </table:table-cell>
          <table:table-cell office:value-type="string">
            <text:p><text:s/>"D:\\dat\\stage\\stage_TC\\sTC_dat.bin"</text:p>
          </table:table-cell>
          <table:table-cell table:number-columns-repeated="3" office:value-type="string">
            <text:p>100000Ah</text:p>
          </table:table-cell>
        </table:table-row>
        <table:table-row table:style-name="ro1">
          <table:table-cell office:value-type="string">
            <text:p>100000Bh</text:p>
          </table:table-cell>
          <table:table-cell office:value-type="string">
            <text:p><text:s/>"D:\\dat\\stage\\stage_NY\\stage_NY.tpr"</text:p>
          </table:table-cell>
          <table:table-cell table:number-columns-repeated="3" office:value-type="string">
            <text:p>100000Bh</text:p>
          </table:table-cell>
        </table:table-row>
        <table:table-row table:style-name="ro1">
          <table:table-cell office:value-type="string">
            <text:p>100000Ch</text:p>
          </table:table-cell>
          <table:table-cell office:value-type="string">
            <text:p><text:s/>"D:\\dat\\stage\\stage_NY\\sNY_dat.bin"</text:p>
          </table:table-cell>
          <table:table-cell table:number-columns-repeated="3" office:value-type="string">
            <text:p>100000Ch</text:p>
          </table:table-cell>
        </table:table-row>
        <table:table-row table:style-name="ro1">
          <table:table-cell office:value-type="string">
            <text:p>100000Dh</text:p>
          </table:table-cell>
          <table:table-cell office:value-type="string">
            <text:p><text:s/>"D:\\dat\\stage\\stage_NY2\\stage_NY2.tpr"</text:p>
          </table:table-cell>
          <table:table-cell table:number-columns-repeated="3" office:value-type="string">
            <text:p>100000Dh</text:p>
          </table:table-cell>
        </table:table-row>
        <table:table-row table:style-name="ro1">
          <table:table-cell office:value-type="string">
            <text:p>100000Eh</text:p>
          </table:table-cell>
          <table:table-cell office:value-type="string">
            <text:p><text:s/>"D:\\dat\\stage\\stage_NY2\\sNY2_dat.bin"</text:p>
          </table:table-cell>
          <table:table-cell table:number-columns-repeated="3" office:value-type="string">
            <text:p>100000Eh</text:p>
          </table:table-cell>
        </table:table-row>
        <table:table-row table:style-name="ro1">
          <table:table-cell office:value-type="string">
            <text:p>100000Fh</text:p>
          </table:table-cell>
          <table:table-cell office:value-type="string">
            <text:p><text:s/>"D:\\dat\\stage\\stage_TS\\stage_TS.tpr"</text:p>
          </table:table-cell>
          <table:table-cell table:number-columns-repeated="3" office:value-type="string">
            <text:p>100000Fh</text:p>
          </table:table-cell>
        </table:table-row>
        <table:table-row table:style-name="ro1">
          <table:table-cell office:value-type="string">
            <text:p>1000010h</text:p>
          </table:table-cell>
          <table:table-cell office:value-type="string">
            <text:p><text:s/>"D:\\dat\\stage\\stage_TS\\sTS_dat.bin"</text:p>
          </table:table-cell>
          <table:table-cell table:number-columns-repeated="3" office:value-type="string">
            <text:p>1000010h</text:p>
          </table:table-cell>
        </table:table-row>
        <table:table-row table:style-name="ro1">
          <table:table-cell office:value-type="string">
            <text:p>1000011h</text:p>
          </table:table-cell>
          <table:table-cell office:value-type="string">
            <text:p><text:s/>"D:\\dat\\stage\\stage_TS2\\stage_TS2.tpr"</text:p>
          </table:table-cell>
          <table:table-cell table:number-columns-repeated="3" office:value-type="string">
            <text:p>1000011h</text:p>
          </table:table-cell>
        </table:table-row>
        <table:table-row table:style-name="ro1">
          <table:table-cell office:value-type="string">
            <text:p>1000012h</text:p>
          </table:table-cell>
          <table:table-cell office:value-type="string">
            <text:p><text:s/>"D:\\dat\\stage\\stage_TS2\\sTS2_dat.bin"</text:p>
          </table:table-cell>
          <table:table-cell table:number-columns-repeated="3" office:value-type="string">
            <text:p>1000012h</text:p>
          </table:table-cell>
        </table:table-row>
        <table:table-row table:style-name="ro1">
          <table:table-cell office:value-type="string">
            <text:p>1000013h</text:p>
          </table:table-cell>
          <table:table-cell office:value-type="string">
            <text:p><text:s/>"D:\\dat\\stage\\stage_CP\\stage_CP.tpr"</text:p>
          </table:table-cell>
          <table:table-cell table:number-columns-repeated="3" office:value-type="string">
            <text:p>1000013h</text:p>
          </table:table-cell>
        </table:table-row>
        <table:table-row table:style-name="ro1">
          <table:table-cell office:value-type="string">
            <text:p>1000014h</text:p>
          </table:table-cell>
          <table:table-cell office:value-type="string">
            <text:p><text:s/>"D:\\dat\\stage\\stage_CP\\sCP_dat.bin"</text:p>
          </table:table-cell>
          <table:table-cell table:number-columns-repeated="3" office:value-type="string">
            <text:p>1000014h</text:p>
          </table:table-cell>
        </table:table-row>
        <table:table-row table:style-name="ro1">
          <table:table-cell office:value-type="string">
            <text:p>1000015h</text:p>
          </table:table-cell>
          <table:table-cell office:value-type="string">
            <text:p><text:s/>"D:\\dat\\stage\\stage_RN\\stage_RN.tpr"</text:p>
          </table:table-cell>
          <table:table-cell table:number-columns-repeated="3" office:value-type="string">
            <text:p>1000015h</text:p>
          </table:table-cell>
        </table:table-row>
        <table:table-row table:style-name="ro1">
          <table:table-cell office:value-type="string">
            <text:p>1000016h</text:p>
          </table:table-cell>
          <table:table-cell office:value-type="string">
            <text:p><text:s/>"D:\\dat\\stage\\stage_RN\\sRN_dat.bin"</text:p>
          </table:table-cell>
          <table:table-cell table:number-columns-repeated="3" office:value-type="string">
            <text:p>1000016h</text:p>
          </table:table-cell>
        </table:table-row>
        <table:table-row table:style-name="ro1">
          <table:table-cell office:value-type="string">
            <text:p>1000017h</text:p>
          </table:table-cell>
          <table:table-cell office:value-type="string">
            <text:p><text:s/>"D:\\dat\\stage\\stage_PRO\\stage_PRO.tpr"</text:p>
          </table:table-cell>
          <table:table-cell table:number-columns-repeated="3" office:value-type="string">
            <text:p>1000017h</text:p>
          </table:table-cell>
        </table:table-row>
        <table:table-row table:style-name="ro1">
          <table:table-cell office:value-type="string">
            <text:p>1000018h</text:p>
          </table:table-cell>
          <table:table-cell office:value-type="string">
            <text:p><text:s/>"D:\\dat\\stage\\stage_PRO\\sPRO_dat.bin"</text:p>
          </table:table-cell>
          <table:table-cell table:number-columns-repeated="3" office:value-type="string">
            <text:p>1000018h</text:p>
          </table:table-cell>
        </table:table-row>
        <table:table-row table:style-name="ro1">
          <table:table-cell office:value-type="string">
            <text:p>1000019h</text:p>
          </table:table-cell>
          <table:table-cell office:value-type="string">
            <text:p><text:s/>"D:\\dat\\stage\\stage_KYO\\stage_KYO.tpr"</text:p>
          </table:table-cell>
          <table:table-cell table:number-columns-repeated="3" office:value-type="string">
            <text:p>1000019h</text:p>
          </table:table-cell>
        </table:table-row>
        <table:table-row table:style-name="ro1">
          <table:table-cell office:value-type="string">
            <text:p>100001Ah</text:p>
          </table:table-cell>
          <table:table-cell office:value-type="string">
            <text:p><text:s/>"D:\\dat\\stage\\stage_KYO\\sKYO_dat.bin"</text:p>
          </table:table-cell>
          <table:table-cell table:number-columns-repeated="3" office:value-type="string">
            <text:p>100001Ah</text:p>
          </table:table-cell>
        </table:table-row>
        <table:table-row table:style-name="ro1">
          <table:table-cell office:value-type="string">
            <text:p>100001Bh</text:p>
          </table:table-cell>
          <table:table-cell office:value-type="string">
            <text:p><text:s/>"D:\\dat\\stage\\stage_KYN\\stage_KYN.tpr"</text:p>
          </table:table-cell>
          <table:table-cell table:number-columns-repeated="3" office:value-type="string">
            <text:p>100001Bh</text:p>
          </table:table-cell>
        </table:table-row>
        <table:table-row table:style-name="ro1">
          <table:table-cell office:value-type="string">
            <text:p>100001Ch</text:p>
          </table:table-cell>
          <table:table-cell office:value-type="string">
            <text:p><text:s/>"D:\\dat\\stage\\stage_KYN\\sKYN_dat.bin"</text:p>
          </table:table-cell>
          <table:table-cell table:number-columns-repeated="3" office:value-type="string">
            <text:p>100001Ch</text:p>
          </table:table-cell>
        </table:table-row>
        <table:table-row table:style-name="ro1">
          <table:table-cell office:value-type="string">
            <text:p>100001Dh</text:p>
          </table:table-cell>
          <table:table-cell office:value-type="string">
            <text:p><text:s/>"D:\\dat\\stage\\stage_AQU\\stage_AQU.tpr"</text:p>
          </table:table-cell>
          <table:table-cell table:number-columns-repeated="3" office:value-type="string">
            <text:p>100001Dh</text:p>
          </table:table-cell>
        </table:table-row>
        <table:table-row table:style-name="ro1">
          <table:table-cell office:value-type="string">
            <text:p>100001Eh</text:p>
          </table:table-cell>
          <table:table-cell office:value-type="string">
            <text:p><text:s/>"D:\\dat\\stage\\stage_AQU\\sAQU_dat.bin"</text:p>
          </table:table-cell>
          <table:table-cell table:number-columns-repeated="3" office:value-type="string">
            <text:p>100001Eh</text:p>
          </table:table-cell>
        </table:table-row>
        <table:table-row table:style-name="ro1">
          <table:table-cell office:value-type="string">
            <text:p>100001Fh</text:p>
          </table:table-cell>
          <table:table-cell office:value-type="string">
            <text:p><text:s/>"D:\\dat\\stage\\stage_SAF\\stage_SAF.tpr"</text:p>
          </table:table-cell>
          <table:table-cell table:number-columns-repeated="3" office:value-type="string">
            <text:p>100001Fh</text:p>
          </table:table-cell>
        </table:table-row>
        <table:table-row table:style-name="ro1">
          <table:table-cell office:value-type="string">
            <text:p>1000020h</text:p>
          </table:table-cell>
          <table:table-cell office:value-type="string">
            <text:p><text:s/>"D:\\dat\\stage\\stage_SAF\\sSAF_dat.bin"</text:p>
          </table:table-cell>
          <table:table-cell table:number-columns-repeated="3" office:value-type="string">
            <text:p>1000020h</text:p>
          </table:table-cell>
        </table:table-row>
        <table:table-row table:style-name="ro1">
          <table:table-cell office:value-type="string">
            <text:p>1000021h</text:p>
          </table:table-cell>
          <table:table-cell office:value-type="string">
            <text:p><text:s/>"D:\\dat\\stage\\stage_BRI\\stage_BRI.tpr"</text:p>
          </table:table-cell>
          <table:table-cell table:number-columns-repeated="3" office:value-type="string">
            <text:p>1000021h</text:p>
          </table:table-cell>
        </table:table-row>
        <table:table-row table:style-name="ro1">
          <table:table-cell office:value-type="string">
            <text:p>1000022h</text:p>
          </table:table-cell>
          <table:table-cell office:value-type="string">
            <text:p><text:s/>"D:\\dat\\stage\\stage_BRI\\sBRI_dat.bin"</text:p>
          </table:table-cell>
          <table:table-cell table:number-columns-repeated="3" office:value-type="string">
            <text:p>1000022h</text:p>
          </table:table-cell>
        </table:table-row>
        <table:table-row table:style-name="ro1">
          <table:table-cell office:value-type="string">
            <text:p>1000023h</text:p>
          </table:table-cell>
          <table:table-cell office:value-type="string">
            <text:p><text:s/>"D:\\dat\\stage\\stage_POL\\stage_POL.tpr"</text:p>
          </table:table-cell>
          <table:table-cell table:number-columns-repeated="3" office:value-type="string">
            <text:p>1000023h</text:p>
          </table:table-cell>
        </table:table-row>
        <table:table-row table:style-name="ro1">
          <table:table-cell office:value-type="string">
            <text:p>1000024h</text:p>
          </table:table-cell>
          <table:table-cell office:value-type="string">
            <text:p><text:s/>"D:\\dat\\stage\\stage_POL\\sPOL_dat.bin"</text:p>
          </table:table-cell>
          <table:table-cell table:number-columns-repeated="3" office:value-type="string">
            <text:p>1000024h</text:p>
          </table:table-cell>
        </table:table-row>
        <table:table-row table:style-name="ro1">
          <table:table-cell office:value-type="string">
            <text:p>1000025h</text:p>
          </table:table-cell>
          <table:table-cell office:value-type="string">
            <text:p><text:s/>"D:\\dat\\stage\\stage_DAN\\stage_DAN.tpr"</text:p>
          </table:table-cell>
          <table:table-cell table:number-columns-repeated="3" office:value-type="string">
            <text:p>1000025h</text:p>
          </table:table-cell>
        </table:table-row>
        <table:table-row table:style-name="ro1">
          <table:table-cell office:value-type="string">
            <text:p>1000026h</text:p>
          </table:table-cell>
          <table:table-cell office:value-type="string">
            <text:p><text:s/>"D:\\dat\\stage\\stage_DAN\\sDAN_dat.bin"</text:p>
          </table:table-cell>
          <table:table-cell table:number-columns-repeated="3" office:value-type="string">
            <text:p>1000026h</text:p>
          </table:table-cell>
        </table:table-row>
        <table:table-row table:style-name="ro1">
          <table:table-cell office:value-type="string">
            <text:p>1000027h</text:p>
          </table:table-cell>
          <table:table-cell office:value-type="string">
            <text:p><text:s/>"D:\\dat\\stage\\stage_RAY\\stage_RAY.tpr"</text:p>
          </table:table-cell>
          <table:table-cell table:number-columns-repeated="3" office:value-type="string">
            <text:p>1000027h</text:p>
          </table:table-cell>
        </table:table-row>
        <table:table-row table:style-name="ro1">
          <table:table-cell office:value-type="string">
            <text:p>1000028h</text:p>
          </table:table-cell>
          <table:table-cell office:value-type="string">
            <text:p><text:s/>"D:\\dat\\stage\\stage_RAY\\sRAY_dat.bin"</text:p>
          </table:table-cell>
          <table:table-cell table:number-columns-repeated="3" office:value-type="string">
            <text:p>1000028h</text:p>
          </table:table-cell>
        </table:table-row>
        <table:table-row table:style-name="ro1">
          <table:table-cell office:value-type="string">
            <text:p>1000029h</text:p>
          </table:table-cell>
          <table:table-cell office:value-type="string">
            <text:p><text:s/>"D:\\dat\\stage\\stage_HEL\\stage_HEL.tpr"</text:p>
          </table:table-cell>
          <table:table-cell table:number-columns-repeated="3" office:value-type="string">
            <text:p>1000029h</text:p>
          </table:table-cell>
        </table:table-row>
        <table:table-row table:style-name="ro1">
          <table:table-cell office:value-type="string">
            <text:p>100002Ah</text:p>
          </table:table-cell>
          <table:table-cell office:value-type="string">
            <text:p><text:s/>"D:\\dat\\stage\\stage_HEL\\sHEL_dat.bin"</text:p>
          </table:table-cell>
          <table:table-cell table:number-columns-repeated="3" office:value-type="string">
            <text:p>100002Ah</text:p>
          </table:table-cell>
        </table:table-row>
        <table:table-row table:style-name="ro1">
          <table:table-cell office:value-type="string">
            <text:p>100002Bh</text:p>
          </table:table-cell>
          <table:table-cell office:value-type="string">
            <text:p><text:s/>"D:\\dat\\stage\\stage_BAB\\stage_BAB.tpr"</text:p>
          </table:table-cell>
          <table:table-cell table:number-columns-repeated="3" office:value-type="string">
            <text:p>100002Bh</text:p>
          </table:table-cell>
        </table:table-row>
        <table:table-row table:style-name="ro1">
          <table:table-cell office:value-type="string">
            <text:p>100002Ch</text:p>
          </table:table-cell>
          <table:table-cell office:value-type="string">
            <text:p><text:s/>"D:\\dat\\stage\\stage_BAB\\sBAB_dat.bin"</text:p>
          </table:table-cell>
          <table:table-cell table:number-columns-repeated="3" office:value-type="string">
            <text:p>100002Ch</text:p>
          </table:table-cell>
        </table:table-row>
        <table:table-row table:style-name="ro1">
          <table:table-cell office:value-type="string">
            <text:p>100002Dh</text:p>
          </table:table-cell>
          <table:table-cell office:value-type="string">
            <text:p><text:s/>"D:\\dat\\stage\\stage_TCR\\stage_TCR.tpr"</text:p>
          </table:table-cell>
          <table:table-cell table:number-columns-repeated="3" office:value-type="string">
            <text:p>100002Dh</text:p>
          </table:table-cell>
        </table:table-row>
        <table:table-row table:style-name="ro1">
          <table:table-cell office:value-type="string">
            <text:p>100002Eh</text:p>
          </table:table-cell>
          <table:table-cell office:value-type="string">
            <text:p><text:s/>"D:\\dat\\stage\\stage_TCR\\sTCR_dat.bin"</text:p>
          </table:table-cell>
          <table:table-cell table:number-columns-repeated="3" office:value-type="string">
            <text:p>100002Eh</text:p>
          </table:table-cell>
        </table:table-row>
        <table:table-row table:style-name="ro1">
          <table:table-cell office:value-type="string">
            <text:p>100002Fh</text:p>
          </table:table-cell>
          <table:table-cell office:value-type="string">
            <text:p><text:s/>"D:\\dat\\stage\\stage_KYR\\stage_KYR.tpr"</text:p>
          </table:table-cell>
          <table:table-cell table:number-columns-repeated="3" office:value-type="string">
            <text:p>100002Fh</text:p>
          </table:table-cell>
        </table:table-row>
        <table:table-row table:style-name="ro1">
          <table:table-cell office:value-type="string">
            <text:p>1000030h</text:p>
          </table:table-cell>
          <table:table-cell office:value-type="string">
            <text:p><text:s/>"D:\\dat\\stage\\stage_KYR\\sKYR_dat.bin"</text:p>
          </table:table-cell>
          <table:table-cell table:number-columns-repeated="3" office:value-type="string">
            <text:p>1000030h</text:p>
          </table:table-cell>
        </table:table-row>
        <table:table-row table:style-name="ro1">
          <table:table-cell office:value-type="string">
            <text:p>1000031h</text:p>
          </table:table-cell>
          <table:table-cell office:value-type="string">
            <text:p><text:s/>"D:\\dat\\stage\\stage_MDL\\stage_MDL.tpr"</text:p>
          </table:table-cell>
          <table:table-cell table:number-columns-repeated="3" office:value-type="string">
            <text:p>1000031h</text:p>
          </table:table-cell>
        </table:table-row>
        <table:table-row table:style-name="ro1">
          <table:table-cell office:value-type="string">
            <text:p>1000032h</text:p>
          </table:table-cell>
          <table:table-cell office:value-type="string">
            <text:p><text:s/>"D:\\dat\\stage\\stage_MDL\\sMDL_dat.bin"</text:p>
          </table:table-cell>
          <table:table-cell table:number-columns-repeated="3" office:value-type="string">
            <text:p>1000032h</text:p>
          </table:table-cell>
        </table:table-row>
        <table:table-row table:style-name="ro1">
          <table:table-cell office:value-type="string">
            <text:p>1000033h</text:p>
          </table:table-cell>
          <table:table-cell office:value-type="string">
            <text:p><text:s/>"D:\\dat\\stage\\stage_GL1\\stage_GL1.tpr"</text:p>
          </table:table-cell>
          <table:table-cell table:number-columns-repeated="3" office:value-type="string">
            <text:p>1000033h</text:p>
          </table:table-cell>
        </table:table-row>
        <table:table-row table:style-name="ro1">
          <table:table-cell office:value-type="string">
            <text:p>1000034h</text:p>
          </table:table-cell>
          <table:table-cell office:value-type="string">
            <text:p><text:s/>"D:\\dat\\stage\\stage_GL1\\sGL1_dat.bin"</text:p>
          </table:table-cell>
          <table:table-cell table:number-columns-repeated="3" office:value-type="string">
            <text:p>1000034h</text:p>
          </table:table-cell>
        </table:table-row>
        <table:table-row table:style-name="ro1">
          <table:table-cell office:value-type="string">
            <text:p>1000035h</text:p>
          </table:table-cell>
          <table:table-cell office:value-type="string">
            <text:p><text:s/>"D:\\dat\\stage\\stage_WAL\\stage_WAL.tpr"</text:p>
          </table:table-cell>
          <table:table-cell table:number-columns-repeated="3" office:value-type="string">
            <text:p>1000035h</text:p>
          </table:table-cell>
        </table:table-row>
        <table:table-row table:style-name="ro1">
          <table:table-cell office:value-type="string">
            <text:p>1000036h</text:p>
          </table:table-cell>
          <table:table-cell office:value-type="string">
            <text:p><text:s/>"D:\\dat\\stage\\stage_WAL\\sWAL_dat.bin"</text:p>
          </table:table-cell>
          <table:table-cell table:number-columns-repeated="3" office:value-type="string">
            <text:p>1000036h</text:p>
          </table:table-cell>
        </table:table-row>
        <table:table-row table:style-name="ro1">
          <table:table-cell office:value-type="string">
            <text:p>1000037h</text:p>
          </table:table-cell>
          <table:table-cell office:value-type="string">
            <text:p><text:s/>"D:\\dat\\stage\\stage_WL2\\stage_WL2.tpr"</text:p>
          </table:table-cell>
          <table:table-cell table:number-columns-repeated="3" office:value-type="string">
            <text:p>1000037h</text:p>
          </table:table-cell>
        </table:table-row>
        <table:table-row table:style-name="ro1">
          <table:table-cell office:value-type="string">
            <text:p>1000038h</text:p>
          </table:table-cell>
          <table:table-cell office:value-type="string">
            <text:p><text:s/>"D:\\dat\\stage\\stage_WL2\\sWL2_dat.bin"</text:p>
          </table:table-cell>
          <table:table-cell table:number-columns-repeated="3" office:value-type="string">
            <text:p>1000038h</text:p>
          </table:table-cell>
        </table:table-row>
        <table:table-row table:style-name="ro1">
          <table:table-cell office:value-type="string">
            <text:p>1000039h</text:p>
          </table:table-cell>
          <table:table-cell office:value-type="string">
            <text:p><text:s/>"D:\\dat\\stage\\stage_ST\\stage_ST.tpr"</text:p>
          </table:table-cell>
          <table:table-cell table:number-columns-repeated="3" office:value-type="string">
            <text:p>1000039h</text:p>
          </table:table-cell>
        </table:table-row>
        <table:table-row table:style-name="ro1">
          <table:table-cell office:value-type="string">
            <text:p>100003Ah</text:p>
          </table:table-cell>
          <table:table-cell office:value-type="string">
            <text:p><text:s/>"D:\\dat\\stage\\stage_ST\\sST_dat.bin"</text:p>
          </table:table-cell>
          <table:table-cell table:number-columns-repeated="3" office:value-type="string">
            <text:p>100003Ah</text:p>
          </table:table-cell>
        </table:table-row>
        <table:table-row table:style-name="ro1">
          <table:table-cell office:value-type="string">
            <text:p>100003Bh</text:p>
          </table:table-cell>
          <table:table-cell office:value-type="string">
            <text:p><text:s/>"D:\\dat\\stage\\stage_LOB\\stage_LOB.tpr"</text:p>
          </table:table-cell>
          <table:table-cell table:number-columns-repeated="3" office:value-type="string">
            <text:p>100003Bh</text:p>
          </table:table-cell>
        </table:table-row>
        <table:table-row table:style-name="ro1">
          <table:table-cell office:value-type="string">
            <text:p>100003Ch</text:p>
          </table:table-cell>
          <table:table-cell office:value-type="string">
            <text:p><text:s/>"D:\\dat\\stage\\stage_LOB\\sLOB_dat.bin"</text:p>
          </table:table-cell>
          <table:table-cell table:number-columns-repeated="3" office:value-type="string">
            <text:p>100003Ch</text:p>
          </table:table-cell>
        </table:table-row>
        <table:table-row table:style-name="ro1">
          <table:table-cell office:value-type="string">
            <text:p>100003Dh</text:p>
          </table:table-cell>
          <table:table-cell office:value-type="string">
            <text:p><text:s/>"D:\\dat\\stage\\stage_MT\\stage_MT.tpr"</text:p>
          </table:table-cell>
          <table:table-cell table:number-columns-repeated="3" office:value-type="string">
            <text:p>100003Dh</text:p>
          </table:table-cell>
        </table:table-row>
        <table:table-row table:style-name="ro1">
          <table:table-cell office:value-type="string">
            <text:p>100003Eh</text:p>
          </table:table-cell>
          <table:table-cell office:value-type="string">
            <text:p><text:s/>"D:\\dat\\stage\\stage_MT\\sMT_dat.bin"</text:p>
          </table:table-cell>
          <table:table-cell table:number-columns-repeated="3" office:value-type="string">
            <text:p>100003Eh</text:p>
          </table:table-cell>
        </table:table-row>
        <table:table-row table:style-name="ro1">
          <table:table-cell office:value-type="string">
            <text:p>100003Fh</text:p>
          </table:table-cell>
          <table:table-cell office:value-type="string">
            <text:p><text:s/>"D:\\dat\\stage\\stage_SNW\\stage_SNW.tpr"</text:p>
          </table:table-cell>
          <table:table-cell table:number-columns-repeated="3" office:value-type="string">
            <text:p>100003Fh</text:p>
          </table:table-cell>
        </table:table-row>
        <table:table-row table:style-name="ro1">
          <table:table-cell office:value-type="string">
            <text:p>1000040h</text:p>
          </table:table-cell>
          <table:table-cell office:value-type="string">
            <text:p><text:s/>"D:\\dat\\stage\\stage_SNW\\sSNW_dat.bin"</text:p>
          </table:table-cell>
          <table:table-cell table:number-columns-repeated="3" office:value-type="string">
            <text:p>1000040h</text:p>
          </table:table-cell>
        </table:table-row>
        <table:table-row table:style-name="ro1">
          <table:table-cell office:value-type="string">
            <text:p>1000041h</text:p>
          </table:table-cell>
          <table:table-cell office:value-type="string">
            <text:p><text:s/>"D:\\dat\\stage\\stage_SBE\\stage_SBE.tpr"</text:p>
          </table:table-cell>
          <table:table-cell table:number-columns-repeated="3" office:value-type="string">
            <text:p>1000041h</text:p>
          </table:table-cell>
        </table:table-row>
        <table:table-row table:style-name="ro1">
          <table:table-cell office:value-type="string">
            <text:p>1000042h</text:p>
          </table:table-cell>
          <table:table-cell office:value-type="string">
            <text:p><text:s/>"D:\\dat\\stage\\stage_SBE\\sSBE_dat.bin"</text:p>
          </table:table-cell>
          <table:table-cell table:number-columns-repeated="3" office:value-type="string">
            <text:p>1000042h</text:p>
          </table:table-cell>
        </table:table-row>
        <table:table-row table:style-name="ro1">
          <table:table-cell office:value-type="string">
            <text:p>9000000h</text:p>
          </table:table-cell>
          <table:table-cell office:value-type="string">
            <text:p><text:s/>"D:\\dat\\version\\spr_version.bin"</text:p>
          </table:table-cell>
          <table:table-cell table:number-columns-repeated="3" office:value-type="string">
            <text:p>9000000h</text:p>
          </table:table-cell>
        </table:table-row>
        <table:table-row table:style-name="ro1">
          <table:table-cell office:value-type="string">
            <text:p>9000001h</text:p>
          </table:table-cell>
          <table:table-cell office:value-type="string">
            <text:p><text:s/>"D:\\dat\\sprite\\base\\spBase.xpr"</text:p>
          </table:table-cell>
          <table:table-cell table:number-columns-repeated="3" office:value-type="string">
            <text:p>9000001h</text:p>
          </table:table-cell>
        </table:table-row>
        <table:table-row table:style-name="ro1">
          <table:table-cell office:value-type="string">
            <text:p>9000002h</text:p>
          </table:table-cell>
          <table:table-cell office:value-type="string">
            <text:p><text:s/>"D:\\dat\\sprite\\load\\spLoad.xpr"</text:p>
          </table:table-cell>
          <table:table-cell table:number-columns-repeated="3" office:value-type="string">
            <text:p>9000002h</text:p>
          </table:table-cell>
        </table:table-row>
        <table:table-row table:style-name="ro1">
          <table:table-cell office:value-type="string">
            <text:p>9000003h</text:p>
          </table:table-cell>
          <table:table-cell office:value-type="string">
            <text:p><text:s/>"D:\\dat\\sprite\\game\\spGameN.xpr"</text:p>
          </table:table-cell>
          <table:table-cell table:number-columns-repeated="3" office:value-type="string">
            <text:p>9000003h</text:p>
          </table:table-cell>
        </table:table-row>
        <table:table-row table:style-name="ro1">
          <table:table-cell office:value-type="string">
            <text:p>9000004h</text:p>
          </table:table-cell>
          <table:table-cell office:value-type="string">
            <text:p><text:s/>"D:\\dat\\sprite\\game\\spGameW.xpr"</text:p>
          </table:table-cell>
          <table:table-cell table:number-columns-repeated="3" office:value-type="string">
            <text:p>9000004h</text:p>
          </table:table-cell>
        </table:table-row>
        <table:table-row table:style-name="ro1">
          <table:table-cell office:value-type="string">
            <text:p>9000005h</text:p>
          </table:table-cell>
          <table:table-cell office:value-type="string">
            <text:p><text:s/>"D:\\dat\\sprite\\selcmn\\spSelcmn.xpr"</text:p>
          </table:table-cell>
          <table:table-cell table:number-columns-repeated="3" office:value-type="string">
            <text:p>9000005h</text:p>
          </table:table-cell>
        </table:table-row>
        <table:table-row table:style-name="ro1">
          <table:table-cell office:value-type="string">
            <text:p>9000006h</text:p>
          </table:table-cell>
          <table:table-cell office:value-type="string">
            <text:p><text:s/>"D:\\dat\\sprite\\modsel\\spModsel.xpr"</text:p>
          </table:table-cell>
          <table:table-cell table:number-columns-repeated="3" office:value-type="string">
            <text:p>9000006h</text:p>
          </table:table-cell>
        </table:table-row>
        <table:table-row table:style-name="ro1">
          <table:table-cell office:value-type="string">
            <text:p>9000007h</text:p>
          </table:table-cell>
          <table:table-cell office:value-type="string">
            <text:p><text:s/>"D:\\dat\\sprite\\modsel\\spModeW.xpr"</text:p>
          </table:table-cell>
          <table:table-cell table:number-columns-repeated="3" office:value-type="string">
            <text:p>9000007h</text:p>
          </table:table-cell>
        </table:table-row>
        <table:table-row table:style-name="ro1">
          <table:table-cell office:value-type="string">
            <text:p>9000008h</text:p>
          </table:table-cell>
          <table:table-cell office:value-type="string">
            <text:p><text:s/>"D:\\dat\\sprite\\chrsel\\spChrN.xpr"</text:p>
          </table:table-cell>
          <table:table-cell table:number-columns-repeated="3" office:value-type="string">
            <text:p>9000008h</text:p>
          </table:table-cell>
        </table:table-row>
        <table:table-row table:style-name="ro1">
          <table:table-cell office:value-type="string">
            <text:p>9000009h</text:p>
          </table:table-cell>
          <table:table-cell office:value-type="string">
            <text:p><text:s/>"D:\\dat\\sprite\\chrsel\\spChrW.xpr"</text:p>
          </table:table-cell>
          <table:table-cell table:number-columns-repeated="3" office:value-type="string">
            <text:p>9000009h</text:p>
          </table:table-cell>
        </table:table-row>
        <table:table-row table:style-name="ro1">
          <table:table-cell office:value-type="string">
            <text:p>900000Ah</text:p>
          </table:table-cell>
          <table:table-cell office:value-type="string">
            <text:p><text:s/>"D:\\dat\\sprite\\chrselBG\\spChrBG1.xpr"</text:p>
          </table:table-cell>
          <table:table-cell table:number-columns-repeated="3" office:value-type="string">
            <text:p>900000Ah</text:p>
          </table:table-cell>
        </table:table-row>
        <table:table-row table:style-name="ro1">
          <table:table-cell office:value-type="string">
            <text:p>900000Bh</text:p>
          </table:table-cell>
          <table:table-cell office:value-type="string">
            <text:p><text:s/>"D:\\dat\\sprite\\chrselBG\\spChrBG2.xpr"</text:p>
          </table:table-cell>
          <table:table-cell table:number-columns-repeated="3" office:value-type="string">
            <text:p>900000Bh</text:p>
          </table:table-cell>
        </table:table-row>
        <table:table-row table:style-name="ro1">
          <table:table-cell office:value-type="string">
            <text:p>900000Ch</text:p>
          </table:table-cell>
          <table:table-cell office:value-type="string">
            <text:p><text:s/>"D:\\dat\\sprite\\chrselBG\\spChrBG4.xpr"</text:p>
          </table:table-cell>
          <table:table-cell table:number-columns-repeated="3" office:value-type="string">
            <text:p>900000Ch</text:p>
          </table:table-cell>
        </table:table-row>
        <table:table-row table:style-name="ro1">
          <table:table-cell office:value-type="string">
            <text:p>900000Dh</text:p>
          </table:table-cell>
          <table:table-cell office:value-type="string">
            <text:p><text:s/>"D:\\dat\\sprite\\chrselBG\\spChrBG5.xpr"</text:p>
          </table:table-cell>
          <table:table-cell table:number-columns-repeated="3" office:value-type="string">
            <text:p>900000Dh</text:p>
          </table:table-cell>
        </table:table-row>
        <table:table-row table:style-name="ro1">
          <table:table-cell office:value-type="string">
            <text:p>900000Eh</text:p>
          </table:table-cell>
          <table:table-cell office:value-type="string">
            <text:p><text:s/>"D:\\dat\\sprite\\chrselBG\\spChrBG6.xpr"</text:p>
          </table:table-cell>
          <table:table-cell table:number-columns-repeated="3" office:value-type="string">
            <text:p>900000Eh</text:p>
          </table:table-cell>
        </table:table-row>
        <table:table-row table:style-name="ro1">
          <table:table-cell office:value-type="string">
            <text:p>900000Fh</text:p>
          </table:table-cell>
          <table:table-cell office:value-type="string">
            <text:p><text:s/>"D:\\dat\\sprite\\chrselBG\\spChrBG7.xpr"</text:p>
          </table:table-cell>
          <table:table-cell table:number-columns-repeated="3" office:value-type="string">
            <text:p>900000Fh</text:p>
          </table:table-cell>
        </table:table-row>
        <table:table-row table:style-name="ro1">
          <table:table-cell office:value-type="string">
            <text:p>9000010h</text:p>
          </table:table-cell>
          <table:table-cell office:value-type="string">
            <text:p><text:s/>"D:\\dat\\sprite\\stgsel\\spStgN.xpr"</text:p>
          </table:table-cell>
          <table:table-cell table:number-columns-repeated="3" office:value-type="string">
            <text:p>9000010h</text:p>
          </table:table-cell>
        </table:table-row>
        <table:table-row table:style-name="ro1">
          <table:table-cell office:value-type="string">
            <text:p>9000011h</text:p>
          </table:table-cell>
          <table:table-cell office:value-type="string">
            <text:p><text:s/>"D:\\dat\\sprite\\stgsel\\spStgW.xpr"</text:p>
          </table:table-cell>
          <table:table-cell table:number-columns-repeated="3" office:value-type="string">
            <text:p>9000011h</text:p>
          </table:table-cell>
        </table:table-row>
        <table:table-row table:style-name="ro1">
          <table:table-cell office:value-type="string">
            <text:p>9000012h</text:p>
          </table:table-cell>
          <table:table-cell office:value-type="string">
            <text:p><text:s/>"D:\\dat\\sprite\\logo\\spLogoN.xpr"</text:p>
          </table:table-cell>
          <table:table-cell table:number-columns-repeated="3" office:value-type="string">
            <text:p>9000012h</text:p>
          </table:table-cell>
        </table:table-row>
        <table:table-row table:style-name="ro1">
          <table:table-cell office:value-type="string">
            <text:p>9000013h</text:p>
          </table:table-cell>
          <table:table-cell office:value-type="string">
            <text:p><text:s/>"D:\\dat\\sprite\\logo\\spLogoW.xpr"</text:p>
          </table:table-cell>
          <table:table-cell table:number-columns-repeated="3" office:value-type="string">
            <text:p>9000013h</text:p>
          </table:table-cell>
        </table:table-row>
        <table:table-row table:style-name="ro1">
          <table:table-cell office:value-type="string">
            <text:p>9000014h</text:p>
          </table:table-cell>
          <table:table-cell office:value-type="string">
            <text:p><text:s/>"D:\\dat\\sprite\\pfile\\spPfileJ.xpr"</text:p>
          </table:table-cell>
          <table:table-cell table:number-columns-repeated="3" office:value-type="string">
            <text:p>9000014h</text:p>
          </table:table-cell>
        </table:table-row>
        <table:table-row table:style-name="ro1">
          <table:table-cell office:value-type="string">
            <text:p>9000015h</text:p>
          </table:table-cell>
          <table:table-cell office:value-type="string">
            <text:p><text:s/>"D:\\dat\\sprite\\pfile\\spPfileU.xpr"</text:p>
          </table:table-cell>
          <table:table-cell table:number-columns-repeated="3" office:value-type="string">
            <text:p>9000015h</text:p>
          </table:table-cell>
        </table:table-row>
        <table:table-row table:style-name="ro1">
          <table:table-cell office:value-type="string">
            <text:p>9000016h</text:p>
          </table:table-cell>
          <table:table-cell office:value-type="string">
            <text:p><text:s/>"D:\\dat\\sprite\\pfile\\spPfileF.xpr"</text:p>
          </table:table-cell>
          <table:table-cell table:number-columns-repeated="3" office:value-type="string">
            <text:p>9000016h</text:p>
          </table:table-cell>
        </table:table-row>
        <table:table-row table:style-name="ro1">
          <table:table-cell office:value-type="string">
            <text:p>9000017h</text:p>
          </table:table-cell>
          <table:table-cell office:value-type="string">
            <text:p><text:s/>"D:\\dat\\sprite\\pfile\\spPfileG.xpr"</text:p>
          </table:table-cell>
          <table:table-cell table:number-columns-repeated="3" office:value-type="string">
            <text:p>9000017h</text:p>
          </table:table-cell>
        </table:table-row>
        <table:table-row table:style-name="ro1">
          <table:table-cell office:value-type="string">
            <text:p>9000018h</text:p>
          </table:table-cell>
          <table:table-cell office:value-type="string">
            <text:p><text:s/>"D:\\dat\\sprite\\pfile\\spPfileI.xpr"</text:p>
          </table:table-cell>
          <table:table-cell table:number-columns-repeated="3" office:value-type="string">
            <text:p>9000018h</text:p>
          </table:table-cell>
        </table:table-row>
        <table:table-row table:style-name="ro1">
          <table:table-cell office:value-type="string">
            <text:p>9000019h</text:p>
          </table:table-cell>
          <table:table-cell office:value-type="string">
            <text:p><text:s/>"D:\\dat\\sprite\\pfile\\spPfileE.xpr"</text:p>
          </table:table-cell>
          <table:table-cell table:number-columns-repeated="3" office:value-type="string">
            <text:p>9000019h</text:p>
          </table:table-cell>
        </table:table-row>
        <table:table-row table:style-name="ro1">
          <table:table-cell office:value-type="string">
            <text:p>900001Ah</text:p>
          </table:table-cell>
          <table:table-cell office:value-type="string">
            <text:p><text:s/>"D:\\dat\\sprite\\pfile\\spPfileC.xpr"</text:p>
          </table:table-cell>
          <table:table-cell table:number-columns-repeated="3" office:value-type="string">
            <text:p>900001Ah</text:p>
          </table:table-cell>
        </table:table-row>
        <table:table-row table:style-name="ro1">
          <table:table-cell office:value-type="string">
            <text:p>900001Bh</text:p>
          </table:table-cell>
          <table:table-cell office:value-type="string">
            <text:p><text:s/>"D:\\dat\\sprite\\pfile\\spPfileK.xpr"</text:p>
          </table:table-cell>
          <table:table-cell table:number-columns-repeated="3" office:value-type="string">
            <text:p>900001Bh</text:p>
          </table:table-cell>
        </table:table-row>
        <table:table-row table:style-name="ro1">
          <table:table-cell office:value-type="string">
            <text:p>900001Ch</text:p>
          </table:table-cell>
          <table:table-cell office:value-type="string">
            <text:p><text:s/>"D:\\dat\\sprite\\ups\\spUpsN.xpr"</text:p>
          </table:table-cell>
          <table:table-cell table:number-columns-repeated="3" office:value-type="string">
            <text:p>900001Ch</text:p>
          </table:table-cell>
        </table:table-row>
        <table:table-row table:style-name="ro1">
          <table:table-cell office:value-type="string">
            <text:p>900001Dh</text:p>
          </table:table-cell>
          <table:table-cell office:value-type="string">
            <text:p><text:s/>"D:\\dat\\sprite\\ups\\spUpsW.xpr"</text:p>
          </table:table-cell>
          <table:table-cell table:number-columns-repeated="3" office:value-type="string">
            <text:p>900001Dh</text:p>
          </table:table-cell>
        </table:table-row>
        <table:table-row table:style-name="ro1">
          <table:table-cell office:value-type="string">
            <text:p>900001Eh</text:p>
          </table:table-cell>
          <table:table-cell office:value-type="string">
            <text:p><text:s/>"D:\\dat\\sprite\\live\\spLiveN.xpr"</text:p>
          </table:table-cell>
          <table:table-cell table:number-columns-repeated="3" office:value-type="string">
            <text:p>900001Eh</text:p>
          </table:table-cell>
        </table:table-row>
        <table:table-row table:style-name="ro1">
          <table:table-cell office:value-type="string">
            <text:p>900001Fh</text:p>
          </table:table-cell>
          <table:table-cell office:value-type="string">
            <text:p><text:s/>"D:\\dat\\sprite\\live\\spLiveW.xpr"</text:p>
          </table:table-cell>
          <table:table-cell table:number-columns-repeated="3" office:value-type="string">
            <text:p>900001Fh</text:p>
          </table:table-cell>
        </table:table-row>
        <table:table-row table:style-name="ro1">
          <table:table-cell office:value-type="string">
            <text:p>9000020h</text:p>
          </table:table-cell>
          <table:table-cell office:value-type="string">
            <text:p><text:s/>"D:\\dat\\sprite\\livemode\\spLvmodN.xpr"</text:p>
          </table:table-cell>
          <table:table-cell table:number-columns-repeated="3" office:value-type="string">
            <text:p>9000020h</text:p>
          </table:table-cell>
        </table:table-row>
        <table:table-row table:style-name="ro1">
          <table:table-cell office:value-type="string">
            <text:p>9000021h</text:p>
          </table:table-cell>
          <table:table-cell office:value-type="string">
            <text:p><text:s/>"D:\\dat\\sprite\\livemode\\spLvmodW.xpr"</text:p>
          </table:table-cell>
          <table:table-cell table:number-columns-repeated="3" office:value-type="string">
            <text:p>9000021h</text:p>
          </table:table-cell>
        </table:table-row>
        <table:table-row table:style-name="ro1">
          <table:table-cell office:value-type="string">
            <text:p>9000022h</text:p>
          </table:table-cell>
          <table:table-cell office:value-type="string">
            <text:p><text:s/>"D:\\dat\\sprite\\option\\spOption.xpr"</text:p>
          </table:table-cell>
          <table:table-cell table:number-columns-repeated="3" office:value-type="string">
            <text:p>9000022h</text:p>
          </table:table-cell>
        </table:table-row>
        <table:table-row table:style-name="ro1">
          <table:table-cell office:value-type="string">
            <text:p>9000023h</text:p>
          </table:table-cell>
          <table:table-cell office:value-type="string">
            <text:p><text:s/>"D:\\dat\\sprite\\optrnk\\spOptrnk.xpr"</text:p>
          </table:table-cell>
          <table:table-cell table:number-columns-repeated="3" office:value-type="string">
            <text:p>9000023h</text:p>
          </table:table-cell>
        </table:table-row>
        <table:table-row table:style-name="ro1">
          <table:table-cell office:value-type="string">
            <text:p>9000024h</text:p>
          </table:table-cell>
          <table:table-cell office:value-type="string">
            <text:p><text:s/>"D:\\dat\\sprite\\optkey\\spOptkey.xpr"</text:p>
          </table:table-cell>
          <table:table-cell table:number-columns-repeated="3" office:value-type="string">
            <text:p>9000024h</text:p>
          </table:table-cell>
        </table:table-row>
        <table:table-row table:style-name="ro1">
          <table:table-cell office:value-type="string">
            <text:p>9000025h</text:p>
          </table:table-cell>
          <table:table-cell office:value-type="string">
            <text:p><text:s/>"D:\\dat\\sprite\\warning\\spWarn.xpr"</text:p>
          </table:table-cell>
          <table:table-cell table:number-columns-repeated="3" office:value-type="string">
            <text:p>9000025h</text:p>
          </table:table-cell>
        </table:table-row>
        <table:table-row table:style-name="ro1">
          <table:table-cell office:value-type="string">
            <text:p>9000026h</text:p>
          </table:table-cell>
          <table:table-cell office:value-type="string">
            <text:p><text:s/>"D:\\dat\\sprite\\vs\\spVsN.xpr"</text:p>
          </table:table-cell>
          <table:table-cell table:number-columns-repeated="3" office:value-type="string">
            <text:p>9000026h</text:p>
          </table:table-cell>
        </table:table-row>
        <table:table-row table:style-name="ro1">
          <table:table-cell office:value-type="string">
            <text:p>9000027h</text:p>
          </table:table-cell>
          <table:table-cell office:value-type="string">
            <text:p><text:s/>"D:\\dat\\sprite\\vs\\spVsW.xpr"</text:p>
          </table:table-cell>
          <table:table-cell table:number-columns-repeated="3" office:value-type="string">
            <text:p>9000027h</text:p>
          </table:table-cell>
        </table:table-row>
        <table:table-row table:style-name="ro1">
          <table:table-cell office:value-type="string">
            <text:p>9000028h</text:p>
          </table:table-cell>
          <table:table-cell office:value-type="string">
            <text:p><text:s/>"D:\\dat\\sprite\\avatar\\spAvatar.xpr"</text:p>
          </table:table-cell>
          <table:table-cell table:number-columns-repeated="3" office:value-type="string">
            <text:p>9000028h</text:p>
          </table:table-cell>
        </table:table-row>
        <table:table-row table:style-name="ro1">
          <table:table-cell office:value-type="string">
            <text:p>9000029h</text:p>
          </table:table-cell>
          <table:table-cell office:value-type="string">
            <text:p><text:s/>"D:\\dat\\sprite\\movie\\spmovie.xpr"</text:p>
          </table:table-cell>
          <table:table-cell table:number-columns-repeated="3" office:value-type="string">
            <text:p>9000029h</text:p>
          </table:table-cell>
        </table:table-row>
        <table:table-row table:style-name="ro1">
          <table:table-cell office:value-type="string">
            <text:p>900002Ah</text:p>
          </table:table-cell>
          <table:table-cell office:value-type="string">
            <text:p><text:s/>"D:\\dat\\sprite\\cmdlst\\spCmdlst.xpr"</text:p>
          </table:table-cell>
          <table:table-cell table:number-columns-repeated="3" office:value-type="string">
            <text:p>900002Ah</text:p>
          </table:table-cell>
        </table:table-row>
        <table:table-row table:style-name="ro1">
          <table:table-cell office:value-type="string">
            <text:p>900002Bh</text:p>
          </table:table-cell>
          <table:table-cell office:value-type="string">
            <text:p><text:s/>"D:\\dat\\sprite\\zshop\\spZshop.xpr"</text:p>
          </table:table-cell>
          <table:table-cell table:number-columns-repeated="3" office:value-type="string">
            <text:p>900002Bh</text:p>
          </table:table-cell>
        </table:table-row>
        <table:table-row table:style-name="ro1">
          <table:table-cell office:value-type="string">
            <text:p>900002Ch</text:p>
          </table:table-cell>
          <table:table-cell office:value-type="string">
            <text:p><text:s/>"D:\\dat\\sprite\\avtcm\\spAvtcm.xpr"</text:p>
          </table:table-cell>
          <table:table-cell table:number-columns-repeated="3" office:value-type="string">
            <text:p>900002Ch</text:p>
          </table:table-cell>
        </table:table-row>
        <table:table-row table:style-name="ro1">
          <table:table-cell office:value-type="string">
            <text:p>900002Dh</text:p>
          </table:table-cell>
          <table:table-cell office:value-type="string">
            <text:p><text:s/>"D:\\dat\\sprite\\zsicon\\spZsicon.xpr"</text:p>
          </table:table-cell>
          <table:table-cell table:number-columns-repeated="3" office:value-type="string">
            <text:p>900002Dh</text:p>
          </table:table-cell>
        </table:table-row>
        <table:table-row table:style-name="ro1">
          <table:table-cell office:value-type="string">
            <text:p>900002Eh</text:p>
          </table:table-cell>
          <table:table-cell office:value-type="string">
            <text:p><text:s/>"D:\\dat\\sprite\\livesurv\\spLvsrvN.xpr"</text:p>
          </table:table-cell>
          <table:table-cell table:number-columns-repeated="3" office:value-type="string">
            <text:p>900002Eh</text:p>
          </table:table-cell>
        </table:table-row>
        <table:table-row table:style-name="ro1">
          <table:table-cell office:value-type="string">
            <text:p>900002Fh</text:p>
          </table:table-cell>
          <table:table-cell office:value-type="string">
            <text:p><text:s/>"D:\\dat\\sprite\\livesurv\\spLvsrvW.xpr"</text:p>
          </table:table-cell>
          <table:table-cell table:number-columns-repeated="3" office:value-type="string">
            <text:p>900002Fh</text:p>
          </table:table-cell>
        </table:table-row>
        <table:table-row table:style-name="ro1">
          <table:table-cell office:value-type="string">
            <text:p>9000030h</text:p>
          </table:table-cell>
          <table:table-cell office:value-type="string">
            <text:p><text:s/>"D:\\dat\\sprite\\photo\\spPhoto.xpr"</text:p>
          </table:table-cell>
          <table:table-cell table:number-columns-repeated="3" office:value-type="string">
            <text:p>9000030h</text:p>
          </table:table-cell>
        </table:table-row>
        <table:table-row table:style-name="ro1">
          <table:table-cell office:value-type="string">
            <text:p>9000031h</text:p>
          </table:table-cell>
          <table:table-cell office:value-type="string">
            <text:p><text:s/>"D:\\dat\\sprite\\btlrec\\spBtRecN.xpr"</text:p>
          </table:table-cell>
          <table:table-cell table:number-columns-repeated="3" office:value-type="string">
            <text:p>9000031h</text:p>
          </table:table-cell>
        </table:table-row>
        <table:table-row table:style-name="ro1">
          <table:table-cell office:value-type="string">
            <text:p>9000032h</text:p>
          </table:table-cell>
          <table:table-cell office:value-type="string">
            <text:p><text:s/>"D:\\dat\\sprite\\btlrec\\spBtRecW.xpr"</text:p>
          </table:table-cell>
          <table:table-cell table:number-columns-repeated="3" office:value-type="string">
            <text:p>9000032h</text:p>
          </table:table-cell>
        </table:table-row>
        <table:table-row table:style-name="ro1">
          <table:table-cell office:value-type="string">
            <text:p>9000033h</text:p>
          </table:table-cell>
          <table:table-cell office:value-type="string">
            <text:p><text:s/>"D:\\dat\\sprite\\plypnl\\spPlypnl.xpr"</text:p>
          </table:table-cell>
          <table:table-cell table:number-columns-repeated="3" office:value-type="string">
            <text:p>9000033h</text:p>
          </table:table-cell>
        </table:table-row>
        <table:table-row table:style-name="ro1">
          <table:table-cell office:value-type="string">
            <text:p>9000034h</text:p>
          </table:table-cell>
          <table:table-cell office:value-type="string">
            <text:p><text:s/>"D:\\dat\\sprite\\test\\spTest.xpr"</text:p>
          </table:table-cell>
          <table:table-cell table:number-columns-repeated="3" office:value-type="string">
            <text:p>9000034h</text:p>
          </table:table-cell>
        </table:table-row>
        <table:table-row table:style-name="ro1">
          <table:table-cell office:value-type="string">
            <text:p>8000000h</text:p>
          </table:table-cell>
          <table:table-cell office:value-type="string">
            <text:p><text:s/>"D:\\dat\\version\\snd_version.bin"</text:p>
          </table:table-cell>
          <table:table-cell table:number-columns-repeated="3" office:value-type="string">
            <text:p>8000000h</text:p>
          </table:table-cell>
        </table:table-row>
        <table:table-row table:style-name="ro1">
          <table:table-cell office:value-type="string">
            <text:p>8000001h</text:p>
          </table:table-cell>
          <table:table-cell office:value-type="string">
            <text:p><text:s/>"D:\\Sound\\system_se.xwb"</text:p>
          </table:table-cell>
          <table:table-cell table:number-columns-repeated="3" office:value-type="string">
            <text:p>8000001h</text:p>
          </table:table-cell>
        </table:table-row>
        <table:table-row table:style-name="ro1">
          <table:table-cell office:value-type="string">
            <text:p>8000002h</text:p>
          </table:table-cell>
          <table:table-cell office:value-type="string">
            <text:p><text:s/>"D:\\Sound\\system_se.xsb"</text:p>
          </table:table-cell>
          <table:table-cell table:number-columns-repeated="3" office:value-type="string">
            <text:p>8000002h</text:p>
          </table:table-cell>
        </table:table-row>
        <table:table-row table:style-name="ro1">
          <table:table-cell office:value-type="string">
            <text:p>8000003h</text:p>
          </table:table-cell>
          <table:table-cell office:value-type="string">
            <text:p><text:s/>"D:\\Sound\\bgm_stream.xsb"</text:p>
          </table:table-cell>
          <table:table-cell table:number-columns-repeated="3" office:value-type="string">
            <text:p>8000003h</text:p>
          </table:table-cell>
        </table:table-row>
        <table:table-row table:style-name="ro1">
          <table:table-cell office:value-type="string">
            <text:p>8000004h</text:p>
          </table:table-cell>
          <table:table-cell office:value-type="string">
            <text:p><text:s/>"D:\\Sound\\voice_sys.xsb"</text:p>
          </table:table-cell>
          <table:table-cell table:number-columns-repeated="3" office:value-type="string">
            <text:p>8000004h</text:p>
          </table:table-cell>
        </table:table-row>
        <table:table-row table:style-name="ro1">
          <table:table-cell office:value-type="string">
            <text:p>8000005h</text:p>
          </table:table-cell>
          <table:table-cell office:value-type="string">
            <text:p><text:s/>"D:\\Sound\\voice_stream_male.xsb"</text:p>
          </table:table-cell>
          <table:table-cell table:number-columns-repeated="3" office:value-type="string">
            <text:p>8000005h</text:p>
          </table:table-cell>
        </table:table-row>
        <table:table-row table:style-name="ro1">
          <table:table-cell office:value-type="string">
            <text:p>8000006h</text:p>
          </table:table-cell>
          <table:table-cell office:value-type="string">
            <text:p><text:s/>"D:\\Sound\\voice_stream_female.xsb"</text:p>
          </table:table-cell>
          <table:table-cell table:number-columns-repeated="3" office:value-type="string">
            <text:p>8000006h</text:p>
          </table:table-cell>
        </table:table-row>
        <table:table-row table:style-name="ro1">
          <table:table-cell office:value-type="string">
            <text:p>8000007h</text:p>
          </table:table-cell>
          <table:table-cell office:value-type="string">
            <text:p><text:s/>"D:\\Sound\\voice_zac.xwb"</text:p>
          </table:table-cell>
          <table:table-cell table:number-columns-repeated="3" office:value-type="string">
            <text:p>8000007h</text:p>
          </table:table-cell>
        </table:table-row>
        <table:table-row table:style-name="ro1">
          <table:table-cell office:value-type="string">
            <text:p>8000008h</text:p>
          </table:table-cell>
          <table:table-cell office:value-type="string">
            <text:p><text:s/>"D:\\Sound\\voice_zac.xsb"</text:p>
          </table:table-cell>
          <table:table-cell table:number-columns-repeated="3" office:value-type="string">
            <text:p>8000008h</text:p>
          </table:table-cell>
        </table:table-row>
        <table:table-row table:style-name="ro1">
          <table:table-cell office:value-type="string">
            <text:p>8000009h</text:p>
          </table:table-cell>
          <table:table-cell office:value-type="string">
            <text:p><text:s/>"D:\\Sound\\voice_tin.xwb"</text:p>
          </table:table-cell>
          <table:table-cell table:number-columns-repeated="3" office:value-type="string">
            <text:p>8000009h</text:p>
          </table:table-cell>
        </table:table-row>
        <table:table-row table:style-name="ro1">
          <table:table-cell office:value-type="string">
            <text:p>800000Ah</text:p>
          </table:table-cell>
          <table:table-cell office:value-type="string">
            <text:p><text:s/>"D:\\Sound\\voice_tin.xsb"</text:p>
          </table:table-cell>
          <table:table-cell table:number-columns-repeated="3" office:value-type="string">
            <text:p>800000Ah</text:p>
          </table:table-cell>
        </table:table-row>
        <table:table-row table:style-name="ro1">
          <table:table-cell office:value-type="string">
            <text:p>800000Bh</text:p>
          </table:table-cell>
          <table:table-cell office:value-type="string">
            <text:p><text:s/>"D:\\Sound\\voice_jan.xwb"</text:p>
          </table:table-cell>
          <table:table-cell table:number-columns-repeated="3" office:value-type="string">
            <text:p>800000Bh</text:p>
          </table:table-cell>
        </table:table-row>
        <table:table-row table:style-name="ro1">
          <table:table-cell office:value-type="string">
            <text:p>800000Ch</text:p>
          </table:table-cell>
          <table:table-cell office:value-type="string">
            <text:p><text:s/>"D:\\Sound\\voice_jan.xsb"</text:p>
          </table:table-cell>
          <table:table-cell table:number-columns-repeated="3" office:value-type="string">
            <text:p>800000Ch</text:p>
          </table:table-cell>
        </table:table-row>
        <table:table-row table:style-name="ro1">
          <table:table-cell office:value-type="string">
            <text:p>800000Dh</text:p>
          </table:table-cell>
          <table:table-cell office:value-type="string">
            <text:p><text:s/>"D:\\Sound\\voice_ein.xwb"</text:p>
          </table:table-cell>
          <table:table-cell table:number-columns-repeated="3" office:value-type="string">
            <text:p>800000Dh</text:p>
          </table:table-cell>
        </table:table-row>
        <table:table-row table:style-name="ro1">
          <table:table-cell office:value-type="string">
            <text:p>800000Eh</text:p>
          </table:table-cell>
          <table:table-cell office:value-type="string">
            <text:p><text:s/>"D:\\Sound\\voice_ein.xsb"</text:p>
          </table:table-cell>
          <table:table-cell table:number-columns-repeated="3" office:value-type="string">
            <text:p>800000Eh</text:p>
          </table:table-cell>
        </table:table-row>
        <table:table-row table:style-name="ro1">
          <table:table-cell office:value-type="string">
            <text:p>800000Fh</text:p>
          </table:table-cell>
          <table:table-cell office:value-type="string">
            <text:p><text:s/>"D:\\Sound\\voice_ryu.xwb"</text:p>
          </table:table-cell>
          <table:table-cell table:number-columns-repeated="3" office:value-type="string">
            <text:p>800000Fh</text:p>
          </table:table-cell>
        </table:table-row>
        <table:table-row table:style-name="ro1">
          <table:table-cell office:value-type="string">
            <text:p>8000010h</text:p>
          </table:table-cell>
          <table:table-cell office:value-type="string">
            <text:p><text:s/>"D:\\Sound\\voice_ryu.xsb"</text:p>
          </table:table-cell>
          <table:table-cell table:number-columns-repeated="3" office:value-type="string">
            <text:p>8000010h</text:p>
          </table:table-cell>
        </table:table-row>
        <table:table-row table:style-name="ro1">
          <table:table-cell office:value-type="string">
            <text:p>8000011h</text:p>
          </table:table-cell>
          <table:table-cell office:value-type="string">
            <text:p><text:s/>"D:\\Sound\\voice_kas.xwb"</text:p>
          </table:table-cell>
          <table:table-cell table:number-columns-repeated="3" office:value-type="string">
            <text:p>8000011h</text:p>
          </table:table-cell>
        </table:table-row>
        <table:table-row table:style-name="ro1">
          <table:table-cell office:value-type="string">
            <text:p>8000012h</text:p>
          </table:table-cell>
          <table:table-cell office:value-type="string">
            <text:p><text:s/>"D:\\Sound\\voice_kas.xsb"</text:p>
          </table:table-cell>
          <table:table-cell table:number-columns-repeated="3" office:value-type="string">
            <text:p>8000012h</text:p>
          </table:table-cell>
        </table:table-row>
        <table:table-row table:style-name="ro1">
          <table:table-cell office:value-type="string">
            <text:p>8000013h</text:p>
          </table:table-cell>
          <table:table-cell office:value-type="string">
            <text:p><text:s/>"D:\\Sound\\voice_gen.xwb"</text:p>
          </table:table-cell>
          <table:table-cell table:number-columns-repeated="3" office:value-type="string">
            <text:p>8000013h</text:p>
          </table:table-cell>
        </table:table-row>
        <table:table-row table:style-name="ro1">
          <table:table-cell office:value-type="string">
            <text:p>8000014h</text:p>
          </table:table-cell>
          <table:table-cell office:value-type="string">
            <text:p><text:s/>"D:\\Sound\\voice_gen.xsb"</text:p>
          </table:table-cell>
          <table:table-cell table:number-columns-repeated="3" office:value-type="string">
            <text:p>8000014h</text:p>
          </table:table-cell>
        </table:table-row>
        <table:table-row table:style-name="ro1">
          <table:table-cell office:value-type="string">
            <text:p>8000015h</text:p>
          </table:table-cell>
          <table:table-cell office:value-type="string">
            <text:p><text:s/>"D:\\Sound\\voice_hel.xwb"</text:p>
          </table:table-cell>
          <table:table-cell table:number-columns-repeated="3" office:value-type="string">
            <text:p>8000015h</text:p>
          </table:table-cell>
        </table:table-row>
        <table:table-row table:style-name="ro1">
          <table:table-cell office:value-type="string">
            <text:p>8000016h</text:p>
          </table:table-cell>
          <table:table-cell office:value-type="string">
            <text:p><text:s/>"D:\\Sound\\voice_hel.xsb"</text:p>
          </table:table-cell>
          <table:table-cell table:number-columns-repeated="3" office:value-type="string">
            <text:p>8000016h</text:p>
          </table:table-cell>
        </table:table-row>
        <table:table-row table:style-name="ro1">
          <table:table-cell office:value-type="string">
            <text:p>8000017h</text:p>
          </table:table-cell>
          <table:table-cell office:value-type="string">
            <text:p><text:s/>"D:\\Sound\\voice_leo.xwb"</text:p>
          </table:table-cell>
          <table:table-cell table:number-columns-repeated="3" office:value-type="string">
            <text:p>8000017h</text:p>
          </table:table-cell>
        </table:table-row>
        <table:table-row table:style-name="ro1">
          <table:table-cell office:value-type="string">
            <text:p>8000018h</text:p>
          </table:table-cell>
          <table:table-cell office:value-type="string">
            <text:p><text:s/>"D:\\Sound\\voice_leo.xsb"</text:p>
          </table:table-cell>
          <table:table-cell table:number-columns-repeated="3" office:value-type="string">
            <text:p>8000018h</text:p>
          </table:table-cell>
        </table:table-row>
        <table:table-row table:style-name="ro1">
          <table:table-cell office:value-type="string">
            <text:p>8000019h</text:p>
          </table:table-cell>
          <table:table-cell office:value-type="string">
            <text:p><text:s/>"D:\\Sound\\voice_bas.xwb"</text:p>
          </table:table-cell>
          <table:table-cell table:number-columns-repeated="3" office:value-type="string">
            <text:p>8000019h</text:p>
          </table:table-cell>
        </table:table-row>
        <table:table-row table:style-name="ro1">
          <table:table-cell office:value-type="string">
            <text:p>800001Ah</text:p>
          </table:table-cell>
          <table:table-cell office:value-type="string">
            <text:p><text:s/>"D:\\Sound\\voice_bas.xsb"</text:p>
          </table:table-cell>
          <table:table-cell table:number-columns-repeated="3" office:value-type="string">
            <text:p>800001Ah</text:p>
          </table:table-cell>
        </table:table-row>
        <table:table-row table:style-name="ro1">
          <table:table-cell office:value-type="string">
            <text:p>800001Bh</text:p>
          </table:table-cell>
          <table:table-cell office:value-type="string">
            <text:p><text:s/>"D:\\Sound\\voice_lei.xwb"</text:p>
          </table:table-cell>
          <table:table-cell table:number-columns-repeated="3" office:value-type="string">
            <text:p>800001Bh</text:p>
          </table:table-cell>
        </table:table-row>
        <table:table-row table:style-name="ro1">
          <table:table-cell office:value-type="string">
            <text:p>800001Ch</text:p>
          </table:table-cell>
          <table:table-cell office:value-type="string">
            <text:p><text:s/>"D:\\Sound\\voice_lei.xsb"</text:p>
          </table:table-cell>
          <table:table-cell table:number-columns-repeated="3" office:value-type="string">
            <text:p>800001Ch</text:p>
          </table:table-cell>
        </table:table-row>
        <table:table-row table:style-name="ro1">
          <table:table-cell office:value-type="string">
            <text:p>800001Dh</text:p>
          </table:table-cell>
          <table:table-cell office:value-type="string">
            <text:p><text:s/>"D:\\Sound\\voice_aya.xwb"</text:p>
          </table:table-cell>
          <table:table-cell table:number-columns-repeated="3" office:value-type="string">
            <text:p>800001Dh</text:p>
          </table:table-cell>
        </table:table-row>
        <table:table-row table:style-name="ro1">
          <table:table-cell office:value-type="string">
            <text:p>800001Eh</text:p>
          </table:table-cell>
          <table:table-cell office:value-type="string">
            <text:p><text:s/>"D:\\Sound\\voice_aya.xsb"</text:p>
          </table:table-cell>
          <table:table-cell table:number-columns-repeated="3" office:value-type="string">
            <text:p>800001Eh</text:p>
          </table:table-cell>
        </table:table-row>
        <table:table-row table:style-name="ro1">
          <table:table-cell office:value-type="string">
            <text:p>800001Fh</text:p>
          </table:table-cell>
          <table:table-cell office:value-type="string">
            <text:p><text:s/>"D:\\Sound\\voice_tng.xwb"</text:p>
          </table:table-cell>
          <table:table-cell table:number-columns-repeated="3" office:value-type="string">
            <text:p>800001Fh</text:p>
          </table:table-cell>
        </table:table-row>
        <table:table-row table:style-name="ro1">
          <table:table-cell office:value-type="string">
            <text:p>8000020h</text:p>
          </table:table-cell>
          <table:table-cell office:value-type="string">
            <text:p><text:s/>"D:\\Sound\\voice_tng.xsb"</text:p>
          </table:table-cell>
          <table:table-cell table:number-columns-repeated="3" office:value-type="string">
            <text:p>8000020h</text:p>
          </table:table-cell>
        </table:table-row>
        <table:table-row table:style-name="ro1">
          <table:table-cell office:value-type="string">
            <text:p>8000021h</text:p>
          </table:table-cell>
          <table:table-cell office:value-type="string">
            <text:p><text:s/>"D:\\Sound\\voice_bay.xwb"</text:p>
          </table:table-cell>
          <table:table-cell table:number-columns-repeated="3" office:value-type="string">
            <text:p>8000021h</text:p>
          </table:table-cell>
        </table:table-row>
        <table:table-row table:style-name="ro1">
          <table:table-cell office:value-type="string">
            <text:p>8000022h</text:p>
          </table:table-cell>
          <table:table-cell office:value-type="string">
            <text:p><text:s/>"D:\\Sound\\voice_bay.xsb"</text:p>
          </table:table-cell>
          <table:table-cell table:number-columns-repeated="3" office:value-type="string">
            <text:p>8000022h</text:p>
          </table:table-cell>
        </table:table-row>
        <table:table-row table:style-name="ro1">
          <table:table-cell office:value-type="string">
            <text:p>8000023h</text:p>
          </table:table-cell>
          <table:table-cell office:value-type="string">
            <text:p><text:s/>"D:\\Sound\\voice_kor.xwb"</text:p>
          </table:table-cell>
          <table:table-cell table:number-columns-repeated="3" office:value-type="string">
            <text:p>8000023h</text:p>
          </table:table-cell>
        </table:table-row>
        <table:table-row table:style-name="ro1">
          <table:table-cell office:value-type="string">
            <text:p>8000024h</text:p>
          </table:table-cell>
          <table:table-cell office:value-type="string">
            <text:p><text:s/>"D:\\Sound\\voice_kor.xsb"</text:p>
          </table:table-cell>
          <table:table-cell table:number-columns-repeated="3" office:value-type="string">
            <text:p>8000024h</text:p>
          </table:table-cell>
        </table:table-row>
        <table:table-row table:style-name="ro1">
          <table:table-cell office:value-type="string">
            <text:p>8000025h</text:p>
          </table:table-cell>
          <table:table-cell office:value-type="string">
            <text:p><text:s/>"D:\\Sound\\voice_hyt.xwb"</text:p>
          </table:table-cell>
          <table:table-cell table:number-columns-repeated="3" office:value-type="string">
            <text:p>8000025h</text:p>
          </table:table-cell>
        </table:table-row>
        <table:table-row table:style-name="ro1">
          <table:table-cell office:value-type="string">
            <text:p>8000026h</text:p>
          </table:table-cell>
          <table:table-cell office:value-type="string">
            <text:p><text:s/>"D:\\Sound\\voice_hyt.xsb"</text:p>
          </table:table-cell>
          <table:table-cell table:number-columns-repeated="3" office:value-type="string">
            <text:p>8000026h</text:p>
          </table:table-cell>
        </table:table-row>
        <table:table-row table:style-name="ro1">
          <table:table-cell office:value-type="string">
            <text:p>8000027h</text:p>
          </table:table-cell>
          <table:table-cell office:value-type="string">
            <text:p><text:s/>"D:\\Sound\\voice_bra.xwb"</text:p>
          </table:table-cell>
          <table:table-cell table:number-columns-repeated="3" office:value-type="string">
            <text:p>8000027h</text:p>
          </table:table-cell>
        </table:table-row>
        <table:table-row table:style-name="ro1">
          <table:table-cell office:value-type="string">
            <text:p>8000028h</text:p>
          </table:table-cell>
          <table:table-cell office:value-type="string">
            <text:p><text:s/>"D:\\Sound\\voice_bra.xsb"</text:p>
          </table:table-cell>
          <table:table-cell table:number-columns-repeated="3" office:value-type="string">
            <text:p>8000028h</text:p>
          </table:table-cell>
        </table:table-row>
        <table:table-row table:style-name="ro1">
          <table:table-cell office:value-type="string">
            <text:p>8000029h</text:p>
          </table:table-cell>
          <table:table-cell office:value-type="string">
            <text:p><text:s/>"D:\\Sound\\voice_cri.xwb"</text:p>
          </table:table-cell>
          <table:table-cell table:number-columns-repeated="3" office:value-type="string">
            <text:p>8000029h</text:p>
          </table:table-cell>
        </table:table-row>
        <table:table-row table:style-name="ro1">
          <table:table-cell office:value-type="string">
            <text:p>800002Ah</text:p>
          </table:table-cell>
          <table:table-cell office:value-type="string">
            <text:p><text:s/>"D:\\Sound\\voice_cri.xsb"</text:p>
          </table:table-cell>
          <table:table-cell table:number-columns-repeated="3" office:value-type="string">
            <text:p>800002Ah</text:p>
          </table:table-cell>
        </table:table-row>
        <table:table-row table:style-name="ro1">
          <table:table-cell office:value-type="string">
            <text:p>800002Bh</text:p>
          </table:table-cell>
          <table:table-cell office:value-type="string">
            <text:p><text:s/>"D:\\Sound\\voice_hak.xwb"</text:p>
          </table:table-cell>
          <table:table-cell table:number-columns-repeated="3" office:value-type="string">
            <text:p>800002Bh</text:p>
          </table:table-cell>
        </table:table-row>
        <table:table-row table:style-name="ro1">
          <table:table-cell office:value-type="string">
            <text:p>800002Ch</text:p>
          </table:table-cell>
          <table:table-cell office:value-type="string">
            <text:p><text:s/>"D:\\Sound\\voice_hak.xsb"</text:p>
          </table:table-cell>
          <table:table-cell table:number-columns-repeated="3" office:value-type="string">
            <text:p>800002Ch</text:p>
          </table:table-cell>
        </table:table-row>
        <table:table-row table:style-name="ro1">
          <table:table-cell office:value-type="string">
            <text:p>800002Dh</text:p>
          </table:table-cell>
          <table:table-cell office:value-type="string">
            <text:p><text:s/>"D:\\Sound\\voice_boy.xwb"</text:p>
          </table:table-cell>
          <table:table-cell table:number-columns-repeated="3" office:value-type="string">
            <text:p>800002Dh</text:p>
          </table:table-cell>
        </table:table-row>
        <table:table-row table:style-name="ro1">
          <table:table-cell office:value-type="string">
            <text:p>800002Eh</text:p>
          </table:table-cell>
          <table:table-cell office:value-type="string">
            <text:p><text:s/>"D:\\Sound\\voice_boy.xsb"</text:p>
          </table:table-cell>
          <table:table-cell table:number-columns-repeated="3" office:value-type="string">
            <text:p>800002Eh</text:p>
          </table:table-cell>
        </table:table-row>
        <table:table-row table:style-name="ro1">
          <table:table-cell office:value-type="string">
            <text:p>800002Fh</text:p>
          </table:table-cell>
          <table:table-cell office:value-type="string">
            <text:p><text:s/>"D:\\Sound\\voice_lis.xwb"</text:p>
          </table:table-cell>
          <table:table-cell table:number-columns-repeated="3" office:value-type="string">
            <text:p>800002Fh</text:p>
          </table:table-cell>
        </table:table-row>
        <table:table-row table:style-name="ro1">
          <table:table-cell office:value-type="string">
            <text:p>8000030h</text:p>
          </table:table-cell>
          <table:table-cell office:value-type="string">
            <text:p><text:s/>"D:\\Sound\\voice_lis.xsb"</text:p>
          </table:table-cell>
          <table:table-cell table:number-columns-repeated="3" office:value-type="string">
            <text:p>8000030h</text:p>
          </table:table-cell>
        </table:table-row>
        <table:table-row table:style-name="ro1">
          <table:table-cell office:value-type="string">
            <text:p>8000031h</text:p>
          </table:table-cell>
          <table:table-cell office:value-type="string">
            <text:p><text:s/>"D:\\Sound\\voice_alp.xwb"</text:p>
          </table:table-cell>
          <table:table-cell table:number-columns-repeated="3" office:value-type="string">
            <text:p>8000031h</text:p>
          </table:table-cell>
        </table:table-row>
        <table:table-row table:style-name="ro1">
          <table:table-cell office:value-type="string">
            <text:p>8000032h</text:p>
          </table:table-cell>
          <table:table-cell office:value-type="string">
            <text:p><text:s/>"D:\\Sound\\voice_alp.xsb"</text:p>
          </table:table-cell>
          <table:table-cell table:number-columns-repeated="3" office:value-type="string">
            <text:p>8000032h</text:p>
          </table:table-cell>
        </table:table-row>
        <table:table-row table:style-name="ro1">
          <table:table-cell office:value-type="string">
            <text:p>8000033h</text:p>
          </table:table-cell>
          <table:table-cell office:value-type="string">
            <text:p><text:s/>"D:\\Sound\\voice_spa.xwb"</text:p>
          </table:table-cell>
          <table:table-cell table:number-columns-repeated="3" office:value-type="string">
            <text:p>8000033h</text:p>
          </table:table-cell>
        </table:table-row>
        <table:table-row table:style-name="ro1">
          <table:table-cell office:value-type="string">
            <text:p>8000034h</text:p>
          </table:table-cell>
          <table:table-cell office:value-type="string">
            <text:p><text:s/>"D:\\Sound\\voice_spa.xsb"</text:p>
          </table:table-cell>
          <table:table-cell table:number-columns-repeated="3" office:value-type="string">
            <text:p>8000034h</text:p>
          </table:table-cell>
        </table:table-row>
        <table:table-row table:style-name="ro1">
          <table:table-cell office:value-type="string">
            <text:p>8000035h</text:p>
          </table:table-cell>
          <table:table-cell office:value-type="string">
            <text:p><text:s/>"D:\\Sound\\stage_test.xwb"</text:p>
          </table:table-cell>
          <table:table-cell table:number-columns-repeated="3" office:value-type="string">
            <text:p>8000035h</text:p>
          </table:table-cell>
        </table:table-row>
        <table:table-row table:style-name="ro1">
          <table:table-cell office:value-type="string">
            <text:p>8000036h</text:p>
          </table:table-cell>
          <table:table-cell office:value-type="string">
            <text:p><text:s/>"D:\\Sound\\stage_test.xsb"</text:p>
          </table:table-cell>
          <table:table-cell table:number-columns-repeated="3" office:value-type="string">
            <text:p>8000036h</text:p>
          </table:table-cell>
        </table:table-row>
        <table:table-row table:style-name="ro1">
          <table:table-cell office:value-type="string">
            <text:p>8000037h</text:p>
          </table:table-cell>
          <table:table-cell office:value-type="string">
            <text:p><text:s/>"D:\\Sound\\stage_ds.xwb"</text:p>
          </table:table-cell>
          <table:table-cell table:number-columns-repeated="3" office:value-type="string">
            <text:p>8000037h</text:p>
          </table:table-cell>
        </table:table-row>
        <table:table-row table:style-name="ro1">
          <table:table-cell office:value-type="string">
            <text:p>8000038h</text:p>
          </table:table-cell>
          <table:table-cell office:value-type="string">
            <text:p><text:s/>"D:\\Sound\\stage_ds.xsb"</text:p>
          </table:table-cell>
          <table:table-cell table:number-columns-repeated="3" office:value-type="string">
            <text:p>8000038h</text:p>
          </table:table-cell>
        </table:table-row>
        <table:table-row table:style-name="ro1">
          <table:table-cell office:value-type="string">
            <text:p>8000039h</text:p>
          </table:table-cell>
          <table:table-cell office:value-type="string">
            <text:p><text:s/>"D:\\Sound\\stage_bo.xwb"</text:p>
          </table:table-cell>
          <table:table-cell table:number-columns-repeated="3" office:value-type="string">
            <text:p>8000039h</text:p>
          </table:table-cell>
        </table:table-row>
        <table:table-row table:style-name="ro1">
          <table:table-cell office:value-type="string">
            <text:p>800003Ah</text:p>
          </table:table-cell>
          <table:table-cell office:value-type="string">
            <text:p><text:s/>"D:\\Sound\\stage_bo.xsb"</text:p>
          </table:table-cell>
          <table:table-cell table:number-columns-repeated="3" office:value-type="string">
            <text:p>800003Ah</text:p>
          </table:table-cell>
        </table:table-row>
        <table:table-row table:style-name="ro1">
          <table:table-cell office:value-type="string">
            <text:p>800003Bh</text:p>
          </table:table-cell>
          <table:table-cell office:value-type="string">
            <text:p><text:s/>"D:\\Sound\\stage_tc.xwb"</text:p>
          </table:table-cell>
          <table:table-cell table:number-columns-repeated="3" office:value-type="string">
            <text:p>800003Bh</text:p>
          </table:table-cell>
        </table:table-row>
        <table:table-row table:style-name="ro1">
          <table:table-cell office:value-type="string">
            <text:p>800003Ch</text:p>
          </table:table-cell>
          <table:table-cell office:value-type="string">
            <text:p><text:s/>"D:\\Sound\\stage_tc.xsb"</text:p>
          </table:table-cell>
          <table:table-cell table:number-columns-repeated="3" office:value-type="string">
            <text:p>800003Ch</text:p>
          </table:table-cell>
        </table:table-row>
        <table:table-row table:style-name="ro1">
          <table:table-cell office:value-type="string">
            <text:p>800003Dh</text:p>
          </table:table-cell>
          <table:table-cell office:value-type="string">
            <text:p><text:s/>"D:\\Sound\\stage_mk.xwb"</text:p>
          </table:table-cell>
          <table:table-cell table:number-columns-repeated="3" office:value-type="string">
            <text:p>800003Dh</text:p>
          </table:table-cell>
        </table:table-row>
        <table:table-row table:style-name="ro1">
          <table:table-cell office:value-type="string">
            <text:p>800003Eh</text:p>
          </table:table-cell>
          <table:table-cell office:value-type="string">
            <text:p><text:s/>"D:\\Sound\\stage_mk.xsb"</text:p>
          </table:table-cell>
          <table:table-cell table:number-columns-repeated="3" office:value-type="string">
            <text:p>800003Eh</text:p>
          </table:table-cell>
        </table:table-row>
        <table:table-row table:style-name="ro1">
          <table:table-cell office:value-type="string">
            <text:p>800003Fh</text:p>
          </table:table-cell>
          <table:table-cell office:value-type="string">
            <text:p><text:s/>"D:\\Sound\\stage_ny.xwb"</text:p>
          </table:table-cell>
          <table:table-cell table:number-columns-repeated="3" office:value-type="string">
            <text:p>800003Fh</text:p>
          </table:table-cell>
        </table:table-row>
        <table:table-row table:style-name="ro1">
          <table:table-cell office:value-type="string">
            <text:p>8000040h</text:p>
          </table:table-cell>
          <table:table-cell office:value-type="string">
            <text:p><text:s/>"D:\\Sound\\stage_ny.xsb"</text:p>
          </table:table-cell>
          <table:table-cell table:number-columns-repeated="3" office:value-type="string">
            <text:p>8000040h</text:p>
          </table:table-cell>
        </table:table-row>
        <table:table-row table:style-name="ro1">
          <table:table-cell office:value-type="string">
            <text:p>8000041h</text:p>
          </table:table-cell>
          <table:table-cell office:value-type="string">
            <text:p><text:s/>"D:\\Sound\\stage_ts.xwb"</text:p>
          </table:table-cell>
          <table:table-cell table:number-columns-repeated="3" office:value-type="string">
            <text:p>8000041h</text:p>
          </table:table-cell>
        </table:table-row>
        <table:table-row table:style-name="ro1">
          <table:table-cell office:value-type="string">
            <text:p>8000042h</text:p>
          </table:table-cell>
          <table:table-cell office:value-type="string">
            <text:p><text:s/>"D:\\Sound\\stage_ts.xsb"</text:p>
          </table:table-cell>
          <table:table-cell table:number-columns-repeated="3" office:value-type="string">
            <text:p>8000042h</text:p>
          </table:table-cell>
        </table:table-row>
        <table:table-row table:style-name="ro1">
          <table:table-cell office:value-type="string">
            <text:p>8000043h</text:p>
          </table:table-cell>
          <table:table-cell office:value-type="string">
            <text:p><text:s/>"D:\\Sound\\stage_cp.xwb"</text:p>
          </table:table-cell>
          <table:table-cell table:number-columns-repeated="3" office:value-type="string">
            <text:p>8000043h</text:p>
          </table:table-cell>
        </table:table-row>
        <table:table-row table:style-name="ro1">
          <table:table-cell office:value-type="string">
            <text:p>8000044h</text:p>
          </table:table-cell>
          <table:table-cell office:value-type="string">
            <text:p><text:s/>"D:\\Sound\\stage_cp.xsb"</text:p>
          </table:table-cell>
          <table:table-cell table:number-columns-repeated="3" office:value-type="string">
            <text:p>8000044h</text:p>
          </table:table-cell>
        </table:table-row>
        <table:table-row table:style-name="ro1">
          <table:table-cell office:value-type="string">
            <text:p>8000045h</text:p>
          </table:table-cell>
          <table:table-cell office:value-type="string">
            <text:p><text:s/>"D:\\Sound\\stage_rn.xwb"</text:p>
          </table:table-cell>
          <table:table-cell table:number-columns-repeated="3" office:value-type="string">
            <text:p>8000045h</text:p>
          </table:table-cell>
        </table:table-row>
        <table:table-row table:style-name="ro1">
          <table:table-cell office:value-type="string">
            <text:p>8000046h</text:p>
          </table:table-cell>
          <table:table-cell office:value-type="string">
            <text:p><text:s/>"D:\\Sound\\stage_rn.xsb"</text:p>
          </table:table-cell>
          <table:table-cell table:number-columns-repeated="3" office:value-type="string">
            <text:p>8000046h</text:p>
          </table:table-cell>
        </table:table-row>
        <table:table-row table:style-name="ro1">
          <table:table-cell office:value-type="string">
            <text:p>8000047h</text:p>
          </table:table-cell>
          <table:table-cell office:value-type="string">
            <text:p><text:s/>"D:\\Sound\\stage_pro.xwb"</text:p>
          </table:table-cell>
          <table:table-cell table:number-columns-repeated="3" office:value-type="string">
            <text:p>8000047h</text:p>
          </table:table-cell>
        </table:table-row>
        <table:table-row table:style-name="ro1">
          <table:table-cell office:value-type="string">
            <text:p>8000048h</text:p>
          </table:table-cell>
          <table:table-cell office:value-type="string">
            <text:p><text:s/>"D:\\Sound\\stage_pro.xsb"</text:p>
          </table:table-cell>
          <table:table-cell table:number-columns-repeated="3" office:value-type="string">
            <text:p>8000048h</text:p>
          </table:table-cell>
        </table:table-row>
        <table:table-row table:style-name="ro1">
          <table:table-cell office:value-type="string">
            <text:p>8000049h</text:p>
          </table:table-cell>
          <table:table-cell office:value-type="string">
            <text:p><text:s/>"D:\\Sound\\stage_kyo.xwb"</text:p>
          </table:table-cell>
          <table:table-cell table:number-columns-repeated="3" office:value-type="string">
            <text:p>8000049h</text:p>
          </table:table-cell>
        </table:table-row>
        <table:table-row table:style-name="ro1">
          <table:table-cell office:value-type="string">
            <text:p>800004Ah</text:p>
          </table:table-cell>
          <table:table-cell office:value-type="string">
            <text:p><text:s/>"D:\\Sound\\stage_kyo.xsb"</text:p>
          </table:table-cell>
          <table:table-cell table:number-columns-repeated="3" office:value-type="string">
            <text:p>800004Ah</text:p>
          </table:table-cell>
        </table:table-row>
        <table:table-row table:style-name="ro1">
          <table:table-cell office:value-type="string">
            <text:p>800004Bh</text:p>
          </table:table-cell>
          <table:table-cell office:value-type="string">
            <text:p><text:s/>"D:\\Sound\\stage_saf.xwb"</text:p>
          </table:table-cell>
          <table:table-cell table:number-columns-repeated="3" office:value-type="string">
            <text:p>800004Bh</text:p>
          </table:table-cell>
        </table:table-row>
        <table:table-row table:style-name="ro1">
          <table:table-cell office:value-type="string">
            <text:p>800004Ch</text:p>
          </table:table-cell>
          <table:table-cell office:value-type="string">
            <text:p><text:s/>"D:\\Sound\\stage_saf.xsb"</text:p>
          </table:table-cell>
          <table:table-cell table:number-columns-repeated="3" office:value-type="string">
            <text:p>800004Ch</text:p>
          </table:table-cell>
        </table:table-row>
        <table:table-row table:style-name="ro1">
          <table:table-cell office:value-type="string">
            <text:p>800004Dh</text:p>
          </table:table-cell>
          <table:table-cell office:value-type="string">
            <text:p><text:s/>"D:\\Sound\\stage_bri.xwb"</text:p>
          </table:table-cell>
          <table:table-cell table:number-columns-repeated="3" office:value-type="string">
            <text:p>800004Dh</text:p>
          </table:table-cell>
        </table:table-row>
        <table:table-row table:style-name="ro1">
          <table:table-cell office:value-type="string">
            <text:p>800004Eh</text:p>
          </table:table-cell>
          <table:table-cell office:value-type="string">
            <text:p><text:s/>"D:\\Sound\\stage_bri.xsb"</text:p>
          </table:table-cell>
          <table:table-cell table:number-columns-repeated="3" office:value-type="string">
            <text:p>800004Eh</text:p>
          </table:table-cell>
        </table:table-row>
        <table:table-row table:style-name="ro1">
          <table:table-cell office:value-type="string">
            <text:p>800004Fh</text:p>
          </table:table-cell>
          <table:table-cell office:value-type="string">
            <text:p><text:s/>"D:\\Sound\\stage_kyn.xwb"</text:p>
          </table:table-cell>
          <table:table-cell table:number-columns-repeated="3" office:value-type="string">
            <text:p>800004Fh</text:p>
          </table:table-cell>
        </table:table-row>
        <table:table-row table:style-name="ro1">
          <table:table-cell office:value-type="string">
            <text:p>8000050h</text:p>
          </table:table-cell>
          <table:table-cell office:value-type="string">
            <text:p><text:s/>"D:\\Sound\\stage_kyn.xsb"</text:p>
          </table:table-cell>
          <table:table-cell table:number-columns-repeated="3" office:value-type="string">
            <text:p>8000050h</text:p>
          </table:table-cell>
        </table:table-row>
        <table:table-row table:style-name="ro1">
          <table:table-cell office:value-type="string">
            <text:p>8000051h</text:p>
          </table:table-cell>
          <table:table-cell office:value-type="string">
            <text:p><text:s/>"D:\\Sound\\stage_ray.xwb"</text:p>
          </table:table-cell>
          <table:table-cell table:number-columns-repeated="3" office:value-type="string">
            <text:p>8000051h</text:p>
          </table:table-cell>
        </table:table-row>
        <table:table-row table:style-name="ro1">
          <table:table-cell office:value-type="string">
            <text:p>8000052h</text:p>
          </table:table-cell>
          <table:table-cell office:value-type="string">
            <text:p><text:s/>"D:\\Sound\\stage_ray.xsb"</text:p>
          </table:table-cell>
          <table:table-cell table:number-columns-repeated="3" office:value-type="string">
            <text:p>8000052h</text:p>
          </table:table-cell>
        </table:table-row>
        <table:table-row table:style-name="ro1">
          <table:table-cell office:value-type="string">
            <text:p>8000053h</text:p>
          </table:table-cell>
          <table:table-cell office:value-type="string">
            <text:p><text:s/>"D:\\Sound\\stage_hel.xwb"</text:p>
          </table:table-cell>
          <table:table-cell table:number-columns-repeated="3" office:value-type="string">
            <text:p>8000053h</text:p>
          </table:table-cell>
        </table:table-row>
        <table:table-row table:style-name="ro1">
          <table:table-cell office:value-type="string">
            <text:p>8000054h</text:p>
          </table:table-cell>
          <table:table-cell office:value-type="string">
            <text:p><text:s/>"D:\\Sound\\stage_hel.xsb"</text:p>
          </table:table-cell>
          <table:table-cell table:number-columns-repeated="3" office:value-type="string">
            <text:p>8000054h</text:p>
          </table:table-cell>
        </table:table-row>
        <table:table-row table:style-name="ro1">
          <table:table-cell office:value-type="string">
            <text:p>8000055h</text:p>
          </table:table-cell>
          <table:table-cell office:value-type="string">
            <text:p><text:s/>"D:\\Sound\\stage_tcr.xwb"</text:p>
          </table:table-cell>
          <table:table-cell table:number-columns-repeated="3" office:value-type="string">
            <text:p>8000055h</text:p>
          </table:table-cell>
        </table:table-row>
        <table:table-row table:style-name="ro1">
          <table:table-cell office:value-type="string">
            <text:p>8000056h</text:p>
          </table:table-cell>
          <table:table-cell office:value-type="string">
            <text:p><text:s/>"D:\\Sound\\stage_tcr.xsb"</text:p>
          </table:table-cell>
          <table:table-cell table:number-columns-repeated="3" office:value-type="string">
            <text:p>8000056h</text:p>
          </table:table-cell>
        </table:table-row>
        <table:table-row table:style-name="ro1">
          <table:table-cell office:value-type="string">
            <text:p>8000057h</text:p>
          </table:table-cell>
          <table:table-cell office:value-type="string">
            <text:p><text:s/>"D:\\Sound\\stage_kyr.xwb"</text:p>
          </table:table-cell>
          <table:table-cell table:number-columns-repeated="3" office:value-type="string">
            <text:p>8000057h</text:p>
          </table:table-cell>
        </table:table-row>
        <table:table-row table:style-name="ro1">
          <table:table-cell office:value-type="string">
            <text:p>8000058h</text:p>
          </table:table-cell>
          <table:table-cell office:value-type="string">
            <text:p><text:s/>"D:\\Sound\\stage_kyr.xsb"</text:p>
          </table:table-cell>
          <table:table-cell table:number-columns-repeated="3" office:value-type="string">
            <text:p>8000058h</text:p>
          </table:table-cell>
        </table:table-row>
        <table:table-row table:style-name="ro2">
          <table:table-cell office:value-type="string">
            <text:p>8000059h</text:p>
          </table:table-cell>
          <table:table-cell office:value-type="string">
            <text:p><text:s/>"D:\\Sound\\con_ks1.xwb"</text:p>
          </table:table-cell>
          <table:table-cell table:number-columns-repeated="3" office:value-type="string">
            <text:p>8000059h</text:p>
          </table:table-cell>
        </table:table-row>
        <table:table-row table:style-name="ro2">
          <table:table-cell office:value-type="string">
            <text:p>800005Ah</text:p>
          </table:table-cell>
          <table:table-cell office:value-type="string">
            <text:p><text:s/>"D:\\Sound\\con_ks1.xwb"</text:p>
          </table:table-cell>
          <table:table-cell table:number-columns-repeated="3" office:value-type="string">
            <text:p>800005Ah</text:p>
          </table:table-cell>
        </table:table-row>
        <table:table-row table:style-name="ro2">
          <table:table-cell office:value-type="string">
            <text:p>800005Bh</text:p>
          </table:table-cell>
          <table:table-cell office:value-type="string">
            <text:p><text:s/>"D:\\Sound\\con_ks2.xwb"</text:p>
          </table:table-cell>
          <table:table-cell table:number-columns-repeated="3" office:value-type="string">
            <text:p>800005Bh</text:p>
          </table:table-cell>
        </table:table-row>
        <table:table-row table:style-name="ro2">
          <table:table-cell office:value-type="string">
            <text:p>800005Ch</text:p>
          </table:table-cell>
          <table:table-cell office:value-type="string">
            <text:p><text:s/>"D:\\Sound\\con_ks3.xwb"</text:p>
          </table:table-cell>
          <table:table-cell table:number-columns-repeated="3" office:value-type="string">
            <text:p>800005Ch</text:p>
          </table:table-cell>
        </table:table-row>
        <table:table-row table:style-name="ro2">
          <table:table-cell office:value-type="string">
            <text:p>800005Dh</text:p>
          </table:table-cell>
          <table:table-cell office:value-type="string">
            <text:p><text:s/>"D:\\Sound\\con_ay2.xwb"</text:p>
          </table:table-cell>
          <table:table-cell table:number-columns-repeated="3" office:value-type="string">
            <text:p>800005Dh</text:p>
          </table:table-cell>
        </table:table-row>
        <table:table-row table:style-name="ro2">
          <table:table-cell office:value-type="string">
            <text:p>800005Eh</text:p>
          </table:table-cell>
          <table:table-cell office:value-type="string">
            <text:p><text:s/>"D:\\Sound\\con_ay3.xwb"</text:p>
          </table:table-cell>
          <table:table-cell table:number-columns-repeated="3" office:value-type="string">
            <text:p>800005Eh</text:p>
          </table:table-cell>
        </table:table-row>
        <table:table-row table:style-name="ro2">
          <table:table-cell office:value-type="string">
            <text:p>800005Fh</text:p>
          </table:table-cell>
          <table:table-cell office:value-type="string">
            <text:p><text:s/>"D:\\Sound\\con_ry1.xwb"</text:p>
          </table:table-cell>
          <table:table-cell table:number-columns-repeated="3" office:value-type="string">
            <text:p>800005Fh</text:p>
          </table:table-cell>
        </table:table-row>
        <table:table-row table:style-name="ro2">
          <table:table-cell office:value-type="string">
            <text:p>8000060h</text:p>
          </table:table-cell>
          <table:table-cell office:value-type="string">
            <text:p><text:s/>"D:\\Sound\\con_ry2.xwb"</text:p>
          </table:table-cell>
          <table:table-cell table:number-columns-repeated="3" office:value-type="string">
            <text:p>8000060h</text:p>
          </table:table-cell>
        </table:table-row>
        <table:table-row table:style-name="ro2">
          <table:table-cell office:value-type="string">
            <text:p>8000061h</text:p>
          </table:table-cell>
          <table:table-cell office:value-type="string">
            <text:p><text:s/>"D:\\Sound\\con_ry3.xwb"</text:p>
          </table:table-cell>
          <table:table-cell table:number-columns-repeated="3" office:value-type="string">
            <text:p>8000061h</text:p>
          </table:table-cell>
        </table:table-row>
        <table:table-row table:style-name="ro2">
          <table:table-cell office:value-type="string">
            <text:p>8000062h</text:p>
          </table:table-cell>
          <table:table-cell office:value-type="string">
            <text:p><text:s/>"D:\\Sound\\con_hy1.xwb"</text:p>
          </table:table-cell>
          <table:table-cell table:number-columns-repeated="3" office:value-type="string">
            <text:p>8000062h</text:p>
          </table:table-cell>
        </table:table-row>
        <table:table-row table:style-name="ro2">
          <table:table-cell office:value-type="string">
            <text:p>8000063h</text:p>
          </table:table-cell>
          <table:table-cell office:value-type="string">
            <text:p><text:s/>"D:\\Sound\\con_hy2.xwb"</text:p>
          </table:table-cell>
          <table:table-cell table:number-columns-repeated="3" office:value-type="string">
            <text:p>8000063h</text:p>
          </table:table-cell>
        </table:table-row>
        <table:table-row table:style-name="ro2">
          <table:table-cell office:value-type="string">
            <text:p>8000064h</text:p>
          </table:table-cell>
          <table:table-cell office:value-type="string">
            <text:p><text:s/>"D:\\Sound\\con_hy3.xwb"</text:p>
          </table:table-cell>
          <table:table-cell table:number-columns-repeated="3" office:value-type="string">
            <text:p>8000064h</text:p>
          </table:table-cell>
        </table:table-row>
        <table:table-row table:style-name="ro2">
          <table:table-cell office:value-type="string">
            <text:p>8000065h</text:p>
          </table:table-cell>
          <table:table-cell office:value-type="string">
            <text:p><text:s/>"D:\\Sound\\con_tn2.xwb"</text:p>
          </table:table-cell>
          <table:table-cell table:number-columns-repeated="3" office:value-type="string">
            <text:p>8000065h</text:p>
          </table:table-cell>
        </table:table-row>
        <table:table-row table:style-name="ro2">
          <table:table-cell office:value-type="string">
            <text:p>8000066h</text:p>
          </table:table-cell>
          <table:table-cell office:value-type="string">
            <text:p><text:s/>"D:\\Sound\\con_le2.xwb"</text:p>
          </table:table-cell>
          <table:table-cell table:number-columns-repeated="3" office:value-type="string">
            <text:p>8000066h</text:p>
          </table:table-cell>
        </table:table-row>
        <table:table-row table:style-name="ro2">
          <table:table-cell office:value-type="string">
            <text:p>8000067h</text:p>
          </table:table-cell>
          <table:table-cell office:value-type="string">
            <text:p><text:s/>"D:\\Sound\\con_le3.xwb"</text:p>
          </table:table-cell>
          <table:table-cell table:number-columns-repeated="3" office:value-type="string">
            <text:p>8000067h</text:p>
          </table:table-cell>
        </table:table-row>
        <table:table-row table:style-name="ro2">
          <table:table-cell office:value-type="string">
            <text:p>8000068h</text:p>
          </table:table-cell>
          <table:table-cell office:value-type="string">
            <text:p><text:s/>"D:\\Sound\\con_ba1.xwb"</text:p>
          </table:table-cell>
          <table:table-cell table:number-columns-repeated="3" office:value-type="string">
            <text:p>8000068h</text:p>
          </table:table-cell>
        </table:table-row>
        <table:table-row table:style-name="ro1">
          <table:table-cell office:value-type="string">
            <text:p>8000069h</text:p>
          </table:table-cell>
          <table:table-cell office:value-type="string">
            <text:p><text:s/>"D:\\Sound\\con_ba1_tn.xwb"</text:p>
          </table:table-cell>
          <table:table-cell table:number-columns-repeated="3" office:value-type="string">
            <text:p>8000069h</text:p>
          </table:table-cell>
        </table:table-row>
        <table:table-row table:style-name="ro1">
          <table:table-cell office:value-type="string">
            <text:p>800006Ah</text:p>
          </table:table-cell>
          <table:table-cell office:value-type="string">
            <text:p><text:s/>"D:\\Sound\\con_ba1_ba.xwb"</text:p>
          </table:table-cell>
          <table:table-cell table:number-columns-repeated="3" office:value-type="string">
            <text:p>800006Ah</text:p>
          </table:table-cell>
        </table:table-row>
        <table:table-row table:style-name="ro1">
          <table:table-cell office:value-type="string">
            <text:p>800006Bh</text:p>
          </table:table-cell>
          <table:table-cell office:value-type="string">
            <text:p><text:s/>"D:\\Sound\\con_ba1_br.xwb"</text:p>
          </table:table-cell>
          <table:table-cell table:number-columns-repeated="3" office:value-type="string">
            <text:p>800006Bh</text:p>
          </table:table-cell>
        </table:table-row>
        <table:table-row table:style-name="ro2">
          <table:table-cell office:value-type="string">
            <text:p>800006Ch</text:p>
          </table:table-cell>
          <table:table-cell office:value-type="string">
            <text:p><text:s/>"D:\\Sound\\con_ba2.xwb"</text:p>
          </table:table-cell>
          <table:table-cell table:number-columns-repeated="3" office:value-type="string">
            <text:p>800006Ch</text:p>
          </table:table-cell>
        </table:table-row>
        <table:table-row table:style-name="ro2">
          <table:table-cell office:value-type="string">
            <text:p>800006Dh</text:p>
          </table:table-cell>
          <table:table-cell office:value-type="string">
            <text:p><text:s/>"D:\\Sound\\con_jn3.xwb"</text:p>
          </table:table-cell>
          <table:table-cell table:number-columns-repeated="3" office:value-type="string">
            <text:p>800006Dh</text:p>
          </table:table-cell>
        </table:table-row>
        <table:table-row table:style-name="ro2">
          <table:table-cell office:value-type="string">
            <text:p>800006Eh</text:p>
          </table:table-cell>
          <table:table-cell office:value-type="string">
            <text:p><text:s/>"D:\\Sound\\con_by2.xwb"</text:p>
          </table:table-cell>
          <table:table-cell table:number-columns-repeated="3" office:value-type="string">
            <text:p>800006Eh</text:p>
          </table:table-cell>
        </table:table-row>
        <table:table-row table:style-name="ro2">
          <table:table-cell office:value-type="string">
            <text:p>800006Fh</text:p>
          </table:table-cell>
          <table:table-cell office:value-type="string">
            <text:p><text:s/>"D:\\Sound\\con_by3.xwb"</text:p>
          </table:table-cell>
          <table:table-cell table:number-columns-repeated="3" office:value-type="string">
            <text:p>800006Fh</text:p>
          </table:table-cell>
        </table:table-row>
        <table:table-row table:style-name="ro2">
          <table:table-cell office:value-type="string">
            <text:p>8000070h</text:p>
          </table:table-cell>
          <table:table-cell office:value-type="string">
            <text:p><text:s/>"D:\\Sound\\con_zk1.xwb"</text:p>
          </table:table-cell>
          <table:table-cell table:number-columns-repeated="3" office:value-type="string">
            <text:p>8000070h</text:p>
          </table:table-cell>
        </table:table-row>
        <table:table-row table:style-name="ro2">
          <table:table-cell office:value-type="string">
            <text:p>8000071h</text:p>
          </table:table-cell>
          <table:table-cell office:value-type="string">
            <text:p><text:s/>"D:\\Sound\\con_zk2.xwb"</text:p>
          </table:table-cell>
          <table:table-cell table:number-columns-repeated="3" office:value-type="string">
            <text:p>8000071h</text:p>
          </table:table-cell>
        </table:table-row>
        <table:table-row table:style-name="ro2">
          <table:table-cell office:value-type="string">
            <text:p>8000072h</text:p>
          </table:table-cell>
          <table:table-cell office:value-type="string">
            <text:p><text:s/>"D:\\Sound\\con_zk3.xwb"</text:p>
          </table:table-cell>
          <table:table-cell table:number-columns-repeated="3" office:value-type="string">
            <text:p>8000072h</text:p>
          </table:table-cell>
        </table:table-row>
        <table:table-row table:style-name="ro2">
          <table:table-cell office:value-type="string">
            <text:p>8000073h</text:p>
          </table:table-cell>
          <table:table-cell office:value-type="string">
            <text:p><text:s/>"D:\\Sound\\con_zk4.xwb"</text:p>
          </table:table-cell>
          <table:table-cell table:number-columns-repeated="3" office:value-type="string">
            <text:p>8000073h</text:p>
          </table:table-cell>
        </table:table-row>
        <table:table-row table:style-name="ro2">
          <table:table-cell office:value-type="string">
            <text:p>8000074h</text:p>
          </table:table-cell>
          <table:table-cell office:value-type="string">
            <text:p><text:s/>"D:\\Sound\\con_ko1.xwb"</text:p>
          </table:table-cell>
          <table:table-cell table:number-columns-repeated="3" office:value-type="string">
            <text:p>8000074h</text:p>
          </table:table-cell>
        </table:table-row>
        <table:table-row table:style-name="ro2">
          <table:table-cell office:value-type="string">
            <text:p>8000075h</text:p>
          </table:table-cell>
          <table:table-cell office:value-type="string">
            <text:p><text:s/>"D:\\Sound\\con_ko2.xwb"</text:p>
          </table:table-cell>
          <table:table-cell table:number-columns-repeated="3" office:value-type="string">
            <text:p>8000075h</text:p>
          </table:table-cell>
        </table:table-row>
        <table:table-row table:style-name="ro2">
          <table:table-cell office:value-type="string">
            <text:p>8000076h</text:p>
          </table:table-cell>
          <table:table-cell office:value-type="string">
            <text:p><text:s/>"D:\\Sound\\con_ko3.xwb"</text:p>
          </table:table-cell>
          <table:table-cell table:number-columns-repeated="3" office:value-type="string">
            <text:p>8000076h</text:p>
          </table:table-cell>
        </table:table-row>
        <table:table-row table:style-name="ro2">
          <table:table-cell office:value-type="string">
            <text:p>8000077h</text:p>
          </table:table-cell>
          <table:table-cell office:value-type="string">
            <text:p><text:s/>"D:\\Sound\\con_bo1.xwb"</text:p>
          </table:table-cell>
          <table:table-cell table:number-columns-repeated="3" office:value-type="string">
            <text:p>8000077h</text:p>
          </table:table-cell>
        </table:table-row>
        <table:table-row table:style-name="ro2">
          <table:table-cell office:value-type="string">
            <text:p>8000078h</text:p>
          </table:table-cell>
          <table:table-cell office:value-type="string">
            <text:p><text:s/>"D:\\Sound\\con_bo2.xwb"</text:p>
          </table:table-cell>
          <table:table-cell table:number-columns-repeated="3" office:value-type="string">
            <text:p>8000078h</text:p>
          </table:table-cell>
        </table:table-row>
        <table:table-row table:style-name="ro2">
          <table:table-cell office:value-type="string">
            <text:p>8000079h</text:p>
          </table:table-cell>
          <table:table-cell office:value-type="string">
            <text:p><text:s/>"D:\\Sound\\con_bo3.xwb"</text:p>
          </table:table-cell>
          <table:table-cell table:number-columns-repeated="3" office:value-type="string">
            <text:p>8000079h</text:p>
          </table:table-cell>
        </table:table-row>
        <table:table-row table:style-name="ro2">
          <table:table-cell office:value-type="string">
            <text:p>800007Ah</text:p>
          </table:table-cell>
          <table:table-cell office:value-type="string">
            <text:p><text:s/>"D:\\Sound\\con_ha1.xwb"</text:p>
          </table:table-cell>
          <table:table-cell table:number-columns-repeated="3" office:value-type="string">
            <text:p>800007Ah</text:p>
          </table:table-cell>
        </table:table-row>
        <table:table-row table:style-name="ro2">
          <table:table-cell office:value-type="string">
            <text:p>800007Bh</text:p>
          </table:table-cell>
          <table:table-cell office:value-type="string">
            <text:p><text:s/>"D:\\Sound\\con_ha2.xwb"</text:p>
          </table:table-cell>
          <table:table-cell table:number-columns-repeated="3" office:value-type="string">
            <text:p>800007Bh</text:p>
          </table:table-cell>
        </table:table-row>
        <table:table-row table:style-name="ro2">
          <table:table-cell office:value-type="string">
            <text:p>800007Ch</text:p>
          </table:table-cell>
          <table:table-cell office:value-type="string">
            <text:p><text:s/>"D:\\Sound\\con_ha3.xwb"</text:p>
          </table:table-cell>
          <table:table-cell table:number-columns-repeated="3" office:value-type="string">
            <text:p>800007Ch</text:p>
          </table:table-cell>
        </table:table-row>
        <table:table-row table:style-name="ro2">
          <table:table-cell office:value-type="string">
            <text:p>800007Dh</text:p>
          </table:table-cell>
          <table:table-cell office:value-type="string">
            <text:p><text:s/>"D:\\Sound\\con_li3.xwb"</text:p>
          </table:table-cell>
          <table:table-cell table:number-columns-repeated="3" office:value-type="string">
            <text:p>800007Dh</text:p>
          </table:table-cell>
        </table:table-row>
        <table:table-row table:style-name="ro2">
          <table:table-cell office:value-type="string">
            <text:p>800007Eh</text:p>
          </table:table-cell>
          <table:table-cell office:value-type="string">
            <text:p><text:s/>"D:\\Sound\\con_br3.xwb"</text:p>
          </table:table-cell>
          <table:table-cell table:number-columns-repeated="3" office:value-type="string">
            <text:p>800007Eh</text:p>
          </table:table-cell>
        </table:table-row>
        <table:table-row table:style-name="ro2">
          <table:table-cell office:value-type="string">
            <text:p>800007Fh</text:p>
          </table:table-cell>
          <table:table-cell office:value-type="string">
            <text:p><text:s/>"D:\\Sound\\con_he1.xwb"</text:p>
          </table:table-cell>
          <table:table-cell table:number-columns-repeated="3" office:value-type="string">
            <text:p>800007Fh</text:p>
          </table:table-cell>
        </table:table-row>
        <table:table-row table:style-name="ro2">
          <table:table-cell office:value-type="string">
            <text:p>8000080h</text:p>
          </table:table-cell>
          <table:table-cell office:value-type="string">
            <text:p><text:s/>"D:\\Sound\\con_he2.xwb"</text:p>
          </table:table-cell>
          <table:table-cell table:number-columns-repeated="3" office:value-type="string">
            <text:p>8000080h</text:p>
          </table:table-cell>
        </table:table-row>
        <table:table-row table:style-name="ro2">
          <table:table-cell office:value-type="string">
            <text:p>8000081h</text:p>
          </table:table-cell>
          <table:table-cell office:value-type="string">
            <text:p><text:s/>"D:\\Sound\\con_he3.xwb"</text:p>
          </table:table-cell>
          <table:table-cell table:number-columns-repeated="3" office:value-type="string">
            <text:p>8000081h</text:p>
          </table:table-cell>
        </table:table-row>
        <table:table-row table:style-name="ro2">
          <table:table-cell office:value-type="string">
            <text:p>8000082h</text:p>
          </table:table-cell>
          <table:table-cell office:value-type="string">
            <text:p><text:s/>"D:\\Sound\\con_etc1.xwb"</text:p>
          </table:table-cell>
          <table:table-cell table:number-columns-repeated="3" office:value-type="string">
            <text:p>8000082h</text:p>
          </table:table-cell>
        </table:table-row>
        <table:table-row table:style-name="ro1">
          <table:table-cell office:value-type="string">
            <text:p>8000083h</text:p>
          </table:table-cell>
          <table:table-cell office:value-type="string">
            <text:p><text:s/>"D:\\Sound\\con_etc1_adv.xwb"</text:p>
          </table:table-cell>
          <table:table-cell table:number-columns-repeated="3" office:value-type="string">
            <text:p>8000083h</text:p>
          </table:table-cell>
        </table:table-row>
        <table:table-row table:style-name="ro2">
          <table:table-cell office:value-type="string">
            <text:p>8000084h</text:p>
          </table:table-cell>
          <table:table-cell office:value-type="string">
            <text:p><text:s/>"D:\\Sound\\con_sp1.xwb"</text:p>
          </table:table-cell>
          <table:table-cell table:number-columns-repeated="3" office:value-type="string">
            <text:p>8000084h</text:p>
          </table:table-cell>
        </table:table-row>
        <table:table-row table:style-name="ro2">
          <table:table-cell office:value-type="string">
            <text:p>8000085h</text:p>
          </table:table-cell>
          <table:table-cell office:value-type="string">
            <text:p><text:s/>"D:\\Sound\\con_e3_152biod.xwb"</text:p>
          </table:table-cell>
          <table:table-cell table:number-columns-repeated="3" office:value-type="string">
            <text:p>8000085h</text:p>
          </table:table-cell>
        </table:table-row>
        <table:table-row table:style-name="ro2">
          <table:table-cell office:value-type="string">
            <text:p>8000086h</text:p>
          </table:table-cell>
          <table:table-cell office:value-type="string">
            <text:p><text:s/>"D:\\Sound\\con_ks1.xsb"</text:p>
          </table:table-cell>
          <table:table-cell table:number-columns-repeated="3" office:value-type="string">
            <text:p>8000086h</text:p>
          </table:table-cell>
        </table:table-row>
        <table:table-row table:style-name="ro2">
          <table:table-cell office:value-type="string">
            <text:p>8000087h</text:p>
          </table:table-cell>
          <table:table-cell office:value-type="string">
            <text:p><text:s/>"D:\\Sound\\con_ks1.xsb"</text:p>
          </table:table-cell>
          <table:table-cell table:number-columns-repeated="3" office:value-type="string">
            <text:p>8000087h</text:p>
          </table:table-cell>
        </table:table-row>
        <table:table-row table:style-name="ro2">
          <table:table-cell office:value-type="string">
            <text:p>8000088h</text:p>
          </table:table-cell>
          <table:table-cell office:value-type="string">
            <text:p><text:s/>"D:\\Sound\\con_ks2.xsb"</text:p>
          </table:table-cell>
          <table:table-cell table:number-columns-repeated="3" office:value-type="string">
            <text:p>8000088h</text:p>
          </table:table-cell>
        </table:table-row>
        <table:table-row table:style-name="ro2">
          <table:table-cell office:value-type="string">
            <text:p>8000089h</text:p>
          </table:table-cell>
          <table:table-cell office:value-type="string">
            <text:p><text:s/>"D:\\Sound\\con_ks3.xsb"</text:p>
          </table:table-cell>
          <table:table-cell table:number-columns-repeated="3" office:value-type="string">
            <text:p>8000089h</text:p>
          </table:table-cell>
        </table:table-row>
        <table:table-row table:style-name="ro2">
          <table:table-cell office:value-type="string">
            <text:p>800008Ah</text:p>
          </table:table-cell>
          <table:table-cell office:value-type="string">
            <text:p><text:s/>"D:\\Sound\\con_ay2.xsb"</text:p>
          </table:table-cell>
          <table:table-cell table:number-columns-repeated="3" office:value-type="string">
            <text:p>800008Ah</text:p>
          </table:table-cell>
        </table:table-row>
        <table:table-row table:style-name="ro2">
          <table:table-cell office:value-type="string">
            <text:p>800008Bh</text:p>
          </table:table-cell>
          <table:table-cell office:value-type="string">
            <text:p><text:s/>"D:\\Sound\\con_ay3.xsb"</text:p>
          </table:table-cell>
          <table:table-cell table:number-columns-repeated="3" office:value-type="string">
            <text:p>800008Bh</text:p>
          </table:table-cell>
        </table:table-row>
        <table:table-row table:style-name="ro2">
          <table:table-cell office:value-type="string">
            <text:p>800008Ch</text:p>
          </table:table-cell>
          <table:table-cell office:value-type="string">
            <text:p><text:s/>"D:\\Sound\\con_ry1.xsb"</text:p>
          </table:table-cell>
          <table:table-cell table:number-columns-repeated="3" office:value-type="string">
            <text:p>800008Ch</text:p>
          </table:table-cell>
        </table:table-row>
        <table:table-row table:style-name="ro2">
          <table:table-cell office:value-type="string">
            <text:p>800008Dh</text:p>
          </table:table-cell>
          <table:table-cell office:value-type="string">
            <text:p><text:s/>"D:\\Sound\\con_ry2.xsb"</text:p>
          </table:table-cell>
          <table:table-cell table:number-columns-repeated="3" office:value-type="string">
            <text:p>800008Dh</text:p>
          </table:table-cell>
        </table:table-row>
        <table:table-row table:style-name="ro2">
          <table:table-cell office:value-type="string">
            <text:p>800008Eh</text:p>
          </table:table-cell>
          <table:table-cell office:value-type="string">
            <text:p><text:s/>"D:\\Sound\\con_ry3.xsb"</text:p>
          </table:table-cell>
          <table:table-cell table:number-columns-repeated="3" office:value-type="string">
            <text:p>800008Eh</text:p>
          </table:table-cell>
        </table:table-row>
        <table:table-row table:style-name="ro2">
          <table:table-cell office:value-type="string">
            <text:p>800008Fh</text:p>
          </table:table-cell>
          <table:table-cell office:value-type="string">
            <text:p><text:s/>"D:\\Sound\\con_hy1.xsb"</text:p>
          </table:table-cell>
          <table:table-cell table:number-columns-repeated="3" office:value-type="string">
            <text:p>800008Fh</text:p>
          </table:table-cell>
        </table:table-row>
        <table:table-row table:style-name="ro2">
          <table:table-cell office:value-type="string">
            <text:p>8000090h</text:p>
          </table:table-cell>
          <table:table-cell office:value-type="string">
            <text:p><text:s/>"D:\\Sound\\con_hy2.xsb"</text:p>
          </table:table-cell>
          <table:table-cell table:number-columns-repeated="3" office:value-type="string">
            <text:p>8000090h</text:p>
          </table:table-cell>
        </table:table-row>
        <table:table-row table:style-name="ro2">
          <table:table-cell office:value-type="string">
            <text:p>8000091h</text:p>
          </table:table-cell>
          <table:table-cell office:value-type="string">
            <text:p><text:s/>"D:\\Sound\\con_hy3.xsb"</text:p>
          </table:table-cell>
          <table:table-cell table:number-columns-repeated="3" office:value-type="string">
            <text:p>8000091h</text:p>
          </table:table-cell>
        </table:table-row>
        <table:table-row table:style-name="ro2">
          <table:table-cell office:value-type="string">
            <text:p>8000092h</text:p>
          </table:table-cell>
          <table:table-cell office:value-type="string">
            <text:p><text:s/>"D:\\Sound\\con_tn2.xsb"</text:p>
          </table:table-cell>
          <table:table-cell table:number-columns-repeated="3" office:value-type="string">
            <text:p>8000092h</text:p>
          </table:table-cell>
        </table:table-row>
        <table:table-row table:style-name="ro2">
          <table:table-cell office:value-type="string">
            <text:p>8000093h</text:p>
          </table:table-cell>
          <table:table-cell office:value-type="string">
            <text:p><text:s/>"D:\\Sound\\con_le2.xsb"</text:p>
          </table:table-cell>
          <table:table-cell table:number-columns-repeated="3" office:value-type="string">
            <text:p>8000093h</text:p>
          </table:table-cell>
        </table:table-row>
        <table:table-row table:style-name="ro2">
          <table:table-cell office:value-type="string">
            <text:p>8000094h</text:p>
          </table:table-cell>
          <table:table-cell office:value-type="string">
            <text:p><text:s/>"D:\\Sound\\con_le3.xsb"</text:p>
          </table:table-cell>
          <table:table-cell table:number-columns-repeated="3" office:value-type="string">
            <text:p>8000094h</text:p>
          </table:table-cell>
        </table:table-row>
        <table:table-row table:style-name="ro2">
          <table:table-cell office:value-type="string">
            <text:p>8000095h</text:p>
          </table:table-cell>
          <table:table-cell office:value-type="string">
            <text:p><text:s/>"D:\\Sound\\con_ba1.xsb"</text:p>
          </table:table-cell>
          <table:table-cell table:number-columns-repeated="3" office:value-type="string">
            <text:p>8000095h</text:p>
          </table:table-cell>
        </table:table-row>
        <table:table-row table:style-name="ro1">
          <table:table-cell office:value-type="string">
            <text:p>8000096h</text:p>
          </table:table-cell>
          <table:table-cell office:value-type="string">
            <text:p><text:s/>"D:\\Sound\\con_ba1_tn.xsb"</text:p>
          </table:table-cell>
          <table:table-cell table:number-columns-repeated="3" office:value-type="string">
            <text:p>8000096h</text:p>
          </table:table-cell>
        </table:table-row>
        <table:table-row table:style-name="ro1">
          <table:table-cell office:value-type="string">
            <text:p>8000097h</text:p>
          </table:table-cell>
          <table:table-cell office:value-type="string">
            <text:p><text:s/>"D:\\Sound\\con_ba1_ba.xsb"</text:p>
          </table:table-cell>
          <table:table-cell table:number-columns-repeated="3" office:value-type="string">
            <text:p>8000097h</text:p>
          </table:table-cell>
        </table:table-row>
        <table:table-row table:style-name="ro1">
          <table:table-cell office:value-type="string">
            <text:p>8000098h</text:p>
          </table:table-cell>
          <table:table-cell office:value-type="string">
            <text:p><text:s/>"D:\\Sound\\con_ba1_br.xsb"</text:p>
          </table:table-cell>
          <table:table-cell table:number-columns-repeated="3" office:value-type="string">
            <text:p>8000098h</text:p>
          </table:table-cell>
        </table:table-row>
        <table:table-row table:style-name="ro2">
          <table:table-cell office:value-type="string">
            <text:p>8000099h</text:p>
          </table:table-cell>
          <table:table-cell office:value-type="string">
            <text:p><text:s/>"D:\\Sound\\con_ba2.xsb"</text:p>
          </table:table-cell>
          <table:table-cell table:number-columns-repeated="3" office:value-type="string">
            <text:p>8000099h</text:p>
          </table:table-cell>
        </table:table-row>
        <table:table-row table:style-name="ro2">
          <table:table-cell office:value-type="string">
            <text:p>800009Ah</text:p>
          </table:table-cell>
          <table:table-cell office:value-type="string">
            <text:p><text:s/>"D:\\Sound\\con_jn3.xsb"</text:p>
          </table:table-cell>
          <table:table-cell table:number-columns-repeated="3" office:value-type="string">
            <text:p>800009Ah</text:p>
          </table:table-cell>
        </table:table-row>
        <table:table-row table:style-name="ro2">
          <table:table-cell office:value-type="string">
            <text:p>800009Bh</text:p>
          </table:table-cell>
          <table:table-cell office:value-type="string">
            <text:p><text:s/>"D:\\Sound\\con_by2.xsb"</text:p>
          </table:table-cell>
          <table:table-cell table:number-columns-repeated="3" office:value-type="string">
            <text:p>800009Bh</text:p>
          </table:table-cell>
        </table:table-row>
        <table:table-row table:style-name="ro2">
          <table:table-cell office:value-type="string">
            <text:p>800009Ch</text:p>
          </table:table-cell>
          <table:table-cell office:value-type="string">
            <text:p><text:s/>"D:\\Sound\\con_by3.xsb"</text:p>
          </table:table-cell>
          <table:table-cell table:number-columns-repeated="3" office:value-type="string">
            <text:p>800009Ch</text:p>
          </table:table-cell>
        </table:table-row>
        <table:table-row table:style-name="ro2">
          <table:table-cell office:value-type="string">
            <text:p>800009Dh</text:p>
          </table:table-cell>
          <table:table-cell office:value-type="string">
            <text:p><text:s/>"D:\\Sound\\con_zk1.xsb"</text:p>
          </table:table-cell>
          <table:table-cell table:number-columns-repeated="3" office:value-type="string">
            <text:p>800009Dh</text:p>
          </table:table-cell>
        </table:table-row>
        <table:table-row table:style-name="ro2">
          <table:table-cell office:value-type="string">
            <text:p>800009Eh</text:p>
          </table:table-cell>
          <table:table-cell office:value-type="string">
            <text:p><text:s/>"D:\\Sound\\con_zk2.xsb"</text:p>
          </table:table-cell>
          <table:table-cell table:number-columns-repeated="3" office:value-type="string">
            <text:p>800009Eh</text:p>
          </table:table-cell>
        </table:table-row>
        <table:table-row table:style-name="ro2">
          <table:table-cell office:value-type="string">
            <text:p>800009Fh</text:p>
          </table:table-cell>
          <table:table-cell office:value-type="string">
            <text:p><text:s/>"D:\\Sound\\con_zk3.xsb"</text:p>
          </table:table-cell>
          <table:table-cell table:number-columns-repeated="3" office:value-type="string">
            <text:p>800009Fh</text:p>
          </table:table-cell>
        </table:table-row>
        <table:table-row table:style-name="ro2">
          <table:table-cell office:value-type="string">
            <text:p>80000A0h</text:p>
          </table:table-cell>
          <table:table-cell office:value-type="string">
            <text:p><text:s/>"D:\\Sound\\con_zk4.xsb"</text:p>
          </table:table-cell>
          <table:table-cell table:number-columns-repeated="3" office:value-type="string">
            <text:p>80000A0h</text:p>
          </table:table-cell>
        </table:table-row>
        <table:table-row table:style-name="ro2">
          <table:table-cell office:value-type="string">
            <text:p>80000A1h</text:p>
          </table:table-cell>
          <table:table-cell office:value-type="string">
            <text:p><text:s/>"D:\\Sound\\con_ko1.xsb"</text:p>
          </table:table-cell>
          <table:table-cell table:number-columns-repeated="3" office:value-type="string">
            <text:p>80000A1h</text:p>
          </table:table-cell>
        </table:table-row>
        <table:table-row table:style-name="ro2">
          <table:table-cell office:value-type="string">
            <text:p>80000A2h</text:p>
          </table:table-cell>
          <table:table-cell office:value-type="string">
            <text:p><text:s/>"D:\\Sound\\con_ko2.xsb"</text:p>
          </table:table-cell>
          <table:table-cell table:number-columns-repeated="3" office:value-type="string">
            <text:p>80000A2h</text:p>
          </table:table-cell>
        </table:table-row>
        <table:table-row table:style-name="ro2">
          <table:table-cell office:value-type="string">
            <text:p>80000A3h</text:p>
          </table:table-cell>
          <table:table-cell office:value-type="string">
            <text:p><text:s/>"D:\\Sound\\con_ko3.xsb"</text:p>
          </table:table-cell>
          <table:table-cell table:number-columns-repeated="3" office:value-type="string">
            <text:p>80000A3h</text:p>
          </table:table-cell>
        </table:table-row>
        <table:table-row table:style-name="ro2">
          <table:table-cell office:value-type="string">
            <text:p>80000A4h</text:p>
          </table:table-cell>
          <table:table-cell office:value-type="string">
            <text:p><text:s/>"D:\\Sound\\con_bo1.xsb"</text:p>
          </table:table-cell>
          <table:table-cell table:number-columns-repeated="3" office:value-type="string">
            <text:p>80000A4h</text:p>
          </table:table-cell>
        </table:table-row>
        <table:table-row table:style-name="ro2">
          <table:table-cell office:value-type="string">
            <text:p>80000A5h</text:p>
          </table:table-cell>
          <table:table-cell office:value-type="string">
            <text:p><text:s/>"D:\\Sound\\con_bo2.xsb"</text:p>
          </table:table-cell>
          <table:table-cell table:number-columns-repeated="3" office:value-type="string">
            <text:p>80000A5h</text:p>
          </table:table-cell>
        </table:table-row>
        <table:table-row table:style-name="ro2">
          <table:table-cell office:value-type="string">
            <text:p>80000A6h</text:p>
          </table:table-cell>
          <table:table-cell office:value-type="string">
            <text:p><text:s/>"D:\\Sound\\con_bo3.xsb"</text:p>
          </table:table-cell>
          <table:table-cell table:number-columns-repeated="3" office:value-type="string">
            <text:p>80000A6h</text:p>
          </table:table-cell>
        </table:table-row>
        <table:table-row table:style-name="ro2">
          <table:table-cell office:value-type="string">
            <text:p>80000A7h</text:p>
          </table:table-cell>
          <table:table-cell office:value-type="string">
            <text:p><text:s/>"D:\\Sound\\con_ha1.xsb"</text:p>
          </table:table-cell>
          <table:table-cell table:number-columns-repeated="3" office:value-type="string">
            <text:p>80000A7h</text:p>
          </table:table-cell>
        </table:table-row>
        <table:table-row table:style-name="ro2">
          <table:table-cell office:value-type="string">
            <text:p>80000A8h</text:p>
          </table:table-cell>
          <table:table-cell office:value-type="string">
            <text:p><text:s/>"D:\\Sound\\con_ha2.xsb"</text:p>
          </table:table-cell>
          <table:table-cell table:number-columns-repeated="3" office:value-type="string">
            <text:p>80000A8h</text:p>
          </table:table-cell>
        </table:table-row>
        <table:table-row table:style-name="ro2">
          <table:table-cell office:value-type="string">
            <text:p>80000A9h</text:p>
          </table:table-cell>
          <table:table-cell office:value-type="string">
            <text:p><text:s/>"D:\\Sound\\con_ha3.xsb"</text:p>
          </table:table-cell>
          <table:table-cell table:number-columns-repeated="3" office:value-type="string">
            <text:p>80000A9h</text:p>
          </table:table-cell>
        </table:table-row>
        <table:table-row table:style-name="ro2">
          <table:table-cell office:value-type="string">
            <text:p>80000AAh</text:p>
          </table:table-cell>
          <table:table-cell office:value-type="string">
            <text:p><text:s/>"D:\\Sound\\con_li3.xsb"</text:p>
          </table:table-cell>
          <table:table-cell table:number-columns-repeated="3" office:value-type="string">
            <text:p>80000AAh</text:p>
          </table:table-cell>
        </table:table-row>
        <table:table-row table:style-name="ro2">
          <table:table-cell office:value-type="string">
            <text:p>80000ABh</text:p>
          </table:table-cell>
          <table:table-cell office:value-type="string">
            <text:p><text:s/>"D:\\Sound\\con_br3.xsb"</text:p>
          </table:table-cell>
          <table:table-cell table:number-columns-repeated="3" office:value-type="string">
            <text:p>80000ABh</text:p>
          </table:table-cell>
        </table:table-row>
        <table:table-row table:style-name="ro2">
          <table:table-cell office:value-type="string">
            <text:p>80000ACh</text:p>
          </table:table-cell>
          <table:table-cell office:value-type="string">
            <text:p><text:s/>"D:\\Sound\\con_he1.xsb"</text:p>
          </table:table-cell>
          <table:table-cell table:number-columns-repeated="3" office:value-type="string">
            <text:p>80000ACh</text:p>
          </table:table-cell>
        </table:table-row>
        <table:table-row table:style-name="ro2">
          <table:table-cell office:value-type="string">
            <text:p>80000ADh</text:p>
          </table:table-cell>
          <table:table-cell office:value-type="string">
            <text:p><text:s/>"D:\\Sound\\con_he2.xsb"</text:p>
          </table:table-cell>
          <table:table-cell table:number-columns-repeated="3" office:value-type="string">
            <text:p>80000ADh</text:p>
          </table:table-cell>
        </table:table-row>
        <table:table-row table:style-name="ro2">
          <table:table-cell office:value-type="string">
            <text:p>80000AEh</text:p>
          </table:table-cell>
          <table:table-cell office:value-type="string">
            <text:p><text:s/>"D:\\Sound\\con_he3.xsb"</text:p>
          </table:table-cell>
          <table:table-cell table:number-columns-repeated="3" office:value-type="string">
            <text:p>80000AEh</text:p>
          </table:table-cell>
        </table:table-row>
        <table:table-row table:style-name="ro2">
          <table:table-cell office:value-type="string">
            <text:p>80000AFh</text:p>
          </table:table-cell>
          <table:table-cell office:value-type="string">
            <text:p><text:s/>"D:\\Sound\\con_etc1.xsb"</text:p>
          </table:table-cell>
          <table:table-cell table:number-columns-repeated="3" office:value-type="string">
            <text:p>80000AFh</text:p>
          </table:table-cell>
        </table:table-row>
        <table:table-row table:style-name="ro1">
          <table:table-cell office:value-type="string">
            <text:p>80000B0h</text:p>
          </table:table-cell>
          <table:table-cell office:value-type="string">
            <text:p><text:s/>"D:\\Sound\\con_etc1_adv.xsb"</text:p>
          </table:table-cell>
          <table:table-cell table:number-columns-repeated="3" office:value-type="string">
            <text:p>80000B0h</text:p>
          </table:table-cell>
        </table:table-row>
        <table:table-row table:style-name="ro2">
          <table:table-cell office:value-type="string">
            <text:p>80000B1h</text:p>
          </table:table-cell>
          <table:table-cell office:value-type="string">
            <text:p><text:s/>"D:\\Sound\\con_sp1.xsb"</text:p>
          </table:table-cell>
          <table:table-cell table:number-columns-repeated="3" office:value-type="string">
            <text:p>80000B1h</text:p>
          </table:table-cell>
        </table:table-row>
        <table:table-row table:style-name="ro2">
          <table:table-cell office:value-type="string">
            <text:p>80000B2h</text:p>
          </table:table-cell>
          <table:table-cell office:value-type="string">
            <text:p><text:s/>"D:\\Sound\\con_e3_152biod.xsb"</text:p>
          </table:table-cell>
          <table:table-cell table:number-columns-repeated="3" office:value-type="string">
            <text:p>80000B2h</text:p>
          </table:table-cell>
        </table:table-row>
        <table:table-row table:style-name="ro1">
          <table:table-cell office:value-type="string">
            <text:p>80000B3h</text:p>
          </table:table-cell>
          <table:table-cell office:value-type="string">
            <text:p><text:s/>"D:\\Sound\\hos_000_zak.xwb"</text:p>
          </table:table-cell>
          <table:table-cell table:number-columns-repeated="3" office:value-type="string">
            <text:p>80000B3h</text:p>
          </table:table-cell>
        </table:table-row>
        <table:table-row table:style-name="ro1">
          <table:table-cell office:value-type="string">
            <text:p>80000B4h</text:p>
          </table:table-cell>
          <table:table-cell office:value-type="string">
            <text:p><text:s/>"D:\\Sound\\hos_000_zak.xsb"</text:p>
          </table:table-cell>
          <table:table-cell table:number-columns-repeated="3" office:value-type="string">
            <text:p>80000B4h</text:p>
          </table:table-cell>
        </table:table-row>
        <table:table-row table:style-name="ro1">
          <table:table-cell office:value-type="string">
            <text:p>80000B5h</text:p>
          </table:table-cell>
          <table:table-cell office:value-type="string">
            <text:p><text:s/>"D:\\Sound\\hos_001_flo.xwb"</text:p>
          </table:table-cell>
          <table:table-cell table:number-columns-repeated="3" office:value-type="string">
            <text:p>80000B5h</text:p>
          </table:table-cell>
        </table:table-row>
        <table:table-row table:style-name="ro1">
          <table:table-cell office:value-type="string">
            <text:p>80000B6h</text:p>
          </table:table-cell>
          <table:table-cell office:value-type="string">
            <text:p><text:s/>"D:\\Sound\\hos_001_flo.xsb"</text:p>
          </table:table-cell>
          <table:table-cell table:number-columns-repeated="3" office:value-type="string">
            <text:p>80000B6h</text:p>
          </table:table-cell>
        </table:table-row>
        <table:table-row table:style-name="ro1">
          <table:table-cell office:value-type="string">
            <text:p>80000B7h</text:p>
          </table:table-cell>
          <table:table-cell office:value-type="string">
            <text:p><text:s/>"D:\\Sound\\hos_002_wat.xwb"</text:p>
          </table:table-cell>
          <table:table-cell table:number-columns-repeated="3" office:value-type="string">
            <text:p>80000B7h</text:p>
          </table:table-cell>
        </table:table-row>
        <table:table-row table:style-name="ro1">
          <table:table-cell office:value-type="string">
            <text:p>80000B8h</text:p>
          </table:table-cell>
          <table:table-cell office:value-type="string">
            <text:p><text:s/>"D:\\Sound\\hos_002_wat.xsb"</text:p>
          </table:table-cell>
          <table:table-cell table:number-columns-repeated="3" office:value-type="string">
            <text:p>80000B8h</text:p>
          </table:table-cell>
        </table:table-row>
        <table:table-row table:style-name="ro1">
          <table:table-cell office:value-type="string">
            <text:p>80000B9h</text:p>
          </table:table-cell>
          <table:table-cell office:value-type="string">
            <text:p><text:s/>"D:\\Sound\\hos_003_oka.xwb"</text:p>
          </table:table-cell>
          <table:table-cell table:number-columns-repeated="3" office:value-type="string">
            <text:p>80000B9h</text:p>
          </table:table-cell>
        </table:table-row>
        <table:table-row table:style-name="ro1">
          <table:table-cell office:value-type="string">
            <text:p>80000BAh</text:p>
          </table:table-cell>
          <table:table-cell office:value-type="string">
            <text:p><text:s/>"D:\\Sound\\hos_003_oka.xsb"</text:p>
          </table:table-cell>
          <table:table-cell table:number-columns-repeated="3" office:value-type="string">
            <text:p>80000BAh</text:p>
          </table:table-cell>
        </table:table-row>
        <table:table-row table:style-name="ro1">
          <table:table-cell office:value-type="string">
            <text:p>80000BBh</text:p>
          </table:table-cell>
          <table:table-cell office:value-type="string">
            <text:p><text:s/>"D:\\Sound\\hos_004_jun.xwb"</text:p>
          </table:table-cell>
          <table:table-cell table:number-columns-repeated="3" office:value-type="string">
            <text:p>80000BBh</text:p>
          </table:table-cell>
        </table:table-row>
        <table:table-row table:style-name="ro1">
          <table:table-cell office:value-type="string">
            <text:p>80000BCh</text:p>
          </table:table-cell>
          <table:table-cell office:value-type="string">
            <text:p><text:s/>"D:\\Sound\\hos_004_jun.xsb"</text:p>
          </table:table-cell>
          <table:table-cell table:number-columns-repeated="3" office:value-type="string">
            <text:p>80000BCh</text:p>
          </table:table-cell>
        </table:table-row>
        <table:table-row table:style-name="ro1">
          <table:table-cell office:value-type="string">
            <text:p>80000BDh</text:p>
          </table:table-cell>
          <table:table-cell office:value-type="string">
            <text:p><text:s/>"D:\\Sound\\hos_005_bok.xwb"</text:p>
          </table:table-cell>
          <table:table-cell table:number-columns-repeated="3" office:value-type="string">
            <text:p>80000BDh</text:p>
          </table:table-cell>
        </table:table-row>
        <table:table-row table:style-name="ro1">
          <table:table-cell office:value-type="string">
            <text:p>80000BEh</text:p>
          </table:table-cell>
          <table:table-cell office:value-type="string">
            <text:p><text:s/>"D:\\Sound\\hos_005_bok.xsb"</text:p>
          </table:table-cell>
          <table:table-cell table:number-columns-repeated="3" office:value-type="string">
            <text:p>80000BEh</text:p>
          </table:table-cell>
        </table:table-row>
        <table:table-row table:style-name="ro1">
          <table:table-cell office:value-type="string">
            <text:p>80000BFh</text:p>
          </table:table-cell>
          <table:table-cell office:value-type="string">
            <text:p><text:s/>"D:\\Sound\\hos_006_gor.xwb"</text:p>
          </table:table-cell>
          <table:table-cell table:number-columns-repeated="3" office:value-type="string">
            <text:p>80000BFh</text:p>
          </table:table-cell>
        </table:table-row>
        <table:table-row table:style-name="ro1">
          <table:table-cell office:value-type="string">
            <text:p>80000C0h</text:p>
          </table:table-cell>
          <table:table-cell office:value-type="string">
            <text:p><text:s/>"D:\\Sound\\hos_006_gor.xsb"</text:p>
          </table:table-cell>
          <table:table-cell table:number-columns-repeated="3" office:value-type="string">
            <text:p>80000C0h</text:p>
          </table:table-cell>
        </table:table-row>
        <table:table-row table:style-name="ro1">
          <table:table-cell office:value-type="string">
            <text:p>80000C1h</text:p>
          </table:table-cell>
          <table:table-cell office:value-type="string">
            <text:p><text:s/>"D:\\Sound\\hos_007_unv.xwb"</text:p>
          </table:table-cell>
          <table:table-cell table:number-columns-repeated="3" office:value-type="string">
            <text:p>80000C1h</text:p>
          </table:table-cell>
        </table:table-row>
        <table:table-row table:style-name="ro1">
          <table:table-cell office:value-type="string">
            <text:p>80000C2h</text:p>
          </table:table-cell>
          <table:table-cell office:value-type="string">
            <text:p><text:s/>"D:\\Sound\\hos_007_unv.xsb"</text:p>
          </table:table-cell>
          <table:table-cell table:number-columns-repeated="3" office:value-type="string">
            <text:p>80000C2h</text:p>
          </table:table-cell>
        </table:table-row>
        <table:table-row table:style-name="ro1">
          <table:table-cell office:value-type="string">
            <text:p>80000C3h</text:p>
          </table:table-cell>
          <table:table-cell office:value-type="string">
            <text:p><text:s/>"D:\\Sound\\hos_008_ice.xwb"</text:p>
          </table:table-cell>
          <table:table-cell table:number-columns-repeated="3" office:value-type="string">
            <text:p>80000C3h</text:p>
          </table:table-cell>
        </table:table-row>
        <table:table-row table:style-name="ro1">
          <table:table-cell office:value-type="string">
            <text:p>80000C4h</text:p>
          </table:table-cell>
          <table:table-cell office:value-type="string">
            <text:p><text:s/>"D:\\Sound\\hos_008_ice.xsb"</text:p>
          </table:table-cell>
          <table:table-cell table:number-columns-repeated="3" office:value-type="string">
            <text:p>80000C4h</text:p>
          </table:table-cell>
        </table:table-row>
        <table:table-row table:style-name="ro1">
          <table:table-cell office:value-type="string">
            <text:p>80000C5h</text:p>
          </table:table-cell>
          <table:table-cell office:value-type="string">
            <text:p><text:s/>"D:\\Sound\\hos_009_hol.xwb"</text:p>
          </table:table-cell>
          <table:table-cell table:number-columns-repeated="3" office:value-type="string">
            <text:p>80000C5h</text:p>
          </table:table-cell>
        </table:table-row>
        <table:table-row table:style-name="ro1">
          <table:table-cell office:value-type="string">
            <text:p>80000C6h</text:p>
          </table:table-cell>
          <table:table-cell office:value-type="string">
            <text:p><text:s/>"D:\\Sound\\hos_009_hol.xsb"</text:p>
          </table:table-cell>
          <table:table-cell table:number-columns-repeated="3" office:value-type="string">
            <text:p>80000C6h</text:p>
          </table:table-cell>
        </table:table-row>
        <table:table-row table:style-name="ro1">
          <table:table-cell office:value-type="string">
            <text:p>80000C7h</text:p>
          </table:table-cell>
          <table:table-cell office:value-type="string">
            <text:p><text:s/>"D:\\Sound\\hos_010_clo.xwb"</text:p>
          </table:table-cell>
          <table:table-cell table:number-columns-repeated="3" office:value-type="string">
            <text:p>80000C7h</text:p>
          </table:table-cell>
        </table:table-row>
        <table:table-row table:style-name="ro1">
          <table:table-cell office:value-type="string">
            <text:p>80000C8h</text:p>
          </table:table-cell>
          <table:table-cell office:value-type="string">
            <text:p><text:s/>"D:\\Sound\\hos_010_clo.xsb"</text:p>
          </table:table-cell>
          <table:table-cell table:number-columns-repeated="3" office:value-type="string">
            <text:p>80000C8h</text:p>
          </table:table-cell>
        </table:table-row>
        <table:table-row table:style-name="ro1">
          <table:table-cell office:value-type="string">
            <text:p>0h</text:p>
          </table:table-cell>
          <table:table-cell office:value-type="string">
            <text:p><text:s/>"D:\\dat\\version\\avt_version.bin"</text:p>
          </table:table-cell>
          <table:table-cell table:number-columns-repeated="3" office:value-type="string">
            <text:p>0h</text:p>
          </table:table-cell>
        </table:table-row>
        <table:table-row table:style-name="ro1">
          <table:table-cell office:value-type="string">
            <text:p>1h</text:p>
          </table:table-cell>
          <table:table-cell office:value-type="string">
            <text:p><text:s/>"D:\\dat\\avtforfinal\\goodsdata.bin"</text:p>
          </table:table-cell>
          <table:table-cell table:number-columns-repeated="3" office:value-type="string">
            <text:p>1h</text:p>
          </table:table-cell>
        </table:table-row>
        <table:table-row table:style-name="ro1">
          <table:table-cell office:value-type="string">
            <text:p>2h</text:p>
          </table:table-cell>
          <table:table-cell office:value-type="string">
            <text:p><text:s/>"D:\\dat\\avtforfinal\\goodsdata_chi.bin"</text:p>
          </table:table-cell>
          <table:table-cell table:number-columns-repeated="3" office:value-type="string">
            <text:p>2h</text:p>
          </table:table-cell>
        </table:table-row>
        <table:table-row table:style-name="ro1">
          <table:table-cell office:value-type="string">
            <text:p>3h</text:p>
          </table:table-cell>
          <table:table-cell office:value-type="string">
            <text:p><text:s/>"D:\\dat\\avtforfinal\\goodsdata_esp.bin"</text:p>
          </table:table-cell>
          <table:table-cell table:number-columns-repeated="3" office:value-type="string">
            <text:p>3h</text:p>
          </table:table-cell>
        </table:table-row>
        <table:table-row table:style-name="ro1">
          <table:table-cell office:value-type="string">
            <text:p>4h</text:p>
          </table:table-cell>
          <table:table-cell office:value-type="string">
            <text:p><text:s/>"D:\\dat\\avtforfinal\\goodsdata_fra.bin"</text:p>
          </table:table-cell>
          <table:table-cell table:number-columns-repeated="3" office:value-type="string">
            <text:p>4h</text:p>
          </table:table-cell>
        </table:table-row>
        <table:table-row table:style-name="ro1">
          <table:table-cell office:value-type="string">
            <text:p>5h</text:p>
          </table:table-cell>
          <table:table-cell office:value-type="string">
            <text:p><text:s/>"D:\\dat\\avtforfinal\\goodsdata_ger.bin"</text:p>
          </table:table-cell>
          <table:table-cell table:number-columns-repeated="3" office:value-type="string">
            <text:p>5h</text:p>
          </table:table-cell>
        </table:table-row>
        <table:table-row table:style-name="ro1">
          <table:table-cell office:value-type="string">
            <text:p>6h</text:p>
          </table:table-cell>
          <table:table-cell office:value-type="string">
            <text:p><text:s/>"D:\\dat\\avtforfinal\\goodsdata_ita.bin"</text:p>
          </table:table-cell>
          <table:table-cell table:number-columns-repeated="3" office:value-type="string">
            <text:p>6h</text:p>
          </table:table-cell>
        </table:table-row>
        <table:table-row table:style-name="ro1">
          <table:table-cell office:value-type="string">
            <text:p>7h</text:p>
          </table:table-cell>
          <table:table-cell office:value-type="string">
            <text:p><text:s/>"D:\\dat\\avtforfinal\\goodsdata_jpn.bin"</text:p>
          </table:table-cell>
          <table:table-cell table:number-columns-repeated="3" office:value-type="string">
            <text:p>7h</text:p>
          </table:table-cell>
        </table:table-row>
        <table:table-row table:style-name="ro1">
          <table:table-cell office:value-type="string">
            <text:p>8h</text:p>
          </table:table-cell>
          <table:table-cell office:value-type="string">
            <text:p><text:s/>"D:\\dat\\avtforfinal\\goodsdata_kor.bin"</text:p>
          </table:table-cell>
          <table:table-cell table:number-columns-repeated="3" office:value-type="string">
            <text:p>8h</text:p>
          </table:table-cell>
        </table:table-row>
        <table:table-row table:style-name="ro1">
          <table:table-cell office:value-type="string">
            <text:p>9h</text:p>
          </table:table-cell>
          <table:table-cell office:value-type="string">
            <text:p><text:s/>"D:\\dat\\avtforfinal\\goodsdata_usa.bin"</text:p>
          </table:table-cell>
          <table:table-cell table:number-columns-repeated="3" office:value-type="string">
            <text:p>9h</text:p>
          </table:table-cell>
        </table:table-row>
        <table:table-row table:style-name="ro1">
          <table:table-cell office:value-type="string">
            <text:p>Ah</text:p>
          </table:table-cell>
          <table:table-cell office:value-type="string">
            <text:p><text:s/>"D:\\dat\\house\\xtra.tpr"</text:p>
          </table:table-cell>
          <table:table-cell table:number-columns-repeated="3" office:value-type="string">
            <text:p>Ah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<text:s/>"D:\\dat\\avtforfinal\\avt_hny.tdp"</text:p>
          </table:table-cell>
          <table:table-cell office:value-type="string">
            <text:p>Bh</text:p>
          </table:table-cell>
          <table:table-cell office:value-type="string">
            <text:p>Bh</text:p>
          </table:table-cell>
          <table:table-cell office:value-type="string">
            <text:p>Bh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<text:s/>"D:\\dat\\avtforfinal\\avt_nik.tdp"</text:p>
          </table:table-cell>
          <table:table-cell table:number-columns-repeated="3" office:value-type="string">
            <text:p>Ch</text:p>
          </table:table-cell>
        </table:table-row>
        <table:table-row table:style-name="ro1">
          <table:table-cell office:value-type="string">
            <text:p>Dh</text:p>
          </table:table-cell>
          <table:table-cell office:value-type="string">
            <text:p><text:s/>"D:\\dat\\avtforfinal\\avt_man.tdp"</text:p>
          </table:table-cell>
          <table:table-cell office:value-type="string">
            <text:p>Dh</text:p>
          </table:table-cell>
          <table:table-cell office:value-type="string">
            <text:p>Dh</text:p>
          </table:table-cell>
          <table:table-cell office:value-type="string">
            <text:p>Dh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<text:s/>"D:\\dat\\avtforfinal\\avt_wom.tdp"</text:p>
          </table:table-cell>
          <table:table-cell table:number-columns-repeated="3" office:value-type="string">
            <text:p>Eh</text:p>
          </table:table-cell>
        </table:table-row>
        <table:table-row table:style-name="ro1">
          <table:table-cell office:value-type="string">
            <text:p>Fh</text:p>
          </table:table-cell>
          <table:table-cell office:value-type="string">
            <text:p><text:s/>"D:\\dat\\avtforfinal\\avt_boy.tdp"</text:p>
          </table:table-cell>
          <table:table-cell office:value-type="string">
            <text:p>Fh</text:p>
          </table:table-cell>
          <table:table-cell office:value-type="string">
            <text:p>Fh</text:p>
          </table:table-cell>
          <table:table-cell office:value-type="string">
            <text:p>Fh</text:p>
          </table:table-cell>
        </table:table-row>
        <table:table-row table:style-name="ro1">
          <table:table-cell office:value-type="string">
            <text:p>10h</text:p>
          </table:table-cell>
          <table:table-cell office:value-type="string">
            <text:p><text:s/>"D:\\dat\\avtforfinal\\avt_grl.tdp"</text:p>
          </table:table-cell>
          <table:table-cell table:number-columns-repeated="3" office:value-type="string">
            <text:p>10h</text:p>
          </table:table-cell>
        </table:table-row>
        <table:table-row table:style-name="ro1">
          <table:table-cell office:value-type="string">
            <text:p>11h</text:p>
          </table:table-cell>
          <table:table-cell office:value-type="string">
            <text:p><text:s/>"D:\\dat\\avtforfinal\\avt_wan.tdp"</text:p>
          </table:table-cell>
          <table:table-cell table:number-columns-repeated="3" office:value-type="string">
            <text:p>11h</text:p>
          </table:table-cell>
        </table:table-row>
        <table:table-row table:style-name="ro1">
          <table:table-cell office:value-type="string">
            <text:p>12h</text:p>
          </table:table-cell>
          <table:table-cell office:value-type="string">
            <text:p><text:s/>"D:\\dat\\avtforfinal\\avt_dog.tdp"</text:p>
          </table:table-cell>
          <table:table-cell table:number-columns-repeated="3" office:value-type="string">
            <text:p>12h</text:p>
          </table:table-cell>
        </table:table-row>
        <table:table-row table:style-name="ro1">
          <table:table-cell office:value-type="string">
            <text:p>13h</text:p>
          </table:table-cell>
          <table:table-cell office:value-type="string">
            <text:p><text:s/>"D:\\dat\\avtforfinal\\avt_cat.tdp"</text:p>
          </table:table-cell>
          <table:table-cell table:number-columns-repeated="3" office:value-type="string">
            <text:p>13h</text:p>
          </table:table-cell>
        </table:table-row>
        <table:table-row table:style-name="ro1">
          <table:table-cell office:value-type="string">
            <text:p>14h</text:p>
          </table:table-cell>
          <table:table-cell office:value-type="string">
            <text:p><text:s/>"D:\\dat\\avtforfinal\\avt_pig.tdp"</text:p>
          </table:table-cell>
          <table:table-cell table:number-columns-repeated="3" office:value-type="string">
            <text:p>14h</text:p>
          </table:table-cell>
        </table:table-row>
        <table:table-row table:style-name="ro1">
          <table:table-cell office:value-type="string">
            <text:p>15h</text:p>
          </table:table-cell>
          <table:table-cell office:value-type="string">
            <text:p><text:s/>"D:\\dat\\avtforfinal\\avt_hyk.tdp"</text:p>
          </table:table-cell>
          <table:table-cell table:number-columns-repeated="3" office:value-type="string">
            <text:p>15h</text:p>
          </table:table-cell>
        </table:table-row>
        <table:table-row table:style-name="ro1">
          <table:table-cell office:value-type="string">
            <text:p>16h</text:p>
          </table:table-cell>
          <table:table-cell office:value-type="string">
            <text:p><text:s/>"D:\\dat\\avtforfinal\\avt_png.tdp"</text:p>
          </table:table-cell>
          <table:table-cell table:number-columns-repeated="3" office:value-type="string">
            <text:p>16h</text:p>
          </table:table-cell>
        </table:table-row>
        <table:table-row table:style-name="ro1">
          <table:table-cell office:value-type="string">
            <text:p>17h</text:p>
          </table:table-cell>
          <table:table-cell office:value-type="string">
            <text:p><text:s/>"D:\\dat\\avtforfinal\\avt_pnd.tdp"</text:p>
          </table:table-cell>
          <table:table-cell table:number-columns-repeated="3" office:value-type="string">
            <text:p>17h</text:p>
          </table:table-cell>
        </table:table-row>
        <table:table-row table:style-name="ro1">
          <table:table-cell office:value-type="string">
            <text:p>18h</text:p>
          </table:table-cell>
          <table:table-cell office:value-type="string">
            <text:p><text:s/>"D:\\dat\\avtforfinal\\avt_ckn.tdp"</text:p>
          </table:table-cell>
          <table:table-cell table:number-columns-repeated="3" office:value-type="string">
            <text:p>18h</text:p>
          </table:table-cell>
        </table:table-row>
        <table:table-row table:style-name="ro1">
          <table:table-cell office:value-type="string">
            <text:p>19h</text:p>
          </table:table-cell>
          <table:table-cell office:value-type="string">
            <text:p><text:s/>"D:\\dat\\avtforfinal\\avt_bon.tdp"</text:p>
          </table:table-cell>
          <table:table-cell table:number-columns-repeated="3" office:value-type="string">
            <text:p>19h</text:p>
          </table:table-cell>
        </table:table-row>
        <table:table-row table:style-name="ro1">
          <table:table-cell office:value-type="string">
            <text:p>1Ah</text:p>
          </table:table-cell>
          <table:table-cell office:value-type="string">
            <text:p><text:s/>"D:\\dat\\avtforfinal\\avt_uch.tdp"</text:p>
          </table:table-cell>
          <table:table-cell table:number-columns-repeated="3" office:value-type="string">
            <text:p>1Ah</text:p>
          </table:table-cell>
        </table:table-row>
        <table:table-row table:style-name="ro1">
          <table:table-cell office:value-type="string">
            <text:p>1Bh</text:p>
          </table:table-cell>
          <table:table-cell office:value-type="string">
            <text:p><text:s/>"D:\\dat\\avtforfinal\\avt_gst.tdp"</text:p>
          </table:table-cell>
          <table:table-cell table:number-columns-repeated="3" office:value-type="string">
            <text:p>1Bh</text:p>
          </table:table-cell>
        </table:table-row>
        <table:table-row table:style-name="ro1">
          <table:table-cell office:value-type="string">
            <text:p>1Ch</text:p>
          </table:table-cell>
          <table:table-cell office:value-type="string">
            <text:p><text:s/>"D:\\dat\\avtforfinal\\avt_pgs.tdp"</text:p>
          </table:table-cell>
          <table:table-cell table:number-columns-repeated="3" office:value-type="string">
            <text:p>1Ch</text:p>
          </table:table-cell>
        </table:table-row>
        <table:table-row table:style-name="ro1">
          <table:table-cell office:value-type="string">
            <text:p>1Dh</text:p>
          </table:table-cell>
          <table:table-cell office:value-type="string">
            <text:p><text:s/>"D:\\dat\\avtforfinal\\avt_tre.tdp"</text:p>
          </table:table-cell>
          <table:table-cell table:number-columns-repeated="3" office:value-type="string">
            <text:p>1Dh</text:p>
          </table:table-cell>
        </table:table-row>
        <table:table-row table:style-name="ro1">
          <table:table-cell office:value-type="string">
            <text:p>1Eh</text:p>
          </table:table-cell>
          <table:table-cell office:value-type="string">
            <text:p><text:s/>"D:\\dat\\avtforfinal\\avt_fai.tdp"</text:p>
          </table:table-cell>
          <table:table-cell table:number-columns-repeated="3" office:value-type="string">
            <text:p>1Eh</text:p>
          </table:table-cell>
        </table:table-row>
        <table:table-row table:style-name="ro1">
          <table:table-cell office:value-type="string">
            <text:p>1Fh</text:p>
          </table:table-cell>
          <table:table-cell office:value-type="string">
            <text:p><text:s/>"D:\\dat\\avtforfinal\\avt_fis.tdp"</text:p>
          </table:table-cell>
          <table:table-cell table:number-columns-repeated="3" office:value-type="string">
            <text:p>1Fh</text:p>
          </table:table-cell>
        </table:table-row>
        <table:table-row table:style-name="ro1">
          <table:table-cell office:value-type="string">
            <text:p>20h</text:p>
          </table:table-cell>
          <table:table-cell office:value-type="string">
            <text:p><text:s/>"D:\\dat\\avtforfinal\\avt_kan.tdp"</text:p>
          </table:table-cell>
          <table:table-cell table:number-columns-repeated="3" office:value-type="string">
            <text:p>20h</text:p>
          </table:table-cell>
        </table:table-row>
        <table:table-row table:style-name="ro1">
          <table:table-cell office:value-type="string">
            <text:p>21h</text:p>
          </table:table-cell>
          <table:table-cell office:value-type="string">
            <text:p><text:s/>"D:\\dat\\avtforfinal\\avt_tak.tdp"</text:p>
          </table:table-cell>
          <table:table-cell table:number-columns-repeated="3" office:value-type="string">
            <text:p>21h</text:p>
          </table:table-cell>
        </table:table-row>
        <table:table-row table:style-name="ro1">
          <table:table-cell office:value-type="string">
            <text:p>22h</text:p>
          </table:table-cell>
          <table:table-cell office:value-type="string">
            <text:p><text:s/>"D:\\dat\\avtforfinal\\avt_ton.tdp"</text:p>
          </table:table-cell>
          <table:table-cell table:number-columns-repeated="3" office:value-type="string">
            <text:p>22h</text:p>
          </table:table-cell>
        </table:table-row>
        <table:table-row table:style-name="ro1">
          <table:table-cell office:value-type="string">
            <text:p>23h</text:p>
          </table:table-cell>
          <table:table-cell office:value-type="string">
            <text:p><text:s/>"D:\\dat\\avtforfinal\\avt_cho.tdp"</text:p>
          </table:table-cell>
          <table:table-cell table:number-columns-repeated="3" office:value-type="string">
            <text:p>23h</text:p>
          </table:table-cell>
        </table:table-row>
        <table:table-row table:style-name="ro1">
          <table:table-cell office:value-type="string">
            <text:p>24h</text:p>
          </table:table-cell>
          <table:table-cell office:value-type="string">
            <text:p><text:s/>"D:\\dat\\avtforfinal\\avt_rob.tdp"</text:p>
          </table:table-cell>
          <table:table-cell table:number-columns-repeated="3" office:value-type="string">
            <text:p>24h</text:p>
          </table:table-cell>
        </table:table-row>
        <table:table-row table:style-name="ro1">
          <table:table-cell office:value-type="string">
            <text:p>25h</text:p>
          </table:table-cell>
          <table:table-cell office:value-type="string">
            <text:p><text:s/>"D:\\dat\\avtforfinal\\avt_nim.tdp"</text:p>
          </table:table-cell>
          <table:table-cell table:number-columns-repeated="3" office:value-type="string">
            <text:p>25h</text:p>
          </table:table-cell>
        </table:table-row>
        <table:table-row table:style-name="ro1">
          <table:table-cell office:value-type="string">
            <text:p>26h</text:p>
          </table:table-cell>
          <table:table-cell office:value-type="string">
            <text:p><text:s/>"D:\\dat\\avtforfinal\\avt_niw.tdp"</text:p>
          </table:table-cell>
          <table:table-cell table:number-columns-repeated="3" office:value-type="string">
            <text:p>26h</text:p>
          </table:table-cell>
        </table:table-row>
        <table:table-row table:style-name="ro1">
          <table:table-cell office:value-type="string">
            <text:p>27h</text:p>
          </table:table-cell>
          <table:table-cell office:value-type="string">
            <text:p><text:s/>"D:\\dat\\avtforfinal\\avt_nib.tdp"</text:p>
          </table:table-cell>
          <table:table-cell table:number-columns-repeated="3" office:value-type="string">
            <text:p>27h</text:p>
          </table:table-cell>
        </table:table-row>
        <table:table-row table:style-name="ro1">
          <table:table-cell office:value-type="string">
            <text:p>28h</text:p>
          </table:table-cell>
          <table:table-cell office:value-type="string">
            <text:p><text:s/>"D:\\dat\\avtforfinal\\avt_nig.tdp"</text:p>
          </table:table-cell>
          <table:table-cell table:number-columns-repeated="3" office:value-type="string">
            <text:p>28h</text:p>
          </table:table-cell>
        </table:table-row>
        <table:table-row table:style-name="ro1">
          <table:table-cell office:value-type="string">
            <text:p>29h</text:p>
          </table:table-cell>
          <table:table-cell office:value-type="string">
            <text:p><text:s/>"D:\\dat\\avatar\\partsobj\\hai000.tpr"</text:p>
          </table:table-cell>
          <table:table-cell table:number-columns-repeated="3" office:value-type="string">
            <text:p>29h</text:p>
          </table:table-cell>
        </table:table-row>
        <table:table-row table:style-name="ro1">
          <table:table-cell office:value-type="string">
            <text:p>2Ah</text:p>
          </table:table-cell>
          <table:table-cell office:value-type="string">
            <text:p><text:s/>"D:\\dat\\avatar\\partsobj\\hai001.tpr"</text:p>
          </table:table-cell>
          <table:table-cell table:number-columns-repeated="3" office:value-type="string">
            <text:p>2Ah</text:p>
          </table:table-cell>
        </table:table-row>
        <table:table-row table:style-name="ro1">
          <table:table-cell office:value-type="string">
            <text:p>2Bh</text:p>
          </table:table-cell>
          <table:table-cell office:value-type="string">
            <text:p><text:s/>"D:\\dat\\avatar\\partsobj\\hai002.tpr"</text:p>
          </table:table-cell>
          <table:table-cell table:number-columns-repeated="3" office:value-type="string">
            <text:p>2Bh</text:p>
          </table:table-cell>
        </table:table-row>
        <table:table-row table:style-name="ro1">
          <table:table-cell office:value-type="string">
            <text:p>2Ch</text:p>
          </table:table-cell>
          <table:table-cell office:value-type="string">
            <text:p><text:s/>"D:\\dat\\avatar\\partsobj\\hai003.tpr"</text:p>
          </table:table-cell>
          <table:table-cell table:number-columns-repeated="3" office:value-type="string">
            <text:p>2Ch</text:p>
          </table:table-cell>
        </table:table-row>
        <table:table-row table:style-name="ro1">
          <table:table-cell office:value-type="string">
            <text:p>2Dh</text:p>
          </table:table-cell>
          <table:table-cell office:value-type="string">
            <text:p><text:s/>"D:\\dat\\avatar\\partsobj\\hai004.tpr"</text:p>
          </table:table-cell>
          <table:table-cell table:number-columns-repeated="3" office:value-type="string">
            <text:p>2Dh</text:p>
          </table:table-cell>
        </table:table-row>
        <table:table-row table:style-name="ro1">
          <table:table-cell office:value-type="string">
            <text:p>2Eh</text:p>
          </table:table-cell>
          <table:table-cell office:value-type="string">
            <text:p><text:s/>"D:\\dat\\avatar\\partsobj\\hai005.tpr"</text:p>
          </table:table-cell>
          <table:table-cell table:number-columns-repeated="3" office:value-type="string">
            <text:p>2Eh</text:p>
          </table:table-cell>
        </table:table-row>
        <table:table-row table:style-name="ro1">
          <table:table-cell office:value-type="string">
            <text:p>2Fh</text:p>
          </table:table-cell>
          <table:table-cell office:value-type="string">
            <text:p><text:s/>"D:\\dat\\avatar\\partsobj\\hai006.tpr"</text:p>
          </table:table-cell>
          <table:table-cell table:number-columns-repeated="3" office:value-type="string">
            <text:p>2Fh</text:p>
          </table:table-cell>
        </table:table-row>
        <table:table-row table:style-name="ro1">
          <table:table-cell office:value-type="string">
            <text:p>30h</text:p>
          </table:table-cell>
          <table:table-cell office:value-type="string">
            <text:p><text:s/>"D:\\dat\\avatar\\partsobj\\hai007.tpr"</text:p>
          </table:table-cell>
          <table:table-cell table:number-columns-repeated="3" office:value-type="string">
            <text:p>30h</text:p>
          </table:table-cell>
        </table:table-row>
        <table:table-row table:style-name="ro1">
          <table:table-cell office:value-type="string">
            <text:p>31h</text:p>
          </table:table-cell>
          <table:table-cell office:value-type="string">
            <text:p><text:s/>"D:\\dat\\avatar\\partsobj\\hai008.tpr"</text:p>
          </table:table-cell>
          <table:table-cell table:number-columns-repeated="3" office:value-type="string">
            <text:p>31h</text:p>
          </table:table-cell>
        </table:table-row>
        <table:table-row table:style-name="ro1">
          <table:table-cell office:value-type="string">
            <text:p>32h</text:p>
          </table:table-cell>
          <table:table-cell office:value-type="string">
            <text:p><text:s/>"D:\\dat\\avatar\\partsobj\\hai009.tpr"</text:p>
          </table:table-cell>
          <table:table-cell table:number-columns-repeated="3" office:value-type="string">
            <text:p>32h</text:p>
          </table:table-cell>
        </table:table-row>
        <table:table-row table:style-name="ro1">
          <table:table-cell office:value-type="string">
            <text:p>33h</text:p>
          </table:table-cell>
          <table:table-cell office:value-type="string">
            <text:p><text:s/>"D:\\dat\\avatar\\partsobj\\hai010.tpr"</text:p>
          </table:table-cell>
          <table:table-cell table:number-columns-repeated="3" office:value-type="string">
            <text:p>33h</text:p>
          </table:table-cell>
        </table:table-row>
        <table:table-row table:style-name="ro1">
          <table:table-cell office:value-type="string">
            <text:p>34h</text:p>
          </table:table-cell>
          <table:table-cell office:value-type="string">
            <text:p><text:s/>"D:\\dat\\avatar\\partsobj\\hai011.tpr"</text:p>
          </table:table-cell>
          <table:table-cell table:number-columns-repeated="3" office:value-type="string">
            <text:p>34h</text:p>
          </table:table-cell>
        </table:table-row>
        <table:table-row table:style-name="ro1">
          <table:table-cell office:value-type="string">
            <text:p>35h</text:p>
          </table:table-cell>
          <table:table-cell office:value-type="string">
            <text:p><text:s/>"D:\\dat\\avatar\\partsobj\\hai012.tpr"</text:p>
          </table:table-cell>
          <table:table-cell table:number-columns-repeated="3" office:value-type="string">
            <text:p>35h</text:p>
          </table:table-cell>
        </table:table-row>
        <table:table-row table:style-name="ro1">
          <table:table-cell office:value-type="string">
            <text:p>36h</text:p>
          </table:table-cell>
          <table:table-cell office:value-type="string">
            <text:p><text:s/>"D:\\dat\\avatar\\partsobj\\hai013.tpr"</text:p>
          </table:table-cell>
          <table:table-cell table:number-columns-repeated="3" office:value-type="string">
            <text:p>36h</text:p>
          </table:table-cell>
        </table:table-row>
        <table:table-row table:style-name="ro1">
          <table:table-cell office:value-type="string">
            <text:p>37h</text:p>
          </table:table-cell>
          <table:table-cell office:value-type="string">
            <text:p><text:s/>"D:\\dat\\avatar\\partsobj\\hai014.tpr"</text:p>
          </table:table-cell>
          <table:table-cell table:number-columns-repeated="3" office:value-type="string">
            <text:p>37h</text:p>
          </table:table-cell>
        </table:table-row>
        <table:table-row table:style-name="ro1">
          <table:table-cell office:value-type="string">
            <text:p>38h</text:p>
          </table:table-cell>
          <table:table-cell office:value-type="string">
            <text:p><text:s/>"D:\\dat\\avatar\\partsobj\\hai015.tpr"</text:p>
          </table:table-cell>
          <table:table-cell table:number-columns-repeated="3" office:value-type="string">
            <text:p>38h</text:p>
          </table:table-cell>
        </table:table-row>
        <table:table-row table:style-name="ro1">
          <table:table-cell office:value-type="string">
            <text:p>39h</text:p>
          </table:table-cell>
          <table:table-cell office:value-type="string">
            <text:p><text:s/>"D:\\dat\\avatar\\partsobj\\hai016.tpr"</text:p>
          </table:table-cell>
          <table:table-cell table:number-columns-repeated="3" office:value-type="string">
            <text:p>39h</text:p>
          </table:table-cell>
        </table:table-row>
        <table:table-row table:style-name="ro1">
          <table:table-cell office:value-type="string">
            <text:p>3Ah</text:p>
          </table:table-cell>
          <table:table-cell office:value-type="string">
            <text:p><text:s/>"D:\\dat\\avatar\\partsobj\\hai017.tpr"</text:p>
          </table:table-cell>
          <table:table-cell table:number-columns-repeated="3" office:value-type="string">
            <text:p>3Ah</text:p>
          </table:table-cell>
        </table:table-row>
        <table:table-row table:style-name="ro1">
          <table:table-cell office:value-type="string">
            <text:p>3Bh</text:p>
          </table:table-cell>
          <table:table-cell office:value-type="string">
            <text:p><text:s/>"D:\\dat\\avatar\\partsobj\\hai018.tpr"</text:p>
          </table:table-cell>
          <table:table-cell table:number-columns-repeated="3" office:value-type="string">
            <text:p>3Bh</text:p>
          </table:table-cell>
        </table:table-row>
        <table:table-row table:style-name="ro1">
          <table:table-cell office:value-type="string">
            <text:p>3Ch</text:p>
          </table:table-cell>
          <table:table-cell office:value-type="string">
            <text:p><text:s/>"D:\\dat\\avatar\\partsobj\\hai019.tpr"</text:p>
          </table:table-cell>
          <table:table-cell table:number-columns-repeated="3" office:value-type="string">
            <text:p>3Ch</text:p>
          </table:table-cell>
        </table:table-row>
        <table:table-row table:style-name="ro1">
          <table:table-cell office:value-type="string">
            <text:p>3Dh</text:p>
          </table:table-cell>
          <table:table-cell office:value-type="string">
            <text:p><text:s/>"D:\\dat\\avatar\\partsobj\\hai020.tpr"</text:p>
          </table:table-cell>
          <table:table-cell table:number-columns-repeated="3" office:value-type="string">
            <text:p>3Dh</text:p>
          </table:table-cell>
        </table:table-row>
        <table:table-row table:style-name="ro1">
          <table:table-cell office:value-type="string">
            <text:p>3Eh</text:p>
          </table:table-cell>
          <table:table-cell office:value-type="string">
            <text:p><text:s/>"D:\\dat\\avatar\\partsobj\\hai021.tpr"</text:p>
          </table:table-cell>
          <table:table-cell table:number-columns-repeated="3" office:value-type="string">
            <text:p>3Eh</text:p>
          </table:table-cell>
        </table:table-row>
        <table:table-row table:style-name="ro1">
          <table:table-cell office:value-type="string">
            <text:p>3Fh</text:p>
          </table:table-cell>
          <table:table-cell office:value-type="string">
            <text:p><text:s/>"D:\\dat\\avatar\\partsobj\\hai022.tpr"</text:p>
          </table:table-cell>
          <table:table-cell table:number-columns-repeated="3" office:value-type="string">
            <text:p>3Fh</text:p>
          </table:table-cell>
        </table:table-row>
        <table:table-row table:style-name="ro1">
          <table:table-cell office:value-type="string">
            <text:p>40h</text:p>
          </table:table-cell>
          <table:table-cell office:value-type="string">
            <text:p><text:s/>"D:\\dat\\avatar\\partsobj\\hai023.tpr"</text:p>
          </table:table-cell>
          <table:table-cell table:number-columns-repeated="3" office:value-type="string">
            <text:p>40h</text:p>
          </table:table-cell>
        </table:table-row>
        <table:table-row table:style-name="ro1">
          <table:table-cell office:value-type="string">
            <text:p>41h</text:p>
          </table:table-cell>
          <table:table-cell office:value-type="string">
            <text:p><text:s/>"D:\\dat\\avatar\\partsobj\\hai024.tpr"</text:p>
          </table:table-cell>
          <table:table-cell table:number-columns-repeated="3" office:value-type="string">
            <text:p>41h</text:p>
          </table:table-cell>
        </table:table-row>
        <table:table-row table:style-name="ro1">
          <table:table-cell office:value-type="string">
            <text:p>42h</text:p>
          </table:table-cell>
          <table:table-cell office:value-type="string">
            <text:p><text:s/>"D:\\dat\\avatar\\partsobj\\hai025.tpr"</text:p>
          </table:table-cell>
          <table:table-cell table:number-columns-repeated="3" office:value-type="string">
            <text:p>42h</text:p>
          </table:table-cell>
        </table:table-row>
        <table:table-row table:style-name="ro1">
          <table:table-cell office:value-type="string">
            <text:p>43h</text:p>
          </table:table-cell>
          <table:table-cell office:value-type="string">
            <text:p><text:s/>"D:\\dat\\avatar\\partsobj\\hai026.tpr"</text:p>
          </table:table-cell>
          <table:table-cell table:number-columns-repeated="3" office:value-type="string">
            <text:p>43h</text:p>
          </table:table-cell>
        </table:table-row>
        <table:table-row table:style-name="ro1">
          <table:table-cell office:value-type="string">
            <text:p>44h</text:p>
          </table:table-cell>
          <table:table-cell office:value-type="string">
            <text:p><text:s/>"D:\\dat\\avatar\\partsobj\\hai027.tpr"</text:p>
          </table:table-cell>
          <table:table-cell table:number-columns-repeated="3" office:value-type="string">
            <text:p>44h</text:p>
          </table:table-cell>
        </table:table-row>
        <table:table-row table:style-name="ro1">
          <table:table-cell office:value-type="string">
            <text:p>45h</text:p>
          </table:table-cell>
          <table:table-cell office:value-type="string">
            <text:p><text:s/>"D:\\dat\\avatar\\partsobj\\hai028.tpr"</text:p>
          </table:table-cell>
          <table:table-cell table:number-columns-repeated="3" office:value-type="string">
            <text:p>45h</text:p>
          </table:table-cell>
        </table:table-row>
        <table:table-row table:style-name="ro1">
          <table:table-cell office:value-type="string">
            <text:p>46h</text:p>
          </table:table-cell>
          <table:table-cell office:value-type="string">
            <text:p><text:s/>"D:\\dat\\avatar\\partsobj\\hai029.tpr"</text:p>
          </table:table-cell>
          <table:table-cell table:number-columns-repeated="3" office:value-type="string">
            <text:p>46h</text:p>
          </table:table-cell>
        </table:table-row>
        <table:table-row table:style-name="ro1">
          <table:table-cell office:value-type="string">
            <text:p>47h</text:p>
          </table:table-cell>
          <table:table-cell office:value-type="string">
            <text:p><text:s/>"D:\\dat\\avatar\\partsobj\\hai030.tpr"</text:p>
          </table:table-cell>
          <table:table-cell table:number-columns-repeated="3" office:value-type="string">
            <text:p>47h</text:p>
          </table:table-cell>
        </table:table-row>
        <table:table-row table:style-name="ro1">
          <table:table-cell office:value-type="string">
            <text:p>48h</text:p>
          </table:table-cell>
          <table:table-cell office:value-type="string">
            <text:p><text:s/>"D:\\dat\\avatar\\partsobj\\hai031.tpr"</text:p>
          </table:table-cell>
          <table:table-cell table:number-columns-repeated="3" office:value-type="string">
            <text:p>48h</text:p>
          </table:table-cell>
        </table:table-row>
        <table:table-row table:style-name="ro1">
          <table:table-cell office:value-type="string">
            <text:p>49h</text:p>
          </table:table-cell>
          <table:table-cell office:value-type="string">
            <text:p><text:s/>"D:\\dat\\avatar\\partsobj\\hai032.tpr"</text:p>
          </table:table-cell>
          <table:table-cell table:number-columns-repeated="3" office:value-type="string">
            <text:p>49h</text:p>
          </table:table-cell>
        </table:table-row>
        <table:table-row table:style-name="ro1">
          <table:table-cell office:value-type="string">
            <text:p>4Ah</text:p>
          </table:table-cell>
          <table:table-cell office:value-type="string">
            <text:p><text:s/>"D:\\dat\\avatar\\partsobj\\hai033.tpr"</text:p>
          </table:table-cell>
          <table:table-cell table:number-columns-repeated="3" office:value-type="string">
            <text:p>4Ah</text:p>
          </table:table-cell>
        </table:table-row>
        <table:table-row table:style-name="ro1">
          <table:table-cell office:value-type="string">
            <text:p>4Bh</text:p>
          </table:table-cell>
          <table:table-cell office:value-type="string">
            <text:p><text:s/>"D:\\dat\\avatar\\partsobj\\hai034.tpr"</text:p>
          </table:table-cell>
          <table:table-cell table:number-columns-repeated="3" office:value-type="string">
            <text:p>4Bh</text:p>
          </table:table-cell>
        </table:table-row>
        <table:table-row table:style-name="ro1">
          <table:table-cell office:value-type="string">
            <text:p>4Ch</text:p>
          </table:table-cell>
          <table:table-cell office:value-type="string">
            <text:p><text:s/>"D:\\dat\\avatar\\partsobj\\hai035.tpr"</text:p>
          </table:table-cell>
          <table:table-cell table:number-columns-repeated="3" office:value-type="string">
            <text:p>4Ch</text:p>
          </table:table-cell>
        </table:table-row>
        <table:table-row table:style-name="ro1">
          <table:table-cell office:value-type="string">
            <text:p>4Dh</text:p>
          </table:table-cell>
          <table:table-cell office:value-type="string">
            <text:p><text:s/>"D:\\dat\\avatar\\partsobj\\hai036.tpr"</text:p>
          </table:table-cell>
          <table:table-cell table:number-columns-repeated="3" office:value-type="string">
            <text:p>4Dh</text:p>
          </table:table-cell>
        </table:table-row>
        <table:table-row table:style-name="ro1">
          <table:table-cell office:value-type="string">
            <text:p>4Eh</text:p>
          </table:table-cell>
          <table:table-cell office:value-type="string">
            <text:p><text:s/>"D:\\dat\\avatar\\partsobj\\hai037.tpr"</text:p>
          </table:table-cell>
          <table:table-cell table:number-columns-repeated="3" office:value-type="string">
            <text:p>4Eh</text:p>
          </table:table-cell>
        </table:table-row>
        <table:table-row table:style-name="ro1">
          <table:table-cell office:value-type="string">
            <text:p>4Fh</text:p>
          </table:table-cell>
          <table:table-cell office:value-type="string">
            <text:p><text:s/>"D:\\dat\\avatar\\partsobj\\hai038.tpr"</text:p>
          </table:table-cell>
          <table:table-cell table:number-columns-repeated="3" office:value-type="string">
            <text:p>4Fh</text:p>
          </table:table-cell>
        </table:table-row>
        <table:table-row table:style-name="ro1">
          <table:table-cell office:value-type="string">
            <text:p>50h</text:p>
          </table:table-cell>
          <table:table-cell office:value-type="string">
            <text:p><text:s/>"D:\\dat\\avatar\\partsobj\\hai039.tpr"</text:p>
          </table:table-cell>
          <table:table-cell table:number-columns-repeated="3" office:value-type="string">
            <text:p>50h</text:p>
          </table:table-cell>
        </table:table-row>
        <table:table-row table:style-name="ro1">
          <table:table-cell office:value-type="string">
            <text:p>51h</text:p>
          </table:table-cell>
          <table:table-cell office:value-type="string">
            <text:p><text:s/>"D:\\dat\\avatar\\partsobj\\hai040.tpr"</text:p>
          </table:table-cell>
          <table:table-cell table:number-columns-repeated="3" office:value-type="string">
            <text:p>51h</text:p>
          </table:table-cell>
        </table:table-row>
        <table:table-row table:style-name="ro1">
          <table:table-cell office:value-type="string">
            <text:p>52h</text:p>
          </table:table-cell>
          <table:table-cell office:value-type="string">
            <text:p><text:s/>"D:\\dat\\avatar\\partsobj\\hai041.tpr"</text:p>
          </table:table-cell>
          <table:table-cell table:number-columns-repeated="3" office:value-type="string">
            <text:p>52h</text:p>
          </table:table-cell>
        </table:table-row>
        <table:table-row table:style-name="ro1">
          <table:table-cell office:value-type="string">
            <text:p>53h</text:p>
          </table:table-cell>
          <table:table-cell office:value-type="string">
            <text:p><text:s/>"D:\\dat\\avatar\\partsobj\\hai042.tpr"</text:p>
          </table:table-cell>
          <table:table-cell table:number-columns-repeated="3" office:value-type="string">
            <text:p>53h</text:p>
          </table:table-cell>
        </table:table-row>
        <table:table-row table:style-name="ro1">
          <table:table-cell office:value-type="string">
            <text:p>54h</text:p>
          </table:table-cell>
          <table:table-cell office:value-type="string">
            <text:p><text:s/>"D:\\dat\\avatar\\partsobj\\hai043.tpr"</text:p>
          </table:table-cell>
          <table:table-cell table:number-columns-repeated="3" office:value-type="string">
            <text:p>54h</text:p>
          </table:table-cell>
        </table:table-row>
        <table:table-row table:style-name="ro1">
          <table:table-cell office:value-type="string">
            <text:p>55h</text:p>
          </table:table-cell>
          <table:table-cell office:value-type="string">
            <text:p><text:s/>"D:\\dat\\avatar\\partsobj\\hai044.tpr"</text:p>
          </table:table-cell>
          <table:table-cell table:number-columns-repeated="3" office:value-type="string">
            <text:p>55h</text:p>
          </table:table-cell>
        </table:table-row>
        <table:table-row table:style-name="ro1">
          <table:table-cell office:value-type="string">
            <text:p>56h</text:p>
          </table:table-cell>
          <table:table-cell office:value-type="string">
            <text:p><text:s/>"D:\\dat\\avatar\\partsobj\\hai045.tpr"</text:p>
          </table:table-cell>
          <table:table-cell table:number-columns-repeated="3" office:value-type="string">
            <text:p>56h</text:p>
          </table:table-cell>
        </table:table-row>
        <table:table-row table:style-name="ro1">
          <table:table-cell office:value-type="string">
            <text:p>57h</text:p>
          </table:table-cell>
          <table:table-cell office:value-type="string">
            <text:p><text:s/>"D:\\dat\\avatar\\partsobj\\hai046.tpr"</text:p>
          </table:table-cell>
          <table:table-cell table:number-columns-repeated="3" office:value-type="string">
            <text:p>57h</text:p>
          </table:table-cell>
        </table:table-row>
        <table:table-row table:style-name="ro1">
          <table:table-cell office:value-type="string">
            <text:p>58h</text:p>
          </table:table-cell>
          <table:table-cell office:value-type="string">
            <text:p><text:s/>"D:\\dat\\avatar\\partsobj\\hai047.tpr"</text:p>
          </table:table-cell>
          <table:table-cell table:number-columns-repeated="3" office:value-type="string">
            <text:p>58h</text:p>
          </table:table-cell>
        </table:table-row>
        <table:table-row table:style-name="ro1">
          <table:table-cell office:value-type="string">
            <text:p>59h</text:p>
          </table:table-cell>
          <table:table-cell office:value-type="string">
            <text:p><text:s/>"D:\\dat\\avatar\\partsobj\\hai048.tpr"</text:p>
          </table:table-cell>
          <table:table-cell table:number-columns-repeated="3" office:value-type="string">
            <text:p>59h</text:p>
          </table:table-cell>
        </table:table-row>
        <table:table-row table:style-name="ro1">
          <table:table-cell office:value-type="string">
            <text:p>5Ah</text:p>
          </table:table-cell>
          <table:table-cell office:value-type="string">
            <text:p><text:s/>"D:\\dat\\avatar\\partsobj\\hai049.tpr"</text:p>
          </table:table-cell>
          <table:table-cell table:number-columns-repeated="3" office:value-type="string">
            <text:p>5Ah</text:p>
          </table:table-cell>
        </table:table-row>
        <table:table-row table:style-name="ro1">
          <table:table-cell office:value-type="string">
            <text:p>5Bh</text:p>
          </table:table-cell>
          <table:table-cell office:value-type="string">
            <text:p><text:s/>"D:\\dat\\avatar\\partsobj\\hai050.tpr"</text:p>
          </table:table-cell>
          <table:table-cell table:number-columns-repeated="3" office:value-type="string">
            <text:p>5Bh</text:p>
          </table:table-cell>
        </table:table-row>
        <table:table-row table:style-name="ro1">
          <table:table-cell office:value-type="string">
            <text:p>5Ch</text:p>
          </table:table-cell>
          <table:table-cell office:value-type="string">
            <text:p><text:s/>"D:\\dat\\avatar\\partsobj\\hai051.tpr"</text:p>
          </table:table-cell>
          <table:table-cell table:number-columns-repeated="3" office:value-type="string">
            <text:p>5Ch</text:p>
          </table:table-cell>
        </table:table-row>
        <table:table-row table:style-name="ro1">
          <table:table-cell office:value-type="string">
            <text:p>5Dh</text:p>
          </table:table-cell>
          <table:table-cell office:value-type="string">
            <text:p><text:s/>"D:\\dat\\avatar\\partsobj\\hai052.tpr"</text:p>
          </table:table-cell>
          <table:table-cell table:number-columns-repeated="3" office:value-type="string">
            <text:p>5Dh</text:p>
          </table:table-cell>
        </table:table-row>
        <table:table-row table:style-name="ro1">
          <table:table-cell office:value-type="string">
            <text:p>5Eh</text:p>
          </table:table-cell>
          <table:table-cell office:value-type="string">
            <text:p><text:s/>"D:\\dat\\avatar\\partsobj\\hai053.tpr"</text:p>
          </table:table-cell>
          <table:table-cell table:number-columns-repeated="3" office:value-type="string">
            <text:p>5Eh</text:p>
          </table:table-cell>
        </table:table-row>
        <table:table-row table:style-name="ro1">
          <table:table-cell office:value-type="string">
            <text:p>5Fh</text:p>
          </table:table-cell>
          <table:table-cell office:value-type="string">
            <text:p><text:s/>"D:\\dat\\avatar\\partsobj\\hai054.tpr"</text:p>
          </table:table-cell>
          <table:table-cell table:number-columns-repeated="3" office:value-type="string">
            <text:p>5Fh</text:p>
          </table:table-cell>
        </table:table-row>
        <table:table-row table:style-name="ro1">
          <table:table-cell office:value-type="string">
            <text:p>60h</text:p>
          </table:table-cell>
          <table:table-cell office:value-type="string">
            <text:p><text:s/>"D:\\dat\\avatar\\partsobj\\hai055.tpr"</text:p>
          </table:table-cell>
          <table:table-cell table:number-columns-repeated="3" office:value-type="string">
            <text:p>60h</text:p>
          </table:table-cell>
        </table:table-row>
        <table:table-row table:style-name="ro1">
          <table:table-cell office:value-type="string">
            <text:p>61h</text:p>
          </table:table-cell>
          <table:table-cell office:value-type="string">
            <text:p><text:s/>"D:\\dat\\avatar\\partsobj\\hai056.tpr"</text:p>
          </table:table-cell>
          <table:table-cell table:number-columns-repeated="3" office:value-type="string">
            <text:p>61h</text:p>
          </table:table-cell>
        </table:table-row>
        <table:table-row table:style-name="ro1">
          <table:table-cell office:value-type="string">
            <text:p>62h</text:p>
          </table:table-cell>
          <table:table-cell office:value-type="string">
            <text:p><text:s/>"D:\\dat\\avatar\\partsobj\\hai057.tpr"</text:p>
          </table:table-cell>
          <table:table-cell table:number-columns-repeated="3" office:value-type="string">
            <text:p>62h</text:p>
          </table:table-cell>
        </table:table-row>
        <table:table-row table:style-name="ro1">
          <table:table-cell office:value-type="string">
            <text:p>63h</text:p>
          </table:table-cell>
          <table:table-cell office:value-type="string">
            <text:p><text:s/>"D:\\dat\\avatar\\partsobj\\hai058.tpr"</text:p>
          </table:table-cell>
          <table:table-cell table:number-columns-repeated="3" office:value-type="string">
            <text:p>63h</text:p>
          </table:table-cell>
        </table:table-row>
        <table:table-row table:style-name="ro1">
          <table:table-cell office:value-type="string">
            <text:p>64h</text:p>
          </table:table-cell>
          <table:table-cell office:value-type="string">
            <text:p><text:s/>"D:\\dat\\avatar\\partsobj\\hai059.tpr"</text:p>
          </table:table-cell>
          <table:table-cell table:number-columns-repeated="3" office:value-type="string">
            <text:p>64h</text:p>
          </table:table-cell>
        </table:table-row>
        <table:table-row table:style-name="ro1">
          <table:table-cell office:value-type="string">
            <text:p>65h</text:p>
          </table:table-cell>
          <table:table-cell office:value-type="string">
            <text:p><text:s/>"D:\\dat\\avatar\\partsobj\\hai060.tpr"</text:p>
          </table:table-cell>
          <table:table-cell table:number-columns-repeated="3" office:value-type="string">
            <text:p>65h</text:p>
          </table:table-cell>
        </table:table-row>
        <table:table-row table:style-name="ro1">
          <table:table-cell office:value-type="string">
            <text:p>66h</text:p>
          </table:table-cell>
          <table:table-cell office:value-type="string">
            <text:p><text:s/>"D:\\dat\\avatar\\partsobj\\hai061.tpr"</text:p>
          </table:table-cell>
          <table:table-cell table:number-columns-repeated="3" office:value-type="string">
            <text:p>66h</text:p>
          </table:table-cell>
        </table:table-row>
        <table:table-row table:style-name="ro1">
          <table:table-cell office:value-type="string">
            <text:p>67h</text:p>
          </table:table-cell>
          <table:table-cell office:value-type="string">
            <text:p><text:s/>"D:\\dat\\avatar\\partsobj\\hai062.tpr"</text:p>
          </table:table-cell>
          <table:table-cell table:number-columns-repeated="3" office:value-type="string">
            <text:p>67h</text:p>
          </table:table-cell>
        </table:table-row>
        <table:table-row table:style-name="ro1">
          <table:table-cell office:value-type="string">
            <text:p>68h</text:p>
          </table:table-cell>
          <table:table-cell office:value-type="string">
            <text:p><text:s/>"D:\\dat\\avatar\\partsobj\\hai063.tpr"</text:p>
          </table:table-cell>
          <table:table-cell table:number-columns-repeated="3" office:value-type="string">
            <text:p>68h</text:p>
          </table:table-cell>
        </table:table-row>
        <table:table-row table:style-name="ro1">
          <table:table-cell office:value-type="string">
            <text:p>69h</text:p>
          </table:table-cell>
          <table:table-cell office:value-type="string">
            <text:p><text:s/>"D:\\dat\\avatar\\partsobj\\hai064.tpr"</text:p>
          </table:table-cell>
          <table:table-cell table:number-columns-repeated="3" office:value-type="string">
            <text:p>69h</text:p>
          </table:table-cell>
        </table:table-row>
        <table:table-row table:style-name="ro1">
          <table:table-cell office:value-type="string">
            <text:p>6Ah</text:p>
          </table:table-cell>
          <table:table-cell office:value-type="string">
            <text:p><text:s/>"D:\\dat\\avatar\\partsobj\\hai065.tpr"</text:p>
          </table:table-cell>
          <table:table-cell table:number-columns-repeated="3" office:value-type="string">
            <text:p>6Ah</text:p>
          </table:table-cell>
        </table:table-row>
        <table:table-row table:style-name="ro1">
          <table:table-cell office:value-type="string">
            <text:p>6Bh</text:p>
          </table:table-cell>
          <table:table-cell office:value-type="string">
            <text:p><text:s/>"D:\\dat\\avatar\\partsobj\\hai066.tpr"</text:p>
          </table:table-cell>
          <table:table-cell table:number-columns-repeated="3" office:value-type="string">
            <text:p>6Bh</text:p>
          </table:table-cell>
        </table:table-row>
        <table:table-row table:style-name="ro1">
          <table:table-cell office:value-type="string">
            <text:p>6Ch</text:p>
          </table:table-cell>
          <table:table-cell office:value-type="string">
            <text:p><text:s/>"D:\\dat\\avatar\\partsobj\\hai067.tpr"</text:p>
          </table:table-cell>
          <table:table-cell table:number-columns-repeated="3" office:value-type="string">
            <text:p>6Ch</text:p>
          </table:table-cell>
        </table:table-row>
        <table:table-row table:style-name="ro1">
          <table:table-cell office:value-type="string">
            <text:p>6Dh</text:p>
          </table:table-cell>
          <table:table-cell office:value-type="string">
            <text:p><text:s/>"D:\\dat\\avatar\\partsobj\\hai068.tpr"</text:p>
          </table:table-cell>
          <table:table-cell table:number-columns-repeated="3" office:value-type="string">
            <text:p>6Dh</text:p>
          </table:table-cell>
        </table:table-row>
        <table:table-row table:style-name="ro1">
          <table:table-cell office:value-type="string">
            <text:p>6Eh</text:p>
          </table:table-cell>
          <table:table-cell office:value-type="string">
            <text:p><text:s/>"D:\\dat\\avatar\\partsobj\\hai069.tpr"</text:p>
          </table:table-cell>
          <table:table-cell table:number-columns-repeated="3" office:value-type="string">
            <text:p>6Eh</text:p>
          </table:table-cell>
        </table:table-row>
        <table:table-row table:style-name="ro1">
          <table:table-cell office:value-type="string">
            <text:p>6Fh</text:p>
          </table:table-cell>
          <table:table-cell office:value-type="string">
            <text:p><text:s/>"D:\\dat\\avatar\\partsobj\\hai070.tpr"</text:p>
          </table:table-cell>
          <table:table-cell table:number-columns-repeated="3" office:value-type="string">
            <text:p>6Fh</text:p>
          </table:table-cell>
        </table:table-row>
        <table:table-row table:style-name="ro1">
          <table:table-cell office:value-type="string">
            <text:p>70h</text:p>
          </table:table-cell>
          <table:table-cell office:value-type="string">
            <text:p><text:s/>"D:\\dat\\avatar\\partsobj\\hai071.tpr"</text:p>
          </table:table-cell>
          <table:table-cell table:number-columns-repeated="3" office:value-type="string">
            <text:p>70h</text:p>
          </table:table-cell>
        </table:table-row>
        <table:table-row table:style-name="ro1">
          <table:table-cell office:value-type="string">
            <text:p>71h</text:p>
          </table:table-cell>
          <table:table-cell office:value-type="string">
            <text:p><text:s/>"D:\\dat\\avatar\\partsobj\\hai072.tpr"</text:p>
          </table:table-cell>
          <table:table-cell table:number-columns-repeated="3" office:value-type="string">
            <text:p>71h</text:p>
          </table:table-cell>
        </table:table-row>
        <table:table-row table:style-name="ro1">
          <table:table-cell office:value-type="string">
            <text:p>72h</text:p>
          </table:table-cell>
          <table:table-cell office:value-type="string">
            <text:p><text:s/>"D:\\dat\\avatar\\partsobj\\hai073.tpr"</text:p>
          </table:table-cell>
          <table:table-cell table:number-columns-repeated="3" office:value-type="string">
            <text:p>72h</text:p>
          </table:table-cell>
        </table:table-row>
        <table:table-row table:style-name="ro1">
          <table:table-cell office:value-type="string">
            <text:p>73h</text:p>
          </table:table-cell>
          <table:table-cell office:value-type="string">
            <text:p><text:s/>"D:\\dat\\avatar\\partsobj\\hai074.tpr"</text:p>
          </table:table-cell>
          <table:table-cell table:number-columns-repeated="3" office:value-type="string">
            <text:p>73h</text:p>
          </table:table-cell>
        </table:table-row>
        <table:table-row table:style-name="ro1">
          <table:table-cell office:value-type="string">
            <text:p>74h</text:p>
          </table:table-cell>
          <table:table-cell office:value-type="string">
            <text:p><text:s/>"D:\\dat\\avatar\\partsobj\\hai075.tpr"</text:p>
          </table:table-cell>
          <table:table-cell table:number-columns-repeated="3" office:value-type="string">
            <text:p>74h</text:p>
          </table:table-cell>
        </table:table-row>
        <table:table-row table:style-name="ro1">
          <table:table-cell office:value-type="string">
            <text:p>75h</text:p>
          </table:table-cell>
          <table:table-cell office:value-type="string">
            <text:p><text:s/>"D:\\dat\\avatar\\partsobj\\hai076.tpr"</text:p>
          </table:table-cell>
          <table:table-cell table:number-columns-repeated="3" office:value-type="string">
            <text:p>75h</text:p>
          </table:table-cell>
        </table:table-row>
        <table:table-row table:style-name="ro1">
          <table:table-cell office:value-type="string">
            <text:p>76h</text:p>
          </table:table-cell>
          <table:table-cell office:value-type="string">
            <text:p><text:s/>"D:\\dat\\avatar\\partsobj\\hai077.tpr"</text:p>
          </table:table-cell>
          <table:table-cell table:number-columns-repeated="3" office:value-type="string">
            <text:p>76h</text:p>
          </table:table-cell>
        </table:table-row>
        <table:table-row table:style-name="ro1">
          <table:table-cell office:value-type="string">
            <text:p>77h</text:p>
          </table:table-cell>
          <table:table-cell office:value-type="string">
            <text:p><text:s/>"D:\\dat\\avatar\\partsobj\\hai078.tpr"</text:p>
          </table:table-cell>
          <table:table-cell table:number-columns-repeated="3" office:value-type="string">
            <text:p>77h</text:p>
          </table:table-cell>
        </table:table-row>
        <table:table-row table:style-name="ro1">
          <table:table-cell office:value-type="string">
            <text:p>78h</text:p>
          </table:table-cell>
          <table:table-cell office:value-type="string">
            <text:p><text:s/>"D:\\dat\\avatar\\partsobj\\hai079.tpr"</text:p>
          </table:table-cell>
          <table:table-cell table:number-columns-repeated="3" office:value-type="string">
            <text:p>78h</text:p>
          </table:table-cell>
        </table:table-row>
        <table:table-row table:style-name="ro1">
          <table:table-cell office:value-type="string">
            <text:p>79h</text:p>
          </table:table-cell>
          <table:table-cell office:value-type="string">
            <text:p><text:s/>"D:\\dat\\avatar\\partsobj\\hai080.tpr"</text:p>
          </table:table-cell>
          <table:table-cell table:number-columns-repeated="3" office:value-type="string">
            <text:p>79h</text:p>
          </table:table-cell>
        </table:table-row>
        <table:table-row table:style-name="ro1">
          <table:table-cell office:value-type="string">
            <text:p>7Ah</text:p>
          </table:table-cell>
          <table:table-cell office:value-type="string">
            <text:p><text:s/>"D:\\dat\\avatar\\partsobj\\hai081.tpr"</text:p>
          </table:table-cell>
          <table:table-cell table:number-columns-repeated="3" office:value-type="string">
            <text:p>7Ah</text:p>
          </table:table-cell>
        </table:table-row>
        <table:table-row table:style-name="ro1">
          <table:table-cell office:value-type="string">
            <text:p>7Bh</text:p>
          </table:table-cell>
          <table:table-cell office:value-type="string">
            <text:p><text:s/>"D:\\dat\\avatar\\partsobj\\hai082.tpr"</text:p>
          </table:table-cell>
          <table:table-cell table:number-columns-repeated="3" office:value-type="string">
            <text:p>7Bh</text:p>
          </table:table-cell>
        </table:table-row>
        <table:table-row table:style-name="ro1">
          <table:table-cell office:value-type="string">
            <text:p>7Ch</text:p>
          </table:table-cell>
          <table:table-cell office:value-type="string">
            <text:p><text:s/>"D:\\dat\\avatar\\partsobj\\hai083.tpr"</text:p>
          </table:table-cell>
          <table:table-cell table:number-columns-repeated="3" office:value-type="string">
            <text:p>7Ch</text:p>
          </table:table-cell>
        </table:table-row>
        <table:table-row table:style-name="ro1">
          <table:table-cell office:value-type="string">
            <text:p>7Dh</text:p>
          </table:table-cell>
          <table:table-cell office:value-type="string">
            <text:p><text:s/>"D:\\dat\\avatar\\partsobj\\hai084.tpr"</text:p>
          </table:table-cell>
          <table:table-cell table:number-columns-repeated="3" office:value-type="string">
            <text:p>7Dh</text:p>
          </table:table-cell>
        </table:table-row>
        <table:table-row table:style-name="ro1">
          <table:table-cell office:value-type="string">
            <text:p>7Eh</text:p>
          </table:table-cell>
          <table:table-cell office:value-type="string">
            <text:p><text:s/>"D:\\dat\\avatar\\partsobj\\hai085.tpr"</text:p>
          </table:table-cell>
          <table:table-cell table:number-columns-repeated="3" office:value-type="string">
            <text:p>7Eh</text:p>
          </table:table-cell>
        </table:table-row>
        <table:table-row table:style-name="ro1">
          <table:table-cell office:value-type="string">
            <text:p>7Fh</text:p>
          </table:table-cell>
          <table:table-cell office:value-type="string">
            <text:p><text:s/>"D:\\dat\\avatar\\partsobj\\hai086.tpr"</text:p>
          </table:table-cell>
          <table:table-cell table:number-columns-repeated="3" office:value-type="string">
            <text:p>7Fh</text:p>
          </table:table-cell>
        </table:table-row>
        <table:table-row table:style-name="ro1">
          <table:table-cell office:value-type="string">
            <text:p>80h</text:p>
          </table:table-cell>
          <table:table-cell office:value-type="string">
            <text:p><text:s/>"D:\\dat\\avatar\\partsobj\\hai087.tpr"</text:p>
          </table:table-cell>
          <table:table-cell table:number-columns-repeated="3" office:value-type="string">
            <text:p>80h</text:p>
          </table:table-cell>
        </table:table-row>
        <table:table-row table:style-name="ro1">
          <table:table-cell office:value-type="string">
            <text:p>81h</text:p>
          </table:table-cell>
          <table:table-cell office:value-type="string">
            <text:p><text:s/>"D:\\dat\\avatar\\partsobj\\hai088.tpr"</text:p>
          </table:table-cell>
          <table:table-cell table:number-columns-repeated="3" office:value-type="string">
            <text:p>81h</text:p>
          </table:table-cell>
        </table:table-row>
        <table:table-row table:style-name="ro1">
          <table:table-cell office:value-type="string">
            <text:p>82h</text:p>
          </table:table-cell>
          <table:table-cell office:value-type="string">
            <text:p><text:s/>"D:\\dat\\avatar\\partsobj\\hai089.tpr"</text:p>
          </table:table-cell>
          <table:table-cell table:number-columns-repeated="3" office:value-type="string">
            <text:p>82h</text:p>
          </table:table-cell>
        </table:table-row>
        <table:table-row table:style-name="ro1">
          <table:table-cell office:value-type="string">
            <text:p>83h</text:p>
          </table:table-cell>
          <table:table-cell office:value-type="string">
            <text:p><text:s/>"D:\\dat\\avatar\\partsobj\\hai090.tpr"</text:p>
          </table:table-cell>
          <table:table-cell table:number-columns-repeated="3" office:value-type="string">
            <text:p>83h</text:p>
          </table:table-cell>
        </table:table-row>
        <table:table-row table:style-name="ro1">
          <table:table-cell office:value-type="string">
            <text:p>84h</text:p>
          </table:table-cell>
          <table:table-cell office:value-type="string">
            <text:p><text:s/>"D:\\dat\\avatar\\partsobj\\hai091.tpr"</text:p>
          </table:table-cell>
          <table:table-cell table:number-columns-repeated="3" office:value-type="string">
            <text:p>84h</text:p>
          </table:table-cell>
        </table:table-row>
        <table:table-row table:style-name="ro1">
          <table:table-cell office:value-type="string">
            <text:p>85h</text:p>
          </table:table-cell>
          <table:table-cell office:value-type="string">
            <text:p><text:s/>"D:\\dat\\avatar\\partsobj\\hai092.tpr"</text:p>
          </table:table-cell>
          <table:table-cell table:number-columns-repeated="3" office:value-type="string">
            <text:p>85h</text:p>
          </table:table-cell>
        </table:table-row>
        <table:table-row table:style-name="ro1">
          <table:table-cell office:value-type="string">
            <text:p>86h</text:p>
          </table:table-cell>
          <table:table-cell office:value-type="string">
            <text:p><text:s/>"D:\\dat\\avatar\\partsobj\\hai093.tpr"</text:p>
          </table:table-cell>
          <table:table-cell table:number-columns-repeated="3" office:value-type="string">
            <text:p>86h</text:p>
          </table:table-cell>
        </table:table-row>
        <table:table-row table:style-name="ro1">
          <table:table-cell office:value-type="string">
            <text:p>87h</text:p>
          </table:table-cell>
          <table:table-cell office:value-type="string">
            <text:p><text:s/>"D:\\dat\\avatar\\partsobj\\hai094.tpr"</text:p>
          </table:table-cell>
          <table:table-cell table:number-columns-repeated="3" office:value-type="string">
            <text:p>87h</text:p>
          </table:table-cell>
        </table:table-row>
        <table:table-row table:style-name="ro1">
          <table:table-cell office:value-type="string">
            <text:p>88h</text:p>
          </table:table-cell>
          <table:table-cell office:value-type="string">
            <text:p><text:s/>"D:\\dat\\avatar\\partsobj\\hai095.tpr"</text:p>
          </table:table-cell>
          <table:table-cell table:number-columns-repeated="3" office:value-type="string">
            <text:p>88h</text:p>
          </table:table-cell>
        </table:table-row>
        <table:table-row table:style-name="ro1">
          <table:table-cell office:value-type="string">
            <text:p>89h</text:p>
          </table:table-cell>
          <table:table-cell office:value-type="string">
            <text:p><text:s/>"D:\\dat\\avatar\\partsobj\\hai096.tpr"</text:p>
          </table:table-cell>
          <table:table-cell table:number-columns-repeated="3" office:value-type="string">
            <text:p>89h</text:p>
          </table:table-cell>
        </table:table-row>
        <table:table-row table:style-name="ro1">
          <table:table-cell office:value-type="string">
            <text:p>8Ah</text:p>
          </table:table-cell>
          <table:table-cell office:value-type="string">
            <text:p><text:s/>"D:\\dat\\avatar\\partsobj\\hai097.tpr"</text:p>
          </table:table-cell>
          <table:table-cell table:number-columns-repeated="3" office:value-type="string">
            <text:p>8Ah</text:p>
          </table:table-cell>
        </table:table-row>
        <table:table-row table:style-name="ro1">
          <table:table-cell office:value-type="string">
            <text:p>8Bh</text:p>
          </table:table-cell>
          <table:table-cell office:value-type="string">
            <text:p><text:s/>"D:\\dat\\avatar\\partsobj\\hai098.tpr"</text:p>
          </table:table-cell>
          <table:table-cell table:number-columns-repeated="3" office:value-type="string">
            <text:p>8Bh</text:p>
          </table:table-cell>
        </table:table-row>
        <table:table-row table:style-name="ro1">
          <table:table-cell office:value-type="string">
            <text:p>8Ch</text:p>
          </table:table-cell>
          <table:table-cell office:value-type="string">
            <text:p><text:s/>"D:\\dat\\avatar\\partsobj\\hai099.tpr"</text:p>
          </table:table-cell>
          <table:table-cell table:number-columns-repeated="3" office:value-type="string">
            <text:p>8Ch</text:p>
          </table:table-cell>
        </table:table-row>
        <table:table-row table:style-name="ro1">
          <table:table-cell office:value-type="string">
            <text:p>8Dh</text:p>
          </table:table-cell>
          <table:table-cell office:value-type="string">
            <text:p><text:s/>"D:\\dat\\avatar\\partsobj\\hai100.tpr"</text:p>
          </table:table-cell>
          <table:table-cell table:number-columns-repeated="3" office:value-type="string">
            <text:p>8Dh</text:p>
          </table:table-cell>
        </table:table-row>
        <table:table-row table:style-name="ro1">
          <table:table-cell office:value-type="string">
            <text:p>8Eh</text:p>
          </table:table-cell>
          <table:table-cell office:value-type="string">
            <text:p><text:s/>"D:\\dat\\avatar\\partsobj\\hai101.tpr"</text:p>
          </table:table-cell>
          <table:table-cell table:number-columns-repeated="3" office:value-type="string">
            <text:p>8Eh</text:p>
          </table:table-cell>
        </table:table-row>
        <table:table-row table:style-name="ro1">
          <table:table-cell office:value-type="string">
            <text:p>8Fh</text:p>
          </table:table-cell>
          <table:table-cell office:value-type="string">
            <text:p><text:s/>"D:\\dat\\avatar\\partsobj\\hai102.tpr"</text:p>
          </table:table-cell>
          <table:table-cell table:number-columns-repeated="3" office:value-type="string">
            <text:p>8Fh</text:p>
          </table:table-cell>
        </table:table-row>
        <table:table-row table:style-name="ro1">
          <table:table-cell office:value-type="string">
            <text:p>90h</text:p>
          </table:table-cell>
          <table:table-cell office:value-type="string">
            <text:p><text:s/>"D:\\dat\\avatar\\partsobj\\hai103.tpr"</text:p>
          </table:table-cell>
          <table:table-cell table:number-columns-repeated="3" office:value-type="string">
            <text:p>90h</text:p>
          </table:table-cell>
        </table:table-row>
        <table:table-row table:style-name="ro1">
          <table:table-cell office:value-type="string">
            <text:p>91h</text:p>
          </table:table-cell>
          <table:table-cell office:value-type="string">
            <text:p><text:s/>"D:\\dat\\avatar\\partsobj\\hai104.tpr"</text:p>
          </table:table-cell>
          <table:table-cell table:number-columns-repeated="3" office:value-type="string">
            <text:p>91h</text:p>
          </table:table-cell>
        </table:table-row>
        <table:table-row table:style-name="ro1">
          <table:table-cell office:value-type="string">
            <text:p>92h</text:p>
          </table:table-cell>
          <table:table-cell office:value-type="string">
            <text:p><text:s/>"D:\\dat\\avatar\\partsobj\\hai105.tpr"</text:p>
          </table:table-cell>
          <table:table-cell table:number-columns-repeated="3" office:value-type="string">
            <text:p>92h</text:p>
          </table:table-cell>
        </table:table-row>
        <table:table-row table:style-name="ro1">
          <table:table-cell office:value-type="string">
            <text:p>93h</text:p>
          </table:table-cell>
          <table:table-cell office:value-type="string">
            <text:p><text:s/>"D:\\dat\\avatar\\partsobj\\hai106.tpr"</text:p>
          </table:table-cell>
          <table:table-cell table:number-columns-repeated="3" office:value-type="string">
            <text:p>93h</text:p>
          </table:table-cell>
        </table:table-row>
        <table:table-row table:style-name="ro1">
          <table:table-cell office:value-type="string">
            <text:p>94h</text:p>
          </table:table-cell>
          <table:table-cell office:value-type="string">
            <text:p><text:s/>"D:\\dat\\avatar\\partsobj\\hai107.tpr"</text:p>
          </table:table-cell>
          <table:table-cell table:number-columns-repeated="3" office:value-type="string">
            <text:p>94h</text:p>
          </table:table-cell>
        </table:table-row>
        <table:table-row table:style-name="ro1">
          <table:table-cell office:value-type="string">
            <text:p>95h</text:p>
          </table:table-cell>
          <table:table-cell office:value-type="string">
            <text:p><text:s/>"D:\\dat\\avatar\\partsobj\\hai108.tpr"</text:p>
          </table:table-cell>
          <table:table-cell table:number-columns-repeated="3" office:value-type="string">
            <text:p>95h</text:p>
          </table:table-cell>
        </table:table-row>
        <table:table-row table:style-name="ro1">
          <table:table-cell office:value-type="string">
            <text:p>96h</text:p>
          </table:table-cell>
          <table:table-cell office:value-type="string">
            <text:p><text:s/>"D:\\dat\\avatar\\partsobj\\hai109.tpr"</text:p>
          </table:table-cell>
          <table:table-cell table:number-columns-repeated="3" office:value-type="string">
            <text:p>96h</text:p>
          </table:table-cell>
        </table:table-row>
        <table:table-row table:style-name="ro1">
          <table:table-cell office:value-type="string">
            <text:p>97h</text:p>
          </table:table-cell>
          <table:table-cell office:value-type="string">
            <text:p><text:s/>"D:\\dat\\avatar\\partsobj\\hai110.tpr"</text:p>
          </table:table-cell>
          <table:table-cell table:number-columns-repeated="3" office:value-type="string">
            <text:p>97h</text:p>
          </table:table-cell>
        </table:table-row>
        <table:table-row table:style-name="ro1">
          <table:table-cell office:value-type="string">
            <text:p>98h</text:p>
          </table:table-cell>
          <table:table-cell office:value-type="string">
            <text:p><text:s/>"D:\\dat\\avatar\\partsobj\\hai111.tpr"</text:p>
          </table:table-cell>
          <table:table-cell table:number-columns-repeated="3" office:value-type="string">
            <text:p>98h</text:p>
          </table:table-cell>
        </table:table-row>
        <table:table-row table:style-name="ro1">
          <table:table-cell office:value-type="string">
            <text:p>99h</text:p>
          </table:table-cell>
          <table:table-cell office:value-type="string">
            <text:p><text:s/>"D:\\dat\\avatar\\partsobj\\hai112.tpr"</text:p>
          </table:table-cell>
          <table:table-cell table:number-columns-repeated="3" office:value-type="string">
            <text:p>99h</text:p>
          </table:table-cell>
        </table:table-row>
        <table:table-row table:style-name="ro1">
          <table:table-cell office:value-type="string">
            <text:p>9Ah</text:p>
          </table:table-cell>
          <table:table-cell office:value-type="string">
            <text:p><text:s/>"D:\\dat\\avatar\\partsobj\\hai113.tpr"</text:p>
          </table:table-cell>
          <table:table-cell table:number-columns-repeated="3" office:value-type="string">
            <text:p>9Ah</text:p>
          </table:table-cell>
        </table:table-row>
        <table:table-row table:style-name="ro1">
          <table:table-cell office:value-type="string">
            <text:p>9Bh</text:p>
          </table:table-cell>
          <table:table-cell office:value-type="string">
            <text:p><text:s/>"D:\\dat\\avatar\\partsobj\\hai114.tpr"</text:p>
          </table:table-cell>
          <table:table-cell table:number-columns-repeated="3" office:value-type="string">
            <text:p>9Bh</text:p>
          </table:table-cell>
        </table:table-row>
        <table:table-row table:style-name="ro1">
          <table:table-cell office:value-type="string">
            <text:p>9Ch</text:p>
          </table:table-cell>
          <table:table-cell office:value-type="string">
            <text:p><text:s/>"D:\\dat\\avatar\\partsobj\\hai115.tpr"</text:p>
          </table:table-cell>
          <table:table-cell table:number-columns-repeated="3" office:value-type="string">
            <text:p>9Ch</text:p>
          </table:table-cell>
        </table:table-row>
        <table:table-row table:style-name="ro1">
          <table:table-cell office:value-type="string">
            <text:p>9Dh</text:p>
          </table:table-cell>
          <table:table-cell office:value-type="string">
            <text:p><text:s/>"D:\\dat\\avatar\\partsobj\\hai116.tpr"</text:p>
          </table:table-cell>
          <table:table-cell table:number-columns-repeated="3" office:value-type="string">
            <text:p>9Dh</text:p>
          </table:table-cell>
        </table:table-row>
        <table:table-row table:style-name="ro1">
          <table:table-cell office:value-type="string">
            <text:p>9Eh</text:p>
          </table:table-cell>
          <table:table-cell office:value-type="string">
            <text:p><text:s/>"D:\\dat\\avatar\\partsobj\\hai117.tpr"</text:p>
          </table:table-cell>
          <table:table-cell table:number-columns-repeated="3" office:value-type="string">
            <text:p>9Eh</text:p>
          </table:table-cell>
        </table:table-row>
        <table:table-row table:style-name="ro1">
          <table:table-cell office:value-type="string">
            <text:p>9Fh</text:p>
          </table:table-cell>
          <table:table-cell office:value-type="string">
            <text:p><text:s/>"D:\\dat\\avatar\\partsobj\\hai118.tpr"</text:p>
          </table:table-cell>
          <table:table-cell table:number-columns-repeated="3" office:value-type="string">
            <text:p>9Fh</text:p>
          </table:table-cell>
        </table:table-row>
        <table:table-row table:style-name="ro1">
          <table:table-cell office:value-type="string">
            <text:p>A0h</text:p>
          </table:table-cell>
          <table:table-cell office:value-type="string">
            <text:p><text:s/>"D:\\dat\\avatar\\partsobj\\hai119.tpr"</text:p>
          </table:table-cell>
          <table:table-cell table:number-columns-repeated="3" office:value-type="string">
            <text:p>A0h</text:p>
          </table:table-cell>
        </table:table-row>
        <table:table-row table:style-name="ro1">
          <table:table-cell office:value-type="string">
            <text:p>A1h</text:p>
          </table:table-cell>
          <table:table-cell office:value-type="string">
            <text:p><text:s/>"D:\\dat\\avatar\\partsobj\\hai120.tpr"</text:p>
          </table:table-cell>
          <table:table-cell table:number-columns-repeated="3" office:value-type="string">
            <text:p>A1h</text:p>
          </table:table-cell>
        </table:table-row>
        <table:table-row table:style-name="ro1">
          <table:table-cell office:value-type="string">
            <text:p>A2h</text:p>
          </table:table-cell>
          <table:table-cell office:value-type="string">
            <text:p><text:s/>"D:\\dat\\avatar\\partsobj\\hai121.tpr"</text:p>
          </table:table-cell>
          <table:table-cell table:number-columns-repeated="3" office:value-type="string">
            <text:p>A2h</text:p>
          </table:table-cell>
        </table:table-row>
        <table:table-row table:style-name="ro1">
          <table:table-cell office:value-type="string">
            <text:p>A3h</text:p>
          </table:table-cell>
          <table:table-cell office:value-type="string">
            <text:p><text:s/>"D:\\dat\\avatar\\partsobj\\hai122.tpr"</text:p>
          </table:table-cell>
          <table:table-cell table:number-columns-repeated="3" office:value-type="string">
            <text:p>A3h</text:p>
          </table:table-cell>
        </table:table-row>
        <table:table-row table:style-name="ro1">
          <table:table-cell office:value-type="string">
            <text:p>A4h</text:p>
          </table:table-cell>
          <table:table-cell office:value-type="string">
            <text:p><text:s/>"D:\\dat\\avatar\\partsobj\\hai123.tpr"</text:p>
          </table:table-cell>
          <table:table-cell table:number-columns-repeated="3" office:value-type="string">
            <text:p>A4h</text:p>
          </table:table-cell>
        </table:table-row>
        <table:table-row table:style-name="ro1">
          <table:table-cell office:value-type="string">
            <text:p>A5h</text:p>
          </table:table-cell>
          <table:table-cell office:value-type="string">
            <text:p><text:s/>"D:\\dat\\avatar\\partsobj\\hai124.tpr"</text:p>
          </table:table-cell>
          <table:table-cell table:number-columns-repeated="3" office:value-type="string">
            <text:p>A5h</text:p>
          </table:table-cell>
        </table:table-row>
        <table:table-row table:style-name="ro1">
          <table:table-cell office:value-type="string">
            <text:p>A6h</text:p>
          </table:table-cell>
          <table:table-cell office:value-type="string">
            <text:p><text:s/>"D:\\dat\\avatar\\partsobj\\hai125.tpr"</text:p>
          </table:table-cell>
          <table:table-cell table:number-columns-repeated="3" office:value-type="string">
            <text:p>A6h</text:p>
          </table:table-cell>
        </table:table-row>
        <table:table-row table:style-name="ro1">
          <table:table-cell office:value-type="string">
            <text:p>A7h</text:p>
          </table:table-cell>
          <table:table-cell office:value-type="string">
            <text:p><text:s/>"D:\\dat\\avatar\\partsobj\\hai126.tpr"</text:p>
          </table:table-cell>
          <table:table-cell table:number-columns-repeated="3" office:value-type="string">
            <text:p>A7h</text:p>
          </table:table-cell>
        </table:table-row>
        <table:table-row table:style-name="ro1">
          <table:table-cell office:value-type="string">
            <text:p>A8h</text:p>
          </table:table-cell>
          <table:table-cell office:value-type="string">
            <text:p><text:s/>"D:\\dat\\avatar\\partsobj\\hai127.tpr"</text:p>
          </table:table-cell>
          <table:table-cell table:number-columns-repeated="3" office:value-type="string">
            <text:p>A8h</text:p>
          </table:table-cell>
        </table:table-row>
        <table:table-row table:style-name="ro1">
          <table:table-cell office:value-type="string">
            <text:p>A9h</text:p>
          </table:table-cell>
          <table:table-cell office:value-type="string">
            <text:p><text:s/>"D:\\dat\\avatar\\partsobj\\hai128.tpr"</text:p>
          </table:table-cell>
          <table:table-cell table:number-columns-repeated="3" office:value-type="string">
            <text:p>A9h</text:p>
          </table:table-cell>
        </table:table-row>
        <table:table-row table:style-name="ro1">
          <table:table-cell office:value-type="string">
            <text:p>AAh</text:p>
          </table:table-cell>
          <table:table-cell office:value-type="string">
            <text:p><text:s/>"D:\\dat\\avatar\\partsobj\\hai129.tpr"</text:p>
          </table:table-cell>
          <table:table-cell office:value-type="string">
            <text:p>AAh</text:p>
          </table:table-cell>
          <table:table-cell office:value-type="string">
            <text:p>AAh</text:p>
          </table:table-cell>
          <table:table-cell office:value-type="string">
            <text:p>AAh</text:p>
          </table:table-cell>
        </table:table-row>
        <table:table-row table:style-name="ro1">
          <table:table-cell office:value-type="string">
            <text:p>ABh</text:p>
          </table:table-cell>
          <table:table-cell office:value-type="string">
            <text:p><text:s/>"D:\\dat\\avatar\\partsobj\\hai130.tpr"</text:p>
          </table:table-cell>
          <table:table-cell office:value-type="string">
            <text:p>ABh</text:p>
          </table:table-cell>
          <table:table-cell office:value-type="string">
            <text:p>ABh</text:p>
          </table:table-cell>
          <table:table-cell office:value-type="string">
            <text:p>ABh</text:p>
          </table:table-cell>
        </table:table-row>
        <table:table-row table:style-name="ro1">
          <table:table-cell office:value-type="string">
            <text:p>ACh</text:p>
          </table:table-cell>
          <table:table-cell office:value-type="string">
            <text:p><text:s/>"D:\\dat\\avatar\\partsobj\\hai131.tpr"</text:p>
          </table:table-cell>
          <table:table-cell office:value-type="string">
            <text:p>ACh</text:p>
          </table:table-cell>
          <table:table-cell office:value-type="string">
            <text:p>ACh</text:p>
          </table:table-cell>
          <table:table-cell office:value-type="string">
            <text:p>ACh</text:p>
          </table:table-cell>
        </table:table-row>
        <table:table-row table:style-name="ro1">
          <table:table-cell office:value-type="string">
            <text:p>ADh</text:p>
          </table:table-cell>
          <table:table-cell office:value-type="string">
            <text:p><text:s/>"D:\\dat\\avatar\\partsobj\\hai132.tpr"</text:p>
          </table:table-cell>
          <table:table-cell office:value-type="string">
            <text:p>ADh</text:p>
          </table:table-cell>
          <table:table-cell office:value-type="string">
            <text:p>ADh</text:p>
          </table:table-cell>
          <table:table-cell office:value-type="string">
            <text:p>ADh</text:p>
          </table:table-cell>
        </table:table-row>
        <table:table-row table:style-name="ro1">
          <table:table-cell office:value-type="string">
            <text:p>AEh</text:p>
          </table:table-cell>
          <table:table-cell office:value-type="string">
            <text:p><text:s/>"D:\\dat\\avatar\\partsobj\\hai133.tpr"</text:p>
          </table:table-cell>
          <table:table-cell office:value-type="string">
            <text:p>AEh</text:p>
          </table:table-cell>
          <table:table-cell office:value-type="string">
            <text:p>AEh</text:p>
          </table:table-cell>
          <table:table-cell office:value-type="string">
            <text:p>AEh</text:p>
          </table:table-cell>
        </table:table-row>
        <table:table-row table:style-name="ro1">
          <table:table-cell office:value-type="string">
            <text:p>AFh</text:p>
          </table:table-cell>
          <table:table-cell office:value-type="string">
            <text:p><text:s/>"D:\\dat\\avatar\\partsobj\\hai134.tpr"</text:p>
          </table:table-cell>
          <table:table-cell office:value-type="string">
            <text:p>AFh</text:p>
          </table:table-cell>
          <table:table-cell office:value-type="string">
            <text:p>AFh</text:p>
          </table:table-cell>
          <table:table-cell office:value-type="string">
            <text:p>AFh</text:p>
          </table:table-cell>
        </table:table-row>
        <table:table-row table:style-name="ro1">
          <table:table-cell office:value-type="string">
            <text:p>B0h</text:p>
          </table:table-cell>
          <table:table-cell office:value-type="string">
            <text:p><text:s/>"D:\\dat\\avatar\\partsobj\\hai135.tpr"</text:p>
          </table:table-cell>
          <table:table-cell table:number-columns-repeated="3" office:value-type="string">
            <text:p>B0h</text:p>
          </table:table-cell>
        </table:table-row>
        <table:table-row table:style-name="ro1">
          <table:table-cell office:value-type="string">
            <text:p>B1h</text:p>
          </table:table-cell>
          <table:table-cell office:value-type="string">
            <text:p><text:s/>"D:\\dat\\avatar\\partsobj\\hai136.tpr"</text:p>
          </table:table-cell>
          <table:table-cell table:number-columns-repeated="3" office:value-type="string">
            <text:p>B1h</text:p>
          </table:table-cell>
        </table:table-row>
        <table:table-row table:style-name="ro1">
          <table:table-cell office:value-type="string">
            <text:p>B2h</text:p>
          </table:table-cell>
          <table:table-cell office:value-type="string">
            <text:p><text:s/>"D:\\dat\\avatar\\partsobj\\hai137.tpr"</text:p>
          </table:table-cell>
          <table:table-cell table:number-columns-repeated="3" office:value-type="string">
            <text:p>B2h</text:p>
          </table:table-cell>
        </table:table-row>
        <table:table-row table:style-name="ro1">
          <table:table-cell office:value-type="string">
            <text:p>B3h</text:p>
          </table:table-cell>
          <table:table-cell office:value-type="string">
            <text:p><text:s/>"D:\\dat\\avatar\\partsobj\\hai138.tpr"</text:p>
          </table:table-cell>
          <table:table-cell table:number-columns-repeated="3" office:value-type="string">
            <text:p>B3h</text:p>
          </table:table-cell>
        </table:table-row>
        <table:table-row table:style-name="ro1">
          <table:table-cell office:value-type="string">
            <text:p>B4h</text:p>
          </table:table-cell>
          <table:table-cell office:value-type="string">
            <text:p><text:s/>"D:\\dat\\avatar\\partsobj\\hai139.tpr"</text:p>
          </table:table-cell>
          <table:table-cell table:number-columns-repeated="3" office:value-type="string">
            <text:p>B4h</text:p>
          </table:table-cell>
        </table:table-row>
        <table:table-row table:style-name="ro1">
          <table:table-cell office:value-type="string">
            <text:p>B5h</text:p>
          </table:table-cell>
          <table:table-cell office:value-type="string">
            <text:p><text:s/>"D:\\dat\\avatar\\partsobj\\hai140.tpr"</text:p>
          </table:table-cell>
          <table:table-cell table:number-columns-repeated="3" office:value-type="string">
            <text:p>B5h</text:p>
          </table:table-cell>
        </table:table-row>
        <table:table-row table:style-name="ro1">
          <table:table-cell office:value-type="string">
            <text:p>B6h</text:p>
          </table:table-cell>
          <table:table-cell office:value-type="string">
            <text:p><text:s/>"D:\\dat\\avatar\\partsobj\\hai141.tpr"</text:p>
          </table:table-cell>
          <table:table-cell table:number-columns-repeated="3" office:value-type="string">
            <text:p>B6h</text:p>
          </table:table-cell>
        </table:table-row>
        <table:table-row table:style-name="ro1">
          <table:table-cell office:value-type="string">
            <text:p>B7h</text:p>
          </table:table-cell>
          <table:table-cell office:value-type="string">
            <text:p><text:s/>"D:\\dat\\avatar\\partsobj\\hai142.tpr"</text:p>
          </table:table-cell>
          <table:table-cell table:number-columns-repeated="3" office:value-type="string">
            <text:p>B7h</text:p>
          </table:table-cell>
        </table:table-row>
        <table:table-row table:style-name="ro1">
          <table:table-cell office:value-type="string">
            <text:p>B8h</text:p>
          </table:table-cell>
          <table:table-cell office:value-type="string">
            <text:p><text:s/>"D:\\dat\\avatar\\partsobj\\hai143.tpr"</text:p>
          </table:table-cell>
          <table:table-cell table:number-columns-repeated="3" office:value-type="string">
            <text:p>B8h</text:p>
          </table:table-cell>
        </table:table-row>
        <table:table-row table:style-name="ro1">
          <table:table-cell office:value-type="string">
            <text:p>B9h</text:p>
          </table:table-cell>
          <table:table-cell office:value-type="string">
            <text:p><text:s/>"D:\\dat\\avatar\\partsobj\\hai144.tpr"</text:p>
          </table:table-cell>
          <table:table-cell table:number-columns-repeated="3" office:value-type="string">
            <text:p>B9h</text:p>
          </table:table-cell>
        </table:table-row>
        <table:table-row table:style-name="ro1">
          <table:table-cell office:value-type="string">
            <text:p>BAh</text:p>
          </table:table-cell>
          <table:table-cell office:value-type="string">
            <text:p><text:s/>"D:\\dat\\avatar\\partsobj\\hai145.tpr"</text:p>
          </table:table-cell>
          <table:table-cell office:value-type="string">
            <text:p>BAh</text:p>
          </table:table-cell>
          <table:table-cell office:value-type="string">
            <text:p>BAh</text:p>
          </table:table-cell>
          <table:table-cell office:value-type="string">
            <text:p>BAh</text:p>
          </table:table-cell>
        </table:table-row>
        <table:table-row table:style-name="ro1">
          <table:table-cell office:value-type="string">
            <text:p>BBh</text:p>
          </table:table-cell>
          <table:table-cell office:value-type="string">
            <text:p><text:s/>"D:\\dat\\avatar\\partsobj\\hai146.tpr"</text:p>
          </table:table-cell>
          <table:table-cell office:value-type="string">
            <text:p>BBh</text:p>
          </table:table-cell>
          <table:table-cell office:value-type="string">
            <text:p>BBh</text:p>
          </table:table-cell>
          <table:table-cell office:value-type="string">
            <text:p>BBh</text:p>
          </table:table-cell>
        </table:table-row>
        <table:table-row table:style-name="ro1">
          <table:table-cell office:value-type="string">
            <text:p>BCh</text:p>
          </table:table-cell>
          <table:table-cell office:value-type="string">
            <text:p><text:s/>"D:\\dat\\avatar\\partsobj\\hai147.tpr"</text:p>
          </table:table-cell>
          <table:table-cell office:value-type="string">
            <text:p>BCh</text:p>
          </table:table-cell>
          <table:table-cell office:value-type="string">
            <text:p>BCh</text:p>
          </table:table-cell>
          <table:table-cell office:value-type="string">
            <text:p>BCh</text:p>
          </table:table-cell>
        </table:table-row>
        <table:table-row table:style-name="ro1">
          <table:table-cell office:value-type="string">
            <text:p>BDh</text:p>
          </table:table-cell>
          <table:table-cell office:value-type="string">
            <text:p><text:s/>"D:\\dat\\avatar\\partsobj\\hai148.tpr"</text:p>
          </table:table-cell>
          <table:table-cell office:value-type="string">
            <text:p>BDh</text:p>
          </table:table-cell>
          <table:table-cell office:value-type="string">
            <text:p>BDh</text:p>
          </table:table-cell>
          <table:table-cell office:value-type="string">
            <text:p>BDh</text:p>
          </table:table-cell>
        </table:table-row>
        <table:table-row table:style-name="ro1">
          <table:table-cell office:value-type="string">
            <text:p>BEh</text:p>
          </table:table-cell>
          <table:table-cell office:value-type="string">
            <text:p><text:s/>"D:\\dat\\avatar\\partsobj\\hai149.tpr"</text:p>
          </table:table-cell>
          <table:table-cell office:value-type="string">
            <text:p>BEh</text:p>
          </table:table-cell>
          <table:table-cell office:value-type="string">
            <text:p>BEh</text:p>
          </table:table-cell>
          <table:table-cell office:value-type="string">
            <text:p>BEh</text:p>
          </table:table-cell>
        </table:table-row>
        <table:table-row table:style-name="ro1">
          <table:table-cell office:value-type="string">
            <text:p>BFh</text:p>
          </table:table-cell>
          <table:table-cell office:value-type="string">
            <text:p><text:s/>"D:\\dat\\avatar\\partsobj\\hai150.tpr"</text:p>
          </table:table-cell>
          <table:table-cell office:value-type="string">
            <text:p>BFh</text:p>
          </table:table-cell>
          <table:table-cell office:value-type="string">
            <text:p>BFh</text:p>
          </table:table-cell>
          <table:table-cell office:value-type="string">
            <text:p>BFh</text:p>
          </table:table-cell>
        </table:table-row>
        <table:table-row table:style-name="ro1">
          <table:table-cell office:value-type="string">
            <text:p>C0h</text:p>
          </table:table-cell>
          <table:table-cell office:value-type="string">
            <text:p><text:s/>"D:\\dat\\avatar\\partsobj\\hai151.tpr"</text:p>
          </table:table-cell>
          <table:table-cell table:number-columns-repeated="3" office:value-type="string">
            <text:p>C0h</text:p>
          </table:table-cell>
        </table:table-row>
        <table:table-row table:style-name="ro1">
          <table:table-cell office:value-type="string">
            <text:p>C1h</text:p>
          </table:table-cell>
          <table:table-cell office:value-type="string">
            <text:p><text:s/>"D:\\dat\\avatar\\partsobj\\hai152.tpr"</text:p>
          </table:table-cell>
          <table:table-cell table:number-columns-repeated="3" office:value-type="string">
            <text:p>C1h</text:p>
          </table:table-cell>
        </table:table-row>
        <table:table-row table:style-name="ro1">
          <table:table-cell office:value-type="string">
            <text:p>C2h</text:p>
          </table:table-cell>
          <table:table-cell office:value-type="string">
            <text:p><text:s/>"D:\\dat\\avatar\\partsobj\\hai153.tpr"</text:p>
          </table:table-cell>
          <table:table-cell table:number-columns-repeated="3" office:value-type="string">
            <text:p>C2h</text:p>
          </table:table-cell>
        </table:table-row>
        <table:table-row table:style-name="ro1">
          <table:table-cell office:value-type="string">
            <text:p>C3h</text:p>
          </table:table-cell>
          <table:table-cell office:value-type="string">
            <text:p><text:s/>"D:\\dat\\avatar\\partsobj\\hai154.tpr"</text:p>
          </table:table-cell>
          <table:table-cell table:number-columns-repeated="3" office:value-type="string">
            <text:p>C3h</text:p>
          </table:table-cell>
        </table:table-row>
        <table:table-row table:style-name="ro1">
          <table:table-cell office:value-type="string">
            <text:p>C4h</text:p>
          </table:table-cell>
          <table:table-cell office:value-type="string">
            <text:p><text:s/>"D:\\dat\\avatar\\partsobj\\hai155.tpr"</text:p>
          </table:table-cell>
          <table:table-cell table:number-columns-repeated="3" office:value-type="string">
            <text:p>C4h</text:p>
          </table:table-cell>
        </table:table-row>
        <table:table-row table:style-name="ro1">
          <table:table-cell office:value-type="string">
            <text:p>C5h</text:p>
          </table:table-cell>
          <table:table-cell office:value-type="string">
            <text:p><text:s/>"D:\\dat\\avatar\\partsobj\\hai156.tpr"</text:p>
          </table:table-cell>
          <table:table-cell table:number-columns-repeated="3" office:value-type="string">
            <text:p>C5h</text:p>
          </table:table-cell>
        </table:table-row>
        <table:table-row table:style-name="ro1">
          <table:table-cell office:value-type="string">
            <text:p>C6h</text:p>
          </table:table-cell>
          <table:table-cell office:value-type="string">
            <text:p><text:s/>"D:\\dat\\avatar\\partsobj\\hai157.tpr"</text:p>
          </table:table-cell>
          <table:table-cell table:number-columns-repeated="3" office:value-type="string">
            <text:p>C6h</text:p>
          </table:table-cell>
        </table:table-row>
        <table:table-row table:style-name="ro1">
          <table:table-cell office:value-type="string">
            <text:p>C7h</text:p>
          </table:table-cell>
          <table:table-cell office:value-type="string">
            <text:p><text:s/>"D:\\dat\\avatar\\partsobj\\hai158.tpr"</text:p>
          </table:table-cell>
          <table:table-cell table:number-columns-repeated="3" office:value-type="string">
            <text:p>C7h</text:p>
          </table:table-cell>
        </table:table-row>
        <table:table-row table:style-name="ro1">
          <table:table-cell office:value-type="string">
            <text:p>C8h</text:p>
          </table:table-cell>
          <table:table-cell office:value-type="string">
            <text:p><text:s/>"D:\\dat\\avatar\\partsobj\\hai159.tpr"</text:p>
          </table:table-cell>
          <table:table-cell table:number-columns-repeated="3" office:value-type="string">
            <text:p>C8h</text:p>
          </table:table-cell>
        </table:table-row>
        <table:table-row table:style-name="ro1">
          <table:table-cell office:value-type="string">
            <text:p>C9h</text:p>
          </table:table-cell>
          <table:table-cell office:value-type="string">
            <text:p><text:s/>"D:\\dat\\avatar\\partsobj\\cos000.tpr"</text:p>
          </table:table-cell>
          <table:table-cell table:number-columns-repeated="3" office:value-type="string">
            <text:p>C9h</text:p>
          </table:table-cell>
        </table:table-row>
        <table:table-row table:style-name="ro1">
          <table:table-cell office:value-type="string">
            <text:p>CAh</text:p>
          </table:table-cell>
          <table:table-cell office:value-type="string">
            <text:p><text:s/>"D:\\dat\\avatar\\partsobj\\cos001.tpr"</text:p>
          </table:table-cell>
          <table:table-cell office:value-type="string">
            <text:p>CAh</text:p>
          </table:table-cell>
          <table:table-cell office:value-type="string">
            <text:p>CAh</text:p>
          </table:table-cell>
          <table:table-cell office:value-type="string">
            <text:p>CAh</text:p>
          </table:table-cell>
        </table:table-row>
        <table:table-row table:style-name="ro1">
          <table:table-cell office:value-type="string">
            <text:p>CBh</text:p>
          </table:table-cell>
          <table:table-cell office:value-type="string">
            <text:p><text:s/>"D:\\dat\\avatar\\partsobj\\cos002.tpr"</text:p>
          </table:table-cell>
          <table:table-cell office:value-type="string">
            <text:p>CBh</text:p>
          </table:table-cell>
          <table:table-cell office:value-type="string">
            <text:p>CBh</text:p>
          </table:table-cell>
          <table:table-cell office:value-type="string">
            <text:p>CBh</text:p>
          </table:table-cell>
        </table:table-row>
        <table:table-row table:style-name="ro1">
          <table:table-cell office:value-type="string">
            <text:p>CCh</text:p>
          </table:table-cell>
          <table:table-cell office:value-type="string">
            <text:p><text:s/>"D:\\dat\\avatar\\partsobj\\cos003.tpr"</text:p>
          </table:table-cell>
          <table:table-cell office:value-type="string">
            <text:p>CCh</text:p>
          </table:table-cell>
          <table:table-cell office:value-type="string">
            <text:p>CCh</text:p>
          </table:table-cell>
          <table:table-cell office:value-type="string">
            <text:p>CCh</text:p>
          </table:table-cell>
        </table:table-row>
        <table:table-row table:style-name="ro1">
          <table:table-cell office:value-type="string">
            <text:p>CDh</text:p>
          </table:table-cell>
          <table:table-cell office:value-type="string">
            <text:p><text:s/>"D:\\dat\\avatar\\partsobj\\cos004.tpr"</text:p>
          </table:table-cell>
          <table:table-cell office:value-type="string">
            <text:p>CDh</text:p>
          </table:table-cell>
          <table:table-cell office:value-type="string">
            <text:p>CDh</text:p>
          </table:table-cell>
          <table:table-cell office:value-type="string">
            <text:p>CDh</text:p>
          </table:table-cell>
        </table:table-row>
        <table:table-row table:style-name="ro1">
          <table:table-cell office:value-type="string">
            <text:p>CEh</text:p>
          </table:table-cell>
          <table:table-cell office:value-type="string">
            <text:p><text:s/>"D:\\dat\\avatar\\partsobj\\cos005.tpr"</text:p>
          </table:table-cell>
          <table:table-cell office:value-type="string">
            <text:p>CEh</text:p>
          </table:table-cell>
          <table:table-cell office:value-type="string">
            <text:p>CEh</text:p>
          </table:table-cell>
          <table:table-cell office:value-type="string">
            <text:p>CEh</text:p>
          </table:table-cell>
        </table:table-row>
        <table:table-row table:style-name="ro1">
          <table:table-cell office:value-type="string">
            <text:p>CFh</text:p>
          </table:table-cell>
          <table:table-cell office:value-type="string">
            <text:p><text:s/>"D:\\dat\\avatar\\partsobj\\cos006.tpr"</text:p>
          </table:table-cell>
          <table:table-cell office:value-type="string">
            <text:p>CFh</text:p>
          </table:table-cell>
          <table:table-cell office:value-type="string">
            <text:p>CFh</text:p>
          </table:table-cell>
          <table:table-cell office:value-type="string">
            <text:p>CFh</text:p>
          </table:table-cell>
        </table:table-row>
        <table:table-row table:style-name="ro1">
          <table:table-cell office:value-type="string">
            <text:p>D0h</text:p>
          </table:table-cell>
          <table:table-cell office:value-type="string">
            <text:p><text:s/>"D:\\dat\\avatar\\partsobj\\cos007.tpr"</text:p>
          </table:table-cell>
          <table:table-cell table:number-columns-repeated="3" office:value-type="string">
            <text:p>D0h</text:p>
          </table:table-cell>
        </table:table-row>
        <table:table-row table:style-name="ro1">
          <table:table-cell office:value-type="string">
            <text:p>D1h</text:p>
          </table:table-cell>
          <table:table-cell office:value-type="string">
            <text:p><text:s/>"D:\\dat\\avatar\\partsobj\\cos008.tpr"</text:p>
          </table:table-cell>
          <table:table-cell table:number-columns-repeated="3" office:value-type="string">
            <text:p>D1h</text:p>
          </table:table-cell>
        </table:table-row>
        <table:table-row table:style-name="ro1">
          <table:table-cell office:value-type="string">
            <text:p>D2h</text:p>
          </table:table-cell>
          <table:table-cell office:value-type="string">
            <text:p><text:s/>"D:\\dat\\avatar\\partsobj\\cos009.tpr"</text:p>
          </table:table-cell>
          <table:table-cell table:number-columns-repeated="3" office:value-type="string">
            <text:p>D2h</text:p>
          </table:table-cell>
        </table:table-row>
        <table:table-row table:style-name="ro1">
          <table:table-cell office:value-type="string">
            <text:p>D3h</text:p>
          </table:table-cell>
          <table:table-cell office:value-type="string">
            <text:p><text:s/>"D:\\dat\\avatar\\partsobj\\cos010.tpr"</text:p>
          </table:table-cell>
          <table:table-cell table:number-columns-repeated="3" office:value-type="string">
            <text:p>D3h</text:p>
          </table:table-cell>
        </table:table-row>
        <table:table-row table:style-name="ro1">
          <table:table-cell office:value-type="string">
            <text:p>D4h</text:p>
          </table:table-cell>
          <table:table-cell office:value-type="string">
            <text:p><text:s/>"D:\\dat\\avatar\\partsobj\\cos011.tpr"</text:p>
          </table:table-cell>
          <table:table-cell table:number-columns-repeated="3" office:value-type="string">
            <text:p>D4h</text:p>
          </table:table-cell>
        </table:table-row>
        <table:table-row table:style-name="ro1">
          <table:table-cell office:value-type="string">
            <text:p>D5h</text:p>
          </table:table-cell>
          <table:table-cell office:value-type="string">
            <text:p><text:s/>"D:\\dat\\avatar\\partsobj\\cos012.tpr"</text:p>
          </table:table-cell>
          <table:table-cell table:number-columns-repeated="3" office:value-type="string">
            <text:p>D5h</text:p>
          </table:table-cell>
        </table:table-row>
        <table:table-row table:style-name="ro1">
          <table:table-cell office:value-type="string">
            <text:p>D6h</text:p>
          </table:table-cell>
          <table:table-cell office:value-type="string">
            <text:p><text:s/>"D:\\dat\\avatar\\partsobj\\cos013.tpr"</text:p>
          </table:table-cell>
          <table:table-cell table:number-columns-repeated="3" office:value-type="string">
            <text:p>D6h</text:p>
          </table:table-cell>
        </table:table-row>
        <table:table-row table:style-name="ro1">
          <table:table-cell office:value-type="string">
            <text:p>D7h</text:p>
          </table:table-cell>
          <table:table-cell office:value-type="string">
            <text:p><text:s/>"D:\\dat\\avatar\\partsobj\\cos014.tpr"</text:p>
          </table:table-cell>
          <table:table-cell table:number-columns-repeated="3" office:value-type="string">
            <text:p>D7h</text:p>
          </table:table-cell>
        </table:table-row>
        <table:table-row table:style-name="ro1">
          <table:table-cell office:value-type="string">
            <text:p>D8h</text:p>
          </table:table-cell>
          <table:table-cell office:value-type="string">
            <text:p><text:s/>"D:\\dat\\avatar\\partsobj\\cos015.tpr"</text:p>
          </table:table-cell>
          <table:table-cell table:number-columns-repeated="3" office:value-type="string">
            <text:p>D8h</text:p>
          </table:table-cell>
        </table:table-row>
        <table:table-row table:style-name="ro1">
          <table:table-cell office:value-type="string">
            <text:p>D9h</text:p>
          </table:table-cell>
          <table:table-cell office:value-type="string">
            <text:p><text:s/>"D:\\dat\\avatar\\partsobj\\cos016.tpr"</text:p>
          </table:table-cell>
          <table:table-cell table:number-columns-repeated="3" office:value-type="string">
            <text:p>D9h</text:p>
          </table:table-cell>
        </table:table-row>
        <table:table-row table:style-name="ro1">
          <table:table-cell office:value-type="string">
            <text:p>DAh</text:p>
          </table:table-cell>
          <table:table-cell office:value-type="string">
            <text:p><text:s/>"D:\\dat\\avatar\\partsobj\\cos017.tpr"</text:p>
          </table:table-cell>
          <table:table-cell office:value-type="string">
            <text:p>DAh</text:p>
          </table:table-cell>
          <table:table-cell office:value-type="string">
            <text:p>DAh</text:p>
          </table:table-cell>
          <table:table-cell office:value-type="string">
            <text:p>DAh</text:p>
          </table:table-cell>
        </table:table-row>
        <table:table-row table:style-name="ro1">
          <table:table-cell office:value-type="string">
            <text:p>DBh</text:p>
          </table:table-cell>
          <table:table-cell office:value-type="string">
            <text:p><text:s/>"D:\\dat\\avatar\\partsobj\\cos018.tpr"</text:p>
          </table:table-cell>
          <table:table-cell office:value-type="string">
            <text:p>DBh</text:p>
          </table:table-cell>
          <table:table-cell office:value-type="string">
            <text:p>DBh</text:p>
          </table:table-cell>
          <table:table-cell office:value-type="string">
            <text:p>DBh</text:p>
          </table:table-cell>
        </table:table-row>
        <table:table-row table:style-name="ro1">
          <table:table-cell office:value-type="string">
            <text:p>DCh</text:p>
          </table:table-cell>
          <table:table-cell office:value-type="string">
            <text:p><text:s/>"D:\\dat\\avatar\\partsobj\\cos019.tpr"</text:p>
          </table:table-cell>
          <table:table-cell office:value-type="string">
            <text:p>DCh</text:p>
          </table:table-cell>
          <table:table-cell office:value-type="string">
            <text:p>DCh</text:p>
          </table:table-cell>
          <table:table-cell office:value-type="string">
            <text:p>DCh</text:p>
          </table:table-cell>
        </table:table-row>
        <table:table-row table:style-name="ro1">
          <table:table-cell office:value-type="string">
            <text:p>DDh</text:p>
          </table:table-cell>
          <table:table-cell office:value-type="string">
            <text:p><text:s/>"D:\\dat\\avatar\\partsobj\\cos020.tpr"</text:p>
          </table:table-cell>
          <table:table-cell office:value-type="string">
            <text:p>DDh</text:p>
          </table:table-cell>
          <table:table-cell office:value-type="string">
            <text:p>DDh</text:p>
          </table:table-cell>
          <table:table-cell office:value-type="string">
            <text:p>DDh</text:p>
          </table:table-cell>
        </table:table-row>
        <table:table-row table:style-name="ro1">
          <table:table-cell office:value-type="string">
            <text:p>DEh</text:p>
          </table:table-cell>
          <table:table-cell office:value-type="string">
            <text:p><text:s/>"D:\\dat\\avatar\\partsobj\\cos021.tpr"</text:p>
          </table:table-cell>
          <table:table-cell office:value-type="string">
            <text:p>DEh</text:p>
          </table:table-cell>
          <table:table-cell office:value-type="string">
            <text:p>DEh</text:p>
          </table:table-cell>
          <table:table-cell office:value-type="string">
            <text:p>DEh</text:p>
          </table:table-cell>
        </table:table-row>
        <table:table-row table:style-name="ro1">
          <table:table-cell office:value-type="string">
            <text:p>DFh</text:p>
          </table:table-cell>
          <table:table-cell office:value-type="string">
            <text:p><text:s/>"D:\\dat\\avatar\\partsobj\\cos022.tpr"</text:p>
          </table:table-cell>
          <table:table-cell office:value-type="string">
            <text:p>DFh</text:p>
          </table:table-cell>
          <table:table-cell office:value-type="string">
            <text:p>DFh</text:p>
          </table:table-cell>
          <table:table-cell office:value-type="string">
            <text:p>DFh</text:p>
          </table:table-cell>
        </table:table-row>
        <table:table-row table:style-name="ro1">
          <table:table-cell office:value-type="string">
            <text:p>E0h</text:p>
          </table:table-cell>
          <table:table-cell office:value-type="string">
            <text:p><text:s/>"D:\\dat\\avatar\\partsobj\\cos023.tpr"</text:p>
          </table:table-cell>
          <table:table-cell table:number-columns-repeated="3" office:value-type="string">
            <text:p>E0h</text:p>
          </table:table-cell>
        </table:table-row>
        <table:table-row table:style-name="ro1">
          <table:table-cell office:value-type="string">
            <text:p>E1h</text:p>
          </table:table-cell>
          <table:table-cell office:value-type="string">
            <text:p><text:s/>"D:\\dat\\avatar\\partsobj\\cos024.tpr"</text:p>
          </table:table-cell>
          <table:table-cell table:number-columns-repeated="3" office:value-type="string">
            <text:p>E1h</text:p>
          </table:table-cell>
        </table:table-row>
        <table:table-row table:style-name="ro1">
          <table:table-cell office:value-type="string">
            <text:p>E2h</text:p>
          </table:table-cell>
          <table:table-cell office:value-type="string">
            <text:p><text:s/>"D:\\dat\\avatar\\partsobj\\cos025.tpr"</text:p>
          </table:table-cell>
          <table:table-cell table:number-columns-repeated="3" office:value-type="string">
            <text:p>E2h</text:p>
          </table:table-cell>
        </table:table-row>
        <table:table-row table:style-name="ro1">
          <table:table-cell office:value-type="string">
            <text:p>E3h</text:p>
          </table:table-cell>
          <table:table-cell office:value-type="string">
            <text:p><text:s/>"D:\\dat\\avatar\\partsobj\\cos026.tpr"</text:p>
          </table:table-cell>
          <table:table-cell table:number-columns-repeated="3" office:value-type="string">
            <text:p>E3h</text:p>
          </table:table-cell>
        </table:table-row>
        <table:table-row table:style-name="ro1">
          <table:table-cell office:value-type="string">
            <text:p>E4h</text:p>
          </table:table-cell>
          <table:table-cell office:value-type="string">
            <text:p><text:s/>"D:\\dat\\avatar\\partsobj\\cos027.tpr"</text:p>
          </table:table-cell>
          <table:table-cell table:number-columns-repeated="3" office:value-type="string">
            <text:p>E4h</text:p>
          </table:table-cell>
        </table:table-row>
        <table:table-row table:style-name="ro1">
          <table:table-cell office:value-type="string">
            <text:p>E5h</text:p>
          </table:table-cell>
          <table:table-cell office:value-type="string">
            <text:p><text:s/>"D:\\dat\\avatar\\partsobj\\cos028.tpr"</text:p>
          </table:table-cell>
          <table:table-cell table:number-columns-repeated="3" office:value-type="string">
            <text:p>E5h</text:p>
          </table:table-cell>
        </table:table-row>
        <table:table-row table:style-name="ro1">
          <table:table-cell office:value-type="string">
            <text:p>E6h</text:p>
          </table:table-cell>
          <table:table-cell office:value-type="string">
            <text:p><text:s/>"D:\\dat\\avatar\\partsobj\\cos029.tpr"</text:p>
          </table:table-cell>
          <table:table-cell table:number-columns-repeated="3" office:value-type="string">
            <text:p>E6h</text:p>
          </table:table-cell>
        </table:table-row>
        <table:table-row table:style-name="ro1">
          <table:table-cell office:value-type="string">
            <text:p>E7h</text:p>
          </table:table-cell>
          <table:table-cell office:value-type="string">
            <text:p><text:s/>"D:\\dat\\avatar\\partsobj\\cos030.tpr"</text:p>
          </table:table-cell>
          <table:table-cell table:number-columns-repeated="3" office:value-type="string">
            <text:p>E7h</text:p>
          </table:table-cell>
        </table:table-row>
        <table:table-row table:style-name="ro1">
          <table:table-cell office:value-type="string">
            <text:p>E8h</text:p>
          </table:table-cell>
          <table:table-cell office:value-type="string">
            <text:p><text:s/>"D:\\dat\\avatar\\partsobj\\cos031.tpr"</text:p>
          </table:table-cell>
          <table:table-cell table:number-columns-repeated="3" office:value-type="string">
            <text:p>E8h</text:p>
          </table:table-cell>
        </table:table-row>
        <table:table-row table:style-name="ro1">
          <table:table-cell office:value-type="string">
            <text:p>E9h</text:p>
          </table:table-cell>
          <table:table-cell office:value-type="string">
            <text:p><text:s/>"D:\\dat\\avatar\\partsobj\\cos032.tpr"</text:p>
          </table:table-cell>
          <table:table-cell table:number-columns-repeated="3" office:value-type="string">
            <text:p>E9h</text:p>
          </table:table-cell>
        </table:table-row>
        <table:table-row table:style-name="ro1">
          <table:table-cell office:value-type="string">
            <text:p>EAh</text:p>
          </table:table-cell>
          <table:table-cell office:value-type="string">
            <text:p><text:s/>"D:\\dat\\avatar\\partsobj\\cos033.tpr"</text:p>
          </table:table-cell>
          <table:table-cell office:value-type="string">
            <text:p>EAh</text:p>
          </table:table-cell>
          <table:table-cell office:value-type="string">
            <text:p>EAh</text:p>
          </table:table-cell>
          <table:table-cell office:value-type="string">
            <text:p>EAh</text:p>
          </table:table-cell>
        </table:table-row>
        <table:table-row table:style-name="ro1">
          <table:table-cell office:value-type="string">
            <text:p>EBh</text:p>
          </table:table-cell>
          <table:table-cell office:value-type="string">
            <text:p><text:s/>"D:\\dat\\avatar\\partsobj\\cos034.tpr"</text:p>
          </table:table-cell>
          <table:table-cell office:value-type="string">
            <text:p>EBh</text:p>
          </table:table-cell>
          <table:table-cell office:value-type="string">
            <text:p>EBh</text:p>
          </table:table-cell>
          <table:table-cell office:value-type="string">
            <text:p>EBh</text:p>
          </table:table-cell>
        </table:table-row>
        <table:table-row table:style-name="ro1">
          <table:table-cell office:value-type="string">
            <text:p>ECh</text:p>
          </table:table-cell>
          <table:table-cell office:value-type="string">
            <text:p><text:s/>"D:\\dat\\avatar\\partsobj\\cos035.tpr"</text:p>
          </table:table-cell>
          <table:table-cell office:value-type="string">
            <text:p>ECh</text:p>
          </table:table-cell>
          <table:table-cell office:value-type="string">
            <text:p>ECh</text:p>
          </table:table-cell>
          <table:table-cell office:value-type="string">
            <text:p>ECh</text:p>
          </table:table-cell>
        </table:table-row>
        <table:table-row table:style-name="ro1">
          <table:table-cell office:value-type="string">
            <text:p>EDh</text:p>
          </table:table-cell>
          <table:table-cell office:value-type="string">
            <text:p><text:s/>"D:\\dat\\avatar\\partsobj\\cos036.tpr"</text:p>
          </table:table-cell>
          <table:table-cell office:value-type="string">
            <text:p>EDh</text:p>
          </table:table-cell>
          <table:table-cell office:value-type="string">
            <text:p>EDh</text:p>
          </table:table-cell>
          <table:table-cell office:value-type="string">
            <text:p>EDh</text:p>
          </table:table-cell>
        </table:table-row>
        <table:table-row table:style-name="ro1">
          <table:table-cell office:value-type="string">
            <text:p>EEh</text:p>
          </table:table-cell>
          <table:table-cell office:value-type="string">
            <text:p><text:s/>"D:\\dat\\avatar\\partsobj\\cos037.tpr"</text:p>
          </table:table-cell>
          <table:table-cell office:value-type="string">
            <text:p>EEh</text:p>
          </table:table-cell>
          <table:table-cell office:value-type="string">
            <text:p>EEh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EFh</text:p>
          </table:table-cell>
          <table:table-cell office:value-type="string">
            <text:p><text:s/>"D:\\dat\\avatar\\partsobj\\cos038.tpr"</text:p>
          </table:table-cell>
          <table:table-cell office:value-type="string">
            <text:p>EFh</text:p>
          </table:table-cell>
          <table:table-cell office:value-type="string">
            <text:p>EFh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F0h</text:p>
          </table:table-cell>
          <table:table-cell office:value-type="string">
            <text:p><text:s/>"D:\\dat\\avatar\\partsobj\\cos039.tpr"</text:p>
          </table:table-cell>
          <table:table-cell table:number-columns-repeated="3" office:value-type="string">
            <text:p>F0h</text:p>
          </table:table-cell>
        </table:table-row>
        <table:table-row table:style-name="ro1">
          <table:table-cell office:value-type="string">
            <text:p>F1h</text:p>
          </table:table-cell>
          <table:table-cell office:value-type="string">
            <text:p><text:s/>"D:\\dat\\avatar\\partsobj\\cos040.tpr"</text:p>
          </table:table-cell>
          <table:table-cell table:number-columns-repeated="3" office:value-type="string">
            <text:p>F1h</text:p>
          </table:table-cell>
        </table:table-row>
        <table:table-row table:style-name="ro1">
          <table:table-cell office:value-type="string">
            <text:p>F2h</text:p>
          </table:table-cell>
          <table:table-cell office:value-type="string">
            <text:p><text:s/>"D:\\dat\\avatar\\partsobj\\cos041.tpr"</text:p>
          </table:table-cell>
          <table:table-cell table:number-columns-repeated="3" office:value-type="string">
            <text:p>F2h</text:p>
          </table:table-cell>
        </table:table-row>
        <table:table-row table:style-name="ro1">
          <table:table-cell office:value-type="string">
            <text:p>F3h</text:p>
          </table:table-cell>
          <table:table-cell office:value-type="string">
            <text:p><text:s/>"D:\\dat\\avatar\\partsobj\\cos042.tpr"</text:p>
          </table:table-cell>
          <table:table-cell table:number-columns-repeated="3" office:value-type="string">
            <text:p>F3h</text:p>
          </table:table-cell>
        </table:table-row>
        <table:table-row table:style-name="ro1">
          <table:table-cell office:value-type="string">
            <text:p>F4h</text:p>
          </table:table-cell>
          <table:table-cell office:value-type="string">
            <text:p><text:s/>"D:\\dat\\avatar\\partsobj\\cos043.tpr"</text:p>
          </table:table-cell>
          <table:table-cell table:number-columns-repeated="3" office:value-type="string">
            <text:p>F4h</text:p>
          </table:table-cell>
        </table:table-row>
        <table:table-row table:style-name="ro1">
          <table:table-cell office:value-type="string">
            <text:p>F5h</text:p>
          </table:table-cell>
          <table:table-cell office:value-type="string">
            <text:p><text:s/>"D:\\dat\\avatar\\partsobj\\cos044.tpr"</text:p>
          </table:table-cell>
          <table:table-cell table:number-columns-repeated="3" office:value-type="string">
            <text:p>F5h</text:p>
          </table:table-cell>
        </table:table-row>
        <table:table-row table:style-name="ro1">
          <table:table-cell office:value-type="string">
            <text:p>F6h</text:p>
          </table:table-cell>
          <table:table-cell office:value-type="string">
            <text:p><text:s/>"D:\\dat\\avatar\\partsobj\\cos045.tpr"</text:p>
          </table:table-cell>
          <table:table-cell table:number-columns-repeated="3" office:value-type="string">
            <text:p>F6h</text:p>
          </table:table-cell>
        </table:table-row>
        <table:table-row table:style-name="ro1">
          <table:table-cell office:value-type="string">
            <text:p>F7h</text:p>
          </table:table-cell>
          <table:table-cell office:value-type="string">
            <text:p><text:s/>"D:\\dat\\avatar\\partsobj\\cos046.tpr"</text:p>
          </table:table-cell>
          <table:table-cell table:number-columns-repeated="3" office:value-type="string">
            <text:p>F7h</text:p>
          </table:table-cell>
        </table:table-row>
        <table:table-row table:style-name="ro1">
          <table:table-cell office:value-type="string">
            <text:p>F8h</text:p>
          </table:table-cell>
          <table:table-cell office:value-type="string">
            <text:p><text:s/>"D:\\dat\\avatar\\partsobj\\cos047.tpr"</text:p>
          </table:table-cell>
          <table:table-cell table:number-columns-repeated="3" office:value-type="string">
            <text:p>F8h</text:p>
          </table:table-cell>
        </table:table-row>
        <table:table-row table:style-name="ro1">
          <table:table-cell office:value-type="string">
            <text:p>F9h</text:p>
          </table:table-cell>
          <table:table-cell office:value-type="string">
            <text:p><text:s/>"D:\\dat\\avatar\\partsobj\\cos048.tpr"</text:p>
          </table:table-cell>
          <table:table-cell table:number-columns-repeated="3" office:value-type="string">
            <text:p>F9h</text:p>
          </table:table-cell>
        </table:table-row>
        <table:table-row table:style-name="ro1">
          <table:table-cell office:value-type="string">
            <text:p>FAh</text:p>
          </table:table-cell>
          <table:table-cell office:value-type="string">
            <text:p><text:s/>"D:\\dat\\avatar\\partsobj\\cos049.tpr"</text:p>
          </table:table-cell>
          <table:table-cell office:value-type="string">
            <text:p>FAh</text:p>
          </table:table-cell>
          <table:table-cell office:value-type="string">
            <text:p>FAh</text:p>
          </table:table-cell>
          <table:table-cell office:value-type="string">
            <text:p>FAh</text:p>
          </table:table-cell>
        </table:table-row>
        <table:table-row table:style-name="ro1">
          <table:table-cell office:value-type="string">
            <text:p>FBh</text:p>
          </table:table-cell>
          <table:table-cell office:value-type="string">
            <text:p><text:s/>"D:\\dat\\avatar\\partsobj\\cos050.tpr"</text:p>
          </table:table-cell>
          <table:table-cell office:value-type="string">
            <text:p>FBh</text:p>
          </table:table-cell>
          <table:table-cell office:value-type="string">
            <text:p>FBh</text:p>
          </table:table-cell>
          <table:table-cell office:value-type="string">
            <text:p>FBh</text:p>
          </table:table-cell>
        </table:table-row>
        <table:table-row table:style-name="ro1">
          <table:table-cell office:value-type="string">
            <text:p>FCh</text:p>
          </table:table-cell>
          <table:table-cell office:value-type="string">
            <text:p><text:s/>"D:\\dat\\avatar\\partsobj\\cos051.tpr"</text:p>
          </table:table-cell>
          <table:table-cell office:value-type="string">
            <text:p>FCh</text:p>
          </table:table-cell>
          <table:table-cell office:value-type="string">
            <text:p>FCh</text:p>
          </table:table-cell>
          <table:table-cell office:value-type="string">
            <text:p>FCh</text:p>
          </table:table-cell>
        </table:table-row>
        <table:table-row table:style-name="ro1">
          <table:table-cell office:value-type="string">
            <text:p>FDh</text:p>
          </table:table-cell>
          <table:table-cell office:value-type="string">
            <text:p><text:s/>"D:\\dat\\avatar\\partsobj\\cos052.tpr"</text:p>
          </table:table-cell>
          <table:table-cell office:value-type="string">
            <text:p>FDh</text:p>
          </table:table-cell>
          <table:table-cell office:value-type="string">
            <text:p>FDh</text:p>
          </table:table-cell>
          <table:table-cell office:value-type="string">
            <text:p>FDh</text:p>
          </table:table-cell>
        </table:table-row>
        <table:table-row table:style-name="ro1">
          <table:table-cell office:value-type="string">
            <text:p>FEh</text:p>
          </table:table-cell>
          <table:table-cell office:value-type="string">
            <text:p><text:s/>"D:\\dat\\avatar\\partsobj\\cos053.tpr"</text:p>
          </table:table-cell>
          <table:table-cell office:value-type="string">
            <text:p>FEh</text:p>
          </table:table-cell>
          <table:table-cell office:value-type="string">
            <text:p>FEh</text:p>
          </table:table-cell>
          <table:table-cell office:value-type="string">
            <text:p>FEh</text:p>
          </table:table-cell>
        </table:table-row>
        <table:table-row table:style-name="ro1">
          <table:table-cell office:value-type="string">
            <text:p>FFh</text:p>
          </table:table-cell>
          <table:table-cell office:value-type="string">
            <text:p><text:s/>"D:\\dat\\avatar\\partsobj\\cos054.tpr"</text:p>
          </table:table-cell>
          <table:table-cell office:value-type="string">
            <text:p>FFh</text:p>
          </table:table-cell>
          <table:table-cell office:value-type="string">
            <text:p>FFh</text:p>
          </table:table-cell>
          <table:table-cell office:value-type="string">
            <text:p>FFh</text:p>
          </table:table-cell>
        </table:table-row>
        <table:table-row table:style-name="ro1">
          <table:table-cell office:value-type="string">
            <text:p>100h</text:p>
          </table:table-cell>
          <table:table-cell office:value-type="string">
            <text:p><text:s/>"D:\\dat\\avatar\\partsobj\\cos055.tpr"</text:p>
          </table:table-cell>
          <table:table-cell table:number-columns-repeated="3" office:value-type="string">
            <text:p>100h</text:p>
          </table:table-cell>
        </table:table-row>
        <table:table-row table:style-name="ro1">
          <table:table-cell office:value-type="string">
            <text:p>101h</text:p>
          </table:table-cell>
          <table:table-cell office:value-type="string">
            <text:p><text:s/>"D:\\dat\\avatar\\partsobj\\cos056.tpr"</text:p>
          </table:table-cell>
          <table:table-cell table:number-columns-repeated="3" office:value-type="string">
            <text:p>101h</text:p>
          </table:table-cell>
        </table:table-row>
        <table:table-row table:style-name="ro1">
          <table:table-cell office:value-type="string">
            <text:p>102h</text:p>
          </table:table-cell>
          <table:table-cell office:value-type="string">
            <text:p><text:s/>"D:\\dat\\avatar\\partsobj\\cos057.tpr"</text:p>
          </table:table-cell>
          <table:table-cell table:number-columns-repeated="3" office:value-type="string">
            <text:p>102h</text:p>
          </table:table-cell>
        </table:table-row>
        <table:table-row table:style-name="ro1">
          <table:table-cell office:value-type="string">
            <text:p>103h</text:p>
          </table:table-cell>
          <table:table-cell office:value-type="string">
            <text:p><text:s/>"D:\\dat\\avatar\\partsobj\\cos058.tpr"</text:p>
          </table:table-cell>
          <table:table-cell table:number-columns-repeated="3" office:value-type="string">
            <text:p>103h</text:p>
          </table:table-cell>
        </table:table-row>
        <table:table-row table:style-name="ro1">
          <table:table-cell office:value-type="string">
            <text:p>104h</text:p>
          </table:table-cell>
          <table:table-cell office:value-type="string">
            <text:p><text:s/>"D:\\dat\\avatar\\partsobj\\cos059.tpr"</text:p>
          </table:table-cell>
          <table:table-cell table:number-columns-repeated="3" office:value-type="string">
            <text:p>104h</text:p>
          </table:table-cell>
        </table:table-row>
        <table:table-row table:style-name="ro1">
          <table:table-cell office:value-type="string">
            <text:p>105h</text:p>
          </table:table-cell>
          <table:table-cell office:value-type="string">
            <text:p><text:s/>"D:\\dat\\avatar\\partsobj\\cos060.tpr"</text:p>
          </table:table-cell>
          <table:table-cell table:number-columns-repeated="3" office:value-type="string">
            <text:p>105h</text:p>
          </table:table-cell>
        </table:table-row>
        <table:table-row table:style-name="ro1">
          <table:table-cell office:value-type="string">
            <text:p>106h</text:p>
          </table:table-cell>
          <table:table-cell office:value-type="string">
            <text:p><text:s/>"D:\\dat\\avatar\\partsobj\\cos061.tpr"</text:p>
          </table:table-cell>
          <table:table-cell table:number-columns-repeated="3" office:value-type="string">
            <text:p>106h</text:p>
          </table:table-cell>
        </table:table-row>
        <table:table-row table:style-name="ro1">
          <table:table-cell office:value-type="string">
            <text:p>107h</text:p>
          </table:table-cell>
          <table:table-cell office:value-type="string">
            <text:p><text:s/>"D:\\dat\\avatar\\partsobj\\cos062.tpr"</text:p>
          </table:table-cell>
          <table:table-cell table:number-columns-repeated="3" office:value-type="string">
            <text:p>107h</text:p>
          </table:table-cell>
        </table:table-row>
        <table:table-row table:style-name="ro1">
          <table:table-cell office:value-type="string">
            <text:p>108h</text:p>
          </table:table-cell>
          <table:table-cell office:value-type="string">
            <text:p><text:s/>"D:\\dat\\avatar\\partsobj\\cos063.tpr"</text:p>
          </table:table-cell>
          <table:table-cell table:number-columns-repeated="3" office:value-type="string">
            <text:p>108h</text:p>
          </table:table-cell>
        </table:table-row>
        <table:table-row table:style-name="ro1">
          <table:table-cell office:value-type="string">
            <text:p>109h</text:p>
          </table:table-cell>
          <table:table-cell office:value-type="string">
            <text:p><text:s/>"D:\\dat\\avatar\\partsobj\\cos064.tpr"</text:p>
          </table:table-cell>
          <table:table-cell table:number-columns-repeated="3" office:value-type="string">
            <text:p>109h</text:p>
          </table:table-cell>
        </table:table-row>
        <table:table-row table:style-name="ro1">
          <table:table-cell office:value-type="string">
            <text:p>10Ah</text:p>
          </table:table-cell>
          <table:table-cell office:value-type="string">
            <text:p><text:s/>"D:\\dat\\avatar\\partsobj\\cos065.tpr"</text:p>
          </table:table-cell>
          <table:table-cell table:number-columns-repeated="3" office:value-type="string">
            <text:p>10Ah</text:p>
          </table:table-cell>
        </table:table-row>
        <table:table-row table:style-name="ro1">
          <table:table-cell office:value-type="string">
            <text:p>10Bh</text:p>
          </table:table-cell>
          <table:table-cell office:value-type="string">
            <text:p><text:s/>"D:\\dat\\avatar\\partsobj\\cos066.tpr"</text:p>
          </table:table-cell>
          <table:table-cell table:number-columns-repeated="3" office:value-type="string">
            <text:p>10Bh</text:p>
          </table:table-cell>
        </table:table-row>
        <table:table-row table:style-name="ro1">
          <table:table-cell office:value-type="string">
            <text:p>10Ch</text:p>
          </table:table-cell>
          <table:table-cell office:value-type="string">
            <text:p><text:s/>"D:\\dat\\avatar\\partsobj\\cos067.tpr"</text:p>
          </table:table-cell>
          <table:table-cell table:number-columns-repeated="3" office:value-type="string">
            <text:p>10Ch</text:p>
          </table:table-cell>
        </table:table-row>
        <table:table-row table:style-name="ro1">
          <table:table-cell office:value-type="string">
            <text:p>10Dh</text:p>
          </table:table-cell>
          <table:table-cell office:value-type="string">
            <text:p><text:s/>"D:\\dat\\avatar\\partsobj\\cos068.tpr"</text:p>
          </table:table-cell>
          <table:table-cell table:number-columns-repeated="3" office:value-type="string">
            <text:p>10Dh</text:p>
          </table:table-cell>
        </table:table-row>
        <table:table-row table:style-name="ro1">
          <table:table-cell office:value-type="string">
            <text:p>10Eh</text:p>
          </table:table-cell>
          <table:table-cell office:value-type="string">
            <text:p><text:s/>"D:\\dat\\avatar\\partsobj\\cos069.tpr"</text:p>
          </table:table-cell>
          <table:table-cell table:number-columns-repeated="3" office:value-type="string">
            <text:p>10Eh</text:p>
          </table:table-cell>
        </table:table-row>
        <table:table-row table:style-name="ro1">
          <table:table-cell office:value-type="string">
            <text:p>10Fh</text:p>
          </table:table-cell>
          <table:table-cell office:value-type="string">
            <text:p><text:s/>"D:\\dat\\avatar\\partsobj\\cos070.tpr"</text:p>
          </table:table-cell>
          <table:table-cell table:number-columns-repeated="3" office:value-type="string">
            <text:p>10Fh</text:p>
          </table:table-cell>
        </table:table-row>
        <table:table-row table:style-name="ro1">
          <table:table-cell office:value-type="string">
            <text:p>110h</text:p>
          </table:table-cell>
          <table:table-cell office:value-type="string">
            <text:p><text:s/>"D:\\dat\\avatar\\partsobj\\cos071.tpr"</text:p>
          </table:table-cell>
          <table:table-cell table:number-columns-repeated="3" office:value-type="string">
            <text:p>110h</text:p>
          </table:table-cell>
        </table:table-row>
        <table:table-row table:style-name="ro1">
          <table:table-cell office:value-type="string">
            <text:p>111h</text:p>
          </table:table-cell>
          <table:table-cell office:value-type="string">
            <text:p><text:s/>"D:\\dat\\avatar\\partsobj\\cos072.tpr"</text:p>
          </table:table-cell>
          <table:table-cell table:number-columns-repeated="3" office:value-type="string">
            <text:p>111h</text:p>
          </table:table-cell>
        </table:table-row>
        <table:table-row table:style-name="ro1">
          <table:table-cell office:value-type="string">
            <text:p>112h</text:p>
          </table:table-cell>
          <table:table-cell office:value-type="string">
            <text:p><text:s/>"D:\\dat\\avatar\\partsobj\\cos073.tpr"</text:p>
          </table:table-cell>
          <table:table-cell table:number-columns-repeated="3" office:value-type="string">
            <text:p>112h</text:p>
          </table:table-cell>
        </table:table-row>
        <table:table-row table:style-name="ro1">
          <table:table-cell office:value-type="string">
            <text:p>113h</text:p>
          </table:table-cell>
          <table:table-cell office:value-type="string">
            <text:p><text:s/>"D:\\dat\\avatar\\partsobj\\cos074.tpr"</text:p>
          </table:table-cell>
          <table:table-cell table:number-columns-repeated="3" office:value-type="string">
            <text:p>113h</text:p>
          </table:table-cell>
        </table:table-row>
        <table:table-row table:style-name="ro1">
          <table:table-cell office:value-type="string">
            <text:p>114h</text:p>
          </table:table-cell>
          <table:table-cell office:value-type="string">
            <text:p><text:s/>"D:\\dat\\avatar\\partsobj\\cos075.tpr"</text:p>
          </table:table-cell>
          <table:table-cell table:number-columns-repeated="3" office:value-type="string">
            <text:p>114h</text:p>
          </table:table-cell>
        </table:table-row>
        <table:table-row table:style-name="ro1">
          <table:table-cell office:value-type="string">
            <text:p>115h</text:p>
          </table:table-cell>
          <table:table-cell office:value-type="string">
            <text:p><text:s/>"D:\\dat\\avatar\\partsobj\\cos076.tpr"</text:p>
          </table:table-cell>
          <table:table-cell table:number-columns-repeated="3" office:value-type="string">
            <text:p>115h</text:p>
          </table:table-cell>
        </table:table-row>
        <table:table-row table:style-name="ro1">
          <table:table-cell office:value-type="string">
            <text:p>116h</text:p>
          </table:table-cell>
          <table:table-cell office:value-type="string">
            <text:p><text:s/>"D:\\dat\\avatar\\partsobj\\cos077.tpr"</text:p>
          </table:table-cell>
          <table:table-cell table:number-columns-repeated="3" office:value-type="string">
            <text:p>116h</text:p>
          </table:table-cell>
        </table:table-row>
        <table:table-row table:style-name="ro1">
          <table:table-cell office:value-type="string">
            <text:p>117h</text:p>
          </table:table-cell>
          <table:table-cell office:value-type="string">
            <text:p><text:s/>"D:\\dat\\avatar\\partsobj\\cos078.tpr"</text:p>
          </table:table-cell>
          <table:table-cell table:number-columns-repeated="3" office:value-type="string">
            <text:p>117h</text:p>
          </table:table-cell>
        </table:table-row>
        <table:table-row table:style-name="ro1">
          <table:table-cell office:value-type="string">
            <text:p>118h</text:p>
          </table:table-cell>
          <table:table-cell office:value-type="string">
            <text:p><text:s/>"D:\\dat\\avatar\\partsobj\\cos079.tpr"</text:p>
          </table:table-cell>
          <table:table-cell table:number-columns-repeated="3" office:value-type="string">
            <text:p>118h</text:p>
          </table:table-cell>
        </table:table-row>
        <table:table-row table:style-name="ro1">
          <table:table-cell office:value-type="string">
            <text:p>119h</text:p>
          </table:table-cell>
          <table:table-cell office:value-type="string">
            <text:p><text:s/>"D:\\dat\\avatar\\partsobj\\cos080.tpr"</text:p>
          </table:table-cell>
          <table:table-cell table:number-columns-repeated="3" office:value-type="string">
            <text:p>119h</text:p>
          </table:table-cell>
        </table:table-row>
        <table:table-row table:style-name="ro1">
          <table:table-cell office:value-type="string">
            <text:p>11Ah</text:p>
          </table:table-cell>
          <table:table-cell office:value-type="string">
            <text:p><text:s/>"D:\\dat\\avatar\\partsobj\\cos081.tpr"</text:p>
          </table:table-cell>
          <table:table-cell table:number-columns-repeated="3" office:value-type="string">
            <text:p>11Ah</text:p>
          </table:table-cell>
        </table:table-row>
        <table:table-row table:style-name="ro1">
          <table:table-cell office:value-type="string">
            <text:p>11Bh</text:p>
          </table:table-cell>
          <table:table-cell office:value-type="string">
            <text:p><text:s/>"D:\\dat\\avatar\\partsobj\\cos082.tpr"</text:p>
          </table:table-cell>
          <table:table-cell table:number-columns-repeated="3" office:value-type="string">
            <text:p>11Bh</text:p>
          </table:table-cell>
        </table:table-row>
        <table:table-row table:style-name="ro1">
          <table:table-cell office:value-type="string">
            <text:p>11Ch</text:p>
          </table:table-cell>
          <table:table-cell office:value-type="string">
            <text:p><text:s/>"D:\\dat\\avatar\\partsobj\\cos083.tpr"</text:p>
          </table:table-cell>
          <table:table-cell table:number-columns-repeated="3" office:value-type="string">
            <text:p>11Ch</text:p>
          </table:table-cell>
        </table:table-row>
        <table:table-row table:style-name="ro1">
          <table:table-cell office:value-type="string">
            <text:p>11Dh</text:p>
          </table:table-cell>
          <table:table-cell office:value-type="string">
            <text:p><text:s/>"D:\\dat\\avatar\\partsobj\\cos084.tpr"</text:p>
          </table:table-cell>
          <table:table-cell table:number-columns-repeated="3" office:value-type="string">
            <text:p>11Dh</text:p>
          </table:table-cell>
        </table:table-row>
        <table:table-row table:style-name="ro1">
          <table:table-cell office:value-type="string">
            <text:p>11Eh</text:p>
          </table:table-cell>
          <table:table-cell office:value-type="string">
            <text:p><text:s/>"D:\\dat\\avatar\\partsobj\\cos085.tpr"</text:p>
          </table:table-cell>
          <table:table-cell table:number-columns-repeated="3" office:value-type="string">
            <text:p>11Eh</text:p>
          </table:table-cell>
        </table:table-row>
        <table:table-row table:style-name="ro1">
          <table:table-cell office:value-type="string">
            <text:p>11Fh</text:p>
          </table:table-cell>
          <table:table-cell office:value-type="string">
            <text:p><text:s/>"D:\\dat\\avatar\\partsobj\\cos086.tpr"</text:p>
          </table:table-cell>
          <table:table-cell table:number-columns-repeated="3" office:value-type="string">
            <text:p>11Fh</text:p>
          </table:table-cell>
        </table:table-row>
        <table:table-row table:style-name="ro1">
          <table:table-cell office:value-type="string">
            <text:p>120h</text:p>
          </table:table-cell>
          <table:table-cell office:value-type="string">
            <text:p><text:s/>"D:\\dat\\avatar\\partsobj\\cos087.tpr"</text:p>
          </table:table-cell>
          <table:table-cell table:number-columns-repeated="3" office:value-type="string">
            <text:p>120h</text:p>
          </table:table-cell>
        </table:table-row>
        <table:table-row table:style-name="ro1">
          <table:table-cell office:value-type="string">
            <text:p>121h</text:p>
          </table:table-cell>
          <table:table-cell office:value-type="string">
            <text:p><text:s/>"D:\\dat\\avatar\\partsobj\\cos088.tpr"</text:p>
          </table:table-cell>
          <table:table-cell table:number-columns-repeated="3" office:value-type="string">
            <text:p>121h</text:p>
          </table:table-cell>
        </table:table-row>
        <table:table-row table:style-name="ro1">
          <table:table-cell office:value-type="string">
            <text:p>122h</text:p>
          </table:table-cell>
          <table:table-cell office:value-type="string">
            <text:p><text:s/>"D:\\dat\\avatar\\partsobj\\cos089.tpr"</text:p>
          </table:table-cell>
          <table:table-cell table:number-columns-repeated="3" office:value-type="string">
            <text:p>122h</text:p>
          </table:table-cell>
        </table:table-row>
        <table:table-row table:style-name="ro1">
          <table:table-cell office:value-type="string">
            <text:p>123h</text:p>
          </table:table-cell>
          <table:table-cell office:value-type="string">
            <text:p><text:s/>"D:\\dat\\avatar\\partsobj\\cos090.tpr"</text:p>
          </table:table-cell>
          <table:table-cell table:number-columns-repeated="3" office:value-type="string">
            <text:p>123h</text:p>
          </table:table-cell>
        </table:table-row>
        <table:table-row table:style-name="ro1">
          <table:table-cell office:value-type="string">
            <text:p>124h</text:p>
          </table:table-cell>
          <table:table-cell office:value-type="string">
            <text:p><text:s/>"D:\\dat\\avatar\\partsobj\\cos091.tpr"</text:p>
          </table:table-cell>
          <table:table-cell table:number-columns-repeated="3" office:value-type="string">
            <text:p>124h</text:p>
          </table:table-cell>
        </table:table-row>
        <table:table-row table:style-name="ro1">
          <table:table-cell office:value-type="string">
            <text:p>125h</text:p>
          </table:table-cell>
          <table:table-cell office:value-type="string">
            <text:p><text:s/>"D:\\dat\\avatar\\partsobj\\cos092.tpr"</text:p>
          </table:table-cell>
          <table:table-cell table:number-columns-repeated="3" office:value-type="string">
            <text:p>125h</text:p>
          </table:table-cell>
        </table:table-row>
        <table:table-row table:style-name="ro1">
          <table:table-cell office:value-type="string">
            <text:p>126h</text:p>
          </table:table-cell>
          <table:table-cell office:value-type="string">
            <text:p><text:s/>"D:\\dat\\avatar\\partsobj\\cos093.tpr"</text:p>
          </table:table-cell>
          <table:table-cell table:number-columns-repeated="3" office:value-type="string">
            <text:p>126h</text:p>
          </table:table-cell>
        </table:table-row>
        <table:table-row table:style-name="ro1">
          <table:table-cell office:value-type="string">
            <text:p>127h</text:p>
          </table:table-cell>
          <table:table-cell office:value-type="string">
            <text:p><text:s/>"D:\\dat\\avatar\\partsobj\\cos094.tpr"</text:p>
          </table:table-cell>
          <table:table-cell table:number-columns-repeated="3" office:value-type="string">
            <text:p>127h</text:p>
          </table:table-cell>
        </table:table-row>
        <table:table-row table:style-name="ro1">
          <table:table-cell office:value-type="string">
            <text:p>128h</text:p>
          </table:table-cell>
          <table:table-cell office:value-type="string">
            <text:p><text:s/>"D:\\dat\\avatar\\partsobj\\cos095.tpr"</text:p>
          </table:table-cell>
          <table:table-cell table:number-columns-repeated="3" office:value-type="string">
            <text:p>128h</text:p>
          </table:table-cell>
        </table:table-row>
        <table:table-row table:style-name="ro1">
          <table:table-cell office:value-type="string">
            <text:p>129h</text:p>
          </table:table-cell>
          <table:table-cell office:value-type="string">
            <text:p><text:s/>"D:\\dat\\avatar\\partsobj\\cos096.tpr"</text:p>
          </table:table-cell>
          <table:table-cell table:number-columns-repeated="3" office:value-type="string">
            <text:p>129h</text:p>
          </table:table-cell>
        </table:table-row>
        <table:table-row table:style-name="ro1">
          <table:table-cell office:value-type="string">
            <text:p>12Ah</text:p>
          </table:table-cell>
          <table:table-cell office:value-type="string">
            <text:p><text:s/>"D:\\dat\\avatar\\partsobj\\cos097.tpr"</text:p>
          </table:table-cell>
          <table:table-cell table:number-columns-repeated="3" office:value-type="string">
            <text:p>12Ah</text:p>
          </table:table-cell>
        </table:table-row>
        <table:table-row table:style-name="ro1">
          <table:table-cell office:value-type="string">
            <text:p>12Bh</text:p>
          </table:table-cell>
          <table:table-cell office:value-type="string">
            <text:p><text:s/>"D:\\dat\\avatar\\partsobj\\cos098.tpr"</text:p>
          </table:table-cell>
          <table:table-cell table:number-columns-repeated="3" office:value-type="string">
            <text:p>12Bh</text:p>
          </table:table-cell>
        </table:table-row>
        <table:table-row table:style-name="ro1">
          <table:table-cell office:value-type="string">
            <text:p>12Ch</text:p>
          </table:table-cell>
          <table:table-cell office:value-type="string">
            <text:p><text:s/>"D:\\dat\\avatar\\partsobj\\cos099.tpr"</text:p>
          </table:table-cell>
          <table:table-cell table:number-columns-repeated="3" office:value-type="string">
            <text:p>12Ch</text:p>
          </table:table-cell>
        </table:table-row>
        <table:table-row table:style-name="ro1">
          <table:table-cell office:value-type="string">
            <text:p>12Dh</text:p>
          </table:table-cell>
          <table:table-cell office:value-type="string">
            <text:p><text:s/>"D:\\dat\\avatar\\partsobj\\cos100.tpr"</text:p>
          </table:table-cell>
          <table:table-cell table:number-columns-repeated="3" office:value-type="string">
            <text:p>12Dh</text:p>
          </table:table-cell>
        </table:table-row>
        <table:table-row table:style-name="ro1">
          <table:table-cell office:value-type="string">
            <text:p>12Eh</text:p>
          </table:table-cell>
          <table:table-cell office:value-type="string">
            <text:p><text:s/>"D:\\dat\\avatar\\partsobj\\cos101.tpr"</text:p>
          </table:table-cell>
          <table:table-cell table:number-columns-repeated="3" office:value-type="string">
            <text:p>12Eh</text:p>
          </table:table-cell>
        </table:table-row>
        <table:table-row table:style-name="ro1">
          <table:table-cell office:value-type="string">
            <text:p>12Fh</text:p>
          </table:table-cell>
          <table:table-cell office:value-type="string">
            <text:p><text:s/>"D:\\dat\\avatar\\partsobj\\cos102.tpr"</text:p>
          </table:table-cell>
          <table:table-cell table:number-columns-repeated="3" office:value-type="string">
            <text:p>12Fh</text:p>
          </table:table-cell>
        </table:table-row>
        <table:table-row table:style-name="ro1">
          <table:table-cell office:value-type="string">
            <text:p>130h</text:p>
          </table:table-cell>
          <table:table-cell office:value-type="string">
            <text:p><text:s/>"D:\\dat\\avatar\\partsobj\\cos103.tpr"</text:p>
          </table:table-cell>
          <table:table-cell table:number-columns-repeated="3" office:value-type="string">
            <text:p>130h</text:p>
          </table:table-cell>
        </table:table-row>
        <table:table-row table:style-name="ro1">
          <table:table-cell office:value-type="string">
            <text:p>131h</text:p>
          </table:table-cell>
          <table:table-cell office:value-type="string">
            <text:p><text:s/>"D:\\dat\\avatar\\partsobj\\cos104.tpr"</text:p>
          </table:table-cell>
          <table:table-cell table:number-columns-repeated="3" office:value-type="string">
            <text:p>131h</text:p>
          </table:table-cell>
        </table:table-row>
        <table:table-row table:style-name="ro1">
          <table:table-cell office:value-type="string">
            <text:p>132h</text:p>
          </table:table-cell>
          <table:table-cell office:value-type="string">
            <text:p><text:s/>"D:\\dat\\avatar\\partsobj\\cos105.tpr"</text:p>
          </table:table-cell>
          <table:table-cell table:number-columns-repeated="3" office:value-type="string">
            <text:p>132h</text:p>
          </table:table-cell>
        </table:table-row>
        <table:table-row table:style-name="ro1">
          <table:table-cell office:value-type="string">
            <text:p>133h</text:p>
          </table:table-cell>
          <table:table-cell office:value-type="string">
            <text:p><text:s/>"D:\\dat\\avatar\\partsobj\\cos106.tpr"</text:p>
          </table:table-cell>
          <table:table-cell table:number-columns-repeated="3" office:value-type="string">
            <text:p>133h</text:p>
          </table:table-cell>
        </table:table-row>
        <table:table-row table:style-name="ro1">
          <table:table-cell office:value-type="string">
            <text:p>134h</text:p>
          </table:table-cell>
          <table:table-cell office:value-type="string">
            <text:p><text:s/>"D:\\dat\\avatar\\partsobj\\cos107.tpr"</text:p>
          </table:table-cell>
          <table:table-cell table:number-columns-repeated="3" office:value-type="string">
            <text:p>134h</text:p>
          </table:table-cell>
        </table:table-row>
        <table:table-row table:style-name="ro1">
          <table:table-cell office:value-type="string">
            <text:p>135h</text:p>
          </table:table-cell>
          <table:table-cell office:value-type="string">
            <text:p><text:s/>"D:\\dat\\avatar\\partsobj\\cos108.tpr"</text:p>
          </table:table-cell>
          <table:table-cell table:number-columns-repeated="3" office:value-type="string">
            <text:p>135h</text:p>
          </table:table-cell>
        </table:table-row>
        <table:table-row table:style-name="ro1">
          <table:table-cell office:value-type="string">
            <text:p>136h</text:p>
          </table:table-cell>
          <table:table-cell office:value-type="string">
            <text:p><text:s/>"D:\\dat\\avatar\\partsobj\\cos109.tpr"</text:p>
          </table:table-cell>
          <table:table-cell table:number-columns-repeated="3" office:value-type="string">
            <text:p>136h</text:p>
          </table:table-cell>
        </table:table-row>
        <table:table-row table:style-name="ro1">
          <table:table-cell office:value-type="string">
            <text:p>137h</text:p>
          </table:table-cell>
          <table:table-cell office:value-type="string">
            <text:p><text:s/>"D:\\dat\\avatar\\partsobj\\cos110.tpr"</text:p>
          </table:table-cell>
          <table:table-cell table:number-columns-repeated="3" office:value-type="string">
            <text:p>137h</text:p>
          </table:table-cell>
        </table:table-row>
        <table:table-row table:style-name="ro1">
          <table:table-cell office:value-type="string">
            <text:p>138h</text:p>
          </table:table-cell>
          <table:table-cell office:value-type="string">
            <text:p><text:s/>"D:\\dat\\avatar\\partsobj\\acs000.tpr"</text:p>
          </table:table-cell>
          <table:table-cell table:number-columns-repeated="3" office:value-type="string">
            <text:p>138h</text:p>
          </table:table-cell>
        </table:table-row>
        <table:table-row table:style-name="ro1">
          <table:table-cell office:value-type="string">
            <text:p>139h</text:p>
          </table:table-cell>
          <table:table-cell office:value-type="string">
            <text:p><text:s/>"D:\\dat\\avatar\\partsobj\\acs001.tpr"</text:p>
          </table:table-cell>
          <table:table-cell table:number-columns-repeated="3" office:value-type="string">
            <text:p>139h</text:p>
          </table:table-cell>
        </table:table-row>
        <table:table-row table:style-name="ro1">
          <table:table-cell office:value-type="string">
            <text:p>13Ah</text:p>
          </table:table-cell>
          <table:table-cell office:value-type="string">
            <text:p><text:s/>"D:\\dat\\avatar\\partsobj\\acs002.tpr"</text:p>
          </table:table-cell>
          <table:table-cell table:number-columns-repeated="3" office:value-type="string">
            <text:p>13Ah</text:p>
          </table:table-cell>
        </table:table-row>
        <table:table-row table:style-name="ro1">
          <table:table-cell office:value-type="string">
            <text:p>13Bh</text:p>
          </table:table-cell>
          <table:table-cell office:value-type="string">
            <text:p><text:s/>"D:\\dat\\avatar\\partsobj\\acs003.tpr"</text:p>
          </table:table-cell>
          <table:table-cell table:number-columns-repeated="3" office:value-type="string">
            <text:p>13Bh</text:p>
          </table:table-cell>
        </table:table-row>
        <table:table-row table:style-name="ro1">
          <table:table-cell office:value-type="string">
            <text:p>13Ch</text:p>
          </table:table-cell>
          <table:table-cell office:value-type="string">
            <text:p><text:s/>"D:\\dat\\avatar\\partsobj\\acs004.tpr"</text:p>
          </table:table-cell>
          <table:table-cell table:number-columns-repeated="3" office:value-type="string">
            <text:p>13Ch</text:p>
          </table:table-cell>
        </table:table-row>
        <table:table-row table:style-name="ro1">
          <table:table-cell office:value-type="string">
            <text:p>13Dh</text:p>
          </table:table-cell>
          <table:table-cell office:value-type="string">
            <text:p><text:s/>"D:\\dat\\avatar\\partsobj\\acs005.tpr"</text:p>
          </table:table-cell>
          <table:table-cell table:number-columns-repeated="3" office:value-type="string">
            <text:p>13Dh</text:p>
          </table:table-cell>
        </table:table-row>
        <table:table-row table:style-name="ro1">
          <table:table-cell office:value-type="string">
            <text:p>13Eh</text:p>
          </table:table-cell>
          <table:table-cell office:value-type="string">
            <text:p><text:s/>"D:\\dat\\avatar\\partsobj\\acs006.tpr"</text:p>
          </table:table-cell>
          <table:table-cell table:number-columns-repeated="3" office:value-type="string">
            <text:p>13Eh</text:p>
          </table:table-cell>
        </table:table-row>
        <table:table-row table:style-name="ro1">
          <table:table-cell office:value-type="string">
            <text:p>13Fh</text:p>
          </table:table-cell>
          <table:table-cell office:value-type="string">
            <text:p><text:s/>"D:\\dat\\avatar\\partsobj\\acs007.tpr"</text:p>
          </table:table-cell>
          <table:table-cell table:number-columns-repeated="3" office:value-type="string">
            <text:p>13Fh</text:p>
          </table:table-cell>
        </table:table-row>
        <table:table-row table:style-name="ro1">
          <table:table-cell office:value-type="string">
            <text:p>140h</text:p>
          </table:table-cell>
          <table:table-cell office:value-type="string">
            <text:p><text:s/>"D:\\dat\\avatar\\partsobj\\acs008.tpr"</text:p>
          </table:table-cell>
          <table:table-cell table:number-columns-repeated="3" office:value-type="string">
            <text:p>140h</text:p>
          </table:table-cell>
        </table:table-row>
        <table:table-row table:style-name="ro1">
          <table:table-cell office:value-type="string">
            <text:p>141h</text:p>
          </table:table-cell>
          <table:table-cell office:value-type="string">
            <text:p><text:s/>"D:\\dat\\avatar\\partsobj\\acs009.tpr"</text:p>
          </table:table-cell>
          <table:table-cell table:number-columns-repeated="3" office:value-type="string">
            <text:p>141h</text:p>
          </table:table-cell>
        </table:table-row>
        <table:table-row table:style-name="ro1">
          <table:table-cell office:value-type="string">
            <text:p>142h</text:p>
          </table:table-cell>
          <table:table-cell office:value-type="string">
            <text:p><text:s/>"D:\\dat\\avatar\\partsobj\\acs010.tpr"</text:p>
          </table:table-cell>
          <table:table-cell table:number-columns-repeated="3" office:value-type="string">
            <text:p>142h</text:p>
          </table:table-cell>
        </table:table-row>
        <table:table-row table:style-name="ro1">
          <table:table-cell office:value-type="string">
            <text:p>143h</text:p>
          </table:table-cell>
          <table:table-cell office:value-type="string">
            <text:p><text:s/>"D:\\dat\\avatar\\partsobj\\acs011.tpr"</text:p>
          </table:table-cell>
          <table:table-cell table:number-columns-repeated="3" office:value-type="string">
            <text:p>143h</text:p>
          </table:table-cell>
        </table:table-row>
        <table:table-row table:style-name="ro1">
          <table:table-cell office:value-type="string">
            <text:p>144h</text:p>
          </table:table-cell>
          <table:table-cell office:value-type="string">
            <text:p><text:s/>"D:\\dat\\avatar\\partsobj\\acs012.tpr"</text:p>
          </table:table-cell>
          <table:table-cell table:number-columns-repeated="3" office:value-type="string">
            <text:p>144h</text:p>
          </table:table-cell>
        </table:table-row>
        <table:table-row table:style-name="ro1">
          <table:table-cell office:value-type="string">
            <text:p>145h</text:p>
          </table:table-cell>
          <table:table-cell office:value-type="string">
            <text:p><text:s/>"D:\\dat\\avatar\\partsobj\\acs013.tpr"</text:p>
          </table:table-cell>
          <table:table-cell table:number-columns-repeated="3" office:value-type="string">
            <text:p>145h</text:p>
          </table:table-cell>
        </table:table-row>
        <table:table-row table:style-name="ro1">
          <table:table-cell office:value-type="string">
            <text:p>146h</text:p>
          </table:table-cell>
          <table:table-cell office:value-type="string">
            <text:p><text:s/>"D:\\dat\\avatar\\partsobj\\acs014.tpr"</text:p>
          </table:table-cell>
          <table:table-cell table:number-columns-repeated="3" office:value-type="string">
            <text:p>146h</text:p>
          </table:table-cell>
        </table:table-row>
        <table:table-row table:style-name="ro1">
          <table:table-cell office:value-type="string">
            <text:p>147h</text:p>
          </table:table-cell>
          <table:table-cell office:value-type="string">
            <text:p><text:s/>"D:\\dat\\avatar\\partsobj\\acs015.tpr"</text:p>
          </table:table-cell>
          <table:table-cell table:number-columns-repeated="3" office:value-type="string">
            <text:p>147h</text:p>
          </table:table-cell>
        </table:table-row>
        <table:table-row table:style-name="ro1">
          <table:table-cell office:value-type="string">
            <text:p>148h</text:p>
          </table:table-cell>
          <table:table-cell office:value-type="string">
            <text:p><text:s/>"D:\\dat\\avatar\\partsobj\\acs016.tpr"</text:p>
          </table:table-cell>
          <table:table-cell table:number-columns-repeated="3" office:value-type="string">
            <text:p>148h</text:p>
          </table:table-cell>
        </table:table-row>
        <table:table-row table:style-name="ro1">
          <table:table-cell office:value-type="string">
            <text:p>149h</text:p>
          </table:table-cell>
          <table:table-cell office:value-type="string">
            <text:p><text:s/>"D:\\dat\\avatar\\partsobj\\acs017.tpr"</text:p>
          </table:table-cell>
          <table:table-cell table:number-columns-repeated="3" office:value-type="string">
            <text:p>149h</text:p>
          </table:table-cell>
        </table:table-row>
        <table:table-row table:style-name="ro1">
          <table:table-cell office:value-type="string">
            <text:p>14Ah</text:p>
          </table:table-cell>
          <table:table-cell office:value-type="string">
            <text:p><text:s/>"D:\\dat\\avatar\\partsobj\\acs018.tpr"</text:p>
          </table:table-cell>
          <table:table-cell table:number-columns-repeated="3" office:value-type="string">
            <text:p>14Ah</text:p>
          </table:table-cell>
        </table:table-row>
        <table:table-row table:style-name="ro1">
          <table:table-cell office:value-type="string">
            <text:p>14Bh</text:p>
          </table:table-cell>
          <table:table-cell office:value-type="string">
            <text:p><text:s/>"D:\\dat\\avatar\\partsobj\\acs019.tpr"</text:p>
          </table:table-cell>
          <table:table-cell table:number-columns-repeated="3" office:value-type="string">
            <text:p>14Bh</text:p>
          </table:table-cell>
        </table:table-row>
        <table:table-row table:style-name="ro1">
          <table:table-cell office:value-type="string">
            <text:p>14Ch</text:p>
          </table:table-cell>
          <table:table-cell office:value-type="string">
            <text:p><text:s/>"D:\\dat\\avatar\\partsobj\\acs020.tpr"</text:p>
          </table:table-cell>
          <table:table-cell table:number-columns-repeated="3" office:value-type="string">
            <text:p>14Ch</text:p>
          </table:table-cell>
        </table:table-row>
        <table:table-row table:style-name="ro1">
          <table:table-cell office:value-type="string">
            <text:p>14Dh</text:p>
          </table:table-cell>
          <table:table-cell office:value-type="string">
            <text:p><text:s/>"D:\\dat\\avatar\\partsobj\\acs021.tpr"</text:p>
          </table:table-cell>
          <table:table-cell table:number-columns-repeated="3" office:value-type="string">
            <text:p>14Dh</text:p>
          </table:table-cell>
        </table:table-row>
        <table:table-row table:style-name="ro1">
          <table:table-cell office:value-type="string">
            <text:p>14Eh</text:p>
          </table:table-cell>
          <table:table-cell office:value-type="string">
            <text:p><text:s/>"D:\\dat\\avatar\\partsobj\\acs022.tpr"</text:p>
          </table:table-cell>
          <table:table-cell table:number-columns-repeated="3" office:value-type="string">
            <text:p>14Eh</text:p>
          </table:table-cell>
        </table:table-row>
        <table:table-row table:style-name="ro1">
          <table:table-cell office:value-type="string">
            <text:p>14Fh</text:p>
          </table:table-cell>
          <table:table-cell office:value-type="string">
            <text:p><text:s/>"D:\\dat\\avatar\\partsobj\\acs023.tpr"</text:p>
          </table:table-cell>
          <table:table-cell table:number-columns-repeated="3" office:value-type="string">
            <text:p>14Fh</text:p>
          </table:table-cell>
        </table:table-row>
        <table:table-row table:style-name="ro1">
          <table:table-cell office:value-type="string">
            <text:p>150h</text:p>
          </table:table-cell>
          <table:table-cell office:value-type="string">
            <text:p><text:s/>"D:\\dat\\avatar\\partsobj\\acs024.tpr"</text:p>
          </table:table-cell>
          <table:table-cell table:number-columns-repeated="3" office:value-type="string">
            <text:p>150h</text:p>
          </table:table-cell>
        </table:table-row>
        <table:table-row table:style-name="ro1">
          <table:table-cell office:value-type="string">
            <text:p>151h</text:p>
          </table:table-cell>
          <table:table-cell office:value-type="string">
            <text:p><text:s/>"D:\\dat\\avatar\\partsobj\\acs025.tpr"</text:p>
          </table:table-cell>
          <table:table-cell table:number-columns-repeated="3" office:value-type="string">
            <text:p>151h</text:p>
          </table:table-cell>
        </table:table-row>
        <table:table-row table:style-name="ro1">
          <table:table-cell office:value-type="string">
            <text:p>152h</text:p>
          </table:table-cell>
          <table:table-cell office:value-type="string">
            <text:p><text:s/>"D:\\dat\\avatar\\partsobj\\acs026.tpr"</text:p>
          </table:table-cell>
          <table:table-cell table:number-columns-repeated="3" office:value-type="string">
            <text:p>152h</text:p>
          </table:table-cell>
        </table:table-row>
        <table:table-row table:style-name="ro1">
          <table:table-cell office:value-type="string">
            <text:p>153h</text:p>
          </table:table-cell>
          <table:table-cell office:value-type="string">
            <text:p><text:s/>"D:\\dat\\avatar\\partsobj\\acs027.tpr"</text:p>
          </table:table-cell>
          <table:table-cell table:number-columns-repeated="3" office:value-type="string">
            <text:p>153h</text:p>
          </table:table-cell>
        </table:table-row>
        <table:table-row table:style-name="ro1">
          <table:table-cell office:value-type="string">
            <text:p>154h</text:p>
          </table:table-cell>
          <table:table-cell office:value-type="string">
            <text:p><text:s/>"D:\\dat\\avatar\\partsobj\\acs028.tpr"</text:p>
          </table:table-cell>
          <table:table-cell table:number-columns-repeated="3" office:value-type="string">
            <text:p>154h</text:p>
          </table:table-cell>
        </table:table-row>
        <table:table-row table:style-name="ro1">
          <table:table-cell office:value-type="string">
            <text:p>155h</text:p>
          </table:table-cell>
          <table:table-cell office:value-type="string">
            <text:p><text:s/>"D:\\dat\\avatar\\partsobj\\acs029.tpr"</text:p>
          </table:table-cell>
          <table:table-cell table:number-columns-repeated="3" office:value-type="string">
            <text:p>155h</text:p>
          </table:table-cell>
        </table:table-row>
        <table:table-row table:style-name="ro1">
          <table:table-cell office:value-type="string">
            <text:p>156h</text:p>
          </table:table-cell>
          <table:table-cell office:value-type="string">
            <text:p><text:s/>"D:\\dat\\avatar\\partsobj\\acs030.tpr"</text:p>
          </table:table-cell>
          <table:table-cell table:number-columns-repeated="3" office:value-type="string">
            <text:p>156h</text:p>
          </table:table-cell>
        </table:table-row>
        <table:table-row table:style-name="ro1">
          <table:table-cell office:value-type="string">
            <text:p>157h</text:p>
          </table:table-cell>
          <table:table-cell office:value-type="string">
            <text:p><text:s/>"D:\\dat\\avatar\\partsobj\\acs031.tpr"</text:p>
          </table:table-cell>
          <table:table-cell table:number-columns-repeated="3" office:value-type="string">
            <text:p>157h</text:p>
          </table:table-cell>
        </table:table-row>
        <table:table-row table:style-name="ro1">
          <table:table-cell office:value-type="string">
            <text:p>158h</text:p>
          </table:table-cell>
          <table:table-cell office:value-type="string">
            <text:p><text:s/>"D:\\dat\\avatar\\partsobj\\acs032.tpr"</text:p>
          </table:table-cell>
          <table:table-cell table:number-columns-repeated="3" office:value-type="string">
            <text:p>158h</text:p>
          </table:table-cell>
        </table:table-row>
        <table:table-row table:style-name="ro1">
          <table:table-cell office:value-type="string">
            <text:p>159h</text:p>
          </table:table-cell>
          <table:table-cell office:value-type="string">
            <text:p><text:s/>"D:\\dat\\avatar\\partsobj\\acs033.tpr"</text:p>
          </table:table-cell>
          <table:table-cell table:number-columns-repeated="3" office:value-type="string">
            <text:p>159h</text:p>
          </table:table-cell>
        </table:table-row>
        <table:table-row table:style-name="ro1">
          <table:table-cell office:value-type="string">
            <text:p>15Ah</text:p>
          </table:table-cell>
          <table:table-cell office:value-type="string">
            <text:p><text:s/>"D:\\dat\\avatar\\partsobj\\acs034.tpr"</text:p>
          </table:table-cell>
          <table:table-cell table:number-columns-repeated="3" office:value-type="string">
            <text:p>15Ah</text:p>
          </table:table-cell>
        </table:table-row>
        <table:table-row table:style-name="ro1">
          <table:table-cell office:value-type="string">
            <text:p>15Bh</text:p>
          </table:table-cell>
          <table:table-cell office:value-type="string">
            <text:p><text:s/>"D:\\dat\\avatar\\partsobj\\acs035.tpr"</text:p>
          </table:table-cell>
          <table:table-cell table:number-columns-repeated="3" office:value-type="string">
            <text:p>15Bh</text:p>
          </table:table-cell>
        </table:table-row>
        <table:table-row table:style-name="ro1">
          <table:table-cell office:value-type="string">
            <text:p>15Ch</text:p>
          </table:table-cell>
          <table:table-cell office:value-type="string">
            <text:p><text:s/>"D:\\dat\\avatar\\partsobj\\acs036.tpr"</text:p>
          </table:table-cell>
          <table:table-cell table:number-columns-repeated="3" office:value-type="string">
            <text:p>15Ch</text:p>
          </table:table-cell>
        </table:table-row>
        <table:table-row table:style-name="ro1">
          <table:table-cell office:value-type="string">
            <text:p>15Dh</text:p>
          </table:table-cell>
          <table:table-cell office:value-type="string">
            <text:p><text:s/>"D:\\dat\\avatar\\partsobj\\acs037.tpr"</text:p>
          </table:table-cell>
          <table:table-cell table:number-columns-repeated="3" office:value-type="string">
            <text:p>15Dh</text:p>
          </table:table-cell>
        </table:table-row>
        <table:table-row table:style-name="ro1">
          <table:table-cell office:value-type="string">
            <text:p>15Eh</text:p>
          </table:table-cell>
          <table:table-cell office:value-type="string">
            <text:p><text:s/>"D:\\dat\\avatar\\partsobj\\acs038.tpr"</text:p>
          </table:table-cell>
          <table:table-cell table:number-columns-repeated="3" office:value-type="string">
            <text:p>15Eh</text:p>
          </table:table-cell>
        </table:table-row>
        <table:table-row table:style-name="ro1">
          <table:table-cell office:value-type="string">
            <text:p>15Fh</text:p>
          </table:table-cell>
          <table:table-cell office:value-type="string">
            <text:p><text:s/>"D:\\dat\\avatar\\partsobj\\acs039.tpr"</text:p>
          </table:table-cell>
          <table:table-cell table:number-columns-repeated="3" office:value-type="string">
            <text:p>15Fh</text:p>
          </table:table-cell>
        </table:table-row>
        <table:table-row table:style-name="ro1">
          <table:table-cell office:value-type="string">
            <text:p>160h</text:p>
          </table:table-cell>
          <table:table-cell office:value-type="string">
            <text:p><text:s/>"D:\\dat\\avatar\\partsobj\\acs040.tpr"</text:p>
          </table:table-cell>
          <table:table-cell table:number-columns-repeated="3" office:value-type="string">
            <text:p>160h</text:p>
          </table:table-cell>
        </table:table-row>
        <table:table-row table:style-name="ro1">
          <table:table-cell office:value-type="string">
            <text:p>161h</text:p>
          </table:table-cell>
          <table:table-cell office:value-type="string">
            <text:p><text:s/>"D:\\dat\\avatar\\partsobj\\acs041.tpr"</text:p>
          </table:table-cell>
          <table:table-cell table:number-columns-repeated="3" office:value-type="string">
            <text:p>161h</text:p>
          </table:table-cell>
        </table:table-row>
        <table:table-row table:style-name="ro1">
          <table:table-cell office:value-type="string">
            <text:p>162h</text:p>
          </table:table-cell>
          <table:table-cell office:value-type="string">
            <text:p><text:s/>"D:\\dat\\avatar\\partsobj\\acs042.tpr"</text:p>
          </table:table-cell>
          <table:table-cell table:number-columns-repeated="3" office:value-type="string">
            <text:p>162h</text:p>
          </table:table-cell>
        </table:table-row>
        <table:table-row table:style-name="ro1">
          <table:table-cell office:value-type="string">
            <text:p>163h</text:p>
          </table:table-cell>
          <table:table-cell office:value-type="string">
            <text:p><text:s/>"D:\\dat\\avatar\\partsobj\\acs043.tpr"</text:p>
          </table:table-cell>
          <table:table-cell table:number-columns-repeated="3" office:value-type="string">
            <text:p>163h</text:p>
          </table:table-cell>
        </table:table-row>
        <table:table-row table:style-name="ro1">
          <table:table-cell office:value-type="string">
            <text:p>164h</text:p>
          </table:table-cell>
          <table:table-cell office:value-type="string">
            <text:p><text:s/>"D:\\dat\\avatar\\partsobj\\acs044.tpr"</text:p>
          </table:table-cell>
          <table:table-cell table:number-columns-repeated="3" office:value-type="string">
            <text:p>164h</text:p>
          </table:table-cell>
        </table:table-row>
        <table:table-row table:style-name="ro1">
          <table:table-cell office:value-type="string">
            <text:p>165h</text:p>
          </table:table-cell>
          <table:table-cell office:value-type="string">
            <text:p><text:s/>"D:\\dat\\avatar\\partsobj\\acs045.tpr"</text:p>
          </table:table-cell>
          <table:table-cell table:number-columns-repeated="3" office:value-type="string">
            <text:p>165h</text:p>
          </table:table-cell>
        </table:table-row>
        <table:table-row table:style-name="ro1">
          <table:table-cell office:value-type="string">
            <text:p>166h</text:p>
          </table:table-cell>
          <table:table-cell office:value-type="string">
            <text:p><text:s/>"D:\\dat\\avatar\\partsobj\\acs046.tpr"</text:p>
          </table:table-cell>
          <table:table-cell table:number-columns-repeated="3" office:value-type="string">
            <text:p>166h</text:p>
          </table:table-cell>
        </table:table-row>
        <table:table-row table:style-name="ro1">
          <table:table-cell office:value-type="string">
            <text:p>167h</text:p>
          </table:table-cell>
          <table:table-cell office:value-type="string">
            <text:p><text:s/>"D:\\dat\\avatar\\partsobj\\acs047.tpr"</text:p>
          </table:table-cell>
          <table:table-cell table:number-columns-repeated="3" office:value-type="string">
            <text:p>167h</text:p>
          </table:table-cell>
        </table:table-row>
        <table:table-row table:style-name="ro1">
          <table:table-cell office:value-type="string">
            <text:p>168h</text:p>
          </table:table-cell>
          <table:table-cell office:value-type="string">
            <text:p><text:s/>"D:\\dat\\avatar\\partsobj\\acs048.tpr"</text:p>
          </table:table-cell>
          <table:table-cell table:number-columns-repeated="3" office:value-type="string">
            <text:p>168h</text:p>
          </table:table-cell>
        </table:table-row>
        <table:table-row table:style-name="ro1">
          <table:table-cell office:value-type="string">
            <text:p>169h</text:p>
          </table:table-cell>
          <table:table-cell office:value-type="string">
            <text:p><text:s/>"D:\\dat\\avatar\\partsobj\\acs049.tpr"</text:p>
          </table:table-cell>
          <table:table-cell table:number-columns-repeated="3" office:value-type="string">
            <text:p>169h</text:p>
          </table:table-cell>
        </table:table-row>
        <table:table-row table:style-name="ro1">
          <table:table-cell office:value-type="string">
            <text:p>16Ah</text:p>
          </table:table-cell>
          <table:table-cell office:value-type="string">
            <text:p><text:s/>"D:\\dat\\avatar\\partsobj\\acs050.tpr"</text:p>
          </table:table-cell>
          <table:table-cell table:number-columns-repeated="3" office:value-type="string">
            <text:p>16Ah</text:p>
          </table:table-cell>
        </table:table-row>
        <table:table-row table:style-name="ro1">
          <table:table-cell office:value-type="string">
            <text:p>16Bh</text:p>
          </table:table-cell>
          <table:table-cell office:value-type="string">
            <text:p><text:s/>"D:\\dat\\avatar\\partsobj\\acs051.tpr"</text:p>
          </table:table-cell>
          <table:table-cell table:number-columns-repeated="3" office:value-type="string">
            <text:p>16Bh</text:p>
          </table:table-cell>
        </table:table-row>
        <table:table-row table:style-name="ro1">
          <table:table-cell office:value-type="string">
            <text:p>16Ch</text:p>
          </table:table-cell>
          <table:table-cell office:value-type="string">
            <text:p><text:s/>"D:\\dat\\avatar\\partsobj\\acs052.tpr"</text:p>
          </table:table-cell>
          <table:table-cell table:number-columns-repeated="3" office:value-type="string">
            <text:p>16Ch</text:p>
          </table:table-cell>
        </table:table-row>
        <table:table-row table:style-name="ro1">
          <table:table-cell office:value-type="string">
            <text:p>16Dh</text:p>
          </table:table-cell>
          <table:table-cell office:value-type="string">
            <text:p><text:s/>"D:\\dat\\avatar\\partsobj\\acs053.tpr"</text:p>
          </table:table-cell>
          <table:table-cell table:number-columns-repeated="3" office:value-type="string">
            <text:p>16Dh</text:p>
          </table:table-cell>
        </table:table-row>
        <table:table-row table:style-name="ro1">
          <table:table-cell office:value-type="string">
            <text:p>16Eh</text:p>
          </table:table-cell>
          <table:table-cell office:value-type="string">
            <text:p><text:s/>"D:\\dat\\avatar\\partsobj\\acs054.tpr"</text:p>
          </table:table-cell>
          <table:table-cell table:number-columns-repeated="3" office:value-type="string">
            <text:p>16Eh</text:p>
          </table:table-cell>
        </table:table-row>
        <table:table-row table:style-name="ro1">
          <table:table-cell office:value-type="string">
            <text:p>16Fh</text:p>
          </table:table-cell>
          <table:table-cell office:value-type="string">
            <text:p><text:s/>"D:\\dat\\avatar\\partsobj\\acs055.tpr"</text:p>
          </table:table-cell>
          <table:table-cell table:number-columns-repeated="3" office:value-type="string">
            <text:p>16Fh</text:p>
          </table:table-cell>
        </table:table-row>
        <table:table-row table:style-name="ro1">
          <table:table-cell office:value-type="string">
            <text:p>170h</text:p>
          </table:table-cell>
          <table:table-cell office:value-type="string">
            <text:p><text:s/>"D:\\dat\\avatar\\partsobj\\acs056.tpr"</text:p>
          </table:table-cell>
          <table:table-cell table:number-columns-repeated="3" office:value-type="string">
            <text:p>170h</text:p>
          </table:table-cell>
        </table:table-row>
        <table:table-row table:style-name="ro1">
          <table:table-cell office:value-type="string">
            <text:p>171h</text:p>
          </table:table-cell>
          <table:table-cell office:value-type="string">
            <text:p><text:s/>"D:\\dat\\avatar\\partsobj\\acs057.tpr"</text:p>
          </table:table-cell>
          <table:table-cell table:number-columns-repeated="3" office:value-type="string">
            <text:p>171h</text:p>
          </table:table-cell>
        </table:table-row>
        <table:table-row table:style-name="ro1">
          <table:table-cell office:value-type="string">
            <text:p>172h</text:p>
          </table:table-cell>
          <table:table-cell office:value-type="string">
            <text:p><text:s/>"D:\\dat\\avatar\\partsobj\\acs058.tpr"</text:p>
          </table:table-cell>
          <table:table-cell table:number-columns-repeated="3" office:value-type="string">
            <text:p>172h</text:p>
          </table:table-cell>
        </table:table-row>
        <table:table-row table:style-name="ro1">
          <table:table-cell office:value-type="string">
            <text:p>173h</text:p>
          </table:table-cell>
          <table:table-cell office:value-type="string">
            <text:p><text:s/>"D:\\dat\\avatar\\partsobj\\acs059.tpr"</text:p>
          </table:table-cell>
          <table:table-cell table:number-columns-repeated="3" office:value-type="string">
            <text:p>173h</text:p>
          </table:table-cell>
        </table:table-row>
        <table:table-row table:style-name="ro1">
          <table:table-cell office:value-type="string">
            <text:p>174h</text:p>
          </table:table-cell>
          <table:table-cell office:value-type="string">
            <text:p><text:s/>"D:\\dat\\avatar\\partsobj\\acs060.tpr"</text:p>
          </table:table-cell>
          <table:table-cell table:number-columns-repeated="3" office:value-type="string">
            <text:p>174h</text:p>
          </table:table-cell>
        </table:table-row>
        <table:table-row table:style-name="ro1">
          <table:table-cell office:value-type="string">
            <text:p>175h</text:p>
          </table:table-cell>
          <table:table-cell office:value-type="string">
            <text:p><text:s/>"D:\\dat\\avatar\\partsobj\\acs061.tpr"</text:p>
          </table:table-cell>
          <table:table-cell table:number-columns-repeated="3" office:value-type="string">
            <text:p>175h</text:p>
          </table:table-cell>
        </table:table-row>
        <table:table-row table:style-name="ro1">
          <table:table-cell office:value-type="string">
            <text:p>176h</text:p>
          </table:table-cell>
          <table:table-cell office:value-type="string">
            <text:p><text:s/>"D:\\dat\\avatar\\partsobj\\acs062.tpr"</text:p>
          </table:table-cell>
          <table:table-cell table:number-columns-repeated="3" office:value-type="string">
            <text:p>176h</text:p>
          </table:table-cell>
        </table:table-row>
        <table:table-row table:style-name="ro1">
          <table:table-cell office:value-type="string">
            <text:p>177h</text:p>
          </table:table-cell>
          <table:table-cell office:value-type="string">
            <text:p><text:s/>"D:\\dat\\avatar\\partsobj\\acs063.tpr"</text:p>
          </table:table-cell>
          <table:table-cell table:number-columns-repeated="3" office:value-type="string">
            <text:p>177h</text:p>
          </table:table-cell>
        </table:table-row>
        <table:table-row table:style-name="ro1">
          <table:table-cell office:value-type="string">
            <text:p>178h</text:p>
          </table:table-cell>
          <table:table-cell office:value-type="string">
            <text:p><text:s/>"D:\\dat\\avatar\\partsobj\\acs064.tpr"</text:p>
          </table:table-cell>
          <table:table-cell table:number-columns-repeated="3" office:value-type="string">
            <text:p>178h</text:p>
          </table:table-cell>
        </table:table-row>
        <table:table-row table:style-name="ro1">
          <table:table-cell office:value-type="string">
            <text:p>179h</text:p>
          </table:table-cell>
          <table:table-cell office:value-type="string">
            <text:p><text:s/>"D:\\dat\\avatar\\partsobj\\acs065.tpr"</text:p>
          </table:table-cell>
          <table:table-cell table:number-columns-repeated="3" office:value-type="string">
            <text:p>179h</text:p>
          </table:table-cell>
        </table:table-row>
        <table:table-row table:style-name="ro1">
          <table:table-cell office:value-type="string">
            <text:p>17Ah</text:p>
          </table:table-cell>
          <table:table-cell office:value-type="string">
            <text:p><text:s/>"D:\\dat\\avatar\\partsobj\\acs066.tpr"</text:p>
          </table:table-cell>
          <table:table-cell table:number-columns-repeated="3" office:value-type="string">
            <text:p>17Ah</text:p>
          </table:table-cell>
        </table:table-row>
        <table:table-row table:style-name="ro1">
          <table:table-cell office:value-type="string">
            <text:p>17Bh</text:p>
          </table:table-cell>
          <table:table-cell office:value-type="string">
            <text:p><text:s/>"D:\\dat\\avatar\\partsobj\\acs067.tpr"</text:p>
          </table:table-cell>
          <table:table-cell table:number-columns-repeated="3" office:value-type="string">
            <text:p>17Bh</text:p>
          </table:table-cell>
        </table:table-row>
        <table:table-row table:style-name="ro1">
          <table:table-cell office:value-type="string">
            <text:p>17Ch</text:p>
          </table:table-cell>
          <table:table-cell office:value-type="string">
            <text:p><text:s/>"D:\\dat\\avatar\\partsobj\\acs068.tpr"</text:p>
          </table:table-cell>
          <table:table-cell table:number-columns-repeated="3" office:value-type="string">
            <text:p>17Ch</text:p>
          </table:table-cell>
        </table:table-row>
        <table:table-row table:style-name="ro1">
          <table:table-cell office:value-type="string">
            <text:p>17Dh</text:p>
          </table:table-cell>
          <table:table-cell office:value-type="string">
            <text:p><text:s/>"D:\\dat\\avatar\\partsobj\\acs069.tpr"</text:p>
          </table:table-cell>
          <table:table-cell table:number-columns-repeated="3" office:value-type="string">
            <text:p>17Dh</text:p>
          </table:table-cell>
        </table:table-row>
        <table:table-row table:style-name="ro1">
          <table:table-cell office:value-type="string">
            <text:p>17Eh</text:p>
          </table:table-cell>
          <table:table-cell office:value-type="string">
            <text:p><text:s/>"D:\\dat\\avatar\\partsobj\\acs070.tpr"</text:p>
          </table:table-cell>
          <table:table-cell table:number-columns-repeated="3" office:value-type="string">
            <text:p>17Eh</text:p>
          </table:table-cell>
        </table:table-row>
        <table:table-row table:style-name="ro1">
          <table:table-cell office:value-type="string">
            <text:p>17Fh</text:p>
          </table:table-cell>
          <table:table-cell office:value-type="string">
            <text:p><text:s/>"D:\\dat\\avatar\\partsobj\\acs071.tpr"</text:p>
          </table:table-cell>
          <table:table-cell table:number-columns-repeated="3" office:value-type="string">
            <text:p>17Fh</text:p>
          </table:table-cell>
        </table:table-row>
        <table:table-row table:style-name="ro1">
          <table:table-cell office:value-type="string">
            <text:p>180h</text:p>
          </table:table-cell>
          <table:table-cell office:value-type="string">
            <text:p><text:s/>"D:\\dat\\avatar\\partsobj\\acs072.tpr"</text:p>
          </table:table-cell>
          <table:table-cell table:number-columns-repeated="3" office:value-type="string">
            <text:p>180h</text:p>
          </table:table-cell>
        </table:table-row>
        <table:table-row table:style-name="ro1">
          <table:table-cell office:value-type="string">
            <text:p>181h</text:p>
          </table:table-cell>
          <table:table-cell office:value-type="string">
            <text:p><text:s/>"D:\\dat\\avatar\\partsobj\\acs073.tpr"</text:p>
          </table:table-cell>
          <table:table-cell table:number-columns-repeated="3" office:value-type="string">
            <text:p>181h</text:p>
          </table:table-cell>
        </table:table-row>
        <table:table-row table:style-name="ro1">
          <table:table-cell office:value-type="string">
            <text:p>182h</text:p>
          </table:table-cell>
          <table:table-cell office:value-type="string">
            <text:p><text:s/>"D:\\dat\\avatar\\partsobj\\acs074.tpr"</text:p>
          </table:table-cell>
          <table:table-cell table:number-columns-repeated="3" office:value-type="string">
            <text:p>182h</text:p>
          </table:table-cell>
        </table:table-row>
        <table:table-row table:style-name="ro1">
          <table:table-cell office:value-type="string">
            <text:p>183h</text:p>
          </table:table-cell>
          <table:table-cell office:value-type="string">
            <text:p><text:s/>"D:\\dat\\avatar\\partsobj\\acs075.tpr"</text:p>
          </table:table-cell>
          <table:table-cell table:number-columns-repeated="3" office:value-type="string">
            <text:p>183h</text:p>
          </table:table-cell>
        </table:table-row>
        <table:table-row table:style-name="ro1">
          <table:table-cell office:value-type="string">
            <text:p>184h</text:p>
          </table:table-cell>
          <table:table-cell office:value-type="string">
            <text:p><text:s/>"D:\\dat\\avatar\\partsobj\\acs076.tpr"</text:p>
          </table:table-cell>
          <table:table-cell table:number-columns-repeated="3" office:value-type="string">
            <text:p>184h</text:p>
          </table:table-cell>
        </table:table-row>
        <table:table-row table:style-name="ro1">
          <table:table-cell office:value-type="string">
            <text:p>185h</text:p>
          </table:table-cell>
          <table:table-cell office:value-type="string">
            <text:p><text:s/>"D:\\dat\\avatar\\partsobj\\acs077.tpr"</text:p>
          </table:table-cell>
          <table:table-cell table:number-columns-repeated="3" office:value-type="string">
            <text:p>185h</text:p>
          </table:table-cell>
        </table:table-row>
        <table:table-row table:style-name="ro1">
          <table:table-cell office:value-type="string">
            <text:p>186h</text:p>
          </table:table-cell>
          <table:table-cell office:value-type="string">
            <text:p><text:s/>"D:\\dat\\avatar\\partsobj\\acs078.tpr"</text:p>
          </table:table-cell>
          <table:table-cell table:number-columns-repeated="3" office:value-type="string">
            <text:p>186h</text:p>
          </table:table-cell>
        </table:table-row>
        <table:table-row table:style-name="ro1">
          <table:table-cell office:value-type="string">
            <text:p>187h</text:p>
          </table:table-cell>
          <table:table-cell office:value-type="string">
            <text:p><text:s/>"D:\\dat\\avatar\\partsobj\\acs079.tpr"</text:p>
          </table:table-cell>
          <table:table-cell table:number-columns-repeated="3" office:value-type="string">
            <text:p>187h</text:p>
          </table:table-cell>
        </table:table-row>
        <table:table-row table:style-name="ro1">
          <table:table-cell office:value-type="string">
            <text:p>188h</text:p>
          </table:table-cell>
          <table:table-cell office:value-type="string">
            <text:p><text:s/>"D:\\dat\\avatar\\partsobj\\acs080.tpr"</text:p>
          </table:table-cell>
          <table:table-cell table:number-columns-repeated="3" office:value-type="string">
            <text:p>188h</text:p>
          </table:table-cell>
        </table:table-row>
        <table:table-row table:style-name="ro1">
          <table:table-cell office:value-type="string">
            <text:p>189h</text:p>
          </table:table-cell>
          <table:table-cell office:value-type="string">
            <text:p><text:s/>"D:\\dat\\avatar\\partsobj\\acs081.tpr"</text:p>
          </table:table-cell>
          <table:table-cell table:number-columns-repeated="3" office:value-type="string">
            <text:p>189h</text:p>
          </table:table-cell>
        </table:table-row>
        <table:table-row table:style-name="ro1">
          <table:table-cell office:value-type="string">
            <text:p>18Ah</text:p>
          </table:table-cell>
          <table:table-cell office:value-type="string">
            <text:p><text:s/>"D:\\dat\\avatar\\partsobj\\acs082.tpr"</text:p>
          </table:table-cell>
          <table:table-cell table:number-columns-repeated="3" office:value-type="string">
            <text:p>18Ah</text:p>
          </table:table-cell>
        </table:table-row>
        <table:table-row table:style-name="ro1">
          <table:table-cell office:value-type="string">
            <text:p>18Bh</text:p>
          </table:table-cell>
          <table:table-cell office:value-type="string">
            <text:p><text:s/>"D:\\dat\\avatar\\partsobj\\acs083.tpr"</text:p>
          </table:table-cell>
          <table:table-cell table:number-columns-repeated="3" office:value-type="string">
            <text:p>18Bh</text:p>
          </table:table-cell>
        </table:table-row>
        <table:table-row table:style-name="ro1">
          <table:table-cell office:value-type="string">
            <text:p>18Ch</text:p>
          </table:table-cell>
          <table:table-cell office:value-type="string">
            <text:p><text:s/>"D:\\dat\\avatar\\partstex\\bon00_body.ctb"</text:p>
          </table:table-cell>
          <table:table-cell table:number-columns-repeated="3" office:value-type="string">
            <text:p>18Ch</text:p>
          </table:table-cell>
        </table:table-row>
        <table:table-row table:style-name="ro1">
          <table:table-cell office:value-type="string">
            <text:p>18Dh</text:p>
          </table:table-cell>
          <table:table-cell office:value-type="string">
            <text:p><text:s/>"D:\\dat\\avatar\\partstex\\bon00_fac.ctb"</text:p>
          </table:table-cell>
          <table:table-cell table:number-columns-repeated="3" office:value-type="string">
            <text:p>18Dh</text:p>
          </table:table-cell>
        </table:table-row>
        <table:table-row table:style-name="ro1">
          <table:table-cell office:value-type="string">
            <text:p>18Eh</text:p>
          </table:table-cell>
          <table:table-cell office:value-type="string">
            <text:p><text:s/>"D:\\dat\\avatar\\partstex\\bon01_body.ctb"</text:p>
          </table:table-cell>
          <table:table-cell table:number-columns-repeated="3" office:value-type="string">
            <text:p>18Eh</text:p>
          </table:table-cell>
        </table:table-row>
        <table:table-row table:style-name="ro1">
          <table:table-cell office:value-type="string">
            <text:p>18Fh</text:p>
          </table:table-cell>
          <table:table-cell office:value-type="string">
            <text:p><text:s/>"D:\\dat\\avatar\\partstex\\bon01_fac.ctb"</text:p>
          </table:table-cell>
          <table:table-cell table:number-columns-repeated="3" office:value-type="string">
            <text:p>18Fh</text:p>
          </table:table-cell>
        </table:table-row>
        <table:table-row table:style-name="ro1">
          <table:table-cell office:value-type="string">
            <text:p>190h</text:p>
          </table:table-cell>
          <table:table-cell office:value-type="string">
            <text:p><text:s/>"D:\\dat\\avatar\\partstex\\bon02_body.ctb"</text:p>
          </table:table-cell>
          <table:table-cell table:number-columns-repeated="3" office:value-type="string">
            <text:p>190h</text:p>
          </table:table-cell>
        </table:table-row>
        <table:table-row table:style-name="ro1">
          <table:table-cell office:value-type="string">
            <text:p>191h</text:p>
          </table:table-cell>
          <table:table-cell office:value-type="string">
            <text:p><text:s/>"D:\\dat\\avatar\\partstex\\bon02_fac.ctb"</text:p>
          </table:table-cell>
          <table:table-cell table:number-columns-repeated="3" office:value-type="string">
            <text:p>191h</text:p>
          </table:table-cell>
        </table:table-row>
        <table:table-row table:style-name="ro1">
          <table:table-cell office:value-type="string">
            <text:p>192h</text:p>
          </table:table-cell>
          <table:table-cell office:value-type="string">
            <text:p><text:s/>"D:\\dat\\avatar\\partstex\\bon03_body.ctb"</text:p>
          </table:table-cell>
          <table:table-cell table:number-columns-repeated="3" office:value-type="string">
            <text:p>192h</text:p>
          </table:table-cell>
        </table:table-row>
        <table:table-row table:style-name="ro1">
          <table:table-cell office:value-type="string">
            <text:p>193h</text:p>
          </table:table-cell>
          <table:table-cell office:value-type="string">
            <text:p><text:s/>"D:\\dat\\avatar\\partstex\\bon03_fac.ctb"</text:p>
          </table:table-cell>
          <table:table-cell table:number-columns-repeated="3" office:value-type="string">
            <text:p>193h</text:p>
          </table:table-cell>
        </table:table-row>
        <table:table-row table:style-name="ro1">
          <table:table-cell office:value-type="string">
            <text:p>194h</text:p>
          </table:table-cell>
          <table:table-cell office:value-type="string">
            <text:p><text:s/>"D:\\dat\\avatar\\partstex\\bon04_body.ctb"</text:p>
          </table:table-cell>
          <table:table-cell table:number-columns-repeated="3" office:value-type="string">
            <text:p>194h</text:p>
          </table:table-cell>
        </table:table-row>
        <table:table-row table:style-name="ro1">
          <table:table-cell office:value-type="string">
            <text:p>195h</text:p>
          </table:table-cell>
          <table:table-cell office:value-type="string">
            <text:p><text:s/>"D:\\dat\\avatar\\partstex\\bon04_fac.ctb"</text:p>
          </table:table-cell>
          <table:table-cell table:number-columns-repeated="3" office:value-type="string">
            <text:p>195h</text:p>
          </table:table-cell>
        </table:table-row>
        <table:table-row table:style-name="ro1">
          <table:table-cell office:value-type="string">
            <text:p>196h</text:p>
          </table:table-cell>
          <table:table-cell office:value-type="string">
            <text:p><text:s/>"D:\\dat\\avatar\\partstex\\bon05_body.ctb"</text:p>
          </table:table-cell>
          <table:table-cell table:number-columns-repeated="3" office:value-type="string">
            <text:p>196h</text:p>
          </table:table-cell>
        </table:table-row>
        <table:table-row table:style-name="ro1">
          <table:table-cell office:value-type="string">
            <text:p>197h</text:p>
          </table:table-cell>
          <table:table-cell office:value-type="string">
            <text:p><text:s/>"D:\\dat\\avatar\\partstex\\bon05_fac.ctb"</text:p>
          </table:table-cell>
          <table:table-cell table:number-columns-repeated="3" office:value-type="string">
            <text:p>197h</text:p>
          </table:table-cell>
        </table:table-row>
        <table:table-row table:style-name="ro1">
          <table:table-cell office:value-type="string">
            <text:p>198h</text:p>
          </table:table-cell>
          <table:table-cell office:value-type="string">
            <text:p><text:s/>"D:\\dat\\avatar\\partstex\\bon06_body.ctb"</text:p>
          </table:table-cell>
          <table:table-cell table:number-columns-repeated="3" office:value-type="string">
            <text:p>198h</text:p>
          </table:table-cell>
        </table:table-row>
        <table:table-row table:style-name="ro1">
          <table:table-cell office:value-type="string">
            <text:p>199h</text:p>
          </table:table-cell>
          <table:table-cell office:value-type="string">
            <text:p><text:s/>"D:\\dat\\avatar\\partstex\\bon06_fac.ctb"</text:p>
          </table:table-cell>
          <table:table-cell table:number-columns-repeated="3" office:value-type="string">
            <text:p>199h</text:p>
          </table:table-cell>
        </table:table-row>
        <table:table-row table:style-name="ro1">
          <table:table-cell office:value-type="string">
            <text:p>19Ah</text:p>
          </table:table-cell>
          <table:table-cell office:value-type="string">
            <text:p><text:s/>"D:\\dat\\avatar\\partstex\\bon07_body.ctb"</text:p>
          </table:table-cell>
          <table:table-cell table:number-columns-repeated="3" office:value-type="string">
            <text:p>19Ah</text:p>
          </table:table-cell>
        </table:table-row>
        <table:table-row table:style-name="ro1">
          <table:table-cell office:value-type="string">
            <text:p>19Bh</text:p>
          </table:table-cell>
          <table:table-cell office:value-type="string">
            <text:p><text:s/>"D:\\dat\\avatar\\partstex\\bon07_fac.ctb"</text:p>
          </table:table-cell>
          <table:table-cell table:number-columns-repeated="3" office:value-type="string">
            <text:p>19Bh</text:p>
          </table:table-cell>
        </table:table-row>
        <table:table-row table:style-name="ro1">
          <table:table-cell office:value-type="string">
            <text:p>19Ch</text:p>
          </table:table-cell>
          <table:table-cell office:value-type="string">
            <text:p><text:s/>"D:\\dat\\avatar\\partstex\\cat00_body.ctb"</text:p>
          </table:table-cell>
          <table:table-cell table:number-columns-repeated="3" office:value-type="string">
            <text:p>19Ch</text:p>
          </table:table-cell>
        </table:table-row>
        <table:table-row table:style-name="ro1">
          <table:table-cell office:value-type="string">
            <text:p>19Dh</text:p>
          </table:table-cell>
          <table:table-cell office:value-type="string">
            <text:p><text:s/>"D:\\dat\\avatar\\partstex\\cat01_body.ctb"</text:p>
          </table:table-cell>
          <table:table-cell table:number-columns-repeated="3" office:value-type="string">
            <text:p>19Dh</text:p>
          </table:table-cell>
        </table:table-row>
        <table:table-row table:style-name="ro1">
          <table:table-cell office:value-type="string">
            <text:p>19Eh</text:p>
          </table:table-cell>
          <table:table-cell office:value-type="string">
            <text:p><text:s/>"D:\\dat\\avatar\\partstex\\cat02_body.ctb"</text:p>
          </table:table-cell>
          <table:table-cell table:number-columns-repeated="3" office:value-type="string">
            <text:p>19Eh</text:p>
          </table:table-cell>
        </table:table-row>
        <table:table-row table:style-name="ro1">
          <table:table-cell office:value-type="string">
            <text:p>19Fh</text:p>
          </table:table-cell>
          <table:table-cell office:value-type="string">
            <text:p><text:s/>"D:\\dat\\avatar\\partstex\\cat03_body.ctb"</text:p>
          </table:table-cell>
          <table:table-cell table:number-columns-repeated="3" office:value-type="string">
            <text:p>19Fh</text:p>
          </table:table-cell>
        </table:table-row>
        <table:table-row table:style-name="ro1">
          <table:table-cell office:value-type="string">
            <text:p>1A0h</text:p>
          </table:table-cell>
          <table:table-cell office:value-type="string">
            <text:p><text:s/>"D:\\dat\\avatar\\partstex\\cat04_body.ctb"</text:p>
          </table:table-cell>
          <table:table-cell table:number-columns-repeated="3" office:value-type="string">
            <text:p>1A0h</text:p>
          </table:table-cell>
        </table:table-row>
        <table:table-row table:style-name="ro1">
          <table:table-cell office:value-type="string">
            <text:p>1A1h</text:p>
          </table:table-cell>
          <table:table-cell office:value-type="string">
            <text:p><text:s/>"D:\\dat\\avatar\\partstex\\cat05_body.ctb"</text:p>
          </table:table-cell>
          <table:table-cell table:number-columns-repeated="3" office:value-type="string">
            <text:p>1A1h</text:p>
          </table:table-cell>
        </table:table-row>
        <table:table-row table:style-name="ro1">
          <table:table-cell office:value-type="string">
            <text:p>1A2h</text:p>
          </table:table-cell>
          <table:table-cell office:value-type="string">
            <text:p><text:s/>"D:\\dat\\avatar\\partstex\\cat06_body.ctb"</text:p>
          </table:table-cell>
          <table:table-cell table:number-columns-repeated="3" office:value-type="string">
            <text:p>1A2h</text:p>
          </table:table-cell>
        </table:table-row>
        <table:table-row table:style-name="ro1">
          <table:table-cell office:value-type="string">
            <text:p>1A3h</text:p>
          </table:table-cell>
          <table:table-cell office:value-type="string">
            <text:p><text:s/>"D:\\dat\\avatar\\partstex\\cat07_body.ctb"</text:p>
          </table:table-cell>
          <table:table-cell table:number-columns-repeated="3" office:value-type="string">
            <text:p>1A3h</text:p>
          </table:table-cell>
        </table:table-row>
        <table:table-row table:style-name="ro1">
          <table:table-cell office:value-type="string">
            <text:p>1A4h</text:p>
          </table:table-cell>
          <table:table-cell office:value-type="string">
            <text:p><text:s/>"D:\\dat\\avatar\\partstex\\cho00_body.ctb"</text:p>
          </table:table-cell>
          <table:table-cell table:number-columns-repeated="3" office:value-type="string">
            <text:p>1A4h</text:p>
          </table:table-cell>
        </table:table-row>
        <table:table-row table:style-name="ro1">
          <table:table-cell office:value-type="string">
            <text:p>1A5h</text:p>
          </table:table-cell>
          <table:table-cell office:value-type="string">
            <text:p><text:s/>"D:\\dat\\avatar\\partstex\\cho01_body.ctb"</text:p>
          </table:table-cell>
          <table:table-cell table:number-columns-repeated="3" office:value-type="string">
            <text:p>1A5h</text:p>
          </table:table-cell>
        </table:table-row>
        <table:table-row table:style-name="ro1">
          <table:table-cell office:value-type="string">
            <text:p>1A6h</text:p>
          </table:table-cell>
          <table:table-cell office:value-type="string">
            <text:p><text:s/>"D:\\dat\\avatar\\partstex\\cho02_body.ctb"</text:p>
          </table:table-cell>
          <table:table-cell table:number-columns-repeated="3" office:value-type="string">
            <text:p>1A6h</text:p>
          </table:table-cell>
        </table:table-row>
        <table:table-row table:style-name="ro1">
          <table:table-cell office:value-type="string">
            <text:p>1A7h</text:p>
          </table:table-cell>
          <table:table-cell office:value-type="string">
            <text:p><text:s/>"D:\\dat\\avatar\\partstex\\cho03_body.ctb"</text:p>
          </table:table-cell>
          <table:table-cell table:number-columns-repeated="3" office:value-type="string">
            <text:p>1A7h</text:p>
          </table:table-cell>
        </table:table-row>
        <table:table-row table:style-name="ro1">
          <table:table-cell office:value-type="string">
            <text:p>1A8h</text:p>
          </table:table-cell>
          <table:table-cell office:value-type="string">
            <text:p><text:s/>"D:\\dat\\avatar\\partstex\\cho04_body.ctb"</text:p>
          </table:table-cell>
          <table:table-cell table:number-columns-repeated="3" office:value-type="string">
            <text:p>1A8h</text:p>
          </table:table-cell>
        </table:table-row>
        <table:table-row table:style-name="ro1">
          <table:table-cell office:value-type="string">
            <text:p>1A9h</text:p>
          </table:table-cell>
          <table:table-cell office:value-type="string">
            <text:p><text:s/>"D:\\dat\\avatar\\partstex\\cho05_body.ctb"</text:p>
          </table:table-cell>
          <table:table-cell table:number-columns-repeated="3" office:value-type="string">
            <text:p>1A9h</text:p>
          </table:table-cell>
        </table:table-row>
        <table:table-row table:style-name="ro1">
          <table:table-cell office:value-type="string">
            <text:p>1AAh</text:p>
          </table:table-cell>
          <table:table-cell office:value-type="string">
            <text:p><text:s/>"D:\\dat\\avatar\\partstex\\cho06_body.ctb"</text:p>
          </table:table-cell>
          <table:table-cell table:number-columns-repeated="3" office:value-type="string">
            <text:p>1AAh</text:p>
          </table:table-cell>
        </table:table-row>
        <table:table-row table:style-name="ro1">
          <table:table-cell office:value-type="string">
            <text:p>1ABh</text:p>
          </table:table-cell>
          <table:table-cell office:value-type="string">
            <text:p><text:s/>"D:\\dat\\avatar\\partstex\\cho07_body.ctb"</text:p>
          </table:table-cell>
          <table:table-cell table:number-columns-repeated="3" office:value-type="string">
            <text:p>1ABh</text:p>
          </table:table-cell>
        </table:table-row>
        <table:table-row table:style-name="ro1">
          <table:table-cell office:value-type="string">
            <text:p>1ACh</text:p>
          </table:table-cell>
          <table:table-cell office:value-type="string">
            <text:p><text:s/>"D:\\dat\\avatar\\partstex\\ckn00_body.ctb"</text:p>
          </table:table-cell>
          <table:table-cell table:number-columns-repeated="3" office:value-type="string">
            <text:p>1ACh</text:p>
          </table:table-cell>
        </table:table-row>
        <table:table-row table:style-name="ro1">
          <table:table-cell office:value-type="string">
            <text:p>1ADh</text:p>
          </table:table-cell>
          <table:table-cell office:value-type="string">
            <text:p><text:s/>"D:\\dat\\avatar\\partstex\\ckn01_body.ctb"</text:p>
          </table:table-cell>
          <table:table-cell table:number-columns-repeated="3" office:value-type="string">
            <text:p>1ADh</text:p>
          </table:table-cell>
        </table:table-row>
        <table:table-row table:style-name="ro1">
          <table:table-cell office:value-type="string">
            <text:p>1AEh</text:p>
          </table:table-cell>
          <table:table-cell office:value-type="string">
            <text:p><text:s/>"D:\\dat\\avatar\\partstex\\ckn02_body.ctb"</text:p>
          </table:table-cell>
          <table:table-cell table:number-columns-repeated="3" office:value-type="string">
            <text:p>1AEh</text:p>
          </table:table-cell>
        </table:table-row>
        <table:table-row table:style-name="ro1">
          <table:table-cell office:value-type="string">
            <text:p>1AFh</text:p>
          </table:table-cell>
          <table:table-cell office:value-type="string">
            <text:p><text:s/>"D:\\dat\\avatar\\partstex\\ckn03_body.ctb"</text:p>
          </table:table-cell>
          <table:table-cell table:number-columns-repeated="3" office:value-type="string">
            <text:p>1AFh</text:p>
          </table:table-cell>
        </table:table-row>
        <table:table-row table:style-name="ro1">
          <table:table-cell office:value-type="string">
            <text:p>1B0h</text:p>
          </table:table-cell>
          <table:table-cell office:value-type="string">
            <text:p><text:s/>"D:\\dat\\avatar\\partstex\\ckn04_body.ctb"</text:p>
          </table:table-cell>
          <table:table-cell table:number-columns-repeated="3" office:value-type="string">
            <text:p>1B0h</text:p>
          </table:table-cell>
        </table:table-row>
        <table:table-row table:style-name="ro1">
          <table:table-cell office:value-type="string">
            <text:p>1B1h</text:p>
          </table:table-cell>
          <table:table-cell office:value-type="string">
            <text:p><text:s/>"D:\\dat\\avatar\\partstex\\ckn05_body.ctb"</text:p>
          </table:table-cell>
          <table:table-cell table:number-columns-repeated="3" office:value-type="string">
            <text:p>1B1h</text:p>
          </table:table-cell>
        </table:table-row>
        <table:table-row table:style-name="ro1">
          <table:table-cell office:value-type="string">
            <text:p>1B2h</text:p>
          </table:table-cell>
          <table:table-cell office:value-type="string">
            <text:p><text:s/>"D:\\dat\\avatar\\partstex\\ckn06_body.ctb"</text:p>
          </table:table-cell>
          <table:table-cell table:number-columns-repeated="3" office:value-type="string">
            <text:p>1B2h</text:p>
          </table:table-cell>
        </table:table-row>
        <table:table-row table:style-name="ro1">
          <table:table-cell office:value-type="string">
            <text:p>1B3h</text:p>
          </table:table-cell>
          <table:table-cell office:value-type="string">
            <text:p><text:s/>"D:\\dat\\avatar\\partstex\\ckn07_body.ctb"</text:p>
          </table:table-cell>
          <table:table-cell table:number-columns-repeated="3" office:value-type="string">
            <text:p>1B3h</text:p>
          </table:table-cell>
        </table:table-row>
        <table:table-row table:style-name="ro1">
          <table:table-cell office:value-type="string">
            <text:p>1B4h</text:p>
          </table:table-cell>
          <table:table-cell office:value-type="string">
            <text:p><text:s/>"D:\\dat\\avatar\\partstex\\dog00_body.ctb"</text:p>
          </table:table-cell>
          <table:table-cell table:number-columns-repeated="3" office:value-type="string">
            <text:p>1B4h</text:p>
          </table:table-cell>
        </table:table-row>
        <table:table-row table:style-name="ro1">
          <table:table-cell office:value-type="string">
            <text:p>1B5h</text:p>
          </table:table-cell>
          <table:table-cell office:value-type="string">
            <text:p><text:s/>"D:\\dat\\avatar\\partstex\\dog01_body.ctb"</text:p>
          </table:table-cell>
          <table:table-cell table:number-columns-repeated="3" office:value-type="string">
            <text:p>1B5h</text:p>
          </table:table-cell>
        </table:table-row>
        <table:table-row table:style-name="ro1">
          <table:table-cell office:value-type="string">
            <text:p>1B6h</text:p>
          </table:table-cell>
          <table:table-cell office:value-type="string">
            <text:p><text:s/>"D:\\dat\\avatar\\partstex\\dog02_body.ctb"</text:p>
          </table:table-cell>
          <table:table-cell table:number-columns-repeated="3" office:value-type="string">
            <text:p>1B6h</text:p>
          </table:table-cell>
        </table:table-row>
        <table:table-row table:style-name="ro1">
          <table:table-cell office:value-type="string">
            <text:p>1B7h</text:p>
          </table:table-cell>
          <table:table-cell office:value-type="string">
            <text:p><text:s/>"D:\\dat\\avatar\\partstex\\dog03_body.ctb"</text:p>
          </table:table-cell>
          <table:table-cell table:number-columns-repeated="3" office:value-type="string">
            <text:p>1B7h</text:p>
          </table:table-cell>
        </table:table-row>
        <table:table-row table:style-name="ro1">
          <table:table-cell office:value-type="string">
            <text:p>1B8h</text:p>
          </table:table-cell>
          <table:table-cell office:value-type="string">
            <text:p><text:s/>"D:\\dat\\avatar\\partstex\\dog04_body.ctb"</text:p>
          </table:table-cell>
          <table:table-cell table:number-columns-repeated="3" office:value-type="string">
            <text:p>1B8h</text:p>
          </table:table-cell>
        </table:table-row>
        <table:table-row table:style-name="ro1">
          <table:table-cell office:value-type="string">
            <text:p>1B9h</text:p>
          </table:table-cell>
          <table:table-cell office:value-type="string">
            <text:p><text:s/>"D:\\dat\\avatar\\partstex\\dog05_body.ctb"</text:p>
          </table:table-cell>
          <table:table-cell table:number-columns-repeated="3" office:value-type="string">
            <text:p>1B9h</text:p>
          </table:table-cell>
        </table:table-row>
        <table:table-row table:style-name="ro1">
          <table:table-cell office:value-type="string">
            <text:p>1BAh</text:p>
          </table:table-cell>
          <table:table-cell office:value-type="string">
            <text:p><text:s/>"D:\\dat\\avatar\\partstex\\dog06_body.ctb"</text:p>
          </table:table-cell>
          <table:table-cell table:number-columns-repeated="3" office:value-type="string">
            <text:p>1BAh</text:p>
          </table:table-cell>
        </table:table-row>
        <table:table-row table:style-name="ro1">
          <table:table-cell office:value-type="string">
            <text:p>1BBh</text:p>
          </table:table-cell>
          <table:table-cell office:value-type="string">
            <text:p><text:s/>"D:\\dat\\avatar\\partstex\\dog07_body.ctb"</text:p>
          </table:table-cell>
          <table:table-cell table:number-columns-repeated="3" office:value-type="string">
            <text:p>1BBh</text:p>
          </table:table-cell>
        </table:table-row>
        <table:table-row table:style-name="ro1">
          <table:table-cell office:value-type="string">
            <text:p>1BCh</text:p>
          </table:table-cell>
          <table:table-cell office:value-type="string">
            <text:p><text:s/>"D:\\dat\\avatar\\partstex\\fai00_body.ctb"</text:p>
          </table:table-cell>
          <table:table-cell table:number-columns-repeated="3" office:value-type="string">
            <text:p>1BCh</text:p>
          </table:table-cell>
        </table:table-row>
        <table:table-row table:style-name="ro1">
          <table:table-cell office:value-type="string">
            <text:p>1BDh</text:p>
          </table:table-cell>
          <table:table-cell office:value-type="string">
            <text:p><text:s/>"D:\\dat\\avatar\\partstex\\fai00_face.ctb"</text:p>
          </table:table-cell>
          <table:table-cell table:number-columns-repeated="3" office:value-type="string">
            <text:p>1BDh</text:p>
          </table:table-cell>
        </table:table-row>
        <table:table-row table:style-name="ro1">
          <table:table-cell office:value-type="string">
            <text:p>1BEh</text:p>
          </table:table-cell>
          <table:table-cell office:value-type="string">
            <text:p><text:s/>"D:\\dat\\avatar\\partstex\\fai01_body.ctb"</text:p>
          </table:table-cell>
          <table:table-cell table:number-columns-repeated="3" office:value-type="string">
            <text:p>1BEh</text:p>
          </table:table-cell>
        </table:table-row>
        <table:table-row table:style-name="ro1">
          <table:table-cell office:value-type="string">
            <text:p>1BFh</text:p>
          </table:table-cell>
          <table:table-cell office:value-type="string">
            <text:p><text:s/>"D:\\dat\\avatar\\partstex\\fai01_face.ctb"</text:p>
          </table:table-cell>
          <table:table-cell table:number-columns-repeated="3" office:value-type="string">
            <text:p>1BFh</text:p>
          </table:table-cell>
        </table:table-row>
        <table:table-row table:style-name="ro1">
          <table:table-cell office:value-type="string">
            <text:p>1C0h</text:p>
          </table:table-cell>
          <table:table-cell office:value-type="string">
            <text:p><text:s/>"D:\\dat\\avatar\\partstex\\fai02_body.ctb"</text:p>
          </table:table-cell>
          <table:table-cell table:number-columns-repeated="3" office:value-type="string">
            <text:p>1C0h</text:p>
          </table:table-cell>
        </table:table-row>
        <table:table-row table:style-name="ro1">
          <table:table-cell office:value-type="string">
            <text:p>1C1h</text:p>
          </table:table-cell>
          <table:table-cell office:value-type="string">
            <text:p><text:s/>"D:\\dat\\avatar\\partstex\\fai02_face.ctb"</text:p>
          </table:table-cell>
          <table:table-cell table:number-columns-repeated="3" office:value-type="string">
            <text:p>1C1h</text:p>
          </table:table-cell>
        </table:table-row>
        <table:table-row table:style-name="ro1">
          <table:table-cell office:value-type="string">
            <text:p>1C2h</text:p>
          </table:table-cell>
          <table:table-cell office:value-type="string">
            <text:p><text:s/>"D:\\dat\\avatar\\partstex\\fai03_body.ctb"</text:p>
          </table:table-cell>
          <table:table-cell table:number-columns-repeated="3" office:value-type="string">
            <text:p>1C2h</text:p>
          </table:table-cell>
        </table:table-row>
        <table:table-row table:style-name="ro1">
          <table:table-cell office:value-type="string">
            <text:p>1C3h</text:p>
          </table:table-cell>
          <table:table-cell office:value-type="string">
            <text:p><text:s/>"D:\\dat\\avatar\\partstex\\fai03_face.ctb"</text:p>
          </table:table-cell>
          <table:table-cell table:number-columns-repeated="3" office:value-type="string">
            <text:p>1C3h</text:p>
          </table:table-cell>
        </table:table-row>
        <table:table-row table:style-name="ro1">
          <table:table-cell office:value-type="string">
            <text:p>1C4h</text:p>
          </table:table-cell>
          <table:table-cell office:value-type="string">
            <text:p><text:s/>"D:\\dat\\avatar\\partstex\\fai04_body.ctb"</text:p>
          </table:table-cell>
          <table:table-cell table:number-columns-repeated="3" office:value-type="string">
            <text:p>1C4h</text:p>
          </table:table-cell>
        </table:table-row>
        <table:table-row table:style-name="ro1">
          <table:table-cell office:value-type="string">
            <text:p>1C5h</text:p>
          </table:table-cell>
          <table:table-cell office:value-type="string">
            <text:p><text:s/>"D:\\dat\\avatar\\partstex\\fai04_face.ctb"</text:p>
          </table:table-cell>
          <table:table-cell table:number-columns-repeated="3" office:value-type="string">
            <text:p>1C5h</text:p>
          </table:table-cell>
        </table:table-row>
        <table:table-row table:style-name="ro1">
          <table:table-cell office:value-type="string">
            <text:p>1C6h</text:p>
          </table:table-cell>
          <table:table-cell office:value-type="string">
            <text:p><text:s/>"D:\\dat\\avatar\\partstex\\fai05_body.ctb"</text:p>
          </table:table-cell>
          <table:table-cell table:number-columns-repeated="3" office:value-type="string">
            <text:p>1C6h</text:p>
          </table:table-cell>
        </table:table-row>
        <table:table-row table:style-name="ro1">
          <table:table-cell office:value-type="string">
            <text:p>1C7h</text:p>
          </table:table-cell>
          <table:table-cell office:value-type="string">
            <text:p><text:s/>"D:\\dat\\avatar\\partstex\\fai05_face.ctb"</text:p>
          </table:table-cell>
          <table:table-cell table:number-columns-repeated="3" office:value-type="string">
            <text:p>1C7h</text:p>
          </table:table-cell>
        </table:table-row>
        <table:table-row table:style-name="ro1">
          <table:table-cell office:value-type="string">
            <text:p>1C8h</text:p>
          </table:table-cell>
          <table:table-cell office:value-type="string">
            <text:p><text:s/>"D:\\dat\\avatar\\partstex\\fai06_body.ctb"</text:p>
          </table:table-cell>
          <table:table-cell table:number-columns-repeated="3" office:value-type="string">
            <text:p>1C8h</text:p>
          </table:table-cell>
        </table:table-row>
        <table:table-row table:style-name="ro1">
          <table:table-cell office:value-type="string">
            <text:p>1C9h</text:p>
          </table:table-cell>
          <table:table-cell office:value-type="string">
            <text:p><text:s/>"D:\\dat\\avatar\\partstex\\fai06_face.ctb"</text:p>
          </table:table-cell>
          <table:table-cell table:number-columns-repeated="3" office:value-type="string">
            <text:p>1C9h</text:p>
          </table:table-cell>
        </table:table-row>
        <table:table-row table:style-name="ro1">
          <table:table-cell office:value-type="string">
            <text:p>1CAh</text:p>
          </table:table-cell>
          <table:table-cell office:value-type="string">
            <text:p><text:s/>"D:\\dat\\avatar\\partstex\\fai07_body.ctb"</text:p>
          </table:table-cell>
          <table:table-cell table:number-columns-repeated="3" office:value-type="string">
            <text:p>1CAh</text:p>
          </table:table-cell>
        </table:table-row>
        <table:table-row table:style-name="ro1">
          <table:table-cell office:value-type="string">
            <text:p>1CBh</text:p>
          </table:table-cell>
          <table:table-cell office:value-type="string">
            <text:p><text:s/>"D:\\dat\\avatar\\partstex\\fai07_face.ctb"</text:p>
          </table:table-cell>
          <table:table-cell table:number-columns-repeated="3" office:value-type="string">
            <text:p>1CBh</text:p>
          </table:table-cell>
        </table:table-row>
        <table:table-row table:style-name="ro1">
          <table:table-cell office:value-type="string">
            <text:p>1CCh</text:p>
          </table:table-cell>
          <table:table-cell office:value-type="string">
            <text:p><text:s/>"D:\\dat\\avatar\\partstex\\fis00_body.ctb"</text:p>
          </table:table-cell>
          <table:table-cell table:number-columns-repeated="3" office:value-type="string">
            <text:p>1CCh</text:p>
          </table:table-cell>
        </table:table-row>
        <table:table-row table:style-name="ro1">
          <table:table-cell office:value-type="string">
            <text:p>1CDh</text:p>
          </table:table-cell>
          <table:table-cell office:value-type="string">
            <text:p><text:s/>"D:\\dat\\avatar\\partstex\\fis01_body.ctb"</text:p>
          </table:table-cell>
          <table:table-cell table:number-columns-repeated="3" office:value-type="string">
            <text:p>1CDh</text:p>
          </table:table-cell>
        </table:table-row>
        <table:table-row table:style-name="ro1">
          <table:table-cell office:value-type="string">
            <text:p>1CEh</text:p>
          </table:table-cell>
          <table:table-cell office:value-type="string">
            <text:p><text:s/>"D:\\dat\\avatar\\partstex\\fis02_body.ctb"</text:p>
          </table:table-cell>
          <table:table-cell table:number-columns-repeated="3" office:value-type="string">
            <text:p>1CEh</text:p>
          </table:table-cell>
        </table:table-row>
        <table:table-row table:style-name="ro1">
          <table:table-cell office:value-type="string">
            <text:p>1CFh</text:p>
          </table:table-cell>
          <table:table-cell office:value-type="string">
            <text:p><text:s/>"D:\\dat\\avatar\\partstex\\fis03_body.ctb"</text:p>
          </table:table-cell>
          <table:table-cell table:number-columns-repeated="3" office:value-type="string">
            <text:p>1CFh</text:p>
          </table:table-cell>
        </table:table-row>
        <table:table-row table:style-name="ro1">
          <table:table-cell office:value-type="string">
            <text:p>1D0h</text:p>
          </table:table-cell>
          <table:table-cell office:value-type="string">
            <text:p><text:s/>"D:\\dat\\avatar\\partstex\\fis04_body.ctb"</text:p>
          </table:table-cell>
          <table:table-cell table:number-columns-repeated="3" office:value-type="string">
            <text:p>1D0h</text:p>
          </table:table-cell>
        </table:table-row>
        <table:table-row table:style-name="ro1">
          <table:table-cell office:value-type="string">
            <text:p>1D1h</text:p>
          </table:table-cell>
          <table:table-cell office:value-type="string">
            <text:p><text:s/>"D:\\dat\\avatar\\partstex\\fis05_body.ctb"</text:p>
          </table:table-cell>
          <table:table-cell table:number-columns-repeated="3" office:value-type="string">
            <text:p>1D1h</text:p>
          </table:table-cell>
        </table:table-row>
        <table:table-row table:style-name="ro1">
          <table:table-cell office:value-type="string">
            <text:p>1D2h</text:p>
          </table:table-cell>
          <table:table-cell office:value-type="string">
            <text:p><text:s/>"D:\\dat\\avatar\\partstex\\fis06_body.ctb"</text:p>
          </table:table-cell>
          <table:table-cell table:number-columns-repeated="3" office:value-type="string">
            <text:p>1D2h</text:p>
          </table:table-cell>
        </table:table-row>
        <table:table-row table:style-name="ro1">
          <table:table-cell office:value-type="string">
            <text:p>1D3h</text:p>
          </table:table-cell>
          <table:table-cell office:value-type="string">
            <text:p><text:s/>"D:\\dat\\avatar\\partstex\\fis07_body.ctb"</text:p>
          </table:table-cell>
          <table:table-cell table:number-columns-repeated="3" office:value-type="string">
            <text:p>1D3h</text:p>
          </table:table-cell>
        </table:table-row>
        <table:table-row table:style-name="ro1">
          <table:table-cell office:value-type="string">
            <text:p>1D4h</text:p>
          </table:table-cell>
          <table:table-cell office:value-type="string">
            <text:p><text:s/>"D:\\dat\\avatar\\partstex\\gst00_body.ctb"</text:p>
          </table:table-cell>
          <table:table-cell table:number-columns-repeated="3" office:value-type="string">
            <text:p>1D4h</text:p>
          </table:table-cell>
        </table:table-row>
        <table:table-row table:style-name="ro1">
          <table:table-cell office:value-type="string">
            <text:p>1D5h</text:p>
          </table:table-cell>
          <table:table-cell office:value-type="string">
            <text:p><text:s/>"D:\\dat\\avatar\\partstex\\gst01_body.ctb"</text:p>
          </table:table-cell>
          <table:table-cell table:number-columns-repeated="3" office:value-type="string">
            <text:p>1D5h</text:p>
          </table:table-cell>
        </table:table-row>
        <table:table-row table:style-name="ro1">
          <table:table-cell office:value-type="string">
            <text:p>1D6h</text:p>
          </table:table-cell>
          <table:table-cell office:value-type="string">
            <text:p><text:s/>"D:\\dat\\avatar\\partstex\\gst02_body.ctb"</text:p>
          </table:table-cell>
          <table:table-cell table:number-columns-repeated="3" office:value-type="string">
            <text:p>1D6h</text:p>
          </table:table-cell>
        </table:table-row>
        <table:table-row table:style-name="ro1">
          <table:table-cell office:value-type="string">
            <text:p>1D7h</text:p>
          </table:table-cell>
          <table:table-cell office:value-type="string">
            <text:p><text:s/>"D:\\dat\\avatar\\partstex\\gst03_body.ctb"</text:p>
          </table:table-cell>
          <table:table-cell table:number-columns-repeated="3" office:value-type="string">
            <text:p>1D7h</text:p>
          </table:table-cell>
        </table:table-row>
        <table:table-row table:style-name="ro1">
          <table:table-cell office:value-type="string">
            <text:p>1D8h</text:p>
          </table:table-cell>
          <table:table-cell office:value-type="string">
            <text:p><text:s/>"D:\\dat\\avatar\\partstex\\gst04_body.ctb"</text:p>
          </table:table-cell>
          <table:table-cell table:number-columns-repeated="3" office:value-type="string">
            <text:p>1D8h</text:p>
          </table:table-cell>
        </table:table-row>
        <table:table-row table:style-name="ro1">
          <table:table-cell office:value-type="string">
            <text:p>1D9h</text:p>
          </table:table-cell>
          <table:table-cell office:value-type="string">
            <text:p><text:s/>"D:\\dat\\avatar\\partstex\\gst05_body.ctb"</text:p>
          </table:table-cell>
          <table:table-cell table:number-columns-repeated="3" office:value-type="string">
            <text:p>1D9h</text:p>
          </table:table-cell>
        </table:table-row>
        <table:table-row table:style-name="ro1">
          <table:table-cell office:value-type="string">
            <text:p>1DAh</text:p>
          </table:table-cell>
          <table:table-cell office:value-type="string">
            <text:p><text:s/>"D:\\dat\\avatar\\partstex\\gst06_body.ctb"</text:p>
          </table:table-cell>
          <table:table-cell table:number-columns-repeated="3" office:value-type="string">
            <text:p>1DAh</text:p>
          </table:table-cell>
        </table:table-row>
        <table:table-row table:style-name="ro1">
          <table:table-cell office:value-type="string">
            <text:p>1DBh</text:p>
          </table:table-cell>
          <table:table-cell office:value-type="string">
            <text:p><text:s/>"D:\\dat\\avatar\\partstex\\gst07_body.ctb"</text:p>
          </table:table-cell>
          <table:table-cell table:number-columns-repeated="3" office:value-type="string">
            <text:p>1DBh</text:p>
          </table:table-cell>
        </table:table-row>
        <table:table-row table:style-name="ro1">
          <table:table-cell office:value-type="string">
            <text:p>1DCh</text:p>
          </table:table-cell>
          <table:table-cell office:value-type="string">
            <text:p><text:s/>"D:\\dat\\avatar\\partstex\\hum00_eyebig_bla.ctb"</text:p>
          </table:table-cell>
          <table:table-cell table:number-columns-repeated="3" office:value-type="string">
            <text:p>1DCh</text:p>
          </table:table-cell>
        </table:table-row>
        <table:table-row table:style-name="ro1">
          <table:table-cell office:value-type="string">
            <text:p>1DDh</text:p>
          </table:table-cell>
          <table:table-cell office:value-type="string">
            <text:p><text:s/>"D:\\dat\\avatar\\partstex\\hum01_eyebig_bro.ctb"</text:p>
          </table:table-cell>
          <table:table-cell table:number-columns-repeated="3" office:value-type="string">
            <text:p>1DDh</text:p>
          </table:table-cell>
        </table:table-row>
        <table:table-row table:style-name="ro1">
          <table:table-cell office:value-type="string">
            <text:p>1DEh</text:p>
          </table:table-cell>
          <table:table-cell office:value-type="string">
            <text:p><text:s/>"D:\\dat\\avatar\\partstex\\hum02_eyebig_blu.ctb"</text:p>
          </table:table-cell>
          <table:table-cell table:number-columns-repeated="3" office:value-type="string">
            <text:p>1DEh</text:p>
          </table:table-cell>
        </table:table-row>
        <table:table-row table:style-name="ro1">
          <table:table-cell office:value-type="string">
            <text:p>1DFh</text:p>
          </table:table-cell>
          <table:table-cell office:value-type="string">
            <text:p><text:s/>"D:\\dat\\avatar\\partstex\\hum03_eyebig_gre.ctb"</text:p>
          </table:table-cell>
          <table:table-cell table:number-columns-repeated="3" office:value-type="string">
            <text:p>1DFh</text:p>
          </table:table-cell>
        </table:table-row>
        <table:table-row table:style-name="ro1">
          <table:table-cell office:value-type="string">
            <text:p>1E0h</text:p>
          </table:table-cell>
          <table:table-cell office:value-type="string">
            <text:p><text:s/>"D:\\dat\\avatar\\partstex\\hum04_eyebig_gol.ctb"</text:p>
          </table:table-cell>
          <table:table-cell table:number-columns-repeated="3" office:value-type="string">
            <text:p>1E0h</text:p>
          </table:table-cell>
        </table:table-row>
        <table:table-row table:style-name="ro1">
          <table:table-cell office:value-type="string">
            <text:p>1E1h</text:p>
          </table:table-cell>
          <table:table-cell office:value-type="string">
            <text:p><text:s/>"D:\\dat\\avatar\\partstex\\hum05_eyebig_whi.ctb"</text:p>
          </table:table-cell>
          <table:table-cell table:number-columns-repeated="3" office:value-type="string">
            <text:p>1E1h</text:p>
          </table:table-cell>
        </table:table-row>
        <table:table-row table:style-name="ro1">
          <table:table-cell office:value-type="string">
            <text:p>1E2h</text:p>
          </table:table-cell>
          <table:table-cell office:value-type="string">
            <text:p><text:s/>"D:\\dat\\avatar\\partstex\\hum00_eyehup_bla.ctb"</text:p>
          </table:table-cell>
          <table:table-cell table:number-columns-repeated="3" office:value-type="string">
            <text:p>1E2h</text:p>
          </table:table-cell>
        </table:table-row>
        <table:table-row table:style-name="ro1">
          <table:table-cell office:value-type="string">
            <text:p>1E3h</text:p>
          </table:table-cell>
          <table:table-cell office:value-type="string">
            <text:p><text:s/>"D:\\dat\\avatar\\partstex\\hum01_eyehup_bro.ctb"</text:p>
          </table:table-cell>
          <table:table-cell table:number-columns-repeated="3" office:value-type="string">
            <text:p>1E3h</text:p>
          </table:table-cell>
        </table:table-row>
        <table:table-row table:style-name="ro1">
          <table:table-cell office:value-type="string">
            <text:p>1E4h</text:p>
          </table:table-cell>
          <table:table-cell office:value-type="string">
            <text:p><text:s/>"D:\\dat\\avatar\\partstex\\hum02_eyehup_blu.ctb"</text:p>
          </table:table-cell>
          <table:table-cell table:number-columns-repeated="3" office:value-type="string">
            <text:p>1E4h</text:p>
          </table:table-cell>
        </table:table-row>
        <table:table-row table:style-name="ro1">
          <table:table-cell office:value-type="string">
            <text:p>1E5h</text:p>
          </table:table-cell>
          <table:table-cell office:value-type="string">
            <text:p><text:s/>"D:\\dat\\avatar\\partstex\\hum03_eyehup_gre.ctb"</text:p>
          </table:table-cell>
          <table:table-cell table:number-columns-repeated="3" office:value-type="string">
            <text:p>1E5h</text:p>
          </table:table-cell>
        </table:table-row>
        <table:table-row table:style-name="ro1">
          <table:table-cell office:value-type="string">
            <text:p>1E6h</text:p>
          </table:table-cell>
          <table:table-cell office:value-type="string">
            <text:p><text:s/>"D:\\dat\\avatar\\partstex\\hum04_eyehup_gol.ctb"</text:p>
          </table:table-cell>
          <table:table-cell table:number-columns-repeated="3" office:value-type="string">
            <text:p>1E6h</text:p>
          </table:table-cell>
        </table:table-row>
        <table:table-row table:style-name="ro1">
          <table:table-cell office:value-type="string">
            <text:p>1E7h</text:p>
          </table:table-cell>
          <table:table-cell office:value-type="string">
            <text:p><text:s/>"D:\\dat\\avatar\\partstex\\hum05_eyehup_whi.ctb"</text:p>
          </table:table-cell>
          <table:table-cell table:number-columns-repeated="3" office:value-type="string">
            <text:p>1E7h</text:p>
          </table:table-cell>
        </table:table-row>
        <table:table-row table:style-name="ro1">
          <table:table-cell office:value-type="string">
            <text:p>1E8h</text:p>
          </table:table-cell>
          <table:table-cell office:value-type="string">
            <text:p><text:s/>"D:\\dat\\avatar\\partstex\\hum00_eyehdw_bla.ctb"</text:p>
          </table:table-cell>
          <table:table-cell table:number-columns-repeated="3" office:value-type="string">
            <text:p>1E8h</text:p>
          </table:table-cell>
        </table:table-row>
        <table:table-row table:style-name="ro1">
          <table:table-cell office:value-type="string">
            <text:p>1E9h</text:p>
          </table:table-cell>
          <table:table-cell office:value-type="string">
            <text:p><text:s/>"D:\\dat\\avatar\\partstex\\hum01_eyehdw_bro.ctb"</text:p>
          </table:table-cell>
          <table:table-cell table:number-columns-repeated="3" office:value-type="string">
            <text:p>1E9h</text:p>
          </table:table-cell>
        </table:table-row>
        <table:table-row table:style-name="ro1">
          <table:table-cell office:value-type="string">
            <text:p>1EAh</text:p>
          </table:table-cell>
          <table:table-cell office:value-type="string">
            <text:p><text:s/>"D:\\dat\\avatar\\partstex\\hum02_eyehdw_blu.ctb"</text:p>
          </table:table-cell>
          <table:table-cell table:number-columns-repeated="3" office:value-type="string">
            <text:p>1EAh</text:p>
          </table:table-cell>
        </table:table-row>
        <table:table-row table:style-name="ro1">
          <table:table-cell office:value-type="string">
            <text:p>1EBh</text:p>
          </table:table-cell>
          <table:table-cell office:value-type="string">
            <text:p><text:s/>"D:\\dat\\avatar\\partstex\\hum03_eyehdw_gre.ctb"</text:p>
          </table:table-cell>
          <table:table-cell table:number-columns-repeated="3" office:value-type="string">
            <text:p>1EBh</text:p>
          </table:table-cell>
        </table:table-row>
        <table:table-row table:style-name="ro1">
          <table:table-cell office:value-type="string">
            <text:p>1ECh</text:p>
          </table:table-cell>
          <table:table-cell office:value-type="string">
            <text:p><text:s/>"D:\\dat\\avatar\\partstex\\hum04_eyehdw_gol.ctb"</text:p>
          </table:table-cell>
          <table:table-cell table:number-columns-repeated="3" office:value-type="string">
            <text:p>1ECh</text:p>
          </table:table-cell>
        </table:table-row>
        <table:table-row table:style-name="ro1">
          <table:table-cell office:value-type="string">
            <text:p>1EDh</text:p>
          </table:table-cell>
          <table:table-cell office:value-type="string">
            <text:p><text:s/>"D:\\dat\\avatar\\partstex\\hum05_eyehdw_whi.ctb"</text:p>
          </table:table-cell>
          <table:table-cell table:number-columns-repeated="3" office:value-type="string">
            <text:p>1EDh</text:p>
          </table:table-cell>
        </table:table-row>
        <table:table-row table:style-name="ro1">
          <table:table-cell office:value-type="string">
            <text:p>1EEh</text:p>
          </table:table-cell>
          <table:table-cell office:value-type="string">
            <text:p><text:s/>"D:\\dat\\avatar\\partstex\\hum00_eyesml_bla.ctb"</text:p>
          </table:table-cell>
          <table:table-cell table:number-columns-repeated="3" office:value-type="string">
            <text:p>1EEh</text:p>
          </table:table-cell>
        </table:table-row>
        <table:table-row table:style-name="ro1">
          <table:table-cell office:value-type="string">
            <text:p>1EFh</text:p>
          </table:table-cell>
          <table:table-cell office:value-type="string">
            <text:p><text:s/>"D:\\dat\\avatar\\partstex\\hum01_eyesml_bro.ctb"</text:p>
          </table:table-cell>
          <table:table-cell table:number-columns-repeated="3" office:value-type="string">
            <text:p>1EFh</text:p>
          </table:table-cell>
        </table:table-row>
        <table:table-row table:style-name="ro1">
          <table:table-cell office:value-type="string">
            <text:p>1F0h</text:p>
          </table:table-cell>
          <table:table-cell office:value-type="string">
            <text:p><text:s/>"D:\\dat\\avatar\\partstex\\hum02_eyesml_blu.ctb"</text:p>
          </table:table-cell>
          <table:table-cell table:number-columns-repeated="3" office:value-type="string">
            <text:p>1F0h</text:p>
          </table:table-cell>
        </table:table-row>
        <table:table-row table:style-name="ro1">
          <table:table-cell office:value-type="string">
            <text:p>1F1h</text:p>
          </table:table-cell>
          <table:table-cell office:value-type="string">
            <text:p><text:s/>"D:\\dat\\avatar\\partstex\\hum03_eyesml_gre.ctb"</text:p>
          </table:table-cell>
          <table:table-cell table:number-columns-repeated="3" office:value-type="string">
            <text:p>1F1h</text:p>
          </table:table-cell>
        </table:table-row>
        <table:table-row table:style-name="ro1">
          <table:table-cell office:value-type="string">
            <text:p>1F2h</text:p>
          </table:table-cell>
          <table:table-cell office:value-type="string">
            <text:p><text:s/>"D:\\dat\\avatar\\partstex\\hum04_eyesml_gol.ctb"</text:p>
          </table:table-cell>
          <table:table-cell table:number-columns-repeated="3" office:value-type="string">
            <text:p>1F2h</text:p>
          </table:table-cell>
        </table:table-row>
        <table:table-row table:style-name="ro1">
          <table:table-cell office:value-type="string">
            <text:p>1F3h</text:p>
          </table:table-cell>
          <table:table-cell office:value-type="string">
            <text:p><text:s/>"D:\\dat\\avatar\\partstex\\hum05_eyesml_whi.ctb"</text:p>
          </table:table-cell>
          <table:table-cell table:number-columns-repeated="3" office:value-type="string">
            <text:p>1F3h</text:p>
          </table:table-cell>
        </table:table-row>
        <table:table-row table:style-name="ro1">
          <table:table-cell office:value-type="string">
            <text:p>1F4h</text:p>
          </table:table-cell>
          <table:table-cell office:value-type="string">
            <text:p><text:s/>"D:\\dat\\avatar\\partstex\\hum00_brwfat_bla.ctb"</text:p>
          </table:table-cell>
          <table:table-cell table:number-columns-repeated="3" office:value-type="string">
            <text:p>1F4h</text:p>
          </table:table-cell>
        </table:table-row>
        <table:table-row table:style-name="ro1">
          <table:table-cell office:value-type="string">
            <text:p>1F5h</text:p>
          </table:table-cell>
          <table:table-cell office:value-type="string">
            <text:p><text:s/>"D:\\dat\\avatar\\partstex\\hum01_brwfat_bro.ctb"</text:p>
          </table:table-cell>
          <table:table-cell table:number-columns-repeated="3" office:value-type="string">
            <text:p>1F5h</text:p>
          </table:table-cell>
        </table:table-row>
        <table:table-row table:style-name="ro1">
          <table:table-cell office:value-type="string">
            <text:p>1F6h</text:p>
          </table:table-cell>
          <table:table-cell office:value-type="string">
            <text:p><text:s/>"D:\\dat\\avatar\\partstex\\hum02_brwfat_blu.ctb"</text:p>
          </table:table-cell>
          <table:table-cell table:number-columns-repeated="3" office:value-type="string">
            <text:p>1F6h</text:p>
          </table:table-cell>
        </table:table-row>
        <table:table-row table:style-name="ro1">
          <table:table-cell office:value-type="string">
            <text:p>1F7h</text:p>
          </table:table-cell>
          <table:table-cell office:value-type="string">
            <text:p><text:s/>"D:\\dat\\avatar\\partstex\\hum03_brwfat_gre.ctb"</text:p>
          </table:table-cell>
          <table:table-cell table:number-columns-repeated="3" office:value-type="string">
            <text:p>1F7h</text:p>
          </table:table-cell>
        </table:table-row>
        <table:table-row table:style-name="ro1">
          <table:table-cell office:value-type="string">
            <text:p>1F8h</text:p>
          </table:table-cell>
          <table:table-cell office:value-type="string">
            <text:p><text:s/>"D:\\dat\\avatar\\partstex\\hum04_brwfat_gol.ctb"</text:p>
          </table:table-cell>
          <table:table-cell table:number-columns-repeated="3" office:value-type="string">
            <text:p>1F8h</text:p>
          </table:table-cell>
        </table:table-row>
        <table:table-row table:style-name="ro1">
          <table:table-cell office:value-type="string">
            <text:p>1F9h</text:p>
          </table:table-cell>
          <table:table-cell office:value-type="string">
            <text:p><text:s/>"D:\\dat\\avatar\\partstex\\hum05_brwfat_whi.ctb"</text:p>
          </table:table-cell>
          <table:table-cell table:number-columns-repeated="3" office:value-type="string">
            <text:p>1F9h</text:p>
          </table:table-cell>
        </table:table-row>
        <table:table-row table:style-name="ro1">
          <table:table-cell office:value-type="string">
            <text:p>1FAh</text:p>
          </table:table-cell>
          <table:table-cell office:value-type="string">
            <text:p><text:s/>"D:\\dat\\avatar\\partstex\\hum00_brwthn_bla.ctb"</text:p>
          </table:table-cell>
          <table:table-cell table:number-columns-repeated="3" office:value-type="string">
            <text:p>1FAh</text:p>
          </table:table-cell>
        </table:table-row>
        <table:table-row table:style-name="ro1">
          <table:table-cell office:value-type="string">
            <text:p>1FBh</text:p>
          </table:table-cell>
          <table:table-cell office:value-type="string">
            <text:p><text:s/>"D:\\dat\\avatar\\partstex\\hum01_brwthn_bro.ctb"</text:p>
          </table:table-cell>
          <table:table-cell table:number-columns-repeated="3" office:value-type="string">
            <text:p>1FBh</text:p>
          </table:table-cell>
        </table:table-row>
        <table:table-row table:style-name="ro1">
          <table:table-cell office:value-type="string">
            <text:p>1FCh</text:p>
          </table:table-cell>
          <table:table-cell office:value-type="string">
            <text:p><text:s/>"D:\\dat\\avatar\\partstex\\hum02_brwthn_blu.ctb"</text:p>
          </table:table-cell>
          <table:table-cell table:number-columns-repeated="3" office:value-type="string">
            <text:p>1FCh</text:p>
          </table:table-cell>
        </table:table-row>
        <table:table-row table:style-name="ro1">
          <table:table-cell office:value-type="string">
            <text:p>1FDh</text:p>
          </table:table-cell>
          <table:table-cell office:value-type="string">
            <text:p><text:s/>"D:\\dat\\avatar\\partstex\\hum03_brwthn_gre.ctb"</text:p>
          </table:table-cell>
          <table:table-cell table:number-columns-repeated="3" office:value-type="string">
            <text:p>1FDh</text:p>
          </table:table-cell>
        </table:table-row>
        <table:table-row table:style-name="ro1">
          <table:table-cell office:value-type="string">
            <text:p>1FEh</text:p>
          </table:table-cell>
          <table:table-cell office:value-type="string">
            <text:p><text:s/>"D:\\dat\\avatar\\partstex\\hum04_brwthn_gol.ctb"</text:p>
          </table:table-cell>
          <table:table-cell table:number-columns-repeated="3" office:value-type="string">
            <text:p>1FEh</text:p>
          </table:table-cell>
        </table:table-row>
        <table:table-row table:style-name="ro1">
          <table:table-cell office:value-type="string">
            <text:p>1FFh</text:p>
          </table:table-cell>
          <table:table-cell office:value-type="string">
            <text:p><text:s/>"D:\\dat\\avatar\\partstex\\hum05_brwthn_whi.ctb"</text:p>
          </table:table-cell>
          <table:table-cell table:number-columns-repeated="3" office:value-type="string">
            <text:p>1FFh</text:p>
          </table:table-cell>
        </table:table-row>
        <table:table-row table:style-name="ro1">
          <table:table-cell office:value-type="string">
            <text:p>200h</text:p>
          </table:table-cell>
          <table:table-cell office:value-type="string">
            <text:p><text:s/>"D:\\dat\\avatar\\partstex\\hyk00_body.ctb"</text:p>
          </table:table-cell>
          <table:table-cell table:number-columns-repeated="3" office:value-type="string">
            <text:p>200h</text:p>
          </table:table-cell>
        </table:table-row>
        <table:table-row table:style-name="ro1">
          <table:table-cell office:value-type="string">
            <text:p>201h</text:p>
          </table:table-cell>
          <table:table-cell office:value-type="string">
            <text:p><text:s/>"D:\\dat\\avatar\\partstex\\hyk01_body.ctb"</text:p>
          </table:table-cell>
          <table:table-cell table:number-columns-repeated="3" office:value-type="string">
            <text:p>201h</text:p>
          </table:table-cell>
        </table:table-row>
        <table:table-row table:style-name="ro1">
          <table:table-cell office:value-type="string">
            <text:p>202h</text:p>
          </table:table-cell>
          <table:table-cell office:value-type="string">
            <text:p><text:s/>"D:\\dat\\avatar\\partstex\\hyk02_body.ctb"</text:p>
          </table:table-cell>
          <table:table-cell table:number-columns-repeated="3" office:value-type="string">
            <text:p>202h</text:p>
          </table:table-cell>
        </table:table-row>
        <table:table-row table:style-name="ro1">
          <table:table-cell office:value-type="string">
            <text:p>203h</text:p>
          </table:table-cell>
          <table:table-cell office:value-type="string">
            <text:p><text:s/>"D:\\dat\\avatar\\partstex\\hyk03_body.ctb"</text:p>
          </table:table-cell>
          <table:table-cell table:number-columns-repeated="3" office:value-type="string">
            <text:p>203h</text:p>
          </table:table-cell>
        </table:table-row>
        <table:table-row table:style-name="ro1">
          <table:table-cell office:value-type="string">
            <text:p>204h</text:p>
          </table:table-cell>
          <table:table-cell office:value-type="string">
            <text:p><text:s/>"D:\\dat\\avatar\\partstex\\hyk04_body.ctb"</text:p>
          </table:table-cell>
          <table:table-cell table:number-columns-repeated="3" office:value-type="string">
            <text:p>204h</text:p>
          </table:table-cell>
        </table:table-row>
        <table:table-row table:style-name="ro1">
          <table:table-cell office:value-type="string">
            <text:p>205h</text:p>
          </table:table-cell>
          <table:table-cell office:value-type="string">
            <text:p><text:s/>"D:\\dat\\avatar\\partstex\\hyk05_body.ctb"</text:p>
          </table:table-cell>
          <table:table-cell table:number-columns-repeated="3" office:value-type="string">
            <text:p>205h</text:p>
          </table:table-cell>
        </table:table-row>
        <table:table-row table:style-name="ro1">
          <table:table-cell office:value-type="string">
            <text:p>206h</text:p>
          </table:table-cell>
          <table:table-cell office:value-type="string">
            <text:p><text:s/>"D:\\dat\\avatar\\partstex\\hyk06_body.ctb"</text:p>
          </table:table-cell>
          <table:table-cell table:number-columns-repeated="3" office:value-type="string">
            <text:p>206h</text:p>
          </table:table-cell>
        </table:table-row>
        <table:table-row table:style-name="ro1">
          <table:table-cell office:value-type="string">
            <text:p>207h</text:p>
          </table:table-cell>
          <table:table-cell office:value-type="string">
            <text:p><text:s/>"D:\\dat\\avatar\\partstex\\hyk07_body.ctb"</text:p>
          </table:table-cell>
          <table:table-cell table:number-columns-repeated="3" office:value-type="string">
            <text:p>207h</text:p>
          </table:table-cell>
        </table:table-row>
        <table:table-row table:style-name="ro1">
          <table:table-cell office:value-type="string">
            <text:p>208h</text:p>
          </table:table-cell>
          <table:table-cell office:value-type="string">
            <text:p><text:s/>"D:\\dat\\avatar\\partstex\\kan00_body.ctb"</text:p>
          </table:table-cell>
          <table:table-cell table:number-columns-repeated="3" office:value-type="string">
            <text:p>208h</text:p>
          </table:table-cell>
        </table:table-row>
        <table:table-row table:style-name="ro1">
          <table:table-cell office:value-type="string">
            <text:p>209h</text:p>
          </table:table-cell>
          <table:table-cell office:value-type="string">
            <text:p><text:s/>"D:\\dat\\avatar\\partstex\\kan01_body.ctb"</text:p>
          </table:table-cell>
          <table:table-cell table:number-columns-repeated="3" office:value-type="string">
            <text:p>209h</text:p>
          </table:table-cell>
        </table:table-row>
        <table:table-row table:style-name="ro1">
          <table:table-cell office:value-type="string">
            <text:p>20Ah</text:p>
          </table:table-cell>
          <table:table-cell office:value-type="string">
            <text:p><text:s/>"D:\\dat\\avatar\\partstex\\kan02_body.ctb"</text:p>
          </table:table-cell>
          <table:table-cell table:number-columns-repeated="3" office:value-type="string">
            <text:p>20Ah</text:p>
          </table:table-cell>
        </table:table-row>
        <table:table-row table:style-name="ro1">
          <table:table-cell office:value-type="string">
            <text:p>20Bh</text:p>
          </table:table-cell>
          <table:table-cell office:value-type="string">
            <text:p><text:s/>"D:\\dat\\avatar\\partstex\\kan03_body.ctb"</text:p>
          </table:table-cell>
          <table:table-cell table:number-columns-repeated="3" office:value-type="string">
            <text:p>20Bh</text:p>
          </table:table-cell>
        </table:table-row>
        <table:table-row table:style-name="ro1">
          <table:table-cell office:value-type="string">
            <text:p>20Ch</text:p>
          </table:table-cell>
          <table:table-cell office:value-type="string">
            <text:p><text:s/>"D:\\dat\\avatar\\partstex\\kan04_body.ctb"</text:p>
          </table:table-cell>
          <table:table-cell table:number-columns-repeated="3" office:value-type="string">
            <text:p>20Ch</text:p>
          </table:table-cell>
        </table:table-row>
        <table:table-row table:style-name="ro1">
          <table:table-cell office:value-type="string">
            <text:p>20Dh</text:p>
          </table:table-cell>
          <table:table-cell office:value-type="string">
            <text:p><text:s/>"D:\\dat\\avatar\\partstex\\kan05_body.ctb"</text:p>
          </table:table-cell>
          <table:table-cell table:number-columns-repeated="3" office:value-type="string">
            <text:p>20Dh</text:p>
          </table:table-cell>
        </table:table-row>
        <table:table-row table:style-name="ro1">
          <table:table-cell office:value-type="string">
            <text:p>20Eh</text:p>
          </table:table-cell>
          <table:table-cell office:value-type="string">
            <text:p><text:s/>"D:\\dat\\avatar\\partstex\\kan06_body.ctb"</text:p>
          </table:table-cell>
          <table:table-cell table:number-columns-repeated="3" office:value-type="string">
            <text:p>20Eh</text:p>
          </table:table-cell>
        </table:table-row>
        <table:table-row table:style-name="ro1">
          <table:table-cell office:value-type="string">
            <text:p>20Fh</text:p>
          </table:table-cell>
          <table:table-cell office:value-type="string">
            <text:p><text:s/>"D:\\dat\\avatar\\partstex\\kan07_body.ctb"</text:p>
          </table:table-cell>
          <table:table-cell table:number-columns-repeated="3" office:value-type="string">
            <text:p>20Fh</text:p>
          </table:table-cell>
        </table:table-row>
        <table:table-row table:style-name="ro1">
          <table:table-cell office:value-type="string">
            <text:p>210h</text:p>
          </table:table-cell>
          <table:table-cell office:value-type="string">
            <text:p><text:s/>"D:\\dat\\avatar\\partstex\\man00_fac_wht.ctb"</text:p>
          </table:table-cell>
          <table:table-cell table:number-columns-repeated="3" office:value-type="string">
            <text:p>210h</text:p>
          </table:table-cell>
        </table:table-row>
        <table:table-row table:style-name="ro1">
          <table:table-cell office:value-type="string">
            <text:p>211h</text:p>
          </table:table-cell>
          <table:table-cell office:value-type="string">
            <text:p><text:s/>"D:\\dat\\avatar\\partstex\\man00_skin_wht.ctb"</text:p>
          </table:table-cell>
          <table:table-cell table:number-columns-repeated="3" office:value-type="string">
            <text:p>211h</text:p>
          </table:table-cell>
        </table:table-row>
        <table:table-row table:style-name="ro1">
          <table:table-cell office:value-type="string">
            <text:p>212h</text:p>
          </table:table-cell>
          <table:table-cell office:value-type="string">
            <text:p><text:s/>"D:\\dat\\avatar\\partstex\\man01_fac_ylo.ctb"</text:p>
          </table:table-cell>
          <table:table-cell table:number-columns-repeated="3" office:value-type="string">
            <text:p>212h</text:p>
          </table:table-cell>
        </table:table-row>
        <table:table-row table:style-name="ro1">
          <table:table-cell office:value-type="string">
            <text:p>213h</text:p>
          </table:table-cell>
          <table:table-cell office:value-type="string">
            <text:p><text:s/>"D:\\dat\\avatar\\partstex\\man01_skin_ylo.ctb"</text:p>
          </table:table-cell>
          <table:table-cell table:number-columns-repeated="3" office:value-type="string">
            <text:p>213h</text:p>
          </table:table-cell>
        </table:table-row>
        <table:table-row table:style-name="ro1">
          <table:table-cell office:value-type="string">
            <text:p>214h</text:p>
          </table:table-cell>
          <table:table-cell office:value-type="string">
            <text:p><text:s/>"D:\\dat\\avatar\\partstex\\man02_fac_bro.ctb"</text:p>
          </table:table-cell>
          <table:table-cell table:number-columns-repeated="3" office:value-type="string">
            <text:p>214h</text:p>
          </table:table-cell>
        </table:table-row>
        <table:table-row table:style-name="ro1">
          <table:table-cell office:value-type="string">
            <text:p>215h</text:p>
          </table:table-cell>
          <table:table-cell office:value-type="string">
            <text:p><text:s/>"D:\\dat\\avatar\\partstex\\man02_skin_bro.ctb"</text:p>
          </table:table-cell>
          <table:table-cell table:number-columns-repeated="3" office:value-type="string">
            <text:p>215h</text:p>
          </table:table-cell>
        </table:table-row>
        <table:table-row table:style-name="ro1">
          <table:table-cell office:value-type="string">
            <text:p>216h</text:p>
          </table:table-cell>
          <table:table-cell office:value-type="string">
            <text:p><text:s/>"D:\\dat\\avatar\\partstex\\man03_fac_gun.ctb"</text:p>
          </table:table-cell>
          <table:table-cell table:number-columns-repeated="3" office:value-type="string">
            <text:p>216h</text:p>
          </table:table-cell>
        </table:table-row>
        <table:table-row table:style-name="ro1">
          <table:table-cell office:value-type="string">
            <text:p>217h</text:p>
          </table:table-cell>
          <table:table-cell office:value-type="string">
            <text:p><text:s/>"D:\\dat\\avatar\\partstex\\man03_skin_gun.ctb"</text:p>
          </table:table-cell>
          <table:table-cell table:number-columns-repeated="3" office:value-type="string">
            <text:p>217h</text:p>
          </table:table-cell>
        </table:table-row>
        <table:table-row table:style-name="ro1">
          <table:table-cell office:value-type="string">
            <text:p>218h</text:p>
          </table:table-cell>
          <table:table-cell office:value-type="string">
            <text:p><text:s/>"D:\\dat\\avatar\\partstex\\man04_fac_bla.ctb"</text:p>
          </table:table-cell>
          <table:table-cell table:number-columns-repeated="3" office:value-type="string">
            <text:p>218h</text:p>
          </table:table-cell>
        </table:table-row>
        <table:table-row table:style-name="ro1">
          <table:table-cell office:value-type="string">
            <text:p>219h</text:p>
          </table:table-cell>
          <table:table-cell office:value-type="string">
            <text:p><text:s/>"D:\\dat\\avatar\\partstex\\man04_skin_bla.ctb"</text:p>
          </table:table-cell>
          <table:table-cell table:number-columns-repeated="3" office:value-type="string">
            <text:p>219h</text:p>
          </table:table-cell>
        </table:table-row>
        <table:table-row table:style-name="ro1">
          <table:table-cell office:value-type="string">
            <text:p>21Ah</text:p>
          </table:table-cell>
          <table:table-cell office:value-type="string">
            <text:p><text:s/>"D:\\dat\\avatar\\partstex\\man05_fac_kmo.ctb"</text:p>
          </table:table-cell>
          <table:table-cell table:number-columns-repeated="3" office:value-type="string">
            <text:p>21Ah</text:p>
          </table:table-cell>
        </table:table-row>
        <table:table-row table:style-name="ro1">
          <table:table-cell office:value-type="string">
            <text:p>21Bh</text:p>
          </table:table-cell>
          <table:table-cell office:value-type="string">
            <text:p><text:s/>"D:\\dat\\avatar\\partstex\\man05_skin_kmo.ctb"</text:p>
          </table:table-cell>
          <table:table-cell table:number-columns-repeated="3" office:value-type="string">
            <text:p>21Bh</text:p>
          </table:table-cell>
        </table:table-row>
        <table:table-row table:style-name="ro1">
          <table:table-cell office:value-type="string">
            <text:p>21Ch</text:p>
          </table:table-cell>
          <table:table-cell office:value-type="string">
            <text:p><text:s/>"D:\\dat\\avatar\\partstex\\man06_fac_hyu.ctb"</text:p>
          </table:table-cell>
          <table:table-cell table:number-columns-repeated="3" office:value-type="string">
            <text:p>21Ch</text:p>
          </table:table-cell>
        </table:table-row>
        <table:table-row table:style-name="ro1">
          <table:table-cell office:value-type="string">
            <text:p>21Dh</text:p>
          </table:table-cell>
          <table:table-cell office:value-type="string">
            <text:p><text:s/>"D:\\dat\\avatar\\partstex\\man06_skin_hyu.ctb"</text:p>
          </table:table-cell>
          <table:table-cell table:number-columns-repeated="3" office:value-type="string">
            <text:p>21Dh</text:p>
          </table:table-cell>
        </table:table-row>
        <table:table-row table:style-name="ro1">
          <table:table-cell office:value-type="string">
            <text:p>21Eh</text:p>
          </table:table-cell>
          <table:table-cell office:value-type="string">
            <text:p><text:s/>"D:\\dat\\avatar\\partstex\\man07_fac_cow.ctb"</text:p>
          </table:table-cell>
          <table:table-cell table:number-columns-repeated="3" office:value-type="string">
            <text:p>21Eh</text:p>
          </table:table-cell>
        </table:table-row>
        <table:table-row table:style-name="ro1">
          <table:table-cell office:value-type="string">
            <text:p>21Fh</text:p>
          </table:table-cell>
          <table:table-cell office:value-type="string">
            <text:p><text:s/>"D:\\dat\\avatar\\partstex\\man07_skin_cow.ctb"</text:p>
          </table:table-cell>
          <table:table-cell table:number-columns-repeated="3" office:value-type="string">
            <text:p>21Fh</text:p>
          </table:table-cell>
        </table:table-row>
        <table:table-row table:style-name="ro1">
          <table:table-cell office:value-type="string">
            <text:p>220h</text:p>
          </table:table-cell>
          <table:table-cell office:value-type="string">
            <text:p><text:s/>"D:\\dat\\avatar\\partstex\\man00_beanbe_non.ctb"</text:p>
          </table:table-cell>
          <table:table-cell table:number-columns-repeated="3" office:value-type="string">
            <text:p>220h</text:p>
          </table:table-cell>
        </table:table-row>
        <table:table-row table:style-name="ro1">
          <table:table-cell office:value-type="string">
            <text:p>221h</text:p>
          </table:table-cell>
          <table:table-cell office:value-type="string">
            <text:p><text:s/>"D:\\dat\\avatar\\partstex\\man00_beaago_bla.ctb"</text:p>
          </table:table-cell>
          <table:table-cell table:number-columns-repeated="3" office:value-type="string">
            <text:p>221h</text:p>
          </table:table-cell>
        </table:table-row>
        <table:table-row table:style-name="ro1">
          <table:table-cell office:value-type="string">
            <text:p>222h</text:p>
          </table:table-cell>
          <table:table-cell office:value-type="string">
            <text:p><text:s/>"D:\\dat\\avatar\\partstex\\man00_beaber_bla.ctb"</text:p>
          </table:table-cell>
          <table:table-cell table:number-columns-repeated="3" office:value-type="string">
            <text:p>222h</text:p>
          </table:table-cell>
        </table:table-row>
        <table:table-row table:style-name="ro1">
          <table:table-cell office:value-type="string">
            <text:p>223h</text:p>
          </table:table-cell>
          <table:table-cell office:value-type="string">
            <text:p><text:s/>"D:\\dat\\avatar\\partstex\\man00_beachb_bla.ctb"</text:p>
          </table:table-cell>
          <table:table-cell table:number-columns-repeated="3" office:value-type="string">
            <text:p>223h</text:p>
          </table:table-cell>
        </table:table-row>
        <table:table-row table:style-name="ro1">
          <table:table-cell office:value-type="string">
            <text:p>224h</text:p>
          </table:table-cell>
          <table:table-cell office:value-type="string">
            <text:p><text:s/>"D:\\dat\\avatar\\partstex\\man01_beaago_bro.ctb"</text:p>
          </table:table-cell>
          <table:table-cell table:number-columns-repeated="3" office:value-type="string">
            <text:p>224h</text:p>
          </table:table-cell>
        </table:table-row>
        <table:table-row table:style-name="ro1">
          <table:table-cell office:value-type="string">
            <text:p>225h</text:p>
          </table:table-cell>
          <table:table-cell office:value-type="string">
            <text:p><text:s/>"D:\\dat\\avatar\\partstex\\man01_beaber_bro.ctb"</text:p>
          </table:table-cell>
          <table:table-cell table:number-columns-repeated="3" office:value-type="string">
            <text:p>225h</text:p>
          </table:table-cell>
        </table:table-row>
        <table:table-row table:style-name="ro1">
          <table:table-cell office:value-type="string">
            <text:p>226h</text:p>
          </table:table-cell>
          <table:table-cell office:value-type="string">
            <text:p><text:s/>"D:\\dat\\avatar\\partstex\\man01_beachb_bro.ctb"</text:p>
          </table:table-cell>
          <table:table-cell table:number-columns-repeated="3" office:value-type="string">
            <text:p>226h</text:p>
          </table:table-cell>
        </table:table-row>
        <table:table-row table:style-name="ro1">
          <table:table-cell office:value-type="string">
            <text:p>227h</text:p>
          </table:table-cell>
          <table:table-cell office:value-type="string">
            <text:p><text:s/>"D:\\dat\\avatar\\partstex\\man02_beaago_blu.ctb"</text:p>
          </table:table-cell>
          <table:table-cell table:number-columns-repeated="3" office:value-type="string">
            <text:p>227h</text:p>
          </table:table-cell>
        </table:table-row>
        <table:table-row table:style-name="ro1">
          <table:table-cell office:value-type="string">
            <text:p>228h</text:p>
          </table:table-cell>
          <table:table-cell office:value-type="string">
            <text:p><text:s/>"D:\\dat\\avatar\\partstex\\man02_beaber_blu.ctb"</text:p>
          </table:table-cell>
          <table:table-cell table:number-columns-repeated="3" office:value-type="string">
            <text:p>228h</text:p>
          </table:table-cell>
        </table:table-row>
        <table:table-row table:style-name="ro1">
          <table:table-cell office:value-type="string">
            <text:p>229h</text:p>
          </table:table-cell>
          <table:table-cell office:value-type="string">
            <text:p><text:s/>"D:\\dat\\avatar\\partstex\\man02_beachb_blu.ctb"</text:p>
          </table:table-cell>
          <table:table-cell table:number-columns-repeated="3" office:value-type="string">
            <text:p>229h</text:p>
          </table:table-cell>
        </table:table-row>
        <table:table-row table:style-name="ro1">
          <table:table-cell office:value-type="string">
            <text:p>22Ah</text:p>
          </table:table-cell>
          <table:table-cell office:value-type="string">
            <text:p><text:s/>"D:\\dat\\avatar\\partstex\\man03_beaago_gre.ctb"</text:p>
          </table:table-cell>
          <table:table-cell table:number-columns-repeated="3" office:value-type="string">
            <text:p>22Ah</text:p>
          </table:table-cell>
        </table:table-row>
        <table:table-row table:style-name="ro1">
          <table:table-cell office:value-type="string">
            <text:p>22Bh</text:p>
          </table:table-cell>
          <table:table-cell office:value-type="string">
            <text:p><text:s/>"D:\\dat\\avatar\\partstex\\man03_beaber_gre.ctb"</text:p>
          </table:table-cell>
          <table:table-cell table:number-columns-repeated="3" office:value-type="string">
            <text:p>22Bh</text:p>
          </table:table-cell>
        </table:table-row>
        <table:table-row table:style-name="ro1">
          <table:table-cell office:value-type="string">
            <text:p>22Ch</text:p>
          </table:table-cell>
          <table:table-cell office:value-type="string">
            <text:p><text:s/>"D:\\dat\\avatar\\partstex\\man03_beachb_gre.ctb"</text:p>
          </table:table-cell>
          <table:table-cell table:number-columns-repeated="3" office:value-type="string">
            <text:p>22Ch</text:p>
          </table:table-cell>
        </table:table-row>
        <table:table-row table:style-name="ro1">
          <table:table-cell office:value-type="string">
            <text:p>22Dh</text:p>
          </table:table-cell>
          <table:table-cell office:value-type="string">
            <text:p><text:s/>"D:\\dat\\avatar\\partstex\\man04_beaago_gol.ctb"</text:p>
          </table:table-cell>
          <table:table-cell table:number-columns-repeated="3" office:value-type="string">
            <text:p>22Dh</text:p>
          </table:table-cell>
        </table:table-row>
        <table:table-row table:style-name="ro1">
          <table:table-cell office:value-type="string">
            <text:p>22Eh</text:p>
          </table:table-cell>
          <table:table-cell office:value-type="string">
            <text:p><text:s/>"D:\\dat\\avatar\\partstex\\man04_beaber_gol.ctb"</text:p>
          </table:table-cell>
          <table:table-cell table:number-columns-repeated="3" office:value-type="string">
            <text:p>22Eh</text:p>
          </table:table-cell>
        </table:table-row>
        <table:table-row table:style-name="ro1">
          <table:table-cell office:value-type="string">
            <text:p>22Fh</text:p>
          </table:table-cell>
          <table:table-cell office:value-type="string">
            <text:p><text:s/>"D:\\dat\\avatar\\partstex\\man04_beachb_gol.ctb"</text:p>
          </table:table-cell>
          <table:table-cell table:number-columns-repeated="3" office:value-type="string">
            <text:p>22Fh</text:p>
          </table:table-cell>
        </table:table-row>
        <table:table-row table:style-name="ro1">
          <table:table-cell office:value-type="string">
            <text:p>230h</text:p>
          </table:table-cell>
          <table:table-cell office:value-type="string">
            <text:p><text:s/>"D:\\dat\\avatar\\partstex\\man05_beaago_whi.ctb"</text:p>
          </table:table-cell>
          <table:table-cell table:number-columns-repeated="3" office:value-type="string">
            <text:p>230h</text:p>
          </table:table-cell>
        </table:table-row>
        <table:table-row table:style-name="ro1">
          <table:table-cell office:value-type="string">
            <text:p>231h</text:p>
          </table:table-cell>
          <table:table-cell office:value-type="string">
            <text:p><text:s/>"D:\\dat\\avatar\\partstex\\man05_beaber_whi.ctb"</text:p>
          </table:table-cell>
          <table:table-cell table:number-columns-repeated="3" office:value-type="string">
            <text:p>231h</text:p>
          </table:table-cell>
        </table:table-row>
        <table:table-row table:style-name="ro1">
          <table:table-cell office:value-type="string">
            <text:p>232h</text:p>
          </table:table-cell>
          <table:table-cell office:value-type="string">
            <text:p><text:s/>"D:\\dat\\avatar\\partstex\\man05_beachb_whi.ctb"</text:p>
          </table:table-cell>
          <table:table-cell table:number-columns-repeated="3" office:value-type="string">
            <text:p>232h</text:p>
          </table:table-cell>
        </table:table-row>
        <table:table-row table:style-name="ro1">
          <table:table-cell office:value-type="string">
            <text:p>233h</text:p>
          </table:table-cell>
          <table:table-cell office:value-type="string">
            <text:p><text:s/>"D:\\dat\\avatar\\partstex\\pgs00_body.ctb"</text:p>
          </table:table-cell>
          <table:table-cell table:number-columns-repeated="3" office:value-type="string">
            <text:p>233h</text:p>
          </table:table-cell>
        </table:table-row>
        <table:table-row table:style-name="ro1">
          <table:table-cell office:value-type="string">
            <text:p>234h</text:p>
          </table:table-cell>
          <table:table-cell office:value-type="string">
            <text:p><text:s/>"D:\\dat\\avatar\\partstex\\pgs01_body.ctb"</text:p>
          </table:table-cell>
          <table:table-cell table:number-columns-repeated="3" office:value-type="string">
            <text:p>234h</text:p>
          </table:table-cell>
        </table:table-row>
        <table:table-row table:style-name="ro1">
          <table:table-cell office:value-type="string">
            <text:p>235h</text:p>
          </table:table-cell>
          <table:table-cell office:value-type="string">
            <text:p><text:s/>"D:\\dat\\avatar\\partstex\\pgs02_body.ctb"</text:p>
          </table:table-cell>
          <table:table-cell table:number-columns-repeated="3" office:value-type="string">
            <text:p>235h</text:p>
          </table:table-cell>
        </table:table-row>
        <table:table-row table:style-name="ro1">
          <table:table-cell office:value-type="string">
            <text:p>236h</text:p>
          </table:table-cell>
          <table:table-cell office:value-type="string">
            <text:p><text:s/>"D:\\dat\\avatar\\partstex\\pgs03_body.ctb"</text:p>
          </table:table-cell>
          <table:table-cell table:number-columns-repeated="3" office:value-type="string">
            <text:p>236h</text:p>
          </table:table-cell>
        </table:table-row>
        <table:table-row table:style-name="ro1">
          <table:table-cell office:value-type="string">
            <text:p>237h</text:p>
          </table:table-cell>
          <table:table-cell office:value-type="string">
            <text:p><text:s/>"D:\\dat\\avatar\\partstex\\pgs04_body.ctb"</text:p>
          </table:table-cell>
          <table:table-cell table:number-columns-repeated="3" office:value-type="string">
            <text:p>237h</text:p>
          </table:table-cell>
        </table:table-row>
        <table:table-row table:style-name="ro1">
          <table:table-cell office:value-type="string">
            <text:p>238h</text:p>
          </table:table-cell>
          <table:table-cell office:value-type="string">
            <text:p><text:s/>"D:\\dat\\avatar\\partstex\\pgs05_body.ctb"</text:p>
          </table:table-cell>
          <table:table-cell table:number-columns-repeated="3" office:value-type="string">
            <text:p>238h</text:p>
          </table:table-cell>
        </table:table-row>
        <table:table-row table:style-name="ro1">
          <table:table-cell office:value-type="string">
            <text:p>239h</text:p>
          </table:table-cell>
          <table:table-cell office:value-type="string">
            <text:p><text:s/>"D:\\dat\\avatar\\partstex\\pgs06_body.ctb"</text:p>
          </table:table-cell>
          <table:table-cell table:number-columns-repeated="3" office:value-type="string">
            <text:p>239h</text:p>
          </table:table-cell>
        </table:table-row>
        <table:table-row table:style-name="ro1">
          <table:table-cell office:value-type="string">
            <text:p>23Ah</text:p>
          </table:table-cell>
          <table:table-cell office:value-type="string">
            <text:p><text:s/>"D:\\dat\\avatar\\partstex\\pgs07_body.ctb"</text:p>
          </table:table-cell>
          <table:table-cell table:number-columns-repeated="3" office:value-type="string">
            <text:p>23Ah</text:p>
          </table:table-cell>
        </table:table-row>
        <table:table-row table:style-name="ro1">
          <table:table-cell office:value-type="string">
            <text:p>23Bh</text:p>
          </table:table-cell>
          <table:table-cell office:value-type="string">
            <text:p><text:s/>"D:\\dat\\avatar\\partstex\\pig00_body.ctb"</text:p>
          </table:table-cell>
          <table:table-cell table:number-columns-repeated="3" office:value-type="string">
            <text:p>23Bh</text:p>
          </table:table-cell>
        </table:table-row>
        <table:table-row table:style-name="ro1">
          <table:table-cell office:value-type="string">
            <text:p>23Ch</text:p>
          </table:table-cell>
          <table:table-cell office:value-type="string">
            <text:p><text:s/>"D:\\dat\\avatar\\partstex\\pig01_body.ctb"</text:p>
          </table:table-cell>
          <table:table-cell table:number-columns-repeated="3" office:value-type="string">
            <text:p>23Ch</text:p>
          </table:table-cell>
        </table:table-row>
        <table:table-row table:style-name="ro1">
          <table:table-cell office:value-type="string">
            <text:p>23Dh</text:p>
          </table:table-cell>
          <table:table-cell office:value-type="string">
            <text:p><text:s/>"D:\\dat\\avatar\\partstex\\pig02_body.ctb"</text:p>
          </table:table-cell>
          <table:table-cell table:number-columns-repeated="3" office:value-type="string">
            <text:p>23Dh</text:p>
          </table:table-cell>
        </table:table-row>
        <table:table-row table:style-name="ro1">
          <table:table-cell office:value-type="string">
            <text:p>23Eh</text:p>
          </table:table-cell>
          <table:table-cell office:value-type="string">
            <text:p><text:s/>"D:\\dat\\avatar\\partstex\\pig03_body.ctb"</text:p>
          </table:table-cell>
          <table:table-cell table:number-columns-repeated="3" office:value-type="string">
            <text:p>23Eh</text:p>
          </table:table-cell>
        </table:table-row>
        <table:table-row table:style-name="ro1">
          <table:table-cell office:value-type="string">
            <text:p>23Fh</text:p>
          </table:table-cell>
          <table:table-cell office:value-type="string">
            <text:p><text:s/>"D:\\dat\\avatar\\partstex\\pig04_body.ctb"</text:p>
          </table:table-cell>
          <table:table-cell table:number-columns-repeated="3" office:value-type="string">
            <text:p>23Fh</text:p>
          </table:table-cell>
        </table:table-row>
        <table:table-row table:style-name="ro1">
          <table:table-cell office:value-type="string">
            <text:p>240h</text:p>
          </table:table-cell>
          <table:table-cell office:value-type="string">
            <text:p><text:s/>"D:\\dat\\avatar\\partstex\\pig05_body.ctb"</text:p>
          </table:table-cell>
          <table:table-cell table:number-columns-repeated="3" office:value-type="string">
            <text:p>240h</text:p>
          </table:table-cell>
        </table:table-row>
        <table:table-row table:style-name="ro1">
          <table:table-cell office:value-type="string">
            <text:p>241h</text:p>
          </table:table-cell>
          <table:table-cell office:value-type="string">
            <text:p><text:s/>"D:\\dat\\avatar\\partstex\\pig06_body.ctb"</text:p>
          </table:table-cell>
          <table:table-cell table:number-columns-repeated="3" office:value-type="string">
            <text:p>241h</text:p>
          </table:table-cell>
        </table:table-row>
        <table:table-row table:style-name="ro1">
          <table:table-cell office:value-type="string">
            <text:p>242h</text:p>
          </table:table-cell>
          <table:table-cell office:value-type="string">
            <text:p><text:s/>"D:\\dat\\avatar\\partstex\\pig07_body.ctb"</text:p>
          </table:table-cell>
          <table:table-cell table:number-columns-repeated="3" office:value-type="string">
            <text:p>242h</text:p>
          </table:table-cell>
        </table:table-row>
        <table:table-row table:style-name="ro1">
          <table:table-cell office:value-type="string">
            <text:p>243h</text:p>
          </table:table-cell>
          <table:table-cell office:value-type="string">
            <text:p><text:s/>"D:\\dat\\avatar\\partstex\\pnd00_body.ctb"</text:p>
          </table:table-cell>
          <table:table-cell table:number-columns-repeated="3" office:value-type="string">
            <text:p>243h</text:p>
          </table:table-cell>
        </table:table-row>
        <table:table-row table:style-name="ro1">
          <table:table-cell office:value-type="string">
            <text:p>244h</text:p>
          </table:table-cell>
          <table:table-cell office:value-type="string">
            <text:p><text:s/>"D:\\dat\\avatar\\partstex\\pnd01_body.ctb"</text:p>
          </table:table-cell>
          <table:table-cell table:number-columns-repeated="3" office:value-type="string">
            <text:p>244h</text:p>
          </table:table-cell>
        </table:table-row>
        <table:table-row table:style-name="ro1">
          <table:table-cell office:value-type="string">
            <text:p>245h</text:p>
          </table:table-cell>
          <table:table-cell office:value-type="string">
            <text:p><text:s/>"D:\\dat\\avatar\\partstex\\pnd02_body.ctb"</text:p>
          </table:table-cell>
          <table:table-cell table:number-columns-repeated="3" office:value-type="string">
            <text:p>245h</text:p>
          </table:table-cell>
        </table:table-row>
        <table:table-row table:style-name="ro1">
          <table:table-cell office:value-type="string">
            <text:p>246h</text:p>
          </table:table-cell>
          <table:table-cell office:value-type="string">
            <text:p><text:s/>"D:\\dat\\avatar\\partstex\\pnd03_body.ctb"</text:p>
          </table:table-cell>
          <table:table-cell table:number-columns-repeated="3" office:value-type="string">
            <text:p>246h</text:p>
          </table:table-cell>
        </table:table-row>
        <table:table-row table:style-name="ro1">
          <table:table-cell office:value-type="string">
            <text:p>247h</text:p>
          </table:table-cell>
          <table:table-cell office:value-type="string">
            <text:p><text:s/>"D:\\dat\\avatar\\partstex\\pnd04_body.ctb"</text:p>
          </table:table-cell>
          <table:table-cell table:number-columns-repeated="3" office:value-type="string">
            <text:p>247h</text:p>
          </table:table-cell>
        </table:table-row>
        <table:table-row table:style-name="ro1">
          <table:table-cell office:value-type="string">
            <text:p>248h</text:p>
          </table:table-cell>
          <table:table-cell office:value-type="string">
            <text:p><text:s/>"D:\\dat\\avatar\\partstex\\pnd05_body.ctb"</text:p>
          </table:table-cell>
          <table:table-cell table:number-columns-repeated="3" office:value-type="string">
            <text:p>248h</text:p>
          </table:table-cell>
        </table:table-row>
        <table:table-row table:style-name="ro1">
          <table:table-cell office:value-type="string">
            <text:p>249h</text:p>
          </table:table-cell>
          <table:table-cell office:value-type="string">
            <text:p><text:s/>"D:\\dat\\avatar\\partstex\\pnd06_body.ctb"</text:p>
          </table:table-cell>
          <table:table-cell table:number-columns-repeated="3" office:value-type="string">
            <text:p>249h</text:p>
          </table:table-cell>
        </table:table-row>
        <table:table-row table:style-name="ro1">
          <table:table-cell office:value-type="string">
            <text:p>24Ah</text:p>
          </table:table-cell>
          <table:table-cell office:value-type="string">
            <text:p><text:s/>"D:\\dat\\avatar\\partstex\\pnd07_body.ctb"</text:p>
          </table:table-cell>
          <table:table-cell table:number-columns-repeated="3" office:value-type="string">
            <text:p>24Ah</text:p>
          </table:table-cell>
        </table:table-row>
        <table:table-row table:style-name="ro1">
          <table:table-cell office:value-type="string">
            <text:p>24Bh</text:p>
          </table:table-cell>
          <table:table-cell office:value-type="string">
            <text:p><text:s/>"D:\\dat\\avatar\\partstex\\png00_body.ctb"</text:p>
          </table:table-cell>
          <table:table-cell table:number-columns-repeated="3" office:value-type="string">
            <text:p>24Bh</text:p>
          </table:table-cell>
        </table:table-row>
        <table:table-row table:style-name="ro1">
          <table:table-cell office:value-type="string">
            <text:p>24Ch</text:p>
          </table:table-cell>
          <table:table-cell office:value-type="string">
            <text:p><text:s/>"D:\\dat\\avatar\\partstex\\png01_body.ctb"</text:p>
          </table:table-cell>
          <table:table-cell table:number-columns-repeated="3" office:value-type="string">
            <text:p>24Ch</text:p>
          </table:table-cell>
        </table:table-row>
        <table:table-row table:style-name="ro1">
          <table:table-cell office:value-type="string">
            <text:p>24Dh</text:p>
          </table:table-cell>
          <table:table-cell office:value-type="string">
            <text:p><text:s/>"D:\\dat\\avatar\\partstex\\png02_body.ctb"</text:p>
          </table:table-cell>
          <table:table-cell table:number-columns-repeated="3" office:value-type="string">
            <text:p>24Dh</text:p>
          </table:table-cell>
        </table:table-row>
        <table:table-row table:style-name="ro1">
          <table:table-cell office:value-type="string">
            <text:p>24Eh</text:p>
          </table:table-cell>
          <table:table-cell office:value-type="string">
            <text:p><text:s/>"D:\\dat\\avatar\\partstex\\png03_body.ctb"</text:p>
          </table:table-cell>
          <table:table-cell table:number-columns-repeated="3" office:value-type="string">
            <text:p>24Eh</text:p>
          </table:table-cell>
        </table:table-row>
        <table:table-row table:style-name="ro1">
          <table:table-cell office:value-type="string">
            <text:p>24Fh</text:p>
          </table:table-cell>
          <table:table-cell office:value-type="string">
            <text:p><text:s/>"D:\\dat\\avatar\\partstex\\png04_body.ctb"</text:p>
          </table:table-cell>
          <table:table-cell table:number-columns-repeated="3" office:value-type="string">
            <text:p>24Fh</text:p>
          </table:table-cell>
        </table:table-row>
        <table:table-row table:style-name="ro1">
          <table:table-cell office:value-type="string">
            <text:p>250h</text:p>
          </table:table-cell>
          <table:table-cell office:value-type="string">
            <text:p><text:s/>"D:\\dat\\avatar\\partstex\\png05_body.ctb"</text:p>
          </table:table-cell>
          <table:table-cell table:number-columns-repeated="3" office:value-type="string">
            <text:p>250h</text:p>
          </table:table-cell>
        </table:table-row>
        <table:table-row table:style-name="ro1">
          <table:table-cell office:value-type="string">
            <text:p>251h</text:p>
          </table:table-cell>
          <table:table-cell office:value-type="string">
            <text:p><text:s/>"D:\\dat\\avatar\\partstex\\png06_body.ctb"</text:p>
          </table:table-cell>
          <table:table-cell table:number-columns-repeated="3" office:value-type="string">
            <text:p>251h</text:p>
          </table:table-cell>
        </table:table-row>
        <table:table-row table:style-name="ro1">
          <table:table-cell office:value-type="string">
            <text:p>252h</text:p>
          </table:table-cell>
          <table:table-cell office:value-type="string">
            <text:p><text:s/>"D:\\dat\\avatar\\partstex\\png07_body.ctb"</text:p>
          </table:table-cell>
          <table:table-cell table:number-columns-repeated="3" office:value-type="string">
            <text:p>252h</text:p>
          </table:table-cell>
        </table:table-row>
        <table:table-row table:style-name="ro1">
          <table:table-cell office:value-type="string">
            <text:p>253h</text:p>
          </table:table-cell>
          <table:table-cell office:value-type="string">
            <text:p><text:s/>"D:\\dat\\avatar\\partstex\\rob00_body.ctb"</text:p>
          </table:table-cell>
          <table:table-cell table:number-columns-repeated="3" office:value-type="string">
            <text:p>253h</text:p>
          </table:table-cell>
        </table:table-row>
        <table:table-row table:style-name="ro1">
          <table:table-cell office:value-type="string">
            <text:p>254h</text:p>
          </table:table-cell>
          <table:table-cell office:value-type="string">
            <text:p><text:s/>"D:\\dat\\avatar\\partstex\\rob01_body.ctb"</text:p>
          </table:table-cell>
          <table:table-cell table:number-columns-repeated="3" office:value-type="string">
            <text:p>254h</text:p>
          </table:table-cell>
        </table:table-row>
        <table:table-row table:style-name="ro1">
          <table:table-cell office:value-type="string">
            <text:p>255h</text:p>
          </table:table-cell>
          <table:table-cell office:value-type="string">
            <text:p><text:s/>"D:\\dat\\avatar\\partstex\\rob02_body.ctb"</text:p>
          </table:table-cell>
          <table:table-cell table:number-columns-repeated="3" office:value-type="string">
            <text:p>255h</text:p>
          </table:table-cell>
        </table:table-row>
        <table:table-row table:style-name="ro1">
          <table:table-cell office:value-type="string">
            <text:p>256h</text:p>
          </table:table-cell>
          <table:table-cell office:value-type="string">
            <text:p><text:s/>"D:\\dat\\avatar\\partstex\\rob03_body.ctb"</text:p>
          </table:table-cell>
          <table:table-cell table:number-columns-repeated="3" office:value-type="string">
            <text:p>256h</text:p>
          </table:table-cell>
        </table:table-row>
        <table:table-row table:style-name="ro1">
          <table:table-cell office:value-type="string">
            <text:p>257h</text:p>
          </table:table-cell>
          <table:table-cell office:value-type="string">
            <text:p><text:s/>"D:\\dat\\avatar\\partstex\\rob04_body.ctb"</text:p>
          </table:table-cell>
          <table:table-cell table:number-columns-repeated="3" office:value-type="string">
            <text:p>257h</text:p>
          </table:table-cell>
        </table:table-row>
        <table:table-row table:style-name="ro1">
          <table:table-cell office:value-type="string">
            <text:p>258h</text:p>
          </table:table-cell>
          <table:table-cell office:value-type="string">
            <text:p><text:s/>"D:\\dat\\avatar\\partstex\\rob05_body.ctb"</text:p>
          </table:table-cell>
          <table:table-cell table:number-columns-repeated="3" office:value-type="string">
            <text:p>258h</text:p>
          </table:table-cell>
        </table:table-row>
        <table:table-row table:style-name="ro1">
          <table:table-cell office:value-type="string">
            <text:p>259h</text:p>
          </table:table-cell>
          <table:table-cell office:value-type="string">
            <text:p><text:s/>"D:\\dat\\avatar\\partstex\\rob06_body.ctb"</text:p>
          </table:table-cell>
          <table:table-cell table:number-columns-repeated="3" office:value-type="string">
            <text:p>259h</text:p>
          </table:table-cell>
        </table:table-row>
        <table:table-row table:style-name="ro1">
          <table:table-cell office:value-type="string">
            <text:p>25Ah</text:p>
          </table:table-cell>
          <table:table-cell office:value-type="string">
            <text:p><text:s/>"D:\\dat\\avatar\\partstex\\rob07_body.ctb"</text:p>
          </table:table-cell>
          <table:table-cell table:number-columns-repeated="3" office:value-type="string">
            <text:p>25Ah</text:p>
          </table:table-cell>
        </table:table-row>
        <table:table-row table:style-name="ro1">
          <table:table-cell office:value-type="string">
            <text:p>25Bh</text:p>
          </table:table-cell>
          <table:table-cell office:value-type="string">
            <text:p><text:s/>"D:\\dat\\avatar\\partstex\\tak00_body.ctb"</text:p>
          </table:table-cell>
          <table:table-cell table:number-columns-repeated="3" office:value-type="string">
            <text:p>25Bh</text:p>
          </table:table-cell>
        </table:table-row>
        <table:table-row table:style-name="ro1">
          <table:table-cell office:value-type="string">
            <text:p>25Ch</text:p>
          </table:table-cell>
          <table:table-cell office:value-type="string">
            <text:p><text:s/>"D:\\dat\\avatar\\partstex\\tak01_body.ctb"</text:p>
          </table:table-cell>
          <table:table-cell table:number-columns-repeated="3" office:value-type="string">
            <text:p>25Ch</text:p>
          </table:table-cell>
        </table:table-row>
        <table:table-row table:style-name="ro1">
          <table:table-cell office:value-type="string">
            <text:p>25Dh</text:p>
          </table:table-cell>
          <table:table-cell office:value-type="string">
            <text:p><text:s/>"D:\\dat\\avatar\\partstex\\tak02_body.ctb"</text:p>
          </table:table-cell>
          <table:table-cell table:number-columns-repeated="3" office:value-type="string">
            <text:p>25Dh</text:p>
          </table:table-cell>
        </table:table-row>
        <table:table-row table:style-name="ro1">
          <table:table-cell office:value-type="string">
            <text:p>25Eh</text:p>
          </table:table-cell>
          <table:table-cell office:value-type="string">
            <text:p><text:s/>"D:\\dat\\avatar\\partstex\\tak03_body.ctb"</text:p>
          </table:table-cell>
          <table:table-cell table:number-columns-repeated="3" office:value-type="string">
            <text:p>25Eh</text:p>
          </table:table-cell>
        </table:table-row>
        <table:table-row table:style-name="ro1">
          <table:table-cell office:value-type="string">
            <text:p>25Fh</text:p>
          </table:table-cell>
          <table:table-cell office:value-type="string">
            <text:p><text:s/>"D:\\dat\\avatar\\partstex\\tak04_body.ctb"</text:p>
          </table:table-cell>
          <table:table-cell table:number-columns-repeated="3" office:value-type="string">
            <text:p>25Fh</text:p>
          </table:table-cell>
        </table:table-row>
        <table:table-row table:style-name="ro1">
          <table:table-cell office:value-type="string">
            <text:p>260h</text:p>
          </table:table-cell>
          <table:table-cell office:value-type="string">
            <text:p><text:s/>"D:\\dat\\avatar\\partstex\\tak05_body.ctb"</text:p>
          </table:table-cell>
          <table:table-cell table:number-columns-repeated="3" office:value-type="string">
            <text:p>260h</text:p>
          </table:table-cell>
        </table:table-row>
        <table:table-row table:style-name="ro1">
          <table:table-cell office:value-type="string">
            <text:p>261h</text:p>
          </table:table-cell>
          <table:table-cell office:value-type="string">
            <text:p><text:s/>"D:\\dat\\avatar\\partstex\\tak06_body.ctb"</text:p>
          </table:table-cell>
          <table:table-cell table:number-columns-repeated="3" office:value-type="string">
            <text:p>261h</text:p>
          </table:table-cell>
        </table:table-row>
        <table:table-row table:style-name="ro1">
          <table:table-cell office:value-type="string">
            <text:p>262h</text:p>
          </table:table-cell>
          <table:table-cell office:value-type="string">
            <text:p><text:s/>"D:\\dat\\avatar\\partstex\\tak07_body.ctb"</text:p>
          </table:table-cell>
          <table:table-cell table:number-columns-repeated="3" office:value-type="string">
            <text:p>262h</text:p>
          </table:table-cell>
        </table:table-row>
        <table:table-row table:style-name="ro1">
          <table:table-cell office:value-type="string">
            <text:p>263h</text:p>
          </table:table-cell>
          <table:table-cell office:value-type="string">
            <text:p><text:s/>"D:\\dat\\avatar\\partstex\\ton00_body.ctb"</text:p>
          </table:table-cell>
          <table:table-cell table:number-columns-repeated="3" office:value-type="string">
            <text:p>263h</text:p>
          </table:table-cell>
        </table:table-row>
        <table:table-row table:style-name="ro1">
          <table:table-cell office:value-type="string">
            <text:p>264h</text:p>
          </table:table-cell>
          <table:table-cell office:value-type="string">
            <text:p><text:s/>"D:\\dat\\avatar\\partstex\\ton01_body.ctb"</text:p>
          </table:table-cell>
          <table:table-cell table:number-columns-repeated="3" office:value-type="string">
            <text:p>264h</text:p>
          </table:table-cell>
        </table:table-row>
        <table:table-row table:style-name="ro1">
          <table:table-cell office:value-type="string">
            <text:p>265h</text:p>
          </table:table-cell>
          <table:table-cell office:value-type="string">
            <text:p><text:s/>"D:\\dat\\avatar\\partstex\\ton02_body.ctb"</text:p>
          </table:table-cell>
          <table:table-cell table:number-columns-repeated="3" office:value-type="string">
            <text:p>265h</text:p>
          </table:table-cell>
        </table:table-row>
        <table:table-row table:style-name="ro1">
          <table:table-cell office:value-type="string">
            <text:p>266h</text:p>
          </table:table-cell>
          <table:table-cell office:value-type="string">
            <text:p><text:s/>"D:\\dat\\avatar\\partstex\\ton03_body.ctb"</text:p>
          </table:table-cell>
          <table:table-cell table:number-columns-repeated="3" office:value-type="string">
            <text:p>266h</text:p>
          </table:table-cell>
        </table:table-row>
        <table:table-row table:style-name="ro1">
          <table:table-cell office:value-type="string">
            <text:p>267h</text:p>
          </table:table-cell>
          <table:table-cell office:value-type="string">
            <text:p><text:s/>"D:\\dat\\avatar\\partstex\\ton04_body.ctb"</text:p>
          </table:table-cell>
          <table:table-cell table:number-columns-repeated="3" office:value-type="string">
            <text:p>267h</text:p>
          </table:table-cell>
        </table:table-row>
        <table:table-row table:style-name="ro1">
          <table:table-cell office:value-type="string">
            <text:p>268h</text:p>
          </table:table-cell>
          <table:table-cell office:value-type="string">
            <text:p><text:s/>"D:\\dat\\avatar\\partstex\\ton05_body.ctb"</text:p>
          </table:table-cell>
          <table:table-cell table:number-columns-repeated="3" office:value-type="string">
            <text:p>268h</text:p>
          </table:table-cell>
        </table:table-row>
        <table:table-row table:style-name="ro1">
          <table:table-cell office:value-type="string">
            <text:p>269h</text:p>
          </table:table-cell>
          <table:table-cell office:value-type="string">
            <text:p><text:s/>"D:\\dat\\avatar\\partstex\\ton06_body.ctb"</text:p>
          </table:table-cell>
          <table:table-cell table:number-columns-repeated="3" office:value-type="string">
            <text:p>269h</text:p>
          </table:table-cell>
        </table:table-row>
        <table:table-row table:style-name="ro1">
          <table:table-cell office:value-type="string">
            <text:p>26Ah</text:p>
          </table:table-cell>
          <table:table-cell office:value-type="string">
            <text:p><text:s/>"D:\\dat\\avatar\\partstex\\ton07_body.ctb"</text:p>
          </table:table-cell>
          <table:table-cell table:number-columns-repeated="3" office:value-type="string">
            <text:p>26Ah</text:p>
          </table:table-cell>
        </table:table-row>
        <table:table-row table:style-name="ro1">
          <table:table-cell office:value-type="string">
            <text:p>26Bh</text:p>
          </table:table-cell>
          <table:table-cell office:value-type="string">
            <text:p><text:s/>"D:\\dat\\avatar\\partstex\\tre00_body.ctb"</text:p>
          </table:table-cell>
          <table:table-cell table:number-columns-repeated="3" office:value-type="string">
            <text:p>26Bh</text:p>
          </table:table-cell>
        </table:table-row>
        <table:table-row table:style-name="ro1">
          <table:table-cell office:value-type="string">
            <text:p>26Ch</text:p>
          </table:table-cell>
          <table:table-cell office:value-type="string">
            <text:p><text:s/>"D:\\dat\\avatar\\partstex\\tre01_body.ctb"</text:p>
          </table:table-cell>
          <table:table-cell table:number-columns-repeated="3" office:value-type="string">
            <text:p>26Ch</text:p>
          </table:table-cell>
        </table:table-row>
        <table:table-row table:style-name="ro1">
          <table:table-cell office:value-type="string">
            <text:p>26Dh</text:p>
          </table:table-cell>
          <table:table-cell office:value-type="string">
            <text:p><text:s/>"D:\\dat\\avatar\\partstex\\tre02_body.ctb"</text:p>
          </table:table-cell>
          <table:table-cell table:number-columns-repeated="3" office:value-type="string">
            <text:p>26Dh</text:p>
          </table:table-cell>
        </table:table-row>
        <table:table-row table:style-name="ro1">
          <table:table-cell office:value-type="string">
            <text:p>26Eh</text:p>
          </table:table-cell>
          <table:table-cell office:value-type="string">
            <text:p><text:s/>"D:\\dat\\avatar\\partstex\\tre03_body.ctb"</text:p>
          </table:table-cell>
          <table:table-cell table:number-columns-repeated="3" office:value-type="string">
            <text:p>26Eh</text:p>
          </table:table-cell>
        </table:table-row>
        <table:table-row table:style-name="ro1">
          <table:table-cell office:value-type="string">
            <text:p>26Fh</text:p>
          </table:table-cell>
          <table:table-cell office:value-type="string">
            <text:p><text:s/>"D:\\dat\\avatar\\partstex\\tre04_body.ctb"</text:p>
          </table:table-cell>
          <table:table-cell table:number-columns-repeated="3" office:value-type="string">
            <text:p>26Fh</text:p>
          </table:table-cell>
        </table:table-row>
        <table:table-row table:style-name="ro1">
          <table:table-cell office:value-type="string">
            <text:p>270h</text:p>
          </table:table-cell>
          <table:table-cell office:value-type="string">
            <text:p><text:s/>"D:\\dat\\avatar\\partstex\\tre05_body.ctb"</text:p>
          </table:table-cell>
          <table:table-cell table:number-columns-repeated="3" office:value-type="string">
            <text:p>270h</text:p>
          </table:table-cell>
        </table:table-row>
        <table:table-row table:style-name="ro1">
          <table:table-cell office:value-type="string">
            <text:p>271h</text:p>
          </table:table-cell>
          <table:table-cell office:value-type="string">
            <text:p><text:s/>"D:\\dat\\avatar\\partstex\\tre06_body.ctb"</text:p>
          </table:table-cell>
          <table:table-cell table:number-columns-repeated="3" office:value-type="string">
            <text:p>271h</text:p>
          </table:table-cell>
        </table:table-row>
        <table:table-row table:style-name="ro1">
          <table:table-cell office:value-type="string">
            <text:p>272h</text:p>
          </table:table-cell>
          <table:table-cell office:value-type="string">
            <text:p><text:s/>"D:\\dat\\avatar\\partstex\\tre07_body.ctb"</text:p>
          </table:table-cell>
          <table:table-cell table:number-columns-repeated="3" office:value-type="string">
            <text:p>272h</text:p>
          </table:table-cell>
        </table:table-row>
        <table:table-row table:style-name="ro1">
          <table:table-cell office:value-type="string">
            <text:p>273h</text:p>
          </table:table-cell>
          <table:table-cell office:value-type="string">
            <text:p><text:s/>"D:\\dat\\avatar\\partstex\\uch00_body.ctb"</text:p>
          </table:table-cell>
          <table:table-cell table:number-columns-repeated="3" office:value-type="string">
            <text:p>273h</text:p>
          </table:table-cell>
        </table:table-row>
        <table:table-row table:style-name="ro1">
          <table:table-cell office:value-type="string">
            <text:p>274h</text:p>
          </table:table-cell>
          <table:table-cell office:value-type="string">
            <text:p><text:s/>"D:\\dat\\avatar\\partstex\\uch01_body.ctb"</text:p>
          </table:table-cell>
          <table:table-cell table:number-columns-repeated="3" office:value-type="string">
            <text:p>274h</text:p>
          </table:table-cell>
        </table:table-row>
        <table:table-row table:style-name="ro1">
          <table:table-cell office:value-type="string">
            <text:p>275h</text:p>
          </table:table-cell>
          <table:table-cell office:value-type="string">
            <text:p><text:s/>"D:\\dat\\avatar\\partstex\\uch02_body.ctb"</text:p>
          </table:table-cell>
          <table:table-cell table:number-columns-repeated="3" office:value-type="string">
            <text:p>275h</text:p>
          </table:table-cell>
        </table:table-row>
        <table:table-row table:style-name="ro1">
          <table:table-cell office:value-type="string">
            <text:p>276h</text:p>
          </table:table-cell>
          <table:table-cell office:value-type="string">
            <text:p><text:s/>"D:\\dat\\avatar\\partstex\\uch03_body.ctb"</text:p>
          </table:table-cell>
          <table:table-cell table:number-columns-repeated="3" office:value-type="string">
            <text:p>276h</text:p>
          </table:table-cell>
        </table:table-row>
        <table:table-row table:style-name="ro1">
          <table:table-cell office:value-type="string">
            <text:p>277h</text:p>
          </table:table-cell>
          <table:table-cell office:value-type="string">
            <text:p><text:s/>"D:\\dat\\avatar\\partstex\\uch04_body.ctb"</text:p>
          </table:table-cell>
          <table:table-cell table:number-columns-repeated="3" office:value-type="string">
            <text:p>277h</text:p>
          </table:table-cell>
        </table:table-row>
        <table:table-row table:style-name="ro1">
          <table:table-cell office:value-type="string">
            <text:p>278h</text:p>
          </table:table-cell>
          <table:table-cell office:value-type="string">
            <text:p><text:s/>"D:\\dat\\avatar\\partstex\\uch05_body.ctb"</text:p>
          </table:table-cell>
          <table:table-cell table:number-columns-repeated="3" office:value-type="string">
            <text:p>278h</text:p>
          </table:table-cell>
        </table:table-row>
        <table:table-row table:style-name="ro1">
          <table:table-cell office:value-type="string">
            <text:p>279h</text:p>
          </table:table-cell>
          <table:table-cell office:value-type="string">
            <text:p><text:s/>"D:\\dat\\avatar\\partstex\\uch06_body.ctb"</text:p>
          </table:table-cell>
          <table:table-cell table:number-columns-repeated="3" office:value-type="string">
            <text:p>279h</text:p>
          </table:table-cell>
        </table:table-row>
        <table:table-row table:style-name="ro1">
          <table:table-cell office:value-type="string">
            <text:p>27Ah</text:p>
          </table:table-cell>
          <table:table-cell office:value-type="string">
            <text:p><text:s/>"D:\\dat\\avatar\\partstex\\uch07_body.ctb"</text:p>
          </table:table-cell>
          <table:table-cell table:number-columns-repeated="3" office:value-type="string">
            <text:p>27Ah</text:p>
          </table:table-cell>
        </table:table-row>
        <table:table-row table:style-name="ro1">
          <table:table-cell office:value-type="string">
            <text:p>27Bh</text:p>
          </table:table-cell>
          <table:table-cell office:value-type="string">
            <text:p><text:s/>"D:\\dat\\avatar\\partstex\\wan00_body.ctb"</text:p>
          </table:table-cell>
          <table:table-cell table:number-columns-repeated="3" office:value-type="string">
            <text:p>27Bh</text:p>
          </table:table-cell>
        </table:table-row>
        <table:table-row table:style-name="ro1">
          <table:table-cell office:value-type="string">
            <text:p>27Ch</text:p>
          </table:table-cell>
          <table:table-cell office:value-type="string">
            <text:p><text:s/>"D:\\dat\\avatar\\partstex\\wan01_body.ctb"</text:p>
          </table:table-cell>
          <table:table-cell table:number-columns-repeated="3" office:value-type="string">
            <text:p>27Ch</text:p>
          </table:table-cell>
        </table:table-row>
        <table:table-row table:style-name="ro1">
          <table:table-cell office:value-type="string">
            <text:p>27Dh</text:p>
          </table:table-cell>
          <table:table-cell office:value-type="string">
            <text:p><text:s/>"D:\\dat\\avatar\\partstex\\wan02_body.ctb"</text:p>
          </table:table-cell>
          <table:table-cell table:number-columns-repeated="3" office:value-type="string">
            <text:p>27Dh</text:p>
          </table:table-cell>
        </table:table-row>
        <table:table-row table:style-name="ro1">
          <table:table-cell office:value-type="string">
            <text:p>27Eh</text:p>
          </table:table-cell>
          <table:table-cell office:value-type="string">
            <text:p><text:s/>"D:\\dat\\avatar\\partstex\\wan03_body.ctb"</text:p>
          </table:table-cell>
          <table:table-cell table:number-columns-repeated="3" office:value-type="string">
            <text:p>27Eh</text:p>
          </table:table-cell>
        </table:table-row>
        <table:table-row table:style-name="ro1">
          <table:table-cell office:value-type="string">
            <text:p>27Fh</text:p>
          </table:table-cell>
          <table:table-cell office:value-type="string">
            <text:p><text:s/>"D:\\dat\\avatar\\partstex\\wan04_body.ctb"</text:p>
          </table:table-cell>
          <table:table-cell table:number-columns-repeated="3" office:value-type="string">
            <text:p>27Fh</text:p>
          </table:table-cell>
        </table:table-row>
        <table:table-row table:style-name="ro1">
          <table:table-cell office:value-type="string">
            <text:p>280h</text:p>
          </table:table-cell>
          <table:table-cell office:value-type="string">
            <text:p><text:s/>"D:\\dat\\avatar\\partstex\\wan05_body.ctb"</text:p>
          </table:table-cell>
          <table:table-cell table:number-columns-repeated="3" office:value-type="string">
            <text:p>280h</text:p>
          </table:table-cell>
        </table:table-row>
        <table:table-row table:style-name="ro1">
          <table:table-cell office:value-type="string">
            <text:p>281h</text:p>
          </table:table-cell>
          <table:table-cell office:value-type="string">
            <text:p><text:s/>"D:\\dat\\avatar\\partstex\\wan06_body.ctb"</text:p>
          </table:table-cell>
          <table:table-cell table:number-columns-repeated="3" office:value-type="string">
            <text:p>281h</text:p>
          </table:table-cell>
        </table:table-row>
        <table:table-row table:style-name="ro1">
          <table:table-cell office:value-type="string">
            <text:p>282h</text:p>
          </table:table-cell>
          <table:table-cell office:value-type="string">
            <text:p><text:s/>"D:\\dat\\avatar\\partstex\\wan07_body.ctb"</text:p>
          </table:table-cell>
          <table:table-cell table:number-columns-repeated="3" office:value-type="string">
            <text:p>282h</text:p>
          </table:table-cell>
        </table:table-row>
        <table:table-row table:style-name="ro1">
          <table:table-cell office:value-type="string">
            <text:p>283h</text:p>
          </table:table-cell>
          <table:table-cell office:value-type="string">
            <text:p><text:s/>"D:\\dat\\avatar\\partstex\\wom00_fac_wht.ctb"</text:p>
          </table:table-cell>
          <table:table-cell table:number-columns-repeated="3" office:value-type="string">
            <text:p>283h</text:p>
          </table:table-cell>
        </table:table-row>
        <table:table-row table:style-name="ro1">
          <table:table-cell office:value-type="string">
            <text:p>284h</text:p>
          </table:table-cell>
          <table:table-cell office:value-type="string">
            <text:p><text:s/>"D:\\dat\\avatar\\partstex\\wom00_skin_wht.ctb"</text:p>
          </table:table-cell>
          <table:table-cell table:number-columns-repeated="3" office:value-type="string">
            <text:p>284h</text:p>
          </table:table-cell>
        </table:table-row>
        <table:table-row table:style-name="ro1">
          <table:table-cell office:value-type="string">
            <text:p>285h</text:p>
          </table:table-cell>
          <table:table-cell office:value-type="string">
            <text:p><text:s/>"D:\\dat\\avatar\\partstex\\wom01_fac_ylo.ctb"</text:p>
          </table:table-cell>
          <table:table-cell table:number-columns-repeated="3" office:value-type="string">
            <text:p>285h</text:p>
          </table:table-cell>
        </table:table-row>
        <table:table-row table:style-name="ro1">
          <table:table-cell office:value-type="string">
            <text:p>286h</text:p>
          </table:table-cell>
          <table:table-cell office:value-type="string">
            <text:p><text:s/>"D:\\dat\\avatar\\partstex\\wom01_skin_ylo.ctb"</text:p>
          </table:table-cell>
          <table:table-cell table:number-columns-repeated="3" office:value-type="string">
            <text:p>286h</text:p>
          </table:table-cell>
        </table:table-row>
        <table:table-row table:style-name="ro1">
          <table:table-cell office:value-type="string">
            <text:p>287h</text:p>
          </table:table-cell>
          <table:table-cell office:value-type="string">
            <text:p><text:s/>"D:\\dat\\avatar\\partstex\\wom02_fac_bro.ctb"</text:p>
          </table:table-cell>
          <table:table-cell table:number-columns-repeated="3" office:value-type="string">
            <text:p>287h</text:p>
          </table:table-cell>
        </table:table-row>
        <table:table-row table:style-name="ro1">
          <table:table-cell office:value-type="string">
            <text:p>288h</text:p>
          </table:table-cell>
          <table:table-cell office:value-type="string">
            <text:p><text:s/>"D:\\dat\\avatar\\partstex\\wom02_skin_bro.ctb"</text:p>
          </table:table-cell>
          <table:table-cell table:number-columns-repeated="3" office:value-type="string">
            <text:p>288h</text:p>
          </table:table-cell>
        </table:table-row>
        <table:table-row table:style-name="ro1">
          <table:table-cell office:value-type="string">
            <text:p>289h</text:p>
          </table:table-cell>
          <table:table-cell office:value-type="string">
            <text:p><text:s/>"D:\\dat\\avatar\\partstex\\wom03_fac_gun.ctb"</text:p>
          </table:table-cell>
          <table:table-cell table:number-columns-repeated="3" office:value-type="string">
            <text:p>289h</text:p>
          </table:table-cell>
        </table:table-row>
        <table:table-row table:style-name="ro1">
          <table:table-cell office:value-type="string">
            <text:p>28Ah</text:p>
          </table:table-cell>
          <table:table-cell office:value-type="string">
            <text:p><text:s/>"D:\\dat\\avatar\\partstex\\wom03_skin_gun.ctb"</text:p>
          </table:table-cell>
          <table:table-cell table:number-columns-repeated="3" office:value-type="string">
            <text:p>28Ah</text:p>
          </table:table-cell>
        </table:table-row>
        <table:table-row table:style-name="ro1">
          <table:table-cell office:value-type="string">
            <text:p>28Bh</text:p>
          </table:table-cell>
          <table:table-cell office:value-type="string">
            <text:p><text:s/>"D:\\dat\\avatar\\partstex\\wom04_fac_bla.ctb"</text:p>
          </table:table-cell>
          <table:table-cell table:number-columns-repeated="3" office:value-type="string">
            <text:p>28Bh</text:p>
          </table:table-cell>
        </table:table-row>
        <table:table-row table:style-name="ro1">
          <table:table-cell office:value-type="string">
            <text:p>28Ch</text:p>
          </table:table-cell>
          <table:table-cell office:value-type="string">
            <text:p><text:s/>"D:\\dat\\avatar\\partstex\\wom04_skin_bla.ctb"</text:p>
          </table:table-cell>
          <table:table-cell table:number-columns-repeated="3" office:value-type="string">
            <text:p>28Ch</text:p>
          </table:table-cell>
        </table:table-row>
        <table:table-row table:style-name="ro1">
          <table:table-cell office:value-type="string">
            <text:p>28Dh</text:p>
          </table:table-cell>
          <table:table-cell office:value-type="string">
            <text:p><text:s/>"D:\\dat\\avatar\\partstex\\wom05_fac_kmo.ctb"</text:p>
          </table:table-cell>
          <table:table-cell table:number-columns-repeated="3" office:value-type="string">
            <text:p>28Dh</text:p>
          </table:table-cell>
        </table:table-row>
        <table:table-row table:style-name="ro1">
          <table:table-cell office:value-type="string">
            <text:p>28Eh</text:p>
          </table:table-cell>
          <table:table-cell office:value-type="string">
            <text:p><text:s/>"D:\\dat\\avatar\\partstex\\wom05_skin_kmo.ctb"</text:p>
          </table:table-cell>
          <table:table-cell table:number-columns-repeated="3" office:value-type="string">
            <text:p>28Eh</text:p>
          </table:table-cell>
        </table:table-row>
        <table:table-row table:style-name="ro1">
          <table:table-cell office:value-type="string">
            <text:p>28Fh</text:p>
          </table:table-cell>
          <table:table-cell office:value-type="string">
            <text:p><text:s/>"D:\\dat\\avatar\\partstex\\wom06_fac_hyu.ctb"</text:p>
          </table:table-cell>
          <table:table-cell table:number-columns-repeated="3" office:value-type="string">
            <text:p>28Fh</text:p>
          </table:table-cell>
        </table:table-row>
        <table:table-row table:style-name="ro1">
          <table:table-cell office:value-type="string">
            <text:p>290h</text:p>
          </table:table-cell>
          <table:table-cell office:value-type="string">
            <text:p><text:s/>"D:\\dat\\avatar\\partstex\\wom06_skin_hyu.ctb"</text:p>
          </table:table-cell>
          <table:table-cell table:number-columns-repeated="3" office:value-type="string">
            <text:p>290h</text:p>
          </table:table-cell>
        </table:table-row>
        <table:table-row table:style-name="ro1">
          <table:table-cell office:value-type="string">
            <text:p>291h</text:p>
          </table:table-cell>
          <table:table-cell office:value-type="string">
            <text:p><text:s/>"D:\\dat\\avatar\\partstex\\wom07_fac_cow.ctb"</text:p>
          </table:table-cell>
          <table:table-cell table:number-columns-repeated="3" office:value-type="string">
            <text:p>291h</text:p>
          </table:table-cell>
        </table:table-row>
        <table:table-row table:style-name="ro1">
          <table:table-cell office:value-type="string">
            <text:p>292h</text:p>
          </table:table-cell>
          <table:table-cell office:value-type="string">
            <text:p><text:s/>"D:\\dat\\avatar\\partstex\\wom07_skin_cow.ctb"</text:p>
          </table:table-cell>
          <table:table-cell table:number-columns-repeated="3" office:value-type="string">
            <text:p>292h</text:p>
          </table:table-cell>
        </table:table-row>
        <table:table-row table:style-name="ro1">
          <table:table-cell office:value-type="string">
            <text:p>293h</text:p>
          </table:table-cell>
          <table:table-cell office:value-type="string">
            <text:p><text:s/>"D:\\dat\\avatar\\partstex\\nim00_body.ctb"</text:p>
          </table:table-cell>
          <table:table-cell table:number-columns-repeated="3" office:value-type="string">
            <text:p>293h</text:p>
          </table:table-cell>
        </table:table-row>
        <table:table-row table:style-name="ro1">
          <table:table-cell office:value-type="string">
            <text:p>294h</text:p>
          </table:table-cell>
          <table:table-cell office:value-type="string">
            <text:p><text:s/>"D:\\dat\\avatar\\partstex\\nim01_body.ctb"</text:p>
          </table:table-cell>
          <table:table-cell table:number-columns-repeated="3" office:value-type="string">
            <text:p>294h</text:p>
          </table:table-cell>
        </table:table-row>
        <table:table-row table:style-name="ro1">
          <table:table-cell office:value-type="string">
            <text:p>295h</text:p>
          </table:table-cell>
          <table:table-cell office:value-type="string">
            <text:p><text:s/>"D:\\dat\\avatar\\partstex\\nim02_body.ctb"</text:p>
          </table:table-cell>
          <table:table-cell table:number-columns-repeated="3" office:value-type="string">
            <text:p>295h</text:p>
          </table:table-cell>
        </table:table-row>
        <table:table-row table:style-name="ro1">
          <table:table-cell office:value-type="string">
            <text:p>296h</text:p>
          </table:table-cell>
          <table:table-cell office:value-type="string">
            <text:p><text:s/>"D:\\dat\\avatar\\partstex\\nim03_body.ctb"</text:p>
          </table:table-cell>
          <table:table-cell table:number-columns-repeated="3" office:value-type="string">
            <text:p>296h</text:p>
          </table:table-cell>
        </table:table-row>
        <table:table-row table:style-name="ro1">
          <table:table-cell office:value-type="string">
            <text:p>297h</text:p>
          </table:table-cell>
          <table:table-cell office:value-type="string">
            <text:p><text:s/>"D:\\dat\\avatar\\partstex\\nim04_body.ctb"</text:p>
          </table:table-cell>
          <table:table-cell table:number-columns-repeated="3" office:value-type="string">
            <text:p>297h</text:p>
          </table:table-cell>
        </table:table-row>
        <table:table-row table:style-name="ro1">
          <table:table-cell office:value-type="string">
            <text:p>298h</text:p>
          </table:table-cell>
          <table:table-cell office:value-type="string">
            <text:p><text:s/>"D:\\dat\\avatar\\partstex\\nim05_body.ctb"</text:p>
          </table:table-cell>
          <table:table-cell table:number-columns-repeated="3" office:value-type="string">
            <text:p>298h</text:p>
          </table:table-cell>
        </table:table-row>
        <table:table-row table:style-name="ro1">
          <table:table-cell office:value-type="string">
            <text:p>299h</text:p>
          </table:table-cell>
          <table:table-cell office:value-type="string">
            <text:p><text:s/>"D:\\dat\\avatar\\partstex\\nim06_body.ctb"</text:p>
          </table:table-cell>
          <table:table-cell table:number-columns-repeated="3" office:value-type="string">
            <text:p>299h</text:p>
          </table:table-cell>
        </table:table-row>
        <table:table-row table:style-name="ro1">
          <table:table-cell office:value-type="string">
            <text:p>29Ah</text:p>
          </table:table-cell>
          <table:table-cell office:value-type="string">
            <text:p><text:s/>"D:\\dat\\avatar\\partstex\\nim07_body.ctb"</text:p>
          </table:table-cell>
          <table:table-cell table:number-columns-repeated="3" office:value-type="string">
            <text:p>29Ah</text:p>
          </table:table-cell>
        </table:table-row>
        <table:table-row table:style-name="ro1">
          <table:table-cell office:value-type="string">
            <text:p>29Bh</text:p>
          </table:table-cell>
          <table:table-cell office:value-type="string">
            <text:p><text:s/>"D:\\dat\\avatar\\partstex\\fis00_body2.ctb"</text:p>
          </table:table-cell>
          <table:table-cell table:number-columns-repeated="3" office:value-type="string">
            <text:p>29Bh</text:p>
          </table:table-cell>
        </table:table-row>
        <table:table-row table:style-name="ro1">
          <table:table-cell office:value-type="string">
            <text:p>29Ch</text:p>
          </table:table-cell>
          <table:table-cell office:value-type="string">
            <text:p><text:s/>"D:\\dat\\avatar\\partstex\\fis01_body2.ctb"</text:p>
          </table:table-cell>
          <table:table-cell table:number-columns-repeated="3" office:value-type="string">
            <text:p>29Ch</text:p>
          </table:table-cell>
        </table:table-row>
        <table:table-row table:style-name="ro1">
          <table:table-cell office:value-type="string">
            <text:p>29Dh</text:p>
          </table:table-cell>
          <table:table-cell office:value-type="string">
            <text:p><text:s/>"D:\\dat\\avatar\\partstex\\fis02_body2.ctb"</text:p>
          </table:table-cell>
          <table:table-cell table:number-columns-repeated="3" office:value-type="string">
            <text:p>29Dh</text:p>
          </table:table-cell>
        </table:table-row>
        <table:table-row table:style-name="ro1">
          <table:table-cell office:value-type="string">
            <text:p>29Eh</text:p>
          </table:table-cell>
          <table:table-cell office:value-type="string">
            <text:p><text:s/>"D:\\dat\\avatar\\partstex\\fis03_body2.ctb"</text:p>
          </table:table-cell>
          <table:table-cell table:number-columns-repeated="3" office:value-type="string">
            <text:p>29Eh</text:p>
          </table:table-cell>
        </table:table-row>
        <table:table-row table:style-name="ro1">
          <table:table-cell office:value-type="string">
            <text:p>29Fh</text:p>
          </table:table-cell>
          <table:table-cell office:value-type="string">
            <text:p><text:s/>"D:\\dat\\avatar\\partstex\\fis04_body2.ctb"</text:p>
          </table:table-cell>
          <table:table-cell table:number-columns-repeated="3" office:value-type="string">
            <text:p>29Fh</text:p>
          </table:table-cell>
        </table:table-row>
        <table:table-row table:style-name="ro1">
          <table:table-cell office:value-type="string">
            <text:p>2A0h</text:p>
          </table:table-cell>
          <table:table-cell office:value-type="string">
            <text:p><text:s/>"D:\\dat\\avatar\\partstex\\fis05_body2.ctb"</text:p>
          </table:table-cell>
          <table:table-cell table:number-columns-repeated="3" office:value-type="string">
            <text:p>2A0h</text:p>
          </table:table-cell>
        </table:table-row>
        <table:table-row table:style-name="ro1">
          <table:table-cell office:value-type="string">
            <text:p>2A1h</text:p>
          </table:table-cell>
          <table:table-cell office:value-type="string">
            <text:p><text:s/>"D:\\dat\\avatar\\partstex\\fis06_body2.ctb"</text:p>
          </table:table-cell>
          <table:table-cell table:number-columns-repeated="3" office:value-type="string">
            <text:p>2A1h</text:p>
          </table:table-cell>
        </table:table-row>
        <table:table-row table:style-name="ro1">
          <table:table-cell office:value-type="string">
            <text:p>2A2h</text:p>
          </table:table-cell>
          <table:table-cell office:value-type="string">
            <text:p><text:s/>"D:\\dat\\avatar\\partstex\\fis07_body2.ctb"</text:p>
          </table:table-cell>
          <table:table-cell table:number-columns-repeated="3" office:value-type="string">
            <text:p>2A2h</text:p>
          </table:table-cell>
        </table:table-row>
        <table:table-row table:style-name="ro1">
          <table:table-cell office:value-type="string">
            <text:p>2A3h</text:p>
          </table:table-cell>
          <table:table-cell office:value-type="string">
            <text:p><text:s/>"D:\\dat\\frn\\fn000tvc.tpr"</text:p>
          </table:table-cell>
          <table:table-cell table:number-columns-repeated="3" office:value-type="string">
            <text:p>2A3h</text:p>
          </table:table-cell>
        </table:table-row>
        <table:table-row table:style-name="ro1">
          <table:table-cell office:value-type="string">
            <text:p>2A4h</text:p>
          </table:table-cell>
          <table:table-cell office:value-type="string">
            <text:p><text:s/>"D:\\dat\\frn\\fn001tvo.tpr"</text:p>
          </table:table-cell>
          <table:table-cell table:number-columns-repeated="3" office:value-type="string">
            <text:p>2A4h</text:p>
          </table:table-cell>
        </table:table-row>
        <table:table-row table:style-name="ro1">
          <table:table-cell office:value-type="string">
            <text:p>2A5h</text:p>
          </table:table-cell>
          <table:table-cell office:value-type="string">
            <text:p><text:s/>"D:\\dat\\frn\\fn002tvm.tpr"</text:p>
          </table:table-cell>
          <table:table-cell table:number-columns-repeated="3" office:value-type="string">
            <text:p>2A5h</text:p>
          </table:table-cell>
        </table:table-row>
        <table:table-row table:style-name="ro1">
          <table:table-cell office:value-type="string">
            <text:p>2A6h</text:p>
          </table:table-cell>
          <table:table-cell office:value-type="string">
            <text:p><text:s/>"D:\\dat\\frn\\fn003csw.tpr"</text:p>
          </table:table-cell>
          <table:table-cell table:number-columns-repeated="3" office:value-type="string">
            <text:p>2A6h</text:p>
          </table:table-cell>
        </table:table-row>
        <table:table-row table:style-name="ro1">
          <table:table-cell office:value-type="string">
            <text:p>2A7h</text:p>
          </table:table-cell>
          <table:table-cell office:value-type="string">
            <text:p><text:s/>"D:\\dat\\frn\\fn004tva.tpr"</text:p>
          </table:table-cell>
          <table:table-cell table:number-columns-repeated="3" office:value-type="string">
            <text:p>2A7h</text:p>
          </table:table-cell>
        </table:table-row>
        <table:table-row table:style-name="ro1">
          <table:table-cell office:value-type="string">
            <text:p>2A8h</text:p>
          </table:table-cell>
          <table:table-cell office:value-type="string">
            <text:p><text:s/>"D:\\dat\\frn\\fn005mbo.tpr"</text:p>
          </table:table-cell>
          <table:table-cell table:number-columns-repeated="3" office:value-type="string">
            <text:p>2A8h</text:p>
          </table:table-cell>
        </table:table-row>
        <table:table-row table:style-name="ro1">
          <table:table-cell office:value-type="string">
            <text:p>2A9h</text:p>
          </table:table-cell>
          <table:table-cell office:value-type="string">
            <text:p><text:s/>"D:\\dat\\frn\\fn006rdw.tpr"</text:p>
          </table:table-cell>
          <table:table-cell table:number-columns-repeated="3" office:value-type="string">
            <text:p>2A9h</text:p>
          </table:table-cell>
        </table:table-row>
        <table:table-row table:style-name="ro1">
          <table:table-cell office:value-type="string">
            <text:p>2AAh</text:p>
          </table:table-cell>
          <table:table-cell office:value-type="string">
            <text:p><text:s/>"D:\\dat\\frn\\fn007sft.tpr"</text:p>
          </table:table-cell>
          <table:table-cell table:number-columns-repeated="3" office:value-type="string">
            <text:p>2AAh</text:p>
          </table:table-cell>
        </table:table-row>
        <table:table-row table:style-name="ro1">
          <table:table-cell office:value-type="string">
            <text:p>2ABh</text:p>
          </table:table-cell>
          <table:table-cell office:value-type="string">
            <text:p><text:s/>"D:\\dat\\frn\\fn008bbk.tpr"</text:p>
          </table:table-cell>
          <table:table-cell table:number-columns-repeated="3" office:value-type="string">
            <text:p>2ABh</text:p>
          </table:table-cell>
        </table:table-row>
        <table:table-row table:style-name="ro1">
          <table:table-cell office:value-type="string">
            <text:p>2ACh</text:p>
          </table:table-cell>
          <table:table-cell office:value-type="string">
            <text:p><text:s/>"D:\\dat\\frn\\fn009chc.tpr"</text:p>
          </table:table-cell>
          <table:table-cell table:number-columns-repeated="3" office:value-type="string">
            <text:p>2ACh</text:p>
          </table:table-cell>
        </table:table-row>
        <table:table-row table:style-name="ro1">
          <table:table-cell office:value-type="string">
            <text:p>2ADh</text:p>
          </table:table-cell>
          <table:table-cell office:value-type="string">
            <text:p><text:s/>"D:\\dat\\frn\\fn010rds.tpr"</text:p>
          </table:table-cell>
          <table:table-cell table:number-columns-repeated="3" office:value-type="string">
            <text:p>2ADh</text:p>
          </table:table-cell>
        </table:table-row>
        <table:table-row table:style-name="ro1">
          <table:table-cell office:value-type="string">
            <text:p>2AEh</text:p>
          </table:table-cell>
          <table:table-cell office:value-type="string">
            <text:p><text:s/>"D:\\dat\\frn\\fn011rdp.tpr"</text:p>
          </table:table-cell>
          <table:table-cell table:number-columns-repeated="3" office:value-type="string">
            <text:p>2AEh</text:p>
          </table:table-cell>
        </table:table-row>
        <table:table-row table:style-name="ro1">
          <table:table-cell office:value-type="string">
            <text:p>2AFh</text:p>
          </table:table-cell>
          <table:table-cell office:value-type="string">
            <text:p><text:s/>"D:\\dat\\frn\\fn012clm.tpr"</text:p>
          </table:table-cell>
          <table:table-cell table:number-columns-repeated="3" office:value-type="string">
            <text:p>2AFh</text:p>
          </table:table-cell>
        </table:table-row>
        <table:table-row table:style-name="ro1">
          <table:table-cell office:value-type="string">
            <text:p>2B0h</text:p>
          </table:table-cell>
          <table:table-cell office:value-type="string">
            <text:p><text:s/>"D:\\dat\\frn\\fn013vsk.tpr"</text:p>
          </table:table-cell>
          <table:table-cell table:number-columns-repeated="3" office:value-type="string">
            <text:p>2B0h</text:p>
          </table:table-cell>
        </table:table-row>
        <table:table-row table:style-name="ro1">
          <table:table-cell office:value-type="string">
            <text:p>2B1h</text:p>
          </table:table-cell>
          <table:table-cell office:value-type="string">
            <text:p><text:s/>"D:\\dat\\house\\hos_zak.tdp"</text:p>
          </table:table-cell>
          <table:table-cell table:number-columns-repeated="3" office:value-type="string">
            <text:p>2B1h</text:p>
          </table:table-cell>
        </table:table-row>
        <table:table-row table:style-name="ro1">
          <table:table-cell office:value-type="string">
            <text:p>2B2h</text:p>
          </table:table-cell>
          <table:table-cell office:value-type="string">
            <text:p><text:s/>"D:\\dat\\house\\hos_flo.tdp"</text:p>
          </table:table-cell>
          <table:table-cell table:number-columns-repeated="3" office:value-type="string">
            <text:p>2B2h</text:p>
          </table:table-cell>
        </table:table-row>
        <table:table-row table:style-name="ro1">
          <table:table-cell office:value-type="string">
            <text:p>2B3h</text:p>
          </table:table-cell>
          <table:table-cell office:value-type="string">
            <text:p><text:s/>"D:\\dat\\house\\hos_wat.tdp"</text:p>
          </table:table-cell>
          <table:table-cell table:number-columns-repeated="3" office:value-type="string">
            <text:p>2B3h</text:p>
          </table:table-cell>
        </table:table-row>
        <table:table-row table:style-name="ro1">
          <table:table-cell office:value-type="string">
            <text:p>2B4h</text:p>
          </table:table-cell>
          <table:table-cell office:value-type="string">
            <text:p><text:s/>"D:\\dat\\house\\hos_oka.tdp"</text:p>
          </table:table-cell>
          <table:table-cell table:number-columns-repeated="3" office:value-type="string">
            <text:p>2B4h</text:p>
          </table:table-cell>
        </table:table-row>
        <table:table-row table:style-name="ro1">
          <table:table-cell office:value-type="string">
            <text:p>2B5h</text:p>
          </table:table-cell>
          <table:table-cell office:value-type="string">
            <text:p><text:s/>"D:\\dat\\house\\hos_jun.tdp"</text:p>
          </table:table-cell>
          <table:table-cell table:number-columns-repeated="3" office:value-type="string">
            <text:p>2B5h</text:p>
          </table:table-cell>
        </table:table-row>
        <table:table-row table:style-name="ro1">
          <table:table-cell office:value-type="string">
            <text:p>2B6h</text:p>
          </table:table-cell>
          <table:table-cell office:value-type="string">
            <text:p><text:s/>"D:\\dat\\house\\hos_bok.tdp"</text:p>
          </table:table-cell>
          <table:table-cell table:number-columns-repeated="3" office:value-type="string">
            <text:p>2B6h</text:p>
          </table:table-cell>
        </table:table-row>
        <table:table-row table:style-name="ro1">
          <table:table-cell office:value-type="string">
            <text:p>2B7h</text:p>
          </table:table-cell>
          <table:table-cell office:value-type="string">
            <text:p><text:s/>"D:\\dat\\house\\hos_gor.tdp"</text:p>
          </table:table-cell>
          <table:table-cell table:number-columns-repeated="3" office:value-type="string">
            <text:p>2B7h</text:p>
          </table:table-cell>
        </table:table-row>
        <table:table-row table:style-name="ro1">
          <table:table-cell office:value-type="string">
            <text:p>2B8h</text:p>
          </table:table-cell>
          <table:table-cell office:value-type="string">
            <text:p><text:s/>"D:\\dat\\house\\hos_unv.tdp"</text:p>
          </table:table-cell>
          <table:table-cell table:number-columns-repeated="3" office:value-type="string">
            <text:p>2B8h</text:p>
          </table:table-cell>
        </table:table-row>
        <table:table-row table:style-name="ro1">
          <table:table-cell office:value-type="string">
            <text:p>2B9h</text:p>
          </table:table-cell>
          <table:table-cell office:value-type="string">
            <text:p><text:s/>"D:\\dat\\house\\hos_ice.tdp"</text:p>
          </table:table-cell>
          <table:table-cell table:number-columns-repeated="3" office:value-type="string">
            <text:p>2B9h</text:p>
          </table:table-cell>
        </table:table-row>
        <table:table-row table:style-name="ro1">
          <table:table-cell office:value-type="string">
            <text:p>2BAh</text:p>
          </table:table-cell>
          <table:table-cell office:value-type="string">
            <text:p><text:s/>"D:\\dat\\house\\hos_hol.tdp"</text:p>
          </table:table-cell>
          <table:table-cell table:number-columns-repeated="3" office:value-type="string">
            <text:p>2BAh</text:p>
          </table:table-cell>
        </table:table-row>
        <table:table-row table:style-name="ro1">
          <table:table-cell office:value-type="string">
            <text:p>2BBh</text:p>
          </table:table-cell>
          <table:table-cell office:value-type="string">
            <text:p><text:s/>"D:\\dat\\house\\hos_clo.tdp"</text:p>
          </table:table-cell>
          <table:table-cell table:number-columns-repeated="3" office:value-type="string">
            <text:p>2BBh</text:p>
          </table:table-cell>
        </table:table-row>
        <table:table-row table:style-name="ro1">
          <table:table-cell office:value-type="string">
            <text:p>2000000h</text:p>
          </table:table-cell>
          <table:table-cell office:value-type="string">
            <text:p><text:s/>"D:\\dat\\version\\anm_version.bin"</text:p>
          </table:table-cell>
          <table:table-cell table:number-columns-repeated="3" office:value-type="string">
            <text:p>2000000h</text:p>
          </table:table-cell>
        </table:table-row>
        <table:table-row table:style-name="ro1">
          <table:table-cell office:value-type="string">
            <text:p>2000001h</text:p>
          </table:table-cell>
          <table:table-cell office:value-type="string">
            <text:p><text:s/>"D:\\bin\\zack.bin"</text:p>
          </table:table-cell>
          <table:table-cell table:number-columns-repeated="3" office:value-type="string">
            <text:p>2000001h</text:p>
          </table:table-cell>
        </table:table-row>
        <table:table-row table:style-name="ro1">
          <table:table-cell office:value-type="string">
            <text:p>2000002h</text:p>
          </table:table-cell>
          <table:table-cell office:value-type="string">
            <text:p><text:s/>"D:\\bin\\tina.bin"</text:p>
          </table:table-cell>
          <table:table-cell table:number-columns-repeated="3" office:value-type="string">
            <text:p>2000002h</text:p>
          </table:table-cell>
        </table:table-row>
        <table:table-row table:style-name="ro1">
          <table:table-cell office:value-type="string">
            <text:p>2000003h</text:p>
          </table:table-cell>
          <table:table-cell office:value-type="string">
            <text:p><text:s/>"D:\\bin\\janlee.bin"</text:p>
          </table:table-cell>
          <table:table-cell table:number-columns-repeated="3" office:value-type="string">
            <text:p>2000003h</text:p>
          </table:table-cell>
        </table:table-row>
        <table:table-row table:style-name="ro1">
          <table:table-cell office:value-type="string">
            <text:p>2000004h</text:p>
          </table:table-cell>
          <table:table-cell office:value-type="string">
            <text:p><text:s/>"D:\\bin\\karate.bin"</text:p>
          </table:table-cell>
          <table:table-cell table:number-columns-repeated="3" office:value-type="string">
            <text:p>2000004h</text:p>
          </table:table-cell>
        </table:table-row>
        <table:table-row table:style-name="ro1">
          <table:table-cell office:value-type="string">
            <text:p>2000005h</text:p>
          </table:table-cell>
          <table:table-cell office:value-type="string">
            <text:p><text:s/>"D:\\bin\\ryu.bin"</text:p>
          </table:table-cell>
          <table:table-cell table:number-columns-repeated="3" office:value-type="string">
            <text:p>2000005h</text:p>
          </table:table-cell>
        </table:table-row>
        <table:table-row table:style-name="ro1">
          <table:table-cell office:value-type="string">
            <text:p>2000006h</text:p>
          </table:table-cell>
          <table:table-cell office:value-type="string">
            <text:p><text:s/>"D:\\bin\\kasumi.bin"</text:p>
          </table:table-cell>
          <table:table-cell table:number-columns-repeated="3" office:value-type="string">
            <text:p>2000006h</text:p>
          </table:table-cell>
        </table:table-row>
        <table:table-row table:style-name="ro1">
          <table:table-cell office:value-type="string">
            <text:p>2000007h</text:p>
          </table:table-cell>
          <table:table-cell office:value-type="string">
            <text:p><text:s/>"D:\\bin\\genfu.bin"</text:p>
          </table:table-cell>
          <table:table-cell table:number-columns-repeated="3" office:value-type="string">
            <text:p>2000007h</text:p>
          </table:table-cell>
        </table:table-row>
        <table:table-row table:style-name="ro1">
          <table:table-cell office:value-type="string">
            <text:p>2000008h</text:p>
          </table:table-cell>
          <table:table-cell office:value-type="string">
            <text:p><text:s/>"D:\\bin\\hika.bin"</text:p>
          </table:table-cell>
          <table:table-cell table:number-columns-repeated="3" office:value-type="string">
            <text:p>2000008h</text:p>
          </table:table-cell>
        </table:table-row>
        <table:table-row table:style-name="ro1">
          <table:table-cell office:value-type="string">
            <text:p>2000009h</text:p>
          </table:table-cell>
          <table:table-cell office:value-type="string">
            <text:p><text:s/>"D:\\bin\\bayman.bin"</text:p>
          </table:table-cell>
          <table:table-cell table:number-columns-repeated="3" office:value-type="string">
            <text:p>2000009h</text:p>
          </table:table-cell>
        </table:table-row>
        <table:table-row table:style-name="ro1">
          <table:table-cell office:value-type="string">
            <text:p>200000Ah</text:p>
          </table:table-cell>
          <table:table-cell office:value-type="string">
            <text:p><text:s/>"D:\\bin\\bass.bin"</text:p>
          </table:table-cell>
          <table:table-cell table:number-columns-repeated="3" office:value-type="string">
            <text:p>200000Ah</text:p>
          </table:table-cell>
        </table:table-row>
        <table:table-row table:style-name="ro1">
          <table:table-cell office:value-type="string">
            <text:p>200000Bh</text:p>
          </table:table-cell>
          <table:table-cell office:value-type="string">
            <text:p><text:s/>"D:\\bin\\hakyo.bin"</text:p>
          </table:table-cell>
          <table:table-cell table:number-columns-repeated="3" office:value-type="string">
            <text:p>200000Bh</text:p>
          </table:table-cell>
        </table:table-row>
        <table:table-row table:style-name="ro1">
          <table:table-cell office:value-type="string">
            <text:p>200000Ch</text:p>
          </table:table-cell>
          <table:table-cell office:value-type="string">
            <text:p><text:s/>"D:\\bin\\ninja.bin"</text:p>
          </table:table-cell>
          <table:table-cell table:number-columns-repeated="3" office:value-type="string">
            <text:p>200000Ch</text:p>
          </table:table-cell>
        </table:table-row>
        <table:table-row table:style-name="ro1">
          <table:table-cell office:value-type="string">
            <text:p>200000Dh</text:p>
          </table:table-cell>
          <table:table-cell office:value-type="string">
            <text:p><text:s/>"D:\\bin\\leifang.bin"</text:p>
          </table:table-cell>
          <table:table-cell table:number-columns-repeated="3" office:value-type="string">
            <text:p>200000Dh</text:p>
          </table:table-cell>
        </table:table-row>
        <table:table-row table:style-name="ro1">
          <table:table-cell office:value-type="string">
            <text:p>200000Eh</text:p>
          </table:table-cell>
          <table:table-cell office:value-type="string">
            <text:p><text:s/>"D:\\bin\\ayane.bin"</text:p>
          </table:table-cell>
          <table:table-cell table:number-columns-repeated="3" office:value-type="string">
            <text:p>200000Eh</text:p>
          </table:table-cell>
        </table:table-row>
        <table:table-row table:style-name="ro1">
          <table:table-cell office:value-type="string">
            <text:p>200000Fh</text:p>
          </table:table-cell>
          <table:table-cell office:value-type="string">
            <text:p><text:s/>"D:\\bin\\boy.bin"</text:p>
          </table:table-cell>
          <table:table-cell table:number-columns-repeated="3" office:value-type="string">
            <text:p>200000Fh</text:p>
          </table:table-cell>
        </table:table-row>
        <table:table-row table:style-name="ro1">
          <table:table-cell office:value-type="string">
            <text:p>2000010h</text:p>
          </table:table-cell>
          <table:table-cell office:value-type="string">
            <text:p><text:s/>"D:\\bin\\lisa.bin"</text:p>
          </table:table-cell>
          <table:table-cell table:number-columns-repeated="3" office:value-type="string">
            <text:p>2000010h</text:p>
          </table:table-cell>
        </table:table-row>
        <table:table-row table:style-name="ro1">
          <table:table-cell office:value-type="string">
            <text:p>2000011h</text:p>
          </table:table-cell>
          <table:table-cell office:value-type="string">
            <text:p><text:s/>"D:\\bin\\alpha.bin"</text:p>
          </table:table-cell>
          <table:table-cell table:number-columns-repeated="3" office:value-type="string">
            <text:p>2000011h</text:p>
          </table:table-cell>
        </table:table-row>
        <table:table-row table:style-name="ro1">
          <table:table-cell office:value-type="string">
            <text:p>2000012h</text:p>
          </table:table-cell>
          <table:table-cell office:value-type="string">
            <text:p><text:s/>"D:\\bin\\tengu.bin"</text:p>
          </table:table-cell>
          <table:table-cell table:number-columns-repeated="3" office:value-type="string">
            <text:p>2000012h</text:p>
          </table:table-cell>
        </table:table-row>
        <table:table-row table:style-name="ro1">
          <table:table-cell office:value-type="string">
            <text:p>2000013h</text:p>
          </table:table-cell>
          <table:table-cell office:value-type="string">
            <text:p><text:s/>"D:\\bin\\spartan.bin"</text:p>
          </table:table-cell>
          <table:table-cell table:number-columns-repeated="3" office:value-type="string">
            <text:p>2000013h</text:p>
          </table:table-cell>
        </table:table-row>
        <table:table-row table:style-name="ro1">
          <table:table-cell office:value-type="string">
            <text:p>2000014h</text:p>
          </table:table-cell>
          <table:table-cell office:value-type="string">
            <text:p><text:s/>"D:\\bin\\suiken.bin"</text:p>
          </table:table-cell>
          <table:table-cell table:number-columns-repeated="3" office:value-type="string">
            <text:p>2000014h</text:p>
          </table:table-cell>
        </table:table-row>
        <table:table-row table:style-name="ro1">
          <table:table-cell office:value-type="string">
            <text:p>2000015h</text:p>
          </table:table-cell>
          <table:table-cell office:value-type="string">
            <text:p><text:s/>"D:\\bin\\gokei.bin"</text:p>
          </table:table-cell>
          <table:table-cell table:number-columns-repeated="3" office:value-type="string">
            <text:p>2000015h</text:p>
          </table:table-cell>
        </table:table-row>
        <table:table-row table:style-name="ro1">
          <table:table-cell office:value-type="string">
            <text:p>2000016h</text:p>
          </table:table-cell>
          <table:table-cell office:value-type="string">
            <text:p><text:s/>"D:\\bin\\koryu.bin"</text:p>
          </table:table-cell>
          <table:table-cell table:number-columns-repeated="3" office:value-type="string">
            <text:p>2000016h</text:p>
          </table:table-cell>
        </table:table-row>
        <table:table-row table:style-name="ro1">
          <table:table-cell office:value-type="string">
            <text:p>2000017h</text:p>
          </table:table-cell>
          <table:table-cell office:value-type="string">
            <text:p><text:s/>"D:\\bin\\rtm.bin"</text:p>
          </table:table-cell>
          <table:table-cell table:number-columns-repeated="3" office:value-type="string">
            <text:p>2000017h</text:p>
          </table:table-cell>
        </table:table-row>
        <table:table-row table:style-name="ro1">
          <table:table-cell office:value-type="string">
            <text:p>2000018h</text:p>
          </table:table-cell>
          <table:table-cell office:value-type="string">
            <text:p><text:s/>"D:\\bin\\sambo.bin"</text:p>
          </table:table-cell>
          <table:table-cell table:number-columns-repeated="3" office:value-type="string">
            <text:p>2000018h</text:p>
          </table:table-cell>
        </table:table-row>
        <table:table-row table:style-name="ro1">
          <table:table-cell office:value-type="string">
            <text:p>2000019h</text:p>
          </table:table-cell>
          <table:table-cell office:value-type="string">
            <text:p><text:s/>"D:\\bin\\anime_cm.bin"</text:p>
          </table:table-cell>
          <table:table-cell table:number-columns-repeated="3" office:value-type="string">
            <text:p>2000019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5">08/15/2024</text:date>, <text:time>21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5T10:41:18.60</meta:creation-date>
    <dc:date>2024-08-15T21:39:24.40</dc:date>
    <meta:editing-duration>PT4H27M28S</meta:editing-duration>
    <meta:editing-cycles>2</meta:editing-cycles>
    <meta:generator>OpenOffice/4.1.6$Win32 OpenOffice.org_project/416m1$Build-9790</meta:generator>
    <meta:document-statistic meta:table-count="3" meta:cell-count="22960" meta:object-count="0"/>
  </office:meta>
</office:document-meta>
</file>